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EMA</text:p>
          </table:table-cell>
          <table:table-cell table:number-columns-repeated="19" table:style-name="ce1"/>
          <table:table-cell table:style-name="ce1">
            <draw:frame draw:z-index="1" draw:id="id0" draw:style-name="a0" draw:name="Chart 3" svg:x="0.05208in" svg:y="0.18229in" svg:width="13.9375in" svg:height="9.432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1">
          <table:table-cell office:value-type="string" table:style-name="ce1">
            <text:p>Data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" table:style-name="ce1">
            <text:p>0.15</text:p>
          </table:table-cell>
          <table:table-cell office:value-type="float" office:value="0.2" table:style-name="ce1">
            <text:p>0.2</text:p>
          </table:table-cell>
          <table:table-cell office:value-type="float" office:value="0.25" table:style-name="ce1">
            <text:p>0.25</text:p>
          </table:table-cell>
          <table:table-cell office:value-type="float" office:value="0.3" table:style-name="ce1">
            <text:p>0.3</text:p>
          </table:table-cell>
          <table:table-cell office:value-type="float" office:value="0.35" table:style-name="ce1">
            <text:p>0.35</text:p>
          </table:table-cell>
          <table:table-cell office:value-type="float" office:value="0.4" table:style-name="ce1">
            <text:p>0.4</text:p>
          </table:table-cell>
          <table:table-cell office:value-type="float" office:value="0.45" table:style-name="ce1">
            <text:p>0.45</text:p>
          </table:table-cell>
          <table:table-cell office:value-type="float" office:value="0.5" table:style-name="ce1">
            <text:p>0.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6" table:style-name="ce1">
            <text:p>0.6</text:p>
          </table:table-cell>
          <table:table-cell office:value-type="float" office:value="0.65" table:style-name="ce1">
            <text:p>0.65</text:p>
          </table:table-cell>
          <table:table-cell office:value-type="float" office:value="0.7" table:style-name="ce1">
            <text:p>0.7</text:p>
          </table:table-cell>
          <table:table-cell office:value-type="float" office:value="0.75" table:style-name="ce1">
            <text:p>0.75</text:p>
          </table:table-cell>
          <table:table-cell office:value-type="float" office:value="0.8" table:style-name="ce1">
            <text:p>0.8</text:p>
          </table:table-cell>
          <table:table-cell office:value-type="float" office:value="0.85" table:style-name="ce1">
            <text:p>0.85</text:p>
          </table:table-cell>
          <table:table-cell office:value-type="float" office:value="0.9" table:style-name="ce1">
            <text:p>0.9</text:p>
          </table:table-cell>
          <table:table-cell office:value-type="float" office:value="0.95" table:style-name="ce1">
            <text:p>0.95</text:p>
          </table:table-cell>
          <table:table-cell table:number-columns-repeated="1636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[.B3]*[.B$2]+[.$A4]*(1-[.B$2])" table:style-name="ce1">
            <text:p>0</text:p>
          </table:table-cell>
          <table:table-cell office:value-type="float" office:value="0" table:formula="of:=[.C3]*[.C$2]+[.$A4]*(1-[.C$2])" table:style-name="ce1">
            <text:p>0</text:p>
          </table:table-cell>
          <table:table-cell office:value-type="float" office:value="0" table:formula="of:=[.D3]*[.D$2]+[.$A4]*(1-[.D$2])" table:style-name="ce1">
            <text:p>0</text:p>
          </table:table-cell>
          <table:table-cell office:value-type="float" office:value="0" table:formula="of:=[.E3]*[.E$2]+[.$A4]*(1-[.E$2])" table:style-name="ce1">
            <text:p>0</text:p>
          </table:table-cell>
          <table:table-cell office:value-type="float" office:value="0" table:formula="of:=[.F3]*[.F$2]+[.$A4]*(1-[.F$2])" table:style-name="ce1">
            <text:p>0</text:p>
          </table:table-cell>
          <table:table-cell office:value-type="float" office:value="0" table:formula="of:=[.G3]*[.G$2]+[.$A4]*(1-[.G$2])" table:style-name="ce1">
            <text:p>0</text:p>
          </table:table-cell>
          <table:table-cell office:value-type="float" office:value="0" table:formula="of:=[.H3]*[.H$2]+[.$A4]*(1-[.H$2])" table:style-name="ce1">
            <text:p>0</text:p>
          </table:table-cell>
          <table:table-cell office:value-type="float" office:value="0" table:formula="of:=[.I3]*[.I$2]+[.$A4]*(1-[.I$2])" table:style-name="ce1">
            <text:p>0</text:p>
          </table:table-cell>
          <table:table-cell office:value-type="float" office:value="0" table:formula="of:=[.J3]*[.J$2]+[.$A4]*(1-[.J$2])" table:style-name="ce1">
            <text:p>0</text:p>
          </table:table-cell>
          <table:table-cell office:value-type="float" office:value="0" table:formula="of:=[.K3]*[.K$2]+[.$A4]*(1-[.K$2])" table:style-name="ce1">
            <text:p>0</text:p>
          </table:table-cell>
          <table:table-cell office:value-type="float" office:value="0" table:formula="of:=[.L3]*[.L$2]+[.$A4]*(1-[.L$2])" table:style-name="ce1">
            <text:p>0</text:p>
          </table:table-cell>
          <table:table-cell office:value-type="float" office:value="0" table:formula="of:=[.M3]*[.M$2]+[.$A4]*(1-[.M$2])" table:style-name="ce1">
            <text:p>0</text:p>
          </table:table-cell>
          <table:table-cell office:value-type="float" office:value="0" table:formula="of:=[.N3]*[.N$2]+[.$A4]*(1-[.N$2])" table:style-name="ce1">
            <text:p>0</text:p>
          </table:table-cell>
          <table:table-cell office:value-type="float" office:value="0" table:formula="of:=[.O3]*[.O$2]+[.$A4]*(1-[.O$2])" table:style-name="ce1">
            <text:p>0</text:p>
          </table:table-cell>
          <table:table-cell office:value-type="float" office:value="0" table:formula="of:=[.P3]*[.P$2]+[.$A4]*(1-[.P$2])" table:style-name="ce1">
            <text:p>0</text:p>
          </table:table-cell>
          <table:table-cell office:value-type="float" office:value="0" table:formula="of:=[.Q3]*[.Q$2]+[.$A4]*(1-[.Q$2])" table:style-name="ce1">
            <text:p>0</text:p>
          </table:table-cell>
          <table:table-cell office:value-type="float" office:value="0" table:formula="of:=[.R3]*[.R$2]+[.$A4]*(1-[.R$2])" table:style-name="ce1">
            <text:p>0</text:p>
          </table:table-cell>
          <table:table-cell office:value-type="float" office:value="0" table:formula="of:=[.S3]*[.S$2]+[.$A4]*(1-[.S$2])" table:style-name="ce1">
            <text:p>0</text:p>
          </table:table-cell>
          <table:table-cell office:value-type="float" office:value="0" table:formula="of:=[.T3]*[.T$2]+[.$A4]*(1-[.T$2])" table:style-name="ce1">
            <text:p>0</text:p>
          </table:table-cell>
          <table:table-cell office:value-type="float" office:value="0" table:formula="of:=[.U3]*[.U$2]+[.$A4]*(1-[.U$2]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7.220500000000001" table:style-name="ce1">
            <text:p>27.2205</text:p>
          </table:table-cell>
          <table:table-cell office:value-type="float" office:value="27.220500000000001" table:formula="of:=[.B4]*[.B$2]+[.$A5]*(1-[.B$2])" table:style-name="ce1">
            <text:p>27.2205</text:p>
          </table:table-cell>
          <table:table-cell office:value-type="float" office:value="25.859475" table:formula="of:=[.C4]*[.C$2]+[.$A5]*(1-[.C$2])" table:style-name="ce1">
            <text:p>25.859475</text:p>
          </table:table-cell>
          <table:table-cell office:value-type="float" office:value="24.498450000000002" table:formula="of:=[.D4]*[.D$2]+[.$A5]*(1-[.D$2])" table:style-name="ce1">
            <text:p>24.49845</text:p>
          </table:table-cell>
          <table:table-cell office:value-type="float" office:value="23.137425" table:formula="of:=[.E4]*[.E$2]+[.$A5]*(1-[.E$2])" table:style-name="ce1">
            <text:p>23.137425</text:p>
          </table:table-cell>
          <table:table-cell office:value-type="float" office:value="21.776400000000002" table:formula="of:=[.F4]*[.F$2]+[.$A5]*(1-[.F$2])" table:style-name="ce1">
            <text:p>21.7764</text:p>
          </table:table-cell>
          <table:table-cell office:value-type="float" office:value="20.415375000000001" table:formula="of:=[.G4]*[.G$2]+[.$A5]*(1-[.G$2])" table:style-name="ce1">
            <text:p>20.415375</text:p>
          </table:table-cell>
          <table:table-cell office:value-type="float" office:value="19.054349999999999" table:formula="of:=[.H4]*[.H$2]+[.$A5]*(1-[.H$2])" table:style-name="ce1">
            <text:p>19.05435</text:p>
          </table:table-cell>
          <table:table-cell office:value-type="float" office:value="17.693325000000002" table:formula="of:=[.I4]*[.I$2]+[.$A5]*(1-[.I$2])" table:style-name="ce1">
            <text:p>17.693325</text:p>
          </table:table-cell>
          <table:table-cell office:value-type="float" office:value="16.3323" table:formula="of:=[.J4]*[.J$2]+[.$A5]*(1-[.J$2])" table:style-name="ce1">
            <text:p>16.3323</text:p>
          </table:table-cell>
          <table:table-cell office:value-type="float" office:value="14.971275000000002" table:formula="of:=[.K4]*[.K$2]+[.$A5]*(1-[.K$2])" table:style-name="ce1">
            <text:p>14.971275</text:p>
          </table:table-cell>
          <table:table-cell office:value-type="float" office:value="13.610250000000001" table:formula="of:=[.L4]*[.L$2]+[.$A5]*(1-[.L$2])" table:style-name="ce1">
            <text:p>13.61025</text:p>
          </table:table-cell>
          <table:table-cell office:value-type="float" office:value="12.249224999999999" table:formula="of:=[.M4]*[.M$2]+[.$A5]*(1-[.M$2])" table:style-name="ce1">
            <text:p>12.249225</text:p>
          </table:table-cell>
          <table:table-cell office:value-type="float" office:value="10.888200000000001" table:formula="of:=[.N4]*[.N$2]+[.$A5]*(1-[.N$2])" table:style-name="ce1">
            <text:p>10.8882</text:p>
          </table:table-cell>
          <table:table-cell office:value-type="float" office:value="9.5271749999999997" table:formula="of:=[.O4]*[.O$2]+[.$A5]*(1-[.O$2])" table:style-name="ce1">
            <text:p>9.527175</text:p>
          </table:table-cell>
          <table:table-cell office:value-type="float" office:value="8.1661500000000018" table:formula="of:=[.P4]*[.P$2]+[.$A5]*(1-[.P$2])" table:style-name="ce1">
            <text:p>8.16615</text:p>
          </table:table-cell>
          <table:table-cell office:value-type="float" office:value="6.8051250000000003" table:formula="of:=[.Q4]*[.Q$2]+[.$A5]*(1-[.Q$2])" table:style-name="ce1">
            <text:p>6.805125</text:p>
          </table:table-cell>
          <table:table-cell office:value-type="float" office:value="5.4440999999999988" table:formula="of:=[.R4]*[.R$2]+[.$A5]*(1-[.R$2])" table:style-name="ce1">
            <text:p>5.4441</text:p>
          </table:table-cell>
          <table:table-cell office:value-type="float" office:value="4.0830750000000009" table:formula="of:=[.S4]*[.S$2]+[.$A5]*(1-[.S$2])" table:style-name="ce1">
            <text:p>4.083075</text:p>
          </table:table-cell>
          <table:table-cell office:value-type="float" office:value="2.7220499999999994" table:formula="of:=[.T4]*[.T$2]+[.$A5]*(1-[.T$2])" table:style-name="ce1">
            <text:p>2.72205</text:p>
          </table:table-cell>
          <table:table-cell office:value-type="float" office:value="1.3610250000000013" table:formula="of:=[.U4]*[.U$2]+[.$A5]*(1-[.U$2])" table:style-name="ce1">
            <text:p>1.361025</text:p>
          </table:table-cell>
          <table:table-cell table:number-columns-repeated="16363"/>
        </table:table-row>
        <table:table-row table:style-name="ro1">
          <table:table-cell office:value-type="float" office:value="36.293999999999997" table:style-name="ce1">
            <text:p>36.294</text:p>
          </table:table-cell>
          <table:table-cell office:value-type="float" office:value="36.293999999999997" table:formula="of:=[.B5]*[.B$2]+[.$A6]*(1-[.B$2])" table:style-name="ce1">
            <text:p>36.294</text:p>
          </table:table-cell>
          <table:table-cell office:value-type="float" office:value="35.772273749999997" table:formula="of:=[.C5]*[.C$2]+[.$A6]*(1-[.C$2])" table:style-name="ce1">
            <text:p>35.77227375</text:p>
          </table:table-cell>
          <table:table-cell office:value-type="float" office:value="35.114445000000003" table:formula="of:=[.D5]*[.D$2]+[.$A6]*(1-[.D$2])" table:style-name="ce1">
            <text:p>35.114445</text:p>
          </table:table-cell>
          <table:table-cell office:value-type="float" office:value="34.320513749999996" table:formula="of:=[.E5]*[.E$2]+[.$A6]*(1-[.E$2])" table:style-name="ce1">
            <text:p>34.32051375</text:p>
          </table:table-cell>
          <table:table-cell office:value-type="float" office:value="33.390479999999997" table:formula="of:=[.F5]*[.F$2]+[.$A6]*(1-[.F$2])" table:style-name="ce1">
            <text:p>33.39048</text:p>
          </table:table-cell>
          <table:table-cell office:value-type="float" office:value="32.324343749999997" table:formula="of:=[.G5]*[.G$2]+[.$A6]*(1-[.G$2])" table:style-name="ce1">
            <text:p>32.32434375</text:p>
          </table:table-cell>
          <table:table-cell office:value-type="float" office:value="31.122104999999994" table:formula="of:=[.H5]*[.H$2]+[.$A6]*(1-[.H$2])" table:style-name="ce1">
            <text:p>31.122105</text:p>
          </table:table-cell>
          <table:table-cell office:value-type="float" office:value="29.783763749999999" table:formula="of:=[.I5]*[.I$2]+[.$A6]*(1-[.I$2])" table:style-name="ce1">
            <text:p>29.78376375</text:p>
          </table:table-cell>
          <table:table-cell office:value-type="float" office:value="28.30932" table:formula="of:=[.J5]*[.J$2]+[.$A6]*(1-[.J$2])" table:style-name="ce1">
            <text:p>28.30932</text:p>
          </table:table-cell>
          <table:table-cell office:value-type="float" office:value="26.698773750000001" table:formula="of:=[.K5]*[.K$2]+[.$A6]*(1-[.K$2])" table:style-name="ce1">
            <text:p>26.69877375</text:p>
          </table:table-cell>
          <table:table-cell office:value-type="float" office:value="24.952124999999999" table:formula="of:=[.L5]*[.L$2]+[.$A6]*(1-[.L$2])" table:style-name="ce1">
            <text:p>24.952125</text:p>
          </table:table-cell>
          <table:table-cell office:value-type="float" office:value="23.069373749999997" table:formula="of:=[.M5]*[.M$2]+[.$A6]*(1-[.M$2])" table:style-name="ce1">
            <text:p>23.06937375</text:p>
          </table:table-cell>
          <table:table-cell office:value-type="float" office:value="21.050519999999999" table:formula="of:=[.N5]*[.N$2]+[.$A6]*(1-[.N$2])" table:style-name="ce1">
            <text:p>21.05052</text:p>
          </table:table-cell>
          <table:table-cell office:value-type="float" office:value="18.895563749999997" table:formula="of:=[.O5]*[.O$2]+[.$A6]*(1-[.O$2])" table:style-name="ce1">
            <text:p>18.89556375</text:p>
          </table:table-cell>
          <table:table-cell office:value-type="float" office:value="16.604505000000003" table:formula="of:=[.P5]*[.P$2]+[.$A6]*(1-[.P$2])" table:style-name="ce1">
            <text:p>16.604505</text:p>
          </table:table-cell>
          <table:table-cell office:value-type="float" office:value="14.177343749999999" table:formula="of:=[.Q5]*[.Q$2]+[.$A6]*(1-[.Q$2])" table:style-name="ce1">
            <text:p>14.17734375</text:p>
          </table:table-cell>
          <table:table-cell office:value-type="float" office:value="11.614079999999998" table:formula="of:=[.R5]*[.R$2]+[.$A6]*(1-[.R$2])" table:style-name="ce1">
            <text:p>11.61408</text:p>
          </table:table-cell>
          <table:table-cell office:value-type="float" office:value="8.9147137500000007" table:formula="of:=[.S5]*[.S$2]+[.$A6]*(1-[.S$2])" table:style-name="ce1">
            <text:p>8.91471375</text:p>
          </table:table-cell>
          <table:table-cell office:value-type="float" office:value="6.0792449999999985" table:formula="of:=[.T5]*[.T$2]+[.$A6]*(1-[.T$2])" table:style-name="ce1">
            <text:p>6.079245</text:p>
          </table:table-cell>
          <table:table-cell office:value-type="float" office:value="3.1076737500000027" table:formula="of:=[.U5]*[.U$2]+[.$A6]*(1-[.U$2])" table:style-name="ce1">
            <text:p>3.10767375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6]*[.B$2]+[.$A7]*(1-[.B$2])" table:style-name="ce1">
            <text:p>57.4655</text:p>
          </table:table-cell>
          <table:table-cell office:value-type="float" office:value="56.380838687500002" table:formula="of:=[.C6]*[.C$2]+[.$A7]*(1-[.C$2])" table:style-name="ce1">
            <text:p>56.38083869</text:p>
          </table:table-cell>
          <table:table-cell office:value-type="float" office:value="55.230394500000003" table:formula="of:=[.D6]*[.D$2]+[.$A7]*(1-[.D$2])" table:style-name="ce1">
            <text:p>55.2303945</text:p>
          </table:table-cell>
          <table:table-cell office:value-type="float" office:value="53.9937520625" table:formula="of:=[.E6]*[.E$2]+[.$A7]*(1-[.E$2])" table:style-name="ce1">
            <text:p>53.99375206</text:p>
          </table:table-cell>
          <table:table-cell office:value-type="float" office:value="52.650496000000004" table:formula="of:=[.F6]*[.F$2]+[.$A7]*(1-[.F$2])" table:style-name="ce1">
            <text:p>52.650496</text:p>
          </table:table-cell>
          <table:table-cell office:value-type="float" office:value="51.1802109375" table:formula="of:=[.G6]*[.G$2]+[.$A7]*(1-[.G$2])" table:style-name="ce1">
            <text:p>51.18021094</text:p>
          </table:table-cell>
          <table:table-cell office:value-type="float" office:value="49.56248149999999" table:formula="of:=[.H6]*[.H$2]+[.$A7]*(1-[.H$2])" table:style-name="ce1">
            <text:p>49.5624815</text:p>
          </table:table-cell>
          <table:table-cell office:value-type="float" office:value="47.776892312500003" table:formula="of:=[.I6]*[.I$2]+[.$A7]*(1-[.I$2])" table:style-name="ce1">
            <text:p>47.77689231</text:p>
          </table:table-cell>
          <table:table-cell office:value-type="float" office:value="45.803027999999998" table:formula="of:=[.J6]*[.J$2]+[.$A7]*(1-[.J$2])" table:style-name="ce1">
            <text:p>45.803028</text:p>
          </table:table-cell>
          <table:table-cell office:value-type="float" office:value="43.620473187500004" table:formula="of:=[.K6]*[.K$2]+[.$A7]*(1-[.K$2])" table:style-name="ce1">
            <text:p>43.62047319</text:p>
          </table:table-cell>
          <table:table-cell office:value-type="float" office:value="41.208812500000001" table:formula="of:=[.L6]*[.L$2]+[.$A7]*(1-[.L$2])" table:style-name="ce1">
            <text:p>41.2088125</text:p>
          </table:table-cell>
          <table:table-cell office:value-type="float" office:value="38.547630562499997" table:formula="of:=[.M6]*[.M$2]+[.$A7]*(1-[.M$2])" table:style-name="ce1">
            <text:p>38.54763056</text:p>
          </table:table-cell>
          <table:table-cell office:value-type="float" office:value="35.616512" table:formula="of:=[.N6]*[.N$2]+[.$A7]*(1-[.N$2])" table:style-name="ce1">
            <text:p>35.616512</text:p>
          </table:table-cell>
          <table:table-cell office:value-type="float" office:value="32.395041437499998" table:formula="of:=[.O6]*[.O$2]+[.$A7]*(1-[.O$2])" table:style-name="ce1">
            <text:p>32.39504144</text:p>
          </table:table-cell>
          <table:table-cell office:value-type="float" office:value="28.862803500000002" table:formula="of:=[.P6]*[.P$2]+[.$A7]*(1-[.P$2])" table:style-name="ce1">
            <text:p>28.8628035</text:p>
          </table:table-cell>
          <table:table-cell office:value-type="float" office:value="24.999382812499999" table:formula="of:=[.Q6]*[.Q$2]+[.$A7]*(1-[.Q$2])" table:style-name="ce1">
            <text:p>24.99938281</text:p>
          </table:table-cell>
          <table:table-cell office:value-type="float" office:value="20.784363999999997" table:formula="of:=[.R6]*[.R$2]+[.$A7]*(1-[.R$2])" table:style-name="ce1">
            <text:p>20.784364</text:p>
          </table:table-cell>
          <table:table-cell office:value-type="float" office:value="16.1973316875" table:formula="of:=[.S6]*[.S$2]+[.$A7]*(1-[.S$2])" table:style-name="ce1">
            <text:p>16.19733169</text:p>
          </table:table-cell>
          <table:table-cell office:value-type="float" office:value="11.217870499999997" table:formula="of:=[.T6]*[.T$2]+[.$A7]*(1-[.T$2])" table:style-name="ce1">
            <text:p>11.2178705</text:p>
          </table:table-cell>
          <table:table-cell office:value-type="float" office:value="5.8255650625000053" table:formula="of:=[.U6]*[.U$2]+[.$A7]*(1-[.U$2])" table:style-name="ce1">
            <text:p>5.825565063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7]*[.B$2]+[.$A8]*(1-[.B$2])" table:style-name="ce1">
            <text:p>72.588</text:p>
          </table:table-cell>
          <table:table-cell office:value-type="float" office:value="71.777641934374984" table:formula="of:=[.C7]*[.C$2]+[.$A8]*(1-[.C$2])" table:style-name="ce1">
            <text:p>71.77764193</text:p>
          </table:table-cell>
          <table:table-cell office:value-type="float" office:value="70.852239449999999" table:formula="of:=[.D7]*[.D$2]+[.$A8]*(1-[.D$2])" table:style-name="ce1">
            <text:p>70.85223945</text:p>
          </table:table-cell>
          <table:table-cell office:value-type="float" office:value="69.798862809374995" table:formula="of:=[.E7]*[.E$2]+[.$A8]*(1-[.E$2])" table:style-name="ce1">
            <text:p>69.79886281</text:p>
          </table:table-cell>
          <table:table-cell office:value-type="float" office:value="68.600499200000002" table:formula="of:=[.F7]*[.F$2]+[.$A8]*(1-[.F$2])" table:style-name="ce1">
            <text:p>68.6004992</text:p>
          </table:table-cell>
          <table:table-cell office:value-type="float" office:value="67.236052734374994" table:formula="of:=[.G7]*[.G$2]+[.$A8]*(1-[.G$2])" table:style-name="ce1">
            <text:p>67.23605273</text:p>
          </table:table-cell>
          <table:table-cell office:value-type="float" office:value="65.680344449999993" table:formula="of:=[.H7]*[.H$2]+[.$A8]*(1-[.H$2])" table:style-name="ce1">
            <text:p>65.68034445</text:p>
          </table:table-cell>
          <table:table-cell office:value-type="float" office:value="63.904112309374995" table:formula="of:=[.I7]*[.I$2]+[.$A8]*(1-[.I$2])" table:style-name="ce1">
            <text:p>63.90411231</text:p>
          </table:table-cell>
          <table:table-cell office:value-type="float" office:value="61.874011199999998" table:formula="of:=[.J7]*[.J$2]+[.$A8]*(1-[.J$2])" table:style-name="ce1">
            <text:p>61.8740112</text:p>
          </table:table-cell>
          <table:table-cell office:value-type="float" office:value="59.552612934375006" table:formula="of:=[.K7]*[.K$2]+[.$A8]*(1-[.K$2])" table:style-name="ce1">
            <text:p>59.55261293</text:p>
          </table:table-cell>
          <table:table-cell office:value-type="float" office:value="56.898406249999994" table:formula="of:=[.L7]*[.L$2]+[.$A8]*(1-[.L$2])" table:style-name="ce1">
            <text:p>56.89840625</text:p>
          </table:table-cell>
          <table:table-cell office:value-type="float" office:value="53.865796809374991" table:formula="of:=[.M7]*[.M$2]+[.$A8]*(1-[.M$2])" table:style-name="ce1">
            <text:p>53.86579681</text:p>
          </table:table-cell>
          <table:table-cell office:value-type="float" office:value="50.405107200000003" table:formula="of:=[.N7]*[.N$2]+[.$A8]*(1-[.N$2])" table:style-name="ce1">
            <text:p>50.4051072</text:p>
          </table:table-cell>
          <table:table-cell office:value-type="float" office:value="46.462576934374994" table:formula="of:=[.O7]*[.O$2]+[.$A8]*(1-[.O$2])" table:style-name="ce1">
            <text:p>46.46257693</text:p>
          </table:table-cell>
          <table:table-cell office:value-type="float" office:value="41.980362450000001" table:formula="of:=[.P7]*[.P$2]+[.$A8]*(1-[.P$2])" table:style-name="ce1">
            <text:p>41.98036245</text:p>
          </table:table-cell>
          <table:table-cell office:value-type="float" office:value="36.896537109374997" table:formula="of:=[.Q7]*[.Q$2]+[.$A8]*(1-[.Q$2])" table:style-name="ce1">
            <text:p>36.89653711</text:p>
          </table:table-cell>
          <table:table-cell office:value-type="float" office:value="31.145091199999996" table:formula="of:=[.R7]*[.R$2]+[.$A8]*(1-[.R$2])" table:style-name="ce1">
            <text:p>31.1450912</text:p>
          </table:table-cell>
          <table:table-cell office:value-type="float" office:value="24.655931934375001" table:formula="of:=[.S7]*[.S$2]+[.$A8]*(1-[.S$2])" table:style-name="ce1">
            <text:p>24.65593193</text:p>
          </table:table-cell>
          <table:table-cell office:value-type="float" office:value="17.354883449999996" table:formula="of:=[.T7]*[.T$2]+[.$A8]*(1-[.T$2])" table:style-name="ce1">
            <text:p>17.35488345</text:p>
          </table:table-cell>
          <table:table-cell office:value-type="float" office:value="9.1636868093750081" table:formula="of:=[.U7]*[.U$2]+[.$A8]*(1-[.U$2])" table:style-name="ce1">
            <text:p>9.163686809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8]*[.B$2]+[.$A9]*(1-[.B$2])" table:style-name="ce1">
            <text:p>87.7105</text:p>
          </table:table-cell>
          <table:table-cell office:value-type="float" office:value="86.913857096718743" table:formula="of:=[.C8]*[.C$2]+[.$A9]*(1-[.C$2])" table:style-name="ce1">
            <text:p>86.9138571</text:p>
          </table:table-cell>
          <table:table-cell office:value-type="float" office:value="86.024673944999989" table:formula="of:=[.D8]*[.D$2]+[.$A9]*(1-[.D$2])" table:style-name="ce1">
            <text:p>86.02467395</text:p>
          </table:table-cell>
          <table:table-cell office:value-type="float" office:value="85.023754421406238" table:formula="of:=[.E8]*[.E$2]+[.$A9]*(1-[.E$2])" table:style-name="ce1">
            <text:p>85.02375442</text:p>
          </table:table-cell>
          <table:table-cell office:value-type="float" office:value="83.888499840000009" table:formula="of:=[.F8]*[.F$2]+[.$A9]*(1-[.F$2])" table:style-name="ce1">
            <text:p>83.88849984</text:p>
          </table:table-cell>
          <table:table-cell office:value-type="float" office:value="82.591888183593738" table:formula="of:=[.G8]*[.G$2]+[.$A9]*(1-[.G$2])" table:style-name="ce1">
            <text:p>82.59188818</text:p>
          </table:table-cell>
          <table:table-cell office:value-type="float" office:value="81.101453334999988" table:formula="of:=[.H8]*[.H$2]+[.$A9]*(1-[.H$2])" table:style-name="ce1">
            <text:p>81.10145334</text:p>
          </table:table-cell>
          <table:table-cell office:value-type="float" office:value="79.378264308281246" table:formula="of:=[.I8]*[.I$2]+[.$A9]*(1-[.I$2])" table:style-name="ce1">
            <text:p>79.37826431</text:p>
          </table:table-cell>
          <table:table-cell office:value-type="float" office:value="77.375904480000003" table:formula="of:=[.J8]*[.J$2]+[.$A9]*(1-[.J$2])" table:style-name="ce1">
            <text:p>77.37590448</text:p>
          </table:table-cell>
          <table:table-cell office:value-type="float" office:value="75.039450820468744" table:formula="of:=[.K8]*[.K$2]+[.$A9]*(1-[.K$2])" table:style-name="ce1">
            <text:p>75.03945082</text:p>
          </table:table-cell>
          <table:table-cell office:value-type="float" office:value="72.304453124999995" table:formula="of:=[.L8]*[.L$2]+[.$A9]*(1-[.L$2])" table:style-name="ce1">
            <text:p>72.30445313</text:p>
          </table:table-cell>
          <table:table-cell office:value-type="float" office:value="69.09591324515624" table:formula="of:=[.M8]*[.M$2]+[.$A9]*(1-[.M$2])" table:style-name="ce1">
            <text:p>69.09591325</text:p>
          </table:table-cell>
          <table:table-cell office:value-type="float" office:value="65.327264320000012" table:formula="of:=[.N8]*[.N$2]+[.$A9]*(1-[.N$2])" table:style-name="ce1">
            <text:p>65.32726432</text:p>
          </table:table-cell>
          <table:table-cell office:value-type="float" office:value="60.899350007343742" table:formula="of:=[.O8]*[.O$2]+[.$A9]*(1-[.O$2])" table:style-name="ce1">
            <text:p>60.89935001</text:p>
          </table:table-cell>
          <table:table-cell office:value-type="float" office:value="55.699403715000003" table:formula="of:=[.P8]*[.P$2]+[.$A9]*(1-[.P$2])" table:style-name="ce1">
            <text:p>55.69940372</text:p>
          </table:table-cell>
          <table:table-cell office:value-type="float" office:value="49.600027832031245" table:formula="of:=[.Q8]*[.Q$2]+[.$A9]*(1-[.Q$2])" table:style-name="ce1">
            <text:p>49.60002783</text:p>
          </table:table-cell>
          <table:table-cell office:value-type="float" office:value="42.458172959999992" table:formula="of:=[.R8]*[.R$2]+[.$A9]*(1-[.R$2])" table:style-name="ce1">
            <text:p>42.45817296</text:p>
          </table:table-cell>
          <table:table-cell office:value-type="float" office:value="34.114117144218753" table:formula="of:=[.S8]*[.S$2]+[.$A9]*(1-[.S$2])" table:style-name="ce1">
            <text:p>34.11411714</text:p>
          </table:table-cell>
          <table:table-cell office:value-type="float" office:value="24.390445104999994" table:formula="of:=[.T8]*[.T$2]+[.$A9]*(1-[.T$2])" table:style-name="ce1">
            <text:p>24.39044511</text:p>
          </table:table-cell>
          <table:table-cell office:value-type="float" office:value="13.091027468906262" table:formula="of:=[.U8]*[.U$2]+[.$A9]*(1-[.U$2])" table:style-name="ce1">
            <text:p>13.09102747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9]*[.B$2]+[.$A10]*(1-[.B$2])" table:style-name="ce1">
            <text:p>96.784</text:p>
          </table:table-cell>
          <table:table-cell office:value-type="float" office:value="96.290492854835932" table:formula="of:=[.C9]*[.C$2]+[.$A10]*(1-[.C$2])" table:style-name="ce1">
            <text:p>96.29049285</text:p>
          </table:table-cell>
          <table:table-cell office:value-type="float" office:value="95.708067394500006" table:formula="of:=[.D9]*[.D$2]+[.$A10]*(1-[.D$2])" table:style-name="ce1">
            <text:p>95.70806739</text:p>
          </table:table-cell>
          <table:table-cell office:value-type="float" office:value="95.019963163210946" table:formula="of:=[.E9]*[.E$2]+[.$A10]*(1-[.E$2])" table:style-name="ce1">
            <text:p>95.01996316</text:p>
          </table:table-cell>
          <table:table-cell office:value-type="float" office:value="94.204899968000021" table:formula="of:=[.F9]*[.F$2]+[.$A10]*(1-[.F$2])" table:style-name="ce1">
            <text:p>94.20489997</text:p>
          </table:table-cell>
          <table:table-cell office:value-type="float" office:value="93.23597204589845" table:formula="of:=[.G9]*[.G$2]+[.$A10]*(1-[.G$2])" table:style-name="ce1">
            <text:p>93.23597205</text:p>
          </table:table-cell>
          <table:table-cell office:value-type="float" office:value="92.079236000500003" table:formula="of:=[.H9]*[.H$2]+[.$A10]*(1-[.H$2])" table:style-name="ce1">
            <text:p>92.079236</text:p>
          </table:table-cell>
          <table:table-cell office:value-type="float" office:value="90.691992507898448" table:formula="of:=[.I9]*[.I$2]+[.$A10]*(1-[.I$2])" table:style-name="ce1">
            <text:p>90.69199251</text:p>
          </table:table-cell>
          <table:table-cell office:value-type="float" office:value="89.020761792000002" table:formula="of:=[.J9]*[.J$2]+[.$A10]*(1-[.J$2])" table:style-name="ce1">
            <text:p>89.02076179</text:p>
          </table:table-cell>
          <table:table-cell office:value-type="float" office:value="86.998952869210939" table:formula="of:=[.K9]*[.K$2]+[.$A10]*(1-[.K$2])" table:style-name="ce1">
            <text:p>86.99895287</text:p>
          </table:table-cell>
          <table:table-cell office:value-type="float" office:value="84.5442265625" table:formula="of:=[.L9]*[.L$2]+[.$A10]*(1-[.L$2])" table:style-name="ce1">
            <text:p>84.54422656</text:p>
          </table:table-cell>
          <table:table-cell office:value-type="float" office:value="81.555552284835926" table:formula="of:=[.M9]*[.M$2]+[.$A10]*(1-[.M$2])" table:style-name="ce1">
            <text:p>81.55555228</text:p>
          </table:table-cell>
          <table:table-cell office:value-type="float" office:value="77.90995859200001" table:formula="of:=[.N9]*[.N$2]+[.$A10]*(1-[.N$2])" table:style-name="ce1">
            <text:p>77.90995859</text:p>
          </table:table-cell>
          <table:table-cell office:value-type="float" office:value="73.458977504773429" table:formula="of:=[.O9]*[.O$2]+[.$A10]*(1-[.O$2])" table:style-name="ce1">
            <text:p>73.4589775</text:p>
          </table:table-cell>
          <table:table-cell office:value-type="float" office:value="68.024782600500004" table:formula="of:=[.P9]*[.P$2]+[.$A10]*(1-[.P$2])" table:style-name="ce1">
            <text:p>68.0247826</text:p>
          </table:table-cell>
          <table:table-cell office:value-type="float" office:value="61.396020874023435" table:formula="of:=[.Q9]*[.Q$2]+[.$A10]*(1-[.Q$2])" table:style-name="ce1">
            <text:p>61.39602087</text:p>
          </table:table-cell>
          <table:table-cell office:value-type="float" office:value="53.323338367999995" table:formula="of:=[.R9]*[.R$2]+[.$A10]*(1-[.R$2])" table:style-name="ce1">
            <text:p>53.32333837</text:p>
          </table:table-cell>
          <table:table-cell office:value-type="float" office:value="43.514599572585944" table:formula="of:=[.S9]*[.S$2]+[.$A10]*(1-[.S$2])" table:style-name="ce1">
            <text:p>43.51459957</text:p>
          </table:table-cell>
          <table:table-cell office:value-type="float" office:value="31.62980059449999" table:formula="of:=[.T9]*[.T$2]+[.$A10]*(1-[.T$2])" table:style-name="ce1">
            <text:p>31.62980059</text:p>
          </table:table-cell>
          <table:table-cell office:value-type="float" office:value="17.275676095460952" table:formula="of:=[.U9]*[.U$2]+[.$A10]*(1-[.U$2])" table:style-name="ce1">
            <text:p>17.2756761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10]*[.B$2]+[.$A11]*(1-[.B$2])" table:style-name="ce1">
            <text:p>102.833</text:p>
          </table:table-cell>
          <table:table-cell office:value-type="float" office:value="102.5058746427418" table:formula="of:=[.C10]*[.C$2]+[.$A11]*(1-[.C$2])" table:style-name="ce1">
            <text:p>102.5058746</text:p>
          </table:table-cell>
          <table:table-cell office:value-type="float" office:value="102.12050673945001" table:formula="of:=[.D10]*[.D$2]+[.$A11]*(1-[.D$2])" table:style-name="ce1">
            <text:p>102.1205067</text:p>
          </table:table-cell>
          <table:table-cell office:value-type="float" office:value="101.66104447448164" table:formula="of:=[.E10]*[.E$2]+[.$A11]*(1-[.E$2])" table:style-name="ce1">
            <text:p>101.6610445</text:p>
          </table:table-cell>
          <table:table-cell office:value-type="float" office:value="101.10737999360001" table:formula="of:=[.F10]*[.F$2]+[.$A11]*(1-[.F$2])" table:style-name="ce1">
            <text:p>101.10738</text:p>
          </table:table-cell>
          <table:table-cell office:value-type="float" office:value="100.43374301147462" table:formula="of:=[.G10]*[.G$2]+[.$A11]*(1-[.G$2])" table:style-name="ce1">
            <text:p>100.433743</text:p>
          </table:table-cell>
          <table:table-cell office:value-type="float" office:value="99.606870800149991" table:formula="of:=[.H10]*[.H$2]+[.$A11]*(1-[.H$2])" table:style-name="ce1">
            <text:p>99.6068708</text:p>
          </table:table-cell>
          <table:table-cell office:value-type="float" office:value="98.58364737776445" table:formula="of:=[.I10]*[.I$2]+[.$A11]*(1-[.I$2])" table:style-name="ce1">
            <text:p>98.58364738</text:p>
          </table:table-cell>
          <table:table-cell office:value-type="float" office:value="97.308104716799988" table:formula="of:=[.J10]*[.J$2]+[.$A11]*(1-[.J$2])" table:style-name="ce1">
            <text:p>97.30810472</text:p>
          </table:table-cell>
          <table:table-cell office:value-type="float" office:value="95.707678791144929" table:formula="of:=[.K10]*[.K$2]+[.$A11]*(1-[.K$2])" table:style-name="ce1">
            <text:p>95.70767879</text:p>
          </table:table-cell>
          <table:table-cell office:value-type="float" office:value="93.688613281249999" table:formula="of:=[.L10]*[.L$2]+[.$A11]*(1-[.L$2])" table:style-name="ce1">
            <text:p>93.68861328</text:p>
          </table:table-cell>
          <table:table-cell office:value-type="float" office:value="91.13040375665976" table:formula="of:=[.M10]*[.M$2]+[.$A11]*(1-[.M$2])" table:style-name="ce1">
            <text:p>91.13040376</text:p>
          </table:table-cell>
          <table:table-cell office:value-type="float" office:value="87.879175155200016" table:formula="of:=[.N10]*[.N$2]+[.$A11]*(1-[.N$2])" table:style-name="ce1">
            <text:p>87.87917516</text:p>
          </table:table-cell>
          <table:table-cell office:value-type="float" office:value="83.739885378102727" table:formula="of:=[.O10]*[.O$2]+[.$A11]*(1-[.O$2])" table:style-name="ce1">
            <text:p>83.73988538</text:p>
          </table:table-cell>
          <table:table-cell office:value-type="float" office:value="78.467247820349996" table:formula="of:=[.P10]*[.P$2]+[.$A11]*(1-[.P$2])" table:style-name="ce1">
            <text:p>78.46724782</text:p>
          </table:table-cell>
          <table:table-cell office:value-type="float" office:value="71.755265655517576" table:formula="of:=[.Q10]*[.Q$2]+[.$A11]*(1-[.Q$2])" table:style-name="ce1">
            <text:p>71.75526566</text:p>
          </table:table-cell>
          <table:table-cell office:value-type="float" office:value="63.225270694399995" table:formula="of:=[.R10]*[.R$2]+[.$A11]*(1-[.R$2])" table:style-name="ce1">
            <text:p>63.22527069</text:p>
          </table:table-cell>
          <table:table-cell office:value-type="float" office:value="52.412359636698056" table:formula="of:=[.S10]*[.S$2]+[.$A11]*(1-[.S$2])" table:style-name="ce1">
            <text:p>52.41235964</text:p>
          </table:table-cell>
          <table:table-cell office:value-type="float" office:value="38.750120535049987" table:formula="of:=[.T10]*[.T$2]+[.$A11]*(1-[.T$2])" table:style-name="ce1">
            <text:p>38.75012054</text:p>
          </table:table-cell>
          <table:table-cell office:value-type="float" office:value="21.553542290687908" table:formula="of:=[.U10]*[.U$2]+[.$A11]*(1-[.U$2])" table:style-name="ce1">
            <text:p>21.55354229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11]*[.B$2]+[.$A12]*(1-[.B$2])" table:style-name="ce1">
            <text:p>111.906</text:p>
          </table:table-cell>
          <table:table-cell office:value-type="float" office:value="111.43599373213709" table:formula="of:=[.C11]*[.C$2]+[.$A12]*(1-[.C$2])" table:style-name="ce1">
            <text:p>111.4359937</text:p>
          </table:table-cell>
          <table:table-cell office:value-type="float" office:value="110.927450673945" table:formula="of:=[.D11]*[.D$2]+[.$A12]*(1-[.D$2])" table:style-name="ce1">
            <text:p>110.9274507</text:p>
          </table:table-cell>
          <table:table-cell office:value-type="float" office:value="110.36925667117225" table:formula="of:=[.E11]*[.E$2]+[.$A12]*(1-[.E$2])" table:style-name="ce1">
            <text:p>110.3692567</text:p>
          </table:table-cell>
          <table:table-cell office:value-type="float" office:value="109.74627599872002" table:formula="of:=[.F11]*[.F$2]+[.$A12]*(1-[.F$2])" table:style-name="ce1">
            <text:p>109.746276</text:p>
          </table:table-cell>
          <table:table-cell office:value-type="float" office:value="109.03793575286866" table:formula="of:=[.G11]*[.G$2]+[.$A12]*(1-[.G$2])" table:style-name="ce1">
            <text:p>109.0379358</text:p>
          </table:table-cell>
          <table:table-cell office:value-type="float" office:value="108.21626124004499" table:formula="of:=[.H11]*[.H$2]+[.$A12]*(1-[.H$2])" table:style-name="ce1">
            <text:p>108.2162612</text:p>
          </table:table-cell>
          <table:table-cell office:value-type="float" office:value="107.24317658221756" table:formula="of:=[.I11]*[.I$2]+[.$A12]*(1-[.I$2])" table:style-name="ce1">
            <text:p>107.2431766</text:p>
          </table:table-cell>
          <table:table-cell office:value-type="float" office:value="106.06684188672" table:formula="of:=[.J11]*[.J$2]+[.$A12]*(1-[.J$2])" table:style-name="ce1">
            <text:p>106.0668419</text:p>
          </table:table-cell>
          <table:table-cell office:value-type="float" office:value="104.61675545601523" table:formula="of:=[.K11]*[.K$2]+[.$A12]*(1-[.K$2])" table:style-name="ce1">
            <text:p>104.6167555</text:p>
          </table:table-cell>
          <table:table-cell office:value-type="float" office:value="102.79730664062501" table:formula="of:=[.L11]*[.L$2]+[.$A12]*(1-[.L$2])" table:style-name="ce1">
            <text:p>102.7973066</text:p>
          </table:table-cell>
          <table:table-cell office:value-type="float" office:value="100.47942206616287" table:formula="of:=[.M11]*[.M$2]+[.$A12]*(1-[.M$2])" table:style-name="ce1">
            <text:p>100.4794221</text:p>
          </table:table-cell>
          <table:table-cell office:value-type="float" office:value="97.489905093120015" table:formula="of:=[.N11]*[.N$2]+[.$A12]*(1-[.N$2])" table:style-name="ce1">
            <text:p>97.48990509</text:p>
          </table:table-cell>
          <table:table-cell office:value-type="float" office:value="93.598025495766763" table:formula="of:=[.O11]*[.O$2]+[.$A12]*(1-[.O$2])" table:style-name="ce1">
            <text:p>93.5980255</text:p>
          </table:table-cell>
          <table:table-cell office:value-type="float" office:value="88.498873474244988" table:formula="of:=[.P11]*[.P$2]+[.$A12]*(1-[.P$2])" table:style-name="ce1">
            <text:p>88.49887347</text:p>
          </table:table-cell>
          <table:table-cell office:value-type="float" office:value="81.792949241638183" table:formula="of:=[.Q11]*[.Q$2]+[.$A12]*(1-[.Q$2])" table:style-name="ce1">
            <text:p>81.79294924</text:p>
          </table:table-cell>
          <table:table-cell office:value-type="float" office:value="72.961416555519989" table:formula="of:=[.R11]*[.R$2]+[.$A12]*(1-[.R$2])" table:style-name="ce1">
            <text:p>72.96141656</text:p>
          </table:table-cell>
          <table:table-cell office:value-type="float" office:value="61.336405691193349" table:formula="of:=[.S11]*[.S$2]+[.$A12]*(1-[.S$2])" table:style-name="ce1">
            <text:p>61.33640569</text:p>
          </table:table-cell>
          <table:table-cell office:value-type="float" office:value="46.065708481544988" table:formula="of:=[.T11]*[.T$2]+[.$A12]*(1-[.T$2])" table:style-name="ce1">
            <text:p>46.06570848</text:p>
          </table:table-cell>
          <table:table-cell office:value-type="float" office:value="26.071165176153517" table:formula="of:=[.U11]*[.U$2]+[.$A12]*(1-[.U$2])" table:style-name="ce1">
            <text:p>26.07116518</text:p>
          </table:table-cell>
          <table:table-cell table:number-columns-repeated="16363"/>
        </table:table-row>
        <table:table-row table:style-name="ro1">
          <table:table-cell office:value-type="float" office:value="120.98" table:style-name="ce1">
            <text:p>120.98</text:p>
          </table:table-cell>
          <table:table-cell office:value-type="float" office:value="120.98" table:formula="of:=[.B12]*[.B$2]+[.$A13]*(1-[.B$2])" table:style-name="ce1">
            <text:p>120.98</text:p>
          </table:table-cell>
          <table:table-cell office:value-type="float" office:value="120.50279968660685" table:formula="of:=[.C12]*[.C$2]+[.$A13]*(1-[.C$2])" table:style-name="ce1">
            <text:p>120.5027997</text:p>
          </table:table-cell>
          <table:table-cell office:value-type="float" office:value="119.97474506739451" table:formula="of:=[.D12]*[.D$2]+[.$A13]*(1-[.D$2])" table:style-name="ce1">
            <text:p>119.9747451</text:p>
          </table:table-cell>
          <table:table-cell office:value-type="float" office:value="119.38838850067583" table:formula="of:=[.E12]*[.E$2]+[.$A13]*(1-[.E$2])" table:style-name="ce1">
            <text:p>119.3883885</text:p>
          </table:table-cell>
          <table:table-cell office:value-type="float" office:value="118.73325519974401" table:formula="of:=[.F12]*[.F$2]+[.$A13]*(1-[.F$2])" table:style-name="ce1">
            <text:p>118.7332552</text:p>
          </table:table-cell>
          <table:table-cell office:value-type="float" office:value="117.99448393821717" table:formula="of:=[.G12]*[.G$2]+[.$A13]*(1-[.G$2])" table:style-name="ce1">
            <text:p>117.9944839</text:p>
          </table:table-cell>
          <table:table-cell office:value-type="float" office:value="117.15087837201349" table:formula="of:=[.H12]*[.H$2]+[.$A13]*(1-[.H$2])" table:style-name="ce1">
            <text:p>117.1508784</text:p>
          </table:table-cell>
          <table:table-cell office:value-type="float" office:value="116.17211180377615" table:formula="of:=[.I12]*[.I$2]+[.$A13]*(1-[.I$2])" table:style-name="ce1">
            <text:p>116.1721118</text:p>
          </table:table-cell>
          <table:table-cell office:value-type="float" office:value="115.01473675468799" table:formula="of:=[.J12]*[.J$2]+[.$A13]*(1-[.J$2])" table:style-name="ce1">
            <text:p>115.0147368</text:p>
          </table:table-cell>
          <table:table-cell office:value-type="float" office:value="113.61653995520686" table:formula="of:=[.K12]*[.K$2]+[.$A13]*(1-[.K$2])" table:style-name="ce1">
            <text:p>113.61654</text:p>
          </table:table-cell>
          <table:table-cell office:value-type="float" office:value="111.8886533203125" table:formula="of:=[.L12]*[.L$2]+[.$A13]*(1-[.L$2])" table:style-name="ce1">
            <text:p>111.8886533</text:p>
          </table:table-cell>
          <table:table-cell office:value-type="float" office:value="109.70468213638958" table:formula="of:=[.M12]*[.M$2]+[.$A13]*(1-[.M$2])" table:style-name="ce1">
            <text:p>109.7046821</text:p>
          </table:table-cell>
          <table:table-cell office:value-type="float" office:value="106.88594305587202" table:formula="of:=[.N12]*[.N$2]+[.$A13]*(1-[.N$2])" table:style-name="ce1">
            <text:p>106.8859431</text:p>
          </table:table-cell>
          <table:table-cell office:value-type="float" office:value="103.18171657224839" table:formula="of:=[.O12]*[.O$2]+[.$A13]*(1-[.O$2])" table:style-name="ce1">
            <text:p>103.1817166</text:p>
          </table:table-cell>
          <table:table-cell office:value-type="float" office:value="98.243211431971488" table:formula="of:=[.P12]*[.P$2]+[.$A13]*(1-[.P$2])" table:style-name="ce1">
            <text:p>98.24321143</text:p>
          </table:table-cell>
          <table:table-cell office:value-type="float" office:value="91.589711931228635" table:formula="of:=[.Q12]*[.Q$2]+[.$A13]*(1-[.Q$2])" table:style-name="ce1">
            <text:p>91.58971193</text:p>
          </table:table-cell>
          <table:table-cell office:value-type="float" office:value="82.565133244415989" table:formula="of:=[.R12]*[.R$2]+[.$A13]*(1-[.R$2])" table:style-name="ce1">
            <text:p>82.56513324</text:p>
          </table:table-cell>
          <table:table-cell office:value-type="float" office:value="70.28294483751435" table:formula="of:=[.S12]*[.S$2]+[.$A13]*(1-[.S$2])" table:style-name="ce1">
            <text:p>70.28294484</text:p>
          </table:table-cell>
          <table:table-cell office:value-type="float" office:value="53.557137633390489" table:formula="of:=[.T12]*[.T$2]+[.$A13]*(1-[.T$2])" table:style-name="ce1">
            <text:p>53.55713763</text:p>
          </table:table-cell>
          <table:table-cell office:value-type="float" office:value="30.816606917345847" table:formula="of:=[.U12]*[.U$2]+[.$A13]*(1-[.U$2])" table:style-name="ce1">
            <text:p>30.81660692</text:p>
          </table:table-cell>
          <table:table-cell table:number-columns-repeated="16363"/>
        </table:table-row>
        <table:table-row table:style-name="ro1">
          <table:table-cell office:value-type="float" office:value="120.98" table:style-name="ce1">
            <text:p>120.98</text:p>
          </table:table-cell>
          <table:table-cell office:value-type="float" office:value="120.98" table:formula="of:=[.B13]*[.B$2]+[.$A14]*(1-[.B$2])" table:style-name="ce1">
            <text:p>120.98</text:p>
          </table:table-cell>
          <table:table-cell office:value-type="float" office:value="120.95613998433033" table:formula="of:=[.C13]*[.C$2]+[.$A14]*(1-[.C$2])" table:style-name="ce1">
            <text:p>120.95614</text:p>
          </table:table-cell>
          <table:table-cell office:value-type="float" office:value="120.87947450673946" table:formula="of:=[.D13]*[.D$2]+[.$A14]*(1-[.D$2])" table:style-name="ce1">
            <text:p>120.8794745</text:p>
          </table:table-cell>
          <table:table-cell office:value-type="float" office:value="120.74125827510137" table:formula="of:=[.E13]*[.E$2]+[.$A14]*(1-[.E$2])" table:style-name="ce1">
            <text:p>120.7412583</text:p>
          </table:table-cell>
          <table:table-cell office:value-type="float" office:value="120.53065103994881" table:formula="of:=[.F13]*[.F$2]+[.$A14]*(1-[.F$2])" table:style-name="ce1">
            <text:p>120.530651</text:p>
          </table:table-cell>
          <table:table-cell office:value-type="float" office:value="120.23362098455429" table:formula="of:=[.G13]*[.G$2]+[.$A14]*(1-[.G$2])" table:style-name="ce1">
            <text:p>120.233621</text:p>
          </table:table-cell>
          <table:table-cell office:value-type="float" office:value="119.83126351160405" table:formula="of:=[.H13]*[.H$2]+[.$A14]*(1-[.H$2])" table:style-name="ce1">
            <text:p>119.8312635</text:p>
          </table:table-cell>
          <table:table-cell office:value-type="float" office:value="119.29723913132165" table:formula="of:=[.I13]*[.I$2]+[.$A14]*(1-[.I$2])" table:style-name="ce1">
            <text:p>119.2972391</text:p>
          </table:table-cell>
          <table:table-cell office:value-type="float" office:value="118.5938947018752" table:formula="of:=[.J13]*[.J$2]+[.$A14]*(1-[.J$2])" table:style-name="ce1">
            <text:p>118.5938947</text:p>
          </table:table-cell>
          <table:table-cell office:value-type="float" office:value="117.66644297984308" table:formula="of:=[.K13]*[.K$2]+[.$A14]*(1-[.K$2])" table:style-name="ce1">
            <text:p>117.666443</text:p>
          </table:table-cell>
          <table:table-cell office:value-type="float" office:value="116.43432666015624" table:formula="of:=[.L13]*[.L$2]+[.$A14]*(1-[.L$2])" table:style-name="ce1">
            <text:p>116.4343267</text:p>
          </table:table-cell>
          <table:table-cell office:value-type="float" office:value="114.77857517501427" table:formula="of:=[.M13]*[.M$2]+[.$A14]*(1-[.M$2])" table:style-name="ce1">
            <text:p>114.7785752</text:p>
          </table:table-cell>
          <table:table-cell office:value-type="float" office:value="112.52356583352321" table:formula="of:=[.N13]*[.N$2]+[.$A14]*(1-[.N$2])" table:style-name="ce1">
            <text:p>112.5235658</text:p>
          </table:table-cell>
          <table:table-cell office:value-type="float" office:value="109.41111577196145" table:formula="of:=[.O13]*[.O$2]+[.$A14]*(1-[.O$2])" table:style-name="ce1">
            <text:p>109.4111158</text:p>
          </table:table-cell>
          <table:table-cell office:value-type="float" office:value="105.06424800238005" table:formula="of:=[.P13]*[.P$2]+[.$A14]*(1-[.P$2])" table:style-name="ce1">
            <text:p>105.064248</text:p>
          </table:table-cell>
          <table:table-cell office:value-type="float" office:value="98.937283948421481" table:formula="of:=[.Q13]*[.Q$2]+[.$A14]*(1-[.Q$2])" table:style-name="ce1">
            <text:p>98.93728395</text:p>
          </table:table-cell>
          <table:table-cell office:value-type="float" office:value="90.248106595532789" table:formula="of:=[.R13]*[.R$2]+[.$A14]*(1-[.R$2])" table:style-name="ce1">
            <text:p>90.2481066</text:p>
          </table:table-cell>
          <table:table-cell office:value-type="float" office:value="77.887503111887199" table:formula="of:=[.S13]*[.S$2]+[.$A14]*(1-[.S$2])" table:style-name="ce1">
            <text:p>77.88750311</text:p>
          </table:table-cell>
          <table:table-cell office:value-type="float" office:value="60.299423870051442" table:formula="of:=[.T13]*[.T$2]+[.$A14]*(1-[.T$2])" table:style-name="ce1">
            <text:p>60.29942387</text:p>
          </table:table-cell>
          <table:table-cell office:value-type="float" office:value="35.324776571478559" table:formula="of:=[.U13]*[.U$2]+[.$A14]*(1-[.U$2])" table:style-name="ce1">
            <text:p>35.32477657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14]*[.B$2]+[.$A15]*(1-[.B$2])" table:style-name="ce1">
            <text:p>108.882</text:p>
          </table:table-cell>
          <table:table-cell office:value-type="float" office:value="109.48570699921652" table:formula="of:=[.C14]*[.C$2]+[.$A15]*(1-[.C$2])" table:style-name="ce1">
            <text:p>109.485707</text:p>
          </table:table-cell>
          <table:table-cell office:value-type="float" office:value="110.08174745067396" table:formula="of:=[.D14]*[.D$2]+[.$A15]*(1-[.D$2])" table:style-name="ce1">
            <text:p>110.0817475</text:p>
          </table:table-cell>
          <table:table-cell office:value-type="float" office:value="110.66088874126521" table:formula="of:=[.E14]*[.E$2]+[.$A15]*(1-[.E$2])" table:style-name="ce1">
            <text:p>110.6608887</text:p>
          </table:table-cell>
          <table:table-cell office:value-type="float" office:value="111.21173020798977" table:formula="of:=[.F14]*[.F$2]+[.$A15]*(1-[.F$2])" table:style-name="ce1">
            <text:p>111.2117302</text:p>
          </table:table-cell>
          <table:table-cell office:value-type="float" office:value="111.71990524613858" table:formula="of:=[.G14]*[.G$2]+[.$A15]*(1-[.G$2])" table:style-name="ce1">
            <text:p>111.7199052</text:p>
          </table:table-cell>
          <table:table-cell office:value-type="float" office:value="112.16677905348121" table:formula="of:=[.H14]*[.H$2]+[.$A15]*(1-[.H$2])" table:style-name="ce1">
            <text:p>112.1667791</text:p>
          </table:table-cell>
          <table:table-cell office:value-type="float" office:value="112.52733369596258" table:formula="of:=[.I14]*[.I$2]+[.$A15]*(1-[.I$2])" table:style-name="ce1">
            <text:p>112.5273337</text:p>
          </table:table-cell>
          <table:table-cell office:value-type="float" office:value="112.76675788075008" table:formula="of:=[.J14]*[.J$2]+[.$A15]*(1-[.J$2])" table:style-name="ce1">
            <text:p>112.7667579</text:p>
          </table:table-cell>
          <table:table-cell office:value-type="float" office:value="112.8349993409294" table:formula="of:=[.K14]*[.K$2]+[.$A15]*(1-[.K$2])" table:style-name="ce1">
            <text:p>112.8349993</text:p>
          </table:table-cell>
          <table:table-cell office:value-type="float" office:value="112.65816333007812" table:formula="of:=[.L14]*[.L$2]+[.$A15]*(1-[.L$2])" table:style-name="ce1">
            <text:p>112.6581633</text:p>
          </table:table-cell>
          <table:table-cell office:value-type="float" office:value="112.12511634625784" table:formula="of:=[.M14]*[.M$2]+[.$A15]*(1-[.M$2])" table:style-name="ce1">
            <text:p>112.1251163</text:p>
          </table:table-cell>
          <table:table-cell office:value-type="float" office:value="111.06693950011393" table:formula="of:=[.N14]*[.N$2]+[.$A15]*(1-[.N$2])" table:style-name="ce1">
            <text:p>111.0669395</text:p>
          </table:table-cell>
          <table:table-cell office:value-type="float" office:value="109.22592525177494" table:formula="of:=[.O14]*[.O$2]+[.$A15]*(1-[.O$2])" table:style-name="ce1">
            <text:p>109.2259253</text:p>
          </table:table-cell>
          <table:table-cell office:value-type="float" office:value="106.20957360166604" table:formula="of:=[.P14]*[.P$2]+[.$A15]*(1-[.P$2])" table:style-name="ce1">
            <text:p>106.2095736</text:p>
          </table:table-cell>
          <table:table-cell office:value-type="float" office:value="101.4234629613161" table:formula="of:=[.Q14]*[.Q$2]+[.$A15]*(1-[.Q$2])" table:style-name="ce1">
            <text:p>101.423463</text:p>
          </table:table-cell>
          <table:table-cell office:value-type="float" office:value="93.974885276426235" table:formula="of:=[.R14]*[.R$2]+[.$A15]*(1-[.R$2])" table:style-name="ce1">
            <text:p>93.97488528</text:p>
          </table:table-cell>
          <table:table-cell office:value-type="float" office:value="82.53667764510412" table:formula="of:=[.S14]*[.S$2]+[.$A15]*(1-[.S$2])" table:style-name="ce1">
            <text:p>82.53667765</text:p>
          </table:table-cell>
          <table:table-cell office:value-type="float" office:value="65.157681483046304" table:formula="of:=[.T14]*[.T$2]+[.$A15]*(1-[.T$2])" table:style-name="ce1">
            <text:p>65.15768148</text:p>
          </table:table-cell>
          <table:table-cell office:value-type="float" office:value="39.002637742904632" table:formula="of:=[.U14]*[.U$2]+[.$A15]*(1-[.U$2])" table:style-name="ce1">
            <text:p>39.00263774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15]*[.B$2]+[.$A16]*(1-[.B$2])" table:style-name="ce1">
            <text:p>99.8085</text:p>
          </table:table-cell>
          <table:table-cell office:value-type="float" office:value="100.29236034996082" table:formula="of:=[.C15]*[.C$2]+[.$A16]*(1-[.C$2])" table:style-name="ce1">
            <text:p>100.2923603</text:p>
          </table:table-cell>
          <table:table-cell office:value-type="float" office:value="100.83582474506738" table:formula="of:=[.D15]*[.D$2]+[.$A16]*(1-[.D$2])" table:style-name="ce1">
            <text:p>100.8358247</text:p>
          </table:table-cell>
          <table:table-cell office:value-type="float" office:value="101.43635831118976" table:formula="of:=[.E15]*[.E$2]+[.$A16]*(1-[.E$2])" table:style-name="ce1">
            <text:p>101.4363583</text:p>
          </table:table-cell>
          <table:table-cell office:value-type="float" office:value="102.08914604159796" table:formula="of:=[.F15]*[.F$2]+[.$A16]*(1-[.F$2])" table:style-name="ce1">
            <text:p>102.089146</text:p>
          </table:table-cell>
          <table:table-cell office:value-type="float" office:value="102.78635131153464" table:formula="of:=[.G15]*[.G$2]+[.$A16]*(1-[.G$2])" table:style-name="ce1">
            <text:p>102.7863513</text:p>
          </table:table-cell>
          <table:table-cell office:value-type="float" office:value="103.51598371604436" table:formula="of:=[.H15]*[.H$2]+[.$A16]*(1-[.H$2])" table:style-name="ce1">
            <text:p>103.5159837</text:p>
          </table:table-cell>
          <table:table-cell office:value-type="float" office:value="104.26009179358689" table:formula="of:=[.I15]*[.I$2]+[.$A16]*(1-[.I$2])" table:style-name="ce1">
            <text:p>104.2600918</text:p>
          </table:table-cell>
          <table:table-cell office:value-type="float" office:value="104.99180315230004" table:formula="of:=[.J15]*[.J$2]+[.$A16]*(1-[.J$2])" table:style-name="ce1">
            <text:p>104.9918032</text:p>
          </table:table-cell>
          <table:table-cell office:value-type="float" office:value="105.67042470341823" table:formula="of:=[.K15]*[.K$2]+[.$A16]*(1-[.K$2])" table:style-name="ce1">
            <text:p>105.6704247</text:p>
          </table:table-cell>
          <table:table-cell office:value-type="float" office:value="106.23333166503906" table:formula="of:=[.L15]*[.L$2]+[.$A16]*(1-[.L$2])" table:style-name="ce1">
            <text:p>106.2333317</text:p>
          </table:table-cell>
          <table:table-cell office:value-type="float" office:value="106.58263899044181" table:formula="of:=[.M15]*[.M$2]+[.$A16]*(1-[.M$2])" table:style-name="ce1">
            <text:p>106.582639</text:p>
          </table:table-cell>
          <table:table-cell office:value-type="float" office:value="106.56356370006836" table:formula="of:=[.N15]*[.N$2]+[.$A16]*(1-[.N$2])" table:style-name="ce1">
            <text:p>106.5635637</text:p>
          </table:table-cell>
          <table:table-cell office:value-type="float" office:value="105.92982641365371" table:formula="of:=[.O15]*[.O$2]+[.$A16]*(1-[.O$2])" table:style-name="ce1">
            <text:p>105.9298264</text:p>
          </table:table-cell>
          <table:table-cell office:value-type="float" office:value="104.28925152116622" table:formula="of:=[.P15]*[.P$2]+[.$A16]*(1-[.P$2])" table:style-name="ce1">
            <text:p>104.2892515</text:p>
          </table:table-cell>
          <table:table-cell office:value-type="float" office:value="101.01972222098708" table:formula="of:=[.Q15]*[.Q$2]+[.$A16]*(1-[.Q$2])" table:style-name="ce1">
            <text:p>101.0197222</text:p>
          </table:table-cell>
          <table:table-cell office:value-type="float" office:value="95.141608221140984" table:formula="of:=[.R15]*[.R$2]+[.$A16]*(1-[.R$2])" table:style-name="ce1">
            <text:p>95.14160822</text:p>
          </table:table-cell>
          <table:table-cell office:value-type="float" office:value="85.127450998338503" table:formula="of:=[.S15]*[.S$2]+[.$A16]*(1-[.S$2])" table:style-name="ce1">
            <text:p>85.127451</text:p>
          </table:table-cell>
          <table:table-cell office:value-type="float" office:value="68.622763334741677" table:formula="of:=[.T15]*[.T$2]+[.$A16]*(1-[.T$2])" table:style-name="ce1">
            <text:p>68.62276333</text:p>
          </table:table-cell>
          <table:table-cell office:value-type="float" office:value="42.042930855759401" table:formula="of:=[.U15]*[.U$2]+[.$A16]*(1-[.U$2])" table:style-name="ce1">
            <text:p>42.04293086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6]*[.B$2]+[.$A17]*(1-[.B$2])" table:style-name="ce1">
            <text:p>84.686</text:p>
          </table:table-cell>
          <table:table-cell office:value-type="float" office:value="85.46631801749804" table:formula="of:=[.C16]*[.C$2]+[.$A17]*(1-[.C$2])" table:style-name="ce1">
            <text:p>85.46631802</text:p>
          </table:table-cell>
          <table:table-cell office:value-type="float" office:value="86.300982474506753" table:formula="of:=[.D16]*[.D$2]+[.$A17]*(1-[.D$2])" table:style-name="ce1">
            <text:p>86.30098247</text:p>
          </table:table-cell>
          <table:table-cell office:value-type="float" office:value="87.198553746678471" table:formula="of:=[.E16]*[.E$2]+[.$A17]*(1-[.E$2])" table:style-name="ce1">
            <text:p>87.19855375</text:p>
          </table:table-cell>
          <table:table-cell office:value-type="float" office:value="88.166629208319591" table:formula="of:=[.F16]*[.F$2]+[.$A17]*(1-[.F$2])" table:style-name="ce1">
            <text:p>88.16662921</text:p>
          </table:table-cell>
          <table:table-cell office:value-type="float" office:value="89.211087827883659" table:formula="of:=[.G16]*[.G$2]+[.$A17]*(1-[.G$2])" table:style-name="ce1">
            <text:p>89.21108783</text:p>
          </table:table-cell>
          <table:table-cell office:value-type="float" office:value="90.33499511481331" table:formula="of:=[.H16]*[.H$2]+[.$A17]*(1-[.H$2])" table:style-name="ce1">
            <text:p>90.33499511</text:p>
          </table:table-cell>
          <table:table-cell office:value-type="float" office:value="91.536932127755421" table:formula="of:=[.I16]*[.I$2]+[.$A17]*(1-[.I$2])" table:style-name="ce1">
            <text:p>91.53693213</text:p>
          </table:table-cell>
          <table:table-cell office:value-type="float" office:value="92.808321260920025" table:formula="of:=[.J16]*[.J$2]+[.$A17]*(1-[.J$2])" table:style-name="ce1">
            <text:p>92.80832126</text:p>
          </table:table-cell>
          <table:table-cell office:value-type="float" office:value="94.128991116538216" table:formula="of:=[.K16]*[.K$2]+[.$A17]*(1-[.K$2])" table:style-name="ce1">
            <text:p>94.12899112</text:p>
          </table:table-cell>
          <table:table-cell office:value-type="float" office:value="95.459665832519534" table:formula="of:=[.L16]*[.L$2]+[.$A17]*(1-[.L$2])" table:style-name="ce1">
            <text:p>95.45966583</text:p>
          </table:table-cell>
          <table:table-cell office:value-type="float" office:value="96.729151444742996" table:formula="of:=[.M16]*[.M$2]+[.$A17]*(1-[.M$2])" table:style-name="ce1">
            <text:p>96.72915144</text:p>
          </table:table-cell>
          <table:table-cell office:value-type="float" office:value="97.812538220041006" table:formula="of:=[.N16]*[.N$2]+[.$A17]*(1-[.N$2])" table:style-name="ce1">
            <text:p>97.81253822</text:p>
          </table:table-cell>
          <table:table-cell office:value-type="float" office:value="98.494487168874926" table:formula="of:=[.O16]*[.O$2]+[.$A17]*(1-[.O$2])" table:style-name="ce1">
            <text:p>98.49448717</text:p>
          </table:table-cell>
          <table:table-cell office:value-type="float" office:value="98.408276064816363" table:formula="of:=[.P16]*[.P$2]+[.$A17]*(1-[.P$2])" table:style-name="ce1">
            <text:p>98.40827606</text:p>
          </table:table-cell>
          <table:table-cell office:value-type="float" office:value="96.936291665740299" table:formula="of:=[.Q16]*[.Q$2]+[.$A17]*(1-[.Q$2])" table:style-name="ce1">
            <text:p>96.93629167</text:p>
          </table:table-cell>
          <table:table-cell office:value-type="float" office:value="93.050486576912789" table:formula="of:=[.R16]*[.R$2]+[.$A17]*(1-[.R$2])" table:style-name="ce1">
            <text:p>93.05048658</text:p>
          </table:table-cell>
          <table:table-cell office:value-type="float" office:value="85.06123334858772" table:formula="of:=[.S16]*[.S$2]+[.$A17]*(1-[.S$2])" table:style-name="ce1">
            <text:p>85.06123335</text:p>
          </table:table-cell>
          <table:table-cell office:value-type="float" office:value="70.229087001267516" table:formula="of:=[.T16]*[.T$2]+[.$A17]*(1-[.T$2])" table:style-name="ce1">
            <text:p>70.229087</text:p>
          </table:table-cell>
          <table:table-cell office:value-type="float" office:value="44.175084312971435" table:formula="of:=[.U16]*[.U$2]+[.$A17]*(1-[.U$2])" table:style-name="ce1">
            <text:p>44.1750843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7]*[.B$2]+[.$A18]*(1-[.B$2])" table:style-name="ce1">
            <text:p>75.6125</text:p>
          </table:table-cell>
          <table:table-cell office:value-type="float" office:value="76.105190900874902" table:formula="of:=[.C17]*[.C$2]+[.$A18]*(1-[.C$2])" table:style-name="ce1">
            <text:p>76.1051909</text:p>
          </table:table-cell>
          <table:table-cell office:value-type="float" office:value="76.681348247450671" table:formula="of:=[.D17]*[.D$2]+[.$A18]*(1-[.D$2])" table:style-name="ce1">
            <text:p>76.68134825</text:p>
          </table:table-cell>
          <table:table-cell office:value-type="float" office:value="77.350408062001762" table:formula="of:=[.E17]*[.E$2]+[.$A18]*(1-[.E$2])" table:style-name="ce1">
            <text:p>77.35040806</text:p>
          </table:table-cell>
          <table:table-cell office:value-type="float" office:value="78.123325841663927" table:formula="of:=[.F17]*[.F$2]+[.$A18]*(1-[.F$2])" table:style-name="ce1">
            <text:p>78.12332584</text:p>
          </table:table-cell>
          <table:table-cell office:value-type="float" office:value="79.012146956970909" table:formula="of:=[.G17]*[.G$2]+[.$A18]*(1-[.G$2])" table:style-name="ce1">
            <text:p>79.01214696</text:p>
          </table:table-cell>
          <table:table-cell office:value-type="float" office:value="80.02924853444398" table:formula="of:=[.H17]*[.H$2]+[.$A18]*(1-[.H$2])" table:style-name="ce1">
            <text:p>80.02924853</text:p>
          </table:table-cell>
          <table:table-cell office:value-type="float" office:value="81.186051244714406" table:formula="of:=[.I17]*[.I$2]+[.$A18]*(1-[.I$2])" table:style-name="ce1">
            <text:p>81.18605124</text:p>
          </table:table-cell>
          <table:table-cell office:value-type="float" office:value="82.490828504368011" table:formula="of:=[.J17]*[.J$2]+[.$A18]*(1-[.J$2])" table:style-name="ce1">
            <text:p>82.4908285</text:p>
          </table:table-cell>
          <table:table-cell office:value-type="float" office:value="83.9449210024422" table:formula="of:=[.K17]*[.K$2]+[.$A18]*(1-[.K$2])" table:style-name="ce1">
            <text:p>83.944921</text:p>
          </table:table-cell>
          <table:table-cell office:value-type="float" office:value="85.536082916259772" table:formula="of:=[.L17]*[.L$2]+[.$A18]*(1-[.L$2])" table:style-name="ce1">
            <text:p>85.53608292</text:p>
          </table:table-cell>
          <table:table-cell office:value-type="float" office:value="87.226658294608654" table:formula="of:=[.M17]*[.M$2]+[.$A18]*(1-[.M$2])" table:style-name="ce1">
            <text:p>87.22665829</text:p>
          </table:table-cell>
          <table:table-cell office:value-type="float" office:value="88.932522932024597" table:formula="of:=[.N17]*[.N$2]+[.$A18]*(1-[.N$2])" table:style-name="ce1">
            <text:p>88.93252293</text:p>
          </table:table-cell>
          <table:table-cell office:value-type="float" office:value="90.485791659768694" table:formula="of:=[.O17]*[.O$2]+[.$A18]*(1-[.O$2])" table:style-name="ce1">
            <text:p>90.48579166</text:p>
          </table:table-cell>
          <table:table-cell office:value-type="float" office:value="91.569543245371449" table:formula="of:=[.P17]*[.P$2]+[.$A18]*(1-[.P$2])" table:style-name="ce1">
            <text:p>91.56954325</text:p>
          </table:table-cell>
          <table:table-cell office:value-type="float" office:value="91.60534374930522" table:formula="of:=[.Q17]*[.Q$2]+[.$A18]*(1-[.Q$2])" table:style-name="ce1">
            <text:p>91.60534375</text:p>
          </table:table-cell>
          <table:table-cell office:value-type="float" office:value="89.562889261530231" table:formula="of:=[.R17]*[.R$2]+[.$A18]*(1-[.R$2])" table:style-name="ce1">
            <text:p>89.56288926</text:p>
          </table:table-cell>
          <table:table-cell office:value-type="float" office:value="83.643923346299559" table:formula="of:=[.S17]*[.S$2]+[.$A18]*(1-[.S$2])" table:style-name="ce1">
            <text:p>83.64392335</text:p>
          </table:table-cell>
          <table:table-cell office:value-type="float" office:value="70.767428301140768" table:formula="of:=[.T17]*[.T$2]+[.$A18]*(1-[.T$2])" table:style-name="ce1">
            <text:p>70.7674283</text:p>
          </table:table-cell>
          <table:table-cell office:value-type="float" office:value="45.746955097322861" table:formula="of:=[.U17]*[.U$2]+[.$A18]*(1-[.U$2])" table:style-name="ce1">
            <text:p>45.7469551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18]*[.B$2]+[.$A19]*(1-[.B$2])" table:style-name="ce1">
            <text:p>93.7595</text:p>
          </table:table-cell>
          <table:table-cell office:value-type="float" office:value="92.876784545043733" table:formula="of:=[.C18]*[.C$2]+[.$A19]*(1-[.C$2])" table:style-name="ce1">
            <text:p>92.87678455</text:p>
          </table:table-cell>
          <table:table-cell office:value-type="float" office:value="92.051684824745067" table:formula="of:=[.D18]*[.D$2]+[.$A19]*(1-[.D$2])" table:style-name="ce1">
            <text:p>92.05168482</text:p>
          </table:table-cell>
          <table:table-cell office:value-type="float" office:value="91.298136209300267" table:formula="of:=[.E18]*[.E$2]+[.$A19]*(1-[.E$2])" table:style-name="ce1">
            <text:p>91.29813621</text:p>
          </table:table-cell>
          <table:table-cell office:value-type="float" office:value="90.632265168332793" table:formula="of:=[.F18]*[.F$2]+[.$A19]*(1-[.F$2])" table:style-name="ce1">
            <text:p>90.63226517</text:p>
          </table:table-cell>
          <table:table-cell office:value-type="float" office:value="90.072661739242733" table:formula="of:=[.G18]*[.G$2]+[.$A19]*(1-[.G$2])" table:style-name="ce1">
            <text:p>90.07266174</text:p>
          </table:table-cell>
          <table:table-cell office:value-type="float" office:value="89.640424560333187" table:formula="of:=[.H18]*[.H$2]+[.$A19]*(1-[.H$2])" table:style-name="ce1">
            <text:p>89.64042456</text:p>
          </table:table-cell>
          <table:table-cell office:value-type="float" office:value="89.358792935650044" table:formula="of:=[.I18]*[.I$2]+[.$A19]*(1-[.I$2])" table:style-name="ce1">
            <text:p>89.35879294</text:p>
          </table:table-cell>
          <table:table-cell office:value-type="float" office:value="89.252031401747203" table:formula="of:=[.J18]*[.J$2]+[.$A19]*(1-[.J$2])" table:style-name="ce1">
            <text:p>89.2520314</text:p>
          </table:table-cell>
          <table:table-cell office:value-type="float" office:value="89.342939451098999" table:formula="of:=[.K18]*[.K$2]+[.$A19]*(1-[.K$2])" table:style-name="ce1">
            <text:p>89.34293945</text:p>
          </table:table-cell>
          <table:table-cell office:value-type="float" office:value="89.647791458129888" table:formula="of:=[.L18]*[.L$2]+[.$A19]*(1-[.L$2])" table:style-name="ce1">
            <text:p>89.64779146</text:p>
          </table:table-cell>
          <table:table-cell office:value-type="float" office:value="90.16643706203476" table:formula="of:=[.M18]*[.M$2]+[.$A19]*(1-[.M$2])" table:style-name="ce1">
            <text:p>90.16643706</text:p>
          </table:table-cell>
          <table:table-cell office:value-type="float" office:value="90.863313759214762" table:formula="of:=[.N18]*[.N$2]+[.$A19]*(1-[.N$2])" table:style-name="ce1">
            <text:p>90.86331376</text:p>
          </table:table-cell>
          <table:table-cell office:value-type="float" office:value="91.631589578849656" table:formula="of:=[.O18]*[.O$2]+[.$A19]*(1-[.O$2])" table:style-name="ce1">
            <text:p>91.63158958</text:p>
          </table:table-cell>
          <table:table-cell office:value-type="float" office:value="92.226530271760026" table:formula="of:=[.P18]*[.P$2]+[.$A19]*(1-[.P$2])" table:style-name="ce1">
            <text:p>92.22653027</text:p>
          </table:table-cell>
          <table:table-cell office:value-type="float" office:value="92.143882811978912" table:formula="of:=[.Q18]*[.Q$2]+[.$A19]*(1-[.Q$2])" table:style-name="ce1">
            <text:p>92.14388281</text:p>
          </table:table-cell>
          <table:table-cell office:value-type="float" office:value="90.402211409224179" table:formula="of:=[.R18]*[.R$2]+[.$A19]*(1-[.R$2])" table:style-name="ce1">
            <text:p>90.40221141</text:p>
          </table:table-cell>
          <table:table-cell office:value-type="float" office:value="85.161259844354618" table:formula="of:=[.S18]*[.S$2]+[.$A19]*(1-[.S$2])" table:style-name="ce1">
            <text:p>85.16125984</text:p>
          </table:table-cell>
          <table:table-cell office:value-type="float" office:value="73.066635471026686" table:formula="of:=[.T18]*[.T$2]+[.$A19]*(1-[.T$2])" table:style-name="ce1">
            <text:p>73.06663547</text:p>
          </table:table-cell>
          <table:table-cell office:value-type="float" office:value="48.147582342456715" table:formula="of:=[.U18]*[.U$2]+[.$A19]*(1-[.U$2])" table:style-name="ce1">
            <text:p>48.14758234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19]*[.B$2]+[.$A20]*(1-[.B$2])" table:style-name="ce1">
            <text:p>99.8085</text:p>
          </table:table-cell>
          <table:table-cell office:value-type="float" office:value="99.46191422725218" table:formula="of:=[.C19]*[.C$2]+[.$A20]*(1-[.C$2])" table:style-name="ce1">
            <text:p>99.46191423</text:p>
          </table:table-cell>
          <table:table-cell office:value-type="float" office:value="99.032818482474497" table:formula="of:=[.D19]*[.D$2]+[.$A20]*(1-[.D$2])" table:style-name="ce1">
            <text:p>99.03281848</text:p>
          </table:table-cell>
          <table:table-cell office:value-type="float" office:value="98.53194543139503" table:formula="of:=[.E19]*[.E$2]+[.$A20]*(1-[.E$2])" table:style-name="ce1">
            <text:p>98.53194543</text:p>
          </table:table-cell>
          <table:table-cell office:value-type="float" office:value="97.973253033666566" table:formula="of:=[.F19]*[.F$2]+[.$A20]*(1-[.F$2])" table:style-name="ce1">
            <text:p>97.97325303</text:p>
          </table:table-cell>
          <table:table-cell office:value-type="float" office:value="97.374540434810683" table:formula="of:=[.G19]*[.G$2]+[.$A20]*(1-[.G$2])" table:style-name="ce1">
            <text:p>97.37454043</text:p>
          </table:table-cell>
          <table:table-cell office:value-type="float" office:value="96.758077368099947" table:formula="of:=[.H19]*[.H$2]+[.$A20]*(1-[.H$2])" table:style-name="ce1">
            <text:p>96.75807737</text:p>
          </table:table-cell>
          <table:table-cell office:value-type="float" office:value="96.151102527477505" table:formula="of:=[.I19]*[.I$2]+[.$A20]*(1-[.I$2])" table:style-name="ce1">
            <text:p>96.15110253</text:p>
          </table:table-cell>
          <table:table-cell office:value-type="float" office:value="95.585912560698887" table:formula="of:=[.J19]*[.J$2]+[.$A20]*(1-[.J$2])" table:style-name="ce1">
            <text:p>95.58591256</text:p>
          </table:table-cell>
          <table:table-cell office:value-type="float" office:value="95.098997752994549" table:formula="of:=[.K19]*[.K$2]+[.$A20]*(1-[.K$2])" table:style-name="ce1">
            <text:p>95.09899775</text:p>
          </table:table-cell>
          <table:table-cell office:value-type="float" office:value="94.728145729064948" table:formula="of:=[.L19]*[.L$2]+[.$A20]*(1-[.L$2])" table:style-name="ce1">
            <text:p>94.72814573</text:p>
          </table:table-cell>
          <table:table-cell office:value-type="float" office:value="94.505365384119116" table:formula="of:=[.M19]*[.M$2]+[.$A20]*(1-[.M$2])" table:style-name="ce1">
            <text:p>94.50536538</text:p>
          </table:table-cell>
          <table:table-cell office:value-type="float" office:value="94.441388255528864" table:formula="of:=[.N19]*[.N$2]+[.$A20]*(1-[.N$2])" table:style-name="ce1">
            <text:p>94.44138826</text:p>
          </table:table-cell>
          <table:table-cell office:value-type="float" office:value="94.493508226252274" table:formula="of:=[.O19]*[.O$2]+[.$A20]*(1-[.O$2])" table:style-name="ce1">
            <text:p>94.49350823</text:p>
          </table:table-cell>
          <table:table-cell office:value-type="float" office:value="94.501121190232027" table:formula="of:=[.P19]*[.P$2]+[.$A20]*(1-[.P$2])" table:style-name="ce1">
            <text:p>94.50112119</text:p>
          </table:table-cell>
          <table:table-cell office:value-type="float" office:value="94.060037108984176" table:formula="of:=[.Q19]*[.Q$2]+[.$A20]*(1-[.Q$2])" table:style-name="ce1">
            <text:p>94.06003711</text:p>
          </table:table-cell>
          <table:table-cell office:value-type="float" office:value="92.283469127379334" table:formula="of:=[.R19]*[.R$2]+[.$A20]*(1-[.R$2])" table:style-name="ce1">
            <text:p>92.28346913</text:p>
          </table:table-cell>
          <table:table-cell office:value-type="float" office:value="87.358345867701431" table:formula="of:=[.S19]*[.S$2]+[.$A20]*(1-[.S$2])" table:style-name="ce1">
            <text:p>87.35834587</text:p>
          </table:table-cell>
          <table:table-cell office:value-type="float" office:value="75.740821923924017" table:formula="of:=[.T19]*[.T$2]+[.$A20]*(1-[.T$2])" table:style-name="ce1">
            <text:p>75.74082192</text:p>
          </table:table-cell>
          <table:table-cell office:value-type="float" office:value="50.730628225333881" table:formula="of:=[.U19]*[.U$2]+[.$A20]*(1-[.U$2])" table:style-name="ce1">
            <text:p>50.73062823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20]*[.B$2]+[.$A21]*(1-[.B$2])" table:style-name="ce1">
            <text:p>102.833</text:p>
          </table:table-cell>
          <table:table-cell office:value-type="float" office:value="102.6644457113626" table:formula="of:=[.C20]*[.C$2]+[.$A21]*(1-[.C$2])" table:style-name="ce1">
            <text:p>102.6644457</text:p>
          </table:table-cell>
          <table:table-cell office:value-type="float" office:value="102.45298184824745" table:formula="of:=[.D20]*[.D$2]+[.$A21]*(1-[.D$2])" table:style-name="ce1">
            <text:p>102.4529818</text:p>
          </table:table-cell>
          <table:table-cell office:value-type="float" office:value="102.18784181470926" table:formula="of:=[.E20]*[.E$2]+[.$A21]*(1-[.E$2])" table:style-name="ce1">
            <text:p>102.1878418</text:p>
          </table:table-cell>
          <table:table-cell office:value-type="float" office:value="101.86105060673331" table:formula="of:=[.F20]*[.F$2]+[.$A21]*(1-[.F$2])" table:style-name="ce1">
            <text:p>101.8610506</text:p>
          </table:table-cell>
          <table:table-cell office:value-type="float" office:value="101.46838510870268" table:formula="of:=[.G20]*[.G$2]+[.$A21]*(1-[.G$2])" table:style-name="ce1">
            <text:p>101.4683851</text:p>
          </table:table-cell>
          <table:table-cell office:value-type="float" office:value="101.01052321042998" table:formula="of:=[.H20]*[.H$2]+[.$A21]*(1-[.H$2])" table:style-name="ce1">
            <text:p>101.0105232</text:p>
          </table:table-cell>
          <table:table-cell office:value-type="float" office:value="100.49433588461713" table:formula="of:=[.I20]*[.I$2]+[.$A21]*(1-[.I$2])" table:style-name="ce1">
            <text:p>100.4943359</text:p>
          </table:table-cell>
          <table:table-cell office:value-type="float" office:value="99.934165024279551" table:formula="of:=[.J20]*[.J$2]+[.$A21]*(1-[.J$2])" table:style-name="ce1">
            <text:p>99.93416502</text:p>
          </table:table-cell>
          <table:table-cell office:value-type="float" office:value="99.35269898884755" table:formula="of:=[.K20]*[.K$2]+[.$A21]*(1-[.K$2])" table:style-name="ce1">
            <text:p>99.35269899</text:p>
          </table:table-cell>
          <table:table-cell office:value-type="float" office:value="98.780572864532473" table:formula="of:=[.L20]*[.L$2]+[.$A21]*(1-[.L$2])" table:style-name="ce1">
            <text:p>98.78057286</text:p>
          </table:table-cell>
          <table:table-cell office:value-type="float" office:value="98.252800961265507" table:formula="of:=[.M20]*[.M$2]+[.$A21]*(1-[.M$2])" table:style-name="ce1">
            <text:p>98.25280096</text:p>
          </table:table-cell>
          <table:table-cell office:value-type="float" office:value="97.798032953317318" table:formula="of:=[.N20]*[.N$2]+[.$A21]*(1-[.N$2])" table:style-name="ce1">
            <text:p>97.79803295</text:p>
          </table:table-cell>
          <table:table-cell office:value-type="float" office:value="97.412330347063971" table:formula="of:=[.O20]*[.O$2]+[.$A21]*(1-[.O$2])" table:style-name="ce1">
            <text:p>97.41233035</text:p>
          </table:table-cell>
          <table:table-cell office:value-type="float" office:value="97.000684833162424" table:formula="of:=[.P20]*[.P$2]+[.$A21]*(1-[.P$2])" table:style-name="ce1">
            <text:p>97.00068483</text:p>
          </table:table-cell>
          <table:table-cell office:value-type="float" office:value="96.253277831738131" table:formula="of:=[.Q20]*[.Q$2]+[.$A21]*(1-[.Q$2])" table:style-name="ce1">
            <text:p>96.25327783</text:p>
          </table:table-cell>
          <table:table-cell office:value-type="float" office:value="94.393375301903461" table:formula="of:=[.R20]*[.R$2]+[.$A21]*(1-[.R$2])" table:style-name="ce1">
            <text:p>94.3933753</text:p>
          </table:table-cell>
          <table:table-cell office:value-type="float" office:value="89.679543987546225" table:formula="of:=[.S20]*[.S$2]+[.$A21]*(1-[.S$2])" table:style-name="ce1">
            <text:p>89.67954399</text:p>
          </table:table-cell>
          <table:table-cell office:value-type="float" office:value="78.450039731531618" table:formula="of:=[.T20]*[.T$2]+[.$A21]*(1-[.T$2])" table:style-name="ce1">
            <text:p>78.45003973</text:p>
          </table:table-cell>
          <table:table-cell office:value-type="float" office:value="53.335746814067193" table:formula="of:=[.U20]*[.U$2]+[.$A21]*(1-[.U$2])" table:style-name="ce1">
            <text:p>53.33574681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21]*[.B$2]+[.$A22]*(1-[.B$2])" table:style-name="ce1">
            <text:p>102.833</text:p>
          </table:table-cell>
          <table:table-cell office:value-type="float" office:value="102.82457228556814" table:formula="of:=[.C21]*[.C$2]+[.$A22]*(1-[.C$2])" table:style-name="ce1">
            <text:p>102.8245723</text:p>
          </table:table-cell>
          <table:table-cell office:value-type="float" office:value="102.79499818482475" table:formula="of:=[.D21]*[.D$2]+[.$A22]*(1-[.D$2])" table:style-name="ce1">
            <text:p>102.7949982</text:p>
          </table:table-cell>
          <table:table-cell office:value-type="float" office:value="102.73622627220639" table:formula="of:=[.E21]*[.E$2]+[.$A22]*(1-[.E$2])" table:style-name="ce1">
            <text:p>102.7362263</text:p>
          </table:table-cell>
          <table:table-cell office:value-type="float" office:value="102.63861012134667" table:formula="of:=[.F21]*[.F$2]+[.$A22]*(1-[.F$2])" table:style-name="ce1">
            <text:p>102.6386101</text:p>
          </table:table-cell>
          <table:table-cell office:value-type="float" office:value="102.49184627717568" table:formula="of:=[.G21]*[.G$2]+[.$A22]*(1-[.G$2])" table:style-name="ce1">
            <text:p>102.4918463</text:p>
          </table:table-cell>
          <table:table-cell office:value-type="float" office:value="102.28625696312898" table:formula="of:=[.H21]*[.H$2]+[.$A22]*(1-[.H$2])" table:style-name="ce1">
            <text:p>102.286257</text:p>
          </table:table-cell>
          <table:table-cell office:value-type="float" office:value="102.01446755961598" table:formula="of:=[.I21]*[.I$2]+[.$A22]*(1-[.I$2])" table:style-name="ce1">
            <text:p>102.0144676</text:p>
          </table:table-cell>
          <table:table-cell office:value-type="float" office:value="101.67346600971182" table:formula="of:=[.J21]*[.J$2]+[.$A22]*(1-[.J$2])" table:style-name="ce1">
            <text:p>101.673466</text:p>
          </table:table-cell>
          <table:table-cell office:value-type="float" office:value="101.2668645449814" table:formula="of:=[.K21]*[.K$2]+[.$A22]*(1-[.K$2])" table:style-name="ce1">
            <text:p>101.2668645</text:p>
          </table:table-cell>
          <table:table-cell office:value-type="float" office:value="100.80678643226624" table:formula="of:=[.L21]*[.L$2]+[.$A22]*(1-[.L$2])" table:style-name="ce1">
            <text:p>100.8067864</text:p>
          </table:table-cell>
          <table:table-cell office:value-type="float" office:value="100.31389052869602" table:formula="of:=[.M21]*[.M$2]+[.$A22]*(1-[.M$2])" table:style-name="ce1">
            <text:p>100.3138905</text:p>
          </table:table-cell>
          <table:table-cell office:value-type="float" office:value="99.812019771990393" table:formula="of:=[.N21]*[.N$2]+[.$A22]*(1-[.N$2])" table:style-name="ce1">
            <text:p>99.81201977</text:p>
          </table:table-cell>
          <table:table-cell office:value-type="float" office:value="99.309564725591571" table:formula="of:=[.O21]*[.O$2]+[.$A22]*(1-[.O$2])" table:style-name="ce1">
            <text:p>99.30956473</text:p>
          </table:table-cell>
          <table:table-cell office:value-type="float" office:value="98.750379383213698" table:formula="of:=[.P21]*[.P$2]+[.$A22]*(1-[.P$2])" table:style-name="ce1">
            <text:p>98.75037938</text:p>
          </table:table-cell>
          <table:table-cell office:value-type="float" office:value="97.898208373803584" table:formula="of:=[.Q21]*[.Q$2]+[.$A22]*(1-[.Q$2])" table:style-name="ce1">
            <text:p>97.89820837</text:p>
          </table:table-cell>
          <table:table-cell office:value-type="float" office:value="96.081300241522769" table:formula="of:=[.R21]*[.R$2]+[.$A22]*(1-[.R$2])" table:style-name="ce1">
            <text:p>96.08130024</text:p>
          </table:table-cell>
          <table:table-cell office:value-type="float" office:value="91.6525623894143" table:formula="of:=[.S21]*[.S$2]+[.$A22]*(1-[.S$2])" table:style-name="ce1">
            <text:p>91.65256239</text:p>
          </table:table-cell>
          <table:table-cell office:value-type="float" office:value="80.88833575837846" table:formula="of:=[.T21]*[.T$2]+[.$A22]*(1-[.T$2])" table:style-name="ce1">
            <text:p>80.88833576</text:p>
          </table:table-cell>
          <table:table-cell office:value-type="float" office:value="55.810609473363833" table:formula="of:=[.U21]*[.U$2]+[.$A22]*(1-[.U$2])" table:style-name="ce1">
            <text:p>55.81060947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22]*[.B$2]+[.$A23]*(1-[.B$2])" table:style-name="ce1">
            <text:p>111.906</text:p>
          </table:table-cell>
          <table:table-cell office:value-type="float" office:value="111.4519286142784" table:formula="of:=[.C22]*[.C$2]+[.$A23]*(1-[.C$2])" table:style-name="ce1">
            <text:p>111.4519286</text:p>
          </table:table-cell>
          <table:table-cell office:value-type="float" office:value="110.99489981848248" table:formula="of:=[.D22]*[.D$2]+[.$A23]*(1-[.D$2])" table:style-name="ce1">
            <text:p>110.9948998</text:p>
          </table:table-cell>
          <table:table-cell office:value-type="float" office:value="110.53053394083096" table:formula="of:=[.E22]*[.E$2]+[.$A23]*(1-[.E$2])" table:style-name="ce1">
            <text:p>110.5305339</text:p>
          </table:table-cell>
          <table:table-cell office:value-type="float" office:value="110.05252202426935" table:formula="of:=[.F22]*[.F$2]+[.$A23]*(1-[.F$2])" table:style-name="ce1">
            <text:p>110.052522</text:p>
          </table:table-cell>
          <table:table-cell office:value-type="float" office:value="109.55246156929392" table:formula="of:=[.G22]*[.G$2]+[.$A23]*(1-[.G$2])" table:style-name="ce1">
            <text:p>109.5524616</text:p>
          </table:table-cell>
          <table:table-cell office:value-type="float" office:value="109.02007708893869" table:formula="of:=[.H22]*[.H$2]+[.$A23]*(1-[.H$2])" table:style-name="ce1">
            <text:p>109.0200771</text:p>
          </table:table-cell>
          <table:table-cell office:value-type="float" office:value="108.44396364586559" table:formula="of:=[.I22]*[.I$2]+[.$A23]*(1-[.I$2])" table:style-name="ce1">
            <text:p>108.4439636</text:p>
          </table:table-cell>
          <table:table-cell office:value-type="float" office:value="107.81298640388474" table:formula="of:=[.J22]*[.J$2]+[.$A23]*(1-[.J$2])" table:style-name="ce1">
            <text:p>107.8129864</text:p>
          </table:table-cell>
          <table:table-cell office:value-type="float" office:value="107.11838904524163" table:formula="of:=[.K22]*[.K$2]+[.$A23]*(1-[.K$2])" table:style-name="ce1">
            <text:p>107.118389</text:p>
          </table:table-cell>
          <table:table-cell office:value-type="float" office:value="106.35639321613311" table:formula="of:=[.L22]*[.L$2]+[.$A23]*(1-[.L$2])" table:style-name="ce1">
            <text:p>106.3563932</text:p>
          </table:table-cell>
          <table:table-cell office:value-type="float" office:value="105.53033979078282" table:formula="of:=[.M22]*[.M$2]+[.$A23]*(1-[.M$2])" table:style-name="ce1">
            <text:p>105.5303398</text:p>
          </table:table-cell>
          <table:table-cell office:value-type="float" office:value="104.64961186319424" table:formula="of:=[.N22]*[.N$2]+[.$A23]*(1-[.N$2])" table:style-name="ce1">
            <text:p>104.6496119</text:p>
          </table:table-cell>
          <table:table-cell office:value-type="float" office:value="103.71831707163452" table:formula="of:=[.O22]*[.O$2]+[.$A23]*(1-[.O$2])" table:style-name="ce1">
            <text:p>103.7183171</text:p>
          </table:table-cell>
          <table:table-cell office:value-type="float" office:value="102.6970655682496" table:formula="of:=[.P22]*[.P$2]+[.$A23]*(1-[.P$2])" table:style-name="ce1">
            <text:p>102.6970656</text:p>
          </table:table-cell>
          <table:table-cell office:value-type="float" office:value="101.40015628035269" table:formula="of:=[.Q22]*[.Q$2]+[.$A23]*(1-[.Q$2])" table:style-name="ce1">
            <text:p>101.4001563</text:p>
          </table:table-cell>
          <table:table-cell office:value-type="float" office:value="99.246240193218213" table:formula="of:=[.R22]*[.R$2]+[.$A23]*(1-[.R$2])" table:style-name="ce1">
            <text:p>99.24624019</text:p>
          </table:table-cell>
          <table:table-cell office:value-type="float" office:value="94.690578031002147" table:formula="of:=[.S22]*[.S$2]+[.$A23]*(1-[.S$2])" table:style-name="ce1">
            <text:p>94.69057803</text:p>
          </table:table-cell>
          <table:table-cell office:value-type="float" office:value="83.990102182540625" table:formula="of:=[.T22]*[.T$2]+[.$A23]*(1-[.T$2])" table:style-name="ce1">
            <text:p>83.99010218</text:p>
          </table:table-cell>
          <table:table-cell office:value-type="float" office:value="58.61537899969565" table:formula="of:=[.U22]*[.U$2]+[.$A23]*(1-[.U$2])" table:style-name="ce1">
            <text:p>58.615379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23]*[.B$2]+[.$A24]*(1-[.B$2])" table:style-name="ce1">
            <text:p>111.906</text:p>
          </table:table-cell>
          <table:table-cell office:value-type="float" office:value="111.88329643071391" table:formula="of:=[.C23]*[.C$2]+[.$A24]*(1-[.C$2])" table:style-name="ce1">
            <text:p>111.8832964</text:p>
          </table:table-cell>
          <table:table-cell office:value-type="float" office:value="111.81488998184825" table:formula="of:=[.D23]*[.D$2]+[.$A24]*(1-[.D$2])" table:style-name="ce1">
            <text:p>111.81489</text:p>
          </table:table-cell>
          <table:table-cell office:value-type="float" office:value="111.69968009112465" table:formula="of:=[.E23]*[.E$2]+[.$A24]*(1-[.E$2])" table:style-name="ce1">
            <text:p>111.6996801</text:p>
          </table:table-cell>
          <table:table-cell office:value-type="float" office:value="111.53530440485389" table:formula="of:=[.F23]*[.F$2]+[.$A24]*(1-[.F$2])" table:style-name="ce1">
            <text:p>111.5353044</text:p>
          </table:table-cell>
          <table:table-cell office:value-type="float" office:value="111.31761539232349" table:formula="of:=[.G23]*[.G$2]+[.$A24]*(1-[.G$2])" table:style-name="ce1">
            <text:p>111.3176154</text:p>
          </table:table-cell>
          <table:table-cell office:value-type="float" office:value="111.04022312668161" table:formula="of:=[.H23]*[.H$2]+[.$A24]*(1-[.H$2])" table:style-name="ce1">
            <text:p>111.0402231</text:p>
          </table:table-cell>
          <table:table-cell office:value-type="float" office:value="110.69428727605296" table:formula="of:=[.I23]*[.I$2]+[.$A24]*(1-[.I$2])" table:style-name="ce1">
            <text:p>110.6942873</text:p>
          </table:table-cell>
          <table:table-cell office:value-type="float" office:value="110.2687945615539" table:formula="of:=[.J23]*[.J$2]+[.$A24]*(1-[.J$2])" table:style-name="ce1">
            <text:p>110.2687946</text:p>
          </table:table-cell>
          <table:table-cell office:value-type="float" office:value="109.75157507035874" table:formula="of:=[.K23]*[.K$2]+[.$A24]*(1-[.K$2])" table:style-name="ce1">
            <text:p>109.7515751</text:p>
          </table:table-cell>
          <table:table-cell office:value-type="float" office:value="109.13119660806656" table:formula="of:=[.L23]*[.L$2]+[.$A24]*(1-[.L$2])" table:style-name="ce1">
            <text:p>109.1311966</text:p>
          </table:table-cell>
          <table:table-cell office:value-type="float" office:value="108.39938688493055" table:formula="of:=[.M23]*[.M$2]+[.$A24]*(1-[.M$2])" table:style-name="ce1">
            <text:p>108.3993869</text:p>
          </table:table-cell>
          <table:table-cell office:value-type="float" office:value="107.55216711791655" table:formula="of:=[.N23]*[.N$2]+[.$A24]*(1-[.N$2])" table:style-name="ce1">
            <text:p>107.5521671</text:p>
          </table:table-cell>
          <table:table-cell office:value-type="float" office:value="106.58400609656243" table:formula="of:=[.O23]*[.O$2]+[.$A24]*(1-[.O$2])" table:style-name="ce1">
            <text:p>106.5840061</text:p>
          </table:table-cell>
          <table:table-cell office:value-type="float" office:value="105.45974589777472" table:formula="of:=[.P23]*[.P$2]+[.$A24]*(1-[.P$2])" table:style-name="ce1">
            <text:p>105.4597459</text:p>
          </table:table-cell>
          <table:table-cell office:value-type="float" office:value="104.02661721026452" table:formula="of:=[.Q23]*[.Q$2]+[.$A24]*(1-[.Q$2])" table:style-name="ce1">
            <text:p>104.0266172</text:p>
          </table:table-cell>
          <table:table-cell office:value-type="float" office:value="101.77819215457457" table:formula="of:=[.R23]*[.R$2]+[.$A24]*(1-[.R$2])" table:style-name="ce1">
            <text:p>101.7781922</text:p>
          </table:table-cell>
          <table:table-cell office:value-type="float" office:value="97.272891326351825" table:formula="of:=[.S23]*[.S$2]+[.$A24]*(1-[.S$2])" table:style-name="ce1">
            <text:p>97.27289133</text:p>
          </table:table-cell>
          <table:table-cell office:value-type="float" office:value="86.781691964286566" table:formula="of:=[.T23]*[.T$2]+[.$A24]*(1-[.T$2])" table:style-name="ce1">
            <text:p>86.78169196</text:p>
          </table:table-cell>
          <table:table-cell office:value-type="float" office:value="61.279910049710864" table:formula="of:=[.U23]*[.U$2]+[.$A24]*(1-[.U$2])" table:style-name="ce1">
            <text:p>61.27991005</text:p>
          </table:table-cell>
          <table:table-cell table:number-columns-repeated="16363"/>
        </table:table-row>
        <table:table-row table:style-name="ro1">
          <table:table-cell office:value-type="float" office:value="117.956" table:style-name="ce1">
            <text:p>117.956</text:p>
          </table:table-cell>
          <table:table-cell office:value-type="float" office:value="117.956" table:formula="of:=[.B24]*[.B$2]+[.$A25]*(1-[.B$2])" table:style-name="ce1">
            <text:p>117.956</text:p>
          </table:table-cell>
          <table:table-cell office:value-type="float" office:value="117.6523648215357" table:formula="of:=[.C24]*[.C$2]+[.$A25]*(1-[.C$2])" table:style-name="ce1">
            <text:p>117.6523648</text:p>
          </table:table-cell>
          <table:table-cell office:value-type="float" office:value="117.34188899818483" table:formula="of:=[.D24]*[.D$2]+[.$A25]*(1-[.D$2])" table:style-name="ce1">
            <text:p>117.341889</text:p>
          </table:table-cell>
          <table:table-cell office:value-type="float" office:value="117.01755201366871" table:formula="of:=[.E24]*[.E$2]+[.$A25]*(1-[.E$2])" table:style-name="ce1">
            <text:p>117.017552</text:p>
          </table:table-cell>
          <table:table-cell office:value-type="float" office:value="116.67186088097078" table:formula="of:=[.F24]*[.F$2]+[.$A25]*(1-[.F$2])" table:style-name="ce1">
            <text:p>116.6718609</text:p>
          </table:table-cell>
          <table:table-cell office:value-type="float" office:value="116.29640384808087" table:formula="of:=[.G24]*[.G$2]+[.$A25]*(1-[.G$2])" table:style-name="ce1">
            <text:p>116.2964038</text:p>
          </table:table-cell>
          <table:table-cell office:value-type="float" office:value="115.88126693800447" table:formula="of:=[.H24]*[.H$2]+[.$A25]*(1-[.H$2])" table:style-name="ce1">
            <text:p>115.8812669</text:p>
          </table:table-cell>
          <table:table-cell office:value-type="float" office:value="115.41440054661854" table:formula="of:=[.I24]*[.I$2]+[.$A25]*(1-[.I$2])" table:style-name="ce1">
            <text:p>115.4144005</text:p>
          </table:table-cell>
          <table:table-cell office:value-type="float" office:value="114.88111782462157" table:formula="of:=[.J24]*[.J$2]+[.$A25]*(1-[.J$2])" table:style-name="ce1">
            <text:p>114.8811178</text:p>
          </table:table-cell>
          <table:table-cell office:value-type="float" office:value="114.26400878166145" table:formula="of:=[.K24]*[.K$2]+[.$A25]*(1-[.K$2])" table:style-name="ce1">
            <text:p>114.2640088</text:p>
          </table:table-cell>
          <table:table-cell office:value-type="float" office:value="113.54359830403328" table:formula="of:=[.L24]*[.L$2]+[.$A25]*(1-[.L$2])" table:style-name="ce1">
            <text:p>113.5435983</text:p>
          </table:table-cell>
          <table:table-cell office:value-type="float" office:value="112.6998627867118" table:formula="of:=[.M24]*[.M$2]+[.$A25]*(1-[.M$2])" table:style-name="ce1">
            <text:p>112.6998628</text:p>
          </table:table-cell>
          <table:table-cell office:value-type="float" office:value="111.71370027074992" table:formula="of:=[.N24]*[.N$2]+[.$A25]*(1-[.N$2])" table:style-name="ce1">
            <text:p>111.7137003</text:p>
          </table:table-cell>
          <table:table-cell office:value-type="float" office:value="110.56420396276557" table:formula="of:=[.O24]*[.O$2]+[.$A25]*(1-[.O$2])" table:style-name="ce1">
            <text:p>110.564204</text:p>
          </table:table-cell>
          <table:table-cell office:value-type="float" office:value="109.20862212844231" table:formula="of:=[.P24]*[.P$2]+[.$A25]*(1-[.P$2])" table:style-name="ce1">
            <text:p>109.2086221</text:p>
          </table:table-cell>
          <table:table-cell office:value-type="float" office:value="107.50896290769839" table:formula="of:=[.Q24]*[.Q$2]+[.$A25]*(1-[.Q$2])" table:style-name="ce1">
            <text:p>107.5089629</text:p>
          </table:table-cell>
          <table:table-cell office:value-type="float" office:value="105.01375372365966" table:formula="of:=[.R24]*[.R$2]+[.$A25]*(1-[.R$2])" table:style-name="ce1">
            <text:p>105.0137537</text:p>
          </table:table-cell>
          <table:table-cell office:value-type="float" office:value="100.37535762739904" table:formula="of:=[.S24]*[.S$2]+[.$A25]*(1-[.S$2])" table:style-name="ce1">
            <text:p>100.3753576</text:p>
          </table:table-cell>
          <table:table-cell office:value-type="float" office:value="89.899122767857904" table:formula="of:=[.T24]*[.T$2]+[.$A25]*(1-[.T$2])" table:style-name="ce1">
            <text:p>89.89912277</text:p>
          </table:table-cell>
          <table:table-cell office:value-type="float" office:value="64.113714547225328" table:formula="of:=[.U24]*[.U$2]+[.$A25]*(1-[.U$2])" table:style-name="ce1">
            <text:p>64.11371455</text:p>
          </table:table-cell>
          <table:table-cell table:number-columns-repeated="16363"/>
        </table:table-row>
        <table:table-row table:style-name="ro1">
          <table:table-cell office:value-type="float" office:value="120.98" table:style-name="ce1">
            <text:p>120.98</text:p>
          </table:table-cell>
          <table:table-cell office:value-type="float" office:value="120.98" table:formula="of:=[.B25]*[.B$2]+[.$A26]*(1-[.B$2])" table:style-name="ce1">
            <text:p>120.98</text:p>
          </table:table-cell>
          <table:table-cell office:value-type="float" office:value="120.81361824107678" table:formula="of:=[.C25]*[.C$2]+[.$A26]*(1-[.C$2])" table:style-name="ce1">
            <text:p>120.8136182</text:p>
          </table:table-cell>
          <table:table-cell office:value-type="float" office:value="120.6161888998185" table:formula="of:=[.D25]*[.D$2]+[.$A26]*(1-[.D$2])" table:style-name="ce1">
            <text:p>120.6161889</text:p>
          </table:table-cell>
          <table:table-cell office:value-type="float" office:value="120.38563280205031" table:formula="of:=[.E25]*[.E$2]+[.$A26]*(1-[.E$2])" table:style-name="ce1">
            <text:p>120.3856328</text:p>
          </table:table-cell>
          <table:table-cell office:value-type="float" office:value="120.11837217619416" table:formula="of:=[.F25]*[.F$2]+[.$A26]*(1-[.F$2])" table:style-name="ce1">
            <text:p>120.1183722</text:p>
          </table:table-cell>
          <table:table-cell office:value-type="float" office:value="119.80910096202021" table:formula="of:=[.G25]*[.G$2]+[.$A26]*(1-[.G$2])" table:style-name="ce1">
            <text:p>119.809101</text:p>
          </table:table-cell>
          <table:table-cell office:value-type="float" office:value="119.45038008140133" table:formula="of:=[.H25]*[.H$2]+[.$A26]*(1-[.H$2])" table:style-name="ce1">
            <text:p>119.4503801</text:p>
          </table:table-cell>
          <table:table-cell office:value-type="float" office:value="119.03204019131648" table:formula="of:=[.I25]*[.I$2]+[.$A26]*(1-[.I$2])" table:style-name="ce1">
            <text:p>119.0320402</text:p>
          </table:table-cell>
          <table:table-cell office:value-type="float" office:value="118.54044712984862" table:formula="of:=[.J25]*[.J$2]+[.$A26]*(1-[.J$2])" table:style-name="ce1">
            <text:p>118.5404471</text:p>
          </table:table-cell>
          <table:table-cell office:value-type="float" office:value="117.95780395174765" table:formula="of:=[.K25]*[.K$2]+[.$A26]*(1-[.K$2])" table:style-name="ce1">
            <text:p>117.957804</text:p>
          </table:table-cell>
          <table:table-cell office:value-type="float" office:value="117.26179915201664" table:formula="of:=[.L25]*[.L$2]+[.$A26]*(1-[.L$2])" table:style-name="ce1">
            <text:p>117.2617992</text:p>
          </table:table-cell>
          <table:table-cell office:value-type="float" office:value="116.4259245326915" table:formula="of:=[.M25]*[.M$2]+[.$A26]*(1-[.M$2])" table:style-name="ce1">
            <text:p>116.4259245</text:p>
          </table:table-cell>
          <table:table-cell office:value-type="float" office:value="115.42022016244997" table:formula="of:=[.N25]*[.N$2]+[.$A26]*(1-[.N$2])" table:style-name="ce1">
            <text:p>115.4202202</text:p>
          </table:table-cell>
          <table:table-cell office:value-type="float" office:value="114.20973257579763" table:formula="of:=[.O25]*[.O$2]+[.$A26]*(1-[.O$2])" table:style-name="ce1">
            <text:p>114.2097326</text:p>
          </table:table-cell>
          <table:table-cell office:value-type="float" office:value="112.74003548990962" table:formula="of:=[.P25]*[.P$2]+[.$A26]*(1-[.P$2])" table:style-name="ce1">
            <text:p>112.7400355</text:p>
          </table:table-cell>
          <table:table-cell office:value-type="float" office:value="110.8767221807738" table:formula="of:=[.Q25]*[.Q$2]+[.$A26]*(1-[.Q$2])" table:style-name="ce1">
            <text:p>110.8767222</text:p>
          </table:table-cell>
          <table:table-cell office:value-type="float" office:value="108.20700297892773" table:formula="of:=[.R25]*[.R$2]+[.$A26]*(1-[.R$2])" table:style-name="ce1">
            <text:p>108.207003</text:p>
          </table:table-cell>
          <table:table-cell office:value-type="float" office:value="103.46605398328919" table:formula="of:=[.S25]*[.S$2]+[.$A26]*(1-[.S$2])" table:style-name="ce1">
            <text:p>103.466054</text:p>
          </table:table-cell>
          <table:table-cell office:value-type="float" office:value="93.007210491072115" table:formula="of:=[.T25]*[.T$2]+[.$A26]*(1-[.T$2])" table:style-name="ce1">
            <text:p>93.00721049</text:p>
          </table:table-cell>
          <table:table-cell office:value-type="float" office:value="66.957028819864064" table:formula="of:=[.U25]*[.U$2]+[.$A26]*(1-[.U$2])" table:style-name="ce1">
            <text:p>66.95702882</text:p>
          </table:table-cell>
          <table:table-cell table:number-columns-repeated="16363"/>
        </table:table-row>
        <table:table-row table:style-name="ro1">
          <table:table-cell office:value-type="float" office:value="120.98" table:style-name="ce1">
            <text:p>120.98</text:p>
          </table:table-cell>
          <table:table-cell office:value-type="float" office:value="120.98" table:formula="of:=[.B26]*[.B$2]+[.$A27]*(1-[.B$2])" table:style-name="ce1">
            <text:p>120.98</text:p>
          </table:table-cell>
          <table:table-cell office:value-type="float" office:value="120.97168091205384" table:formula="of:=[.C26]*[.C$2]+[.$A27]*(1-[.C$2])" table:style-name="ce1">
            <text:p>120.9716809</text:p>
          </table:table-cell>
          <table:table-cell office:value-type="float" office:value="120.94361888998185" table:formula="of:=[.D26]*[.D$2]+[.$A27]*(1-[.D$2])" table:style-name="ce1">
            <text:p>120.9436189</text:p>
          </table:table-cell>
          <table:table-cell office:value-type="float" office:value="120.89084492030754" table:formula="of:=[.E26]*[.E$2]+[.$A27]*(1-[.E$2])" table:style-name="ce1">
            <text:p>120.8908449</text:p>
          </table:table-cell>
          <table:table-cell office:value-type="float" office:value="120.80767443523884" table:formula="of:=[.F26]*[.F$2]+[.$A27]*(1-[.F$2])" table:style-name="ce1">
            <text:p>120.8076744</text:p>
          </table:table-cell>
          <table:table-cell office:value-type="float" office:value="120.68727524050504" table:formula="of:=[.G26]*[.G$2]+[.$A27]*(1-[.G$2])" table:style-name="ce1">
            <text:p>120.6872752</text:p>
          </table:table-cell>
          <table:table-cell office:value-type="float" office:value="120.5211140244204" table:formula="of:=[.H26]*[.H$2]+[.$A27]*(1-[.H$2])" table:style-name="ce1">
            <text:p>120.521114</text:p>
          </table:table-cell>
          <table:table-cell office:value-type="float" office:value="120.29821406696077" table:formula="of:=[.I26]*[.I$2]+[.$A27]*(1-[.I$2])" table:style-name="ce1">
            <text:p>120.2982141</text:p>
          </table:table-cell>
          <table:table-cell office:value-type="float" office:value="120.00417885193944" table:formula="of:=[.J26]*[.J$2]+[.$A27]*(1-[.J$2])" table:style-name="ce1">
            <text:p>120.0041789</text:p>
          </table:table-cell>
          <table:table-cell office:value-type="float" office:value="119.62001177828645" table:formula="of:=[.K26]*[.K$2]+[.$A27]*(1-[.K$2])" table:style-name="ce1">
            <text:p>119.6200118</text:p>
          </table:table-cell>
          <table:table-cell office:value-type="float" office:value="119.12089957600833" table:formula="of:=[.L26]*[.L$2]+[.$A27]*(1-[.L$2])" table:style-name="ce1">
            <text:p>119.1208996</text:p>
          </table:table-cell>
          <table:table-cell office:value-type="float" office:value="118.47525849298032" table:formula="of:=[.M26]*[.M$2]+[.$A27]*(1-[.M$2])" table:style-name="ce1">
            <text:p>118.4752585</text:p>
          </table:table-cell>
          <table:table-cell office:value-type="float" office:value="117.64413209746999" table:formula="of:=[.N26]*[.N$2]+[.$A27]*(1-[.N$2])" table:style-name="ce1">
            <text:p>117.6441321</text:p>
          </table:table-cell>
          <table:table-cell office:value-type="float" office:value="116.57932617426846" table:formula="of:=[.O26]*[.O$2]+[.$A27]*(1-[.O$2])" table:style-name="ce1">
            <text:p>116.5793262</text:p>
          </table:table-cell>
          <table:table-cell office:value-type="float" office:value="115.21202484293673" table:formula="of:=[.P26]*[.P$2]+[.$A27]*(1-[.P$2])" table:style-name="ce1">
            <text:p>115.2120248</text:p>
          </table:table-cell>
          <table:table-cell office:value-type="float" office:value="113.40254163558035" table:formula="of:=[.Q26]*[.Q$2]+[.$A27]*(1-[.Q$2])" table:style-name="ce1">
            <text:p>113.4025416</text:p>
          </table:table-cell>
          <table:table-cell office:value-type="float" office:value="110.76160238314219" table:formula="of:=[.R26]*[.R$2]+[.$A27]*(1-[.R$2])" table:style-name="ce1">
            <text:p>110.7616024</text:p>
          </table:table-cell>
          <table:table-cell office:value-type="float" office:value="106.09314588579581" table:formula="of:=[.S26]*[.S$2]+[.$A27]*(1-[.S$2])" table:style-name="ce1">
            <text:p>106.0931459</text:p>
          </table:table-cell>
          <table:table-cell office:value-type="float" office:value="95.804489441964904" table:formula="of:=[.T26]*[.T$2]+[.$A27]*(1-[.T$2])" table:style-name="ce1">
            <text:p>95.80448944</text:p>
          </table:table-cell>
          <table:table-cell office:value-type="float" office:value="69.65817737887086" table:formula="of:=[.U26]*[.U$2]+[.$A27]*(1-[.U$2])" table:style-name="ce1">
            <text:p>69.65817738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27]*[.B$2]+[.$A28]*(1-[.B$2])" table:style-name="ce1">
            <text:p>99.8085</text:p>
          </table:table-cell>
          <table:table-cell office:value-type="float" office:value="100.86665904560269" table:formula="of:=[.C27]*[.C$2]+[.$A28]*(1-[.C$2])" table:style-name="ce1">
            <text:p>100.866659</text:p>
          </table:table-cell>
          <table:table-cell office:value-type="float" office:value="101.92201188899818" table:formula="of:=[.D27]*[.D$2]+[.$A28]*(1-[.D$2])" table:style-name="ce1">
            <text:p>101.9220119</text:p>
          </table:table-cell>
          <table:table-cell office:value-type="float" office:value="102.97085173804612" table:formula="of:=[.E27]*[.E$2]+[.$A28]*(1-[.E$2])" table:style-name="ce1">
            <text:p>102.9708517</text:p>
          </table:table-cell>
          <table:table-cell office:value-type="float" office:value="104.00833488704777" table:formula="of:=[.F27]*[.F$2]+[.$A28]*(1-[.F$2])" table:style-name="ce1">
            <text:p>104.0083349</text:p>
          </table:table-cell>
          <table:table-cell office:value-type="float" office:value="105.02819381012625" table:formula="of:=[.G27]*[.G$2]+[.$A28]*(1-[.G$2])" table:style-name="ce1">
            <text:p>105.0281938</text:p>
          </table:table-cell>
          <table:table-cell office:value-type="float" office:value="106.02228420732612" table:formula="of:=[.H27]*[.H$2]+[.$A28]*(1-[.H$2])" table:style-name="ce1">
            <text:p>106.0222842</text:p>
          </table:table-cell>
          <table:table-cell office:value-type="float" office:value="106.97989992343626" table:formula="of:=[.I27]*[.I$2]+[.$A28]*(1-[.I$2])" table:style-name="ce1">
            <text:p>106.9798999</text:p>
          </table:table-cell>
          <table:table-cell office:value-type="float" office:value="107.88677154077578" table:formula="of:=[.J27]*[.J$2]+[.$A28]*(1-[.J$2])" table:style-name="ce1">
            <text:p>107.8867715</text:p>
          </table:table-cell>
          <table:table-cell office:value-type="float" office:value="108.72368030022891" table:formula="of:=[.K27]*[.K$2]+[.$A28]*(1-[.K$2])" table:style-name="ce1">
            <text:p>108.7236803</text:p>
          </table:table-cell>
          <table:table-cell office:value-type="float" office:value="109.46469978800417" table:formula="of:=[.L27]*[.L$2]+[.$A28]*(1-[.L$2])" table:style-name="ce1">
            <text:p>109.4646998</text:p>
          </table:table-cell>
          <table:table-cell office:value-type="float" office:value="110.07521717113917" table:formula="of:=[.M27]*[.M$2]+[.$A28]*(1-[.M$2])" table:style-name="ce1">
            <text:p>110.0752172</text:p>
          </table:table-cell>
          <table:table-cell office:value-type="float" office:value="110.50987925848199" table:formula="of:=[.N27]*[.N$2]+[.$A28]*(1-[.N$2])" table:style-name="ce1">
            <text:p>110.5098793</text:p>
          </table:table-cell>
          <table:table-cell office:value-type="float" office:value="110.7095370132745" table:formula="of:=[.O27]*[.O$2]+[.$A28]*(1-[.O$2])" table:style-name="ce1">
            <text:p>110.709537</text:p>
          </table:table-cell>
          <table:table-cell office:value-type="float" office:value="110.59096739005571" table:formula="of:=[.P27]*[.P$2]+[.$A28]*(1-[.P$2])" table:style-name="ce1">
            <text:p>110.5909674</text:p>
          </table:table-cell>
          <table:table-cell office:value-type="float" office:value="110.00403122668526" table:formula="of:=[.Q27]*[.Q$2]+[.$A28]*(1-[.Q$2])" table:style-name="ce1">
            <text:p>110.0040312</text:p>
          </table:table-cell>
          <table:table-cell office:value-type="float" office:value="108.57098190651375" table:formula="of:=[.R27]*[.R$2]+[.$A28]*(1-[.R$2])" table:style-name="ce1">
            <text:p>108.5709819</text:p>
          </table:table-cell>
          <table:table-cell office:value-type="float" office:value="105.15044900292644" table:formula="of:=[.S27]*[.S$2]+[.$A28]*(1-[.S$2])" table:style-name="ce1">
            <text:p>105.150449</text:p>
          </table:table-cell>
          <table:table-cell office:value-type="float" office:value="96.204890497768417" table:formula="of:=[.T27]*[.T$2]+[.$A28]*(1-[.T$2])" table:style-name="ce1">
            <text:p>96.2048905</text:p>
          </table:table-cell>
          <table:table-cell office:value-type="float" office:value="71.165693509927323" table:formula="of:=[.U27]*[.U$2]+[.$A28]*(1-[.U$2])" table:style-name="ce1">
            <text:p>71.16569351</text:p>
          </table:table-cell>
          <table:table-cell table:number-columns-repeated="16363"/>
        </table:table-row>
        <table:table-row table:style-name="ro1">
          <table:table-cell office:value-type="float" office:value="105.857" table:style-name="ce1">
            <text:p>105.857</text:p>
          </table:table-cell>
          <table:table-cell office:value-type="float" office:value="105.857" table:formula="of:=[.B28]*[.B$2]+[.$A29]*(1-[.B$2])" table:style-name="ce1">
            <text:p>105.857</text:p>
          </table:table-cell>
          <table:table-cell office:value-type="float" office:value="105.60748295228014" table:formula="of:=[.C28]*[.C$2]+[.$A29]*(1-[.C$2])" table:style-name="ce1">
            <text:p>105.607483</text:p>
          </table:table-cell>
          <table:table-cell office:value-type="float" office:value="105.46350118889981" table:formula="of:=[.D28]*[.D$2]+[.$A29]*(1-[.D$2])" table:style-name="ce1">
            <text:p>105.4635012</text:p>
          </table:table-cell>
          <table:table-cell office:value-type="float" office:value="105.42407776070691" table:formula="of:=[.E28]*[.E$2]+[.$A29]*(1-[.E$2])" table:style-name="ce1">
            <text:p>105.4240778</text:p>
          </table:table-cell>
          <table:table-cell office:value-type="float" office:value="105.48726697740956" table:formula="of:=[.F28]*[.F$2]+[.$A29]*(1-[.F$2])" table:style-name="ce1">
            <text:p>105.487267</text:p>
          </table:table-cell>
          <table:table-cell office:value-type="float" office:value="105.64979845253157" table:formula="of:=[.G28]*[.G$2]+[.$A29]*(1-[.G$2])" table:style-name="ce1">
            <text:p>105.6497985</text:p>
          </table:table-cell>
          <table:table-cell office:value-type="float" office:value="105.90658526219782" table:formula="of:=[.H28]*[.H$2]+[.$A29]*(1-[.H$2])" table:style-name="ce1">
            <text:p>105.9065853</text:p>
          </table:table-cell>
          <table:table-cell office:value-type="float" office:value="106.2500149732027" table:formula="of:=[.I28]*[.I$2]+[.$A29]*(1-[.I$2])" table:style-name="ce1">
            <text:p>106.250015</text:p>
          </table:table-cell>
          <table:table-cell office:value-type="float" office:value="106.66890861631032" table:formula="of:=[.J28]*[.J$2]+[.$A29]*(1-[.J$2])" table:style-name="ce1">
            <text:p>106.6689086</text:p>
          </table:table-cell>
          <table:table-cell office:value-type="float" office:value="107.14700613510301" table:formula="of:=[.K28]*[.K$2]+[.$A29]*(1-[.K$2])" table:style-name="ce1">
            <text:p>107.1470061</text:p>
          </table:table-cell>
          <table:table-cell office:value-type="float" office:value="107.66084989400208" table:formula="of:=[.L28]*[.L$2]+[.$A29]*(1-[.L$2])" table:style-name="ce1">
            <text:p>107.6608499</text:p>
          </table:table-cell>
          <table:table-cell office:value-type="float" office:value="108.17701944412656" table:formula="of:=[.M28]*[.M$2]+[.$A29]*(1-[.M$2])" table:style-name="ce1">
            <text:p>108.1770194</text:p>
          </table:table-cell>
          <table:table-cell office:value-type="float" office:value="108.64872755508918" table:formula="of:=[.N28]*[.N$2]+[.$A29]*(1-[.N$2])" table:style-name="ce1">
            <text:p>108.6487276</text:p>
          </table:table-cell>
          <table:table-cell office:value-type="float" office:value="109.01114905862842" table:formula="of:=[.O28]*[.O$2]+[.$A29]*(1-[.O$2])" table:style-name="ce1">
            <text:p>109.0111491</text:p>
          </table:table-cell>
          <table:table-cell office:value-type="float" office:value="109.170777173039" table:formula="of:=[.P28]*[.P$2]+[.$A29]*(1-[.P$2])" table:style-name="ce1">
            <text:p>109.1707772</text:p>
          </table:table-cell>
          <table:table-cell office:value-type="float" office:value="108.96727342001395" table:formula="of:=[.Q28]*[.Q$2]+[.$A29]*(1-[.Q$2])" table:style-name="ce1">
            <text:p>108.9672734</text:p>
          </table:table-cell>
          <table:table-cell office:value-type="float" office:value="108.028185525211" table:formula="of:=[.R28]*[.R$2]+[.$A29]*(1-[.R$2])" table:style-name="ce1">
            <text:p>108.0281855</text:p>
          </table:table-cell>
          <table:table-cell office:value-type="float" office:value="105.25643165248748" table:formula="of:=[.S28]*[.S$2]+[.$A29]*(1-[.S$2])" table:style-name="ce1">
            <text:p>105.2564317</text:p>
          </table:table-cell>
          <table:table-cell office:value-type="float" office:value="97.170101447991584" table:formula="of:=[.T28]*[.T$2]+[.$A29]*(1-[.T$2])" table:style-name="ce1">
            <text:p>97.17010145</text:p>
          </table:table-cell>
          <table:table-cell office:value-type="float" office:value="72.900258834430957" table:formula="of:=[.U28]*[.U$2]+[.$A29]*(1-[.U$2])" table:style-name="ce1">
            <text:p>72.90025883</text:p>
          </table:table-cell>
          <table:table-cell table:number-columns-repeated="16363"/>
        </table:table-row>
        <table:table-row table:style-name="ro1">
          <table:table-cell office:value-type="float" office:value="105.857" table:style-name="ce1">
            <text:p>105.857</text:p>
          </table:table-cell>
          <table:table-cell office:value-type="float" office:value="105.857" table:formula="of:=[.B29]*[.B$2]+[.$A30]*(1-[.B$2])" table:style-name="ce1">
            <text:p>105.857</text:p>
          </table:table-cell>
          <table:table-cell office:value-type="float" office:value="105.84452414761401" table:formula="of:=[.C29]*[.C$2]+[.$A30]*(1-[.C$2])" table:style-name="ce1">
            <text:p>105.8445241</text:p>
          </table:table-cell>
          <table:table-cell office:value-type="float" office:value="105.81765011888999" table:formula="of:=[.D29]*[.D$2]+[.$A30]*(1-[.D$2])" table:style-name="ce1">
            <text:p>105.8176501</text:p>
          </table:table-cell>
          <table:table-cell office:value-type="float" office:value="105.79206166410603" table:formula="of:=[.E29]*[.E$2]+[.$A30]*(1-[.E$2])" table:style-name="ce1">
            <text:p>105.7920617</text:p>
          </table:table-cell>
          <table:table-cell office:value-type="float" office:value="105.78305339548191" table:formula="of:=[.F29]*[.F$2]+[.$A30]*(1-[.F$2])" table:style-name="ce1">
            <text:p>105.7830534</text:p>
          </table:table-cell>
          <table:table-cell office:value-type="float" office:value="105.8051996131329" table:formula="of:=[.G29]*[.G$2]+[.$A30]*(1-[.G$2])" table:style-name="ce1">
            <text:p>105.8051996</text:p>
          </table:table-cell>
          <table:table-cell office:value-type="float" office:value="105.87187557865934" table:formula="of:=[.H29]*[.H$2]+[.$A30]*(1-[.H$2])" table:style-name="ce1">
            <text:p>105.8718756</text:p>
          </table:table-cell>
          <table:table-cell office:value-type="float" office:value="105.99455524062094" table:formula="of:=[.I29]*[.I$2]+[.$A30]*(1-[.I$2])" table:style-name="ce1">
            <text:p>105.9945552</text:p>
          </table:table-cell>
          <table:table-cell office:value-type="float" office:value="106.18176344652412" table:formula="of:=[.J29]*[.J$2]+[.$A30]*(1-[.J$2])" table:style-name="ce1">
            <text:p>106.1817634</text:p>
          </table:table-cell>
          <table:table-cell office:value-type="float" office:value="106.43750276079635" table:formula="of:=[.K29]*[.K$2]+[.$A30]*(1-[.K$2])" table:style-name="ce1">
            <text:p>106.4375028</text:p>
          </table:table-cell>
          <table:table-cell office:value-type="float" office:value="106.75892494700105" table:formula="of:=[.L29]*[.L$2]+[.$A30]*(1-[.L$2])" table:style-name="ce1">
            <text:p>106.7589249</text:p>
          </table:table-cell>
          <table:table-cell office:value-type="float" office:value="107.13301069426961" table:formula="of:=[.M29]*[.M$2]+[.$A30]*(1-[.M$2])" table:style-name="ce1">
            <text:p>107.1330107</text:p>
          </table:table-cell>
          <table:table-cell office:value-type="float" office:value="107.53203653305351" table:formula="of:=[.N29]*[.N$2]+[.$A30]*(1-[.N$2])" table:style-name="ce1">
            <text:p>107.5320365</text:p>
          </table:table-cell>
          <table:table-cell office:value-type="float" office:value="107.90719688810847" table:formula="of:=[.O29]*[.O$2]+[.$A30]*(1-[.O$2])" table:style-name="ce1">
            <text:p>107.9071969</text:p>
          </table:table-cell>
          <table:table-cell office:value-type="float" office:value="108.1766440211273" table:formula="of:=[.P29]*[.P$2]+[.$A30]*(1-[.P$2])" table:style-name="ce1">
            <text:p>108.176644</text:p>
          </table:table-cell>
          <table:table-cell office:value-type="float" office:value="108.18970506501046" table:formula="of:=[.Q29]*[.Q$2]+[.$A30]*(1-[.Q$2])" table:style-name="ce1">
            <text:p>108.1897051</text:p>
          </table:table-cell>
          <table:table-cell office:value-type="float" office:value="107.5939484201688" table:formula="of:=[.R29]*[.R$2]+[.$A30]*(1-[.R$2])" table:style-name="ce1">
            <text:p>107.5939484</text:p>
          </table:table-cell>
          <table:table-cell office:value-type="float" office:value="105.34651690461436" table:formula="of:=[.S29]*[.S$2]+[.$A30]*(1-[.S$2])" table:style-name="ce1">
            <text:p>105.3465169</text:p>
          </table:table-cell>
          <table:table-cell office:value-type="float" office:value="98.038791303192426" table:formula="of:=[.T29]*[.T$2]+[.$A30]*(1-[.T$2])" table:style-name="ce1">
            <text:p>98.0387913</text:p>
          </table:table-cell>
          <table:table-cell office:value-type="float" office:value="74.548095892709412" table:formula="of:=[.U29]*[.U$2]+[.$A30]*(1-[.U$2])" table:style-name="ce1">
            <text:p>74.54809589</text:p>
          </table:table-cell>
          <table:table-cell table:number-columns-repeated="16363"/>
        </table:table-row>
        <table:table-row table:style-name="ro1">
          <table:table-cell office:value-type="float" office:value="105.857" table:style-name="ce1">
            <text:p>105.857</text:p>
          </table:table-cell>
          <table:table-cell office:value-type="float" office:value="105.857" table:formula="of:=[.B30]*[.B$2]+[.$A31]*(1-[.B$2])" table:style-name="ce1">
            <text:p>105.857</text:p>
          </table:table-cell>
          <table:table-cell office:value-type="float" office:value="105.85637620738069" table:formula="of:=[.C30]*[.C$2]+[.$A31]*(1-[.C$2])" table:style-name="ce1">
            <text:p>105.8563762</text:p>
          </table:table-cell>
          <table:table-cell office:value-type="float" office:value="105.853065011889" table:formula="of:=[.D30]*[.D$2]+[.$A31]*(1-[.D$2])" table:style-name="ce1">
            <text:p>105.853065</text:p>
          </table:table-cell>
          <table:table-cell office:value-type="float" office:value="105.8472592496159" table:formula="of:=[.E30]*[.E$2]+[.$A31]*(1-[.E$2])" table:style-name="ce1">
            <text:p>105.8472592</text:p>
          </table:table-cell>
          <table:table-cell office:value-type="float" office:value="105.8422106790964" table:formula="of:=[.F30]*[.F$2]+[.$A31]*(1-[.F$2])" table:style-name="ce1">
            <text:p>105.8422107</text:p>
          </table:table-cell>
          <table:table-cell office:value-type="float" office:value="105.84404990328323" table:formula="of:=[.G30]*[.G$2]+[.$A31]*(1-[.G$2])" table:style-name="ce1">
            <text:p>105.8440499</text:p>
          </table:table-cell>
          <table:table-cell office:value-type="float" office:value="105.8614626735978" table:formula="of:=[.H30]*[.H$2]+[.$A31]*(1-[.H$2])" table:style-name="ce1">
            <text:p>105.8614627</text:p>
          </table:table-cell>
          <table:table-cell office:value-type="float" office:value="105.90514433421734" table:formula="of:=[.I30]*[.I$2]+[.$A31]*(1-[.I$2])" table:style-name="ce1">
            <text:p>105.9051443</text:p>
          </table:table-cell>
          <table:table-cell office:value-type="float" office:value="105.98690537860963" table:formula="of:=[.J30]*[.J$2]+[.$A31]*(1-[.J$2])" table:style-name="ce1">
            <text:p>105.9869054</text:p>
          </table:table-cell>
          <table:table-cell office:value-type="float" office:value="106.11822624235836" table:formula="of:=[.K30]*[.K$2]+[.$A31]*(1-[.K$2])" table:style-name="ce1">
            <text:p>106.1182262</text:p>
          </table:table-cell>
          <table:table-cell office:value-type="float" office:value="106.30796247350052" table:formula="of:=[.L30]*[.L$2]+[.$A31]*(1-[.L$2])" table:style-name="ce1">
            <text:p>106.3079625</text:p>
          </table:table-cell>
          <table:table-cell office:value-type="float" office:value="106.55880588184829" table:formula="of:=[.M30]*[.M$2]+[.$A31]*(1-[.M$2])" table:style-name="ce1">
            <text:p>106.5588059</text:p>
          </table:table-cell>
          <table:table-cell office:value-type="float" office:value="106.8620219198321" table:formula="of:=[.N30]*[.N$2]+[.$A31]*(1-[.N$2])" table:style-name="ce1">
            <text:p>106.8620219</text:p>
          </table:table-cell>
          <table:table-cell office:value-type="float" office:value="107.1896279772705" table:formula="of:=[.O30]*[.O$2]+[.$A31]*(1-[.O$2])" table:style-name="ce1">
            <text:p>107.189628</text:p>
          </table:table-cell>
          <table:table-cell office:value-type="float" office:value="107.48075081478912" table:formula="of:=[.P30]*[.P$2]+[.$A31]*(1-[.P$2])" table:style-name="ce1">
            <text:p>107.4807508</text:p>
          </table:table-cell>
          <table:table-cell office:value-type="float" office:value="107.60652879875784" table:formula="of:=[.Q30]*[.Q$2]+[.$A31]*(1-[.Q$2])" table:style-name="ce1">
            <text:p>107.6065288</text:p>
          </table:table-cell>
          <table:table-cell office:value-type="float" office:value="107.24655873613504" table:formula="of:=[.R30]*[.R$2]+[.$A31]*(1-[.R$2])" table:style-name="ce1">
            <text:p>107.2465587</text:p>
          </table:table-cell>
          <table:table-cell office:value-type="float" office:value="105.42308936892221" table:formula="of:=[.S30]*[.S$2]+[.$A31]*(1-[.S$2])" table:style-name="ce1">
            <text:p>105.4230894</text:p>
          </table:table-cell>
          <table:table-cell office:value-type="float" office:value="98.820612172873183" table:formula="of:=[.T30]*[.T$2]+[.$A31]*(1-[.T$2])" table:style-name="ce1">
            <text:p>98.82061217</text:p>
          </table:table-cell>
          <table:table-cell office:value-type="float" office:value="76.113541098073938" table:formula="of:=[.U30]*[.U$2]+[.$A31]*(1-[.U$2])" table:style-name="ce1">
            <text:p>76.1135411</text:p>
          </table:table-cell>
          <table:table-cell table:number-columns-repeated="16363"/>
        </table:table-row>
        <table:table-row table:style-name="ro1">
          <table:table-cell office:value-type="float" office:value="105.858" table:style-name="ce1">
            <text:p>105.858</text:p>
          </table:table-cell>
          <table:table-cell office:value-type="float" office:value="105.858" table:formula="of:=[.B31]*[.B$2]+[.$A32]*(1-[.B$2])" table:style-name="ce1">
            <text:p>105.858</text:p>
          </table:table-cell>
          <table:table-cell office:value-type="float" office:value="105.85791881036903" table:formula="of:=[.C31]*[.C$2]+[.$A32]*(1-[.C$2])" table:style-name="ce1">
            <text:p>105.8579188</text:p>
          </table:table-cell>
          <table:table-cell office:value-type="float" office:value="105.85750650118891" table:formula="of:=[.D31]*[.D$2]+[.$A32]*(1-[.D$2])" table:style-name="ce1">
            <text:p>105.8575065</text:p>
          </table:table-cell>
          <table:table-cell office:value-type="float" office:value="105.85638888744238" table:formula="of:=[.E31]*[.E$2]+[.$A32]*(1-[.E$2])" table:style-name="ce1">
            <text:p>105.8563889</text:p>
          </table:table-cell>
          <table:table-cell office:value-type="float" office:value="105.85484213581928" table:formula="of:=[.F31]*[.F$2]+[.$A32]*(1-[.F$2])" table:style-name="ce1">
            <text:p>105.8548421</text:p>
          </table:table-cell>
          <table:table-cell office:value-type="float" office:value="105.85451247582081" table:formula="of:=[.G31]*[.G$2]+[.$A32]*(1-[.G$2])" table:style-name="ce1">
            <text:p>105.8545125</text:p>
          </table:table-cell>
          <table:table-cell office:value-type="float" office:value="105.85903880207934" table:formula="of:=[.H31]*[.H$2]+[.$A32]*(1-[.H$2])" table:style-name="ce1">
            <text:p>105.8590388</text:p>
          </table:table-cell>
          <table:table-cell office:value-type="float" office:value="105.87450051697607" table:formula="of:=[.I31]*[.I$2]+[.$A32]*(1-[.I$2])" table:style-name="ce1">
            <text:p>105.8745005</text:p>
          </table:table-cell>
          <table:table-cell office:value-type="float" office:value="105.90956215144385" table:formula="of:=[.J31]*[.J$2]+[.$A32]*(1-[.J$2])" table:style-name="ce1">
            <text:p>105.9095622</text:p>
          </table:table-cell>
          <table:table-cell office:value-type="float" office:value="105.97510180906127" table:formula="of:=[.K31]*[.K$2]+[.$A32]*(1-[.K$2])" table:style-name="ce1">
            <text:p>105.9751018</text:p>
          </table:table-cell>
          <table:table-cell office:value-type="float" office:value="106.08298123675027" table:formula="of:=[.L31]*[.L$2]+[.$A32]*(1-[.L$2])" table:style-name="ce1">
            <text:p>106.0829812</text:p>
          </table:table-cell>
          <table:table-cell office:value-type="float" office:value="106.24344323501657" table:formula="of:=[.M31]*[.M$2]+[.$A32]*(1-[.M$2])" table:style-name="ce1">
            <text:p>106.2434432</text:p>
          </table:table-cell>
          <table:table-cell office:value-type="float" office:value="106.46041315189927" table:formula="of:=[.N31]*[.N$2]+[.$A32]*(1-[.N$2])" table:style-name="ce1">
            <text:p>106.4604132</text:p>
          </table:table-cell>
          <table:table-cell office:value-type="float" office:value="106.72355818522584" table:formula="of:=[.O31]*[.O$2]+[.$A32]*(1-[.O$2])" table:style-name="ce1">
            <text:p>106.7235582</text:p>
          </table:table-cell>
          <table:table-cell office:value-type="float" office:value="106.99392557035239" table:formula="of:=[.P31]*[.P$2]+[.$A32]*(1-[.P$2])" table:style-name="ce1">
            <text:p>106.9939256</text:p>
          </table:table-cell>
          <table:table-cell office:value-type="float" office:value="107.16939659906838" table:formula="of:=[.Q31]*[.Q$2]+[.$A32]*(1-[.Q$2])" table:style-name="ce1">
            <text:p>107.1693966</text:p>
          </table:table-cell>
          <table:table-cell office:value-type="float" office:value="106.96884698890804" table:formula="of:=[.R31]*[.R$2]+[.$A32]*(1-[.R$2])" table:style-name="ce1">
            <text:p>106.968847</text:p>
          </table:table-cell>
          <table:table-cell office:value-type="float" office:value="105.48832596358388" table:formula="of:=[.S31]*[.S$2]+[.$A32]*(1-[.S$2])" table:style-name="ce1">
            <text:p>105.488326</text:p>
          </table:table-cell>
          <table:table-cell office:value-type="float" office:value="99.524350955585859" table:formula="of:=[.T31]*[.T$2]+[.$A32]*(1-[.T$2])" table:style-name="ce1">
            <text:p>99.52435096</text:p>
          </table:table-cell>
          <table:table-cell office:value-type="float" office:value="77.600764043170244" table:formula="of:=[.U31]*[.U$2]+[.$A32]*(1-[.U$2])" table:style-name="ce1">
            <text:p>77.60076404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32]*[.B$2]+[.$A33]*(1-[.B$2])" table:style-name="ce1">
            <text:p>93.7595</text:p>
          </table:table-cell>
          <table:table-cell office:value-type="float" office:value="94.364420940518443" table:formula="of:=[.C32]*[.C$2]+[.$A33]*(1-[.C$2])" table:style-name="ce1">
            <text:p>94.36442094</text:p>
          </table:table-cell>
          <table:table-cell office:value-type="float" office:value="94.969300650118896" table:formula="of:=[.D32]*[.D$2]+[.$A33]*(1-[.D$2])" table:style-name="ce1">
            <text:p>94.96930065</text:p>
          </table:table-cell>
          <table:table-cell office:value-type="float" office:value="95.574033333116361" table:formula="of:=[.E32]*[.E$2]+[.$A33]*(1-[.E$2])" table:style-name="ce1">
            <text:p>95.57403333</text:p>
          </table:table-cell>
          <table:table-cell office:value-type="float" office:value="96.178568427163867" table:formula="of:=[.F32]*[.F$2]+[.$A33]*(1-[.F$2])" table:style-name="ce1">
            <text:p>96.17856843</text:p>
          </table:table-cell>
          <table:table-cell office:value-type="float" office:value="96.783253118955201" table:formula="of:=[.G32]*[.G$2]+[.$A33]*(1-[.G$2])" table:style-name="ce1">
            <text:p>96.78325312</text:p>
          </table:table-cell>
          <table:table-cell office:value-type="float" office:value="97.38936164062379" table:formula="of:=[.H32]*[.H$2]+[.$A33]*(1-[.H$2])" table:style-name="ce1">
            <text:p>97.38936164</text:p>
          </table:table-cell>
          <table:table-cell office:value-type="float" office:value="97.999750180941618" table:formula="of:=[.I32]*[.I$2]+[.$A33]*(1-[.I$2])" table:style-name="ce1">
            <text:p>97.99975018</text:p>
          </table:table-cell>
          <table:table-cell office:value-type="float" office:value="98.619524860577542" table:formula="of:=[.J32]*[.J$2]+[.$A33]*(1-[.J$2])" table:style-name="ce1">
            <text:p>98.61952486</text:p>
          </table:table-cell>
          <table:table-cell office:value-type="float" office:value="99.256520814077575" table:formula="of:=[.K32]*[.K$2]+[.$A33]*(1-[.K$2])" table:style-name="ce1">
            <text:p>99.25652081</text:p>
          </table:table-cell>
          <table:table-cell office:value-type="float" office:value="99.921240618375137" table:formula="of:=[.L32]*[.L$2]+[.$A33]*(1-[.L$2])" table:style-name="ce1">
            <text:p>99.92124062</text:p>
          </table:table-cell>
          <table:table-cell office:value-type="float" office:value="100.62566877925912" table:formula="of:=[.M32]*[.M$2]+[.$A33]*(1-[.M$2])" table:style-name="ce1">
            <text:p>100.6256688</text:p>
          </table:table-cell>
          <table:table-cell office:value-type="float" office:value="101.38004789113957" table:formula="of:=[.N32]*[.N$2]+[.$A33]*(1-[.N$2])" table:style-name="ce1">
            <text:p>101.3800479</text:p>
          </table:table-cell>
          <table:table-cell office:value-type="float" office:value="102.18613782039679" table:formula="of:=[.O32]*[.O$2]+[.$A33]*(1-[.O$2])" table:style-name="ce1">
            <text:p>102.1861378</text:p>
          </table:table-cell>
          <table:table-cell office:value-type="float" office:value="103.02359789924668" table:formula="of:=[.P32]*[.P$2]+[.$A33]*(1-[.P$2])" table:style-name="ce1">
            <text:p>103.0235979</text:p>
          </table:table-cell>
          <table:table-cell office:value-type="float" office:value="103.81692244930129" table:formula="of:=[.Q32]*[.Q$2]+[.$A33]*(1-[.Q$2])" table:style-name="ce1">
            <text:p>103.8169224</text:p>
          </table:table-cell>
          <table:table-cell office:value-type="float" office:value="104.32697759112644" table:formula="of:=[.R32]*[.R$2]+[.$A33]*(1-[.R$2])" table:style-name="ce1">
            <text:p>104.3269776</text:p>
          </table:table-cell>
          <table:table-cell office:value-type="float" office:value="103.72900206904629" table:formula="of:=[.S32]*[.S$2]+[.$A33]*(1-[.S$2])" table:style-name="ce1">
            <text:p>103.7290021</text:p>
          </table:table-cell>
          <table:table-cell office:value-type="float" office:value="98.947865860027278" table:formula="of:=[.T32]*[.T$2]+[.$A33]*(1-[.T$2])" table:style-name="ce1">
            <text:p>98.94786586</text:p>
          </table:table-cell>
          <table:table-cell office:value-type="float" office:value="78.408700841011736" table:formula="of:=[.U32]*[.U$2]+[.$A33]*(1-[.U$2])" table:style-name="ce1">
            <text:p>78.40870084</text:p>
          </table:table-cell>
          <table:table-cell table:number-columns-repeated="16363"/>
        </table:table-row>
        <table:table-row table:style-name="ro1">
          <table:table-cell office:value-type="float" office:value="105.858" table:style-name="ce1">
            <text:p>105.858</text:p>
          </table:table-cell>
          <table:table-cell office:value-type="float" office:value="105.858" table:formula="of:=[.B33]*[.B$2]+[.$A34]*(1-[.B$2])" table:style-name="ce1">
            <text:p>105.858</text:p>
          </table:table-cell>
          <table:table-cell office:value-type="float" office:value="105.28332104702592" table:formula="of:=[.C33]*[.C$2]+[.$A34]*(1-[.C$2])" table:style-name="ce1">
            <text:p>105.283321</text:p>
          </table:table-cell>
          <table:table-cell office:value-type="float" office:value="104.76913006501191" table:formula="of:=[.D33]*[.D$2]+[.$A34]*(1-[.D$2])" table:style-name="ce1">
            <text:p>104.7691301</text:p>
          </table:table-cell>
          <table:table-cell office:value-type="float" office:value="104.31540499996746" table:formula="of:=[.E33]*[.E$2]+[.$A34]*(1-[.E$2])" table:style-name="ce1">
            <text:p>104.315405</text:p>
          </table:table-cell>
          <table:table-cell office:value-type="float" office:value="103.92211368543278" table:formula="of:=[.F33]*[.F$2]+[.$A34]*(1-[.F$2])" table:style-name="ce1">
            <text:p>103.9221137</text:p>
          </table:table-cell>
          <table:table-cell office:value-type="float" office:value="103.5893132797388" table:formula="of:=[.G33]*[.G$2]+[.$A34]*(1-[.G$2])" table:style-name="ce1">
            <text:p>103.5893133</text:p>
          </table:table-cell>
          <table:table-cell office:value-type="float" office:value="103.31740849218713" table:formula="of:=[.H33]*[.H$2]+[.$A34]*(1-[.H$2])" table:style-name="ce1">
            <text:p>103.3174085</text:p>
          </table:table-cell>
          <table:table-cell office:value-type="float" office:value="103.10761256332958" table:formula="of:=[.I33]*[.I$2]+[.$A34]*(1-[.I$2])" table:style-name="ce1">
            <text:p>103.1076126</text:p>
          </table:table-cell>
          <table:table-cell office:value-type="float" office:value="102.96260994423102" table:formula="of:=[.J33]*[.J$2]+[.$A34]*(1-[.J$2])" table:style-name="ce1">
            <text:p>102.9626099</text:p>
          </table:table-cell>
          <table:table-cell office:value-type="float" office:value="102.88733436633491" table:formula="of:=[.K33]*[.K$2]+[.$A34]*(1-[.K$2])" table:style-name="ce1">
            <text:p>102.8873344</text:p>
          </table:table-cell>
          <table:table-cell office:value-type="float" office:value="102.88962030918756" table:formula="of:=[.L33]*[.L$2]+[.$A34]*(1-[.L$2])" table:style-name="ce1">
            <text:p>102.8896203</text:p>
          </table:table-cell>
          <table:table-cell office:value-type="float" office:value="102.98021782859252" table:formula="of:=[.M33]*[.M$2]+[.$A34]*(1-[.M$2])" table:style-name="ce1">
            <text:p>102.9802178</text:p>
          </table:table-cell>
          <table:table-cell office:value-type="float" office:value="103.17122873468375" table:formula="of:=[.N33]*[.N$2]+[.$A34]*(1-[.N$2])" table:style-name="ce1">
            <text:p>103.1712287</text:p>
          </table:table-cell>
          <table:table-cell office:value-type="float" office:value="103.47128958325791" table:formula="of:=[.O33]*[.O$2]+[.$A34]*(1-[.O$2])" table:style-name="ce1">
            <text:p>103.4712896</text:p>
          </table:table-cell>
          <table:table-cell office:value-type="float" office:value="103.87391852947268" table:formula="of:=[.P33]*[.P$2]+[.$A34]*(1-[.P$2])" table:style-name="ce1">
            <text:p>103.8739185</text:p>
          </table:table-cell>
          <table:table-cell office:value-type="float" office:value="104.32719183697597" table:formula="of:=[.Q33]*[.Q$2]+[.$A34]*(1-[.Q$2])" table:style-name="ce1">
            <text:p>104.3271918</text:p>
          </table:table-cell>
          <table:table-cell office:value-type="float" office:value="104.63318207290115" table:formula="of:=[.R33]*[.R$2]+[.$A34]*(1-[.R$2])" table:style-name="ce1">
            <text:p>104.6331821</text:p>
          </table:table-cell>
          <table:table-cell office:value-type="float" office:value="104.04835175868935" table:formula="of:=[.S33]*[.S$2]+[.$A34]*(1-[.S$2])" table:style-name="ce1">
            <text:p>104.0483518</text:p>
          </table:table-cell>
          <table:table-cell office:value-type="float" office:value="99.638879274024546" table:formula="of:=[.T33]*[.T$2]+[.$A34]*(1-[.T$2])" table:style-name="ce1">
            <text:p>99.63887927</text:p>
          </table:table-cell>
          <table:table-cell office:value-type="float" office:value="79.781165798961155" table:formula="of:=[.U33]*[.U$2]+[.$A34]*(1-[.U$2])" table:style-name="ce1">
            <text:p>79.7811658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34]*[.B$2]+[.$A35]*(1-[.B$2])" table:style-name="ce1">
            <text:p>93.7595</text:p>
          </table:table-cell>
          <table:table-cell office:value-type="float" office:value="94.335691052351294" table:formula="of:=[.C34]*[.C$2]+[.$A35]*(1-[.C$2])" table:style-name="ce1">
            <text:p>94.33569105</text:p>
          </table:table-cell>
          <table:table-cell office:value-type="float" office:value="94.860463006501192" table:formula="of:=[.D34]*[.D$2]+[.$A35]*(1-[.D$2])" table:style-name="ce1">
            <text:p>94.86046301</text:p>
          </table:table-cell>
          <table:table-cell office:value-type="float" office:value="95.342885749995119" table:formula="of:=[.E34]*[.E$2]+[.$A35]*(1-[.E$2])" table:style-name="ce1">
            <text:p>95.34288575</text:p>
          </table:table-cell>
          <table:table-cell office:value-type="float" office:value="95.792022737086569" table:formula="of:=[.F34]*[.F$2]+[.$A35]*(1-[.F$2])" table:style-name="ce1">
            <text:p>95.79202274</text:p>
          </table:table-cell>
          <table:table-cell office:value-type="float" office:value="96.216953319934703" table:formula="of:=[.G34]*[.G$2]+[.$A35]*(1-[.G$2])" table:style-name="ce1">
            <text:p>96.21695332</text:p>
          </table:table-cell>
          <table:table-cell office:value-type="float" office:value="96.626872547656134" table:formula="of:=[.H34]*[.H$2]+[.$A35]*(1-[.H$2])" table:style-name="ce1">
            <text:p>96.62687255</text:p>
          </table:table-cell>
          <table:table-cell office:value-type="float" office:value="97.031339397165354" table:formula="of:=[.I34]*[.I$2]+[.$A35]*(1-[.I$2])" table:style-name="ce1">
            <text:p>97.0313394</text:p>
          </table:table-cell>
          <table:table-cell office:value-type="float" office:value="97.440743977692406" table:formula="of:=[.J34]*[.J$2]+[.$A35]*(1-[.J$2])" table:style-name="ce1">
            <text:p>97.44074398</text:p>
          </table:table-cell>
          <table:table-cell office:value-type="float" office:value="97.867025464850713" table:formula="of:=[.K34]*[.K$2]+[.$A35]*(1-[.K$2])" table:style-name="ce1">
            <text:p>97.86702546</text:p>
          </table:table-cell>
          <table:table-cell office:value-type="float" office:value="98.324560154593783" table:formula="of:=[.L34]*[.L$2]+[.$A35]*(1-[.L$2])" table:style-name="ce1">
            <text:p>98.32456015</text:p>
          </table:table-cell>
          <table:table-cell office:value-type="float" office:value="98.83089480572589" table:formula="of:=[.M34]*[.M$2]+[.$A35]*(1-[.M$2])" table:style-name="ce1">
            <text:p>98.83089481</text:p>
          </table:table-cell>
          <table:table-cell office:value-type="float" office:value="99.406537240810252" table:formula="of:=[.N34]*[.N$2]+[.$A35]*(1-[.N$2])" table:style-name="ce1">
            <text:p>99.40653724</text:p>
          </table:table-cell>
          <table:table-cell office:value-type="float" office:value="100.07216322911765" table:formula="of:=[.O34]*[.O$2]+[.$A35]*(1-[.O$2])" table:style-name="ce1">
            <text:p>100.0721632</text:p>
          </table:table-cell>
          <table:table-cell office:value-type="float" office:value="100.83959297063087" table:formula="of:=[.P34]*[.P$2]+[.$A35]*(1-[.P$2])" table:style-name="ce1">
            <text:p>100.839593</text:p>
          </table:table-cell>
          <table:table-cell office:value-type="float" office:value="101.68526887773197" table:formula="of:=[.Q34]*[.Q$2]+[.$A35]*(1-[.Q$2])" table:style-name="ce1">
            <text:p>101.6852689</text:p>
          </table:table-cell>
          <table:table-cell office:value-type="float" office:value="102.45844565832091" table:formula="of:=[.R34]*[.R$2]+[.$A35]*(1-[.R$2])" table:style-name="ce1">
            <text:p>102.4584457</text:p>
          </table:table-cell>
          <table:table-cell office:value-type="float" office:value="102.50502399488595" table:formula="of:=[.S34]*[.S$2]+[.$A35]*(1-[.S$2])" table:style-name="ce1">
            <text:p>102.505024</text:p>
          </table:table-cell>
          <table:table-cell office:value-type="float" office:value="99.050941346622096" table:formula="of:=[.T34]*[.T$2]+[.$A35]*(1-[.T$2])" table:style-name="ce1">
            <text:p>99.05094135</text:p>
          </table:table-cell>
          <table:table-cell office:value-type="float" office:value="80.480082509013101" table:formula="of:=[.U34]*[.U$2]+[.$A35]*(1-[.U$2])" table:style-name="ce1">
            <text:p>80.48008251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35]*[.B$2]+[.$A36]*(1-[.B$2])" table:style-name="ce1">
            <text:p>93.7595</text:p>
          </table:table-cell>
          <table:table-cell office:value-type="float" office:value="93.788309552617562" table:formula="of:=[.C35]*[.C$2]+[.$A36]*(1-[.C$2])" table:style-name="ce1">
            <text:p>93.78830955</text:p>
          </table:table-cell>
          <table:table-cell office:value-type="float" office:value="93.869596300650116" table:formula="of:=[.D35]*[.D$2]+[.$A36]*(1-[.D$2])" table:style-name="ce1">
            <text:p>93.8695963</text:p>
          </table:table-cell>
          <table:table-cell office:value-type="float" office:value="93.997007862499274" table:formula="of:=[.E35]*[.E$2]+[.$A36]*(1-[.E$2])" table:style-name="ce1">
            <text:p>93.99700786</text:p>
          </table:table-cell>
          <table:table-cell office:value-type="float" office:value="94.16600454741733" table:formula="of:=[.F35]*[.F$2]+[.$A36]*(1-[.F$2])" table:style-name="ce1">
            <text:p>94.16600455</text:p>
          </table:table-cell>
          <table:table-cell office:value-type="float" office:value="94.373863329983678" table:formula="of:=[.G35]*[.G$2]+[.$A36]*(1-[.G$2])" table:style-name="ce1">
            <text:p>94.37386333</text:p>
          </table:table-cell>
          <table:table-cell office:value-type="float" office:value="94.619711764296824" table:formula="of:=[.H35]*[.H$2]+[.$A36]*(1-[.H$2])" table:style-name="ce1">
            <text:p>94.61971176</text:p>
          </table:table-cell>
          <table:table-cell office:value-type="float" office:value="94.904643789007878" table:formula="of:=[.I35]*[.I$2]+[.$A36]*(1-[.I$2])" table:style-name="ce1">
            <text:p>94.90464379</text:p>
          </table:table-cell>
          <table:table-cell office:value-type="float" office:value="95.231997591076961" table:formula="of:=[.J35]*[.J$2]+[.$A36]*(1-[.J$2])" table:style-name="ce1">
            <text:p>95.23199759</text:p>
          </table:table-cell>
          <table:table-cell office:value-type="float" office:value="95.607886459182822" table:formula="of:=[.K35]*[.K$2]+[.$A36]*(1-[.K$2])" table:style-name="ce1">
            <text:p>95.60788646</text:p>
          </table:table-cell>
          <table:table-cell office:value-type="float" office:value="96.042030077296886" table:formula="of:=[.L35]*[.L$2]+[.$A36]*(1-[.L$2])" table:style-name="ce1">
            <text:p>96.04203008</text:p>
          </table:table-cell>
          <table:table-cell office:value-type="float" office:value="96.548767143149234" table:formula="of:=[.M35]*[.M$2]+[.$A36]*(1-[.M$2])" table:style-name="ce1">
            <text:p>96.54876714</text:p>
          </table:table-cell>
          <table:table-cell office:value-type="float" office:value="97.147722344486155" table:formula="of:=[.N35]*[.N$2]+[.$A36]*(1-[.N$2])" table:style-name="ce1">
            <text:p>97.14772234</text:p>
          </table:table-cell>
          <table:table-cell office:value-type="float" office:value="97.862731098926474" table:formula="of:=[.O35]*[.O$2]+[.$A36]*(1-[.O$2])" table:style-name="ce1">
            <text:p>97.8627311</text:p>
          </table:table-cell>
          <table:table-cell office:value-type="float" office:value="98.715565079441618" table:formula="of:=[.P35]*[.P$2]+[.$A36]*(1-[.P$2])" table:style-name="ce1">
            <text:p>98.71556508</text:p>
          </table:table-cell>
          <table:table-cell office:value-type="float" office:value="99.703826658298979" table:formula="of:=[.Q35]*[.Q$2]+[.$A36]*(1-[.Q$2])" table:style-name="ce1">
            <text:p>99.70382666</text:p>
          </table:table-cell>
          <table:table-cell office:value-type="float" office:value="100.71865652665673" table:formula="of:=[.R35]*[.R$2]+[.$A36]*(1-[.R$2])" table:style-name="ce1">
            <text:p>100.7186565</text:p>
          </table:table-cell>
          <table:table-cell office:value-type="float" office:value="101.19319539565305" table:formula="of:=[.S35]*[.S$2]+[.$A36]*(1-[.S$2])" table:style-name="ce1">
            <text:p>101.1931954</text:p>
          </table:table-cell>
          <table:table-cell office:value-type="float" office:value="98.521797211959893" table:formula="of:=[.T35]*[.T$2]+[.$A36]*(1-[.T$2])" table:style-name="ce1">
            <text:p>98.52179721</text:p>
          </table:table-cell>
          <table:table-cell office:value-type="float" office:value="81.144053383562451" table:formula="of:=[.U35]*[.U$2]+[.$A36]*(1-[.U$2])" table:style-name="ce1">
            <text:p>81.14405338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36]*[.B$2]+[.$A37]*(1-[.B$2])" table:style-name="ce1">
            <text:p>99.8085</text:p>
          </table:table-cell>
          <table:table-cell office:value-type="float" office:value="99.507490477630867" table:formula="of:=[.C36]*[.C$2]+[.$A37]*(1-[.C$2])" table:style-name="ce1">
            <text:p>99.50749048</text:p>
          </table:table-cell>
          <table:table-cell office:value-type="float" office:value="99.214609630064999" table:formula="of:=[.D36]*[.D$2]+[.$A37]*(1-[.D$2])" table:style-name="ce1">
            <text:p>99.21460963</text:p>
          </table:table-cell>
          <table:table-cell office:value-type="float" office:value="98.936776179374874" table:formula="of:=[.E36]*[.E$2]+[.$A37]*(1-[.E$2])" table:style-name="ce1">
            <text:p>98.93677618</text:p>
          </table:table-cell>
          <table:table-cell office:value-type="float" office:value="98.680000909483468" table:formula="of:=[.F36]*[.F$2]+[.$A37]*(1-[.F$2])" table:style-name="ce1">
            <text:p>98.68000091</text:p>
          </table:table-cell>
          <table:table-cell office:value-type="float" office:value="98.449840832495923" table:formula="of:=[.G36]*[.G$2]+[.$A37]*(1-[.G$2])" table:style-name="ce1">
            <text:p>98.44984083</text:p>
          </table:table-cell>
          <table:table-cell office:value-type="float" office:value="98.251863529289039" table:formula="of:=[.H36]*[.H$2]+[.$A37]*(1-[.H$2])" table:style-name="ce1">
            <text:p>98.25186353</text:p>
          </table:table-cell>
          <table:table-cell office:value-type="float" office:value="98.092150326152762" table:formula="of:=[.I36]*[.I$2]+[.$A37]*(1-[.I$2])" table:style-name="ce1">
            <text:p>98.09215033</text:p>
          </table:table-cell>
          <table:table-cell office:value-type="float" office:value="97.977899036430784" table:formula="of:=[.J36]*[.J$2]+[.$A37]*(1-[.J$2])" table:style-name="ce1">
            <text:p>97.97789904</text:p>
          </table:table-cell>
          <table:table-cell office:value-type="float" office:value="97.918223906632278" table:formula="of:=[.K36]*[.K$2]+[.$A37]*(1-[.K$2])" table:style-name="ce1">
            <text:p>97.91822391</text:p>
          </table:table-cell>
          <table:table-cell office:value-type="float" office:value="97.925265038648433" table:formula="of:=[.L36]*[.L$2]+[.$A37]*(1-[.L$2])" table:style-name="ce1">
            <text:p>97.92526504</text:p>
          </table:table-cell>
          <table:table-cell office:value-type="float" office:value="98.015646928732082" table:formula="of:=[.M36]*[.M$2]+[.$A37]*(1-[.M$2])" table:style-name="ce1">
            <text:p>98.01564693</text:p>
          </table:table-cell>
          <table:table-cell office:value-type="float" office:value="98.212033406691688" table:formula="of:=[.N36]*[.N$2]+[.$A37]*(1-[.N$2])" table:style-name="ce1">
            <text:p>98.21203341</text:p>
          </table:table-cell>
          <table:table-cell office:value-type="float" office:value="98.543750214302207" table:formula="of:=[.O36]*[.O$2]+[.$A37]*(1-[.O$2])" table:style-name="ce1">
            <text:p>98.54375021</text:p>
          </table:table-cell>
          <table:table-cell office:value-type="float" office:value="99.043445555609139" table:formula="of:=[.P36]*[.P$2]+[.$A37]*(1-[.P$2])" table:style-name="ce1">
            <text:p>99.04344556</text:p>
          </table:table-cell>
          <table:table-cell office:value-type="float" office:value="99.729994993724233" table:formula="of:=[.Q36]*[.Q$2]+[.$A37]*(1-[.Q$2])" table:style-name="ce1">
            <text:p>99.72999499</text:p>
          </table:table-cell>
          <table:table-cell office:value-type="float" office:value="100.53662522132538" table:formula="of:=[.R36]*[.R$2]+[.$A37]*(1-[.R$2])" table:style-name="ce1">
            <text:p>100.5366252</text:p>
          </table:table-cell>
          <table:table-cell office:value-type="float" office:value="100.98549108630509" table:formula="of:=[.S36]*[.S$2]+[.$A37]*(1-[.S$2])" table:style-name="ce1">
            <text:p>100.9854911</text:p>
          </table:table-cell>
          <table:table-cell office:value-type="float" office:value="98.650467490763901" table:formula="of:=[.T36]*[.T$2]+[.$A37]*(1-[.T$2])" table:style-name="ce1">
            <text:p>98.65046749</text:p>
          </table:table-cell>
          <table:table-cell office:value-type="float" office:value="82.077275714384328" table:formula="of:=[.U36]*[.U$2]+[.$A37]*(1-[.U$2])" table:style-name="ce1">
            <text:p>82.07727571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37]*[.B$2]+[.$A38]*(1-[.B$2])" table:style-name="ce1">
            <text:p>87.7105</text:p>
          </table:table-cell>
          <table:table-cell office:value-type="float" office:value="88.300349523881536" table:formula="of:=[.C37]*[.C$2]+[.$A38]*(1-[.C$2])" table:style-name="ce1">
            <text:p>88.30034952</text:p>
          </table:table-cell>
          <table:table-cell office:value-type="float" office:value="88.860910963006489" table:formula="of:=[.D37]*[.D$2]+[.$A38]*(1-[.D$2])" table:style-name="ce1">
            <text:p>88.86091096</text:p>
          </table:table-cell>
          <table:table-cell office:value-type="float" office:value="89.394441426906226" table:formula="of:=[.E37]*[.E$2]+[.$A38]*(1-[.E$2])" table:style-name="ce1">
            <text:p>89.39444143</text:p>
          </table:table-cell>
          <table:table-cell office:value-type="float" office:value="89.904400181896705" table:formula="of:=[.F37]*[.F$2]+[.$A38]*(1-[.F$2])" table:style-name="ce1">
            <text:p>89.90440018</text:p>
          </table:table-cell>
          <table:table-cell office:value-type="float" office:value="90.395335208123967" table:formula="of:=[.G37]*[.G$2]+[.$A38]*(1-[.G$2])" table:style-name="ce1">
            <text:p>90.39533521</text:p>
          </table:table-cell>
          <table:table-cell office:value-type="float" office:value="90.872909058786703" table:formula="of:=[.H37]*[.H$2]+[.$A38]*(1-[.H$2])" table:style-name="ce1">
            <text:p>90.87290906</text:p>
          </table:table-cell>
          <table:table-cell office:value-type="float" office:value="91.344077614153463" table:formula="of:=[.I37]*[.I$2]+[.$A38]*(1-[.I$2])" table:style-name="ce1">
            <text:p>91.34407761</text:p>
          </table:table-cell>
          <table:table-cell office:value-type="float" office:value="91.8174596145723" table:formula="of:=[.J37]*[.J$2]+[.$A38]*(1-[.J$2])" table:style-name="ce1">
            <text:p>91.81745961</text:p>
          </table:table-cell>
          <table:table-cell office:value-type="float" office:value="92.303975757984517" table:formula="of:=[.K37]*[.K$2]+[.$A38]*(1-[.K$2])" table:style-name="ce1">
            <text:p>92.30397576</text:p>
          </table:table-cell>
          <table:table-cell office:value-type="float" office:value="92.817882519324215" table:formula="of:=[.L37]*[.L$2]+[.$A38]*(1-[.L$2])" table:style-name="ce1">
            <text:p>92.81788252</text:p>
          </table:table-cell>
          <table:table-cell office:value-type="float" office:value="93.378330810802652" table:formula="of:=[.M37]*[.M$2]+[.$A38]*(1-[.M$2])" table:style-name="ce1">
            <text:p>93.37833081</text:p>
          </table:table-cell>
          <table:table-cell office:value-type="float" office:value="94.011420044015011" table:formula="of:=[.N37]*[.N$2]+[.$A38]*(1-[.N$2])" table:style-name="ce1">
            <text:p>94.01142004</text:p>
          </table:table-cell>
          <table:table-cell office:value-type="float" office:value="94.752112639296428" table:formula="of:=[.O37]*[.O$2]+[.$A38]*(1-[.O$2])" table:style-name="ce1">
            <text:p>94.75211264</text:p>
          </table:table-cell>
          <table:table-cell office:value-type="float" office:value="95.643561888926399" table:formula="of:=[.P37]*[.P$2]+[.$A38]*(1-[.P$2])" table:style-name="ce1">
            <text:p>95.64356189</text:p>
          </table:table-cell>
          <table:table-cell office:value-type="float" office:value="96.725121245293167" table:formula="of:=[.Q37]*[.Q$2]+[.$A38]*(1-[.Q$2])" table:style-name="ce1">
            <text:p>96.72512125</text:p>
          </table:table-cell>
          <table:table-cell office:value-type="float" office:value="97.971400177060303" table:formula="of:=[.R37]*[.R$2]+[.$A38]*(1-[.R$2])" table:style-name="ce1">
            <text:p>97.97140018</text:p>
          </table:table-cell>
          <table:table-cell office:value-type="float" office:value="98.994242423359324" table:formula="of:=[.S37]*[.S$2]+[.$A38]*(1-[.S$2])" table:style-name="ce1">
            <text:p>98.99424242</text:p>
          </table:table-cell>
          <table:table-cell office:value-type="float" office:value="97.556470741687519" table:formula="of:=[.T37]*[.T$2]+[.$A38]*(1-[.T$2])" table:style-name="ce1">
            <text:p>97.55647074</text:p>
          </table:table-cell>
          <table:table-cell office:value-type="float" office:value="82.358936928665102" table:formula="of:=[.U37]*[.U$2]+[.$A38]*(1-[.U$2])" table:style-name="ce1">
            <text:p>82.35893693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38]*[.B$2]+[.$A39]*(1-[.B$2])" table:style-name="ce1">
            <text:p>90.735</text:p>
          </table:table-cell>
          <table:table-cell office:value-type="float" office:value="90.613267476194082" table:formula="of:=[.C38]*[.C$2]+[.$A39]*(1-[.C$2])" table:style-name="ce1">
            <text:p>90.61326748</text:p>
          </table:table-cell>
          <table:table-cell office:value-type="float" office:value="90.54759109630065" table:formula="of:=[.D38]*[.D$2]+[.$A39]*(1-[.D$2])" table:style-name="ce1">
            <text:p>90.5475911</text:p>
          </table:table-cell>
          <table:table-cell office:value-type="float" office:value="90.533916214035926" table:formula="of:=[.E38]*[.E$2]+[.$A39]*(1-[.E$2])" table:style-name="ce1">
            <text:p>90.53391621</text:p>
          </table:table-cell>
          <table:table-cell office:value-type="float" office:value="90.568880036379355" table:formula="of:=[.F38]*[.F$2]+[.$A39]*(1-[.F$2])" table:style-name="ce1">
            <text:p>90.56888004</text:p>
          </table:table-cell>
          <table:table-cell office:value-type="float" office:value="90.650083802030991" table:formula="of:=[.G38]*[.G$2]+[.$A39]*(1-[.G$2])" table:style-name="ce1">
            <text:p>90.6500838</text:p>
          </table:table-cell>
          <table:table-cell office:value-type="float" office:value="90.776372717636008" table:formula="of:=[.H38]*[.H$2]+[.$A39]*(1-[.H$2])" table:style-name="ce1">
            <text:p>90.77637272</text:p>
          </table:table-cell>
          <table:table-cell office:value-type="float" office:value="90.948177164953705" table:formula="of:=[.I38]*[.I$2]+[.$A39]*(1-[.I$2])" table:style-name="ce1">
            <text:p>90.94817716</text:p>
          </table:table-cell>
          <table:table-cell office:value-type="float" office:value="91.167983845828914" table:formula="of:=[.J38]*[.J$2]+[.$A39]*(1-[.J$2])" table:style-name="ce1">
            <text:p>91.16798385</text:p>
          </table:table-cell>
          <table:table-cell office:value-type="float" office:value="91.441039091093046" table:formula="of:=[.K38]*[.K$2]+[.$A39]*(1-[.K$2])" table:style-name="ce1">
            <text:p>91.44103909</text:p>
          </table:table-cell>
          <table:table-cell office:value-type="float" office:value="91.776441259662107" table:formula="of:=[.L38]*[.L$2]+[.$A39]*(1-[.L$2])" table:style-name="ce1">
            <text:p>91.77644126</text:p>
          </table:table-cell>
          <table:table-cell office:value-type="float" office:value="92.188831945941459" table:formula="of:=[.M38]*[.M$2]+[.$A39]*(1-[.M$2])" table:style-name="ce1">
            <text:p>92.18883195</text:p>
          </table:table-cell>
          <table:table-cell office:value-type="float" office:value="92.700852026409009" table:formula="of:=[.N38]*[.N$2]+[.$A39]*(1-[.N$2])" table:style-name="ce1">
            <text:p>92.70085203</text:p>
          </table:table-cell>
          <table:table-cell office:value-type="float" office:value="93.346123215542676" table:formula="of:=[.O38]*[.O$2]+[.$A39]*(1-[.O$2])" table:style-name="ce1">
            <text:p>93.34612322</text:p>
          </table:table-cell>
          <table:table-cell office:value-type="float" office:value="94.170993322248478" table:formula="of:=[.P38]*[.P$2]+[.$A39]*(1-[.P$2])" table:style-name="ce1">
            <text:p>94.17099332</text:p>
          </table:table-cell>
          <table:table-cell office:value-type="float" office:value="95.227590933969879" table:formula="of:=[.Q38]*[.Q$2]+[.$A39]*(1-[.Q$2])" table:style-name="ce1">
            <text:p>95.22759093</text:p>
          </table:table-cell>
          <table:table-cell office:value-type="float" office:value="96.52412014164824" table:formula="of:=[.R38]*[.R$2]+[.$A39]*(1-[.R$2])" table:style-name="ce1">
            <text:p>96.52412014</text:p>
          </table:table-cell>
          <table:table-cell office:value-type="float" office:value="97.75535605985543" table:formula="of:=[.S38]*[.S$2]+[.$A39]*(1-[.S$2])" table:style-name="ce1">
            <text:p>97.75535606</text:p>
          </table:table-cell>
          <table:table-cell office:value-type="float" office:value="96.874323667518766" table:formula="of:=[.T38]*[.T$2]+[.$A39]*(1-[.T$2])" table:style-name="ce1">
            <text:p>96.87432367</text:p>
          </table:table-cell>
          <table:table-cell office:value-type="float" office:value="82.777740082231844" table:formula="of:=[.U38]*[.U$2]+[.$A39]*(1-[.U$2])" table:style-name="ce1">
            <text:p>82.77774008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39]*[.B$2]+[.$A40]*(1-[.B$2])" table:style-name="ce1">
            <text:p>108.882</text:p>
          </table:table-cell>
          <table:table-cell office:value-type="float" office:value="107.9685633738097" table:formula="of:=[.C39]*[.C$2]+[.$A40]*(1-[.C$2])" table:style-name="ce1">
            <text:p>107.9685634</text:p>
          </table:table-cell>
          <table:table-cell office:value-type="float" office:value="107.04855910963008" table:formula="of:=[.D39]*[.D$2]+[.$A40]*(1-[.D$2])" table:style-name="ce1">
            <text:p>107.0485591</text:p>
          </table:table-cell>
          <table:table-cell office:value-type="float" office:value="106.12978743210539" table:formula="of:=[.E39]*[.E$2]+[.$A40]*(1-[.E$2])" table:style-name="ce1">
            <text:p>106.1297874</text:p>
          </table:table-cell>
          <table:table-cell office:value-type="float" office:value="105.21937600727588" table:formula="of:=[.F39]*[.F$2]+[.$A40]*(1-[.F$2])" table:style-name="ce1">
            <text:p>105.219376</text:p>
          </table:table-cell>
          <table:table-cell office:value-type="float" office:value="104.32402095050776" table:formula="of:=[.G39]*[.G$2]+[.$A40]*(1-[.G$2])" table:style-name="ce1">
            <text:p>104.324021</text:p>
          </table:table-cell>
          <table:table-cell office:value-type="float" office:value="103.4503118152908" table:formula="of:=[.H39]*[.H$2]+[.$A40]*(1-[.H$2])" table:style-name="ce1">
            <text:p>103.4503118</text:p>
          </table:table-cell>
          <table:table-cell office:value-type="float" office:value="102.6051620077338" table:formula="of:=[.I39]*[.I$2]+[.$A40]*(1-[.I$2])" table:style-name="ce1">
            <text:p>102.605162</text:p>
          </table:table-cell>
          <table:table-cell office:value-type="float" office:value="101.79639353833156" table:formula="of:=[.J39]*[.J$2]+[.$A40]*(1-[.J$2])" table:style-name="ce1">
            <text:p>101.7963935</text:p>
          </table:table-cell>
          <table:table-cell office:value-type="float" office:value="101.03356759099188" table:formula="of:=[.K39]*[.K$2]+[.$A40]*(1-[.K$2])" table:style-name="ce1">
            <text:p>101.0335676</text:p>
          </table:table-cell>
          <table:table-cell office:value-type="float" office:value="100.32922062983106" table:formula="of:=[.L39]*[.L$2]+[.$A40]*(1-[.L$2])" table:style-name="ce1">
            <text:p>100.3292206</text:p>
          </table:table-cell>
          <table:table-cell office:value-type="float" office:value="99.700757570267797" table:formula="of:=[.M39]*[.M$2]+[.$A40]*(1-[.M$2])" table:style-name="ce1">
            <text:p>99.70075757</text:p>
          </table:table-cell>
          <table:table-cell office:value-type="float" office:value="99.173311215845416" table:formula="of:=[.N39]*[.N$2]+[.$A40]*(1-[.N$2])" table:style-name="ce1">
            <text:p>99.17331122</text:p>
          </table:table-cell>
          <table:table-cell office:value-type="float" office:value="98.783680090102735" table:formula="of:=[.O39]*[.O$2]+[.$A40]*(1-[.O$2])" table:style-name="ce1">
            <text:p>98.78368009</text:p>
          </table:table-cell>
          <table:table-cell office:value-type="float" office:value="98.584295325573933" table:formula="of:=[.P39]*[.P$2]+[.$A40]*(1-[.P$2])" table:style-name="ce1">
            <text:p>98.58429533</text:p>
          </table:table-cell>
          <table:table-cell office:value-type="float" office:value="98.641193200477417" table:formula="of:=[.Q39]*[.Q$2]+[.$A40]*(1-[.Q$2])" table:style-name="ce1">
            <text:p>98.6411932</text:p>
          </table:table-cell>
          <table:table-cell office:value-type="float" office:value="98.995696113318587" table:formula="of:=[.R39]*[.R$2]+[.$A40]*(1-[.R$2])" table:style-name="ce1">
            <text:p>98.99569611</text:p>
          </table:table-cell>
          <table:table-cell office:value-type="float" office:value="99.424352650877111" table:formula="of:=[.S39]*[.S$2]+[.$A40]*(1-[.S$2])" table:style-name="ce1">
            <text:p>99.42435265</text:p>
          </table:table-cell>
          <table:table-cell office:value-type="float" office:value="98.075091300766886" table:formula="of:=[.T39]*[.T$2]+[.$A40]*(1-[.T$2])" table:style-name="ce1">
            <text:p>98.0750913</text:p>
          </table:table-cell>
          <table:table-cell office:value-type="float" office:value="84.082953078120255" table:formula="of:=[.U39]*[.U$2]+[.$A40]*(1-[.U$2])" table:style-name="ce1">
            <text:p>84.08295308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40]*[.B$2]+[.$A41]*(1-[.B$2])" table:style-name="ce1">
            <text:p>102.833</text:p>
          </table:table-cell>
          <table:table-cell office:value-type="float" office:value="103.08977816869049" table:formula="of:=[.C40]*[.C$2]+[.$A41]*(1-[.C$2])" table:style-name="ce1">
            <text:p>103.0897782</text:p>
          </table:table-cell>
          <table:table-cell office:value-type="float" office:value="103.25455591096301" table:formula="of:=[.D40]*[.D$2]+[.$A41]*(1-[.D$2])" table:style-name="ce1">
            <text:p>103.2545559</text:p>
          </table:table-cell>
          <table:table-cell office:value-type="float" office:value="103.3275181148158" table:formula="of:=[.E40]*[.E$2]+[.$A41]*(1-[.E$2])" table:style-name="ce1">
            <text:p>103.3275181</text:p>
          </table:table-cell>
          <table:table-cell office:value-type="float" office:value="103.31027520145518" table:formula="of:=[.F40]*[.F$2]+[.$A41]*(1-[.F$2])" table:style-name="ce1">
            <text:p>103.3102752</text:p>
          </table:table-cell>
          <table:table-cell office:value-type="float" office:value="103.20575523762695" table:formula="of:=[.G40]*[.G$2]+[.$A41]*(1-[.G$2])" table:style-name="ce1">
            <text:p>103.2057552</text:p>
          </table:table-cell>
          <table:table-cell office:value-type="float" office:value="103.01819354458723" table:formula="of:=[.H40]*[.H$2]+[.$A41]*(1-[.H$2])" table:style-name="ce1">
            <text:p>103.0181935</text:p>
          </table:table-cell>
          <table:table-cell office:value-type="float" office:value="102.75325670270682" table:formula="of:=[.I40]*[.I$2]+[.$A41]*(1-[.I$2])" table:style-name="ce1">
            <text:p>102.7532567</text:p>
          </table:table-cell>
          <table:table-cell office:value-type="float" office:value="102.41835741533262" table:formula="of:=[.J40]*[.J$2]+[.$A41]*(1-[.J$2])" table:style-name="ce1">
            <text:p>102.4183574</text:p>
          </table:table-cell>
          <table:table-cell office:value-type="float" office:value="102.02325541594635" table:formula="of:=[.K40]*[.K$2]+[.$A41]*(1-[.K$2])" table:style-name="ce1">
            <text:p>102.0232554</text:p>
          </table:table-cell>
          <table:table-cell office:value-type="float" office:value="101.58111031491552" table:formula="of:=[.L40]*[.L$2]+[.$A41]*(1-[.L$2])" table:style-name="ce1">
            <text:p>101.5811103</text:p>
          </table:table-cell>
          <table:table-cell office:value-type="float" office:value="101.11026666364728" table:formula="of:=[.M40]*[.M$2]+[.$A41]*(1-[.M$2])" table:style-name="ce1">
            <text:p>101.1102667</text:p>
          </table:table-cell>
          <table:table-cell office:value-type="float" office:value="100.63718672950725" table:formula="of:=[.N40]*[.N$2]+[.$A41]*(1-[.N$2])" table:style-name="ce1">
            <text:p>100.6371867</text:p>
          </table:table-cell>
          <table:table-cell office:value-type="float" office:value="100.20094205856677" table:formula="of:=[.O40]*[.O$2]+[.$A41]*(1-[.O$2])" table:style-name="ce1">
            <text:p>100.2009421</text:p>
          </table:table-cell>
          <table:table-cell office:value-type="float" office:value="99.858906727901754" table:formula="of:=[.P40]*[.P$2]+[.$A41]*(1-[.P$2])" table:style-name="ce1">
            <text:p>99.85890673</text:p>
          </table:table-cell>
          <table:table-cell office:value-type="float" office:value="99.689144900358059" table:formula="of:=[.Q40]*[.Q$2]+[.$A41]*(1-[.Q$2])" table:style-name="ce1">
            <text:p>99.6891449</text:p>
          </table:table-cell>
          <table:table-cell office:value-type="float" office:value="99.763156890654869" table:formula="of:=[.R40]*[.R$2]+[.$A41]*(1-[.R$2])" table:style-name="ce1">
            <text:p>99.76315689</text:p>
          </table:table-cell>
          <table:table-cell office:value-type="float" office:value="99.935649753245542" table:formula="of:=[.S40]*[.S$2]+[.$A41]*(1-[.S$2])" table:style-name="ce1">
            <text:p>99.93564975</text:p>
          </table:table-cell>
          <table:table-cell office:value-type="float" office:value="98.550882170690201" table:formula="of:=[.T40]*[.T$2]+[.$A41]*(1-[.T$2])" table:style-name="ce1">
            <text:p>98.55088217</text:p>
          </table:table-cell>
          <table:table-cell office:value-type="float" office:value="85.020455424214234" table:formula="of:=[.U40]*[.U$2]+[.$A41]*(1-[.U$2])" table:style-name="ce1">
            <text:p>85.02045542</text:p>
          </table:table-cell>
          <table:table-cell table:number-columns-repeated="16363"/>
        </table:table-row>
        <table:table-row table:style-name="ro1">
          <table:table-cell office:value-type="float" office:value="111.907" table:style-name="ce1">
            <text:p>111.907</text:p>
          </table:table-cell>
          <table:table-cell office:value-type="float" office:value="111.907" table:formula="of:=[.B41]*[.B$2]+[.$A42]*(1-[.B$2])" table:style-name="ce1">
            <text:p>111.907</text:p>
          </table:table-cell>
          <table:table-cell office:value-type="float" office:value="111.46613890843452" table:formula="of:=[.C41]*[.C$2]+[.$A42]*(1-[.C$2])" table:style-name="ce1">
            <text:p>111.4661389</text:p>
          </table:table-cell>
          <table:table-cell office:value-type="float" office:value="111.0417555910963" table:formula="of:=[.D41]*[.D$2]+[.$A42]*(1-[.D$2])" table:style-name="ce1">
            <text:p>111.0417556</text:p>
          </table:table-cell>
          <table:table-cell office:value-type="float" office:value="110.62007771722236" table:formula="of:=[.E41]*[.E$2]+[.$A42]*(1-[.E$2])" table:style-name="ce1">
            <text:p>110.6200777</text:p>
          </table:table-cell>
          <table:table-cell office:value-type="float" office:value="110.18765504029103" table:formula="of:=[.F41]*[.F$2]+[.$A42]*(1-[.F$2])" table:style-name="ce1">
            <text:p>110.187655</text:p>
          </table:table-cell>
          <table:table-cell office:value-type="float" office:value="109.73168880940673" table:formula="of:=[.G41]*[.G$2]+[.$A42]*(1-[.G$2])" table:style-name="ce1">
            <text:p>109.7316888</text:p>
          </table:table-cell>
          <table:table-cell office:value-type="float" office:value="109.24035806337616" table:formula="of:=[.H41]*[.H$2]+[.$A42]*(1-[.H$2])" table:style-name="ce1">
            <text:p>109.2403581</text:p>
          </table:table-cell>
          <table:table-cell office:value-type="float" office:value="108.70318984594738" table:formula="of:=[.I41]*[.I$2]+[.$A42]*(1-[.I$2])" table:style-name="ce1">
            <text:p>108.7031898</text:p>
          </table:table-cell>
          <table:table-cell office:value-type="float" office:value="108.11154296613304" table:formula="of:=[.J41]*[.J$2]+[.$A42]*(1-[.J$2])" table:style-name="ce1">
            <text:p>108.111543</text:p>
          </table:table-cell>
          <table:table-cell office:value-type="float" office:value="107.45931493717586" table:formula="of:=[.K41]*[.K$2]+[.$A42]*(1-[.K$2])" table:style-name="ce1">
            <text:p>107.4593149</text:p>
          </table:table-cell>
          <table:table-cell office:value-type="float" office:value="106.74405515745775" table:formula="of:=[.L41]*[.L$2]+[.$A42]*(1-[.L$2])" table:style-name="ce1">
            <text:p>106.7440552</text:p>
          </table:table-cell>
          <table:table-cell office:value-type="float" office:value="105.96879666500601" table:formula="of:=[.M41]*[.M$2]+[.$A42]*(1-[.M$2])" table:style-name="ce1">
            <text:p>105.9687967</text:p>
          </table:table-cell>
          <table:table-cell office:value-type="float" office:value="105.14511203770434" table:formula="of:=[.N41]*[.N$2]+[.$A42]*(1-[.N$2])" table:style-name="ce1">
            <text:p>105.145112</text:p>
          </table:table-cell>
          <table:table-cell office:value-type="float" office:value="104.29806233806841" table:formula="of:=[.O41]*[.O$2]+[.$A42]*(1-[.O$2])" table:style-name="ce1">
            <text:p>104.2980623</text:p>
          </table:table-cell>
          <table:table-cell office:value-type="float" office:value="103.47333470953123" table:formula="of:=[.P41]*[.P$2]+[.$A42]*(1-[.P$2])" table:style-name="ce1">
            <text:p>103.4733347</text:p>
          </table:table-cell>
          <table:table-cell office:value-type="float" office:value="102.74360867526853" table:formula="of:=[.Q41]*[.Q$2]+[.$A42]*(1-[.Q$2])" table:style-name="ce1">
            <text:p>102.7436087</text:p>
          </table:table-cell>
          <table:table-cell office:value-type="float" office:value="102.19192551252389" table:formula="of:=[.R41]*[.R$2]+[.$A42]*(1-[.R$2])" table:style-name="ce1">
            <text:p>102.1919255</text:p>
          </table:table-cell>
          <table:table-cell office:value-type="float" office:value="101.73135229025871" table:formula="of:=[.S41]*[.S$2]+[.$A42]*(1-[.S$2])" table:style-name="ce1">
            <text:p>101.7313523</text:p>
          </table:table-cell>
          <table:table-cell office:value-type="float" office:value="99.886493953621169" table:formula="of:=[.T41]*[.T$2]+[.$A42]*(1-[.T$2])" table:style-name="ce1">
            <text:p>99.88649395</text:p>
          </table:table-cell>
          <table:table-cell office:value-type="float" office:value="86.36478265300353" table:formula="of:=[.U41]*[.U$2]+[.$A42]*(1-[.U$2])" table:style-name="ce1">
            <text:p>86.36478265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42]*[.B$2]+[.$A43]*(1-[.B$2])" table:style-name="ce1">
            <text:p>114.931</text:p>
          </table:table-cell>
          <table:table-cell office:value-type="float" office:value="114.75775694542172" table:formula="of:=[.C42]*[.C$2]+[.$A43]*(1-[.C$2])" table:style-name="ce1">
            <text:p>114.7577569</text:p>
          </table:table-cell>
          <table:table-cell office:value-type="float" office:value="114.54207555910963" table:formula="of:=[.D42]*[.D$2]+[.$A43]*(1-[.D$2])" table:style-name="ce1">
            <text:p>114.5420756</text:p>
          </table:table-cell>
          <table:table-cell office:value-type="float" office:value="114.28436165758336" table:formula="of:=[.E42]*[.E$2]+[.$A43]*(1-[.E$2])" table:style-name="ce1">
            <text:p>114.2843617</text:p>
          </table:table-cell>
          <table:table-cell office:value-type="float" office:value="113.98233100805821" table:formula="of:=[.F42]*[.F$2]+[.$A43]*(1-[.F$2])" table:style-name="ce1">
            <text:p>113.982331</text:p>
          </table:table-cell>
          <table:table-cell office:value-type="float" office:value="113.63117220235168" table:formula="of:=[.G42]*[.G$2]+[.$A43]*(1-[.G$2])" table:style-name="ce1">
            <text:p>113.6311722</text:p>
          </table:table-cell>
          <table:table-cell office:value-type="float" office:value="113.22380741901284" table:formula="of:=[.H42]*[.H$2]+[.$A43]*(1-[.H$2])" table:style-name="ce1">
            <text:p>113.2238074</text:p>
          </table:table-cell>
          <table:table-cell office:value-type="float" office:value="112.75126644608159" table:formula="of:=[.I42]*[.I$2]+[.$A43]*(1-[.I$2])" table:style-name="ce1">
            <text:p>112.7512664</text:p>
          </table:table-cell>
          <table:table-cell office:value-type="float" office:value="112.2032171864532" table:formula="of:=[.J42]*[.J$2]+[.$A43]*(1-[.J$2])" table:style-name="ce1">
            <text:p>112.2032172</text:p>
          </table:table-cell>
          <table:table-cell office:value-type="float" office:value="111.56874172172914" table:formula="of:=[.K42]*[.K$2]+[.$A43]*(1-[.K$2])" table:style-name="ce1">
            <text:p>111.5687417</text:p>
          </table:table-cell>
          <table:table-cell office:value-type="float" office:value="110.83752757872887" table:formula="of:=[.L42]*[.L$2]+[.$A43]*(1-[.L$2])" table:style-name="ce1">
            <text:p>110.8375276</text:p>
          </table:table-cell>
          <table:table-cell office:value-type="float" office:value="110.00178816575331" table:formula="of:=[.M42]*[.M$2]+[.$A43]*(1-[.M$2])" table:style-name="ce1">
            <text:p>110.0017882</text:p>
          </table:table-cell>
          <table:table-cell office:value-type="float" office:value="109.0594672226226" table:formula="of:=[.N42]*[.N$2]+[.$A43]*(1-[.N$2])" table:style-name="ce1">
            <text:p>109.0594672</text:p>
          </table:table-cell>
          <table:table-cell office:value-type="float" office:value="108.01959051974445" table:formula="of:=[.O42]*[.O$2]+[.$A43]*(1-[.O$2])" table:style-name="ce1">
            <text:p>108.0195905</text:p>
          </table:table-cell>
          <table:table-cell office:value-type="float" office:value="106.91063429667184" table:formula="of:=[.P42]*[.P$2]+[.$A43]*(1-[.P$2])" table:style-name="ce1">
            <text:p>106.9106343</text:p>
          </table:table-cell>
          <table:table-cell office:value-type="float" office:value="105.79045650645139" table:formula="of:=[.Q42]*[.Q$2]+[.$A43]*(1-[.Q$2])" table:style-name="ce1">
            <text:p>105.7904565</text:p>
          </table:table-cell>
          <table:table-cell office:value-type="float" office:value="104.73974041001912" table:formula="of:=[.R42]*[.R$2]+[.$A43]*(1-[.R$2])" table:style-name="ce1">
            <text:p>104.7397404</text:p>
          </table:table-cell>
          <table:table-cell office:value-type="float" office:value="103.71129944671991" table:formula="of:=[.S42]*[.S$2]+[.$A43]*(1-[.S$2])" table:style-name="ce1">
            <text:p>103.7112994</text:p>
          </table:table-cell>
          <table:table-cell office:value-type="float" office:value="101.39094455825905" table:formula="of:=[.T42]*[.T$2]+[.$A43]*(1-[.T$2])" table:style-name="ce1">
            <text:p>101.3909446</text:p>
          </table:table-cell>
          <table:table-cell office:value-type="float" office:value="87.793093520353352" table:formula="of:=[.U42]*[.U$2]+[.$A43]*(1-[.U$2])" table:style-name="ce1">
            <text:p>87.79309352</text:p>
          </table:table-cell>
          <table:table-cell table:number-columns-repeated="16363"/>
        </table:table-row>
        <table:table-row table:style-name="ro1">
          <table:table-cell office:value-type="float" office:value="105.858" table:style-name="ce1">
            <text:p>105.858</text:p>
          </table:table-cell>
          <table:table-cell office:value-type="float" office:value="105.858" table:formula="of:=[.B43]*[.B$2]+[.$A44]*(1-[.B$2])" table:style-name="ce1">
            <text:p>105.858</text:p>
          </table:table-cell>
          <table:table-cell office:value-type="float" office:value="106.30298784727108" table:formula="of:=[.C43]*[.C$2]+[.$A44]*(1-[.C$2])" table:style-name="ce1">
            <text:p>106.3029878</text:p>
          </table:table-cell>
          <table:table-cell office:value-type="float" office:value="106.72640755591098" table:formula="of:=[.D43]*[.D$2]+[.$A44]*(1-[.D$2])" table:style-name="ce1">
            <text:p>106.7264076</text:p>
          </table:table-cell>
          <table:table-cell office:value-type="float" office:value="107.12195424863749" table:formula="of:=[.E43]*[.E$2]+[.$A44]*(1-[.E$2])" table:style-name="ce1">
            <text:p>107.1219542</text:p>
          </table:table-cell>
          <table:table-cell office:value-type="float" office:value="107.48286620161164" table:formula="of:=[.F43]*[.F$2]+[.$A44]*(1-[.F$2])" table:style-name="ce1">
            <text:p>107.4828662</text:p>
          </table:table-cell>
          <table:table-cell office:value-type="float" office:value="107.80129305058793" table:formula="of:=[.G43]*[.G$2]+[.$A44]*(1-[.G$2])" table:style-name="ce1">
            <text:p>107.8012931</text:p>
          </table:table-cell>
          <table:table-cell office:value-type="float" office:value="108.06774222570385" table:formula="of:=[.H43]*[.H$2]+[.$A44]*(1-[.H$2])" table:style-name="ce1">
            <text:p>108.0677422</text:p>
          </table:table-cell>
          <table:table-cell office:value-type="float" office:value="108.27064325612857" table:formula="of:=[.I43]*[.I$2]+[.$A44]*(1-[.I$2])" table:style-name="ce1">
            <text:p>108.2706433</text:p>
          </table:table-cell>
          <table:table-cell office:value-type="float" office:value="108.39608687458129" table:formula="of:=[.J43]*[.J$2]+[.$A44]*(1-[.J$2])" table:style-name="ce1">
            <text:p>108.3960869</text:p>
          </table:table-cell>
          <table:table-cell office:value-type="float" office:value="108.42783377477812" table:formula="of:=[.K43]*[.K$2]+[.$A44]*(1-[.K$2])" table:style-name="ce1">
            <text:p>108.4278338</text:p>
          </table:table-cell>
          <table:table-cell office:value-type="float" office:value="108.34776378936444" table:formula="of:=[.L43]*[.L$2]+[.$A44]*(1-[.L$2])" table:style-name="ce1">
            <text:p>108.3477638</text:p>
          </table:table-cell>
          <table:table-cell office:value-type="float" office:value="108.13708349116433" table:formula="of:=[.M43]*[.M$2]+[.$A44]*(1-[.M$2])" table:style-name="ce1">
            <text:p>108.1370835</text:p>
          </table:table-cell>
          <table:table-cell office:value-type="float" office:value="107.77888033357357" table:formula="of:=[.N43]*[.N$2]+[.$A44]*(1-[.N$2])" table:style-name="ce1">
            <text:p>107.7788803</text:p>
          </table:table-cell>
          <table:table-cell office:value-type="float" office:value="107.26303383783389" table:formula="of:=[.O43]*[.O$2]+[.$A44]*(1-[.O$2])" table:style-name="ce1">
            <text:p>107.2630338</text:p>
          </table:table-cell>
          <table:table-cell office:value-type="float" office:value="106.59484400767029" table:formula="of:=[.P43]*[.P$2]+[.$A44]*(1-[.P$2])" table:style-name="ce1">
            <text:p>106.594844</text:p>
          </table:table-cell>
          <table:table-cell office:value-type="float" office:value="105.80734237983854" table:formula="of:=[.Q43]*[.Q$2]+[.$A44]*(1-[.Q$2])" table:style-name="ce1">
            <text:p>105.8073424</text:p>
          </table:table-cell>
          <table:table-cell office:value-type="float" office:value="104.9633923280153" table:formula="of:=[.R43]*[.R$2]+[.$A44]*(1-[.R$2])" table:style-name="ce1">
            <text:p>104.9633923</text:p>
          </table:table-cell>
          <table:table-cell office:value-type="float" office:value="104.03330452971193" table:formula="of:=[.S43]*[.S$2]+[.$A44]*(1-[.S$2])" table:style-name="ce1">
            <text:p>104.0333045</text:p>
          </table:table-cell>
          <table:table-cell office:value-type="float" office:value="101.83765010243314" table:formula="of:=[.T43]*[.T$2]+[.$A44]*(1-[.T$2])" table:style-name="ce1">
            <text:p>101.8376501</text:p>
          </table:table-cell>
          <table:table-cell office:value-type="float" office:value="88.696338844335685" table:formula="of:=[.U43]*[.U$2]+[.$A44]*(1-[.U$2])" table:style-name="ce1">
            <text:p>88.69633884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44]*[.B$2]+[.$A45]*(1-[.B$2])" table:style-name="ce1">
            <text:p>108.882</text:p>
          </table:table-cell>
          <table:table-cell office:value-type="float" office:value="108.75304939236355" table:formula="of:=[.C44]*[.C$2]+[.$A45]*(1-[.C$2])" table:style-name="ce1">
            <text:p>108.7530494</text:p>
          </table:table-cell>
          <table:table-cell office:value-type="float" office:value="108.66644075559111" table:formula="of:=[.D44]*[.D$2]+[.$A45]*(1-[.D$2])" table:style-name="ce1">
            <text:p>108.6664408</text:p>
          </table:table-cell>
          <table:table-cell office:value-type="float" office:value="108.61799313729563" table:formula="of:=[.E44]*[.E$2]+[.$A45]*(1-[.E$2])" table:style-name="ce1">
            <text:p>108.6179931</text:p>
          </table:table-cell>
          <table:table-cell office:value-type="float" office:value="108.60217324032234" table:formula="of:=[.F44]*[.F$2]+[.$A45]*(1-[.F$2])" table:style-name="ce1">
            <text:p>108.6021732</text:p>
          </table:table-cell>
          <table:table-cell office:value-type="float" office:value="108.61182326264699" table:formula="of:=[.G44]*[.G$2]+[.$A45]*(1-[.G$2])" table:style-name="ce1">
            <text:p>108.6118233</text:p>
          </table:table-cell>
          <table:table-cell office:value-type="float" office:value="108.63772266771116" table:formula="of:=[.H44]*[.H$2]+[.$A45]*(1-[.H$2])" table:style-name="ce1">
            <text:p>108.6377227</text:p>
          </table:table-cell>
          <table:table-cell office:value-type="float" office:value="108.66802513964501" table:formula="of:=[.I44]*[.I$2]+[.$A45]*(1-[.I$2])" table:style-name="ce1">
            <text:p>108.6680251</text:p>
          </table:table-cell>
          <table:table-cell office:value-type="float" office:value="108.68763474983251" table:formula="of:=[.J44]*[.J$2]+[.$A45]*(1-[.J$2])" table:style-name="ce1">
            <text:p>108.6876347</text:p>
          </table:table-cell>
          <table:table-cell office:value-type="float" office:value="108.67762519865016" table:formula="of:=[.K44]*[.K$2]+[.$A45]*(1-[.K$2])" table:style-name="ce1">
            <text:p>108.6776252</text:p>
          </table:table-cell>
          <table:table-cell office:value-type="float" office:value="108.61488189468221" table:formula="of:=[.L44]*[.L$2]+[.$A45]*(1-[.L$2])" table:style-name="ce1">
            <text:p>108.6148819</text:p>
          </table:table-cell>
          <table:table-cell office:value-type="float" office:value="108.47229592014038" table:formula="of:=[.M44]*[.M$2]+[.$A45]*(1-[.M$2])" table:style-name="ce1">
            <text:p>108.4722959</text:p>
          </table:table-cell>
          <table:table-cell office:value-type="float" office:value="108.22012820014415" table:formula="of:=[.N44]*[.N$2]+[.$A45]*(1-[.N$2])" table:style-name="ce1">
            <text:p>108.2201282</text:p>
          </table:table-cell>
          <table:table-cell office:value-type="float" office:value="107.82967199459203" table:formula="of:=[.O44]*[.O$2]+[.$A45]*(1-[.O$2])" table:style-name="ce1">
            <text:p>107.829672</text:p>
          </table:table-cell>
          <table:table-cell office:value-type="float" office:value="107.2809908053692" table:formula="of:=[.P44]*[.P$2]+[.$A45]*(1-[.P$2])" table:style-name="ce1">
            <text:p>107.2809908</text:p>
          </table:table-cell>
          <table:table-cell office:value-type="float" office:value="106.57600678487891" table:formula="of:=[.Q44]*[.Q$2]+[.$A45]*(1-[.Q$2])" table:style-name="ce1">
            <text:p>106.5760068</text:p>
          </table:table-cell>
          <table:table-cell office:value-type="float" office:value="105.74711386241225" table:formula="of:=[.R44]*[.R$2]+[.$A45]*(1-[.R$2])" table:style-name="ce1">
            <text:p>105.7471139</text:p>
          </table:table-cell>
          <table:table-cell office:value-type="float" office:value="104.76060885025514" table:formula="of:=[.S44]*[.S$2]+[.$A45]*(1-[.S$2])" table:style-name="ce1">
            <text:p>104.7606089</text:p>
          </table:table-cell>
          <table:table-cell office:value-type="float" office:value="102.54208509218984" table:formula="of:=[.T44]*[.T$2]+[.$A45]*(1-[.T$2])" table:style-name="ce1">
            <text:p>102.5420851</text:p>
          </table:table-cell>
          <table:table-cell office:value-type="float" office:value="89.705621902118907" table:formula="of:=[.U44]*[.U$2]+[.$A45]*(1-[.U$2])" table:style-name="ce1">
            <text:p>89.7056219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45]*[.B$2]+[.$A46]*(1-[.B$2])" table:style-name="ce1">
            <text:p>102.833</text:p>
          </table:table-cell>
          <table:table-cell office:value-type="float" office:value="103.12900246961817" table:formula="of:=[.C45]*[.C$2]+[.$A46]*(1-[.C$2])" table:style-name="ce1">
            <text:p>103.1290025</text:p>
          </table:table-cell>
          <table:table-cell office:value-type="float" office:value="103.41634407555911" table:formula="of:=[.D45]*[.D$2]+[.$A46]*(1-[.D$2])" table:style-name="ce1">
            <text:p>103.4163441</text:p>
          </table:table-cell>
          <table:table-cell office:value-type="float" office:value="103.70074897059435" table:formula="of:=[.E45]*[.E$2]+[.$A46]*(1-[.E$2])" table:style-name="ce1">
            <text:p>103.700749</text:p>
          </table:table-cell>
          <table:table-cell office:value-type="float" office:value="103.98683464806447" table:formula="of:=[.F45]*[.F$2]+[.$A46]*(1-[.F$2])" table:style-name="ce1">
            <text:p>103.9868346</text:p>
          </table:table-cell>
          <table:table-cell office:value-type="float" office:value="104.27770581566176" table:formula="of:=[.G45]*[.G$2]+[.$A46]*(1-[.G$2])" table:style-name="ce1">
            <text:p>104.2777058</text:p>
          </table:table-cell>
          <table:table-cell office:value-type="float" office:value="104.57441680031334" table:formula="of:=[.H45]*[.H$2]+[.$A46]*(1-[.H$2])" table:style-name="ce1">
            <text:p>104.5744168</text:p>
          </table:table-cell>
          <table:table-cell office:value-type="float" office:value="104.87525879887575" table:formula="of:=[.I45]*[.I$2]+[.$A46]*(1-[.I$2])" table:style-name="ce1">
            <text:p>104.8752588</text:p>
          </table:table-cell>
          <table:table-cell office:value-type="float" office:value="105.174853899933" table:formula="of:=[.J45]*[.J$2]+[.$A46]*(1-[.J$2])" table:style-name="ce1">
            <text:p>105.1748539</text:p>
          </table:table-cell>
          <table:table-cell office:value-type="float" office:value="105.46308133939257" table:formula="of:=[.K45]*[.K$2]+[.$A46]*(1-[.K$2])" table:style-name="ce1">
            <text:p>105.4630813</text:p>
          </table:table-cell>
          <table:table-cell office:value-type="float" office:value="105.72394094734111" table:formula="of:=[.L45]*[.L$2]+[.$A46]*(1-[.L$2])" table:style-name="ce1">
            <text:p>105.7239409</text:p>
          </table:table-cell>
          <table:table-cell office:value-type="float" office:value="105.9346127560772" table:formula="of:=[.M45]*[.M$2]+[.$A46]*(1-[.M$2])" table:style-name="ce1">
            <text:p>105.9346128</text:p>
          </table:table-cell>
          <table:table-cell office:value-type="float" office:value="106.06527692008649" table:formula="of:=[.N45]*[.N$2]+[.$A46]*(1-[.N$2])" table:style-name="ce1">
            <text:p>106.0652769</text:p>
          </table:table-cell>
          <table:table-cell office:value-type="float" office:value="106.08083679648482" table:formula="of:=[.O45]*[.O$2]+[.$A46]*(1-[.O$2])" table:style-name="ce1">
            <text:p>106.0808368</text:p>
          </table:table-cell>
          <table:table-cell office:value-type="float" office:value="105.94659356375844" table:formula="of:=[.P45]*[.P$2]+[.$A46]*(1-[.P$2])" table:style-name="ce1">
            <text:p>105.9465936</text:p>
          </table:table-cell>
          <table:table-cell office:value-type="float" office:value="105.64025508865919" table:formula="of:=[.Q45]*[.Q$2]+[.$A46]*(1-[.Q$2])" table:style-name="ce1">
            <text:p>105.6402551</text:p>
          </table:table-cell>
          <table:table-cell office:value-type="float" office:value="105.1642910899298" table:formula="of:=[.R45]*[.R$2]+[.$A46]*(1-[.R$2])" table:style-name="ce1">
            <text:p>105.1642911</text:p>
          </table:table-cell>
          <table:table-cell office:value-type="float" office:value="104.47146752271686" table:formula="of:=[.S45]*[.S$2]+[.$A46]*(1-[.S$2])" table:style-name="ce1">
            <text:p>104.4714675</text:p>
          </table:table-cell>
          <table:table-cell office:value-type="float" office:value="102.57117658297085" table:formula="of:=[.T45]*[.T$2]+[.$A46]*(1-[.T$2])" table:style-name="ce1">
            <text:p>102.5711766</text:p>
          </table:table-cell>
          <table:table-cell office:value-type="float" office:value="90.361990807012958" table:formula="of:=[.U45]*[.U$2]+[.$A46]*(1-[.U$2])" table:style-name="ce1">
            <text:p>90.36199081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46]*[.B$2]+[.$A47]*(1-[.B$2])" table:style-name="ce1">
            <text:p>108.882</text:p>
          </table:table-cell>
          <table:table-cell office:value-type="float" office:value="108.59435012348091" table:formula="of:=[.C46]*[.C$2]+[.$A47]*(1-[.C$2])" table:style-name="ce1">
            <text:p>108.5943501</text:p>
          </table:table-cell>
          <table:table-cell office:value-type="float" office:value="108.33543440755592" table:formula="of:=[.D46]*[.D$2]+[.$A47]*(1-[.D$2])" table:style-name="ce1">
            <text:p>108.3354344</text:p>
          </table:table-cell>
          <table:table-cell office:value-type="float" office:value="108.10481234558915" table:formula="of:=[.E46]*[.E$2]+[.$A47]*(1-[.E$2])" table:style-name="ce1">
            <text:p>108.1048123</text:p>
          </table:table-cell>
          <table:table-cell office:value-type="float" office:value="107.9029669296129" table:formula="of:=[.F46]*[.F$2]+[.$A47]*(1-[.F$2])" table:style-name="ce1">
            <text:p>107.9029669</text:p>
          </table:table-cell>
          <table:table-cell office:value-type="float" office:value="107.73092645391544" table:formula="of:=[.G46]*[.G$2]+[.$A47]*(1-[.G$2])" table:style-name="ce1">
            <text:p>107.7309265</text:p>
          </table:table-cell>
          <table:table-cell office:value-type="float" office:value="107.589725040094" table:formula="of:=[.H46]*[.H$2]+[.$A47]*(1-[.H$2])" table:style-name="ce1">
            <text:p>107.589725</text:p>
          </table:table-cell>
          <table:table-cell office:value-type="float" office:value="107.47964057960652" table:formula="of:=[.I46]*[.I$2]+[.$A47]*(1-[.I$2])" table:style-name="ce1">
            <text:p>107.4796406</text:p>
          </table:table-cell>
          <table:table-cell office:value-type="float" office:value="107.3991415599732" table:formula="of:=[.J46]*[.J$2]+[.$A47]*(1-[.J$2])" table:style-name="ce1">
            <text:p>107.3991416</text:p>
          </table:table-cell>
          <table:table-cell office:value-type="float" office:value="107.34348660272667" table:formula="of:=[.K46]*[.K$2]+[.$A47]*(1-[.K$2])" table:style-name="ce1">
            <text:p>107.3434866</text:p>
          </table:table-cell>
          <table:table-cell office:value-type="float" office:value="107.30297047367056" table:formula="of:=[.L46]*[.L$2]+[.$A47]*(1-[.L$2])" table:style-name="ce1">
            <text:p>107.3029705</text:p>
          </table:table-cell>
          <table:table-cell office:value-type="float" office:value="107.26093701584246" table:formula="of:=[.M46]*[.M$2]+[.$A47]*(1-[.M$2])" table:style-name="ce1">
            <text:p>107.260937</text:p>
          </table:table-cell>
          <table:table-cell office:value-type="float" office:value="107.19196615205189" table:formula="of:=[.N46]*[.N$2]+[.$A47]*(1-[.N$2])" table:style-name="ce1">
            <text:p>107.1919662</text:p>
          </table:table-cell>
          <table:table-cell office:value-type="float" office:value="107.06124391771513" table:formula="of:=[.O46]*[.O$2]+[.$A47]*(1-[.O$2])" table:style-name="ce1">
            <text:p>107.0612439</text:p>
          </table:table-cell>
          <table:table-cell office:value-type="float" office:value="106.82721549463091" table:formula="of:=[.P46]*[.P$2]+[.$A47]*(1-[.P$2])" table:style-name="ce1">
            <text:p>106.8272155</text:p>
          </table:table-cell>
          <table:table-cell office:value-type="float" office:value="106.4506913164944" table:formula="of:=[.Q46]*[.Q$2]+[.$A47]*(1-[.Q$2])" table:style-name="ce1">
            <text:p>106.4506913</text:p>
          </table:table-cell>
          <table:table-cell office:value-type="float" office:value="105.90783287194384" table:formula="of:=[.R46]*[.R$2]+[.$A47]*(1-[.R$2])" table:style-name="ce1">
            <text:p>105.9078329</text:p>
          </table:table-cell>
          <table:table-cell office:value-type="float" office:value="105.13304739430933" table:formula="of:=[.S46]*[.S$2]+[.$A47]*(1-[.S$2])" table:style-name="ce1">
            <text:p>105.1330474</text:p>
          </table:table-cell>
          <table:table-cell office:value-type="float" office:value="103.20225892467377" table:formula="of:=[.T46]*[.T$2]+[.$A47]*(1-[.T$2])" table:style-name="ce1">
            <text:p>103.2022589</text:p>
          </table:table-cell>
          <table:table-cell office:value-type="float" office:value="91.287991266662317" table:formula="of:=[.U46]*[.U$2]+[.$A47]*(1-[.U$2])" table:style-name="ce1">
            <text:p>91.28799127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47]*[.B$2]+[.$A48]*(1-[.B$2])" table:style-name="ce1">
            <text:p>90.735</text:p>
          </table:table-cell>
          <table:table-cell office:value-type="float" office:value="91.627967506174045" table:formula="of:=[.C47]*[.C$2]+[.$A48]*(1-[.C$2])" table:style-name="ce1">
            <text:p>91.62796751</text:p>
          </table:table-cell>
          <table:table-cell office:value-type="float" office:value="92.495043440755595" table:formula="of:=[.D47]*[.D$2]+[.$A48]*(1-[.D$2])" table:style-name="ce1">
            <text:p>92.49504344</text:p>
          </table:table-cell>
          <table:table-cell office:value-type="float" office:value="93.340471851838359" table:formula="of:=[.E47]*[.E$2]+[.$A48]*(1-[.E$2])" table:style-name="ce1">
            <text:p>93.34047185</text:p>
          </table:table-cell>
          <table:table-cell office:value-type="float" office:value="94.168593385922591" table:formula="of:=[.F47]*[.F$2]+[.$A48]*(1-[.F$2])" table:style-name="ce1">
            <text:p>94.16859339</text:p>
          </table:table-cell>
          <table:table-cell office:value-type="float" office:value="94.983981613478861" table:formula="of:=[.G47]*[.G$2]+[.$A48]*(1-[.G$2])" table:style-name="ce1">
            <text:p>94.98398161</text:p>
          </table:table-cell>
          <table:table-cell office:value-type="float" office:value="95.791417512028204" table:formula="of:=[.H47]*[.H$2]+[.$A48]*(1-[.H$2])" table:style-name="ce1">
            <text:p>95.79141751</text:p>
          </table:table-cell>
          <table:table-cell office:value-type="float" office:value="96.595624202862282" table:formula="of:=[.I47]*[.I$2]+[.$A48]*(1-[.I$2])" table:style-name="ce1">
            <text:p>96.5956242</text:p>
          </table:table-cell>
          <table:table-cell office:value-type="float" office:value="97.400656623989278" table:formula="of:=[.J47]*[.J$2]+[.$A48]*(1-[.J$2])" table:style-name="ce1">
            <text:p>97.40065662</text:p>
          </table:table-cell>
          <table:table-cell office:value-type="float" office:value="98.208818971227004" table:formula="of:=[.K47]*[.K$2]+[.$A48]*(1-[.K$2])" table:style-name="ce1">
            <text:p>98.20881897</text:p>
          </table:table-cell>
          <table:table-cell office:value-type="float" office:value="99.018985236835277" table:formula="of:=[.L47]*[.L$2]+[.$A48]*(1-[.L$2])" table:style-name="ce1">
            <text:p>99.01898524</text:p>
          </table:table-cell>
          <table:table-cell office:value-type="float" office:value="99.824265358713347" table:formula="of:=[.M47]*[.M$2]+[.$A48]*(1-[.M$2])" table:style-name="ce1">
            <text:p>99.82426536</text:p>
          </table:table-cell>
          <table:table-cell office:value-type="float" office:value="100.60917969123113" table:formula="of:=[.N47]*[.N$2]+[.$A48]*(1-[.N$2])" table:style-name="ce1">
            <text:p>100.6091797</text:p>
          </table:table-cell>
          <table:table-cell office:value-type="float" office:value="101.34705854651483" table:formula="of:=[.O47]*[.O$2]+[.$A48]*(1-[.O$2])" table:style-name="ce1">
            <text:p>101.3470585</text:p>
          </table:table-cell>
          <table:table-cell office:value-type="float" office:value="101.99955084624163" table:formula="of:=[.P47]*[.P$2]+[.$A48]*(1-[.P$2])" table:style-name="ce1">
            <text:p>101.9995508</text:p>
          </table:table-cell>
          <table:table-cell office:value-type="float" office:value="102.52176848737081" table:formula="of:=[.Q47]*[.Q$2]+[.$A48]*(1-[.Q$2])" table:style-name="ce1">
            <text:p>102.5217685</text:p>
          </table:table-cell>
          <table:table-cell office:value-type="float" office:value="102.87326629755506" table:formula="of:=[.R47]*[.R$2]+[.$A48]*(1-[.R$2])" table:style-name="ce1">
            <text:p>102.8732663</text:p>
          </table:table-cell>
          <table:table-cell office:value-type="float" office:value="102.97334028516293" table:formula="of:=[.S47]*[.S$2]+[.$A48]*(1-[.S$2])" table:style-name="ce1">
            <text:p>102.9733403</text:p>
          </table:table-cell>
          <table:table-cell office:value-type="float" office:value="101.95553303220639" table:formula="of:=[.T47]*[.T$2]+[.$A48]*(1-[.T$2])" table:style-name="ce1">
            <text:p>101.955533</text:p>
          </table:table-cell>
          <table:table-cell office:value-type="float" office:value="91.260341703329189" table:formula="of:=[.U47]*[.U$2]+[.$A48]*(1-[.U$2])" table:style-name="ce1">
            <text:p>91.2603417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48]*[.B$2]+[.$A49]*(1-[.B$2])" table:style-name="ce1">
            <text:p>72.588</text:p>
          </table:table-cell>
          <table:table-cell office:value-type="float" office:value="73.539998375308699" table:formula="of:=[.C48]*[.C$2]+[.$A49]*(1-[.C$2])" table:style-name="ce1">
            <text:p>73.53999838</text:p>
          </table:table-cell>
          <table:table-cell office:value-type="float" office:value="74.578704344075561" table:formula="of:=[.D48]*[.D$2]+[.$A49]*(1-[.D$2])" table:style-name="ce1">
            <text:p>74.57870434</text:p>
          </table:table-cell>
          <table:table-cell office:value-type="float" office:value="75.700870777775748" table:formula="of:=[.E48]*[.E$2]+[.$A49]*(1-[.E$2])" table:style-name="ce1">
            <text:p>75.70087078</text:p>
          </table:table-cell>
          <table:table-cell office:value-type="float" office:value="76.904118677184513" table:formula="of:=[.F48]*[.F$2]+[.$A49]*(1-[.F$2])" table:style-name="ce1">
            <text:p>76.90411868</text:p>
          </table:table-cell>
          <table:table-cell office:value-type="float" office:value="78.186995403369707" table:formula="of:=[.G48]*[.G$2]+[.$A49]*(1-[.G$2])" table:style-name="ce1">
            <text:p>78.1869954</text:p>
          </table:table-cell>
          <table:table-cell office:value-type="float" office:value="79.549025253608448" table:formula="of:=[.H48]*[.H$2]+[.$A49]*(1-[.H$2])" table:style-name="ce1">
            <text:p>79.54902525</text:p>
          </table:table-cell>
          <table:table-cell office:value-type="float" office:value="80.990668471001783" table:formula="of:=[.I48]*[.I$2]+[.$A49]*(1-[.I$2])" table:style-name="ce1">
            <text:p>80.99066847</text:p>
          </table:table-cell>
          <table:table-cell office:value-type="float" office:value="82.51306264959571" table:formula="of:=[.J48]*[.J$2]+[.$A49]*(1-[.J$2])" table:style-name="ce1">
            <text:p>82.51306265</text:p>
          </table:table-cell>
          <table:table-cell office:value-type="float" office:value="84.117368537052158" table:formula="of:=[.K48]*[.K$2]+[.$A49]*(1-[.K$2])" table:style-name="ce1">
            <text:p>84.11736854</text:p>
          </table:table-cell>
          <table:table-cell office:value-type="float" office:value="85.803492618417636" table:formula="of:=[.L48]*[.L$2]+[.$A49]*(1-[.L$2])" table:style-name="ce1">
            <text:p>85.80349262</text:p>
          </table:table-cell>
          <table:table-cell office:value-type="float" office:value="87.567945947292344" table:formula="of:=[.M48]*[.M$2]+[.$A49]*(1-[.M$2])" table:style-name="ce1">
            <text:p>87.56794595</text:p>
          </table:table-cell>
          <table:table-cell office:value-type="float" office:value="89.400707814738681" table:formula="of:=[.N48]*[.N$2]+[.$A49]*(1-[.N$2])" table:style-name="ce1">
            <text:p>89.40070781</text:p>
          </table:table-cell>
          <table:table-cell office:value-type="float" office:value="91.281388055234643" table:formula="of:=[.O48]*[.O$2]+[.$A49]*(1-[.O$2])" table:style-name="ce1">
            <text:p>91.28138806</text:p>
          </table:table-cell>
          <table:table-cell office:value-type="float" office:value="93.176085592369134" table:formula="of:=[.P48]*[.P$2]+[.$A49]*(1-[.P$2])" table:style-name="ce1">
            <text:p>93.17608559</text:p>
          </table:table-cell>
          <table:table-cell office:value-type="float" office:value="95.038326365528093" table:formula="of:=[.Q48]*[.Q$2]+[.$A49]*(1-[.Q$2])" table:style-name="ce1">
            <text:p>95.03832637</text:p>
          </table:table-cell>
          <table:table-cell office:value-type="float" office:value="96.816213038044054" table:formula="of:=[.R48]*[.R$2]+[.$A49]*(1-[.R$2])" table:style-name="ce1">
            <text:p>96.81621304</text:p>
          </table:table-cell>
          <table:table-cell office:value-type="float" office:value="98.41553924238849" table:formula="of:=[.S48]*[.S$2]+[.$A49]*(1-[.S$2])" table:style-name="ce1">
            <text:p>98.41553924</text:p>
          </table:table-cell>
          <table:table-cell office:value-type="float" office:value="99.018779728985749" table:formula="of:=[.T48]*[.T$2]+[.$A49]*(1-[.T$2])" table:style-name="ce1">
            <text:p>99.01877973</text:p>
          </table:table-cell>
          <table:table-cell office:value-type="float" office:value="90.326724618162729" table:formula="of:=[.U48]*[.U$2]+[.$A49]*(1-[.U$2])" table:style-name="ce1">
            <text:p>90.32672462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49]*[.B$2]+[.$A50]*(1-[.B$2])" table:style-name="ce1">
            <text:p>66.539</text:p>
          </table:table-cell>
          <table:table-cell office:value-type="float" office:value="66.889049918765437" table:formula="of:=[.C49]*[.C$2]+[.$A50]*(1-[.C$2])" table:style-name="ce1">
            <text:p>66.88904992</text:p>
          </table:table-cell>
          <table:table-cell office:value-type="float" office:value="67.342970434407562" table:formula="of:=[.D49]*[.D$2]+[.$A50]*(1-[.D$2])" table:style-name="ce1">
            <text:p>67.34297043</text:p>
          </table:table-cell>
          <table:table-cell office:value-type="float" office:value="67.913280616666356" table:formula="of:=[.E49]*[.E$2]+[.$A50]*(1-[.E$2])" table:style-name="ce1">
            <text:p>67.91328062</text:p>
          </table:table-cell>
          <table:table-cell office:value-type="float" office:value="68.612023735436907" table:formula="of:=[.F49]*[.F$2]+[.$A50]*(1-[.F$2])" table:style-name="ce1">
            <text:p>68.61202374</text:p>
          </table:table-cell>
          <table:table-cell office:value-type="float" office:value="69.450998850842439" table:formula="of:=[.G49]*[.G$2]+[.$A50]*(1-[.G$2])" table:style-name="ce1">
            <text:p>69.45099885</text:p>
          </table:table-cell>
          <table:table-cell office:value-type="float" office:value="70.442007576082531" table:formula="of:=[.H49]*[.H$2]+[.$A50]*(1-[.H$2])" table:style-name="ce1">
            <text:p>70.44200758</text:p>
          </table:table-cell>
          <table:table-cell office:value-type="float" office:value="71.597083964850626" table:formula="of:=[.I49]*[.I$2]+[.$A50]*(1-[.I$2])" table:style-name="ce1">
            <text:p>71.59708396</text:p>
          </table:table-cell>
          <table:table-cell office:value-type="float" office:value="72.928625059838282" table:formula="of:=[.J49]*[.J$2]+[.$A50]*(1-[.J$2])" table:style-name="ce1">
            <text:p>72.92862506</text:p>
          </table:table-cell>
          <table:table-cell office:value-type="float" office:value="74.44926584167348" table:formula="of:=[.K49]*[.K$2]+[.$A50]*(1-[.K$2])" table:style-name="ce1">
            <text:p>74.44926584</text:p>
          </table:table-cell>
          <table:table-cell office:value-type="float" office:value="76.171246309208811" table:formula="of:=[.L49]*[.L$2]+[.$A50]*(1-[.L$2])" table:style-name="ce1">
            <text:p>76.17124631</text:p>
          </table:table-cell>
          <table:table-cell office:value-type="float" office:value="78.104920271010798" table:formula="of:=[.M49]*[.M$2]+[.$A50]*(1-[.M$2])" table:style-name="ce1">
            <text:p>78.10492027</text:p>
          </table:table-cell>
          <table:table-cell office:value-type="float" office:value="80.256024688843212" table:formula="of:=[.N49]*[.N$2]+[.$A50]*(1-[.N$2])" table:style-name="ce1">
            <text:p>80.25602469</text:p>
          </table:table-cell>
          <table:table-cell office:value-type="float" office:value="82.621552235902527" table:formula="of:=[.O49]*[.O$2]+[.$A50]*(1-[.O$2])" table:style-name="ce1">
            <text:p>82.62155224</text:p>
          </table:table-cell>
          <table:table-cell office:value-type="float" office:value="85.184959914658393" table:formula="of:=[.P49]*[.P$2]+[.$A50]*(1-[.P$2])" table:style-name="ce1">
            <text:p>85.18495991</text:p>
          </table:table-cell>
          <table:table-cell office:value-type="float" office:value="87.913494774146073" table:formula="of:=[.Q49]*[.Q$2]+[.$A50]*(1-[.Q$2])" table:style-name="ce1">
            <text:p>87.91349477</text:p>
          </table:table-cell>
          <table:table-cell office:value-type="float" office:value="90.760770430435244" table:formula="of:=[.R49]*[.R$2]+[.$A50]*(1-[.R$2])" table:style-name="ce1">
            <text:p>90.76077043</text:p>
          </table:table-cell>
          <table:table-cell office:value-type="float" office:value="93.634058356030224" table:formula="of:=[.S49]*[.S$2]+[.$A50]*(1-[.S$2])" table:style-name="ce1">
            <text:p>93.63405836</text:p>
          </table:table-cell>
          <table:table-cell office:value-type="float" office:value="95.770801756087167" table:formula="of:=[.T49]*[.T$2]+[.$A50]*(1-[.T$2])" table:style-name="ce1">
            <text:p>95.77080176</text:p>
          </table:table-cell>
          <table:table-cell office:value-type="float" office:value="89.137338387254587" table:formula="of:=[.U49]*[.U$2]+[.$A50]*(1-[.U$2])" table:style-name="ce1">
            <text:p>89.13733839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50]*[.B$2]+[.$A51]*(1-[.B$2])" table:style-name="ce1">
            <text:p>57.4655</text:p>
          </table:table-cell>
          <table:table-cell office:value-type="float" office:value="57.93667749593827" table:formula="of:=[.C50]*[.C$2]+[.$A51]*(1-[.C$2])" table:style-name="ce1">
            <text:p>57.9366775</text:p>
          </table:table-cell>
          <table:table-cell office:value-type="float" office:value="58.453247043440754" table:formula="of:=[.D50]*[.D$2]+[.$A51]*(1-[.D$2])" table:style-name="ce1">
            <text:p>58.45324704</text:p>
          </table:table-cell>
          <table:table-cell office:value-type="float" office:value="59.032667092499949" table:formula="of:=[.E50]*[.E$2]+[.$A51]*(1-[.E$2])" table:style-name="ce1">
            <text:p>59.03266709</text:p>
          </table:table-cell>
          <table:table-cell office:value-type="float" office:value="59.694804747087382" table:formula="of:=[.F50]*[.F$2]+[.$A51]*(1-[.F$2])" table:style-name="ce1">
            <text:p>59.69480475</text:p>
          </table:table-cell>
          <table:table-cell office:value-type="float" office:value="60.46187471271061" table:formula="of:=[.G50]*[.G$2]+[.$A51]*(1-[.G$2])" table:style-name="ce1">
            <text:p>60.46187471</text:p>
          </table:table-cell>
          <table:table-cell office:value-type="float" office:value="61.358452272824749" table:formula="of:=[.H50]*[.H$2]+[.$A51]*(1-[.H$2])" table:style-name="ce1">
            <text:p>61.35845227</text:p>
          </table:table-cell>
          <table:table-cell office:value-type="float" office:value="62.41155438769772" table:formula="of:=[.I50]*[.I$2]+[.$A51]*(1-[.I$2])" table:style-name="ce1">
            <text:p>62.41155439</text:p>
          </table:table-cell>
          <table:table-cell office:value-type="float" office:value="63.650750023935309" table:formula="of:=[.J50]*[.J$2]+[.$A51]*(1-[.J$2])" table:style-name="ce1">
            <text:p>63.65075002</text:p>
          </table:table-cell>
          <table:table-cell office:value-type="float" office:value="65.108194628753068" table:formula="of:=[.K50]*[.K$2]+[.$A51]*(1-[.K$2])" table:style-name="ce1">
            <text:p>65.10819463</text:p>
          </table:table-cell>
          <table:table-cell office:value-type="float" office:value="66.818373154604402" table:formula="of:=[.L50]*[.L$2]+[.$A51]*(1-[.L$2])" table:style-name="ce1">
            <text:p>66.81837315</text:p>
          </table:table-cell>
          <table:table-cell office:value-type="float" office:value="68.817181149055941" table:formula="of:=[.M50]*[.M$2]+[.$A51]*(1-[.M$2])" table:style-name="ce1">
            <text:p>68.81718115</text:p>
          </table:table-cell>
          <table:table-cell office:value-type="float" office:value="71.139814813305932" table:formula="of:=[.N50]*[.N$2]+[.$A51]*(1-[.N$2])" table:style-name="ce1">
            <text:p>71.13981481</text:p>
          </table:table-cell>
          <table:table-cell office:value-type="float" office:value="73.816933953336644" table:formula="of:=[.O50]*[.O$2]+[.$A51]*(1-[.O$2])" table:style-name="ce1">
            <text:p>73.81693395</text:p>
          </table:table-cell>
          <table:table-cell office:value-type="float" office:value="76.869121940260868" table:formula="of:=[.P50]*[.P$2]+[.$A51]*(1-[.P$2])" table:style-name="ce1">
            <text:p>76.86912194</text:p>
          </table:table-cell>
          <table:table-cell office:value-type="float" office:value="80.301496080609553" table:formula="of:=[.Q50]*[.Q$2]+[.$A51]*(1-[.Q$2])" table:style-name="ce1">
            <text:p>80.30149608</text:p>
          </table:table-cell>
          <table:table-cell office:value-type="float" office:value="84.101716344348191" table:formula="of:=[.R50]*[.R$2]+[.$A51]*(1-[.R$2])" table:style-name="ce1">
            <text:p>84.10171634</text:p>
          </table:table-cell>
          <table:table-cell office:value-type="float" office:value="88.208774602625695" table:formula="of:=[.S50]*[.S$2]+[.$A51]*(1-[.S$2])" table:style-name="ce1">
            <text:p>88.2087746</text:p>
          </table:table-cell>
          <table:table-cell office:value-type="float" office:value="91.940271580478452" table:formula="of:=[.T50]*[.T$2]+[.$A51]*(1-[.T$2])" table:style-name="ce1">
            <text:p>91.94027158</text:p>
          </table:table-cell>
          <table:table-cell office:value-type="float" office:value="87.553746467891855" table:formula="of:=[.U50]*[.U$2]+[.$A51]*(1-[.U$2])" table:style-name="ce1">
            <text:p>87.55374647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51]*[.B$2]+[.$A52]*(1-[.B$2])" table:style-name="ce1">
            <text:p>66.539</text:p>
          </table:table-cell>
          <table:table-cell office:value-type="float" office:value="66.108883874796916" table:formula="of:=[.C51]*[.C$2]+[.$A52]*(1-[.C$2])" table:style-name="ce1">
            <text:p>66.10888387</text:p>
          </table:table-cell>
          <table:table-cell office:value-type="float" office:value="65.730424704344074" table:formula="of:=[.D51]*[.D$2]+[.$A52]*(1-[.D$2])" table:style-name="ce1">
            <text:p>65.7304247</text:p>
          </table:table-cell>
          <table:table-cell office:value-type="float" office:value="65.413050063874991" table:formula="of:=[.E51]*[.E$2]+[.$A52]*(1-[.E$2])" table:style-name="ce1">
            <text:p>65.41305006</text:p>
          </table:table-cell>
          <table:table-cell office:value-type="float" office:value="65.170160949417479" table:formula="of:=[.F51]*[.F$2]+[.$A52]*(1-[.F$2])" table:style-name="ce1">
            <text:p>65.17016095</text:p>
          </table:table-cell>
          <table:table-cell office:value-type="float" office:value="65.019718678177654" table:formula="of:=[.G51]*[.G$2]+[.$A52]*(1-[.G$2])" table:style-name="ce1">
            <text:p>65.01971868</text:p>
          </table:table-cell>
          <table:table-cell office:value-type="float" office:value="64.984835681847429" table:formula="of:=[.H51]*[.H$2]+[.$A52]*(1-[.H$2])" table:style-name="ce1">
            <text:p>64.98483568</text:p>
          </table:table-cell>
          <table:table-cell office:value-type="float" office:value="65.094394035694208" table:formula="of:=[.I51]*[.I$2]+[.$A52]*(1-[.I$2])" table:style-name="ce1">
            <text:p>65.09439404</text:p>
          </table:table-cell>
          <table:table-cell office:value-type="float" office:value="65.383700009574127" table:formula="of:=[.J51]*[.J$2]+[.$A52]*(1-[.J$2])" table:style-name="ce1">
            <text:p>65.38370001</text:p>
          </table:table-cell>
          <table:table-cell office:value-type="float" office:value="65.895137582938887" table:formula="of:=[.K51]*[.K$2]+[.$A52]*(1-[.K$2])" table:style-name="ce1">
            <text:p>65.89513758</text:p>
          </table:table-cell>
          <table:table-cell office:value-type="float" office:value="66.678686577302201" table:formula="of:=[.L51]*[.L$2]+[.$A52]*(1-[.L$2])" table:style-name="ce1">
            <text:p>66.67868658</text:p>
          </table:table-cell>
          <table:table-cell office:value-type="float" office:value="67.791999631980758" table:formula="of:=[.M51]*[.M$2]+[.$A52]*(1-[.M$2])" table:style-name="ce1">
            <text:p>67.79199963</text:p>
          </table:table-cell>
          <table:table-cell office:value-type="float" office:value="69.299488887983557" table:formula="of:=[.N51]*[.N$2]+[.$A52]*(1-[.N$2])" table:style-name="ce1">
            <text:p>69.29948889</text:p>
          </table:table-cell>
          <table:table-cell office:value-type="float" office:value="71.269657069668824" table:formula="of:=[.O51]*[.O$2]+[.$A52]*(1-[.O$2])" table:style-name="ce1">
            <text:p>71.26965707</text:p>
          </table:table-cell>
          <table:table-cell office:value-type="float" office:value="73.770085358182612" table:formula="of:=[.P51]*[.P$2]+[.$A52]*(1-[.P$2])" table:style-name="ce1">
            <text:p>73.77008536</text:p>
          </table:table-cell>
          <table:table-cell office:value-type="float" office:value="76.860872060457169" table:formula="of:=[.Q51]*[.Q$2]+[.$A52]*(1-[.Q$2])" table:style-name="ce1">
            <text:p>76.86087206</text:p>
          </table:table-cell>
          <table:table-cell office:value-type="float" office:value="80.589173075478556" table:formula="of:=[.R51]*[.R$2]+[.$A52]*(1-[.R$2])" table:style-name="ce1">
            <text:p>80.58917308</text:p>
          </table:table-cell>
          <table:table-cell office:value-type="float" office:value="84.958308412231844" table:formula="of:=[.S51]*[.S$2]+[.$A52]*(1-[.S$2])" table:style-name="ce1">
            <text:p>84.95830841</text:p>
          </table:table-cell>
          <table:table-cell office:value-type="float" office:value="89.4001444224306" table:formula="of:=[.T51]*[.T$2]+[.$A52]*(1-[.T$2])" table:style-name="ce1">
            <text:p>89.40014442</text:p>
          </table:table-cell>
          <table:table-cell office:value-type="float" office:value="86.503009144497256" table:formula="of:=[.U51]*[.U$2]+[.$A52]*(1-[.U$2])" table:style-name="ce1">
            <text:p>86.50300914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52]*[.B$2]+[.$A53]*(1-[.B$2])" table:style-name="ce1">
            <text:p>60.49</text:p>
          </table:table-cell>
          <table:table-cell office:value-type="float" office:value="60.770944193739844" table:formula="of:=[.C52]*[.C$2]+[.$A53]*(1-[.C$2])" table:style-name="ce1">
            <text:p>60.77094419</text:p>
          </table:table-cell>
          <table:table-cell office:value-type="float" office:value="61.014042470434411" table:formula="of:=[.D52]*[.D$2]+[.$A53]*(1-[.D$2])" table:style-name="ce1">
            <text:p>61.01404247</text:p>
          </table:table-cell>
          <table:table-cell office:value-type="float" office:value="61.228457509581247" table:formula="of:=[.E52]*[.E$2]+[.$A53]*(1-[.E$2])" table:style-name="ce1">
            <text:p>61.22845751</text:p>
          </table:table-cell>
          <table:table-cell office:value-type="float" office:value="61.4260321898835" table:formula="of:=[.F52]*[.F$2]+[.$A53]*(1-[.F$2])" table:style-name="ce1">
            <text:p>61.42603219</text:p>
          </table:table-cell>
          <table:table-cell office:value-type="float" office:value="61.622429669544417" table:formula="of:=[.G52]*[.G$2]+[.$A53]*(1-[.G$2])" table:style-name="ce1">
            <text:p>61.62242967</text:p>
          </table:table-cell>
          <table:table-cell office:value-type="float" office:value="61.838450704554219" table:formula="of:=[.H52]*[.H$2]+[.$A53]*(1-[.H$2])" table:style-name="ce1">
            <text:p>61.8384507</text:p>
          </table:table-cell>
          <table:table-cell office:value-type="float" office:value="62.101537912492972" table:formula="of:=[.I52]*[.I$2]+[.$A53]*(1-[.I$2])" table:style-name="ce1">
            <text:p>62.10153791</text:p>
          </table:table-cell>
          <table:table-cell office:value-type="float" office:value="62.447480003829654" table:formula="of:=[.J52]*[.J$2]+[.$A53]*(1-[.J$2])" table:style-name="ce1">
            <text:p>62.44748</text:p>
          </table:table-cell>
          <table:table-cell office:value-type="float" office:value="62.922311912322499" table:formula="of:=[.K52]*[.K$2]+[.$A53]*(1-[.K$2])" table:style-name="ce1">
            <text:p>62.92231191</text:p>
          </table:table-cell>
          <table:table-cell office:value-type="float" office:value="63.584343288651098" table:formula="of:=[.L52]*[.L$2]+[.$A53]*(1-[.L$2])" table:style-name="ce1">
            <text:p>63.58434329</text:p>
          </table:table-cell>
          <table:table-cell office:value-type="float" office:value="64.506099797589414" table:formula="of:=[.M52]*[.M$2]+[.$A53]*(1-[.M$2])" table:style-name="ce1">
            <text:p>64.5060998</text:p>
          </table:table-cell>
          <table:table-cell office:value-type="float" office:value="65.775693332790141" table:formula="of:=[.N52]*[.N$2]+[.$A53]*(1-[.N$2])" table:style-name="ce1">
            <text:p>65.77569333</text:p>
          </table:table-cell>
          <table:table-cell office:value-type="float" office:value="67.496777095284742" table:formula="of:=[.O52]*[.O$2]+[.$A53]*(1-[.O$2])" table:style-name="ce1">
            <text:p>67.4967771</text:p>
          </table:table-cell>
          <table:table-cell office:value-type="float" office:value="69.78605975072783" table:formula="of:=[.P52]*[.P$2]+[.$A53]*(1-[.P$2])" table:style-name="ce1">
            <text:p>69.78605975</text:p>
          </table:table-cell>
          <table:table-cell office:value-type="float" office:value="72.768154045342882" table:formula="of:=[.Q52]*[.Q$2]+[.$A53]*(1-[.Q$2])" table:style-name="ce1">
            <text:p>72.76815405</text:p>
          </table:table-cell>
          <table:table-cell office:value-type="float" office:value="76.569338460382852" table:formula="of:=[.R52]*[.R$2]+[.$A53]*(1-[.R$2])" table:style-name="ce1">
            <text:p>76.56933846</text:p>
          </table:table-cell>
          <table:table-cell office:value-type="float" office:value="81.288062150397067" table:formula="of:=[.S52]*[.S$2]+[.$A53]*(1-[.S$2])" table:style-name="ce1">
            <text:p>81.28806215</text:p>
          </table:table-cell>
          <table:table-cell office:value-type="float" office:value="86.509129980187538" table:formula="of:=[.T52]*[.T$2]+[.$A53]*(1-[.T$2])" table:style-name="ce1">
            <text:p>86.50912998</text:p>
          </table:table-cell>
          <table:table-cell office:value-type="float" office:value="85.202358687272394" table:formula="of:=[.U52]*[.U$2]+[.$A53]*(1-[.U$2])" table:style-name="ce1">
            <text:p>85.20235869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53]*[.B$2]+[.$A54]*(1-[.B$2])" table:style-name="ce1">
            <text:p>63.5145</text:p>
          </table:table-cell>
          <table:table-cell office:value-type="float" office:value="63.377322209686994" table:formula="of:=[.C53]*[.C$2]+[.$A54]*(1-[.C$2])" table:style-name="ce1">
            <text:p>63.37732221</text:p>
          </table:table-cell>
          <table:table-cell office:value-type="float" office:value="63.264454247043439" table:formula="of:=[.D53]*[.D$2]+[.$A54]*(1-[.D$2])" table:style-name="ce1">
            <text:p>63.26445425</text:p>
          </table:table-cell>
          <table:table-cell office:value-type="float" office:value="63.171593626437186" table:formula="of:=[.E53]*[.E$2]+[.$A54]*(1-[.E$2])" table:style-name="ce1">
            <text:p>63.17159363</text:p>
          </table:table-cell>
          <table:table-cell office:value-type="float" office:value="63.096806437976696" table:formula="of:=[.F53]*[.F$2]+[.$A54]*(1-[.F$2])" table:style-name="ce1">
            <text:p>63.09680644</text:p>
          </table:table-cell>
          <table:table-cell office:value-type="float" office:value="63.041482417386106" table:formula="of:=[.G53]*[.G$2]+[.$A54]*(1-[.G$2])" table:style-name="ce1">
            <text:p>63.04148242</text:p>
          </table:table-cell>
          <table:table-cell office:value-type="float" office:value="63.011685211366263" table:formula="of:=[.H53]*[.H$2]+[.$A54]*(1-[.H$2])" table:style-name="ce1">
            <text:p>63.01168521</text:p>
          </table:table-cell>
          <table:table-cell office:value-type="float" office:value="63.019963269372539" table:formula="of:=[.I53]*[.I$2]+[.$A54]*(1-[.I$2])" table:style-name="ce1">
            <text:p>63.01996327</text:p>
          </table:table-cell>
          <table:table-cell office:value-type="float" office:value="63.087692001531863" table:formula="of:=[.J53]*[.J$2]+[.$A54]*(1-[.J$2])" table:style-name="ce1">
            <text:p>63.087692</text:p>
          </table:table-cell>
          <table:table-cell office:value-type="float" office:value="63.248015360545125" table:formula="of:=[.K53]*[.K$2]+[.$A54]*(1-[.K$2])" table:style-name="ce1">
            <text:p>63.24801536</text:p>
          </table:table-cell>
          <table:table-cell office:value-type="float" office:value="63.549421644325548" table:formula="of:=[.L53]*[.L$2]+[.$A54]*(1-[.L$2])" table:style-name="ce1">
            <text:p>63.54942164</text:p>
          </table:table-cell>
          <table:table-cell office:value-type="float" office:value="64.059879888674175" table:formula="of:=[.M53]*[.M$2]+[.$A54]*(1-[.M$2])" table:style-name="ce1">
            <text:p>64.05987989</text:p>
          </table:table-cell>
          <table:table-cell office:value-type="float" office:value="64.871215999674092" table:formula="of:=[.N53]*[.N$2]+[.$A54]*(1-[.N$2])" table:style-name="ce1">
            <text:p>64.871216</text:p>
          </table:table-cell>
          <table:table-cell office:value-type="float" office:value="66.102980111935082" table:formula="of:=[.O53]*[.O$2]+[.$A54]*(1-[.O$2])" table:style-name="ce1">
            <text:p>66.10298011</text:p>
          </table:table-cell>
          <table:table-cell office:value-type="float" office:value="67.904591825509485" table:formula="of:=[.P53]*[.P$2]+[.$A54]*(1-[.P$2])" table:style-name="ce1">
            <text:p>67.90459183</text:p>
          </table:table-cell>
          <table:table-cell office:value-type="float" office:value="70.454740534007158" table:formula="of:=[.Q53]*[.Q$2]+[.$A54]*(1-[.Q$2])" table:style-name="ce1">
            <text:p>70.45474053</text:p>
          </table:table-cell>
          <table:table-cell office:value-type="float" office:value="73.958370768306281" table:formula="of:=[.R53]*[.R$2]+[.$A54]*(1-[.R$2])" table:style-name="ce1">
            <text:p>73.95837077</text:p>
          </table:table-cell>
          <table:table-cell office:value-type="float" office:value="78.622027827837499" table:formula="of:=[.S53]*[.S$2]+[.$A54]*(1-[.S$2])" table:style-name="ce1">
            <text:p>78.62202783</text:p>
          </table:table-cell>
          <table:table-cell office:value-type="float" office:value="84.209666982168784" table:formula="of:=[.T53]*[.T$2]+[.$A54]*(1-[.T$2])" table:style-name="ce1">
            <text:p>84.20966698</text:p>
          </table:table-cell>
          <table:table-cell office:value-type="float" office:value="84.117965752908773" table:formula="of:=[.U53]*[.U$2]+[.$A54]*(1-[.U$2])" table:style-name="ce1">
            <text:p>84.11796575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54]*[.B$2]+[.$A55]*(1-[.B$2])" table:style-name="ce1">
            <text:p>54.441</text:p>
          </table:table-cell>
          <table:table-cell office:value-type="float" office:value="54.887816110484351" table:formula="of:=[.C54]*[.C$2]+[.$A55]*(1-[.C$2])" table:style-name="ce1">
            <text:p>54.88781611</text:p>
          </table:table-cell>
          <table:table-cell office:value-type="float" office:value="55.32334542470435" table:formula="of:=[.D54]*[.D$2]+[.$A55]*(1-[.D$2])" table:style-name="ce1">
            <text:p>55.32334542</text:p>
          </table:table-cell>
          <table:table-cell office:value-type="float" office:value="55.750589043965576" table:formula="of:=[.E54]*[.E$2]+[.$A55]*(1-[.E$2])" table:style-name="ce1">
            <text:p>55.75058904</text:p>
          </table:table-cell>
          <table:table-cell office:value-type="float" office:value="56.172161287595344" table:formula="of:=[.F54]*[.F$2]+[.$A55]*(1-[.F$2])" table:style-name="ce1">
            <text:p>56.17216129</text:p>
          </table:table-cell>
          <table:table-cell office:value-type="float" office:value="56.591120604346528" table:formula="of:=[.G54]*[.G$2]+[.$A55]*(1-[.G$2])" table:style-name="ce1">
            <text:p>56.5911206</text:p>
          </table:table-cell>
          <table:table-cell office:value-type="float" office:value="57.012205563409879" table:formula="of:=[.H54]*[.H$2]+[.$A55]*(1-[.H$2])" table:style-name="ce1">
            <text:p>57.01220556</text:p>
          </table:table-cell>
          <table:table-cell office:value-type="float" office:value="57.443637144280387" table:formula="of:=[.I54]*[.I$2]+[.$A55]*(1-[.I$2])" table:style-name="ce1">
            <text:p>57.44363714</text:p>
          </table:table-cell>
          <table:table-cell office:value-type="float" office:value="57.899676800612745" table:formula="of:=[.J54]*[.J$2]+[.$A55]*(1-[.J$2])" table:style-name="ce1">
            <text:p>57.8996768</text:p>
          </table:table-cell>
          <table:table-cell office:value-type="float" office:value="58.404156912245313" table:formula="of:=[.K54]*[.K$2]+[.$A55]*(1-[.K$2])" table:style-name="ce1">
            <text:p>58.40415691</text:p>
          </table:table-cell>
          <table:table-cell office:value-type="float" office:value="58.995210822162775" table:formula="of:=[.L54]*[.L$2]+[.$A55]*(1-[.L$2])" table:style-name="ce1">
            <text:p>58.99521082</text:p>
          </table:table-cell>
          <table:table-cell office:value-type="float" office:value="59.731383938770797" table:formula="of:=[.M54]*[.M$2]+[.$A55]*(1-[.M$2])" table:style-name="ce1">
            <text:p>59.73138394</text:p>
          </table:table-cell>
          <table:table-cell office:value-type="float" office:value="60.699129599804458" table:formula="of:=[.N54]*[.N$2]+[.$A55]*(1-[.N$2])" table:style-name="ce1">
            <text:p>60.6991296</text:p>
          </table:table-cell>
          <table:table-cell office:value-type="float" office:value="62.021287072757808" table:formula="of:=[.O54]*[.O$2]+[.$A55]*(1-[.O$2])" table:style-name="ce1">
            <text:p>62.02128707</text:p>
          </table:table-cell>
          <table:table-cell office:value-type="float" office:value="63.86551427785664" table:formula="of:=[.P54]*[.P$2]+[.$A55]*(1-[.P$2])" table:style-name="ce1">
            <text:p>63.86551428</text:p>
          </table:table-cell>
          <table:table-cell office:value-type="float" office:value="66.451305400505362" table:formula="of:=[.Q54]*[.Q$2]+[.$A55]*(1-[.Q$2])" table:style-name="ce1">
            <text:p>66.4513054</text:p>
          </table:table-cell>
          <table:table-cell office:value-type="float" office:value="70.054896614645031" table:formula="of:=[.R54]*[.R$2]+[.$A55]*(1-[.R$2])" table:style-name="ce1">
            <text:p>70.05489661</text:p>
          </table:table-cell>
          <table:table-cell office:value-type="float" office:value="74.99487365366187" table:formula="of:=[.S54]*[.S$2]+[.$A55]*(1-[.S$2])" table:style-name="ce1">
            <text:p>74.99487365</text:p>
          </table:table-cell>
          <table:table-cell office:value-type="float" office:value="81.232800283951917" table:formula="of:=[.T54]*[.T$2]+[.$A55]*(1-[.T$2])" table:style-name="ce1">
            <text:p>81.23280028</text:p>
          </table:table-cell>
          <table:table-cell office:value-type="float" office:value="82.63411746526333" table:formula="of:=[.U54]*[.U$2]+[.$A55]*(1-[.U$2])" table:style-name="ce1">
            <text:p>82.63411747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55]*[.B$2]+[.$A56]*(1-[.B$2])" table:style-name="ce1">
            <text:p>60.49</text:p>
          </table:table-cell>
          <table:table-cell office:value-type="float" office:value="60.209890805524218" table:formula="of:=[.C55]*[.C$2]+[.$A56]*(1-[.C$2])" table:style-name="ce1">
            <text:p>60.20989081</text:p>
          </table:table-cell>
          <table:table-cell office:value-type="float" office:value="59.97333454247044" table:formula="of:=[.D55]*[.D$2]+[.$A56]*(1-[.D$2])" table:style-name="ce1">
            <text:p>59.97333454</text:p>
          </table:table-cell>
          <table:table-cell office:value-type="float" office:value="59.779088356594833" table:formula="of:=[.E55]*[.E$2]+[.$A56]*(1-[.E$2])" table:style-name="ce1">
            <text:p>59.77908836</text:p>
          </table:table-cell>
          <table:table-cell office:value-type="float" office:value="59.62643225751907" table:formula="of:=[.F55]*[.F$2]+[.$A56]*(1-[.F$2])" table:style-name="ce1">
            <text:p>59.62643226</text:p>
          </table:table-cell>
          <table:table-cell office:value-type="float" office:value="59.515280151086628" table:formula="of:=[.G55]*[.G$2]+[.$A56]*(1-[.G$2])" table:style-name="ce1">
            <text:p>59.51528015</text:p>
          </table:table-cell>
          <table:table-cell office:value-type="float" office:value="59.446661669022959" table:formula="of:=[.H55]*[.H$2]+[.$A56]*(1-[.H$2])" table:style-name="ce1">
            <text:p>59.44666167</text:p>
          </table:table-cell>
          <table:table-cell office:value-type="float" office:value="59.42377300049813" table:formula="of:=[.I55]*[.I$2]+[.$A56]*(1-[.I$2])" table:style-name="ce1">
            <text:p>59.423773</text:p>
          </table:table-cell>
          <table:table-cell office:value-type="float" office:value="59.453870720245092" table:formula="of:=[.J55]*[.J$2]+[.$A56]*(1-[.J$2])" table:style-name="ce1">
            <text:p>59.45387072</text:p>
          </table:table-cell>
          <table:table-cell office:value-type="float" office:value="59.551370610510389" table:formula="of:=[.K55]*[.K$2]+[.$A56]*(1-[.K$2])" table:style-name="ce1">
            <text:p>59.55137061</text:p>
          </table:table-cell>
          <table:table-cell office:value-type="float" office:value="59.742605411081385" table:formula="of:=[.L55]*[.L$2]+[.$A56]*(1-[.L$2])" table:style-name="ce1">
            <text:p>59.74260541</text:p>
          </table:table-cell>
          <table:table-cell office:value-type="float" office:value="60.072761166323943" table:formula="of:=[.M55]*[.M$2]+[.$A56]*(1-[.M$2])" table:style-name="ce1">
            <text:p>60.07276117</text:p>
          </table:table-cell>
          <table:table-cell office:value-type="float" office:value="60.61547775988268" table:formula="of:=[.N55]*[.N$2]+[.$A56]*(1-[.N$2])" table:style-name="ce1">
            <text:p>60.61547776</text:p>
          </table:table-cell>
          <table:table-cell office:value-type="float" office:value="61.485336597292573" table:formula="of:=[.O55]*[.O$2]+[.$A56]*(1-[.O$2])" table:style-name="ce1">
            <text:p>61.4853366</text:p>
          </table:table-cell>
          <table:table-cell office:value-type="float" office:value="62.852859994499653" table:formula="of:=[.P55]*[.P$2]+[.$A56]*(1-[.P$2])" table:style-name="ce1">
            <text:p>62.85285999</text:p>
          </table:table-cell>
          <table:table-cell office:value-type="float" office:value="64.960979050379024" table:formula="of:=[.Q55]*[.Q$2]+[.$A56]*(1-[.Q$2])" table:style-name="ce1">
            <text:p>64.96097905</text:p>
          </table:table-cell>
          <table:table-cell office:value-type="float" office:value="68.141917291716027" table:formula="of:=[.R55]*[.R$2]+[.$A56]*(1-[.R$2])" table:style-name="ce1">
            <text:p>68.14191729</text:p>
          </table:table-cell>
          <table:table-cell office:value-type="float" office:value="72.819142605612583" table:formula="of:=[.S55]*[.S$2]+[.$A56]*(1-[.S$2])" table:style-name="ce1">
            <text:p>72.81914261</text:p>
          </table:table-cell>
          <table:table-cell office:value-type="float" office:value="79.158520255556724" table:formula="of:=[.T55]*[.T$2]+[.$A56]*(1-[.T$2])" table:style-name="ce1">
            <text:p>79.15852026</text:p>
          </table:table-cell>
          <table:table-cell office:value-type="float" office:value="81.526911592000161" table:formula="of:=[.U55]*[.U$2]+[.$A56]*(1-[.U$2])" table:style-name="ce1">
            <text:p>81.52691159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56]*[.B$2]+[.$A57]*(1-[.B$2])" table:style-name="ce1">
            <text:p>63.5145</text:p>
          </table:table-cell>
          <table:table-cell office:value-type="float" office:value="63.349269540276211" table:formula="of:=[.C56]*[.C$2]+[.$A57]*(1-[.C$2])" table:style-name="ce1">
            <text:p>63.34926954</text:p>
          </table:table-cell>
          <table:table-cell office:value-type="float" office:value="63.160383454247039" table:formula="of:=[.D56]*[.D$2]+[.$A57]*(1-[.D$2])" table:style-name="ce1">
            <text:p>63.16038345</text:p>
          </table:table-cell>
          <table:table-cell office:value-type="float" office:value="62.954188253489221" table:formula="of:=[.E56]*[.E$2]+[.$A57]*(1-[.E$2])" table:style-name="ce1">
            <text:p>62.95418825</text:p>
          </table:table-cell>
          <table:table-cell office:value-type="float" office:value="62.736886451503814" table:formula="of:=[.F56]*[.F$2]+[.$A57]*(1-[.F$2])" table:style-name="ce1">
            <text:p>62.73688645</text:p>
          </table:table-cell>
          <table:table-cell office:value-type="float" office:value="62.514695037771659" table:formula="of:=[.G56]*[.G$2]+[.$A57]*(1-[.G$2])" table:style-name="ce1">
            <text:p>62.51469504</text:p>
          </table:table-cell>
          <table:table-cell office:value-type="float" office:value="62.294148500706882" table:formula="of:=[.H56]*[.H$2]+[.$A57]*(1-[.H$2])" table:style-name="ce1">
            <text:p>62.2941485</text:p>
          </table:table-cell>
          <table:table-cell office:value-type="float" office:value="62.082745550174344" table:formula="of:=[.I56]*[.I$2]+[.$A57]*(1-[.I$2])" table:style-name="ce1">
            <text:p>62.08274555</text:p>
          </table:table-cell>
          <table:table-cell office:value-type="float" office:value="61.890248288098036" table:formula="of:=[.J56]*[.J$2]+[.$A57]*(1-[.J$2])" table:style-name="ce1">
            <text:p>61.89024829</text:p>
          </table:table-cell>
          <table:table-cell office:value-type="float" office:value="61.731091774729677" table:formula="of:=[.K56]*[.K$2]+[.$A57]*(1-[.K$2])" table:style-name="ce1">
            <text:p>61.73109177</text:p>
          </table:table-cell>
          <table:table-cell office:value-type="float" office:value="61.628552705540692" table:formula="of:=[.L56]*[.L$2]+[.$A57]*(1-[.L$2])" table:style-name="ce1">
            <text:p>61.62855271</text:p>
          </table:table-cell>
          <table:table-cell office:value-type="float" office:value="61.621543641478169" table:formula="of:=[.M56]*[.M$2]+[.$A57]*(1-[.M$2])" table:style-name="ce1">
            <text:p>61.62154364</text:p>
          </table:table-cell>
          <table:table-cell office:value-type="float" office:value="61.775086655929606" table:formula="of:=[.N56]*[.N$2]+[.$A57]*(1-[.N$2])" table:style-name="ce1">
            <text:p>61.77508666</text:p>
          </table:table-cell>
          <table:table-cell office:value-type="float" office:value="62.195543788240172" table:formula="of:=[.O56]*[.O$2]+[.$A57]*(1-[.O$2])" table:style-name="ce1">
            <text:p>62.19554379</text:p>
          </table:table-cell>
          <table:table-cell office:value-type="float" office:value="63.051351996149762" table:formula="of:=[.P56]*[.P$2]+[.$A57]*(1-[.P$2])" table:style-name="ce1">
            <text:p>63.051352</text:p>
          </table:table-cell>
          <table:table-cell office:value-type="float" office:value="64.599359287784267" table:formula="of:=[.Q56]*[.Q$2]+[.$A57]*(1-[.Q$2])" table:style-name="ce1">
            <text:p>64.59935929</text:p>
          </table:table-cell>
          <table:table-cell office:value-type="float" office:value="67.216433833372818" table:formula="of:=[.R56]*[.R$2]+[.$A57]*(1-[.R$2])" table:style-name="ce1">
            <text:p>67.21643383</text:p>
          </table:table-cell>
          <table:table-cell office:value-type="float" office:value="71.423446214770692" table:formula="of:=[.S56]*[.S$2]+[.$A57]*(1-[.S$2])" table:style-name="ce1">
            <text:p>71.42344621</text:p>
          </table:table-cell>
          <table:table-cell office:value-type="float" office:value="77.594118230001058" table:formula="of:=[.T56]*[.T$2]+[.$A57]*(1-[.T$2])" table:style-name="ce1">
            <text:p>77.59411823</text:p>
          </table:table-cell>
          <table:table-cell office:value-type="float" office:value="80.626291012400145" table:formula="of:=[.U56]*[.U$2]+[.$A57]*(1-[.U$2])" table:style-name="ce1">
            <text:p>80.6262910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57]*[.B$2]+[.$A58]*(1-[.B$2])" table:style-name="ce1">
            <text:p>75.6125</text:p>
          </table:table-cell>
          <table:table-cell office:value-type="float" office:value="74.999338477013808" table:formula="of:=[.C57]*[.C$2]+[.$A58]*(1-[.C$2])" table:style-name="ce1">
            <text:p>74.99933848</text:p>
          </table:table-cell>
          <table:table-cell office:value-type="float" office:value="74.367288345424697" table:formula="of:=[.D57]*[.D$2]+[.$A58]*(1-[.D$2])" table:style-name="ce1">
            <text:p>74.36728835</text:p>
          </table:table-cell>
          <table:table-cell office:value-type="float" office:value="73.713753238023372" table:formula="of:=[.E57]*[.E$2]+[.$A58]*(1-[.E$2])" table:style-name="ce1">
            <text:p>73.71375324</text:p>
          </table:table-cell>
          <table:table-cell office:value-type="float" office:value="73.037377290300768" table:formula="of:=[.F57]*[.F$2]+[.$A58]*(1-[.F$2])" table:style-name="ce1">
            <text:p>73.03737729</text:p>
          </table:table-cell>
          <table:table-cell office:value-type="float" office:value="72.338048759442913" table:formula="of:=[.G57]*[.G$2]+[.$A58]*(1-[.G$2])" table:style-name="ce1">
            <text:p>72.33804876</text:p>
          </table:table-cell>
          <table:table-cell office:value-type="float" office:value="71.616994550212056" table:formula="of:=[.H57]*[.H$2]+[.$A58]*(1-[.H$2])" table:style-name="ce1">
            <text:p>71.61699455</text:p>
          </table:table-cell>
          <table:table-cell office:value-type="float" office:value="70.877085942561024" table:formula="of:=[.I57]*[.I$2]+[.$A58]*(1-[.I$2])" table:style-name="ce1">
            <text:p>70.87708594</text:p>
          </table:table-cell>
          <table:table-cell office:value-type="float" office:value="70.123599315239218" table:formula="of:=[.J57]*[.J$2]+[.$A58]*(1-[.J$2])" table:style-name="ce1">
            <text:p>70.12359932</text:p>
          </table:table-cell>
          <table:table-cell office:value-type="float" office:value="69.365866298628362" table:formula="of:=[.K57]*[.K$2]+[.$A58]*(1-[.K$2])" table:style-name="ce1">
            <text:p>69.3658663</text:p>
          </table:table-cell>
          <table:table-cell office:value-type="float" office:value="68.620526352770341" table:formula="of:=[.L57]*[.L$2]+[.$A58]*(1-[.L$2])" table:style-name="ce1">
            <text:p>68.62052635</text:p>
          </table:table-cell>
          <table:table-cell office:value-type="float" office:value="67.917474002812995" table:formula="of:=[.M57]*[.M$2]+[.$A58]*(1-[.M$2])" table:style-name="ce1">
            <text:p>67.917474</text:p>
          </table:table-cell>
          <table:table-cell office:value-type="float" office:value="67.310051993557764" table:formula="of:=[.N57]*[.N$2]+[.$A58]*(1-[.N$2])" table:style-name="ce1">
            <text:p>67.31005199</text:p>
          </table:table-cell>
          <table:table-cell office:value-type="float" office:value="66.891478462356105" table:formula="of:=[.O57]*[.O$2]+[.$A58]*(1-[.O$2])" table:style-name="ce1">
            <text:p>66.89147846</text:p>
          </table:table-cell>
          <table:table-cell office:value-type="float" office:value="66.819696397304824" table:formula="of:=[.P57]*[.P$2]+[.$A58]*(1-[.P$2])" table:style-name="ce1">
            <text:p>66.8196964</text:p>
          </table:table-cell>
          <table:table-cell office:value-type="float" office:value="67.352644465838196" table:formula="of:=[.Q57]*[.Q$2]+[.$A58]*(1-[.Q$2])" table:style-name="ce1">
            <text:p>67.35264447</text:p>
          </table:table-cell>
          <table:table-cell office:value-type="float" office:value="68.89564706669826" table:formula="of:=[.R57]*[.R$2]+[.$A58]*(1-[.R$2])" table:style-name="ce1">
            <text:p>68.89564707</text:p>
          </table:table-cell>
          <table:table-cell office:value-type="float" office:value="72.051804282555082" table:formula="of:=[.S57]*[.S$2]+[.$A58]*(1-[.S$2])" table:style-name="ce1">
            <text:p>72.05180428</text:p>
          </table:table-cell>
          <table:table-cell office:value-type="float" office:value="77.395956407000952" table:formula="of:=[.T57]*[.T$2]+[.$A58]*(1-[.T$2])" table:style-name="ce1">
            <text:p>77.39595641</text:p>
          </table:table-cell>
          <table:table-cell office:value-type="float" office:value="80.375601461780136" table:formula="of:=[.U57]*[.U$2]+[.$A58]*(1-[.U$2])" table:style-name="ce1">
            <text:p>80.37560146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58]*[.B$2]+[.$A59]*(1-[.B$2])" table:style-name="ce1">
            <text:p>66.539</text:p>
          </table:table-cell>
          <table:table-cell office:value-type="float" office:value="66.962016923850683" table:formula="of:=[.C58]*[.C$2]+[.$A59]*(1-[.C$2])" table:style-name="ce1">
            <text:p>66.96201692</text:p>
          </table:table-cell>
          <table:table-cell office:value-type="float" office:value="67.321828834542472" table:formula="of:=[.D58]*[.D$2]+[.$A59]*(1-[.D$2])" table:style-name="ce1">
            <text:p>67.32182883</text:p>
          </table:table-cell>
          <table:table-cell office:value-type="float" office:value="67.615212985703508" table:formula="of:=[.E58]*[.E$2]+[.$A59]*(1-[.E$2])" table:style-name="ce1">
            <text:p>67.61521299</text:p>
          </table:table-cell>
          <table:table-cell office:value-type="float" office:value="67.838675458060152" table:formula="of:=[.F58]*[.F$2]+[.$A59]*(1-[.F$2])" table:style-name="ce1">
            <text:p>67.83867546</text:p>
          </table:table-cell>
          <table:table-cell office:value-type="float" office:value="67.988762189860736" table:formula="of:=[.G58]*[.G$2]+[.$A59]*(1-[.G$2])" table:style-name="ce1">
            <text:p>67.98876219</text:p>
          </table:table-cell>
          <table:table-cell office:value-type="float" office:value="68.062398365063615" table:formula="of:=[.H58]*[.H$2]+[.$A59]*(1-[.H$2])" table:style-name="ce1">
            <text:p>68.06239837</text:p>
          </table:table-cell>
          <table:table-cell office:value-type="float" office:value="68.05733007989636" table:formula="of:=[.I58]*[.I$2]+[.$A59]*(1-[.I$2])" table:style-name="ce1">
            <text:p>68.05733008</text:p>
          </table:table-cell>
          <table:table-cell office:value-type="float" office:value="67.972839726095685" table:formula="of:=[.J58]*[.J$2]+[.$A59]*(1-[.J$2])" table:style-name="ce1">
            <text:p>67.97283973</text:p>
          </table:table-cell>
          <table:table-cell office:value-type="float" office:value="67.81108983438277" table:formula="of:=[.K58]*[.K$2]+[.$A59]*(1-[.K$2])" table:style-name="ce1">
            <text:p>67.81108983</text:p>
          </table:table-cell>
          <table:table-cell office:value-type="float" office:value="67.579763176385171" table:formula="of:=[.L58]*[.L$2]+[.$A59]*(1-[.L$2])" table:style-name="ce1">
            <text:p>67.57976318</text:p>
          </table:table-cell>
          <table:table-cell office:value-type="float" office:value="67.297160701547142" table:formula="of:=[.M58]*[.M$2]+[.$A59]*(1-[.M$2])" table:style-name="ce1">
            <text:p>67.2971607</text:p>
          </table:table-cell>
          <table:table-cell office:value-type="float" office:value="67.001631196134667" table:formula="of:=[.N58]*[.N$2]+[.$A59]*(1-[.N$2])" table:style-name="ce1">
            <text:p>67.0016312</text:p>
          </table:table-cell>
          <table:table-cell office:value-type="float" office:value="66.768111000531476" table:formula="of:=[.O58]*[.O$2]+[.$A59]*(1-[.O$2])" table:style-name="ce1">
            <text:p>66.768111</text:p>
          </table:table-cell>
          <table:table-cell office:value-type="float" office:value="66.735487478113384" table:formula="of:=[.P58]*[.P$2]+[.$A59]*(1-[.P$2])" table:style-name="ce1">
            <text:p>66.73548748</text:p>
          </table:table-cell>
          <table:table-cell office:value-type="float" office:value="67.149233349378648" table:formula="of:=[.Q58]*[.Q$2]+[.$A59]*(1-[.Q$2])" table:style-name="ce1">
            <text:p>67.14923335</text:p>
          </table:table-cell>
          <table:table-cell office:value-type="float" office:value="68.424317653358614" table:formula="of:=[.R58]*[.R$2]+[.$A59]*(1-[.R$2])" table:style-name="ce1">
            <text:p>68.42431765</text:p>
          </table:table-cell>
          <table:table-cell office:value-type="float" office:value="71.224883640171825" table:formula="of:=[.S58]*[.S$2]+[.$A59]*(1-[.S$2])" table:style-name="ce1">
            <text:p>71.22488364</text:p>
          </table:table-cell>
          <table:table-cell office:value-type="float" office:value="76.310260766300857" table:formula="of:=[.T58]*[.T$2]+[.$A59]*(1-[.T$2])" table:style-name="ce1">
            <text:p>76.31026077</text:p>
          </table:table-cell>
          <table:table-cell office:value-type="float" office:value="79.683771388691127" table:formula="of:=[.U58]*[.U$2]+[.$A59]*(1-[.U$2])" table:style-name="ce1">
            <text:p>79.68377139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59]*[.B$2]+[.$A60]*(1-[.B$2])" table:style-name="ce1">
            <text:p>60.49</text:p>
          </table:table-cell>
          <table:table-cell office:value-type="float" office:value="60.813600846192536" table:formula="of:=[.C59]*[.C$2]+[.$A60]*(1-[.C$2])" table:style-name="ce1">
            <text:p>60.81360085</text:p>
          </table:table-cell>
          <table:table-cell office:value-type="float" office:value="61.173182883454253" table:formula="of:=[.D59]*[.D$2]+[.$A60]*(1-[.D$2])" table:style-name="ce1">
            <text:p>61.17318288</text:p>
          </table:table-cell>
          <table:table-cell office:value-type="float" office:value="61.558781947855522" table:formula="of:=[.E59]*[.E$2]+[.$A60]*(1-[.E$2])" table:style-name="ce1">
            <text:p>61.55878195</text:p>
          </table:table-cell>
          <table:table-cell office:value-type="float" office:value="61.959735091612032" table:formula="of:=[.F59]*[.F$2]+[.$A60]*(1-[.F$2])" table:style-name="ce1">
            <text:p>61.95973509</text:p>
          </table:table-cell>
          <table:table-cell office:value-type="float" office:value="62.364690547465187" table:formula="of:=[.G59]*[.G$2]+[.$A60]*(1-[.G$2])" table:style-name="ce1">
            <text:p>62.36469055</text:p>
          </table:table-cell>
          <table:table-cell office:value-type="float" office:value="62.761719509519082" table:formula="of:=[.H59]*[.H$2]+[.$A60]*(1-[.H$2])" table:style-name="ce1">
            <text:p>62.76171951</text:p>
          </table:table-cell>
          <table:table-cell office:value-type="float" office:value="63.138565527963721" table:formula="of:=[.I59]*[.I$2]+[.$A60]*(1-[.I$2])" table:style-name="ce1">
            <text:p>63.13856553</text:p>
          </table:table-cell>
          <table:table-cell office:value-type="float" office:value="63.483135890438277" table:formula="of:=[.J59]*[.J$2]+[.$A60]*(1-[.J$2])" table:style-name="ce1">
            <text:p>63.48313589</text:p>
          </table:table-cell>
          <table:table-cell office:value-type="float" office:value="63.784490425472249" table:formula="of:=[.K59]*[.K$2]+[.$A60]*(1-[.K$2])" table:style-name="ce1">
            <text:p>63.78449043</text:p>
          </table:table-cell>
          <table:table-cell office:value-type="float" office:value="64.03488158819259" table:formula="of:=[.L59]*[.L$2]+[.$A60]*(1-[.L$2])" table:style-name="ce1">
            <text:p>64.03488159</text:p>
          </table:table-cell>
          <table:table-cell office:value-type="float" office:value="64.233938385850934" table:formula="of:=[.M59]*[.M$2]+[.$A60]*(1-[.M$2])" table:style-name="ce1">
            <text:p>64.23393839</text:p>
          </table:table-cell>
          <table:table-cell office:value-type="float" office:value="64.396978717680796" table:formula="of:=[.N59]*[.N$2]+[.$A60]*(1-[.N$2])" table:style-name="ce1">
            <text:p>64.39697872</text:p>
          </table:table-cell>
          <table:table-cell office:value-type="float" office:value="64.570772150345462" table:formula="of:=[.O59]*[.O$2]+[.$A60]*(1-[.O$2])" table:style-name="ce1">
            <text:p>64.57077215</text:p>
          </table:table-cell>
          <table:table-cell office:value-type="float" office:value="64.861841234679375" table:formula="of:=[.P59]*[.P$2]+[.$A60]*(1-[.P$2])" table:style-name="ce1">
            <text:p>64.86184123</text:p>
          </table:table-cell>
          <table:table-cell office:value-type="float" office:value="65.484425012033981" table:formula="of:=[.Q59]*[.Q$2]+[.$A60]*(1-[.Q$2])" table:style-name="ce1">
            <text:p>65.48442501</text:p>
          </table:table-cell>
          <table:table-cell office:value-type="float" office:value="66.837454122686893" table:formula="of:=[.R59]*[.R$2]+[.$A60]*(1-[.R$2])" table:style-name="ce1">
            <text:p>66.83745412</text:p>
          </table:table-cell>
          <table:table-cell office:value-type="float" office:value="69.614651094146055" table:formula="of:=[.S59]*[.S$2]+[.$A60]*(1-[.S$2])" table:style-name="ce1">
            <text:p>69.61465109</text:p>
          </table:table-cell>
          <table:table-cell office:value-type="float" office:value="74.728234689670771" table:formula="of:=[.T59]*[.T$2]+[.$A60]*(1-[.T$2])" table:style-name="ce1">
            <text:p>74.72823469</text:p>
          </table:table-cell>
          <table:table-cell office:value-type="float" office:value="78.724082819256566" table:formula="of:=[.U59]*[.U$2]+[.$A60]*(1-[.U$2])" table:style-name="ce1">
            <text:p>78.72408282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60]*[.B$2]+[.$A61]*(1-[.B$2])" table:style-name="ce1">
            <text:p>60.49</text:p>
          </table:table-cell>
          <table:table-cell office:value-type="float" office:value="60.506180042309623" table:formula="of:=[.C60]*[.C$2]+[.$A61]*(1-[.C$2])" table:style-name="ce1">
            <text:p>60.50618004</text:p>
          </table:table-cell>
          <table:table-cell office:value-type="float" office:value="60.558318288345426" table:formula="of:=[.D60]*[.D$2]+[.$A61]*(1-[.D$2])" table:style-name="ce1">
            <text:p>60.55831829</text:p>
          </table:table-cell>
          <table:table-cell office:value-type="float" office:value="60.650317292178329" table:formula="of:=[.E60]*[.E$2]+[.$A61]*(1-[.E$2])" table:style-name="ce1">
            <text:p>60.65031729</text:p>
          </table:table-cell>
          <table:table-cell office:value-type="float" office:value="60.783947018322408" table:formula="of:=[.F60]*[.F$2]+[.$A61]*(1-[.F$2])" table:style-name="ce1">
            <text:p>60.78394702</text:p>
          </table:table-cell>
          <table:table-cell office:value-type="float" office:value="60.958672636866297" table:formula="of:=[.G60]*[.G$2]+[.$A61]*(1-[.G$2])" table:style-name="ce1">
            <text:p>60.95867264</text:p>
          </table:table-cell>
          <table:table-cell office:value-type="float" office:value="61.17151585285572" table:formula="of:=[.H60]*[.H$2]+[.$A61]*(1-[.H$2])" table:style-name="ce1">
            <text:p>61.17151585</text:p>
          </table:table-cell>
          <table:table-cell office:value-type="float" office:value="61.416997934787304" table:formula="of:=[.I60]*[.I$2]+[.$A61]*(1-[.I$2])" table:style-name="ce1">
            <text:p>61.41699793</text:p>
          </table:table-cell>
          <table:table-cell office:value-type="float" office:value="61.687254356175309" table:formula="of:=[.J60]*[.J$2]+[.$A61]*(1-[.J$2])" table:style-name="ce1">
            <text:p>61.68725436</text:p>
          </table:table-cell>
          <table:table-cell office:value-type="float" office:value="61.972520691462513" table:formula="of:=[.K60]*[.K$2]+[.$A61]*(1-[.K$2])" table:style-name="ce1">
            <text:p>61.97252069</text:p>
          </table:table-cell>
          <table:table-cell office:value-type="float" office:value="62.262440794096293" table:formula="of:=[.L60]*[.L$2]+[.$A61]*(1-[.L$2])" table:style-name="ce1">
            <text:p>62.26244079</text:p>
          </table:table-cell>
          <table:table-cell office:value-type="float" office:value="62.549166112218018" table:formula="of:=[.M60]*[.M$2]+[.$A61]*(1-[.M$2])" table:style-name="ce1">
            <text:p>62.54916611</text:p>
          </table:table-cell>
          <table:table-cell office:value-type="float" office:value="62.834187230608478" table:formula="of:=[.N60]*[.N$2]+[.$A61]*(1-[.N$2])" table:style-name="ce1">
            <text:p>62.83418723</text:p>
          </table:table-cell>
          <table:table-cell office:value-type="float" office:value="63.142501897724557" table:formula="of:=[.O60]*[.O$2]+[.$A61]*(1-[.O$2])" table:style-name="ce1">
            <text:p>63.1425019</text:p>
          </table:table-cell>
          <table:table-cell office:value-type="float" office:value="63.550288864275558" table:formula="of:=[.P60]*[.P$2]+[.$A61]*(1-[.P$2])" table:style-name="ce1">
            <text:p>63.55028886</text:p>
          </table:table-cell>
          <table:table-cell office:value-type="float" office:value="64.235818759025491" table:formula="of:=[.Q60]*[.Q$2]+[.$A61]*(1-[.Q$2])" table:style-name="ce1">
            <text:p>64.23581876</text:p>
          </table:table-cell>
          <table:table-cell office:value-type="float" office:value="65.567963298149508" table:formula="of:=[.R60]*[.R$2]+[.$A61]*(1-[.R$2])" table:style-name="ce1">
            <text:p>65.5679633</text:p>
          </table:table-cell>
          <table:table-cell office:value-type="float" office:value="68.245953430024144" table:formula="of:=[.S60]*[.S$2]+[.$A61]*(1-[.S$2])" table:style-name="ce1">
            <text:p>68.24595343</text:p>
          </table:table-cell>
          <table:table-cell office:value-type="float" office:value="73.304411220703685" table:formula="of:=[.T60]*[.T$2]+[.$A61]*(1-[.T$2])" table:style-name="ce1">
            <text:p>73.30441122</text:p>
          </table:table-cell>
          <table:table-cell office:value-type="float" office:value="77.81237867829374" table:formula="of:=[.U60]*[.U$2]+[.$A61]*(1-[.U$2])" table:style-name="ce1">
            <text:p>77.81237868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61]*[.B$2]+[.$A62]*(1-[.B$2])" table:style-name="ce1">
            <text:p>66.539</text:p>
          </table:table-cell>
          <table:table-cell office:value-type="float" office:value="66.237359002115483" table:formula="of:=[.C61]*[.C$2]+[.$A62]*(1-[.C$2])" table:style-name="ce1">
            <text:p>66.237359</text:p>
          </table:table-cell>
          <table:table-cell office:value-type="float" office:value="65.94093182883455" table:formula="of:=[.D61]*[.D$2]+[.$A62]*(1-[.D$2])" table:style-name="ce1">
            <text:p>65.94093183</text:p>
          </table:table-cell>
          <table:table-cell office:value-type="float" office:value="65.655697593826744" table:formula="of:=[.E61]*[.E$2]+[.$A62]*(1-[.E$2])" table:style-name="ce1">
            <text:p>65.65569759</text:p>
          </table:table-cell>
          <table:table-cell office:value-type="float" office:value="65.387989403664477" table:formula="of:=[.F61]*[.F$2]+[.$A62]*(1-[.F$2])" table:style-name="ce1">
            <text:p>65.3879894</text:p>
          </table:table-cell>
          <table:table-cell office:value-type="float" office:value="65.143918159216582" table:formula="of:=[.G61]*[.G$2]+[.$A62]*(1-[.G$2])" table:style-name="ce1">
            <text:p>65.14391816</text:p>
          </table:table-cell>
          <table:table-cell office:value-type="float" office:value="64.928754755856716" table:formula="of:=[.H61]*[.H$2]+[.$A62]*(1-[.H$2])" table:style-name="ce1">
            <text:p>64.92875476</text:p>
          </table:table-cell>
          <table:table-cell office:value-type="float" office:value="64.746299277175552" table:formula="of:=[.I61]*[.I$2]+[.$A62]*(1-[.I$2])" table:style-name="ce1">
            <text:p>64.74629928</text:p>
          </table:table-cell>
          <table:table-cell office:value-type="float" office:value="64.598301742470127" table:formula="of:=[.J61]*[.J$2]+[.$A62]*(1-[.J$2])" table:style-name="ce1">
            <text:p>64.59830174</text:p>
          </table:table-cell>
          <table:table-cell office:value-type="float" office:value="64.484084311158142" table:formula="of:=[.K61]*[.K$2]+[.$A62]*(1-[.K$2])" table:style-name="ce1">
            <text:p>64.48408431</text:p>
          </table:table-cell>
          <table:table-cell office:value-type="float" office:value="64.400720397048147" table:formula="of:=[.L61]*[.L$2]+[.$A62]*(1-[.L$2])" table:style-name="ce1">
            <text:p>64.4007204</text:p>
          </table:table-cell>
          <table:table-cell office:value-type="float" office:value="64.344591361719907" table:formula="of:=[.M61]*[.M$2]+[.$A62]*(1-[.M$2])" table:style-name="ce1">
            <text:p>64.34459136</text:p>
          </table:table-cell>
          <table:table-cell office:value-type="float" office:value="64.316112338365087" table:formula="of:=[.N61]*[.N$2]+[.$A62]*(1-[.N$2])" table:style-name="ce1">
            <text:p>64.31611234</text:p>
          </table:table-cell>
          <table:table-cell office:value-type="float" office:value="64.331276233520967" table:formula="of:=[.O61]*[.O$2]+[.$A62]*(1-[.O$2])" table:style-name="ce1">
            <text:p>64.33127623</text:p>
          </table:table-cell>
          <table:table-cell office:value-type="float" office:value="64.446902204992895" table:formula="of:=[.P61]*[.P$2]+[.$A62]*(1-[.P$2])" table:style-name="ce1">
            <text:p>64.4469022</text:p>
          </table:table-cell>
          <table:table-cell office:value-type="float" office:value="64.811614069269112" table:formula="of:=[.Q61]*[.Q$2]+[.$A62]*(1-[.Q$2])" table:style-name="ce1">
            <text:p>64.81161407</text:p>
          </table:table-cell>
          <table:table-cell office:value-type="float" office:value="65.762170638519606" table:formula="of:=[.R61]*[.R$2]+[.$A62]*(1-[.R$2])" table:style-name="ce1">
            <text:p>65.76217064</text:p>
          </table:table-cell>
          <table:table-cell office:value-type="float" office:value="67.989910415520526" table:formula="of:=[.S61]*[.S$2]+[.$A62]*(1-[.S$2])" table:style-name="ce1">
            <text:p>67.98991042</text:p>
          </table:table-cell>
          <table:table-cell office:value-type="float" office:value="72.627870098633309" table:formula="of:=[.T61]*[.T$2]+[.$A62]*(1-[.T$2])" table:style-name="ce1">
            <text:p>72.6278701</text:p>
          </table:table-cell>
          <table:table-cell office:value-type="float" office:value="77.248709744379042" table:formula="of:=[.U61]*[.U$2]+[.$A62]*(1-[.U$2])" table:style-name="ce1">
            <text:p>77.24870974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62]*[.B$2]+[.$A63]*(1-[.B$2])" table:style-name="ce1">
            <text:p>72.588</text:p>
          </table:table-cell>
          <table:table-cell office:value-type="float" office:value="72.270467950105768" table:formula="of:=[.C62]*[.C$2]+[.$A63]*(1-[.C$2])" table:style-name="ce1">
            <text:p>72.27046795</text:p>
          </table:table-cell>
          <table:table-cell office:value-type="float" office:value="71.923293182883455" table:formula="of:=[.D62]*[.D$2]+[.$A63]*(1-[.D$2])" table:style-name="ce1">
            <text:p>71.92329318</text:p>
          </table:table-cell>
          <table:table-cell office:value-type="float" office:value="71.548154639074014" table:formula="of:=[.E62]*[.E$2]+[.$A63]*(1-[.E$2])" table:style-name="ce1">
            <text:p>71.54815464</text:p>
          </table:table-cell>
          <table:table-cell office:value-type="float" office:value="71.147997880732902" table:formula="of:=[.F62]*[.F$2]+[.$A63]*(1-[.F$2])" table:style-name="ce1">
            <text:p>71.14799788</text:p>
          </table:table-cell>
          <table:table-cell office:value-type="float" office:value="70.726979539804148" table:formula="of:=[.G62]*[.G$2]+[.$A63]*(1-[.G$2])" table:style-name="ce1">
            <text:p>70.72697954</text:p>
          </table:table-cell>
          <table:table-cell office:value-type="float" office:value="70.290226426757002" table:formula="of:=[.H62]*[.H$2]+[.$A63]*(1-[.H$2])" table:style-name="ce1">
            <text:p>70.29022643</text:p>
          </table:table-cell>
          <table:table-cell office:value-type="float" office:value="69.843404747011434" table:formula="of:=[.I62]*[.I$2]+[.$A63]*(1-[.I$2])" table:style-name="ce1">
            <text:p>69.84340475</text:p>
          </table:table-cell>
          <table:table-cell office:value-type="float" office:value="69.392120696988059" table:formula="of:=[.J62]*[.J$2]+[.$A63]*(1-[.J$2])" table:style-name="ce1">
            <text:p>69.3921207</text:p>
          </table:table-cell>
          <table:table-cell office:value-type="float" office:value="68.941237940021168" table:formula="of:=[.K62]*[.K$2]+[.$A63]*(1-[.K$2])" table:style-name="ce1">
            <text:p>68.94123794</text:p>
          </table:table-cell>
          <table:table-cell office:value-type="float" office:value="68.494360198524078" table:formula="of:=[.L62]*[.L$2]+[.$A63]*(1-[.L$2])" table:style-name="ce1">
            <text:p>68.4943602</text:p>
          </table:table-cell>
          <table:table-cell office:value-type="float" office:value="68.054125248945951" table:formula="of:=[.M62]*[.M$2]+[.$A63]*(1-[.M$2])" table:style-name="ce1">
            <text:p>68.05412525</text:p>
          </table:table-cell>
          <table:table-cell office:value-type="float" office:value="67.624867403019053" table:formula="of:=[.N62]*[.N$2]+[.$A63]*(1-[.N$2])" table:style-name="ce1">
            <text:p>67.6248674</text:p>
          </table:table-cell>
          <table:table-cell office:value-type="float" office:value="67.221129551788621" table:formula="of:=[.O62]*[.O$2]+[.$A63]*(1-[.O$2])" table:style-name="ce1">
            <text:p>67.22112955</text:p>
          </table:table-cell>
          <table:table-cell office:value-type="float" office:value="66.889231543495029" table:formula="of:=[.P62]*[.P$2]+[.$A63]*(1-[.P$2])" table:style-name="ce1">
            <text:p>66.88923154</text:p>
          </table:table-cell>
          <table:table-cell office:value-type="float" office:value="66.755710551951836" table:formula="of:=[.Q62]*[.Q$2]+[.$A63]*(1-[.Q$2])" table:style-name="ce1">
            <text:p>66.75571055</text:p>
          </table:table-cell>
          <table:table-cell office:value-type="float" office:value="67.127336510815681" table:formula="of:=[.R62]*[.R$2]+[.$A63]*(1-[.R$2])" table:style-name="ce1">
            <text:p>67.12733651</text:p>
          </table:table-cell>
          <table:table-cell office:value-type="float" office:value="68.679623853192453" table:formula="of:=[.S62]*[.S$2]+[.$A63]*(1-[.S$2])" table:style-name="ce1">
            <text:p>68.67962385</text:p>
          </table:table-cell>
          <table:table-cell office:value-type="float" office:value="72.623883088769972" table:formula="of:=[.T62]*[.T$2]+[.$A63]*(1-[.T$2])" table:style-name="ce1">
            <text:p>72.62388309</text:p>
          </table:table-cell>
          <table:table-cell office:value-type="float" office:value="77.015674257160086" table:formula="of:=[.U62]*[.U$2]+[.$A63]*(1-[.U$2])" table:style-name="ce1">
            <text:p>77.01567426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63]*[.B$2]+[.$A64]*(1-[.B$2])" table:style-name="ce1">
            <text:p>72.588</text:p>
          </table:table-cell>
          <table:table-cell office:value-type="float" office:value="72.57212339750528" table:formula="of:=[.C63]*[.C$2]+[.$A64]*(1-[.C$2])" table:style-name="ce1">
            <text:p>72.5721234</text:p>
          </table:table-cell>
          <table:table-cell office:value-type="float" office:value="72.521529318288344" table:formula="of:=[.D63]*[.D$2]+[.$A64]*(1-[.D$2])" table:style-name="ce1">
            <text:p>72.52152932</text:p>
          </table:table-cell>
          <table:table-cell office:value-type="float" office:value="72.432023195861092" table:formula="of:=[.E63]*[.E$2]+[.$A64]*(1-[.E$2])" table:style-name="ce1">
            <text:p>72.4320232</text:p>
          </table:table-cell>
          <table:table-cell office:value-type="float" office:value="72.299999576146575" table:formula="of:=[.F63]*[.F$2]+[.$A64]*(1-[.F$2])" table:style-name="ce1">
            <text:p>72.29999958</text:p>
          </table:table-cell>
          <table:table-cell office:value-type="float" office:value="72.122744884951032" table:formula="of:=[.G63]*[.G$2]+[.$A64]*(1-[.G$2])" table:style-name="ce1">
            <text:p>72.12274488</text:p>
          </table:table-cell>
          <table:table-cell office:value-type="float" office:value="71.898667928027095" table:formula="of:=[.H63]*[.H$2]+[.$A64]*(1-[.H$2])" table:style-name="ce1">
            <text:p>71.89866793</text:p>
          </table:table-cell>
          <table:table-cell office:value-type="float" office:value="71.627391661453998" table:formula="of:=[.I63]*[.I$2]+[.$A64]*(1-[.I$2])" table:style-name="ce1">
            <text:p>71.62739166</text:p>
          </table:table-cell>
          <table:table-cell office:value-type="float" office:value="71.309648278795223" table:formula="of:=[.J63]*[.J$2]+[.$A64]*(1-[.J$2])" table:style-name="ce1">
            <text:p>71.30964828</text:p>
          </table:table-cell>
          <table:table-cell office:value-type="float" office:value="70.946957073009528" table:formula="of:=[.K63]*[.K$2]+[.$A64]*(1-[.K$2])" table:style-name="ce1">
            <text:p>70.94695707</text:p>
          </table:table-cell>
          <table:table-cell office:value-type="float" office:value="70.541180099262036" table:formula="of:=[.L63]*[.L$2]+[.$A64]*(1-[.L$2])" table:style-name="ce1">
            <text:p>70.5411801</text:p>
          </table:table-cell>
          <table:table-cell office:value-type="float" office:value="70.094368886920279" table:formula="of:=[.M63]*[.M$2]+[.$A64]*(1-[.M$2])" table:style-name="ce1">
            <text:p>70.09436889</text:p>
          </table:table-cell>
          <table:table-cell office:value-type="float" office:value="69.610120441811432" table:formula="of:=[.N63]*[.N$2]+[.$A64]*(1-[.N$2])" table:style-name="ce1">
            <text:p>69.61012044</text:p>
          </table:table-cell>
          <table:table-cell office:value-type="float" office:value="69.099534208662604" table:formula="of:=[.O63]*[.O$2]+[.$A64]*(1-[.O$2])" table:style-name="ce1">
            <text:p>69.09953421</text:p>
          </table:table-cell>
          <table:table-cell office:value-type="float" office:value="68.598862080446523" table:formula="of:=[.P63]*[.P$2]+[.$A64]*(1-[.P$2])" table:style-name="ce1">
            <text:p>68.59886208</text:p>
          </table:table-cell>
          <table:table-cell office:value-type="float" office:value="68.213782913963882" table:formula="of:=[.Q63]*[.Q$2]+[.$A64]*(1-[.Q$2])" table:style-name="ce1">
            <text:p>68.21378291</text:p>
          </table:table-cell>
          <table:table-cell office:value-type="float" office:value="68.219469208652541" table:formula="of:=[.R63]*[.R$2]+[.$A64]*(1-[.R$2])" table:style-name="ce1">
            <text:p>68.21946921</text:p>
          </table:table-cell>
          <table:table-cell office:value-type="float" office:value="69.26588027521359" table:formula="of:=[.S63]*[.S$2]+[.$A64]*(1-[.S$2])" table:style-name="ce1">
            <text:p>69.26588028</text:p>
          </table:table-cell>
          <table:table-cell office:value-type="float" office:value="72.620294779892973" table:formula="of:=[.T63]*[.T$2]+[.$A64]*(1-[.T$2])" table:style-name="ce1">
            <text:p>72.62029478</text:p>
          </table:table-cell>
          <table:table-cell office:value-type="float" office:value="76.794290544302086" table:formula="of:=[.U63]*[.U$2]+[.$A64]*(1-[.U$2])" table:style-name="ce1">
            <text:p>76.79429054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64]*[.B$2]+[.$A65]*(1-[.B$2])" table:style-name="ce1">
            <text:p>78.637</text:p>
          </table:table-cell>
          <table:table-cell office:value-type="float" office:value="78.333756169875272" table:formula="of:=[.C64]*[.C$2]+[.$A65]*(1-[.C$2])" table:style-name="ce1">
            <text:p>78.33375617</text:p>
          </table:table-cell>
          <table:table-cell office:value-type="float" office:value="78.025452931828838" table:formula="of:=[.D64]*[.D$2]+[.$A65]*(1-[.D$2])" table:style-name="ce1">
            <text:p>78.02545293</text:p>
          </table:table-cell>
          <table:table-cell office:value-type="float" office:value="77.706253479379157" table:formula="of:=[.E64]*[.E$2]+[.$A65]*(1-[.E$2])" table:style-name="ce1">
            <text:p>77.70625348</text:p>
          </table:table-cell>
          <table:table-cell office:value-type="float" office:value="77.369599915229315" table:formula="of:=[.F64]*[.F$2]+[.$A65]*(1-[.F$2])" table:style-name="ce1">
            <text:p>77.36959992</text:p>
          </table:table-cell>
          <table:table-cell office:value-type="float" office:value="77.008436221237758" table:formula="of:=[.G64]*[.G$2]+[.$A65]*(1-[.G$2])" table:style-name="ce1">
            <text:p>77.00843622</text:p>
          </table:table-cell>
          <table:table-cell office:value-type="float" office:value="76.615500378408129" table:formula="of:=[.H64]*[.H$2]+[.$A65]*(1-[.H$2])" table:style-name="ce1">
            <text:p>76.61550038</text:p>
          </table:table-cell>
          <table:table-cell office:value-type="float" office:value="76.183637081508891" table:formula="of:=[.I64]*[.I$2]+[.$A65]*(1-[.I$2])" table:style-name="ce1">
            <text:p>76.18363708</text:p>
          </table:table-cell>
          <table:table-cell office:value-type="float" office:value="75.706059311518089" table:formula="of:=[.J64]*[.J$2]+[.$A65]*(1-[.J$2])" table:style-name="ce1">
            <text:p>75.70605931</text:p>
          </table:table-cell>
          <table:table-cell office:value-type="float" office:value="75.17648068285429" table:formula="of:=[.K64]*[.K$2]+[.$A65]*(1-[.K$2])" table:style-name="ce1">
            <text:p>75.17648068</text:p>
          </table:table-cell>
          <table:table-cell office:value-type="float" office:value="74.589090049631011" table:formula="of:=[.L64]*[.L$2]+[.$A65]*(1-[.L$2])" table:style-name="ce1">
            <text:p>74.58909005</text:p>
          </table:table-cell>
          <table:table-cell office:value-type="float" office:value="73.938552887806154" table:formula="of:=[.M64]*[.M$2]+[.$A65]*(1-[.M$2])" table:style-name="ce1">
            <text:p>73.93855289</text:p>
          </table:table-cell>
          <table:table-cell office:value-type="float" office:value="73.220872265086854" table:formula="of:=[.N64]*[.N$2]+[.$A65]*(1-[.N$2])" table:style-name="ce1">
            <text:p>73.22087227</text:p>
          </table:table-cell>
          <table:table-cell office:value-type="float" office:value="72.437647235630692" table:formula="of:=[.O64]*[.O$2]+[.$A65]*(1-[.O$2])" table:style-name="ce1">
            <text:p>72.43764724</text:p>
          </table:table-cell>
          <table:table-cell office:value-type="float" office:value="71.610303456312565" table:formula="of:=[.P64]*[.P$2]+[.$A65]*(1-[.P$2])" table:style-name="ce1">
            <text:p>71.61030346</text:p>
          </table:table-cell>
          <table:table-cell office:value-type="float" office:value="70.819587185472912" table:formula="of:=[.Q64]*[.Q$2]+[.$A65]*(1-[.Q$2])" table:style-name="ce1">
            <text:p>70.81958719</text:p>
          </table:table-cell>
          <table:table-cell office:value-type="float" office:value="70.302975366922027" table:formula="of:=[.R64]*[.R$2]+[.$A65]*(1-[.R$2])" table:style-name="ce1">
            <text:p>70.30297537</text:p>
          </table:table-cell>
          <table:table-cell office:value-type="float" office:value="70.671548233931546" table:formula="of:=[.S64]*[.S$2]+[.$A65]*(1-[.S$2])" table:style-name="ce1">
            <text:p>70.67154823</text:p>
          </table:table-cell>
          <table:table-cell office:value-type="float" office:value="73.221965301903666" table:formula="of:=[.T64]*[.T$2]+[.$A65]*(1-[.T$2])" table:style-name="ce1">
            <text:p>73.2219653</text:p>
          </table:table-cell>
          <table:table-cell office:value-type="float" office:value="76.886426017086976" table:formula="of:=[.U64]*[.U$2]+[.$A65]*(1-[.U$2])" table:style-name="ce1">
            <text:p>76.88642602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65]*[.B$2]+[.$A66]*(1-[.B$2])" table:style-name="ce1">
            <text:p>63.5145</text:p>
          </table:table-cell>
          <table:table-cell office:value-type="float" office:value="64.25546280849376" table:formula="of:=[.C65]*[.C$2]+[.$A66]*(1-[.C$2])" table:style-name="ce1">
            <text:p>64.25546281</text:p>
          </table:table-cell>
          <table:table-cell office:value-type="float" office:value="64.965595293182886" table:formula="of:=[.D65]*[.D$2]+[.$A66]*(1-[.D$2])" table:style-name="ce1">
            <text:p>64.96559529</text:p>
          </table:table-cell>
          <table:table-cell office:value-type="float" office:value="65.643263021906876" table:formula="of:=[.E65]*[.E$2]+[.$A66]*(1-[.E$2])" table:style-name="ce1">
            <text:p>65.64326302</text:p>
          </table:table-cell>
          <table:table-cell office:value-type="float" office:value="66.285519983045859" table:formula="of:=[.F65]*[.F$2]+[.$A66]*(1-[.F$2])" table:style-name="ce1">
            <text:p>66.28551998</text:p>
          </table:table-cell>
          <table:table-cell office:value-type="float" office:value="66.887984055309431" table:formula="of:=[.G65]*[.G$2]+[.$A66]*(1-[.G$2])" table:style-name="ce1">
            <text:p>66.88798406</text:p>
          </table:table-cell>
          <table:table-cell office:value-type="float" office:value="67.444800113522433" table:formula="of:=[.H65]*[.H$2]+[.$A66]*(1-[.H$2])" table:style-name="ce1">
            <text:p>67.44480011</text:p>
          </table:table-cell>
          <table:table-cell office:value-type="float" office:value="67.948697978528116" table:formula="of:=[.I65]*[.I$2]+[.$A66]*(1-[.I$2])" table:style-name="ce1">
            <text:p>67.94869798</text:p>
          </table:table-cell>
          <table:table-cell office:value-type="float" office:value="68.39112372460724" table:formula="of:=[.J65]*[.J$2]+[.$A66]*(1-[.J$2])" table:style-name="ce1">
            <text:p>68.39112372</text:p>
          </table:table-cell>
          <table:table-cell office:value-type="float" office:value="68.762391307284432" table:formula="of:=[.K65]*[.K$2]+[.$A66]*(1-[.K$2])" table:style-name="ce1">
            <text:p>68.76239131</text:p>
          </table:table-cell>
          <table:table-cell office:value-type="float" office:value="69.051795024815505" table:formula="of:=[.L65]*[.L$2]+[.$A66]*(1-[.L$2])" table:style-name="ce1">
            <text:p>69.05179502</text:p>
          </table:table-cell>
          <table:table-cell office:value-type="float" office:value="69.247729088293383" table:formula="of:=[.M65]*[.M$2]+[.$A66]*(1-[.M$2])" table:style-name="ce1">
            <text:p>69.24772909</text:p>
          </table:table-cell>
          <table:table-cell office:value-type="float" office:value="69.338323359052112" table:formula="of:=[.N65]*[.N$2]+[.$A66]*(1-[.N$2])" table:style-name="ce1">
            <text:p>69.33832336</text:p>
          </table:table-cell>
          <table:table-cell office:value-type="float" office:value="69.314545703159951" table:formula="of:=[.O65]*[.O$2]+[.$A66]*(1-[.O$2])" table:style-name="ce1">
            <text:p>69.3145457</text:p>
          </table:table-cell>
          <table:table-cell office:value-type="float" office:value="69.181562419418796" table:formula="of:=[.P65]*[.P$2]+[.$A66]*(1-[.P$2])" table:style-name="ce1">
            <text:p>69.18156242</text:p>
          </table:table-cell>
          <table:table-cell office:value-type="float" office:value="68.99331538910468" table:formula="of:=[.Q65]*[.Q$2]+[.$A66]*(1-[.Q$2])" table:style-name="ce1">
            <text:p>68.99331539</text:p>
          </table:table-cell>
          <table:table-cell office:value-type="float" office:value="68.945280293537621" table:formula="of:=[.R65]*[.R$2]+[.$A66]*(1-[.R$2])" table:style-name="ce1">
            <text:p>68.94528029</text:p>
          </table:table-cell>
          <table:table-cell office:value-type="float" office:value="69.597990998841809" table:formula="of:=[.S65]*[.S$2]+[.$A66]*(1-[.S$2])" table:style-name="ce1">
            <text:p>69.597991</text:p>
          </table:table-cell>
          <table:table-cell office:value-type="float" office:value="72.251218771713297" table:formula="of:=[.T65]*[.T$2]+[.$A66]*(1-[.T$2])" table:style-name="ce1">
            <text:p>72.25121877</text:p>
          </table:table-cell>
          <table:table-cell office:value-type="float" office:value="76.217829716232629" table:formula="of:=[.U65]*[.U$2]+[.$A66]*(1-[.U$2])" table:style-name="ce1">
            <text:p>76.21782972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66]*[.B$2]+[.$A67]*(1-[.B$2])" table:style-name="ce1">
            <text:p>66.539</text:p>
          </table:table-cell>
          <table:table-cell office:value-type="float" office:value="66.424823140424692" table:formula="of:=[.C66]*[.C$2]+[.$A67]*(1-[.C$2])" table:style-name="ce1">
            <text:p>66.42482314</text:p>
          </table:table-cell>
          <table:table-cell office:value-type="float" office:value="66.381659529318284" table:formula="of:=[.D66]*[.D$2]+[.$A67]*(1-[.D$2])" table:style-name="ce1">
            <text:p>66.38165953</text:p>
          </table:table-cell>
          <table:table-cell office:value-type="float" office:value="66.404639453286023" table:formula="of:=[.E66]*[.E$2]+[.$A67]*(1-[.E$2])" table:style-name="ce1">
            <text:p>66.40463945</text:p>
          </table:table-cell>
          <table:table-cell office:value-type="float" office:value="66.488303996609176" table:formula="of:=[.F66]*[.F$2]+[.$A67]*(1-[.F$2])" table:style-name="ce1">
            <text:p>66.488304</text:p>
          </table:table-cell>
          <table:table-cell office:value-type="float" office:value="66.62624601382737" table:formula="of:=[.G66]*[.G$2]+[.$A67]*(1-[.G$2])" table:style-name="ce1">
            <text:p>66.62624601</text:p>
          </table:table-cell>
          <table:table-cell office:value-type="float" office:value="66.810740034056735" table:formula="of:=[.H66]*[.H$2]+[.$A67]*(1-[.H$2])" table:style-name="ce1">
            <text:p>66.81074003</text:p>
          </table:table-cell>
          <table:table-cell office:value-type="float" office:value="67.032394292484838" table:formula="of:=[.I66]*[.I$2]+[.$A67]*(1-[.I$2])" table:style-name="ce1">
            <text:p>67.03239429</text:p>
          </table:table-cell>
          <table:table-cell office:value-type="float" office:value="67.279849489842903" table:formula="of:=[.J66]*[.J$2]+[.$A67]*(1-[.J$2])" table:style-name="ce1">
            <text:p>67.27984949</text:p>
          </table:table-cell>
          <table:table-cell office:value-type="float" office:value="67.539526088277995" table:formula="of:=[.K66]*[.K$2]+[.$A67]*(1-[.K$2])" table:style-name="ce1">
            <text:p>67.53952609</text:p>
          </table:table-cell>
          <table:table-cell office:value-type="float" office:value="67.79539751240776" table:formula="of:=[.L66]*[.L$2]+[.$A67]*(1-[.L$2])" table:style-name="ce1">
            <text:p>67.79539751</text:p>
          </table:table-cell>
          <table:table-cell office:value-type="float" office:value="68.028800998561366" table:formula="of:=[.M66]*[.M$2]+[.$A67]*(1-[.M$2])" table:style-name="ce1">
            <text:p>68.028801</text:p>
          </table:table-cell>
          <table:table-cell office:value-type="float" office:value="68.218594015431265" table:formula="of:=[.N66]*[.N$2]+[.$A67]*(1-[.N$2])" table:style-name="ce1">
            <text:p>68.21859402</text:p>
          </table:table-cell>
          <table:table-cell office:value-type="float" office:value="68.343104707053968" table:formula="of:=[.O66]*[.O$2]+[.$A67]*(1-[.O$2])" table:style-name="ce1">
            <text:p>68.34310471</text:p>
          </table:table-cell>
          <table:table-cell office:value-type="float" office:value="68.388793693593158" table:formula="of:=[.P66]*[.P$2]+[.$A67]*(1-[.P$2])" table:style-name="ce1">
            <text:p>68.38879369</text:p>
          </table:table-cell>
          <table:table-cell office:value-type="float" office:value="68.379736541828507" table:formula="of:=[.Q66]*[.Q$2]+[.$A67]*(1-[.Q$2])" table:style-name="ce1">
            <text:p>68.37973654</text:p>
          </table:table-cell>
          <table:table-cell office:value-type="float" office:value="68.464024234830092" table:formula="of:=[.R66]*[.R$2]+[.$A67]*(1-[.R$2])" table:style-name="ce1">
            <text:p>68.46402423</text:p>
          </table:table-cell>
          <table:table-cell office:value-type="float" office:value="69.139142349015529" table:formula="of:=[.S66]*[.S$2]+[.$A67]*(1-[.S$2])" table:style-name="ce1">
            <text:p>69.13914235</text:p>
          </table:table-cell>
          <table:table-cell office:value-type="float" office:value="71.679996894541958" table:formula="of:=[.T66]*[.T$2]+[.$A67]*(1-[.T$2])" table:style-name="ce1">
            <text:p>71.67999689</text:p>
          </table:table-cell>
          <table:table-cell office:value-type="float" office:value="75.733888230420987" table:formula="of:=[.U66]*[.U$2]+[.$A67]*(1-[.U$2])" table:style-name="ce1">
            <text:p>75.73388823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67]*[.B$2]+[.$A68]*(1-[.B$2])" table:style-name="ce1">
            <text:p>81.6615</text:p>
          </table:table-cell>
          <table:table-cell office:value-type="float" office:value="80.89966615702123" table:formula="of:=[.C67]*[.C$2]+[.$A68]*(1-[.C$2])" table:style-name="ce1">
            <text:p>80.89966616</text:p>
          </table:table-cell>
          <table:table-cell office:value-type="float" office:value="80.13351595293183" table:formula="of:=[.D67]*[.D$2]+[.$A68]*(1-[.D$2])" table:style-name="ce1">
            <text:p>80.13351595</text:p>
          </table:table-cell>
          <table:table-cell office:value-type="float" office:value="79.372970917992916" table:formula="of:=[.E67]*[.E$2]+[.$A68]*(1-[.E$2])" table:style-name="ce1">
            <text:p>79.37297092</text:p>
          </table:table-cell>
          <table:table-cell office:value-type="float" office:value="78.626860799321832" table:formula="of:=[.F67]*[.F$2]+[.$A68]*(1-[.F$2])" table:style-name="ce1">
            <text:p>78.6268608</text:p>
          </table:table-cell>
          <table:table-cell office:value-type="float" office:value="77.902686503456849" table:formula="of:=[.G67]*[.G$2]+[.$A68]*(1-[.G$2])" table:style-name="ce1">
            <text:p>77.9026865</text:p>
          </table:table-cell>
          <table:table-cell office:value-type="float" office:value="77.20627201021702" table:formula="of:=[.H67]*[.H$2]+[.$A68]*(1-[.H$2])" table:style-name="ce1">
            <text:p>77.20627201</text:p>
          </table:table-cell>
          <table:table-cell office:value-type="float" office:value="76.541313002369691" table:formula="of:=[.I67]*[.I$2]+[.$A68]*(1-[.I$2])" table:style-name="ce1">
            <text:p>76.541313</text:p>
          </table:table-cell>
          <table:table-cell office:value-type="float" office:value="75.908839795937169" table:formula="of:=[.J67]*[.J$2]+[.$A68]*(1-[.J$2])" table:style-name="ce1">
            <text:p>75.9088398</text:p>
          </table:table-cell>
          <table:table-cell office:value-type="float" office:value="75.306611739725099" table:formula="of:=[.K67]*[.K$2]+[.$A68]*(1-[.K$2])" table:style-name="ce1">
            <text:p>75.30661174</text:p>
          </table:table-cell>
          <table:table-cell office:value-type="float" office:value="74.728448756203875" table:formula="of:=[.L67]*[.L$2]+[.$A68]*(1-[.L$2])" table:style-name="ce1">
            <text:p>74.72844876</text:p>
          </table:table-cell>
          <table:table-cell office:value-type="float" office:value="74.163515549208753" table:formula="of:=[.M67]*[.M$2]+[.$A68]*(1-[.M$2])" table:style-name="ce1">
            <text:p>74.16351555</text:p>
          </table:table-cell>
          <table:table-cell office:value-type="float" office:value="73.595756409258755" table:formula="of:=[.N67]*[.N$2]+[.$A68]*(1-[.N$2])" table:style-name="ce1">
            <text:p>73.59575641</text:p>
          </table:table-cell>
          <table:table-cell office:value-type="float" office:value="73.004543059585075" table:formula="of:=[.O67]*[.O$2]+[.$A68]*(1-[.O$2])" table:style-name="ce1">
            <text:p>73.00454306</text:p>
          </table:table-cell>
          <table:table-cell office:value-type="float" office:value="72.370605585515221" table:formula="of:=[.P67]*[.P$2]+[.$A68]*(1-[.P$2])" table:style-name="ce1">
            <text:p>72.37060559</text:p>
          </table:table-cell>
          <table:table-cell office:value-type="float" office:value="71.700177406371381" table:formula="of:=[.Q67]*[.Q$2]+[.$A68]*(1-[.Q$2])" table:style-name="ce1">
            <text:p>71.70017741</text:p>
          </table:table-cell>
          <table:table-cell office:value-type="float" office:value="71.103519387864083" table:formula="of:=[.R67]*[.R$2]+[.$A68]*(1-[.R$2])" table:style-name="ce1">
            <text:p>71.10351939</text:p>
          </table:table-cell>
          <table:table-cell office:value-type="float" office:value="71.0174959966632" table:formula="of:=[.S67]*[.S$2]+[.$A68]*(1-[.S$2])" table:style-name="ce1">
            <text:p>71.017496</text:p>
          </table:table-cell>
          <table:table-cell office:value-type="float" office:value="72.678147205087768" table:formula="of:=[.T67]*[.T$2]+[.$A68]*(1-[.T$2])" table:style-name="ce1">
            <text:p>72.67814721</text:p>
          </table:table-cell>
          <table:table-cell office:value-type="float" office:value="76.030268818899941" table:formula="of:=[.U67]*[.U$2]+[.$A68]*(1-[.U$2])" table:style-name="ce1">
            <text:p>76.03026882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68]*[.B$2]+[.$A69]*(1-[.B$2])" table:style-name="ce1">
            <text:p>84.686</text:p>
          </table:table-cell>
          <table:table-cell office:value-type="float" office:value="84.496683307851058" table:formula="of:=[.C68]*[.C$2]+[.$A69]*(1-[.C$2])" table:style-name="ce1">
            <text:p>84.49668331</text:p>
          </table:table-cell>
          <table:table-cell office:value-type="float" office:value="84.230751595293199" table:formula="of:=[.D68]*[.D$2]+[.$A69]*(1-[.D$2])" table:style-name="ce1">
            <text:p>84.2307516</text:p>
          </table:table-cell>
          <table:table-cell office:value-type="float" office:value="83.889045637698942" table:formula="of:=[.E68]*[.E$2]+[.$A69]*(1-[.E$2])" table:style-name="ce1">
            <text:p>83.88904564</text:p>
          </table:table-cell>
          <table:table-cell office:value-type="float" office:value="83.474172159864366" table:formula="of:=[.F68]*[.F$2]+[.$A69]*(1-[.F$2])" table:style-name="ce1">
            <text:p>83.47417216</text:p>
          </table:table-cell>
          <table:table-cell office:value-type="float" office:value="82.990171625864221" table:formula="of:=[.G68]*[.G$2]+[.$A69]*(1-[.G$2])" table:style-name="ce1">
            <text:p>82.99017163</text:p>
          </table:table-cell>
          <table:table-cell office:value-type="float" office:value="82.442081603065105" table:formula="of:=[.H68]*[.H$2]+[.$A69]*(1-[.H$2])" table:style-name="ce1">
            <text:p>82.4420816</text:p>
          </table:table-cell>
          <table:table-cell office:value-type="float" office:value="81.835359550829395" table:formula="of:=[.I68]*[.I$2]+[.$A69]*(1-[.I$2])" table:style-name="ce1">
            <text:p>81.83535955</text:p>
          </table:table-cell>
          <table:table-cell office:value-type="float" office:value="81.175135918374878" table:formula="of:=[.J68]*[.J$2]+[.$A69]*(1-[.J$2])" table:style-name="ce1">
            <text:p>81.17513592</text:p>
          </table:table-cell>
          <table:table-cell office:value-type="float" office:value="80.465275282876306" table:formula="of:=[.K68]*[.K$2]+[.$A69]*(1-[.K$2])" table:style-name="ce1">
            <text:p>80.46527528</text:p>
          </table:table-cell>
          <table:table-cell office:value-type="float" office:value="79.707224378101941" table:formula="of:=[.L68]*[.L$2]+[.$A69]*(1-[.L$2])" table:style-name="ce1">
            <text:p>79.70722438</text:p>
          </table:table-cell>
          <table:table-cell office:value-type="float" office:value="78.898633552064808" table:formula="of:=[.M68]*[.M$2]+[.$A69]*(1-[.M$2])" table:style-name="ce1">
            <text:p>78.89863355</text:p>
          </table:table-cell>
          <table:table-cell office:value-type="float" office:value="78.031853845555247" table:formula="of:=[.N68]*[.N$2]+[.$A69]*(1-[.N$2])" table:style-name="ce1">
            <text:p>78.03185385</text:p>
          </table:table-cell>
          <table:table-cell office:value-type="float" office:value="77.093052988730307" table:formula="of:=[.O68]*[.O$2]+[.$A69]*(1-[.O$2])" table:style-name="ce1">
            <text:p>77.09305299</text:p>
          </table:table-cell>
          <table:table-cell office:value-type="float" office:value="76.065223909860663" table:formula="of:=[.P68]*[.P$2]+[.$A69]*(1-[.P$2])" table:style-name="ce1">
            <text:p>76.06522391</text:p>
          </table:table-cell>
          <table:table-cell office:value-type="float" office:value="74.946633054778545" table:formula="of:=[.Q68]*[.Q$2]+[.$A69]*(1-[.Q$2])" table:style-name="ce1">
            <text:p>74.94663305</text:p>
          </table:table-cell>
          <table:table-cell office:value-type="float" office:value="73.820015510291256" table:formula="of:=[.R68]*[.R$2]+[.$A69]*(1-[.R$2])" table:style-name="ce1">
            <text:p>73.82001551</text:p>
          </table:table-cell>
          <table:table-cell office:value-type="float" office:value="73.067771597163727" table:formula="of:=[.S68]*[.S$2]+[.$A69]*(1-[.S$2])" table:style-name="ce1">
            <text:p>73.0677716</text:p>
          </table:table-cell>
          <table:table-cell office:value-type="float" office:value="73.878932484578982" table:formula="of:=[.T68]*[.T$2]+[.$A69]*(1-[.T$2])" table:style-name="ce1">
            <text:p>73.87893248</text:p>
          </table:table-cell>
          <table:table-cell office:value-type="float" office:value="76.463055377954944" table:formula="of:=[.U68]*[.U$2]+[.$A69]*(1-[.U$2])" table:style-name="ce1">
            <text:p>76.46305538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69]*[.B$2]+[.$A70]*(1-[.B$2])" table:style-name="ce1">
            <text:p>93.7595</text:p>
          </table:table-cell>
          <table:table-cell office:value-type="float" office:value="93.296359165392545" table:formula="of:=[.C69]*[.C$2]+[.$A70]*(1-[.C$2])" table:style-name="ce1">
            <text:p>93.29635917</text:p>
          </table:table-cell>
          <table:table-cell office:value-type="float" office:value="92.806625159529318" table:formula="of:=[.D69]*[.D$2]+[.$A70]*(1-[.D$2])" table:style-name="ce1">
            <text:p>92.80662516</text:p>
          </table:table-cell>
          <table:table-cell office:value-type="float" office:value="92.278931845654853" table:formula="of:=[.E69]*[.E$2]+[.$A70]*(1-[.E$2])" table:style-name="ce1">
            <text:p>92.27893185</text:p>
          </table:table-cell>
          <table:table-cell office:value-type="float" office:value="91.70243443197289" table:formula="of:=[.F69]*[.F$2]+[.$A70]*(1-[.F$2])" table:style-name="ce1">
            <text:p>91.70243443</text:p>
          </table:table-cell>
          <table:table-cell office:value-type="float" office:value="91.067167906466054" table:formula="of:=[.G69]*[.G$2]+[.$A70]*(1-[.G$2])" table:style-name="ce1">
            <text:p>91.06716791</text:p>
          </table:table-cell>
          <table:table-cell office:value-type="float" office:value="90.364274480919519" table:formula="of:=[.H69]*[.H$2]+[.$A70]*(1-[.H$2])" table:style-name="ce1">
            <text:p>90.36427448</text:p>
          </table:table-cell>
          <table:table-cell office:value-type="float" office:value="89.586050842790286" table:formula="of:=[.I69]*[.I$2]+[.$A70]*(1-[.I$2])" table:style-name="ce1">
            <text:p>89.58605084</text:p>
          </table:table-cell>
          <table:table-cell office:value-type="float" office:value="88.72575436734995" table:formula="of:=[.J69]*[.J$2]+[.$A70]*(1-[.J$2])" table:style-name="ce1">
            <text:p>88.72575437</text:p>
          </table:table-cell>
          <table:table-cell office:value-type="float" office:value="87.77709887729435" table:formula="of:=[.K69]*[.K$2]+[.$A70]*(1-[.K$2])" table:style-name="ce1">
            <text:p>87.77709888</text:p>
          </table:table-cell>
          <table:table-cell office:value-type="float" office:value="86.733362189050979" table:formula="of:=[.L69]*[.L$2]+[.$A70]*(1-[.L$2])" table:style-name="ce1">
            <text:p>86.73336219</text:p>
          </table:table-cell>
          <table:table-cell office:value-type="float" office:value="85.586023453635647" table:formula="of:=[.M69]*[.M$2]+[.$A70]*(1-[.M$2])" table:style-name="ce1">
            <text:p>85.58602345</text:p>
          </table:table-cell>
          <table:table-cell office:value-type="float" office:value="84.322912307333155" table:formula="of:=[.N69]*[.N$2]+[.$A70]*(1-[.N$2])" table:style-name="ce1">
            <text:p>84.32291231</text:p>
          </table:table-cell>
          <table:table-cell office:value-type="float" office:value="82.926309442674693" table:formula="of:=[.O69]*[.O$2]+[.$A70]*(1-[.O$2])" table:style-name="ce1">
            <text:p>82.92630944</text:p>
          </table:table-cell>
          <table:table-cell office:value-type="float" office:value="81.37350673690247" table:formula="of:=[.P69]*[.P$2]+[.$A70]*(1-[.P$2])" table:style-name="ce1">
            <text:p>81.37350674</text:p>
          </table:table-cell>
          <table:table-cell office:value-type="float" office:value="79.649849791083909" table:formula="of:=[.Q69]*[.Q$2]+[.$A70]*(1-[.Q$2])" table:style-name="ce1">
            <text:p>79.64984979</text:p>
          </table:table-cell>
          <table:table-cell office:value-type="float" office:value="77.807912408233008" table:formula="of:=[.R69]*[.R$2]+[.$A70]*(1-[.R$2])" table:style-name="ce1">
            <text:p>77.80791241</text:p>
          </table:table-cell>
          <table:table-cell office:value-type="float" office:value="76.171530857589161" table:formula="of:=[.S69]*[.S$2]+[.$A70]*(1-[.S$2])" table:style-name="ce1">
            <text:p>76.17153086</text:p>
          </table:table-cell>
          <table:table-cell office:value-type="float" office:value="75.866989236121086" table:formula="of:=[.T69]*[.T$2]+[.$A70]*(1-[.T$2])" table:style-name="ce1">
            <text:p>75.86698924</text:p>
          </table:table-cell>
          <table:table-cell office:value-type="float" office:value="77.327877609057197" table:formula="of:=[.U69]*[.U$2]+[.$A70]*(1-[.U$2])" table:style-name="ce1">
            <text:p>77.32787761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70]*[.B$2]+[.$A71]*(1-[.B$2])" table:style-name="ce1">
            <text:p>99.8085</text:p>
          </table:table-cell>
          <table:table-cell office:value-type="float" office:value="99.482892958269616" table:formula="of:=[.C70]*[.C$2]+[.$A71]*(1-[.C$2])" table:style-name="ce1">
            <text:p>99.48289296</text:p>
          </table:table-cell>
          <table:table-cell office:value-type="float" office:value="99.108312515952917" table:formula="of:=[.D70]*[.D$2]+[.$A71]*(1-[.D$2])" table:style-name="ce1">
            <text:p>99.10831252</text:p>
          </table:table-cell>
          <table:table-cell office:value-type="float" office:value="98.679064776848222" table:formula="of:=[.E70]*[.E$2]+[.$A71]*(1-[.E$2])" table:style-name="ce1">
            <text:p>98.67906478</text:p>
          </table:table-cell>
          <table:table-cell office:value-type="float" office:value="98.187286886394588" table:formula="of:=[.F70]*[.F$2]+[.$A71]*(1-[.F$2])" table:style-name="ce1">
            <text:p>98.18728689</text:p>
          </table:table-cell>
          <table:table-cell office:value-type="float" office:value="97.623166976616517" table:formula="of:=[.G70]*[.G$2]+[.$A71]*(1-[.G$2])" table:style-name="ce1">
            <text:p>97.62316698</text:p>
          </table:table-cell>
          <table:table-cell office:value-type="float" office:value="96.975232344275852" table:formula="of:=[.H70]*[.H$2]+[.$A71]*(1-[.H$2])" table:style-name="ce1">
            <text:p>96.97523234</text:p>
          </table:table-cell>
          <table:table-cell office:value-type="float" office:value="96.230642794976589" table:formula="of:=[.I70]*[.I$2]+[.$A71]*(1-[.I$2])" table:style-name="ce1">
            <text:p>96.23064279</text:p>
          </table:table-cell>
          <table:table-cell office:value-type="float" office:value="95.375401746939986" table:formula="of:=[.J70]*[.J$2]+[.$A71]*(1-[.J$2])" table:style-name="ce1">
            <text:p>95.37540175</text:p>
          </table:table-cell>
          <table:table-cell office:value-type="float" office:value="94.394369494782467" table:formula="of:=[.K70]*[.K$2]+[.$A71]*(1-[.K$2])" table:style-name="ce1">
            <text:p>94.39436949</text:p>
          </table:table-cell>
          <table:table-cell office:value-type="float" office:value="93.27093109452548" table:formula="of:=[.L70]*[.L$2]+[.$A71]*(1-[.L$2])" table:style-name="ce1">
            <text:p>93.27093109</text:p>
          </table:table-cell>
          <table:table-cell office:value-type="float" office:value="91.986137899499596" table:formula="of:=[.M70]*[.M$2]+[.$A71]*(1-[.M$2])" table:style-name="ce1">
            <text:p>91.9861379</text:p>
          </table:table-cell>
          <table:table-cell office:value-type="float" office:value="90.517147384399891" table:formula="of:=[.N70]*[.N$2]+[.$A71]*(1-[.N$2])" table:style-name="ce1">
            <text:p>90.51714738</text:p>
          </table:table-cell>
          <table:table-cell office:value-type="float" office:value="88.835076137738554" table:formula="of:=[.O70]*[.O$2]+[.$A71]*(1-[.O$2])" table:style-name="ce1">
            <text:p>88.83507614</text:p>
          </table:table-cell>
          <table:table-cell office:value-type="float" office:value="86.904004715831732" table:formula="of:=[.P70]*[.P$2]+[.$A71]*(1-[.P$2])" table:style-name="ce1">
            <text:p>86.90400472</text:p>
          </table:table-cell>
          <table:table-cell office:value-type="float" office:value="84.689512343312927" table:formula="of:=[.Q70]*[.Q$2]+[.$A71]*(1-[.Q$2])" table:style-name="ce1">
            <text:p>84.68951234</text:p>
          </table:table-cell>
          <table:table-cell office:value-type="float" office:value="82.208029926586406" table:formula="of:=[.R70]*[.R$2]+[.$A71]*(1-[.R$2])" table:style-name="ce1">
            <text:p>82.20802993</text:p>
          </table:table-cell>
          <table:table-cell office:value-type="float" office:value="79.717076228950788" table:formula="of:=[.S70]*[.S$2]+[.$A71]*(1-[.S$2])" table:style-name="ce1">
            <text:p>79.71707623</text:p>
          </table:table-cell>
          <table:table-cell office:value-type="float" office:value="78.261140312508985" table:formula="of:=[.T70]*[.T$2]+[.$A71]*(1-[.T$2])" table:style-name="ce1">
            <text:p>78.26114031</text:p>
          </table:table-cell>
          <table:table-cell office:value-type="float" office:value="78.451908728604337" table:formula="of:=[.U70]*[.U$2]+[.$A71]*(1-[.U$2])" table:style-name="ce1">
            <text:p>78.45190873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71]*[.B$2]+[.$A72]*(1-[.B$2])" table:style-name="ce1">
            <text:p>96.784</text:p>
          </table:table-cell>
          <table:table-cell office:value-type="float" office:value="96.918944647913477" table:formula="of:=[.C71]*[.C$2]+[.$A72]*(1-[.C$2])" table:style-name="ce1">
            <text:p>96.91894465</text:p>
          </table:table-cell>
          <table:table-cell office:value-type="float" office:value="97.016431251595307" table:formula="of:=[.D71]*[.D$2]+[.$A72]*(1-[.D$2])" table:style-name="ce1">
            <text:p>97.01643125</text:p>
          </table:table-cell>
          <table:table-cell office:value-type="float" office:value="97.068259716527237" table:formula="of:=[.E71]*[.E$2]+[.$A72]*(1-[.E$2])" table:style-name="ce1">
            <text:p>97.06825972</text:p>
          </table:table-cell>
          <table:table-cell office:value-type="float" office:value="97.064657377278934" table:formula="of:=[.F71]*[.F$2]+[.$A72]*(1-[.F$2])" table:style-name="ce1">
            <text:p>97.06465738</text:p>
          </table:table-cell>
          <table:table-cell office:value-type="float" office:value="96.993791744154137" table:formula="of:=[.G71]*[.G$2]+[.$A72]*(1-[.G$2])" table:style-name="ce1">
            <text:p>96.99379174</text:p>
          </table:table-cell>
          <table:table-cell office:value-type="float" office:value="96.841369703282766" table:formula="of:=[.H71]*[.H$2]+[.$A72]*(1-[.H$2])" table:style-name="ce1">
            <text:p>96.8413697</text:p>
          </table:table-cell>
          <table:table-cell office:value-type="float" office:value="96.59032497824181" table:formula="of:=[.I71]*[.I$2]+[.$A72]*(1-[.I$2])" table:style-name="ce1">
            <text:p>96.59032498</text:p>
          </table:table-cell>
          <table:table-cell office:value-type="float" office:value="96.220560698775998" table:formula="of:=[.J71]*[.J$2]+[.$A72]*(1-[.J$2])" table:style-name="ce1">
            <text:p>96.2205607</text:p>
          </table:table-cell>
          <table:table-cell office:value-type="float" office:value="95.708666272652124" table:formula="of:=[.K71]*[.K$2]+[.$A72]*(1-[.K$2])" table:style-name="ce1">
            <text:p>95.70866627</text:p>
          </table:table-cell>
          <table:table-cell office:value-type="float" office:value="95.02746554726275" table:formula="of:=[.L71]*[.L$2]+[.$A72]*(1-[.L$2])" table:style-name="ce1">
            <text:p>95.02746555</text:p>
          </table:table-cell>
          <table:table-cell office:value-type="float" office:value="94.145175844724776" table:formula="of:=[.M71]*[.M$2]+[.$A72]*(1-[.M$2])" table:style-name="ce1">
            <text:p>94.14517584</text:p>
          </table:table-cell>
          <table:table-cell office:value-type="float" office:value="93.023888430639943" table:formula="of:=[.N71]*[.N$2]+[.$A72]*(1-[.N$2])" table:style-name="ce1">
            <text:p>93.02388843</text:p>
          </table:table-cell>
          <table:table-cell office:value-type="float" office:value="91.617199489530066" table:formula="of:=[.O71]*[.O$2]+[.$A72]*(1-[.O$2])" table:style-name="ce1">
            <text:p>91.61719949</text:p>
          </table:table-cell>
          <table:table-cell office:value-type="float" office:value="89.868003301082211" table:formula="of:=[.P71]*[.P$2]+[.$A72]*(1-[.P$2])" table:style-name="ce1">
            <text:p>89.8680033</text:p>
          </table:table-cell>
          <table:table-cell office:value-type="float" office:value="87.713134257484697" table:formula="of:=[.Q71]*[.Q$2]+[.$A72]*(1-[.Q$2])" table:style-name="ce1">
            <text:p>87.71313426</text:p>
          </table:table-cell>
          <table:table-cell office:value-type="float" office:value="85.123223941269117" table:formula="of:=[.R71]*[.R$2]+[.$A72]*(1-[.R$2])" table:style-name="ce1">
            <text:p>85.12322394</text:p>
          </table:table-cell>
          <table:table-cell office:value-type="float" office:value="82.277114794608167" table:formula="of:=[.S71]*[.S$2]+[.$A72]*(1-[.S$2])" table:style-name="ce1">
            <text:p>82.27711479</text:p>
          </table:table-cell>
          <table:table-cell office:value-type="float" office:value="80.113426281258086" table:formula="of:=[.T71]*[.T$2]+[.$A72]*(1-[.T$2])" table:style-name="ce1">
            <text:p>80.11342628</text:p>
          </table:table-cell>
          <table:table-cell office:value-type="float" office:value="79.368513292174129" table:formula="of:=[.U71]*[.U$2]+[.$A72]*(1-[.U$2])" table:style-name="ce1">
            <text:p>79.36851329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72]*[.B$2]+[.$A73]*(1-[.B$2])" table:style-name="ce1">
            <text:p>108.882</text:p>
          </table:table-cell>
          <table:table-cell office:value-type="float" office:value="108.28384723239567" table:formula="of:=[.C72]*[.C$2]+[.$A73]*(1-[.C$2])" table:style-name="ce1">
            <text:p>108.2838472</text:p>
          </table:table-cell>
          <table:table-cell office:value-type="float" office:value="107.69544312515954" table:formula="of:=[.D72]*[.D$2]+[.$A73]*(1-[.D$2])" table:style-name="ce1">
            <text:p>107.6954431</text:p>
          </table:table-cell>
          <table:table-cell office:value-type="float" office:value="107.10993895747909" table:formula="of:=[.E72]*[.E$2]+[.$A73]*(1-[.E$2])" table:style-name="ce1">
            <text:p>107.109939</text:p>
          </table:table-cell>
          <table:table-cell office:value-type="float" office:value="106.5185314754558" table:formula="of:=[.F72]*[.F$2]+[.$A73]*(1-[.F$2])" table:style-name="ce1">
            <text:p>106.5185315</text:p>
          </table:table-cell>
          <table:table-cell office:value-type="float" office:value="105.90994793603853" table:formula="of:=[.G72]*[.G$2]+[.$A73]*(1-[.G$2])" table:style-name="ce1">
            <text:p>105.9099479</text:p>
          </table:table-cell>
          <table:table-cell office:value-type="float" office:value="105.26981091098483" table:formula="of:=[.H72]*[.H$2]+[.$A73]*(1-[.H$2])" table:style-name="ce1">
            <text:p>105.2698109</text:p>
          </table:table-cell>
          <table:table-cell office:value-type="float" office:value="104.57991374238463" table:formula="of:=[.I72]*[.I$2]+[.$A73]*(1-[.I$2])" table:style-name="ce1">
            <text:p>104.5799137</text:p>
          </table:table-cell>
          <table:table-cell office:value-type="float" office:value="103.8174242795104" table:formula="of:=[.J72]*[.J$2]+[.$A73]*(1-[.J$2])" table:style-name="ce1">
            <text:p>103.8174243</text:p>
          </table:table-cell>
          <table:table-cell office:value-type="float" office:value="102.95399982269348" table:formula="of:=[.K72]*[.K$2]+[.$A73]*(1-[.K$2])" table:style-name="ce1">
            <text:p>102.9539998</text:p>
          </table:table-cell>
          <table:table-cell office:value-type="float" office:value="101.95473277363138" table:formula="of:=[.L72]*[.L$2]+[.$A73]*(1-[.L$2])" table:style-name="ce1">
            <text:p>101.9547328</text:p>
          </table:table-cell>
          <table:table-cell office:value-type="float" office:value="100.77674671459863" table:formula="of:=[.M72]*[.M$2]+[.$A73]*(1-[.M$2])" table:style-name="ce1">
            <text:p>100.7767467</text:p>
          </table:table-cell>
          <table:table-cell office:value-type="float" office:value="99.36713305838397" table:formula="of:=[.N72]*[.N$2]+[.$A73]*(1-[.N$2])" table:style-name="ce1">
            <text:p>99.36713306</text:p>
          </table:table-cell>
          <table:table-cell office:value-type="float" office:value="97.659879668194549" table:formula="of:=[.O72]*[.O$2]+[.$A73]*(1-[.O$2])" table:style-name="ce1">
            <text:p>97.65987967</text:p>
          </table:table-cell>
          <table:table-cell office:value-type="float" office:value="95.572202310757547" table:formula="of:=[.P72]*[.P$2]+[.$A73]*(1-[.P$2])" table:style-name="ce1">
            <text:p>95.57220231</text:p>
          </table:table-cell>
          <table:table-cell office:value-type="float" office:value="93.005350693113527" table:formula="of:=[.Q72]*[.Q$2]+[.$A73]*(1-[.Q$2])" table:style-name="ce1">
            <text:p>93.00535069</text:p>
          </table:table-cell>
          <table:table-cell office:value-type="float" office:value="89.874979153015289" table:formula="of:=[.R72]*[.R$2]+[.$A73]*(1-[.R$2])" table:style-name="ce1">
            <text:p>89.87497915</text:p>
          </table:table-cell>
          <table:table-cell office:value-type="float" office:value="86.267847575416937" table:formula="of:=[.S72]*[.S$2]+[.$A73]*(1-[.S$2])" table:style-name="ce1">
            <text:p>86.26784758</text:p>
          </table:table-cell>
          <table:table-cell office:value-type="float" office:value="82.990283653132281" table:formula="of:=[.T72]*[.T$2]+[.$A73]*(1-[.T$2])" table:style-name="ce1">
            <text:p>82.99028365</text:p>
          </table:table-cell>
          <table:table-cell office:value-type="float" office:value="80.844187627565418" table:formula="of:=[.U72]*[.U$2]+[.$A73]*(1-[.U$2])" table:style-name="ce1">
            <text:p>80.84418763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73]*[.B$2]+[.$A74]*(1-[.B$2])" table:style-name="ce1">
            <text:p>108.882</text:p>
          </table:table-cell>
          <table:table-cell office:value-type="float" office:value="108.85209236161978" table:formula="of:=[.C73]*[.C$2]+[.$A74]*(1-[.C$2])" table:style-name="ce1">
            <text:p>108.8520924</text:p>
          </table:table-cell>
          <table:table-cell office:value-type="float" office:value="108.76334431251595" table:formula="of:=[.D73]*[.D$2]+[.$A74]*(1-[.D$2])" table:style-name="ce1">
            <text:p>108.7633443</text:p>
          </table:table-cell>
          <table:table-cell office:value-type="float" office:value="108.61619084362187" table:formula="of:=[.E73]*[.E$2]+[.$A74]*(1-[.E$2])" table:style-name="ce1">
            <text:p>108.6161908</text:p>
          </table:table-cell>
          <table:table-cell office:value-type="float" office:value="108.40930629509117" table:formula="of:=[.F73]*[.F$2]+[.$A74]*(1-[.F$2])" table:style-name="ce1">
            <text:p>108.4093063</text:p>
          </table:table-cell>
          <table:table-cell office:value-type="float" office:value="108.13898698400963" table:formula="of:=[.G73]*[.G$2]+[.$A74]*(1-[.G$2])" table:style-name="ce1">
            <text:p>108.138987</text:p>
          </table:table-cell>
          <table:table-cell office:value-type="float" office:value="107.79834327329544" table:formula="of:=[.H73]*[.H$2]+[.$A74]*(1-[.H$2])" table:style-name="ce1">
            <text:p>107.7983433</text:p>
          </table:table-cell>
          <table:table-cell office:value-type="float" office:value="107.37626980983462" table:formula="of:=[.I73]*[.I$2]+[.$A74]*(1-[.I$2])" table:style-name="ce1">
            <text:p>107.3762698</text:p>
          </table:table-cell>
          <table:table-cell office:value-type="float" office:value="106.85616971180417" table:formula="of:=[.J73]*[.J$2]+[.$A74]*(1-[.J$2])" table:style-name="ce1">
            <text:p>106.8561697</text:p>
          </table:table-cell>
          <table:table-cell office:value-type="float" office:value="106.21439992021207" table:formula="of:=[.K73]*[.K$2]+[.$A74]*(1-[.K$2])" table:style-name="ce1">
            <text:p>106.2143999</text:p>
          </table:table-cell>
          <table:table-cell office:value-type="float" office:value="105.41836638681569" table:formula="of:=[.L73]*[.L$2]+[.$A74]*(1-[.L$2])" table:style-name="ce1">
            <text:p>105.4183664</text:p>
          </table:table-cell>
          <table:table-cell office:value-type="float" office:value="104.42411069302925" table:formula="of:=[.M73]*[.M$2]+[.$A74]*(1-[.M$2])" table:style-name="ce1">
            <text:p>104.4241107</text:p>
          </table:table-cell>
          <table:table-cell office:value-type="float" office:value="103.17307983503039" table:formula="of:=[.N73]*[.N$2]+[.$A74]*(1-[.N$2])" table:style-name="ce1">
            <text:p>103.1730798</text:p>
          </table:table-cell>
          <table:table-cell office:value-type="float" office:value="101.58762178432646" table:formula="of:=[.O73]*[.O$2]+[.$A74]*(1-[.O$2])" table:style-name="ce1">
            <text:p>101.5876218</text:p>
          </table:table-cell>
          <table:table-cell office:value-type="float" office:value="99.565141617530287" table:formula="of:=[.P73]*[.P$2]+[.$A74]*(1-[.P$2])" table:style-name="ce1">
            <text:p>99.56514162</text:p>
          </table:table-cell>
          <table:table-cell office:value-type="float" office:value="96.974513019835143" table:formula="of:=[.Q73]*[.Q$2]+[.$A74]*(1-[.Q$2])" table:style-name="ce1">
            <text:p>96.97451302</text:p>
          </table:table-cell>
          <table:table-cell office:value-type="float" office:value="93.676383322412235" table:formula="of:=[.R73]*[.R$2]+[.$A74]*(1-[.R$2])" table:style-name="ce1">
            <text:p>93.67638332</text:p>
          </table:table-cell>
          <table:table-cell office:value-type="float" office:value="89.659970439104399" table:formula="of:=[.S73]*[.S$2]+[.$A74]*(1-[.S$2])" table:style-name="ce1">
            <text:p>89.65997044</text:p>
          </table:table-cell>
          <table:table-cell office:value-type="float" office:value="85.579455287819059" table:formula="of:=[.T73]*[.T$2]+[.$A74]*(1-[.T$2])" table:style-name="ce1">
            <text:p>85.57945529</text:p>
          </table:table-cell>
          <table:table-cell office:value-type="float" office:value="82.246078246187153" table:formula="of:=[.U73]*[.U$2]+[.$A74]*(1-[.U$2])" table:style-name="ce1">
            <text:p>82.24607825</text:p>
          </table:table-cell>
          <table:table-cell table:number-columns-repeated="16363"/>
        </table:table-row>
        <table:table-row table:style-name="ro1">
          <table:table-cell office:value-type="float" office:value="117.955" table:style-name="ce1">
            <text:p>117.955</text:p>
          </table:table-cell>
          <table:table-cell office:value-type="float" office:value="117.955" table:formula="of:=[.B74]*[.B$2]+[.$A75]*(1-[.B$2])" table:style-name="ce1">
            <text:p>117.955</text:p>
          </table:table-cell>
          <table:table-cell office:value-type="float" office:value="117.49985461808099" table:formula="of:=[.C74]*[.C$2]+[.$A75]*(1-[.C$2])" table:style-name="ce1">
            <text:p>117.4998546</text:p>
          </table:table-cell>
          <table:table-cell office:value-type="float" office:value="117.03583443125159" table:formula="of:=[.D74]*[.D$2]+[.$A75]*(1-[.D$2])" table:style-name="ce1">
            <text:p>117.0358344</text:p>
          </table:table-cell>
          <table:table-cell office:value-type="float" office:value="116.55417862654328" table:formula="of:=[.E74]*[.E$2]+[.$A75]*(1-[.E$2])" table:style-name="ce1">
            <text:p>116.5541786</text:p>
          </table:table-cell>
          <table:table-cell office:value-type="float" office:value="116.04586125901824" table:formula="of:=[.F74]*[.F$2]+[.$A75]*(1-[.F$2])" table:style-name="ce1">
            <text:p>116.0458613</text:p>
          </table:table-cell>
          <table:table-cell office:value-type="float" office:value="115.50099674600241" table:formula="of:=[.G74]*[.G$2]+[.$A75]*(1-[.G$2])" table:style-name="ce1">
            <text:p>115.5009967</text:p>
          </table:table-cell>
          <table:table-cell office:value-type="float" office:value="114.90800298198863" table:formula="of:=[.H74]*[.H$2]+[.$A75]*(1-[.H$2])" table:style-name="ce1">
            <text:p>114.908003</text:p>
          </table:table-cell>
          <table:table-cell office:value-type="float" office:value="114.25244443344212" table:formula="of:=[.I74]*[.I$2]+[.$A75]*(1-[.I$2])" table:style-name="ce1">
            <text:p>114.2524444</text:p>
          </table:table-cell>
          <table:table-cell office:value-type="float" office:value="113.51546788472166" table:formula="of:=[.J74]*[.J$2]+[.$A75]*(1-[.J$2])" table:style-name="ce1">
            <text:p>113.5154679</text:p>
          </table:table-cell>
          <table:table-cell office:value-type="float" office:value="112.67172996409545" table:formula="of:=[.K74]*[.K$2]+[.$A75]*(1-[.K$2])" table:style-name="ce1">
            <text:p>112.67173</text:p>
          </table:table-cell>
          <table:table-cell office:value-type="float" office:value="111.68668319340784" table:formula="of:=[.L74]*[.L$2]+[.$A75]*(1-[.L$2])" table:style-name="ce1">
            <text:p>111.6866832</text:p>
          </table:table-cell>
          <table:table-cell office:value-type="float" office:value="110.51301088116608" table:formula="of:=[.M74]*[.M$2]+[.$A75]*(1-[.M$2])" table:style-name="ce1">
            <text:p>110.5130109</text:p>
          </table:table-cell>
          <table:table-cell office:value-type="float" office:value="109.08584790101824" table:formula="of:=[.N74]*[.N$2]+[.$A75]*(1-[.N$2])" table:style-name="ce1">
            <text:p>109.0858479</text:p>
          </table:table-cell>
          <table:table-cell office:value-type="float" office:value="107.3162041598122" table:formula="of:=[.O74]*[.O$2]+[.$A75]*(1-[.O$2])" table:style-name="ce1">
            <text:p>107.3162042</text:p>
          </table:table-cell>
          <table:table-cell office:value-type="float" office:value="105.0820991322712" table:formula="of:=[.P74]*[.P$2]+[.$A75]*(1-[.P$2])" table:style-name="ce1">
            <text:p>105.0820991</text:p>
          </table:table-cell>
          <table:table-cell office:value-type="float" office:value="102.21963476487635" table:formula="of:=[.Q74]*[.Q$2]+[.$A75]*(1-[.Q$2])" table:style-name="ce1">
            <text:p>102.2196348</text:p>
          </table:table-cell>
          <table:table-cell office:value-type="float" office:value="98.532106657929788" table:formula="of:=[.R74]*[.R$2]+[.$A75]*(1-[.R$2])" table:style-name="ce1">
            <text:p>98.53210666</text:p>
          </table:table-cell>
          <table:table-cell office:value-type="float" office:value="93.904224873238746" table:formula="of:=[.S74]*[.S$2]+[.$A75]*(1-[.S$2])" table:style-name="ce1">
            <text:p>93.90422487</text:p>
          </table:table-cell>
          <table:table-cell office:value-type="float" office:value="88.817009759037148" table:formula="of:=[.T74]*[.T$2]+[.$A75]*(1-[.T$2])" table:style-name="ce1">
            <text:p>88.81700976</text:p>
          </table:table-cell>
          <table:table-cell office:value-type="float" office:value="84.031524333877798" table:formula="of:=[.U74]*[.U$2]+[.$A75]*(1-[.U$2])" table:style-name="ce1">
            <text:p>84.03152433</text:p>
          </table:table-cell>
          <table:table-cell table:number-columns-repeated="16363"/>
        </table:table-row>
        <table:table-row table:style-name="ro1">
          <table:table-cell office:value-type="float" office:value="117.955" table:style-name="ce1">
            <text:p>117.955</text:p>
          </table:table-cell>
          <table:table-cell office:value-type="float" office:value="117.955" table:formula="of:=[.B75]*[.B$2]+[.$A76]*(1-[.B$2])" table:style-name="ce1">
            <text:p>117.955</text:p>
          </table:table-cell>
          <table:table-cell office:value-type="float" office:value="117.93224273090405" table:formula="of:=[.C75]*[.C$2]+[.$A76]*(1-[.C$2])" table:style-name="ce1">
            <text:p>117.9322427</text:p>
          </table:table-cell>
          <table:table-cell office:value-type="float" office:value="117.86308344312515" table:formula="of:=[.D75]*[.D$2]+[.$A76]*(1-[.D$2])" table:style-name="ce1">
            <text:p>117.8630834</text:p>
          </table:table-cell>
          <table:table-cell office:value-type="float" office:value="117.74487679398149" table:formula="of:=[.E75]*[.E$2]+[.$A76]*(1-[.E$2])" table:style-name="ce1">
            <text:p>117.7448768</text:p>
          </table:table-cell>
          <table:table-cell office:value-type="float" office:value="117.57317225180365" table:formula="of:=[.F75]*[.F$2]+[.$A76]*(1-[.F$2])" table:style-name="ce1">
            <text:p>117.5731723</text:p>
          </table:table-cell>
          <table:table-cell office:value-type="float" office:value="117.34149918650061" table:formula="of:=[.G75]*[.G$2]+[.$A76]*(1-[.G$2])" table:style-name="ce1">
            <text:p>117.3414992</text:p>
          </table:table-cell>
          <table:table-cell office:value-type="float" office:value="117.04090089459659" table:formula="of:=[.H75]*[.H$2]+[.$A76]*(1-[.H$2])" table:style-name="ce1">
            <text:p>117.0409009</text:p>
          </table:table-cell>
          <table:table-cell office:value-type="float" office:value="116.65910555170474" table:formula="of:=[.I75]*[.I$2]+[.$A76]*(1-[.I$2])" table:style-name="ce1">
            <text:p>116.6591056</text:p>
          </table:table-cell>
          <table:table-cell office:value-type="float" office:value="116.17918715388866" table:formula="of:=[.J75]*[.J$2]+[.$A76]*(1-[.J$2])" table:style-name="ce1">
            <text:p>116.1791872</text:p>
          </table:table-cell>
          <table:table-cell office:value-type="float" office:value="115.57752848384297" table:formula="of:=[.K75]*[.K$2]+[.$A76]*(1-[.K$2])" table:style-name="ce1">
            <text:p>115.5775285</text:p>
          </table:table-cell>
          <table:table-cell office:value-type="float" office:value="114.82084159670393" table:formula="of:=[.L75]*[.L$2]+[.$A76]*(1-[.L$2])" table:style-name="ce1">
            <text:p>114.8208416</text:p>
          </table:table-cell>
          <table:table-cell office:value-type="float" office:value="113.86190598464134" table:formula="of:=[.M75]*[.M$2]+[.$A76]*(1-[.M$2])" table:style-name="ce1">
            <text:p>113.861906</text:p>
          </table:table-cell>
          <table:table-cell office:value-type="float" office:value="112.63350874061095" table:formula="of:=[.N75]*[.N$2]+[.$A76]*(1-[.N$2])" table:style-name="ce1">
            <text:p>112.6335087</text:p>
          </table:table-cell>
          <table:table-cell office:value-type="float" office:value="111.03978270387793" table:formula="of:=[.O75]*[.O$2]+[.$A76]*(1-[.O$2])" table:style-name="ce1">
            <text:p>111.0397827</text:p>
          </table:table-cell>
          <table:table-cell office:value-type="float" office:value="108.94396939258985" table:formula="of:=[.P75]*[.P$2]+[.$A76]*(1-[.P$2])" table:style-name="ce1">
            <text:p>108.9439694</text:p>
          </table:table-cell>
          <table:table-cell office:value-type="float" office:value="106.15347607365726" table:formula="of:=[.Q75]*[.Q$2]+[.$A76]*(1-[.Q$2])" table:style-name="ce1">
            <text:p>106.1534761</text:p>
          </table:table-cell>
          <table:table-cell office:value-type="float" office:value="102.41668532634382" table:formula="of:=[.R75]*[.R$2]+[.$A76]*(1-[.R$2])" table:style-name="ce1">
            <text:p>102.4166853</text:p>
          </table:table-cell>
          <table:table-cell office:value-type="float" office:value="97.511841142252933" table:formula="of:=[.S75]*[.S$2]+[.$A76]*(1-[.S$2])" table:style-name="ce1">
            <text:p>97.51184114</text:p>
          </table:table-cell>
          <table:table-cell office:value-type="float" office:value="91.730808783133426" table:formula="of:=[.T75]*[.T$2]+[.$A76]*(1-[.T$2])" table:style-name="ce1">
            <text:p>91.73080878</text:p>
          </table:table-cell>
          <table:table-cell office:value-type="float" office:value="85.727698117183905" table:formula="of:=[.U75]*[.U$2]+[.$A76]*(1-[.U$2])" table:style-name="ce1">
            <text:p>85.72769812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76]*[.B$2]+[.$A77]*(1-[.B$2])" table:style-name="ce1">
            <text:p>114.931</text:p>
          </table:table-cell>
          <table:table-cell office:value-type="float" office:value="115.0810621365452" table:formula="of:=[.C76]*[.C$2]+[.$A77]*(1-[.C$2])" table:style-name="ce1">
            <text:p>115.0810621</text:p>
          </table:table-cell>
          <table:table-cell office:value-type="float" office:value="115.22420834431252" table:formula="of:=[.D76]*[.D$2]+[.$A77]*(1-[.D$2])" table:style-name="ce1">
            <text:p>115.2242083</text:p>
          </table:table-cell>
          <table:table-cell office:value-type="float" office:value="115.35308151909723" table:formula="of:=[.E76]*[.E$2]+[.$A77]*(1-[.E$2])" table:style-name="ce1">
            <text:p>115.3530815</text:p>
          </table:table-cell>
          <table:table-cell office:value-type="float" office:value="115.45943445036073" table:formula="of:=[.F76]*[.F$2]+[.$A77]*(1-[.F$2])" table:style-name="ce1">
            <text:p>115.4594345</text:p>
          </table:table-cell>
          <table:table-cell office:value-type="float" office:value="115.53362479662516" table:formula="of:=[.G76]*[.G$2]+[.$A77]*(1-[.G$2])" table:style-name="ce1">
            <text:p>115.5336248</text:p>
          </table:table-cell>
          <table:table-cell office:value-type="float" office:value="115.56397026837897" table:formula="of:=[.H76]*[.H$2]+[.$A77]*(1-[.H$2])" table:style-name="ce1">
            <text:p>115.5639703</text:p>
          </table:table-cell>
          <table:table-cell office:value-type="float" office:value="115.53583694309665" table:formula="of:=[.I76]*[.I$2]+[.$A77]*(1-[.I$2])" table:style-name="ce1">
            <text:p>115.5358369</text:p>
          </table:table-cell>
          <table:table-cell office:value-type="float" office:value="115.43027486155546" table:formula="of:=[.J76]*[.J$2]+[.$A77]*(1-[.J$2])" table:style-name="ce1">
            <text:p>115.4302749</text:p>
          </table:table-cell>
          <table:table-cell office:value-type="float" office:value="115.22193781772934" table:formula="of:=[.K76]*[.K$2]+[.$A77]*(1-[.K$2])" table:style-name="ce1">
            <text:p>115.2219378</text:p>
          </table:table-cell>
          <table:table-cell office:value-type="float" office:value="114.87592079835196" table:formula="of:=[.L76]*[.L$2]+[.$A77]*(1-[.L$2])" table:style-name="ce1">
            <text:p>114.8759208</text:p>
          </table:table-cell>
          <table:table-cell office:value-type="float" office:value="114.34299829155273" table:formula="of:=[.M76]*[.M$2]+[.$A77]*(1-[.M$2])" table:style-name="ce1">
            <text:p>114.3429983</text:p>
          </table:table-cell>
          <table:table-cell office:value-type="float" office:value="113.55250524436656" table:formula="of:=[.N76]*[.N$2]+[.$A77]*(1-[.N$2])" table:style-name="ce1">
            <text:p>113.5525052</text:p>
          </table:table-cell>
          <table:table-cell office:value-type="float" office:value="112.40170875752065" table:formula="of:=[.O76]*[.O$2]+[.$A77]*(1-[.O$2])" table:style-name="ce1">
            <text:p>112.4017088</text:p>
          </table:table-cell>
          <table:table-cell office:value-type="float" office:value="110.74007857481288" table:formula="of:=[.P76]*[.P$2]+[.$A77]*(1-[.P$2])" table:style-name="ce1">
            <text:p>110.7400786</text:p>
          </table:table-cell>
          <table:table-cell office:value-type="float" office:value="108.34785705524294" table:formula="of:=[.Q76]*[.Q$2]+[.$A77]*(1-[.Q$2])" table:style-name="ce1">
            <text:p>108.3478571</text:p>
          </table:table-cell>
          <table:table-cell office:value-type="float" office:value="104.91954826107506" table:formula="of:=[.R76]*[.R$2]+[.$A77]*(1-[.R$2])" table:style-name="ce1">
            <text:p>104.9195483</text:p>
          </table:table-cell>
          <table:table-cell office:value-type="float" office:value="100.12471497091499" table:formula="of:=[.S76]*[.S$2]+[.$A77]*(1-[.S$2])" table:style-name="ce1">
            <text:p>100.124715</text:p>
          </table:table-cell>
          <table:table-cell office:value-type="float" office:value="94.050827904820082" table:formula="of:=[.T76]*[.T$2]+[.$A77]*(1-[.T$2])" table:style-name="ce1">
            <text:p>94.0508279</text:p>
          </table:table-cell>
          <table:table-cell office:value-type="float" office:value="87.187863211324711" table:formula="of:=[.U76]*[.U$2]+[.$A77]*(1-[.U$2])" table:style-name="ce1">
            <text:p>87.18786321</text:p>
          </table:table-cell>
          <table:table-cell table:number-columns-repeated="16363"/>
        </table:table-row>
        <table:table-row table:style-name="ro1">
          <table:table-cell office:value-type="float" office:value="124.005" table:style-name="ce1">
            <text:p>124.005</text:p>
          </table:table-cell>
          <table:table-cell office:value-type="float" office:value="124.005" table:formula="of:=[.B77]*[.B$2]+[.$A78]*(1-[.B$2])" table:style-name="ce1">
            <text:p>124.005</text:p>
          </table:table-cell>
          <table:table-cell office:value-type="float" office:value="123.55880310682724" table:formula="of:=[.C77]*[.C$2]+[.$A78]*(1-[.C$2])" table:style-name="ce1">
            <text:p>123.5588031</text:p>
          </table:table-cell>
          <table:table-cell office:value-type="float" office:value="123.12692083443125" table:formula="of:=[.D77]*[.D$2]+[.$A78]*(1-[.D$2])" table:style-name="ce1">
            <text:p>123.1269208</text:p>
          </table:table-cell>
          <table:table-cell office:value-type="float" office:value="122.70721222786457" table:formula="of:=[.E77]*[.E$2]+[.$A78]*(1-[.E$2])" table:style-name="ce1">
            <text:p>122.7072122</text:p>
          </table:table-cell>
          <table:table-cell office:value-type="float" office:value="122.29588689007215" table:formula="of:=[.F77]*[.F$2]+[.$A78]*(1-[.F$2])" table:style-name="ce1">
            <text:p>122.2958869</text:p>
          </table:table-cell>
          <table:table-cell office:value-type="float" office:value="121.88715619915629" table:formula="of:=[.G77]*[.G$2]+[.$A78]*(1-[.G$2])" table:style-name="ce1">
            <text:p>121.8871562</text:p>
          </table:table-cell>
          <table:table-cell office:value-type="float" office:value="121.47269108051367" table:formula="of:=[.H77]*[.H$2]+[.$A78]*(1-[.H$2])" table:style-name="ce1">
            <text:p>121.4726911</text:p>
          </table:table-cell>
          <table:table-cell office:value-type="float" office:value="121.04079293008382" table:formula="of:=[.I77]*[.I$2]+[.$A78]*(1-[.I$2])" table:style-name="ce1">
            <text:p>121.0407929</text:p>
          </table:table-cell>
          <table:table-cell office:value-type="float" office:value="120.57510994462217" table:formula="of:=[.J77]*[.J$2]+[.$A78]*(1-[.J$2])" table:style-name="ce1">
            <text:p>120.5751099</text:p>
          </table:table-cell>
          <table:table-cell office:value-type="float" office:value="120.05262201797822" table:formula="of:=[.K77]*[.K$2]+[.$A78]*(1-[.K$2])" table:style-name="ce1">
            <text:p>120.052622</text:p>
          </table:table-cell>
          <table:table-cell office:value-type="float" office:value="119.44046039917598" table:formula="of:=[.L77]*[.L$2]+[.$A78]*(1-[.L$2])" table:style-name="ce1">
            <text:p>119.4404604</text:p>
          </table:table-cell>
          <table:table-cell office:value-type="float" office:value="118.690899060354" table:formula="of:=[.M77]*[.M$2]+[.$A78]*(1-[.M$2])" table:style-name="ce1">
            <text:p>118.6908991</text:p>
          </table:table-cell>
          <table:table-cell office:value-type="float" office:value="117.73350314661994" table:formula="of:=[.N77]*[.N$2]+[.$A78]*(1-[.N$2])" table:style-name="ce1">
            <text:p>117.7335031</text:p>
          </table:table-cell>
          <table:table-cell office:value-type="float" office:value="116.46286069238842" table:formula="of:=[.O77]*[.O$2]+[.$A78]*(1-[.O$2])" table:style-name="ce1">
            <text:p>116.4628607</text:p>
          </table:table-cell>
          <table:table-cell office:value-type="float" office:value="114.71955500236902" table:formula="of:=[.P77]*[.P$2]+[.$A78]*(1-[.P$2])" table:style-name="ce1">
            <text:p>114.719555</text:p>
          </table:table-cell>
          <table:table-cell office:value-type="float" office:value="112.26214279143221" table:formula="of:=[.Q77]*[.Q$2]+[.$A78]*(1-[.Q$2])" table:style-name="ce1">
            <text:p>112.2621428</text:p>
          </table:table-cell>
          <table:table-cell office:value-type="float" office:value="108.73663860886006" table:formula="of:=[.R77]*[.R$2]+[.$A78]*(1-[.R$2])" table:style-name="ce1">
            <text:p>108.7366386</text:p>
          </table:table-cell>
          <table:table-cell office:value-type="float" office:value="103.70675772527775" table:formula="of:=[.S77]*[.S$2]+[.$A78]*(1-[.S$2])" table:style-name="ce1">
            <text:p>103.7067577</text:p>
          </table:table-cell>
          <table:table-cell office:value-type="float" office:value="97.046245114338063" table:formula="of:=[.T77]*[.T$2]+[.$A78]*(1-[.T$2])" table:style-name="ce1">
            <text:p>97.04624511</text:p>
          </table:table-cell>
          <table:table-cell office:value-type="float" office:value="89.02872005075848" table:formula="of:=[.U77]*[.U$2]+[.$A78]*(1-[.U$2])" table:style-name="ce1">
            <text:p>89.02872005</text:p>
          </table:table-cell>
          <table:table-cell table:number-columns-repeated="16363"/>
        </table:table-row>
        <table:table-row table:style-name="ro1">
          <table:table-cell office:value-type="float" office:value="117.956" table:style-name="ce1">
            <text:p>117.956</text:p>
          </table:table-cell>
          <table:table-cell office:value-type="float" office:value="117.956" table:formula="of:=[.B78]*[.B$2]+[.$A79]*(1-[.B$2])" table:style-name="ce1">
            <text:p>117.956</text:p>
          </table:table-cell>
          <table:table-cell office:value-type="float" office:value="118.23614015534136" table:formula="of:=[.C78]*[.C$2]+[.$A79]*(1-[.C$2])" table:style-name="ce1">
            <text:p>118.2361402</text:p>
          </table:table-cell>
          <table:table-cell office:value-type="float" office:value="118.47309208344313" table:formula="of:=[.D78]*[.D$2]+[.$A79]*(1-[.D$2])" table:style-name="ce1">
            <text:p>118.4730921</text:p>
          </table:table-cell>
          <table:table-cell office:value-type="float" office:value="118.66868183417969" table:formula="of:=[.E78]*[.E$2]+[.$A79]*(1-[.E$2])" table:style-name="ce1">
            <text:p>118.6686818</text:p>
          </table:table-cell>
          <table:table-cell office:value-type="float" office:value="118.82397737801443" table:formula="of:=[.F78]*[.F$2]+[.$A79]*(1-[.F$2])" table:style-name="ce1">
            <text:p>118.8239774</text:p>
          </table:table-cell>
          <table:table-cell office:value-type="float" office:value="118.93878904978908" table:formula="of:=[.G78]*[.G$2]+[.$A79]*(1-[.G$2])" table:style-name="ce1">
            <text:p>118.938789</text:p>
          </table:table-cell>
          <table:table-cell office:value-type="float" office:value="119.01100732415409" table:formula="of:=[.H78]*[.H$2]+[.$A79]*(1-[.H$2])" table:style-name="ce1">
            <text:p>119.0110073</text:p>
          </table:table-cell>
          <table:table-cell office:value-type="float" office:value="119.03567752552934" table:formula="of:=[.I78]*[.I$2]+[.$A79]*(1-[.I$2])" table:style-name="ce1">
            <text:p>119.0356775</text:p>
          </table:table-cell>
          <table:table-cell office:value-type="float" office:value="119.00364397784887" table:formula="of:=[.J78]*[.J$2]+[.$A79]*(1-[.J$2])" table:style-name="ce1">
            <text:p>119.003644</text:p>
          </table:table-cell>
          <table:table-cell office:value-type="float" office:value="118.89947990809021" table:formula="of:=[.K78]*[.K$2]+[.$A79]*(1-[.K$2])" table:style-name="ce1">
            <text:p>118.8994799</text:p>
          </table:table-cell>
          <table:table-cell office:value-type="float" office:value="118.69823019958798" table:formula="of:=[.L78]*[.L$2]+[.$A79]*(1-[.L$2])" table:style-name="ce1">
            <text:p>118.6982302</text:p>
          </table:table-cell>
          <table:table-cell office:value-type="float" office:value="118.3601944831947" table:formula="of:=[.M78]*[.M$2]+[.$A79]*(1-[.M$2])" table:style-name="ce1">
            <text:p>118.3601945</text:p>
          </table:table-cell>
          <table:table-cell office:value-type="float" office:value="117.82250188797197" table:formula="of:=[.N78]*[.N$2]+[.$A79]*(1-[.N$2])" table:style-name="ce1">
            <text:p>117.8225019</text:p>
          </table:table-cell>
          <table:table-cell office:value-type="float" office:value="116.98545945005247" table:formula="of:=[.O78]*[.O$2]+[.$A79]*(1-[.O$2])" table:style-name="ce1">
            <text:p>116.9854595</text:p>
          </table:table-cell>
          <table:table-cell office:value-type="float" office:value="115.69048850165832" table:formula="of:=[.P78]*[.P$2]+[.$A79]*(1-[.P$2])" table:style-name="ce1">
            <text:p>115.6904885</text:p>
          </table:table-cell>
          <table:table-cell office:value-type="float" office:value="113.68560709357416" table:formula="of:=[.Q78]*[.Q$2]+[.$A79]*(1-[.Q$2])" table:style-name="ce1">
            <text:p>113.6856071</text:p>
          </table:table-cell>
          <table:table-cell office:value-type="float" office:value="110.58051088708805" table:formula="of:=[.R78]*[.R$2]+[.$A79]*(1-[.R$2])" table:style-name="ce1">
            <text:p>110.5805109</text:p>
          </table:table-cell>
          <table:table-cell office:value-type="float" office:value="105.84414406648608" table:formula="of:=[.S78]*[.S$2]+[.$A79]*(1-[.S$2])" table:style-name="ce1">
            <text:p>105.8441441</text:p>
          </table:table-cell>
          <table:table-cell office:value-type="float" office:value="99.13722060290425" table:formula="of:=[.T78]*[.T$2]+[.$A79]*(1-[.T$2])" table:style-name="ce1">
            <text:p>99.1372206</text:p>
          </table:table-cell>
          <table:table-cell office:value-type="float" office:value="90.475084048220552" table:formula="of:=[.U78]*[.U$2]+[.$A79]*(1-[.U$2])" table:style-name="ce1">
            <text:p>90.47508405</text:p>
          </table:table-cell>
          <table:table-cell table:number-columns-repeated="16363"/>
        </table:table-row>
        <table:table-row table:style-name="ro1">
          <table:table-cell office:value-type="float" office:value="117.955" table:style-name="ce1">
            <text:p>117.955</text:p>
          </table:table-cell>
          <table:table-cell office:value-type="float" office:value="117.955" table:formula="of:=[.B79]*[.B$2]+[.$A80]*(1-[.B$2])" table:style-name="ce1">
            <text:p>117.955</text:p>
          </table:table-cell>
          <table:table-cell office:value-type="float" office:value="117.96905700776706" table:formula="of:=[.C79]*[.C$2]+[.$A80]*(1-[.C$2])" table:style-name="ce1">
            <text:p>117.969057</text:p>
          </table:table-cell>
          <table:table-cell office:value-type="float" office:value="118.00680920834431" table:formula="of:=[.D79]*[.D$2]+[.$A80]*(1-[.D$2])" table:style-name="ce1">
            <text:p>118.0068092</text:p>
          </table:table-cell>
          <table:table-cell office:value-type="float" office:value="118.06205227512694" table:formula="of:=[.E79]*[.E$2]+[.$A80]*(1-[.E$2])" table:style-name="ce1">
            <text:p>118.0620523</text:p>
          </table:table-cell>
          <table:table-cell office:value-type="float" office:value="118.12879547560289" table:formula="of:=[.F79]*[.F$2]+[.$A80]*(1-[.F$2])" table:style-name="ce1">
            <text:p>118.1287955</text:p>
          </table:table-cell>
          <table:table-cell office:value-type="float" office:value="118.20094726244727" table:formula="of:=[.G79]*[.G$2]+[.$A80]*(1-[.G$2])" table:style-name="ce1">
            <text:p>118.2009473</text:p>
          </table:table-cell>
          <table:table-cell office:value-type="float" office:value="118.27180219724622" table:formula="of:=[.H79]*[.H$2]+[.$A80]*(1-[.H$2])" table:style-name="ce1">
            <text:p>118.2718022</text:p>
          </table:table-cell>
          <table:table-cell office:value-type="float" office:value="118.33323713393526" table:formula="of:=[.I79]*[.I$2]+[.$A80]*(1-[.I$2])" table:style-name="ce1">
            <text:p>118.3332371</text:p>
          </table:table-cell>
          <table:table-cell office:value-type="float" office:value="118.37445759113955" table:formula="of:=[.J79]*[.J$2]+[.$A80]*(1-[.J$2])" table:style-name="ce1">
            <text:p>118.3744576</text:p>
          </table:table-cell>
          <table:table-cell office:value-type="float" office:value="118.3800159586406" table:formula="of:=[.K79]*[.K$2]+[.$A80]*(1-[.K$2])" table:style-name="ce1">
            <text:p>118.380016</text:p>
          </table:table-cell>
          <table:table-cell office:value-type="float" office:value="118.326615099794" table:formula="of:=[.L79]*[.L$2]+[.$A80]*(1-[.L$2])" table:style-name="ce1">
            <text:p>118.3266151</text:p>
          </table:table-cell>
          <table:table-cell office:value-type="float" office:value="118.17785696575709" table:formula="of:=[.M79]*[.M$2]+[.$A80]*(1-[.M$2])" table:style-name="ce1">
            <text:p>118.177857</text:p>
          </table:table-cell>
          <table:table-cell office:value-type="float" office:value="117.87550113278319" table:formula="of:=[.N79]*[.N$2]+[.$A80]*(1-[.N$2])" table:style-name="ce1">
            <text:p>117.8755011</text:p>
          </table:table-cell>
          <table:table-cell office:value-type="float" office:value="117.32479864253411" table:formula="of:=[.O79]*[.O$2]+[.$A80]*(1-[.O$2])" table:style-name="ce1">
            <text:p>117.3247986</text:p>
          </table:table-cell>
          <table:table-cell office:value-type="float" office:value="116.36984195116082" table:formula="of:=[.P79]*[.P$2]+[.$A80]*(1-[.P$2])" table:style-name="ce1">
            <text:p>116.369842</text:p>
          </table:table-cell>
          <table:table-cell office:value-type="float" office:value="114.75295532018062" table:formula="of:=[.Q79]*[.Q$2]+[.$A80]*(1-[.Q$2])" table:style-name="ce1">
            <text:p>114.7529553</text:p>
          </table:table-cell>
          <table:table-cell office:value-type="float" office:value="112.05540870967044" table:formula="of:=[.R79]*[.R$2]+[.$A80]*(1-[.R$2])" table:style-name="ce1">
            <text:p>112.0554087</text:p>
          </table:table-cell>
          <table:table-cell office:value-type="float" office:value="107.66077245651317" table:formula="of:=[.S79]*[.S$2]+[.$A80]*(1-[.S$2])" table:style-name="ce1">
            <text:p>107.6607725</text:p>
          </table:table-cell>
          <table:table-cell office:value-type="float" office:value="101.01899854261382" table:formula="of:=[.T79]*[.T$2]+[.$A80]*(1-[.T$2])" table:style-name="ce1">
            <text:p>101.0189985</text:p>
          </table:table-cell>
          <table:table-cell office:value-type="float" office:value="91.849079845809527" table:formula="of:=[.U79]*[.U$2]+[.$A80]*(1-[.U$2])" table:style-name="ce1">
            <text:p>91.84907985</text:p>
          </table:table-cell>
          <table:table-cell table:number-columns-repeated="16363"/>
        </table:table-row>
        <table:table-row table:style-name="ro1">
          <table:table-cell office:value-type="float" office:value="105.857" table:style-name="ce1">
            <text:p>105.857</text:p>
          </table:table-cell>
          <table:table-cell office:value-type="float" office:value="105.857" table:formula="of:=[.B80]*[.B$2]+[.$A81]*(1-[.B$2])" table:style-name="ce1">
            <text:p>105.857</text:p>
          </table:table-cell>
          <table:table-cell office:value-type="float" office:value="106.46260285038835" table:formula="of:=[.C80]*[.C$2]+[.$A81]*(1-[.C$2])" table:style-name="ce1">
            <text:p>106.4626029</text:p>
          </table:table-cell>
          <table:table-cell office:value-type="float" office:value="107.07198092083442" table:formula="of:=[.D80]*[.D$2]+[.$A81]*(1-[.D$2])" table:style-name="ce1">
            <text:p>107.0719809</text:p>
          </table:table-cell>
          <table:table-cell office:value-type="float" office:value="107.68775784126903" table:formula="of:=[.E80]*[.E$2]+[.$A81]*(1-[.E$2])" table:style-name="ce1">
            <text:p>107.6877578</text:p>
          </table:table-cell>
          <table:table-cell office:value-type="float" office:value="108.31135909512059" table:formula="of:=[.F80]*[.F$2]+[.$A81]*(1-[.F$2])" table:style-name="ce1">
            <text:p>108.3113591</text:p>
          </table:table-cell>
          <table:table-cell office:value-type="float" office:value="108.94298681561182" table:formula="of:=[.G80]*[.G$2]+[.$A81]*(1-[.G$2])" table:style-name="ce1">
            <text:p>108.9429868</text:p>
          </table:table-cell>
          <table:table-cell office:value-type="float" office:value="109.58144065917386" table:formula="of:=[.H80]*[.H$2]+[.$A81]*(1-[.H$2])" table:style-name="ce1">
            <text:p>109.5814407</text:p>
          </table:table-cell>
          <table:table-cell office:value-type="float" office:value="110.22368299687734" table:formula="of:=[.I80]*[.I$2]+[.$A81]*(1-[.I$2])" table:style-name="ce1">
            <text:p>110.223683</text:p>
          </table:table-cell>
          <table:table-cell office:value-type="float" office:value="110.86398303645581" table:formula="of:=[.J80]*[.J$2]+[.$A81]*(1-[.J$2])" table:style-name="ce1">
            <text:p>110.863983</text:p>
          </table:table-cell>
          <table:table-cell office:value-type="float" office:value="111.49235718138827" table:formula="of:=[.K80]*[.K$2]+[.$A81]*(1-[.K$2])" table:style-name="ce1">
            <text:p>111.4923572</text:p>
          </table:table-cell>
          <table:table-cell office:value-type="float" office:value="112.091807549897" table:formula="of:=[.L80]*[.L$2]+[.$A81]*(1-[.L$2])" table:style-name="ce1">
            <text:p>112.0918075</text:p>
          </table:table-cell>
          <table:table-cell office:value-type="float" office:value="112.6334713311664" table:formula="of:=[.M80]*[.M$2]+[.$A81]*(1-[.M$2])" table:style-name="ce1">
            <text:p>112.6334713</text:p>
          </table:table-cell>
          <table:table-cell office:value-type="float" office:value="113.06810067966993" table:formula="of:=[.N80]*[.N$2]+[.$A81]*(1-[.N$2])" table:style-name="ce1">
            <text:p>113.0681007</text:p>
          </table:table-cell>
          <table:table-cell office:value-type="float" office:value="113.31106911764716" table:formula="of:=[.O80]*[.O$2]+[.$A81]*(1-[.O$2])" table:style-name="ce1">
            <text:p>113.3110691</text:p>
          </table:table-cell>
          <table:table-cell office:value-type="float" office:value="113.21598936581258" table:formula="of:=[.P80]*[.P$2]+[.$A81]*(1-[.P$2])" table:style-name="ce1">
            <text:p>113.2159894</text:p>
          </table:table-cell>
          <table:table-cell office:value-type="float" office:value="112.52896649013547" table:formula="of:=[.Q80]*[.Q$2]+[.$A81]*(1-[.Q$2])" table:style-name="ce1">
            <text:p>112.5289665</text:p>
          </table:table-cell>
          <table:table-cell office:value-type="float" office:value="110.81572696773635" table:formula="of:=[.R80]*[.R$2]+[.$A81]*(1-[.R$2])" table:style-name="ce1">
            <text:p>110.815727</text:p>
          </table:table-cell>
          <table:table-cell office:value-type="float" office:value="107.39020658803619" table:formula="of:=[.S80]*[.S$2]+[.$A81]*(1-[.S$2])" table:style-name="ce1">
            <text:p>107.3902066</text:p>
          </table:table-cell>
          <table:table-cell office:value-type="float" office:value="101.50279868835244" table:formula="of:=[.T80]*[.T$2]+[.$A81]*(1-[.T$2])" table:style-name="ce1">
            <text:p>101.5027987</text:p>
          </table:table-cell>
          <table:table-cell office:value-type="float" office:value="92.549475853519041" table:formula="of:=[.U80]*[.U$2]+[.$A81]*(1-[.U$2])" table:style-name="ce1">
            <text:p>92.54947585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81]*[.B$2]+[.$A82]*(1-[.B$2])" table:style-name="ce1">
            <text:p>102.833</text:p>
          </table:table-cell>
          <table:table-cell office:value-type="float" office:value="103.01448014251942" table:formula="of:=[.C81]*[.C$2]+[.$A82]*(1-[.C$2])" table:style-name="ce1">
            <text:p>103.0144801</text:p>
          </table:table-cell>
          <table:table-cell office:value-type="float" office:value="103.25689809208345" table:formula="of:=[.D81]*[.D$2]+[.$A82]*(1-[.D$2])" table:style-name="ce1">
            <text:p>103.2568981</text:p>
          </table:table-cell>
          <table:table-cell office:value-type="float" office:value="103.56121367619036" table:formula="of:=[.E81]*[.E$2]+[.$A82]*(1-[.E$2])" table:style-name="ce1">
            <text:p>103.5612137</text:p>
          </table:table-cell>
          <table:table-cell office:value-type="float" office:value="103.92867181902412" table:formula="of:=[.F81]*[.F$2]+[.$A82]*(1-[.F$2])" table:style-name="ce1">
            <text:p>103.9286718</text:p>
          </table:table-cell>
          <table:table-cell office:value-type="float" office:value="104.36049670390295" table:formula="of:=[.G81]*[.G$2]+[.$A82]*(1-[.G$2])" table:style-name="ce1">
            <text:p>104.3604967</text:p>
          </table:table-cell>
          <table:table-cell office:value-type="float" office:value="104.85753219775215" table:formula="of:=[.H81]*[.H$2]+[.$A82]*(1-[.H$2])" table:style-name="ce1">
            <text:p>104.8575322</text:p>
          </table:table-cell>
          <table:table-cell office:value-type="float" office:value="105.41973904890706" table:formula="of:=[.I81]*[.I$2]+[.$A82]*(1-[.I$2])" table:style-name="ce1">
            <text:p>105.419739</text:p>
          </table:table-cell>
          <table:table-cell office:value-type="float" office:value="106.04539321458232" table:formula="of:=[.J81]*[.J$2]+[.$A82]*(1-[.J$2])" table:style-name="ce1">
            <text:p>106.0453932</text:p>
          </table:table-cell>
          <table:table-cell office:value-type="float" office:value="106.72971073162472" table:formula="of:=[.K81]*[.K$2]+[.$A82]*(1-[.K$2])" table:style-name="ce1">
            <text:p>106.7297107</text:p>
          </table:table-cell>
          <table:table-cell office:value-type="float" office:value="107.4624037749485" table:formula="of:=[.L81]*[.L$2]+[.$A82]*(1-[.L$2])" table:style-name="ce1">
            <text:p>107.4624038</text:p>
          </table:table-cell>
          <table:table-cell office:value-type="float" office:value="108.22325923214152" table:formula="of:=[.M81]*[.M$2]+[.$A82]*(1-[.M$2])" table:style-name="ce1">
            <text:p>108.2232592</text:p>
          </table:table-cell>
          <table:table-cell office:value-type="float" office:value="108.97406040780196" table:formula="of:=[.N81]*[.N$2]+[.$A82]*(1-[.N$2])" table:style-name="ce1">
            <text:p>108.9740604</text:p>
          </table:table-cell>
          <table:table-cell office:value-type="float" office:value="109.64374492647065" table:formula="of:=[.O81]*[.O$2]+[.$A82]*(1-[.O$2])" table:style-name="ce1">
            <text:p>109.6437449</text:p>
          </table:table-cell>
          <table:table-cell office:value-type="float" office:value="110.10109255606881" table:formula="of:=[.P81]*[.P$2]+[.$A82]*(1-[.P$2])" table:style-name="ce1">
            <text:p>110.1010926</text:p>
          </table:table-cell>
          <table:table-cell office:value-type="float" office:value="110.10497486760161" table:formula="of:=[.Q81]*[.Q$2]+[.$A82]*(1-[.Q$2])" table:style-name="ce1">
            <text:p>110.1049749</text:p>
          </table:table-cell>
          <table:table-cell office:value-type="float" office:value="109.21918157418908" table:formula="of:=[.R81]*[.R$2]+[.$A82]*(1-[.R$2])" table:style-name="ce1">
            <text:p>109.2191816</text:p>
          </table:table-cell>
          <table:table-cell office:value-type="float" office:value="106.70662559983077" table:formula="of:=[.S81]*[.S$2]+[.$A82]*(1-[.S$2])" table:style-name="ce1">
            <text:p>106.7066256</text:p>
          </table:table-cell>
          <table:table-cell office:value-type="float" office:value="101.6358188195172" table:formula="of:=[.T81]*[.T$2]+[.$A82]*(1-[.T$2])" table:style-name="ce1">
            <text:p>101.6358188</text:p>
          </table:table-cell>
          <table:table-cell office:value-type="float" office:value="93.063652060843083" table:formula="of:=[.U81]*[.U$2]+[.$A82]*(1-[.U$2])" table:style-name="ce1">
            <text:p>93.06365206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82]*[.B$2]+[.$A83]*(1-[.B$2])" table:style-name="ce1">
            <text:p>90.735</text:p>
          </table:table-cell>
          <table:table-cell office:value-type="float" office:value="91.348974007125975" table:formula="of:=[.C82]*[.C$2]+[.$A83]*(1-[.C$2])" table:style-name="ce1">
            <text:p>91.34897401</text:p>
          </table:table-cell>
          <table:table-cell office:value-type="float" office:value="91.987189809208346" table:formula="of:=[.D82]*[.D$2]+[.$A83]*(1-[.D$2])" table:style-name="ce1">
            <text:p>91.98718981</text:p>
          </table:table-cell>
          <table:table-cell office:value-type="float" office:value="92.65893205142855" table:formula="of:=[.E82]*[.E$2]+[.$A83]*(1-[.E$2])" table:style-name="ce1">
            <text:p>92.65893205</text:p>
          </table:table-cell>
          <table:table-cell office:value-type="float" office:value="93.373734363804829" table:formula="of:=[.F82]*[.F$2]+[.$A83]*(1-[.F$2])" table:style-name="ce1">
            <text:p>93.37373436</text:p>
          </table:table-cell>
          <table:table-cell office:value-type="float" office:value="94.141374175975727" table:formula="of:=[.G82]*[.G$2]+[.$A83]*(1-[.G$2])" table:style-name="ce1">
            <text:p>94.14137418</text:p>
          </table:table-cell>
          <table:table-cell office:value-type="float" office:value="94.971759659325642" table:formula="of:=[.H82]*[.H$2]+[.$A83]*(1-[.H$2])" table:style-name="ce1">
            <text:p>94.97175966</text:p>
          </table:table-cell>
          <table:table-cell office:value-type="float" office:value="95.874658667117473" table:formula="of:=[.I82]*[.I$2]+[.$A83]*(1-[.I$2])" table:style-name="ce1">
            <text:p>95.87465867</text:p>
          </table:table-cell>
          <table:table-cell office:value-type="float" office:value="96.859157285832936" table:formula="of:=[.J82]*[.J$2]+[.$A83]*(1-[.J$2])" table:style-name="ce1">
            <text:p>96.85915729</text:p>
          </table:table-cell>
          <table:table-cell office:value-type="float" office:value="97.932619829231129" table:formula="of:=[.K82]*[.K$2]+[.$A83]*(1-[.K$2])" table:style-name="ce1">
            <text:p>97.93261983</text:p>
          </table:table-cell>
          <table:table-cell office:value-type="float" office:value="99.098701887474249" table:formula="of:=[.L82]*[.L$2]+[.$A83]*(1-[.L$2])" table:style-name="ce1">
            <text:p>99.09870189</text:p>
          </table:table-cell>
          <table:table-cell office:value-type="float" office:value="100.35354257767784" table:formula="of:=[.M82]*[.M$2]+[.$A83]*(1-[.M$2])" table:style-name="ce1">
            <text:p>100.3535426</text:p>
          </table:table-cell>
          <table:table-cell office:value-type="float" office:value="101.67843624468117" table:formula="of:=[.N82]*[.N$2]+[.$A83]*(1-[.N$2])" table:style-name="ce1">
            <text:p>101.6784362</text:p>
          </table:table-cell>
          <table:table-cell office:value-type="float" office:value="103.02568420220592" table:formula="of:=[.O82]*[.O$2]+[.$A83]*(1-[.O$2])" table:style-name="ce1">
            <text:p>103.0256842</text:p>
          </table:table-cell>
          <table:table-cell office:value-type="float" office:value="104.29126478924816" table:formula="of:=[.P82]*[.P$2]+[.$A83]*(1-[.P$2])" table:style-name="ce1">
            <text:p>104.2912648</text:p>
          </table:table-cell>
          <table:table-cell office:value-type="float" office:value="105.26248115070121" table:formula="of:=[.Q82]*[.Q$2]+[.$A83]*(1-[.Q$2])" table:style-name="ce1">
            <text:p>105.2624812</text:p>
          </table:table-cell>
          <table:table-cell office:value-type="float" office:value="105.52234525935125" table:formula="of:=[.R82]*[.R$2]+[.$A83]*(1-[.R$2])" table:style-name="ce1">
            <text:p>105.5223453</text:p>
          </table:table-cell>
          <table:table-cell office:value-type="float" office:value="104.31088175985616" table:formula="of:=[.S82]*[.S$2]+[.$A83]*(1-[.S$2])" table:style-name="ce1">
            <text:p>104.3108818</text:p>
          </table:table-cell>
          <table:table-cell office:value-type="float" office:value="100.54573693756548" table:formula="of:=[.T82]*[.T$2]+[.$A83]*(1-[.T$2])" table:style-name="ce1">
            <text:p>100.5457369</text:p>
          </table:table-cell>
          <table:table-cell office:value-type="float" office:value="92.947219457800927" table:formula="of:=[.U82]*[.U$2]+[.$A83]*(1-[.U$2])" table:style-name="ce1">
            <text:p>92.94721946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83]*[.B$2]+[.$A84]*(1-[.B$2])" table:style-name="ce1">
            <text:p>93.7595</text:p>
          </table:table-cell>
          <table:table-cell office:value-type="float" office:value="93.638973700356289" table:formula="of:=[.C83]*[.C$2]+[.$A84]*(1-[.C$2])" table:style-name="ce1">
            <text:p>93.6389737</text:p>
          </table:table-cell>
          <table:table-cell office:value-type="float" office:value="93.58226898092083" table:formula="of:=[.D83]*[.D$2]+[.$A84]*(1-[.D$2])" table:style-name="ce1">
            <text:p>93.58226898</text:p>
          </table:table-cell>
          <table:table-cell office:value-type="float" office:value="93.594414807714287" table:formula="of:=[.E83]*[.E$2]+[.$A84]*(1-[.E$2])" table:style-name="ce1">
            <text:p>93.59441481</text:p>
          </table:table-cell>
          <table:table-cell office:value-type="float" office:value="93.682346872760974" table:formula="of:=[.F83]*[.F$2]+[.$A84]*(1-[.F$2])" table:style-name="ce1">
            <text:p>93.68234687</text:p>
          </table:table-cell>
          <table:table-cell office:value-type="float" office:value="93.854968543993934" table:formula="of:=[.G83]*[.G$2]+[.$A84]*(1-[.G$2])" table:style-name="ce1">
            <text:p>93.85496854</text:p>
          </table:table-cell>
          <table:table-cell office:value-type="float" office:value="94.123177897797689" table:formula="of:=[.H83]*[.H$2]+[.$A84]*(1-[.H$2])" table:style-name="ce1">
            <text:p>94.1231779</text:p>
          </table:table-cell>
          <table:table-cell office:value-type="float" office:value="94.499805533491127" table:formula="of:=[.I83]*[.I$2]+[.$A84]*(1-[.I$2])" table:style-name="ce1">
            <text:p>94.49980553</text:p>
          </table:table-cell>
          <table:table-cell office:value-type="float" office:value="94.999362914333176" table:formula="of:=[.J83]*[.J$2]+[.$A84]*(1-[.J$2])" table:style-name="ce1">
            <text:p>94.99936291</text:p>
          </table:table-cell>
          <table:table-cell office:value-type="float" office:value="95.637403923154011" table:formula="of:=[.K83]*[.K$2]+[.$A84]*(1-[.K$2])" table:style-name="ce1">
            <text:p>95.63740392</text:p>
          </table:table-cell>
          <table:table-cell office:value-type="float" office:value="96.429100943737126" table:formula="of:=[.L83]*[.L$2]+[.$A84]*(1-[.L$2])" table:style-name="ce1">
            <text:p>96.42910094</text:p>
          </table:table-cell>
          <table:table-cell office:value-type="float" office:value="97.386223417722817" table:formula="of:=[.M83]*[.M$2]+[.$A84]*(1-[.M$2])" table:style-name="ce1">
            <text:p>97.38622342</text:p>
          </table:table-cell>
          <table:table-cell office:value-type="float" office:value="98.5108617468087" table:formula="of:=[.N83]*[.N$2]+[.$A84]*(1-[.N$2])" table:style-name="ce1">
            <text:p>98.51086175</text:p>
          </table:table-cell>
          <table:table-cell office:value-type="float" office:value="99.782519731433837" table:formula="of:=[.O83]*[.O$2]+[.$A84]*(1-[.O$2])" table:style-name="ce1">
            <text:p>99.78251973</text:p>
          </table:table-cell>
          <table:table-cell office:value-type="float" office:value="101.13173535247371" table:formula="of:=[.P83]*[.P$2]+[.$A84]*(1-[.P$2])" table:style-name="ce1">
            <text:p>101.1317354</text:p>
          </table:table-cell>
          <table:table-cell office:value-type="float" office:value="102.3867358630259" table:formula="of:=[.Q83]*[.Q$2]+[.$A84]*(1-[.Q$2])" table:style-name="ce1">
            <text:p>102.3867359</text:p>
          </table:table-cell>
          <table:table-cell office:value-type="float" office:value="103.16977620748101" table:formula="of:=[.R83]*[.R$2]+[.$A84]*(1-[.R$2])" table:style-name="ce1">
            <text:p>103.1697762</text:p>
          </table:table-cell>
          <table:table-cell office:value-type="float" office:value="102.72817449587772" table:formula="of:=[.S83]*[.S$2]+[.$A84]*(1-[.S$2])" table:style-name="ce1">
            <text:p>102.7281745</text:p>
          </table:table-cell>
          <table:table-cell office:value-type="float" office:value="99.86711324380893" table:formula="of:=[.T83]*[.T$2]+[.$A84]*(1-[.T$2])" table:style-name="ce1">
            <text:p>99.86711324</text:p>
          </table:table-cell>
          <table:table-cell office:value-type="float" office:value="92.98783348491088" table:formula="of:=[.U83]*[.U$2]+[.$A84]*(1-[.U$2])" table:style-name="ce1">
            <text:p>92.98783348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84]*[.B$2]+[.$A85]*(1-[.B$2])" table:style-name="ce1">
            <text:p>96.784</text:p>
          </table:table-cell>
          <table:table-cell office:value-type="float" office:value="96.626748685017816" table:formula="of:=[.C84]*[.C$2]+[.$A85]*(1-[.C$2])" table:style-name="ce1">
            <text:p>96.62674869</text:p>
          </table:table-cell>
          <table:table-cell office:value-type="float" office:value="96.463826898092094" table:formula="of:=[.D84]*[.D$2]+[.$A85]*(1-[.D$2])" table:style-name="ce1">
            <text:p>96.4638269</text:p>
          </table:table-cell>
          <table:table-cell office:value-type="float" office:value="96.305562221157146" table:formula="of:=[.E84]*[.E$2]+[.$A85]*(1-[.E$2])" table:style-name="ce1">
            <text:p>96.30556222</text:p>
          </table:table-cell>
          <table:table-cell office:value-type="float" office:value="96.163669374552214" table:formula="of:=[.F84]*[.F$2]+[.$A85]*(1-[.F$2])" table:style-name="ce1">
            <text:p>96.16366937</text:p>
          </table:table-cell>
          <table:table-cell office:value-type="float" office:value="96.051742135998495" table:formula="of:=[.G84]*[.G$2]+[.$A85]*(1-[.G$2])" table:style-name="ce1">
            <text:p>96.05174214</text:p>
          </table:table-cell>
          <table:table-cell office:value-type="float" office:value="95.985753369339307" table:formula="of:=[.H84]*[.H$2]+[.$A85]*(1-[.H$2])" table:style-name="ce1">
            <text:p>95.98575337</text:p>
          </table:table-cell>
          <table:table-cell office:value-type="float" office:value="95.984531936721908" table:formula="of:=[.I84]*[.I$2]+[.$A85]*(1-[.I$2])" table:style-name="ce1">
            <text:p>95.98453194</text:p>
          </table:table-cell>
          <table:table-cell office:value-type="float" office:value="96.070145165733265" table:formula="of:=[.J84]*[.J$2]+[.$A85]*(1-[.J$2])" table:style-name="ce1">
            <text:p>96.07014517</text:p>
          </table:table-cell>
          <table:table-cell office:value-type="float" office:value="96.268031765419323" table:formula="of:=[.K84]*[.K$2]+[.$A85]*(1-[.K$2])" table:style-name="ce1">
            <text:p>96.26803177</text:p>
          </table:table-cell>
          <table:table-cell office:value-type="float" office:value="96.606550471868559" table:formula="of:=[.L84]*[.L$2]+[.$A85]*(1-[.L$2])" table:style-name="ce1">
            <text:p>96.60655047</text:p>
          </table:table-cell>
          <table:table-cell office:value-type="float" office:value="97.115222879747549" table:formula="of:=[.M84]*[.M$2]+[.$A85]*(1-[.M$2])" table:style-name="ce1">
            <text:p>97.11522288</text:p>
          </table:table-cell>
          <table:table-cell office:value-type="float" office:value="97.820117048085223" table:formula="of:=[.N84]*[.N$2]+[.$A85]*(1-[.N$2])" table:style-name="ce1">
            <text:p>97.82011705</text:p>
          </table:table-cell>
          <table:table-cell office:value-type="float" office:value="98.733037825432007" table:formula="of:=[.O84]*[.O$2]+[.$A85]*(1-[.O$2])" table:style-name="ce1">
            <text:p>98.73303783</text:p>
          </table:table-cell>
          <table:table-cell office:value-type="float" office:value="99.827414746731591" table:formula="of:=[.P84]*[.P$2]+[.$A85]*(1-[.P$2])" table:style-name="ce1">
            <text:p>99.82741475</text:p>
          </table:table-cell>
          <table:table-cell office:value-type="float" office:value="100.98605189726942" table:formula="of:=[.Q84]*[.Q$2]+[.$A85]*(1-[.Q$2])" table:style-name="ce1">
            <text:p>100.9860519</text:p>
          </table:table-cell>
          <table:table-cell office:value-type="float" office:value="101.8926209659848" table:formula="of:=[.R84]*[.R$2]+[.$A85]*(1-[.R$2])" table:style-name="ce1">
            <text:p>101.892621</text:p>
          </table:table-cell>
          <table:table-cell office:value-type="float" office:value="101.83654832149607" table:formula="of:=[.S84]*[.S$2]+[.$A85]*(1-[.S$2])" table:style-name="ce1">
            <text:p>101.8365483</text:p>
          </table:table-cell>
          <table:table-cell office:value-type="float" office:value="99.558801919428035" table:formula="of:=[.T84]*[.T$2]+[.$A85]*(1-[.T$2])" table:style-name="ce1">
            <text:p>99.55880192</text:p>
          </table:table-cell>
          <table:table-cell office:value-type="float" office:value="93.177641810665335" table:formula="of:=[.U84]*[.U$2]+[.$A85]*(1-[.U$2])" table:style-name="ce1">
            <text:p>93.17764181</text:p>
          </table:table-cell>
          <table:table-cell table:number-columns-repeated="16363"/>
        </table:table-row>
        <table:table-row table:style-name="ro1">
          <table:table-cell office:value-type="float" office:value="105.857" table:style-name="ce1">
            <text:p>105.857</text:p>
          </table:table-cell>
          <table:table-cell office:value-type="float" office:value="105.857" table:formula="of:=[.B85]*[.B$2]+[.$A86]*(1-[.B$2])" table:style-name="ce1">
            <text:p>105.857</text:p>
          </table:table-cell>
          <table:table-cell office:value-type="float" office:value="105.3954874342509" table:formula="of:=[.C85]*[.C$2]+[.$A86]*(1-[.C$2])" table:style-name="ce1">
            <text:p>105.3954874</text:p>
          </table:table-cell>
          <table:table-cell office:value-type="float" office:value="104.91768268980921" table:formula="of:=[.D85]*[.D$2]+[.$A86]*(1-[.D$2])" table:style-name="ce1">
            <text:p>104.9176827</text:p>
          </table:table-cell>
          <table:table-cell office:value-type="float" office:value="104.42428433317357" table:formula="of:=[.E85]*[.E$2]+[.$A86]*(1-[.E$2])" table:style-name="ce1">
            <text:p>104.4242843</text:p>
          </table:table-cell>
          <table:table-cell office:value-type="float" office:value="103.91833387491045" table:formula="of:=[.F85]*[.F$2]+[.$A86]*(1-[.F$2])" table:style-name="ce1">
            <text:p>103.9183339</text:p>
          </table:table-cell>
          <table:table-cell office:value-type="float" office:value="103.40568553399963" table:formula="of:=[.G85]*[.G$2]+[.$A86]*(1-[.G$2])" table:style-name="ce1">
            <text:p>103.4056855</text:p>
          </table:table-cell>
          <table:table-cell office:value-type="float" office:value="102.89562601080178" table:formula="of:=[.H85]*[.H$2]+[.$A86]*(1-[.H$2])" table:style-name="ce1">
            <text:p>102.895626</text:p>
          </table:table-cell>
          <table:table-cell office:value-type="float" office:value="102.40163617785267" table:formula="of:=[.I85]*[.I$2]+[.$A86]*(1-[.I$2])" table:style-name="ce1">
            <text:p>102.4016362</text:p>
          </table:table-cell>
          <table:table-cell office:value-type="float" office:value="101.94225806629331" table:formula="of:=[.J85]*[.J$2]+[.$A86]*(1-[.J$2])" table:style-name="ce1">
            <text:p>101.9422581</text:p>
          </table:table-cell>
          <table:table-cell office:value-type="float" office:value="101.5419642944387" table:formula="of:=[.K85]*[.K$2]+[.$A86]*(1-[.K$2])" table:style-name="ce1">
            <text:p>101.5419643</text:p>
          </table:table-cell>
          <table:table-cell office:value-type="float" office:value="101.23177523593428" table:formula="of:=[.L85]*[.L$2]+[.$A86]*(1-[.L$2])" table:style-name="ce1">
            <text:p>101.2317752</text:p>
          </table:table-cell>
          <table:table-cell office:value-type="float" office:value="101.04902258386116" table:formula="of:=[.M85]*[.M$2]+[.$A86]*(1-[.M$2])" table:style-name="ce1">
            <text:p>101.0490226</text:p>
          </table:table-cell>
          <table:table-cell office:value-type="float" office:value="101.03487022885113" table:formula="of:=[.N85]*[.N$2]+[.$A86]*(1-[.N$2])" table:style-name="ce1">
            <text:p>101.0348702</text:p>
          </table:table-cell>
          <table:table-cell office:value-type="float" office:value="101.2264245865308" table:formula="of:=[.O85]*[.O$2]+[.$A86]*(1-[.O$2])" table:style-name="ce1">
            <text:p>101.2264246</text:p>
          </table:table-cell>
          <table:table-cell office:value-type="float" office:value="101.63629032271211" table:formula="of:=[.P85]*[.P$2]+[.$A86]*(1-[.P$2])" table:style-name="ce1">
            <text:p>101.6362903</text:p>
          </table:table-cell>
          <table:table-cell office:value-type="float" office:value="102.20378892295207" table:formula="of:=[.Q85]*[.Q$2]+[.$A86]*(1-[.Q$2])" table:style-name="ce1">
            <text:p>102.2037889</text:p>
          </table:table-cell>
          <table:table-cell office:value-type="float" office:value="102.68549677278784" table:formula="of:=[.R85]*[.R$2]+[.$A86]*(1-[.R$2])" table:style-name="ce1">
            <text:p>102.6854968</text:p>
          </table:table-cell>
          <table:table-cell office:value-type="float" office:value="102.43961607327167" table:formula="of:=[.S85]*[.S$2]+[.$A86]*(1-[.S$2])" table:style-name="ce1">
            <text:p>102.4396161</text:p>
          </table:table-cell>
          <table:table-cell office:value-type="float" office:value="100.18862172748524" table:formula="of:=[.T85]*[.T$2]+[.$A86]*(1-[.T$2])" table:style-name="ce1">
            <text:p>100.1886217</text:p>
          </table:table-cell>
          <table:table-cell office:value-type="float" office:value="93.811609720132068" table:formula="of:=[.U85]*[.U$2]+[.$A86]*(1-[.U$2])" table:style-name="ce1">
            <text:p>93.81160972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86]*[.B$2]+[.$A87]*(1-[.B$2])" table:style-name="ce1">
            <text:p>102.833</text:p>
          </table:table-cell>
          <table:table-cell office:value-type="float" office:value="102.96112437171254" table:formula="of:=[.C86]*[.C$2]+[.$A87]*(1-[.C$2])" table:style-name="ce1">
            <text:p>102.9611244</text:p>
          </table:table-cell>
          <table:table-cell office:value-type="float" office:value="103.04146826898092" table:formula="of:=[.D86]*[.D$2]+[.$A87]*(1-[.D$2])" table:style-name="ce1">
            <text:p>103.0414683</text:p>
          </table:table-cell>
          <table:table-cell office:value-type="float" office:value="103.07169264997604" table:formula="of:=[.E86]*[.E$2]+[.$A87]*(1-[.E$2])" table:style-name="ce1">
            <text:p>103.0716926</text:p>
          </table:table-cell>
          <table:table-cell office:value-type="float" office:value="103.0500667749821" table:formula="of:=[.F86]*[.F$2]+[.$A87]*(1-[.F$2])" table:style-name="ce1">
            <text:p>103.0500668</text:p>
          </table:table-cell>
          <table:table-cell office:value-type="float" office:value="102.97617138349992" table:formula="of:=[.G86]*[.G$2]+[.$A87]*(1-[.G$2])" table:style-name="ce1">
            <text:p>102.9761714</text:p>
          </table:table-cell>
          <table:table-cell office:value-type="float" office:value="102.85178780324053" table:formula="of:=[.H86]*[.H$2]+[.$A87]*(1-[.H$2])" table:style-name="ce1">
            <text:p>102.8517878</text:p>
          </table:table-cell>
          <table:table-cell office:value-type="float" office:value="102.68202266224843" table:formula="of:=[.I86]*[.I$2]+[.$A87]*(1-[.I$2])" table:style-name="ce1">
            <text:p>102.6820227</text:p>
          </table:table-cell>
          <table:table-cell office:value-type="float" office:value="102.47670322651732" table:formula="of:=[.J86]*[.J$2]+[.$A87]*(1-[.J$2])" table:style-name="ce1">
            <text:p>102.4767032</text:p>
          </table:table-cell>
          <table:table-cell office:value-type="float" office:value="102.25203393249743" table:formula="of:=[.K86]*[.K$2]+[.$A87]*(1-[.K$2])" table:style-name="ce1">
            <text:p>102.2520339</text:p>
          </table:table-cell>
          <table:table-cell office:value-type="float" office:value="102.03238761796715" table:formula="of:=[.L86]*[.L$2]+[.$A87]*(1-[.L$2])" table:style-name="ce1">
            <text:p>102.0323876</text:p>
          </table:table-cell>
          <table:table-cell office:value-type="float" office:value="101.85181242112364" table:formula="of:=[.M86]*[.M$2]+[.$A87]*(1-[.M$2])" table:style-name="ce1">
            <text:p>101.8518124</text:p>
          </table:table-cell>
          <table:table-cell office:value-type="float" office:value="101.75412213731067" table:formula="of:=[.N86]*[.N$2]+[.$A87]*(1-[.N$2])" table:style-name="ce1">
            <text:p>101.7541221</text:p>
          </table:table-cell>
          <table:table-cell office:value-type="float" office:value="101.78872598124502" table:formula="of:=[.O86]*[.O$2]+[.$A87]*(1-[.O$2])" table:style-name="ce1">
            <text:p>101.788726</text:p>
          </table:table-cell>
          <table:table-cell office:value-type="float" office:value="101.99530322589848" table:formula="of:=[.P86]*[.P$2]+[.$A87]*(1-[.P$2])" table:style-name="ce1">
            <text:p>101.9953032</text:p>
          </table:table-cell>
          <table:table-cell office:value-type="float" office:value="102.36109169221405" table:formula="of:=[.Q86]*[.Q$2]+[.$A87]*(1-[.Q$2])" table:style-name="ce1">
            <text:p>102.3610917</text:p>
          </table:table-cell>
          <table:table-cell office:value-type="float" office:value="102.71499741823027" table:formula="of:=[.R86]*[.R$2]+[.$A87]*(1-[.R$2])" table:style-name="ce1">
            <text:p>102.7149974</text:p>
          </table:table-cell>
          <table:table-cell office:value-type="float" office:value="102.49862366228092" table:formula="of:=[.S86]*[.S$2]+[.$A87]*(1-[.S$2])" table:style-name="ce1">
            <text:p>102.4986237</text:p>
          </table:table-cell>
          <table:table-cell office:value-type="float" office:value="100.45305955473671" table:formula="of:=[.T86]*[.T$2]+[.$A87]*(1-[.T$2])" table:style-name="ce1">
            <text:p>100.4530596</text:p>
          </table:table-cell>
          <table:table-cell office:value-type="float" office:value="94.262679234125457" table:formula="of:=[.U86]*[.U$2]+[.$A87]*(1-[.U$2])" table:style-name="ce1">
            <text:p>94.26267923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87]*[.B$2]+[.$A88]*(1-[.B$2])" table:style-name="ce1">
            <text:p>114.931</text:p>
          </table:table-cell>
          <table:table-cell office:value-type="float" office:value="114.33250621858562" table:formula="of:=[.C87]*[.C$2]+[.$A88]*(1-[.C$2])" table:style-name="ce1">
            <text:p>114.3325062</text:p>
          </table:table-cell>
          <table:table-cell office:value-type="float" office:value="113.74204682689809" table:formula="of:=[.D87]*[.D$2]+[.$A88]*(1-[.D$2])" table:style-name="ce1">
            <text:p>113.7420468</text:p>
          </table:table-cell>
          <table:table-cell office:value-type="float" office:value="113.1521038974964" table:formula="of:=[.E87]*[.E$2]+[.$A88]*(1-[.E$2])" table:style-name="ce1">
            <text:p>113.1521039</text:p>
          </table:table-cell>
          <table:table-cell office:value-type="float" office:value="112.55481335499643" table:formula="of:=[.F87]*[.F$2]+[.$A88]*(1-[.F$2])" table:style-name="ce1">
            <text:p>112.5548134</text:p>
          </table:table-cell>
          <table:table-cell office:value-type="float" office:value="111.94229284587499" table:formula="of:=[.G87]*[.G$2]+[.$A88]*(1-[.G$2])" table:style-name="ce1">
            <text:p>111.9422928</text:p>
          </table:table-cell>
          <table:table-cell office:value-type="float" office:value="111.30723634097214" table:formula="of:=[.H87]*[.H$2]+[.$A88]*(1-[.H$2])" table:style-name="ce1">
            <text:p>111.3072363</text:p>
          </table:table-cell>
          <table:table-cell office:value-type="float" office:value="110.64385793178695" table:formula="of:=[.I87]*[.I$2]+[.$A88]*(1-[.I$2])" table:style-name="ce1">
            <text:p>110.6438579</text:p>
          </table:table-cell>
          <table:table-cell office:value-type="float" office:value="109.94928129060692" table:formula="of:=[.J87]*[.J$2]+[.$A88]*(1-[.J$2])" table:style-name="ce1">
            <text:p>109.9492813</text:p>
          </table:table-cell>
          <table:table-cell office:value-type="float" office:value="109.22546526962384" table:formula="of:=[.K87]*[.K$2]+[.$A88]*(1-[.K$2])" table:style-name="ce1">
            <text:p>109.2254653</text:p>
          </table:table-cell>
          <table:table-cell office:value-type="float" office:value="108.48169380898358" table:formula="of:=[.L87]*[.L$2]+[.$A88]*(1-[.L$2])" table:style-name="ce1">
            <text:p>108.4816938</text:p>
          </table:table-cell>
          <table:table-cell office:value-type="float" office:value="107.737446831618" table:formula="of:=[.M87]*[.M$2]+[.$A88]*(1-[.M$2])" table:style-name="ce1">
            <text:p>107.7374468</text:p>
          </table:table-cell>
          <table:table-cell office:value-type="float" office:value="107.02487328238641" table:formula="of:=[.N87]*[.N$2]+[.$A88]*(1-[.N$2])" table:style-name="ce1">
            <text:p>107.0248733</text:p>
          </table:table-cell>
          <table:table-cell office:value-type="float" office:value="106.38852188780926" table:formula="of:=[.O87]*[.O$2]+[.$A88]*(1-[.O$2])" table:style-name="ce1">
            <text:p>106.3885219</text:p>
          </table:table-cell>
          <table:table-cell office:value-type="float" office:value="105.87601225812892" table:formula="of:=[.P87]*[.P$2]+[.$A88]*(1-[.P$2])" table:style-name="ce1">
            <text:p>105.8760123</text:p>
          </table:table-cell>
          <table:table-cell office:value-type="float" office:value="105.50356876916054" table:formula="of:=[.Q87]*[.Q$2]+[.$A88]*(1-[.Q$2])" table:style-name="ce1">
            <text:p>105.5035688</text:p>
          </table:table-cell>
          <table:table-cell office:value-type="float" office:value="105.15819793458422" table:formula="of:=[.R87]*[.R$2]+[.$A88]*(1-[.R$2])" table:style-name="ce1">
            <text:p>105.1581979</text:p>
          </table:table-cell>
          <table:table-cell office:value-type="float" office:value="104.36348011293877" table:formula="of:=[.S87]*[.S$2]+[.$A88]*(1-[.S$2])" table:style-name="ce1">
            <text:p>104.3634801</text:p>
          </table:table-cell>
          <table:table-cell office:value-type="float" office:value="101.90085359926304" table:formula="of:=[.T87]*[.T$2]+[.$A88]*(1-[.T$2])" table:style-name="ce1">
            <text:p>101.9008536</text:p>
          </table:table-cell>
          <table:table-cell office:value-type="float" office:value="95.29609527241918" table:formula="of:=[.U87]*[.U$2]+[.$A88]*(1-[.U$2])" table:style-name="ce1">
            <text:p>95.29609527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88]*[.B$2]+[.$A89]*(1-[.B$2])" table:style-name="ce1">
            <text:p>96.784</text:p>
          </table:table-cell>
          <table:table-cell office:value-type="float" office:value="97.661425310929275" table:formula="of:=[.C88]*[.C$2]+[.$A89]*(1-[.C$2])" table:style-name="ce1">
            <text:p>97.66142531</text:p>
          </table:table-cell>
          <table:table-cell office:value-type="float" office:value="98.479804682689817" table:formula="of:=[.D88]*[.D$2]+[.$A89]*(1-[.D$2])" table:style-name="ce1">
            <text:p>98.47980468</text:p>
          </table:table-cell>
          <table:table-cell office:value-type="float" office:value="99.239215584624461" table:formula="of:=[.E88]*[.E$2]+[.$A89]*(1-[.E$2])" table:style-name="ce1">
            <text:p>99.23921558</text:p>
          </table:table-cell>
          <table:table-cell office:value-type="float" office:value="99.938162670999304" table:formula="of:=[.F88]*[.F$2]+[.$A89]*(1-[.F$2])" table:style-name="ce1">
            <text:p>99.93816267</text:p>
          </table:table-cell>
          <table:table-cell office:value-type="float" office:value="100.57357321146876" table:formula="of:=[.G88]*[.G$2]+[.$A89]*(1-[.G$2])" table:style-name="ce1">
            <text:p>100.5735732</text:p>
          </table:table-cell>
          <table:table-cell office:value-type="float" office:value="101.14097090229164" table:formula="of:=[.H88]*[.H$2]+[.$A89]*(1-[.H$2])" table:style-name="ce1">
            <text:p>101.1409709</text:p>
          </table:table-cell>
          <table:table-cell office:value-type="float" office:value="101.63495027612544" table:formula="of:=[.I88]*[.I$2]+[.$A89]*(1-[.I$2])" table:style-name="ce1">
            <text:p>101.6349503</text:p>
          </table:table-cell>
          <table:table-cell office:value-type="float" office:value="102.05011251624276" table:formula="of:=[.J88]*[.J$2]+[.$A89]*(1-[.J$2])" table:style-name="ce1">
            <text:p>102.0501125</text:p>
          </table:table-cell>
          <table:table-cell office:value-type="float" office:value="102.38265937133073" table:formula="of:=[.K88]*[.K$2]+[.$A89]*(1-[.K$2])" table:style-name="ce1">
            <text:p>102.3826594</text:p>
          </table:table-cell>
          <table:table-cell office:value-type="float" office:value="102.6328469044918" table:formula="of:=[.L88]*[.L$2]+[.$A89]*(1-[.L$2])" table:style-name="ce1">
            <text:p>102.6328469</text:p>
          </table:table-cell>
          <table:table-cell office:value-type="float" office:value="102.8083957573899" table:formula="of:=[.M88]*[.M$2]+[.$A89]*(1-[.M$2])" table:style-name="ce1">
            <text:p>102.8083958</text:p>
          </table:table-cell>
          <table:table-cell office:value-type="float" office:value="102.92852396943184" table:formula="of:=[.N88]*[.N$2]+[.$A89]*(1-[.N$2])" table:style-name="ce1">
            <text:p>102.928524</text:p>
          </table:table-cell>
          <table:table-cell office:value-type="float" office:value="103.02693922707601" table:formula="of:=[.O88]*[.O$2]+[.$A89]*(1-[.O$2])" table:style-name="ce1">
            <text:p>103.0269392</text:p>
          </table:table-cell>
          <table:table-cell office:value-type="float" office:value="103.14840858069024" table:formula="of:=[.P88]*[.P$2]+[.$A89]*(1-[.P$2])" table:style-name="ce1">
            <text:p>103.1484086</text:p>
          </table:table-cell>
          <table:table-cell office:value-type="float" office:value="103.3236765768704" table:formula="of:=[.Q88]*[.Q$2]+[.$A89]*(1-[.Q$2])" table:style-name="ce1">
            <text:p>103.3236766</text:p>
          </table:table-cell>
          <table:table-cell office:value-type="float" office:value="103.48335834766738" table:formula="of:=[.R88]*[.R$2]+[.$A89]*(1-[.R$2])" table:style-name="ce1">
            <text:p>103.4833583</text:p>
          </table:table-cell>
          <table:table-cell office:value-type="float" office:value="103.22655809599796" table:formula="of:=[.S88]*[.S$2]+[.$A89]*(1-[.S$2])" table:style-name="ce1">
            <text:p>103.2265581</text:p>
          </table:table-cell>
          <table:table-cell office:value-type="float" office:value="101.38916823933674" table:formula="of:=[.T88]*[.T$2]+[.$A89]*(1-[.T$2])" table:style-name="ce1">
            <text:p>101.3891682</text:p>
          </table:table-cell>
          <table:table-cell office:value-type="float" office:value="95.370490508798227" table:formula="of:=[.U88]*[.U$2]+[.$A89]*(1-[.U$2])" table:style-name="ce1">
            <text:p>95.3704905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89]*[.B$2]+[.$A90]*(1-[.B$2])" table:style-name="ce1">
            <text:p>75.6125</text:p>
          </table:table-cell>
          <table:table-cell office:value-type="float" office:value="76.714946265546459" table:formula="of:=[.C89]*[.C$2]+[.$A90]*(1-[.C$2])" table:style-name="ce1">
            <text:p>76.71494627</text:p>
          </table:table-cell>
          <table:table-cell office:value-type="float" office:value="77.899230468268982" table:formula="of:=[.D89]*[.D$2]+[.$A90]*(1-[.D$2])" table:style-name="ce1">
            <text:p>77.89923047</text:p>
          </table:table-cell>
          <table:table-cell office:value-type="float" office:value="79.156507337693668" table:formula="of:=[.E89]*[.E$2]+[.$A90]*(1-[.E$2])" table:style-name="ce1">
            <text:p>79.15650734</text:p>
          </table:table-cell>
          <table:table-cell office:value-type="float" office:value="80.47763253419987" table:formula="of:=[.F89]*[.F$2]+[.$A90]*(1-[.F$2])" table:style-name="ce1">
            <text:p>80.47763253</text:p>
          </table:table-cell>
          <table:table-cell office:value-type="float" office:value="81.85276830286719" table:formula="of:=[.G89]*[.G$2]+[.$A90]*(1-[.G$2])" table:style-name="ce1">
            <text:p>81.8527683</text:p>
          </table:table-cell>
          <table:table-cell office:value-type="float" office:value="83.271041270687476" table:formula="of:=[.H89]*[.H$2]+[.$A90]*(1-[.H$2])" table:style-name="ce1">
            <text:p>83.27104127</text:p>
          </table:table-cell>
          <table:table-cell office:value-type="float" office:value="84.720357596643908" table:formula="of:=[.I89]*[.I$2]+[.$A90]*(1-[.I$2])" table:style-name="ce1">
            <text:p>84.7203576</text:p>
          </table:table-cell>
          <table:table-cell office:value-type="float" office:value="86.187545006497118" table:formula="of:=[.J89]*[.J$2]+[.$A90]*(1-[.J$2])" table:style-name="ce1">
            <text:p>86.18754501</text:p>
          </table:table-cell>
          <table:table-cell office:value-type="float" office:value="87.65907171709884" table:formula="of:=[.K89]*[.K$2]+[.$A90]*(1-[.K$2])" table:style-name="ce1">
            <text:p>87.65907172</text:p>
          </table:table-cell>
          <table:table-cell office:value-type="float" office:value="89.122673452245891" table:formula="of:=[.L89]*[.L$2]+[.$A90]*(1-[.L$2])" table:style-name="ce1">
            <text:p>89.12267345</text:p>
          </table:table-cell>
          <table:table-cell office:value-type="float" office:value="90.57024266656444" table:formula="of:=[.M89]*[.M$2]+[.$A90]*(1-[.M$2])" table:style-name="ce1">
            <text:p>90.57024267</text:p>
          </table:table-cell>
          <table:table-cell office:value-type="float" office:value="92.002114381659098" table:formula="of:=[.N89]*[.N$2]+[.$A90]*(1-[.N$2])" table:style-name="ce1">
            <text:p>92.00211438</text:p>
          </table:table-cell>
          <table:table-cell office:value-type="float" office:value="93.43188549759941" table:formula="of:=[.O89]*[.O$2]+[.$A90]*(1-[.O$2])" table:style-name="ce1">
            <text:p>93.4318855</text:p>
          </table:table-cell>
          <table:table-cell office:value-type="float" office:value="94.887636006483163" table:formula="of:=[.P89]*[.P$2]+[.$A90]*(1-[.P$2])" table:style-name="ce1">
            <text:p>94.88763601</text:p>
          </table:table-cell>
          <table:table-cell office:value-type="float" office:value="96.395882432652797" table:formula="of:=[.Q89]*[.Q$2]+[.$A90]*(1-[.Q$2])" table:style-name="ce1">
            <text:p>96.39588243</text:p>
          </table:table-cell>
          <table:table-cell office:value-type="float" office:value="97.909186678133906" table:formula="of:=[.R89]*[.R$2]+[.$A90]*(1-[.R$2])" table:style-name="ce1">
            <text:p>97.90918668</text:p>
          </table:table-cell>
          <table:table-cell office:value-type="float" office:value="99.084449381598262" table:formula="of:=[.S89]*[.S$2]+[.$A90]*(1-[.S$2])" table:style-name="ce1">
            <text:p>99.08444938</text:p>
          </table:table-cell>
          <table:table-cell office:value-type="float" office:value="98.811501415403072" table:formula="of:=[.T89]*[.T$2]+[.$A90]*(1-[.T$2])" table:style-name="ce1">
            <text:p>98.81150142</text:p>
          </table:table-cell>
          <table:table-cell office:value-type="float" office:value="94.382590983358313" table:formula="of:=[.U89]*[.U$2]+[.$A90]*(1-[.U$2])" table:style-name="ce1">
            <text:p>94.38259098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90]*[.B$2]+[.$A91]*(1-[.B$2])" table:style-name="ce1">
            <text:p>69.5635</text:p>
          </table:table-cell>
          <table:table-cell office:value-type="float" office:value="69.921072313277321" table:formula="of:=[.C90]*[.C$2]+[.$A91]*(1-[.C$2])" table:style-name="ce1">
            <text:p>69.92107231</text:p>
          </table:table-cell>
          <table:table-cell office:value-type="float" office:value="70.397073046826904" table:formula="of:=[.D90]*[.D$2]+[.$A91]*(1-[.D$2])" table:style-name="ce1">
            <text:p>70.39707305</text:p>
          </table:table-cell>
          <table:table-cell office:value-type="float" office:value="71.002451100654056" table:formula="of:=[.E90]*[.E$2]+[.$A91]*(1-[.E$2])" table:style-name="ce1">
            <text:p>71.0024511</text:p>
          </table:table-cell>
          <table:table-cell office:value-type="float" office:value="71.746326506839978" table:formula="of:=[.F90]*[.F$2]+[.$A91]*(1-[.F$2])" table:style-name="ce1">
            <text:p>71.74632651</text:p>
          </table:table-cell>
          <table:table-cell office:value-type="float" office:value="72.635817075716801" table:formula="of:=[.G90]*[.G$2]+[.$A91]*(1-[.G$2])" table:style-name="ce1">
            <text:p>72.63581708</text:p>
          </table:table-cell>
          <table:table-cell office:value-type="float" office:value="73.675762381206241" table:formula="of:=[.H90]*[.H$2]+[.$A91]*(1-[.H$2])" table:style-name="ce1">
            <text:p>73.67576238</text:p>
          </table:table-cell>
          <table:table-cell office:value-type="float" office:value="74.868400158825366" table:formula="of:=[.I90]*[.I$2]+[.$A91]*(1-[.I$2])" table:style-name="ce1">
            <text:p>74.86840016</text:p>
          </table:table-cell>
          <table:table-cell office:value-type="float" office:value="76.213118002598861" table:formula="of:=[.J90]*[.J$2]+[.$A91]*(1-[.J$2])" table:style-name="ce1">
            <text:p>76.213118</text:p>
          </table:table-cell>
          <table:table-cell office:value-type="float" office:value="77.706507272694481" table:formula="of:=[.K90]*[.K$2]+[.$A91]*(1-[.K$2])" table:style-name="ce1">
            <text:p>77.70650727</text:p>
          </table:table-cell>
          <table:table-cell office:value-type="float" office:value="79.343086726122948" table:formula="of:=[.L90]*[.L$2]+[.$A91]*(1-[.L$2])" table:style-name="ce1">
            <text:p>79.34308673</text:p>
          </table:table-cell>
          <table:table-cell office:value-type="float" office:value="81.11720846661045" table:formula="of:=[.M90]*[.M$2]+[.$A91]*(1-[.M$2])" table:style-name="ce1">
            <text:p>81.11720847</text:p>
          </table:table-cell>
          <table:table-cell office:value-type="float" office:value="83.026668628995452" table:formula="of:=[.N90]*[.N$2]+[.$A91]*(1-[.N$2])" table:style-name="ce1">
            <text:p>83.02666863</text:p>
          </table:table-cell>
          <table:table-cell office:value-type="float" office:value="85.077950573439622" table:formula="of:=[.O90]*[.O$2]+[.$A91]*(1-[.O$2])" table:style-name="ce1">
            <text:p>85.07795057</text:p>
          </table:table-cell>
          <table:table-cell office:value-type="float" office:value="87.290395204538214" table:formula="of:=[.P90]*[.P$2]+[.$A91]*(1-[.P$2])" table:style-name="ce1">
            <text:p>87.2903952</text:p>
          </table:table-cell>
          <table:table-cell office:value-type="float" office:value="89.687786824489592" table:formula="of:=[.Q90]*[.Q$2]+[.$A91]*(1-[.Q$2])" table:style-name="ce1">
            <text:p>89.68778682</text:p>
          </table:table-cell>
          <table:table-cell office:value-type="float" office:value="92.240049342507135" table:formula="of:=[.R90]*[.R$2]+[.$A91]*(1-[.R$2])" table:style-name="ce1">
            <text:p>92.24004934</text:p>
          </table:table-cell>
          <table:table-cell office:value-type="float" office:value="94.656306974358529" table:formula="of:=[.S90]*[.S$2]+[.$A91]*(1-[.S$2])" table:style-name="ce1">
            <text:p>94.65630697</text:p>
          </table:table-cell>
          <table:table-cell office:value-type="float" office:value="95.886701273862769" table:formula="of:=[.T90]*[.T$2]+[.$A91]*(1-[.T$2])" table:style-name="ce1">
            <text:p>95.88670127</text:p>
          </table:table-cell>
          <table:table-cell office:value-type="float" office:value="93.141636434190403" table:formula="of:=[.U90]*[.U$2]+[.$A91]*(1-[.U$2])" table:style-name="ce1">
            <text:p>93.14163643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91]*[.B$2]+[.$A92]*(1-[.B$2])" table:style-name="ce1">
            <text:p>66.539</text:p>
          </table:table-cell>
          <table:table-cell office:value-type="float" office:value="66.708103615663859" table:formula="of:=[.C91]*[.C$2]+[.$A92]*(1-[.C$2])" table:style-name="ce1">
            <text:p>66.70810362</text:p>
          </table:table-cell>
          <table:table-cell office:value-type="float" office:value="66.924807304682687" table:formula="of:=[.D91]*[.D$2]+[.$A92]*(1-[.D$2])" table:style-name="ce1">
            <text:p>66.9248073</text:p>
          </table:table-cell>
          <table:table-cell office:value-type="float" office:value="67.2085176650981" table:formula="of:=[.E91]*[.E$2]+[.$A92]*(1-[.E$2])" table:style-name="ce1">
            <text:p>67.20851767</text:p>
          </table:table-cell>
          <table:table-cell office:value-type="float" office:value="67.580465301367994" table:formula="of:=[.F91]*[.F$2]+[.$A92]*(1-[.F$2])" table:style-name="ce1">
            <text:p>67.5804653</text:p>
          </table:table-cell>
          <table:table-cell office:value-type="float" office:value="68.063204268929212" table:formula="of:=[.G91]*[.G$2]+[.$A92]*(1-[.G$2])" table:style-name="ce1">
            <text:p>68.06320427</text:p>
          </table:table-cell>
          <table:table-cell office:value-type="float" office:value="68.680028714361868" table:formula="of:=[.H91]*[.H$2]+[.$A92]*(1-[.H$2])" table:style-name="ce1">
            <text:p>68.68002871</text:p>
          </table:table-cell>
          <table:table-cell office:value-type="float" office:value="69.454290055588885" table:formula="of:=[.I91]*[.I$2]+[.$A92]*(1-[.I$2])" table:style-name="ce1">
            <text:p>69.45429006</text:p>
          </table:table-cell>
          <table:table-cell office:value-type="float" office:value="70.408647201039543" table:formula="of:=[.J91]*[.J$2]+[.$A92]*(1-[.J$2])" table:style-name="ce1">
            <text:p>70.4086472</text:p>
          </table:table-cell>
          <table:table-cell office:value-type="float" office:value="71.564378272712531" table:formula="of:=[.K91]*[.K$2]+[.$A92]*(1-[.K$2])" table:style-name="ce1">
            <text:p>71.56437827</text:p>
          </table:table-cell>
          <table:table-cell office:value-type="float" office:value="72.941043363061482" table:formula="of:=[.L91]*[.L$2]+[.$A92]*(1-[.L$2])" table:style-name="ce1">
            <text:p>72.94104336</text:p>
          </table:table-cell>
          <table:table-cell office:value-type="float" office:value="74.557014656635744" table:formula="of:=[.M91]*[.M$2]+[.$A92]*(1-[.M$2])" table:style-name="ce1">
            <text:p>74.55701466</text:p>
          </table:table-cell>
          <table:table-cell office:value-type="float" office:value="76.431601177397269" table:formula="of:=[.N91]*[.N$2]+[.$A92]*(1-[.N$2])" table:style-name="ce1">
            <text:p>76.43160118</text:p>
          </table:table-cell>
          <table:table-cell office:value-type="float" office:value="78.589317872735762" table:formula="of:=[.O91]*[.O$2]+[.$A92]*(1-[.O$2])" table:style-name="ce1">
            <text:p>78.58931787</text:p>
          </table:table-cell>
          <table:table-cell office:value-type="float" office:value="81.064976643176749" table:formula="of:=[.P91]*[.P$2]+[.$A92]*(1-[.P$2])" table:style-name="ce1">
            <text:p>81.06497664</text:p>
          </table:table-cell>
          <table:table-cell office:value-type="float" office:value="83.900590118367191" table:formula="of:=[.Q91]*[.Q$2]+[.$A92]*(1-[.Q$2])" table:style-name="ce1">
            <text:p>83.90059012</text:p>
          </table:table-cell>
          <table:table-cell office:value-type="float" office:value="87.099839474005705" table:formula="of:=[.R91]*[.R$2]+[.$A92]*(1-[.R$2])" table:style-name="ce1">
            <text:p>87.09983947</text:p>
          </table:table-cell>
          <table:table-cell office:value-type="float" office:value="90.438710928204756" table:formula="of:=[.S91]*[.S$2]+[.$A92]*(1-[.S$2])" table:style-name="ce1">
            <text:p>90.43871093</text:p>
          </table:table-cell>
          <table:table-cell office:value-type="float" office:value="92.951931146476483" table:formula="of:=[.T91]*[.T$2]+[.$A92]*(1-[.T$2])" table:style-name="ce1">
            <text:p>92.95193115</text:p>
          </table:table-cell>
          <table:table-cell office:value-type="float" office:value="91.811504612480874" table:formula="of:=[.U91]*[.U$2]+[.$A92]*(1-[.U$2])" table:style-name="ce1">
            <text:p>91.8115046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92]*[.B$2]+[.$A93]*(1-[.B$2])" table:style-name="ce1">
            <text:p>75.6125</text:p>
          </table:table-cell>
          <table:table-cell office:value-type="float" office:value="75.167280180783195" table:formula="of:=[.C92]*[.C$2]+[.$A93]*(1-[.C$2])" table:style-name="ce1">
            <text:p>75.16728018</text:p>
          </table:table-cell>
          <table:table-cell office:value-type="float" office:value="74.743730730468258" table:formula="of:=[.D92]*[.D$2]+[.$A93]*(1-[.D$2])" table:style-name="ce1">
            <text:p>74.74373073</text:p>
          </table:table-cell>
          <table:table-cell office:value-type="float" office:value="74.35190264976471" table:formula="of:=[.E92]*[.E$2]+[.$A93]*(1-[.E$2])" table:style-name="ce1">
            <text:p>74.35190265</text:p>
          </table:table-cell>
          <table:table-cell office:value-type="float" office:value="74.006093060273599" table:formula="of:=[.F92]*[.F$2]+[.$A93]*(1-[.F$2])" table:style-name="ce1">
            <text:p>74.00609306</text:p>
          </table:table-cell>
          <table:table-cell office:value-type="float" office:value="73.725176067232297" table:formula="of:=[.G92]*[.G$2]+[.$A93]*(1-[.G$2])" table:style-name="ce1">
            <text:p>73.72517607</text:p>
          </table:table-cell>
          <table:table-cell office:value-type="float" office:value="73.532758614308548" table:formula="of:=[.H92]*[.H$2]+[.$A93]*(1-[.H$2])" table:style-name="ce1">
            <text:p>73.53275861</text:p>
          </table:table-cell>
          <table:table-cell office:value-type="float" office:value="73.457126519456111" table:formula="of:=[.I92]*[.I$2]+[.$A93]*(1-[.I$2])" table:style-name="ce1">
            <text:p>73.45712652</text:p>
          </table:table-cell>
          <table:table-cell office:value-type="float" office:value="73.530958880415824" table:formula="of:=[.J92]*[.J$2]+[.$A93]*(1-[.J$2])" table:style-name="ce1">
            <text:p>73.53095888</text:p>
          </table:table-cell>
          <table:table-cell office:value-type="float" office:value="73.790845222720634" table:formula="of:=[.K92]*[.K$2]+[.$A93]*(1-[.K$2])" table:style-name="ce1">
            <text:p>73.79084522</text:p>
          </table:table-cell>
          <table:table-cell office:value-type="float" office:value="74.276771681530732" table:formula="of:=[.L92]*[.L$2]+[.$A93]*(1-[.L$2])" table:style-name="ce1">
            <text:p>74.27677168</text:p>
          </table:table-cell>
          <table:table-cell office:value-type="float" office:value="75.03198306114966" table:formula="of:=[.M92]*[.M$2]+[.$A93]*(1-[.M$2])" table:style-name="ce1">
            <text:p>75.03198306</text:p>
          </table:table-cell>
          <table:table-cell office:value-type="float" office:value="76.103960706438357" table:formula="of:=[.N92]*[.N$2]+[.$A93]*(1-[.N$2])" table:style-name="ce1">
            <text:p>76.10396071</text:p>
          </table:table-cell>
          <table:table-cell office:value-type="float" office:value="77.547431617278249" table:formula="of:=[.O92]*[.O$2]+[.$A93]*(1-[.O$2])" table:style-name="ce1">
            <text:p>77.54743162</text:p>
          </table:table-cell>
          <table:table-cell office:value-type="float" office:value="79.429233650223722" table:formula="of:=[.P92]*[.P$2]+[.$A93]*(1-[.P$2])" table:style-name="ce1">
            <text:p>79.42923365</text:p>
          </table:table-cell>
          <table:table-cell office:value-type="float" office:value="81.8285675887754" table:formula="of:=[.Q92]*[.Q$2]+[.$A93]*(1-[.Q$2])" table:style-name="ce1">
            <text:p>81.82856759</text:p>
          </table:table-cell>
          <table:table-cell office:value-type="float" office:value="84.802371579204575" table:formula="of:=[.R92]*[.R$2]+[.$A93]*(1-[.R$2])" table:style-name="ce1">
            <text:p>84.80237158</text:p>
          </table:table-cell>
          <table:table-cell office:value-type="float" office:value="88.214779288974043" table:formula="of:=[.S92]*[.S$2]+[.$A93]*(1-[.S$2])" table:style-name="ce1">
            <text:p>88.21477929</text:p>
          </table:table-cell>
          <table:table-cell office:value-type="float" office:value="91.217988031828838" table:formula="of:=[.T92]*[.T$2]+[.$A93]*(1-[.T$2])" table:style-name="ce1">
            <text:p>91.21798803</text:p>
          </table:table-cell>
          <table:table-cell office:value-type="float" office:value="91.00155438185682" table:formula="of:=[.U92]*[.U$2]+[.$A93]*(1-[.U$2])" table:style-name="ce1">
            <text:p>91.00155438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93]*[.B$2]+[.$A94]*(1-[.B$2])" table:style-name="ce1">
            <text:p>75.6125</text:p>
          </table:table-cell>
          <table:table-cell office:value-type="float" office:value="75.590239009039152" table:formula="of:=[.C93]*[.C$2]+[.$A94]*(1-[.C$2])" table:style-name="ce1">
            <text:p>75.59023901</text:p>
          </table:table-cell>
          <table:table-cell office:value-type="float" office:value="75.525623073046816" table:formula="of:=[.D93]*[.D$2]+[.$A94]*(1-[.D$2])" table:style-name="ce1">
            <text:p>75.52562307</text:p>
          </table:table-cell>
          <table:table-cell office:value-type="float" office:value="75.423410397464707" table:formula="of:=[.E93]*[.E$2]+[.$A94]*(1-[.E$2])" table:style-name="ce1">
            <text:p>75.4234104</text:p>
          </table:table-cell>
          <table:table-cell office:value-type="float" office:value="75.29121861205472" table:formula="of:=[.F93]*[.F$2]+[.$A94]*(1-[.F$2])" table:style-name="ce1">
            <text:p>75.29121861</text:p>
          </table:table-cell>
          <table:table-cell office:value-type="float" office:value="75.140669016808062" table:formula="of:=[.G93]*[.G$2]+[.$A94]*(1-[.G$2])" table:style-name="ce1">
            <text:p>75.14066902</text:p>
          </table:table-cell>
          <table:table-cell office:value-type="float" office:value="74.988577584292557" table:formula="of:=[.H93]*[.H$2]+[.$A94]*(1-[.H$2])" table:style-name="ce1">
            <text:p>74.98857758</text:p>
          </table:table-cell>
          <table:table-cell office:value-type="float" office:value="74.858119281809635" table:formula="of:=[.I93]*[.I$2]+[.$A94]*(1-[.I$2])" table:style-name="ce1">
            <text:p>74.85811928</text:p>
          </table:table-cell>
          <table:table-cell office:value-type="float" office:value="74.779883552166325" table:formula="of:=[.J93]*[.J$2]+[.$A94]*(1-[.J$2])" table:style-name="ce1">
            <text:p>74.77988355</text:p>
          </table:table-cell>
          <table:table-cell office:value-type="float" office:value="74.792755350224283" table:formula="of:=[.K93]*[.K$2]+[.$A94]*(1-[.K$2])" table:style-name="ce1">
            <text:p>74.79275535</text:p>
          </table:table-cell>
          <table:table-cell office:value-type="float" office:value="74.944635840765358" table:formula="of:=[.L93]*[.L$2]+[.$A94]*(1-[.L$2])" table:style-name="ce1">
            <text:p>74.94463584</text:p>
          </table:table-cell>
          <table:table-cell office:value-type="float" office:value="75.293215683632312" table:formula="of:=[.M93]*[.M$2]+[.$A94]*(1-[.M$2])" table:style-name="ce1">
            <text:p>75.29321568</text:p>
          </table:table-cell>
          <table:table-cell office:value-type="float" office:value="75.907376423863013" table:formula="of:=[.N93]*[.N$2]+[.$A94]*(1-[.N$2])" table:style-name="ce1">
            <text:p>75.90737642</text:p>
          </table:table-cell>
          <table:table-cell office:value-type="float" office:value="76.870205551230868" table:formula="of:=[.O93]*[.O$2]+[.$A94]*(1-[.O$2])" table:style-name="ce1">
            <text:p>76.87020555</text:p>
          </table:table-cell>
          <table:table-cell office:value-type="float" office:value="78.284213555156612" table:formula="of:=[.P93]*[.P$2]+[.$A94]*(1-[.P$2])" table:style-name="ce1">
            <text:p>78.28421356</text:p>
          </table:table-cell>
          <table:table-cell office:value-type="float" office:value="80.274550691581553" table:formula="of:=[.Q93]*[.Q$2]+[.$A94]*(1-[.Q$2])" table:style-name="ce1">
            <text:p>80.27455069</text:p>
          </table:table-cell>
          <table:table-cell office:value-type="float" office:value="82.964397263363665" table:formula="of:=[.R93]*[.R$2]+[.$A94]*(1-[.R$2])" table:style-name="ce1">
            <text:p>82.96439726</text:p>
          </table:table-cell>
          <table:table-cell office:value-type="float" office:value="86.324437395627939" table:formula="of:=[.S93]*[.S$2]+[.$A94]*(1-[.S$2])" table:style-name="ce1">
            <text:p>86.3244374</text:p>
          </table:table-cell>
          <table:table-cell office:value-type="float" office:value="89.657439228645956" table:formula="of:=[.T93]*[.T$2]+[.$A94]*(1-[.T$2])" table:style-name="ce1">
            <text:p>89.65743923</text:p>
          </table:table-cell>
          <table:table-cell office:value-type="float" office:value="90.232101662763981" table:formula="of:=[.U93]*[.U$2]+[.$A94]*(1-[.U$2])" table:style-name="ce1">
            <text:p>90.23210166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94]*[.B$2]+[.$A95]*(1-[.B$2])" table:style-name="ce1">
            <text:p>87.7105</text:p>
          </table:table-cell>
          <table:table-cell office:value-type="float" office:value="87.104486950451957" table:formula="of:=[.C94]*[.C$2]+[.$A95]*(1-[.C$2])" table:style-name="ce1">
            <text:p>87.10448695</text:p>
          </table:table-cell>
          <table:table-cell office:value-type="float" office:value="86.492012307304677" table:formula="of:=[.D94]*[.D$2]+[.$A95]*(1-[.D$2])" table:style-name="ce1">
            <text:p>86.49201231</text:p>
          </table:table-cell>
          <table:table-cell office:value-type="float" office:value="85.867436559619705" table:formula="of:=[.E94]*[.E$2]+[.$A95]*(1-[.E$2])" table:style-name="ce1">
            <text:p>85.86743656</text:p>
          </table:table-cell>
          <table:table-cell office:value-type="float" office:value="85.226643722410955" table:formula="of:=[.F94]*[.F$2]+[.$A95]*(1-[.F$2])" table:style-name="ce1">
            <text:p>85.22664372</text:p>
          </table:table-cell>
          <table:table-cell office:value-type="float" office:value="84.568042254201998" table:formula="of:=[.G94]*[.G$2]+[.$A95]*(1-[.G$2])" table:style-name="ce1">
            <text:p>84.56804225</text:p>
          </table:table-cell>
          <table:table-cell office:value-type="float" office:value="83.893923275287761" table:formula="of:=[.H94]*[.H$2]+[.$A95]*(1-[.H$2])" table:style-name="ce1">
            <text:p>83.89392328</text:p>
          </table:table-cell>
          <table:table-cell office:value-type="float" office:value="83.212166748633365" table:formula="of:=[.I94]*[.I$2]+[.$A95]*(1-[.I$2])" table:style-name="ce1">
            <text:p>83.21216675</text:p>
          </table:table-cell>
          <table:table-cell office:value-type="float" office:value="82.538253420866525" table:formula="of:=[.J94]*[.J$2]+[.$A95]*(1-[.J$2])" table:style-name="ce1">
            <text:p>82.53825342</text:p>
          </table:table-cell>
          <table:table-cell office:value-type="float" office:value="81.897514907600936" table:formula="of:=[.K94]*[.K$2]+[.$A95]*(1-[.K$2])" table:style-name="ce1">
            <text:p>81.89751491</text:p>
          </table:table-cell>
          <table:table-cell office:value-type="float" office:value="81.327567920382677" table:formula="of:=[.L94]*[.L$2]+[.$A95]*(1-[.L$2])" table:style-name="ce1">
            <text:p>81.32756792</text:p>
          </table:table-cell>
          <table:table-cell office:value-type="float" office:value="80.880993625997775" table:formula="of:=[.M94]*[.M$2]+[.$A95]*(1-[.M$2])" table:style-name="ce1">
            <text:p>80.88099363</text:p>
          </table:table-cell>
          <table:table-cell office:value-type="float" office:value="80.628625854317818" table:formula="of:=[.N94]*[.N$2]+[.$A95]*(1-[.N$2])" table:style-name="ce1">
            <text:p>80.62862585</text:p>
          </table:table-cell>
          <table:table-cell office:value-type="float" office:value="80.664308608300061" table:formula="of:=[.O94]*[.O$2]+[.$A95]*(1-[.O$2])" table:style-name="ce1">
            <text:p>80.66430861</text:p>
          </table:table-cell>
          <table:table-cell office:value-type="float" office:value="81.11209948860963" table:formula="of:=[.P94]*[.P$2]+[.$A95]*(1-[.P$2])" table:style-name="ce1">
            <text:p>81.11209949</text:p>
          </table:table-cell>
          <table:table-cell office:value-type="float" office:value="82.133538018686153" table:formula="of:=[.Q94]*[.Q$2]+[.$A95]*(1-[.Q$2])" table:style-name="ce1">
            <text:p>82.13353802</text:p>
          </table:table-cell>
          <table:table-cell office:value-type="float" office:value="83.913617810690923" table:formula="of:=[.R94]*[.R$2]+[.$A95]*(1-[.R$2])" table:style-name="ce1">
            <text:p>83.91361781</text:p>
          </table:table-cell>
          <table:table-cell office:value-type="float" office:value="86.532346786283753" table:formula="of:=[.S94]*[.S$2]+[.$A95]*(1-[.S$2])" table:style-name="ce1">
            <text:p>86.53234679</text:p>
          </table:table-cell>
          <table:table-cell office:value-type="float" office:value="89.462745305781368" table:formula="of:=[.T94]*[.T$2]+[.$A95]*(1-[.T$2])" table:style-name="ce1">
            <text:p>89.46274531</text:p>
          </table:table-cell>
          <table:table-cell office:value-type="float" office:value="90.106021579625775" table:formula="of:=[.U94]*[.U$2]+[.$A95]*(1-[.U$2])" table:style-name="ce1">
            <text:p>90.10602158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95]*[.B$2]+[.$A96]*(1-[.B$2])" table:style-name="ce1">
            <text:p>72.588</text:p>
          </table:table-cell>
          <table:table-cell office:value-type="float" office:value="73.313824347522583" table:formula="of:=[.C95]*[.C$2]+[.$A96]*(1-[.C$2])" table:style-name="ce1">
            <text:p>73.31382435</text:p>
          </table:table-cell>
          <table:table-cell office:value-type="float" office:value="73.978401230730469" table:formula="of:=[.D95]*[.D$2]+[.$A96]*(1-[.D$2])" table:style-name="ce1">
            <text:p>73.97840123</text:p>
          </table:table-cell>
          <table:table-cell office:value-type="float" office:value="74.579915483942955" table:formula="of:=[.E95]*[.E$2]+[.$A96]*(1-[.E$2])" table:style-name="ce1">
            <text:p>74.57991548</text:p>
          </table:table-cell>
          <table:table-cell office:value-type="float" office:value="75.115728744482197" table:formula="of:=[.F95]*[.F$2]+[.$A96]*(1-[.F$2])" table:style-name="ce1">
            <text:p>75.11572874</text:p>
          </table:table-cell>
          <table:table-cell office:value-type="float" office:value="75.583010563550488" table:formula="of:=[.G95]*[.G$2]+[.$A96]*(1-[.G$2])" table:style-name="ce1">
            <text:p>75.58301056</text:p>
          </table:table-cell>
          <table:table-cell office:value-type="float" office:value="75.979776982586316" table:formula="of:=[.H95]*[.H$2]+[.$A96]*(1-[.H$2])" table:style-name="ce1">
            <text:p>75.97977698</text:p>
          </table:table-cell>
          <table:table-cell office:value-type="float" office:value="76.306458362021672" table:formula="of:=[.I95]*[.I$2]+[.$A96]*(1-[.I$2])" table:style-name="ce1">
            <text:p>76.30645836</text:p>
          </table:table-cell>
          <table:table-cell office:value-type="float" office:value="76.568101368346618" table:formula="of:=[.J95]*[.J$2]+[.$A96]*(1-[.J$2])" table:style-name="ce1">
            <text:p>76.56810137</text:p>
          </table:table-cell>
          <table:table-cell office:value-type="float" office:value="76.777281708420418" table:formula="of:=[.K95]*[.K$2]+[.$A96]*(1-[.K$2])" table:style-name="ce1">
            <text:p>76.77728171</text:p>
          </table:table-cell>
          <table:table-cell office:value-type="float" office:value="76.957783960191335" table:formula="of:=[.L95]*[.L$2]+[.$A96]*(1-[.L$2])" table:style-name="ce1">
            <text:p>76.95778396</text:p>
          </table:table-cell>
          <table:table-cell office:value-type="float" office:value="77.149146494298776" table:formula="of:=[.M95]*[.M$2]+[.$A96]*(1-[.M$2])" table:style-name="ce1">
            <text:p>77.14914649</text:p>
          </table:table-cell>
          <table:table-cell office:value-type="float" office:value="77.412375512590685" table:formula="of:=[.N95]*[.N$2]+[.$A96]*(1-[.N$2])" table:style-name="ce1">
            <text:p>77.41237551</text:p>
          </table:table-cell>
          <table:table-cell office:value-type="float" office:value="77.837600595395031" table:formula="of:=[.O95]*[.O$2]+[.$A96]*(1-[.O$2])" table:style-name="ce1">
            <text:p>77.8376006</text:p>
          </table:table-cell>
          <table:table-cell office:value-type="float" office:value="78.554869642026745" table:formula="of:=[.P95]*[.P$2]+[.$A96]*(1-[.P$2])" table:style-name="ce1">
            <text:p>78.55486964</text:p>
          </table:table-cell>
          <table:table-cell office:value-type="float" office:value="79.747153514014613" table:formula="of:=[.Q95]*[.Q$2]+[.$A96]*(1-[.Q$2])" table:style-name="ce1">
            <text:p>79.74715351</text:p>
          </table:table-cell>
          <table:table-cell office:value-type="float" office:value="81.648494248552737" table:formula="of:=[.R95]*[.R$2]+[.$A96]*(1-[.R$2])" table:style-name="ce1">
            <text:p>81.64849425</text:p>
          </table:table-cell>
          <table:table-cell office:value-type="float" office:value="84.440694768341189" table:formula="of:=[.S95]*[.S$2]+[.$A96]*(1-[.S$2])" table:style-name="ce1">
            <text:p>84.44069477</text:p>
          </table:table-cell>
          <table:table-cell office:value-type="float" office:value="87.775270775203225" table:formula="of:=[.T95]*[.T$2]+[.$A96]*(1-[.T$2])" table:style-name="ce1">
            <text:p>87.77527078</text:p>
          </table:table-cell>
          <table:table-cell office:value-type="float" office:value="89.230120500644489" table:formula="of:=[.U95]*[.U$2]+[.$A96]*(1-[.U$2])" table:style-name="ce1">
            <text:p>89.2301205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96]*[.B$2]+[.$A97]*(1-[.B$2])" table:style-name="ce1">
            <text:p>66.539</text:p>
          </table:table-cell>
          <table:table-cell office:value-type="float" office:value="66.877741217376126" table:formula="of:=[.C96]*[.C$2]+[.$A97]*(1-[.C$2])" table:style-name="ce1">
            <text:p>66.87774122</text:p>
          </table:table-cell>
          <table:table-cell office:value-type="float" office:value="67.282940123073047" table:formula="of:=[.D96]*[.D$2]+[.$A97]*(1-[.D$2])" table:style-name="ce1">
            <text:p>67.28294012</text:p>
          </table:table-cell>
          <table:table-cell office:value-type="float" office:value="67.745137322591447" table:formula="of:=[.E96]*[.E$2]+[.$A97]*(1-[.E$2])" table:style-name="ce1">
            <text:p>67.74513732</text:p>
          </table:table-cell>
          <table:table-cell office:value-type="float" office:value="68.254345748896441" table:formula="of:=[.F96]*[.F$2]+[.$A97]*(1-[.F$2])" table:style-name="ce1">
            <text:p>68.25434575</text:p>
          </table:table-cell>
          <table:table-cell office:value-type="float" office:value="68.800002640887627" table:formula="of:=[.G96]*[.G$2]+[.$A97]*(1-[.G$2])" table:style-name="ce1">
            <text:p>68.80000264</text:p>
          </table:table-cell>
          <table:table-cell office:value-type="float" office:value="69.371233094775903" table:formula="of:=[.H96]*[.H$2]+[.$A97]*(1-[.H$2])" table:style-name="ce1">
            <text:p>69.37123309</text:p>
          </table:table-cell>
          <table:table-cell office:value-type="float" office:value="69.957610426707589" table:formula="of:=[.I96]*[.I$2]+[.$A97]*(1-[.I$2])" table:style-name="ce1">
            <text:p>69.95761043</text:p>
          </table:table-cell>
          <table:table-cell office:value-type="float" office:value="70.550640547338645" table:formula="of:=[.J96]*[.J$2]+[.$A97]*(1-[.J$2])" table:style-name="ce1">
            <text:p>70.55064055</text:p>
          </table:table-cell>
          <table:table-cell office:value-type="float" office:value="71.146226768789191" table:formula="of:=[.K96]*[.K$2]+[.$A97]*(1-[.K$2])" table:style-name="ce1">
            <text:p>71.14622677</text:p>
          </table:table-cell>
          <table:table-cell office:value-type="float" office:value="71.748391980095676" table:formula="of:=[.L96]*[.L$2]+[.$A97]*(1-[.L$2])" table:style-name="ce1">
            <text:p>71.74839198</text:p>
          </table:table-cell>
          <table:table-cell office:value-type="float" office:value="72.374580571864328" table:formula="of:=[.M96]*[.M$2]+[.$A97]*(1-[.M$2])" table:style-name="ce1">
            <text:p>72.37458057</text:p>
          </table:table-cell>
          <table:table-cell office:value-type="float" office:value="73.063025307554412" table:formula="of:=[.N96]*[.N$2]+[.$A97]*(1-[.N$2])" table:style-name="ce1">
            <text:p>73.06302531</text:p>
          </table:table-cell>
          <table:table-cell office:value-type="float" office:value="73.883090387006774" table:formula="of:=[.O96]*[.O$2]+[.$A97]*(1-[.O$2])" table:style-name="ce1">
            <text:p>73.88309039</text:p>
          </table:table-cell>
          <table:table-cell office:value-type="float" office:value="74.950108749418717" table:formula="of:=[.P96]*[.P$2]+[.$A97]*(1-[.P$2])" table:style-name="ce1">
            <text:p>74.95010875</text:p>
          </table:table-cell>
          <table:table-cell office:value-type="float" office:value="76.44511513551096" table:formula="of:=[.Q96]*[.Q$2]+[.$A97]*(1-[.Q$2])" table:style-name="ce1">
            <text:p>76.44511514</text:p>
          </table:table-cell>
          <table:table-cell office:value-type="float" office:value="78.626595398842198" table:formula="of:=[.R96]*[.R$2]+[.$A97]*(1-[.R$2])" table:style-name="ce1">
            <text:p>78.6265954</text:p>
          </table:table-cell>
          <table:table-cell office:value-type="float" office:value="81.755440553090011" table:formula="of:=[.S96]*[.S$2]+[.$A97]*(1-[.S$2])" table:style-name="ce1">
            <text:p>81.75544055</text:p>
          </table:table-cell>
          <table:table-cell office:value-type="float" office:value="85.6516436976829" table:formula="of:=[.T96]*[.T$2]+[.$A97]*(1-[.T$2])" table:style-name="ce1">
            <text:p>85.6516437</text:p>
          </table:table-cell>
          <table:table-cell office:value-type="float" office:value="88.095564475612264" table:formula="of:=[.U96]*[.U$2]+[.$A97]*(1-[.U$2])" table:style-name="ce1">
            <text:p>88.09556448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97]*[.B$2]+[.$A98]*(1-[.B$2])" table:style-name="ce1">
            <text:p>60.49</text:p>
          </table:table-cell>
          <table:table-cell office:value-type="float" office:value="60.809387060868808" table:formula="of:=[.C97]*[.C$2]+[.$A98]*(1-[.C$2])" table:style-name="ce1">
            <text:p>60.80938706</text:p>
          </table:table-cell>
          <table:table-cell office:value-type="float" office:value="61.169294012307304" table:formula="of:=[.D97]*[.D$2]+[.$A98]*(1-[.D$2])" table:style-name="ce1">
            <text:p>61.16929401</text:p>
          </table:table-cell>
          <table:table-cell office:value-type="float" office:value="61.578270598388713" table:formula="of:=[.E97]*[.E$2]+[.$A98]*(1-[.E$2])" table:style-name="ce1">
            <text:p>61.5782706</text:p>
          </table:table-cell>
          <table:table-cell office:value-type="float" office:value="62.042869149779293" table:formula="of:=[.F97]*[.F$2]+[.$A98]*(1-[.F$2])" table:style-name="ce1">
            <text:p>62.04286915</text:p>
          </table:table-cell>
          <table:table-cell office:value-type="float" office:value="62.56750066022191" table:formula="of:=[.G97]*[.G$2]+[.$A98]*(1-[.G$2])" table:style-name="ce1">
            <text:p>62.56750066</text:p>
          </table:table-cell>
          <table:table-cell office:value-type="float" office:value="63.154369928432772" table:formula="of:=[.H97]*[.H$2]+[.$A98]*(1-[.H$2])" table:style-name="ce1">
            <text:p>63.15436993</text:p>
          </table:table-cell>
          <table:table-cell office:value-type="float" office:value="63.803663649347655" table:formula="of:=[.I97]*[.I$2]+[.$A98]*(1-[.I$2])" table:style-name="ce1">
            <text:p>63.80366365</text:p>
          </table:table-cell>
          <table:table-cell office:value-type="float" office:value="64.514256218935458" table:formula="of:=[.J97]*[.J$2]+[.$A98]*(1-[.J$2])" table:style-name="ce1">
            <text:p>64.51425622</text:p>
          </table:table-cell>
          <table:table-cell office:value-type="float" office:value="65.285302045955135" table:formula="of:=[.K97]*[.K$2]+[.$A98]*(1-[.K$2])" table:style-name="ce1">
            <text:p>65.28530205</text:p>
          </table:table-cell>
          <table:table-cell office:value-type="float" office:value="66.119195990047842" table:formula="of:=[.L97]*[.L$2]+[.$A98]*(1-[.L$2])" table:style-name="ce1">
            <text:p>66.11919599</text:p>
          </table:table-cell>
          <table:table-cell office:value-type="float" office:value="67.026519314525387" table:formula="of:=[.M97]*[.M$2]+[.$A98]*(1-[.M$2])" table:style-name="ce1">
            <text:p>67.02651931</text:p>
          </table:table-cell>
          <table:table-cell office:value-type="float" office:value="68.033815184532642" table:formula="of:=[.N97]*[.N$2]+[.$A98]*(1-[.N$2])" table:style-name="ce1">
            <text:p>68.03381518</text:p>
          </table:table-cell>
          <table:table-cell office:value-type="float" office:value="69.195508751554399" table:formula="of:=[.O97]*[.O$2]+[.$A98]*(1-[.O$2])" table:style-name="ce1">
            <text:p>69.19550875</text:p>
          </table:table-cell>
          <table:table-cell office:value-type="float" office:value="70.612076124593102" table:formula="of:=[.P97]*[.P$2]+[.$A98]*(1-[.P$2])" table:style-name="ce1">
            <text:p>70.61207612</text:p>
          </table:table-cell>
          <table:table-cell office:value-type="float" office:value="72.456336351633226" table:formula="of:=[.Q97]*[.Q$2]+[.$A98]*(1-[.Q$2])" table:style-name="ce1">
            <text:p>72.45633635</text:p>
          </table:table-cell>
          <table:table-cell office:value-type="float" office:value="74.999276319073758" table:formula="of:=[.R97]*[.R$2]+[.$A98]*(1-[.R$2])" table:style-name="ce1">
            <text:p>74.99927632</text:p>
          </table:table-cell>
          <table:table-cell office:value-type="float" office:value="78.565624470126508" table:formula="of:=[.S97]*[.S$2]+[.$A98]*(1-[.S$2])" table:style-name="ce1">
            <text:p>78.56562447</text:p>
          </table:table-cell>
          <table:table-cell office:value-type="float" office:value="83.135479327914609" table:formula="of:=[.T97]*[.T$2]+[.$A98]*(1-[.T$2])" table:style-name="ce1">
            <text:p>83.13547933</text:p>
          </table:table-cell>
          <table:table-cell office:value-type="float" office:value="86.715286251831657" table:formula="of:=[.U97]*[.U$2]+[.$A98]*(1-[.U$2])" table:style-name="ce1">
            <text:p>86.71528625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98]*[.B$2]+[.$A99]*(1-[.B$2])" table:style-name="ce1">
            <text:p>63.5145</text:p>
          </table:table-cell>
          <table:table-cell office:value-type="float" office:value="63.37924435304344" table:formula="of:=[.C98]*[.C$2]+[.$A99]*(1-[.C$2])" table:style-name="ce1">
            <text:p>63.37924435</text:p>
          </table:table-cell>
          <table:table-cell office:value-type="float" office:value="63.279979401230733" table:formula="of:=[.D98]*[.D$2]+[.$A99]*(1-[.D$2])" table:style-name="ce1">
            <text:p>63.2799794</text:p>
          </table:table-cell>
          <table:table-cell office:value-type="float" office:value="63.224065589758304" table:formula="of:=[.E98]*[.E$2]+[.$A99]*(1-[.E$2])" table:style-name="ce1">
            <text:p>63.22406559</text:p>
          </table:table-cell>
          <table:table-cell office:value-type="float" office:value="63.220173829955854" table:formula="of:=[.F98]*[.F$2]+[.$A99]*(1-[.F$2])" table:style-name="ce1">
            <text:p>63.22017383</text:p>
          </table:table-cell>
          <table:table-cell office:value-type="float" office:value="63.27775016505548" table:formula="of:=[.G98]*[.G$2]+[.$A99]*(1-[.G$2])" table:style-name="ce1">
            <text:p>63.27775017</text:p>
          </table:table-cell>
          <table:table-cell office:value-type="float" office:value="63.406460978529829" table:formula="of:=[.H98]*[.H$2]+[.$A99]*(1-[.H$2])" table:style-name="ce1">
            <text:p>63.40646098</text:p>
          </table:table-cell>
          <table:table-cell office:value-type="float" office:value="63.615707277271682" table:formula="of:=[.I98]*[.I$2]+[.$A99]*(1-[.I$2])" table:style-name="ce1">
            <text:p>63.61570728</text:p>
          </table:table-cell>
          <table:table-cell office:value-type="float" office:value="63.914402487574179" table:formula="of:=[.J98]*[.J$2]+[.$A99]*(1-[.J$2])" table:style-name="ce1">
            <text:p>63.91440249</text:p>
          </table:table-cell>
          <table:table-cell office:value-type="float" office:value="64.311360920679817" table:formula="of:=[.K98]*[.K$2]+[.$A99]*(1-[.K$2])" table:style-name="ce1">
            <text:p>64.31136092</text:p>
          </table:table-cell>
          <table:table-cell office:value-type="float" office:value="64.81684799502392" table:formula="of:=[.L98]*[.L$2]+[.$A99]*(1-[.L$2])" table:style-name="ce1">
            <text:p>64.816848</text:p>
          </table:table-cell>
          <table:table-cell office:value-type="float" office:value="65.446110622988968" table:formula="of:=[.M98]*[.M$2]+[.$A99]*(1-[.M$2])" table:style-name="ce1">
            <text:p>65.44611062</text:p>
          </table:table-cell>
          <table:table-cell office:value-type="float" office:value="66.226089110719585" table:formula="of:=[.N98]*[.N$2]+[.$A99]*(1-[.N$2])" table:style-name="ce1">
            <text:p>66.22608911</text:p>
          </table:table-cell>
          <table:table-cell office:value-type="float" office:value="67.207155688510369" table:formula="of:=[.O98]*[.O$2]+[.$A99]*(1-[.O$2])" table:style-name="ce1">
            <text:p>67.20715569</text:p>
          </table:table-cell>
          <table:table-cell office:value-type="float" office:value="68.482803287215177" table:formula="of:=[.P98]*[.P$2]+[.$A99]*(1-[.P$2])" table:style-name="ce1">
            <text:p>68.48280329</text:p>
          </table:table-cell>
          <table:table-cell office:value-type="float" office:value="70.220877263724915" table:formula="of:=[.Q98]*[.Q$2]+[.$A99]*(1-[.Q$2])" table:style-name="ce1">
            <text:p>70.22087726</text:p>
          </table:table-cell>
          <table:table-cell office:value-type="float" office:value="72.702321055259006" table:formula="of:=[.R98]*[.R$2]+[.$A99]*(1-[.R$2])" table:style-name="ce1">
            <text:p>72.70232106</text:p>
          </table:table-cell>
          <table:table-cell office:value-type="float" office:value="76.307955799607527" table:formula="of:=[.S98]*[.S$2]+[.$A99]*(1-[.S$2])" table:style-name="ce1">
            <text:p>76.3079558</text:p>
          </table:table-cell>
          <table:table-cell office:value-type="float" office:value="81.173381395123144" table:formula="of:=[.T98]*[.T$2]+[.$A99]*(1-[.T$2])" table:style-name="ce1">
            <text:p>81.1733814</text:p>
          </table:table-cell>
          <table:table-cell office:value-type="float" office:value="85.555246939240064" table:formula="of:=[.U98]*[.U$2]+[.$A99]*(1-[.U$2])" table:style-name="ce1">
            <text:p>85.55524694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99]*[.B$2]+[.$A100]*(1-[.B$2])" table:style-name="ce1">
            <text:p>78.637</text:p>
          </table:table-cell>
          <table:table-cell office:value-type="float" office:value="77.874112217652169" table:formula="of:=[.C99]*[.C$2]+[.$A100]*(1-[.C$2])" table:style-name="ce1">
            <text:p>77.87411222</text:p>
          </table:table-cell>
          <table:table-cell office:value-type="float" office:value="77.101297940123075" table:formula="of:=[.D99]*[.D$2]+[.$A100]*(1-[.D$2])" table:style-name="ce1">
            <text:p>77.10129794</text:p>
          </table:table-cell>
          <table:table-cell office:value-type="float" office:value="76.325059838463744" table:formula="of:=[.E99]*[.E$2]+[.$A100]*(1-[.E$2])" table:style-name="ce1">
            <text:p>76.32505984</text:p>
          </table:table-cell>
          <table:table-cell office:value-type="float" office:value="75.553634765991177" table:formula="of:=[.F99]*[.F$2]+[.$A100]*(1-[.F$2])" table:style-name="ce1">
            <text:p>75.55363477</text:p>
          </table:table-cell>
          <table:table-cell office:value-type="float" office:value="74.797187541263867" table:formula="of:=[.G99]*[.G$2]+[.$A100]*(1-[.G$2])" table:style-name="ce1">
            <text:p>74.79718754</text:p>
          </table:table-cell>
          <table:table-cell office:value-type="float" office:value="74.067838293558935" table:formula="of:=[.H99]*[.H$2]+[.$A100]*(1-[.H$2])" table:style-name="ce1">
            <text:p>74.06783829</text:p>
          </table:table-cell>
          <table:table-cell office:value-type="float" office:value="73.379547547045092" table:formula="of:=[.I99]*[.I$2]+[.$A100]*(1-[.I$2])" table:style-name="ce1">
            <text:p>73.37954755</text:p>
          </table:table-cell>
          <table:table-cell office:value-type="float" office:value="72.747960995029672" table:formula="of:=[.J99]*[.J$2]+[.$A100]*(1-[.J$2])" table:style-name="ce1">
            <text:p>72.747961</text:p>
          </table:table-cell>
          <table:table-cell office:value-type="float" office:value="72.190462414305927" table:formula="of:=[.K99]*[.K$2]+[.$A100]*(1-[.K$2])" table:style-name="ce1">
            <text:p>72.19046241</text:p>
          </table:table-cell>
          <table:table-cell office:value-type="float" office:value="71.72692399751196" table:formula="of:=[.L99]*[.L$2]+[.$A100]*(1-[.L$2])" table:style-name="ce1">
            <text:p>71.726924</text:p>
          </table:table-cell>
          <table:table-cell office:value-type="float" office:value="71.382010842643922" table:formula="of:=[.M99]*[.M$2]+[.$A100]*(1-[.M$2])" table:style-name="ce1">
            <text:p>71.38201084</text:p>
          </table:table-cell>
          <table:table-cell office:value-type="float" office:value="71.190453466431748" table:formula="of:=[.N99]*[.N$2]+[.$A100]*(1-[.N$2])" table:style-name="ce1">
            <text:p>71.19045347</text:p>
          </table:table-cell>
          <table:table-cell office:value-type="float" office:value="71.207601197531744" table:formula="of:=[.O99]*[.O$2]+[.$A100]*(1-[.O$2])" table:style-name="ce1">
            <text:p>71.2076012</text:p>
          </table:table-cell>
          <table:table-cell office:value-type="float" office:value="71.529062301050629" table:formula="of:=[.P99]*[.P$2]+[.$A100]*(1-[.P$2])" table:style-name="ce1">
            <text:p>71.5290623</text:p>
          </table:table-cell>
          <table:table-cell office:value-type="float" office:value="72.32490794779369" table:formula="of:=[.Q99]*[.Q$2]+[.$A100]*(1-[.Q$2])" table:style-name="ce1">
            <text:p>72.32490795</text:p>
          </table:table-cell>
          <table:table-cell office:value-type="float" office:value="73.88925684420721" table:formula="of:=[.R99]*[.R$2]+[.$A100]*(1-[.R$2])" table:style-name="ce1">
            <text:p>73.88925684</text:p>
          </table:table-cell>
          <table:table-cell office:value-type="float" office:value="76.657312429666405" table:formula="of:=[.S99]*[.S$2]+[.$A100]*(1-[.S$2])" table:style-name="ce1">
            <text:p>76.65731243</text:p>
          </table:table-cell>
          <table:table-cell office:value-type="float" office:value="80.919743255610825" table:formula="of:=[.T99]*[.T$2]+[.$A100]*(1-[.T$2])" table:style-name="ce1">
            <text:p>80.91974326</text:p>
          </table:table-cell>
          <table:table-cell office:value-type="float" office:value="85.209334592278054" table:formula="of:=[.U99]*[.U$2]+[.$A100]*(1-[.U$2])" table:style-name="ce1">
            <text:p>85.20933459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00]*[.B$2]+[.$A101]*(1-[.B$2])" table:style-name="ce1">
            <text:p>78.637</text:p>
          </table:table-cell>
          <table:table-cell office:value-type="float" office:value="78.598855610882609" table:formula="of:=[.C100]*[.C$2]+[.$A101]*(1-[.C$2])" table:style-name="ce1">
            <text:p>78.59885561</text:p>
          </table:table-cell>
          <table:table-cell office:value-type="float" office:value="78.483429794012309" table:formula="of:=[.D100]*[.D$2]+[.$A101]*(1-[.D$2])" table:style-name="ce1">
            <text:p>78.48342979</text:p>
          </table:table-cell>
          <table:table-cell office:value-type="float" office:value="78.290208975769559" table:formula="of:=[.E100]*[.E$2]+[.$A101]*(1-[.E$2])" table:style-name="ce1">
            <text:p>78.29020898</text:p>
          </table:table-cell>
          <table:table-cell office:value-type="float" office:value="78.020326953198236" table:formula="of:=[.F100]*[.F$2]+[.$A101]*(1-[.F$2])" table:style-name="ce1">
            <text:p>78.02032695</text:p>
          </table:table-cell>
          <table:table-cell office:value-type="float" office:value="77.677046885315974" table:formula="of:=[.G100]*[.G$2]+[.$A101]*(1-[.G$2])" table:style-name="ce1">
            <text:p>77.67704689</text:p>
          </table:table-cell>
          <table:table-cell office:value-type="float" office:value="77.266251488067681" table:formula="of:=[.H100]*[.H$2]+[.$A101]*(1-[.H$2])" table:style-name="ce1">
            <text:p>77.26625149</text:p>
          </table:table-cell>
          <table:table-cell office:value-type="float" office:value="76.796891641465777" table:formula="of:=[.I100]*[.I$2]+[.$A101]*(1-[.I$2])" table:style-name="ce1">
            <text:p>76.79689164</text:p>
          </table:table-cell>
          <table:table-cell office:value-type="float" office:value="76.28138439801188" table:formula="of:=[.J100]*[.J$2]+[.$A101]*(1-[.J$2])" table:style-name="ce1">
            <text:p>76.2813844</text:p>
          </table:table-cell>
          <table:table-cell office:value-type="float" office:value="75.73605808643768" table:formula="of:=[.K100]*[.K$2]+[.$A101]*(1-[.K$2])" table:style-name="ce1">
            <text:p>75.73605809</text:p>
          </table:table-cell>
          <table:table-cell office:value-type="float" office:value="75.18196199875598" table:formula="of:=[.L100]*[.L$2]+[.$A101]*(1-[.L$2])" table:style-name="ce1">
            <text:p>75.181962</text:p>
          </table:table-cell>
          <table:table-cell office:value-type="float" office:value="74.646755963454154" table:formula="of:=[.M100]*[.M$2]+[.$A101]*(1-[.M$2])" table:style-name="ce1">
            <text:p>74.64675596</text:p>
          </table:table-cell>
          <table:table-cell office:value-type="float" office:value="74.169072079859049" table:formula="of:=[.N100]*[.N$2]+[.$A101]*(1-[.N$2])" table:style-name="ce1">
            <text:p>74.16907208</text:p>
          </table:table-cell>
          <table:table-cell office:value-type="float" office:value="73.807890778395631" table:formula="of:=[.O100]*[.O$2]+[.$A101]*(1-[.O$2])" table:style-name="ce1">
            <text:p>73.80789078</text:p>
          </table:table-cell>
          <table:table-cell office:value-type="float" office:value="73.661443610735432" table:formula="of:=[.P100]*[.P$2]+[.$A101]*(1-[.P$2])" table:style-name="ce1">
            <text:p>73.66144361</text:p>
          </table:table-cell>
          <table:table-cell office:value-type="float" office:value="73.902930960845268" table:formula="of:=[.Q100]*[.Q$2]+[.$A101]*(1-[.Q$2])" table:style-name="ce1">
            <text:p>73.90293096</text:p>
          </table:table-cell>
          <table:table-cell office:value-type="float" office:value="74.838805475365774" table:formula="of:=[.R100]*[.R$2]+[.$A101]*(1-[.R$2])" table:style-name="ce1">
            <text:p>74.83880548</text:p>
          </table:table-cell>
          <table:table-cell office:value-type="float" office:value="76.954265565216446" table:formula="of:=[.S100]*[.S$2]+[.$A101]*(1-[.S$2])" table:style-name="ce1">
            <text:p>76.95426557</text:p>
          </table:table-cell>
          <table:table-cell office:value-type="float" office:value="80.691468930049737" table:formula="of:=[.T100]*[.T$2]+[.$A101]*(1-[.T$2])" table:style-name="ce1">
            <text:p>80.69146893</text:p>
          </table:table-cell>
          <table:table-cell office:value-type="float" office:value="84.880717862664142" table:formula="of:=[.U100]*[.U$2]+[.$A101]*(1-[.U$2])" table:style-name="ce1">
            <text:p>84.88071786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01]*[.B$2]+[.$A102]*(1-[.B$2])" table:style-name="ce1">
            <text:p>84.686</text:p>
          </table:table-cell>
          <table:table-cell office:value-type="float" office:value="84.381642780544126" table:formula="of:=[.C101]*[.C$2]+[.$A102]*(1-[.C$2])" table:style-name="ce1">
            <text:p>84.38164278</text:p>
          </table:table-cell>
          <table:table-cell office:value-type="float" office:value="84.06574297940125" table:formula="of:=[.D101]*[.D$2]+[.$A102]*(1-[.D$2])" table:style-name="ce1">
            <text:p>84.06574298</text:p>
          </table:table-cell>
          <table:table-cell office:value-type="float" office:value="83.726631346365437" table:formula="of:=[.E101]*[.E$2]+[.$A102]*(1-[.E$2])" table:style-name="ce1">
            <text:p>83.72663135</text:p>
          </table:table-cell>
          <table:table-cell office:value-type="float" office:value="83.35286539063965" table:formula="of:=[.F101]*[.F$2]+[.$A102]*(1-[.F$2])" table:style-name="ce1">
            <text:p>83.35286539</text:p>
          </table:table-cell>
          <table:table-cell office:value-type="float" office:value="82.933761721329006" table:formula="of:=[.G101]*[.G$2]+[.$A102]*(1-[.G$2])" table:style-name="ce1">
            <text:p>82.93376172</text:p>
          </table:table-cell>
          <table:table-cell office:value-type="float" office:value="82.460075446420305" table:formula="of:=[.H101]*[.H$2]+[.$A102]*(1-[.H$2])" table:style-name="ce1">
            <text:p>82.46007545</text:p>
          </table:table-cell>
          <table:table-cell office:value-type="float" office:value="81.924812074513028" table:formula="of:=[.I101]*[.I$2]+[.$A102]*(1-[.I$2])" table:style-name="ce1">
            <text:p>81.92481207</text:p>
          </table:table-cell>
          <table:table-cell office:value-type="float" office:value="81.324153759204762" table:formula="of:=[.J101]*[.J$2]+[.$A102]*(1-[.J$2])" table:style-name="ce1">
            <text:p>81.32415376</text:p>
          </table:table-cell>
          <table:table-cell office:value-type="float" office:value="80.658526138896974" table:formula="of:=[.K101]*[.K$2]+[.$A102]*(1-[.K$2])" table:style-name="ce1">
            <text:p>80.65852614</text:p>
          </table:table-cell>
          <table:table-cell office:value-type="float" office:value="79.933980999377994" table:formula="of:=[.L101]*[.L$2]+[.$A102]*(1-[.L$2])" table:style-name="ce1">
            <text:p>79.933981</text:p>
          </table:table-cell>
          <table:table-cell office:value-type="float" office:value="79.164415779899784" table:formula="of:=[.M101]*[.M$2]+[.$A102]*(1-[.M$2])" table:style-name="ce1">
            <text:p>79.16441578</text:p>
          </table:table-cell>
          <table:table-cell office:value-type="float" office:value="78.375843247915427" table:formula="of:=[.N101]*[.N$2]+[.$A102]*(1-[.N$2])" table:style-name="ce1">
            <text:p>78.37584325</text:p>
          </table:table-cell>
          <table:table-cell office:value-type="float" office:value="77.615229005957161" table:formula="of:=[.O101]*[.O$2]+[.$A102]*(1-[.O$2])" table:style-name="ce1">
            <text:p>77.61522901</text:p>
          </table:table-cell>
          <table:table-cell office:value-type="float" office:value="76.968810527514805" table:formula="of:=[.P101]*[.P$2]+[.$A102]*(1-[.P$2])" table:style-name="ce1">
            <text:p>76.96881053</text:p>
          </table:table-cell>
          <table:table-cell office:value-type="float" office:value="76.598698220633963" table:formula="of:=[.Q101]*[.Q$2]+[.$A102]*(1-[.Q$2])" table:style-name="ce1">
            <text:p>76.59869822</text:p>
          </table:table-cell>
          <table:table-cell office:value-type="float" office:value="76.808244380292621" table:formula="of:=[.R101]*[.R$2]+[.$A102]*(1-[.R$2])" table:style-name="ce1">
            <text:p>76.80824438</text:p>
          </table:table-cell>
          <table:table-cell office:value-type="float" office:value="78.11402573043398" table:formula="of:=[.S101]*[.S$2]+[.$A102]*(1-[.S$2])" table:style-name="ce1">
            <text:p>78.11402573</text:p>
          </table:table-cell>
          <table:table-cell office:value-type="float" office:value="81.090922037044763" table:formula="of:=[.T101]*[.T$2]+[.$A102]*(1-[.T$2])" table:style-name="ce1">
            <text:p>81.09092204</text:p>
          </table:table-cell>
          <table:table-cell office:value-type="float" office:value="84.870981969530931" table:formula="of:=[.U101]*[.U$2]+[.$A102]*(1-[.U$2])" table:style-name="ce1">
            <text:p>84.87098197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02]*[.B$2]+[.$A103]*(1-[.B$2])" table:style-name="ce1">
            <text:p>81.6615</text:p>
          </table:table-cell>
          <table:table-cell office:value-type="float" office:value="81.797507139027203" table:formula="of:=[.C102]*[.C$2]+[.$A103]*(1-[.C$2])" table:style-name="ce1">
            <text:p>81.79750714</text:p>
          </table:table-cell>
          <table:table-cell office:value-type="float" office:value="81.901924297940127" table:formula="of:=[.D102]*[.D$2]+[.$A103]*(1-[.D$2])" table:style-name="ce1">
            <text:p>81.9019243</text:p>
          </table:table-cell>
          <table:table-cell office:value-type="float" office:value="81.971269701954824" table:formula="of:=[.E102]*[.E$2]+[.$A103]*(1-[.E$2])" table:style-name="ce1">
            <text:p>81.9712697</text:p>
          </table:table-cell>
          <table:table-cell office:value-type="float" office:value="81.99977307812793" table:formula="of:=[.F102]*[.F$2]+[.$A103]*(1-[.F$2])" table:style-name="ce1">
            <text:p>81.99977308</text:p>
          </table:table-cell>
          <table:table-cell office:value-type="float" office:value="81.979565430332258" table:formula="of:=[.G102]*[.G$2]+[.$A103]*(1-[.G$2])" table:style-name="ce1">
            <text:p>81.97956543</text:p>
          </table:table-cell>
          <table:table-cell office:value-type="float" office:value="81.901072633926091" table:formula="of:=[.H102]*[.H$2]+[.$A103]*(1-[.H$2])" table:style-name="ce1">
            <text:p>81.90107263</text:p>
          </table:table-cell>
          <table:table-cell office:value-type="float" office:value="81.753659226079563" table:formula="of:=[.I102]*[.I$2]+[.$A103]*(1-[.I$2])" table:style-name="ce1">
            <text:p>81.75365923</text:p>
          </table:table-cell>
          <table:table-cell office:value-type="float" office:value="81.526561503681904" table:formula="of:=[.J102]*[.J$2]+[.$A103]*(1-[.J$2])" table:style-name="ce1">
            <text:p>81.5265615</text:p>
          </table:table-cell>
          <table:table-cell office:value-type="float" office:value="81.210161762503645" table:formula="of:=[.K102]*[.K$2]+[.$A103]*(1-[.K$2])" table:style-name="ce1">
            <text:p>81.21016176</text:p>
          </table:table-cell>
          <table:table-cell office:value-type="float" office:value="80.797740499688999" table:formula="of:=[.L102]*[.L$2]+[.$A103]*(1-[.L$2])" table:style-name="ce1">
            <text:p>80.7977405</text:p>
          </table:table-cell>
          <table:table-cell office:value-type="float" office:value="80.288103678944879" table:formula="of:=[.M102]*[.M$2]+[.$A103]*(1-[.M$2])" table:style-name="ce1">
            <text:p>80.28810368</text:p>
          </table:table-cell>
          <table:table-cell office:value-type="float" office:value="79.690105948749249" table:formula="of:=[.N102]*[.N$2]+[.$A103]*(1-[.N$2])" table:style-name="ce1">
            <text:p>79.69010595</text:p>
          </table:table-cell>
          <table:table-cell office:value-type="float" office:value="79.031423853872155" table:formula="of:=[.O102]*[.O$2]+[.$A103]*(1-[.O$2])" table:style-name="ce1">
            <text:p>79.03142385</text:p>
          </table:table-cell>
          <table:table-cell office:value-type="float" office:value="78.376617369260373" table:formula="of:=[.P102]*[.P$2]+[.$A103]*(1-[.P$2])" table:style-name="ce1">
            <text:p>78.37661737</text:p>
          </table:table-cell>
          <table:table-cell office:value-type="float" office:value="77.864398665475477" table:formula="of:=[.Q102]*[.Q$2]+[.$A103]*(1-[.Q$2])" table:style-name="ce1">
            <text:p>77.86439867</text:p>
          </table:table-cell>
          <table:table-cell office:value-type="float" office:value="77.7788955042341" table:formula="of:=[.R102]*[.R$2]+[.$A103]*(1-[.R$2])" table:style-name="ce1">
            <text:p>77.7788955</text:p>
          </table:table-cell>
          <table:table-cell office:value-type="float" office:value="78.646146870868876" table:formula="of:=[.S102]*[.S$2]+[.$A103]*(1-[.S$2])" table:style-name="ce1">
            <text:p>78.64614687</text:p>
          </table:table-cell>
          <table:table-cell office:value-type="float" office:value="81.147979833340287" table:formula="of:=[.T102]*[.T$2]+[.$A103]*(1-[.T$2])" table:style-name="ce1">
            <text:p>81.14797983</text:p>
          </table:table-cell>
          <table:table-cell office:value-type="float" office:value="84.710507871054389" table:formula="of:=[.U102]*[.U$2]+[.$A103]*(1-[.U$2])" table:style-name="ce1">
            <text:p>84.71050787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03]*[.B$2]+[.$A104]*(1-[.B$2])" table:style-name="ce1">
            <text:p>72.588</text:p>
          </table:table-cell>
          <table:table-cell office:value-type="float" office:value="73.048475356951343" table:formula="of:=[.C103]*[.C$2]+[.$A104]*(1-[.C$2])" table:style-name="ce1">
            <text:p>73.04847536</text:p>
          </table:table-cell>
          <table:table-cell office:value-type="float" office:value="73.51939242979401" table:formula="of:=[.D103]*[.D$2]+[.$A104]*(1-[.D$2])" table:style-name="ce1">
            <text:p>73.51939243</text:p>
          </table:table-cell>
          <table:table-cell office:value-type="float" office:value="73.995490455293222" table:formula="of:=[.E103]*[.E$2]+[.$A104]*(1-[.E$2])" table:style-name="ce1">
            <text:p>73.99549046</text:p>
          </table:table-cell>
          <table:table-cell office:value-type="float" office:value="74.470354615625581" table:formula="of:=[.F103]*[.F$2]+[.$A104]*(1-[.F$2])" table:style-name="ce1">
            <text:p>74.47035462</text:p>
          </table:table-cell>
          <table:table-cell office:value-type="float" office:value="74.93589135758306" table:formula="of:=[.G103]*[.G$2]+[.$A104]*(1-[.G$2])" table:style-name="ce1">
            <text:p>74.93589136</text:p>
          </table:table-cell>
          <table:table-cell office:value-type="float" office:value="75.381921790177813" table:formula="of:=[.H103]*[.H$2]+[.$A104]*(1-[.H$2])" table:style-name="ce1">
            <text:p>75.38192179</text:p>
          </table:table-cell>
          <table:table-cell office:value-type="float" office:value="75.795980729127848" table:formula="of:=[.I103]*[.I$2]+[.$A104]*(1-[.I$2])" table:style-name="ce1">
            <text:p>75.79598073</text:p>
          </table:table-cell>
          <table:table-cell office:value-type="float" office:value="76.163424601472769" table:formula="of:=[.J103]*[.J$2]+[.$A104]*(1-[.J$2])" table:style-name="ce1">
            <text:p>76.1634246</text:p>
          </table:table-cell>
          <table:table-cell office:value-type="float" office:value="76.467972793126648" table:formula="of:=[.K103]*[.K$2]+[.$A104]*(1-[.K$2])" table:style-name="ce1">
            <text:p>76.46797279</text:p>
          </table:table-cell>
          <table:table-cell office:value-type="float" office:value="76.692870249844503" table:formula="of:=[.L103]*[.L$2]+[.$A104]*(1-[.L$2])" table:style-name="ce1">
            <text:p>76.69287025</text:p>
          </table:table-cell>
          <table:table-cell office:value-type="float" office:value="76.823057023419679" table:formula="of:=[.M103]*[.M$2]+[.$A104]*(1-[.M$2])" table:style-name="ce1">
            <text:p>76.82305702</text:p>
          </table:table-cell>
          <table:table-cell office:value-type="float" office:value="76.849263569249544" table:formula="of:=[.N103]*[.N$2]+[.$A104]*(1-[.N$2])" table:style-name="ce1">
            <text:p>76.84926357</text:p>
          </table:table-cell>
          <table:table-cell office:value-type="float" office:value="76.776225505016896" table:formula="of:=[.O103]*[.O$2]+[.$A104]*(1-[.O$2])" table:style-name="ce1">
            <text:p>76.77622551</text:p>
          </table:table-cell>
          <table:table-cell office:value-type="float" office:value="76.640032158482256" table:formula="of:=[.P103]*[.P$2]+[.$A104]*(1-[.P$2])" table:style-name="ce1">
            <text:p>76.64003216</text:p>
          </table:table-cell>
          <table:table-cell office:value-type="float" office:value="76.545298999106606" table:formula="of:=[.Q103]*[.Q$2]+[.$A104]*(1-[.Q$2])" table:style-name="ce1">
            <text:p>76.545299</text:p>
          </table:table-cell>
          <table:table-cell office:value-type="float" office:value="76.740716403387282" table:formula="of:=[.R103]*[.R$2]+[.$A104]*(1-[.R$2])" table:style-name="ce1">
            <text:p>76.7407164</text:p>
          </table:table-cell>
          <table:table-cell office:value-type="float" office:value="77.737424840238546" table:formula="of:=[.S103]*[.S$2]+[.$A104]*(1-[.S$2])" table:style-name="ce1">
            <text:p>77.73742484</text:p>
          </table:table-cell>
          <table:table-cell office:value-type="float" office:value="80.291981850006252" table:formula="of:=[.T103]*[.T$2]+[.$A104]*(1-[.T$2])" table:style-name="ce1">
            <text:p>80.29198185</text:p>
          </table:table-cell>
          <table:table-cell office:value-type="float" office:value="84.104382477501673" table:formula="of:=[.U103]*[.U$2]+[.$A104]*(1-[.U$2])" table:style-name="ce1">
            <text:p>84.10438248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104]*[.B$2]+[.$A105]*(1-[.B$2])" table:style-name="ce1">
            <text:p>69.5635</text:p>
          </table:table-cell>
          <table:table-cell office:value-type="float" office:value="69.737748767847563" table:formula="of:=[.C104]*[.C$2]+[.$A105]*(1-[.C$2])" table:style-name="ce1">
            <text:p>69.73774877</text:p>
          </table:table-cell>
          <table:table-cell office:value-type="float" office:value="69.959089242979402" table:formula="of:=[.D104]*[.D$2]+[.$A105]*(1-[.D$2])" table:style-name="ce1">
            <text:p>69.95908924</text:p>
          </table:table-cell>
          <table:table-cell office:value-type="float" office:value="70.22829856829398" table:formula="of:=[.E104]*[.E$2]+[.$A105]*(1-[.E$2])" table:style-name="ce1">
            <text:p>70.22829857</text:p>
          </table:table-cell>
          <table:table-cell office:value-type="float" office:value="70.544870923125117" table:formula="of:=[.F104]*[.F$2]+[.$A105]*(1-[.F$2])" table:style-name="ce1">
            <text:p>70.54487092</text:p>
          </table:table-cell>
          <table:table-cell office:value-type="float" office:value="70.906597839395772" table:formula="of:=[.G104]*[.G$2]+[.$A105]*(1-[.G$2])" table:style-name="ce1">
            <text:p>70.90659784</text:p>
          </table:table-cell>
          <table:table-cell office:value-type="float" office:value="71.309026537053342" table:formula="of:=[.H104]*[.H$2]+[.$A105]*(1-[.H$2])" table:style-name="ce1">
            <text:p>71.30902654</text:p>
          </table:table-cell>
          <table:table-cell office:value-type="float" office:value="71.744868255194746" table:formula="of:=[.I104]*[.I$2]+[.$A105]*(1-[.I$2])" table:style-name="ce1">
            <text:p>71.74486826</text:p>
          </table:table-cell>
          <table:table-cell office:value-type="float" office:value="72.203469840589108" table:formula="of:=[.J104]*[.J$2]+[.$A105]*(1-[.J$2])" table:style-name="ce1">
            <text:p>72.20346984</text:p>
          </table:table-cell>
          <table:table-cell office:value-type="float" office:value="72.670512756906987" table:formula="of:=[.K104]*[.K$2]+[.$A105]*(1-[.K$2])" table:style-name="ce1">
            <text:p>72.67051276</text:p>
          </table:table-cell>
          <table:table-cell office:value-type="float" office:value="73.128185124922254" table:formula="of:=[.L104]*[.L$2]+[.$A105]*(1-[.L$2])" table:style-name="ce1">
            <text:p>73.12818512</text:p>
          </table:table-cell>
          <table:table-cell office:value-type="float" office:value="73.556256362880831" table:formula="of:=[.M104]*[.M$2]+[.$A105]*(1-[.M$2])" table:style-name="ce1">
            <text:p>73.55625636</text:p>
          </table:table-cell>
          <table:table-cell office:value-type="float" office:value="73.934958141549728" table:formula="of:=[.N104]*[.N$2]+[.$A105]*(1-[.N$2])" table:style-name="ce1">
            <text:p>73.93495814</text:p>
          </table:table-cell>
          <table:table-cell office:value-type="float" office:value="74.251771578260986" table:formula="of:=[.O104]*[.O$2]+[.$A105]*(1-[.O$2])" table:style-name="ce1">
            <text:p>74.25177158</text:p>
          </table:table-cell>
          <table:table-cell office:value-type="float" office:value="74.517072510937581" table:formula="of:=[.P104]*[.P$2]+[.$A105]*(1-[.P$2])" table:style-name="ce1">
            <text:p>74.51707251</text:p>
          </table:table-cell>
          <table:table-cell office:value-type="float" office:value="74.799849249329952" table:formula="of:=[.Q104]*[.Q$2]+[.$A105]*(1-[.Q$2])" table:style-name="ce1">
            <text:p>74.79984925</text:p>
          </table:table-cell>
          <table:table-cell office:value-type="float" office:value="75.305273122709821" table:formula="of:=[.R104]*[.R$2]+[.$A105]*(1-[.R$2])" table:style-name="ce1">
            <text:p>75.30527312</text:p>
          </table:table-cell>
          <table:table-cell office:value-type="float" office:value="76.511336114202777" table:formula="of:=[.S104]*[.S$2]+[.$A105]*(1-[.S$2])" table:style-name="ce1">
            <text:p>76.51133611</text:p>
          </table:table-cell>
          <table:table-cell office:value-type="float" office:value="79.219133665005629" table:formula="of:=[.T104]*[.T$2]+[.$A105]*(1-[.T$2])" table:style-name="ce1">
            <text:p>79.21913367</text:p>
          </table:table-cell>
          <table:table-cell office:value-type="float" office:value="83.377338353626598" table:formula="of:=[.U104]*[.U$2]+[.$A105]*(1-[.U$2])" table:style-name="ce1">
            <text:p>83.37733835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05]*[.B$2]+[.$A106]*(1-[.B$2])" table:style-name="ce1">
            <text:p>72.588</text:p>
          </table:table-cell>
          <table:table-cell office:value-type="float" office:value="72.445487438392362" table:formula="of:=[.C105]*[.C$2]+[.$A106]*(1-[.C$2])" table:style-name="ce1">
            <text:p>72.44548744</text:p>
          </table:table-cell>
          <table:table-cell office:value-type="float" office:value="72.325108924297936" table:formula="of:=[.D105]*[.D$2]+[.$A106]*(1-[.D$2])" table:style-name="ce1">
            <text:p>72.32510892</text:p>
          </table:table-cell>
          <table:table-cell office:value-type="float" office:value="72.234044785244095" table:formula="of:=[.E105]*[.E$2]+[.$A106]*(1-[.E$2])" table:style-name="ce1">
            <text:p>72.23404479</text:p>
          </table:table-cell>
          <table:table-cell office:value-type="float" office:value="72.179374184625019" table:formula="of:=[.F105]*[.F$2]+[.$A106]*(1-[.F$2])" table:style-name="ce1">
            <text:p>72.17937418</text:p>
          </table:table-cell>
          <table:table-cell office:value-type="float" office:value="72.167649459848946" table:formula="of:=[.G105]*[.G$2]+[.$A106]*(1-[.G$2])" table:style-name="ce1">
            <text:p>72.16764946</text:p>
          </table:table-cell>
          <table:table-cell office:value-type="float" office:value="72.204307961116001" table:formula="of:=[.H105]*[.H$2]+[.$A106]*(1-[.H$2])" table:style-name="ce1">
            <text:p>72.20430796</text:p>
          </table:table-cell>
          <table:table-cell office:value-type="float" office:value="72.292903889318154" table:formula="of:=[.I105]*[.I$2]+[.$A106]*(1-[.I$2])" table:style-name="ce1">
            <text:p>72.29290389</text:p>
          </table:table-cell>
          <table:table-cell office:value-type="float" office:value="72.434187936235645" table:formula="of:=[.J105]*[.J$2]+[.$A106]*(1-[.J$2])" table:style-name="ce1">
            <text:p>72.43418794</text:p>
          </table:table-cell>
          <table:table-cell office:value-type="float" office:value="72.625130740608142" table:formula="of:=[.K105]*[.K$2]+[.$A106]*(1-[.K$2])" table:style-name="ce1">
            <text:p>72.62513074</text:p>
          </table:table-cell>
          <table:table-cell office:value-type="float" office:value="72.858092562461124" table:formula="of:=[.L105]*[.L$2]+[.$A106]*(1-[.L$2])" table:style-name="ce1">
            <text:p>72.85809256</text:p>
          </table:table-cell>
          <table:table-cell office:value-type="float" office:value="73.120540999584449" table:formula="of:=[.M105]*[.M$2]+[.$A106]*(1-[.M$2])" table:style-name="ce1">
            <text:p>73.120541</text:p>
          </table:table-cell>
          <table:table-cell office:value-type="float" office:value="73.396174884929835" table:formula="of:=[.N105]*[.N$2]+[.$A106]*(1-[.N$2])" table:style-name="ce1">
            <text:p>73.39617488</text:p>
          </table:table-cell>
          <table:table-cell office:value-type="float" office:value="73.669451525869633" table:formula="of:=[.O105]*[.O$2]+[.$A106]*(1-[.O$2])" table:style-name="ce1">
            <text:p>73.66945153</text:p>
          </table:table-cell>
          <table:table-cell office:value-type="float" office:value="73.938350757656309" table:formula="of:=[.P105]*[.P$2]+[.$A106]*(1-[.P$2])" table:style-name="ce1">
            <text:p>73.93835076</text:p>
          </table:table-cell>
          <table:table-cell office:value-type="float" office:value="74.24688693699747" table:formula="of:=[.Q105]*[.Q$2]+[.$A106]*(1-[.Q$2])" table:style-name="ce1">
            <text:p>74.24688694</text:p>
          </table:table-cell>
          <table:table-cell office:value-type="float" office:value="74.761818498167855" table:formula="of:=[.R105]*[.R$2]+[.$A106]*(1-[.R$2])" table:style-name="ce1">
            <text:p>74.7618185</text:p>
          </table:table-cell>
          <table:table-cell office:value-type="float" office:value="75.922835697072358" table:formula="of:=[.S105]*[.S$2]+[.$A106]*(1-[.S$2])" table:style-name="ce1">
            <text:p>75.9228357</text:p>
          </table:table-cell>
          <table:table-cell office:value-type="float" office:value="78.556020298505061" table:formula="of:=[.T105]*[.T$2]+[.$A106]*(1-[.T$2])" table:style-name="ce1">
            <text:p>78.5560203</text:p>
          </table:table-cell>
          <table:table-cell office:value-type="float" office:value="82.837871435945274" table:formula="of:=[.U105]*[.U$2]+[.$A106]*(1-[.U$2])" table:style-name="ce1">
            <text:p>82.83787144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06]*[.B$2]+[.$A107]*(1-[.B$2])" table:style-name="ce1">
            <text:p>81.6615</text:p>
          </table:table-cell>
          <table:table-cell office:value-type="float" office:value="81.200699371919612" table:formula="of:=[.C106]*[.C$2]+[.$A107]*(1-[.C$2])" table:style-name="ce1">
            <text:p>81.20069937</text:p>
          </table:table-cell>
          <table:table-cell office:value-type="float" office:value="80.727860892429788" table:formula="of:=[.D106]*[.D$2]+[.$A107]*(1-[.D$2])" table:style-name="ce1">
            <text:p>80.72786089</text:p>
          </table:table-cell>
          <table:table-cell office:value-type="float" office:value="80.247381717786624" table:formula="of:=[.E106]*[.E$2]+[.$A107]*(1-[.E$2])" table:style-name="ce1">
            <text:p>80.24738172</text:p>
          </table:table-cell>
          <table:table-cell office:value-type="float" office:value="79.76507483692501" table:formula="of:=[.F106]*[.F$2]+[.$A107]*(1-[.F$2])" table:style-name="ce1">
            <text:p>79.76507484</text:p>
          </table:table-cell>
          <table:table-cell office:value-type="float" office:value="79.288037364962236" table:formula="of:=[.G106]*[.G$2]+[.$A107]*(1-[.G$2])" table:style-name="ce1">
            <text:p>79.28803736</text:p>
          </table:table-cell>
          <table:table-cell office:value-type="float" office:value="78.824342388334799" table:formula="of:=[.H106]*[.H$2]+[.$A107]*(1-[.H$2])" table:style-name="ce1">
            <text:p>78.82434239</text:p>
          </table:table-cell>
          <table:table-cell office:value-type="float" office:value="78.382491361261359" table:formula="of:=[.I106]*[.I$2]+[.$A107]*(1-[.I$2])" table:style-name="ce1">
            <text:p>78.38249136</text:p>
          </table:table-cell>
          <table:table-cell office:value-type="float" office:value="77.970575174494257" table:formula="of:=[.J106]*[.J$2]+[.$A107]*(1-[.J$2])" table:style-name="ce1">
            <text:p>77.97057517</text:p>
          </table:table-cell>
          <table:table-cell office:value-type="float" office:value="77.595133833273678" table:formula="of:=[.K106]*[.K$2]+[.$A107]*(1-[.K$2])" table:style-name="ce1">
            <text:p>77.59513383</text:p>
          </table:table-cell>
          <table:table-cell office:value-type="float" office:value="77.259796281230564" table:formula="of:=[.L106]*[.L$2]+[.$A107]*(1-[.L$2])" table:style-name="ce1">
            <text:p>77.25979628</text:p>
          </table:table-cell>
          <table:table-cell office:value-type="float" office:value="76.963972549771455" table:formula="of:=[.M106]*[.M$2]+[.$A107]*(1-[.M$2])" table:style-name="ce1">
            <text:p>76.96397255</text:p>
          </table:table-cell>
          <table:table-cell office:value-type="float" office:value="76.702304930957894" table:formula="of:=[.N106]*[.N$2]+[.$A107]*(1-[.N$2])" table:style-name="ce1">
            <text:p>76.70230493</text:p>
          </table:table-cell>
          <table:table-cell office:value-type="float" office:value="76.466668491815255" table:formula="of:=[.O106]*[.O$2]+[.$A107]*(1-[.O$2])" table:style-name="ce1">
            <text:p>76.46666849</text:p>
          </table:table-cell>
          <table:table-cell office:value-type="float" office:value="76.255295530359419" table:formula="of:=[.P106]*[.P$2]+[.$A107]*(1-[.P$2])" table:style-name="ce1">
            <text:p>76.25529553</text:p>
          </table:table-cell>
          <table:table-cell office:value-type="float" office:value="76.100540202748107" table:formula="of:=[.Q106]*[.Q$2]+[.$A107]*(1-[.Q$2])" table:style-name="ce1">
            <text:p>76.1005402</text:p>
          </table:table-cell>
          <table:table-cell office:value-type="float" office:value="76.141754798534294" table:formula="of:=[.R106]*[.R$2]+[.$A107]*(1-[.R$2])" table:style-name="ce1">
            <text:p>76.1417548</text:p>
          </table:table-cell>
          <table:table-cell office:value-type="float" office:value="76.783635342511502" table:formula="of:=[.S106]*[.S$2]+[.$A107]*(1-[.S$2])" table:style-name="ce1">
            <text:p>76.78363534</text:p>
          </table:table-cell>
          <table:table-cell office:value-type="float" office:value="78.866568268654561" table:formula="of:=[.T106]*[.T$2]+[.$A107]*(1-[.T$2])" table:style-name="ce1">
            <text:p>78.86656827</text:p>
          </table:table-cell>
          <table:table-cell office:value-type="float" office:value="82.779052864148014" table:formula="of:=[.U106]*[.U$2]+[.$A107]*(1-[.U$2])" table:style-name="ce1">
            <text:p>82.77905286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07]*[.B$2]+[.$A108]*(1-[.B$2])" table:style-name="ce1">
            <text:p>81.6615</text:p>
          </table:table-cell>
          <table:table-cell office:value-type="float" office:value="81.638459968595981" table:formula="of:=[.C107]*[.C$2]+[.$A108]*(1-[.C$2])" table:style-name="ce1">
            <text:p>81.63845997</text:p>
          </table:table-cell>
          <table:table-cell office:value-type="float" office:value="81.568136089242984" table:formula="of:=[.D107]*[.D$2]+[.$A108]*(1-[.D$2])" table:style-name="ce1">
            <text:p>81.56813609</text:p>
          </table:table-cell>
          <table:table-cell office:value-type="float" office:value="81.449382257668006" table:formula="of:=[.E107]*[.E$2]+[.$A108]*(1-[.E$2])" table:style-name="ce1">
            <text:p>81.44938226</text:p>
          </table:table-cell>
          <table:table-cell office:value-type="float" office:value="81.282214967385002" table:formula="of:=[.F107]*[.F$2]+[.$A108]*(1-[.F$2])" table:style-name="ce1">
            <text:p>81.28221497</text:p>
          </table:table-cell>
          <table:table-cell office:value-type="float" office:value="81.068134341240565" table:formula="of:=[.G107]*[.G$2]+[.$A108]*(1-[.G$2])" table:style-name="ce1">
            <text:p>81.06813434</text:p>
          </table:table-cell>
          <table:table-cell office:value-type="float" office:value="80.810352716500432" table:formula="of:=[.H107]*[.H$2]+[.$A108]*(1-[.H$2])" table:style-name="ce1">
            <text:p>80.81035272</text:p>
          </table:table-cell>
          <table:table-cell office:value-type="float" office:value="80.513846976441471" table:formula="of:=[.I107]*[.I$2]+[.$A108]*(1-[.I$2])" table:style-name="ce1">
            <text:p>80.51384698</text:p>
          </table:table-cell>
          <table:table-cell office:value-type="float" office:value="80.185130069797708" table:formula="of:=[.J107]*[.J$2]+[.$A108]*(1-[.J$2])" table:style-name="ce1">
            <text:p>80.18513007</text:p>
          </table:table-cell>
          <table:table-cell office:value-type="float" office:value="79.831635224973155" table:formula="of:=[.K107]*[.K$2]+[.$A108]*(1-[.K$2])" table:style-name="ce1">
            <text:p>79.83163522</text:p>
          </table:table-cell>
          <table:table-cell office:value-type="float" office:value="79.460648140615291" table:formula="of:=[.L107]*[.L$2]+[.$A108]*(1-[.L$2])" table:style-name="ce1">
            <text:p>79.46064814</text:p>
          </table:table-cell>
          <table:table-cell office:value-type="float" office:value="79.077859902374314" table:formula="of:=[.M107]*[.M$2]+[.$A108]*(1-[.M$2])" table:style-name="ce1">
            <text:p>79.0778599</text:p>
          </table:table-cell>
          <table:table-cell office:value-type="float" office:value="78.685982958574726" table:formula="of:=[.N107]*[.N$2]+[.$A108]*(1-[.N$2])" table:style-name="ce1">
            <text:p>78.68598296</text:p>
          </table:table-cell>
          <table:table-cell office:value-type="float" office:value="78.284859519679912" table:formula="of:=[.O107]*[.O$2]+[.$A108]*(1-[.O$2])" table:style-name="ce1">
            <text:p>78.28485952</text:p>
          </table:table-cell>
          <table:table-cell office:value-type="float" office:value="77.8771568712516" table:formula="of:=[.P107]*[.P$2]+[.$A108]*(1-[.P$2])" table:style-name="ce1">
            <text:p>77.87715687</text:p>
          </table:table-cell>
          <table:table-cell office:value-type="float" office:value="77.490780152061078" table:formula="of:=[.Q107]*[.Q$2]+[.$A108]*(1-[.Q$2])" table:style-name="ce1">
            <text:p>77.49078015</text:p>
          </table:table-cell>
          <table:table-cell office:value-type="float" office:value="77.245703838827438" table:formula="of:=[.R107]*[.R$2]+[.$A108]*(1-[.R$2])" table:style-name="ce1">
            <text:p>77.24570384</text:p>
          </table:table-cell>
          <table:table-cell office:value-type="float" office:value="77.515315041134784" table:formula="of:=[.S107]*[.S$2]+[.$A108]*(1-[.S$2])" table:style-name="ce1">
            <text:p>77.51531504</text:p>
          </table:table-cell>
          <table:table-cell office:value-type="float" office:value="79.146061441789115" table:formula="of:=[.T107]*[.T$2]+[.$A108]*(1-[.T$2])" table:style-name="ce1">
            <text:p>79.14606144</text:p>
          </table:table-cell>
          <table:table-cell office:value-type="float" office:value="82.723175220940618" table:formula="of:=[.U107]*[.U$2]+[.$A108]*(1-[.U$2])" table:style-name="ce1">
            <text:p>82.72317522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08]*[.B$2]+[.$A109]*(1-[.B$2])" table:style-name="ce1">
            <text:p>81.6615</text:p>
          </table:table-cell>
          <table:table-cell office:value-type="float" office:value="81.660347998429799" table:formula="of:=[.C108]*[.C$2]+[.$A109]*(1-[.C$2])" table:style-name="ce1">
            <text:p>81.660348</text:p>
          </table:table-cell>
          <table:table-cell office:value-type="float" office:value="81.652163608924297" table:formula="of:=[.D108]*[.D$2]+[.$A109]*(1-[.D$2])" table:style-name="ce1">
            <text:p>81.65216361</text:p>
          </table:table-cell>
          <table:table-cell office:value-type="float" office:value="81.629682338650213" table:formula="of:=[.E108]*[.E$2]+[.$A109]*(1-[.E$2])" table:style-name="ce1">
            <text:p>81.62968234</text:p>
          </table:table-cell>
          <table:table-cell office:value-type="float" office:value="81.585642993476995" table:formula="of:=[.F108]*[.F$2]+[.$A109]*(1-[.F$2])" table:style-name="ce1">
            <text:p>81.58564299</text:p>
          </table:table-cell>
          <table:table-cell office:value-type="float" office:value="81.513158585310151" table:formula="of:=[.G108]*[.G$2]+[.$A109]*(1-[.G$2])" table:style-name="ce1">
            <text:p>81.51315859</text:p>
          </table:table-cell>
          <table:table-cell office:value-type="float" office:value="81.406155814950125" table:formula="of:=[.H108]*[.H$2]+[.$A109]*(1-[.H$2])" table:style-name="ce1">
            <text:p>81.40615581</text:p>
          </table:table-cell>
          <table:table-cell office:value-type="float" office:value="81.259821441754525" table:formula="of:=[.I108]*[.I$2]+[.$A109]*(1-[.I$2])" table:style-name="ce1">
            <text:p>81.25982144</text:p>
          </table:table-cell>
          <table:table-cell office:value-type="float" office:value="81.070952027919091" table:formula="of:=[.J108]*[.J$2]+[.$A109]*(1-[.J$2])" table:style-name="ce1">
            <text:p>81.07095203</text:p>
          </table:table-cell>
          <table:table-cell office:value-type="float" office:value="80.838060851237927" table:formula="of:=[.K108]*[.K$2]+[.$A109]*(1-[.K$2])" table:style-name="ce1">
            <text:p>80.83806085</text:p>
          </table:table-cell>
          <table:table-cell office:value-type="float" office:value="80.561074070307654" table:formula="of:=[.L108]*[.L$2]+[.$A109]*(1-[.L$2])" table:style-name="ce1">
            <text:p>80.56107407</text:p>
          </table:table-cell>
          <table:table-cell office:value-type="float" office:value="80.240497946305879" table:formula="of:=[.M108]*[.M$2]+[.$A109]*(1-[.M$2])" table:style-name="ce1">
            <text:p>80.24049795</text:p>
          </table:table-cell>
          <table:table-cell office:value-type="float" office:value="79.876189775144837" table:formula="of:=[.N108]*[.N$2]+[.$A109]*(1-[.N$2])" table:style-name="ce1">
            <text:p>79.87618978</text:p>
          </table:table-cell>
          <table:table-cell office:value-type="float" office:value="79.466683687791942" table:formula="of:=[.O108]*[.O$2]+[.$A109]*(1-[.O$2])" table:style-name="ce1">
            <text:p>79.46668369</text:p>
          </table:table-cell>
          <table:table-cell office:value-type="float" office:value="79.01245980987612" table:formula="of:=[.P108]*[.P$2]+[.$A109]*(1-[.P$2])" table:style-name="ce1">
            <text:p>79.01245981</text:p>
          </table:table-cell>
          <table:table-cell office:value-type="float" office:value="78.533460114045809" table:formula="of:=[.Q108]*[.Q$2]+[.$A109]*(1-[.Q$2])" table:style-name="ce1">
            <text:p>78.53346011</text:p>
          </table:table-cell>
          <table:table-cell office:value-type="float" office:value="78.128863071061943" table:formula="of:=[.R108]*[.R$2]+[.$A109]*(1-[.R$2])" table:style-name="ce1">
            <text:p>78.12886307</text:p>
          </table:table-cell>
          <table:table-cell office:value-type="float" office:value="78.13724278496457" table:formula="of:=[.S108]*[.S$2]+[.$A109]*(1-[.S$2])" table:style-name="ce1">
            <text:p>78.13724278</text:p>
          </table:table-cell>
          <table:table-cell office:value-type="float" office:value="79.397605297610212" table:formula="of:=[.T108]*[.T$2]+[.$A109]*(1-[.T$2])" table:style-name="ce1">
            <text:p>79.3976053</text:p>
          </table:table-cell>
          <table:table-cell office:value-type="float" office:value="82.670091459893598" table:formula="of:=[.U108]*[.U$2]+[.$A109]*(1-[.U$2])" table:style-name="ce1">
            <text:p>82.67009146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09]*[.B$2]+[.$A110]*(1-[.B$2])" table:style-name="ce1">
            <text:p>81.6615</text:p>
          </table:table-cell>
          <table:table-cell office:value-type="float" office:value="81.661442399921484" table:formula="of:=[.C109]*[.C$2]+[.$A110]*(1-[.C$2])" table:style-name="ce1">
            <text:p>81.6614424</text:p>
          </table:table-cell>
          <table:table-cell office:value-type="float" office:value="81.660566360892432" table:formula="of:=[.D109]*[.D$2]+[.$A110]*(1-[.D$2])" table:style-name="ce1">
            <text:p>81.66056636</text:p>
          </table:table-cell>
          <table:table-cell office:value-type="float" office:value="81.656727350797539" table:formula="of:=[.E109]*[.E$2]+[.$A110]*(1-[.E$2])" table:style-name="ce1">
            <text:p>81.65672735</text:p>
          </table:table-cell>
          <table:table-cell office:value-type="float" office:value="81.646328598695405" table:formula="of:=[.F109]*[.F$2]+[.$A110]*(1-[.F$2])" table:style-name="ce1">
            <text:p>81.6463286</text:p>
          </table:table-cell>
          <table:table-cell office:value-type="float" office:value="81.624414646327551" table:formula="of:=[.G109]*[.G$2]+[.$A110]*(1-[.G$2])" table:style-name="ce1">
            <text:p>81.62441465</text:p>
          </table:table-cell>
          <table:table-cell office:value-type="float" office:value="81.584896744485036" table:formula="of:=[.H109]*[.H$2]+[.$A110]*(1-[.H$2])" table:style-name="ce1">
            <text:p>81.58489674</text:p>
          </table:table-cell>
          <table:table-cell office:value-type="float" office:value="81.520912504614088" table:formula="of:=[.I109]*[.I$2]+[.$A110]*(1-[.I$2])" table:style-name="ce1">
            <text:p>81.5209125</text:p>
          </table:table-cell>
          <table:table-cell office:value-type="float" office:value="81.425280811167639" table:formula="of:=[.J109]*[.J$2]+[.$A110]*(1-[.J$2])" table:style-name="ce1">
            <text:p>81.42528081</text:p>
          </table:table-cell>
          <table:table-cell office:value-type="float" office:value="81.290952383057061" table:formula="of:=[.K109]*[.K$2]+[.$A110]*(1-[.K$2])" table:style-name="ce1">
            <text:p>81.29095238</text:p>
          </table:table-cell>
          <table:table-cell office:value-type="float" office:value="81.111287035153822" table:formula="of:=[.L109]*[.L$2]+[.$A110]*(1-[.L$2])" table:style-name="ce1">
            <text:p>81.11128704</text:p>
          </table:table-cell>
          <table:table-cell office:value-type="float" office:value="80.87994887046824" table:formula="of:=[.M109]*[.M$2]+[.$A110]*(1-[.M$2])" table:style-name="ce1">
            <text:p>80.87994887</text:p>
          </table:table-cell>
          <table:table-cell office:value-type="float" office:value="80.590313865086898" table:formula="of:=[.N109]*[.N$2]+[.$A110]*(1-[.N$2])" table:style-name="ce1">
            <text:p>80.59031387</text:p>
          </table:table-cell>
          <table:table-cell office:value-type="float" office:value="80.234869397064756" table:formula="of:=[.O109]*[.O$2]+[.$A110]*(1-[.O$2])" table:style-name="ce1">
            <text:p>80.2348694</text:p>
          </table:table-cell>
          <table:table-cell office:value-type="float" office:value="79.807171866913279" table:formula="of:=[.P109]*[.P$2]+[.$A110]*(1-[.P$2])" table:style-name="ce1">
            <text:p>79.80717187</text:p>
          </table:table-cell>
          <table:table-cell office:value-type="float" office:value="79.315470085534358" table:formula="of:=[.Q109]*[.Q$2]+[.$A110]*(1-[.Q$2])" table:style-name="ce1">
            <text:p>79.31547009</text:p>
          </table:table-cell>
          <table:table-cell office:value-type="float" office:value="78.835390456849552" table:formula="of:=[.R109]*[.R$2]+[.$A110]*(1-[.R$2])" table:style-name="ce1">
            <text:p>78.83539046</text:p>
          </table:table-cell>
          <table:table-cell office:value-type="float" office:value="78.665881367219896" table:formula="of:=[.S109]*[.S$2]+[.$A110]*(1-[.S$2])" table:style-name="ce1">
            <text:p>78.66588137</text:p>
          </table:table-cell>
          <table:table-cell office:value-type="float" office:value="79.623994767849197" table:formula="of:=[.T109]*[.T$2]+[.$A110]*(1-[.T$2])" table:style-name="ce1">
            <text:p>79.62399477</text:p>
          </table:table-cell>
          <table:table-cell office:value-type="float" office:value="82.619661886898925" table:formula="of:=[.U109]*[.U$2]+[.$A110]*(1-[.U$2])" table:style-name="ce1">
            <text:p>82.61966189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10]*[.B$2]+[.$A111]*(1-[.B$2])" table:style-name="ce1">
            <text:p>84.686</text:p>
          </table:table-cell>
          <table:table-cell office:value-type="float" office:value="84.534772119996077" table:formula="of:=[.C110]*[.C$2]+[.$A111]*(1-[.C$2])" table:style-name="ce1">
            <text:p>84.53477212</text:p>
          </table:table-cell>
          <table:table-cell office:value-type="float" office:value="84.38345663608925" table:formula="of:=[.D110]*[.D$2]+[.$A111]*(1-[.D$2])" table:style-name="ce1">
            <text:p>84.38345664</text:p>
          </table:table-cell>
          <table:table-cell office:value-type="float" office:value="84.231609102619643" table:formula="of:=[.E110]*[.E$2]+[.$A111]*(1-[.E$2])" table:style-name="ce1">
            <text:p>84.2316091</text:p>
          </table:table-cell>
          <table:table-cell office:value-type="float" office:value="84.078065719739087" table:formula="of:=[.F110]*[.F$2]+[.$A111]*(1-[.F$2])" table:style-name="ce1">
            <text:p>84.07806572</text:p>
          </table:table-cell>
          <table:table-cell office:value-type="float" office:value="83.920603661581893" table:formula="of:=[.G110]*[.G$2]+[.$A111]*(1-[.G$2])" table:style-name="ce1">
            <text:p>83.92060366</text:p>
          </table:table-cell>
          <table:table-cell office:value-type="float" office:value="83.755669023345519" table:formula="of:=[.H110]*[.H$2]+[.$A111]*(1-[.H$2])" table:style-name="ce1">
            <text:p>83.75566902</text:p>
          </table:table-cell>
          <table:table-cell office:value-type="float" office:value="83.578219376614925" table:formula="of:=[.I110]*[.I$2]+[.$A111]*(1-[.I$2])" table:style-name="ce1">
            <text:p>83.57821938</text:p>
          </table:table-cell>
          <table:table-cell office:value-type="float" office:value="83.38171232446706" table:formula="of:=[.J110]*[.J$2]+[.$A111]*(1-[.J$2])" table:style-name="ce1">
            <text:p>83.38171232</text:p>
          </table:table-cell>
          <table:table-cell office:value-type="float" office:value="83.158228572375691" table:formula="of:=[.K110]*[.K$2]+[.$A111]*(1-[.K$2])" table:style-name="ce1">
            <text:p>83.15822857</text:p>
          </table:table-cell>
          <table:table-cell office:value-type="float" office:value="82.898643517576915" table:formula="of:=[.L110]*[.L$2]+[.$A111]*(1-[.L$2])" table:style-name="ce1">
            <text:p>82.89864352</text:p>
          </table:table-cell>
          <table:table-cell office:value-type="float" office:value="82.592671878757528" table:formula="of:=[.M110]*[.M$2]+[.$A111]*(1-[.M$2])" table:style-name="ce1">
            <text:p>82.59267188</text:p>
          </table:table-cell>
          <table:table-cell office:value-type="float" office:value="82.228588319052136" table:formula="of:=[.N110]*[.N$2]+[.$A111]*(1-[.N$2])" table:style-name="ce1">
            <text:p>82.22858832</text:p>
          </table:table-cell>
          <table:table-cell office:value-type="float" office:value="81.792765108092098" table:formula="of:=[.O110]*[.O$2]+[.$A111]*(1-[.O$2])" table:style-name="ce1">
            <text:p>81.79276511</text:p>
          </table:table-cell>
          <table:table-cell office:value-type="float" office:value="81.270820306839298" table:formula="of:=[.P110]*[.P$2]+[.$A111]*(1-[.P$2])" table:style-name="ce1">
            <text:p>81.27082031</text:p>
          </table:table-cell>
          <table:table-cell office:value-type="float" office:value="80.658102564150767" table:formula="of:=[.Q110]*[.Q$2]+[.$A111]*(1-[.Q$2])" table:style-name="ce1">
            <text:p>80.65810256</text:p>
          </table:table-cell>
          <table:table-cell office:value-type="float" office:value="80.005512365479632" table:formula="of:=[.R110]*[.R$2]+[.$A111]*(1-[.R$2])" table:style-name="ce1">
            <text:p>80.00551237</text:p>
          </table:table-cell>
          <table:table-cell office:value-type="float" office:value="79.568899162136915" table:formula="of:=[.S110]*[.S$2]+[.$A111]*(1-[.S$2])" table:style-name="ce1">
            <text:p>79.56889916</text:p>
          </table:table-cell>
          <table:table-cell office:value-type="float" office:value="80.130195291064268" table:formula="of:=[.T110]*[.T$2]+[.$A111]*(1-[.T$2])" table:style-name="ce1">
            <text:p>80.13019529</text:p>
          </table:table-cell>
          <table:table-cell office:value-type="float" office:value="82.722978792553974" table:formula="of:=[.U110]*[.U$2]+[.$A111]*(1-[.U$2])" table:style-name="ce1">
            <text:p>82.72297879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111]*[.B$2]+[.$A112]*(1-[.B$2])" table:style-name="ce1">
            <text:p>87.7105</text:p>
          </table:table-cell>
          <table:table-cell office:value-type="float" office:value="87.551713605999794" table:formula="of:=[.C111]*[.C$2]+[.$A112]*(1-[.C$2])" table:style-name="ce1">
            <text:p>87.55171361</text:p>
          </table:table-cell>
          <table:table-cell office:value-type="float" office:value="87.377795663608921" table:formula="of:=[.D111]*[.D$2]+[.$A112]*(1-[.D$2])" table:style-name="ce1">
            <text:p>87.37779566</text:p>
          </table:table-cell>
          <table:table-cell office:value-type="float" office:value="87.188666365392933" table:formula="of:=[.E111]*[.E$2]+[.$A112]*(1-[.E$2])" table:style-name="ce1">
            <text:p>87.18866637</text:p>
          </table:table-cell>
          <table:table-cell office:value-type="float" office:value="86.98401314394782" table:formula="of:=[.F111]*[.F$2]+[.$A112]*(1-[.F$2])" table:style-name="ce1">
            <text:p>86.98401314</text:p>
          </table:table-cell>
          <table:table-cell office:value-type="float" office:value="86.76302591539546" table:formula="of:=[.G111]*[.G$2]+[.$A112]*(1-[.G$2])" table:style-name="ce1">
            <text:p>86.76302592</text:p>
          </table:table-cell>
          <table:table-cell office:value-type="float" office:value="86.524050707003653" table:formula="of:=[.H111]*[.H$2]+[.$A112]*(1-[.H$2])" table:style-name="ce1">
            <text:p>86.52405071</text:p>
          </table:table-cell>
          <table:table-cell office:value-type="float" office:value="86.264201781815217" table:formula="of:=[.I111]*[.I$2]+[.$A112]*(1-[.I$2])" table:style-name="ce1">
            <text:p>86.26420178</text:p>
          </table:table-cell>
          <table:table-cell office:value-type="float" office:value="85.978984929786819" table:formula="of:=[.J111]*[.J$2]+[.$A112]*(1-[.J$2])" table:style-name="ce1">
            <text:p>85.97898493</text:p>
          </table:table-cell>
          <table:table-cell office:value-type="float" office:value="85.66197785756907" table:formula="of:=[.K111]*[.K$2]+[.$A112]*(1-[.K$2])" table:style-name="ce1">
            <text:p>85.66197786</text:p>
          </table:table-cell>
          <table:table-cell office:value-type="float" office:value="85.304571758788455" table:formula="of:=[.L111]*[.L$2]+[.$A112]*(1-[.L$2])" table:style-name="ce1">
            <text:p>85.30457176</text:p>
          </table:table-cell>
          <table:table-cell office:value-type="float" office:value="84.895694533316643" table:formula="of:=[.M111]*[.M$2]+[.$A112]*(1-[.M$2])" table:style-name="ce1">
            <text:p>84.89569453</text:p>
          </table:table-cell>
          <table:table-cell office:value-type="float" office:value="84.421352991431291" table:formula="of:=[.N111]*[.N$2]+[.$A112]*(1-[.N$2])" table:style-name="ce1">
            <text:p>84.42135299</text:p>
          </table:table-cell>
          <table:table-cell office:value-type="float" office:value="83.863972320259862" table:formula="of:=[.O111]*[.O$2]+[.$A112]*(1-[.O$2])" table:style-name="ce1">
            <text:p>83.86397232</text:p>
          </table:table-cell>
          <table:table-cell office:value-type="float" office:value="83.202724214787509" table:formula="of:=[.P111]*[.P$2]+[.$A112]*(1-[.P$2])" table:style-name="ce1">
            <text:p>83.20272421</text:p>
          </table:table-cell>
          <table:table-cell office:value-type="float" office:value="82.421201923113074" table:formula="of:=[.Q111]*[.Q$2]+[.$A112]*(1-[.Q$2])" table:style-name="ce1">
            <text:p>82.42120192</text:p>
          </table:table-cell>
          <table:table-cell office:value-type="float" office:value="81.546509892383696" table:formula="of:=[.R111]*[.R$2]+[.$A112]*(1-[.R$2])" table:style-name="ce1">
            <text:p>81.54650989</text:p>
          </table:table-cell>
          <table:table-cell office:value-type="float" office:value="80.790139287816373" table:formula="of:=[.S111]*[.S$2]+[.$A112]*(1-[.S$2])" table:style-name="ce1">
            <text:p>80.79013929</text:p>
          </table:table-cell>
          <table:table-cell office:value-type="float" office:value="80.888225761957841" table:formula="of:=[.T111]*[.T$2]+[.$A112]*(1-[.T$2])" table:style-name="ce1">
            <text:p>80.88822576</text:p>
          </table:table-cell>
          <table:table-cell office:value-type="float" office:value="82.972354852926273" table:formula="of:=[.U111]*[.U$2]+[.$A112]*(1-[.U$2])" table:style-name="ce1">
            <text:p>82.97235485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112]*[.B$2]+[.$A113]*(1-[.B$2])" table:style-name="ce1">
            <text:p>87.7105</text:p>
          </table:table-cell>
          <table:table-cell office:value-type="float" office:value="87.702560680299982" table:formula="of:=[.C112]*[.C$2]+[.$A113]*(1-[.C$2])" table:style-name="ce1">
            <text:p>87.70256068</text:p>
          </table:table-cell>
          <table:table-cell office:value-type="float" office:value="87.677229566360893" table:formula="of:=[.D112]*[.D$2]+[.$A113]*(1-[.D$2])" table:style-name="ce1">
            <text:p>87.67722957</text:p>
          </table:table-cell>
          <table:table-cell office:value-type="float" office:value="87.632224954808933" table:formula="of:=[.E112]*[.E$2]+[.$A113]*(1-[.E$2])" table:style-name="ce1">
            <text:p>87.63222495</text:p>
          </table:table-cell>
          <table:table-cell office:value-type="float" office:value="87.565202628789564" table:formula="of:=[.F112]*[.F$2]+[.$A113]*(1-[.F$2])" table:style-name="ce1">
            <text:p>87.56520263</text:p>
          </table:table-cell>
          <table:table-cell office:value-type="float" office:value="87.473631478848858" table:formula="of:=[.G112]*[.G$2]+[.$A113]*(1-[.G$2])" table:style-name="ce1">
            <text:p>87.47363148</text:p>
          </table:table-cell>
          <table:table-cell office:value-type="float" office:value="87.354565212101093" table:formula="of:=[.H112]*[.H$2]+[.$A113]*(1-[.H$2])" table:style-name="ce1">
            <text:p>87.35456521</text:p>
          </table:table-cell>
          <table:table-cell office:value-type="float" office:value="87.204295623635318" table:formula="of:=[.I112]*[.I$2]+[.$A113]*(1-[.I$2])" table:style-name="ce1">
            <text:p>87.20429562</text:p>
          </table:table-cell>
          <table:table-cell office:value-type="float" office:value="87.017893971914731" table:formula="of:=[.J112]*[.J$2]+[.$A113]*(1-[.J$2])" table:style-name="ce1">
            <text:p>87.01789397</text:p>
          </table:table-cell>
          <table:table-cell office:value-type="float" office:value="86.788665035906092" table:formula="of:=[.K112]*[.K$2]+[.$A113]*(1-[.K$2])" table:style-name="ce1">
            <text:p>86.78866504</text:p>
          </table:table-cell>
          <table:table-cell office:value-type="float" office:value="86.507535879394226" table:formula="of:=[.L112]*[.L$2]+[.$A113]*(1-[.L$2])" table:style-name="ce1">
            <text:p>86.50753588</text:p>
          </table:table-cell>
          <table:table-cell office:value-type="float" office:value="86.162356993324153" table:formula="of:=[.M112]*[.M$2]+[.$A113]*(1-[.M$2])" table:style-name="ce1">
            <text:p>86.16235699</text:p>
          </table:table-cell>
          <table:table-cell office:value-type="float" office:value="85.737011794858773" table:formula="of:=[.N112]*[.N$2]+[.$A113]*(1-[.N$2])" table:style-name="ce1">
            <text:p>85.73701179</text:p>
          </table:table-cell>
          <table:table-cell office:value-type="float" office:value="85.210257008168909" table:formula="of:=[.O112]*[.O$2]+[.$A113]*(1-[.O$2])" table:style-name="ce1">
            <text:p>85.21025701</text:p>
          </table:table-cell>
          <table:table-cell office:value-type="float" office:value="84.555056950351258" table:formula="of:=[.P112]*[.P$2]+[.$A113]*(1-[.P$2])" table:style-name="ce1">
            <text:p>84.55505695</text:p>
          </table:table-cell>
          <table:table-cell office:value-type="float" office:value="83.743526442334797" table:formula="of:=[.Q112]*[.Q$2]+[.$A113]*(1-[.Q$2])" table:style-name="ce1">
            <text:p>83.74352644</text:p>
          </table:table-cell>
          <table:table-cell office:value-type="float" office:value="82.779307913906948" table:formula="of:=[.R112]*[.R$2]+[.$A113]*(1-[.R$2])" table:style-name="ce1">
            <text:p>82.77930791</text:p>
          </table:table-cell>
          <table:table-cell office:value-type="float" office:value="81.828193394643918" table:formula="of:=[.S112]*[.S$2]+[.$A113]*(1-[.S$2])" table:style-name="ce1">
            <text:p>81.82819339</text:p>
          </table:table-cell>
          <table:table-cell office:value-type="float" office:value="81.570453185762062" table:formula="of:=[.T112]*[.T$2]+[.$A113]*(1-[.T$2])" table:style-name="ce1">
            <text:p>81.57045319</text:p>
          </table:table-cell>
          <table:table-cell office:value-type="float" office:value="83.209262110279951" table:formula="of:=[.U112]*[.U$2]+[.$A113]*(1-[.U$2])" table:style-name="ce1">
            <text:p>83.20926211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13]*[.B$2]+[.$A114]*(1-[.B$2])" table:style-name="ce1">
            <text:p>84.686</text:p>
          </table:table-cell>
          <table:table-cell office:value-type="float" office:value="84.836828034014999" table:formula="of:=[.C113]*[.C$2]+[.$A114]*(1-[.C$2])" table:style-name="ce1">
            <text:p>84.83682803</text:p>
          </table:table-cell>
          <table:table-cell office:value-type="float" office:value="84.985122956636104" table:formula="of:=[.D113]*[.D$2]+[.$A114]*(1-[.D$2])" table:style-name="ce1">
            <text:p>84.98512296</text:p>
          </table:table-cell>
          <table:table-cell office:value-type="float" office:value="85.127933743221348" table:formula="of:=[.E113]*[.E$2]+[.$A114]*(1-[.E$2])" table:style-name="ce1">
            <text:p>85.12793374</text:p>
          </table:table-cell>
          <table:table-cell office:value-type="float" office:value="85.261840525757918" table:formula="of:=[.F113]*[.F$2]+[.$A114]*(1-[.F$2])" table:style-name="ce1">
            <text:p>85.26184053</text:p>
          </table:table-cell>
          <table:table-cell office:value-type="float" office:value="85.382907869712227" table:formula="of:=[.G113]*[.G$2]+[.$A114]*(1-[.G$2])" table:style-name="ce1">
            <text:p>85.38290787</text:p>
          </table:table-cell>
          <table:table-cell office:value-type="float" office:value="85.486569563630326" table:formula="of:=[.H113]*[.H$2]+[.$A114]*(1-[.H$2])" table:style-name="ce1">
            <text:p>85.48656956</text:p>
          </table:table-cell>
          <table:table-cell office:value-type="float" office:value="85.56740346827236" table:formula="of:=[.I113]*[.I$2]+[.$A114]*(1-[.I$2])" table:style-name="ce1">
            <text:p>85.56740347</text:p>
          </table:table-cell>
          <table:table-cell office:value-type="float" office:value="85.618757588765902" table:formula="of:=[.J113]*[.J$2]+[.$A114]*(1-[.J$2])" table:style-name="ce1">
            <text:p>85.61875759</text:p>
          </table:table-cell>
          <table:table-cell office:value-type="float" office:value="85.632199266157755" table:formula="of:=[.K113]*[.K$2]+[.$A114]*(1-[.K$2])" table:style-name="ce1">
            <text:p>85.63219927</text:p>
          </table:table-cell>
          <table:table-cell office:value-type="float" office:value="85.596767939697116" table:formula="of:=[.L113]*[.L$2]+[.$A114]*(1-[.L$2])" table:style-name="ce1">
            <text:p>85.59676794</text:p>
          </table:table-cell>
          <table:table-cell office:value-type="float" office:value="85.497996346328279" table:formula="of:=[.M113]*[.M$2]+[.$A114]*(1-[.M$2])" table:style-name="ce1">
            <text:p>85.49799635</text:p>
          </table:table-cell>
          <table:table-cell office:value-type="float" office:value="85.316607076915261" table:formula="of:=[.N113]*[.N$2]+[.$A114]*(1-[.N$2])" table:style-name="ce1">
            <text:p>85.31660708</text:p>
          </table:table-cell>
          <table:table-cell office:value-type="float" office:value="85.02676705530979" table:formula="of:=[.O113]*[.O$2]+[.$A114]*(1-[.O$2])" table:style-name="ce1">
            <text:p>85.02676706</text:p>
          </table:table-cell>
          <table:table-cell office:value-type="float" office:value="84.594339865245885" table:formula="of:=[.P113]*[.P$2]+[.$A114]*(1-[.P$2])" table:style-name="ce1">
            <text:p>84.59433987</text:p>
          </table:table-cell>
          <table:table-cell office:value-type="float" office:value="83.9791448317511" table:formula="of:=[.Q113]*[.Q$2]+[.$A114]*(1-[.Q$2])" table:style-name="ce1">
            <text:p>83.97914483</text:p>
          </table:table-cell>
          <table:table-cell office:value-type="float" office:value="83.160646331125548" table:formula="of:=[.R113]*[.R$2]+[.$A114]*(1-[.R$2])" table:style-name="ce1">
            <text:p>83.16064633</text:p>
          </table:table-cell>
          <table:table-cell office:value-type="float" office:value="82.256864385447329" table:formula="of:=[.S113]*[.S$2]+[.$A114]*(1-[.S$2])" table:style-name="ce1">
            <text:p>82.25686439</text:p>
          </table:table-cell>
          <table:table-cell office:value-type="float" office:value="81.882007867185848" table:formula="of:=[.T113]*[.T$2]+[.$A114]*(1-[.T$2])" table:style-name="ce1">
            <text:p>81.88200787</text:p>
          </table:table-cell>
          <table:table-cell office:value-type="float" office:value="83.283099004765958" table:formula="of:=[.U113]*[.U$2]+[.$A114]*(1-[.U$2])" table:style-name="ce1">
            <text:p>83.283099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114]*[.B$2]+[.$A115]*(1-[.B$2])" table:style-name="ce1">
            <text:p>90.735</text:p>
          </table:table-cell>
          <table:table-cell office:value-type="float" office:value="90.440091401700755" table:formula="of:=[.C114]*[.C$2]+[.$A115]*(1-[.C$2])" table:style-name="ce1">
            <text:p>90.4400914</text:p>
          </table:table-cell>
          <table:table-cell office:value-type="float" office:value="90.16001229566362" table:formula="of:=[.D114]*[.D$2]+[.$A115]*(1-[.D$2])" table:style-name="ce1">
            <text:p>90.1600123</text:p>
          </table:table-cell>
          <table:table-cell office:value-type="float" office:value="89.893940061483192" table:formula="of:=[.E114]*[.E$2]+[.$A115]*(1-[.E$2])" table:style-name="ce1">
            <text:p>89.89394006</text:p>
          </table:table-cell>
          <table:table-cell office:value-type="float" office:value="89.640368105151595" table:formula="of:=[.F114]*[.F$2]+[.$A115]*(1-[.F$2])" table:style-name="ce1">
            <text:p>89.64036811</text:p>
          </table:table-cell>
          <table:table-cell office:value-type="float" office:value="89.39697696742806" table:formula="of:=[.G114]*[.G$2]+[.$A115]*(1-[.G$2])" table:style-name="ce1">
            <text:p>89.39697697</text:p>
          </table:table-cell>
          <table:table-cell office:value-type="float" office:value="89.160470869089096" table:formula="of:=[.H114]*[.H$2]+[.$A115]*(1-[.H$2])" table:style-name="ce1">
            <text:p>89.16047087</text:p>
          </table:table-cell>
          <table:table-cell office:value-type="float" office:value="88.926341213895327" table:formula="of:=[.I114]*[.I$2]+[.$A115]*(1-[.I$2])" table:style-name="ce1">
            <text:p>88.92634121</text:p>
          </table:table-cell>
          <table:table-cell office:value-type="float" office:value="88.688503035506358" table:formula="of:=[.J114]*[.J$2]+[.$A115]*(1-[.J$2])" table:style-name="ce1">
            <text:p>88.68850304</text:p>
          </table:table-cell>
          <table:table-cell office:value-type="float" office:value="88.438739669770996" table:formula="of:=[.K114]*[.K$2]+[.$A115]*(1-[.K$2])" table:style-name="ce1">
            <text:p>88.43873967</text:p>
          </table:table-cell>
          <table:table-cell office:value-type="float" office:value="88.165883969848551" table:formula="of:=[.L114]*[.L$2]+[.$A115]*(1-[.L$2])" table:style-name="ce1">
            <text:p>88.16588397</text:p>
          </table:table-cell>
          <table:table-cell office:value-type="float" office:value="87.854647990480544" table:formula="of:=[.M114]*[.M$2]+[.$A115]*(1-[.M$2])" table:style-name="ce1">
            <text:p>87.85464799</text:p>
          </table:table-cell>
          <table:table-cell office:value-type="float" office:value="87.483964246149156" table:formula="of:=[.N114]*[.N$2]+[.$A115]*(1-[.N$2])" table:style-name="ce1">
            <text:p>87.48396425</text:p>
          </table:table-cell>
          <table:table-cell office:value-type="float" office:value="87.024648585951354" table:formula="of:=[.O114]*[.O$2]+[.$A115]*(1-[.O$2])" table:style-name="ce1">
            <text:p>87.02464859</text:p>
          </table:table-cell>
          <table:table-cell office:value-type="float" office:value="86.436537905672125" table:formula="of:=[.P114]*[.P$2]+[.$A115]*(1-[.P$2])" table:style-name="ce1">
            <text:p>86.43653791</text:p>
          </table:table-cell>
          <table:table-cell office:value-type="float" office:value="85.668108623813325" table:formula="of:=[.Q114]*[.Q$2]+[.$A115]*(1-[.Q$2])" table:style-name="ce1">
            <text:p>85.66810862</text:p>
          </table:table-cell>
          <table:table-cell office:value-type="float" office:value="84.675517064900433" table:formula="of:=[.R114]*[.R$2]+[.$A115]*(1-[.R$2])" table:style-name="ce1">
            <text:p>84.67551706</text:p>
          </table:table-cell>
          <table:table-cell office:value-type="float" office:value="83.528584727630232" table:formula="of:=[.S114]*[.S$2]+[.$A115]*(1-[.S$2])" table:style-name="ce1">
            <text:p>83.52858473</text:p>
          </table:table-cell>
          <table:table-cell office:value-type="float" office:value="82.767307080467262" table:formula="of:=[.T114]*[.T$2]+[.$A115]*(1-[.T$2])" table:style-name="ce1">
            <text:p>82.76730708</text:p>
          </table:table-cell>
          <table:table-cell office:value-type="float" office:value="83.655694054527657" table:formula="of:=[.U114]*[.U$2]+[.$A115]*(1-[.U$2])" table:style-name="ce1">
            <text:p>83.65569405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15]*[.B$2]+[.$A116]*(1-[.B$2])" table:style-name="ce1">
            <text:p>84.686</text:p>
          </table:table-cell>
          <table:table-cell office:value-type="float" office:value="84.973704570085033" table:formula="of:=[.C115]*[.C$2]+[.$A116]*(1-[.C$2])" table:style-name="ce1">
            <text:p>84.97370457</text:p>
          </table:table-cell>
          <table:table-cell office:value-type="float" office:value="85.233401229566368" table:formula="of:=[.D115]*[.D$2]+[.$A116]*(1-[.D$2])" table:style-name="ce1">
            <text:p>85.23340123</text:p>
          </table:table-cell>
          <table:table-cell office:value-type="float" office:value="85.467191009222489" table:formula="of:=[.E115]*[.E$2]+[.$A116]*(1-[.E$2])" table:style-name="ce1">
            <text:p>85.46719101</text:p>
          </table:table-cell>
          <table:table-cell office:value-type="float" office:value="85.676873621030325" table:formula="of:=[.F115]*[.F$2]+[.$A116]*(1-[.F$2])" table:style-name="ce1">
            <text:p>85.67687362</text:p>
          </table:table-cell>
          <table:table-cell office:value-type="float" office:value="85.86374424185702" table:formula="of:=[.G115]*[.G$2]+[.$A116]*(1-[.G$2])" table:style-name="ce1">
            <text:p>85.86374424</text:p>
          </table:table-cell>
          <table:table-cell office:value-type="float" office:value="86.028341260726734" table:formula="of:=[.H115]*[.H$2]+[.$A116]*(1-[.H$2])" table:style-name="ce1">
            <text:p>86.02834126</text:p>
          </table:table-cell>
          <table:table-cell office:value-type="float" office:value="86.170119424863373" table:formula="of:=[.I115]*[.I$2]+[.$A116]*(1-[.I$2])" table:style-name="ce1">
            <text:p>86.17011942</text:p>
          </table:table-cell>
          <table:table-cell office:value-type="float" office:value="86.287001214202547" table:formula="of:=[.J115]*[.J$2]+[.$A116]*(1-[.J$2])" table:style-name="ce1">
            <text:p>86.28700121</text:p>
          </table:table-cell>
          <table:table-cell office:value-type="float" office:value="86.374732851396956" table:formula="of:=[.K115]*[.K$2]+[.$A116]*(1-[.K$2])" table:style-name="ce1">
            <text:p>86.37473285</text:p>
          </table:table-cell>
          <table:table-cell office:value-type="float" office:value="86.425941984924279" table:formula="of:=[.L115]*[.L$2]+[.$A116]*(1-[.L$2])" table:style-name="ce1">
            <text:p>86.42594198</text:p>
          </table:table-cell>
          <table:table-cell office:value-type="float" office:value="86.428756394764292" table:formula="of:=[.M115]*[.M$2]+[.$A116]*(1-[.M$2])" table:style-name="ce1">
            <text:p>86.42875639</text:p>
          </table:table-cell>
          <table:table-cell office:value-type="float" office:value="86.364778547689497" table:formula="of:=[.N115]*[.N$2]+[.$A116]*(1-[.N$2])" table:style-name="ce1">
            <text:p>86.36477855</text:p>
          </table:table-cell>
          <table:table-cell office:value-type="float" office:value="86.206121580868384" table:formula="of:=[.O115]*[.O$2]+[.$A116]*(1-[.O$2])" table:style-name="ce1">
            <text:p>86.20612158</text:p>
          </table:table-cell>
          <table:table-cell office:value-type="float" office:value="85.911376533970497" table:formula="of:=[.P115]*[.P$2]+[.$A116]*(1-[.P$2])" table:style-name="ce1">
            <text:p>85.91137653</text:p>
          </table:table-cell>
          <table:table-cell office:value-type="float" office:value="85.422581467859999" table:formula="of:=[.Q115]*[.Q$2]+[.$A116]*(1-[.Q$2])" table:style-name="ce1">
            <text:p>85.42258147</text:p>
          </table:table-cell>
          <table:table-cell office:value-type="float" office:value="84.677613651920353" table:formula="of:=[.R115]*[.R$2]+[.$A116]*(1-[.R$2])" table:style-name="ce1">
            <text:p>84.67761365</text:p>
          </table:table-cell>
          <table:table-cell office:value-type="float" office:value="83.702197018485691" table:formula="of:=[.S115]*[.S$2]+[.$A116]*(1-[.S$2])" table:style-name="ce1">
            <text:p>83.70219702</text:p>
          </table:table-cell>
          <table:table-cell office:value-type="float" office:value="82.959176372420529" table:formula="of:=[.T115]*[.T$2]+[.$A116]*(1-[.T$2])" table:style-name="ce1">
            <text:p>82.95917637</text:p>
          </table:table-cell>
          <table:table-cell office:value-type="float" office:value="83.707209351801282" table:formula="of:=[.U115]*[.U$2]+[.$A116]*(1-[.U$2])" table:style-name="ce1">
            <text:p>83.70720935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116]*[.B$2]+[.$A117]*(1-[.B$2])" table:style-name="ce1">
            <text:p>87.7105</text:p>
          </table:table-cell>
          <table:table-cell office:value-type="float" office:value="87.573660228504252" table:formula="of:=[.C116]*[.C$2]+[.$A117]*(1-[.C$2])" table:style-name="ce1">
            <text:p>87.57366023</text:p>
          </table:table-cell>
          <table:table-cell office:value-type="float" office:value="87.462790122956633" table:formula="of:=[.D116]*[.D$2]+[.$A117]*(1-[.D$2])" table:style-name="ce1">
            <text:p>87.46279012</text:p>
          </table:table-cell>
          <table:table-cell office:value-type="float" office:value="87.374003651383362" table:formula="of:=[.E116]*[.E$2]+[.$A117]*(1-[.E$2])" table:style-name="ce1">
            <text:p>87.37400365</text:p>
          </table:table-cell>
          <table:table-cell office:value-type="float" office:value="87.303774724206079" table:formula="of:=[.F116]*[.F$2]+[.$A117]*(1-[.F$2])" table:style-name="ce1">
            <text:p>87.30377472</text:p>
          </table:table-cell>
          <table:table-cell office:value-type="float" office:value="87.248811060464249" table:formula="of:=[.G116]*[.G$2]+[.$A117]*(1-[.G$2])" table:style-name="ce1">
            <text:p>87.24881106</text:p>
          </table:table-cell>
          <table:table-cell office:value-type="float" office:value="87.205852378218012" table:formula="of:=[.H116]*[.H$2]+[.$A117]*(1-[.H$2])" table:style-name="ce1">
            <text:p>87.20585238</text:p>
          </table:table-cell>
          <table:table-cell office:value-type="float" office:value="87.171366798702181" table:formula="of:=[.I116]*[.I$2]+[.$A117]*(1-[.I$2])" table:style-name="ce1">
            <text:p>87.1713668</text:p>
          </table:table-cell>
          <table:table-cell office:value-type="float" office:value="87.141100485681022" table:formula="of:=[.J116]*[.J$2]+[.$A117]*(1-[.J$2])" table:style-name="ce1">
            <text:p>87.14110049</text:p>
          </table:table-cell>
          <table:table-cell office:value-type="float" office:value="87.109404783128639" table:formula="of:=[.K116]*[.K$2]+[.$A117]*(1-[.K$2])" table:style-name="ce1">
            <text:p>87.10940478</text:p>
          </table:table-cell>
          <table:table-cell office:value-type="float" office:value="87.06822099246213" table:formula="of:=[.L116]*[.L$2]+[.$A117]*(1-[.L$2])" table:style-name="ce1">
            <text:p>87.06822099</text:p>
          </table:table-cell>
          <table:table-cell office:value-type="float" office:value="87.005541017120365" table:formula="of:=[.M116]*[.M$2]+[.$A117]*(1-[.M$2])" table:style-name="ce1">
            <text:p>87.00554102</text:p>
          </table:table-cell>
          <table:table-cell office:value-type="float" office:value="86.903067128613699" table:formula="of:=[.N116]*[.N$2]+[.$A117]*(1-[.N$2])" table:style-name="ce1">
            <text:p>86.90306713</text:p>
          </table:table-cell>
          <table:table-cell office:value-type="float" office:value="86.73265402756445" table:formula="of:=[.O116]*[.O$2]+[.$A117]*(1-[.O$2])" table:style-name="ce1">
            <text:p>86.73265403</text:p>
          </table:table-cell>
          <table:table-cell office:value-type="float" office:value="86.451113573779352" table:formula="of:=[.P116]*[.P$2]+[.$A117]*(1-[.P$2])" table:style-name="ce1">
            <text:p>86.45111357</text:p>
          </table:table-cell>
          <table:table-cell office:value-type="float" office:value="85.994561100894998" table:formula="of:=[.Q116]*[.Q$2]+[.$A117]*(1-[.Q$2])" table:style-name="ce1">
            <text:p>85.9945611</text:p>
          </table:table-cell>
          <table:table-cell office:value-type="float" office:value="85.284190921536279" table:formula="of:=[.R116]*[.R$2]+[.$A117]*(1-[.R$2])" table:style-name="ce1">
            <text:p>85.28419092</text:p>
          </table:table-cell>
          <table:table-cell office:value-type="float" office:value="84.303442465712834" table:formula="of:=[.S116]*[.S$2]+[.$A117]*(1-[.S$2])" table:style-name="ce1">
            <text:p>84.30344247</text:p>
          </table:table-cell>
          <table:table-cell office:value-type="float" office:value="83.434308735178476" table:formula="of:=[.T116]*[.T$2]+[.$A117]*(1-[.T$2])" table:style-name="ce1">
            <text:p>83.43430874</text:p>
          </table:table-cell>
          <table:table-cell office:value-type="float" office:value="83.907373884211211" table:formula="of:=[.U116]*[.U$2]+[.$A117]*(1-[.U$2])" table:style-name="ce1">
            <text:p>83.90737388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117]*[.B$2]+[.$A118]*(1-[.B$2])" table:style-name="ce1">
            <text:p>99.8085</text:p>
          </table:table-cell>
          <table:table-cell office:value-type="float" office:value="99.196758011425203" table:formula="of:=[.C117]*[.C$2]+[.$A118]*(1-[.C$2])" table:style-name="ce1">
            <text:p>99.19675801</text:p>
          </table:table-cell>
          <table:table-cell office:value-type="float" office:value="98.57392901229565" table:formula="of:=[.D117]*[.D$2]+[.$A118]*(1-[.D$2])" table:style-name="ce1">
            <text:p>98.57392901</text:p>
          </table:table-cell>
          <table:table-cell office:value-type="float" office:value="97.943325547707488" table:formula="of:=[.E117]*[.E$2]+[.$A118]*(1-[.E$2])" table:style-name="ce1">
            <text:p>97.94332555</text:p>
          </table:table-cell>
          <table:table-cell office:value-type="float" office:value="97.307554944841215" table:formula="of:=[.F117]*[.F$2]+[.$A118]*(1-[.F$2])" table:style-name="ce1">
            <text:p>97.30755494</text:p>
          </table:table-cell>
          <table:table-cell office:value-type="float" office:value="96.668577765116055" table:formula="of:=[.G117]*[.G$2]+[.$A118]*(1-[.G$2])" table:style-name="ce1">
            <text:p>96.66857777</text:p>
          </table:table-cell>
          <table:table-cell office:value-type="float" office:value="96.027705713465394" table:formula="of:=[.H117]*[.H$2]+[.$A118]*(1-[.H$2])" table:style-name="ce1">
            <text:p>96.02770571</text:p>
          </table:table-cell>
          <table:table-cell office:value-type="float" office:value="95.385503379545753" table:formula="of:=[.I117]*[.I$2]+[.$A118]*(1-[.I$2])" table:style-name="ce1">
            <text:p>95.38550338</text:p>
          </table:table-cell>
          <table:table-cell office:value-type="float" office:value="94.741540194272403" table:formula="of:=[.J117]*[.J$2]+[.$A118]*(1-[.J$2])" table:style-name="ce1">
            <text:p>94.74154019</text:p>
          </table:table-cell>
          <table:table-cell office:value-type="float" office:value="94.093907152407894" table:formula="of:=[.K117]*[.K$2]+[.$A118]*(1-[.K$2])" table:style-name="ce1">
            <text:p>94.09390715</text:p>
          </table:table-cell>
          <table:table-cell office:value-type="float" office:value="93.43836049623107" table:formula="of:=[.L117]*[.L$2]+[.$A118]*(1-[.L$2])" table:style-name="ce1">
            <text:p>93.4383605</text:p>
          </table:table-cell>
          <table:table-cell office:value-type="float" office:value="92.7668725594162" table:formula="of:=[.M117]*[.M$2]+[.$A118]*(1-[.M$2])" table:style-name="ce1">
            <text:p>92.76687256</text:p>
          </table:table-cell>
          <table:table-cell office:value-type="float" office:value="92.065240277168215" table:formula="of:=[.N117]*[.N$2]+[.$A118]*(1-[.N$2])" table:style-name="ce1">
            <text:p>92.06524028</text:p>
          </table:table-cell>
          <table:table-cell office:value-type="float" office:value="91.309200117916902" table:formula="of:=[.O117]*[.O$2]+[.$A118]*(1-[.O$2])" table:style-name="ce1">
            <text:p>91.30920012</text:p>
          </table:table-cell>
          <table:table-cell office:value-type="float" office:value="90.458329501645551" table:formula="of:=[.P117]*[.P$2]+[.$A118]*(1-[.P$2])" table:style-name="ce1">
            <text:p>90.4583295</text:p>
          </table:table-cell>
          <table:table-cell office:value-type="float" office:value="89.448045825671244" table:formula="of:=[.Q117]*[.Q$2]+[.$A118]*(1-[.Q$2])" table:style-name="ce1">
            <text:p>89.44804583</text:p>
          </table:table-cell>
          <table:table-cell office:value-type="float" office:value="88.189052737229019" table:formula="of:=[.R117]*[.R$2]+[.$A118]*(1-[.R$2])" table:style-name="ce1">
            <text:p>88.18905274</text:p>
          </table:table-cell>
          <table:table-cell office:value-type="float" office:value="86.629201095855919" table:formula="of:=[.S117]*[.S$2]+[.$A118]*(1-[.S$2])" table:style-name="ce1">
            <text:p>86.6292011</text:p>
          </table:table-cell>
          <table:table-cell office:value-type="float" office:value="85.071727861660634" table:formula="of:=[.T117]*[.T$2]+[.$A118]*(1-[.T$2])" table:style-name="ce1">
            <text:p>85.07172786</text:p>
          </table:table-cell>
          <table:table-cell office:value-type="float" office:value="84.702430190000655" table:formula="of:=[.U117]*[.U$2]+[.$A118]*(1-[.U$2])" table:style-name="ce1">
            <text:p>84.70243019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118]*[.B$2]+[.$A119]*(1-[.B$2])" table:style-name="ce1">
            <text:p>99.8085</text:p>
          </table:table-cell>
          <table:table-cell office:value-type="float" office:value="99.777912900571252" table:formula="of:=[.C118]*[.C$2]+[.$A119]*(1-[.C$2])" table:style-name="ce1">
            <text:p>99.7779129</text:p>
          </table:table-cell>
          <table:table-cell office:value-type="float" office:value="99.685042901229565" table:formula="of:=[.D118]*[.D$2]+[.$A119]*(1-[.D$2])" table:style-name="ce1">
            <text:p>99.6850429</text:p>
          </table:table-cell>
          <table:table-cell office:value-type="float" office:value="99.528723832156118" table:formula="of:=[.E118]*[.E$2]+[.$A119]*(1-[.E$2])" table:style-name="ce1">
            <text:p>99.52872383</text:p>
          </table:table-cell>
          <table:table-cell office:value-type="float" office:value="99.308310988968245" table:formula="of:=[.F118]*[.F$2]+[.$A119]*(1-[.F$2])" table:style-name="ce1">
            <text:p>99.30831099</text:p>
          </table:table-cell>
          <table:table-cell office:value-type="float" office:value="99.023519441279007" table:formula="of:=[.G118]*[.G$2]+[.$A119]*(1-[.G$2])" table:style-name="ce1">
            <text:p>99.02351944</text:p>
          </table:table-cell>
          <table:table-cell office:value-type="float" office:value="98.674261714039616" table:formula="of:=[.H118]*[.H$2]+[.$A119]*(1-[.H$2])" table:style-name="ce1">
            <text:p>98.67426171</text:p>
          </table:table-cell>
          <table:table-cell office:value-type="float" office:value="98.26045118284101" table:formula="of:=[.I118]*[.I$2]+[.$A119]*(1-[.I$2])" table:style-name="ce1">
            <text:p>98.26045118</text:p>
          </table:table-cell>
          <table:table-cell office:value-type="float" office:value="97.78171607770895" table:formula="of:=[.J118]*[.J$2]+[.$A119]*(1-[.J$2])" table:style-name="ce1">
            <text:p>97.78171608</text:p>
          </table:table-cell>
          <table:table-cell office:value-type="float" office:value="97.236933218583545" table:formula="of:=[.K118]*[.K$2]+[.$A119]*(1-[.K$2])" table:style-name="ce1">
            <text:p>97.23693322</text:p>
          </table:table-cell>
          <table:table-cell office:value-type="float" office:value="96.62343024811554" table:formula="of:=[.L118]*[.L$2]+[.$A119]*(1-[.L$2])" table:style-name="ce1">
            <text:p>96.62343025</text:p>
          </table:table-cell>
          <table:table-cell office:value-type="float" office:value="95.935604907678908" table:formula="of:=[.M118]*[.M$2]+[.$A119]*(1-[.M$2])" table:style-name="ce1">
            <text:p>95.93560491</text:p>
          </table:table-cell>
          <table:table-cell office:value-type="float" office:value="95.162544166300933" table:formula="of:=[.N118]*[.N$2]+[.$A119]*(1-[.N$2])" table:style-name="ce1">
            <text:p>95.16254417</text:p>
          </table:table-cell>
          <table:table-cell office:value-type="float" office:value="94.283955076645981" table:formula="of:=[.O118]*[.O$2]+[.$A119]*(1-[.O$2])" table:style-name="ce1">
            <text:p>94.28395508</text:p>
          </table:table-cell>
          <table:table-cell office:value-type="float" office:value="93.263380651151891" table:formula="of:=[.P118]*[.P$2]+[.$A119]*(1-[.P$2])" table:style-name="ce1">
            <text:p>93.26338065</text:p>
          </table:table-cell>
          <table:table-cell office:value-type="float" office:value="92.038159369253435" table:formula="of:=[.Q118]*[.Q$2]+[.$A119]*(1-[.Q$2])" table:style-name="ce1">
            <text:p>92.03815937</text:p>
          </table:table-cell>
          <table:table-cell office:value-type="float" office:value="90.512942189783217" table:formula="of:=[.R118]*[.R$2]+[.$A119]*(1-[.R$2])" table:style-name="ce1">
            <text:p>90.51294219</text:p>
          </table:table-cell>
          <table:table-cell office:value-type="float" office:value="88.60609593147754" table:formula="of:=[.S118]*[.S$2]+[.$A119]*(1-[.S$2])" table:style-name="ce1">
            <text:p>88.60609593</text:p>
          </table:table-cell>
          <table:table-cell office:value-type="float" office:value="86.545405075494557" table:formula="of:=[.T118]*[.T$2]+[.$A119]*(1-[.T$2])" table:style-name="ce1">
            <text:p>86.54540508</text:p>
          </table:table-cell>
          <table:table-cell office:value-type="float" office:value="85.457733680500624" table:formula="of:=[.U118]*[.U$2]+[.$A119]*(1-[.U$2])" table:style-name="ce1">
            <text:p>85.45773368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119]*[.B$2]+[.$A120]*(1-[.B$2])" table:style-name="ce1">
            <text:p>96.784</text:p>
          </table:table-cell>
          <table:table-cell office:value-type="float" office:value="96.933695645028564" table:formula="of:=[.C119]*[.C$2]+[.$A120]*(1-[.C$2])" table:style-name="ce1">
            <text:p>96.93369565</text:p>
          </table:table-cell>
          <table:table-cell office:value-type="float" office:value="97.07410429012296" table:formula="of:=[.D119]*[.D$2]+[.$A120]*(1-[.D$2])" table:style-name="ce1">
            <text:p>97.07410429</text:p>
          </table:table-cell>
          <table:table-cell office:value-type="float" office:value="97.195708574823414" table:formula="of:=[.E119]*[.E$2]+[.$A120]*(1-[.E$2])" table:style-name="ce1">
            <text:p>97.19570857</text:p>
          </table:table-cell>
          <table:table-cell office:value-type="float" office:value="97.288862197793662" table:formula="of:=[.F119]*[.F$2]+[.$A120]*(1-[.F$2])" table:style-name="ce1">
            <text:p>97.2888622</text:p>
          </table:table-cell>
          <table:table-cell office:value-type="float" office:value="97.34387986031976" table:formula="of:=[.G119]*[.G$2]+[.$A120]*(1-[.G$2])" table:style-name="ce1">
            <text:p>97.34387986</text:p>
          </table:table-cell>
          <table:table-cell office:value-type="float" office:value="97.351078514211878" table:formula="of:=[.H119]*[.H$2]+[.$A120]*(1-[.H$2])" table:style-name="ce1">
            <text:p>97.35107851</text:p>
          </table:table-cell>
          <table:table-cell office:value-type="float" office:value="97.300757913994346" table:formula="of:=[.I119]*[.I$2]+[.$A120]*(1-[.I$2])" table:style-name="ce1">
            <text:p>97.30075791</text:p>
          </table:table-cell>
          <table:table-cell office:value-type="float" office:value="97.183086431083581" table:formula="of:=[.J119]*[.J$2]+[.$A120]*(1-[.J$2])" table:style-name="ce1">
            <text:p>97.18308643</text:p>
          </table:table-cell>
          <table:table-cell office:value-type="float" office:value="96.987819948362613" table:formula="of:=[.K119]*[.K$2]+[.$A120]*(1-[.K$2])" table:style-name="ce1">
            <text:p>96.98781995</text:p>
          </table:table-cell>
          <table:table-cell office:value-type="float" office:value="96.703715124057766" table:formula="of:=[.L119]*[.L$2]+[.$A120]*(1-[.L$2])" table:style-name="ce1">
            <text:p>96.70371512</text:p>
          </table:table-cell>
          <table:table-cell office:value-type="float" office:value="96.317382699223401" table:formula="of:=[.M119]*[.M$2]+[.$A120]*(1-[.M$2])" table:style-name="ce1">
            <text:p>96.3173827</text:p>
          </table:table-cell>
          <table:table-cell office:value-type="float" office:value="95.811126499780556" table:formula="of:=[.N119]*[.N$2]+[.$A120]*(1-[.N$2])" table:style-name="ce1">
            <text:p>95.8111265</text:p>
          </table:table-cell>
          <table:table-cell office:value-type="float" office:value="95.158970799819883" table:formula="of:=[.O119]*[.O$2]+[.$A120]*(1-[.O$2])" table:style-name="ce1">
            <text:p>95.1589708</text:p>
          </table:table-cell>
          <table:table-cell office:value-type="float" office:value="94.319566455806324" table:formula="of:=[.P119]*[.P$2]+[.$A120]*(1-[.P$2])" table:style-name="ce1">
            <text:p>94.31956646</text:p>
          </table:table-cell>
          <table:table-cell office:value-type="float" office:value="93.224619526940074" table:formula="of:=[.Q119]*[.Q$2]+[.$A120]*(1-[.Q$2])" table:style-name="ce1">
            <text:p>93.22461953</text:p>
          </table:table-cell>
          <table:table-cell office:value-type="float" office:value="91.767153751826569" table:formula="of:=[.R119]*[.R$2]+[.$A120]*(1-[.R$2])" table:style-name="ce1">
            <text:p>91.76715375</text:p>
          </table:table-cell>
          <table:table-cell office:value-type="float" office:value="89.832781541755907" table:formula="of:=[.S119]*[.S$2]+[.$A120]*(1-[.S$2])" table:style-name="ce1">
            <text:p>89.83278154</text:p>
          </table:table-cell>
          <table:table-cell office:value-type="float" office:value="87.569264567945098" table:formula="of:=[.T119]*[.T$2]+[.$A120]*(1-[.T$2])" table:style-name="ce1">
            <text:p>87.56926457</text:p>
          </table:table-cell>
          <table:table-cell office:value-type="float" office:value="86.02404699647559" table:formula="of:=[.U119]*[.U$2]+[.$A120]*(1-[.U$2])" table:style-name="ce1">
            <text:p>86.024047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120]*[.B$2]+[.$A121]*(1-[.B$2])" table:style-name="ce1">
            <text:p>96.784</text:p>
          </table:table-cell>
          <table:table-cell office:value-type="float" office:value="96.79148478225143" table:formula="of:=[.C120]*[.C$2]+[.$A121]*(1-[.C$2])" table:style-name="ce1">
            <text:p>96.79148478</text:p>
          </table:table-cell>
          <table:table-cell office:value-type="float" office:value="96.813010429012309" table:formula="of:=[.D120]*[.D$2]+[.$A121]*(1-[.D$2])" table:style-name="ce1">
            <text:p>96.81301043</text:p>
          </table:table-cell>
          <table:table-cell office:value-type="float" office:value="96.845756286223519" table:formula="of:=[.E120]*[.E$2]+[.$A121]*(1-[.E$2])" table:style-name="ce1">
            <text:p>96.84575629</text:p>
          </table:table-cell>
          <table:table-cell office:value-type="float" office:value="96.884972439558751" table:formula="of:=[.F120]*[.F$2]+[.$A121]*(1-[.F$2])" table:style-name="ce1">
            <text:p>96.88497244</text:p>
          </table:table-cell>
          <table:table-cell office:value-type="float" office:value="96.923969965079948" table:formula="of:=[.G120]*[.G$2]+[.$A121]*(1-[.G$2])" table:style-name="ce1">
            <text:p>96.92396997</text:p>
          </table:table-cell>
          <table:table-cell office:value-type="float" office:value="96.95412355426356" table:formula="of:=[.H120]*[.H$2]+[.$A121]*(1-[.H$2])" table:style-name="ce1">
            <text:p>96.95412355</text:p>
          </table:table-cell>
          <table:table-cell office:value-type="float" office:value="96.964865269898013" table:formula="of:=[.I120]*[.I$2]+[.$A121]*(1-[.I$2])" table:style-name="ce1">
            <text:p>96.96486527</text:p>
          </table:table-cell>
          <table:table-cell office:value-type="float" office:value="96.943634572433439" table:formula="of:=[.J120]*[.J$2]+[.$A121]*(1-[.J$2])" table:style-name="ce1">
            <text:p>96.94363457</text:p>
          </table:table-cell>
          <table:table-cell office:value-type="float" office:value="96.875718976763181" table:formula="of:=[.K120]*[.K$2]+[.$A121]*(1-[.K$2])" table:style-name="ce1">
            <text:p>96.87571898</text:p>
          </table:table-cell>
          <table:table-cell office:value-type="float" office:value="96.743857562028893" table:formula="of:=[.L120]*[.L$2]+[.$A121]*(1-[.L$2])" table:style-name="ce1">
            <text:p>96.74385756</text:p>
          </table:table-cell>
          <table:table-cell office:value-type="float" office:value="96.527360484572881" table:formula="of:=[.M120]*[.M$2]+[.$A121]*(1-[.M$2])" table:style-name="ce1">
            <text:p>96.52736048</text:p>
          </table:table-cell>
          <table:table-cell office:value-type="float" office:value="96.20027589986833" table:formula="of:=[.N120]*[.N$2]+[.$A121]*(1-[.N$2])" table:style-name="ce1">
            <text:p>96.2002759</text:p>
          </table:table-cell>
          <table:table-cell office:value-type="float" office:value="95.727731019882924" table:formula="of:=[.O120]*[.O$2]+[.$A121]*(1-[.O$2])" table:style-name="ce1">
            <text:p>95.72773102</text:p>
          </table:table-cell>
          <table:table-cell office:value-type="float" office:value="95.058896519064433" table:formula="of:=[.P120]*[.P$2]+[.$A121]*(1-[.P$2])" table:style-name="ce1">
            <text:p>95.05889652</text:p>
          </table:table-cell>
          <table:table-cell office:value-type="float" office:value="94.114464645205061" table:formula="of:=[.Q120]*[.Q$2]+[.$A121]*(1-[.Q$2])" table:style-name="ce1">
            <text:p>94.11446465</text:p>
          </table:table-cell>
          <table:table-cell office:value-type="float" office:value="92.770523001461257" table:formula="of:=[.R120]*[.R$2]+[.$A121]*(1-[.R$2])" table:style-name="ce1">
            <text:p>92.770523</text:p>
          </table:table-cell>
          <table:table-cell office:value-type="float" office:value="90.875464310492518" table:formula="of:=[.S120]*[.S$2]+[.$A121]*(1-[.S$2])" table:style-name="ce1">
            <text:p>90.87546431</text:p>
          </table:table-cell>
          <table:table-cell office:value-type="float" office:value="88.490738111150591" table:formula="of:=[.T120]*[.T$2]+[.$A121]*(1-[.T$2])" table:style-name="ce1">
            <text:p>88.49073811</text:p>
          </table:table-cell>
          <table:table-cell office:value-type="float" office:value="86.562044646651813" table:formula="of:=[.U120]*[.U$2]+[.$A121]*(1-[.U$2])" table:style-name="ce1">
            <text:p>86.56204465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121]*[.B$2]+[.$A122]*(1-[.B$2])" table:style-name="ce1">
            <text:p>87.7105</text:p>
          </table:table-cell>
          <table:table-cell office:value-type="float" office:value="88.164549239112574" table:formula="of:=[.C121]*[.C$2]+[.$A122]*(1-[.C$2])" table:style-name="ce1">
            <text:p>88.16454924</text:p>
          </table:table-cell>
          <table:table-cell office:value-type="float" office:value="88.620751042901219" table:formula="of:=[.D121]*[.D$2]+[.$A122]*(1-[.D$2])" table:style-name="ce1">
            <text:p>88.62075104</text:p>
          </table:table-cell>
          <table:table-cell office:value-type="float" office:value="89.080788442933525" table:formula="of:=[.E121]*[.E$2]+[.$A122]*(1-[.E$2])" table:style-name="ce1">
            <text:p>89.08078844</text:p>
          </table:table-cell>
          <table:table-cell office:value-type="float" office:value="89.54539448791175" table:formula="of:=[.F121]*[.F$2]+[.$A122]*(1-[.F$2])" table:style-name="ce1">
            <text:p>89.54539449</text:p>
          </table:table-cell>
          <table:table-cell office:value-type="float" office:value="90.013867491269977" table:formula="of:=[.G121]*[.G$2]+[.$A122]*(1-[.G$2])" table:style-name="ce1">
            <text:p>90.01386749</text:p>
          </table:table-cell>
          <table:table-cell office:value-type="float" office:value="90.483587066279057" table:formula="of:=[.H121]*[.H$2]+[.$A122]*(1-[.H$2])" table:style-name="ce1">
            <text:p>90.48358707</text:p>
          </table:table-cell>
          <table:table-cell office:value-type="float" office:value="90.949527844464313" table:formula="of:=[.I121]*[.I$2]+[.$A122]*(1-[.I$2])" table:style-name="ce1">
            <text:p>90.94952784</text:p>
          </table:table-cell>
          <table:table-cell office:value-type="float" office:value="91.403753828973379" table:formula="of:=[.J121]*[.J$2]+[.$A122]*(1-[.J$2])" table:style-name="ce1">
            <text:p>91.40375383</text:p>
          </table:table-cell>
          <table:table-cell office:value-type="float" office:value="91.83484853954343" table:formula="of:=[.K121]*[.K$2]+[.$A122]*(1-[.K$2])" table:style-name="ce1">
            <text:p>91.83484854</text:p>
          </table:table-cell>
          <table:table-cell office:value-type="float" office:value="92.227178781014445" table:formula="of:=[.L121]*[.L$2]+[.$A122]*(1-[.L$2])" table:style-name="ce1">
            <text:p>92.22717878</text:p>
          </table:table-cell>
          <table:table-cell office:value-type="float" office:value="92.559773266515094" table:formula="of:=[.M121]*[.M$2]+[.$A122]*(1-[.M$2])" table:style-name="ce1">
            <text:p>92.55977327</text:p>
          </table:table-cell>
          <table:table-cell office:value-type="float" office:value="92.804365539921008" table:formula="of:=[.N121]*[.N$2]+[.$A122]*(1-[.N$2])" table:style-name="ce1">
            <text:p>92.80436554</text:p>
          </table:table-cell>
          <table:table-cell office:value-type="float" office:value="92.921700162923898" table:formula="of:=[.O121]*[.O$2]+[.$A122]*(1-[.O$2])" table:style-name="ce1">
            <text:p>92.92170016</text:p>
          </table:table-cell>
          <table:table-cell office:value-type="float" office:value="92.854377563345111" table:formula="of:=[.P121]*[.P$2]+[.$A122]*(1-[.P$2])" table:style-name="ce1">
            <text:p>92.85437756</text:p>
          </table:table-cell>
          <table:table-cell office:value-type="float" office:value="92.513473483903795" table:formula="of:=[.Q121]*[.Q$2]+[.$A122]*(1-[.Q$2])" table:style-name="ce1">
            <text:p>92.51347348</text:p>
          </table:table-cell>
          <table:table-cell office:value-type="float" office:value="91.758518401168999" table:formula="of:=[.R121]*[.R$2]+[.$A122]*(1-[.R$2])" table:style-name="ce1">
            <text:p>91.7585184</text:p>
          </table:table-cell>
          <table:table-cell office:value-type="float" office:value="90.400719663918636" table:formula="of:=[.S121]*[.S$2]+[.$A122]*(1-[.S$2])" table:style-name="ce1">
            <text:p>90.40071966</text:p>
          </table:table-cell>
          <table:table-cell office:value-type="float" office:value="88.412714300035532" table:formula="of:=[.T121]*[.T$2]+[.$A122]*(1-[.T$2])" table:style-name="ce1">
            <text:p>88.4127143</text:p>
          </table:table-cell>
          <table:table-cell office:value-type="float" office:value="86.619467414319217" table:formula="of:=[.U121]*[.U$2]+[.$A122]*(1-[.U$2])" table:style-name="ce1">
            <text:p>86.6194674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22]*[.B$2]+[.$A123]*(1-[.B$2])" table:style-name="ce1">
            <text:p>75.6125</text:p>
          </table:table-cell>
          <table:table-cell office:value-type="float" office:value="76.24010246195563" table:formula="of:=[.C122]*[.C$2]+[.$A123]*(1-[.C$2])" table:style-name="ce1">
            <text:p>76.24010246</text:p>
          </table:table-cell>
          <table:table-cell office:value-type="float" office:value="76.913325104290124" table:formula="of:=[.D122]*[.D$2]+[.$A123]*(1-[.D$2])" table:style-name="ce1">
            <text:p>76.9133251</text:p>
          </table:table-cell>
          <table:table-cell office:value-type="float" office:value="77.632743266440031" table:formula="of:=[.E122]*[.E$2]+[.$A123]*(1-[.E$2])" table:style-name="ce1">
            <text:p>77.63274327</text:p>
          </table:table-cell>
          <table:table-cell office:value-type="float" office:value="78.399078897582356" table:formula="of:=[.F122]*[.F$2]+[.$A123]*(1-[.F$2])" table:style-name="ce1">
            <text:p>78.3990789</text:p>
          </table:table-cell>
          <table:table-cell office:value-type="float" office:value="79.212841872817492" table:formula="of:=[.G122]*[.G$2]+[.$A123]*(1-[.G$2])" table:style-name="ce1">
            <text:p>79.21284187</text:p>
          </table:table-cell>
          <table:table-cell office:value-type="float" office:value="80.073826119883705" table:formula="of:=[.H122]*[.H$2]+[.$A123]*(1-[.H$2])" table:style-name="ce1">
            <text:p>80.07382612</text:p>
          </table:table-cell>
          <table:table-cell office:value-type="float" office:value="80.980459745562513" table:formula="of:=[.I122]*[.I$2]+[.$A123]*(1-[.I$2])" table:style-name="ce1">
            <text:p>80.98045975</text:p>
          </table:table-cell>
          <table:table-cell office:value-type="float" office:value="81.92900153158935" table:formula="of:=[.J122]*[.J$2]+[.$A123]*(1-[.J$2])" table:style-name="ce1">
            <text:p>81.92900153</text:p>
          </table:table-cell>
          <table:table-cell office:value-type="float" office:value="82.912556842794544" table:formula="of:=[.K122]*[.K$2]+[.$A123]*(1-[.K$2])" table:style-name="ce1">
            <text:p>82.91255684</text:p>
          </table:table-cell>
          <table:table-cell office:value-type="float" office:value="83.919839390507221" table:formula="of:=[.L122]*[.L$2]+[.$A123]*(1-[.L$2])" table:style-name="ce1">
            <text:p>83.91983939</text:p>
          </table:table-cell>
          <table:table-cell office:value-type="float" office:value="84.933500296583304" table:formula="of:=[.M122]*[.M$2]+[.$A123]*(1-[.M$2])" table:style-name="ce1">
            <text:p>84.9335003</text:p>
          </table:table-cell>
          <table:table-cell office:value-type="float" office:value="85.927619323952598" table:formula="of:=[.N122]*[.N$2]+[.$A123]*(1-[.N$2])" table:style-name="ce1">
            <text:p>85.92761932</text:p>
          </table:table-cell>
          <table:table-cell office:value-type="float" office:value="86.863480105900535" table:formula="of:=[.O122]*[.O$2]+[.$A123]*(1-[.O$2])" table:style-name="ce1">
            <text:p>86.86348011</text:p>
          </table:table-cell>
          <table:table-cell office:value-type="float" office:value="87.681814294341578" table:formula="of:=[.P122]*[.P$2]+[.$A123]*(1-[.P$2])" table:style-name="ce1">
            <text:p>87.68181429</text:p>
          </table:table-cell>
          <table:table-cell office:value-type="float" office:value="88.288230112927849" table:formula="of:=[.Q122]*[.Q$2]+[.$A123]*(1-[.Q$2])" table:style-name="ce1">
            <text:p>88.28823011</text:p>
          </table:table-cell>
          <table:table-cell office:value-type="float" office:value="88.529314720935204" table:formula="of:=[.R122]*[.R$2]+[.$A123]*(1-[.R$2])" table:style-name="ce1">
            <text:p>88.52931472</text:p>
          </table:table-cell>
          <table:table-cell office:value-type="float" office:value="88.182486714330835" table:formula="of:=[.S122]*[.S$2]+[.$A123]*(1-[.S$2])" table:style-name="ce1">
            <text:p>88.18248671</text:p>
          </table:table-cell>
          <table:table-cell office:value-type="float" office:value="87.132692870031988" table:formula="of:=[.T122]*[.T$2]+[.$A123]*(1-[.T$2])" table:style-name="ce1">
            <text:p>87.13269287</text:p>
          </table:table-cell>
          <table:table-cell office:value-type="float" office:value="86.069119043603251" table:formula="of:=[.U122]*[.U$2]+[.$A123]*(1-[.U$2])" table:style-name="ce1">
            <text:p>86.06911904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23]*[.B$2]+[.$A124]*(1-[.B$2])" table:style-name="ce1">
            <text:p>72.588</text:p>
          </table:table-cell>
          <table:table-cell office:value-type="float" office:value="72.770605123097766" table:formula="of:=[.C123]*[.C$2]+[.$A124]*(1-[.C$2])" table:style-name="ce1">
            <text:p>72.77060512</text:p>
          </table:table-cell>
          <table:table-cell office:value-type="float" office:value="73.020532510429007" table:formula="of:=[.D123]*[.D$2]+[.$A124]*(1-[.D$2])" table:style-name="ce1">
            <text:p>73.02053251</text:p>
          </table:table-cell>
          <table:table-cell office:value-type="float" office:value="73.344711489966002" table:formula="of:=[.E123]*[.E$2]+[.$A124]*(1-[.E$2])" table:style-name="ce1">
            <text:p>73.34471149</text:p>
          </table:table-cell>
          <table:table-cell office:value-type="float" office:value="73.750215779516466" table:formula="of:=[.F123]*[.F$2]+[.$A124]*(1-[.F$2])" table:style-name="ce1">
            <text:p>73.75021578</text:p>
          </table:table-cell>
          <table:table-cell office:value-type="float" office:value="74.244210468204372" table:formula="of:=[.G123]*[.G$2]+[.$A124]*(1-[.G$2])" table:style-name="ce1">
            <text:p>74.24421047</text:p>
          </table:table-cell>
          <table:table-cell office:value-type="float" office:value="74.833747835965099" table:formula="of:=[.H123]*[.H$2]+[.$A124]*(1-[.H$2])" table:style-name="ce1">
            <text:p>74.83374784</text:p>
          </table:table-cell>
          <table:table-cell office:value-type="float" office:value="75.525360910946873" table:formula="of:=[.I123]*[.I$2]+[.$A124]*(1-[.I$2])" table:style-name="ce1">
            <text:p>75.52536091</text:p>
          </table:table-cell>
          <table:table-cell office:value-type="float" office:value="76.324400612635742" table:formula="of:=[.J123]*[.J$2]+[.$A124]*(1-[.J$2])" table:style-name="ce1">
            <text:p>76.32440061</text:p>
          </table:table-cell>
          <table:table-cell office:value-type="float" office:value="77.234050579257541" table:formula="of:=[.K123]*[.K$2]+[.$A124]*(1-[.K$2])" table:style-name="ce1">
            <text:p>77.23405058</text:p>
          </table:table-cell>
          <table:table-cell office:value-type="float" office:value="78.253919695253614" table:formula="of:=[.L123]*[.L$2]+[.$A124]*(1-[.L$2])" table:style-name="ce1">
            <text:p>78.2539197</text:p>
          </table:table-cell>
          <table:table-cell office:value-type="float" office:value="79.37802516312081" table:formula="of:=[.M123]*[.M$2]+[.$A124]*(1-[.M$2])" table:style-name="ce1">
            <text:p>79.37802516</text:p>
          </table:table-cell>
          <table:table-cell office:value-type="float" office:value="80.591771594371551" table:formula="of:=[.N123]*[.N$2]+[.$A124]*(1-[.N$2])" table:style-name="ce1">
            <text:p>80.59177159</text:p>
          </table:table-cell>
          <table:table-cell office:value-type="float" office:value="81.867062068835352" table:formula="of:=[.O123]*[.O$2]+[.$A124]*(1-[.O$2])" table:style-name="ce1">
            <text:p>81.86706207</text:p>
          </table:table-cell>
          <table:table-cell office:value-type="float" office:value="83.153670006039107" table:formula="of:=[.P123]*[.P$2]+[.$A124]*(1-[.P$2])" table:style-name="ce1">
            <text:p>83.15367001</text:p>
          </table:table-cell>
          <table:table-cell office:value-type="float" office:value="84.363172584695889" table:formula="of:=[.Q123]*[.Q$2]+[.$A124]*(1-[.Q$2])" table:style-name="ce1">
            <text:p>84.36317258</text:p>
          </table:table-cell>
          <table:table-cell office:value-type="float" office:value="85.341051776748174" table:formula="of:=[.R123]*[.R$2]+[.$A124]*(1-[.R$2])" table:style-name="ce1">
            <text:p>85.34105178</text:p>
          </table:table-cell>
          <table:table-cell office:value-type="float" office:value="85.84331370718121" table:formula="of:=[.S123]*[.S$2]+[.$A124]*(1-[.S$2])" table:style-name="ce1">
            <text:p>85.84331371</text:p>
          </table:table-cell>
          <table:table-cell office:value-type="float" office:value="85.678223583028782" table:formula="of:=[.T123]*[.T$2]+[.$A124]*(1-[.T$2])" table:style-name="ce1">
            <text:p>85.67822358</text:p>
          </table:table-cell>
          <table:table-cell office:value-type="float" office:value="85.395063091423083" table:formula="of:=[.U123]*[.U$2]+[.$A124]*(1-[.U$2])" table:style-name="ce1">
            <text:p>85.39506309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24]*[.B$2]+[.$A125]*(1-[.B$2])" table:style-name="ce1">
            <text:p>81.6615</text:p>
          </table:table-cell>
          <table:table-cell office:value-type="float" office:value="81.21695525615489" table:formula="of:=[.C124]*[.C$2]+[.$A125]*(1-[.C$2])" table:style-name="ce1">
            <text:p>81.21695526</text:p>
          </table:table-cell>
          <table:table-cell office:value-type="float" office:value="80.797403251042908" table:formula="of:=[.D124]*[.D$2]+[.$A125]*(1-[.D$2])" table:style-name="ce1">
            <text:p>80.79740325</text:p>
          </table:table-cell>
          <table:table-cell office:value-type="float" office:value="80.413981723494913" table:formula="of:=[.E124]*[.E$2]+[.$A125]*(1-[.E$2])" table:style-name="ce1">
            <text:p>80.41398172</text:p>
          </table:table-cell>
          <table:table-cell office:value-type="float" office:value="80.079243155903299" table:formula="of:=[.F124]*[.F$2]+[.$A125]*(1-[.F$2])" table:style-name="ce1">
            <text:p>80.07924316</text:p>
          </table:table-cell>
          <table:table-cell office:value-type="float" office:value="79.807177617051096" table:formula="of:=[.G124]*[.G$2]+[.$A125]*(1-[.G$2])" table:style-name="ce1">
            <text:p>79.80717762</text:p>
          </table:table-cell>
          <table:table-cell office:value-type="float" office:value="79.613174350789535" table:formula="of:=[.H124]*[.H$2]+[.$A125]*(1-[.H$2])" table:style-name="ce1">
            <text:p>79.61317435</text:p>
          </table:table-cell>
          <table:table-cell office:value-type="float" office:value="79.513851318831414" table:formula="of:=[.I124]*[.I$2]+[.$A125]*(1-[.I$2])" table:style-name="ce1">
            <text:p>79.51385132</text:p>
          </table:table-cell>
          <table:table-cell office:value-type="float" office:value="79.526660245054302" table:formula="of:=[.J124]*[.J$2]+[.$A125]*(1-[.J$2])" table:style-name="ce1">
            <text:p>79.52666025</text:p>
          </table:table-cell>
          <table:table-cell office:value-type="float" office:value="79.669147760665908" table:formula="of:=[.K124]*[.K$2]+[.$A125]*(1-[.K$2])" table:style-name="ce1">
            <text:p>79.66914776</text:p>
          </table:table-cell>
          <table:table-cell office:value-type="float" office:value="79.957709847626802" table:formula="of:=[.L124]*[.L$2]+[.$A125]*(1-[.L$2])" table:style-name="ce1">
            <text:p>79.95770985</text:p>
          </table:table-cell>
          <table:table-cell office:value-type="float" office:value="80.405588839716444" table:formula="of:=[.M124]*[.M$2]+[.$A125]*(1-[.M$2])" table:style-name="ce1">
            <text:p>80.40558884</text:p>
          </table:table-cell>
          <table:table-cell office:value-type="float" office:value="81.019662956622938" table:formula="of:=[.N124]*[.N$2]+[.$A125]*(1-[.N$2])" table:style-name="ce1">
            <text:p>81.01966296</text:p>
          </table:table-cell>
          <table:table-cell office:value-type="float" office:value="81.795115344742982" table:formula="of:=[.O124]*[.O$2]+[.$A125]*(1-[.O$2])" table:style-name="ce1">
            <text:p>81.79511534</text:p>
          </table:table-cell>
          <table:table-cell office:value-type="float" office:value="82.706019004227386" table:formula="of:=[.P124]*[.P$2]+[.$A125]*(1-[.P$2])" table:style-name="ce1">
            <text:p>82.706019</text:p>
          </table:table-cell>
          <table:table-cell office:value-type="float" office:value="83.687754438521921" table:formula="of:=[.Q124]*[.Q$2]+[.$A125]*(1-[.Q$2])" table:style-name="ce1">
            <text:p>83.68775444</text:p>
          </table:table-cell>
          <table:table-cell office:value-type="float" office:value="84.605141421398542" table:formula="of:=[.R124]*[.R$2]+[.$A125]*(1-[.R$2])" table:style-name="ce1">
            <text:p>84.60514142</text:p>
          </table:table-cell>
          <table:table-cell office:value-type="float" office:value="85.216041651104035" table:formula="of:=[.S124]*[.S$2]+[.$A125]*(1-[.S$2])" table:style-name="ce1">
            <text:p>85.21604165</text:p>
          </table:table-cell>
          <table:table-cell office:value-type="float" office:value="85.276551224725907" table:formula="of:=[.T124]*[.T$2]+[.$A125]*(1-[.T$2])" table:style-name="ce1">
            <text:p>85.27655122</text:p>
          </table:table-cell>
          <table:table-cell office:value-type="float" office:value="85.208384936851928" table:formula="of:=[.U124]*[.U$2]+[.$A125]*(1-[.U$2])" table:style-name="ce1">
            <text:p>85.20838494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25]*[.B$2]+[.$A126]*(1-[.B$2])" table:style-name="ce1">
            <text:p>81.6615</text:p>
          </table:table-cell>
          <table:table-cell office:value-type="float" office:value="81.639272762807735" table:formula="of:=[.C125]*[.C$2]+[.$A126]*(1-[.C$2])" table:style-name="ce1">
            <text:p>81.63927276</text:p>
          </table:table-cell>
          <table:table-cell office:value-type="float" office:value="81.575090325104298" table:formula="of:=[.D125]*[.D$2]+[.$A126]*(1-[.D$2])" table:style-name="ce1">
            <text:p>81.57509033</text:p>
          </table:table-cell>
          <table:table-cell office:value-type="float" office:value="81.474372258524241" table:formula="of:=[.E125]*[.E$2]+[.$A126]*(1-[.E$2])" table:style-name="ce1">
            <text:p>81.47437226</text:p>
          </table:table-cell>
          <table:table-cell office:value-type="float" office:value="81.34504863118066" table:formula="of:=[.F125]*[.F$2]+[.$A126]*(1-[.F$2])" table:style-name="ce1">
            <text:p>81.34504863</text:p>
          </table:table-cell>
          <table:table-cell office:value-type="float" office:value="81.197919404262777" table:formula="of:=[.G125]*[.G$2]+[.$A126]*(1-[.G$2])" table:style-name="ce1">
            <text:p>81.1979194</text:p>
          </table:table-cell>
          <table:table-cell office:value-type="float" office:value="81.047002305236859" table:formula="of:=[.H125]*[.H$2]+[.$A126]*(1-[.H$2])" table:style-name="ce1">
            <text:p>81.04700231</text:p>
          </table:table-cell>
          <table:table-cell office:value-type="float" office:value="80.909822961591004" table:formula="of:=[.I125]*[.I$2]+[.$A126]*(1-[.I$2])" table:style-name="ce1">
            <text:p>80.90982296</text:p>
          </table:table-cell>
          <table:table-cell office:value-type="float" office:value="80.807564098021729" table:formula="of:=[.J125]*[.J$2]+[.$A126]*(1-[.J$2])" table:style-name="ce1">
            <text:p>80.8075641</text:p>
          </table:table-cell>
          <table:table-cell office:value-type="float" office:value="80.76494149229967" table:formula="of:=[.K125]*[.K$2]+[.$A126]*(1-[.K$2])" table:style-name="ce1">
            <text:p>80.76494149</text:p>
          </table:table-cell>
          <table:table-cell office:value-type="float" office:value="80.809604923813396" table:formula="of:=[.L125]*[.L$2]+[.$A126]*(1-[.L$2])" table:style-name="ce1">
            <text:p>80.80960492</text:p>
          </table:table-cell>
          <table:table-cell office:value-type="float" office:value="80.970748861844044" table:formula="of:=[.M125]*[.M$2]+[.$A126]*(1-[.M$2])" table:style-name="ce1">
            <text:p>80.97074886</text:p>
          </table:table-cell>
          <table:table-cell office:value-type="float" office:value="81.27639777397377" table:formula="of:=[.N125]*[.N$2]+[.$A126]*(1-[.N$2])" table:style-name="ce1">
            <text:p>81.27639777</text:p>
          </table:table-cell>
          <table:table-cell office:value-type="float" office:value="81.748349974082942" table:formula="of:=[.O125]*[.O$2]+[.$A126]*(1-[.O$2])" table:style-name="ce1">
            <text:p>81.74834997</text:p>
          </table:table-cell>
          <table:table-cell office:value-type="float" office:value="82.392663302959164" table:formula="of:=[.P125]*[.P$2]+[.$A126]*(1-[.P$2])" table:style-name="ce1">
            <text:p>82.3926633</text:p>
          </table:table-cell>
          <table:table-cell office:value-type="float" office:value="83.181190828891445" table:formula="of:=[.Q125]*[.Q$2]+[.$A126]*(1-[.Q$2])" table:style-name="ce1">
            <text:p>83.18119083</text:p>
          </table:table-cell>
          <table:table-cell office:value-type="float" office:value="84.016413137118832" table:formula="of:=[.R125]*[.R$2]+[.$A126]*(1-[.R$2])" table:style-name="ce1">
            <text:p>84.01641314</text:p>
          </table:table-cell>
          <table:table-cell office:value-type="float" office:value="84.68286040343844" table:formula="of:=[.S125]*[.S$2]+[.$A126]*(1-[.S$2])" table:style-name="ce1">
            <text:p>84.6828604</text:p>
          </table:table-cell>
          <table:table-cell office:value-type="float" office:value="84.915046102253314" table:formula="of:=[.T125]*[.T$2]+[.$A126]*(1-[.T$2])" table:style-name="ce1">
            <text:p>84.9150461</text:p>
          </table:table-cell>
          <table:table-cell office:value-type="float" office:value="85.031040690009334" table:formula="of:=[.U125]*[.U$2]+[.$A126]*(1-[.U$2])" table:style-name="ce1">
            <text:p>85.03104069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126]*[.B$2]+[.$A127]*(1-[.B$2])" table:style-name="ce1">
            <text:p>90.735</text:p>
          </table:table-cell>
          <table:table-cell office:value-type="float" office:value="90.280213638140395" table:formula="of:=[.C126]*[.C$2]+[.$A127]*(1-[.C$2])" table:style-name="ce1">
            <text:p>90.28021364</text:p>
          </table:table-cell>
          <table:table-cell office:value-type="float" office:value="89.819009032510436" table:formula="of:=[.D126]*[.D$2]+[.$A127]*(1-[.D$2])" table:style-name="ce1">
            <text:p>89.81900903</text:p>
          </table:table-cell>
          <table:table-cell office:value-type="float" office:value="89.345905838778634" table:formula="of:=[.E126]*[.E$2]+[.$A127]*(1-[.E$2])" table:style-name="ce1">
            <text:p>89.34590584</text:p>
          </table:table-cell>
          <table:table-cell office:value-type="float" office:value="88.857009726236143" table:formula="of:=[.F126]*[.F$2]+[.$A127]*(1-[.F$2])" table:style-name="ce1">
            <text:p>88.85700973</text:p>
          </table:table-cell>
          <table:table-cell office:value-type="float" office:value="88.350729851065694" table:formula="of:=[.G126]*[.G$2]+[.$A127]*(1-[.G$2])" table:style-name="ce1">
            <text:p>88.35072985</text:p>
          </table:table-cell>
          <table:table-cell office:value-type="float" office:value="87.828600691571054" table:formula="of:=[.H126]*[.H$2]+[.$A127]*(1-[.H$2])" table:style-name="ce1">
            <text:p>87.82860069</text:p>
          </table:table-cell>
          <table:table-cell office:value-type="float" office:value="87.296188036556856" table:formula="of:=[.I126]*[.I$2]+[.$A127]*(1-[.I$2])" table:style-name="ce1">
            <text:p>87.29618804</text:p>
          </table:table-cell>
          <table:table-cell office:value-type="float" office:value="86.764025639208683" table:formula="of:=[.J126]*[.J$2]+[.$A127]*(1-[.J$2])" table:style-name="ce1">
            <text:p>86.76402564</text:p>
          </table:table-cell>
          <table:table-cell office:value-type="float" office:value="86.248473671534867" table:formula="of:=[.K126]*[.K$2]+[.$A127]*(1-[.K$2])" table:style-name="ce1">
            <text:p>86.24847367</text:p>
          </table:table-cell>
          <table:table-cell office:value-type="float" office:value="85.77230246190669" table:formula="of:=[.L126]*[.L$2]+[.$A127]*(1-[.L$2])" table:style-name="ce1">
            <text:p>85.77230246</text:p>
          </table:table-cell>
          <table:table-cell office:value-type="float" office:value="85.364661874014217" table:formula="of:=[.M126]*[.M$2]+[.$A127]*(1-[.M$2])" table:style-name="ce1">
            <text:p>85.36466187</text:p>
          </table:table-cell>
          <table:table-cell office:value-type="float" office:value="85.059838664384273" table:formula="of:=[.N126]*[.N$2]+[.$A127]*(1-[.N$2])" table:style-name="ce1">
            <text:p>85.05983866</text:p>
          </table:table-cell>
          <table:table-cell office:value-type="float" office:value="84.893677483153908" table:formula="of:=[.O126]*[.O$2]+[.$A127]*(1-[.O$2])" table:style-name="ce1">
            <text:p>84.89367748</text:p>
          </table:table-cell>
          <table:table-cell office:value-type="float" office:value="84.895364312071422" table:formula="of:=[.P126]*[.P$2]+[.$A127]*(1-[.P$2])" table:style-name="ce1">
            <text:p>84.89536431</text:p>
          </table:table-cell>
          <table:table-cell office:value-type="float" office:value="85.069643121668591" table:formula="of:=[.Q126]*[.Q$2]+[.$A127]*(1-[.Q$2])" table:style-name="ce1">
            <text:p>85.06964312</text:p>
          </table:table-cell>
          <table:table-cell office:value-type="float" office:value="85.360130509695054" table:formula="of:=[.R126]*[.R$2]+[.$A127]*(1-[.R$2])" table:style-name="ce1">
            <text:p>85.36013051</text:p>
          </table:table-cell>
          <table:table-cell office:value-type="float" office:value="85.590681342922679" table:formula="of:=[.S126]*[.S$2]+[.$A127]*(1-[.S$2])" table:style-name="ce1">
            <text:p>85.59068134</text:p>
          </table:table-cell>
          <table:table-cell office:value-type="float" office:value="85.497041492027975" table:formula="of:=[.T126]*[.T$2]+[.$A127]*(1-[.T$2])" table:style-name="ce1">
            <text:p>85.49704149</text:p>
          </table:table-cell>
          <table:table-cell office:value-type="float" office:value="85.316238655508855" table:formula="of:=[.U126]*[.U$2]+[.$A127]*(1-[.U$2])" table:style-name="ce1">
            <text:p>85.31623866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27]*[.B$2]+[.$A128]*(1-[.B$2])" table:style-name="ce1">
            <text:p>84.686</text:p>
          </table:table-cell>
          <table:table-cell office:value-type="float" office:value="84.965710681907026" table:formula="of:=[.C127]*[.C$2]+[.$A128]*(1-[.C$2])" table:style-name="ce1">
            <text:p>84.96571068</text:p>
          </table:table-cell>
          <table:table-cell office:value-type="float" office:value="85.199300903251057" table:formula="of:=[.D127]*[.D$2]+[.$A128]*(1-[.D$2])" table:style-name="ce1">
            <text:p>85.1993009</text:p>
          </table:table-cell>
          <table:table-cell office:value-type="float" office:value="85.384985875816795" table:formula="of:=[.E127]*[.E$2]+[.$A128]*(1-[.E$2])" table:style-name="ce1">
            <text:p>85.38498588</text:p>
          </table:table-cell>
          <table:table-cell office:value-type="float" office:value="85.520201945247237" table:formula="of:=[.F127]*[.F$2]+[.$A128]*(1-[.F$2])" table:style-name="ce1">
            <text:p>85.52020195</text:p>
          </table:table-cell>
          <table:table-cell office:value-type="float" office:value="85.602182462766422" table:formula="of:=[.G127]*[.G$2]+[.$A128]*(1-[.G$2])" table:style-name="ce1">
            <text:p>85.60218246</text:p>
          </table:table-cell>
          <table:table-cell office:value-type="float" office:value="85.628780207471323" table:formula="of:=[.H127]*[.H$2]+[.$A128]*(1-[.H$2])" table:style-name="ce1">
            <text:p>85.62878021</text:p>
          </table:table-cell>
          <table:table-cell office:value-type="float" office:value="85.599565812794907" table:formula="of:=[.I127]*[.I$2]+[.$A128]*(1-[.I$2])" table:style-name="ce1">
            <text:p>85.59956581</text:p>
          </table:table-cell>
          <table:table-cell office:value-type="float" office:value="85.51721025568348" table:formula="of:=[.J127]*[.J$2]+[.$A128]*(1-[.J$2])" table:style-name="ce1">
            <text:p>85.51721026</text:p>
          </table:table-cell>
          <table:table-cell office:value-type="float" office:value="85.389113152190703" table:formula="of:=[.K127]*[.K$2]+[.$A128]*(1-[.K$2])" table:style-name="ce1">
            <text:p>85.38911315</text:p>
          </table:table-cell>
          <table:table-cell office:value-type="float" office:value="85.229151230953349" table:formula="of:=[.L127]*[.L$2]+[.$A128]*(1-[.L$2])" table:style-name="ce1">
            <text:p>85.22915123</text:p>
          </table:table-cell>
          <table:table-cell office:value-type="float" office:value="85.059264030707823" table:formula="of:=[.M127]*[.M$2]+[.$A128]*(1-[.M$2])" table:style-name="ce1">
            <text:p>85.05926403</text:p>
          </table:table-cell>
          <table:table-cell office:value-type="float" office:value="84.910303198630572" table:formula="of:=[.N127]*[.N$2]+[.$A128]*(1-[.N$2])" table:style-name="ce1">
            <text:p>84.9103032</text:p>
          </table:table-cell>
          <table:table-cell office:value-type="float" office:value="84.820990364050047" table:formula="of:=[.O127]*[.O$2]+[.$A128]*(1-[.O$2])" table:style-name="ce1">
            <text:p>84.82099036</text:p>
          </table:table-cell>
          <table:table-cell office:value-type="float" office:value="84.832555018449995" table:formula="of:=[.P127]*[.P$2]+[.$A128]*(1-[.P$2])" table:style-name="ce1">
            <text:p>84.83255502</text:p>
          </table:table-cell>
          <table:table-cell office:value-type="float" office:value="84.973732341251434" table:formula="of:=[.Q127]*[.Q$2]+[.$A128]*(1-[.Q$2])" table:style-name="ce1">
            <text:p>84.97373234</text:p>
          </table:table-cell>
          <table:table-cell office:value-type="float" office:value="85.225304407756056" table:formula="of:=[.R127]*[.R$2]+[.$A128]*(1-[.R$2])" table:style-name="ce1">
            <text:p>85.22530441</text:p>
          </table:table-cell>
          <table:table-cell office:value-type="float" office:value="85.454979141484273" table:formula="of:=[.S127]*[.S$2]+[.$A128]*(1-[.S$2])" table:style-name="ce1">
            <text:p>85.45497914</text:p>
          </table:table-cell>
          <table:table-cell office:value-type="float" office:value="85.415937342825174" table:formula="of:=[.T127]*[.T$2]+[.$A128]*(1-[.T$2])" table:style-name="ce1">
            <text:p>85.41593734</text:p>
          </table:table-cell>
          <table:table-cell office:value-type="float" office:value="85.28472672273341" table:formula="of:=[.U127]*[.U$2]+[.$A128]*(1-[.U$2])" table:style-name="ce1">
            <text:p>85.28472672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28]*[.B$2]+[.$A129]*(1-[.B$2])" table:style-name="ce1">
            <text:p>78.637</text:p>
          </table:table-cell>
          <table:table-cell office:value-type="float" office:value="78.953435534095348" table:formula="of:=[.C128]*[.C$2]+[.$A129]*(1-[.C$2])" table:style-name="ce1">
            <text:p>78.95343553</text:p>
          </table:table-cell>
          <table:table-cell office:value-type="float" office:value="79.29323009032511" table:formula="of:=[.D128]*[.D$2]+[.$A129]*(1-[.D$2])" table:style-name="ce1">
            <text:p>79.29323009</text:p>
          </table:table-cell>
          <table:table-cell office:value-type="float" office:value="79.649197881372515" table:formula="of:=[.E128]*[.E$2]+[.$A129]*(1-[.E$2])" table:style-name="ce1">
            <text:p>79.64919788</text:p>
          </table:table-cell>
          <table:table-cell office:value-type="float" office:value="80.013640389049456" table:formula="of:=[.F128]*[.F$2]+[.$A129]*(1-[.F$2])" table:style-name="ce1">
            <text:p>80.01364039</text:p>
          </table:table-cell>
          <table:table-cell office:value-type="float" office:value="80.378295615691599" table:formula="of:=[.G128]*[.G$2]+[.$A129]*(1-[.G$2])" table:style-name="ce1">
            <text:p>80.37829562</text:p>
          </table:table-cell>
          <table:table-cell office:value-type="float" office:value="80.734534062241394" table:formula="of:=[.H128]*[.H$2]+[.$A129]*(1-[.H$2])" table:style-name="ce1">
            <text:p>80.73453406</text:p>
          </table:table-cell>
          <table:table-cell office:value-type="float" office:value="81.073898034478219" table:formula="of:=[.I128]*[.I$2]+[.$A129]*(1-[.I$2])" table:style-name="ce1">
            <text:p>81.07389803</text:p>
          </table:table-cell>
          <table:table-cell office:value-type="float" office:value="81.389084102273387" table:formula="of:=[.J128]*[.J$2]+[.$A129]*(1-[.J$2])" table:style-name="ce1">
            <text:p>81.3890841</text:p>
          </table:table-cell>
          <table:table-cell office:value-type="float" office:value="81.675450918485822" table:formula="of:=[.K128]*[.K$2]+[.$A129]*(1-[.K$2])" table:style-name="ce1">
            <text:p>81.67545092</text:p>
          </table:table-cell>
          <table:table-cell office:value-type="float" office:value="81.933075615476668" table:formula="of:=[.L128]*[.L$2]+[.$A129]*(1-[.L$2])" table:style-name="ce1">
            <text:p>81.93307562</text:p>
          </table:table-cell>
          <table:table-cell office:value-type="float" office:value="82.169245216889294" table:formula="of:=[.M128]*[.M$2]+[.$A129]*(1-[.M$2])" table:style-name="ce1">
            <text:p>82.16924522</text:p>
          </table:table-cell>
          <table:table-cell office:value-type="float" office:value="82.400981919178349" table:formula="of:=[.N128]*[.N$2]+[.$A129]*(1-[.N$2])" table:style-name="ce1">
            <text:p>82.40098192</text:p>
          </table:table-cell>
          <table:table-cell office:value-type="float" office:value="82.65659373663253" table:formula="of:=[.O128]*[.O$2]+[.$A129]*(1-[.O$2])" table:style-name="ce1">
            <text:p>82.65659374</text:p>
          </table:table-cell>
          <table:table-cell office:value-type="float" office:value="82.973888512914996" table:formula="of:=[.P128]*[.P$2]+[.$A129]*(1-[.P$2])" table:style-name="ce1">
            <text:p>82.97388851</text:p>
          </table:table-cell>
          <table:table-cell office:value-type="float" office:value="83.389549255938576" table:formula="of:=[.Q128]*[.Q$2]+[.$A129]*(1-[.Q$2])" table:style-name="ce1">
            <text:p>83.38954926</text:p>
          </table:table-cell>
          <table:table-cell office:value-type="float" office:value="83.907643526204851" table:formula="of:=[.R128]*[.R$2]+[.$A129]*(1-[.R$2])" table:style-name="ce1">
            <text:p>83.90764353</text:p>
          </table:table-cell>
          <table:table-cell office:value-type="float" office:value="84.432282270261638" table:formula="of:=[.S128]*[.S$2]+[.$A129]*(1-[.S$2])" table:style-name="ce1">
            <text:p>84.43228227</text:p>
          </table:table-cell>
          <table:table-cell office:value-type="float" office:value="84.738043608542654" table:formula="of:=[.T128]*[.T$2]+[.$A129]*(1-[.T$2])" table:style-name="ce1">
            <text:p>84.73804361</text:p>
          </table:table-cell>
          <table:table-cell office:value-type="float" office:value="84.952340386596731" table:formula="of:=[.U128]*[.U$2]+[.$A129]*(1-[.U$2])" table:style-name="ce1">
            <text:p>84.95234039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29]*[.B$2]+[.$A130]*(1-[.B$2])" table:style-name="ce1">
            <text:p>81.6615</text:p>
          </table:table-cell>
          <table:table-cell office:value-type="float" office:value="81.526096776704762" table:formula="of:=[.C129]*[.C$2]+[.$A130]*(1-[.C$2])" table:style-name="ce1">
            <text:p>81.52609678</text:p>
          </table:table-cell>
          <table:table-cell office:value-type="float" office:value="81.424673009032517" table:formula="of:=[.D129]*[.D$2]+[.$A130]*(1-[.D$2])" table:style-name="ce1">
            <text:p>81.42467301</text:p>
          </table:table-cell>
          <table:table-cell office:value-type="float" office:value="81.359654682205885" table:formula="of:=[.E129]*[.E$2]+[.$A130]*(1-[.E$2])" table:style-name="ce1">
            <text:p>81.35965468</text:p>
          </table:table-cell>
          <table:table-cell office:value-type="float" office:value="81.331928077809891" table:formula="of:=[.F129]*[.F$2]+[.$A130]*(1-[.F$2])" table:style-name="ce1">
            <text:p>81.33192808</text:p>
          </table:table-cell>
          <table:table-cell office:value-type="float" office:value="81.340698903922913" table:formula="of:=[.G129]*[.G$2]+[.$A130]*(1-[.G$2])" table:style-name="ce1">
            <text:p>81.3406989</text:p>
          </table:table-cell>
          <table:table-cell office:value-type="float" office:value="81.383410218672424" table:formula="of:=[.H129]*[.H$2]+[.$A130]*(1-[.H$2])" table:style-name="ce1">
            <text:p>81.38341022</text:p>
          </table:table-cell>
          <table:table-cell office:value-type="float" office:value="81.455839312067383" table:formula="of:=[.I129]*[.I$2]+[.$A130]*(1-[.I$2])" table:style-name="ce1">
            <text:p>81.45583931</text:p>
          </table:table-cell>
          <table:table-cell office:value-type="float" office:value="81.55253364090936" table:formula="of:=[.J129]*[.J$2]+[.$A130]*(1-[.J$2])" table:style-name="ce1">
            <text:p>81.55253364</text:p>
          </table:table-cell>
          <table:table-cell office:value-type="float" office:value="81.667777913318616" table:formula="of:=[.K129]*[.K$2]+[.$A130]*(1-[.K$2])" table:style-name="ce1">
            <text:p>81.66777791</text:p>
          </table:table-cell>
          <table:table-cell office:value-type="float" office:value="81.797287807738343" table:formula="of:=[.L129]*[.L$2]+[.$A130]*(1-[.L$2])" table:style-name="ce1">
            <text:p>81.79728781</text:p>
          </table:table-cell>
          <table:table-cell office:value-type="float" office:value="81.94075986928911" table:formula="of:=[.M129]*[.M$2]+[.$A130]*(1-[.M$2])" table:style-name="ce1">
            <text:p>81.94075987</text:p>
          </table:table-cell>
          <table:table-cell office:value-type="float" office:value="82.105189151507005" table:formula="of:=[.N129]*[.N$2]+[.$A130]*(1-[.N$2])" table:style-name="ce1">
            <text:p>82.10518915</text:p>
          </table:table-cell>
          <table:table-cell office:value-type="float" office:value="82.308310928811153" table:formula="of:=[.O129]*[.O$2]+[.$A130]*(1-[.O$2])" table:style-name="ce1">
            <text:p>82.30831093</text:p>
          </table:table-cell>
          <table:table-cell office:value-type="float" office:value="82.580171959040499" table:formula="of:=[.P129]*[.P$2]+[.$A130]*(1-[.P$2])" table:style-name="ce1">
            <text:p>82.58017196</text:p>
          </table:table-cell>
          <table:table-cell office:value-type="float" office:value="82.957536941953933" table:formula="of:=[.Q129]*[.Q$2]+[.$A130]*(1-[.Q$2])" table:style-name="ce1">
            <text:p>82.95753694</text:p>
          </table:table-cell>
          <table:table-cell office:value-type="float" office:value="83.458414820963867" table:formula="of:=[.R129]*[.R$2]+[.$A130]*(1-[.R$2])" table:style-name="ce1">
            <text:p>83.45841482</text:p>
          </table:table-cell>
          <table:table-cell office:value-type="float" office:value="84.016664929722396" table:formula="of:=[.S129]*[.S$2]+[.$A130]*(1-[.S$2])" table:style-name="ce1">
            <text:p>84.01666493</text:p>
          </table:table-cell>
          <table:table-cell office:value-type="float" office:value="84.430389247688396" table:formula="of:=[.T129]*[.T$2]+[.$A130]*(1-[.T$2])" table:style-name="ce1">
            <text:p>84.43038925</text:p>
          </table:table-cell>
          <table:table-cell office:value-type="float" office:value="84.787798367266902" table:formula="of:=[.U129]*[.U$2]+[.$A130]*(1-[.U$2])" table:style-name="ce1">
            <text:p>84.78779837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30]*[.B$2]+[.$A131]*(1-[.B$2])" table:style-name="ce1">
            <text:p>75.6125</text:p>
          </table:table-cell>
          <table:table-cell office:value-type="float" office:value="75.908179838835238" table:formula="of:=[.C130]*[.C$2]+[.$A131]*(1-[.C$2])" table:style-name="ce1">
            <text:p>75.90817984</text:p>
          </table:table-cell>
          <table:table-cell office:value-type="float" office:value="76.193717300903245" table:formula="of:=[.D130]*[.D$2]+[.$A131]*(1-[.D$2])" table:style-name="ce1">
            <text:p>76.1937173</text:p>
          </table:table-cell>
          <table:table-cell office:value-type="float" office:value="76.474573202330873" table:formula="of:=[.E130]*[.E$2]+[.$A131]*(1-[.E$2])" table:style-name="ce1">
            <text:p>76.4745732</text:p>
          </table:table-cell>
          <table:table-cell office:value-type="float" office:value="76.756385615561982" table:formula="of:=[.F130]*[.F$2]+[.$A131]*(1-[.F$2])" table:style-name="ce1">
            <text:p>76.75638562</text:p>
          </table:table-cell>
          <table:table-cell office:value-type="float" office:value="77.044549725980715" table:formula="of:=[.G130]*[.G$2]+[.$A131]*(1-[.G$2])" table:style-name="ce1">
            <text:p>77.04454973</text:p>
          </table:table-cell>
          <table:table-cell office:value-type="float" office:value="77.343773065601724" table:formula="of:=[.H130]*[.H$2]+[.$A131]*(1-[.H$2])" table:style-name="ce1">
            <text:p>77.34377307</text:p>
          </table:table-cell>
          <table:table-cell office:value-type="float" office:value="77.657668759223583" table:formula="of:=[.I130]*[.I$2]+[.$A131]*(1-[.I$2])" table:style-name="ce1">
            <text:p>77.65766876</text:p>
          </table:table-cell>
          <table:table-cell office:value-type="float" office:value="77.988513456363748" table:formula="of:=[.J130]*[.J$2]+[.$A131]*(1-[.J$2])" table:style-name="ce1">
            <text:p>77.98851346</text:p>
          </table:table-cell>
          <table:table-cell office:value-type="float" office:value="78.337375060993381" table:formula="of:=[.K130]*[.K$2]+[.$A131]*(1-[.K$2])" table:style-name="ce1">
            <text:p>78.33737506</text:p>
          </table:table-cell>
          <table:table-cell office:value-type="float" office:value="78.704893903869163" table:formula="of:=[.L130]*[.L$2]+[.$A131]*(1-[.L$2])" table:style-name="ce1">
            <text:p>78.7048939</text:p>
          </table:table-cell>
          <table:table-cell office:value-type="float" office:value="79.093042928109014" table:formula="of:=[.M130]*[.M$2]+[.$A131]*(1-[.M$2])" table:style-name="ce1">
            <text:p>79.09304293</text:p>
          </table:table-cell>
          <table:table-cell office:value-type="float" office:value="79.508113490904208" table:formula="of:=[.N130]*[.N$2]+[.$A131]*(1-[.N$2])" table:style-name="ce1">
            <text:p>79.50811349</text:p>
          </table:table-cell>
          <table:table-cell office:value-type="float" office:value="79.964777103727243" table:formula="of:=[.O130]*[.O$2]+[.$A131]*(1-[.O$2])" table:style-name="ce1">
            <text:p>79.9647771</text:p>
          </table:table-cell>
          <table:table-cell office:value-type="float" office:value="80.489870371328351" table:formula="of:=[.P130]*[.P$2]+[.$A131]*(1-[.P$2])" table:style-name="ce1">
            <text:p>80.48987037</text:p>
          </table:table-cell>
          <table:table-cell office:value-type="float" office:value="81.121277706465449" table:formula="of:=[.Q130]*[.Q$2]+[.$A131]*(1-[.Q$2])" table:style-name="ce1">
            <text:p>81.12127771</text:p>
          </table:table-cell>
          <table:table-cell office:value-type="float" office:value="81.889231856771104" table:formula="of:=[.R130]*[.R$2]+[.$A131]*(1-[.R$2])" table:style-name="ce1">
            <text:p>81.88923186</text:p>
          </table:table-cell>
          <table:table-cell office:value-type="float" office:value="82.756040190264031" table:formula="of:=[.S130]*[.S$2]+[.$A131]*(1-[.S$2])" table:style-name="ce1">
            <text:p>82.75604019</text:p>
          </table:table-cell>
          <table:table-cell office:value-type="float" office:value="83.548600322919555" table:formula="of:=[.T130]*[.T$2]+[.$A131]*(1-[.T$2])" table:style-name="ce1">
            <text:p>83.54860032</text:p>
          </table:table-cell>
          <table:table-cell office:value-type="float" office:value="84.329033448903559" table:formula="of:=[.U130]*[.U$2]+[.$A131]*(1-[.U$2])" table:style-name="ce1">
            <text:p>84.32903345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31]*[.B$2]+[.$A132]*(1-[.B$2])" table:style-name="ce1">
            <text:p>72.588</text:p>
          </table:table-cell>
          <table:table-cell office:value-type="float" office:value="72.754008991941745" table:formula="of:=[.C131]*[.C$2]+[.$A132]*(1-[.C$2])" table:style-name="ce1">
            <text:p>72.75400899</text:p>
          </table:table-cell>
          <table:table-cell office:value-type="float" office:value="72.948571730090322" table:formula="of:=[.D131]*[.D$2]+[.$A132]*(1-[.D$2])" table:style-name="ce1">
            <text:p>72.94857173</text:p>
          </table:table-cell>
          <table:table-cell office:value-type="float" office:value="73.170985980349627" table:formula="of:=[.E131]*[.E$2]+[.$A132]*(1-[.E$2])" table:style-name="ce1">
            <text:p>73.17098598</text:p>
          </table:table-cell>
          <table:table-cell office:value-type="float" office:value="73.421677123112403" table:formula="of:=[.F131]*[.F$2]+[.$A132]*(1-[.F$2])" table:style-name="ce1">
            <text:p>73.42167712</text:p>
          </table:table-cell>
          <table:table-cell office:value-type="float" office:value="73.702137431495174" table:formula="of:=[.G131]*[.G$2]+[.$A132]*(1-[.G$2])" table:style-name="ce1">
            <text:p>73.70213743</text:p>
          </table:table-cell>
          <table:table-cell office:value-type="float" office:value="74.014731919680514" table:formula="of:=[.H131]*[.H$2]+[.$A132]*(1-[.H$2])" table:style-name="ce1">
            <text:p>74.01473192</text:p>
          </table:table-cell>
          <table:table-cell office:value-type="float" office:value="74.36238406572825" table:formula="of:=[.I131]*[.I$2]+[.$A132]*(1-[.I$2])" table:style-name="ce1">
            <text:p>74.36238407</text:p>
          </table:table-cell>
          <table:table-cell office:value-type="float" office:value="74.748205382545507" table:formula="of:=[.J131]*[.J$2]+[.$A132]*(1-[.J$2])" table:style-name="ce1">
            <text:p>74.74820538</text:p>
          </table:table-cell>
          <table:table-cell office:value-type="float" office:value="75.175218777447014" table:formula="of:=[.K131]*[.K$2]+[.$A132]*(1-[.K$2])" table:style-name="ce1">
            <text:p>75.17521878</text:p>
          </table:table-cell>
          <table:table-cell office:value-type="float" office:value="75.646446951934578" table:formula="of:=[.L131]*[.L$2]+[.$A132]*(1-[.L$2])" table:style-name="ce1">
            <text:p>75.64644695</text:p>
          </table:table-cell>
          <table:table-cell office:value-type="float" office:value="76.165773610459951" table:formula="of:=[.M131]*[.M$2]+[.$A132]*(1-[.M$2])" table:style-name="ce1">
            <text:p>76.16577361</text:p>
          </table:table-cell>
          <table:table-cell office:value-type="float" office:value="76.740068094542522" table:formula="of:=[.N131]*[.N$2]+[.$A132]*(1-[.N$2])" table:style-name="ce1">
            <text:p>76.74006809</text:p>
          </table:table-cell>
          <table:table-cell office:value-type="float" office:value="77.382905117422709" table:formula="of:=[.O131]*[.O$2]+[.$A132]*(1-[.O$2])" table:style-name="ce1">
            <text:p>77.38290512</text:p>
          </table:table-cell>
          <table:table-cell office:value-type="float" office:value="78.11930925992985" table:formula="of:=[.P131]*[.P$2]+[.$A132]*(1-[.P$2])" table:style-name="ce1">
            <text:p>78.11930926</text:p>
          </table:table-cell>
          <table:table-cell office:value-type="float" office:value="78.987958279849096" table:formula="of:=[.Q131]*[.Q$2]+[.$A132]*(1-[.Q$2])" table:style-name="ce1">
            <text:p>78.98795828</text:p>
          </table:table-cell>
          <table:table-cell office:value-type="float" office:value="80.028985485416882" table:formula="of:=[.R131]*[.R$2]+[.$A132]*(1-[.R$2])" table:style-name="ce1">
            <text:p>80.02898549</text:p>
          </table:table-cell>
          <table:table-cell office:value-type="float" office:value="81.230834161724417" table:formula="of:=[.S131]*[.S$2]+[.$A132]*(1-[.S$2])" table:style-name="ce1">
            <text:p>81.23083416</text:p>
          </table:table-cell>
          <table:table-cell office:value-type="float" office:value="82.452540290627596" table:formula="of:=[.T131]*[.T$2]+[.$A132]*(1-[.T$2])" table:style-name="ce1">
            <text:p>82.45254029</text:p>
          </table:table-cell>
          <table:table-cell office:value-type="float" office:value="83.741981776458374" table:formula="of:=[.U131]*[.U$2]+[.$A132]*(1-[.U$2])" table:style-name="ce1">
            <text:p>83.74198178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132]*[.B$2]+[.$A133]*(1-[.B$2])" table:style-name="ce1">
            <text:p>69.5635</text:p>
          </table:table-cell>
          <table:table-cell office:value-type="float" office:value="69.723025449597088" table:formula="of:=[.C132]*[.C$2]+[.$A133]*(1-[.C$2])" table:style-name="ce1">
            <text:p>69.72302545</text:p>
          </table:table-cell>
          <table:table-cell office:value-type="float" office:value="69.902007173009039" table:formula="of:=[.D132]*[.D$2]+[.$A133]*(1-[.D$2])" table:style-name="ce1">
            <text:p>69.90200717</text:p>
          </table:table-cell>
          <table:table-cell office:value-type="float" office:value="70.104622897052451" table:formula="of:=[.E132]*[.E$2]+[.$A133]*(1-[.E$2])" table:style-name="ce1">
            <text:p>70.1046229</text:p>
          </table:table-cell>
          <table:table-cell office:value-type="float" office:value="70.335135424622479" table:formula="of:=[.F132]*[.F$2]+[.$A133]*(1-[.F$2])" table:style-name="ce1">
            <text:p>70.33513542</text:p>
          </table:table-cell>
          <table:table-cell office:value-type="float" office:value="70.598159357873797" table:formula="of:=[.G132]*[.G$2]+[.$A133]*(1-[.G$2])" table:style-name="ce1">
            <text:p>70.59815936</text:p>
          </table:table-cell>
          <table:table-cell office:value-type="float" office:value="70.898869575904158" table:formula="of:=[.H132]*[.H$2]+[.$A133]*(1-[.H$2])" table:style-name="ce1">
            <text:p>70.89886958</text:p>
          </table:table-cell>
          <table:table-cell office:value-type="float" office:value="71.243109423004881" table:formula="of:=[.I132]*[.I$2]+[.$A133]*(1-[.I$2])" table:style-name="ce1">
            <text:p>71.24310942</text:p>
          </table:table-cell>
          <table:table-cell office:value-type="float" office:value="71.637382153018208" table:formula="of:=[.J132]*[.J$2]+[.$A133]*(1-[.J$2])" table:style-name="ce1">
            <text:p>71.63738215</text:p>
          </table:table-cell>
          <table:table-cell office:value-type="float" office:value="72.088773449851161" table:formula="of:=[.K132]*[.K$2]+[.$A133]*(1-[.K$2])" table:style-name="ce1">
            <text:p>72.08877345</text:p>
          </table:table-cell>
          <table:table-cell office:value-type="float" office:value="72.604973475967284" table:formula="of:=[.L132]*[.L$2]+[.$A133]*(1-[.L$2])" table:style-name="ce1">
            <text:p>72.60497348</text:p>
          </table:table-cell>
          <table:table-cell office:value-type="float" office:value="73.194750485752976" table:formula="of:=[.M132]*[.M$2]+[.$A133]*(1-[.M$2])" table:style-name="ce1">
            <text:p>73.19475049</text:p>
          </table:table-cell>
          <table:table-cell office:value-type="float" office:value="73.869440856725504" table:formula="of:=[.N132]*[.N$2]+[.$A133]*(1-[.N$2])" table:style-name="ce1">
            <text:p>73.86944086</text:p>
          </table:table-cell>
          <table:table-cell office:value-type="float" office:value="74.646113326324766" table:formula="of:=[.O132]*[.O$2]+[.$A133]*(1-[.O$2])" table:style-name="ce1">
            <text:p>74.64611333</text:p>
          </table:table-cell>
          <table:table-cell office:value-type="float" office:value="75.55256648195089" table:formula="of:=[.P132]*[.P$2]+[.$A133]*(1-[.P$2])" table:style-name="ce1">
            <text:p>75.55256648</text:p>
          </table:table-cell>
          <table:table-cell office:value-type="float" office:value="76.631843709886823" table:formula="of:=[.Q132]*[.Q$2]+[.$A133]*(1-[.Q$2])" table:style-name="ce1">
            <text:p>76.63184371</text:p>
          </table:table-cell>
          <table:table-cell office:value-type="float" office:value="77.93588838833351" table:formula="of:=[.R132]*[.R$2]+[.$A133]*(1-[.R$2])" table:style-name="ce1">
            <text:p>77.93588839</text:p>
          </table:table-cell>
          <table:table-cell office:value-type="float" office:value="79.480734037465766" table:formula="of:=[.S132]*[.S$2]+[.$A133]*(1-[.S$2])" table:style-name="ce1">
            <text:p>79.48073404</text:p>
          </table:table-cell>
          <table:table-cell office:value-type="float" office:value="81.163636261564832" table:formula="of:=[.T132]*[.T$2]+[.$A133]*(1-[.T$2])" table:style-name="ce1">
            <text:p>81.16363626</text:p>
          </table:table-cell>
          <table:table-cell office:value-type="float" office:value="83.033057687635463" table:formula="of:=[.U132]*[.U$2]+[.$A133]*(1-[.U$2])" table:style-name="ce1">
            <text:p>83.03305769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33]*[.B$2]+[.$A134]*(1-[.B$2])" table:style-name="ce1">
            <text:p>75.6125</text:p>
          </table:table-cell>
          <table:table-cell office:value-type="float" office:value="75.318026272479855" table:formula="of:=[.C133]*[.C$2]+[.$A134]*(1-[.C$2])" table:style-name="ce1">
            <text:p>75.31802627</text:p>
          </table:table-cell>
          <table:table-cell office:value-type="float" office:value="75.041450717300904" table:formula="of:=[.D133]*[.D$2]+[.$A134]*(1-[.D$2])" table:style-name="ce1">
            <text:p>75.04145072</text:p>
          </table:table-cell>
          <table:table-cell office:value-type="float" office:value="74.78631843455787" table:formula="of:=[.E133]*[.E$2]+[.$A134]*(1-[.E$2])" table:style-name="ce1">
            <text:p>74.78631843</text:p>
          </table:table-cell>
          <table:table-cell office:value-type="float" office:value="74.557027084924499" table:formula="of:=[.F133]*[.F$2]+[.$A134]*(1-[.F$2])" table:style-name="ce1">
            <text:p>74.55702708</text:p>
          </table:table-cell>
          <table:table-cell office:value-type="float" office:value="74.35891483946844" table:formula="of:=[.G133]*[.G$2]+[.$A134]*(1-[.G$2])" table:style-name="ce1">
            <text:p>74.35891484</text:p>
          </table:table-cell>
          <table:table-cell office:value-type="float" office:value="74.198410872771234" table:formula="of:=[.H133]*[.H$2]+[.$A134]*(1-[.H$2])" table:style-name="ce1">
            <text:p>74.19841087</text:p>
          </table:table-cell>
          <table:table-cell office:value-type="float" office:value="74.083213298051703" table:formula="of:=[.I133]*[.I$2]+[.$A134]*(1-[.I$2])" table:style-name="ce1">
            <text:p>74.0832133</text:p>
          </table:table-cell>
          <table:table-cell office:value-type="float" office:value="74.022452861207285" table:formula="of:=[.J133]*[.J$2]+[.$A134]*(1-[.J$2])" table:style-name="ce1">
            <text:p>74.02245286</text:p>
          </table:table-cell>
          <table:table-cell office:value-type="float" office:value="74.026823052433031" table:formula="of:=[.K133]*[.K$2]+[.$A134]*(1-[.K$2])" table:style-name="ce1">
            <text:p>74.02682305</text:p>
          </table:table-cell>
          <table:table-cell office:value-type="float" office:value="74.108736737983634" table:formula="of:=[.L133]*[.L$2]+[.$A134]*(1-[.L$2])" table:style-name="ce1">
            <text:p>74.10873674</text:p>
          </table:table-cell>
          <table:table-cell office:value-type="float" office:value="74.282737767164136" table:formula="of:=[.M133]*[.M$2]+[.$A134]*(1-[.M$2])" table:style-name="ce1">
            <text:p>74.28273777</text:p>
          </table:table-cell>
          <table:table-cell office:value-type="float" office:value="74.566664514035295" table:formula="of:=[.N133]*[.N$2]+[.$A134]*(1-[.N$2])" table:style-name="ce1">
            <text:p>74.56666451</text:p>
          </table:table-cell>
          <table:table-cell office:value-type="float" office:value="74.984348662111103" table:formula="of:=[.O133]*[.O$2]+[.$A134]*(1-[.O$2])" table:style-name="ce1">
            <text:p>74.98434866</text:p>
          </table:table-cell>
          <table:table-cell office:value-type="float" office:value="75.57054653736563" table:formula="of:=[.P133]*[.P$2]+[.$A134]*(1-[.P$2])" table:style-name="ce1">
            <text:p>75.57054654</text:p>
          </table:table-cell>
          <table:table-cell office:value-type="float" office:value="76.37700778241512" table:formula="of:=[.Q133]*[.Q$2]+[.$A134]*(1-[.Q$2])" table:style-name="ce1">
            <text:p>76.37700778</text:p>
          </table:table-cell>
          <table:table-cell office:value-type="float" office:value="77.47121071066681" table:formula="of:=[.R133]*[.R$2]+[.$A134]*(1-[.R$2])" table:style-name="ce1">
            <text:p>77.47121071</text:p>
          </table:table-cell>
          <table:table-cell office:value-type="float" office:value="78.900498931845902" table:formula="of:=[.S133]*[.S$2]+[.$A134]*(1-[.S$2])" table:style-name="ce1">
            <text:p>78.90049893</text:p>
          </table:table-cell>
          <table:table-cell office:value-type="float" office:value="80.608522635408349" table:formula="of:=[.T133]*[.T$2]+[.$A134]*(1-[.T$2])" table:style-name="ce1">
            <text:p>80.60852264</text:p>
          </table:table-cell>
          <table:table-cell office:value-type="float" office:value="82.662029803253688" table:formula="of:=[.U133]*[.U$2]+[.$A134]*(1-[.U$2])" table:style-name="ce1">
            <text:p>82.6620298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34]*[.B$2]+[.$A135]*(1-[.B$2])" table:style-name="ce1">
            <text:p>84.686</text:p>
          </table:table-cell>
          <table:table-cell office:value-type="float" office:value="84.217601313624002" table:formula="of:=[.C134]*[.C$2]+[.$A135]*(1-[.C$2])" table:style-name="ce1">
            <text:p>84.21760131</text:p>
          </table:table-cell>
          <table:table-cell office:value-type="float" office:value="83.721545071730105" table:formula="of:=[.D134]*[.D$2]+[.$A135]*(1-[.D$2])" table:style-name="ce1">
            <text:p>83.72154507</text:p>
          </table:table-cell>
          <table:table-cell office:value-type="float" office:value="83.201047765183688" table:formula="of:=[.E134]*[.E$2]+[.$A135]*(1-[.E$2])" table:style-name="ce1">
            <text:p>83.20104777</text:p>
          </table:table-cell>
          <table:table-cell office:value-type="float" office:value="82.660205416984908" table:formula="of:=[.F134]*[.F$2]+[.$A135]*(1-[.F$2])" table:style-name="ce1">
            <text:p>82.66020542</text:p>
          </table:table-cell>
          <table:table-cell office:value-type="float" office:value="82.104228709867115" table:formula="of:=[.G134]*[.G$2]+[.$A135]*(1-[.G$2])" table:style-name="ce1">
            <text:p>82.10422871</text:p>
          </table:table-cell>
          <table:table-cell office:value-type="float" office:value="81.539723261831369" table:formula="of:=[.H134]*[.H$2]+[.$A135]*(1-[.H$2])" table:style-name="ce1">
            <text:p>81.53972326</text:p>
          </table:table-cell>
          <table:table-cell office:value-type="float" office:value="80.975024654318105" table:formula="of:=[.I134]*[.I$2]+[.$A135]*(1-[.I$2])" table:style-name="ce1">
            <text:p>80.97502465</text:p>
          </table:table-cell>
          <table:table-cell office:value-type="float" office:value="80.420581144482924" table:formula="of:=[.J134]*[.J$2]+[.$A135]*(1-[.J$2])" table:style-name="ce1">
            <text:p>80.42058114</text:p>
          </table:table-cell>
          <table:table-cell office:value-type="float" office:value="79.889370373594872" table:formula="of:=[.K134]*[.K$2]+[.$A135]*(1-[.K$2])" table:style-name="ce1">
            <text:p>79.88937037</text:p>
          </table:table-cell>
          <table:table-cell office:value-type="float" office:value="79.39736836899182" table:formula="of:=[.L134]*[.L$2]+[.$A135]*(1-[.L$2])" table:style-name="ce1">
            <text:p>79.39736837</text:p>
          </table:table-cell>
          <table:table-cell office:value-type="float" office:value="78.964205771940271" table:formula="of:=[.M134]*[.M$2]+[.$A135]*(1-[.M$2])" table:style-name="ce1">
            <text:p>78.96420577</text:p>
          </table:table-cell>
          <table:table-cell office:value-type="float" office:value="78.614398708421177" table:formula="of:=[.N134]*[.N$2]+[.$A135]*(1-[.N$2])" table:style-name="ce1">
            <text:p>78.61439871</text:p>
          </table:table-cell>
          <table:table-cell office:value-type="float" office:value="78.379926630372225" table:formula="of:=[.O134]*[.O$2]+[.$A135]*(1-[.O$2])" table:style-name="ce1">
            <text:p>78.37992663</text:p>
          </table:table-cell>
          <table:table-cell office:value-type="float" office:value="78.305182576155943" table:formula="of:=[.P134]*[.P$2]+[.$A135]*(1-[.P$2])" table:style-name="ce1">
            <text:p>78.30518258</text:p>
          </table:table-cell>
          <table:table-cell office:value-type="float" office:value="78.454255836811342" table:formula="of:=[.Q134]*[.Q$2]+[.$A135]*(1-[.Q$2])" table:style-name="ce1">
            <text:p>78.45425584</text:p>
          </table:table-cell>
          <table:table-cell office:value-type="float" office:value="78.914168568533455" table:formula="of:=[.R134]*[.R$2]+[.$A135]*(1-[.R$2])" table:style-name="ce1">
            <text:p>78.91416857</text:p>
          </table:table-cell>
          <table:table-cell office:value-type="float" office:value="79.768324092069008" table:formula="of:=[.S134]*[.S$2]+[.$A135]*(1-[.S$2])" table:style-name="ce1">
            <text:p>79.76832409</text:p>
          </table:table-cell>
          <table:table-cell office:value-type="float" office:value="81.016270371867506" table:formula="of:=[.T134]*[.T$2]+[.$A135]*(1-[.T$2])" table:style-name="ce1">
            <text:p>81.01627037</text:p>
          </table:table-cell>
          <table:table-cell office:value-type="float" office:value="82.763228313091005" table:formula="of:=[.U134]*[.U$2]+[.$A135]*(1-[.U$2])" table:style-name="ce1">
            <text:p>82.76322831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35]*[.B$2]+[.$A136]*(1-[.B$2])" table:style-name="ce1">
            <text:p>84.686</text:p>
          </table:table-cell>
          <table:table-cell office:value-type="float" office:value="84.662580065681198" table:formula="of:=[.C135]*[.C$2]+[.$A136]*(1-[.C$2])" table:style-name="ce1">
            <text:p>84.66258007</text:p>
          </table:table-cell>
          <table:table-cell office:value-type="float" office:value="84.58955450717302" table:formula="of:=[.D135]*[.D$2]+[.$A136]*(1-[.D$2])" table:style-name="ce1">
            <text:p>84.58955451</text:p>
          </table:table-cell>
          <table:table-cell office:value-type="float" office:value="84.463257164777559" table:formula="of:=[.E135]*[.E$2]+[.$A136]*(1-[.E$2])" table:style-name="ce1">
            <text:p>84.46325716</text:p>
          </table:table-cell>
          <table:table-cell office:value-type="float" office:value="84.280841083396979" table:formula="of:=[.F135]*[.F$2]+[.$A136]*(1-[.F$2])" table:style-name="ce1">
            <text:p>84.28084108</text:p>
          </table:table-cell>
          <table:table-cell office:value-type="float" office:value="84.040557177466781" table:formula="of:=[.G135]*[.G$2]+[.$A136]*(1-[.G$2])" table:style-name="ce1">
            <text:p>84.04055718</text:p>
          </table:table-cell>
          <table:table-cell office:value-type="float" office:value="83.742116978549404" table:formula="of:=[.H135]*[.H$2]+[.$A136]*(1-[.H$2])" table:style-name="ce1">
            <text:p>83.74211698</text:p>
          </table:table-cell>
          <table:table-cell office:value-type="float" office:value="83.387158629011338" table:formula="of:=[.I135]*[.I$2]+[.$A136]*(1-[.I$2])" table:style-name="ce1">
            <text:p>83.38715863</text:p>
          </table:table-cell>
          <table:table-cell office:value-type="float" office:value="82.979832457793179" table:formula="of:=[.J135]*[.J$2]+[.$A136]*(1-[.J$2])" table:style-name="ce1">
            <text:p>82.97983246</text:p>
          </table:table-cell>
          <table:table-cell office:value-type="float" office:value="82.527516668117698" table:formula="of:=[.K135]*[.K$2]+[.$A136]*(1-[.K$2])" table:style-name="ce1">
            <text:p>82.52751667</text:p>
          </table:table-cell>
          <table:table-cell office:value-type="float" office:value="82.041684184495921" table:formula="of:=[.L135]*[.L$2]+[.$A136]*(1-[.L$2])" table:style-name="ce1">
            <text:p>82.04168418</text:p>
          </table:table-cell>
          <table:table-cell office:value-type="float" office:value="81.539013174567145" table:formula="of:=[.M135]*[.M$2]+[.$A136]*(1-[.M$2])" table:style-name="ce1">
            <text:p>81.53901317</text:p>
          </table:table-cell>
          <table:table-cell office:value-type="float" office:value="81.043039225052709" table:formula="of:=[.N135]*[.N$2]+[.$A136]*(1-[.N$2])" table:style-name="ce1">
            <text:p>81.04303923</text:p>
          </table:table-cell>
          <table:table-cell office:value-type="float" office:value="80.587052309741949" table:formula="of:=[.O135]*[.O$2]+[.$A136]*(1-[.O$2])" table:style-name="ce1">
            <text:p>80.58705231</text:p>
          </table:table-cell>
          <table:table-cell office:value-type="float" office:value="80.219427803309173" table:formula="of:=[.P135]*[.P$2]+[.$A136]*(1-[.P$2])" table:style-name="ce1">
            <text:p>80.2194278</text:p>
          </table:table-cell>
          <table:table-cell office:value-type="float" office:value="80.012191877608501" table:formula="of:=[.Q135]*[.Q$2]+[.$A136]*(1-[.Q$2])" table:style-name="ce1">
            <text:p>80.01219188</text:p>
          </table:table-cell>
          <table:table-cell office:value-type="float" office:value="80.068534854826765" table:formula="of:=[.R135]*[.R$2]+[.$A136]*(1-[.R$2])" table:style-name="ce1">
            <text:p>80.06853485</text:p>
          </table:table-cell>
          <table:table-cell office:value-type="float" office:value="80.505975478258648" table:formula="of:=[.S135]*[.S$2]+[.$A136]*(1-[.S$2])" table:style-name="ce1">
            <text:p>80.50597548</text:p>
          </table:table-cell>
          <table:table-cell office:value-type="float" office:value="81.383243334680756" table:formula="of:=[.T135]*[.T$2]+[.$A136]*(1-[.T$2])" table:style-name="ce1">
            <text:p>81.38324333</text:p>
          </table:table-cell>
          <table:table-cell office:value-type="float" office:value="82.859366897436459" table:formula="of:=[.U135]*[.U$2]+[.$A136]*(1-[.U$2])" table:style-name="ce1">
            <text:p>82.8593669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136]*[.B$2]+[.$A137]*(1-[.B$2])" table:style-name="ce1">
            <text:p>87.7105</text:p>
          </table:table-cell>
          <table:table-cell office:value-type="float" office:value="87.558104003284058" table:formula="of:=[.C136]*[.C$2]+[.$A137]*(1-[.C$2])" table:style-name="ce1">
            <text:p>87.558104</text:p>
          </table:table-cell>
          <table:table-cell office:value-type="float" office:value="87.398405450717291" table:formula="of:=[.D136]*[.D$2]+[.$A137]*(1-[.D$2])" table:style-name="ce1">
            <text:p>87.39840545</text:p>
          </table:table-cell>
          <table:table-cell office:value-type="float" office:value="87.223413574716631" table:formula="of:=[.E136]*[.E$2]+[.$A137]*(1-[.E$2])" table:style-name="ce1">
            <text:p>87.22341357</text:p>
          </table:table-cell>
          <table:table-cell office:value-type="float" office:value="87.024568216679398" table:formula="of:=[.F136]*[.F$2]+[.$A137]*(1-[.F$2])" table:style-name="ce1">
            <text:p>87.02456822</text:p>
          </table:table-cell>
          <table:table-cell office:value-type="float" office:value="86.793014294366685" table:formula="of:=[.G136]*[.G$2]+[.$A137]*(1-[.G$2])" table:style-name="ce1">
            <text:p>86.79301429</text:p>
          </table:table-cell>
          <table:table-cell office:value-type="float" office:value="86.519985093564813" table:formula="of:=[.H136]*[.H$2]+[.$A137]*(1-[.H$2])" table:style-name="ce1">
            <text:p>86.51998509</text:p>
          </table:table-cell>
          <table:table-cell office:value-type="float" office:value="86.197330520153969" table:formula="of:=[.I136]*[.I$2]+[.$A137]*(1-[.I$2])" table:style-name="ce1">
            <text:p>86.19733052</text:p>
          </table:table-cell>
          <table:table-cell office:value-type="float" office:value="85.818232983117269" table:formula="of:=[.J136]*[.J$2]+[.$A137]*(1-[.J$2])" table:style-name="ce1">
            <text:p>85.81823298</text:p>
          </table:table-cell>
          <table:table-cell office:value-type="float" office:value="85.378157500652975" table:formula="of:=[.K136]*[.K$2]+[.$A137]*(1-[.K$2])" table:style-name="ce1">
            <text:p>85.3781575</text:p>
          </table:table-cell>
          <table:table-cell office:value-type="float" office:value="84.876092092247958" table:formula="of:=[.L136]*[.L$2]+[.$A137]*(1-[.L$2])" table:style-name="ce1">
            <text:p>84.87609209</text:p>
          </table:table-cell>
          <table:table-cell office:value-type="float" office:value="84.316182246011934" table:formula="of:=[.M136]*[.M$2]+[.$A137]*(1-[.M$2])" table:style-name="ce1">
            <text:p>84.31618225</text:p>
          </table:table-cell>
          <table:table-cell office:value-type="float" office:value="83.710023535031624" table:formula="of:=[.N136]*[.N$2]+[.$A137]*(1-[.N$2])" table:style-name="ce1">
            <text:p>83.71002354</text:p>
          </table:table-cell>
          <table:table-cell office:value-type="float" office:value="83.080259001332266" table:formula="of:=[.O136]*[.O$2]+[.$A137]*(1-[.O$2])" table:style-name="ce1">
            <text:p>83.080259</text:p>
          </table:table-cell>
          <table:table-cell office:value-type="float" office:value="82.466749462316415" table:formula="of:=[.P136]*[.P$2]+[.$A137]*(1-[.P$2])" table:style-name="ce1">
            <text:p>82.46674946</text:p>
          </table:table-cell>
          <table:table-cell office:value-type="float" office:value="81.936768908206375" table:formula="of:=[.Q136]*[.Q$2]+[.$A137]*(1-[.Q$2])" table:style-name="ce1">
            <text:p>81.93676891</text:p>
          </table:table-cell>
          <table:table-cell office:value-type="float" office:value="81.596927883861412" table:formula="of:=[.R136]*[.R$2]+[.$A137]*(1-[.R$2])" table:style-name="ce1">
            <text:p>81.59692788</text:p>
          </table:table-cell>
          <table:table-cell office:value-type="float" office:value="81.586654156519856" table:formula="of:=[.S136]*[.S$2]+[.$A137]*(1-[.S$2])" table:style-name="ce1">
            <text:p>81.58665416</text:p>
          </table:table-cell>
          <table:table-cell office:value-type="float" office:value="82.015969001212682" table:formula="of:=[.T136]*[.T$2]+[.$A137]*(1-[.T$2])" table:style-name="ce1">
            <text:p>82.015969</text:p>
          </table:table-cell>
          <table:table-cell office:value-type="float" office:value="83.101923552564628" table:formula="of:=[.U136]*[.U$2]+[.$A137]*(1-[.U$2])" table:style-name="ce1">
            <text:p>83.10192355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37]*[.B$2]+[.$A138]*(1-[.B$2])" table:style-name="ce1">
            <text:p>81.6615</text:p>
          </table:table-cell>
          <table:table-cell office:value-type="float" office:value="81.956330200164203" table:formula="of:=[.C137]*[.C$2]+[.$A138]*(1-[.C$2])" table:style-name="ce1">
            <text:p>81.9563302</text:p>
          </table:table-cell>
          <table:table-cell office:value-type="float" office:value="82.235190545071731" table:formula="of:=[.D137]*[.D$2]+[.$A138]*(1-[.D$2])" table:style-name="ce1">
            <text:p>82.23519055</text:p>
          </table:table-cell>
          <table:table-cell office:value-type="float" office:value="82.495787036207503" table:formula="of:=[.E137]*[.E$2]+[.$A138]*(1-[.E$2])" table:style-name="ce1">
            <text:p>82.49578704</text:p>
          </table:table-cell>
          <table:table-cell office:value-type="float" office:value="82.734113643335888" table:formula="of:=[.F137]*[.F$2]+[.$A138]*(1-[.F$2])" table:style-name="ce1">
            <text:p>82.73411364</text:p>
          </table:table-cell>
          <table:table-cell office:value-type="float" office:value="82.944378573591678" table:formula="of:=[.G137]*[.G$2]+[.$A138]*(1-[.G$2])" table:style-name="ce1">
            <text:p>82.94437857</text:p>
          </table:table-cell>
          <table:table-cell office:value-type="float" office:value="83.119045528069449" table:formula="of:=[.H137]*[.H$2]+[.$A138]*(1-[.H$2])" table:style-name="ce1">
            <text:p>83.11904553</text:p>
          </table:table-cell>
          <table:table-cell office:value-type="float" office:value="83.249040682053888" table:formula="of:=[.I137]*[.I$2]+[.$A138]*(1-[.I$2])" table:style-name="ce1">
            <text:p>83.24904068</text:p>
          </table:table-cell>
          <table:table-cell office:value-type="float" office:value="83.324193193246913" table:formula="of:=[.J137]*[.J$2]+[.$A138]*(1-[.J$2])" table:style-name="ce1">
            <text:p>83.32419319</text:p>
          </table:table-cell>
          <table:table-cell office:value-type="float" office:value="83.333995875293851" table:formula="of:=[.K137]*[.K$2]+[.$A138]*(1-[.K$2])" table:style-name="ce1">
            <text:p>83.33399588</text:p>
          </table:table-cell>
          <table:table-cell office:value-type="float" office:value="83.268796046123981" table:formula="of:=[.L137]*[.L$2]+[.$A138]*(1-[.L$2])" table:style-name="ce1">
            <text:p>83.26879605</text:p>
          </table:table-cell>
          <table:table-cell office:value-type="float" office:value="83.121575235306565" table:formula="of:=[.M137]*[.M$2]+[.$A138]*(1-[.M$2])" table:style-name="ce1">
            <text:p>83.12157524</text:p>
          </table:table-cell>
          <table:table-cell office:value-type="float" office:value="82.89061412101897" table:formula="of:=[.N137]*[.N$2]+[.$A138]*(1-[.N$2])" table:style-name="ce1">
            <text:p>82.89061412</text:p>
          </table:table-cell>
          <table:table-cell office:value-type="float" office:value="82.583693350865971" table:formula="of:=[.O137]*[.O$2]+[.$A138]*(1-[.O$2])" table:style-name="ce1">
            <text:p>82.58369335</text:p>
          </table:table-cell>
          <table:table-cell office:value-type="float" office:value="82.225174623621484" table:formula="of:=[.P137]*[.P$2]+[.$A138]*(1-[.P$2])" table:style-name="ce1">
            <text:p>82.22517462</text:p>
          </table:table-cell>
          <table:table-cell office:value-type="float" office:value="81.867951681154778" table:formula="of:=[.Q137]*[.Q$2]+[.$A138]*(1-[.Q$2])" table:style-name="ce1">
            <text:p>81.86795168</text:p>
          </table:table-cell>
          <table:table-cell office:value-type="float" office:value="81.609842307089139" table:formula="of:=[.R137]*[.R$2]+[.$A138]*(1-[.R$2])" table:style-name="ce1">
            <text:p>81.60984231</text:p>
          </table:table-cell>
          <table:table-cell office:value-type="float" office:value="81.597881033041887" table:formula="of:=[.S137]*[.S$2]+[.$A138]*(1-[.S$2])" table:style-name="ce1">
            <text:p>81.59788103</text:p>
          </table:table-cell>
          <table:table-cell office:value-type="float" office:value="81.980522101091424" table:formula="of:=[.T137]*[.T$2]+[.$A138]*(1-[.T$2])" table:style-name="ce1">
            <text:p>81.9805221</text:p>
          </table:table-cell>
          <table:table-cell office:value-type="float" office:value="83.029902374936398" table:formula="of:=[.U137]*[.U$2]+[.$A138]*(1-[.U$2])" table:style-name="ce1">
            <text:p>83.02990237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38]*[.B$2]+[.$A139]*(1-[.B$2])" table:style-name="ce1">
            <text:p>84.686</text:p>
          </table:table-cell>
          <table:table-cell office:value-type="float" office:value="84.549516510008218" table:formula="of:=[.C138]*[.C$2]+[.$A139]*(1-[.C$2])" table:style-name="ce1">
            <text:p>84.54951651</text:p>
          </table:table-cell>
          <table:table-cell office:value-type="float" office:value="84.440919054507191" table:formula="of:=[.D138]*[.D$2]+[.$A139]*(1-[.D$2])" table:style-name="ce1">
            <text:p>84.44091905</text:p>
          </table:table-cell>
          <table:table-cell office:value-type="float" office:value="84.357468055431127" table:formula="of:=[.E138]*[.E$2]+[.$A139]*(1-[.E$2])" table:style-name="ce1">
            <text:p>84.35746806</text:p>
          </table:table-cell>
          <table:table-cell office:value-type="float" office:value="84.295622728667183" table:formula="of:=[.F138]*[.F$2]+[.$A139]*(1-[.F$2])" table:style-name="ce1">
            <text:p>84.29562273</text:p>
          </table:table-cell>
          <table:table-cell office:value-type="float" office:value="84.250594643397932" table:formula="of:=[.G138]*[.G$2]+[.$A139]*(1-[.G$2])" table:style-name="ce1">
            <text:p>84.25059464</text:p>
          </table:table-cell>
          <table:table-cell office:value-type="float" office:value="84.215913658420831" table:formula="of:=[.H138]*[.H$2]+[.$A139]*(1-[.H$2])" table:style-name="ce1">
            <text:p>84.21591366</text:p>
          </table:table-cell>
          <table:table-cell office:value-type="float" office:value="84.183064238718856" table:formula="of:=[.I138]*[.I$2]+[.$A139]*(1-[.I$2])" table:style-name="ce1">
            <text:p>84.18306424</text:p>
          </table:table-cell>
          <table:table-cell office:value-type="float" office:value="84.141277277298769" table:formula="of:=[.J138]*[.J$2]+[.$A139]*(1-[.J$2])" table:style-name="ce1">
            <text:p>84.14127728</text:p>
          </table:table-cell>
          <table:table-cell office:value-type="float" office:value="84.077598143882241" table:formula="of:=[.K138]*[.K$2]+[.$A139]*(1-[.K$2])" table:style-name="ce1">
            <text:p>84.07759814</text:p>
          </table:table-cell>
          <table:table-cell office:value-type="float" office:value="83.977398023061994" table:formula="of:=[.L138]*[.L$2]+[.$A139]*(1-[.L$2])" table:style-name="ce1">
            <text:p>83.97739802</text:p>
          </table:table-cell>
          <table:table-cell office:value-type="float" office:value="83.825566379418603" table:formula="of:=[.M138]*[.M$2]+[.$A139]*(1-[.M$2])" table:style-name="ce1">
            <text:p>83.82556638</text:p>
          </table:table-cell>
          <table:table-cell office:value-type="float" office:value="83.608768472611388" table:formula="of:=[.N138]*[.N$2]+[.$A139]*(1-[.N$2])" table:style-name="ce1">
            <text:p>83.60876847</text:p>
          </table:table-cell>
          <table:table-cell office:value-type="float" office:value="83.31950067806288" table:formula="of:=[.O138]*[.O$2]+[.$A139]*(1-[.O$2])" table:style-name="ce1">
            <text:p>83.31950068</text:p>
          </table:table-cell>
          <table:table-cell office:value-type="float" office:value="82.963422236535038" table:formula="of:=[.P138]*[.P$2]+[.$A139]*(1-[.P$2])" table:style-name="ce1">
            <text:p>82.96342224</text:p>
          </table:table-cell>
          <table:table-cell office:value-type="float" office:value="82.572463760866086" table:formula="of:=[.Q138]*[.Q$2]+[.$A139]*(1-[.Q$2])" table:style-name="ce1">
            <text:p>82.57246376</text:p>
          </table:table-cell>
          <table:table-cell office:value-type="float" office:value="82.225073845671318" table:formula="of:=[.R138]*[.R$2]+[.$A139]*(1-[.R$2])" table:style-name="ce1">
            <text:p>82.22507385</text:p>
          </table:table-cell>
          <table:table-cell office:value-type="float" office:value="82.061098878085602" table:formula="of:=[.S138]*[.S$2]+[.$A139]*(1-[.S$2])" table:style-name="ce1">
            <text:p>82.06109888</text:p>
          </table:table-cell>
          <table:table-cell office:value-type="float" office:value="82.251069890982279" table:formula="of:=[.T138]*[.T$2]+[.$A139]*(1-[.T$2])" table:style-name="ce1">
            <text:p>82.25106989</text:p>
          </table:table-cell>
          <table:table-cell office:value-type="float" office:value="83.11270725618958" table:formula="of:=[.U138]*[.U$2]+[.$A139]*(1-[.U$2])" table:style-name="ce1">
            <text:p>83.11270726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39]*[.B$2]+[.$A140]*(1-[.B$2])" table:style-name="ce1">
            <text:p>75.6125</text:p>
          </table:table-cell>
          <table:table-cell office:value-type="float" office:value="76.059350825500402" table:formula="of:=[.C139]*[.C$2]+[.$A140]*(1-[.C$2])" table:style-name="ce1">
            <text:p>76.05935083</text:p>
          </table:table-cell>
          <table:table-cell office:value-type="float" office:value="76.495341905450715" table:formula="of:=[.D139]*[.D$2]+[.$A140]*(1-[.D$2])" table:style-name="ce1">
            <text:p>76.49534191</text:p>
          </table:table-cell>
          <table:table-cell office:value-type="float" office:value="76.924245208314659" table:formula="of:=[.E139]*[.E$2]+[.$A140]*(1-[.E$2])" table:style-name="ce1">
            <text:p>76.92424521</text:p>
          </table:table-cell>
          <table:table-cell office:value-type="float" office:value="77.349124545733446" table:formula="of:=[.F139]*[.F$2]+[.$A140]*(1-[.F$2])" table:style-name="ce1">
            <text:p>77.34912455</text:p>
          </table:table-cell>
          <table:table-cell office:value-type="float" office:value="77.77202366084947" table:formula="of:=[.G139]*[.G$2]+[.$A140]*(1-[.G$2])" table:style-name="ce1">
            <text:p>77.77202366</text:p>
          </table:table-cell>
          <table:table-cell office:value-type="float" office:value="78.19352409752625" table:formula="of:=[.H139]*[.H$2]+[.$A140]*(1-[.H$2])" table:style-name="ce1">
            <text:p>78.1935241</text:p>
          </table:table-cell>
          <table:table-cell office:value-type="float" office:value="78.612197483551597" table:formula="of:=[.I139]*[.I$2]+[.$A140]*(1-[.I$2])" table:style-name="ce1">
            <text:p>78.61219748</text:p>
          </table:table-cell>
          <table:table-cell office:value-type="float" office:value="79.024010910919515" table:formula="of:=[.J139]*[.J$2]+[.$A140]*(1-[.J$2])" table:style-name="ce1">
            <text:p>79.02401091</text:p>
          </table:table-cell>
          <table:table-cell office:value-type="float" office:value="79.421794164747013" table:formula="of:=[.K139]*[.K$2]+[.$A140]*(1-[.K$2])" table:style-name="ce1">
            <text:p>79.42179416</text:p>
          </table:table-cell>
          <table:table-cell office:value-type="float" office:value="79.794949011531003" table:formula="of:=[.L139]*[.L$2]+[.$A140]*(1-[.L$2])" table:style-name="ce1">
            <text:p>79.79494901</text:p>
          </table:table-cell>
          <table:table-cell office:value-type="float" office:value="80.129686508680237" table:formula="of:=[.M139]*[.M$2]+[.$A140]*(1-[.M$2])" table:style-name="ce1">
            <text:p>80.12968651</text:p>
          </table:table-cell>
          <table:table-cell office:value-type="float" office:value="80.410261083566837" table:formula="of:=[.N139]*[.N$2]+[.$A140]*(1-[.N$2])" table:style-name="ce1">
            <text:p>80.41026108</text:p>
          </table:table-cell>
          <table:table-cell office:value-type="float" office:value="80.622050440740878" table:formula="of:=[.O139]*[.O$2]+[.$A140]*(1-[.O$2])" table:style-name="ce1">
            <text:p>80.62205044</text:p>
          </table:table-cell>
          <table:table-cell office:value-type="float" office:value="80.758145565574523" table:formula="of:=[.P139]*[.P$2]+[.$A140]*(1-[.P$2])" table:style-name="ce1">
            <text:p>80.75814557</text:p>
          </table:table-cell>
          <table:table-cell office:value-type="float" office:value="80.832472820649571" table:formula="of:=[.Q139]*[.Q$2]+[.$A140]*(1-[.Q$2])" table:style-name="ce1">
            <text:p>80.83247282</text:p>
          </table:table-cell>
          <table:table-cell office:value-type="float" office:value="80.902559076537059" table:formula="of:=[.R139]*[.R$2]+[.$A140]*(1-[.R$2])" table:style-name="ce1">
            <text:p>80.90255908</text:p>
          </table:table-cell>
          <table:table-cell office:value-type="float" office:value="81.093809046372755" table:formula="of:=[.S139]*[.S$2]+[.$A140]*(1-[.S$2])" table:style-name="ce1">
            <text:p>81.09380905</text:p>
          </table:table-cell>
          <table:table-cell office:value-type="float" office:value="81.587212901884058" table:formula="of:=[.T139]*[.T$2]+[.$A140]*(1-[.T$2])" table:style-name="ce1">
            <text:p>81.5872129</text:p>
          </table:table-cell>
          <table:table-cell office:value-type="float" office:value="82.737696893380104" table:formula="of:=[.U139]*[.U$2]+[.$A140]*(1-[.U$2])" table:style-name="ce1">
            <text:p>82.73769689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140]*[.B$2]+[.$A141]*(1-[.B$2])" table:style-name="ce1">
            <text:p>90.735</text:p>
          </table:table-cell>
          <table:table-cell office:value-type="float" office:value="90.001217541275025" table:formula="of:=[.C140]*[.C$2]+[.$A141]*(1-[.C$2])" table:style-name="ce1">
            <text:p>90.00121754</text:p>
          </table:table-cell>
          <table:table-cell office:value-type="float" office:value="89.311034190545072" table:formula="of:=[.D140]*[.D$2]+[.$A141]*(1-[.D$2])" table:style-name="ce1">
            <text:p>89.31103419</text:p>
          </table:table-cell>
          <table:table-cell office:value-type="float" office:value="88.663386781247198" table:formula="of:=[.E140]*[.E$2]+[.$A141]*(1-[.E$2])" table:style-name="ce1">
            <text:p>88.66338678</text:p>
          </table:table-cell>
          <table:table-cell office:value-type="float" office:value="88.057824909146703" table:formula="of:=[.F140]*[.F$2]+[.$A141]*(1-[.F$2])" table:style-name="ce1">
            <text:p>88.05782491</text:p>
          </table:table-cell>
          <table:table-cell office:value-type="float" office:value="87.494255915212364" table:formula="of:=[.G140]*[.G$2]+[.$A141]*(1-[.G$2])" table:style-name="ce1">
            <text:p>87.49425592</text:p>
          </table:table-cell>
          <table:table-cell office:value-type="float" office:value="86.972557229257873" table:formula="of:=[.H140]*[.H$2]+[.$A141]*(1-[.H$2])" table:style-name="ce1">
            <text:p>86.97255723</text:p>
          </table:table-cell>
          <table:table-cell office:value-type="float" office:value="86.492019119243054" table:formula="of:=[.I140]*[.I$2]+[.$A141]*(1-[.I$2])" table:style-name="ce1">
            <text:p>86.49201912</text:p>
          </table:table-cell>
          <table:table-cell office:value-type="float" office:value="86.0506043643678" table:formula="of:=[.J140]*[.J$2]+[.$A141]*(1-[.J$2])" table:style-name="ce1">
            <text:p>86.05060436</text:p>
          </table:table-cell>
          <table:table-cell office:value-type="float" office:value="85.644057374136167" table:formula="of:=[.K140]*[.K$2]+[.$A141]*(1-[.K$2])" table:style-name="ce1">
            <text:p>85.64405737</text:p>
          </table:table-cell>
          <table:table-cell office:value-type="float" office:value="85.264974505765508" table:formula="of:=[.L140]*[.L$2]+[.$A141]*(1-[.L$2])" table:style-name="ce1">
            <text:p>85.26497451</text:p>
          </table:table-cell>
          <table:table-cell office:value-type="float" office:value="84.902077579774129" table:formula="of:=[.M140]*[.M$2]+[.$A141]*(1-[.M$2])" table:style-name="ce1">
            <text:p>84.90207758</text:p>
          </table:table-cell>
          <table:table-cell office:value-type="float" office:value="84.540156650140105" table:formula="of:=[.N140]*[.N$2]+[.$A141]*(1-[.N$2])" table:style-name="ce1">
            <text:p>84.54015665</text:p>
          </table:table-cell>
          <table:table-cell office:value-type="float" office:value="84.161582786481574" table:formula="of:=[.O140]*[.O$2]+[.$A141]*(1-[.O$2])" table:style-name="ce1">
            <text:p>84.16158279</text:p>
          </table:table-cell>
          <table:table-cell office:value-type="float" office:value="83.75120189590217" table:formula="of:=[.P140]*[.P$2]+[.$A141]*(1-[.P$2])" table:style-name="ce1">
            <text:p>83.7512019</text:p>
          </table:table-cell>
          <table:table-cell office:value-type="float" office:value="83.308104615487181" table:formula="of:=[.Q140]*[.Q$2]+[.$A141]*(1-[.Q$2])" table:style-name="ce1">
            <text:p>83.30810462</text:p>
          </table:table-cell>
          <table:table-cell office:value-type="float" office:value="82.869047261229639" table:formula="of:=[.R140]*[.R$2]+[.$A141]*(1-[.R$2])" table:style-name="ce1">
            <text:p>82.86904726</text:p>
          </table:table-cell>
          <table:table-cell office:value-type="float" office:value="82.539987689416847" table:formula="of:=[.S140]*[.S$2]+[.$A141]*(1-[.S$2])" table:style-name="ce1">
            <text:p>82.53998769</text:p>
          </table:table-cell>
          <table:table-cell office:value-type="float" office:value="82.501991611695644" table:formula="of:=[.T140]*[.T$2]+[.$A141]*(1-[.T$2])" table:style-name="ce1">
            <text:p>82.50199161</text:p>
          </table:table-cell>
          <table:table-cell office:value-type="float" office:value="83.137562048711089" table:formula="of:=[.U140]*[.U$2]+[.$A141]*(1-[.U$2])" table:style-name="ce1">
            <text:p>83.13756205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141]*[.B$2]+[.$A142]*(1-[.B$2])" table:style-name="ce1">
            <text:p>87.7105</text:p>
          </table:table-cell>
          <table:table-cell office:value-type="float" office:value="87.82503587706374" table:formula="of:=[.C141]*[.C$2]+[.$A142]*(1-[.C$2])" table:style-name="ce1">
            <text:p>87.82503588</text:p>
          </table:table-cell>
          <table:table-cell office:value-type="float" office:value="87.870553419054502" table:formula="of:=[.D141]*[.D$2]+[.$A142]*(1-[.D$2])" table:style-name="ce1">
            <text:p>87.87055342</text:p>
          </table:table-cell>
          <table:table-cell office:value-type="float" office:value="87.853433017187072" table:formula="of:=[.E141]*[.E$2]+[.$A142]*(1-[.E$2])" table:style-name="ce1">
            <text:p>87.85343302</text:p>
          </table:table-cell>
          <table:table-cell office:value-type="float" office:value="87.779964981829352" table:formula="of:=[.F141]*[.F$2]+[.$A142]*(1-[.F$2])" table:style-name="ce1">
            <text:p>87.77996498</text:p>
          </table:table-cell>
          <table:table-cell office:value-type="float" office:value="87.656438978803081" table:formula="of:=[.G141]*[.G$2]+[.$A142]*(1-[.G$2])" table:style-name="ce1">
            <text:p>87.65643898</text:p>
          </table:table-cell>
          <table:table-cell office:value-type="float" office:value="87.489117168777355" table:formula="of:=[.H141]*[.H$2]+[.$A142]*(1-[.H$2])" table:style-name="ce1">
            <text:p>87.48911717</text:p>
          </table:table-cell>
          <table:table-cell office:value-type="float" office:value="87.284031691735066" table:formula="of:=[.I141]*[.I$2]+[.$A142]*(1-[.I$2])" table:style-name="ce1">
            <text:p>87.28403169</text:p>
          </table:table-cell>
          <table:table-cell office:value-type="float" office:value="87.046541745747106" table:formula="of:=[.J141]*[.J$2]+[.$A142]*(1-[.J$2])" table:style-name="ce1">
            <text:p>87.04654175</text:p>
          </table:table-cell>
          <table:table-cell office:value-type="float" office:value="86.780600818361279" table:formula="of:=[.K141]*[.K$2]+[.$A142]*(1-[.K$2])" table:style-name="ce1">
            <text:p>86.78060082</text:p>
          </table:table-cell>
          <table:table-cell office:value-type="float" office:value="86.487737252882752" table:formula="of:=[.L141]*[.L$2]+[.$A142]*(1-[.L$2])" table:style-name="ce1">
            <text:p>86.48773725</text:p>
          </table:table-cell>
          <table:table-cell office:value-type="float" office:value="86.165867668875762" table:formula="of:=[.M141]*[.M$2]+[.$A142]*(1-[.M$2])" table:style-name="ce1">
            <text:p>86.16586767</text:p>
          </table:table-cell>
          <table:table-cell office:value-type="float" office:value="85.808293990084067" table:formula="of:=[.N141]*[.N$2]+[.$A142]*(1-[.N$2])" table:style-name="ce1">
            <text:p>85.80829399</text:p>
          </table:table-cell>
          <table:table-cell office:value-type="float" office:value="85.40370381121302" table:formula="of:=[.O141]*[.O$2]+[.$A142]*(1-[.O$2])" table:style-name="ce1">
            <text:p>85.40370381</text:p>
          </table:table-cell>
          <table:table-cell office:value-type="float" office:value="84.938991327131518" table:formula="of:=[.P141]*[.P$2]+[.$A142]*(1-[.P$2])" table:style-name="ce1">
            <text:p>84.93899133</text:p>
          </table:table-cell>
          <table:table-cell office:value-type="float" office:value="84.408703461615374" table:formula="of:=[.Q141]*[.Q$2]+[.$A142]*(1-[.Q$2])" table:style-name="ce1">
            <text:p>84.40870346</text:p>
          </table:table-cell>
          <table:table-cell office:value-type="float" office:value="83.837337808983705" table:formula="of:=[.R141]*[.R$2]+[.$A142]*(1-[.R$2])" table:style-name="ce1">
            <text:p>83.83733781</text:p>
          </table:table-cell>
          <table:table-cell office:value-type="float" office:value="83.315564536004317" table:formula="of:=[.S141]*[.S$2]+[.$A142]*(1-[.S$2])" table:style-name="ce1">
            <text:p>83.31556454</text:p>
          </table:table-cell>
          <table:table-cell office:value-type="float" office:value="83.022842450526085" table:formula="of:=[.T141]*[.T$2]+[.$A142]*(1-[.T$2])" table:style-name="ce1">
            <text:p>83.02284245</text:p>
          </table:table-cell>
          <table:table-cell office:value-type="float" office:value="83.366208946275535" table:formula="of:=[.U141]*[.U$2]+[.$A142]*(1-[.U$2])" table:style-name="ce1">
            <text:p>83.36620895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142]*[.B$2]+[.$A143]*(1-[.B$2])" table:style-name="ce1">
            <text:p>87.7105</text:p>
          </table:table-cell>
          <table:table-cell office:value-type="float" office:value="87.716226793853181" table:formula="of:=[.C142]*[.C$2]+[.$A143]*(1-[.C$2])" table:style-name="ce1">
            <text:p>87.71622679</text:p>
          </table:table-cell>
          <table:table-cell office:value-type="float" office:value="87.726505341905437" table:formula="of:=[.D142]*[.D$2]+[.$A143]*(1-[.D$2])" table:style-name="ce1">
            <text:p>87.72650534</text:p>
          </table:table-cell>
          <table:table-cell office:value-type="float" office:value="87.731939952578045" table:formula="of:=[.E142]*[.E$2]+[.$A143]*(1-[.E$2])" table:style-name="ce1">
            <text:p>87.73193995</text:p>
          </table:table-cell>
          <table:table-cell office:value-type="float" office:value="87.724392996365879" table:formula="of:=[.F142]*[.F$2]+[.$A143]*(1-[.F$2])" table:style-name="ce1">
            <text:p>87.724393</text:p>
          </table:table-cell>
          <table:table-cell office:value-type="float" office:value="87.696984744700757" table:formula="of:=[.G142]*[.G$2]+[.$A143]*(1-[.G$2])" table:style-name="ce1">
            <text:p>87.69698474</text:p>
          </table:table-cell>
          <table:table-cell office:value-type="float" office:value="87.644085150633202" table:formula="of:=[.H142]*[.H$2]+[.$A143]*(1-[.H$2])" table:style-name="ce1">
            <text:p>87.64408515</text:p>
          </table:table-cell>
          <table:table-cell office:value-type="float" office:value="87.561236092107265" table:formula="of:=[.I142]*[.I$2]+[.$A143]*(1-[.I$2])" table:style-name="ce1">
            <text:p>87.56123609</text:p>
          </table:table-cell>
          <table:table-cell office:value-type="float" office:value="87.44491669829884" table:formula="of:=[.J142]*[.J$2]+[.$A143]*(1-[.J$2])" table:style-name="ce1">
            <text:p>87.4449167</text:p>
          </table:table-cell>
          <table:table-cell office:value-type="float" office:value="87.292045368262578" table:formula="of:=[.K142]*[.K$2]+[.$A143]*(1-[.K$2])" table:style-name="ce1">
            <text:p>87.29204537</text:p>
          </table:table-cell>
          <table:table-cell office:value-type="float" office:value="87.099118626441367" table:formula="of:=[.L142]*[.L$2]+[.$A143]*(1-[.L$2])" table:style-name="ce1">
            <text:p>87.09911863</text:p>
          </table:table-cell>
          <table:table-cell office:value-type="float" office:value="86.860952217881675" table:formula="of:=[.M142]*[.M$2]+[.$A143]*(1-[.M$2])" table:style-name="ce1">
            <text:p>86.86095222</text:p>
          </table:table-cell>
          <table:table-cell office:value-type="float" office:value="86.569176394050444" table:formula="of:=[.N142]*[.N$2]+[.$A143]*(1-[.N$2])" table:style-name="ce1">
            <text:p>86.56917639</text:p>
          </table:table-cell>
          <table:table-cell office:value-type="float" office:value="86.211082477288457" table:formula="of:=[.O142]*[.O$2]+[.$A143]*(1-[.O$2])" table:style-name="ce1">
            <text:p>86.21108248</text:p>
          </table:table-cell>
          <table:table-cell office:value-type="float" office:value="85.770443928992066" table:formula="of:=[.P142]*[.P$2]+[.$A143]*(1-[.P$2])" table:style-name="ce1">
            <text:p>85.77044393</text:p>
          </table:table-cell>
          <table:table-cell office:value-type="float" office:value="85.23415259621153" table:formula="of:=[.Q142]*[.Q$2]+[.$A143]*(1-[.Q$2])" table:style-name="ce1">
            <text:p>85.2341526</text:p>
          </table:table-cell>
          <table:table-cell office:value-type="float" office:value="84.61197024718696" table:formula="of:=[.R142]*[.R$2]+[.$A143]*(1-[.R$2])" table:style-name="ce1">
            <text:p>84.61197025</text:p>
          </table:table-cell>
          <table:table-cell office:value-type="float" office:value="83.974804855603665" table:formula="of:=[.S142]*[.S$2]+[.$A143]*(1-[.S$2])" table:style-name="ce1">
            <text:p>83.97480486</text:p>
          </table:table-cell>
          <table:table-cell office:value-type="float" office:value="83.491608205473483" table:formula="of:=[.T142]*[.T$2]+[.$A143]*(1-[.T$2])" table:style-name="ce1">
            <text:p>83.49160821</text:p>
          </table:table-cell>
          <table:table-cell office:value-type="float" office:value="83.58342349896175" table:formula="of:=[.U142]*[.U$2]+[.$A143]*(1-[.U$2])" table:style-name="ce1">
            <text:p>83.5834235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143]*[.B$2]+[.$A144]*(1-[.B$2])" table:style-name="ce1">
            <text:p>93.7595</text:p>
          </table:table-cell>
          <table:table-cell office:value-type="float" office:value="93.45733633969266" table:formula="of:=[.C143]*[.C$2]+[.$A144]*(1-[.C$2])" table:style-name="ce1">
            <text:p>93.45733634</text:p>
          </table:table-cell>
          <table:table-cell office:value-type="float" office:value="93.156200534190546" table:formula="of:=[.D143]*[.D$2]+[.$A144]*(1-[.D$2])" table:style-name="ce1">
            <text:p>93.15620053</text:p>
          </table:table-cell>
          <table:table-cell office:value-type="float" office:value="92.855365992886718" table:formula="of:=[.E143]*[.E$2]+[.$A144]*(1-[.E$2])" table:style-name="ce1">
            <text:p>92.85536599</text:p>
          </table:table-cell>
          <table:table-cell office:value-type="float" office:value="92.552478599273186" table:formula="of:=[.F143]*[.F$2]+[.$A144]*(1-[.F$2])" table:style-name="ce1">
            <text:p>92.5524786</text:p>
          </table:table-cell>
          <table:table-cell office:value-type="float" office:value="92.243871186175198" table:formula="of:=[.G143]*[.G$2]+[.$A144]*(1-[.G$2])" table:style-name="ce1">
            <text:p>92.24387119</text:p>
          </table:table-cell>
          <table:table-cell office:value-type="float" office:value="91.924875545189948" table:formula="of:=[.H143]*[.H$2]+[.$A144]*(1-[.H$2])" table:style-name="ce1">
            <text:p>91.92487555</text:p>
          </table:table-cell>
          <table:table-cell office:value-type="float" office:value="91.590107632237547" table:formula="of:=[.I143]*[.I$2]+[.$A144]*(1-[.I$2])" table:style-name="ce1">
            <text:p>91.59010763</text:p>
          </table:table-cell>
          <table:table-cell office:value-type="float" office:value="91.233666679319526" table:formula="of:=[.J143]*[.J$2]+[.$A144]*(1-[.J$2])" table:style-name="ce1">
            <text:p>91.23366668</text:p>
          </table:table-cell>
          <table:table-cell office:value-type="float" office:value="90.849145415718169" table:formula="of:=[.K143]*[.K$2]+[.$A144]*(1-[.K$2])" table:style-name="ce1">
            <text:p>90.84914542</text:p>
          </table:table-cell>
          <table:table-cell office:value-type="float" office:value="90.429309313220685" table:formula="of:=[.L143]*[.L$2]+[.$A144]*(1-[.L$2])" table:style-name="ce1">
            <text:p>90.42930931</text:p>
          </table:table-cell>
          <table:table-cell office:value-type="float" office:value="89.965298719834919" table:formula="of:=[.M143]*[.M$2]+[.$A144]*(1-[.M$2])" table:style-name="ce1">
            <text:p>89.96529872</text:p>
          </table:table-cell>
          <table:table-cell office:value-type="float" office:value="89.445305836430265" table:formula="of:=[.N143]*[.N$2]+[.$A144]*(1-[.N$2])" table:style-name="ce1">
            <text:p>89.44530584</text:p>
          </table:table-cell>
          <table:table-cell office:value-type="float" office:value="88.853028610237487" table:formula="of:=[.O143]*[.O$2]+[.$A144]*(1-[.O$2])" table:style-name="ce1">
            <text:p>88.85302861</text:p>
          </table:table-cell>
          <table:table-cell office:value-type="float" office:value="88.167160750294443" table:formula="of:=[.P143]*[.P$2]+[.$A144]*(1-[.P$2])" table:style-name="ce1">
            <text:p>88.16716075</text:p>
          </table:table-cell>
          <table:table-cell office:value-type="float" office:value="87.365489447158652" table:formula="of:=[.Q143]*[.Q$2]+[.$A144]*(1-[.Q$2])" table:style-name="ce1">
            <text:p>87.36548945</text:p>
          </table:table-cell>
          <table:table-cell office:value-type="float" office:value="86.441476197749566" table:formula="of:=[.R143]*[.R$2]+[.$A144]*(1-[.R$2])" table:style-name="ce1">
            <text:p>86.4414762</text:p>
          </table:table-cell>
          <table:table-cell office:value-type="float" office:value="85.442509127263108" table:formula="of:=[.S143]*[.S$2]+[.$A144]*(1-[.S$2])" table:style-name="ce1">
            <text:p>85.44250913</text:p>
          </table:table-cell>
          <table:table-cell office:value-type="float" office:value="84.518397384926146" table:formula="of:=[.T143]*[.T$2]+[.$A144]*(1-[.T$2])" table:style-name="ce1">
            <text:p>84.51839738</text:p>
          </table:table-cell>
          <table:table-cell office:value-type="float" office:value="84.092227324013663" table:formula="of:=[.U143]*[.U$2]+[.$A144]*(1-[.U$2])" table:style-name="ce1">
            <text:p>84.09222732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144]*[.B$2]+[.$A145]*(1-[.B$2])" table:style-name="ce1">
            <text:p>93.7595</text:p>
          </table:table-cell>
          <table:table-cell office:value-type="float" office:value="93.744391816984631" table:formula="of:=[.C144]*[.C$2]+[.$A145]*(1-[.C$2])" table:style-name="ce1">
            <text:p>93.74439182</text:p>
          </table:table-cell>
          <table:table-cell office:value-type="float" office:value="93.699170053419053" table:formula="of:=[.D144]*[.D$2]+[.$A145]*(1-[.D$2])" table:style-name="ce1">
            <text:p>93.69917005</text:p>
          </table:table-cell>
          <table:table-cell office:value-type="float" office:value="93.623879898933012" table:formula="of:=[.E144]*[.E$2]+[.$A145]*(1-[.E$2])" table:style-name="ce1">
            <text:p>93.6238799</text:p>
          </table:table-cell>
          <table:table-cell office:value-type="float" office:value="93.518095719854642" table:formula="of:=[.F144]*[.F$2]+[.$A145]*(1-[.F$2])" table:style-name="ce1">
            <text:p>93.51809572</text:p>
          </table:table-cell>
          <table:table-cell office:value-type="float" office:value="93.380592796543795" table:formula="of:=[.G144]*[.G$2]+[.$A145]*(1-[.G$2])" table:style-name="ce1">
            <text:p>93.3805928</text:p>
          </table:table-cell>
          <table:table-cell office:value-type="float" office:value="93.209112663556979" table:formula="of:=[.H144]*[.H$2]+[.$A145]*(1-[.H$2])" table:style-name="ce1">
            <text:p>93.20911266</text:p>
          </table:table-cell>
          <table:table-cell office:value-type="float" office:value="93.000212671283151" table:formula="of:=[.I144]*[.I$2]+[.$A145]*(1-[.I$2])" table:style-name="ce1">
            <text:p>93.00021267</text:p>
          </table:table-cell>
          <table:table-cell office:value-type="float" office:value="92.749166671727806" table:formula="of:=[.J144]*[.J$2]+[.$A145]*(1-[.J$2])" table:style-name="ce1">
            <text:p>92.74916667</text:p>
          </table:table-cell>
          <table:table-cell office:value-type="float" office:value="92.449840437073178" table:formula="of:=[.K144]*[.K$2]+[.$A145]*(1-[.K$2])" table:style-name="ce1">
            <text:p>92.44984044</text:p>
          </table:table-cell>
          <table:table-cell office:value-type="float" office:value="92.094404656610351" table:formula="of:=[.L144]*[.L$2]+[.$A145]*(1-[.L$2])" table:style-name="ce1">
            <text:p>92.09440466</text:p>
          </table:table-cell>
          <table:table-cell office:value-type="float" office:value="91.672689295909208" table:formula="of:=[.M144]*[.M$2]+[.$A145]*(1-[.M$2])" table:style-name="ce1">
            <text:p>91.6726893</text:p>
          </table:table-cell>
          <table:table-cell office:value-type="float" office:value="91.17098350185816" table:formula="of:=[.N144]*[.N$2]+[.$A145]*(1-[.N$2])" table:style-name="ce1">
            <text:p>91.1709835</text:p>
          </table:table-cell>
          <table:table-cell office:value-type="float" office:value="90.570293596654366" table:formula="of:=[.O144]*[.O$2]+[.$A145]*(1-[.O$2])" table:style-name="ce1">
            <text:p>90.5702936</text:p>
          </table:table-cell>
          <table:table-cell office:value-type="float" office:value="89.844862525206111" table:formula="of:=[.P144]*[.P$2]+[.$A145]*(1-[.P$2])" table:style-name="ce1">
            <text:p>89.84486253</text:p>
          </table:table-cell>
          <table:table-cell office:value-type="float" office:value="88.963992085368986" table:formula="of:=[.Q144]*[.Q$2]+[.$A145]*(1-[.Q$2])" table:style-name="ce1">
            <text:p>88.96399209</text:p>
          </table:table-cell>
          <table:table-cell office:value-type="float" office:value="87.905080958199648" table:formula="of:=[.R144]*[.R$2]+[.$A145]*(1-[.R$2])" table:style-name="ce1">
            <text:p>87.90508096</text:p>
          </table:table-cell>
          <table:table-cell office:value-type="float" office:value="86.690057758173637" table:formula="of:=[.S144]*[.S$2]+[.$A145]*(1-[.S$2])" table:style-name="ce1">
            <text:p>86.69005776</text:p>
          </table:table-cell>
          <table:table-cell office:value-type="float" office:value="85.44250764643354" table:formula="of:=[.T144]*[.T$2]+[.$A145]*(1-[.T$2])" table:style-name="ce1">
            <text:p>85.44250765</text:p>
          </table:table-cell>
          <table:table-cell office:value-type="float" office:value="84.575590957812992" table:formula="of:=[.U144]*[.U$2]+[.$A145]*(1-[.U$2])" table:style-name="ce1">
            <text:p>84.57559096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45]*[.B$2]+[.$A146]*(1-[.B$2])" table:style-name="ce1">
            <text:p>78.637</text:p>
          </table:table-cell>
          <table:table-cell office:value-type="float" office:value="79.392369590849228" table:formula="of:=[.C145]*[.C$2]+[.$A146]*(1-[.C$2])" table:style-name="ce1">
            <text:p>79.39236959</text:p>
          </table:table-cell>
          <table:table-cell office:value-type="float" office:value="80.14321700534191" table:formula="of:=[.D145]*[.D$2]+[.$A146]*(1-[.D$2])" table:style-name="ce1">
            <text:p>80.14321701</text:p>
          </table:table-cell>
          <table:table-cell office:value-type="float" office:value="80.885031984839941" table:formula="of:=[.E145]*[.E$2]+[.$A146]*(1-[.E$2])" table:style-name="ce1">
            <text:p>80.88503198</text:p>
          </table:table-cell>
          <table:table-cell office:value-type="float" office:value="81.613219143970937" table:formula="of:=[.F145]*[.F$2]+[.$A146]*(1-[.F$2])" table:style-name="ce1">
            <text:p>81.61321914</text:p>
          </table:table-cell>
          <table:table-cell office:value-type="float" office:value="82.322898199135949" table:formula="of:=[.G145]*[.G$2]+[.$A146]*(1-[.G$2])" table:style-name="ce1">
            <text:p>82.3228982</text:p>
          </table:table-cell>
          <table:table-cell office:value-type="float" office:value="83.008633799067084" table:formula="of:=[.H145]*[.H$2]+[.$A146]*(1-[.H$2])" table:style-name="ce1">
            <text:p>83.0086338</text:p>
          </table:table-cell>
          <table:table-cell office:value-type="float" office:value="83.664124434949102" table:formula="of:=[.I145]*[.I$2]+[.$A146]*(1-[.I$2])" table:style-name="ce1">
            <text:p>83.66412443</text:p>
          </table:table-cell>
          <table:table-cell office:value-type="float" office:value="84.281866668691123" table:formula="of:=[.J145]*[.J$2]+[.$A146]*(1-[.J$2])" table:style-name="ce1">
            <text:p>84.28186667</text:p>
          </table:table-cell>
          <table:table-cell office:value-type="float" office:value="84.852778196682934" table:formula="of:=[.K145]*[.K$2]+[.$A146]*(1-[.K$2])" table:style-name="ce1">
            <text:p>84.8527782</text:p>
          </table:table-cell>
          <table:table-cell office:value-type="float" office:value="85.365702328305176" table:formula="of:=[.L145]*[.L$2]+[.$A146]*(1-[.L$2])" table:style-name="ce1">
            <text:p>85.36570233</text:p>
          </table:table-cell>
          <table:table-cell office:value-type="float" office:value="85.806629112750073" table:formula="of:=[.M145]*[.M$2]+[.$A146]*(1-[.M$2])" table:style-name="ce1">
            <text:p>85.80662911</text:p>
          </table:table-cell>
          <table:table-cell office:value-type="float" office:value="86.157390101114899" table:formula="of:=[.N145]*[.N$2]+[.$A146]*(1-[.N$2])" table:style-name="ce1">
            <text:p>86.1573901</text:p>
          </table:table-cell>
          <table:table-cell office:value-type="float" office:value="86.393640837825345" table:formula="of:=[.O145]*[.O$2]+[.$A146]*(1-[.O$2])" table:style-name="ce1">
            <text:p>86.39364084</text:p>
          </table:table-cell>
          <table:table-cell office:value-type="float" office:value="86.482503767644275" table:formula="of:=[.P145]*[.P$2]+[.$A146]*(1-[.P$2])" table:style-name="ce1">
            <text:p>86.48250377</text:p>
          </table:table-cell>
          <table:table-cell office:value-type="float" office:value="86.382244064026736" table:formula="of:=[.Q145]*[.Q$2]+[.$A146]*(1-[.Q$2])" table:style-name="ce1">
            <text:p>86.38224406</text:p>
          </table:table-cell>
          <table:table-cell office:value-type="float" office:value="86.051464766559718" table:formula="of:=[.R145]*[.R$2]+[.$A146]*(1-[.R$2])" table:style-name="ce1">
            <text:p>86.05146477</text:p>
          </table:table-cell>
          <table:table-cell office:value-type="float" office:value="85.482099094447591" table:formula="of:=[.S145]*[.S$2]+[.$A146]*(1-[.S$2])" table:style-name="ce1">
            <text:p>85.48209909</text:p>
          </table:table-cell>
          <table:table-cell office:value-type="float" office:value="84.761956881790184" table:formula="of:=[.T145]*[.T$2]+[.$A146]*(1-[.T$2])" table:style-name="ce1">
            <text:p>84.76195688</text:p>
          </table:table-cell>
          <table:table-cell office:value-type="float" office:value="84.278661409922336" table:formula="of:=[.U145]*[.U$2]+[.$A146]*(1-[.U$2])" table:style-name="ce1">
            <text:p>84.27866141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46]*[.B$2]+[.$A147]*(1-[.B$2])" table:style-name="ce1">
            <text:p>78.637</text:p>
          </table:table-cell>
          <table:table-cell office:value-type="float" office:value="78.674768479542465" table:formula="of:=[.C146]*[.C$2]+[.$A147]*(1-[.C$2])" table:style-name="ce1">
            <text:p>78.67476848</text:p>
          </table:table-cell>
          <table:table-cell office:value-type="float" office:value="78.787621700534203" table:formula="of:=[.D146]*[.D$2]+[.$A147]*(1-[.D$2])" table:style-name="ce1">
            <text:p>78.7876217</text:p>
          </table:table-cell>
          <table:table-cell office:value-type="float" office:value="78.974204797725989" table:formula="of:=[.E146]*[.E$2]+[.$A147]*(1-[.E$2])" table:style-name="ce1">
            <text:p>78.9742048</text:p>
          </table:table-cell>
          <table:table-cell office:value-type="float" office:value="79.232243828794196" table:formula="of:=[.F146]*[.F$2]+[.$A147]*(1-[.F$2])" table:style-name="ce1">
            <text:p>79.23224383</text:p>
          </table:table-cell>
          <table:table-cell office:value-type="float" office:value="79.558474549783995" table:formula="of:=[.G146]*[.G$2]+[.$A147]*(1-[.G$2])" table:style-name="ce1">
            <text:p>79.55847455</text:p>
          </table:table-cell>
          <table:table-cell office:value-type="float" office:value="79.948490139720121" table:formula="of:=[.H146]*[.H$2]+[.$A147]*(1-[.H$2])" table:style-name="ce1">
            <text:p>79.94849014</text:p>
          </table:table-cell>
          <table:table-cell office:value-type="float" office:value="80.396493552232187" table:formula="of:=[.I146]*[.I$2]+[.$A147]*(1-[.I$2])" table:style-name="ce1">
            <text:p>80.39649355</text:p>
          </table:table-cell>
          <table:table-cell office:value-type="float" office:value="80.894946667476461" table:formula="of:=[.J146]*[.J$2]+[.$A147]*(1-[.J$2])" table:style-name="ce1">
            <text:p>80.89494667</text:p>
          </table:table-cell>
          <table:table-cell office:value-type="float" office:value="81.43410018850733" table:formula="of:=[.K146]*[.K$2]+[.$A147]*(1-[.K$2])" table:style-name="ce1">
            <text:p>81.43410019</text:p>
          </table:table-cell>
          <table:table-cell office:value-type="float" office:value="82.001351164152595" table:formula="of:=[.L146]*[.L$2]+[.$A147]*(1-[.L$2])" table:style-name="ce1">
            <text:p>82.00135116</text:p>
          </table:table-cell>
          <table:table-cell office:value-type="float" office:value="82.580296012012539" table:formula="of:=[.M146]*[.M$2]+[.$A147]*(1-[.M$2])" table:style-name="ce1">
            <text:p>82.58029601</text:p>
          </table:table-cell>
          <table:table-cell office:value-type="float" office:value="83.149234060668945" table:formula="of:=[.N146]*[.N$2]+[.$A147]*(1-[.N$2])" table:style-name="ce1">
            <text:p>83.14923406</text:p>
          </table:table-cell>
          <table:table-cell office:value-type="float" office:value="83.678816544586468" table:formula="of:=[.O146]*[.O$2]+[.$A147]*(1-[.O$2])" table:style-name="ce1">
            <text:p>83.67881654</text:p>
          </table:table-cell>
          <table:table-cell office:value-type="float" office:value="84.128852637351002" table:formula="of:=[.P146]*[.P$2]+[.$A147]*(1-[.P$2])" table:style-name="ce1">
            <text:p>84.12885264</text:p>
          </table:table-cell>
          <table:table-cell office:value-type="float" office:value="84.445933048020052" table:formula="of:=[.Q146]*[.Q$2]+[.$A147]*(1-[.Q$2])" table:style-name="ce1">
            <text:p>84.44593305</text:p>
          </table:table-cell>
          <table:table-cell office:value-type="float" office:value="84.568571813247786" table:formula="of:=[.R146]*[.R$2]+[.$A147]*(1-[.R$2])" table:style-name="ce1">
            <text:p>84.56857181</text:p>
          </table:table-cell>
          <table:table-cell office:value-type="float" office:value="84.455334230280457" table:formula="of:=[.S146]*[.S$2]+[.$A147]*(1-[.S$2])" table:style-name="ce1">
            <text:p>84.45533423</text:p>
          </table:table-cell>
          <table:table-cell office:value-type="float" office:value="84.14946119361116" table:formula="of:=[.T146]*[.T$2]+[.$A147]*(1-[.T$2])" table:style-name="ce1">
            <text:p>84.14946119</text:p>
          </table:table-cell>
          <table:table-cell office:value-type="float" office:value="83.996578339426208" table:formula="of:=[.U146]*[.U$2]+[.$A147]*(1-[.U$2])" table:style-name="ce1">
            <text:p>83.99657834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47]*[.B$2]+[.$A148]*(1-[.B$2])" table:style-name="ce1">
            <text:p>78.637</text:p>
          </table:table-cell>
          <table:table-cell office:value-type="float" office:value="78.638888423977122" table:formula="of:=[.C147]*[.C$2]+[.$A148]*(1-[.C$2])" table:style-name="ce1">
            <text:p>78.63888842</text:p>
          </table:table-cell>
          <table:table-cell office:value-type="float" office:value="78.652062170053426" table:formula="of:=[.D147]*[.D$2]+[.$A148]*(1-[.D$2])" table:style-name="ce1">
            <text:p>78.65206217</text:p>
          </table:table-cell>
          <table:table-cell office:value-type="float" office:value="78.687580719658897" table:formula="of:=[.E147]*[.E$2]+[.$A148]*(1-[.E$2])" table:style-name="ce1">
            <text:p>78.68758072</text:p>
          </table:table-cell>
          <table:table-cell office:value-type="float" office:value="78.756048765758848" table:formula="of:=[.F147]*[.F$2]+[.$A148]*(1-[.F$2])" table:style-name="ce1">
            <text:p>78.75604877</text:p>
          </table:table-cell>
          <table:table-cell office:value-type="float" office:value="78.867368637445992" table:formula="of:=[.G147]*[.G$2]+[.$A148]*(1-[.G$2])" table:style-name="ce1">
            <text:p>78.86736864</text:p>
          </table:table-cell>
          <table:table-cell office:value-type="float" office:value="79.030447041916034" table:formula="of:=[.H147]*[.H$2]+[.$A148]*(1-[.H$2])" table:style-name="ce1">
            <text:p>79.03044704</text:p>
          </table:table-cell>
          <table:table-cell office:value-type="float" office:value="79.252822743281257" table:formula="of:=[.I147]*[.I$2]+[.$A148]*(1-[.I$2])" table:style-name="ce1">
            <text:p>79.25282274</text:p>
          </table:table-cell>
          <table:table-cell office:value-type="float" office:value="79.540178666990585" table:formula="of:=[.J147]*[.J$2]+[.$A148]*(1-[.J$2])" table:style-name="ce1">
            <text:p>79.54017867</text:p>
          </table:table-cell>
          <table:table-cell office:value-type="float" office:value="79.895695084828304" table:formula="of:=[.K147]*[.K$2]+[.$A148]*(1-[.K$2])" table:style-name="ce1">
            <text:p>79.89569508</text:p>
          </table:table-cell>
          <table:table-cell office:value-type="float" office:value="80.319175582076298" table:formula="of:=[.L147]*[.L$2]+[.$A148]*(1-[.L$2])" table:style-name="ce1">
            <text:p>80.31917558</text:p>
          </table:table-cell>
          <table:table-cell office:value-type="float" office:value="80.805812806606895" table:formula="of:=[.M147]*[.M$2]+[.$A148]*(1-[.M$2])" table:style-name="ce1">
            <text:p>80.80581281</text:p>
          </table:table-cell>
          <table:table-cell office:value-type="float" office:value="81.344340436401367" table:formula="of:=[.N147]*[.N$2]+[.$A148]*(1-[.N$2])" table:style-name="ce1">
            <text:p>81.34434044</text:p>
          </table:table-cell>
          <table:table-cell office:value-type="float" office:value="81.914180753981199" table:formula="of:=[.O147]*[.O$2]+[.$A148]*(1-[.O$2])" table:style-name="ce1">
            <text:p>81.91418075</text:p>
          </table:table-cell>
          <table:table-cell office:value-type="float" office:value="82.48129684614571" table:formula="of:=[.P147]*[.P$2]+[.$A148]*(1-[.P$2])" table:style-name="ce1">
            <text:p>82.48129685</text:p>
          </table:table-cell>
          <table:table-cell office:value-type="float" office:value="82.993699786015043" table:formula="of:=[.Q147]*[.Q$2]+[.$A148]*(1-[.Q$2])" table:style-name="ce1">
            <text:p>82.99369979</text:p>
          </table:table-cell>
          <table:table-cell office:value-type="float" office:value="83.382257450598217" table:formula="of:=[.R147]*[.R$2]+[.$A148]*(1-[.R$2])" table:style-name="ce1">
            <text:p>83.38225745</text:p>
          </table:table-cell>
          <table:table-cell office:value-type="float" office:value="83.582584095738397" table:formula="of:=[.S147]*[.S$2]+[.$A148]*(1-[.S$2])" table:style-name="ce1">
            <text:p>83.5825841</text:p>
          </table:table-cell>
          <table:table-cell office:value-type="float" office:value="83.598215074250035" table:formula="of:=[.T147]*[.T$2]+[.$A148]*(1-[.T$2])" table:style-name="ce1">
            <text:p>83.59821507</text:p>
          </table:table-cell>
          <table:table-cell office:value-type="float" office:value="83.728599422454892" table:formula="of:=[.U147]*[.U$2]+[.$A148]*(1-[.U$2])" table:style-name="ce1">
            <text:p>83.72859942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48]*[.B$2]+[.$A149]*(1-[.B$2])" table:style-name="ce1">
            <text:p>75.6125</text:p>
          </table:table-cell>
          <table:table-cell office:value-type="float" office:value="75.763819421198846" table:formula="of:=[.C148]*[.C$2]+[.$A149]*(1-[.C$2])" table:style-name="ce1">
            <text:p>75.76381942</text:p>
          </table:table-cell>
          <table:table-cell office:value-type="float" office:value="75.916456217005333" table:formula="of:=[.D148]*[.D$2]+[.$A149]*(1-[.D$2])" table:style-name="ce1">
            <text:p>75.91645622</text:p>
          </table:table-cell>
          <table:table-cell office:value-type="float" office:value="76.073762107948824" table:formula="of:=[.E148]*[.E$2]+[.$A149]*(1-[.E$2])" table:style-name="ce1">
            <text:p>76.07376211</text:p>
          </table:table-cell>
          <table:table-cell office:value-type="float" office:value="76.241209753151765" table:formula="of:=[.F148]*[.F$2]+[.$A149]*(1-[.F$2])" table:style-name="ce1">
            <text:p>76.24120975</text:p>
          </table:table-cell>
          <table:table-cell office:value-type="float" office:value="76.426217159361499" table:formula="of:=[.G148]*[.G$2]+[.$A149]*(1-[.G$2])" table:style-name="ce1">
            <text:p>76.42621716</text:p>
          </table:table-cell>
          <table:table-cell office:value-type="float" office:value="76.637884112574795" table:formula="of:=[.H148]*[.H$2]+[.$A149]*(1-[.H$2])" table:style-name="ce1">
            <text:p>76.63788411</text:p>
          </table:table-cell>
          <table:table-cell office:value-type="float" office:value="76.88661296014844" table:formula="of:=[.I148]*[.I$2]+[.$A149]*(1-[.I$2])" table:style-name="ce1">
            <text:p>76.88661296</text:p>
          </table:table-cell>
          <table:table-cell office:value-type="float" office:value="77.183571466796238" table:formula="of:=[.J148]*[.J$2]+[.$A149]*(1-[.J$2])" table:style-name="ce1">
            <text:p>77.18357147</text:p>
          </table:table-cell>
          <table:table-cell office:value-type="float" office:value="77.539937788172736" table:formula="of:=[.K148]*[.K$2]+[.$A149]*(1-[.K$2])" table:style-name="ce1">
            <text:p>77.53993779</text:p>
          </table:table-cell>
          <table:table-cell office:value-type="float" office:value="77.965837791038155" table:formula="of:=[.L148]*[.L$2]+[.$A149]*(1-[.L$2])" table:style-name="ce1">
            <text:p>77.96583779</text:p>
          </table:table-cell>
          <table:table-cell office:value-type="float" office:value="78.468822043633793" table:formula="of:=[.M148]*[.M$2]+[.$A149]*(1-[.M$2])" table:style-name="ce1">
            <text:p>78.46882204</text:p>
          </table:table-cell>
          <table:table-cell office:value-type="float" office:value="79.051604261840822" table:formula="of:=[.N148]*[.N$2]+[.$A149]*(1-[.N$2])" table:style-name="ce1">
            <text:p>79.05160426</text:p>
          </table:table-cell>
          <table:table-cell office:value-type="float" office:value="79.708592490087781" table:formula="of:=[.O148]*[.O$2]+[.$A149]*(1-[.O$2])" table:style-name="ce1">
            <text:p>79.70859249</text:p>
          </table:table-cell>
          <table:table-cell office:value-type="float" office:value="80.420657792301995" table:formula="of:=[.P148]*[.P$2]+[.$A149]*(1-[.P$2])" table:style-name="ce1">
            <text:p>80.42065779</text:p>
          </table:table-cell>
          <table:table-cell office:value-type="float" office:value="81.148399839511285" table:formula="of:=[.Q148]*[.Q$2]+[.$A149]*(1-[.Q$2])" table:style-name="ce1">
            <text:p>81.14839984</text:p>
          </table:table-cell>
          <table:table-cell office:value-type="float" office:value="81.828305960478573" table:formula="of:=[.R148]*[.R$2]+[.$A149]*(1-[.R$2])" table:style-name="ce1">
            <text:p>81.82830596</text:p>
          </table:table-cell>
          <table:table-cell office:value-type="float" office:value="82.387071481377632" table:formula="of:=[.S148]*[.S$2]+[.$A149]*(1-[.S$2])" table:style-name="ce1">
            <text:p>82.38707148</text:p>
          </table:table-cell>
          <table:table-cell office:value-type="float" office:value="82.79964356682504" table:formula="of:=[.T148]*[.T$2]+[.$A149]*(1-[.T$2])" table:style-name="ce1">
            <text:p>82.79964357</text:p>
          </table:table-cell>
          <table:table-cell office:value-type="float" office:value="83.322794451332143" table:formula="of:=[.U148]*[.U$2]+[.$A149]*(1-[.U$2])" table:style-name="ce1">
            <text:p>83.32279445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49]*[.B$2]+[.$A150]*(1-[.B$2])" table:style-name="ce1">
            <text:p>84.686</text:p>
          </table:table-cell>
          <table:table-cell office:value-type="float" office:value="84.23989097105995" table:formula="of:=[.C149]*[.C$2]+[.$A150]*(1-[.C$2])" table:style-name="ce1">
            <text:p>84.23989097</text:p>
          </table:table-cell>
          <table:table-cell office:value-type="float" office:value="83.809045621700548" table:formula="of:=[.D149]*[.D$2]+[.$A150]*(1-[.D$2])" table:style-name="ce1">
            <text:p>83.80904562</text:p>
          </table:table-cell>
          <table:table-cell office:value-type="float" office:value="83.394164316192331" table:formula="of:=[.E149]*[.E$2]+[.$A150]*(1-[.E$2])" table:style-name="ce1">
            <text:p>83.39416432</text:p>
          </table:table-cell>
          <table:table-cell office:value-type="float" office:value="82.997041950630361" table:formula="of:=[.F149]*[.F$2]+[.$A150]*(1-[.F$2])" table:style-name="ce1">
            <text:p>82.99704195</text:p>
          </table:table-cell>
          <table:table-cell office:value-type="float" office:value="82.621054289840373" table:formula="of:=[.G149]*[.G$2]+[.$A150]*(1-[.G$2])" table:style-name="ce1">
            <text:p>82.62105429</text:p>
          </table:table-cell>
          <table:table-cell office:value-type="float" office:value="82.271565233772435" table:formula="of:=[.H149]*[.H$2]+[.$A150]*(1-[.H$2])" table:style-name="ce1">
            <text:p>82.27156523</text:p>
          </table:table-cell>
          <table:table-cell office:value-type="float" office:value="81.956214536051959" table:formula="of:=[.I149]*[.I$2]+[.$A150]*(1-[.I$2])" table:style-name="ce1">
            <text:p>81.95621454</text:p>
          </table:table-cell>
          <table:table-cell office:value-type="float" office:value="81.685028586718502" table:formula="of:=[.J149]*[.J$2]+[.$A150]*(1-[.J$2])" table:style-name="ce1">
            <text:p>81.68502859</text:p>
          </table:table-cell>
          <table:table-cell office:value-type="float" office:value="81.470272004677739" table:formula="of:=[.K149]*[.K$2]+[.$A150]*(1-[.K$2])" table:style-name="ce1">
            <text:p>81.470272</text:p>
          </table:table-cell>
          <table:table-cell office:value-type="float" office:value="81.325918895519081" table:formula="of:=[.L149]*[.L$2]+[.$A150]*(1-[.L$2])" table:style-name="ce1">
            <text:p>81.3259189</text:p>
          </table:table-cell>
          <table:table-cell office:value-type="float" office:value="81.266552123998594" table:formula="of:=[.M149]*[.M$2]+[.$A150]*(1-[.M$2])" table:style-name="ce1">
            <text:p>81.26655212</text:p>
          </table:table-cell>
          <table:table-cell office:value-type="float" office:value="81.305362557104502" table:formula="of:=[.N149]*[.N$2]+[.$A150]*(1-[.N$2])" table:style-name="ce1">
            <text:p>81.30536256</text:p>
          </table:table-cell>
          <table:table-cell office:value-type="float" office:value="81.450685118557061" table:formula="of:=[.O149]*[.O$2]+[.$A150]*(1-[.O$2])" table:style-name="ce1">
            <text:p>81.45068512</text:p>
          </table:table-cell>
          <table:table-cell office:value-type="float" office:value="81.700260454611396" table:formula="of:=[.P149]*[.P$2]+[.$A150]*(1-[.P$2])" table:style-name="ce1">
            <text:p>81.70026045</text:p>
          </table:table-cell>
          <table:table-cell office:value-type="float" office:value="82.032799879633473" table:formula="of:=[.Q149]*[.Q$2]+[.$A150]*(1-[.Q$2])" table:style-name="ce1">
            <text:p>82.03279988</text:p>
          </table:table-cell>
          <table:table-cell office:value-type="float" office:value="82.399844768382849" table:formula="of:=[.R149]*[.R$2]+[.$A150]*(1-[.R$2])" table:style-name="ce1">
            <text:p>82.39984477</text:p>
          </table:table-cell>
          <table:table-cell office:value-type="float" office:value="82.731910759170987" table:formula="of:=[.S149]*[.S$2]+[.$A150]*(1-[.S$2])" table:style-name="ce1">
            <text:p>82.73191076</text:p>
          </table:table-cell>
          <table:table-cell office:value-type="float" office:value="82.988279210142537" table:formula="of:=[.T149]*[.T$2]+[.$A150]*(1-[.T$2])" table:style-name="ce1">
            <text:p>82.98827921</text:p>
          </table:table-cell>
          <table:table-cell office:value-type="float" office:value="83.390954728765536" table:formula="of:=[.U149]*[.U$2]+[.$A150]*(1-[.U$2])" table:style-name="ce1">
            <text:p>83.39095473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150]*[.B$2]+[.$A151]*(1-[.B$2])" table:style-name="ce1">
            <text:p>90.735</text:p>
          </table:table-cell>
          <table:table-cell office:value-type="float" office:value="90.410244548552996" table:formula="of:=[.C150]*[.C$2]+[.$A151]*(1-[.C$2])" table:style-name="ce1">
            <text:p>90.41024455</text:p>
          </table:table-cell>
          <table:table-cell office:value-type="float" office:value="90.042404562170063" table:formula="of:=[.D150]*[.D$2]+[.$A151]*(1-[.D$2])" table:style-name="ce1">
            <text:p>90.04240456</text:p>
          </table:table-cell>
          <table:table-cell office:value-type="float" office:value="89.63387464742884" table:formula="of:=[.E150]*[.E$2]+[.$A151]*(1-[.E$2])" table:style-name="ce1">
            <text:p>89.63387465</text:p>
          </table:table-cell>
          <table:table-cell office:value-type="float" office:value="89.18740839012608" table:formula="of:=[.F150]*[.F$2]+[.$A151]*(1-[.F$2])" table:style-name="ce1">
            <text:p>89.18740839</text:p>
          </table:table-cell>
          <table:table-cell office:value-type="float" office:value="88.706513572460096" table:formula="of:=[.G150]*[.G$2]+[.$A151]*(1-[.G$2])" table:style-name="ce1">
            <text:p>88.70651357</text:p>
          </table:table-cell>
          <table:table-cell office:value-type="float" office:value="88.195969570131723" table:formula="of:=[.H150]*[.H$2]+[.$A151]*(1-[.H$2])" table:style-name="ce1">
            <text:p>88.19596957</text:p>
          </table:table-cell>
          <table:table-cell office:value-type="float" office:value="87.662425087618189" table:formula="of:=[.I150]*[.I$2]+[.$A151]*(1-[.I$2])" table:style-name="ce1">
            <text:p>87.66242509</text:p>
          </table:table-cell>
          <table:table-cell office:value-type="float" office:value="87.115011434687403" table:formula="of:=[.J150]*[.J$2]+[.$A151]*(1-[.J$2])" table:style-name="ce1">
            <text:p>87.11501143</text:p>
          </table:table-cell>
          <table:table-cell office:value-type="float" office:value="86.565872402104986" table:formula="of:=[.K150]*[.K$2]+[.$A151]*(1-[.K$2])" table:style-name="ce1">
            <text:p>86.5658724</text:p>
          </table:table-cell>
          <table:table-cell office:value-type="float" office:value="86.03045944775954" table:formula="of:=[.L150]*[.L$2]+[.$A151]*(1-[.L$2])" table:style-name="ce1">
            <text:p>86.03045945</text:p>
          </table:table-cell>
          <table:table-cell office:value-type="float" office:value="85.527353668199225" table:formula="of:=[.M150]*[.M$2]+[.$A151]*(1-[.M$2])" table:style-name="ce1">
            <text:p>85.52735367</text:p>
          </table:table-cell>
          <table:table-cell office:value-type="float" office:value="85.077217534262701" table:formula="of:=[.N150]*[.N$2]+[.$A151]*(1-[.N$2])" table:style-name="ce1">
            <text:p>85.07721753</text:p>
          </table:table-cell>
          <table:table-cell office:value-type="float" office:value="84.70019532706209" table:formula="of:=[.O150]*[.O$2]+[.$A151]*(1-[.O$2])" table:style-name="ce1">
            <text:p>84.70019533</text:p>
          </table:table-cell>
          <table:table-cell office:value-type="float" office:value="84.410682318227984" table:formula="of:=[.P150]*[.P$2]+[.$A151]*(1-[.P$2])" table:style-name="ce1">
            <text:p>84.41068232</text:p>
          </table:table-cell>
          <table:table-cell office:value-type="float" office:value="84.208349909725101" table:formula="of:=[.Q150]*[.Q$2]+[.$A151]*(1-[.Q$2])" table:style-name="ce1">
            <text:p>84.20834991</text:p>
          </table:table-cell>
          <table:table-cell office:value-type="float" office:value="84.066875814706279" table:formula="of:=[.R150]*[.R$2]+[.$A151]*(1-[.R$2])" table:style-name="ce1">
            <text:p>84.06687581</text:p>
          </table:table-cell>
          <table:table-cell office:value-type="float" office:value="83.932374145295341" table:formula="of:=[.S150]*[.S$2]+[.$A151]*(1-[.S$2])" table:style-name="ce1">
            <text:p>83.93237415</text:p>
          </table:table-cell>
          <table:table-cell office:value-type="float" office:value="83.762951289128281" table:formula="of:=[.T150]*[.T$2]+[.$A151]*(1-[.T$2])" table:style-name="ce1">
            <text:p>83.76295129</text:p>
          </table:table-cell>
          <table:table-cell office:value-type="float" office:value="83.758156992327258" table:formula="of:=[.U150]*[.U$2]+[.$A151]*(1-[.U$2])" table:style-name="ce1">
            <text:p>83.75815699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51]*[.B$2]+[.$A152]*(1-[.B$2])" table:style-name="ce1">
            <text:p>84.686</text:p>
          </table:table-cell>
          <table:table-cell office:value-type="float" office:value="84.972212227427647" table:formula="of:=[.C151]*[.C$2]+[.$A152]*(1-[.C$2])" table:style-name="ce1">
            <text:p>84.97221223</text:p>
          </table:table-cell>
          <table:table-cell office:value-type="float" office:value="85.221640456217017" table:formula="of:=[.D151]*[.D$2]+[.$A152]*(1-[.D$2])" table:style-name="ce1">
            <text:p>85.22164046</text:p>
          </table:table-cell>
          <table:table-cell office:value-type="float" office:value="85.428181197114327" table:formula="of:=[.E151]*[.E$2]+[.$A152]*(1-[.E$2])" table:style-name="ce1">
            <text:p>85.4281812</text:p>
          </table:table-cell>
          <table:table-cell office:value-type="float" office:value="85.586281678025216" table:formula="of:=[.F151]*[.F$2]+[.$A152]*(1-[.F$2])" table:style-name="ce1">
            <text:p>85.58628168</text:p>
          </table:table-cell>
          <table:table-cell office:value-type="float" office:value="85.691128393115036" table:formula="of:=[.G151]*[.G$2]+[.$A152]*(1-[.G$2])" table:style-name="ce1">
            <text:p>85.69112839</text:p>
          </table:table-cell>
          <table:table-cell office:value-type="float" office:value="85.738990871039519" table:formula="of:=[.H151]*[.H$2]+[.$A152]*(1-[.H$2])" table:style-name="ce1">
            <text:p>85.73899087</text:p>
          </table:table-cell>
          <table:table-cell office:value-type="float" office:value="85.72774878066636" table:formula="of:=[.I151]*[.I$2]+[.$A152]*(1-[.I$2])" table:style-name="ce1">
            <text:p>85.72774878</text:p>
          </table:table-cell>
          <table:table-cell office:value-type="float" office:value="85.657604573874977" table:formula="of:=[.J151]*[.J$2]+[.$A152]*(1-[.J$2])" table:style-name="ce1">
            <text:p>85.65760457</text:p>
          </table:table-cell>
          <table:table-cell office:value-type="float" office:value="85.531942580947259" table:formula="of:=[.K151]*[.K$2]+[.$A152]*(1-[.K$2])" table:style-name="ce1">
            <text:p>85.53194258</text:p>
          </table:table-cell>
          <table:table-cell office:value-type="float" office:value="85.358229723879774" table:formula="of:=[.L151]*[.L$2]+[.$A152]*(1-[.L$2])" table:style-name="ce1">
            <text:p>85.35822972</text:p>
          </table:table-cell>
          <table:table-cell office:value-type="float" office:value="85.148744517509584" table:formula="of:=[.M151]*[.M$2]+[.$A152]*(1-[.M$2])" table:style-name="ce1">
            <text:p>85.14874452</text:p>
          </table:table-cell>
          <table:table-cell office:value-type="float" office:value="84.920730520557612" table:formula="of:=[.N151]*[.N$2]+[.$A152]*(1-[.N$2])" table:style-name="ce1">
            <text:p>84.92073052</text:p>
          </table:table-cell>
          <table:table-cell office:value-type="float" office:value="84.695226962590354" table:formula="of:=[.O151]*[.O$2]+[.$A152]*(1-[.O$2])" table:style-name="ce1">
            <text:p>84.69522696</text:p>
          </table:table-cell>
          <table:table-cell office:value-type="float" office:value="84.493277622759592" table:formula="of:=[.P151]*[.P$2]+[.$A152]*(1-[.P$2])" table:style-name="ce1">
            <text:p>84.49327762</text:p>
          </table:table-cell>
          <table:table-cell office:value-type="float" office:value="84.327762432293838" table:formula="of:=[.Q151]*[.Q$2]+[.$A152]*(1-[.Q$2])" table:style-name="ce1">
            <text:p>84.32776243</text:p>
          </table:table-cell>
          <table:table-cell office:value-type="float" office:value="84.190700651765013" table:formula="of:=[.R151]*[.R$2]+[.$A152]*(1-[.R$2])" table:style-name="ce1">
            <text:p>84.19070065</text:p>
          </table:table-cell>
          <table:table-cell office:value-type="float" office:value="84.045418023501043" table:formula="of:=[.S151]*[.S$2]+[.$A152]*(1-[.S$2])" table:style-name="ce1">
            <text:p>84.04541802</text:p>
          </table:table-cell>
          <table:table-cell office:value-type="float" office:value="83.855256160215447" table:formula="of:=[.T151]*[.T$2]+[.$A152]*(1-[.T$2])" table:style-name="ce1">
            <text:p>83.85525616</text:p>
          </table:table-cell>
          <table:table-cell office:value-type="float" office:value="83.804549142710897" table:formula="of:=[.U151]*[.U$2]+[.$A152]*(1-[.U$2])" table:style-name="ce1">
            <text:p>83.80454914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52]*[.B$2]+[.$A153]*(1-[.B$2])" table:style-name="ce1">
            <text:p>75.6125</text:p>
          </table:table-cell>
          <table:table-cell office:value-type="float" office:value="76.080485611371373" table:formula="of:=[.C152]*[.C$2]+[.$A153]*(1-[.C$2])" table:style-name="ce1">
            <text:p>76.08048561</text:p>
          </table:table-cell>
          <table:table-cell office:value-type="float" office:value="76.573414045621703" table:formula="of:=[.D152]*[.D$2]+[.$A153]*(1-[.D$2])" table:style-name="ce1">
            <text:p>76.57341405</text:p>
          </table:table-cell>
          <table:table-cell office:value-type="float" office:value="77.08485217956715" table:formula="of:=[.E152]*[.E$2]+[.$A153]*(1-[.E$2])" table:style-name="ce1">
            <text:p>77.08485218</text:p>
          </table:table-cell>
          <table:table-cell office:value-type="float" office:value="77.607256335605044" table:formula="of:=[.F152]*[.F$2]+[.$A153]*(1-[.F$2])" table:style-name="ce1">
            <text:p>77.60725634</text:p>
          </table:table-cell>
          <table:table-cell office:value-type="float" office:value="78.132157098278753" table:formula="of:=[.G152]*[.G$2]+[.$A153]*(1-[.G$2])" table:style-name="ce1">
            <text:p>78.1321571</text:p>
          </table:table-cell>
          <table:table-cell office:value-type="float" office:value="78.650447261311854" table:formula="of:=[.H152]*[.H$2]+[.$A153]*(1-[.H$2])" table:style-name="ce1">
            <text:p>78.65044726</text:p>
          </table:table-cell>
          <table:table-cell office:value-type="float" office:value="79.152837073233229" table:formula="of:=[.I152]*[.I$2]+[.$A153]*(1-[.I$2])" table:style-name="ce1">
            <text:p>79.15283707</text:p>
          </table:table-cell>
          <table:table-cell office:value-type="float" office:value="79.630541829549998" table:formula="of:=[.J152]*[.J$2]+[.$A153]*(1-[.J$2])" table:style-name="ce1">
            <text:p>79.63054183</text:p>
          </table:table-cell>
          <table:table-cell office:value-type="float" office:value="80.076249161426261" table:formula="of:=[.K152]*[.K$2]+[.$A153]*(1-[.K$2])" table:style-name="ce1">
            <text:p>80.07624916</text:p>
          </table:table-cell>
          <table:table-cell office:value-type="float" office:value="80.485364861939885" table:formula="of:=[.L152]*[.L$2]+[.$A153]*(1-[.L$2])" table:style-name="ce1">
            <text:p>80.48536486</text:p>
          </table:table-cell>
          <table:table-cell office:value-type="float" office:value="80.857434484630275" table:formula="of:=[.M152]*[.M$2]+[.$A153]*(1-[.M$2])" table:style-name="ce1">
            <text:p>80.85743448</text:p>
          </table:table-cell>
          <table:table-cell office:value-type="float" office:value="81.197438312334569" table:formula="of:=[.N152]*[.N$2]+[.$A153]*(1-[.N$2])" table:style-name="ce1">
            <text:p>81.19743831</text:p>
          </table:table-cell>
          <table:table-cell office:value-type="float" office:value="81.516272525683732" table:formula="of:=[.O152]*[.O$2]+[.$A153]*(1-[.O$2])" table:style-name="ce1">
            <text:p>81.51627253</text:p>
          </table:table-cell>
          <table:table-cell office:value-type="float" office:value="81.829044335931712" table:formula="of:=[.P152]*[.P$2]+[.$A153]*(1-[.P$2])" table:style-name="ce1">
            <text:p>81.82904434</text:p>
          </table:table-cell>
          <table:table-cell office:value-type="float" office:value="82.148946824220374" table:formula="of:=[.Q152]*[.Q$2]+[.$A153]*(1-[.Q$2])" table:style-name="ce1">
            <text:p>82.14894682</text:p>
          </table:table-cell>
          <table:table-cell office:value-type="float" office:value="82.475060521412018" table:formula="of:=[.R152]*[.R$2]+[.$A153]*(1-[.R$2])" table:style-name="ce1">
            <text:p>82.47506052</text:p>
          </table:table-cell>
          <table:table-cell office:value-type="float" office:value="82.780480319975879" table:formula="of:=[.S152]*[.S$2]+[.$A153]*(1-[.S$2])" table:style-name="ce1">
            <text:p>82.78048032</text:p>
          </table:table-cell>
          <table:table-cell office:value-type="float" office:value="83.030980544193909" table:formula="of:=[.T152]*[.T$2]+[.$A153]*(1-[.T$2])" table:style-name="ce1">
            <text:p>83.03098054</text:p>
          </table:table-cell>
          <table:table-cell office:value-type="float" office:value="83.394946685575349" table:formula="of:=[.U152]*[.U$2]+[.$A153]*(1-[.U$2])" table:style-name="ce1">
            <text:p>83.39494669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53]*[.B$2]+[.$A154]*(1-[.B$2])" table:style-name="ce1">
            <text:p>72.588</text:p>
          </table:table-cell>
          <table:table-cell office:value-type="float" office:value="72.762624280568559" table:formula="of:=[.C153]*[.C$2]+[.$A154]*(1-[.C$2])" table:style-name="ce1">
            <text:p>72.76262428</text:p>
          </table:table-cell>
          <table:table-cell office:value-type="float" office:value="72.986541404562175" table:formula="of:=[.D153]*[.D$2]+[.$A154]*(1-[.D$2])" table:style-name="ce1">
            <text:p>72.9865414</text:p>
          </table:table-cell>
          <table:table-cell office:value-type="float" office:value="73.26252782693507" table:formula="of:=[.E153]*[.E$2]+[.$A154]*(1-[.E$2])" table:style-name="ce1">
            <text:p>73.26252783</text:p>
          </table:table-cell>
          <table:table-cell office:value-type="float" office:value="73.591851267121001" table:formula="of:=[.F153]*[.F$2]+[.$A154]*(1-[.F$2])" table:style-name="ce1">
            <text:p>73.59185127</text:p>
          </table:table-cell>
          <table:table-cell office:value-type="float" office:value="73.974039274569691" table:formula="of:=[.G153]*[.G$2]+[.$A154]*(1-[.G$2])" table:style-name="ce1">
            <text:p>73.97403927</text:p>
          </table:table-cell>
          <table:table-cell office:value-type="float" office:value="74.406734178393549" table:formula="of:=[.H153]*[.H$2]+[.$A154]*(1-[.H$2])" table:style-name="ce1">
            <text:p>74.40673418</text:p>
          </table:table-cell>
          <table:table-cell office:value-type="float" office:value="74.885692975631628" table:formula="of:=[.I153]*[.I$2]+[.$A154]*(1-[.I$2])" table:style-name="ce1">
            <text:p>74.88569298</text:p>
          </table:table-cell>
          <table:table-cell office:value-type="float" office:value="75.405016731819998" table:formula="of:=[.J153]*[.J$2]+[.$A154]*(1-[.J$2])" table:style-name="ce1">
            <text:p>75.40501673</text:p>
          </table:table-cell>
          <table:table-cell office:value-type="float" office:value="75.957712122641823" table:formula="of:=[.K153]*[.K$2]+[.$A154]*(1-[.K$2])" table:style-name="ce1">
            <text:p>75.95771212</text:p>
          </table:table-cell>
          <table:table-cell office:value-type="float" office:value="76.536682430969933" table:formula="of:=[.L153]*[.L$2]+[.$A154]*(1-[.L$2])" table:style-name="ce1">
            <text:p>76.53668243</text:p>
          </table:table-cell>
          <table:table-cell office:value-type="float" office:value="77.136188966546655" table:formula="of:=[.M153]*[.M$2]+[.$A154]*(1-[.M$2])" table:style-name="ce1">
            <text:p>77.13618897</text:p>
          </table:table-cell>
          <table:table-cell office:value-type="float" office:value="77.753662987400745" table:formula="of:=[.N153]*[.N$2]+[.$A154]*(1-[.N$2])" table:style-name="ce1">
            <text:p>77.75366299</text:p>
          </table:table-cell>
          <table:table-cell office:value-type="float" office:value="78.39137714169442" table:formula="of:=[.O153]*[.O$2]+[.$A154]*(1-[.O$2])" table:style-name="ce1">
            <text:p>78.39137714</text:p>
          </table:table-cell>
          <table:table-cell office:value-type="float" office:value="79.056731035152197" table:formula="of:=[.P153]*[.P$2]+[.$A154]*(1-[.P$2])" table:style-name="ce1">
            <text:p>79.05673104</text:p>
          </table:table-cell>
          <table:table-cell office:value-type="float" office:value="79.758710118165283" table:formula="of:=[.Q153]*[.Q$2]+[.$A154]*(1-[.Q$2])" table:style-name="ce1">
            <text:p>79.75871012</text:p>
          </table:table-cell>
          <table:table-cell office:value-type="float" office:value="80.497648417129625" table:formula="of:=[.R153]*[.R$2]+[.$A154]*(1-[.R$2])" table:style-name="ce1">
            <text:p>80.49764842</text:p>
          </table:table-cell>
          <table:table-cell office:value-type="float" office:value="81.251608271979492" table:formula="of:=[.S153]*[.S$2]+[.$A154]*(1-[.S$2])" table:style-name="ce1">
            <text:p>81.25160827</text:p>
          </table:table-cell>
          <table:table-cell office:value-type="float" office:value="81.986682489774509" table:formula="of:=[.T153]*[.T$2]+[.$A154]*(1-[.T$2])" table:style-name="ce1">
            <text:p>81.98668249</text:p>
          </table:table-cell>
          <table:table-cell office:value-type="float" office:value="82.854599351296585" table:formula="of:=[.U153]*[.U$2]+[.$A154]*(1-[.U$2])" table:style-name="ce1">
            <text:p>82.85459935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54]*[.B$2]+[.$A155]*(1-[.B$2])" table:style-name="ce1">
            <text:p>78.637</text:p>
          </table:table-cell>
          <table:table-cell office:value-type="float" office:value="78.343281214028437" table:formula="of:=[.C154]*[.C$2]+[.$A155]*(1-[.C$2])" table:style-name="ce1">
            <text:p>78.34328121</text:p>
          </table:table-cell>
          <table:table-cell office:value-type="float" office:value="78.071954140456228" table:formula="of:=[.D154]*[.D$2]+[.$A155]*(1-[.D$2])" table:style-name="ce1">
            <text:p>78.07195414</text:p>
          </table:table-cell>
          <table:table-cell office:value-type="float" office:value="77.830829174040261" table:formula="of:=[.E154]*[.E$2]+[.$A155]*(1-[.E$2])" table:style-name="ce1">
            <text:p>77.83082917</text:p>
          </table:table-cell>
          <table:table-cell office:value-type="float" office:value="77.627970253424209" table:formula="of:=[.F154]*[.F$2]+[.$A155]*(1-[.F$2])" table:style-name="ce1">
            <text:p>77.62797025</text:p>
          </table:table-cell>
          <table:table-cell office:value-type="float" office:value="77.471259818642423" table:formula="of:=[.G154]*[.G$2]+[.$A155]*(1-[.G$2])" table:style-name="ce1">
            <text:p>77.47125982</text:p>
          </table:table-cell>
          <table:table-cell office:value-type="float" office:value="77.367920253518065" table:formula="of:=[.H154]*[.H$2]+[.$A155]*(1-[.H$2])" table:style-name="ce1">
            <text:p>77.36792025</text:p>
          </table:table-cell>
          <table:table-cell office:value-type="float" office:value="77.324042541471073" table:formula="of:=[.I154]*[.I$2]+[.$A155]*(1-[.I$2])" table:style-name="ce1">
            <text:p>77.32404254</text:p>
          </table:table-cell>
          <table:table-cell office:value-type="float" office:value="77.344206692727994" table:formula="of:=[.J154]*[.J$2]+[.$A155]*(1-[.J$2])" table:style-name="ce1">
            <text:p>77.34420669</text:p>
          </table:table-cell>
          <table:table-cell office:value-type="float" office:value="77.431320455188825" table:formula="of:=[.K154]*[.K$2]+[.$A155]*(1-[.K$2])" table:style-name="ce1">
            <text:p>77.43132046</text:p>
          </table:table-cell>
          <table:table-cell office:value-type="float" office:value="77.586841215484966" table:formula="of:=[.L154]*[.L$2]+[.$A155]*(1-[.L$2])" table:style-name="ce1">
            <text:p>77.58684122</text:p>
          </table:table-cell>
          <table:table-cell office:value-type="float" office:value="77.811553931600656" table:formula="of:=[.M154]*[.M$2]+[.$A155]*(1-[.M$2])" table:style-name="ce1">
            <text:p>77.81155393</text:p>
          </table:table-cell>
          <table:table-cell office:value-type="float" office:value="78.106997792440453" table:formula="of:=[.N154]*[.N$2]+[.$A155]*(1-[.N$2])" table:style-name="ce1">
            <text:p>78.10699779</text:p>
          </table:table-cell>
          <table:table-cell office:value-type="float" office:value="78.47734514210137" table:formula="of:=[.O154]*[.O$2]+[.$A155]*(1-[.O$2])" table:style-name="ce1">
            <text:p>78.47734514</text:p>
          </table:table-cell>
          <table:table-cell office:value-type="float" office:value="78.930811724606542" table:formula="of:=[.P154]*[.P$2]+[.$A155]*(1-[.P$2])" table:style-name="ce1">
            <text:p>78.93081172</text:p>
          </table:table-cell>
          <table:table-cell office:value-type="float" office:value="79.478282588623955" table:formula="of:=[.Q154]*[.Q$2]+[.$A155]*(1-[.Q$2])" table:style-name="ce1">
            <text:p>79.47828259</text:p>
          </table:table-cell>
          <table:table-cell office:value-type="float" office:value="80.1255187337037" table:formula="of:=[.R154]*[.R$2]+[.$A155]*(1-[.R$2])" table:style-name="ce1">
            <text:p>80.12551873</text:p>
          </table:table-cell>
          <table:table-cell office:value-type="float" office:value="80.859417031182574" table:formula="of:=[.S154]*[.S$2]+[.$A155]*(1-[.S$2])" table:style-name="ce1">
            <text:p>80.85941703</text:p>
          </table:table-cell>
          <table:table-cell office:value-type="float" office:value="81.651714240797048" table:formula="of:=[.T154]*[.T$2]+[.$A155]*(1-[.T$2])" table:style-name="ce1">
            <text:p>81.65171424</text:p>
          </table:table-cell>
          <table:table-cell office:value-type="float" office:value="82.643719383731749" table:formula="of:=[.U154]*[.U$2]+[.$A155]*(1-[.U$2])" table:style-name="ce1">
            <text:p>82.64371938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55]*[.B$2]+[.$A156]*(1-[.B$2])" table:style-name="ce1">
            <text:p>81.6615</text:p>
          </table:table-cell>
          <table:table-cell office:value-type="float" office:value="81.49558906070142" table:formula="of:=[.C155]*[.C$2]+[.$A156]*(1-[.C$2])" table:style-name="ce1">
            <text:p>81.49558906</text:p>
          </table:table-cell>
          <table:table-cell office:value-type="float" office:value="81.302545414045625" table:formula="of:=[.D155]*[.D$2]+[.$A156]*(1-[.D$2])" table:style-name="ce1">
            <text:p>81.30254541</text:p>
          </table:table-cell>
          <table:table-cell office:value-type="float" office:value="81.086899376106047" table:formula="of:=[.E155]*[.E$2]+[.$A156]*(1-[.E$2])" table:style-name="ce1">
            <text:p>81.08689938</text:p>
          </table:table-cell>
          <table:table-cell office:value-type="float" office:value="80.854794050684845" table:formula="of:=[.F155]*[.F$2]+[.$A156]*(1-[.F$2])" table:style-name="ce1">
            <text:p>80.85479405</text:p>
          </table:table-cell>
          <table:table-cell office:value-type="float" office:value="80.613939954660609" table:formula="of:=[.G155]*[.G$2]+[.$A156]*(1-[.G$2])" table:style-name="ce1">
            <text:p>80.61393995</text:p>
          </table:table-cell>
          <table:table-cell office:value-type="float" office:value="80.373426076055409" table:formula="of:=[.H155]*[.H$2]+[.$A156]*(1-[.H$2])" table:style-name="ce1">
            <text:p>80.37342608</text:p>
          </table:table-cell>
          <table:table-cell office:value-type="float" office:value="80.143389889514879" table:formula="of:=[.I155]*[.I$2]+[.$A156]*(1-[.I$2])" table:style-name="ce1">
            <text:p>80.14338989</text:p>
          </table:table-cell>
          <table:table-cell office:value-type="float" office:value="79.9345826770912" table:formula="of:=[.J155]*[.J$2]+[.$A156]*(1-[.J$2])" table:style-name="ce1">
            <text:p>79.93458268</text:p>
          </table:table-cell>
          <table:table-cell office:value-type="float" office:value="79.757919204834977" table:formula="of:=[.K155]*[.K$2]+[.$A156]*(1-[.K$2])" table:style-name="ce1">
            <text:p>79.7579192</text:p>
          </table:table-cell>
          <table:table-cell office:value-type="float" office:value="79.624170607742485" table:formula="of:=[.L155]*[.L$2]+[.$A156]*(1-[.L$2])" table:style-name="ce1">
            <text:p>79.62417061</text:p>
          </table:table-cell>
          <table:table-cell office:value-type="float" office:value="79.544029662380368" table:formula="of:=[.M155]*[.M$2]+[.$A156]*(1-[.M$2])" table:style-name="ce1">
            <text:p>79.54402966</text:p>
          </table:table-cell>
          <table:table-cell office:value-type="float" office:value="79.528798675464273" table:formula="of:=[.N155]*[.N$2]+[.$A156]*(1-[.N$2])" table:style-name="ce1">
            <text:p>79.52879868</text:p>
          </table:table-cell>
          <table:table-cell office:value-type="float" office:value="79.591799342365888" table:formula="of:=[.O155]*[.O$2]+[.$A156]*(1-[.O$2])" table:style-name="ce1">
            <text:p>79.59179934</text:p>
          </table:table-cell>
          <table:table-cell office:value-type="float" office:value="79.750018207224585" table:formula="of:=[.P155]*[.P$2]+[.$A156]*(1-[.P$2])" table:style-name="ce1">
            <text:p>79.75001821</text:p>
          </table:table-cell>
          <table:table-cell office:value-type="float" office:value="80.024086941467971" table:formula="of:=[.Q155]*[.Q$2]+[.$A156]*(1-[.Q$2])" table:style-name="ce1">
            <text:p>80.02408694</text:p>
          </table:table-cell>
          <table:table-cell office:value-type="float" office:value="80.432714986962964" table:formula="of:=[.R155]*[.R$2]+[.$A156]*(1-[.R$2])" table:style-name="ce1">
            <text:p>80.43271499</text:p>
          </table:table-cell>
          <table:table-cell office:value-type="float" office:value="80.979729476505184" table:formula="of:=[.S155]*[.S$2]+[.$A156]*(1-[.S$2])" table:style-name="ce1">
            <text:p>80.97972948</text:p>
          </table:table-cell>
          <table:table-cell office:value-type="float" office:value="81.652692816717348" table:formula="of:=[.T155]*[.T$2]+[.$A156]*(1-[.T$2])" table:style-name="ce1">
            <text:p>81.65269282</text:p>
          </table:table-cell>
          <table:table-cell office:value-type="float" office:value="82.594608414545164" table:formula="of:=[.U155]*[.U$2]+[.$A156]*(1-[.U$2])" table:style-name="ce1">
            <text:p>82.59460841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156]*[.B$2]+[.$A157]*(1-[.B$2])" table:style-name="ce1">
            <text:p>99.8085</text:p>
          </table:table-cell>
          <table:table-cell office:value-type="float" office:value="98.892854453035071" table:formula="of:=[.C156]*[.C$2]+[.$A157]*(1-[.C$2])" table:style-name="ce1">
            <text:p>98.89285445</text:p>
          </table:table-cell>
          <table:table-cell office:value-type="float" office:value="97.957904541404559" table:formula="of:=[.D156]*[.D$2]+[.$A157]*(1-[.D$2])" table:style-name="ce1">
            <text:p>97.95790454</text:p>
          </table:table-cell>
          <table:table-cell office:value-type="float" office:value="97.000259906415891" table:formula="of:=[.E156]*[.E$2]+[.$A157]*(1-[.E$2])" table:style-name="ce1">
            <text:p>97.00025991</text:p>
          </table:table-cell>
          <table:table-cell office:value-type="float" office:value="96.017758810136968" table:formula="of:=[.F156]*[.F$2]+[.$A157]*(1-[.F$2])" table:style-name="ce1">
            <text:p>96.01775881</text:p>
          </table:table-cell>
          <table:table-cell office:value-type="float" office:value="95.009859988665156" table:formula="of:=[.G156]*[.G$2]+[.$A157]*(1-[.G$2])" table:style-name="ce1">
            <text:p>95.00985999</text:p>
          </table:table-cell>
          <table:table-cell office:value-type="float" office:value="93.977977822816626" table:formula="of:=[.H156]*[.H$2]+[.$A157]*(1-[.H$2])" table:style-name="ce1">
            <text:p>93.97797782</text:p>
          </table:table-cell>
          <table:table-cell office:value-type="float" office:value="92.925711461330195" table:formula="of:=[.I156]*[.I$2]+[.$A157]*(1-[.I$2])" table:style-name="ce1">
            <text:p>92.92571146</text:p>
          </table:table-cell>
          <table:table-cell office:value-type="float" office:value="91.858933070836471" table:formula="of:=[.J156]*[.J$2]+[.$A157]*(1-[.J$2])" table:style-name="ce1">
            <text:p>91.85893307</text:p>
          </table:table-cell>
          <table:table-cell office:value-type="float" office:value="90.785738642175744" table:formula="of:=[.K156]*[.K$2]+[.$A157]*(1-[.K$2])" table:style-name="ce1">
            <text:p>90.78573864</text:p>
          </table:table-cell>
          <table:table-cell office:value-type="float" office:value="89.716335303871233" table:formula="of:=[.L156]*[.L$2]+[.$A157]*(1-[.L$2])" table:style-name="ce1">
            <text:p>89.7163353</text:p>
          </table:table-cell>
          <table:table-cell office:value-type="float" office:value="88.663041314309197" table:formula="of:=[.M156]*[.M$2]+[.$A157]*(1-[.M$2])" table:style-name="ce1">
            <text:p>88.66304131</text:p>
          </table:table-cell>
          <table:table-cell office:value-type="float" office:value="87.640679205278559" table:formula="of:=[.N156]*[.N$2]+[.$A157]*(1-[.N$2])" table:style-name="ce1">
            <text:p>87.64067921</text:p>
          </table:table-cell>
          <table:table-cell office:value-type="float" office:value="86.667644572537824" table:formula="of:=[.O156]*[.O$2]+[.$A157]*(1-[.O$2])" table:style-name="ce1">
            <text:p>86.66764457</text:p>
          </table:table-cell>
          <table:table-cell office:value-type="float" office:value="85.767562745057205" table:formula="of:=[.P156]*[.P$2]+[.$A157]*(1-[.P$2])" table:style-name="ce1">
            <text:p>85.76756275</text:p>
          </table:table-cell>
          <table:table-cell office:value-type="float" office:value="84.97019020610098" table:formula="of:=[.Q156]*[.Q$2]+[.$A157]*(1-[.Q$2])" table:style-name="ce1">
            <text:p>84.97019021</text:p>
          </table:table-cell>
          <table:table-cell office:value-type="float" office:value="84.307871989570373" table:formula="of:=[.R156]*[.R$2]+[.$A157]*(1-[.R$2])" table:style-name="ce1">
            <text:p>84.30787199</text:p>
          </table:table-cell>
          <table:table-cell office:value-type="float" office:value="83.804045055029405" table:formula="of:=[.S156]*[.S$2]+[.$A157]*(1-[.S$2])" table:style-name="ce1">
            <text:p>83.80404506</text:p>
          </table:table-cell>
          <table:table-cell office:value-type="float" office:value="83.468273535045626" table:formula="of:=[.T156]*[.T$2]+[.$A157]*(1-[.T$2])" table:style-name="ce1">
            <text:p>83.46827354</text:p>
          </table:table-cell>
          <table:table-cell office:value-type="float" office:value="83.455302993817909" table:formula="of:=[.U156]*[.U$2]+[.$A157]*(1-[.U$2])" table:style-name="ce1">
            <text:p>83.45530299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157]*[.B$2]+[.$A158]*(1-[.B$2])" table:style-name="ce1">
            <text:p>96.784</text:p>
          </table:table-cell>
          <table:table-cell office:value-type="float" office:value="96.889442722651751" table:formula="of:=[.C157]*[.C$2]+[.$A158]*(1-[.C$2])" table:style-name="ce1">
            <text:p>96.88944272</text:p>
          </table:table-cell>
          <table:table-cell office:value-type="float" office:value="96.901390454140468" table:formula="of:=[.D157]*[.D$2]+[.$A158]*(1-[.D$2])" table:style-name="ce1">
            <text:p>96.90139045</text:p>
          </table:table-cell>
          <table:table-cell office:value-type="float" office:value="96.816438985962392" table:formula="of:=[.E157]*[.E$2]+[.$A158]*(1-[.E$2])" table:style-name="ce1">
            <text:p>96.81643899</text:p>
          </table:table-cell>
          <table:table-cell office:value-type="float" office:value="96.630751762027415" table:formula="of:=[.F157]*[.F$2]+[.$A158]*(1-[.F$2])" table:style-name="ce1">
            <text:p>96.63075176</text:p>
          </table:table-cell>
          <table:table-cell office:value-type="float" office:value="96.340464997166293" table:formula="of:=[.G157]*[.G$2]+[.$A158]*(1-[.G$2])" table:style-name="ce1">
            <text:p>96.340465</text:p>
          </table:table-cell>
          <table:table-cell office:value-type="float" office:value="95.942193346844988" table:formula="of:=[.H157]*[.H$2]+[.$A158]*(1-[.H$2])" table:style-name="ce1">
            <text:p>95.94219335</text:p>
          </table:table-cell>
          <table:table-cell office:value-type="float" office:value="95.433599011465574" table:formula="of:=[.I157]*[.I$2]+[.$A158]*(1-[.I$2])" table:style-name="ce1">
            <text:p>95.43359901</text:p>
          </table:table-cell>
          <table:table-cell office:value-type="float" office:value="94.813973228334589" table:formula="of:=[.J157]*[.J$2]+[.$A158]*(1-[.J$2])" table:style-name="ce1">
            <text:p>94.81397323</text:p>
          </table:table-cell>
          <table:table-cell office:value-type="float" office:value="94.084782388979093" table:formula="of:=[.K157]*[.K$2]+[.$A158]*(1-[.K$2])" table:style-name="ce1">
            <text:p>94.08478239</text:p>
          </table:table-cell>
          <table:table-cell office:value-type="float" office:value="93.250167651935612" table:formula="of:=[.L157]*[.L$2]+[.$A158]*(1-[.L$2])" table:style-name="ce1">
            <text:p>93.25016765</text:p>
          </table:table-cell>
          <table:table-cell office:value-type="float" office:value="92.317472722870065" table:formula="of:=[.M157]*[.M$2]+[.$A158]*(1-[.M$2])" table:style-name="ce1">
            <text:p>92.31747272</text:p>
          </table:table-cell>
          <table:table-cell office:value-type="float" office:value="91.298007523167144" table:formula="of:=[.N157]*[.N$2]+[.$A158]*(1-[.N$2])" table:style-name="ce1">
            <text:p>91.29800752</text:p>
          </table:table-cell>
          <table:table-cell office:value-type="float" office:value="90.208368972149586" table:formula="of:=[.O157]*[.O$2]+[.$A158]*(1-[.O$2])" table:style-name="ce1">
            <text:p>90.20836897</text:p>
          </table:table-cell>
          <table:table-cell office:value-type="float" office:value="89.072493921540044" table:formula="of:=[.P157]*[.P$2]+[.$A158]*(1-[.P$2])" table:style-name="ce1">
            <text:p>89.07249392</text:p>
          </table:table-cell>
          <table:table-cell office:value-type="float" office:value="87.92364265457573" table:formula="of:=[.Q157]*[.Q$2]+[.$A158]*(1-[.Q$2])" table:style-name="ce1">
            <text:p>87.92364265</text:p>
          </table:table-cell>
          <table:table-cell office:value-type="float" office:value="86.803097591656297" table:formula="of:=[.R157]*[.R$2]+[.$A158]*(1-[.R$2])" table:style-name="ce1">
            <text:p>86.80309759</text:p>
          </table:table-cell>
          <table:table-cell office:value-type="float" office:value="85.751038296774993" table:formula="of:=[.S157]*[.S$2]+[.$A158]*(1-[.S$2])" table:style-name="ce1">
            <text:p>85.7510383</text:p>
          </table:table-cell>
          <table:table-cell office:value-type="float" office:value="84.799846181541056" table:formula="of:=[.T157]*[.T$2]+[.$A158]*(1-[.T$2])" table:style-name="ce1">
            <text:p>84.79984618</text:p>
          </table:table-cell>
          <table:table-cell office:value-type="float" office:value="84.121737844127011" table:formula="of:=[.U157]*[.U$2]+[.$A158]*(1-[.U$2])" table:style-name="ce1">
            <text:p>84.12173784</text:p>
          </table:table-cell>
          <table:table-cell table:number-columns-repeated="16363"/>
        </table:table-row>
        <table:table-row table:style-name="ro1">
          <table:table-cell office:value-type="float" office:value="105.858" table:style-name="ce1">
            <text:p>105.858</text:p>
          </table:table-cell>
          <table:table-cell office:value-type="float" office:value="105.858" table:formula="of:=[.B158]*[.B$2]+[.$A159]*(1-[.B$2])" table:style-name="ce1">
            <text:p>105.858</text:p>
          </table:table-cell>
          <table:table-cell office:value-type="float" office:value="105.4095721361326" table:formula="of:=[.C158]*[.C$2]+[.$A159]*(1-[.C$2])" table:style-name="ce1">
            <text:p>105.4095721</text:p>
          </table:table-cell>
          <table:table-cell office:value-type="float" office:value="104.96233904541405" table:formula="of:=[.D158]*[.D$2]+[.$A159]*(1-[.D$2])" table:style-name="ce1">
            <text:p>104.962339</text:p>
          </table:table-cell>
          <table:table-cell office:value-type="float" office:value="104.50176584789435" table:formula="of:=[.E158]*[.E$2]+[.$A159]*(1-[.E$2])" table:style-name="ce1">
            <text:p>104.5017658</text:p>
          </table:table-cell>
          <table:table-cell office:value-type="float" office:value="104.0125503524055" table:formula="of:=[.F158]*[.F$2]+[.$A159]*(1-[.F$2])" table:style-name="ce1">
            <text:p>104.0125504</text:p>
          </table:table-cell>
          <table:table-cell office:value-type="float" office:value="103.47861624929158" table:formula="of:=[.G158]*[.G$2]+[.$A159]*(1-[.G$2])" table:style-name="ce1">
            <text:p>103.4786162</text:p>
          </table:table-cell>
          <table:table-cell office:value-type="float" office:value="102.88325800405349" table:formula="of:=[.H158]*[.H$2]+[.$A159]*(1-[.H$2])" table:style-name="ce1">
            <text:p>102.883258</text:p>
          </table:table-cell>
          <table:table-cell office:value-type="float" office:value="102.20945965401296" table:formula="of:=[.I158]*[.I$2]+[.$A159]*(1-[.I$2])" table:style-name="ce1">
            <text:p>102.2094597</text:p>
          </table:table-cell>
          <table:table-cell office:value-type="float" office:value="101.44038929133384" table:formula="of:=[.J158]*[.J$2]+[.$A159]*(1-[.J$2])" table:style-name="ce1">
            <text:p>101.4403893</text:p>
          </table:table-cell>
          <table:table-cell office:value-type="float" office:value="100.5600520750406" table:formula="of:=[.K158]*[.K$2]+[.$A159]*(1-[.K$2])" table:style-name="ce1">
            <text:p>100.5600521</text:p>
          </table:table-cell>
          <table:table-cell office:value-type="float" office:value="99.554083825967808" table:formula="of:=[.L158]*[.L$2]+[.$A159]*(1-[.L$2])" table:style-name="ce1">
            <text:p>99.55408383</text:p>
          </table:table-cell>
          <table:table-cell office:value-type="float" office:value="98.410709997578536" table:formula="of:=[.M158]*[.M$2]+[.$A159]*(1-[.M$2])" table:style-name="ce1">
            <text:p>98.41071</text:p>
          </table:table-cell>
          <table:table-cell office:value-type="float" office:value="97.122004513900293" table:formula="of:=[.N158]*[.N$2]+[.$A159]*(1-[.N$2])" table:style-name="ce1">
            <text:p>97.12200451</text:p>
          </table:table-cell>
          <table:table-cell office:value-type="float" office:value="95.685739831897223" table:formula="of:=[.O158]*[.O$2]+[.$A159]*(1-[.O$2])" table:style-name="ce1">
            <text:p>95.68573983</text:p>
          </table:table-cell>
          <table:table-cell office:value-type="float" office:value="94.108145745078033" table:formula="of:=[.P158]*[.P$2]+[.$A159]*(1-[.P$2])" table:style-name="ce1">
            <text:p>94.10814575</text:p>
          </table:table-cell>
          <table:table-cell office:value-type="float" office:value="92.407231990931805" table:formula="of:=[.Q158]*[.Q$2]+[.$A159]*(1-[.Q$2])" table:style-name="ce1">
            <text:p>92.40723199</text:p>
          </table:table-cell>
          <table:table-cell office:value-type="float" office:value="90.614078073325032" table:formula="of:=[.R158]*[.R$2]+[.$A159]*(1-[.R$2])" table:style-name="ce1">
            <text:p>90.61407807</text:p>
          </table:table-cell>
          <table:table-cell office:value-type="float" office:value="88.767082552258756" table:formula="of:=[.S158]*[.S$2]+[.$A159]*(1-[.S$2])" table:style-name="ce1">
            <text:p>88.76708255</text:p>
          </table:table-cell>
          <table:table-cell office:value-type="float" office:value="86.905661563386943" table:formula="of:=[.T158]*[.T$2]+[.$A159]*(1-[.T$2])" table:style-name="ce1">
            <text:p>86.90566156</text:p>
          </table:table-cell>
          <table:table-cell office:value-type="float" office:value="85.208550951920657" table:formula="of:=[.U158]*[.U$2]+[.$A159]*(1-[.U$2])" table:style-name="ce1">
            <text:p>85.20855095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159]*[.B$2]+[.$A160]*(1-[.B$2])" table:style-name="ce1">
            <text:p>111.906</text:p>
          </table:table-cell>
          <table:table-cell office:value-type="float" office:value="111.58117860680663" table:formula="of:=[.C159]*[.C$2]+[.$A160]*(1-[.C$2])" table:style-name="ce1">
            <text:p>111.5811786</text:p>
          </table:table-cell>
          <table:table-cell office:value-type="float" office:value="111.2116339045414" table:formula="of:=[.D159]*[.D$2]+[.$A160]*(1-[.D$2])" table:style-name="ce1">
            <text:p>111.2116339</text:p>
          </table:table-cell>
          <table:table-cell office:value-type="float" office:value="110.79536487718416" table:formula="of:=[.E159]*[.E$2]+[.$A160]*(1-[.E$2])" table:style-name="ce1">
            <text:p>110.7953649</text:p>
          </table:table-cell>
          <table:table-cell office:value-type="float" office:value="110.32731007048112" table:formula="of:=[.F159]*[.F$2]+[.$A160]*(1-[.F$2])" table:style-name="ce1">
            <text:p>110.3273101</text:p>
          </table:table-cell>
          <table:table-cell office:value-type="float" office:value="109.7991540623229" table:formula="of:=[.G159]*[.G$2]+[.$A160]*(1-[.G$2])" table:style-name="ce1">
            <text:p>109.7991541</text:p>
          </table:table-cell>
          <table:table-cell office:value-type="float" office:value="109.19917740121605" table:formula="of:=[.H159]*[.H$2]+[.$A160]*(1-[.H$2])" table:style-name="ce1">
            <text:p>109.1991774</text:p>
          </table:table-cell>
          <table:table-cell office:value-type="float" office:value="108.51221087890454" table:formula="of:=[.I159]*[.I$2]+[.$A160]*(1-[.I$2])" table:style-name="ce1">
            <text:p>108.5122109</text:p>
          </table:table-cell>
          <table:table-cell office:value-type="float" office:value="107.71975571653354" table:formula="of:=[.J159]*[.J$2]+[.$A160]*(1-[.J$2])" table:style-name="ce1">
            <text:p>107.7197557</text:p>
          </table:table-cell>
          <table:table-cell office:value-type="float" office:value="106.80032343376828" table:formula="of:=[.K159]*[.K$2]+[.$A160]*(1-[.K$2])" table:style-name="ce1">
            <text:p>106.8003234</text:p>
          </table:table-cell>
          <table:table-cell office:value-type="float" office:value="105.73004191298391" table:formula="of:=[.L159]*[.L$2]+[.$A160]*(1-[.L$2])" table:style-name="ce1">
            <text:p>105.7300419</text:p>
          </table:table-cell>
          <table:table-cell office:value-type="float" office:value="104.48359049866821" table:formula="of:=[.M159]*[.M$2]+[.$A160]*(1-[.M$2])" table:style-name="ce1">
            <text:p>104.4835905</text:p>
          </table:table-cell>
          <table:table-cell office:value-type="float" office:value="103.03560270834018" table:formula="of:=[.N159]*[.N$2]+[.$A160]*(1-[.N$2])" table:style-name="ce1">
            <text:p>103.0356027</text:p>
          </table:table-cell>
          <table:table-cell office:value-type="float" office:value="101.36283089073319" table:formula="of:=[.O159]*[.O$2]+[.$A160]*(1-[.O$2])" table:style-name="ce1">
            <text:p>101.3628309</text:p>
          </table:table-cell>
          <table:table-cell office:value-type="float" office:value="99.447502021554612" table:formula="of:=[.P159]*[.P$2]+[.$A160]*(1-[.P$2])" table:style-name="ce1">
            <text:p>99.44750202</text:p>
          </table:table-cell>
          <table:table-cell office:value-type="float" office:value="97.281923993198859" table:formula="of:=[.Q159]*[.Q$2]+[.$A160]*(1-[.Q$2])" table:style-name="ce1">
            <text:p>97.28192399</text:p>
          </table:table-cell>
          <table:table-cell office:value-type="float" office:value="94.872462458660024" table:formula="of:=[.R159]*[.R$2]+[.$A160]*(1-[.R$2])" table:style-name="ce1">
            <text:p>94.87246246</text:p>
          </table:table-cell>
          <table:table-cell office:value-type="float" office:value="92.237920169419937" table:formula="of:=[.S159]*[.S$2]+[.$A160]*(1-[.S$2])" table:style-name="ce1">
            <text:p>92.23792017</text:p>
          </table:table-cell>
          <table:table-cell office:value-type="float" office:value="89.405695407048256" table:formula="of:=[.T159]*[.T$2]+[.$A160]*(1-[.T$2])" table:style-name="ce1">
            <text:p>89.40569541</text:p>
          </table:table-cell>
          <table:table-cell office:value-type="float" office:value="86.543423404324628" table:formula="of:=[.U159]*[.U$2]+[.$A160]*(1-[.U$2])" table:style-name="ce1">
            <text:p>86.5434234</text:p>
          </table:table-cell>
          <table:table-cell table:number-columns-repeated="16363"/>
        </table:table-row>
        <table:table-row table:style-name="ro1">
          <table:table-cell office:value-type="float" office:value="120.98" table:style-name="ce1">
            <text:p>120.98</text:p>
          </table:table-cell>
          <table:table-cell office:value-type="float" office:value="120.98" table:formula="of:=[.B160]*[.B$2]+[.$A161]*(1-[.B$2])" table:style-name="ce1">
            <text:p>120.98</text:p>
          </table:table-cell>
          <table:table-cell office:value-type="float" office:value="120.51005893034034" table:formula="of:=[.C160]*[.C$2]+[.$A161]*(1-[.C$2])" table:style-name="ce1">
            <text:p>120.5100589</text:p>
          </table:table-cell>
          <table:table-cell office:value-type="float" office:value="120.00316339045415" table:formula="of:=[.D160]*[.D$2]+[.$A161]*(1-[.D$2])" table:style-name="ce1">
            <text:p>120.0031634</text:p>
          </table:table-cell>
          <table:table-cell office:value-type="float" office:value="119.45230473157761" table:formula="of:=[.E160]*[.E$2]+[.$A161]*(1-[.E$2])" table:style-name="ce1">
            <text:p>119.4523047</text:p>
          </table:table-cell>
          <table:table-cell office:value-type="float" office:value="118.84946201409623" table:formula="of:=[.F160]*[.F$2]+[.$A161]*(1-[.F$2])" table:style-name="ce1">
            <text:p>118.849462</text:p>
          </table:table-cell>
          <table:table-cell office:value-type="float" office:value="118.18478851558072" table:formula="of:=[.G160]*[.G$2]+[.$A161]*(1-[.G$2])" table:style-name="ce1">
            <text:p>118.1847885</text:p>
          </table:table-cell>
          <table:table-cell office:value-type="float" office:value="117.44575322036481" table:formula="of:=[.H160]*[.H$2]+[.$A161]*(1-[.H$2])" table:style-name="ce1">
            <text:p>117.4457532</text:p>
          </table:table-cell>
          <table:table-cell office:value-type="float" office:value="116.61627380761658" table:formula="of:=[.I160]*[.I$2]+[.$A161]*(1-[.I$2])" table:style-name="ce1">
            <text:p>116.6162738</text:p>
          </table:table-cell>
          <table:table-cell office:value-type="float" office:value="115.67590228661342" table:formula="of:=[.J160]*[.J$2]+[.$A161]*(1-[.J$2])" table:style-name="ce1">
            <text:p>115.6759023</text:p>
          </table:table-cell>
          <table:table-cell office:value-type="float" office:value="114.59914554519574" table:formula="of:=[.K160]*[.K$2]+[.$A161]*(1-[.K$2])" table:style-name="ce1">
            <text:p>114.5991455</text:p>
          </table:table-cell>
          <table:table-cell office:value-type="float" office:value="113.35502095649196" table:formula="of:=[.L160]*[.L$2]+[.$A161]*(1-[.L$2])" table:style-name="ce1">
            <text:p>113.355021</text:p>
          </table:table-cell>
          <table:table-cell office:value-type="float" office:value="111.90697477426751" table:formula="of:=[.M160]*[.M$2]+[.$A161]*(1-[.M$2])" table:style-name="ce1">
            <text:p>111.9069748</text:p>
          </table:table-cell>
          <table:table-cell office:value-type="float" office:value="110.2133616250041" table:formula="of:=[.N160]*[.N$2]+[.$A161]*(1-[.N$2])" table:style-name="ce1">
            <text:p>110.2133616</text:p>
          </table:table-cell>
          <table:table-cell office:value-type="float" office:value="108.22884007897656" table:formula="of:=[.O160]*[.O$2]+[.$A161]*(1-[.O$2])" table:style-name="ce1">
            <text:p>108.2288401</text:p>
          </table:table-cell>
          <table:table-cell office:value-type="float" office:value="105.90725141508824" table:formula="of:=[.P160]*[.P$2]+[.$A161]*(1-[.P$2])" table:style-name="ce1">
            <text:p>105.9072514</text:p>
          </table:table-cell>
          <table:table-cell office:value-type="float" office:value="103.20644299489915" table:formula="of:=[.Q160]*[.Q$2]+[.$A161]*(1-[.Q$2])" table:style-name="ce1">
            <text:p>103.206443</text:p>
          </table:table-cell>
          <table:table-cell office:value-type="float" office:value="100.09396996692801" table:formula="of:=[.R160]*[.R$2]+[.$A161]*(1-[.R$2])" table:style-name="ce1">
            <text:p>100.09397</text:p>
          </table:table-cell>
          <table:table-cell office:value-type="float" office:value="96.54923214400695" table:formula="of:=[.S160]*[.S$2]+[.$A161]*(1-[.S$2])" table:style-name="ce1">
            <text:p>96.54923214</text:p>
          </table:table-cell>
          <table:table-cell office:value-type="float" office:value="92.563125866343427" table:formula="of:=[.T160]*[.T$2]+[.$A161]*(1-[.T$2])" table:style-name="ce1">
            <text:p>92.56312587</text:p>
          </table:table-cell>
          <table:table-cell office:value-type="float" office:value="88.265252234108402" table:formula="of:=[.U160]*[.U$2]+[.$A161]*(1-[.U$2])" table:style-name="ce1">
            <text:p>88.26525223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161]*[.B$2]+[.$A162]*(1-[.B$2])" table:style-name="ce1">
            <text:p>114.931</text:p>
          </table:table-cell>
          <table:table-cell office:value-type="float" office:value="115.20995294651702" table:formula="of:=[.C161]*[.C$2]+[.$A162]*(1-[.C$2])" table:style-name="ce1">
            <text:p>115.2099529</text:p>
          </table:table-cell>
          <table:table-cell office:value-type="float" office:value="115.43821633904541" table:formula="of:=[.D161]*[.D$2]+[.$A162]*(1-[.D$2])" table:style-name="ce1">
            <text:p>115.4382163</text:p>
          </table:table-cell>
          <table:table-cell office:value-type="float" office:value="115.60919570973664" table:formula="of:=[.E161]*[.E$2]+[.$A162]*(1-[.E$2])" table:style-name="ce1">
            <text:p>115.6091957</text:p>
          </table:table-cell>
          <table:table-cell office:value-type="float" office:value="115.71469240281925" table:formula="of:=[.F161]*[.F$2]+[.$A162]*(1-[.F$2])" table:style-name="ce1">
            <text:p>115.7146924</text:p>
          </table:table-cell>
          <table:table-cell office:value-type="float" office:value="115.74444712889519" table:formula="of:=[.G161]*[.G$2]+[.$A162]*(1-[.G$2])" table:style-name="ce1">
            <text:p>115.7444471</text:p>
          </table:table-cell>
          <table:table-cell office:value-type="float" office:value="115.68542596610942" table:formula="of:=[.H161]*[.H$2]+[.$A162]*(1-[.H$2])" table:style-name="ce1">
            <text:p>115.685426</text:p>
          </table:table-cell>
          <table:table-cell office:value-type="float" office:value="115.5208458326658" table:formula="of:=[.I161]*[.I$2]+[.$A162]*(1-[.I$2])" table:style-name="ce1">
            <text:p>115.5208458</text:p>
          </table:table-cell>
          <table:table-cell office:value-type="float" office:value="115.22896091464537" table:formula="of:=[.J161]*[.J$2]+[.$A162]*(1-[.J$2])" table:style-name="ce1">
            <text:p>115.2289609</text:p>
          </table:table-cell>
          <table:table-cell office:value-type="float" office:value="114.78166549533809" table:formula="of:=[.K161]*[.K$2]+[.$A162]*(1-[.K$2])" table:style-name="ce1">
            <text:p>114.7816655</text:p>
          </table:table-cell>
          <table:table-cell office:value-type="float" office:value="114.14301047824597" table:formula="of:=[.L161]*[.L$2]+[.$A162]*(1-[.L$2])" table:style-name="ce1">
            <text:p>114.1430105</text:p>
          </table:table-cell>
          <table:table-cell office:value-type="float" office:value="113.26778612584712" table:formula="of:=[.M161]*[.M$2]+[.$A162]*(1-[.M$2])" table:style-name="ce1">
            <text:p>113.2677861</text:p>
          </table:table-cell>
          <table:table-cell office:value-type="float" office:value="112.10041697500245" table:formula="of:=[.N161]*[.N$2]+[.$A162]*(1-[.N$2])" table:style-name="ce1">
            <text:p>112.100417</text:p>
          </table:table-cell>
          <table:table-cell office:value-type="float" office:value="110.57459605133477" table:formula="of:=[.O161]*[.O$2]+[.$A162]*(1-[.O$2])" table:style-name="ce1">
            <text:p>110.5745961</text:p>
          </table:table-cell>
          <table:table-cell office:value-type="float" office:value="108.61437599056177" table:formula="of:=[.P161]*[.P$2]+[.$A162]*(1-[.P$2])" table:style-name="ce1">
            <text:p>108.614376</text:p>
          </table:table-cell>
          <table:table-cell office:value-type="float" office:value="106.13758224617436" table:formula="of:=[.Q161]*[.Q$2]+[.$A162]*(1-[.Q$2])" table:style-name="ce1">
            <text:p>106.1375822</text:p>
          </table:table-cell>
          <table:table-cell office:value-type="float" office:value="103.06137597354241" table:formula="of:=[.R161]*[.R$2]+[.$A162]*(1-[.R$2])" table:style-name="ce1">
            <text:p>103.061376</text:p>
          </table:table-cell>
          <table:table-cell office:value-type="float" office:value="99.306497322405903" table:formula="of:=[.S161]*[.S$2]+[.$A162]*(1-[.S$2])" table:style-name="ce1">
            <text:p>99.30649732</text:p>
          </table:table-cell>
          <table:table-cell office:value-type="float" office:value="94.799913279709088" table:formula="of:=[.T161]*[.T$2]+[.$A162]*(1-[.T$2])" table:style-name="ce1">
            <text:p>94.79991328</text:p>
          </table:table-cell>
          <table:table-cell office:value-type="float" office:value="89.598539622402981" table:formula="of:=[.U161]*[.U$2]+[.$A162]*(1-[.U$2])" table:style-name="ce1">
            <text:p>89.59853962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162]*[.B$2]+[.$A163]*(1-[.B$2])" table:style-name="ce1">
            <text:p>96.784</text:p>
          </table:table-cell>
          <table:table-cell office:value-type="float" office:value="97.70529764732585" table:formula="of:=[.C162]*[.C$2]+[.$A163]*(1-[.C$2])" table:style-name="ce1">
            <text:p>97.70529765</text:p>
          </table:table-cell>
          <table:table-cell office:value-type="float" office:value="98.649421633904552" table:formula="of:=[.D162]*[.D$2]+[.$A163]*(1-[.D$2])" table:style-name="ce1">
            <text:p>98.64942163</text:p>
          </table:table-cell>
          <table:table-cell office:value-type="float" office:value="99.607779356460497" table:formula="of:=[.E162]*[.E$2]+[.$A163]*(1-[.E$2])" table:style-name="ce1">
            <text:p>99.60777936</text:p>
          </table:table-cell>
          <table:table-cell office:value-type="float" office:value="100.57013848056387" table:formula="of:=[.F162]*[.F$2]+[.$A163]*(1-[.F$2])" table:style-name="ce1">
            <text:p>100.5701385</text:p>
          </table:table-cell>
          <table:table-cell office:value-type="float" office:value="101.5241117822238" table:formula="of:=[.G162]*[.G$2]+[.$A163]*(1-[.G$2])" table:style-name="ce1">
            <text:p>101.5241118</text:p>
          </table:table-cell>
          <table:table-cell office:value-type="float" office:value="102.45442778983283" table:formula="of:=[.H162]*[.H$2]+[.$A163]*(1-[.H$2])" table:style-name="ce1">
            <text:p>102.4544278</text:p>
          </table:table-cell>
          <table:table-cell office:value-type="float" office:value="103.34189604143303" table:formula="of:=[.I162]*[.I$2]+[.$A163]*(1-[.I$2])" table:style-name="ce1">
            <text:p>103.341896</text:p>
          </table:table-cell>
          <table:table-cell office:value-type="float" office:value="104.16198436585816" table:formula="of:=[.J162]*[.J$2]+[.$A163]*(1-[.J$2])" table:style-name="ce1">
            <text:p>104.1619844</text:p>
          </table:table-cell>
          <table:table-cell office:value-type="float" office:value="104.88294947290214" table:formula="of:=[.K162]*[.K$2]+[.$A163]*(1-[.K$2])" table:style-name="ce1">
            <text:p>104.8829495</text:p>
          </table:table-cell>
          <table:table-cell office:value-type="float" office:value="105.46350523912298" table:formula="of:=[.L162]*[.L$2]+[.$A163]*(1-[.L$2])" table:style-name="ce1">
            <text:p>105.4635052</text:p>
          </table:table-cell>
          <table:table-cell office:value-type="float" office:value="105.85008236921593" table:formula="of:=[.M162]*[.M$2]+[.$A163]*(1-[.M$2])" table:style-name="ce1">
            <text:p>105.8500824</text:p>
          </table:table-cell>
          <table:table-cell office:value-type="float" office:value="105.97385018500148" table:formula="of:=[.N162]*[.N$2]+[.$A163]*(1-[.N$2])" table:style-name="ce1">
            <text:p>105.9738502</text:p>
          </table:table-cell>
          <table:table-cell office:value-type="float" office:value="105.74788743336759" table:formula="of:=[.O162]*[.O$2]+[.$A163]*(1-[.O$2])" table:style-name="ce1">
            <text:p>105.7478874</text:p>
          </table:table-cell>
          <table:table-cell office:value-type="float" office:value="105.06526319339324" table:formula="of:=[.P162]*[.P$2]+[.$A163]*(1-[.P$2])" table:style-name="ce1">
            <text:p>105.0652632</text:p>
          </table:table-cell>
          <table:table-cell office:value-type="float" office:value="103.79918668463077" table:formula="of:=[.Q162]*[.Q$2]+[.$A163]*(1-[.Q$2])" table:style-name="ce1">
            <text:p>103.7991867</text:p>
          </table:table-cell>
          <table:table-cell office:value-type="float" office:value="101.80590077883393" table:formula="of:=[.R162]*[.R$2]+[.$A163]*(1-[.R$2])" table:style-name="ce1">
            <text:p>101.8059008</text:p>
          </table:table-cell>
          <table:table-cell office:value-type="float" office:value="98.928122724045011" table:formula="of:=[.S162]*[.S$2]+[.$A163]*(1-[.S$2])" table:style-name="ce1">
            <text:p>98.92812272</text:p>
          </table:table-cell>
          <table:table-cell office:value-type="float" office:value="94.998321951738177" table:formula="of:=[.T162]*[.T$2]+[.$A163]*(1-[.T$2])" table:style-name="ce1">
            <text:p>94.99832195</text:p>
          </table:table-cell>
          <table:table-cell office:value-type="float" office:value="89.957812641282828" table:formula="of:=[.U162]*[.U$2]+[.$A163]*(1-[.U$2])" table:style-name="ce1">
            <text:p>89.95781264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163]*[.B$2]+[.$A164]*(1-[.B$2])" table:style-name="ce1">
            <text:p>90.735</text:p>
          </table:table-cell>
          <table:table-cell office:value-type="float" office:value="91.083514882366302" table:formula="of:=[.C163]*[.C$2]+[.$A164]*(1-[.C$2])" table:style-name="ce1">
            <text:p>91.08351488</text:p>
          </table:table-cell>
          <table:table-cell office:value-type="float" office:value="91.526442163390456" table:formula="of:=[.D163]*[.D$2]+[.$A164]*(1-[.D$2])" table:style-name="ce1">
            <text:p>91.52644216</text:p>
          </table:table-cell>
          <table:table-cell office:value-type="float" office:value="92.065916903469059" table:formula="of:=[.E163]*[.E$2]+[.$A164]*(1-[.E$2])" table:style-name="ce1">
            <text:p>92.0659169</text:p>
          </table:table-cell>
          <table:table-cell office:value-type="float" office:value="92.702027696112779" table:formula="of:=[.F163]*[.F$2]+[.$A164]*(1-[.F$2])" table:style-name="ce1">
            <text:p>92.7020277</text:p>
          </table:table-cell>
          <table:table-cell office:value-type="float" office:value="93.432277945555938" table:formula="of:=[.G163]*[.G$2]+[.$A164]*(1-[.G$2])" table:style-name="ce1">
            <text:p>93.43227795</text:p>
          </table:table-cell>
          <table:table-cell office:value-type="float" office:value="94.250828336949851" table:formula="of:=[.H163]*[.H$2]+[.$A164]*(1-[.H$2])" table:style-name="ce1">
            <text:p>94.25082834</text:p>
          </table:table-cell>
          <table:table-cell office:value-type="float" office:value="95.147413614501559" table:formula="of:=[.I163]*[.I$2]+[.$A164]*(1-[.I$2])" table:style-name="ce1">
            <text:p>95.14741361</text:p>
          </table:table-cell>
          <table:table-cell office:value-type="float" office:value="96.105793746343267" table:formula="of:=[.J163]*[.J$2]+[.$A164]*(1-[.J$2])" table:style-name="ce1">
            <text:p>96.10579375</text:p>
          </table:table-cell>
          <table:table-cell office:value-type="float" office:value="97.101577262805961" table:formula="of:=[.K163]*[.K$2]+[.$A164]*(1-[.K$2])" table:style-name="ce1">
            <text:p>97.10157726</text:p>
          </table:table-cell>
          <table:table-cell office:value-type="float" office:value="98.099252619561497" table:formula="of:=[.L163]*[.L$2]+[.$A164]*(1-[.L$2])" table:style-name="ce1">
            <text:p>98.09925262</text:p>
          </table:table-cell>
          <table:table-cell office:value-type="float" office:value="99.048295303068755" table:formula="of:=[.M163]*[.M$2]+[.$A164]*(1-[.M$2])" table:style-name="ce1">
            <text:p>99.0482953</text:p>
          </table:table-cell>
          <table:table-cell office:value-type="float" office:value="99.8783101110009" table:formula="of:=[.N163]*[.N$2]+[.$A164]*(1-[.N$2])" table:style-name="ce1">
            <text:p>99.87831011</text:p>
          </table:table-cell>
          <table:table-cell office:value-type="float" office:value="100.49337683168893" table:formula="of:=[.O163]*[.O$2]+[.$A164]*(1-[.O$2])" table:style-name="ce1">
            <text:p>100.4933768</text:p>
          </table:table-cell>
          <table:table-cell office:value-type="float" office:value="100.76618423537526" table:formula="of:=[.P163]*[.P$2]+[.$A164]*(1-[.P$2])" table:style-name="ce1">
            <text:p>100.7661842</text:p>
          </table:table-cell>
          <table:table-cell office:value-type="float" office:value="100.53314001347309" table:formula="of:=[.Q163]*[.Q$2]+[.$A164]*(1-[.Q$2])" table:style-name="ce1">
            <text:p>100.53314</text:p>
          </table:table-cell>
          <table:table-cell office:value-type="float" office:value="99.591720623067147" table:formula="of:=[.R163]*[.R$2]+[.$A164]*(1-[.R$2])" table:style-name="ce1">
            <text:p>99.59172062</text:p>
          </table:table-cell>
          <table:table-cell office:value-type="float" office:value="97.699154315438264" table:formula="of:=[.S163]*[.S$2]+[.$A164]*(1-[.S$2])" table:style-name="ce1">
            <text:p>97.69915432</text:p>
          </table:table-cell>
          <table:table-cell office:value-type="float" office:value="94.571989756564363" table:formula="of:=[.T163]*[.T$2]+[.$A164]*(1-[.T$2])" table:style-name="ce1">
            <text:p>94.57198976</text:p>
          </table:table-cell>
          <table:table-cell office:value-type="float" office:value="89.996672009218685" table:formula="of:=[.U163]*[.U$2]+[.$A164]*(1-[.U$2])" table:style-name="ce1">
            <text:p>89.9966720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64]*[.B$2]+[.$A165]*(1-[.B$2])" table:style-name="ce1">
            <text:p>75.6125</text:p>
          </table:table-cell>
          <table:table-cell office:value-type="float" office:value="76.386050744118307" table:formula="of:=[.C164]*[.C$2]+[.$A165]*(1-[.C$2])" table:style-name="ce1">
            <text:p>76.38605074</text:p>
          </table:table-cell>
          <table:table-cell office:value-type="float" office:value="77.203894216339037" table:formula="of:=[.D164]*[.D$2]+[.$A165]*(1-[.D$2])" table:style-name="ce1">
            <text:p>77.20389422</text:p>
          </table:table-cell>
          <table:table-cell office:value-type="float" office:value="78.080512535520356" table:formula="of:=[.E164]*[.E$2]+[.$A165]*(1-[.E$2])" table:style-name="ce1">
            <text:p>78.08051254</text:p>
          </table:table-cell>
          <table:table-cell office:value-type="float" office:value="79.030405539222556" table:formula="of:=[.F164]*[.F$2]+[.$A165]*(1-[.F$2])" table:style-name="ce1">
            <text:p>79.03040554</text:p>
          </table:table-cell>
          <table:table-cell office:value-type="float" office:value="80.067444486388979" table:formula="of:=[.G164]*[.G$2]+[.$A165]*(1-[.G$2])" table:style-name="ce1">
            <text:p>80.06744449</text:p>
          </table:table-cell>
          <table:table-cell office:value-type="float" office:value="81.203998501084953" table:formula="of:=[.H164]*[.H$2]+[.$A165]*(1-[.H$2])" table:style-name="ce1">
            <text:p>81.2039985</text:p>
          </table:table-cell>
          <table:table-cell office:value-type="float" office:value="82.449719765075542" table:formula="of:=[.I164]*[.I$2]+[.$A165]*(1-[.I$2])" table:style-name="ce1">
            <text:p>82.44971977</text:p>
          </table:table-cell>
          <table:table-cell office:value-type="float" office:value="83.809817498537313" table:formula="of:=[.J164]*[.J$2]+[.$A165]*(1-[.J$2])" table:style-name="ce1">
            <text:p>83.8098175</text:p>
          </table:table-cell>
          <table:table-cell office:value-type="float" office:value="85.28258476826268" table:formula="of:=[.K164]*[.K$2]+[.$A165]*(1-[.K$2])" table:style-name="ce1">
            <text:p>85.28258477</text:p>
          </table:table-cell>
          <table:table-cell office:value-type="float" office:value="86.85587630978074" table:formula="of:=[.L164]*[.L$2]+[.$A165]*(1-[.L$2])" table:style-name="ce1">
            <text:p>86.85587631</text:p>
          </table:table-cell>
          <table:table-cell office:value-type="float" office:value="88.502187416687818" table:formula="of:=[.M164]*[.M$2]+[.$A165]*(1-[.M$2])" table:style-name="ce1">
            <text:p>88.50218742</text:p>
          </table:table-cell>
          <table:table-cell office:value-type="float" office:value="90.171986066600539" table:formula="of:=[.N164]*[.N$2]+[.$A165]*(1-[.N$2])" table:style-name="ce1">
            <text:p>90.17198607</text:p>
          </table:table-cell>
          <table:table-cell office:value-type="float" office:value="91.785069940597793" table:formula="of:=[.O164]*[.O$2]+[.$A165]*(1-[.O$2])" table:style-name="ce1">
            <text:p>91.78506994</text:p>
          </table:table-cell>
          <table:table-cell office:value-type="float" office:value="93.220078964762678" table:formula="of:=[.P164]*[.P$2]+[.$A165]*(1-[.P$2])" table:style-name="ce1">
            <text:p>93.22007896</text:p>
          </table:table-cell>
          <table:table-cell office:value-type="float" office:value="94.302980010104818" table:formula="of:=[.Q164]*[.Q$2]+[.$A165]*(1-[.Q$2])" table:style-name="ce1">
            <text:p>94.30298001</text:p>
          </table:table-cell>
          <table:table-cell office:value-type="float" office:value="94.795876498453723" table:formula="of:=[.R164]*[.R$2]+[.$A165]*(1-[.R$2])" table:style-name="ce1">
            <text:p>94.7958765</text:p>
          </table:table-cell>
          <table:table-cell office:value-type="float" office:value="94.386156168122525" table:formula="of:=[.S164]*[.S$2]+[.$A165]*(1-[.S$2])" table:style-name="ce1">
            <text:p>94.38615617</text:p>
          </table:table-cell>
          <table:table-cell office:value-type="float" office:value="92.676040780907925" table:formula="of:=[.T164]*[.T$2]+[.$A165]*(1-[.T$2])" table:style-name="ce1">
            <text:p>92.67604078</text:p>
          </table:table-cell>
          <table:table-cell office:value-type="float" office:value="89.277463408757754" table:formula="of:=[.U164]*[.U$2]+[.$A165]*(1-[.U$2])" table:style-name="ce1">
            <text:p>89.2774634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65]*[.B$2]+[.$A166]*(1-[.B$2])" table:style-name="ce1">
            <text:p>75.6125</text:p>
          </table:table-cell>
          <table:table-cell office:value-type="float" office:value="75.651177537205911" table:formula="of:=[.C165]*[.C$2]+[.$A166]*(1-[.C$2])" table:style-name="ce1">
            <text:p>75.65117754</text:p>
          </table:table-cell>
          <table:table-cell office:value-type="float" office:value="75.771639421633893" table:formula="of:=[.D165]*[.D$2]+[.$A166]*(1-[.D$2])" table:style-name="ce1">
            <text:p>75.77163942</text:p>
          </table:table-cell>
          <table:table-cell office:value-type="float" office:value="75.982701880328051" table:formula="of:=[.E165]*[.E$2]+[.$A166]*(1-[.E$2])" table:style-name="ce1">
            <text:p>75.98270188</text:p>
          </table:table-cell>
          <table:table-cell office:value-type="float" office:value="76.296081107844515" table:formula="of:=[.F165]*[.F$2]+[.$A166]*(1-[.F$2])" table:style-name="ce1">
            <text:p>76.29608111</text:p>
          </table:table-cell>
          <table:table-cell office:value-type="float" office:value="76.726236121597239" table:formula="of:=[.G165]*[.G$2]+[.$A166]*(1-[.G$2])" table:style-name="ce1">
            <text:p>76.72623612</text:p>
          </table:table-cell>
          <table:table-cell office:value-type="float" office:value="77.289949550325474" table:formula="of:=[.H165]*[.H$2]+[.$A166]*(1-[.H$2])" table:style-name="ce1">
            <text:p>77.28994955</text:p>
          </table:table-cell>
          <table:table-cell office:value-type="float" office:value="78.005526917776436" table:formula="of:=[.I165]*[.I$2]+[.$A166]*(1-[.I$2])" table:style-name="ce1">
            <text:p>78.00552692</text:p>
          </table:table-cell>
          <table:table-cell office:value-type="float" office:value="78.891426999414932" table:formula="of:=[.J165]*[.J$2]+[.$A166]*(1-[.J$2])" table:style-name="ce1">
            <text:p>78.891427</text:p>
          </table:table-cell>
          <table:table-cell office:value-type="float" office:value="79.964038145718206" table:formula="of:=[.K165]*[.K$2]+[.$A166]*(1-[.K$2])" table:style-name="ce1">
            <text:p>79.96403815</text:p>
          </table:table-cell>
          <table:table-cell office:value-type="float" office:value="81.234188154890376" table:formula="of:=[.L165]*[.L$2]+[.$A166]*(1-[.L$2])" table:style-name="ce1">
            <text:p>81.23418815</text:p>
          </table:table-cell>
          <table:table-cell office:value-type="float" office:value="82.701828079178298" table:formula="of:=[.M165]*[.M$2]+[.$A166]*(1-[.M$2])" table:style-name="ce1">
            <text:p>82.70182808</text:p>
          </table:table-cell>
          <table:table-cell office:value-type="float" office:value="84.348191639960319" table:formula="of:=[.N165]*[.N$2]+[.$A166]*(1-[.N$2])" table:style-name="ce1">
            <text:p>84.34819164</text:p>
          </table:table-cell>
          <table:table-cell office:value-type="float" office:value="86.124670461388561" table:formula="of:=[.O165]*[.O$2]+[.$A166]*(1-[.O$2])" table:style-name="ce1">
            <text:p>86.12467046</text:p>
          </table:table-cell>
          <table:table-cell office:value-type="float" office:value="87.937805275333872" table:formula="of:=[.P165]*[.P$2]+[.$A166]*(1-[.P$2])" table:style-name="ce1">
            <text:p>87.93780528</text:p>
          </table:table-cell>
          <table:table-cell office:value-type="float" office:value="89.630360007578616" table:formula="of:=[.Q165]*[.Q$2]+[.$A166]*(1-[.Q$2])" table:style-name="ce1">
            <text:p>89.63036001</text:p>
          </table:table-cell>
          <table:table-cell office:value-type="float" office:value="90.959201198762983" table:formula="of:=[.R165]*[.R$2]+[.$A166]*(1-[.R$2])" table:style-name="ce1">
            <text:p>90.9592012</text:p>
          </table:table-cell>
          <table:table-cell office:value-type="float" office:value="91.570107742904142" table:formula="of:=[.S165]*[.S$2]+[.$A166]*(1-[.S$2])" table:style-name="ce1">
            <text:p>91.57010774</text:p>
          </table:table-cell>
          <table:table-cell office:value-type="float" office:value="90.969686702817143" table:formula="of:=[.T165]*[.T$2]+[.$A166]*(1-[.T$2])" table:style-name="ce1">
            <text:p>90.9696867</text:p>
          </table:table-cell>
          <table:table-cell office:value-type="float" office:value="88.594215238319862" table:formula="of:=[.U165]*[.U$2]+[.$A166]*(1-[.U$2])" table:style-name="ce1">
            <text:p>88.59421524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66]*[.B$2]+[.$A167]*(1-[.B$2])" table:style-name="ce1">
            <text:p>78.637</text:p>
          </table:table-cell>
          <table:table-cell office:value-type="float" office:value="78.487708876860296" table:formula="of:=[.C166]*[.C$2]+[.$A167]*(1-[.C$2])" table:style-name="ce1">
            <text:p>78.48770888</text:p>
          </table:table-cell>
          <table:table-cell office:value-type="float" office:value="78.350463942163401" table:formula="of:=[.D166]*[.D$2]+[.$A167]*(1-[.D$2])" table:style-name="ce1">
            <text:p>78.35046394</text:p>
          </table:table-cell>
          <table:table-cell office:value-type="float" office:value="78.238855282049201" table:formula="of:=[.E166]*[.E$2]+[.$A167]*(1-[.E$2])" table:style-name="ce1">
            <text:p>78.23885528</text:p>
          </table:table-cell>
          <table:table-cell office:value-type="float" office:value="78.168816221568903" table:formula="of:=[.F166]*[.F$2]+[.$A167]*(1-[.F$2])" table:style-name="ce1">
            <text:p>78.16881622</text:p>
          </table:table-cell>
          <table:table-cell office:value-type="float" office:value="78.159309030399314" table:formula="of:=[.G166]*[.G$2]+[.$A167]*(1-[.G$2])" table:style-name="ce1">
            <text:p>78.15930903</text:p>
          </table:table-cell>
          <table:table-cell office:value-type="float" office:value="78.232884865097645" table:formula="of:=[.H166]*[.H$2]+[.$A167]*(1-[.H$2])" table:style-name="ce1">
            <text:p>78.23288487</text:p>
          </table:table-cell>
          <table:table-cell office:value-type="float" office:value="78.415984421221751" table:formula="of:=[.I166]*[.I$2]+[.$A167]*(1-[.I$2])" table:style-name="ce1">
            <text:p>78.41598442</text:p>
          </table:table-cell>
          <table:table-cell office:value-type="float" office:value="78.738770799765973" table:formula="of:=[.J166]*[.J$2]+[.$A167]*(1-[.J$2])" table:style-name="ce1">
            <text:p>78.7387708</text:p>
          </table:table-cell>
          <table:table-cell office:value-type="float" office:value="79.234167165573197" table:formula="of:=[.K166]*[.K$2]+[.$A167]*(1-[.K$2])" table:style-name="ce1">
            <text:p>79.23416717</text:p>
          </table:table-cell>
          <table:table-cell office:value-type="float" office:value="79.935594077445188" table:formula="of:=[.L166]*[.L$2]+[.$A167]*(1-[.L$2])" table:style-name="ce1">
            <text:p>79.93559408</text:p>
          </table:table-cell>
          <table:table-cell office:value-type="float" office:value="80.872655443548069" table:formula="of:=[.M166]*[.M$2]+[.$A167]*(1-[.M$2])" table:style-name="ce1">
            <text:p>80.87265544</text:p>
          </table:table-cell>
          <table:table-cell office:value-type="float" office:value="82.063714983976197" table:formula="of:=[.N166]*[.N$2]+[.$A167]*(1-[.N$2])" table:style-name="ce1">
            <text:p>82.06371498</text:p>
          </table:table-cell>
          <table:table-cell office:value-type="float" office:value="83.503985799902566" table:formula="of:=[.O166]*[.O$2]+[.$A167]*(1-[.O$2])" table:style-name="ce1">
            <text:p>83.5039858</text:p>
          </table:table-cell>
          <table:table-cell office:value-type="float" office:value="85.147563692733712" table:formula="of:=[.P166]*[.P$2]+[.$A167]*(1-[.P$2])" table:style-name="ce1">
            <text:p>85.14756369</text:p>
          </table:table-cell>
          <table:table-cell office:value-type="float" office:value="86.88202000568397" table:formula="of:=[.Q166]*[.Q$2]+[.$A167]*(1-[.Q$2])" table:style-name="ce1">
            <text:p>86.88202001</text:p>
          </table:table-cell>
          <table:table-cell office:value-type="float" office:value="88.494760959010392" table:formula="of:=[.R166]*[.R$2]+[.$A167]*(1-[.R$2])" table:style-name="ce1">
            <text:p>88.49476096</text:p>
          </table:table-cell>
          <table:table-cell office:value-type="float" office:value="89.630141581468521" table:formula="of:=[.S166]*[.S$2]+[.$A167]*(1-[.S$2])" table:style-name="ce1">
            <text:p>89.63014158</text:p>
          </table:table-cell>
          <table:table-cell office:value-type="float" office:value="89.736418032535425" table:formula="of:=[.T166]*[.T$2]+[.$A167]*(1-[.T$2])" table:style-name="ce1">
            <text:p>89.73641803</text:p>
          </table:table-cell>
          <table:table-cell office:value-type="float" office:value="88.09635447640386" table:formula="of:=[.U166]*[.U$2]+[.$A167]*(1-[.U$2])" table:style-name="ce1">
            <text:p>88.09635448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67]*[.B$2]+[.$A168]*(1-[.B$2])" table:style-name="ce1">
            <text:p>78.637</text:p>
          </table:table-cell>
          <table:table-cell office:value-type="float" office:value="78.629535443843025" table:formula="of:=[.C167]*[.C$2]+[.$A168]*(1-[.C$2])" table:style-name="ce1">
            <text:p>78.62953544</text:p>
          </table:table-cell>
          <table:table-cell office:value-type="float" office:value="78.608346394216341" table:formula="of:=[.D167]*[.D$2]+[.$A168]*(1-[.D$2])" table:style-name="ce1">
            <text:p>78.60834639</text:p>
          </table:table-cell>
          <table:table-cell office:value-type="float" office:value="78.577278292307369" table:formula="of:=[.E167]*[.E$2]+[.$A168]*(1-[.E$2])" table:style-name="ce1">
            <text:p>78.57727829</text:p>
          </table:table-cell>
          <table:table-cell office:value-type="float" office:value="78.543363244313781" table:formula="of:=[.F167]*[.F$2]+[.$A168]*(1-[.F$2])" table:style-name="ce1">
            <text:p>78.54336324</text:p>
          </table:table-cell>
          <table:table-cell office:value-type="float" office:value="78.517577257599825" table:formula="of:=[.G167]*[.G$2]+[.$A168]*(1-[.G$2])" table:style-name="ce1">
            <text:p>78.51757726</text:p>
          </table:table-cell>
          <table:table-cell office:value-type="float" office:value="78.515765459529291" table:formula="of:=[.H167]*[.H$2]+[.$A168]*(1-[.H$2])" table:style-name="ce1">
            <text:p>78.51576546</text:p>
          </table:table-cell>
          <table:table-cell office:value-type="float" office:value="78.559644547427609" table:formula="of:=[.I167]*[.I$2]+[.$A168]*(1-[.I$2])" table:style-name="ce1">
            <text:p>78.55964455</text:p>
          </table:table-cell>
          <table:table-cell office:value-type="float" office:value="78.677708319906401" table:formula="of:=[.J167]*[.J$2]+[.$A168]*(1-[.J$2])" table:style-name="ce1">
            <text:p>78.67770832</text:p>
          </table:table-cell>
          <table:table-cell office:value-type="float" office:value="78.905725224507947" table:formula="of:=[.K167]*[.K$2]+[.$A168]*(1-[.K$2])" table:style-name="ce1">
            <text:p>78.90572522</text:p>
          </table:table-cell>
          <table:table-cell office:value-type="float" office:value="79.286297038722594" table:formula="of:=[.L167]*[.L$2]+[.$A168]*(1-[.L$2])" table:style-name="ce1">
            <text:p>79.28629704</text:p>
          </table:table-cell>
          <table:table-cell office:value-type="float" office:value="79.866610493951441" table:formula="of:=[.M167]*[.M$2]+[.$A168]*(1-[.M$2])" table:style-name="ce1">
            <text:p>79.86661049</text:p>
          </table:table-cell>
          <table:table-cell office:value-type="float" office:value="80.693028990385713" table:formula="of:=[.N167]*[.N$2]+[.$A168]*(1-[.N$2])" table:style-name="ce1">
            <text:p>80.69302899</text:p>
          </table:table-cell>
          <table:table-cell office:value-type="float" office:value="81.800540769936674" table:formula="of:=[.O167]*[.O$2]+[.$A168]*(1-[.O$2])" table:style-name="ce1">
            <text:p>81.80054077</text:p>
          </table:table-cell>
          <table:table-cell office:value-type="float" office:value="83.194394584913596" table:formula="of:=[.P167]*[.P$2]+[.$A168]*(1-[.P$2])" table:style-name="ce1">
            <text:p>83.19439458</text:p>
          </table:table-cell>
          <table:table-cell office:value-type="float" office:value="84.820765004262981" table:formula="of:=[.Q167]*[.Q$2]+[.$A168]*(1-[.Q$2])" table:style-name="ce1">
            <text:p>84.820765</text:p>
          </table:table-cell>
          <table:table-cell office:value-type="float" office:value="86.523208767208303" table:formula="of:=[.R167]*[.R$2]+[.$A168]*(1-[.R$2])" table:style-name="ce1">
            <text:p>86.52320877</text:p>
          </table:table-cell>
          <table:table-cell office:value-type="float" office:value="87.981170344248241" table:formula="of:=[.S167]*[.S$2]+[.$A168]*(1-[.S$2])" table:style-name="ce1">
            <text:p>87.98117034</text:p>
          </table:table-cell>
          <table:table-cell office:value-type="float" office:value="88.626476229281877" table:formula="of:=[.T167]*[.T$2]+[.$A168]*(1-[.T$2])" table:style-name="ce1">
            <text:p>88.62647623</text:p>
          </table:table-cell>
          <table:table-cell office:value-type="float" office:value="87.623386752583656" table:formula="of:=[.U167]*[.U$2]+[.$A168]*(1-[.U$2])" table:style-name="ce1">
            <text:p>87.62338675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68]*[.B$2]+[.$A169]*(1-[.B$2])" table:style-name="ce1">
            <text:p>66.539</text:p>
          </table:table-cell>
          <table:table-cell office:value-type="float" office:value="67.143526772192146" table:formula="of:=[.C168]*[.C$2]+[.$A169]*(1-[.C$2])" table:style-name="ce1">
            <text:p>67.14352677</text:p>
          </table:table-cell>
          <table:table-cell office:value-type="float" office:value="67.745934639421634" table:formula="of:=[.D168]*[.D$2]+[.$A169]*(1-[.D$2])" table:style-name="ce1">
            <text:p>67.74593464</text:p>
          </table:table-cell>
          <table:table-cell office:value-type="float" office:value="68.3447417438461" table:formula="of:=[.E168]*[.E$2]+[.$A169]*(1-[.E$2])" table:style-name="ce1">
            <text:p>68.34474174</text:p>
          </table:table-cell>
          <table:table-cell office:value-type="float" office:value="68.93987264886276" table:formula="of:=[.F168]*[.F$2]+[.$A169]*(1-[.F$2])" table:style-name="ce1">
            <text:p>68.93987265</text:p>
          </table:table-cell>
          <table:table-cell office:value-type="float" office:value="69.533644314399965" table:formula="of:=[.G168]*[.G$2]+[.$A169]*(1-[.G$2])" table:style-name="ce1">
            <text:p>69.53364431</text:p>
          </table:table-cell>
          <table:table-cell office:value-type="float" office:value="70.132029637858793" table:formula="of:=[.H168]*[.H$2]+[.$A169]*(1-[.H$2])" table:style-name="ce1">
            <text:p>70.13202964</text:p>
          </table:table-cell>
          <table:table-cell office:value-type="float" office:value="70.746225591599668" table:formula="of:=[.I168]*[.I$2]+[.$A169]*(1-[.I$2])" table:style-name="ce1">
            <text:p>70.74622559</text:p>
          </table:table-cell>
          <table:table-cell office:value-type="float" office:value="71.394483327962561" table:formula="of:=[.J168]*[.J$2]+[.$A169]*(1-[.J$2])" table:style-name="ce1">
            <text:p>71.39448333</text:p>
          </table:table-cell>
          <table:table-cell office:value-type="float" office:value="72.10402635102858" table:formula="of:=[.K168]*[.K$2]+[.$A169]*(1-[.K$2])" table:style-name="ce1">
            <text:p>72.10402635</text:p>
          </table:table-cell>
          <table:table-cell office:value-type="float" office:value="72.912648519361298" table:formula="of:=[.L168]*[.L$2]+[.$A169]*(1-[.L$2])" table:style-name="ce1">
            <text:p>72.91264852</text:p>
          </table:table-cell>
          <table:table-cell office:value-type="float" office:value="73.869185771673301" table:formula="of:=[.M168]*[.M$2]+[.$A169]*(1-[.M$2])" table:style-name="ce1">
            <text:p>73.86918577</text:p>
          </table:table-cell>
          <table:table-cell office:value-type="float" office:value="75.031417394231426" table:formula="of:=[.N168]*[.N$2]+[.$A169]*(1-[.N$2])" table:style-name="ce1">
            <text:p>75.03141739</text:p>
          </table:table-cell>
          <table:table-cell office:value-type="float" office:value="76.459001500458839" table:formula="of:=[.O168]*[.O$2]+[.$A169]*(1-[.O$2])" table:style-name="ce1">
            <text:p>76.4590015</text:p>
          </table:table-cell>
          <table:table-cell office:value-type="float" office:value="78.19777620943951" table:formula="of:=[.P168]*[.P$2]+[.$A169]*(1-[.P$2])" table:style-name="ce1">
            <text:p>78.19777621</text:p>
          </table:table-cell>
          <table:table-cell office:value-type="float" office:value="80.250323753197236" table:formula="of:=[.Q168]*[.Q$2]+[.$A169]*(1-[.Q$2])" table:style-name="ce1">
            <text:p>80.25032375</text:p>
          </table:table-cell>
          <table:table-cell office:value-type="float" office:value="82.526367013766645" table:formula="of:=[.R168]*[.R$2]+[.$A169]*(1-[.R$2])" table:style-name="ce1">
            <text:p>82.52636701</text:p>
          </table:table-cell>
          <table:table-cell office:value-type="float" office:value="84.764844792611001" table:formula="of:=[.S168]*[.S$2]+[.$A169]*(1-[.S$2])" table:style-name="ce1">
            <text:p>84.76484479</text:p>
          </table:table-cell>
          <table:table-cell office:value-type="float" office:value="86.417728606353691" table:formula="of:=[.T168]*[.T$2]+[.$A169]*(1-[.T$2])" table:style-name="ce1">
            <text:p>86.41772861</text:p>
          </table:table-cell>
          <table:table-cell office:value-type="float" office:value="86.569167414954464" table:formula="of:=[.U168]*[.U$2]+[.$A169]*(1-[.U$2])" table:style-name="ce1">
            <text:p>86.56916741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169]*[.B$2]+[.$A170]*(1-[.B$2])" table:style-name="ce1">
            <text:p>69.5635</text:p>
          </table:table-cell>
          <table:table-cell office:value-type="float" office:value="69.442501338609603" table:formula="of:=[.C169]*[.C$2]+[.$A170]*(1-[.C$2])" table:style-name="ce1">
            <text:p>69.44250134</text:p>
          </table:table-cell>
          <table:table-cell office:value-type="float" office:value="69.381743463942172" table:formula="of:=[.D169]*[.D$2]+[.$A170]*(1-[.D$2])" table:style-name="ce1">
            <text:p>69.38174346</text:p>
          </table:table-cell>
          <table:table-cell office:value-type="float" office:value="69.380686261576926" table:formula="of:=[.E169]*[.E$2]+[.$A170]*(1-[.E$2])" table:style-name="ce1">
            <text:p>69.38068626</text:p>
          </table:table-cell>
          <table:table-cell office:value-type="float" office:value="69.438774529772559" table:formula="of:=[.F169]*[.F$2]+[.$A170]*(1-[.F$2])" table:style-name="ce1">
            <text:p>69.43877453</text:p>
          </table:table-cell>
          <table:table-cell office:value-type="float" office:value="69.556036078599988" table:formula="of:=[.G169]*[.G$2]+[.$A170]*(1-[.G$2])" table:style-name="ce1">
            <text:p>69.55603608</text:p>
          </table:table-cell>
          <table:table-cell office:value-type="float" office:value="69.734058891357648" table:formula="of:=[.H169]*[.H$2]+[.$A170]*(1-[.H$2])" table:style-name="ce1">
            <text:p>69.73405889</text:p>
          </table:table-cell>
          <table:table-cell office:value-type="float" office:value="69.977453957059879" table:formula="of:=[.I169]*[.I$2]+[.$A170]*(1-[.I$2])" table:style-name="ce1">
            <text:p>69.97745396</text:p>
          </table:table-cell>
          <table:table-cell office:value-type="float" office:value="70.295893331185027" table:formula="of:=[.J169]*[.J$2]+[.$A170]*(1-[.J$2])" table:style-name="ce1">
            <text:p>70.29589333</text:p>
          </table:table-cell>
          <table:table-cell office:value-type="float" office:value="70.706736857962866" table:formula="of:=[.K169]*[.K$2]+[.$A170]*(1-[.K$2])" table:style-name="ce1">
            <text:p>70.70673686</text:p>
          </table:table-cell>
          <table:table-cell office:value-type="float" office:value="71.238074259680644" table:formula="of:=[.L169]*[.L$2]+[.$A170]*(1-[.L$2])" table:style-name="ce1">
            <text:p>71.23807426</text:p>
          </table:table-cell>
          <table:table-cell office:value-type="float" office:value="71.931627174420314" table:formula="of:=[.M169]*[.M$2]+[.$A170]*(1-[.M$2])" table:style-name="ce1">
            <text:p>71.93162717</text:p>
          </table:table-cell>
          <table:table-cell office:value-type="float" office:value="72.844250436538857" table:formula="of:=[.N169]*[.N$2]+[.$A170]*(1-[.N$2])" table:style-name="ce1">
            <text:p>72.84425044</text:p>
          </table:table-cell>
          <table:table-cell office:value-type="float" office:value="74.045575975298249" table:formula="of:=[.O169]*[.O$2]+[.$A170]*(1-[.O$2])" table:style-name="ce1">
            <text:p>74.04557598</text:p>
          </table:table-cell>
          <table:table-cell office:value-type="float" office:value="75.607493346607654" table:formula="of:=[.P169]*[.P$2]+[.$A170]*(1-[.P$2])" table:style-name="ce1">
            <text:p>75.60749335</text:p>
          </table:table-cell>
          <table:table-cell office:value-type="float" office:value="77.578617814897939" table:formula="of:=[.Q169]*[.Q$2]+[.$A170]*(1-[.Q$2])" table:style-name="ce1">
            <text:p>77.57861781</text:p>
          </table:table-cell>
          <table:table-cell office:value-type="float" office:value="79.933793611013314" table:formula="of:=[.R169]*[.R$2]+[.$A170]*(1-[.R$2])" table:style-name="ce1">
            <text:p>79.93379361</text:p>
          </table:table-cell>
          <table:table-cell office:value-type="float" office:value="82.484643073719354" table:formula="of:=[.S169]*[.S$2]+[.$A170]*(1-[.S$2])" table:style-name="ce1">
            <text:p>82.48464307</text:p>
          </table:table-cell>
          <table:table-cell office:value-type="float" office:value="84.732305745718321" table:formula="of:=[.T169]*[.T$2]+[.$A170]*(1-[.T$2])" table:style-name="ce1">
            <text:p>84.73230575</text:p>
          </table:table-cell>
          <table:table-cell office:value-type="float" office:value="85.718884044206746" table:formula="of:=[.U169]*[.U$2]+[.$A170]*(1-[.U$2])" table:style-name="ce1">
            <text:p>85.71888404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70]*[.B$2]+[.$A171]*(1-[.B$2])" table:style-name="ce1">
            <text:p>66.539</text:p>
          </table:table-cell>
          <table:table-cell office:value-type="float" office:value="66.684175066930479" table:formula="of:=[.C170]*[.C$2]+[.$A171]*(1-[.C$2])" table:style-name="ce1">
            <text:p>66.68417507</text:p>
          </table:table-cell>
          <table:table-cell office:value-type="float" office:value="66.823274346394214" table:formula="of:=[.D170]*[.D$2]+[.$A171]*(1-[.D$2])" table:style-name="ce1">
            <text:p>66.82327435</text:p>
          </table:table-cell>
          <table:table-cell office:value-type="float" office:value="66.965252939236535" table:formula="of:=[.E170]*[.E$2]+[.$A171]*(1-[.E$2])" table:style-name="ce1">
            <text:p>66.96525294</text:p>
          </table:table-cell>
          <table:table-cell office:value-type="float" office:value="67.11895490595451" table:formula="of:=[.F170]*[.F$2]+[.$A171]*(1-[.F$2])" table:style-name="ce1">
            <text:p>67.11895491</text:p>
          </table:table-cell>
          <table:table-cell office:value-type="float" office:value="67.293259019650009" table:formula="of:=[.G170]*[.G$2]+[.$A171]*(1-[.G$2])" table:style-name="ce1">
            <text:p>67.29325902</text:p>
          </table:table-cell>
          <table:table-cell office:value-type="float" office:value="67.497517667407294" table:formula="of:=[.H170]*[.H$2]+[.$A171]*(1-[.H$2])" table:style-name="ce1">
            <text:p>67.49751767</text:p>
          </table:table-cell>
          <table:table-cell office:value-type="float" office:value="67.742458884970958" table:formula="of:=[.I170]*[.I$2]+[.$A171]*(1-[.I$2])" table:style-name="ce1">
            <text:p>67.74245888</text:p>
          </table:table-cell>
          <table:table-cell office:value-type="float" office:value="68.04175733247402" table:formula="of:=[.J170]*[.J$2]+[.$A171]*(1-[.J$2])" table:style-name="ce1">
            <text:p>68.04175733</text:p>
          </table:table-cell>
          <table:table-cell office:value-type="float" office:value="68.414481586083298" table:formula="of:=[.K170]*[.K$2]+[.$A171]*(1-[.K$2])" table:style-name="ce1">
            <text:p>68.41448159</text:p>
          </table:table-cell>
          <table:table-cell office:value-type="float" office:value="68.88853712984033" table:formula="of:=[.L170]*[.L$2]+[.$A171]*(1-[.L$2])" table:style-name="ce1">
            <text:p>68.88853713</text:p>
          </table:table-cell>
          <table:table-cell office:value-type="float" office:value="69.504944945931172" table:formula="of:=[.M170]*[.M$2]+[.$A171]*(1-[.M$2])" table:style-name="ce1">
            <text:p>69.50494495</text:p>
          </table:table-cell>
          <table:table-cell office:value-type="float" office:value="70.322150261923312" table:formula="of:=[.N170]*[.N$2]+[.$A171]*(1-[.N$2])" table:style-name="ce1">
            <text:p>70.32215026</text:p>
          </table:table-cell>
          <table:table-cell office:value-type="float" office:value="71.418274383943867" table:formula="of:=[.O170]*[.O$2]+[.$A171]*(1-[.O$2])" table:style-name="ce1">
            <text:p>71.41827438</text:p>
          </table:table-cell>
          <table:table-cell office:value-type="float" office:value="72.886945342625353" table:formula="of:=[.P170]*[.P$2]+[.$A171]*(1-[.P$2])" table:style-name="ce1">
            <text:p>72.88694534</text:p>
          </table:table-cell>
          <table:table-cell office:value-type="float" office:value="74.818713361173451" table:formula="of:=[.Q170]*[.Q$2]+[.$A171]*(1-[.Q$2])" table:style-name="ce1">
            <text:p>74.81871336</text:p>
          </table:table-cell>
          <table:table-cell office:value-type="float" office:value="77.254834888810649" table:formula="of:=[.R170]*[.R$2]+[.$A171]*(1-[.R$2])" table:style-name="ce1">
            <text:p>77.25483489</text:p>
          </table:table-cell>
          <table:table-cell office:value-type="float" office:value="80.092796612661459" table:formula="of:=[.S170]*[.S$2]+[.$A171]*(1-[.S$2])" table:style-name="ce1">
            <text:p>80.09279661</text:p>
          </table:table-cell>
          <table:table-cell office:value-type="float" office:value="82.912975171146485" table:formula="of:=[.T170]*[.T$2]+[.$A171]*(1-[.T$2])" table:style-name="ce1">
            <text:p>82.91297517</text:p>
          </table:table-cell>
          <table:table-cell office:value-type="float" office:value="84.759889841996397" table:formula="of:=[.U170]*[.U$2]+[.$A171]*(1-[.U$2])" table:style-name="ce1">
            <text:p>84.75988984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171]*[.B$2]+[.$A172]*(1-[.B$2])" table:style-name="ce1">
            <text:p>69.5635</text:p>
          </table:table-cell>
          <table:table-cell office:value-type="float" office:value="69.419533753346528" table:formula="of:=[.C171]*[.C$2]+[.$A172]*(1-[.C$2])" table:style-name="ce1">
            <text:p>69.41953375</text:p>
          </table:table-cell>
          <table:table-cell office:value-type="float" office:value="69.289477434639423" table:formula="of:=[.D171]*[.D$2]+[.$A172]*(1-[.D$2])" table:style-name="ce1">
            <text:p>69.28947743</text:p>
          </table:table-cell>
          <table:table-cell office:value-type="float" office:value="69.173762940885481" table:formula="of:=[.E171]*[.E$2]+[.$A172]*(1-[.E$2])" table:style-name="ce1">
            <text:p>69.17376294</text:p>
          </table:table-cell>
          <table:table-cell office:value-type="float" office:value="69.074590981190909" table:formula="of:=[.F171]*[.F$2]+[.$A172]*(1-[.F$2])" table:style-name="ce1">
            <text:p>69.07459098</text:p>
          </table:table-cell>
          <table:table-cell office:value-type="float" office:value="68.995939754912513" table:formula="of:=[.G171]*[.G$2]+[.$A172]*(1-[.G$2])" table:style-name="ce1">
            <text:p>68.99593975</text:p>
          </table:table-cell>
          <table:table-cell office:value-type="float" office:value="68.943705300222192" table:formula="of:=[.H171]*[.H$2]+[.$A172]*(1-[.H$2])" table:style-name="ce1">
            <text:p>68.9437053</text:p>
          </table:table-cell>
          <table:table-cell office:value-type="float" office:value="68.926135609739845" table:formula="of:=[.I171]*[.I$2]+[.$A172]*(1-[.I$2])" table:style-name="ce1">
            <text:p>68.92613561</text:p>
          </table:table-cell>
          <table:table-cell office:value-type="float" office:value="68.954802932989608" table:formula="of:=[.J171]*[.J$2]+[.$A172]*(1-[.J$2])" table:style-name="ce1">
            <text:p>68.95480293</text:p>
          </table:table-cell>
          <table:table-cell office:value-type="float" office:value="69.046441713737494" table:formula="of:=[.K171]*[.K$2]+[.$A172]*(1-[.K$2])" table:style-name="ce1">
            <text:p>69.04644171</text:p>
          </table:table-cell>
          <table:table-cell office:value-type="float" office:value="69.226018564920167" table:formula="of:=[.L171]*[.L$2]+[.$A172]*(1-[.L$2])" table:style-name="ce1">
            <text:p>69.22601856</text:p>
          </table:table-cell>
          <table:table-cell office:value-type="float" office:value="69.531294720262153" table:formula="of:=[.M171]*[.M$2]+[.$A172]*(1-[.M$2])" table:style-name="ce1">
            <text:p>69.53129472</text:p>
          </table:table-cell>
          <table:table-cell office:value-type="float" office:value="70.018690157153998" table:formula="of:=[.N171]*[.N$2]+[.$A172]*(1-[.N$2])" table:style-name="ce1">
            <text:p>70.01869016</text:p>
          </table:table-cell>
          <table:table-cell office:value-type="float" office:value="70.769103349563522" table:formula="of:=[.O171]*[.O$2]+[.$A172]*(1-[.O$2])" table:style-name="ce1">
            <text:p>70.76910335</text:p>
          </table:table-cell>
          <table:table-cell office:value-type="float" office:value="71.889911739837743" table:formula="of:=[.P171]*[.P$2]+[.$A172]*(1-[.P$2])" table:style-name="ce1">
            <text:p>71.88991174</text:p>
          </table:table-cell>
          <table:table-cell office:value-type="float" office:value="73.504910020880089" table:formula="of:=[.Q171]*[.Q$2]+[.$A172]*(1-[.Q$2])" table:style-name="ce1">
            <text:p>73.50491002</text:p>
          </table:table-cell>
          <table:table-cell office:value-type="float" office:value="75.716567911048514" table:formula="of:=[.R171]*[.R$2]+[.$A172]*(1-[.R$2])" table:style-name="ce1">
            <text:p>75.71656791</text:p>
          </table:table-cell>
          <table:table-cell office:value-type="float" office:value="78.513402120762251" table:formula="of:=[.S171]*[.S$2]+[.$A172]*(1-[.S$2])" table:style-name="ce1">
            <text:p>78.51340212</text:p>
          </table:table-cell>
          <table:table-cell office:value-type="float" office:value="81.578027654031843" table:formula="of:=[.T171]*[.T$2]+[.$A172]*(1-[.T$2])" table:style-name="ce1">
            <text:p>81.57802765</text:p>
          </table:table-cell>
          <table:table-cell office:value-type="float" office:value="84.000070349896575" table:formula="of:=[.U171]*[.U$2]+[.$A172]*(1-[.U$2])" table:style-name="ce1">
            <text:p>84.00007035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72]*[.B$2]+[.$A173]*(1-[.B$2])" table:style-name="ce1">
            <text:p>72.588</text:p>
          </table:table-cell>
          <table:table-cell office:value-type="float" office:value="72.429576687667321" table:formula="of:=[.C172]*[.C$2]+[.$A173]*(1-[.C$2])" table:style-name="ce1">
            <text:p>72.42957669</text:p>
          </table:table-cell>
          <table:table-cell office:value-type="float" office:value="72.258147743463937" table:formula="of:=[.D172]*[.D$2]+[.$A173]*(1-[.D$2])" table:style-name="ce1">
            <text:p>72.25814774</text:p>
          </table:table-cell>
          <table:table-cell office:value-type="float" office:value="72.075864441132822" table:formula="of:=[.E172]*[.E$2]+[.$A173]*(1-[.E$2])" table:style-name="ce1">
            <text:p>72.07586444</text:p>
          </table:table-cell>
          <table:table-cell office:value-type="float" office:value="71.885318196238188" table:formula="of:=[.F172]*[.F$2]+[.$A173]*(1-[.F$2])" table:style-name="ce1">
            <text:p>71.8853182</text:p>
          </table:table-cell>
          <table:table-cell office:value-type="float" office:value="71.689984938728117" table:formula="of:=[.G172]*[.G$2]+[.$A173]*(1-[.G$2])" table:style-name="ce1">
            <text:p>71.68998494</text:p>
          </table:table-cell>
          <table:table-cell office:value-type="float" office:value="71.494711590066643" table:formula="of:=[.H172]*[.H$2]+[.$A173]*(1-[.H$2])" table:style-name="ce1">
            <text:p>71.49471159</text:p>
          </table:table-cell>
          <table:table-cell office:value-type="float" office:value="71.30634746340894" table:formula="of:=[.I172]*[.I$2]+[.$A173]*(1-[.I$2])" table:style-name="ce1">
            <text:p>71.30634746</text:p>
          </table:table-cell>
          <table:table-cell office:value-type="float" office:value="71.134721173195842" table:formula="of:=[.J172]*[.J$2]+[.$A173]*(1-[.J$2])" table:style-name="ce1">
            <text:p>71.13472117</text:p>
          </table:table-cell>
          <table:table-cell office:value-type="float" office:value="70.994298771181874" table:formula="of:=[.K172]*[.K$2]+[.$A173]*(1-[.K$2])" table:style-name="ce1">
            <text:p>70.99429877</text:p>
          </table:table-cell>
          <table:table-cell office:value-type="float" office:value="70.907009282460081" table:formula="of:=[.L172]*[.L$2]+[.$A173]*(1-[.L$2])" table:style-name="ce1">
            <text:p>70.90700928</text:p>
          </table:table-cell>
          <table:table-cell office:value-type="float" office:value="70.906812096144179" table:formula="of:=[.M172]*[.M$2]+[.$A173]*(1-[.M$2])" table:style-name="ce1">
            <text:p>70.9068121</text:p>
          </table:table-cell>
          <table:table-cell office:value-type="float" office:value="71.046414094292402" table:formula="of:=[.N172]*[.N$2]+[.$A173]*(1-[.N$2])" table:style-name="ce1">
            <text:p>71.04641409</text:p>
          </table:table-cell>
          <table:table-cell office:value-type="float" office:value="71.405717177216289" table:formula="of:=[.O172]*[.O$2]+[.$A173]*(1-[.O$2])" table:style-name="ce1">
            <text:p>71.40571718</text:p>
          </table:table-cell>
          <table:table-cell office:value-type="float" office:value="72.099338217886412" table:formula="of:=[.P172]*[.P$2]+[.$A173]*(1-[.P$2])" table:style-name="ce1">
            <text:p>72.09933822</text:p>
          </table:table-cell>
          <table:table-cell office:value-type="float" office:value="73.275682515660066" table:formula="of:=[.Q172]*[.Q$2]+[.$A173]*(1-[.Q$2])" table:style-name="ce1">
            <text:p>73.27568252</text:p>
          </table:table-cell>
          <table:table-cell office:value-type="float" office:value="75.090854328838816" table:formula="of:=[.R172]*[.R$2]+[.$A173]*(1-[.R$2])" table:style-name="ce1">
            <text:p>75.09085433</text:p>
          </table:table-cell>
          <table:table-cell office:value-type="float" office:value="77.624591802647913" table:formula="of:=[.S172]*[.S$2]+[.$A173]*(1-[.S$2])" table:style-name="ce1">
            <text:p>77.6245918</text:p>
          </table:table-cell>
          <table:table-cell office:value-type="float" office:value="80.679024888628661" table:formula="of:=[.T172]*[.T$2]+[.$A173]*(1-[.T$2])" table:style-name="ce1">
            <text:p>80.67902489</text:p>
          </table:table-cell>
          <table:table-cell office:value-type="float" office:value="83.429466832401744" table:formula="of:=[.U172]*[.U$2]+[.$A173]*(1-[.U$2])" table:style-name="ce1">
            <text:p>83.42946683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173]*[.B$2]+[.$A174]*(1-[.B$2])" table:style-name="ce1">
            <text:p>63.5145</text:p>
          </table:table-cell>
          <table:table-cell office:value-type="float" office:value="63.960253834383366" table:formula="of:=[.C173]*[.C$2]+[.$A174]*(1-[.C$2])" table:style-name="ce1">
            <text:p>63.96025383</text:p>
          </table:table-cell>
          <table:table-cell office:value-type="float" office:value="64.388864774346388" table:formula="of:=[.D173]*[.D$2]+[.$A174]*(1-[.D$2])" table:style-name="ce1">
            <text:p>64.38886477</text:p>
          </table:table-cell>
          <table:table-cell office:value-type="float" office:value="64.798704666169925" table:formula="of:=[.E173]*[.E$2]+[.$A174]*(1-[.E$2])" table:style-name="ce1">
            <text:p>64.79870467</text:p>
          </table:table-cell>
          <table:table-cell office:value-type="float" office:value="65.188663639247636" table:formula="of:=[.F173]*[.F$2]+[.$A174]*(1-[.F$2])" table:style-name="ce1">
            <text:p>65.18866364</text:p>
          </table:table-cell>
          <table:table-cell office:value-type="float" office:value="65.558371234682028" table:formula="of:=[.G173]*[.G$2]+[.$A174]*(1-[.G$2])" table:style-name="ce1">
            <text:p>65.55837123</text:p>
          </table:table-cell>
          <table:table-cell office:value-type="float" office:value="65.908563477019996" table:formula="of:=[.H173]*[.H$2]+[.$A174]*(1-[.H$2])" table:style-name="ce1">
            <text:p>65.90856348</text:p>
          </table:table-cell>
          <table:table-cell office:value-type="float" office:value="66.241646612193122" table:formula="of:=[.I173]*[.I$2]+[.$A174]*(1-[.I$2])" table:style-name="ce1">
            <text:p>66.24164661</text:p>
          </table:table-cell>
          <table:table-cell office:value-type="float" office:value="66.562588469278339" table:formula="of:=[.J173]*[.J$2]+[.$A174]*(1-[.J$2])" table:style-name="ce1">
            <text:p>66.56258847</text:p>
          </table:table-cell>
          <table:table-cell office:value-type="float" office:value="66.880409447031838" table:formula="of:=[.K173]*[.K$2]+[.$A174]*(1-[.K$2])" table:style-name="ce1">
            <text:p>66.88040945</text:p>
          </table:table-cell>
          <table:table-cell office:value-type="float" office:value="67.210754641230039" table:formula="of:=[.L173]*[.L$2]+[.$A174]*(1-[.L$2])" table:style-name="ce1">
            <text:p>67.21075464</text:p>
          </table:table-cell>
          <table:table-cell office:value-type="float" office:value="67.580271652879304" table:formula="of:=[.M173]*[.M$2]+[.$A174]*(1-[.M$2])" table:style-name="ce1">
            <text:p>67.58027165</text:p>
          </table:table-cell>
          <table:table-cell office:value-type="float" office:value="68.033648456575435" table:formula="of:=[.N173]*[.N$2]+[.$A174]*(1-[.N$2])" table:style-name="ce1">
            <text:p>68.03364846</text:p>
          </table:table-cell>
          <table:table-cell office:value-type="float" office:value="68.643791165190592" table:formula="of:=[.O173]*[.O$2]+[.$A174]*(1-[.O$2])" table:style-name="ce1">
            <text:p>68.64379117</text:p>
          </table:table-cell>
          <table:table-cell office:value-type="float" office:value="69.523886752520482" table:formula="of:=[.P173]*[.P$2]+[.$A174]*(1-[.P$2])" table:style-name="ce1">
            <text:p>69.52388675</text:p>
          </table:table-cell>
          <table:table-cell office:value-type="float" office:value="70.835386886745056" table:formula="of:=[.Q173]*[.Q$2]+[.$A174]*(1-[.Q$2])" table:style-name="ce1">
            <text:p>70.83538689</text:p>
          </table:table-cell>
          <table:table-cell office:value-type="float" office:value="72.775583463071058" table:formula="of:=[.R173]*[.R$2]+[.$A174]*(1-[.R$2])" table:style-name="ce1">
            <text:p>72.77558346</text:p>
          </table:table-cell>
          <table:table-cell office:value-type="float" office:value="75.508078032250722" table:formula="of:=[.S173]*[.S$2]+[.$A174]*(1-[.S$2])" table:style-name="ce1">
            <text:p>75.50807803</text:p>
          </table:table-cell>
          <table:table-cell office:value-type="float" office:value="78.96257239976579" table:formula="of:=[.T173]*[.T$2]+[.$A174]*(1-[.T$2])" table:style-name="ce1">
            <text:p>78.9625724</text:p>
          </table:table-cell>
          <table:table-cell office:value-type="float" office:value="82.433718490781658" table:formula="of:=[.U173]*[.U$2]+[.$A174]*(1-[.U$2])" table:style-name="ce1">
            <text:p>82.43371849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74]*[.B$2]+[.$A175]*(1-[.B$2])" table:style-name="ce1">
            <text:p>66.539</text:p>
          </table:table-cell>
          <table:table-cell office:value-type="float" office:value="66.410062691719162" table:formula="of:=[.C174]*[.C$2]+[.$A175]*(1-[.C$2])" table:style-name="ce1">
            <text:p>66.41006269</text:p>
          </table:table-cell>
          <table:table-cell office:value-type="float" office:value="66.323986477434644" table:formula="of:=[.D174]*[.D$2]+[.$A175]*(1-[.D$2])" table:style-name="ce1">
            <text:p>66.32398648</text:p>
          </table:table-cell>
          <table:table-cell office:value-type="float" office:value="66.277955699925485" table:formula="of:=[.E174]*[.E$2]+[.$A175]*(1-[.E$2])" table:style-name="ce1">
            <text:p>66.2779557</text:p>
          </table:table-cell>
          <table:table-cell office:value-type="float" office:value="66.268932727849531" table:formula="of:=[.F174]*[.F$2]+[.$A175]*(1-[.F$2])" table:style-name="ce1">
            <text:p>66.26893273</text:p>
          </table:table-cell>
          <table:table-cell office:value-type="float" office:value="66.293842808670519" table:formula="of:=[.G174]*[.G$2]+[.$A175]*(1-[.G$2])" table:style-name="ce1">
            <text:p>66.29384281</text:p>
          </table:table-cell>
          <table:table-cell office:value-type="float" office:value="66.349869043105997" table:formula="of:=[.H174]*[.H$2]+[.$A175]*(1-[.H$2])" table:style-name="ce1">
            <text:p>66.34986904</text:p>
          </table:table-cell>
          <table:table-cell office:value-type="float" office:value="66.434926314267599" table:formula="of:=[.I174]*[.I$2]+[.$A175]*(1-[.I$2])" table:style-name="ce1">
            <text:p>66.43492631</text:p>
          </table:table-cell>
          <table:table-cell office:value-type="float" office:value="66.548435387711336" table:formula="of:=[.J174]*[.J$2]+[.$A175]*(1-[.J$2])" table:style-name="ce1">
            <text:p>66.54843539</text:p>
          </table:table-cell>
          <table:table-cell office:value-type="float" office:value="66.692634251164336" table:formula="of:=[.K174]*[.K$2]+[.$A175]*(1-[.K$2])" table:style-name="ce1">
            <text:p>66.69263425</text:p>
          </table:table-cell>
          <table:table-cell office:value-type="float" office:value="66.874877320615013" table:formula="of:=[.L174]*[.L$2]+[.$A175]*(1-[.L$2])" table:style-name="ce1">
            <text:p>66.87487732</text:p>
          </table:table-cell>
          <table:table-cell office:value-type="float" office:value="67.111699409083627" table:formula="of:=[.M174]*[.M$2]+[.$A175]*(1-[.M$2])" table:style-name="ce1">
            <text:p>67.11169941</text:p>
          </table:table-cell>
          <table:table-cell office:value-type="float" office:value="67.435789073945259" table:formula="of:=[.N174]*[.N$2]+[.$A175]*(1-[.N$2])" table:style-name="ce1">
            <text:p>67.43578907</text:p>
          </table:table-cell>
          <table:table-cell office:value-type="float" office:value="67.907114257373891" table:formula="of:=[.O174]*[.O$2]+[.$A175]*(1-[.O$2])" table:style-name="ce1">
            <text:p>67.90711426</text:p>
          </table:table-cell>
          <table:table-cell office:value-type="float" office:value="68.628420726764332" table:formula="of:=[.P174]*[.P$2]+[.$A175]*(1-[.P$2])" table:style-name="ce1">
            <text:p>68.62842073</text:p>
          </table:table-cell>
          <table:table-cell office:value-type="float" office:value="69.761290165058796" table:formula="of:=[.Q174]*[.Q$2]+[.$A175]*(1-[.Q$2])" table:style-name="ce1">
            <text:p>69.76129017</text:p>
          </table:table-cell>
          <table:table-cell office:value-type="float" office:value="71.528266770456852" table:formula="of:=[.R174]*[.R$2]+[.$A175]*(1-[.R$2])" table:style-name="ce1">
            <text:p>71.52826677</text:p>
          </table:table-cell>
          <table:table-cell office:value-type="float" office:value="74.162716327413122" table:formula="of:=[.S174]*[.S$2]+[.$A175]*(1-[.S$2])" table:style-name="ce1">
            <text:p>74.16271633</text:p>
          </table:table-cell>
          <table:table-cell office:value-type="float" office:value="77.720215159789205" table:formula="of:=[.T174]*[.T$2]+[.$A175]*(1-[.T$2])" table:style-name="ce1">
            <text:p>77.72021516</text:p>
          </table:table-cell>
          <table:table-cell office:value-type="float" office:value="81.638982566242561" table:formula="of:=[.U174]*[.U$2]+[.$A175]*(1-[.U$2])" table:style-name="ce1">
            <text:p>81.63898257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175]*[.B$2]+[.$A176]*(1-[.B$2])" table:style-name="ce1">
            <text:p>63.5145</text:p>
          </table:table-cell>
          <table:table-cell office:value-type="float" office:value="63.659278134585954" table:formula="of:=[.C175]*[.C$2]+[.$A176]*(1-[.C$2])" table:style-name="ce1">
            <text:p>63.65927813</text:p>
          </table:table-cell>
          <table:table-cell office:value-type="float" office:value="63.795448647743463" table:formula="of:=[.D175]*[.D$2]+[.$A176]*(1-[.D$2])" table:style-name="ce1">
            <text:p>63.79544865</text:p>
          </table:table-cell>
          <table:table-cell office:value-type="float" office:value="63.92901835498882" table:formula="of:=[.E175]*[.E$2]+[.$A176]*(1-[.E$2])" table:style-name="ce1">
            <text:p>63.92901835</text:p>
          </table:table-cell>
          <table:table-cell office:value-type="float" office:value="64.065386545569908" table:formula="of:=[.F175]*[.F$2]+[.$A176]*(1-[.F$2])" table:style-name="ce1">
            <text:p>64.06538655</text:p>
          </table:table-cell>
          <table:table-cell office:value-type="float" office:value="64.209335702167635" table:formula="of:=[.G175]*[.G$2]+[.$A176]*(1-[.G$2])" table:style-name="ce1">
            <text:p>64.2093357</text:p>
          </table:table-cell>
          <table:table-cell office:value-type="float" office:value="64.365110712931795" table:formula="of:=[.H175]*[.H$2]+[.$A176]*(1-[.H$2])" table:style-name="ce1">
            <text:p>64.36511071</text:p>
          </table:table-cell>
          <table:table-cell office:value-type="float" office:value="64.536649209993655" table:formula="of:=[.I175]*[.I$2]+[.$A176]*(1-[.I$2])" table:style-name="ce1">
            <text:p>64.53664921</text:p>
          </table:table-cell>
          <table:table-cell office:value-type="float" office:value="64.728074155084528" table:formula="of:=[.J175]*[.J$2]+[.$A176]*(1-[.J$2])" table:style-name="ce1">
            <text:p>64.72807416</text:p>
          </table:table-cell>
          <table:table-cell office:value-type="float" office:value="64.944660413023954" table:formula="of:=[.K175]*[.K$2]+[.$A176]*(1-[.K$2])" table:style-name="ce1">
            <text:p>64.94466041</text:p>
          </table:table-cell>
          <table:table-cell office:value-type="float" office:value="65.194688660307506" table:formula="of:=[.L175]*[.L$2]+[.$A176]*(1-[.L$2])" table:style-name="ce1">
            <text:p>65.19468866</text:p>
          </table:table-cell>
          <table:table-cell office:value-type="float" office:value="65.492959674995987" table:formula="of:=[.M175]*[.M$2]+[.$A176]*(1-[.M$2])" table:style-name="ce1">
            <text:p>65.49295967</text:p>
          </table:table-cell>
          <table:table-cell office:value-type="float" office:value="65.867273444367157" table:formula="of:=[.N175]*[.N$2]+[.$A176]*(1-[.N$2])" table:style-name="ce1">
            <text:p>65.86727344</text:p>
          </table:table-cell>
          <table:table-cell office:value-type="float" office:value="66.369699267293029" table:formula="of:=[.O175]*[.O$2]+[.$A176]*(1-[.O$2])" table:style-name="ce1">
            <text:p>66.36969927</text:p>
          </table:table-cell>
          <table:table-cell office:value-type="float" office:value="67.094244508735031" table:formula="of:=[.P175]*[.P$2]+[.$A176]*(1-[.P$2])" table:style-name="ce1">
            <text:p>67.09424451</text:p>
          </table:table-cell>
          <table:table-cell office:value-type="float" office:value="68.199592623794103" table:formula="of:=[.Q175]*[.Q$2]+[.$A176]*(1-[.Q$2])" table:style-name="ce1">
            <text:p>68.19959262</text:p>
          </table:table-cell>
          <table:table-cell office:value-type="float" office:value="69.925513416365476" table:formula="of:=[.R175]*[.R$2]+[.$A176]*(1-[.R$2])" table:style-name="ce1">
            <text:p>69.92551342</text:p>
          </table:table-cell>
          <table:table-cell office:value-type="float" office:value="72.565483878301151" table:formula="of:=[.S175]*[.S$2]+[.$A176]*(1-[.S$2])" table:style-name="ce1">
            <text:p>72.56548388</text:p>
          </table:table-cell>
          <table:table-cell office:value-type="float" office:value="76.299643643810285" table:formula="of:=[.T175]*[.T$2]+[.$A176]*(1-[.T$2])" table:style-name="ce1">
            <text:p>76.29964364</text:p>
          </table:table-cell>
          <table:table-cell office:value-type="float" office:value="80.732758437930428" table:formula="of:=[.U175]*[.U$2]+[.$A176]*(1-[.U$2])" table:style-name="ce1">
            <text:p>80.73275844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176]*[.B$2]+[.$A177]*(1-[.B$2])" table:style-name="ce1">
            <text:p>63.5145</text:p>
          </table:table-cell>
          <table:table-cell office:value-type="float" office:value="63.521738906729297" table:formula="of:=[.C176]*[.C$2]+[.$A177]*(1-[.C$2])" table:style-name="ce1">
            <text:p>63.52173891</text:p>
          </table:table-cell>
          <table:table-cell office:value-type="float" office:value="63.542594864774344" table:formula="of:=[.D176]*[.D$2]+[.$A177]*(1-[.D$2])" table:style-name="ce1">
            <text:p>63.54259486</text:p>
          </table:table-cell>
          <table:table-cell office:value-type="float" office:value="63.576677753248319" table:formula="of:=[.E176]*[.E$2]+[.$A177]*(1-[.E$2])" table:style-name="ce1">
            <text:p>63.57667775</text:p>
          </table:table-cell>
          <table:table-cell office:value-type="float" office:value="63.624677309113977" table:formula="of:=[.F176]*[.F$2]+[.$A177]*(1-[.F$2])" table:style-name="ce1">
            <text:p>63.62467731</text:p>
          </table:table-cell>
          <table:table-cell office:value-type="float" office:value="63.688208925541907" table:formula="of:=[.G176]*[.G$2]+[.$A177]*(1-[.G$2])" table:style-name="ce1">
            <text:p>63.68820893</text:p>
          </table:table-cell>
          <table:table-cell office:value-type="float" office:value="63.769683213879532" table:formula="of:=[.H176]*[.H$2]+[.$A177]*(1-[.H$2])" table:style-name="ce1">
            <text:p>63.76968321</text:p>
          </table:table-cell>
          <table:table-cell office:value-type="float" office:value="63.872252223497782" table:formula="of:=[.I176]*[.I$2]+[.$A177]*(1-[.I$2])" table:style-name="ce1">
            <text:p>63.87225222</text:p>
          </table:table-cell>
          <table:table-cell office:value-type="float" office:value="63.999929662033807" table:formula="of:=[.J176]*[.J$2]+[.$A177]*(1-[.J$2])" table:style-name="ce1">
            <text:p>63.99992966</text:p>
          </table:table-cell>
          <table:table-cell office:value-type="float" office:value="64.158072185860775" table:formula="of:=[.K176]*[.K$2]+[.$A177]*(1-[.K$2])" table:style-name="ce1">
            <text:p>64.15807219</text:p>
          </table:table-cell>
          <table:table-cell office:value-type="float" office:value="64.354594330153759" table:formula="of:=[.L176]*[.L$2]+[.$A177]*(1-[.L$2])" table:style-name="ce1">
            <text:p>64.35459433</text:p>
          </table:table-cell>
          <table:table-cell office:value-type="float" office:value="64.602652821247787" table:formula="of:=[.M176]*[.M$2]+[.$A177]*(1-[.M$2])" table:style-name="ce1">
            <text:p>64.60265282</text:p>
          </table:table-cell>
          <table:table-cell office:value-type="float" office:value="64.926164066620288" table:formula="of:=[.N176]*[.N$2]+[.$A177]*(1-[.N$2])" table:style-name="ce1">
            <text:p>64.92616407</text:p>
          </table:table-cell>
          <table:table-cell office:value-type="float" office:value="65.370379523740468" table:formula="of:=[.O176]*[.O$2]+[.$A177]*(1-[.O$2])" table:style-name="ce1">
            <text:p>65.37037952</text:p>
          </table:table-cell>
          <table:table-cell office:value-type="float" office:value="66.02032115611452" table:formula="of:=[.P176]*[.P$2]+[.$A177]*(1-[.P$2])" table:style-name="ce1">
            <text:p>66.02032116</text:p>
          </table:table-cell>
          <table:table-cell office:value-type="float" office:value="67.028319467845577" table:formula="of:=[.Q176]*[.Q$2]+[.$A177]*(1-[.Q$2])" table:style-name="ce1">
            <text:p>67.02831947</text:p>
          </table:table-cell>
          <table:table-cell office:value-type="float" office:value="68.643310733092378" table:formula="of:=[.R176]*[.R$2]+[.$A177]*(1-[.R$2])" table:style-name="ce1">
            <text:p>68.64331073</text:p>
          </table:table-cell>
          <table:table-cell office:value-type="float" office:value="71.207836296555982" table:formula="of:=[.S176]*[.S$2]+[.$A177]*(1-[.S$2])" table:style-name="ce1">
            <text:p>71.2078363</text:p>
          </table:table-cell>
          <table:table-cell office:value-type="float" office:value="75.02112927942926" table:formula="of:=[.T176]*[.T$2]+[.$A177]*(1-[.T$2])" table:style-name="ce1">
            <text:p>75.02112928</text:p>
          </table:table-cell>
          <table:table-cell office:value-type="float" office:value="79.8718455160339" table:formula="of:=[.U176]*[.U$2]+[.$A177]*(1-[.U$2])" table:style-name="ce1">
            <text:p>79.87184552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77]*[.B$2]+[.$A178]*(1-[.B$2])" table:style-name="ce1">
            <text:p>66.539</text:p>
          </table:table-cell>
          <table:table-cell office:value-type="float" office:value="66.38813694533647" table:formula="of:=[.C177]*[.C$2]+[.$A178]*(1-[.C$2])" table:style-name="ce1">
            <text:p>66.38813695</text:p>
          </table:table-cell>
          <table:table-cell office:value-type="float" office:value="66.23935948647744" table:formula="of:=[.D177]*[.D$2]+[.$A178]*(1-[.D$2])" table:style-name="ce1">
            <text:p>66.23935949</text:p>
          </table:table-cell>
          <table:table-cell office:value-type="float" office:value="66.094651662987246" table:formula="of:=[.E177]*[.E$2]+[.$A178]*(1-[.E$2])" table:style-name="ce1">
            <text:p>66.09465166</text:p>
          </table:table-cell>
          <table:table-cell office:value-type="float" office:value="65.956135461822797" table:formula="of:=[.F177]*[.F$2]+[.$A178]*(1-[.F$2])" table:style-name="ce1">
            <text:p>65.95613546</text:p>
          </table:table-cell>
          <table:table-cell office:value-type="float" office:value="65.826302231385483" table:formula="of:=[.G177]*[.G$2]+[.$A178]*(1-[.G$2])" table:style-name="ce1">
            <text:p>65.82630223</text:p>
          </table:table-cell>
          <table:table-cell office:value-type="float" office:value="65.708204964163855" table:formula="of:=[.H177]*[.H$2]+[.$A178]*(1-[.H$2])" table:style-name="ce1">
            <text:p>65.70820496</text:p>
          </table:table-cell>
          <table:table-cell office:value-type="float" office:value="65.605638278224234" table:formula="of:=[.I177]*[.I$2]+[.$A178]*(1-[.I$2])" table:style-name="ce1">
            <text:p>65.60563828</text:p>
          </table:table-cell>
          <table:table-cell office:value-type="float" office:value="65.523371864813527" table:formula="of:=[.J177]*[.J$2]+[.$A178]*(1-[.J$2])" table:style-name="ce1">
            <text:p>65.52337186</text:p>
          </table:table-cell>
          <table:table-cell office:value-type="float" office:value="65.467582483637358" table:formula="of:=[.K177]*[.K$2]+[.$A178]*(1-[.K$2])" table:style-name="ce1">
            <text:p>65.46758248</text:p>
          </table:table-cell>
          <table:table-cell office:value-type="float" office:value="65.446797165076873" table:formula="of:=[.L177]*[.L$2]+[.$A178]*(1-[.L$2])" table:style-name="ce1">
            <text:p>65.44679717</text:p>
          </table:table-cell>
          <table:table-cell office:value-type="float" office:value="65.474009051686281" table:formula="of:=[.M177]*[.M$2]+[.$A178]*(1-[.M$2])" table:style-name="ce1">
            <text:p>65.47400905</text:p>
          </table:table-cell>
          <table:table-cell office:value-type="float" office:value="65.571298439972168" table:formula="of:=[.N177]*[.N$2]+[.$A178]*(1-[.N$2])" table:style-name="ce1">
            <text:p>65.57129844</text:p>
          </table:table-cell>
          <table:table-cell office:value-type="float" office:value="65.779396690431312" table:formula="of:=[.O177]*[.O$2]+[.$A178]*(1-[.O$2])" table:style-name="ce1">
            <text:p>65.77939669</text:p>
          </table:table-cell>
          <table:table-cell office:value-type="float" office:value="66.175924809280161" table:formula="of:=[.P177]*[.P$2]+[.$A178]*(1-[.P$2])" table:style-name="ce1">
            <text:p>66.17592481</text:p>
          </table:table-cell>
          <table:table-cell office:value-type="float" office:value="66.905989600884183" table:formula="of:=[.Q177]*[.Q$2]+[.$A178]*(1-[.Q$2])" table:style-name="ce1">
            <text:p>66.9059896</text:p>
          </table:table-cell>
          <table:table-cell office:value-type="float" office:value="68.222448586473902" table:formula="of:=[.R177]*[.R$2]+[.$A178]*(1-[.R$2])" table:style-name="ce1">
            <text:p>68.22244859</text:p>
          </table:table-cell>
          <table:table-cell office:value-type="float" office:value="70.507510852072585" table:formula="of:=[.S177]*[.S$2]+[.$A178]*(1-[.S$2])" table:style-name="ce1">
            <text:p>70.50751085</text:p>
          </table:table-cell>
          <table:table-cell office:value-type="float" office:value="74.172916351486336" table:formula="of:=[.T177]*[.T$2]+[.$A178]*(1-[.T$2])" table:style-name="ce1">
            <text:p>74.17291635</text:p>
          </table:table-cell>
          <table:table-cell office:value-type="float" office:value="79.205203240232194" table:formula="of:=[.U177]*[.U$2]+[.$A178]*(1-[.U$2])" table:style-name="ce1">
            <text:p>79.20520324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78]*[.B$2]+[.$A179]*(1-[.B$2])" table:style-name="ce1">
            <text:p>66.539</text:p>
          </table:table-cell>
          <table:table-cell office:value-type="float" office:value="66.531456847266824" table:formula="of:=[.C178]*[.C$2]+[.$A179]*(1-[.C$2])" table:style-name="ce1">
            <text:p>66.53145685</text:p>
          </table:table-cell>
          <table:table-cell office:value-type="float" office:value="66.50903594864775" table:formula="of:=[.D178]*[.D$2]+[.$A179]*(1-[.D$2])" table:style-name="ce1">
            <text:p>66.50903595</text:p>
          </table:table-cell>
          <table:table-cell office:value-type="float" office:value="66.47234774944809" table:formula="of:=[.E178]*[.E$2]+[.$A179]*(1-[.E$2])" table:style-name="ce1">
            <text:p>66.47234775</text:p>
          </table:table-cell>
          <table:table-cell office:value-type="float" office:value="66.422427092364558" table:formula="of:=[.F178]*[.F$2]+[.$A179]*(1-[.F$2])" table:style-name="ce1">
            <text:p>66.42242709</text:p>
          </table:table-cell>
          <table:table-cell office:value-type="float" office:value="66.360825557846368" table:formula="of:=[.G178]*[.G$2]+[.$A179]*(1-[.G$2])" table:style-name="ce1">
            <text:p>66.36082556</text:p>
          </table:table-cell>
          <table:table-cell office:value-type="float" office:value="66.289761489249159" table:formula="of:=[.H178]*[.H$2]+[.$A179]*(1-[.H$2])" table:style-name="ce1">
            <text:p>66.28976149</text:p>
          </table:table-cell>
          <table:table-cell office:value-type="float" office:value="66.212323397378483" table:formula="of:=[.I178]*[.I$2]+[.$A179]*(1-[.I$2])" table:style-name="ce1">
            <text:p>66.2123234</text:p>
          </table:table-cell>
          <table:table-cell office:value-type="float" office:value="66.132748745925412" table:formula="of:=[.J178]*[.J$2]+[.$A179]*(1-[.J$2])" table:style-name="ce1">
            <text:p>66.13274875</text:p>
          </table:table-cell>
          <table:table-cell office:value-type="float" office:value="66.056862117636811" table:formula="of:=[.K178]*[.K$2]+[.$A179]*(1-[.K$2])" table:style-name="ce1">
            <text:p>66.05686212</text:p>
          </table:table-cell>
          <table:table-cell office:value-type="float" office:value="65.99289858253843" table:formula="of:=[.L178]*[.L$2]+[.$A179]*(1-[.L$2])" table:style-name="ce1">
            <text:p>65.99289858</text:p>
          </table:table-cell>
          <table:table-cell office:value-type="float" office:value="65.953254978427452" table:formula="of:=[.M178]*[.M$2]+[.$A179]*(1-[.M$2])" table:style-name="ce1">
            <text:p>65.95325498</text:p>
          </table:table-cell>
          <table:table-cell office:value-type="float" office:value="65.958379063983301" table:formula="of:=[.N178]*[.N$2]+[.$A179]*(1-[.N$2])" table:style-name="ce1">
            <text:p>65.95837906</text:p>
          </table:table-cell>
          <table:table-cell office:value-type="float" office:value="66.045257848780352" table:formula="of:=[.O178]*[.O$2]+[.$A179]*(1-[.O$2])" table:style-name="ce1">
            <text:p>66.04525785</text:p>
          </table:table-cell>
          <table:table-cell office:value-type="float" office:value="66.284847366496109" table:formula="of:=[.P178]*[.P$2]+[.$A179]*(1-[.P$2])" table:style-name="ce1">
            <text:p>66.28484737</text:p>
          </table:table-cell>
          <table:table-cell office:value-type="float" office:value="66.814242200663131" table:formula="of:=[.Q178]*[.Q$2]+[.$A179]*(1-[.Q$2])" table:style-name="ce1">
            <text:p>66.8142422</text:p>
          </table:table-cell>
          <table:table-cell office:value-type="float" office:value="67.885758869179128" table:formula="of:=[.R178]*[.R$2]+[.$A179]*(1-[.R$2])" table:style-name="ce1">
            <text:p>67.88575887</text:p>
          </table:table-cell>
          <table:table-cell office:value-type="float" office:value="69.912234224261695" table:formula="of:=[.S178]*[.S$2]+[.$A179]*(1-[.S$2])" table:style-name="ce1">
            <text:p>69.91223422</text:p>
          </table:table-cell>
          <table:table-cell office:value-type="float" office:value="73.4095247163377" table:formula="of:=[.T178]*[.T$2]+[.$A179]*(1-[.T$2])" table:style-name="ce1">
            <text:p>73.40952472</text:p>
          </table:table-cell>
          <table:table-cell office:value-type="float" office:value="78.571893078220583" table:formula="of:=[.U178]*[.U$2]+[.$A179]*(1-[.U$2])" table:style-name="ce1">
            <text:p>78.57189308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79]*[.B$2]+[.$A180]*(1-[.B$2])" table:style-name="ce1">
            <text:p>66.539</text:p>
          </table:table-cell>
          <table:table-cell office:value-type="float" office:value="66.538622842363338" table:formula="of:=[.C179]*[.C$2]+[.$A180]*(1-[.C$2])" table:style-name="ce1">
            <text:p>66.53862284</text:p>
          </table:table-cell>
          <table:table-cell office:value-type="float" office:value="66.536003594864781" table:formula="of:=[.D179]*[.D$2]+[.$A180]*(1-[.D$2])" table:style-name="ce1">
            <text:p>66.53600359</text:p>
          </table:table-cell>
          <table:table-cell office:value-type="float" office:value="66.529002162417214" table:formula="of:=[.E179]*[.E$2]+[.$A180]*(1-[.E$2])" table:style-name="ce1">
            <text:p>66.52900216</text:p>
          </table:table-cell>
          <table:table-cell office:value-type="float" office:value="66.515685418472913" table:formula="of:=[.F179]*[.F$2]+[.$A180]*(1-[.F$2])" table:style-name="ce1">
            <text:p>66.51568542</text:p>
          </table:table-cell>
          <table:table-cell office:value-type="float" office:value="66.49445638946159" table:formula="of:=[.G179]*[.G$2]+[.$A180]*(1-[.G$2])" table:style-name="ce1">
            <text:p>66.49445639</text:p>
          </table:table-cell>
          <table:table-cell office:value-type="float" office:value="66.46422844677474" table:formula="of:=[.H179]*[.H$2]+[.$A180]*(1-[.H$2])" table:style-name="ce1">
            <text:p>66.46422845</text:p>
          </table:table-cell>
          <table:table-cell office:value-type="float" office:value="66.42466318908248" table:formula="of:=[.I179]*[.I$2]+[.$A180]*(1-[.I$2])" table:style-name="ce1">
            <text:p>66.42466319</text:p>
          </table:table-cell>
          <table:table-cell office:value-type="float" office:value="66.376499498370165" table:formula="of:=[.J179]*[.J$2]+[.$A180]*(1-[.J$2])" table:style-name="ce1">
            <text:p>66.3764995</text:p>
          </table:table-cell>
          <table:table-cell office:value-type="float" office:value="66.322037952936569" table:formula="of:=[.K179]*[.K$2]+[.$A180]*(1-[.K$2])" table:style-name="ce1">
            <text:p>66.32203795</text:p>
          </table:table-cell>
          <table:table-cell office:value-type="float" office:value="66.265949291269209" table:formula="of:=[.L179]*[.L$2]+[.$A180]*(1-[.L$2])" table:style-name="ce1">
            <text:p>66.26594929</text:p>
          </table:table-cell>
          <table:table-cell office:value-type="float" office:value="66.216840238135092" table:formula="of:=[.M179]*[.M$2]+[.$A180]*(1-[.M$2])" table:style-name="ce1">
            <text:p>66.21684024</text:p>
          </table:table-cell>
          <table:table-cell office:value-type="float" office:value="66.190627438389981" table:formula="of:=[.N179]*[.N$2]+[.$A180]*(1-[.N$2])" table:style-name="ce1">
            <text:p>66.19062744</text:p>
          </table:table-cell>
          <table:table-cell office:value-type="float" office:value="66.218067601707233" table:formula="of:=[.O179]*[.O$2]+[.$A180]*(1-[.O$2])" table:style-name="ce1">
            <text:p>66.2180676</text:p>
          </table:table-cell>
          <table:table-cell office:value-type="float" office:value="66.361093156547284" table:formula="of:=[.P179]*[.P$2]+[.$A180]*(1-[.P$2])" table:style-name="ce1">
            <text:p>66.36109316</text:p>
          </table:table-cell>
          <table:table-cell office:value-type="float" office:value="66.745431650497352" table:formula="of:=[.Q179]*[.Q$2]+[.$A180]*(1-[.Q$2])" table:style-name="ce1">
            <text:p>66.74543165</text:p>
          </table:table-cell>
          <table:table-cell office:value-type="float" office:value="67.616407095343305" table:formula="of:=[.R179]*[.R$2]+[.$A180]*(1-[.R$2])" table:style-name="ce1">
            <text:p>67.6164071</text:p>
          </table:table-cell>
          <table:table-cell office:value-type="float" office:value="69.406249090622438" table:formula="of:=[.S179]*[.S$2]+[.$A180]*(1-[.S$2])" table:style-name="ce1">
            <text:p>69.40624909</text:p>
          </table:table-cell>
          <table:table-cell office:value-type="float" office:value="72.722472244703923" table:formula="of:=[.T179]*[.T$2]+[.$A180]*(1-[.T$2])" table:style-name="ce1">
            <text:p>72.72247224</text:p>
          </table:table-cell>
          <table:table-cell office:value-type="float" office:value="77.970248424309545" table:formula="of:=[.U179]*[.U$2]+[.$A180]*(1-[.U$2])" table:style-name="ce1">
            <text:p>77.97024842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180]*[.B$2]+[.$A181]*(1-[.B$2])" table:style-name="ce1">
            <text:p>63.5145</text:p>
          </table:table-cell>
          <table:table-cell office:value-type="float" office:value="63.665706142118168" table:formula="of:=[.C180]*[.C$2]+[.$A181]*(1-[.C$2])" table:style-name="ce1">
            <text:p>63.66570614</text:p>
          </table:table-cell>
          <table:table-cell office:value-type="float" office:value="63.816650359486474" table:formula="of:=[.D180]*[.D$2]+[.$A181]*(1-[.D$2])" table:style-name="ce1">
            <text:p>63.81665036</text:p>
          </table:table-cell>
          <table:table-cell office:value-type="float" office:value="63.966675324362583" table:formula="of:=[.E180]*[.E$2]+[.$A181]*(1-[.E$2])" table:style-name="ce1">
            <text:p>63.96667532</text:p>
          </table:table-cell>
          <table:table-cell office:value-type="float" office:value="64.114737083694578" table:formula="of:=[.F180]*[.F$2]+[.$A181]*(1-[.F$2])" table:style-name="ce1">
            <text:p>64.11473708</text:p>
          </table:table-cell>
          <table:table-cell office:value-type="float" office:value="64.259489097365389" table:formula="of:=[.G180]*[.G$2]+[.$A181]*(1-[.G$2])" table:style-name="ce1">
            <text:p>64.2594891</text:p>
          </table:table-cell>
          <table:table-cell office:value-type="float" office:value="64.399418534032421" table:formula="of:=[.H180]*[.H$2]+[.$A181]*(1-[.H$2])" table:style-name="ce1">
            <text:p>64.39941853</text:p>
          </table:table-cell>
          <table:table-cell office:value-type="float" office:value="64.533057116178867" table:formula="of:=[.I180]*[.I$2]+[.$A181]*(1-[.I$2])" table:style-name="ce1">
            <text:p>64.53305712</text:p>
          </table:table-cell>
          <table:table-cell office:value-type="float" office:value="64.659299799348062" table:formula="of:=[.J180]*[.J$2]+[.$A181]*(1-[.J$2])" table:style-name="ce1">
            <text:p>64.6592998</text:p>
          </table:table-cell>
          <table:table-cell office:value-type="float" office:value="64.777892078821452" table:formula="of:=[.K180]*[.K$2]+[.$A181]*(1-[.K$2])" table:style-name="ce1">
            <text:p>64.77789208</text:p>
          </table:table-cell>
          <table:table-cell office:value-type="float" office:value="64.890224645634603" table:formula="of:=[.L180]*[.L$2]+[.$A181]*(1-[.L$2])" table:style-name="ce1">
            <text:p>64.89022465</text:p>
          </table:table-cell>
          <table:table-cell office:value-type="float" office:value="65.000787130974302" table:formula="of:=[.M180]*[.M$2]+[.$A181]*(1-[.M$2])" table:style-name="ce1">
            <text:p>65.00078713</text:p>
          </table:table-cell>
          <table:table-cell office:value-type="float" office:value="65.120176463033985" table:formula="of:=[.N180]*[.N$2]+[.$A181]*(1-[.N$2])" table:style-name="ce1">
            <text:p>65.12017646</text:p>
          </table:table-cell>
          <table:table-cell office:value-type="float" office:value="65.2718189411097" table:formula="of:=[.O180]*[.O$2]+[.$A181]*(1-[.O$2])" table:style-name="ce1">
            <text:p>65.27181894</text:p>
          </table:table-cell>
          <table:table-cell office:value-type="float" office:value="65.507115209583105" table:formula="of:=[.P180]*[.P$2]+[.$A181]*(1-[.P$2])" table:style-name="ce1">
            <text:p>65.50711521</text:p>
          </table:table-cell>
          <table:table-cell office:value-type="float" office:value="65.937698737873006" table:formula="of:=[.Q180]*[.Q$2]+[.$A181]*(1-[.Q$2])" table:style-name="ce1">
            <text:p>65.93769874</text:p>
          </table:table-cell>
          <table:table-cell office:value-type="float" office:value="66.796025676274638" table:formula="of:=[.R180]*[.R$2]+[.$A181]*(1-[.R$2])" table:style-name="ce1">
            <text:p>66.79602568</text:p>
          </table:table-cell>
          <table:table-cell office:value-type="float" office:value="68.522486727029076" table:formula="of:=[.S180]*[.S$2]+[.$A181]*(1-[.S$2])" table:style-name="ce1">
            <text:p>68.52248673</text:p>
          </table:table-cell>
          <table:table-cell office:value-type="float" office:value="71.801675020233532" table:formula="of:=[.T180]*[.T$2]+[.$A181]*(1-[.T$2])" table:style-name="ce1">
            <text:p>71.80167502</text:p>
          </table:table-cell>
          <table:table-cell office:value-type="float" office:value="77.24746100309406" table:formula="of:=[.U180]*[.U$2]+[.$A181]*(1-[.U$2])" table:style-name="ce1">
            <text:p>77.247461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181]*[.B$2]+[.$A182]*(1-[.B$2])" table:style-name="ce1">
            <text:p>69.5635</text:p>
          </table:table-cell>
          <table:table-cell office:value-type="float" office:value="69.268610307105902" table:formula="of:=[.C181]*[.C$2]+[.$A182]*(1-[.C$2])" table:style-name="ce1">
            <text:p>69.26861031</text:p>
          </table:table-cell>
          <table:table-cell office:value-type="float" office:value="68.988815035948647" table:formula="of:=[.D181]*[.D$2]+[.$A182]*(1-[.D$2])" table:style-name="ce1">
            <text:p>68.98881504</text:p>
          </table:table-cell>
          <table:table-cell office:value-type="float" office:value="68.723976298654392" table:formula="of:=[.E181]*[.E$2]+[.$A182]*(1-[.E$2])" table:style-name="ce1">
            <text:p>68.7239763</text:p>
          </table:table-cell>
          <table:table-cell office:value-type="float" office:value="68.473747416738917" table:formula="of:=[.F181]*[.F$2]+[.$A182]*(1-[.F$2])" table:style-name="ce1">
            <text:p>68.47374742</text:p>
          </table:table-cell>
          <table:table-cell office:value-type="float" office:value="68.237497274341351" table:formula="of:=[.G181]*[.G$2]+[.$A182]*(1-[.G$2])" table:style-name="ce1">
            <text:p>68.23749727</text:p>
          </table:table-cell>
          <table:table-cell office:value-type="float" office:value="68.014275560209725" table:formula="of:=[.H181]*[.H$2]+[.$A182]*(1-[.H$2])" table:style-name="ce1">
            <text:p>68.01427556</text:p>
          </table:table-cell>
          <table:table-cell office:value-type="float" office:value="67.802844990662607" table:formula="of:=[.I181]*[.I$2]+[.$A182]*(1-[.I$2])" table:style-name="ce1">
            <text:p>67.80284499</text:p>
          </table:table-cell>
          <table:table-cell office:value-type="float" office:value="67.601819919739228" table:formula="of:=[.J181]*[.J$2]+[.$A182]*(1-[.J$2])" table:style-name="ce1">
            <text:p>67.60181992</text:p>
          </table:table-cell>
          <table:table-cell office:value-type="float" office:value="67.409976435469659" table:formula="of:=[.K181]*[.K$2]+[.$A182]*(1-[.K$2])" table:style-name="ce1">
            <text:p>67.40997644</text:p>
          </table:table-cell>
          <table:table-cell office:value-type="float" office:value="67.226862322817311" table:formula="of:=[.L181]*[.L$2]+[.$A182]*(1-[.L$2])" table:style-name="ce1">
            <text:p>67.22686232</text:p>
          </table:table-cell>
          <table:table-cell office:value-type="float" office:value="67.054007922035865" table:formula="of:=[.M181]*[.M$2]+[.$A182]*(1-[.M$2])" table:style-name="ce1">
            <text:p>67.05400792</text:p>
          </table:table-cell>
          <table:table-cell office:value-type="float" office:value="66.897505877820393" table:formula="of:=[.N181]*[.N$2]+[.$A182]*(1-[.N$2])" table:style-name="ce1">
            <text:p>66.89750588</text:p>
          </table:table-cell>
          <table:table-cell office:value-type="float" office:value="66.773907311721302" table:formula="of:=[.O181]*[.O$2]+[.$A182]*(1-[.O$2])" table:style-name="ce1">
            <text:p>66.77390731</text:p>
          </table:table-cell>
          <table:table-cell office:value-type="float" office:value="66.724030646708172" table:formula="of:=[.P181]*[.P$2]+[.$A182]*(1-[.P$2])" table:style-name="ce1">
            <text:p>66.72403065</text:p>
          </table:table-cell>
          <table:table-cell office:value-type="float" office:value="66.844149053404749" table:formula="of:=[.Q181]*[.Q$2]+[.$A182]*(1-[.Q$2])" table:style-name="ce1">
            <text:p>66.84414905</text:p>
          </table:table-cell>
          <table:table-cell office:value-type="float" office:value="67.349520541019714" table:formula="of:=[.R181]*[.R$2]+[.$A182]*(1-[.R$2])" table:style-name="ce1">
            <text:p>67.34952054</text:p>
          </table:table-cell>
          <table:table-cell office:value-type="float" office:value="68.678638717974721" table:formula="of:=[.S181]*[.S$2]+[.$A182]*(1-[.S$2])" table:style-name="ce1">
            <text:p>68.67863872</text:p>
          </table:table-cell>
          <table:table-cell office:value-type="float" office:value="71.57785751821018" table:formula="of:=[.T181]*[.T$2]+[.$A182]*(1-[.T$2])" table:style-name="ce1">
            <text:p>71.57785752</text:p>
          </table:table-cell>
          <table:table-cell office:value-type="float" office:value="76.863262952939365" table:formula="of:=[.U181]*[.U$2]+[.$A182]*(1-[.U$2])" table:style-name="ce1">
            <text:p>76.86326295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182]*[.B$2]+[.$A183]*(1-[.B$2])" table:style-name="ce1">
            <text:p>69.5635</text:p>
          </table:table-cell>
          <table:table-cell office:value-type="float" office:value="69.548755515355296" table:formula="of:=[.C182]*[.C$2]+[.$A183]*(1-[.C$2])" table:style-name="ce1">
            <text:p>69.54875552</text:p>
          </table:table-cell>
          <table:table-cell office:value-type="float" office:value="69.506031503594869" table:formula="of:=[.D182]*[.D$2]+[.$A183]*(1-[.D$2])" table:style-name="ce1">
            <text:p>69.5060315</text:p>
          </table:table-cell>
          <table:table-cell office:value-type="float" office:value="69.437571444798166" table:formula="of:=[.E182]*[.E$2]+[.$A183]*(1-[.E$2])" table:style-name="ce1">
            <text:p>69.43757144</text:p>
          </table:table-cell>
          <table:table-cell office:value-type="float" office:value="69.345549483347781" table:formula="of:=[.F182]*[.F$2]+[.$A183]*(1-[.F$2])" table:style-name="ce1">
            <text:p>69.34554948</text:p>
          </table:table-cell>
          <table:table-cell office:value-type="float" office:value="69.231999318585338" table:formula="of:=[.G182]*[.G$2]+[.$A183]*(1-[.G$2])" table:style-name="ce1">
            <text:p>69.23199932</text:p>
          </table:table-cell>
          <table:table-cell office:value-type="float" office:value="69.098732668062922" table:formula="of:=[.H182]*[.H$2]+[.$A183]*(1-[.H$2])" table:style-name="ce1">
            <text:p>69.09873267</text:p>
          </table:table-cell>
          <table:table-cell office:value-type="float" office:value="68.947270746731917" table:formula="of:=[.I182]*[.I$2]+[.$A183]*(1-[.I$2])" table:style-name="ce1">
            <text:p>68.94727075</text:p>
          </table:table-cell>
          <table:table-cell office:value-type="float" office:value="68.778827967895694" table:formula="of:=[.J182]*[.J$2]+[.$A183]*(1-[.J$2])" table:style-name="ce1">
            <text:p>68.77882797</text:p>
          </table:table-cell>
          <table:table-cell office:value-type="float" office:value="68.594414395961351" table:formula="of:=[.K182]*[.K$2]+[.$A183]*(1-[.K$2])" table:style-name="ce1">
            <text:p>68.5944144</text:p>
          </table:table-cell>
          <table:table-cell office:value-type="float" office:value="68.395181161408658" table:formula="of:=[.L182]*[.L$2]+[.$A183]*(1-[.L$2])" table:style-name="ce1">
            <text:p>68.39518116</text:p>
          </table:table-cell>
          <table:table-cell office:value-type="float" office:value="68.18327935711973" table:formula="of:=[.M182]*[.M$2]+[.$A183]*(1-[.M$2])" table:style-name="ce1">
            <text:p>68.18327936</text:p>
          </table:table-cell>
          <table:table-cell office:value-type="float" office:value="67.963903526692235" table:formula="of:=[.N182]*[.N$2]+[.$A183]*(1-[.N$2])" table:style-name="ce1">
            <text:p>67.96390353</text:p>
          </table:table-cell>
          <table:table-cell office:value-type="float" office:value="67.750264752618847" table:formula="of:=[.O182]*[.O$2]+[.$A183]*(1-[.O$2])" table:style-name="ce1">
            <text:p>67.75026475</text:p>
          </table:table-cell>
          <table:table-cell office:value-type="float" office:value="67.575871452695722" table:formula="of:=[.P182]*[.P$2]+[.$A183]*(1-[.P$2])" table:style-name="ce1">
            <text:p>67.57587145</text:p>
          </table:table-cell>
          <table:table-cell office:value-type="float" office:value="67.523986790053556" table:formula="of:=[.Q182]*[.Q$2]+[.$A183]*(1-[.Q$2])" table:style-name="ce1">
            <text:p>67.52398679</text:p>
          </table:table-cell>
          <table:table-cell office:value-type="float" office:value="67.792316432815767" table:formula="of:=[.R182]*[.R$2]+[.$A183]*(1-[.R$2])" table:style-name="ce1">
            <text:p>67.79231643</text:p>
          </table:table-cell>
          <table:table-cell office:value-type="float" office:value="68.81136791027852" table:formula="of:=[.S182]*[.S$2]+[.$A183]*(1-[.S$2])" table:style-name="ce1">
            <text:p>68.81136791</text:p>
          </table:table-cell>
          <table:table-cell office:value-type="float" office:value="71.376421766389171" table:formula="of:=[.T182]*[.T$2]+[.$A183]*(1-[.T$2])" table:style-name="ce1">
            <text:p>71.37642177</text:p>
          </table:table-cell>
          <table:table-cell office:value-type="float" office:value="76.498274805292397" table:formula="of:=[.U182]*[.U$2]+[.$A183]*(1-[.U$2])" table:style-name="ce1">
            <text:p>76.4982748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183]*[.B$2]+[.$A184]*(1-[.B$2])" table:style-name="ce1">
            <text:p>75.6125</text:p>
          </table:table-cell>
          <table:table-cell office:value-type="float" office:value="75.309312775767765" table:formula="of:=[.C183]*[.C$2]+[.$A184]*(1-[.C$2])" table:style-name="ce1">
            <text:p>75.30931278</text:p>
          </table:table-cell>
          <table:table-cell office:value-type="float" office:value="75.00185315035948" table:formula="of:=[.D183]*[.D$2]+[.$A184]*(1-[.D$2])" table:style-name="ce1">
            <text:p>75.00185315</text:p>
          </table:table-cell>
          <table:table-cell office:value-type="float" office:value="74.686260716719715" table:formula="of:=[.E183]*[.E$2]+[.$A184]*(1-[.E$2])" table:style-name="ce1">
            <text:p>74.68626072</text:p>
          </table:table-cell>
          <table:table-cell office:value-type="float" office:value="74.359109896669565" table:formula="of:=[.F183]*[.F$2]+[.$A184]*(1-[.F$2])" table:style-name="ce1">
            <text:p>74.3591099</text:p>
          </table:table-cell>
          <table:table-cell office:value-type="float" office:value="74.017374829646329" table:formula="of:=[.G183]*[.G$2]+[.$A184]*(1-[.G$2])" table:style-name="ce1">
            <text:p>74.01737483</text:p>
          </table:table-cell>
          <table:table-cell office:value-type="float" office:value="73.658369800418868" table:formula="of:=[.H183]*[.H$2]+[.$A184]*(1-[.H$2])" table:style-name="ce1">
            <text:p>73.6583698</text:p>
          </table:table-cell>
          <table:table-cell office:value-type="float" office:value="73.279669761356175" table:formula="of:=[.I183]*[.I$2]+[.$A184]*(1-[.I$2])" table:style-name="ce1">
            <text:p>73.27966976</text:p>
          </table:table-cell>
          <table:table-cell office:value-type="float" office:value="72.879031187158276" table:formula="of:=[.J183]*[.J$2]+[.$A184]*(1-[.J$2])" table:style-name="ce1">
            <text:p>72.87903119</text:p>
          </table:table-cell>
          <table:table-cell office:value-type="float" office:value="72.454361478182605" table:formula="of:=[.K183]*[.K$2]+[.$A184]*(1-[.K$2])" table:style-name="ce1">
            <text:p>72.45436148</text:p>
          </table:table-cell>
          <table:table-cell office:value-type="float" office:value="72.00384058070432" table:formula="of:=[.L183]*[.L$2]+[.$A184]*(1-[.L$2])" table:style-name="ce1">
            <text:p>72.00384058</text:p>
          </table:table-cell>
          <table:table-cell office:value-type="float" office:value="71.526428646415852" table:formula="of:=[.M183]*[.M$2]+[.$A184]*(1-[.M$2])" table:style-name="ce1">
            <text:p>71.52642865</text:p>
          </table:table-cell>
          <table:table-cell office:value-type="float" office:value="71.023342116015343" table:formula="of:=[.N183]*[.N$2]+[.$A184]*(1-[.N$2])" table:style-name="ce1">
            <text:p>71.02334212</text:p>
          </table:table-cell>
          <table:table-cell office:value-type="float" office:value="70.50204708920225" table:formula="of:=[.O183]*[.O$2]+[.$A184]*(1-[.O$2])" table:style-name="ce1">
            <text:p>70.50204709</text:p>
          </table:table-cell>
          <table:table-cell office:value-type="float" office:value="69.986860016887007" table:formula="of:=[.P183]*[.P$2]+[.$A184]*(1-[.P$2])" table:style-name="ce1">
            <text:p>69.98686002</text:p>
          </table:table-cell>
          <table:table-cell office:value-type="float" office:value="69.546115092540163" table:formula="of:=[.Q183]*[.Q$2]+[.$A184]*(1-[.Q$2])" table:style-name="ce1">
            <text:p>69.54611509</text:p>
          </table:table-cell>
          <table:table-cell office:value-type="float" office:value="69.356353146252616" table:formula="of:=[.R183]*[.R$2]+[.$A184]*(1-[.R$2])" table:style-name="ce1">
            <text:p>69.35635315</text:p>
          </table:table-cell>
          <table:table-cell office:value-type="float" office:value="69.831537723736744" table:formula="of:=[.S183]*[.S$2]+[.$A184]*(1-[.S$2])" table:style-name="ce1">
            <text:p>69.83153772</text:p>
          </table:table-cell>
          <table:table-cell office:value-type="float" office:value="71.800029589750253" table:formula="of:=[.T183]*[.T$2]+[.$A184]*(1-[.T$2])" table:style-name="ce1">
            <text:p>71.80002959</text:p>
          </table:table-cell>
          <table:table-cell office:value-type="float" office:value="76.453986065027777" table:formula="of:=[.U183]*[.U$2]+[.$A184]*(1-[.U$2])" table:style-name="ce1">
            <text:p>76.45398607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84]*[.B$2]+[.$A185]*(1-[.B$2])" table:style-name="ce1">
            <text:p>81.6615</text:p>
          </table:table-cell>
          <table:table-cell office:value-type="float" office:value="81.34389063878838" table:formula="of:=[.C184]*[.C$2]+[.$A185]*(1-[.C$2])" table:style-name="ce1">
            <text:p>81.34389064</text:p>
          </table:table-cell>
          <table:table-cell office:value-type="float" office:value="80.995535315035951" table:formula="of:=[.D184]*[.D$2]+[.$A185]*(1-[.D$2])" table:style-name="ce1">
            <text:p>80.99553532</text:p>
          </table:table-cell>
          <table:table-cell office:value-type="float" office:value="80.615214107507967" table:formula="of:=[.E184]*[.E$2]+[.$A185]*(1-[.E$2])" table:style-name="ce1">
            <text:p>80.61521411</text:p>
          </table:table-cell>
          <table:table-cell office:value-type="float" office:value="80.201021979333916" table:formula="of:=[.F184]*[.F$2]+[.$A185]*(1-[.F$2])" table:style-name="ce1">
            <text:p>80.20102198</text:p>
          </table:table-cell>
          <table:table-cell office:value-type="float" office:value="79.750468707411585" table:formula="of:=[.G184]*[.G$2]+[.$A185]*(1-[.G$2])" table:style-name="ce1">
            <text:p>79.75046871</text:p>
          </table:table-cell>
          <table:table-cell office:value-type="float" office:value="79.260560940125657" table:formula="of:=[.H184]*[.H$2]+[.$A185]*(1-[.H$2])" table:style-name="ce1">
            <text:p>79.26056094</text:p>
          </table:table-cell>
          <table:table-cell office:value-type="float" office:value="78.727859416474672" table:formula="of:=[.I184]*[.I$2]+[.$A185]*(1-[.I$2])" table:style-name="ce1">
            <text:p>78.72785942</text:p>
          </table:table-cell>
          <table:table-cell office:value-type="float" office:value="78.14851247486331" table:formula="of:=[.J184]*[.J$2]+[.$A185]*(1-[.J$2])" table:style-name="ce1">
            <text:p>78.14851247</text:p>
          </table:table-cell>
          <table:table-cell office:value-type="float" office:value="77.518287665182186" table:formula="of:=[.K184]*[.K$2]+[.$A185]*(1-[.K$2])" table:style-name="ce1">
            <text:p>77.51828767</text:p>
          </table:table-cell>
          <table:table-cell office:value-type="float" office:value="76.832670290352155" table:formula="of:=[.L184]*[.L$2]+[.$A185]*(1-[.L$2])" table:style-name="ce1">
            <text:p>76.83267029</text:p>
          </table:table-cell>
          <table:table-cell office:value-type="float" office:value="76.08721075552873" table:formula="of:=[.M184]*[.M$2]+[.$A185]*(1-[.M$2])" table:style-name="ce1">
            <text:p>76.08721076</text:p>
          </table:table-cell>
          <table:table-cell office:value-type="float" office:value="75.278605269609201" table:formula="of:=[.N184]*[.N$2]+[.$A185]*(1-[.N$2])" table:style-name="ce1">
            <text:p>75.27860527</text:p>
          </table:table-cell>
          <table:table-cell office:value-type="float" office:value="74.40785560798146" table:formula="of:=[.O184]*[.O$2]+[.$A185]*(1-[.O$2])" table:style-name="ce1">
            <text:p>74.40785561</text:p>
          </table:table-cell>
          <table:table-cell office:value-type="float" office:value="73.489252011820909" table:formula="of:=[.P184]*[.P$2]+[.$A185]*(1-[.P$2])" table:style-name="ce1">
            <text:p>73.48925201</text:p>
          </table:table-cell>
          <table:table-cell office:value-type="float" office:value="72.574961319405119" table:formula="of:=[.Q184]*[.Q$2]+[.$A185]*(1-[.Q$2])" table:style-name="ce1">
            <text:p>72.57496132</text:p>
          </table:table-cell>
          <table:table-cell office:value-type="float" office:value="71.817382517002102" table:formula="of:=[.R184]*[.R$2]+[.$A185]*(1-[.R$2])" table:style-name="ce1">
            <text:p>71.81738252</text:p>
          </table:table-cell>
          <table:table-cell office:value-type="float" office:value="71.606032065176237" table:formula="of:=[.S184]*[.S$2]+[.$A185]*(1-[.S$2])" table:style-name="ce1">
            <text:p>71.60603207</text:p>
          </table:table-cell>
          <table:table-cell office:value-type="float" office:value="72.78617663077523" table:formula="of:=[.T184]*[.T$2]+[.$A185]*(1-[.T$2])" table:style-name="ce1">
            <text:p>72.78617663</text:p>
          </table:table-cell>
          <table:table-cell office:value-type="float" office:value="76.714361761776388" table:formula="of:=[.U184]*[.U$2]+[.$A185]*(1-[.U$2])" table:style-name="ce1">
            <text:p>76.71436176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85]*[.B$2]+[.$A186]*(1-[.B$2])" table:style-name="ce1">
            <text:p>72.588</text:p>
          </table:table-cell>
          <table:table-cell office:value-type="float" office:value="73.025794531939411" table:formula="of:=[.C185]*[.C$2]+[.$A186]*(1-[.C$2])" table:style-name="ce1">
            <text:p>73.02579453</text:p>
          </table:table-cell>
          <table:table-cell office:value-type="float" office:value="73.428753531503588" table:formula="of:=[.D185]*[.D$2]+[.$A186]*(1-[.D$2])" table:style-name="ce1">
            <text:p>73.42875353</text:p>
          </table:table-cell>
          <table:table-cell office:value-type="float" office:value="73.792082116126196" table:formula="of:=[.E185]*[.E$2]+[.$A186]*(1-[.E$2])" table:style-name="ce1">
            <text:p>73.79208212</text:p>
          </table:table-cell>
          <table:table-cell office:value-type="float" office:value="74.110604395866787" table:formula="of:=[.F185]*[.F$2]+[.$A186]*(1-[.F$2])" table:style-name="ce1">
            <text:p>74.1106044</text:p>
          </table:table-cell>
          <table:table-cell office:value-type="float" office:value="74.378617176852885" table:formula="of:=[.G185]*[.G$2]+[.$A186]*(1-[.G$2])" table:style-name="ce1">
            <text:p>74.37861718</text:p>
          </table:table-cell>
          <table:table-cell office:value-type="float" office:value="74.589768282037682" table:formula="of:=[.H185]*[.H$2]+[.$A186]*(1-[.H$2])" table:style-name="ce1">
            <text:p>74.58976828</text:p>
          </table:table-cell>
          <table:table-cell office:value-type="float" office:value="74.73695079576612" table:formula="of:=[.I185]*[.I$2]+[.$A186]*(1-[.I$2])" table:style-name="ce1">
            <text:p>74.7369508</text:p>
          </table:table-cell>
          <table:table-cell office:value-type="float" office:value="74.812204989945315" table:formula="of:=[.J185]*[.J$2]+[.$A186]*(1-[.J$2])" table:style-name="ce1">
            <text:p>74.81220499</text:p>
          </table:table-cell>
          <table:table-cell office:value-type="float" office:value="74.806629449331979" table:formula="of:=[.K185]*[.K$2]+[.$A186]*(1-[.K$2])" table:style-name="ce1">
            <text:p>74.80662945</text:p>
          </table:table-cell>
          <table:table-cell office:value-type="float" office:value="74.710335145176074" table:formula="of:=[.L185]*[.L$2]+[.$A186]*(1-[.L$2])" table:style-name="ce1">
            <text:p>74.71033515</text:p>
          </table:table-cell>
          <table:table-cell office:value-type="float" office:value="74.51256591554079" table:formula="of:=[.M185]*[.M$2]+[.$A186]*(1-[.M$2])" table:style-name="ce1">
            <text:p>74.51256592</text:p>
          </table:table-cell>
          <table:table-cell office:value-type="float" office:value="74.202363161765518" table:formula="of:=[.N185]*[.N$2]+[.$A186]*(1-[.N$2])" table:style-name="ce1">
            <text:p>74.20236316</text:p>
          </table:table-cell>
          <table:table-cell office:value-type="float" office:value="73.770906145187951" table:formula="of:=[.O185]*[.O$2]+[.$A186]*(1-[.O$2])" table:style-name="ce1">
            <text:p>73.77090615</text:p>
          </table:table-cell>
          <table:table-cell office:value-type="float" office:value="73.218876408274639" table:formula="of:=[.P185]*[.P$2]+[.$A186]*(1-[.P$2])" table:style-name="ce1">
            <text:p>73.21887641</text:p>
          </table:table-cell>
          <table:table-cell office:value-type="float" office:value="72.578220989553841" table:formula="of:=[.Q185]*[.Q$2]+[.$A186]*(1-[.Q$2])" table:style-name="ce1">
            <text:p>72.57822099</text:p>
          </table:table-cell>
          <table:table-cell office:value-type="float" office:value="71.971506013601683" table:formula="of:=[.R185]*[.R$2]+[.$A186]*(1-[.R$2])" table:style-name="ce1">
            <text:p>71.97150601</text:p>
          </table:table-cell>
          <table:table-cell office:value-type="float" office:value="71.753327255399796" table:formula="of:=[.S185]*[.S$2]+[.$A186]*(1-[.S$2])" table:style-name="ce1">
            <text:p>71.75332726</text:p>
          </table:table-cell>
          <table:table-cell office:value-type="float" office:value="72.766358967697698" table:formula="of:=[.T185]*[.T$2]+[.$A186]*(1-[.T$2])" table:style-name="ce1">
            <text:p>72.76635897</text:p>
          </table:table-cell>
          <table:table-cell office:value-type="float" office:value="76.508043673687567" table:formula="of:=[.U185]*[.U$2]+[.$A186]*(1-[.U$2])" table:style-name="ce1">
            <text:p>76.50804367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86]*[.B$2]+[.$A187]*(1-[.B$2])" table:style-name="ce1">
            <text:p>66.539</text:p>
          </table:table-cell>
          <table:table-cell office:value-type="float" office:value="66.863339726596962" table:formula="of:=[.C186]*[.C$2]+[.$A187]*(1-[.C$2])" table:style-name="ce1">
            <text:p>66.86333973</text:p>
          </table:table-cell>
          <table:table-cell office:value-type="float" office:value="67.227975353150356" table:formula="of:=[.D186]*[.D$2]+[.$A187]*(1-[.D$2])" table:style-name="ce1">
            <text:p>67.22797535</text:p>
          </table:table-cell>
          <table:table-cell office:value-type="float" office:value="67.626962317418929" table:formula="of:=[.E186]*[.E$2]+[.$A187]*(1-[.E$2])" table:style-name="ce1">
            <text:p>67.62696232</text:p>
          </table:table-cell>
          <table:table-cell office:value-type="float" office:value="68.053320879173356" table:formula="of:=[.F186]*[.F$2]+[.$A187]*(1-[.F$2])" table:style-name="ce1">
            <text:p>68.05332088</text:p>
          </table:table-cell>
          <table:table-cell office:value-type="float" office:value="68.498904294213219" table:formula="of:=[.G186]*[.G$2]+[.$A187]*(1-[.G$2])" table:style-name="ce1">
            <text:p>68.49890429</text:p>
          </table:table-cell>
          <table:table-cell office:value-type="float" office:value="68.954230484611301" table:formula="of:=[.H186]*[.H$2]+[.$A187]*(1-[.H$2])" table:style-name="ce1">
            <text:p>68.95423048</text:p>
          </table:table-cell>
          <table:table-cell office:value-type="float" office:value="69.408282778518142" table:formula="of:=[.I186]*[.I$2]+[.$A187]*(1-[.I$2])" table:style-name="ce1">
            <text:p>69.40828278</text:p>
          </table:table-cell>
          <table:table-cell office:value-type="float" office:value="69.848281995978127" table:formula="of:=[.J186]*[.J$2]+[.$A187]*(1-[.J$2])" table:style-name="ce1">
            <text:p>69.848282</text:p>
          </table:table-cell>
          <table:table-cell office:value-type="float" office:value="70.259433252199386" table:formula="of:=[.K186]*[.K$2]+[.$A187]*(1-[.K$2])" table:style-name="ce1">
            <text:p>70.25943325</text:p>
          </table:table-cell>
          <table:table-cell office:value-type="float" office:value="70.624667572588038" table:formula="of:=[.L186]*[.L$2]+[.$A187]*(1-[.L$2])" table:style-name="ce1">
            <text:p>70.62466757</text:p>
          </table:table-cell>
          <table:table-cell office:value-type="float" office:value="70.924461253547435" table:formula="of:=[.M186]*[.M$2]+[.$A187]*(1-[.M$2])" table:style-name="ce1">
            <text:p>70.92446125</text:p>
          </table:table-cell>
          <table:table-cell office:value-type="float" office:value="71.137017897059309" table:formula="of:=[.N186]*[.N$2]+[.$A187]*(1-[.N$2])" table:style-name="ce1">
            <text:p>71.1370179</text:p>
          </table:table-cell>
          <table:table-cell office:value-type="float" office:value="71.239738994372175" table:formula="of:=[.O186]*[.O$2]+[.$A187]*(1-[.O$2])" table:style-name="ce1">
            <text:p>71.23973899</text:p>
          </table:table-cell>
          <table:table-cell office:value-type="float" office:value="71.214913485792252" table:formula="of:=[.P186]*[.P$2]+[.$A187]*(1-[.P$2])" table:style-name="ce1">
            <text:p>71.21491349</text:p>
          </table:table-cell>
          <table:table-cell office:value-type="float" office:value="71.068415742165385" table:formula="of:=[.Q186]*[.Q$2]+[.$A187]*(1-[.Q$2])" table:style-name="ce1">
            <text:p>71.06841574</text:p>
          </table:table-cell>
          <table:table-cell office:value-type="float" office:value="70.885004810881341" table:formula="of:=[.R186]*[.R$2]+[.$A187]*(1-[.R$2])" table:style-name="ce1">
            <text:p>70.88500481</text:p>
          </table:table-cell>
          <table:table-cell office:value-type="float" office:value="70.971178167089832" table:formula="of:=[.S186]*[.S$2]+[.$A187]*(1-[.S$2])" table:style-name="ce1">
            <text:p>70.97117817</text:p>
          </table:table-cell>
          <table:table-cell office:value-type="float" office:value="72.14362307092793" table:formula="of:=[.T186]*[.T$2]+[.$A187]*(1-[.T$2])" table:style-name="ce1">
            <text:p>72.14362307</text:p>
          </table:table-cell>
          <table:table-cell office:value-type="float" office:value="76.009591490003189" table:formula="of:=[.U186]*[.U$2]+[.$A187]*(1-[.U$2])" table:style-name="ce1">
            <text:p>76.00959149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187]*[.B$2]+[.$A188]*(1-[.B$2])" table:style-name="ce1">
            <text:p>66.539</text:p>
          </table:table-cell>
          <table:table-cell office:value-type="float" office:value="66.555216986329839" table:formula="of:=[.C187]*[.C$2]+[.$A188]*(1-[.C$2])" table:style-name="ce1">
            <text:p>66.55521699</text:p>
          </table:table-cell>
          <table:table-cell office:value-type="float" office:value="66.607897535315033" table:formula="of:=[.D187]*[.D$2]+[.$A188]*(1-[.D$2])" table:style-name="ce1">
            <text:p>66.60789754</text:p>
          </table:table-cell>
          <table:table-cell office:value-type="float" office:value="66.702194347612831" table:formula="of:=[.E187]*[.E$2]+[.$A188]*(1-[.E$2])" table:style-name="ce1">
            <text:p>66.70219435</text:p>
          </table:table-cell>
          <table:table-cell office:value-type="float" office:value="66.841864175834672" table:formula="of:=[.F187]*[.F$2]+[.$A188]*(1-[.F$2])" table:style-name="ce1">
            <text:p>66.84186418</text:p>
          </table:table-cell>
          <table:table-cell office:value-type="float" office:value="67.028976073553309" table:formula="of:=[.G187]*[.G$2]+[.$A188]*(1-[.G$2])" table:style-name="ce1">
            <text:p>67.02897607</text:p>
          </table:table-cell>
          <table:table-cell office:value-type="float" office:value="67.263569145383386" table:formula="of:=[.H187]*[.H$2]+[.$A188]*(1-[.H$2])" table:style-name="ce1">
            <text:p>67.26356915</text:p>
          </table:table-cell>
          <table:table-cell office:value-type="float" office:value="67.543248972481351" table:formula="of:=[.I187]*[.I$2]+[.$A188]*(1-[.I$2])" table:style-name="ce1">
            <text:p>67.54324897</text:p>
          </table:table-cell>
          <table:table-cell office:value-type="float" office:value="67.862712798391257" table:formula="of:=[.J187]*[.J$2]+[.$A188]*(1-[.J$2])" table:style-name="ce1">
            <text:p>67.8627128</text:p>
          </table:table-cell>
          <table:table-cell office:value-type="float" office:value="68.213194963489727" table:formula="of:=[.K187]*[.K$2]+[.$A188]*(1-[.K$2])" table:style-name="ce1">
            <text:p>68.21319496</text:p>
          </table:table-cell>
          <table:table-cell office:value-type="float" office:value="68.581833786294027" table:formula="of:=[.L187]*[.L$2]+[.$A188]*(1-[.L$2])" table:style-name="ce1">
            <text:p>68.58183379</text:p>
          </table:table-cell>
          <table:table-cell office:value-type="float" office:value="68.951003689451085" table:formula="of:=[.M187]*[.M$2]+[.$A188]*(1-[.M$2])" table:style-name="ce1">
            <text:p>68.95100369</text:p>
          </table:table-cell>
          <table:table-cell office:value-type="float" office:value="69.297810738235583" table:formula="of:=[.N187]*[.N$2]+[.$A188]*(1-[.N$2])" table:style-name="ce1">
            <text:p>69.29781074</text:p>
          </table:table-cell>
          <table:table-cell office:value-type="float" office:value="69.594480346341911" table:formula="of:=[.O187]*[.O$2]+[.$A188]*(1-[.O$2])" table:style-name="ce1">
            <text:p>69.59448035</text:p>
          </table:table-cell>
          <table:table-cell office:value-type="float" office:value="69.81213944005458" table:formula="of:=[.P187]*[.P$2]+[.$A188]*(1-[.P$2])" table:style-name="ce1">
            <text:p>69.81213944</text:p>
          </table:table-cell>
          <table:table-cell office:value-type="float" office:value="69.936061806624039" table:formula="of:=[.Q187]*[.Q$2]+[.$A188]*(1-[.Q$2])" table:style-name="ce1">
            <text:p>69.93606181</text:p>
          </table:table-cell>
          <table:table-cell office:value-type="float" office:value="70.015803848705076" table:formula="of:=[.R187]*[.R$2]+[.$A188]*(1-[.R$2])" table:style-name="ce1">
            <text:p>70.01580385</text:p>
          </table:table-cell>
          <table:table-cell office:value-type="float" office:value="70.306351442026354" table:formula="of:=[.S187]*[.S$2]+[.$A188]*(1-[.S$2])" table:style-name="ce1">
            <text:p>70.30635144</text:p>
          </table:table-cell>
          <table:table-cell office:value-type="float" office:value="71.583160763835139" table:formula="of:=[.T187]*[.T$2]+[.$A188]*(1-[.T$2])" table:style-name="ce1">
            <text:p>71.58316076</text:p>
          </table:table-cell>
          <table:table-cell office:value-type="float" office:value="75.536061915503026" table:formula="of:=[.U187]*[.U$2]+[.$A188]*(1-[.U$2])" table:style-name="ce1">
            <text:p>75.53606192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88]*[.B$2]+[.$A189]*(1-[.B$2])" table:style-name="ce1">
            <text:p>84.686</text:p>
          </table:table-cell>
          <table:table-cell office:value-type="float" office:value="83.779460849316493" table:formula="of:=[.C188]*[.C$2]+[.$A189]*(1-[.C$2])" table:style-name="ce1">
            <text:p>83.77946085</text:p>
          </table:table-cell>
          <table:table-cell office:value-type="float" office:value="82.878189753531515" table:formula="of:=[.D188]*[.D$2]+[.$A189]*(1-[.D$2])" table:style-name="ce1">
            <text:p>82.87818975</text:p>
          </table:table-cell>
          <table:table-cell office:value-type="float" office:value="81.988429152141933" table:formula="of:=[.E188]*[.E$2]+[.$A189]*(1-[.E$2])" table:style-name="ce1">
            <text:p>81.98842915</text:p>
          </table:table-cell>
          <table:table-cell office:value-type="float" office:value="81.11717283516694" table:formula="of:=[.F188]*[.F$2]+[.$A189]*(1-[.F$2])" table:style-name="ce1">
            <text:p>81.11717284</text:p>
          </table:table-cell>
          <table:table-cell office:value-type="float" office:value="80.271744018388333" table:formula="of:=[.G188]*[.G$2]+[.$A189]*(1-[.G$2])" table:style-name="ce1">
            <text:p>80.27174402</text:p>
          </table:table-cell>
          <table:table-cell office:value-type="float" office:value="79.459270743615008" table:formula="of:=[.H188]*[.H$2]+[.$A189]*(1-[.H$2])" table:style-name="ce1">
            <text:p>79.45927074</text:p>
          </table:table-cell>
          <table:table-cell office:value-type="float" office:value="78.68603714036847" table:formula="of:=[.I188]*[.I$2]+[.$A189]*(1-[.I$2])" table:style-name="ce1">
            <text:p>78.68603714</text:p>
          </table:table-cell>
          <table:table-cell office:value-type="float" office:value="77.956685119356507" table:formula="of:=[.J188]*[.J$2]+[.$A189]*(1-[.J$2])" table:style-name="ce1">
            <text:p>77.95668512</text:p>
          </table:table-cell>
          <table:table-cell office:value-type="float" office:value="77.273237733570383" table:formula="of:=[.K188]*[.K$2]+[.$A189]*(1-[.K$2])" table:style-name="ce1">
            <text:p>77.27323773</text:p>
          </table:table-cell>
          <table:table-cell office:value-type="float" office:value="76.633916893147017" table:formula="of:=[.L188]*[.L$2]+[.$A189]*(1-[.L$2])" table:style-name="ce1">
            <text:p>76.63391689</text:p>
          </table:table-cell>
          <table:table-cell office:value-type="float" office:value="76.031752029198088" table:formula="of:=[.M188]*[.M$2]+[.$A189]*(1-[.M$2])" table:style-name="ce1">
            <text:p>76.03175203</text:p>
          </table:table-cell>
          <table:table-cell office:value-type="float" office:value="75.453086442941355" table:formula="of:=[.N188]*[.N$2]+[.$A189]*(1-[.N$2])" table:style-name="ce1">
            <text:p>75.45308644</text:p>
          </table:table-cell>
          <table:table-cell office:value-type="float" office:value="74.876512225122241" table:formula="of:=[.O188]*[.O$2]+[.$A189]*(1-[.O$2])" table:style-name="ce1">
            <text:p>74.87651223</text:p>
          </table:table-cell>
          <table:table-cell office:value-type="float" office:value="74.274297608038211" table:formula="of:=[.P188]*[.P$2]+[.$A189]*(1-[.P$2])" table:style-name="ce1">
            <text:p>74.27429761</text:p>
          </table:table-cell>
          <table:table-cell office:value-type="float" office:value="73.623546354968028" table:formula="of:=[.Q188]*[.Q$2]+[.$A189]*(1-[.Q$2])" table:style-name="ce1">
            <text:p>73.62354635</text:p>
          </table:table-cell>
          <table:table-cell office:value-type="float" office:value="72.949843078964051" table:formula="of:=[.R188]*[.R$2]+[.$A189]*(1-[.R$2])" table:style-name="ce1">
            <text:p>72.94984308</text:p>
          </table:table-cell>
          <table:table-cell office:value-type="float" office:value="72.463298725722396" table:formula="of:=[.S188]*[.S$2]+[.$A189]*(1-[.S$2])" table:style-name="ce1">
            <text:p>72.46329873</text:p>
          </table:table-cell>
          <table:table-cell office:value-type="float" office:value="72.89344468745162" table:formula="of:=[.T188]*[.T$2]+[.$A189]*(1-[.T$2])" table:style-name="ce1">
            <text:p>72.89344469</text:p>
          </table:table-cell>
          <table:table-cell office:value-type="float" office:value="75.99355881972788" table:formula="of:=[.U188]*[.U$2]+[.$A189]*(1-[.U$2])" table:style-name="ce1">
            <text:p>75.99355882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189]*[.B$2]+[.$A190]*(1-[.B$2])" table:style-name="ce1">
            <text:p>84.686</text:p>
          </table:table-cell>
          <table:table-cell office:value-type="float" office:value="84.640673042465821" table:formula="of:=[.C189]*[.C$2]+[.$A190]*(1-[.C$2])" table:style-name="ce1">
            <text:p>84.64067304</text:p>
          </table:table-cell>
          <table:table-cell office:value-type="float" office:value="84.505218975353159" table:formula="of:=[.D189]*[.D$2]+[.$A190]*(1-[.D$2])" table:style-name="ce1">
            <text:p>84.50521898</text:p>
          </table:table-cell>
          <table:table-cell office:value-type="float" office:value="84.281364372821301" table:formula="of:=[.E189]*[.E$2]+[.$A190]*(1-[.E$2])" table:style-name="ce1">
            <text:p>84.28136437</text:p>
          </table:table-cell>
          <table:table-cell office:value-type="float" office:value="83.972234567033397" table:formula="of:=[.F189]*[.F$2]+[.$A190]*(1-[.F$2])" table:style-name="ce1">
            <text:p>83.97223457</text:p>
          </table:table-cell>
          <table:table-cell office:value-type="float" office:value="83.582436004597085" table:formula="of:=[.G189]*[.G$2]+[.$A190]*(1-[.G$2])" table:style-name="ce1">
            <text:p>83.582436</text:p>
          </table:table-cell>
          <table:table-cell office:value-type="float" office:value="83.117981223084499" table:formula="of:=[.H189]*[.H$2]+[.$A190]*(1-[.H$2])" table:style-name="ce1">
            <text:p>83.11798122</text:p>
          </table:table-cell>
          <table:table-cell office:value-type="float" office:value="82.586012999128968" table:formula="of:=[.I189]*[.I$2]+[.$A190]*(1-[.I$2])" table:style-name="ce1">
            <text:p>82.586013</text:p>
          </table:table-cell>
          <table:table-cell office:value-type="float" office:value="81.994274047742607" table:formula="of:=[.J189]*[.J$2]+[.$A190]*(1-[.J$2])" table:style-name="ce1">
            <text:p>81.99427405</text:p>
          </table:table-cell>
          <table:table-cell office:value-type="float" office:value="81.350256980106678" table:formula="of:=[.K189]*[.K$2]+[.$A190]*(1-[.K$2])" table:style-name="ce1">
            <text:p>81.35025698</text:p>
          </table:table-cell>
          <table:table-cell office:value-type="float" office:value="80.659958446573512" table:formula="of:=[.L189]*[.L$2]+[.$A190]*(1-[.L$2])" table:style-name="ce1">
            <text:p>80.65995845</text:p>
          </table:table-cell>
          <table:table-cell office:value-type="float" office:value="79.926163616058943" table:formula="of:=[.M189]*[.M$2]+[.$A190]*(1-[.M$2])" table:style-name="ce1">
            <text:p>79.92616362</text:p>
          </table:table-cell>
          <table:table-cell office:value-type="float" office:value="79.14625186576481" table:formula="of:=[.N189]*[.N$2]+[.$A190]*(1-[.N$2])" table:style-name="ce1">
            <text:p>79.14625187</text:p>
          </table:table-cell>
          <table:table-cell office:value-type="float" office:value="78.309832946329465" table:formula="of:=[.O189]*[.O$2]+[.$A190]*(1-[.O$2])" table:style-name="ce1">
            <text:p>78.30983295</text:p>
          </table:table-cell>
          <table:table-cell office:value-type="float" office:value="77.397808325626755" table:formula="of:=[.P189]*[.P$2]+[.$A190]*(1-[.P$2])" table:style-name="ce1">
            <text:p>77.39780833</text:p>
          </table:table-cell>
          <table:table-cell office:value-type="float" office:value="76.389159766226015" table:formula="of:=[.Q189]*[.Q$2]+[.$A190]*(1-[.Q$2])" table:style-name="ce1">
            <text:p>76.38915977</text:p>
          </table:table-cell>
          <table:table-cell office:value-type="float" office:value="75.297074463171242" table:formula="of:=[.R189]*[.R$2]+[.$A190]*(1-[.R$2])" table:style-name="ce1">
            <text:p>75.29707446</text:p>
          </table:table-cell>
          <table:table-cell office:value-type="float" office:value="74.296703916864033" table:formula="of:=[.S189]*[.S$2]+[.$A190]*(1-[.S$2])" table:style-name="ce1">
            <text:p>74.29670392</text:p>
          </table:table-cell>
          <table:table-cell office:value-type="float" office:value="74.072700218706458" table:formula="of:=[.T189]*[.T$2]+[.$A190]*(1-[.T$2])" table:style-name="ce1">
            <text:p>74.07270022</text:p>
          </table:table-cell>
          <table:table-cell office:value-type="float" office:value="76.428180878741486" table:formula="of:=[.U189]*[.U$2]+[.$A190]*(1-[.U$2])" table:style-name="ce1">
            <text:p>76.42818088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90]*[.B$2]+[.$A191]*(1-[.B$2])" table:style-name="ce1">
            <text:p>78.637</text:p>
          </table:table-cell>
          <table:table-cell office:value-type="float" office:value="78.937183652123295" table:formula="of:=[.C190]*[.C$2]+[.$A191]*(1-[.C$2])" table:style-name="ce1">
            <text:p>78.93718365</text:p>
          </table:table-cell>
          <table:table-cell office:value-type="float" office:value="79.223821897535316" table:formula="of:=[.D190]*[.D$2]+[.$A191]*(1-[.D$2])" table:style-name="ce1">
            <text:p>79.2238219</text:p>
          </table:table-cell>
          <table:table-cell office:value-type="float" office:value="79.483654655923189" table:formula="of:=[.E190]*[.E$2]+[.$A191]*(1-[.E$2])" table:style-name="ce1">
            <text:p>79.48365466</text:p>
          </table:table-cell>
          <table:table-cell office:value-type="float" office:value="79.704046913406685" table:formula="of:=[.F190]*[.F$2]+[.$A191]*(1-[.F$2])" table:style-name="ce1">
            <text:p>79.70404691</text:p>
          </table:table-cell>
          <table:table-cell office:value-type="float" office:value="79.873359001149268" table:formula="of:=[.G190]*[.G$2]+[.$A191]*(1-[.G$2])" table:style-name="ce1">
            <text:p>79.873359</text:p>
          </table:table-cell>
          <table:table-cell office:value-type="float" office:value="79.98129436692534" table:formula="of:=[.H190]*[.H$2]+[.$A191]*(1-[.H$2])" table:style-name="ce1">
            <text:p>79.98129437</text:p>
          </table:table-cell>
          <table:table-cell office:value-type="float" office:value="80.019154549695131" table:formula="of:=[.I190]*[.I$2]+[.$A191]*(1-[.I$2])" table:style-name="ce1">
            <text:p>80.01915455</text:p>
          </table:table-cell>
          <table:table-cell office:value-type="float" office:value="79.979909619097043" table:formula="of:=[.J190]*[.J$2]+[.$A191]*(1-[.J$2])" table:style-name="ce1">
            <text:p>79.97990962</text:p>
          </table:table-cell>
          <table:table-cell office:value-type="float" office:value="79.857965641048011" table:formula="of:=[.K190]*[.K$2]+[.$A191]*(1-[.K$2])" table:style-name="ce1">
            <text:p>79.85796564</text:p>
          </table:table-cell>
          <table:table-cell office:value-type="float" office:value="79.648479223286756" table:formula="of:=[.L190]*[.L$2]+[.$A191]*(1-[.L$2])" table:style-name="ce1">
            <text:p>79.64847922</text:p>
          </table:table-cell>
          <table:table-cell office:value-type="float" office:value="79.346039988832416" table:formula="of:=[.M190]*[.M$2]+[.$A191]*(1-[.M$2])" table:style-name="ce1">
            <text:p>79.34603999</text:p>
          </table:table-cell>
          <table:table-cell office:value-type="float" office:value="78.942551119458884" table:formula="of:=[.N190]*[.N$2]+[.$A191]*(1-[.N$2])" table:style-name="ce1">
            <text:p>78.94255112</text:p>
          </table:table-cell>
          <table:table-cell office:value-type="float" office:value="78.424341415114156" table:formula="of:=[.O190]*[.O$2]+[.$A191]*(1-[.O$2])" table:style-name="ce1">
            <text:p>78.42434142</text:p>
          </table:table-cell>
          <table:table-cell office:value-type="float" office:value="77.76956582793872" table:formula="of:=[.P190]*[.P$2]+[.$A191]*(1-[.P$2])" table:style-name="ce1">
            <text:p>77.76956583</text:p>
          </table:table-cell>
          <table:table-cell office:value-type="float" office:value="76.951119824669519" table:formula="of:=[.Q190]*[.Q$2]+[.$A191]*(1-[.Q$2])" table:style-name="ce1">
            <text:p>76.95111982</text:p>
          </table:table-cell>
          <table:table-cell office:value-type="float" office:value="75.965059570536994" table:formula="of:=[.R190]*[.R$2]+[.$A191]*(1-[.R$2])" table:style-name="ce1">
            <text:p>75.96505957</text:p>
          </table:table-cell>
          <table:table-cell office:value-type="float" office:value="74.947748329334431" table:formula="of:=[.S190]*[.S$2]+[.$A191]*(1-[.S$2])" table:style-name="ce1">
            <text:p>74.94774833</text:p>
          </table:table-cell>
          <table:table-cell office:value-type="float" office:value="74.529130196835808" table:formula="of:=[.T190]*[.T$2]+[.$A191]*(1-[.T$2])" table:style-name="ce1">
            <text:p>74.5291302</text:p>
          </table:table-cell>
          <table:table-cell office:value-type="float" office:value="76.538621834804403" table:formula="of:=[.U190]*[.U$2]+[.$A191]*(1-[.U$2])" table:style-name="ce1">
            <text:p>76.53862183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91]*[.B$2]+[.$A192]*(1-[.B$2])" table:style-name="ce1">
            <text:p>72.588</text:p>
          </table:table-cell>
          <table:table-cell office:value-type="float" office:value="72.905459182606151" table:formula="of:=[.C191]*[.C$2]+[.$A192]*(1-[.C$2])" table:style-name="ce1">
            <text:p>72.90545918</text:p>
          </table:table-cell>
          <table:table-cell office:value-type="float" office:value="73.251582189753535" table:formula="of:=[.D191]*[.D$2]+[.$A192]*(1-[.D$2])" table:style-name="ce1">
            <text:p>73.25158219</text:p>
          </table:table-cell>
          <table:table-cell office:value-type="float" office:value="73.62234819838848" table:formula="of:=[.E191]*[.E$2]+[.$A192]*(1-[.E$2])" table:style-name="ce1">
            <text:p>73.6223482</text:p>
          </table:table-cell>
          <table:table-cell office:value-type="float" office:value="74.011209382681329" table:formula="of:=[.F191]*[.F$2]+[.$A192]*(1-[.F$2])" table:style-name="ce1">
            <text:p>74.01120938</text:p>
          </table:table-cell>
          <table:table-cell office:value-type="float" office:value="74.409339750287316" table:formula="of:=[.G191]*[.G$2]+[.$A192]*(1-[.G$2])" table:style-name="ce1">
            <text:p>74.40933975</text:p>
          </table:table-cell>
          <table:table-cell office:value-type="float" office:value="74.805988310077595" table:formula="of:=[.H191]*[.H$2]+[.$A192]*(1-[.H$2])" table:style-name="ce1">
            <text:p>74.80598831</text:p>
          </table:table-cell>
          <table:table-cell office:value-type="float" office:value="75.188904092393287" table:formula="of:=[.I191]*[.I$2]+[.$A192]*(1-[.I$2])" table:style-name="ce1">
            <text:p>75.18890409</text:p>
          </table:table-cell>
          <table:table-cell office:value-type="float" office:value="75.544763847638819" table:formula="of:=[.J191]*[.J$2]+[.$A192]*(1-[.J$2])" table:style-name="ce1">
            <text:p>75.54476385</text:p>
          </table:table-cell>
          <table:table-cell office:value-type="float" office:value="75.859484538471605" table:formula="of:=[.K191]*[.K$2]+[.$A192]*(1-[.K$2])" table:style-name="ce1">
            <text:p>75.85948454</text:p>
          </table:table-cell>
          <table:table-cell office:value-type="float" office:value="76.118239611643375" table:formula="of:=[.L191]*[.L$2]+[.$A192]*(1-[.L$2])" table:style-name="ce1">
            <text:p>76.11823961</text:p>
          </table:table-cell>
          <table:table-cell office:value-type="float" office:value="76.304921993857818" table:formula="of:=[.M191]*[.M$2]+[.$A192]*(1-[.M$2])" table:style-name="ce1">
            <text:p>76.30492199</text:p>
          </table:table-cell>
          <table:table-cell office:value-type="float" office:value="76.400730671675333" table:formula="of:=[.N191]*[.N$2]+[.$A192]*(1-[.N$2])" table:style-name="ce1">
            <text:p>76.40073067</text:p>
          </table:table-cell>
          <table:table-cell office:value-type="float" office:value="76.381621919824198" table:formula="of:=[.O191]*[.O$2]+[.$A192]*(1-[.O$2])" table:style-name="ce1">
            <text:p>76.38162192</text:p>
          </table:table-cell>
          <table:table-cell office:value-type="float" office:value="76.2150960795571" table:formula="of:=[.P191]*[.P$2]+[.$A192]*(1-[.P$2])" table:style-name="ce1">
            <text:p>76.21509608</text:p>
          </table:table-cell>
          <table:table-cell office:value-type="float" office:value="75.860339868502138" table:formula="of:=[.Q191]*[.Q$2]+[.$A192]*(1-[.Q$2])" table:style-name="ce1">
            <text:p>75.86033987</text:p>
          </table:table-cell>
          <table:table-cell office:value-type="float" office:value="75.289647656429594" table:formula="of:=[.R191]*[.R$2]+[.$A192]*(1-[.R$2])" table:style-name="ce1">
            <text:p>75.28964766</text:p>
          </table:table-cell>
          <table:table-cell office:value-type="float" office:value="74.593786079934262" table:formula="of:=[.S191]*[.S$2]+[.$A192]*(1-[.S$2])" table:style-name="ce1">
            <text:p>74.59378608</text:p>
          </table:table-cell>
          <table:table-cell office:value-type="float" office:value="74.335017177152224" table:formula="of:=[.T191]*[.T$2]+[.$A192]*(1-[.T$2])" table:style-name="ce1">
            <text:p>74.33501718</text:p>
          </table:table-cell>
          <table:table-cell office:value-type="float" office:value="76.341090743064186" table:formula="of:=[.U191]*[.U$2]+[.$A192]*(1-[.U$2])" table:style-name="ce1">
            <text:p>76.34109074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92]*[.B$2]+[.$A193]*(1-[.B$2])" table:style-name="ce1">
            <text:p>81.6615</text:p>
          </table:table-cell>
          <table:table-cell office:value-type="float" office:value="81.223697959130305" table:formula="of:=[.C192]*[.C$2]+[.$A193]*(1-[.C$2])" table:style-name="ce1">
            <text:p>81.22369796</text:p>
          </table:table-cell>
          <table:table-cell office:value-type="float" office:value="80.820508218975363" table:formula="of:=[.D192]*[.D$2]+[.$A193]*(1-[.D$2])" table:style-name="ce1">
            <text:p>80.82050822</text:p>
          </table:table-cell>
          <table:table-cell office:value-type="float" office:value="80.455627229758278" table:formula="of:=[.E192]*[.E$2]+[.$A193]*(1-[.E$2])" table:style-name="ce1">
            <text:p>80.45562723</text:p>
          </table:table-cell>
          <table:table-cell office:value-type="float" office:value="80.131441876536272" table:formula="of:=[.F192]*[.F$2]+[.$A193]*(1-[.F$2])" table:style-name="ce1">
            <text:p>80.13144188</text:p>
          </table:table-cell>
          <table:table-cell office:value-type="float" office:value="79.848459937571832" table:formula="of:=[.G192]*[.G$2]+[.$A193]*(1-[.G$2])" table:style-name="ce1">
            <text:p>79.84845994</text:p>
          </table:table-cell>
          <table:table-cell office:value-type="float" office:value="79.604846493023274" table:formula="of:=[.H192]*[.H$2]+[.$A193]*(1-[.H$2])" table:style-name="ce1">
            <text:p>79.60484649</text:p>
          </table:table-cell>
          <table:table-cell office:value-type="float" office:value="79.396091432337656" table:formula="of:=[.I192]*[.I$2]+[.$A193]*(1-[.I$2])" table:style-name="ce1">
            <text:p>79.39609143</text:p>
          </table:table-cell>
          <table:table-cell office:value-type="float" office:value="79.214805539055533" table:formula="of:=[.J192]*[.J$2]+[.$A193]*(1-[.J$2])" table:style-name="ce1">
            <text:p>79.21480554</text:p>
          </table:table-cell>
          <table:table-cell office:value-type="float" office:value="79.050593042312229" table:formula="of:=[.K192]*[.K$2]+[.$A193]*(1-[.K$2])" table:style-name="ce1">
            <text:p>79.05059304</text:p>
          </table:table-cell>
          <table:table-cell office:value-type="float" office:value="78.889869805821689" table:formula="of:=[.L192]*[.L$2]+[.$A193]*(1-[.L$2])" table:style-name="ce1">
            <text:p>78.88986981</text:p>
          </table:table-cell>
          <table:table-cell office:value-type="float" office:value="78.715382096621795" table:formula="of:=[.M192]*[.M$2]+[.$A193]*(1-[.M$2])" table:style-name="ce1">
            <text:p>78.7153821</text:p>
          </table:table-cell>
          <table:table-cell office:value-type="float" office:value="78.505038403005202" table:formula="of:=[.N192]*[.N$2]+[.$A193]*(1-[.N$2])" table:style-name="ce1">
            <text:p>78.5050384</text:p>
          </table:table-cell>
          <table:table-cell office:value-type="float" office:value="78.229579247885738" table:formula="of:=[.O192]*[.O$2]+[.$A193]*(1-[.O$2])" table:style-name="ce1">
            <text:p>78.22957925</text:p>
          </table:table-cell>
          <table:table-cell office:value-type="float" office:value="77.849017255689972" table:formula="of:=[.P192]*[.P$2]+[.$A193]*(1-[.P$2])" table:style-name="ce1">
            <text:p>77.84901726</text:p>
          </table:table-cell>
          <table:table-cell office:value-type="float" office:value="77.310629901376601" table:formula="of:=[.Q192]*[.Q$2]+[.$A193]*(1-[.Q$2])" table:style-name="ce1">
            <text:p>77.3106299</text:p>
          </table:table-cell>
          <table:table-cell office:value-type="float" office:value="76.564018125143676" table:formula="of:=[.R192]*[.R$2]+[.$A193]*(1-[.R$2])" table:style-name="ce1">
            <text:p>76.56401813</text:p>
          </table:table-cell>
          <table:table-cell office:value-type="float" office:value="75.653943167944121" table:formula="of:=[.S192]*[.S$2]+[.$A193]*(1-[.S$2])" table:style-name="ce1">
            <text:p>75.65394317</text:p>
          </table:table-cell>
          <table:table-cell office:value-type="float" office:value="75.067665459437009" table:formula="of:=[.T192]*[.T$2]+[.$A193]*(1-[.T$2])" table:style-name="ce1">
            <text:p>75.06766546</text:p>
          </table:table-cell>
          <table:table-cell office:value-type="float" office:value="76.607111205910982" table:formula="of:=[.U192]*[.U$2]+[.$A193]*(1-[.U$2])" table:style-name="ce1">
            <text:p>76.60711121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93]*[.B$2]+[.$A194]*(1-[.B$2])" table:style-name="ce1">
            <text:p>78.637</text:p>
          </table:table-cell>
          <table:table-cell office:value-type="float" office:value="78.766334897956511" table:formula="of:=[.C193]*[.C$2]+[.$A194]*(1-[.C$2])" table:style-name="ce1">
            <text:p>78.7663349</text:p>
          </table:table-cell>
          <table:table-cell office:value-type="float" office:value="78.855350821897545" table:formula="of:=[.D193]*[.D$2]+[.$A194]*(1-[.D$2])" table:style-name="ce1">
            <text:p>78.85535082</text:p>
          </table:table-cell>
          <table:table-cell office:value-type="float" office:value="78.909794084463741" table:formula="of:=[.E193]*[.E$2]+[.$A194]*(1-[.E$2])" table:style-name="ce1">
            <text:p>78.90979408</text:p>
          </table:table-cell>
          <table:table-cell office:value-type="float" office:value="78.935888375307258" table:formula="of:=[.F193]*[.F$2]+[.$A194]*(1-[.F$2])" table:style-name="ce1">
            <text:p>78.93588838</text:p>
          </table:table-cell>
          <table:table-cell office:value-type="float" office:value="78.939864984392955" table:formula="of:=[.G193]*[.G$2]+[.$A194]*(1-[.G$2])" table:style-name="ce1">
            <text:p>78.93986498</text:p>
          </table:table-cell>
          <table:table-cell office:value-type="float" office:value="78.92735394790698" table:formula="of:=[.H193]*[.H$2]+[.$A194]*(1-[.H$2])" table:style-name="ce1">
            <text:p>78.92735395</text:p>
          </table:table-cell>
          <table:table-cell office:value-type="float" office:value="78.902682001318169" table:formula="of:=[.I193]*[.I$2]+[.$A194]*(1-[.I$2])" table:style-name="ce1">
            <text:p>78.902682</text:p>
          </table:table-cell>
          <table:table-cell office:value-type="float" office:value="78.868122215622208" table:formula="of:=[.J193]*[.J$2]+[.$A194]*(1-[.J$2])" table:style-name="ce1">
            <text:p>78.86812222</text:p>
          </table:table-cell>
          <table:table-cell office:value-type="float" office:value="78.823116869040518" table:formula="of:=[.K193]*[.K$2]+[.$A194]*(1-[.K$2])" table:style-name="ce1">
            <text:p>78.82311687</text:p>
          </table:table-cell>
          <table:table-cell office:value-type="float" office:value="78.763434902910845" table:formula="of:=[.L193]*[.L$2]+[.$A194]*(1-[.L$2])" table:style-name="ce1">
            <text:p>78.7634349</text:p>
          </table:table-cell>
          <table:table-cell office:value-type="float" office:value="78.680110153141982" table:formula="of:=[.M193]*[.M$2]+[.$A194]*(1-[.M$2])" table:style-name="ce1">
            <text:p>78.68011015</text:p>
          </table:table-cell>
          <table:table-cell office:value-type="float" office:value="78.557823041803118" table:formula="of:=[.N193]*[.N$2]+[.$A194]*(1-[.N$2])" table:style-name="ce1">
            <text:p>78.55782304</text:p>
          </table:table-cell>
          <table:table-cell office:value-type="float" office:value="78.37217651112573" table:formula="of:=[.O193]*[.O$2]+[.$A194]*(1-[.O$2])" table:style-name="ce1">
            <text:p>78.37217651</text:p>
          </table:table-cell>
          <table:table-cell office:value-type="float" office:value="78.085412078982984" table:formula="of:=[.P193]*[.P$2]+[.$A194]*(1-[.P$2])" table:style-name="ce1">
            <text:p>78.08541208</text:p>
          </table:table-cell>
          <table:table-cell office:value-type="float" office:value="77.642222426032447" table:formula="of:=[.Q193]*[.Q$2]+[.$A194]*(1-[.Q$2])" table:style-name="ce1">
            <text:p>77.64222243</text:p>
          </table:table-cell>
          <table:table-cell office:value-type="float" office:value="76.978614500114929" table:formula="of:=[.R193]*[.R$2]+[.$A194]*(1-[.R$2])" table:style-name="ce1">
            <text:p>76.9786145</text:p>
          </table:table-cell>
          <table:table-cell office:value-type="float" office:value="76.101401692752503" table:formula="of:=[.S193]*[.S$2]+[.$A194]*(1-[.S$2])" table:style-name="ce1">
            <text:p>76.10140169</text:p>
          </table:table-cell>
          <table:table-cell office:value-type="float" office:value="75.424598913493298" table:formula="of:=[.T193]*[.T$2]+[.$A194]*(1-[.T$2])" table:style-name="ce1">
            <text:p>75.42459891</text:p>
          </table:table-cell>
          <table:table-cell office:value-type="float" office:value="76.708605645615421" table:formula="of:=[.U193]*[.U$2]+[.$A194]*(1-[.U$2])" table:style-name="ce1">
            <text:p>76.70860565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94]*[.B$2]+[.$A195]*(1-[.B$2])" table:style-name="ce1">
            <text:p>81.6615</text:p>
          </table:table-cell>
          <table:table-cell office:value-type="float" office:value="81.516741744897814" table:formula="of:=[.C194]*[.C$2]+[.$A195]*(1-[.C$2])" table:style-name="ce1">
            <text:p>81.51674174</text:p>
          </table:table-cell>
          <table:table-cell office:value-type="float" office:value="81.380885082189764" table:formula="of:=[.D194]*[.D$2]+[.$A195]*(1-[.D$2])" table:style-name="ce1">
            <text:p>81.38088508</text:p>
          </table:table-cell>
          <table:table-cell office:value-type="float" office:value="81.24874411266957" table:formula="of:=[.E194]*[.E$2]+[.$A195]*(1-[.E$2])" table:style-name="ce1">
            <text:p>81.24874411</text:p>
          </table:table-cell>
          <table:table-cell office:value-type="float" office:value="81.116377675061457" table:formula="of:=[.F194]*[.F$2]+[.$A195]*(1-[.F$2])" table:style-name="ce1">
            <text:p>81.11637768</text:p>
          </table:table-cell>
          <table:table-cell office:value-type="float" office:value="80.981091246098245" table:formula="of:=[.G194]*[.G$2]+[.$A195]*(1-[.G$2])" table:style-name="ce1">
            <text:p>80.98109125</text:p>
          </table:table-cell>
          <table:table-cell office:value-type="float" office:value="80.841256184372099" table:formula="of:=[.H194]*[.H$2]+[.$A195]*(1-[.H$2])" table:style-name="ce1">
            <text:p>80.84125618</text:p>
          </table:table-cell>
          <table:table-cell office:value-type="float" office:value="80.695913700461361" table:formula="of:=[.I194]*[.I$2]+[.$A195]*(1-[.I$2])" table:style-name="ce1">
            <text:p>80.6959137</text:p>
          </table:table-cell>
          <table:table-cell office:value-type="float" office:value="80.544148886248891" table:formula="of:=[.J194]*[.J$2]+[.$A195]*(1-[.J$2])" table:style-name="ce1">
            <text:p>80.54414889</text:p>
          </table:table-cell>
          <table:table-cell office:value-type="float" office:value="80.384227591068239" table:formula="of:=[.K194]*[.K$2]+[.$A195]*(1-[.K$2])" table:style-name="ce1">
            <text:p>80.38422759</text:p>
          </table:table-cell>
          <table:table-cell office:value-type="float" office:value="80.212467451455424" table:formula="of:=[.L194]*[.L$2]+[.$A195]*(1-[.L$2])" table:style-name="ce1">
            <text:p>80.21246745</text:p>
          </table:table-cell>
          <table:table-cell office:value-type="float" office:value="80.021735584228097" table:formula="of:=[.M194]*[.M$2]+[.$A195]*(1-[.M$2])" table:style-name="ce1">
            <text:p>80.02173558</text:p>
          </table:table-cell>
          <table:table-cell office:value-type="float" office:value="79.799293825081861" table:formula="of:=[.N194]*[.N$2]+[.$A195]*(1-[.N$2])" table:style-name="ce1">
            <text:p>79.79929383</text:p>
          </table:table-cell>
          <table:table-cell office:value-type="float" office:value="79.523439732231722" table:formula="of:=[.O194]*[.O$2]+[.$A195]*(1-[.O$2])" table:style-name="ce1">
            <text:p>79.52343973</text:p>
          </table:table-cell>
          <table:table-cell office:value-type="float" office:value="79.158238455288085" table:formula="of:=[.P194]*[.P$2]+[.$A195]*(1-[.P$2])" table:style-name="ce1">
            <text:p>79.15823846</text:p>
          </table:table-cell>
          <table:table-cell office:value-type="float" office:value="78.647041819524333" table:formula="of:=[.Q194]*[.Q$2]+[.$A195]*(1-[.Q$2])" table:style-name="ce1">
            <text:p>78.64704182</text:p>
          </table:table-cell>
          <table:table-cell office:value-type="float" office:value="77.915191600091944" table:formula="of:=[.R194]*[.R$2]+[.$A195]*(1-[.R$2])" table:style-name="ce1">
            <text:p>77.9151916</text:p>
          </table:table-cell>
          <table:table-cell office:value-type="float" office:value="76.935416438839638" table:formula="of:=[.S194]*[.S$2]+[.$A195]*(1-[.S$2])" table:style-name="ce1">
            <text:p>76.93541644</text:p>
          </table:table-cell>
          <table:table-cell office:value-type="float" office:value="76.048289022143976" table:formula="of:=[.T194]*[.T$2]+[.$A195]*(1-[.T$2])" table:style-name="ce1">
            <text:p>76.04828902</text:p>
          </table:table-cell>
          <table:table-cell office:value-type="float" office:value="76.956250363334661" table:formula="of:=[.U194]*[.U$2]+[.$A195]*(1-[.U$2])" table:style-name="ce1">
            <text:p>76.95625036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195]*[.B$2]+[.$A196]*(1-[.B$2])" table:style-name="ce1">
            <text:p>72.588</text:p>
          </table:table-cell>
          <table:table-cell office:value-type="float" office:value="73.034437087244882" table:formula="of:=[.C195]*[.C$2]+[.$A196]*(1-[.C$2])" table:style-name="ce1">
            <text:p>73.03443709</text:p>
          </table:table-cell>
          <table:table-cell office:value-type="float" office:value="73.467288508218971" table:formula="of:=[.D195]*[.D$2]+[.$A196]*(1-[.D$2])" table:style-name="ce1">
            <text:p>73.46728851</text:p>
          </table:table-cell>
          <table:table-cell office:value-type="float" office:value="73.887111616900427" table:formula="of:=[.E195]*[.E$2]+[.$A196]*(1-[.E$2])" table:style-name="ce1">
            <text:p>73.88711162</text:p>
          </table:table-cell>
          <table:table-cell office:value-type="float" office:value="74.293675535012284" table:formula="of:=[.F195]*[.F$2]+[.$A196]*(1-[.F$2])" table:style-name="ce1">
            <text:p>74.29367554</text:p>
          </table:table-cell>
          <table:table-cell office:value-type="float" office:value="74.68627281152456" table:formula="of:=[.G195]*[.G$2]+[.$A196]*(1-[.G$2])" table:style-name="ce1">
            <text:p>74.68627281</text:p>
          </table:table-cell>
          <table:table-cell office:value-type="float" office:value="75.063976855311623" table:formula="of:=[.H195]*[.H$2]+[.$A196]*(1-[.H$2])" table:style-name="ce1">
            <text:p>75.06397686</text:p>
          </table:table-cell>
          <table:table-cell office:value-type="float" office:value="75.425769795161472" table:formula="of:=[.I195]*[.I$2]+[.$A196]*(1-[.I$2])" table:style-name="ce1">
            <text:p>75.4257698</text:p>
          </table:table-cell>
          <table:table-cell office:value-type="float" office:value="75.770459554499553" table:formula="of:=[.J195]*[.J$2]+[.$A196]*(1-[.J$2])" table:style-name="ce1">
            <text:p>75.77045955</text:p>
          </table:table-cell>
          <table:table-cell office:value-type="float" office:value="76.096302415980716" table:formula="of:=[.K195]*[.K$2]+[.$A196]*(1-[.K$2])" table:style-name="ce1">
            <text:p>76.09630242</text:p>
          </table:table-cell>
          <table:table-cell office:value-type="float" office:value="76.400233725727702" table:formula="of:=[.L195]*[.L$2]+[.$A196]*(1-[.L$2])" table:style-name="ce1">
            <text:p>76.40023373</text:p>
          </table:table-cell>
          <table:table-cell office:value-type="float" office:value="76.676554571325454" table:formula="of:=[.M195]*[.M$2]+[.$A196]*(1-[.M$2])" table:style-name="ce1">
            <text:p>76.67655457</text:p>
          </table:table-cell>
          <table:table-cell office:value-type="float" office:value="76.914776295049109" table:formula="of:=[.N195]*[.N$2]+[.$A196]*(1-[.N$2])" table:style-name="ce1">
            <text:p>76.9147763</text:p>
          </table:table-cell>
          <table:table-cell office:value-type="float" office:value="77.096035825950622" table:formula="of:=[.O195]*[.O$2]+[.$A196]*(1-[.O$2])" table:style-name="ce1">
            <text:p>77.09603583</text:p>
          </table:table-cell>
          <table:table-cell office:value-type="float" office:value="77.187166918701649" table:formula="of:=[.P195]*[.P$2]+[.$A196]*(1-[.P$2])" table:style-name="ce1">
            <text:p>77.18716692</text:p>
          </table:table-cell>
          <table:table-cell office:value-type="float" office:value="77.132281364643248" table:formula="of:=[.Q195]*[.Q$2]+[.$A196]*(1-[.Q$2])" table:style-name="ce1">
            <text:p>77.13228136</text:p>
          </table:table-cell>
          <table:table-cell office:value-type="float" office:value="76.849753280073557" table:formula="of:=[.R195]*[.R$2]+[.$A196]*(1-[.R$2])" table:style-name="ce1">
            <text:p>76.84975328</text:p>
          </table:table-cell>
          <table:table-cell office:value-type="float" office:value="76.283303973013687" table:formula="of:=[.S195]*[.S$2]+[.$A196]*(1-[.S$2])" table:style-name="ce1">
            <text:p>76.28330397</text:p>
          </table:table-cell>
          <table:table-cell office:value-type="float" office:value="75.702260119929576" table:formula="of:=[.T195]*[.T$2]+[.$A196]*(1-[.T$2])" table:style-name="ce1">
            <text:p>75.70226012</text:p>
          </table:table-cell>
          <table:table-cell office:value-type="float" office:value="76.737837845167931" table:formula="of:=[.U195]*[.U$2]+[.$A196]*(1-[.U$2])" table:style-name="ce1">
            <text:p>76.73783785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196]*[.B$2]+[.$A197]*(1-[.B$2])" table:style-name="ce1">
            <text:p>63.5145</text:p>
          </table:table-cell>
          <table:table-cell office:value-type="float" office:value="63.990496854362242" table:formula="of:=[.C196]*[.C$2]+[.$A197]*(1-[.C$2])" table:style-name="ce1">
            <text:p>63.99049685</text:p>
          </table:table-cell>
          <table:table-cell office:value-type="float" office:value="64.509778850821903" table:formula="of:=[.D196]*[.D$2]+[.$A197]*(1-[.D$2])" table:style-name="ce1">
            <text:p>64.50977885</text:p>
          </table:table-cell>
          <table:table-cell office:value-type="float" office:value="65.070391742535065" table:formula="of:=[.E196]*[.E$2]+[.$A197]*(1-[.E$2])" table:style-name="ce1">
            <text:p>65.07039174</text:p>
          </table:table-cell>
          <table:table-cell office:value-type="float" office:value="65.670335107002458" table:formula="of:=[.F196]*[.F$2]+[.$A197]*(1-[.F$2])" table:style-name="ce1">
            <text:p>65.67033511</text:p>
          </table:table-cell>
          <table:table-cell office:value-type="float" office:value="66.307443202881132" table:formula="of:=[.G196]*[.G$2]+[.$A197]*(1-[.G$2])" table:style-name="ce1">
            <text:p>66.3074432</text:p>
          </table:table-cell>
          <table:table-cell office:value-type="float" office:value="66.979343056593478" table:formula="of:=[.H196]*[.H$2]+[.$A197]*(1-[.H$2])" table:style-name="ce1">
            <text:p>66.97934306</text:p>
          </table:table-cell>
          <table:table-cell office:value-type="float" office:value="67.683444428306515" table:formula="of:=[.I196]*[.I$2]+[.$A197]*(1-[.I$2])" table:style-name="ce1">
            <text:p>67.68344443</text:p>
          </table:table-cell>
          <table:table-cell office:value-type="float" office:value="68.416883821799814" table:formula="of:=[.J196]*[.J$2]+[.$A197]*(1-[.J$2])" table:style-name="ce1">
            <text:p>68.41688382</text:p>
          </table:table-cell>
          <table:table-cell office:value-type="float" office:value="69.176311087191323" table:formula="of:=[.K196]*[.K$2]+[.$A197]*(1-[.K$2])" table:style-name="ce1">
            <text:p>69.17631109</text:p>
          </table:table-cell>
          <table:table-cell office:value-type="float" office:value="69.95736686286385" table:formula="of:=[.L196]*[.L$2]+[.$A197]*(1-[.L$2])" table:style-name="ce1">
            <text:p>69.95736686</text:p>
          </table:table-cell>
          <table:table-cell office:value-type="float" office:value="70.753630014229003" table:formula="of:=[.M196]*[.M$2]+[.$A197]*(1-[.M$2])" table:style-name="ce1">
            <text:p>70.75363001</text:p>
          </table:table-cell>
          <table:table-cell office:value-type="float" office:value="71.55466577702947" table:formula="of:=[.N196]*[.N$2]+[.$A197]*(1-[.N$2])" table:style-name="ce1">
            <text:p>71.55466578</text:p>
          </table:table-cell>
          <table:table-cell office:value-type="float" office:value="72.342498286867908" table:formula="of:=[.O196]*[.O$2]+[.$A197]*(1-[.O$2])" table:style-name="ce1">
            <text:p>72.34249829</text:p>
          </table:table-cell>
          <table:table-cell office:value-type="float" office:value="73.085366843091151" table:formula="of:=[.P196]*[.P$2]+[.$A197]*(1-[.P$2])" table:style-name="ce1">
            <text:p>73.08536684</text:p>
          </table:table-cell>
          <table:table-cell office:value-type="float" office:value="73.727836023482439" table:formula="of:=[.Q196]*[.Q$2]+[.$A197]*(1-[.Q$2])" table:style-name="ce1">
            <text:p>73.72783602</text:p>
          </table:table-cell>
          <table:table-cell office:value-type="float" office:value="74.182702624058848" table:formula="of:=[.R196]*[.R$2]+[.$A197]*(1-[.R$2])" table:style-name="ce1">
            <text:p>74.18270262</text:p>
          </table:table-cell>
          <table:table-cell office:value-type="float" office:value="74.367983377061634" table:formula="of:=[.S196]*[.S$2]+[.$A197]*(1-[.S$2])" table:style-name="ce1">
            <text:p>74.36798338</text:p>
          </table:table-cell>
          <table:table-cell office:value-type="float" office:value="74.483484107936619" table:formula="of:=[.T196]*[.T$2]+[.$A197]*(1-[.T$2])" table:style-name="ce1">
            <text:p>74.48348411</text:p>
          </table:table-cell>
          <table:table-cell office:value-type="float" office:value="76.076670952909538" table:formula="of:=[.U196]*[.U$2]+[.$A197]*(1-[.U$2])" table:style-name="ce1">
            <text:p>76.07667095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197]*[.B$2]+[.$A198]*(1-[.B$2])" table:style-name="ce1">
            <text:p>69.5635</text:p>
          </table:table-cell>
          <table:table-cell office:value-type="float" office:value="69.284849842718103" table:formula="of:=[.C197]*[.C$2]+[.$A198]*(1-[.C$2])" table:style-name="ce1">
            <text:p>69.28484984</text:p>
          </table:table-cell>
          <table:table-cell office:value-type="float" office:value="69.0581278850822" table:formula="of:=[.D197]*[.D$2]+[.$A198]*(1-[.D$2])" table:style-name="ce1">
            <text:p>69.05812789</text:p>
          </table:table-cell>
          <table:table-cell office:value-type="float" office:value="68.889533761380264" table:formula="of:=[.E197]*[.E$2]+[.$A198]*(1-[.E$2])" table:style-name="ce1">
            <text:p>68.88953376</text:p>
          </table:table-cell>
          <table:table-cell office:value-type="float" office:value="68.784867021400501" table:formula="of:=[.F197]*[.F$2]+[.$A198]*(1-[.F$2])" table:style-name="ce1">
            <text:p>68.78486702</text:p>
          </table:table-cell>
          <table:table-cell office:value-type="float" office:value="68.749485800720294" table:formula="of:=[.G197]*[.G$2]+[.$A198]*(1-[.G$2])" table:style-name="ce1">
            <text:p>68.7494858</text:p>
          </table:table-cell>
          <table:table-cell office:value-type="float" office:value="68.788252916978053" table:formula="of:=[.H197]*[.H$2]+[.$A198]*(1-[.H$2])" table:style-name="ce1">
            <text:p>68.78825292</text:p>
          </table:table-cell>
          <table:table-cell office:value-type="float" office:value="68.905480549907281" table:formula="of:=[.I197]*[.I$2]+[.$A198]*(1-[.I$2])" table:style-name="ce1">
            <text:p>68.90548055</text:p>
          </table:table-cell>
          <table:table-cell office:value-type="float" office:value="69.104853528719929" table:formula="of:=[.J197]*[.J$2]+[.$A198]*(1-[.J$2])" table:style-name="ce1">
            <text:p>69.10485353</text:p>
          </table:table-cell>
          <table:table-cell office:value-type="float" office:value="69.389264989236096" table:formula="of:=[.K197]*[.K$2]+[.$A198]*(1-[.K$2])" table:style-name="ce1">
            <text:p>69.38926499</text:p>
          </table:table-cell>
          <table:table-cell office:value-type="float" office:value="69.76043343143192" table:formula="of:=[.L197]*[.L$2]+[.$A198]*(1-[.L$2])" table:style-name="ce1">
            <text:p>69.76043343</text:p>
          </table:table-cell>
          <table:table-cell office:value-type="float" office:value="70.218071507825954" table:formula="of:=[.M197]*[.M$2]+[.$A198]*(1-[.M$2])" table:style-name="ce1">
            <text:p>70.21807151</text:p>
          </table:table-cell>
          <table:table-cell office:value-type="float" office:value="70.75819946621769" table:formula="of:=[.N197]*[.N$2]+[.$A198]*(1-[.N$2])" table:style-name="ce1">
            <text:p>70.75819947</text:p>
          </table:table-cell>
          <table:table-cell office:value-type="float" office:value="71.36984888646414" table:formula="of:=[.O197]*[.O$2]+[.$A198]*(1-[.O$2])" table:style-name="ce1">
            <text:p>71.36984889</text:p>
          </table:table-cell>
          <table:table-cell office:value-type="float" office:value="72.028806790163813" table:formula="of:=[.P197]*[.P$2]+[.$A198]*(1-[.P$2])" table:style-name="ce1">
            <text:p>72.02880679</text:p>
          </table:table-cell>
          <table:table-cell office:value-type="float" office:value="72.686752017611838" table:formula="of:=[.Q197]*[.Q$2]+[.$A198]*(1-[.Q$2])" table:style-name="ce1">
            <text:p>72.68675202</text:p>
          </table:table-cell>
          <table:table-cell office:value-type="float" office:value="73.258862099247082" table:formula="of:=[.R197]*[.R$2]+[.$A198]*(1-[.R$2])" table:style-name="ce1">
            <text:p>73.2588621</text:p>
          </table:table-cell>
          <table:table-cell office:value-type="float" office:value="73.647310870502395" table:formula="of:=[.S197]*[.S$2]+[.$A198]*(1-[.S$2])" table:style-name="ce1">
            <text:p>73.64731087</text:p>
          </table:table-cell>
          <table:table-cell office:value-type="float" office:value="73.991485697142963" table:formula="of:=[.T197]*[.T$2]+[.$A198]*(1-[.T$2])" table:style-name="ce1">
            <text:p>73.9914857</text:p>
          </table:table-cell>
          <table:table-cell office:value-type="float" office:value="75.751012405264063" table:formula="of:=[.U197]*[.U$2]+[.$A198]*(1-[.U$2])" table:style-name="ce1">
            <text:p>75.75101241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198]*[.B$2]+[.$A199]*(1-[.B$2])" table:style-name="ce1">
            <text:p>78.637</text:p>
          </table:table-cell>
          <table:table-cell office:value-type="float" office:value="78.169392492135913" table:formula="of:=[.C198]*[.C$2]+[.$A199]*(1-[.C$2])" table:style-name="ce1">
            <text:p>78.16939249</text:p>
          </table:table-cell>
          <table:table-cell office:value-type="float" office:value="77.67911278850822" table:formula="of:=[.D198]*[.D$2]+[.$A199]*(1-[.D$2])" table:style-name="ce1">
            <text:p>77.67911279</text:p>
          </table:table-cell>
          <table:table-cell office:value-type="float" office:value="77.174880064207031" table:formula="of:=[.E198]*[.E$2]+[.$A199]*(1-[.E$2])" table:style-name="ce1">
            <text:p>77.17488006</text:p>
          </table:table-cell>
          <table:table-cell office:value-type="float" office:value="76.666573404280101" table:formula="of:=[.F198]*[.F$2]+[.$A199]*(1-[.F$2])" table:style-name="ce1">
            <text:p>76.6665734</text:p>
          </table:table-cell>
          <table:table-cell office:value-type="float" office:value="76.165121450180067" table:formula="of:=[.G198]*[.G$2]+[.$A199]*(1-[.G$2])" table:style-name="ce1">
            <text:p>76.16512145</text:p>
          </table:table-cell>
          <table:table-cell office:value-type="float" office:value="75.682375875093413" table:formula="of:=[.H198]*[.H$2]+[.$A199]*(1-[.H$2])" table:style-name="ce1">
            <text:p>75.68237588</text:p>
          </table:table-cell>
          <table:table-cell office:value-type="float" office:value="75.230968192467543" table:formula="of:=[.I198]*[.I$2]+[.$A199]*(1-[.I$2])" table:style-name="ce1">
            <text:p>75.23096819</text:p>
          </table:table-cell>
          <table:table-cell office:value-type="float" office:value="74.824141411487972" table:formula="of:=[.J198]*[.J$2]+[.$A199]*(1-[.J$2])" table:style-name="ce1">
            <text:p>74.82414141</text:p>
          </table:table-cell>
          <table:table-cell office:value-type="float" office:value="74.475519245156249" table:formula="of:=[.K198]*[.K$2]+[.$A199]*(1-[.K$2])" table:style-name="ce1">
            <text:p>74.47551925</text:p>
          </table:table-cell>
          <table:table-cell office:value-type="float" office:value="74.19871671571596" table:formula="of:=[.L198]*[.L$2]+[.$A199]*(1-[.L$2])" table:style-name="ce1">
            <text:p>74.19871672</text:p>
          </table:table-cell>
          <table:table-cell office:value-type="float" office:value="74.006589329304276" table:formula="of:=[.M198]*[.M$2]+[.$A199]*(1-[.M$2])" table:style-name="ce1">
            <text:p>74.00658933</text:p>
          </table:table-cell>
          <table:table-cell office:value-type="float" office:value="73.909719679730614" table:formula="of:=[.N198]*[.N$2]+[.$A199]*(1-[.N$2])" table:style-name="ce1">
            <text:p>73.90971968</text:p>
          </table:table-cell>
          <table:table-cell office:value-type="float" office:value="73.913351776201694" table:formula="of:=[.O198]*[.O$2]+[.$A199]*(1-[.O$2])" table:style-name="ce1">
            <text:p>73.91335178</text:p>
          </table:table-cell>
          <table:table-cell office:value-type="float" office:value="74.011264753114673" table:formula="of:=[.P198]*[.P$2]+[.$A199]*(1-[.P$2])" table:style-name="ce1">
            <text:p>74.01126475</text:p>
          </table:table-cell>
          <table:table-cell office:value-type="float" office:value="74.174314013208885" table:formula="of:=[.Q198]*[.Q$2]+[.$A199]*(1-[.Q$2])" table:style-name="ce1">
            <text:p>74.17431401</text:p>
          </table:table-cell>
          <table:table-cell office:value-type="float" office:value="74.334489679397663" table:formula="of:=[.R198]*[.R$2]+[.$A199]*(1-[.R$2])" table:style-name="ce1">
            <text:p>74.33448968</text:p>
          </table:table-cell>
          <table:table-cell office:value-type="float" office:value="74.395764239927033" table:formula="of:=[.S198]*[.S$2]+[.$A199]*(1-[.S$2])" table:style-name="ce1">
            <text:p>74.39576424</text:p>
          </table:table-cell>
          <table:table-cell office:value-type="float" office:value="74.456037127428658" table:formula="of:=[.T198]*[.T$2]+[.$A199]*(1-[.T$2])" table:style-name="ce1">
            <text:p>74.45603713</text:p>
          </table:table-cell>
          <table:table-cell office:value-type="float" office:value="75.895311785000857" table:formula="of:=[.U198]*[.U$2]+[.$A199]*(1-[.U$2])" table:style-name="ce1">
            <text:p>75.89531179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199]*[.B$2]+[.$A200]*(1-[.B$2])" table:style-name="ce1">
            <text:p>81.6615</text:p>
          </table:table-cell>
          <table:table-cell office:value-type="float" office:value="81.486894624606791" table:formula="of:=[.C199]*[.C$2]+[.$A200]*(1-[.C$2])" table:style-name="ce1">
            <text:p>81.48689462</text:p>
          </table:table-cell>
          <table:table-cell office:value-type="float" office:value="81.26326127885082" table:formula="of:=[.D199]*[.D$2]+[.$A200]*(1-[.D$2])" table:style-name="ce1">
            <text:p>81.26326128</text:p>
          </table:table-cell>
          <table:table-cell office:value-type="float" office:value="80.988507009631064" table:formula="of:=[.E199]*[.E$2]+[.$A200]*(1-[.E$2])" table:style-name="ce1">
            <text:p>80.98850701</text:p>
          </table:table-cell>
          <table:table-cell office:value-type="float" office:value="80.66251468085602" table:formula="of:=[.F199]*[.F$2]+[.$A200]*(1-[.F$2])" table:style-name="ce1">
            <text:p>80.66251468</text:p>
          </table:table-cell>
          <table:table-cell office:value-type="float" office:value="80.28740536254503" table:formula="of:=[.G199]*[.G$2]+[.$A200]*(1-[.G$2])" table:style-name="ce1">
            <text:p>80.28740536</text:p>
          </table:table-cell>
          <table:table-cell office:value-type="float" office:value="79.867762762528017" table:formula="of:=[.H199]*[.H$2]+[.$A200]*(1-[.H$2])" table:style-name="ce1">
            <text:p>79.86776276</text:p>
          </table:table-cell>
          <table:table-cell office:value-type="float" office:value="79.410813867363643" table:formula="of:=[.I199]*[.I$2]+[.$A200]*(1-[.I$2])" table:style-name="ce1">
            <text:p>79.41081387</text:p>
          </table:table-cell>
          <table:table-cell office:value-type="float" office:value="78.926556564595188" table:formula="of:=[.J199]*[.J$2]+[.$A200]*(1-[.J$2])" table:style-name="ce1">
            <text:p>78.92655656</text:p>
          </table:table-cell>
          <table:table-cell office:value-type="float" office:value="78.427808660320323" table:formula="of:=[.K199]*[.K$2]+[.$A200]*(1-[.K$2])" table:style-name="ce1">
            <text:p>78.42780866</text:p>
          </table:table-cell>
          <table:table-cell office:value-type="float" office:value="77.930108357857989" table:formula="of:=[.L199]*[.L$2]+[.$A200]*(1-[.L$2])" table:style-name="ce1">
            <text:p>77.93010836</text:p>
          </table:table-cell>
          <table:table-cell office:value-type="float" office:value="77.451299131117366" table:formula="of:=[.M199]*[.M$2]+[.$A200]*(1-[.M$2])" table:style-name="ce1">
            <text:p>77.45129913</text:p>
          </table:table-cell>
          <table:table-cell office:value-type="float" office:value="77.010431807838359" table:formula="of:=[.N199]*[.N$2]+[.$A200]*(1-[.N$2])" table:style-name="ce1">
            <text:p>77.01043181</text:p>
          </table:table-cell>
          <table:table-cell office:value-type="float" office:value="76.625203654531106" table:formula="of:=[.O199]*[.O$2]+[.$A200]*(1-[.O$2])" table:style-name="ce1">
            <text:p>76.62520365</text:p>
          </table:table-cell>
          <table:table-cell office:value-type="float" office:value="76.306335327180278" table:formula="of:=[.P199]*[.P$2]+[.$A200]*(1-[.P$2])" table:style-name="ce1">
            <text:p>76.30633533</text:p>
          </table:table-cell>
          <table:table-cell office:value-type="float" office:value="76.046110509906669" table:formula="of:=[.Q199]*[.Q$2]+[.$A200]*(1-[.Q$2])" table:style-name="ce1">
            <text:p>76.04611051</text:p>
          </table:table-cell>
          <table:table-cell office:value-type="float" office:value="75.799891743518131" table:formula="of:=[.R199]*[.R$2]+[.$A200]*(1-[.R$2])" table:style-name="ce1">
            <text:p>75.79989174</text:p>
          </table:table-cell>
          <table:table-cell office:value-type="float" office:value="75.485624603937978" table:formula="of:=[.S199]*[.S$2]+[.$A200]*(1-[.S$2])" table:style-name="ce1">
            <text:p>75.4856246</text:p>
          </table:table-cell>
          <table:table-cell office:value-type="float" office:value="75.176583414685794" table:formula="of:=[.T199]*[.T$2]+[.$A200]*(1-[.T$2])" table:style-name="ce1">
            <text:p>75.17658341</text:p>
          </table:table-cell>
          <table:table-cell office:value-type="float" office:value="76.183621195750817" table:formula="of:=[.U199]*[.U$2]+[.$A200]*(1-[.U$2])" table:style-name="ce1">
            <text:p>76.1836212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200]*[.B$2]+[.$A201]*(1-[.B$2])" table:style-name="ce1">
            <text:p>81.6615</text:p>
          </table:table-cell>
          <table:table-cell office:value-type="float" office:value="81.652769731230336" table:formula="of:=[.C200]*[.C$2]+[.$A201]*(1-[.C$2])" table:style-name="ce1">
            <text:p>81.65276973</text:p>
          </table:table-cell>
          <table:table-cell office:value-type="float" office:value="81.621676127885081" table:formula="of:=[.D200]*[.D$2]+[.$A201]*(1-[.D$2])" table:style-name="ce1">
            <text:p>81.62167613</text:p>
          </table:table-cell>
          <table:table-cell office:value-type="float" office:value="81.560551051444662" table:formula="of:=[.E200]*[.E$2]+[.$A201]*(1-[.E$2])" table:style-name="ce1">
            <text:p>81.56055105</text:p>
          </table:table-cell>
          <table:table-cell office:value-type="float" office:value="81.461702936171207" table:formula="of:=[.F200]*[.F$2]+[.$A201]*(1-[.F$2])" table:style-name="ce1">
            <text:p>81.46170294</text:p>
          </table:table-cell>
          <table:table-cell office:value-type="float" office:value="81.317976340636264" table:formula="of:=[.G200]*[.G$2]+[.$A201]*(1-[.G$2])" table:style-name="ce1">
            <text:p>81.31797634</text:p>
          </table:table-cell>
          <table:table-cell office:value-type="float" office:value="81.123378828758405" table:formula="of:=[.H200]*[.H$2]+[.$A201]*(1-[.H$2])" table:style-name="ce1">
            <text:p>81.12337883</text:p>
          </table:table-cell>
          <table:table-cell office:value-type="float" office:value="80.873759853577283" table:formula="of:=[.I200]*[.I$2]+[.$A201]*(1-[.I$2])" table:style-name="ce1">
            <text:p>80.87375985</text:p>
          </table:table-cell>
          <table:table-cell office:value-type="float" office:value="80.56752262583808" table:formula="of:=[.J200]*[.J$2]+[.$A201]*(1-[.J$2])" table:style-name="ce1">
            <text:p>80.56752263</text:p>
          </table:table-cell>
          <table:table-cell office:value-type="float" office:value="80.20633889714415" table:formula="of:=[.K200]*[.K$2]+[.$A201]*(1-[.K$2])" table:style-name="ce1">
            <text:p>80.2063389</text:p>
          </table:table-cell>
          <table:table-cell office:value-type="float" office:value="79.795804178928989" table:formula="of:=[.L200]*[.L$2]+[.$A201]*(1-[.L$2])" table:style-name="ce1">
            <text:p>79.79580418</text:p>
          </table:table-cell>
          <table:table-cell office:value-type="float" office:value="79.345889522114561" table:formula="of:=[.M200]*[.M$2]+[.$A201]*(1-[.M$2])" table:style-name="ce1">
            <text:p>79.34588952</text:p>
          </table:table-cell>
          <table:table-cell office:value-type="float" office:value="78.870859084703014" table:formula="of:=[.N200]*[.N$2]+[.$A201]*(1-[.N$2])" table:style-name="ce1">
            <text:p>78.87085908</text:p>
          </table:table-cell>
          <table:table-cell office:value-type="float" office:value="78.387907375445224" table:formula="of:=[.O200]*[.O$2]+[.$A201]*(1-[.O$2])" table:style-name="ce1">
            <text:p>78.38790738</text:p>
          </table:table-cell>
          <table:table-cell office:value-type="float" office:value="77.912884729026189" table:formula="of:=[.P200]*[.P$2]+[.$A201]*(1-[.P$2])" table:style-name="ce1">
            <text:p>77.91288473</text:p>
          </table:table-cell>
          <table:table-cell office:value-type="float" office:value="77.449957882429999" table:formula="of:=[.Q200]*[.Q$2]+[.$A201]*(1-[.Q$2])" table:style-name="ce1">
            <text:p>77.44995788</text:p>
          </table:table-cell>
          <table:table-cell office:value-type="float" office:value="76.972213394814503" table:formula="of:=[.R200]*[.R$2]+[.$A201]*(1-[.R$2])" table:style-name="ce1">
            <text:p>76.97221339</text:p>
          </table:table-cell>
          <table:table-cell office:value-type="float" office:value="76.412005913347286" table:formula="of:=[.S200]*[.S$2]+[.$A201]*(1-[.S$2])" table:style-name="ce1">
            <text:p>76.41200591</text:p>
          </table:table-cell>
          <table:table-cell office:value-type="float" office:value="75.825075073217221" table:formula="of:=[.T200]*[.T$2]+[.$A201]*(1-[.T$2])" table:style-name="ce1">
            <text:p>75.82507507</text:p>
          </table:table-cell>
          <table:table-cell office:value-type="float" office:value="76.457515135963277" table:formula="of:=[.U200]*[.U$2]+[.$A201]*(1-[.U$2])" table:style-name="ce1">
            <text:p>76.45751514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201]*[.B$2]+[.$A202]*(1-[.B$2])" table:style-name="ce1">
            <text:p>72.588</text:p>
          </table:table-cell>
          <table:table-cell office:value-type="float" office:value="73.041238486561511" table:formula="of:=[.C201]*[.C$2]+[.$A202]*(1-[.C$2])" table:style-name="ce1">
            <text:p>73.04123849</text:p>
          </table:table-cell>
          <table:table-cell office:value-type="float" office:value="73.491367612788508" table:formula="of:=[.D201]*[.D$2]+[.$A202]*(1-[.D$2])" table:style-name="ce1">
            <text:p>73.49136761</text:p>
          </table:table-cell>
          <table:table-cell office:value-type="float" office:value="73.933882657716694" table:formula="of:=[.E201]*[.E$2]+[.$A202]*(1-[.E$2])" table:style-name="ce1">
            <text:p>73.93388266</text:p>
          </table:table-cell>
          <table:table-cell office:value-type="float" office:value="74.362740587234242" table:formula="of:=[.F201]*[.F$2]+[.$A202]*(1-[.F$2])" table:style-name="ce1">
            <text:p>74.36274059</text:p>
          </table:table-cell>
          <table:table-cell office:value-type="float" office:value="74.770494085159058" table:formula="of:=[.G201]*[.G$2]+[.$A202]*(1-[.G$2])" table:style-name="ce1">
            <text:p>74.77049409</text:p>
          </table:table-cell>
          <table:table-cell office:value-type="float" office:value="75.148613648627517" table:formula="of:=[.H201]*[.H$2]+[.$A202]*(1-[.H$2])" table:style-name="ce1">
            <text:p>75.14861365</text:p>
          </table:table-cell>
          <table:table-cell office:value-type="float" office:value="75.488015948752036" table:formula="of:=[.I201]*[.I$2]+[.$A202]*(1-[.I$2])" table:style-name="ce1">
            <text:p>75.48801595</text:p>
          </table:table-cell>
          <table:table-cell office:value-type="float" office:value="75.779809050335231" table:formula="of:=[.J201]*[.J$2]+[.$A202]*(1-[.J$2])" table:style-name="ce1">
            <text:p>75.77980905</text:p>
          </table:table-cell>
          <table:table-cell office:value-type="float" office:value="76.016252503714867" table:formula="of:=[.K201]*[.K$2]+[.$A202]*(1-[.K$2])" table:style-name="ce1">
            <text:p>76.0162525</text:p>
          </table:table-cell>
          <table:table-cell office:value-type="float" office:value="76.191902089464492" table:formula="of:=[.L201]*[.L$2]+[.$A202]*(1-[.L$2])" table:style-name="ce1">
            <text:p>76.19190209</text:p>
          </table:table-cell>
          <table:table-cell office:value-type="float" office:value="76.304839237163009" table:formula="of:=[.M201]*[.M$2]+[.$A202]*(1-[.M$2])" table:style-name="ce1">
            <text:p>76.30483924</text:p>
          </table:table-cell>
          <table:table-cell office:value-type="float" office:value="76.3577154508218" table:formula="of:=[.N201]*[.N$2]+[.$A202]*(1-[.N$2])" table:style-name="ce1">
            <text:p>76.35771545</text:p>
          </table:table-cell>
          <table:table-cell office:value-type="float" office:value="76.357939794039396" table:formula="of:=[.O201]*[.O$2]+[.$A202]*(1-[.O$2])" table:style-name="ce1">
            <text:p>76.35793979</text:p>
          </table:table-cell>
          <table:table-cell office:value-type="float" office:value="76.315419310318333" table:formula="of:=[.P201]*[.P$2]+[.$A202]*(1-[.P$2])" table:style-name="ce1">
            <text:p>76.31541931</text:p>
          </table:table-cell>
          <table:table-cell office:value-type="float" office:value="76.23446841182249" table:formula="of:=[.Q201]*[.Q$2]+[.$A202]*(1-[.Q$2])" table:style-name="ce1">
            <text:p>76.23446841</text:p>
          </table:table-cell>
          <table:table-cell office:value-type="float" office:value="76.095370715851601" table:formula="of:=[.R201]*[.R$2]+[.$A202]*(1-[.R$2])" table:style-name="ce1">
            <text:p>76.09537072</text:p>
          </table:table-cell>
          <table:table-cell office:value-type="float" office:value="75.838405026345185" table:formula="of:=[.S201]*[.S$2]+[.$A202]*(1-[.S$2])" table:style-name="ce1">
            <text:p>75.83840503</text:p>
          </table:table-cell>
          <table:table-cell office:value-type="float" office:value="75.501367565895492" table:formula="of:=[.T201]*[.T$2]+[.$A202]*(1-[.T$2])" table:style-name="ce1">
            <text:p>75.50136757</text:p>
          </table:table-cell>
          <table:table-cell office:value-type="float" office:value="76.264039379165112" table:formula="of:=[.U201]*[.U$2]+[.$A202]*(1-[.U$2])" table:style-name="ce1">
            <text:p>76.26403938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202]*[.B$2]+[.$A203]*(1-[.B$2])" table:style-name="ce1">
            <text:p>75.6125</text:p>
          </table:table-cell>
          <table:table-cell office:value-type="float" office:value="75.483936924328077" table:formula="of:=[.C202]*[.C$2]+[.$A203]*(1-[.C$2])" table:style-name="ce1">
            <text:p>75.48393692</text:p>
          </table:table-cell>
          <table:table-cell office:value-type="float" office:value="75.400386761278853" table:formula="of:=[.D202]*[.D$2]+[.$A203]*(1-[.D$2])" table:style-name="ce1">
            <text:p>75.40038676</text:p>
          </table:table-cell>
          <table:table-cell office:value-type="float" office:value="75.360707398657496" table:formula="of:=[.E202]*[.E$2]+[.$A203]*(1-[.E$2])" table:style-name="ce1">
            <text:p>75.3607074</text:p>
          </table:table-cell>
          <table:table-cell office:value-type="float" office:value="75.362548117446849" table:formula="of:=[.F202]*[.F$2]+[.$A203]*(1-[.F$2])" table:style-name="ce1">
            <text:p>75.36254812</text:p>
          </table:table-cell>
          <table:table-cell office:value-type="float" office:value="75.401998521289755" table:formula="of:=[.G202]*[.G$2]+[.$A203]*(1-[.G$2])" table:style-name="ce1">
            <text:p>75.40199852</text:p>
          </table:table-cell>
          <table:table-cell office:value-type="float" office:value="75.473334094588253" table:formula="of:=[.H202]*[.H$2]+[.$A203]*(1-[.H$2])" table:style-name="ce1">
            <text:p>75.47333409</text:p>
          </table:table-cell>
          <table:table-cell office:value-type="float" office:value="75.568930582063217" table:formula="of:=[.I202]*[.I$2]+[.$A203]*(1-[.I$2])" table:style-name="ce1">
            <text:p>75.56893058</text:p>
          </table:table-cell>
          <table:table-cell office:value-type="float" office:value="75.679423620134088" table:formula="of:=[.J202]*[.J$2]+[.$A203]*(1-[.J$2])" table:style-name="ce1">
            <text:p>75.67942362</text:p>
          </table:table-cell>
          <table:table-cell office:value-type="float" office:value="75.794188626671684" table:formula="of:=[.K202]*[.K$2]+[.$A203]*(1-[.K$2])" table:style-name="ce1">
            <text:p>75.79418863</text:p>
          </table:table-cell>
          <table:table-cell office:value-type="float" office:value="75.902201044732237" table:formula="of:=[.L202]*[.L$2]+[.$A203]*(1-[.L$2])" table:style-name="ce1">
            <text:p>75.90220104</text:p>
          </table:table-cell>
          <table:table-cell office:value-type="float" office:value="75.993286580439658" table:formula="of:=[.M202]*[.M$2]+[.$A203]*(1-[.M$2])" table:style-name="ce1">
            <text:p>75.99328658</text:p>
          </table:table-cell>
          <table:table-cell office:value-type="float" office:value="76.059629270493076" table:formula="of:=[.N202]*[.N$2]+[.$A203]*(1-[.N$2])" table:style-name="ce1">
            <text:p>76.05962927</text:p>
          </table:table-cell>
          <table:table-cell office:value-type="float" office:value="76.097035866125609" table:formula="of:=[.O202]*[.O$2]+[.$A203]*(1-[.O$2])" table:style-name="ce1">
            <text:p>76.09703587</text:p>
          </table:table-cell>
          <table:table-cell office:value-type="float" office:value="76.104543517222837" table:formula="of:=[.P202]*[.P$2]+[.$A203]*(1-[.P$2])" table:style-name="ce1">
            <text:p>76.10454352</text:p>
          </table:table-cell>
          <table:table-cell office:value-type="float" office:value="76.078976308866871" table:formula="of:=[.Q202]*[.Q$2]+[.$A203]*(1-[.Q$2])" table:style-name="ce1">
            <text:p>76.07897631</text:p>
          </table:table-cell>
          <table:table-cell office:value-type="float" office:value="75.998796572681286" table:formula="of:=[.R202]*[.R$2]+[.$A203]*(1-[.R$2])" table:style-name="ce1">
            <text:p>75.99879657</text:p>
          </table:table-cell>
          <table:table-cell office:value-type="float" office:value="75.804519272393406" table:formula="of:=[.S202]*[.S$2]+[.$A203]*(1-[.S$2])" table:style-name="ce1">
            <text:p>75.80451927</text:p>
          </table:table-cell>
          <table:table-cell office:value-type="float" office:value="75.512480809305941" table:formula="of:=[.T202]*[.T$2]+[.$A203]*(1-[.T$2])" table:style-name="ce1">
            <text:p>75.51248081</text:p>
          </table:table-cell>
          <table:table-cell office:value-type="float" office:value="76.231462410206859" table:formula="of:=[.U202]*[.U$2]+[.$A203]*(1-[.U$2])" table:style-name="ce1">
            <text:p>76.2314624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203]*[.B$2]+[.$A204]*(1-[.B$2])" table:style-name="ce1">
            <text:p>75.6125</text:p>
          </table:table-cell>
          <table:table-cell office:value-type="float" office:value="75.606071846216395" table:formula="of:=[.C203]*[.C$2]+[.$A204]*(1-[.C$2])" table:style-name="ce1">
            <text:p>75.60607185</text:p>
          </table:table-cell>
          <table:table-cell office:value-type="float" office:value="75.591288676127874" table:formula="of:=[.D203]*[.D$2]+[.$A204]*(1-[.D$2])" table:style-name="ce1">
            <text:p>75.59128868</text:p>
          </table:table-cell>
          <table:table-cell office:value-type="float" office:value="75.57473110979862" table:formula="of:=[.E203]*[.E$2]+[.$A204]*(1-[.E$2])" table:style-name="ce1">
            <text:p>75.57473111</text:p>
          </table:table-cell>
          <table:table-cell office:value-type="float" office:value="75.562509623489376" table:formula="of:=[.F203]*[.F$2]+[.$A204]*(1-[.F$2])" table:style-name="ce1">
            <text:p>75.56250962</text:p>
          </table:table-cell>
          <table:table-cell office:value-type="float" office:value="75.55987463032244" table:formula="of:=[.G203]*[.G$2]+[.$A204]*(1-[.G$2])" table:style-name="ce1">
            <text:p>75.55987463</text:p>
          </table:table-cell>
          <table:table-cell office:value-type="float" office:value="75.570750228376468" table:formula="of:=[.H203]*[.H$2]+[.$A204]*(1-[.H$2])" table:style-name="ce1">
            <text:p>75.57075023</text:p>
          </table:table-cell>
          <table:table-cell office:value-type="float" office:value="75.597250703722125" table:formula="of:=[.I203]*[.I$2]+[.$A204]*(1-[.I$2])" table:style-name="ce1">
            <text:p>75.5972507</text:p>
          </table:table-cell>
          <table:table-cell office:value-type="float" office:value="75.639269448053639" table:formula="of:=[.J203]*[.J$2]+[.$A204]*(1-[.J$2])" table:style-name="ce1">
            <text:p>75.63926945</text:p>
          </table:table-cell>
          <table:table-cell office:value-type="float" office:value="75.694259882002257" table:formula="of:=[.K203]*[.K$2]+[.$A204]*(1-[.K$2])" table:style-name="ce1">
            <text:p>75.69425988</text:p>
          </table:table-cell>
          <table:table-cell office:value-type="float" office:value="75.757350522366124" table:formula="of:=[.L203]*[.L$2]+[.$A204]*(1-[.L$2])" table:style-name="ce1">
            <text:p>75.75735052</text:p>
          </table:table-cell>
          <table:table-cell office:value-type="float" office:value="75.821932619241807" table:formula="of:=[.M203]*[.M$2]+[.$A204]*(1-[.M$2])" table:style-name="ce1">
            <text:p>75.82193262</text:p>
          </table:table-cell>
          <table:table-cell office:value-type="float" office:value="75.880777562295847" table:formula="of:=[.N203]*[.N$2]+[.$A204]*(1-[.N$2])" table:style-name="ce1">
            <text:p>75.88077756</text:p>
          </table:table-cell>
          <table:table-cell office:value-type="float" office:value="75.927448312981653" table:formula="of:=[.O203]*[.O$2]+[.$A204]*(1-[.O$2])" table:style-name="ce1">
            <text:p>75.92744831</text:p>
          </table:table-cell>
          <table:table-cell office:value-type="float" office:value="75.956930462055993" table:formula="of:=[.P203]*[.P$2]+[.$A204]*(1-[.P$2])" table:style-name="ce1">
            <text:p>75.95693046</text:p>
          </table:table-cell>
          <table:table-cell office:value-type="float" office:value="75.962357231650159" table:formula="of:=[.Q203]*[.Q$2]+[.$A204]*(1-[.Q$2])" table:style-name="ce1">
            <text:p>75.96235723</text:p>
          </table:table-cell>
          <table:table-cell office:value-type="float" office:value="75.921537258145037" table:formula="of:=[.R203]*[.R$2]+[.$A204]*(1-[.R$2])" table:style-name="ce1">
            <text:p>75.92153726</text:p>
          </table:table-cell>
          <table:table-cell office:value-type="float" office:value="75.775716381534394" table:formula="of:=[.S203]*[.S$2]+[.$A204]*(1-[.S$2])" table:style-name="ce1">
            <text:p>75.77571638</text:p>
          </table:table-cell>
          <table:table-cell office:value-type="float" office:value="75.522482728375351" table:formula="of:=[.T203]*[.T$2]+[.$A204]*(1-[.T$2])" table:style-name="ce1">
            <text:p>75.52248273</text:p>
          </table:table-cell>
          <table:table-cell office:value-type="float" office:value="76.200514289696514" table:formula="of:=[.U203]*[.U$2]+[.$A204]*(1-[.U$2])" table:style-name="ce1">
            <text:p>76.20051429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204]*[.B$2]+[.$A205]*(1-[.B$2])" table:style-name="ce1">
            <text:p>90.735</text:p>
          </table:table-cell>
          <table:table-cell office:value-type="float" office:value="89.978553592310817" table:formula="of:=[.C204]*[.C$2]+[.$A205]*(1-[.C$2])" table:style-name="ce1">
            <text:p>89.97855359</text:p>
          </table:table-cell>
          <table:table-cell office:value-type="float" office:value="89.220628867612788" table:formula="of:=[.D204]*[.D$2]+[.$A205]*(1-[.D$2])" table:style-name="ce1">
            <text:p>89.22062887</text:p>
          </table:table-cell>
          <table:table-cell office:value-type="float" office:value="88.46095966646979" table:formula="of:=[.E204]*[.E$2]+[.$A205]*(1-[.E$2])" table:style-name="ce1">
            <text:p>88.46095967</text:p>
          </table:table-cell>
          <table:table-cell office:value-type="float" office:value="87.700501924697889" table:formula="of:=[.F204]*[.F$2]+[.$A205]*(1-[.F$2])" table:style-name="ce1">
            <text:p>87.70050192</text:p>
          </table:table-cell>
          <table:table-cell office:value-type="float" office:value="86.941218657580606" table:formula="of:=[.G204]*[.G$2]+[.$A205]*(1-[.G$2])" table:style-name="ce1">
            <text:p>86.94121866</text:p>
          </table:table-cell>
          <table:table-cell office:value-type="float" office:value="86.185725068512937" table:formula="of:=[.H204]*[.H$2]+[.$A205]*(1-[.H$2])" table:style-name="ce1">
            <text:p>86.18572507</text:p>
          </table:table-cell>
          <table:table-cell office:value-type="float" office:value="85.436787746302741" table:formula="of:=[.I204]*[.I$2]+[.$A205]*(1-[.I$2])" table:style-name="ce1">
            <text:p>85.43678775</text:p>
          </table:table-cell>
          <table:table-cell office:value-type="float" office:value="84.696707779221455" table:formula="of:=[.J204]*[.J$2]+[.$A205]*(1-[.J$2])" table:style-name="ce1">
            <text:p>84.69670778</text:p>
          </table:table-cell>
          <table:table-cell office:value-type="float" office:value="83.966666946901029" table:formula="of:=[.K204]*[.K$2]+[.$A205]*(1-[.K$2])" table:style-name="ce1">
            <text:p>83.96666695</text:p>
          </table:table-cell>
          <table:table-cell office:value-type="float" office:value="83.246175261183055" table:formula="of:=[.L204]*[.L$2]+[.$A205]*(1-[.L$2])" table:style-name="ce1">
            <text:p>83.24617526</text:p>
          </table:table-cell>
          <table:table-cell office:value-type="float" office:value="82.532812940583" table:formula="of:=[.M204]*[.M$2]+[.$A205]*(1-[.M$2])" table:style-name="ce1">
            <text:p>82.53281294</text:p>
          </table:table-cell>
          <table:table-cell office:value-type="float" office:value="81.822466537377508" table:formula="of:=[.N204]*[.N$2]+[.$A205]*(1-[.N$2])" table:style-name="ce1">
            <text:p>81.82246654</text:p>
          </table:table-cell>
          <table:table-cell office:value-type="float" office:value="81.110091403438076" table:formula="of:=[.O204]*[.O$2]+[.$A205]*(1-[.O$2])" table:style-name="ce1">
            <text:p>81.1100914</text:p>
          </table:table-cell>
          <table:table-cell office:value-type="float" office:value="80.390351323439191" table:formula="of:=[.P204]*[.P$2]+[.$A205]*(1-[.P$2])" table:style-name="ce1">
            <text:p>80.39035132</text:p>
          </table:table-cell>
          <table:table-cell office:value-type="float" office:value="79.655517923737619" table:formula="of:=[.Q204]*[.Q$2]+[.$A205]*(1-[.Q$2])" table:style-name="ce1">
            <text:p>79.65551792</text:p>
          </table:table-cell>
          <table:table-cell office:value-type="float" office:value="78.884229806516032" table:formula="of:=[.R204]*[.R$2]+[.$A205]*(1-[.R$2])" table:style-name="ce1">
            <text:p>78.88422981</text:p>
          </table:table-cell>
          <table:table-cell office:value-type="float" office:value="78.019608924304237" table:formula="of:=[.S204]*[.S$2]+[.$A205]*(1-[.S$2])" table:style-name="ce1">
            <text:p>78.01960892</text:p>
          </table:table-cell>
          <table:table-cell office:value-type="float" office:value="77.043734455537816" table:formula="of:=[.T204]*[.T$2]+[.$A205]*(1-[.T$2])" table:style-name="ce1">
            <text:p>77.04373446</text:p>
          </table:table-cell>
          <table:table-cell office:value-type="float" office:value="76.927238575211689" table:formula="of:=[.U204]*[.U$2]+[.$A205]*(1-[.U$2])" table:style-name="ce1">
            <text:p>76.92723858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205]*[.B$2]+[.$A206]*(1-[.B$2])" table:style-name="ce1">
            <text:p>81.6615</text:p>
          </table:table-cell>
          <table:table-cell office:value-type="float" office:value="82.077352679615529" table:formula="of:=[.C205]*[.C$2]+[.$A206]*(1-[.C$2])" table:style-name="ce1">
            <text:p>82.07735268</text:p>
          </table:table-cell>
          <table:table-cell office:value-type="float" office:value="82.417412886761284" table:formula="of:=[.D205]*[.D$2]+[.$A206]*(1-[.D$2])" table:style-name="ce1">
            <text:p>82.41741289</text:p>
          </table:table-cell>
          <table:table-cell office:value-type="float" office:value="82.681418949970478" table:formula="of:=[.E205]*[.E$2]+[.$A206]*(1-[.E$2])" table:style-name="ce1">
            <text:p>82.68141895</text:p>
          </table:table-cell>
          <table:table-cell office:value-type="float" office:value="82.869300384939578" table:formula="of:=[.F205]*[.F$2]+[.$A206]*(1-[.F$2])" table:style-name="ce1">
            <text:p>82.86930038</text:p>
          </table:table-cell>
          <table:table-cell office:value-type="float" office:value="82.981429664395165" table:formula="of:=[.G205]*[.G$2]+[.$A206]*(1-[.G$2])" table:style-name="ce1">
            <text:p>82.98142966</text:p>
          </table:table-cell>
          <table:table-cell office:value-type="float" office:value="83.01876752055388" table:formula="of:=[.H205]*[.H$2]+[.$A206]*(1-[.H$2])" table:style-name="ce1">
            <text:p>83.01876752</text:p>
          </table:table-cell>
          <table:table-cell office:value-type="float" office:value="82.98285071120597" table:formula="of:=[.I205]*[.I$2]+[.$A206]*(1-[.I$2])" table:style-name="ce1">
            <text:p>82.98285071</text:p>
          </table:table-cell>
          <table:table-cell office:value-type="float" office:value="82.875583111688584" table:formula="of:=[.J205]*[.J$2]+[.$A206]*(1-[.J$2])" table:style-name="ce1">
            <text:p>82.87558311</text:p>
          </table:table-cell>
          <table:table-cell office:value-type="float" office:value="82.698825126105476" table:formula="of:=[.K205]*[.K$2]+[.$A206]*(1-[.K$2])" table:style-name="ce1">
            <text:p>82.69882513</text:p>
          </table:table-cell>
          <table:table-cell office:value-type="float" office:value="82.453837630591522" table:formula="of:=[.L205]*[.L$2]+[.$A206]*(1-[.L$2])" table:style-name="ce1">
            <text:p>82.45383763</text:p>
          </table:table-cell>
          <table:table-cell office:value-type="float" office:value="82.140722117320649" table:formula="of:=[.M205]*[.M$2]+[.$A206]*(1-[.M$2])" table:style-name="ce1">
            <text:p>82.14072212</text:p>
          </table:table-cell>
          <table:table-cell office:value-type="float" office:value="81.758079922426504" table:formula="of:=[.N205]*[.N$2]+[.$A206]*(1-[.N$2])" table:style-name="ce1">
            <text:p>81.75807992</text:p>
          </table:table-cell>
          <table:table-cell office:value-type="float" office:value="81.303084412234753" table:formula="of:=[.O205]*[.O$2]+[.$A206]*(1-[.O$2])" table:style-name="ce1">
            <text:p>81.30308441</text:p>
          </table:table-cell>
          <table:table-cell office:value-type="float" office:value="80.771695926407432" table:formula="of:=[.P205]*[.P$2]+[.$A206]*(1-[.P$2])" table:style-name="ce1">
            <text:p>80.77169593</text:p>
          </table:table-cell>
          <table:table-cell office:value-type="float" office:value="80.157013442803219" table:formula="of:=[.Q205]*[.Q$2]+[.$A206]*(1-[.Q$2])" table:style-name="ce1">
            <text:p>80.15701344</text:p>
          </table:table-cell>
          <table:table-cell office:value-type="float" office:value="79.439683845212826" table:formula="of:=[.R205]*[.R$2]+[.$A206]*(1-[.R$2])" table:style-name="ce1">
            <text:p>79.43968385</text:p>
          </table:table-cell>
          <table:table-cell office:value-type="float" office:value="78.565892585658588" table:formula="of:=[.S205]*[.S$2]+[.$A206]*(1-[.S$2])" table:style-name="ce1">
            <text:p>78.56589259</text:p>
          </table:table-cell>
          <table:table-cell office:value-type="float" office:value="77.505511009984033" table:formula="of:=[.T205]*[.T$2]+[.$A206]*(1-[.T$2])" table:style-name="ce1">
            <text:p>77.50551101</text:p>
          </table:table-cell>
          <table:table-cell office:value-type="float" office:value="77.16395164645111" table:formula="of:=[.U205]*[.U$2]+[.$A206]*(1-[.U$2])" table:style-name="ce1">
            <text:p>77.16395165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206]*[.B$2]+[.$A207]*(1-[.B$2])" table:style-name="ce1">
            <text:p>84.686</text:p>
          </table:table-cell>
          <table:table-cell office:value-type="float" office:value="84.555567633980786" table:formula="of:=[.C206]*[.C$2]+[.$A207]*(1-[.C$2])" table:style-name="ce1">
            <text:p>84.55556763</text:p>
          </table:table-cell>
          <table:table-cell office:value-type="float" office:value="84.459141288676136" table:formula="of:=[.D206]*[.D$2]+[.$A207]*(1-[.D$2])" table:style-name="ce1">
            <text:p>84.45914129</text:p>
          </table:table-cell>
          <table:table-cell office:value-type="float" office:value="84.38531284249558" table:formula="of:=[.E206]*[.E$2]+[.$A207]*(1-[.E$2])" table:style-name="ce1">
            <text:p>84.38531284</text:p>
          </table:table-cell>
          <table:table-cell office:value-type="float" office:value="84.322660076987916" table:formula="of:=[.F206]*[.F$2]+[.$A207]*(1-[.F$2])" table:style-name="ce1">
            <text:p>84.32266008</text:p>
          </table:table-cell>
          <table:table-cell office:value-type="float" office:value="84.259857416098797" table:formula="of:=[.G206]*[.G$2]+[.$A207]*(1-[.G$2])" table:style-name="ce1">
            <text:p>84.25985742</text:p>
          </table:table-cell>
          <table:table-cell office:value-type="float" office:value="84.185830256166156" table:formula="of:=[.H206]*[.H$2]+[.$A207]*(1-[.H$2])" table:style-name="ce1">
            <text:p>84.18583026</text:p>
          </table:table-cell>
          <table:table-cell office:value-type="float" office:value="84.089897748922084" table:formula="of:=[.I206]*[.I$2]+[.$A207]*(1-[.I$2])" table:style-name="ce1">
            <text:p>84.08989775</text:p>
          </table:table-cell>
          <table:table-cell office:value-type="float" office:value="83.961833244675432" table:formula="of:=[.J206]*[.J$2]+[.$A207]*(1-[.J$2])" table:style-name="ce1">
            <text:p>83.96183324</text:p>
          </table:table-cell>
          <table:table-cell office:value-type="float" office:value="83.791771306747478" table:formula="of:=[.K206]*[.K$2]+[.$A207]*(1-[.K$2])" table:style-name="ce1">
            <text:p>83.79177131</text:p>
          </table:table-cell>
          <table:table-cell office:value-type="float" office:value="83.569918815295765" table:formula="of:=[.L206]*[.L$2]+[.$A207]*(1-[.L$2])" table:style-name="ce1">
            <text:p>83.56991882</text:p>
          </table:table-cell>
          <table:table-cell office:value-type="float" office:value="83.286097164526353" table:formula="of:=[.M206]*[.M$2]+[.$A207]*(1-[.M$2])" table:style-name="ce1">
            <text:p>83.28609716</text:p>
          </table:table-cell>
          <table:table-cell office:value-type="float" office:value="82.929247953455899" table:formula="of:=[.N206]*[.N$2]+[.$A207]*(1-[.N$2])" table:style-name="ce1">
            <text:p>82.92924795</text:p>
          </table:table-cell>
          <table:table-cell office:value-type="float" office:value="82.487104867952596" table:formula="of:=[.O206]*[.O$2]+[.$A207]*(1-[.O$2])" table:style-name="ce1">
            <text:p>82.48710487</text:p>
          </table:table-cell>
          <table:table-cell office:value-type="float" office:value="81.945987148485202" table:formula="of:=[.P206]*[.P$2]+[.$A207]*(1-[.P$2])" table:style-name="ce1">
            <text:p>81.94598715</text:p>
          </table:table-cell>
          <table:table-cell office:value-type="float" office:value="81.289260082102416" table:formula="of:=[.Q206]*[.Q$2]+[.$A207]*(1-[.Q$2])" table:style-name="ce1">
            <text:p>81.28926008</text:p>
          </table:table-cell>
          <table:table-cell office:value-type="float" office:value="80.488947076170263" table:formula="of:=[.R206]*[.R$2]+[.$A207]*(1-[.R$2])" table:style-name="ce1">
            <text:p>80.48894708</text:p>
          </table:table-cell>
          <table:table-cell office:value-type="float" office:value="79.483908697809795" table:formula="of:=[.S206]*[.S$2]+[.$A207]*(1-[.S$2])" table:style-name="ce1">
            <text:p>79.4839087</text:p>
          </table:table-cell>
          <table:table-cell office:value-type="float" office:value="78.223559908985621" table:formula="of:=[.T206]*[.T$2]+[.$A207]*(1-[.T$2])" table:style-name="ce1">
            <text:p>78.22355991</text:p>
          </table:table-cell>
          <table:table-cell office:value-type="float" office:value="77.540054064128555" table:formula="of:=[.U206]*[.U$2]+[.$A207]*(1-[.U$2])" table:style-name="ce1">
            <text:p>77.54005406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207]*[.B$2]+[.$A208]*(1-[.B$2])" table:style-name="ce1">
            <text:p>96.784</text:p>
          </table:table-cell>
          <table:table-cell office:value-type="float" office:value="96.17257838169904" table:formula="of:=[.C207]*[.C$2]+[.$A208]*(1-[.C$2])" table:style-name="ce1">
            <text:p>96.17257838</text:p>
          </table:table-cell>
          <table:table-cell office:value-type="float" office:value="95.551514128867623" table:formula="of:=[.D207]*[.D$2]+[.$A208]*(1-[.D$2])" table:style-name="ce1">
            <text:p>95.55151413</text:p>
          </table:table-cell>
          <table:table-cell office:value-type="float" office:value="94.924196926374336" table:formula="of:=[.E207]*[.E$2]+[.$A208]*(1-[.E$2])" table:style-name="ce1">
            <text:p>94.92419693</text:p>
          </table:table-cell>
          <table:table-cell office:value-type="float" office:value="94.291732015397599" table:formula="of:=[.F207]*[.F$2]+[.$A208]*(1-[.F$2])" table:style-name="ce1">
            <text:p>94.29173202</text:p>
          </table:table-cell>
          <table:table-cell office:value-type="float" office:value="93.652964354024704" table:formula="of:=[.G207]*[.G$2]+[.$A208]*(1-[.G$2])" table:style-name="ce1">
            <text:p>93.65296435</text:p>
          </table:table-cell>
          <table:table-cell office:value-type="float" office:value="93.004549076849855" table:formula="of:=[.H207]*[.H$2]+[.$A208]*(1-[.H$2])" table:style-name="ce1">
            <text:p>93.00454908</text:p>
          </table:table-cell>
          <table:table-cell office:value-type="float" office:value="92.341064212122731" table:formula="of:=[.I207]*[.I$2]+[.$A208]*(1-[.I$2])" table:style-name="ce1">
            <text:p>92.34106421</text:p>
          </table:table-cell>
          <table:table-cell office:value-type="float" office:value="91.655133297870179" table:formula="of:=[.J207]*[.J$2]+[.$A208]*(1-[.J$2])" table:style-name="ce1">
            <text:p>91.6551333</text:p>
          </table:table-cell>
          <table:table-cell office:value-type="float" office:value="90.937497088036366" table:formula="of:=[.K207]*[.K$2]+[.$A208]*(1-[.K$2])" table:style-name="ce1">
            <text:p>90.93749709</text:p>
          </table:table-cell>
          <table:table-cell office:value-type="float" office:value="90.176959407647885" table:formula="of:=[.L207]*[.L$2]+[.$A208]*(1-[.L$2])" table:style-name="ce1">
            <text:p>90.17695941</text:p>
          </table:table-cell>
          <table:table-cell office:value-type="float" office:value="89.360153440489498" table:formula="of:=[.M207]*[.M$2]+[.$A208]*(1-[.M$2])" table:style-name="ce1">
            <text:p>89.36015344</text:p>
          </table:table-cell>
          <table:table-cell office:value-type="float" office:value="88.471148772073548" table:formula="of:=[.N207]*[.N$2]+[.$A208]*(1-[.N$2])" table:style-name="ce1">
            <text:p>88.47114877</text:p>
          </table:table-cell>
          <table:table-cell office:value-type="float" office:value="87.491018164169191" table:formula="of:=[.O207]*[.O$2]+[.$A208]*(1-[.O$2])" table:style-name="ce1">
            <text:p>87.49101816</text:p>
          </table:table-cell>
          <table:table-cell office:value-type="float" office:value="86.397391003939646" table:formula="of:=[.P207]*[.P$2]+[.$A208]*(1-[.P$2])" table:style-name="ce1">
            <text:p>86.397391</text:p>
          </table:table-cell>
          <table:table-cell office:value-type="float" office:value="85.162945061576806" table:formula="of:=[.Q207]*[.Q$2]+[.$A208]*(1-[.Q$2])" table:style-name="ce1">
            <text:p>85.16294506</text:p>
          </table:table-cell>
          <table:table-cell office:value-type="float" office:value="83.747957660936208" table:formula="of:=[.R207]*[.R$2]+[.$A208]*(1-[.R$2])" table:style-name="ce1">
            <text:p>83.74795766</text:p>
          </table:table-cell>
          <table:table-cell office:value-type="float" office:value="82.078922393138328" table:formula="of:=[.S207]*[.S$2]+[.$A208]*(1-[.S$2])" table:style-name="ce1">
            <text:p>82.07892239</text:p>
          </table:table-cell>
          <table:table-cell office:value-type="float" office:value="80.079603918087059" table:formula="of:=[.T207]*[.T$2]+[.$A208]*(1-[.T$2])" table:style-name="ce1">
            <text:p>80.07960392</text:p>
          </table:table-cell>
          <table:table-cell office:value-type="float" office:value="78.502251360922131" table:formula="of:=[.U207]*[.U$2]+[.$A208]*(1-[.U$2])" table:style-name="ce1">
            <text:p>78.50225136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208]*[.B$2]+[.$A209]*(1-[.B$2])" table:style-name="ce1">
            <text:p>96.784</text:p>
          </table:table-cell>
          <table:table-cell office:value-type="float" office:value="96.753428919084953" table:formula="of:=[.C208]*[.C$2]+[.$A209]*(1-[.C$2])" table:style-name="ce1">
            <text:p>96.75342892</text:p>
          </table:table-cell>
          <table:table-cell office:value-type="float" office:value="96.660751412886768" table:formula="of:=[.D208]*[.D$2]+[.$A209]*(1-[.D$2])" table:style-name="ce1">
            <text:p>96.66075141</text:p>
          </table:table-cell>
          <table:table-cell office:value-type="float" office:value="96.505029538956151" table:formula="of:=[.E208]*[.E$2]+[.$A209]*(1-[.E$2])" table:style-name="ce1">
            <text:p>96.50502954</text:p>
          </table:table-cell>
          <table:table-cell office:value-type="float" office:value="96.285546403079536" table:formula="of:=[.F208]*[.F$2]+[.$A209]*(1-[.F$2])" table:style-name="ce1">
            <text:p>96.2855464</text:p>
          </table:table-cell>
          <table:table-cell office:value-type="float" office:value="96.001241088506191" table:formula="of:=[.G208]*[.G$2]+[.$A209]*(1-[.G$2])" table:style-name="ce1">
            <text:p>96.00124109</text:p>
          </table:table-cell>
          <table:table-cell office:value-type="float" office:value="95.650164723054957" table:formula="of:=[.H208]*[.H$2]+[.$A209]*(1-[.H$2])" table:style-name="ce1">
            <text:p>95.65016472</text:p>
          </table:table-cell>
          <table:table-cell office:value-type="float" office:value="95.228972474242966" table:formula="of:=[.I208]*[.I$2]+[.$A209]*(1-[.I$2])" table:style-name="ce1">
            <text:p>95.22897247</text:p>
          </table:table-cell>
          <table:table-cell office:value-type="float" office:value="94.732453319148078" table:formula="of:=[.J208]*[.J$2]+[.$A209]*(1-[.J$2])" table:style-name="ce1">
            <text:p>94.73245332</text:p>
          </table:table-cell>
          <table:table-cell office:value-type="float" office:value="94.153073689616377" table:formula="of:=[.K208]*[.K$2]+[.$A209]*(1-[.K$2])" table:style-name="ce1">
            <text:p>94.15307369</text:p>
          </table:table-cell>
          <table:table-cell office:value-type="float" office:value="93.480479703823946" table:formula="of:=[.L208]*[.L$2]+[.$A209]*(1-[.L$2])" table:style-name="ce1">
            <text:p>93.4804797</text:p>
          </table:table-cell>
          <table:table-cell office:value-type="float" office:value="92.700884392269217" table:formula="of:=[.M208]*[.M$2]+[.$A209]*(1-[.M$2])" table:style-name="ce1">
            <text:p>92.70088439</text:p>
          </table:table-cell>
          <table:table-cell office:value-type="float" office:value="91.796289263244134" table:formula="of:=[.N208]*[.N$2]+[.$A209]*(1-[.N$2])" table:style-name="ce1">
            <text:p>91.79628926</text:p>
          </table:table-cell>
          <table:table-cell office:value-type="float" office:value="90.743561806709977" table:formula="of:=[.O208]*[.O$2]+[.$A209]*(1-[.O$2])" table:style-name="ce1">
            <text:p>90.74356181</text:p>
          </table:table-cell>
          <table:table-cell office:value-type="float" office:value="89.513373702757761" table:formula="of:=[.P208]*[.P$2]+[.$A209]*(1-[.P$2])" table:style-name="ce1">
            <text:p>89.5133737</text:p>
          </table:table-cell>
          <table:table-cell office:value-type="float" office:value="88.068208796182603" table:formula="of:=[.Q208]*[.Q$2]+[.$A209]*(1-[.Q$2])" table:style-name="ce1">
            <text:p>88.0682088</text:p>
          </table:table-cell>
          <table:table-cell office:value-type="float" office:value="86.355166128748962" table:formula="of:=[.R208]*[.R$2]+[.$A209]*(1-[.R$2])" table:style-name="ce1">
            <text:p>86.35516613</text:p>
          </table:table-cell>
          <table:table-cell office:value-type="float" office:value="84.284684034167583" table:formula="of:=[.S208]*[.S$2]+[.$A209]*(1-[.S$2])" table:style-name="ce1">
            <text:p>84.28468403</text:p>
          </table:table-cell>
          <table:table-cell office:value-type="float" office:value="81.750043526278347" table:formula="of:=[.T208]*[.T$2]+[.$A209]*(1-[.T$2])" table:style-name="ce1">
            <text:p>81.75004353</text:p>
          </table:table-cell>
          <table:table-cell office:value-type="float" office:value="79.416338792876033" table:formula="of:=[.U208]*[.U$2]+[.$A209]*(1-[.U$2])" table:style-name="ce1">
            <text:p>79.41633879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209]*[.B$2]+[.$A210]*(1-[.B$2])" table:style-name="ce1">
            <text:p>102.833</text:p>
          </table:table-cell>
          <table:table-cell office:value-type="float" office:value="102.52902144595424" table:formula="of:=[.C209]*[.C$2]+[.$A210]*(1-[.C$2])" table:style-name="ce1">
            <text:p>102.5290214</text:p>
          </table:table-cell>
          <table:table-cell office:value-type="float" office:value="102.21577514128867" table:formula="of:=[.D209]*[.D$2]+[.$A210]*(1-[.D$2])" table:style-name="ce1">
            <text:p>102.2157751</text:p>
          </table:table-cell>
          <table:table-cell office:value-type="float" office:value="101.88380443084343" table:formula="of:=[.E209]*[.E$2]+[.$A210]*(1-[.E$2])" table:style-name="ce1">
            <text:p>101.8838044</text:p>
          </table:table-cell>
          <table:table-cell office:value-type="float" office:value="101.52350928061591" table:formula="of:=[.F209]*[.F$2]+[.$A210]*(1-[.F$2])" table:style-name="ce1">
            <text:p>101.5235093</text:p>
          </table:table-cell>
          <table:table-cell office:value-type="float" office:value="101.12506027212655" table:formula="of:=[.G209]*[.G$2]+[.$A210]*(1-[.G$2])" table:style-name="ce1">
            <text:p>101.1250603</text:p>
          </table:table-cell>
          <table:table-cell office:value-type="float" office:value="100.67814941691648" table:formula="of:=[.H209]*[.H$2]+[.$A210]*(1-[.H$2])" table:style-name="ce1">
            <text:p>100.6781494</text:p>
          </table:table-cell>
          <table:table-cell office:value-type="float" office:value="100.17159036598503" table:formula="of:=[.I209]*[.I$2]+[.$A210]*(1-[.I$2])" table:style-name="ce1">
            <text:p>100.1715904</text:p>
          </table:table-cell>
          <table:table-cell office:value-type="float" office:value="99.592781327659225" table:formula="of:=[.J209]*[.J$2]+[.$A210]*(1-[.J$2])" table:style-name="ce1">
            <text:p>99.59278133</text:p>
          </table:table-cell>
          <table:table-cell office:value-type="float" office:value="98.927033160327369" table:formula="of:=[.K209]*[.K$2]+[.$A210]*(1-[.K$2])" table:style-name="ce1">
            <text:p>98.92703316</text:p>
          </table:table-cell>
          <table:table-cell office:value-type="float" office:value="98.156739851911965" table:formula="of:=[.L209]*[.L$2]+[.$A210]*(1-[.L$2])" table:style-name="ce1">
            <text:p>98.15673985</text:p>
          </table:table-cell>
          <table:table-cell office:value-type="float" office:value="97.260336415748071" table:formula="of:=[.M209]*[.M$2]+[.$A210]*(1-[.M$2])" table:style-name="ce1">
            <text:p>97.26033642</text:p>
          </table:table-cell>
          <table:table-cell office:value-type="float" office:value="96.210973557946488" table:formula="of:=[.N209]*[.N$2]+[.$A210]*(1-[.N$2])" table:style-name="ce1">
            <text:p>96.21097356</text:p>
          </table:table-cell>
          <table:table-cell office:value-type="float" office:value="94.974865174361483" table:formula="of:=[.O209]*[.O$2]+[.$A210]*(1-[.O$2])" table:style-name="ce1">
            <text:p>94.97486517</text:p>
          </table:table-cell>
          <table:table-cell office:value-type="float" office:value="93.509261591930425" table:formula="of:=[.P209]*[.P$2]+[.$A210]*(1-[.P$2])" table:style-name="ce1">
            <text:p>93.50926159</text:p>
          </table:table-cell>
          <table:table-cell office:value-type="float" office:value="91.759406597136945" table:formula="of:=[.Q209]*[.Q$2]+[.$A210]*(1-[.Q$2])" table:style-name="ce1">
            <text:p>91.7594066</text:p>
          </table:table-cell>
          <table:table-cell office:value-type="float" office:value="89.650732902999167" table:formula="of:=[.R209]*[.R$2]+[.$A210]*(1-[.R$2])" table:style-name="ce1">
            <text:p>89.6507329</text:p>
          </table:table-cell>
          <table:table-cell office:value-type="float" office:value="87.066931429042455" table:formula="of:=[.S209]*[.S$2]+[.$A210]*(1-[.S$2])" table:style-name="ce1">
            <text:p>87.06693143</text:p>
          </table:table-cell>
          <table:table-cell office:value-type="float" office:value="83.858339173650506" table:formula="of:=[.T209]*[.T$2]+[.$A210]*(1-[.T$2])" table:style-name="ce1">
            <text:p>83.85833917</text:p>
          </table:table-cell>
          <table:table-cell office:value-type="float" office:value="80.587171853232221" table:formula="of:=[.U209]*[.U$2]+[.$A210]*(1-[.U$2])" table:style-name="ce1">
            <text:p>80.58717185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210]*[.B$2]+[.$A211]*(1-[.B$2])" table:style-name="ce1">
            <text:p>111.906</text:p>
          </table:table-cell>
          <table:table-cell office:value-type="float" office:value="111.43715107229771" table:formula="of:=[.C210]*[.C$2]+[.$A211]*(1-[.C$2])" table:style-name="ce1">
            <text:p>111.4371511</text:p>
          </table:table-cell>
          <table:table-cell office:value-type="float" office:value="110.93697751412887" table:formula="of:=[.D210]*[.D$2]+[.$A211]*(1-[.D$2])" table:style-name="ce1">
            <text:p>110.9369775</text:p>
          </table:table-cell>
          <table:table-cell office:value-type="float" office:value="110.40267066462653" table:formula="of:=[.E210]*[.E$2]+[.$A211]*(1-[.E$2])" table:style-name="ce1">
            <text:p>110.4026707</text:p>
          </table:table-cell>
          <table:table-cell office:value-type="float" office:value="109.8295018561232" table:formula="of:=[.F210]*[.F$2]+[.$A211]*(1-[.F$2])" table:style-name="ce1">
            <text:p>109.8295019</text:p>
          </table:table-cell>
          <table:table-cell office:value-type="float" office:value="109.21076506803163" table:formula="of:=[.G210]*[.G$2]+[.$A211]*(1-[.G$2])" table:style-name="ce1">
            <text:p>109.2107651</text:p>
          </table:table-cell>
          <table:table-cell office:value-type="float" office:value="108.53764482507493" table:formula="of:=[.H210]*[.H$2]+[.$A211]*(1-[.H$2])" table:style-name="ce1">
            <text:p>108.5376448</text:p>
          </table:table-cell>
          <table:table-cell office:value-type="float" office:value="107.79895662809476" table:formula="of:=[.I210]*[.I$2]+[.$A211]*(1-[.I$2])" table:style-name="ce1">
            <text:p>107.7989566</text:p>
          </table:table-cell>
          <table:table-cell office:value-type="float" office:value="106.9807125310637" table:formula="of:=[.J210]*[.J$2]+[.$A211]*(1-[.J$2])" table:style-name="ce1">
            <text:p>106.9807125</text:p>
          </table:table-cell>
          <table:table-cell office:value-type="float" office:value="106.06546492214733" table:formula="of:=[.K210]*[.K$2]+[.$A211]*(1-[.K$2])" table:style-name="ce1">
            <text:p>106.0654649</text:p>
          </table:table-cell>
          <table:table-cell office:value-type="float" office:value="105.03136992595599" table:formula="of:=[.L210]*[.L$2]+[.$A211]*(1-[.L$2])" table:style-name="ce1">
            <text:p>105.0313699</text:p>
          </table:table-cell>
          <table:table-cell office:value-type="float" office:value="103.85088502866145" table:formula="of:=[.M210]*[.M$2]+[.$A211]*(1-[.M$2])" table:style-name="ce1">
            <text:p>103.850885</text:p>
          </table:table-cell>
          <table:table-cell office:value-type="float" office:value="102.48898413476789" table:formula="of:=[.N210]*[.N$2]+[.$A211]*(1-[.N$2])" table:style-name="ce1">
            <text:p>102.4889841</text:p>
          </table:table-cell>
          <table:table-cell office:value-type="float" office:value="100.90076236333496" table:formula="of:=[.O210]*[.O$2]+[.$A211]*(1-[.O$2])" table:style-name="ce1">
            <text:p>100.9007624</text:p>
          </table:table-cell>
          <table:table-cell office:value-type="float" office:value="99.028283114351296" table:formula="of:=[.P210]*[.P$2]+[.$A211]*(1-[.P$2])" table:style-name="ce1">
            <text:p>99.02828311</text:p>
          </table:table-cell>
          <table:table-cell office:value-type="float" office:value="96.79605494785271" table:formula="of:=[.Q210]*[.Q$2]+[.$A211]*(1-[.Q$2])" table:style-name="ce1">
            <text:p>96.79605495</text:p>
          </table:table-cell>
          <table:table-cell office:value-type="float" office:value="94.101786322399334" table:formula="of:=[.R210]*[.R$2]+[.$A211]*(1-[.R$2])" table:style-name="ce1">
            <text:p>94.10178632</text:p>
          </table:table-cell>
          <table:table-cell office:value-type="float" office:value="90.792791714686089" table:formula="of:=[.S210]*[.S$2]+[.$A211]*(1-[.S$2])" table:style-name="ce1">
            <text:p>90.79279171</text:p>
          </table:table-cell>
          <table:table-cell office:value-type="float" office:value="86.663105256285462" table:formula="of:=[.T210]*[.T$2]+[.$A211]*(1-[.T$2])" table:style-name="ce1">
            <text:p>86.66310526</text:p>
          </table:table-cell>
          <table:table-cell office:value-type="float" office:value="82.15311326057062" table:formula="of:=[.U210]*[.U$2]+[.$A211]*(1-[.U$2])" table:style-name="ce1">
            <text:p>82.15311326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211]*[.B$2]+[.$A212]*(1-[.B$2])" table:style-name="ce1">
            <text:p>114.931</text:p>
          </table:table-cell>
          <table:table-cell office:value-type="float" office:value="114.75630755361489" table:formula="of:=[.C211]*[.C$2]+[.$A212]*(1-[.C$2])" table:style-name="ce1">
            <text:p>114.7563076</text:p>
          </table:table-cell>
          <table:table-cell office:value-type="float" office:value="114.53159775141289" table:formula="of:=[.D211]*[.D$2]+[.$A212]*(1-[.D$2])" table:style-name="ce1">
            <text:p>114.5315978</text:p>
          </table:table-cell>
          <table:table-cell office:value-type="float" office:value="114.25175059969398" table:formula="of:=[.E211]*[.E$2]+[.$A212]*(1-[.E$2])" table:style-name="ce1">
            <text:p>114.2517506</text:p>
          </table:table-cell>
          <table:table-cell office:value-type="float" office:value="113.91070037122464" table:formula="of:=[.F211]*[.F$2]+[.$A212]*(1-[.F$2])" table:style-name="ce1">
            <text:p>113.9107004</text:p>
          </table:table-cell>
          <table:table-cell office:value-type="float" office:value="113.5009412670079" table:formula="of:=[.G211]*[.G$2]+[.$A212]*(1-[.G$2])" table:style-name="ce1">
            <text:p>113.5009413</text:p>
          </table:table-cell>
          <table:table-cell office:value-type="float" office:value="113.01299344752246" table:formula="of:=[.H211]*[.H$2]+[.$A212]*(1-[.H$2])" table:style-name="ce1">
            <text:p>113.0129934</text:p>
          </table:table-cell>
          <table:table-cell office:value-type="float" office:value="112.43478481983317" table:formula="of:=[.I211]*[.I$2]+[.$A212]*(1-[.I$2])" table:style-name="ce1">
            <text:p>112.4347848</text:p>
          </table:table-cell>
          <table:table-cell office:value-type="float" office:value="111.75088501242547" table:formula="of:=[.J211]*[.J$2]+[.$A212]*(1-[.J$2])" table:style-name="ce1">
            <text:p>111.750885</text:p>
          </table:table-cell>
          <table:table-cell office:value-type="float" office:value="110.9415092149663" table:formula="of:=[.K211]*[.K$2]+[.$A212]*(1-[.K$2])" table:style-name="ce1">
            <text:p>110.9415092</text:p>
          </table:table-cell>
          <table:table-cell office:value-type="float" office:value="109.98118496297799" table:formula="of:=[.L211]*[.L$2]+[.$A212]*(1-[.L$2])" table:style-name="ce1">
            <text:p>109.981185</text:p>
          </table:table-cell>
          <table:table-cell office:value-type="float" office:value="108.8369367657638" table:formula="of:=[.M211]*[.M$2]+[.$A212]*(1-[.M$2])" table:style-name="ce1">
            <text:p>108.8369368</text:p>
          </table:table-cell>
          <table:table-cell office:value-type="float" office:value="107.46579048086073" table:formula="of:=[.N211]*[.N$2]+[.$A212]*(1-[.N$2])" table:style-name="ce1">
            <text:p>107.4657905</text:p>
          </table:table-cell>
          <table:table-cell office:value-type="float" office:value="105.81134553616772" table:formula="of:=[.O211]*[.O$2]+[.$A212]*(1-[.O$2])" table:style-name="ce1">
            <text:p>105.8113455</text:p>
          </table:table-cell>
          <table:table-cell office:value-type="float" office:value="103.79909818004592" table:formula="of:=[.P211]*[.P$2]+[.$A212]*(1-[.P$2])" table:style-name="ce1">
            <text:p>103.7990982</text:p>
          </table:table-cell>
          <table:table-cell office:value-type="float" office:value="101.32979121088952" table:formula="of:=[.Q211]*[.Q$2]+[.$A212]*(1-[.Q$2])" table:style-name="ce1">
            <text:p>101.3297912</text:p>
          </table:table-cell>
          <table:table-cell office:value-type="float" office:value="98.267629057919464" table:formula="of:=[.R211]*[.R$2]+[.$A212]*(1-[.R$2])" table:style-name="ce1">
            <text:p>98.26762906</text:p>
          </table:table-cell>
          <table:table-cell office:value-type="float" office:value="94.413522957483167" table:formula="of:=[.S211]*[.S$2]+[.$A212]*(1-[.S$2])" table:style-name="ce1">
            <text:p>94.41352296</text:p>
          </table:table-cell>
          <table:table-cell office:value-type="float" office:value="89.489894730656914" table:formula="of:=[.T211]*[.T$2]+[.$A212]*(1-[.T$2])" table:style-name="ce1">
            <text:p>89.48989473</text:p>
          </table:table-cell>
          <table:table-cell office:value-type="float" office:value="83.792007597542081" table:formula="of:=[.U211]*[.U$2]+[.$A212]*(1-[.U$2])" table:style-name="ce1">
            <text:p>83.7920076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212]*[.B$2]+[.$A213]*(1-[.B$2])" table:style-name="ce1">
            <text:p>111.906</text:p>
          </table:table-cell>
          <table:table-cell office:value-type="float" office:value="112.04851537768074" table:formula="of:=[.C212]*[.C$2]+[.$A213]*(1-[.C$2])" table:style-name="ce1">
            <text:p>112.0485154</text:p>
          </table:table-cell>
          <table:table-cell office:value-type="float" office:value="112.16855977514129" table:formula="of:=[.D212]*[.D$2]+[.$A213]*(1-[.D$2])" table:style-name="ce1">
            <text:p>112.1685598</text:p>
          </table:table-cell>
          <table:table-cell office:value-type="float" office:value="112.2578625899541" table:formula="of:=[.E212]*[.E$2]+[.$A213]*(1-[.E$2])" table:style-name="ce1">
            <text:p>112.2578626</text:p>
          </table:table-cell>
          <table:table-cell office:value-type="float" office:value="112.30694007424495" table:formula="of:=[.F212]*[.F$2]+[.$A213]*(1-[.F$2])" table:style-name="ce1">
            <text:p>112.3069401</text:p>
          </table:table-cell>
          <table:table-cell office:value-type="float" office:value="112.30473531675199" table:formula="of:=[.G212]*[.G$2]+[.$A213]*(1-[.G$2])" table:style-name="ce1">
            <text:p>112.3047353</text:p>
          </table:table-cell>
          <table:table-cell office:value-type="float" office:value="112.23809803425672" table:formula="of:=[.H212]*[.H$2]+[.$A213]*(1-[.H$2])" table:style-name="ce1">
            <text:p>112.238098</text:p>
          </table:table-cell>
          <table:table-cell office:value-type="float" office:value="112.09107468694161" table:formula="of:=[.I212]*[.I$2]+[.$A213]*(1-[.I$2])" table:style-name="ce1">
            <text:p>112.0910747</text:p>
          </table:table-cell>
          <table:table-cell office:value-type="float" office:value="111.8439540049702" table:formula="of:=[.J212]*[.J$2]+[.$A213]*(1-[.J$2])" table:style-name="ce1">
            <text:p>111.843954</text:p>
          </table:table-cell>
          <table:table-cell office:value-type="float" office:value="111.47197914673484" table:formula="of:=[.K212]*[.K$2]+[.$A213]*(1-[.K$2])" table:style-name="ce1">
            <text:p>111.4719791</text:p>
          </table:table-cell>
          <table:table-cell office:value-type="float" office:value="110.94359248148899" table:formula="of:=[.L212]*[.L$2]+[.$A213]*(1-[.L$2])" table:style-name="ce1">
            <text:p>110.9435925</text:p>
          </table:table-cell>
          <table:table-cell office:value-type="float" office:value="110.21801522117009" table:formula="of:=[.M212]*[.M$2]+[.$A213]*(1-[.M$2])" table:style-name="ce1">
            <text:p>110.2180152</text:p>
          </table:table-cell>
          <table:table-cell office:value-type="float" office:value="109.24187428851644" table:formula="of:=[.N212]*[.N$2]+[.$A213]*(1-[.N$2])" table:style-name="ce1">
            <text:p>109.2418743</text:p>
          </table:table-cell>
          <table:table-cell office:value-type="float" office:value="107.94447459850903" table:formula="of:=[.O212]*[.O$2]+[.$A213]*(1-[.O$2])" table:style-name="ce1">
            <text:p>107.9444746</text:p>
          </table:table-cell>
          <table:table-cell office:value-type="float" office:value="106.23116872603214" table:formula="of:=[.P212]*[.P$2]+[.$A213]*(1-[.P$2])" table:style-name="ce1">
            <text:p>106.2311687</text:p>
          </table:table-cell>
          <table:table-cell office:value-type="float" office:value="103.97384340816714" table:formula="of:=[.Q212]*[.Q$2]+[.$A213]*(1-[.Q$2])" table:style-name="ce1">
            <text:p>103.9738434</text:p>
          </table:table-cell>
          <table:table-cell office:value-type="float" office:value="100.99530324633557" table:formula="of:=[.R212]*[.R$2]+[.$A213]*(1-[.R$2])" table:style-name="ce1">
            <text:p>100.9953032</text:p>
          </table:table-cell>
          <table:table-cell office:value-type="float" office:value="97.03739451386069" table:formula="of:=[.S212]*[.S$2]+[.$A213]*(1-[.S$2])" table:style-name="ce1">
            <text:p>97.03739451</text:p>
          </table:table-cell>
          <table:table-cell office:value-type="float" office:value="91.731505257591223" table:formula="of:=[.T212]*[.T$2]+[.$A213]*(1-[.T$2])" table:style-name="ce1">
            <text:p>91.73150526</text:p>
          </table:table-cell>
          <table:table-cell office:value-type="float" office:value="85.197707217664984" table:formula="of:=[.U212]*[.U$2]+[.$A213]*(1-[.U$2])" table:style-name="ce1">
            <text:p>85.19770722</text:p>
          </table:table-cell>
          <table:table-cell table:number-columns-repeated="16363"/>
        </table:table-row>
        <table:table-row table:style-name="ro1">
          <table:table-cell office:value-type="float" office:value="117.955" table:style-name="ce1">
            <text:p>117.955</text:p>
          </table:table-cell>
          <table:table-cell office:value-type="float" office:value="117.955" table:formula="of:=[.B213]*[.B$2]+[.$A214]*(1-[.B$2])" table:style-name="ce1">
            <text:p>117.955</text:p>
          </table:table-cell>
          <table:table-cell office:value-type="float" office:value="117.65967576888403" table:formula="of:=[.C213]*[.C$2]+[.$A214]*(1-[.C$2])" table:style-name="ce1">
            <text:p>117.6596758</text:p>
          </table:table-cell>
          <table:table-cell office:value-type="float" office:value="117.37635597751412" table:formula="of:=[.D213]*[.D$2]+[.$A214]*(1-[.D$2])" table:style-name="ce1">
            <text:p>117.376356</text:p>
          </table:table-cell>
          <table:table-cell office:value-type="float" office:value="117.10042938849311" table:formula="of:=[.E213]*[.E$2]+[.$A214]*(1-[.E$2])" table:style-name="ce1">
            <text:p>117.1004294</text:p>
          </table:table-cell>
          <table:table-cell office:value-type="float" office:value="116.825388014849" table:formula="of:=[.F213]*[.F$2]+[.$A214]*(1-[.F$2])" table:style-name="ce1">
            <text:p>116.825388</text:p>
          </table:table-cell>
          <table:table-cell office:value-type="float" office:value="116.542433829188" table:formula="of:=[.G213]*[.G$2]+[.$A214]*(1-[.G$2])" table:style-name="ce1">
            <text:p>116.5424338</text:p>
          </table:table-cell>
          <table:table-cell office:value-type="float" office:value="116.23992941027701" table:formula="of:=[.H213]*[.H$2]+[.$A214]*(1-[.H$2])" table:style-name="ce1">
            <text:p>116.2399294</text:p>
          </table:table-cell>
          <table:table-cell office:value-type="float" office:value="115.90262614042956" table:formula="of:=[.I213]*[.I$2]+[.$A214]*(1-[.I$2])" table:style-name="ce1">
            <text:p>115.9026261</text:p>
          </table:table-cell>
          <table:table-cell office:value-type="float" office:value="115.51058160198808" table:formula="of:=[.J213]*[.J$2]+[.$A214]*(1-[.J$2])" table:style-name="ce1">
            <text:p>115.5105816</text:p>
          </table:table-cell>
          <table:table-cell office:value-type="float" office:value="115.03764061603069" table:formula="of:=[.K213]*[.K$2]+[.$A214]*(1-[.K$2])" table:style-name="ce1">
            <text:p>115.0376406</text:p>
          </table:table-cell>
          <table:table-cell office:value-type="float" office:value="114.4492962407445" table:formula="of:=[.L213]*[.L$2]+[.$A214]*(1-[.L$2])" table:style-name="ce1">
            <text:p>114.4492962</text:p>
          </table:table-cell>
          <table:table-cell office:value-type="float" office:value="113.69965837164355" table:formula="of:=[.M213]*[.M$2]+[.$A214]*(1-[.M$2])" table:style-name="ce1">
            <text:p>113.6996584</text:p>
          </table:table-cell>
          <table:table-cell office:value-type="float" office:value="112.72712457310986" table:formula="of:=[.N213]*[.N$2]+[.$A214]*(1-[.N$2])" table:style-name="ce1">
            <text:p>112.7271246</text:p>
          </table:table-cell>
          <table:table-cell office:value-type="float" office:value="111.44815848903087" table:formula="of:=[.O213]*[.O$2]+[.$A214]*(1-[.O$2])" table:style-name="ce1">
            <text:p>111.4481585</text:p>
          </table:table-cell>
          <table:table-cell office:value-type="float" office:value="109.74831810822249" table:formula="of:=[.P213]*[.P$2]+[.$A214]*(1-[.P$2])" table:style-name="ce1">
            <text:p>109.7483181</text:p>
          </table:table-cell>
          <table:table-cell office:value-type="float" office:value="107.46913255612536" table:formula="of:=[.Q213]*[.Q$2]+[.$A214]*(1-[.Q$2])" table:style-name="ce1">
            <text:p>107.4691326</text:p>
          </table:table-cell>
          <table:table-cell office:value-type="float" office:value="104.38724259706845" table:formula="of:=[.R213]*[.R$2]+[.$A214]*(1-[.R$2])" table:style-name="ce1">
            <text:p>104.3872426</text:p>
          </table:table-cell>
          <table:table-cell office:value-type="float" office:value="100.17503533678159" table:formula="of:=[.S213]*[.S$2]+[.$A214]*(1-[.S$2])" table:style-name="ce1">
            <text:p>100.1750353</text:p>
          </table:table-cell>
          <table:table-cell office:value-type="float" office:value="94.353854731832087" table:formula="of:=[.T213]*[.T$2]+[.$A214]*(1-[.T$2])" table:style-name="ce1">
            <text:p>94.35385473</text:p>
          </table:table-cell>
          <table:table-cell office:value-type="float" office:value="86.835571856781726" table:formula="of:=[.U213]*[.U$2]+[.$A214]*(1-[.U$2])" table:style-name="ce1">
            <text:p>86.83557186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214]*[.B$2]+[.$A215]*(1-[.B$2])" table:style-name="ce1">
            <text:p>114.931</text:p>
          </table:table-cell>
          <table:table-cell office:value-type="float" office:value="115.06743378844421" table:formula="of:=[.C214]*[.C$2]+[.$A215]*(1-[.C$2])" table:style-name="ce1">
            <text:p>115.0674338</text:p>
          </table:table-cell>
          <table:table-cell office:value-type="float" office:value="115.17553559775141" table:formula="of:=[.D214]*[.D$2]+[.$A215]*(1-[.D$2])" table:style-name="ce1">
            <text:p>115.1755356</text:p>
          </table:table-cell>
          <table:table-cell office:value-type="float" office:value="115.25641440827397" table:formula="of:=[.E214]*[.E$2]+[.$A215]*(1-[.E$2])" table:style-name="ce1">
            <text:p>115.2564144</text:p>
          </table:table-cell>
          <table:table-cell office:value-type="float" office:value="115.30987760296981" table:formula="of:=[.F214]*[.F$2]+[.$A215]*(1-[.F$2])" table:style-name="ce1">
            <text:p>115.3098776</text:p>
          </table:table-cell>
          <table:table-cell office:value-type="float" office:value="115.333858457297" table:formula="of:=[.G214]*[.G$2]+[.$A215]*(1-[.G$2])" table:style-name="ce1">
            <text:p>115.3338585</text:p>
          </table:table-cell>
          <table:table-cell office:value-type="float" office:value="115.3236788230831" table:formula="of:=[.H214]*[.H$2]+[.$A215]*(1-[.H$2])" table:style-name="ce1">
            <text:p>115.3236788</text:p>
          </table:table-cell>
          <table:table-cell office:value-type="float" office:value="115.27106914915035" table:formula="of:=[.I214]*[.I$2]+[.$A215]*(1-[.I$2])" table:style-name="ce1">
            <text:p>115.2710691</text:p>
          </table:table-cell>
          <table:table-cell office:value-type="float" office:value="115.16283264079522" table:formula="of:=[.J214]*[.J$2]+[.$A215]*(1-[.J$2])" table:style-name="ce1">
            <text:p>115.1628326</text:p>
          </table:table-cell>
          <table:table-cell office:value-type="float" office:value="114.97898827721382" table:formula="of:=[.K214]*[.K$2]+[.$A215]*(1-[.K$2])" table:style-name="ce1">
            <text:p>114.9789883</text:p>
          </table:table-cell>
          <table:table-cell office:value-type="float" office:value="114.69014812037224" table:formula="of:=[.L214]*[.L$2]+[.$A215]*(1-[.L$2])" table:style-name="ce1">
            <text:p>114.6901481</text:p>
          </table:table-cell>
          <table:table-cell office:value-type="float" office:value="114.25376210440396" table:formula="of:=[.M214]*[.M$2]+[.$A215]*(1-[.M$2])" table:style-name="ce1">
            <text:p>114.2537621</text:p>
          </table:table-cell>
          <table:table-cell office:value-type="float" office:value="113.60867474386592" table:formula="of:=[.N214]*[.N$2]+[.$A215]*(1-[.N$2])" table:style-name="ce1">
            <text:p>113.6086747</text:p>
          </table:table-cell>
          <table:table-cell office:value-type="float" office:value="112.66715301787006" table:formula="of:=[.O214]*[.O$2]+[.$A215]*(1-[.O$2])" table:style-name="ce1">
            <text:p>112.667153</text:p>
          </table:table-cell>
          <table:table-cell office:value-type="float" office:value="111.30312267575573" table:formula="of:=[.P214]*[.P$2]+[.$A215]*(1-[.P$2])" table:style-name="ce1">
            <text:p>111.3031227</text:p>
          </table:table-cell>
          <table:table-cell office:value-type="float" office:value="109.33459941709401" table:formula="of:=[.Q214]*[.Q$2]+[.$A215]*(1-[.Q$2])" table:style-name="ce1">
            <text:p>109.3345994</text:p>
          </table:table-cell>
          <table:table-cell office:value-type="float" office:value="106.49599407765476" table:formula="of:=[.R214]*[.R$2]+[.$A215]*(1-[.R$2])" table:style-name="ce1">
            <text:p>106.4959941</text:p>
          </table:table-cell>
          <table:table-cell office:value-type="float" office:value="102.38843003626435" table:formula="of:=[.S214]*[.S$2]+[.$A215]*(1-[.S$2])" table:style-name="ce1">
            <text:p>102.38843</text:p>
          </table:table-cell>
          <table:table-cell office:value-type="float" office:value="96.411569258648882" table:formula="of:=[.T214]*[.T$2]+[.$A215]*(1-[.T$2])" table:style-name="ce1">
            <text:p>96.41156926</text:p>
          </table:table-cell>
          <table:table-cell office:value-type="float" office:value="88.240343263942634" table:formula="of:=[.U214]*[.U$2]+[.$A215]*(1-[.U$2])" table:style-name="ce1">
            <text:p>88.24034326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215]*[.B$2]+[.$A216]*(1-[.B$2])" table:style-name="ce1">
            <text:p>99.8085</text:p>
          </table:table-cell>
          <table:table-cell office:value-type="float" office:value="100.5714466894222" table:formula="of:=[.C215]*[.C$2]+[.$A216]*(1-[.C$2])" table:style-name="ce1">
            <text:p>100.5714467</text:p>
          </table:table-cell>
          <table:table-cell office:value-type="float" office:value="101.34520355977513" table:formula="of:=[.D215]*[.D$2]+[.$A216]*(1-[.D$2])" table:style-name="ce1">
            <text:p>101.3452036</text:p>
          </table:table-cell>
          <table:table-cell office:value-type="float" office:value="102.12568716124109" table:formula="of:=[.E215]*[.E$2]+[.$A216]*(1-[.E$2])" table:style-name="ce1">
            <text:p>102.1256872</text:p>
          </table:table-cell>
          <table:table-cell office:value-type="float" office:value="102.90877552059396" table:formula="of:=[.F215]*[.F$2]+[.$A216]*(1-[.F$2])" table:style-name="ce1">
            <text:p>102.9087755</text:p>
          </table:table-cell>
          <table:table-cell office:value-type="float" office:value="103.68983961432426" table:formula="of:=[.G215]*[.G$2]+[.$A216]*(1-[.G$2])" table:style-name="ce1">
            <text:p>103.6898396</text:p>
          </table:table-cell>
          <table:table-cell office:value-type="float" office:value="104.46305364692492" table:formula="of:=[.H215]*[.H$2]+[.$A216]*(1-[.H$2])" table:style-name="ce1">
            <text:p>104.4630536</text:p>
          </table:table-cell>
          <table:table-cell office:value-type="float" office:value="105.22039920220261" table:formula="of:=[.I215]*[.I$2]+[.$A216]*(1-[.I$2])" table:style-name="ce1">
            <text:p>105.2203992</text:p>
          </table:table-cell>
          <table:table-cell office:value-type="float" office:value="105.95023305631808" table:formula="of:=[.J215]*[.J$2]+[.$A216]*(1-[.J$2])" table:style-name="ce1">
            <text:p>105.9502331</text:p>
          </table:table-cell>
          <table:table-cell office:value-type="float" office:value="106.63521972474621" table:formula="of:=[.K215]*[.K$2]+[.$A216]*(1-[.K$2])" table:style-name="ce1">
            <text:p>106.6352197</text:p>
          </table:table-cell>
          <table:table-cell office:value-type="float" office:value="107.24932406018613" table:formula="of:=[.L215]*[.L$2]+[.$A216]*(1-[.L$2])" table:style-name="ce1">
            <text:p>107.2493241</text:p>
          </table:table-cell>
          <table:table-cell office:value-type="float" office:value="107.75339415742218" table:formula="of:=[.M215]*[.M$2]+[.$A216]*(1-[.M$2])" table:style-name="ce1">
            <text:p>107.7533942</text:p>
          </table:table-cell>
          <table:table-cell office:value-type="float" office:value="108.08860484631956" table:formula="of:=[.N215]*[.N$2]+[.$A216]*(1-[.N$2])" table:style-name="ce1">
            <text:p>108.0886048</text:p>
          </table:table-cell>
          <table:table-cell office:value-type="float" office:value="108.16662446161554" table:formula="of:=[.O215]*[.O$2]+[.$A216]*(1-[.O$2])" table:style-name="ce1">
            <text:p>108.1666245</text:p>
          </table:table-cell>
          <table:table-cell office:value-type="float" office:value="107.854735873029" table:formula="of:=[.P215]*[.P$2]+[.$A216]*(1-[.P$2])" table:style-name="ce1">
            <text:p>107.8547359</text:p>
          </table:table-cell>
          <table:table-cell office:value-type="float" office:value="106.9530745628205" table:formula="of:=[.Q215]*[.Q$2]+[.$A216]*(1-[.Q$2])" table:style-name="ce1">
            <text:p>106.9530746</text:p>
          </table:table-cell>
          <table:table-cell office:value-type="float" office:value="105.15849526212381" table:formula="of:=[.R215]*[.R$2]+[.$A216]*(1-[.R$2])" table:style-name="ce1">
            <text:p>105.1584953</text:p>
          </table:table-cell>
          <table:table-cell office:value-type="float" office:value="102.00144053082471" table:formula="of:=[.S215]*[.S$2]+[.$A216]*(1-[.S$2])" table:style-name="ce1">
            <text:p>102.0014405</text:p>
          </table:table-cell>
          <table:table-cell office:value-type="float" office:value="96.751262332783995" table:formula="of:=[.T215]*[.T$2]+[.$A216]*(1-[.T$2])" table:style-name="ce1">
            <text:p>96.75126233</text:p>
          </table:table-cell>
          <table:table-cell office:value-type="float" office:value="88.818751100745502" table:formula="of:=[.U215]*[.U$2]+[.$A216]*(1-[.U$2])" table:style-name="ce1">
            <text:p>88.8187511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216]*[.B$2]+[.$A217]*(1-[.B$2])" table:style-name="ce1">
            <text:p>93.7595</text:p>
          </table:table-cell>
          <table:table-cell office:value-type="float" office:value="94.100097334471101" table:formula="of:=[.C216]*[.C$2]+[.$A217]*(1-[.C$2])" table:style-name="ce1">
            <text:p>94.10009733</text:p>
          </table:table-cell>
          <table:table-cell office:value-type="float" office:value="94.518070355977514" table:formula="of:=[.D216]*[.D$2]+[.$A217]*(1-[.D$2])" table:style-name="ce1">
            <text:p>94.51807036</text:p>
          </table:table-cell>
          <table:table-cell office:value-type="float" office:value="95.014428074186171" table:formula="of:=[.E216]*[.E$2]+[.$A217]*(1-[.E$2])" table:style-name="ce1">
            <text:p>95.01442807</text:p>
          </table:table-cell>
          <table:table-cell office:value-type="float" office:value="95.589355104118809" table:formula="of:=[.F216]*[.F$2]+[.$A217]*(1-[.F$2])" table:style-name="ce1">
            <text:p>95.5893551</text:p>
          </table:table-cell>
          <table:table-cell office:value-type="float" office:value="96.242084903581059" table:formula="of:=[.G216]*[.G$2]+[.$A217]*(1-[.G$2])" table:style-name="ce1">
            <text:p>96.2420849</text:p>
          </table:table-cell>
          <table:table-cell office:value-type="float" office:value="96.970566094077469" table:formula="of:=[.H216]*[.H$2]+[.$A217]*(1-[.H$2])" table:style-name="ce1">
            <text:p>96.97056609</text:p>
          </table:table-cell>
          <table:table-cell office:value-type="float" office:value="97.770814720770915" table:formula="of:=[.I216]*[.I$2]+[.$A217]*(1-[.I$2])" table:style-name="ce1">
            <text:p>97.77081472</text:p>
          </table:table-cell>
          <table:table-cell office:value-type="float" office:value="98.635793222527241" table:formula="of:=[.J216]*[.J$2]+[.$A217]*(1-[.J$2])" table:style-name="ce1">
            <text:p>98.63579322</text:p>
          </table:table-cell>
          <table:table-cell office:value-type="float" office:value="99.5535738761358" table:formula="of:=[.K216]*[.K$2]+[.$A217]*(1-[.K$2])" table:style-name="ce1">
            <text:p>99.55357388</text:p>
          </table:table-cell>
          <table:table-cell office:value-type="float" office:value="100.50441203009306" table:formula="of:=[.L216]*[.L$2]+[.$A217]*(1-[.L$2])" table:style-name="ce1">
            <text:p>100.504412</text:p>
          </table:table-cell>
          <table:table-cell office:value-type="float" office:value="101.45614178658221" table:formula="of:=[.M216]*[.M$2]+[.$A217]*(1-[.M$2])" table:style-name="ce1">
            <text:p>101.4561418</text:p>
          </table:table-cell>
          <table:table-cell office:value-type="float" office:value="102.35696290779174" table:formula="of:=[.N216]*[.N$2]+[.$A217]*(1-[.N$2])" table:style-name="ce1">
            <text:p>102.3569629</text:p>
          </table:table-cell>
          <table:table-cell office:value-type="float" office:value="103.12413090005009" table:formula="of:=[.O216]*[.O$2]+[.$A217]*(1-[.O$2])" table:style-name="ce1">
            <text:p>103.1241309</text:p>
          </table:table-cell>
          <table:table-cell office:value-type="float" office:value="103.6261651111203" table:formula="of:=[.P216]*[.P$2]+[.$A217]*(1-[.P$2])" table:style-name="ce1">
            <text:p>103.6261651</text:p>
          </table:table-cell>
          <table:table-cell office:value-type="float" office:value="103.65468092211538" table:formula="of:=[.Q216]*[.Q$2]+[.$A217]*(1-[.Q$2])" table:style-name="ce1">
            <text:p>103.6546809</text:p>
          </table:table-cell>
          <table:table-cell office:value-type="float" office:value="102.87869620969904" table:formula="of:=[.R216]*[.R$2]+[.$A217]*(1-[.R$2])" table:style-name="ce1">
            <text:p>102.8786962</text:p>
          </table:table-cell>
          <table:table-cell office:value-type="float" office:value="100.765149451201" table:formula="of:=[.S216]*[.S$2]+[.$A217]*(1-[.S$2])" table:style-name="ce1">
            <text:p>100.7651495</text:p>
          </table:table-cell>
          <table:table-cell office:value-type="float" office:value="96.452086099505607" table:formula="of:=[.T216]*[.T$2]+[.$A217]*(1-[.T$2])" table:style-name="ce1">
            <text:p>96.4520861</text:p>
          </table:table-cell>
          <table:table-cell office:value-type="float" office:value="89.06578854570823" table:formula="of:=[.U216]*[.U$2]+[.$A217]*(1-[.U$2])" table:style-name="ce1">
            <text:p>89.06578855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217]*[.B$2]+[.$A218]*(1-[.B$2])" table:style-name="ce1">
            <text:p>90.735</text:p>
          </table:table-cell>
          <table:table-cell office:value-type="float" office:value="90.903254866723557" table:formula="of:=[.C217]*[.C$2]+[.$A218]*(1-[.C$2])" table:style-name="ce1">
            <text:p>90.90325487</text:p>
          </table:table-cell>
          <table:table-cell office:value-type="float" office:value="91.113307035597757" table:formula="of:=[.D217]*[.D$2]+[.$A218]*(1-[.D$2])" table:style-name="ce1">
            <text:p>91.11330704</text:p>
          </table:table-cell>
          <table:table-cell office:value-type="float" office:value="91.376914211127911" table:formula="of:=[.E217]*[.E$2]+[.$A218]*(1-[.E$2])" table:style-name="ce1">
            <text:p>91.37691421</text:p>
          </table:table-cell>
          <table:table-cell office:value-type="float" office:value="91.705871020823764" table:formula="of:=[.F217]*[.F$2]+[.$A218]*(1-[.F$2])" table:style-name="ce1">
            <text:p>91.70587102</text:p>
          </table:table-cell>
          <table:table-cell office:value-type="float" office:value="92.111771225895268" table:formula="of:=[.G217]*[.G$2]+[.$A218]*(1-[.G$2])" table:style-name="ce1">
            <text:p>92.11177123</text:p>
          </table:table-cell>
          <table:table-cell office:value-type="float" office:value="92.605669828223242" table:formula="of:=[.H217]*[.H$2]+[.$A218]*(1-[.H$2])" table:style-name="ce1">
            <text:p>92.60566983</text:p>
          </table:table-cell>
          <table:table-cell office:value-type="float" office:value="93.197535152269808" table:formula="of:=[.I217]*[.I$2]+[.$A218]*(1-[.I$2])" table:style-name="ce1">
            <text:p>93.19753515</text:p>
          </table:table-cell>
          <table:table-cell office:value-type="float" office:value="93.895317289010904" table:formula="of:=[.J217]*[.J$2]+[.$A218]*(1-[.J$2])" table:style-name="ce1">
            <text:p>93.89531729</text:p>
          </table:table-cell>
          <table:table-cell office:value-type="float" office:value="94.703358244261125" table:formula="of:=[.K217]*[.K$2]+[.$A218]*(1-[.K$2])" table:style-name="ce1">
            <text:p>94.70335824</text:p>
          </table:table-cell>
          <table:table-cell office:value-type="float" office:value="95.619706015046532" table:formula="of:=[.L217]*[.L$2]+[.$A218]*(1-[.L$2])" table:style-name="ce1">
            <text:p>95.61970602</text:p>
          </table:table-cell>
          <table:table-cell office:value-type="float" office:value="96.631627982620216" table:formula="of:=[.M217]*[.M$2]+[.$A218]*(1-[.M$2])" table:style-name="ce1">
            <text:p>96.63162798</text:p>
          </table:table-cell>
          <table:table-cell office:value-type="float" office:value="97.708177744675055" table:formula="of:=[.N217]*[.N$2]+[.$A218]*(1-[.N$2])" table:style-name="ce1">
            <text:p>97.70817774</text:p>
          </table:table-cell>
          <table:table-cell office:value-type="float" office:value="98.787935085032558" table:formula="of:=[.O217]*[.O$2]+[.$A218]*(1-[.O$2])" table:style-name="ce1">
            <text:p>98.78793509</text:p>
          </table:table-cell>
          <table:table-cell office:value-type="float" office:value="99.758815577784205" table:formula="of:=[.P217]*[.P$2]+[.$A218]*(1-[.P$2])" table:style-name="ce1">
            <text:p>99.75881558</text:p>
          </table:table-cell>
          <table:table-cell office:value-type="float" office:value="100.42476069158653" table:formula="of:=[.Q217]*[.Q$2]+[.$A218]*(1-[.Q$2])" table:style-name="ce1">
            <text:p>100.4247607</text:p>
          </table:table-cell>
          <table:table-cell office:value-type="float" office:value="100.44995696775923" table:formula="of:=[.R217]*[.R$2]+[.$A218]*(1-[.R$2])" table:style-name="ce1">
            <text:p>100.449957</text:p>
          </table:table-cell>
          <table:table-cell office:value-type="float" office:value="99.260627033520848" table:formula="of:=[.S217]*[.S$2]+[.$A218]*(1-[.S$2])" table:style-name="ce1">
            <text:p>99.26062703</text:p>
          </table:table-cell>
          <table:table-cell office:value-type="float" office:value="95.880377489555045" table:formula="of:=[.T217]*[.T$2]+[.$A218]*(1-[.T$2])" table:style-name="ce1">
            <text:p>95.88037749</text:p>
          </table:table-cell>
          <table:table-cell office:value-type="float" office:value="89.149249118422816" table:formula="of:=[.U217]*[.U$2]+[.$A218]*(1-[.U$2])" table:style-name="ce1">
            <text:p>89.14924912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218]*[.B$2]+[.$A219]*(1-[.B$2])" table:style-name="ce1">
            <text:p>93.7595</text:p>
          </table:table-cell>
          <table:table-cell office:value-type="float" office:value="93.616687743336172" table:formula="of:=[.C218]*[.C$2]+[.$A219]*(1-[.C$2])" table:style-name="ce1">
            <text:p>93.61668774</text:p>
          </table:table-cell>
          <table:table-cell office:value-type="float" office:value="93.494880703559772" table:formula="of:=[.D218]*[.D$2]+[.$A219]*(1-[.D$2])" table:style-name="ce1">
            <text:p>93.4948807</text:p>
          </table:table-cell>
          <table:table-cell office:value-type="float" office:value="93.402112131669185" table:formula="of:=[.E218]*[.E$2]+[.$A219]*(1-[.E$2])" table:style-name="ce1">
            <text:p>93.40211213</text:p>
          </table:table-cell>
          <table:table-cell office:value-type="float" office:value="93.348774204164769" table:formula="of:=[.F218]*[.F$2]+[.$A219]*(1-[.F$2])" table:style-name="ce1">
            <text:p>93.3487742</text:p>
          </table:table-cell>
          <table:table-cell office:value-type="float" office:value="93.347567806473819" table:formula="of:=[.G218]*[.G$2]+[.$A219]*(1-[.G$2])" table:style-name="ce1">
            <text:p>93.34756781</text:p>
          </table:table-cell>
          <table:table-cell office:value-type="float" office:value="93.41335094846697" table:formula="of:=[.H218]*[.H$2]+[.$A219]*(1-[.H$2])" table:style-name="ce1">
            <text:p>93.41335095</text:p>
          </table:table-cell>
          <table:table-cell office:value-type="float" office:value="93.562812303294436" table:formula="of:=[.I218]*[.I$2]+[.$A219]*(1-[.I$2])" table:style-name="ce1">
            <text:p>93.5628123</text:p>
          </table:table-cell>
          <table:table-cell office:value-type="float" office:value="93.813826915604352" table:formula="of:=[.J218]*[.J$2]+[.$A219]*(1-[.J$2])" table:style-name="ce1">
            <text:p>93.81382692</text:p>
          </table:table-cell>
          <table:table-cell office:value-type="float" office:value="94.184236209917515" table:formula="of:=[.K218]*[.K$2]+[.$A219]*(1-[.K$2])" table:style-name="ce1">
            <text:p>94.18423621</text:p>
          </table:table-cell>
          <table:table-cell office:value-type="float" office:value="94.68960300752326" table:formula="of:=[.L218]*[.L$2]+[.$A219]*(1-[.L$2])" table:style-name="ce1">
            <text:p>94.68960301</text:p>
          </table:table-cell>
          <table:table-cell office:value-type="float" office:value="95.339170390441126" table:formula="of:=[.M218]*[.M$2]+[.$A219]*(1-[.M$2])" table:style-name="ce1">
            <text:p>95.33917039</text:p>
          </table:table-cell>
          <table:table-cell office:value-type="float" office:value="96.128706646805028" table:formula="of:=[.N218]*[.N$2]+[.$A219]*(1-[.N$2])" table:style-name="ce1">
            <text:p>96.12870665</text:p>
          </table:table-cell>
          <table:table-cell office:value-type="float" office:value="97.027982805271165" table:formula="of:=[.O218]*[.O$2]+[.$A219]*(1-[.O$2])" table:style-name="ce1">
            <text:p>97.02798281</text:p>
          </table:table-cell>
          <table:table-cell office:value-type="float" office:value="97.959020904448948" table:formula="of:=[.P218]*[.P$2]+[.$A219]*(1-[.P$2])" table:style-name="ce1">
            <text:p>97.9590209</text:p>
          </table:table-cell>
          <table:table-cell office:value-type="float" office:value="98.758445518689896" table:formula="of:=[.Q218]*[.Q$2]+[.$A219]*(1-[.Q$2])" table:style-name="ce1">
            <text:p>98.75844552</text:p>
          </table:table-cell>
          <table:table-cell office:value-type="float" office:value="99.111865574207386" table:formula="of:=[.R218]*[.R$2]+[.$A219]*(1-[.R$2])" table:style-name="ce1">
            <text:p>99.11186557</text:p>
          </table:table-cell>
          <table:table-cell office:value-type="float" office:value="98.435457978492721" table:formula="of:=[.S218]*[.S$2]+[.$A219]*(1-[.S$2])" table:style-name="ce1">
            <text:p>98.43545798</text:p>
          </table:table-cell>
          <table:table-cell office:value-type="float" office:value="95.668289740599548" table:formula="of:=[.T218]*[.T$2]+[.$A219]*(1-[.T$2])" table:style-name="ce1">
            <text:p>95.66828974</text:p>
          </table:table-cell>
          <table:table-cell office:value-type="float" office:value="89.379761662501679" table:formula="of:=[.U218]*[.U$2]+[.$A219]*(1-[.U$2])" table:style-name="ce1">
            <text:p>89.37976166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219]*[.B$2]+[.$A220]*(1-[.B$2])" table:style-name="ce1">
            <text:p>93.7595</text:p>
          </table:table-cell>
          <table:table-cell office:value-type="float" office:value="93.752359387166806" table:formula="of:=[.C219]*[.C$2]+[.$A220]*(1-[.C$2])" table:style-name="ce1">
            <text:p>93.75235939</text:p>
          </table:table-cell>
          <table:table-cell office:value-type="float" office:value="93.733038070355974" table:formula="of:=[.D219]*[.D$2]+[.$A220]*(1-[.D$2])" table:style-name="ce1">
            <text:p>93.73303807</text:p>
          </table:table-cell>
          <table:table-cell office:value-type="float" office:value="93.705891819750377" table:formula="of:=[.E219]*[.E$2]+[.$A220]*(1-[.E$2])" table:style-name="ce1">
            <text:p>93.70589182</text:p>
          </table:table-cell>
          <table:table-cell office:value-type="float" office:value="93.677354840832962" table:formula="of:=[.F219]*[.F$2]+[.$A220]*(1-[.F$2])" table:style-name="ce1">
            <text:p>93.67735484</text:p>
          </table:table-cell>
          <table:table-cell office:value-type="float" office:value="93.656516951618457" table:formula="of:=[.G219]*[.G$2]+[.$A220]*(1-[.G$2])" table:style-name="ce1">
            <text:p>93.65651695</text:p>
          </table:table-cell>
          <table:table-cell office:value-type="float" office:value="93.655655284540089" table:formula="of:=[.H219]*[.H$2]+[.$A220]*(1-[.H$2])" table:style-name="ce1">
            <text:p>93.65565528</text:p>
          </table:table-cell>
          <table:table-cell office:value-type="float" office:value="93.690659306153066" table:formula="of:=[.I219]*[.I$2]+[.$A220]*(1-[.I$2])" table:style-name="ce1">
            <text:p>93.69065931</text:p>
          </table:table-cell>
          <table:table-cell office:value-type="float" office:value="93.781230766241748" table:formula="of:=[.J219]*[.J$2]+[.$A220]*(1-[.J$2])" table:style-name="ce1">
            <text:p>93.78123077</text:p>
          </table:table-cell>
          <table:table-cell office:value-type="float" office:value="93.95063129446288" table:formula="of:=[.K219]*[.K$2]+[.$A220]*(1-[.K$2])" table:style-name="ce1">
            <text:p>93.95063129</text:p>
          </table:table-cell>
          <table:table-cell office:value-type="float" office:value="94.224551503761631" table:formula="of:=[.L219]*[.L$2]+[.$A220]*(1-[.L$2])" table:style-name="ce1">
            <text:p>94.2245515</text:p>
          </table:table-cell>
          <table:table-cell office:value-type="float" office:value="94.628318714742619" table:formula="of:=[.M219]*[.M$2]+[.$A220]*(1-[.M$2])" table:style-name="ce1">
            <text:p>94.62831871</text:p>
          </table:table-cell>
          <table:table-cell office:value-type="float" office:value="95.181023988083012" table:formula="of:=[.N219]*[.N$2]+[.$A220]*(1-[.N$2])" table:style-name="ce1">
            <text:p>95.18102399</text:p>
          </table:table-cell>
          <table:table-cell office:value-type="float" office:value="95.884013823426258" table:formula="of:=[.O219]*[.O$2]+[.$A220]*(1-[.O$2])" table:style-name="ce1">
            <text:p>95.88401382</text:p>
          </table:table-cell>
          <table:table-cell office:value-type="float" office:value="96.699164633114265" table:formula="of:=[.P219]*[.P$2]+[.$A220]*(1-[.P$2])" table:style-name="ce1">
            <text:p>96.69916463</text:p>
          </table:table-cell>
          <table:table-cell office:value-type="float" office:value="97.508709139017427" table:formula="of:=[.Q219]*[.Q$2]+[.$A220]*(1-[.Q$2])" table:style-name="ce1">
            <text:p>97.50870914</text:p>
          </table:table-cell>
          <table:table-cell office:value-type="float" office:value="98.041392459365909" table:formula="of:=[.R219]*[.R$2]+[.$A220]*(1-[.R$2])" table:style-name="ce1">
            <text:p>98.04139246</text:p>
          </table:table-cell>
          <table:table-cell office:value-type="float" office:value="97.734064281718801" table:formula="of:=[.S219]*[.S$2]+[.$A220]*(1-[.S$2])" table:style-name="ce1">
            <text:p>97.73406428</text:p>
          </table:table-cell>
          <table:table-cell office:value-type="float" office:value="95.477410766539592" table:formula="of:=[.T219]*[.T$2]+[.$A220]*(1-[.T$2])" table:style-name="ce1">
            <text:p>95.47741077</text:p>
          </table:table-cell>
          <table:table-cell office:value-type="float" office:value="89.598748579376604" table:formula="of:=[.U219]*[.U$2]+[.$A220]*(1-[.U$2])" table:style-name="ce1">
            <text:p>89.59874858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220]*[.B$2]+[.$A221]*(1-[.B$2])" table:style-name="ce1">
            <text:p>102.833</text:p>
          </table:table-cell>
          <table:table-cell office:value-type="float" office:value="102.37896796935834" table:formula="of:=[.C220]*[.C$2]+[.$A221]*(1-[.C$2])" table:style-name="ce1">
            <text:p>102.378968</text:p>
          </table:table-cell>
          <table:table-cell office:value-type="float" office:value="101.9230038070356" table:formula="of:=[.D220]*[.D$2]+[.$A221]*(1-[.D$2])" table:style-name="ce1">
            <text:p>101.9230038</text:p>
          </table:table-cell>
          <table:table-cell office:value-type="float" office:value="101.46393377296256" table:formula="of:=[.E220]*[.E$2]+[.$A221]*(1-[.E$2])" table:style-name="ce1">
            <text:p>101.4639338</text:p>
          </table:table-cell>
          <table:table-cell office:value-type="float" office:value="101.0018709681666" table:formula="of:=[.F220]*[.F$2]+[.$A221]*(1-[.F$2])" table:style-name="ce1">
            <text:p>101.001871</text:p>
          </table:table-cell>
          <table:table-cell office:value-type="float" office:value="100.53887923790462" table:formula="of:=[.G220]*[.G$2]+[.$A221]*(1-[.G$2])" table:style-name="ce1">
            <text:p>100.5388792</text:p>
          </table:table-cell>
          <table:table-cell office:value-type="float" office:value="100.07979658536202" table:formula="of:=[.H220]*[.H$2]+[.$A221]*(1-[.H$2])" table:style-name="ce1">
            <text:p>100.0797966</text:p>
          </table:table-cell>
          <table:table-cell office:value-type="float" office:value="99.633180757153568" table:formula="of:=[.I220]*[.I$2]+[.$A221]*(1-[.I$2])" table:style-name="ce1">
            <text:p>99.63318076</text:p>
          </table:table-cell>
          <table:table-cell office:value-type="float" office:value="99.212292306496693" table:formula="of:=[.J220]*[.J$2]+[.$A221]*(1-[.J$2])" table:style-name="ce1">
            <text:p>99.21229231</text:p>
          </table:table-cell>
          <table:table-cell office:value-type="float" office:value="98.835934082508302" table:formula="of:=[.K220]*[.K$2]+[.$A221]*(1-[.K$2])" table:style-name="ce1">
            <text:p>98.83593408</text:p>
          </table:table-cell>
          <table:table-cell office:value-type="float" office:value="98.528775751880815" table:formula="of:=[.L220]*[.L$2]+[.$A221]*(1-[.L$2])" table:style-name="ce1">
            <text:p>98.52877575</text:p>
          </table:table-cell>
          <table:table-cell office:value-type="float" office:value="98.320425293108428" table:formula="of:=[.M220]*[.M$2]+[.$A221]*(1-[.M$2])" table:style-name="ce1">
            <text:p>98.32042529</text:p>
          </table:table-cell>
          <table:table-cell office:value-type="float" office:value="98.241814392849818" table:formula="of:=[.N220]*[.N$2]+[.$A221]*(1-[.N$2])" table:style-name="ce1">
            <text:p>98.24181439</text:p>
          </table:table-cell>
          <table:table-cell office:value-type="float" office:value="98.316158985227077" table:formula="of:=[.O220]*[.O$2]+[.$A221]*(1-[.O$2])" table:style-name="ce1">
            <text:p>98.31615899</text:p>
          </table:table-cell>
          <table:table-cell office:value-type="float" office:value="98.539315243179985" table:formula="of:=[.P220]*[.P$2]+[.$A221]*(1-[.P$2])" table:style-name="ce1">
            <text:p>98.53931524</text:p>
          </table:table-cell>
          <table:table-cell office:value-type="float" office:value="98.839781854263066" table:formula="of:=[.Q220]*[.Q$2]+[.$A221]*(1-[.Q$2])" table:style-name="ce1">
            <text:p>98.83978185</text:p>
          </table:table-cell>
          <table:table-cell office:value-type="float" office:value="98.999713967492724" table:formula="of:=[.R220]*[.R$2]+[.$A221]*(1-[.R$2])" table:style-name="ce1">
            <text:p>98.99971397</text:p>
          </table:table-cell>
          <table:table-cell office:value-type="float" office:value="98.498904639460989" table:formula="of:=[.S220]*[.S$2]+[.$A221]*(1-[.S$2])" table:style-name="ce1">
            <text:p>98.49890464</text:p>
          </table:table-cell>
          <table:table-cell office:value-type="float" office:value="96.212969689885625" table:formula="of:=[.T220]*[.T$2]+[.$A221]*(1-[.T$2])" table:style-name="ce1">
            <text:p>96.21296969</text:p>
          </table:table-cell>
          <table:table-cell office:value-type="float" office:value="90.260461150407764" table:formula="of:=[.U220]*[.U$2]+[.$A221]*(1-[.U$2])" table:style-name="ce1">
            <text:p>90.26046115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221]*[.B$2]+[.$A222]*(1-[.B$2])" table:style-name="ce1">
            <text:p>108.882</text:p>
          </table:table-cell>
          <table:table-cell office:value-type="float" office:value="108.55684839846792" table:formula="of:=[.C221]*[.C$2]+[.$A222]*(1-[.C$2])" table:style-name="ce1">
            <text:p>108.5568484</text:p>
          </table:table-cell>
          <table:table-cell office:value-type="float" office:value="108.18610038070356" table:formula="of:=[.D221]*[.D$2]+[.$A222]*(1-[.D$2])" table:style-name="ce1">
            <text:p>108.1861004</text:p>
          </table:table-cell>
          <table:table-cell office:value-type="float" office:value="107.76929006594439" table:formula="of:=[.E221]*[.E$2]+[.$A222]*(1-[.E$2])" table:style-name="ce1">
            <text:p>107.7692901</text:p>
          </table:table-cell>
          <table:table-cell office:value-type="float" office:value="107.30597419363333" table:formula="of:=[.F221]*[.F$2]+[.$A222]*(1-[.F$2])" table:style-name="ce1">
            <text:p>107.3059742</text:p>
          </table:table-cell>
          <table:table-cell office:value-type="float" office:value="106.79621980947616" table:formula="of:=[.G221]*[.G$2]+[.$A222]*(1-[.G$2])" table:style-name="ce1">
            <text:p>106.7962198</text:p>
          </table:table-cell>
          <table:table-cell office:value-type="float" office:value="106.2413389756086" table:formula="of:=[.H221]*[.H$2]+[.$A222]*(1-[.H$2])" table:style-name="ce1">
            <text:p>106.241339</text:p>
          </table:table-cell>
          <table:table-cell office:value-type="float" office:value="105.64491326500375" table:formula="of:=[.I221]*[.I$2]+[.$A222]*(1-[.I$2])" table:style-name="ce1">
            <text:p>105.6449133</text:p>
          </table:table-cell>
          <table:table-cell office:value-type="float" office:value="105.01411692259867" table:formula="of:=[.J221]*[.J$2]+[.$A222]*(1-[.J$2])" table:style-name="ce1">
            <text:p>105.0141169</text:p>
          </table:table-cell>
          <table:table-cell office:value-type="float" office:value="104.36127033712874" table:formula="of:=[.K221]*[.K$2]+[.$A222]*(1-[.K$2])" table:style-name="ce1">
            <text:p>104.3612703</text:p>
          </table:table-cell>
          <table:table-cell office:value-type="float" office:value="103.7053878759404" table:formula="of:=[.L221]*[.L$2]+[.$A222]*(1-[.L$2])" table:style-name="ce1">
            <text:p>103.7053879</text:p>
          </table:table-cell>
          <table:table-cell office:value-type="float" office:value="103.07313391120964" table:formula="of:=[.M221]*[.M$2]+[.$A222]*(1-[.M$2])" table:style-name="ce1">
            <text:p>103.0731339</text:p>
          </table:table-cell>
          <table:table-cell office:value-type="float" office:value="102.4978886357099" table:formula="of:=[.N221]*[.N$2]+[.$A222]*(1-[.N$2])" table:style-name="ce1">
            <text:p>102.4978886</text:p>
          </table:table-cell>
          <table:table-cell office:value-type="float" office:value="102.0142033403976" table:formula="of:=[.O221]*[.O$2]+[.$A222]*(1-[.O$2])" table:style-name="ce1">
            <text:p>102.0142033</text:p>
          </table:table-cell>
          <table:table-cell office:value-type="float" office:value="101.64212067022599" table:formula="of:=[.P221]*[.P$2]+[.$A222]*(1-[.P$2])" table:style-name="ce1">
            <text:p>101.6421207</text:p>
          </table:table-cell>
          <table:table-cell office:value-type="float" office:value="101.35033639069731" table:formula="of:=[.Q221]*[.Q$2]+[.$A222]*(1-[.Q$2])" table:style-name="ce1">
            <text:p>101.3503364</text:p>
          </table:table-cell>
          <table:table-cell office:value-type="float" office:value="100.97617117399417" table:formula="of:=[.R221]*[.R$2]+[.$A222]*(1-[.R$2])" table:style-name="ce1">
            <text:p>100.9761712</text:p>
          </table:table-cell>
          <table:table-cell office:value-type="float" office:value="100.05636894354184" table:formula="of:=[.S221]*[.S$2]+[.$A222]*(1-[.S$2])" table:style-name="ce1">
            <text:p>100.0563689</text:p>
          </table:table-cell>
          <table:table-cell office:value-type="float" office:value="97.479872720897063" table:formula="of:=[.T221]*[.T$2]+[.$A222]*(1-[.T$2])" table:style-name="ce1">
            <text:p>97.47987272</text:p>
          </table:table-cell>
          <table:table-cell office:value-type="float" office:value="91.191538092887384" table:formula="of:=[.U221]*[.U$2]+[.$A222]*(1-[.U$2])" table:style-name="ce1">
            <text:p>91.19153809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222]*[.B$2]+[.$A223]*(1-[.B$2])" table:style-name="ce1">
            <text:p>108.882</text:p>
          </table:table-cell>
          <table:table-cell office:value-type="float" office:value="108.86574241992339" table:formula="of:=[.C222]*[.C$2]+[.$A223]*(1-[.C$2])" table:style-name="ce1">
            <text:p>108.8657424</text:p>
          </table:table-cell>
          <table:table-cell office:value-type="float" office:value="108.81241003807037" table:formula="of:=[.D222]*[.D$2]+[.$A223]*(1-[.D$2])" table:style-name="ce1">
            <text:p>108.81241</text:p>
          </table:table-cell>
          <table:table-cell office:value-type="float" office:value="108.71509350989166" table:formula="of:=[.E222]*[.E$2]+[.$A223]*(1-[.E$2])" table:style-name="ce1">
            <text:p>108.7150935</text:p>
          </table:table-cell>
          <table:table-cell office:value-type="float" office:value="108.56679483872668" table:formula="of:=[.F222]*[.F$2]+[.$A223]*(1-[.F$2])" table:style-name="ce1">
            <text:p>108.5667948</text:p>
          </table:table-cell>
          <table:table-cell office:value-type="float" office:value="108.36055495236904" table:formula="of:=[.G222]*[.G$2]+[.$A223]*(1-[.G$2])" table:style-name="ce1">
            <text:p>108.360555</text:p>
          </table:table-cell>
          <table:table-cell office:value-type="float" office:value="108.08980169268258" table:formula="of:=[.H222]*[.H$2]+[.$A223]*(1-[.H$2])" table:style-name="ce1">
            <text:p>108.0898017</text:p>
          </table:table-cell>
          <table:table-cell office:value-type="float" office:value="107.74901964275131" table:formula="of:=[.I222]*[.I$2]+[.$A223]*(1-[.I$2])" table:style-name="ce1">
            <text:p>107.7490196</text:p>
          </table:table-cell>
          <table:table-cell office:value-type="float" office:value="107.33484676903947" table:formula="of:=[.J222]*[.J$2]+[.$A223]*(1-[.J$2])" table:style-name="ce1">
            <text:p>107.3348468</text:p>
          </table:table-cell>
          <table:table-cell office:value-type="float" office:value="106.84767165170794" table:formula="of:=[.K222]*[.K$2]+[.$A223]*(1-[.K$2])" table:style-name="ce1">
            <text:p>106.8476717</text:p>
          </table:table-cell>
          <table:table-cell office:value-type="float" office:value="106.2936939379702" table:formula="of:=[.L222]*[.L$2]+[.$A223]*(1-[.L$2])" table:style-name="ce1">
            <text:p>106.2936939</text:p>
          </table:table-cell>
          <table:table-cell office:value-type="float" office:value="105.68712365116531" table:formula="of:=[.M222]*[.M$2]+[.$A223]*(1-[.M$2])" table:style-name="ce1">
            <text:p>105.6871237</text:p>
          </table:table-cell>
          <table:table-cell office:value-type="float" office:value="105.05153318142594" table:formula="of:=[.N222]*[.N$2]+[.$A223]*(1-[.N$2])" table:style-name="ce1">
            <text:p>105.0515332</text:p>
          </table:table-cell>
          <table:table-cell office:value-type="float" office:value="104.41793217125844" table:formula="of:=[.O222]*[.O$2]+[.$A223]*(1-[.O$2])" table:style-name="ce1">
            <text:p>104.4179322</text:p>
          </table:table-cell>
          <table:table-cell office:value-type="float" office:value="103.8140844691582" table:formula="of:=[.P222]*[.P$2]+[.$A223]*(1-[.P$2])" table:style-name="ce1">
            <text:p>103.8140845</text:p>
          </table:table-cell>
          <table:table-cell office:value-type="float" office:value="103.23325229302299" table:formula="of:=[.Q222]*[.Q$2]+[.$A223]*(1-[.Q$2])" table:style-name="ce1">
            <text:p>103.2332523</text:p>
          </table:table-cell>
          <table:table-cell office:value-type="float" office:value="102.55733693919534" table:formula="of:=[.R222]*[.R$2]+[.$A223]*(1-[.R$2])" table:style-name="ce1">
            <text:p>102.5573369</text:p>
          </table:table-cell>
          <table:table-cell office:value-type="float" office:value="101.38021360201057" table:formula="of:=[.S222]*[.S$2]+[.$A223]*(1-[.S$2])" table:style-name="ce1">
            <text:p>101.3802136</text:p>
          </table:table-cell>
          <table:table-cell office:value-type="float" office:value="98.620085448807359" table:formula="of:=[.T222]*[.T$2]+[.$A223]*(1-[.T$2])" table:style-name="ce1">
            <text:p>98.62008545</text:p>
          </table:table-cell>
          <table:table-cell office:value-type="float" office:value="92.076061188243017" table:formula="of:=[.U222]*[.U$2]+[.$A223]*(1-[.U$2])" table:style-name="ce1">
            <text:p>92.07606119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223]*[.B$2]+[.$A224]*(1-[.B$2])" table:style-name="ce1">
            <text:p>114.931</text:p>
          </table:table-cell>
          <table:table-cell office:value-type="float" office:value="114.62773712099617" table:formula="of:=[.C223]*[.C$2]+[.$A224]*(1-[.C$2])" table:style-name="ce1">
            <text:p>114.6277371</text:p>
          </table:table-cell>
          <table:table-cell office:value-type="float" office:value="114.31914100380703" table:formula="of:=[.D223]*[.D$2]+[.$A224]*(1-[.D$2])" table:style-name="ce1">
            <text:p>114.319141</text:p>
          </table:table-cell>
          <table:table-cell office:value-type="float" office:value="113.99861402648375" table:formula="of:=[.E223]*[.E$2]+[.$A224]*(1-[.E$2])" table:style-name="ce1">
            <text:p>113.998614</text:p>
          </table:table-cell>
          <table:table-cell office:value-type="float" office:value="113.65815896774534" table:formula="of:=[.F223]*[.F$2]+[.$A224]*(1-[.F$2])" table:style-name="ce1">
            <text:p>113.658159</text:p>
          </table:table-cell>
          <table:table-cell office:value-type="float" office:value="113.28838873809227" table:formula="of:=[.G223]*[.G$2]+[.$A224]*(1-[.G$2])" table:style-name="ce1">
            <text:p>113.2883887</text:p>
          </table:table-cell>
          <table:table-cell office:value-type="float" office:value="112.87864050780476" table:formula="of:=[.H223]*[.H$2]+[.$A224]*(1-[.H$2])" table:style-name="ce1">
            <text:p>112.8786405</text:p>
          </table:table-cell>
          <table:table-cell office:value-type="float" office:value="112.41730687496296" table:formula="of:=[.I223]*[.I$2]+[.$A224]*(1-[.I$2])" table:style-name="ce1">
            <text:p>112.4173069</text:p>
          </table:table-cell>
          <table:table-cell office:value-type="float" office:value="111.89253870761578" table:formula="of:=[.J223]*[.J$2]+[.$A224]*(1-[.J$2])" table:style-name="ce1">
            <text:p>111.8925387</text:p>
          </table:table-cell>
          <table:table-cell office:value-type="float" office:value="111.29350224326858" table:formula="of:=[.K223]*[.K$2]+[.$A224]*(1-[.K$2])" table:style-name="ce1">
            <text:p>111.2935022</text:p>
          </table:table-cell>
          <table:table-cell office:value-type="float" office:value="110.61234696898509" table:formula="of:=[.L223]*[.L$2]+[.$A224]*(1-[.L$2])" table:style-name="ce1">
            <text:p>110.612347</text:p>
          </table:table-cell>
          <table:table-cell office:value-type="float" office:value="109.84686800814092" table:formula="of:=[.M223]*[.M$2]+[.$A224]*(1-[.M$2])" table:style-name="ce1">
            <text:p>109.846868</text:p>
          </table:table-cell>
          <table:table-cell office:value-type="float" office:value="109.00331990885556" table:formula="of:=[.N223]*[.N$2]+[.$A224]*(1-[.N$2])" table:style-name="ce1">
            <text:p>109.0033199</text:p>
          </table:table-cell>
          <table:table-cell office:value-type="float" office:value="108.09750591131798" table:formula="of:=[.O223]*[.O$2]+[.$A224]*(1-[.O$2])" table:style-name="ce1">
            <text:p>108.0975059</text:p>
          </table:table-cell>
          <table:table-cell office:value-type="float" office:value="107.14915912841073" table:formula="of:=[.P223]*[.P$2]+[.$A224]*(1-[.P$2])" table:style-name="ce1">
            <text:p>107.1491591</text:p>
          </table:table-cell>
          <table:table-cell office:value-type="float" office:value="106.15768921976724" table:formula="of:=[.Q223]*[.Q$2]+[.$A224]*(1-[.Q$2])" table:style-name="ce1">
            <text:p>106.1576892</text:p>
          </table:table-cell>
          <table:table-cell office:value-type="float" office:value="105.03206955135627" table:formula="of:=[.R223]*[.R$2]+[.$A224]*(1-[.R$2])" table:style-name="ce1">
            <text:p>105.0320696</text:p>
          </table:table-cell>
          <table:table-cell office:value-type="float" office:value="103.41283156170898" table:formula="of:=[.S223]*[.S$2]+[.$A224]*(1-[.S$2])" table:style-name="ce1">
            <text:p>103.4128316</text:p>
          </table:table-cell>
          <table:table-cell office:value-type="float" office:value="100.25117690392662" table:formula="of:=[.T223]*[.T$2]+[.$A224]*(1-[.T$2])" table:style-name="ce1">
            <text:p>100.2511769</text:p>
          </table:table-cell>
          <table:table-cell office:value-type="float" office:value="93.218808128830858" table:formula="of:=[.U223]*[.U$2]+[.$A224]*(1-[.U$2])" table:style-name="ce1">
            <text:p>93.21880813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224]*[.B$2]+[.$A225]*(1-[.B$2])" table:style-name="ce1">
            <text:p>114.931</text:p>
          </table:table-cell>
          <table:table-cell office:value-type="float" office:value="114.91583685604981" table:formula="of:=[.C224]*[.C$2]+[.$A225]*(1-[.C$2])" table:style-name="ce1">
            <text:p>114.9158369</text:p>
          </table:table-cell>
          <table:table-cell office:value-type="float" office:value="114.86981410038071" table:formula="of:=[.D224]*[.D$2]+[.$A225]*(1-[.D$2])" table:style-name="ce1">
            <text:p>114.8698141</text:p>
          </table:table-cell>
          <table:table-cell office:value-type="float" office:value="114.79114210397256" table:formula="of:=[.E224]*[.E$2]+[.$A225]*(1-[.E$2])" table:style-name="ce1">
            <text:p>114.7911421</text:p>
          </table:table-cell>
          <table:table-cell office:value-type="float" office:value="114.67643179354907" table:formula="of:=[.F224]*[.F$2]+[.$A225]*(1-[.F$2])" table:style-name="ce1">
            <text:p>114.6764318</text:p>
          </table:table-cell>
          <table:table-cell office:value-type="float" office:value="114.52034718452308" table:formula="of:=[.G224]*[.G$2]+[.$A225]*(1-[.G$2])" table:style-name="ce1">
            <text:p>114.5203472</text:p>
          </table:table-cell>
          <table:table-cell office:value-type="float" office:value="114.31529215234141" table:formula="of:=[.H224]*[.H$2]+[.$A225]*(1-[.H$2])" table:style-name="ce1">
            <text:p>114.3152922</text:p>
          </table:table-cell>
          <table:table-cell office:value-type="float" office:value="114.05120740623704" table:formula="of:=[.I224]*[.I$2]+[.$A225]*(1-[.I$2])" table:style-name="ce1">
            <text:p>114.0512074</text:p>
          </table:table-cell>
          <table:table-cell office:value-type="float" office:value="113.71561548304631" table:formula="of:=[.J224]*[.J$2]+[.$A225]*(1-[.J$2])" table:style-name="ce1">
            <text:p>113.7156155</text:p>
          </table:table-cell>
          <table:table-cell office:value-type="float" office:value="113.29412600947086" table:formula="of:=[.K224]*[.K$2]+[.$A225]*(1-[.K$2])" table:style-name="ce1">
            <text:p>113.294126</text:p>
          </table:table-cell>
          <table:table-cell office:value-type="float" office:value="112.77167348449254" table:formula="of:=[.L224]*[.L$2]+[.$A225]*(1-[.L$2])" table:style-name="ce1">
            <text:p>112.7716735</text:p>
          </table:table-cell>
          <table:table-cell office:value-type="float" office:value="112.1347274044775" table:formula="of:=[.M224]*[.M$2]+[.$A225]*(1-[.M$2])" table:style-name="ce1">
            <text:p>112.1347274</text:p>
          </table:table-cell>
          <table:table-cell office:value-type="float" office:value="111.37439194531333" table:formula="of:=[.N224]*[.N$2]+[.$A225]*(1-[.N$2])" table:style-name="ce1">
            <text:p>111.3743919</text:p>
          </table:table-cell>
          <table:table-cell office:value-type="float" office:value="110.48922884235668" table:formula="of:=[.O224]*[.O$2]+[.$A225]*(1-[.O$2])" table:style-name="ce1">
            <text:p>110.4892288</text:p>
          </table:table-cell>
          <table:table-cell office:value-type="float" office:value="109.4837113898875" table:formula="of:=[.P224]*[.P$2]+[.$A225]*(1-[.P$2])" table:style-name="ce1">
            <text:p>109.4837114</text:p>
          </table:table-cell>
          <table:table-cell office:value-type="float" office:value="108.35101691482542" table:formula="of:=[.Q224]*[.Q$2]+[.$A225]*(1-[.Q$2])" table:style-name="ce1">
            <text:p>108.3510169</text:p>
          </table:table-cell>
          <table:table-cell office:value-type="float" office:value="107.01185564108502" table:formula="of:=[.R224]*[.R$2]+[.$A225]*(1-[.R$2])" table:style-name="ce1">
            <text:p>107.0118556</text:p>
          </table:table-cell>
          <table:table-cell office:value-type="float" office:value="105.14055682745263" table:formula="of:=[.S224]*[.S$2]+[.$A225]*(1-[.S$2])" table:style-name="ce1">
            <text:p>105.1405568</text:p>
          </table:table-cell>
          <table:table-cell office:value-type="float" office:value="101.71915921353396" table:formula="of:=[.T224]*[.T$2]+[.$A225]*(1-[.T$2])" table:style-name="ce1">
            <text:p>101.7191592</text:p>
          </table:table-cell>
          <table:table-cell office:value-type="float" office:value="94.304417722389317" table:formula="of:=[.U224]*[.U$2]+[.$A225]*(1-[.U$2])" table:style-name="ce1">
            <text:p>94.30441772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225]*[.B$2]+[.$A226]*(1-[.B$2])" table:style-name="ce1">
            <text:p>99.8085</text:p>
          </table:table-cell>
          <table:table-cell office:value-type="float" office:value="100.56386684280248" table:formula="of:=[.C225]*[.C$2]+[.$A226]*(1-[.C$2])" table:style-name="ce1">
            <text:p>100.5638668</text:p>
          </table:table-cell>
          <table:table-cell office:value-type="float" office:value="101.31463141003806" table:formula="of:=[.D225]*[.D$2]+[.$A226]*(1-[.D$2])" table:style-name="ce1">
            <text:p>101.3146314</text:p>
          </table:table-cell>
          <table:table-cell office:value-type="float" office:value="102.05589631559587" table:formula="of:=[.E225]*[.E$2]+[.$A226]*(1-[.E$2])" table:style-name="ce1">
            <text:p>102.0558963</text:p>
          </table:table-cell>
          <table:table-cell office:value-type="float" office:value="102.78208635870982" table:formula="of:=[.F225]*[.F$2]+[.$A226]*(1-[.F$2])" table:style-name="ce1">
            <text:p>102.7820864</text:p>
          </table:table-cell>
          <table:table-cell office:value-type="float" office:value="103.48646179613077" table:formula="of:=[.G225]*[.G$2]+[.$A226]*(1-[.G$2])" table:style-name="ce1">
            <text:p>103.4864618</text:p>
          </table:table-cell>
          <table:table-cell office:value-type="float" office:value="104.16053764570242" table:formula="of:=[.H225]*[.H$2]+[.$A226]*(1-[.H$2])" table:style-name="ce1">
            <text:p>104.1605376</text:p>
          </table:table-cell>
          <table:table-cell office:value-type="float" office:value="104.79344759218296" table:formula="of:=[.I225]*[.I$2]+[.$A226]*(1-[.I$2])" table:style-name="ce1">
            <text:p>104.7934476</text:p>
          </table:table-cell>
          <table:table-cell office:value-type="float" office:value="105.37134619321853" table:formula="of:=[.J225]*[.J$2]+[.$A226]*(1-[.J$2])" table:style-name="ce1">
            <text:p>105.3713462</text:p>
          </table:table-cell>
          <table:table-cell office:value-type="float" office:value="105.8770317042619" table:formula="of:=[.K225]*[.K$2]+[.$A226]*(1-[.K$2])" table:style-name="ce1">
            <text:p>105.8770317</text:p>
          </table:table-cell>
          <table:table-cell office:value-type="float" office:value="106.29008674224627" table:formula="of:=[.L225]*[.L$2]+[.$A226]*(1-[.L$2])" table:style-name="ce1">
            <text:p>106.2900867</text:p>
          </table:table-cell>
          <table:table-cell office:value-type="float" office:value="106.58792507246262" table:formula="of:=[.M225]*[.M$2]+[.$A226]*(1-[.M$2])" table:style-name="ce1">
            <text:p>106.5879251</text:p>
          </table:table-cell>
          <table:table-cell office:value-type="float" office:value="106.74803516718799" table:formula="of:=[.N225]*[.N$2]+[.$A226]*(1-[.N$2])" table:style-name="ce1">
            <text:p>106.7480352</text:p>
          </table:table-cell>
          <table:table-cell office:value-type="float" office:value="106.75097374753184" table:formula="of:=[.O225]*[.O$2]+[.$A226]*(1-[.O$2])" table:style-name="ce1">
            <text:p>106.7509737</text:p>
          </table:table-cell>
          <table:table-cell office:value-type="float" office:value="106.58114797292126" table:formula="of:=[.P225]*[.P$2]+[.$A226]*(1-[.P$2])" table:style-name="ce1">
            <text:p>106.581148</text:p>
          </table:table-cell>
          <table:table-cell office:value-type="float" office:value="106.21538768611906" table:formula="of:=[.Q225]*[.Q$2]+[.$A226]*(1-[.Q$2])" table:style-name="ce1">
            <text:p>106.2153877</text:p>
          </table:table-cell>
          <table:table-cell office:value-type="float" office:value="105.57118451286802" table:formula="of:=[.R225]*[.R$2]+[.$A226]*(1-[.R$2])" table:style-name="ce1">
            <text:p>105.5711845</text:p>
          </table:table-cell>
          <table:table-cell office:value-type="float" office:value="104.34074830333473" table:formula="of:=[.S225]*[.S$2]+[.$A226]*(1-[.S$2])" table:style-name="ce1">
            <text:p>104.3407483</text:p>
          </table:table-cell>
          <table:table-cell office:value-type="float" office:value="101.52809329218056" table:formula="of:=[.T225]*[.T$2]+[.$A226]*(1-[.T$2])" table:style-name="ce1">
            <text:p>101.5280933</text:p>
          </table:table-cell>
          <table:table-cell office:value-type="float" office:value="94.579621836269851" table:formula="of:=[.U225]*[.U$2]+[.$A226]*(1-[.U$2])" table:style-name="ce1">
            <text:p>94.57962184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226]*[.B$2]+[.$A227]*(1-[.B$2])" table:style-name="ce1">
            <text:p>84.686</text:p>
          </table:table-cell>
          <table:table-cell office:value-type="float" office:value="85.47989334214013" table:formula="of:=[.C226]*[.C$2]+[.$A227]*(1-[.C$2])" table:style-name="ce1">
            <text:p>85.47989334</text:p>
          </table:table-cell>
          <table:table-cell office:value-type="float" office:value="86.348863141003818" table:formula="of:=[.D226]*[.D$2]+[.$A227]*(1-[.D$2])" table:style-name="ce1">
            <text:p>86.34886314</text:p>
          </table:table-cell>
          <table:table-cell office:value-type="float" office:value="87.291484447339386" table:formula="of:=[.E226]*[.E$2]+[.$A227]*(1-[.E$2])" table:style-name="ce1">
            <text:p>87.29148445</text:p>
          </table:table-cell>
          <table:table-cell office:value-type="float" office:value="88.305217271741967" table:formula="of:=[.F226]*[.F$2]+[.$A227]*(1-[.F$2])" table:style-name="ce1">
            <text:p>88.30521727</text:p>
          </table:table-cell>
          <table:table-cell office:value-type="float" office:value="89.386115449032701" table:formula="of:=[.G226]*[.G$2]+[.$A227]*(1-[.G$2])" table:style-name="ce1">
            <text:p>89.38611545</text:p>
          </table:table-cell>
          <table:table-cell office:value-type="float" office:value="90.528361293710731" table:formula="of:=[.H226]*[.H$2]+[.$A227]*(1-[.H$2])" table:style-name="ce1">
            <text:p>90.52836129</text:p>
          </table:table-cell>
          <table:table-cell office:value-type="float" office:value="91.723606657264042" table:formula="of:=[.I226]*[.I$2]+[.$A227]*(1-[.I$2])" table:style-name="ce1">
            <text:p>91.72360666</text:p>
          </table:table-cell>
          <table:table-cell office:value-type="float" office:value="92.960138477287416" table:formula="of:=[.J226]*[.J$2]+[.$A227]*(1-[.J$2])" table:style-name="ce1">
            <text:p>92.96013848</text:p>
          </table:table-cell>
          <table:table-cell office:value-type="float" office:value="94.221964266917865" table:formula="of:=[.K226]*[.K$2]+[.$A227]*(1-[.K$2])" table:style-name="ce1">
            <text:p>94.22196427</text:p>
          </table:table-cell>
          <table:table-cell office:value-type="float" office:value="95.48804337112314" table:formula="of:=[.L226]*[.L$2]+[.$A227]*(1-[.L$2])" table:style-name="ce1">
            <text:p>95.48804337</text:p>
          </table:table-cell>
          <table:table-cell office:value-type="float" office:value="96.732058789854449" table:formula="of:=[.M226]*[.M$2]+[.$A227]*(1-[.M$2])" table:style-name="ce1">
            <text:p>96.73205879</text:p>
          </table:table-cell>
          <table:table-cell office:value-type="float" office:value="97.923221100312787" table:formula="of:=[.N226]*[.N$2]+[.$A227]*(1-[.N$2])" table:style-name="ce1">
            <text:p>97.9232211</text:p>
          </table:table-cell>
          <table:table-cell office:value-type="float" office:value="99.028232935895701" table:formula="of:=[.O226]*[.O$2]+[.$A227]*(1-[.O$2])" table:style-name="ce1">
            <text:p>99.02823294</text:p>
          </table:table-cell>
          <table:table-cell office:value-type="float" office:value="100.01260358104489" table:formula="of:=[.P226]*[.P$2]+[.$A227]*(1-[.P$2])" table:style-name="ce1">
            <text:p>100.0126036</text:p>
          </table:table-cell>
          <table:table-cell office:value-type="float" office:value="100.8330407645893" table:formula="of:=[.Q226]*[.Q$2]+[.$A227]*(1-[.Q$2])" table:style-name="ce1">
            <text:p>100.8330408</text:p>
          </table:table-cell>
          <table:table-cell office:value-type="float" office:value="101.39414761029443" table:formula="of:=[.R226]*[.R$2]+[.$A227]*(1-[.R$2])" table:style-name="ce1">
            <text:p>101.3941476</text:p>
          </table:table-cell>
          <table:table-cell office:value-type="float" office:value="101.39253605783452" table:formula="of:=[.S226]*[.S$2]+[.$A227]*(1-[.S$2])" table:style-name="ce1">
            <text:p>101.3925361</text:p>
          </table:table-cell>
          <table:table-cell office:value-type="float" office:value="99.843883962962494" table:formula="of:=[.T226]*[.T$2]+[.$A227]*(1-[.T$2])" table:style-name="ce1">
            <text:p>99.84388396</text:p>
          </table:table-cell>
          <table:table-cell office:value-type="float" office:value="94.084940744456361" table:formula="of:=[.U226]*[.U$2]+[.$A227]*(1-[.U$2])" table:style-name="ce1">
            <text:p>94.08494074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227]*[.B$2]+[.$A228]*(1-[.B$2])" table:style-name="ce1">
            <text:p>66.539</text:p>
          </table:table-cell>
          <table:table-cell office:value-type="float" office:value="67.486044667107009" table:formula="of:=[.C227]*[.C$2]+[.$A228]*(1-[.C$2])" table:style-name="ce1">
            <text:p>67.48604467</text:p>
          </table:table-cell>
          <table:table-cell office:value-type="float" office:value="68.519986314100379" table:formula="of:=[.D227]*[.D$2]+[.$A228]*(1-[.D$2])" table:style-name="ce1">
            <text:p>68.51998631</text:p>
          </table:table-cell>
          <table:table-cell office:value-type="float" office:value="69.651872667100903" table:formula="of:=[.E227]*[.E$2]+[.$A228]*(1-[.E$2])" table:style-name="ce1">
            <text:p>69.65187267</text:p>
          </table:table-cell>
          <table:table-cell office:value-type="float" office:value="70.892243454348403" table:formula="of:=[.F227]*[.F$2]+[.$A228]*(1-[.F$2])" table:style-name="ce1">
            <text:p>70.89224345</text:p>
          </table:table-cell>
          <table:table-cell office:value-type="float" office:value="72.250778862258187" table:formula="of:=[.G227]*[.G$2]+[.$A228]*(1-[.G$2])" table:style-name="ce1">
            <text:p>72.25077886</text:p>
          </table:table-cell>
          <table:table-cell office:value-type="float" office:value="73.735808388113213" table:formula="of:=[.H227]*[.H$2]+[.$A228]*(1-[.H$2])" table:style-name="ce1">
            <text:p>73.73580839</text:p>
          </table:table-cell>
          <table:table-cell office:value-type="float" office:value="75.353612330042409" table:formula="of:=[.I227]*[.I$2]+[.$A228]*(1-[.I$2])" table:style-name="ce1">
            <text:p>75.35361233</text:p>
          </table:table-cell>
          <table:table-cell office:value-type="float" office:value="77.107455390914964" table:formula="of:=[.J227]*[.J$2]+[.$A228]*(1-[.J$2])" table:style-name="ce1">
            <text:p>77.10745539</text:p>
          </table:table-cell>
          <table:table-cell office:value-type="float" office:value="78.996333920113045" table:formula="of:=[.K227]*[.K$2]+[.$A228]*(1-[.K$2])" table:style-name="ce1">
            <text:p>78.99633392</text:p>
          </table:table-cell>
          <table:table-cell office:value-type="float" office:value="81.013521685561571" table:formula="of:=[.L227]*[.L$2]+[.$A228]*(1-[.L$2])" table:style-name="ce1">
            <text:p>81.01352169</text:p>
          </table:table-cell>
          <table:table-cell office:value-type="float" office:value="83.145182334419957" table:formula="of:=[.M227]*[.M$2]+[.$A228]*(1-[.M$2])" table:style-name="ce1">
            <text:p>83.14518233</text:p>
          </table:table-cell>
          <table:table-cell office:value-type="float" office:value="85.369532660187673" table:formula="of:=[.N227]*[.N$2]+[.$A228]*(1-[.N$2])" table:style-name="ce1">
            <text:p>85.36953266</text:p>
          </table:table-cell>
          <table:table-cell office:value-type="float" office:value="87.657001408332206" table:formula="of:=[.O227]*[.O$2]+[.$A228]*(1-[.O$2])" table:style-name="ce1">
            <text:p>87.65700141</text:p>
          </table:table-cell>
          <table:table-cell office:value-type="float" office:value="89.970522506731427" table:formula="of:=[.P227]*[.P$2]+[.$A228]*(1-[.P$2])" table:style-name="ce1">
            <text:p>89.97052251</text:p>
          </table:table-cell>
          <table:table-cell office:value-type="float" office:value="92.259530573441964" table:formula="of:=[.Q227]*[.Q$2]+[.$A228]*(1-[.Q$2])" table:style-name="ce1">
            <text:p>92.25953057</text:p>
          </table:table-cell>
          <table:table-cell office:value-type="float" office:value="94.42311808823554" table:formula="of:=[.R227]*[.R$2]+[.$A228]*(1-[.R$2])" table:style-name="ce1">
            <text:p>94.42311809</text:p>
          </table:table-cell>
          <table:table-cell office:value-type="float" office:value="96.164505649159338" table:formula="of:=[.S227]*[.S$2]+[.$A228]*(1-[.S$2])" table:style-name="ce1">
            <text:p>96.16450565</text:p>
          </table:table-cell>
          <table:table-cell office:value-type="float" office:value="96.513395566666233" table:formula="of:=[.T227]*[.T$2]+[.$A228]*(1-[.T$2])" table:style-name="ce1">
            <text:p>96.51339557</text:p>
          </table:table-cell>
          <table:table-cell office:value-type="float" office:value="92.70764370723353" table:formula="of:=[.U227]*[.U$2]+[.$A228]*(1-[.U$2])" table:style-name="ce1">
            <text:p>92.70764371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228]*[.B$2]+[.$A229]*(1-[.B$2])" table:style-name="ce1">
            <text:p>54.441</text:p>
          </table:table-cell>
          <table:table-cell office:value-type="float" office:value="55.093252233355351" table:formula="of:=[.C228]*[.C$2]+[.$A229]*(1-[.C$2])" table:style-name="ce1">
            <text:p>55.09325223</text:p>
          </table:table-cell>
          <table:table-cell office:value-type="float" office:value="55.848898631410044" table:formula="of:=[.D228]*[.D$2]+[.$A229]*(1-[.D$2])" table:style-name="ce1">
            <text:p>55.84889863</text:p>
          </table:table-cell>
          <table:table-cell office:value-type="float" office:value="56.722630900065134" table:formula="of:=[.E228]*[.E$2]+[.$A229]*(1-[.E$2])" table:style-name="ce1">
            <text:p>56.7226309</text:p>
          </table:table-cell>
          <table:table-cell office:value-type="float" office:value="57.731248690869684" table:formula="of:=[.F228]*[.F$2]+[.$A229]*(1-[.F$2])" table:style-name="ce1">
            <text:p>57.73124869</text:p>
          </table:table-cell>
          <table:table-cell office:value-type="float" office:value="58.893444715564549" table:formula="of:=[.G228]*[.G$2]+[.$A229]*(1-[.G$2])" table:style-name="ce1">
            <text:p>58.89344472</text:p>
          </table:table-cell>
          <table:table-cell office:value-type="float" office:value="60.229442516433963" table:formula="of:=[.H228]*[.H$2]+[.$A229]*(1-[.H$2])" table:style-name="ce1">
            <text:p>60.22944252</text:p>
          </table:table-cell>
          <table:table-cell office:value-type="float" office:value="61.760414315514844" table:formula="of:=[.I228]*[.I$2]+[.$A229]*(1-[.I$2])" table:style-name="ce1">
            <text:p>61.76041432</text:p>
          </table:table-cell>
          <table:table-cell office:value-type="float" office:value="63.507582156365984" table:formula="of:=[.J228]*[.J$2]+[.$A229]*(1-[.J$2])" table:style-name="ce1">
            <text:p>63.50758216</text:p>
          </table:table-cell>
          <table:table-cell office:value-type="float" office:value="65.490900264050879" table:formula="of:=[.K228]*[.K$2]+[.$A229]*(1-[.K$2])" table:style-name="ce1">
            <text:p>65.49090026</text:p>
          </table:table-cell>
          <table:table-cell office:value-type="float" office:value="67.727260842780794" table:formula="of:=[.L228]*[.L$2]+[.$A229]*(1-[.L$2])" table:style-name="ce1">
            <text:p>67.72726084</text:p>
          </table:table-cell>
          <table:table-cell office:value-type="float" office:value="70.228300283930977" table:formula="of:=[.M228]*[.M$2]+[.$A229]*(1-[.M$2])" table:style-name="ce1">
            <text:p>70.22830028</text:p>
          </table:table-cell>
          <table:table-cell office:value-type="float" office:value="72.998119596112602" table:formula="of:=[.N228]*[.N$2]+[.$A229]*(1-[.N$2])" table:style-name="ce1">
            <text:p>72.9981196</text:p>
          </table:table-cell>
          <table:table-cell office:value-type="float" office:value="76.031400915415929" table:formula="of:=[.O228]*[.O$2]+[.$A229]*(1-[.O$2])" table:style-name="ce1">
            <text:p>76.03140092</text:p>
          </table:table-cell>
          <table:table-cell office:value-type="float" office:value="79.311665754711996" table:formula="of:=[.P228]*[.P$2]+[.$A229]*(1-[.P$2])" table:style-name="ce1">
            <text:p>79.31166575</text:p>
          </table:table-cell>
          <table:table-cell office:value-type="float" office:value="82.804897930081466" table:formula="of:=[.Q228]*[.Q$2]+[.$A229]*(1-[.Q$2])" table:style-name="ce1">
            <text:p>82.80489793</text:p>
          </table:table-cell>
          <table:table-cell office:value-type="float" office:value="86.42669447058843" table:formula="of:=[.R228]*[.R$2]+[.$A229]*(1-[.R$2])" table:style-name="ce1">
            <text:p>86.42669447</text:p>
          </table:table-cell>
          <table:table-cell office:value-type="float" office:value="89.905979801785435" table:formula="of:=[.S228]*[.S$2]+[.$A229]*(1-[.S$2])" table:style-name="ce1">
            <text:p>89.9059798</text:p>
          </table:table-cell>
          <table:table-cell office:value-type="float" office:value="92.306156009999597" table:formula="of:=[.T228]*[.T$2]+[.$A229]*(1-[.T$2])" table:style-name="ce1">
            <text:p>92.30615601</text:p>
          </table:table-cell>
          <table:table-cell office:value-type="float" office:value="90.794311521871848" table:formula="of:=[.U228]*[.U$2]+[.$A229]*(1-[.U$2])" table:style-name="ce1">
            <text:p>90.79431152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29]*[.B$2]+[.$A230]*(1-[.B$2])" table:style-name="ce1">
            <text:p>60.49</text:p>
          </table:table-cell>
          <table:table-cell office:value-type="float" office:value="60.220162611667767" table:formula="of:=[.C229]*[.C$2]+[.$A230]*(1-[.C$2])" table:style-name="ce1">
            <text:p>60.22016261</text:p>
          </table:table-cell>
          <table:table-cell office:value-type="float" office:value="60.025889863141003" table:formula="of:=[.D229]*[.D$2]+[.$A230]*(1-[.D$2])" table:style-name="ce1">
            <text:p>60.02588986</text:p>
          </table:table-cell>
          <table:table-cell office:value-type="float" office:value="59.924894635009771" table:formula="of:=[.E229]*[.E$2]+[.$A230]*(1-[.E$2])" table:style-name="ce1">
            <text:p>59.92489464</text:p>
          </table:table-cell>
          <table:table-cell office:value-type="float" office:value="59.938249738173937" table:formula="of:=[.F229]*[.F$2]+[.$A230]*(1-[.F$2])" table:style-name="ce1">
            <text:p>59.93824974</text:p>
          </table:table-cell>
          <table:table-cell office:value-type="float" office:value="60.090861178891139" table:formula="of:=[.G229]*[.G$2]+[.$A230]*(1-[.G$2])" table:style-name="ce1">
            <text:p>60.09086118</text:p>
          </table:table-cell>
          <table:table-cell office:value-type="float" office:value="60.411832754930188" table:formula="of:=[.H229]*[.H$2]+[.$A230]*(1-[.H$2])" table:style-name="ce1">
            <text:p>60.41183275</text:p>
          </table:table-cell>
          <table:table-cell office:value-type="float" office:value="60.934645010430195" table:formula="of:=[.I229]*[.I$2]+[.$A230]*(1-[.I$2])" table:style-name="ce1">
            <text:p>60.93464501</text:p>
          </table:table-cell>
          <table:table-cell office:value-type="float" office:value="61.697032862546394" table:formula="of:=[.J229]*[.J$2]+[.$A230]*(1-[.J$2])" table:style-name="ce1">
            <text:p>61.69703286</text:p>
          </table:table-cell>
          <table:table-cell office:value-type="float" office:value="62.740405118822892" table:formula="of:=[.K229]*[.K$2]+[.$A230]*(1-[.K$2])" table:style-name="ce1">
            <text:p>62.74040512</text:p>
          </table:table-cell>
          <table:table-cell office:value-type="float" office:value="64.108630421390401" table:formula="of:=[.L229]*[.L$2]+[.$A230]*(1-[.L$2])" table:style-name="ce1">
            <text:p>64.10863042</text:p>
          </table:table-cell>
          <table:table-cell office:value-type="float" office:value="65.846065156162041" table:formula="of:=[.M229]*[.M$2]+[.$A230]*(1-[.M$2])" table:style-name="ce1">
            <text:p>65.84606516</text:p>
          </table:table-cell>
          <table:table-cell office:value-type="float" office:value="67.994871757667568" table:formula="of:=[.N229]*[.N$2]+[.$A230]*(1-[.N$2])" table:style-name="ce1">
            <text:p>67.99487176</text:p>
          </table:table-cell>
          <table:table-cell office:value-type="float" office:value="70.591910595020352" table:formula="of:=[.O229]*[.O$2]+[.$A230]*(1-[.O$2])" table:style-name="ce1">
            <text:p>70.5919106</text:p>
          </table:table-cell>
          <table:table-cell office:value-type="float" office:value="73.665166028298401" table:formula="of:=[.P229]*[.P$2]+[.$A230]*(1-[.P$2])" table:style-name="ce1">
            <text:p>73.66516603</text:p>
          </table:table-cell>
          <table:table-cell office:value-type="float" office:value="77.226173447561095" table:formula="of:=[.Q229]*[.Q$2]+[.$A230]*(1-[.Q$2])" table:style-name="ce1">
            <text:p>77.22617345</text:p>
          </table:table-cell>
          <table:table-cell office:value-type="float" office:value="81.239355576470743" table:formula="of:=[.R229]*[.R$2]+[.$A230]*(1-[.R$2])" table:style-name="ce1">
            <text:p>81.23935558</text:p>
          </table:table-cell>
          <table:table-cell office:value-type="float" office:value="85.493582831517614" table:formula="of:=[.S229]*[.S$2]+[.$A230]*(1-[.S$2])" table:style-name="ce1">
            <text:p>85.49358283</text:p>
          </table:table-cell>
          <table:table-cell office:value-type="float" office:value="89.124540408999636" table:formula="of:=[.T229]*[.T$2]+[.$A230]*(1-[.T$2])" table:style-name="ce1">
            <text:p>89.12454041</text:p>
          </table:table-cell>
          <table:table-cell office:value-type="float" office:value="89.279095945778252" table:formula="of:=[.U229]*[.U$2]+[.$A230]*(1-[.U$2])" table:style-name="ce1">
            <text:p>89.27909595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30]*[.B$2]+[.$A231]*(1-[.B$2])" table:style-name="ce1">
            <text:p>60.49</text:p>
          </table:table-cell>
          <table:table-cell office:value-type="float" office:value="60.47650813058339" table:formula="of:=[.C230]*[.C$2]+[.$A231]*(1-[.C$2])" table:style-name="ce1">
            <text:p>60.47650813</text:p>
          </table:table-cell>
          <table:table-cell office:value-type="float" office:value="60.443588986314104" table:formula="of:=[.D230]*[.D$2]+[.$A231]*(1-[.D$2])" table:style-name="ce1">
            <text:p>60.44358899</text:p>
          </table:table-cell>
          <table:table-cell office:value-type="float" office:value="60.405234195251467" table:formula="of:=[.E230]*[.E$2]+[.$A231]*(1-[.E$2])" table:style-name="ce1">
            <text:p>60.4052342</text:p>
          </table:table-cell>
          <table:table-cell office:value-type="float" office:value="60.379649947634789" table:formula="of:=[.F230]*[.F$2]+[.$A231]*(1-[.F$2])" table:style-name="ce1">
            <text:p>60.37964995</text:p>
          </table:table-cell>
          <table:table-cell office:value-type="float" office:value="60.390215294722786" table:formula="of:=[.G230]*[.G$2]+[.$A231]*(1-[.G$2])" table:style-name="ce1">
            <text:p>60.39021529</text:p>
          </table:table-cell>
          <table:table-cell office:value-type="float" office:value="60.466549826479053" table:formula="of:=[.H230]*[.H$2]+[.$A231]*(1-[.H$2])" table:style-name="ce1">
            <text:p>60.46654983</text:p>
          </table:table-cell>
          <table:table-cell office:value-type="float" office:value="60.645625753650563" table:formula="of:=[.I230]*[.I$2]+[.$A231]*(1-[.I$2])" table:style-name="ce1">
            <text:p>60.64562575</text:p>
          </table:table-cell>
          <table:table-cell office:value-type="float" office:value="60.972813145018556" table:formula="of:=[.J230]*[.J$2]+[.$A231]*(1-[.J$2])" table:style-name="ce1">
            <text:p>60.97281315</text:p>
          </table:table-cell>
          <table:table-cell office:value-type="float" office:value="61.502682303470301" table:formula="of:=[.K230]*[.K$2]+[.$A231]*(1-[.K$2])" table:style-name="ce1">
            <text:p>61.5026823</text:p>
          </table:table-cell>
          <table:table-cell office:value-type="float" office:value="62.299315210695198" table:formula="of:=[.L230]*[.L$2]+[.$A231]*(1-[.L$2])" table:style-name="ce1">
            <text:p>62.29931521</text:p>
          </table:table-cell>
          <table:table-cell office:value-type="float" office:value="63.435835835889122" table:formula="of:=[.M230]*[.M$2]+[.$A231]*(1-[.M$2])" table:style-name="ce1">
            <text:p>63.43583584</text:p>
          </table:table-cell>
          <table:table-cell office:value-type="float" office:value="64.992923054600539" table:formula="of:=[.N230]*[.N$2]+[.$A231]*(1-[.N$2])" table:style-name="ce1">
            <text:p>64.99292305</text:p>
          </table:table-cell>
          <table:table-cell office:value-type="float" office:value="67.056241886763232" table:formula="of:=[.O230]*[.O$2]+[.$A231]*(1-[.O$2])" table:style-name="ce1">
            <text:p>67.05624189</text:p>
          </table:table-cell>
          <table:table-cell office:value-type="float" office:value="69.712616219808879" table:formula="of:=[.P230]*[.P$2]+[.$A231]*(1-[.P$2])" table:style-name="ce1">
            <text:p>69.71261622</text:p>
          </table:table-cell>
          <table:table-cell office:value-type="float" office:value="73.04213008567082" table:formula="of:=[.Q230]*[.Q$2]+[.$A231]*(1-[.Q$2])" table:style-name="ce1">
            <text:p>73.04213009</text:p>
          </table:table-cell>
          <table:table-cell office:value-type="float" office:value="77.089484461176596" table:formula="of:=[.R230]*[.R$2]+[.$A231]*(1-[.R$2])" table:style-name="ce1">
            <text:p>77.08948446</text:p>
          </table:table-cell>
          <table:table-cell office:value-type="float" office:value="81.74304540678996" table:formula="of:=[.S230]*[.S$2]+[.$A231]*(1-[.S$2])" table:style-name="ce1">
            <text:p>81.74304541</text:p>
          </table:table-cell>
          <table:table-cell office:value-type="float" office:value="86.261086368099669" table:formula="of:=[.T230]*[.T$2]+[.$A231]*(1-[.T$2])" table:style-name="ce1">
            <text:p>86.26108637</text:p>
          </table:table-cell>
          <table:table-cell office:value-type="float" office:value="87.839641148489335" table:formula="of:=[.U230]*[.U$2]+[.$A231]*(1-[.U$2])" table:style-name="ce1">
            <text:p>87.83964115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31]*[.B$2]+[.$A232]*(1-[.B$2])" table:style-name="ce1">
            <text:p>60.49</text:p>
          </table:table-cell>
          <table:table-cell office:value-type="float" office:value="60.489325406529169" table:formula="of:=[.C231]*[.C$2]+[.$A232]*(1-[.C$2])" table:style-name="ce1">
            <text:p>60.48932541</text:p>
          </table:table-cell>
          <table:table-cell office:value-type="float" office:value="60.485358898631411" table:formula="of:=[.D231]*[.D$2]+[.$A232]*(1-[.D$2])" table:style-name="ce1">
            <text:p>60.4853589</text:p>
          </table:table-cell>
          <table:table-cell office:value-type="float" office:value="60.477285129287722" table:formula="of:=[.E231]*[.E$2]+[.$A232]*(1-[.E$2])" table:style-name="ce1">
            <text:p>60.47728513</text:p>
          </table:table-cell>
          <table:table-cell office:value-type="float" office:value="60.467929989526965" table:formula="of:=[.F231]*[.F$2]+[.$A232]*(1-[.F$2])" table:style-name="ce1">
            <text:p>60.46792999</text:p>
          </table:table-cell>
          <table:table-cell office:value-type="float" office:value="60.465053823680698" table:formula="of:=[.G231]*[.G$2]+[.$A232]*(1-[.G$2])" table:style-name="ce1">
            <text:p>60.46505382</text:p>
          </table:table-cell>
          <table:table-cell office:value-type="float" office:value="60.482964947943714" table:formula="of:=[.H231]*[.H$2]+[.$A232]*(1-[.H$2])" table:style-name="ce1">
            <text:p>60.48296495</text:p>
          </table:table-cell>
          <table:table-cell office:value-type="float" office:value="60.5444690137777" table:formula="of:=[.I231]*[.I$2]+[.$A232]*(1-[.I$2])" table:style-name="ce1">
            <text:p>60.54446901</text:p>
          </table:table-cell>
          <table:table-cell office:value-type="float" office:value="60.683125258007422" table:formula="of:=[.J231]*[.J$2]+[.$A232]*(1-[.J$2])" table:style-name="ce1">
            <text:p>60.68312526</text:p>
          </table:table-cell>
          <table:table-cell office:value-type="float" office:value="60.945707036561636" table:formula="of:=[.K231]*[.K$2]+[.$A232]*(1-[.K$2])" table:style-name="ce1">
            <text:p>60.94570704</text:p>
          </table:table-cell>
          <table:table-cell office:value-type="float" office:value="61.394657605347604" table:formula="of:=[.L231]*[.L$2]+[.$A232]*(1-[.L$2])" table:style-name="ce1">
            <text:p>61.39465761</text:p>
          </table:table-cell>
          <table:table-cell office:value-type="float" office:value="62.110209709739024" table:formula="of:=[.M231]*[.M$2]+[.$A232]*(1-[.M$2])" table:style-name="ce1">
            <text:p>62.11020971</text:p>
          </table:table-cell>
          <table:table-cell office:value-type="float" office:value="63.191753832760327" table:formula="of:=[.N231]*[.N$2]+[.$A232]*(1-[.N$2])" table:style-name="ce1">
            <text:p>63.19175383</text:p>
          </table:table-cell>
          <table:table-cell office:value-type="float" office:value="64.758057226396105" table:formula="of:=[.O231]*[.O$2]+[.$A232]*(1-[.O$2])" table:style-name="ce1">
            <text:p>64.75805723</text:p>
          </table:table-cell>
          <table:table-cell office:value-type="float" office:value="66.945831353866211" table:formula="of:=[.P231]*[.P$2]+[.$A232]*(1-[.P$2])" table:style-name="ce1">
            <text:p>66.94583135</text:p>
          </table:table-cell>
          <table:table-cell office:value-type="float" office:value="69.904097564253121" table:formula="of:=[.Q231]*[.Q$2]+[.$A232]*(1-[.Q$2])" table:style-name="ce1">
            <text:p>69.90409756</text:p>
          </table:table-cell>
          <table:table-cell office:value-type="float" office:value="73.769587568941276" table:formula="of:=[.R231]*[.R$2]+[.$A232]*(1-[.R$2])" table:style-name="ce1">
            <text:p>73.76958757</text:p>
          </table:table-cell>
          <table:table-cell office:value-type="float" office:value="78.555088595771466" table:formula="of:=[.S231]*[.S$2]+[.$A232]*(1-[.S$2])" table:style-name="ce1">
            <text:p>78.5550886</text:p>
          </table:table-cell>
          <table:table-cell office:value-type="float" office:value="83.683977731289701" table:formula="of:=[.T231]*[.T$2]+[.$A232]*(1-[.T$2])" table:style-name="ce1">
            <text:p>83.68397773</text:p>
          </table:table-cell>
          <table:table-cell office:value-type="float" office:value="86.472159091064867" table:formula="of:=[.U231]*[.U$2]+[.$A232]*(1-[.U$2])" table:style-name="ce1">
            <text:p>86.47215909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232]*[.B$2]+[.$A233]*(1-[.B$2])" table:style-name="ce1">
            <text:p>63.5145</text:p>
          </table:table-cell>
          <table:table-cell office:value-type="float" office:value="63.363241270326455" table:formula="of:=[.C232]*[.C$2]+[.$A233]*(1-[.C$2])" table:style-name="ce1">
            <text:p>63.36324127</text:p>
          </table:table-cell>
          <table:table-cell office:value-type="float" office:value="63.211585889863137" table:formula="of:=[.D232]*[.D$2]+[.$A233]*(1-[.D$2])" table:style-name="ce1">
            <text:p>63.21158589</text:p>
          </table:table-cell>
          <table:table-cell office:value-type="float" office:value="63.058917769393155" table:formula="of:=[.E232]*[.E$2]+[.$A233]*(1-[.E$2])" table:style-name="ce1">
            <text:p>63.05891777</text:p>
          </table:table-cell>
          <table:table-cell office:value-type="float" office:value="62.905185997905392" table:formula="of:=[.F232]*[.F$2]+[.$A233]*(1-[.F$2])" table:style-name="ce1">
            <text:p>62.905186</text:p>
          </table:table-cell>
          <table:table-cell office:value-type="float" office:value="62.752138455920175" table:formula="of:=[.G232]*[.G$2]+[.$A233]*(1-[.G$2])" table:style-name="ce1">
            <text:p>62.75213846</text:p>
          </table:table-cell>
          <table:table-cell office:value-type="float" office:value="62.605039484383113" table:formula="of:=[.H232]*[.H$2]+[.$A233]*(1-[.H$2])" table:style-name="ce1">
            <text:p>62.60503948</text:p>
          </table:table-cell>
          <table:table-cell office:value-type="float" office:value="62.474989154822197" table:formula="of:=[.I232]*[.I$2]+[.$A233]*(1-[.I$2])" table:style-name="ce1">
            <text:p>62.47498915</text:p>
          </table:table-cell>
          <table:table-cell office:value-type="float" office:value="62.381950103202968" table:formula="of:=[.J232]*[.J$2]+[.$A233]*(1-[.J$2])" table:style-name="ce1">
            <text:p>62.3819501</text:p>
          </table:table-cell>
          <table:table-cell office:value-type="float" office:value="62.358543166452733" table:formula="of:=[.K232]*[.K$2]+[.$A233]*(1-[.K$2])" table:style-name="ce1">
            <text:p>62.35854317</text:p>
          </table:table-cell>
          <table:table-cell office:value-type="float" office:value="62.454578802673801" table:formula="of:=[.L232]*[.L$2]+[.$A233]*(1-[.L$2])" table:style-name="ce1">
            <text:p>62.4545788</text:p>
          </table:table-cell>
          <table:table-cell office:value-type="float" office:value="62.742140340356457" table:formula="of:=[.M232]*[.M$2]+[.$A233]*(1-[.M$2])" table:style-name="ce1">
            <text:p>62.74214034</text:p>
          </table:table-cell>
          <table:table-cell office:value-type="float" office:value="63.320852299656195" table:formula="of:=[.N232]*[.N$2]+[.$A233]*(1-[.N$2])" table:style-name="ce1">
            <text:p>63.3208523</text:p>
          </table:table-cell>
          <table:table-cell office:value-type="float" office:value="64.322812197157475" table:formula="of:=[.O232]*[.O$2]+[.$A233]*(1-[.O$2])" table:style-name="ce1">
            <text:p>64.3228122</text:p>
          </table:table-cell>
          <table:table-cell office:value-type="float" office:value="65.916431947706343" table:formula="of:=[.P232]*[.P$2]+[.$A233]*(1-[.P$2])" table:style-name="ce1">
            <text:p>65.91643195</text:p>
          </table:table-cell>
          <table:table-cell office:value-type="float" office:value="68.306698173189844" table:formula="of:=[.Q232]*[.Q$2]+[.$A233]*(1-[.Q$2])" table:style-name="ce1">
            <text:p>68.30669817</text:p>
          </table:table-cell>
          <table:table-cell office:value-type="float" office:value="71.718570055153023" table:formula="of:=[.R232]*[.R$2]+[.$A233]*(1-[.R$2])" table:style-name="ce1">
            <text:p>71.71857006</text:p>
          </table:table-cell>
          <table:table-cell office:value-type="float" office:value="76.299000306405745" table:formula="of:=[.S232]*[.S$2]+[.$A233]*(1-[.S$2])" table:style-name="ce1">
            <text:p>76.29900031</text:p>
          </table:table-cell>
          <table:table-cell office:value-type="float" office:value="81.66702995816074" table:formula="of:=[.T232]*[.T$2]+[.$A233]*(1-[.T$2])" table:style-name="ce1">
            <text:p>81.66702996</text:p>
          </table:table-cell>
          <table:table-cell office:value-type="float" office:value="85.324276136511614" table:formula="of:=[.U232]*[.U$2]+[.$A233]*(1-[.U$2])" table:style-name="ce1">
            <text:p>85.32427614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233]*[.B$2]+[.$A234]*(1-[.B$2])" table:style-name="ce1">
            <text:p>57.4655</text:p>
          </table:table-cell>
          <table:table-cell office:value-type="float" office:value="57.760387063516319" table:formula="of:=[.C233]*[.C$2]+[.$A234]*(1-[.C$2])" table:style-name="ce1">
            <text:p>57.76038706</text:p>
          </table:table-cell>
          <table:table-cell office:value-type="float" office:value="58.040108588986314" table:formula="of:=[.D233]*[.D$2]+[.$A234]*(1-[.D$2])" table:style-name="ce1">
            <text:p>58.04010859</text:p>
          </table:table-cell>
          <table:table-cell office:value-type="float" office:value="58.304512665408971" table:formula="of:=[.E233]*[.E$2]+[.$A234]*(1-[.E$2])" table:style-name="ce1">
            <text:p>58.30451267</text:p>
          </table:table-cell>
          <table:table-cell office:value-type="float" office:value="58.553437199581083" table:formula="of:=[.F233]*[.F$2]+[.$A234]*(1-[.F$2])" table:style-name="ce1">
            <text:p>58.5534372</text:p>
          </table:table-cell>
          <table:table-cell office:value-type="float" office:value="58.787159613980045" table:formula="of:=[.G233]*[.G$2]+[.$A234]*(1-[.G$2])" table:style-name="ce1">
            <text:p>58.78715961</text:p>
          </table:table-cell>
          <table:table-cell office:value-type="float" office:value="59.007361845314932" table:formula="of:=[.H233]*[.H$2]+[.$A234]*(1-[.H$2])" table:style-name="ce1">
            <text:p>59.00736185</text:p>
          </table:table-cell>
          <table:table-cell office:value-type="float" office:value="59.218821204187769" table:formula="of:=[.I233]*[.I$2]+[.$A234]*(1-[.I$2])" table:style-name="ce1">
            <text:p>59.2188212</text:p>
          </table:table-cell>
          <table:table-cell office:value-type="float" office:value="59.432080041281182" table:formula="of:=[.J233]*[.J$2]+[.$A234]*(1-[.J$2])" table:style-name="ce1">
            <text:p>59.43208004</text:p>
          </table:table-cell>
          <table:table-cell office:value-type="float" office:value="59.667369424903733" table:formula="of:=[.K233]*[.K$2]+[.$A234]*(1-[.K$2])" table:style-name="ce1">
            <text:p>59.66736942</text:p>
          </table:table-cell>
          <table:table-cell office:value-type="float" office:value="59.9600394013369" table:formula="of:=[.L233]*[.L$2]+[.$A234]*(1-[.L$2])" table:style-name="ce1">
            <text:p>59.9600394</text:p>
          </table:table-cell>
          <table:table-cell office:value-type="float" office:value="60.36765218719605" table:formula="of:=[.M233]*[.M$2]+[.$A234]*(1-[.M$2])" table:style-name="ce1">
            <text:p>60.36765219</text:p>
          </table:table-cell>
          <table:table-cell office:value-type="float" office:value="60.978711379793722" table:formula="of:=[.N233]*[.N$2]+[.$A234]*(1-[.N$2])" table:style-name="ce1">
            <text:p>60.97871138</text:p>
          </table:table-cell>
          <table:table-cell office:value-type="float" office:value="61.922752928152356" table:formula="of:=[.O233]*[.O$2]+[.$A234]*(1-[.O$2])" table:style-name="ce1">
            <text:p>61.92275293</text:p>
          </table:table-cell>
          <table:table-cell office:value-type="float" office:value="63.381152363394435" table:formula="of:=[.P233]*[.P$2]+[.$A234]*(1-[.P$2])" table:style-name="ce1">
            <text:p>63.38115236</text:p>
          </table:table-cell>
          <table:table-cell office:value-type="float" office:value="65.596398629892391" table:formula="of:=[.Q233]*[.Q$2]+[.$A234]*(1-[.Q$2])" table:style-name="ce1">
            <text:p>65.59639863</text:p>
          </table:table-cell>
          <table:table-cell office:value-type="float" office:value="68.867956044122423" table:formula="of:=[.R233]*[.R$2]+[.$A234]*(1-[.R$2])" table:style-name="ce1">
            <text:p>68.86795604</text:p>
          </table:table-cell>
          <table:table-cell office:value-type="float" office:value="73.473975260444888" table:formula="of:=[.S233]*[.S$2]+[.$A234]*(1-[.S$2])" table:style-name="ce1">
            <text:p>73.47397526</text:p>
          </table:table-cell>
          <table:table-cell office:value-type="float" office:value="79.246876962344672" table:formula="of:=[.T233]*[.T$2]+[.$A234]*(1-[.T$2])" table:style-name="ce1">
            <text:p>79.24687696</text:p>
          </table:table-cell>
          <table:table-cell office:value-type="float" office:value="83.931337329686031" table:formula="of:=[.U233]*[.U$2]+[.$A234]*(1-[.U$2])" table:style-name="ce1">
            <text:p>83.93133733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234]*[.B$2]+[.$A235]*(1-[.B$2])" table:style-name="ce1">
            <text:p>54.441</text:p>
          </table:table-cell>
          <table:table-cell office:value-type="float" office:value="54.606969353175813" table:formula="of:=[.C234]*[.C$2]+[.$A235]*(1-[.C$2])" table:style-name="ce1">
            <text:p>54.60696935</text:p>
          </table:table-cell>
          <table:table-cell office:value-type="float" office:value="54.800910858898632" table:formula="of:=[.D234]*[.D$2]+[.$A235]*(1-[.D$2])" table:style-name="ce1">
            <text:p>54.80091086</text:p>
          </table:table-cell>
          <table:table-cell office:value-type="float" office:value="55.020526899811344" table:formula="of:=[.E234]*[.E$2]+[.$A235]*(1-[.E$2])" table:style-name="ce1">
            <text:p>55.0205269</text:p>
          </table:table-cell>
          <table:table-cell office:value-type="float" office:value="55.263487439916219" table:formula="of:=[.F234]*[.F$2]+[.$A235]*(1-[.F$2])" table:style-name="ce1">
            <text:p>55.26348744</text:p>
          </table:table-cell>
          <table:table-cell office:value-type="float" office:value="55.527539903495011" table:formula="of:=[.G234]*[.G$2]+[.$A235]*(1-[.G$2])" table:style-name="ce1">
            <text:p>55.5275399</text:p>
          </table:table-cell>
          <table:table-cell office:value-type="float" office:value="55.810908553594473" table:formula="of:=[.H234]*[.H$2]+[.$A235]*(1-[.H$2])" table:style-name="ce1">
            <text:p>55.81090855</text:p>
          </table:table-cell>
          <table:table-cell office:value-type="float" office:value="56.113237421465726" table:formula="of:=[.I234]*[.I$2]+[.$A235]*(1-[.I$2])" table:style-name="ce1">
            <text:p>56.11323742</text:p>
          </table:table-cell>
          <table:table-cell office:value-type="float" office:value="56.437432016512474" table:formula="of:=[.J234]*[.J$2]+[.$A235]*(1-[.J$2])" table:style-name="ce1">
            <text:p>56.43743202</text:p>
          </table:table-cell>
          <table:table-cell office:value-type="float" office:value="56.792866241206681" table:formula="of:=[.K234]*[.K$2]+[.$A235]*(1-[.K$2])" table:style-name="ce1">
            <text:p>56.79286624</text:p>
          </table:table-cell>
          <table:table-cell office:value-type="float" office:value="57.200519700668451" table:formula="of:=[.L234]*[.L$2]+[.$A235]*(1-[.L$2])" table:style-name="ce1">
            <text:p>57.2005197</text:p>
          </table:table-cell>
          <table:table-cell office:value-type="float" office:value="57.700658702957831" table:formula="of:=[.M234]*[.M$2]+[.$A235]*(1-[.M$2])" table:style-name="ce1">
            <text:p>57.7006587</text:p>
          </table:table-cell>
          <table:table-cell office:value-type="float" office:value="58.363626827876232" table:formula="of:=[.N234]*[.N$2]+[.$A235]*(1-[.N$2])" table:style-name="ce1">
            <text:p>58.36362683</text:p>
          </table:table-cell>
          <table:table-cell office:value-type="float" office:value="59.304139403299033" table:formula="of:=[.O234]*[.O$2]+[.$A235]*(1-[.O$2])" table:style-name="ce1">
            <text:p>59.3041394</text:p>
          </table:table-cell>
          <table:table-cell office:value-type="float" office:value="60.699106654376102" table:formula="of:=[.P234]*[.P$2]+[.$A235]*(1-[.P$2])" table:style-name="ce1">
            <text:p>60.69910665</text:p>
          </table:table-cell>
          <table:table-cell office:value-type="float" office:value="62.807548972419291" table:formula="of:=[.Q234]*[.Q$2]+[.$A235]*(1-[.Q$2])" table:style-name="ce1">
            <text:p>62.80754897</text:p>
          </table:table-cell>
          <table:table-cell office:value-type="float" office:value="65.982564835297936" table:formula="of:=[.R234]*[.R$2]+[.$A235]*(1-[.R$2])" table:style-name="ce1">
            <text:p>65.98256484</text:p>
          </table:table-cell>
          <table:table-cell office:value-type="float" office:value="70.619028971378157" table:formula="of:=[.S234]*[.S$2]+[.$A235]*(1-[.S$2])" table:style-name="ce1">
            <text:p>70.61902897</text:p>
          </table:table-cell>
          <table:table-cell office:value-type="float" office:value="76.766289266110192" table:formula="of:=[.T234]*[.T$2]+[.$A235]*(1-[.T$2])" table:style-name="ce1">
            <text:p>76.76628927</text:p>
          </table:table-cell>
          <table:table-cell office:value-type="float" office:value="82.456820463201723" table:formula="of:=[.U234]*[.U$2]+[.$A235]*(1-[.U$2])" table:style-name="ce1">
            <text:p>82.45682046</text:p>
          </table:table-cell>
          <table:table-cell table:number-columns-repeated="16363"/>
        </table:table-row>
        <table:table-row table:style-name="ro1">
          <table:table-cell office:value-type="float" office:value="48.392000000000003" table:style-name="ce1">
            <text:p>48.392</text:p>
          </table:table-cell>
          <table:table-cell office:value-type="float" office:value="48.392000000000003" table:formula="of:=[.B235]*[.B$2]+[.$A236]*(1-[.B$2])" table:style-name="ce1">
            <text:p>48.392</text:p>
          </table:table-cell>
          <table:table-cell office:value-type="float" office:value="48.702748467658793" table:formula="of:=[.C235]*[.C$2]+[.$A236]*(1-[.C$2])" table:style-name="ce1">
            <text:p>48.70274847</text:p>
          </table:table-cell>
          <table:table-cell office:value-type="float" office:value="49.032891085889872" table:formula="of:=[.D235]*[.D$2]+[.$A236]*(1-[.D$2])" table:style-name="ce1">
            <text:p>49.03289109</text:p>
          </table:table-cell>
          <table:table-cell office:value-type="float" office:value="49.386279034971707" table:formula="of:=[.E235]*[.E$2]+[.$A236]*(1-[.E$2])" table:style-name="ce1">
            <text:p>49.38627903</text:p>
          </table:table-cell>
          <table:table-cell office:value-type="float" office:value="49.766297487983252" table:formula="of:=[.F235]*[.F$2]+[.$A236]*(1-[.F$2])" table:style-name="ce1">
            <text:p>49.76629749</text:p>
          </table:table-cell>
          <table:table-cell office:value-type="float" office:value="50.175884975873757" table:formula="of:=[.G235]*[.G$2]+[.$A236]*(1-[.G$2])" table:style-name="ce1">
            <text:p>50.17588498</text:p>
          </table:table-cell>
          <table:table-cell office:value-type="float" office:value="50.61767256607834" table:formula="of:=[.H235]*[.H$2]+[.$A236]*(1-[.H$2])" table:style-name="ce1">
            <text:p>50.61767257</text:p>
          </table:table-cell>
          <table:table-cell office:value-type="float" office:value="51.094433097513004" table:formula="of:=[.I235]*[.I$2]+[.$A236]*(1-[.I$2])" table:style-name="ce1">
            <text:p>51.0944331</text:p>
          </table:table-cell>
          <table:table-cell office:value-type="float" office:value="51.610172806604993" table:formula="of:=[.J235]*[.J$2]+[.$A236]*(1-[.J$2])" table:style-name="ce1">
            <text:p>51.61017281</text:p>
          </table:table-cell>
          <table:table-cell office:value-type="float" office:value="52.172389808543016" table:formula="of:=[.K235]*[.K$2]+[.$A236]*(1-[.K$2])" table:style-name="ce1">
            <text:p>52.17238981</text:p>
          </table:table-cell>
          <table:table-cell office:value-type="float" office:value="52.796259850334224" table:formula="of:=[.L235]*[.L$2]+[.$A236]*(1-[.L$2])" table:style-name="ce1">
            <text:p>52.79625985</text:p>
          </table:table-cell>
          <table:table-cell office:value-type="float" office:value="53.511762286626805" table:formula="of:=[.M235]*[.M$2]+[.$A236]*(1-[.M$2])" table:style-name="ce1">
            <text:p>53.51176229</text:p>
          </table:table-cell>
          <table:table-cell office:value-type="float" office:value="54.374976096725746" table:formula="of:=[.N235]*[.N$2]+[.$A236]*(1-[.N$2])" table:style-name="ce1">
            <text:p>54.3749761</text:p>
          </table:table-cell>
          <table:table-cell office:value-type="float" office:value="55.484890612144369" table:formula="of:=[.O235]*[.O$2]+[.$A236]*(1-[.O$2])" table:style-name="ce1">
            <text:p>55.48489061</text:p>
          </table:table-cell>
          <table:table-cell office:value-type="float" office:value="57.006974658063271" table:formula="of:=[.P235]*[.P$2]+[.$A236]*(1-[.P$2])" table:style-name="ce1">
            <text:p>57.00697466</text:p>
          </table:table-cell>
          <table:table-cell office:value-type="float" office:value="59.203661729314469" table:formula="of:=[.Q235]*[.Q$2]+[.$A236]*(1-[.Q$2])" table:style-name="ce1">
            <text:p>59.20366173</text:p>
          </table:table-cell>
          <table:table-cell office:value-type="float" office:value="62.464451868238349" table:formula="of:=[.R235]*[.R$2]+[.$A236]*(1-[.R$2])" table:style-name="ce1">
            <text:p>62.46445187</text:p>
          </table:table-cell>
          <table:table-cell office:value-type="float" office:value="67.284974625671438" table:formula="of:=[.S235]*[.S$2]+[.$A236]*(1-[.S$2])" table:style-name="ce1">
            <text:p>67.28497463</text:p>
          </table:table-cell>
          <table:table-cell office:value-type="float" office:value="73.928860339499181" table:formula="of:=[.T235]*[.T$2]+[.$A236]*(1-[.T$2])" table:style-name="ce1">
            <text:p>73.92886034</text:p>
          </table:table-cell>
          <table:table-cell office:value-type="float" office:value="80.753579440041634" table:formula="of:=[.U235]*[.U$2]+[.$A236]*(1-[.U$2])" table:style-name="ce1">
            <text:p>80.75357944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36]*[.B$2]+[.$A237]*(1-[.B$2])" table:style-name="ce1">
            <text:p>60.49</text:p>
          </table:table-cell>
          <table:table-cell office:value-type="float" office:value="59.900637423382939" table:formula="of:=[.C236]*[.C$2]+[.$A237]*(1-[.C$2])" table:style-name="ce1">
            <text:p>59.90063742</text:p>
          </table:table-cell>
          <table:table-cell office:value-type="float" office:value="59.344289108588988" table:formula="of:=[.D236]*[.D$2]+[.$A237]*(1-[.D$2])" table:style-name="ce1">
            <text:p>59.34428911</text:p>
          </table:table-cell>
          <table:table-cell office:value-type="float" office:value="58.824441855245752" table:formula="of:=[.E236]*[.E$2]+[.$A237]*(1-[.E$2])" table:style-name="ce1">
            <text:p>58.82444186</text:p>
          </table:table-cell>
          <table:table-cell office:value-type="float" office:value="58.345259497596658" table:formula="of:=[.F236]*[.F$2]+[.$A237]*(1-[.F$2])" table:style-name="ce1">
            <text:p>58.3452595</text:p>
          </table:table-cell>
          <table:table-cell office:value-type="float" office:value="57.911471243968435" table:formula="of:=[.G236]*[.G$2]+[.$A237]*(1-[.G$2])" table:style-name="ce1">
            <text:p>57.91147124</text:p>
          </table:table-cell>
          <table:table-cell office:value-type="float" office:value="57.5283017698235" table:formula="of:=[.H236]*[.H$2]+[.$A237]*(1-[.H$2])" table:style-name="ce1">
            <text:p>57.52830177</text:p>
          </table:table-cell>
          <table:table-cell office:value-type="float" office:value="57.201551584129547" table:formula="of:=[.I236]*[.I$2]+[.$A237]*(1-[.I$2])" table:style-name="ce1">
            <text:p>57.20155158</text:p>
          </table:table-cell>
          <table:table-cell office:value-type="float" office:value="56.938069122641991" table:formula="of:=[.J236]*[.J$2]+[.$A237]*(1-[.J$2])" table:style-name="ce1">
            <text:p>56.93806912</text:p>
          </table:table-cell>
          <table:table-cell office:value-type="float" office:value="56.747075413844357" table:formula="of:=[.K236]*[.K$2]+[.$A237]*(1-[.K$2])" table:style-name="ce1">
            <text:p>56.74707541</text:p>
          </table:table-cell>
          <table:table-cell office:value-type="float" office:value="56.643129925167116" table:formula="of:=[.L236]*[.L$2]+[.$A237]*(1-[.L$2])" table:style-name="ce1">
            <text:p>56.64312993</text:p>
          </table:table-cell>
          <table:table-cell office:value-type="float" office:value="56.651969257644744" table:formula="of:=[.M236]*[.M$2]+[.$A237]*(1-[.M$2])" table:style-name="ce1">
            <text:p>56.65196926</text:p>
          </table:table-cell>
          <table:table-cell office:value-type="float" office:value="56.820985658035454" table:formula="of:=[.N236]*[.N$2]+[.$A237]*(1-[.N$2])" table:style-name="ce1">
            <text:p>56.82098566</text:p>
          </table:table-cell>
          <table:table-cell office:value-type="float" office:value="57.236678897893839" table:formula="of:=[.O236]*[.O$2]+[.$A237]*(1-[.O$2])" table:style-name="ce1">
            <text:p>57.2366789</text:p>
          </table:table-cell>
          <table:table-cell office:value-type="float" office:value="58.051882260644291" table:formula="of:=[.P236]*[.P$2]+[.$A237]*(1-[.P$2])" table:style-name="ce1">
            <text:p>58.05188226</text:p>
          </table:table-cell>
          <table:table-cell office:value-type="float" office:value="59.525246296985856" table:formula="of:=[.Q236]*[.Q$2]+[.$A237]*(1-[.Q$2])" table:style-name="ce1">
            <text:p>59.5252463</text:p>
          </table:table-cell>
          <table:table-cell office:value-type="float" office:value="62.06956149459068" table:formula="of:=[.R236]*[.R$2]+[.$A237]*(1-[.R$2])" table:style-name="ce1">
            <text:p>62.06956149</text:p>
          </table:table-cell>
          <table:table-cell office:value-type="float" office:value="66.265728431820719" table:formula="of:=[.S236]*[.S$2]+[.$A237]*(1-[.S$2])" table:style-name="ce1">
            <text:p>66.26572843</text:p>
          </table:table-cell>
          <table:table-cell office:value-type="float" office:value="72.584974305549252" table:formula="of:=[.T236]*[.T$2]+[.$A237]*(1-[.T$2])" table:style-name="ce1">
            <text:p>72.58497431</text:p>
          </table:table-cell>
          <table:table-cell office:value-type="float" office:value="79.740400468039553" table:formula="of:=[.U236]*[.U$2]+[.$A237]*(1-[.U$2])" table:style-name="ce1">
            <text:p>79.74040047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237]*[.B$2]+[.$A238]*(1-[.B$2])" table:style-name="ce1">
            <text:p>63.5145</text:p>
          </table:table-cell>
          <table:table-cell office:value-type="float" office:value="63.333806871169145" table:formula="of:=[.C237]*[.C$2]+[.$A238]*(1-[.C$2])" table:style-name="ce1">
            <text:p>63.33380687</text:p>
          </table:table-cell>
          <table:table-cell office:value-type="float" office:value="63.097478910858896" table:formula="of:=[.D237]*[.D$2]+[.$A238]*(1-[.D$2])" table:style-name="ce1">
            <text:p>63.09747891</text:p>
          </table:table-cell>
          <table:table-cell office:value-type="float" office:value="62.810991278286863" table:formula="of:=[.E237]*[.E$2]+[.$A238]*(1-[.E$2])" table:style-name="ce1">
            <text:p>62.81099128</text:p>
          </table:table-cell>
          <table:table-cell office:value-type="float" office:value="62.48065189951933" table:formula="of:=[.F237]*[.F$2]+[.$A238]*(1-[.F$2])" table:style-name="ce1">
            <text:p>62.4806519</text:p>
          </table:table-cell>
          <table:table-cell office:value-type="float" office:value="62.113742810992107" table:formula="of:=[.G237]*[.G$2]+[.$A238]*(1-[.G$2])" table:style-name="ce1">
            <text:p>62.11374281</text:p>
          </table:table-cell>
          <table:table-cell office:value-type="float" office:value="61.718640530947049" table:formula="of:=[.H237]*[.H$2]+[.$A238]*(1-[.H$2])" table:style-name="ce1">
            <text:p>61.71864053</text:p>
          </table:table-cell>
          <table:table-cell office:value-type="float" office:value="61.304968054445339" table:formula="of:=[.I237]*[.I$2]+[.$A238]*(1-[.I$2])" table:style-name="ce1">
            <text:p>61.30496805</text:p>
          </table:table-cell>
          <table:table-cell office:value-type="float" office:value="60.883927649056801" table:formula="of:=[.J237]*[.J$2]+[.$A238]*(1-[.J$2])" table:style-name="ce1">
            <text:p>60.88392765</text:p>
          </table:table-cell>
          <table:table-cell office:value-type="float" office:value="60.46915893622996" table:formula="of:=[.K237]*[.K$2]+[.$A238]*(1-[.K$2])" table:style-name="ce1">
            <text:p>60.46915894</text:p>
          </table:table-cell>
          <table:table-cell office:value-type="float" office:value="60.078814962583557" table:formula="of:=[.L237]*[.L$2]+[.$A238]*(1-[.L$2])" table:style-name="ce1">
            <text:p>60.07881496</text:p>
          </table:table-cell>
          <table:table-cell office:value-type="float" office:value="59.740108091704606" table:formula="of:=[.M237]*[.M$2]+[.$A238]*(1-[.M$2])" table:style-name="ce1">
            <text:p>59.74010809</text:p>
          </table:table-cell>
          <table:table-cell office:value-type="float" office:value="59.498391394821269" table:formula="of:=[.N237]*[.N$2]+[.$A238]*(1-[.N$2])" table:style-name="ce1">
            <text:p>59.49839139</text:p>
          </table:table-cell>
          <table:table-cell office:value-type="float" office:value="59.433916283630992" table:formula="of:=[.O237]*[.O$2]+[.$A238]*(1-[.O$2])" table:style-name="ce1">
            <text:p>59.43391628</text:p>
          </table:table-cell>
          <table:table-cell office:value-type="float" office:value="59.690667582450999" table:formula="of:=[.P237]*[.P$2]+[.$A238]*(1-[.P$2])" table:style-name="ce1">
            <text:p>59.69066758</text:p>
          </table:table-cell>
          <table:table-cell office:value-type="float" office:value="60.522559722739388" table:formula="of:=[.Q237]*[.Q$2]+[.$A238]*(1-[.Q$2])" table:style-name="ce1">
            <text:p>60.52255972</text:p>
          </table:table-cell>
          <table:table-cell office:value-type="float" office:value="62.358549195672538" table:formula="of:=[.R237]*[.R$2]+[.$A238]*(1-[.R$2])" table:style-name="ce1">
            <text:p>62.3585492</text:p>
          </table:table-cell>
          <table:table-cell office:value-type="float" office:value="65.853044167047614" table:formula="of:=[.S237]*[.S$2]+[.$A238]*(1-[.S$2])" table:style-name="ce1">
            <text:p>65.85304417</text:p>
          </table:table-cell>
          <table:table-cell office:value-type="float" office:value="71.677926874994327" table:formula="of:=[.T237]*[.T$2]+[.$A238]*(1-[.T$2])" table:style-name="ce1">
            <text:p>71.67792687</text:p>
          </table:table-cell>
          <table:table-cell office:value-type="float" office:value="78.929105444637571" table:formula="of:=[.U237]*[.U$2]+[.$A238]*(1-[.U$2])" table:style-name="ce1">
            <text:p>78.92910544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238]*[.B$2]+[.$A239]*(1-[.B$2])" table:style-name="ce1">
            <text:p>66.539</text:p>
          </table:table-cell>
          <table:table-cell office:value-type="float" office:value="66.378740343558462" table:formula="of:=[.C238]*[.C$2]+[.$A239]*(1-[.C$2])" table:style-name="ce1">
            <text:p>66.37874034</text:p>
          </table:table-cell>
          <table:table-cell office:value-type="float" office:value="66.194847891085885" table:formula="of:=[.D238]*[.D$2]+[.$A239]*(1-[.D$2])" table:style-name="ce1">
            <text:p>66.19484789</text:p>
          </table:table-cell>
          <table:table-cell office:value-type="float" office:value="65.979798691743028" table:formula="of:=[.E238]*[.E$2]+[.$A239]*(1-[.E$2])" table:style-name="ce1">
            <text:p>65.97979869</text:p>
          </table:table-cell>
          <table:table-cell office:value-type="float" office:value="65.727330379903862" table:formula="of:=[.F238]*[.F$2]+[.$A239]*(1-[.F$2])" table:style-name="ce1">
            <text:p>65.72733038</text:p>
          </table:table-cell>
          <table:table-cell office:value-type="float" office:value="65.432685702748032" table:formula="of:=[.G238]*[.G$2]+[.$A239]*(1-[.G$2])" table:style-name="ce1">
            <text:p>65.4326857</text:p>
          </table:table-cell>
          <table:table-cell office:value-type="float" office:value="65.092892159284119" table:formula="of:=[.H238]*[.H$2]+[.$A239]*(1-[.H$2])" table:style-name="ce1">
            <text:p>65.09289216</text:p>
          </table:table-cell>
          <table:table-cell office:value-type="float" office:value="64.707088819055869" table:formula="of:=[.I238]*[.I$2]+[.$A239]*(1-[.I$2])" table:style-name="ce1">
            <text:p>64.70708882</text:p>
          </table:table-cell>
          <table:table-cell office:value-type="float" office:value="64.276971059622724" table:formula="of:=[.J238]*[.J$2]+[.$A239]*(1-[.J$2])" table:style-name="ce1">
            <text:p>64.27697106</text:p>
          </table:table-cell>
          <table:table-cell office:value-type="float" office:value="63.807571521303487" table:formula="of:=[.K238]*[.K$2]+[.$A239]*(1-[.K$2])" table:style-name="ce1">
            <text:p>63.80757152</text:p>
          </table:table-cell>
          <table:table-cell office:value-type="float" office:value="63.308907481291783" table:formula="of:=[.L238]*[.L$2]+[.$A239]*(1-[.L$2])" table:style-name="ce1">
            <text:p>63.30890748</text:p>
          </table:table-cell>
          <table:table-cell office:value-type="float" office:value="62.799609450437536" table:formula="of:=[.M238]*[.M$2]+[.$A239]*(1-[.M$2])" table:style-name="ce1">
            <text:p>62.79960945</text:p>
          </table:table-cell>
          <table:table-cell office:value-type="float" office:value="62.314634836892758" table:formula="of:=[.N238]*[.N$2]+[.$A239]*(1-[.N$2])" table:style-name="ce1">
            <text:p>62.31463484</text:p>
          </table:table-cell>
          <table:table-cell office:value-type="float" office:value="61.920695584360146" table:formula="of:=[.O238]*[.O$2]+[.$A239]*(1-[.O$2])" table:style-name="ce1">
            <text:p>61.92069558</text:p>
          </table:table-cell>
          <table:table-cell office:value-type="float" office:value="61.745167307715704" table:formula="of:=[.P238]*[.P$2]+[.$A239]*(1-[.P$2])" table:style-name="ce1">
            <text:p>61.74516731</text:p>
          </table:table-cell>
          <table:table-cell office:value-type="float" office:value="62.026669792054534" table:formula="of:=[.Q238]*[.Q$2]+[.$A239]*(1-[.Q$2])" table:style-name="ce1">
            <text:p>62.02666979</text:p>
          </table:table-cell>
          <table:table-cell office:value-type="float" office:value="63.194639356538033" table:formula="of:=[.R238]*[.R$2]+[.$A239]*(1-[.R$2])" table:style-name="ce1">
            <text:p>63.19463936</text:p>
          </table:table-cell>
          <table:table-cell office:value-type="float" office:value="65.955937541990465" table:formula="of:=[.S238]*[.S$2]+[.$A239]*(1-[.S$2])" table:style-name="ce1">
            <text:p>65.95593754</text:p>
          </table:table-cell>
          <table:table-cell office:value-type="float" office:value="71.164034187494892" table:formula="of:=[.T238]*[.T$2]+[.$A239]*(1-[.T$2])" table:style-name="ce1">
            <text:p>71.16403419</text:p>
          </table:table-cell>
          <table:table-cell office:value-type="float" office:value="78.30960017240568" table:formula="of:=[.U238]*[.U$2]+[.$A239]*(1-[.U$2])" table:style-name="ce1">
            <text:p>78.30960017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239]*[.B$2]+[.$A240]*(1-[.B$2])" table:style-name="ce1">
            <text:p>54.441</text:p>
          </table:table-cell>
          <table:table-cell office:value-type="float" office:value="55.037887017177923" table:formula="of:=[.C239]*[.C$2]+[.$A240]*(1-[.C$2])" table:style-name="ce1">
            <text:p>55.03788702</text:p>
          </table:table-cell>
          <table:table-cell office:value-type="float" office:value="55.616384789108594" table:formula="of:=[.D239]*[.D$2]+[.$A240]*(1-[.D$2])" table:style-name="ce1">
            <text:p>55.61638479</text:p>
          </table:table-cell>
          <table:table-cell office:value-type="float" office:value="56.171819803761451" table:formula="of:=[.E239]*[.E$2]+[.$A240]*(1-[.E$2])" table:style-name="ce1">
            <text:p>56.1718198</text:p>
          </table:table-cell>
          <table:table-cell office:value-type="float" office:value="56.698266075980776" table:formula="of:=[.F239]*[.F$2]+[.$A240]*(1-[.F$2])" table:style-name="ce1">
            <text:p>56.69826608</text:p>
          </table:table-cell>
          <table:table-cell office:value-type="float" office:value="57.188921425687013" table:formula="of:=[.G239]*[.G$2]+[.$A240]*(1-[.G$2])" table:style-name="ce1">
            <text:p>57.18892143</text:p>
          </table:table-cell>
          <table:table-cell office:value-type="float" office:value="57.636567647785235" table:formula="of:=[.H239]*[.H$2]+[.$A240]*(1-[.H$2])" table:style-name="ce1">
            <text:p>57.63656765</text:p>
          </table:table-cell>
          <table:table-cell office:value-type="float" office:value="58.034131086669561" table:formula="of:=[.I239]*[.I$2]+[.$A240]*(1-[.I$2])" table:style-name="ce1">
            <text:p>58.03413109</text:p>
          </table:table-cell>
          <table:table-cell office:value-type="float" office:value="58.375388423849088" table:formula="of:=[.J239]*[.J$2]+[.$A240]*(1-[.J$2])" table:style-name="ce1">
            <text:p>58.37538842</text:p>
          </table:table-cell>
          <table:table-cell office:value-type="float" office:value="58.655957184586569" table:formula="of:=[.K239]*[.K$2]+[.$A240]*(1-[.K$2])" table:style-name="ce1">
            <text:p>58.65595718</text:p>
          </table:table-cell>
          <table:table-cell office:value-type="float" office:value="58.874953740645893" table:formula="of:=[.L239]*[.L$2]+[.$A240]*(1-[.L$2])" table:style-name="ce1">
            <text:p>58.87495374</text:p>
          </table:table-cell>
          <table:table-cell office:value-type="float" office:value="59.038235197740647" table:formula="of:=[.M239]*[.M$2]+[.$A240]*(1-[.M$2])" table:style-name="ce1">
            <text:p>59.0382352</text:p>
          </table:table-cell>
          <table:table-cell office:value-type="float" office:value="59.165180902135653" table:formula="of:=[.N239]*[.N$2]+[.$A240]*(1-[.N$2])" table:style-name="ce1">
            <text:p>59.1651809</text:p>
          </table:table-cell>
          <table:table-cell office:value-type="float" office:value="59.302802129834099" table:formula="of:=[.O239]*[.O$2]+[.$A240]*(1-[.O$2])" table:style-name="ce1">
            <text:p>59.30280213</text:p>
          </table:table-cell>
          <table:table-cell office:value-type="float" office:value="59.553917115400992" table:formula="of:=[.P239]*[.P$2]+[.$A240]*(1-[.P$2])" table:style-name="ce1">
            <text:p>59.55391712</text:p>
          </table:table-cell>
          <table:table-cell office:value-type="float" office:value="60.130252344040905" table:formula="of:=[.Q239]*[.Q$2]+[.$A240]*(1-[.Q$2])" table:style-name="ce1">
            <text:p>60.13025234</text:p>
          </table:table-cell>
          <table:table-cell office:value-type="float" office:value="61.44391148523043" table:formula="of:=[.R239]*[.R$2]+[.$A240]*(1-[.R$2])" table:style-name="ce1">
            <text:p>61.44391149</text:p>
          </table:table-cell>
          <table:table-cell office:value-type="float" office:value="64.228696910691895" table:formula="of:=[.S239]*[.S$2]+[.$A240]*(1-[.S$2])" table:style-name="ce1">
            <text:p>64.22869691</text:p>
          </table:table-cell>
          <table:table-cell office:value-type="float" office:value="69.491730768745413" table:formula="of:=[.T239]*[.T$2]+[.$A240]*(1-[.T$2])" table:style-name="ce1">
            <text:p>69.49173077</text:p>
          </table:table-cell>
          <table:table-cell office:value-type="float" office:value="77.116170163785384" table:formula="of:=[.U239]*[.U$2]+[.$A240]*(1-[.U$2])" table:style-name="ce1">
            <text:p>77.11617016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240]*[.B$2]+[.$A241]*(1-[.B$2])" table:style-name="ce1">
            <text:p>54.441</text:p>
          </table:table-cell>
          <table:table-cell office:value-type="float" office:value="54.470844350858897" table:formula="of:=[.C240]*[.C$2]+[.$A241]*(1-[.C$2])" table:style-name="ce1">
            <text:p>54.47084435</text:p>
          </table:table-cell>
          <table:table-cell office:value-type="float" office:value="54.558538478910862" table:formula="of:=[.D240]*[.D$2]+[.$A241]*(1-[.D$2])" table:style-name="ce1">
            <text:p>54.55853848</text:p>
          </table:table-cell>
          <table:table-cell office:value-type="float" office:value="54.700622970564218" table:formula="of:=[.E240]*[.E$2]+[.$A241]*(1-[.E$2])" table:style-name="ce1">
            <text:p>54.70062297</text:p>
          </table:table-cell>
          <table:table-cell office:value-type="float" office:value="54.892453215196163" table:formula="of:=[.F240]*[.F$2]+[.$A241]*(1-[.F$2])" table:style-name="ce1">
            <text:p>54.89245322</text:p>
          </table:table-cell>
          <table:table-cell office:value-type="float" office:value="55.127980356421759" table:formula="of:=[.G240]*[.G$2]+[.$A241]*(1-[.G$2])" table:style-name="ce1">
            <text:p>55.12798036</text:p>
          </table:table-cell>
          <table:table-cell office:value-type="float" office:value="55.399670294335564" table:formula="of:=[.H240]*[.H$2]+[.$A241]*(1-[.H$2])" table:style-name="ce1">
            <text:p>55.39967029</text:p>
          </table:table-cell>
          <table:table-cell office:value-type="float" office:value="55.698595880334352" table:formula="of:=[.I240]*[.I$2]+[.$A241]*(1-[.I$2])" table:style-name="ce1">
            <text:p>55.69859588</text:p>
          </table:table-cell>
          <table:table-cell office:value-type="float" office:value="56.014755369539635" table:formula="of:=[.J240]*[.J$2]+[.$A241]*(1-[.J$2])" table:style-name="ce1">
            <text:p>56.01475537</text:p>
          </table:table-cell>
          <table:table-cell office:value-type="float" office:value="56.337730733063964" table:formula="of:=[.K240]*[.K$2]+[.$A241]*(1-[.K$2])" table:style-name="ce1">
            <text:p>56.33773073</text:p>
          </table:table-cell>
          <table:table-cell office:value-type="float" office:value="56.657976870322948" table:formula="of:=[.L240]*[.L$2]+[.$A241]*(1-[.L$2])" table:style-name="ce1">
            <text:p>56.65797687</text:p>
          </table:table-cell>
          <table:table-cell office:value-type="float" office:value="56.969479358757354" table:formula="of:=[.M240]*[.M$2]+[.$A241]*(1-[.M$2])" table:style-name="ce1">
            <text:p>56.96947936</text:p>
          </table:table-cell>
          <table:table-cell office:value-type="float" office:value="57.27550854128139" table:formula="of:=[.N240]*[.N$2]+[.$A241]*(1-[.N$2])" table:style-name="ce1">
            <text:p>57.27550854</text:p>
          </table:table-cell>
          <table:table-cell office:value-type="float" office:value="57.601171384392167" table:formula="of:=[.O240]*[.O$2]+[.$A241]*(1-[.O$2])" table:style-name="ce1">
            <text:p>57.60117138</text:p>
          </table:table-cell>
          <table:table-cell office:value-type="float" office:value="58.020041980780697" table:formula="of:=[.P240]*[.P$2]+[.$A241]*(1-[.P$2])" table:style-name="ce1">
            <text:p>58.02004198</text:p>
          </table:table-cell>
          <table:table-cell office:value-type="float" office:value="58.707939258030677" table:formula="of:=[.Q240]*[.Q$2]+[.$A241]*(1-[.Q$2])" table:style-name="ce1">
            <text:p>58.70793926</text:p>
          </table:table-cell>
          <table:table-cell office:value-type="float" office:value="60.043329188184345" table:formula="of:=[.R240]*[.R$2]+[.$A241]*(1-[.R$2])" table:style-name="ce1">
            <text:p>60.04332919</text:p>
          </table:table-cell>
          <table:table-cell office:value-type="float" office:value="62.760542374088111" table:formula="of:=[.S240]*[.S$2]+[.$A241]*(1-[.S$2])" table:style-name="ce1">
            <text:p>62.76054237</text:p>
          </table:table-cell>
          <table:table-cell office:value-type="float" office:value="67.986657691870874" table:formula="of:=[.T240]*[.T$2]+[.$A241]*(1-[.T$2])" table:style-name="ce1">
            <text:p>67.98665769</text:p>
          </table:table-cell>
          <table:table-cell office:value-type="float" office:value="75.98241165559611" table:formula="of:=[.U240]*[.U$2]+[.$A241]*(1-[.U$2])" table:style-name="ce1">
            <text:p>75.98241166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241]*[.B$2]+[.$A242]*(1-[.B$2])" table:style-name="ce1">
            <text:p>57.4655</text:p>
          </table:table-cell>
          <table:table-cell office:value-type="float" office:value="57.315767217542941" table:formula="of:=[.C241]*[.C$2]+[.$A242]*(1-[.C$2])" table:style-name="ce1">
            <text:p>57.31576722</text:p>
          </table:table-cell>
          <table:table-cell office:value-type="float" office:value="57.174803847891084" table:formula="of:=[.D241]*[.D$2]+[.$A242]*(1-[.D$2])" table:style-name="ce1">
            <text:p>57.17480385</text:p>
          </table:table-cell>
          <table:table-cell office:value-type="float" office:value="57.05076844558463" table:formula="of:=[.E241]*[.E$2]+[.$A242]*(1-[.E$2])" table:style-name="ce1">
            <text:p>57.05076845</text:p>
          </table:table-cell>
          <table:table-cell office:value-type="float" office:value="56.95089064303923" table:formula="of:=[.F241]*[.F$2]+[.$A242]*(1-[.F$2])" table:style-name="ce1">
            <text:p>56.95089064</text:p>
          </table:table-cell>
          <table:table-cell office:value-type="float" office:value="56.881120089105437" table:formula="of:=[.G241]*[.G$2]+[.$A242]*(1-[.G$2])" table:style-name="ce1">
            <text:p>56.88112009</text:p>
          </table:table-cell>
          <table:table-cell office:value-type="float" office:value="56.845751088300659" table:formula="of:=[.H241]*[.H$2]+[.$A242]*(1-[.H$2])" table:style-name="ce1">
            <text:p>56.84575109</text:p>
          </table:table-cell>
          <table:table-cell office:value-type="float" office:value="56.847083558117021" table:formula="of:=[.I241]*[.I$2]+[.$A242]*(1-[.I$2])" table:style-name="ce1">
            <text:p>56.84708356</text:p>
          </table:table-cell>
          <table:table-cell office:value-type="float" office:value="56.885202147815846" table:formula="of:=[.J241]*[.J$2]+[.$A242]*(1-[.J$2])" table:style-name="ce1">
            <text:p>56.88520215</text:p>
          </table:table-cell>
          <table:table-cell office:value-type="float" office:value="56.958003829878791" table:formula="of:=[.K241]*[.K$2]+[.$A242]*(1-[.K$2])" table:style-name="ce1">
            <text:p>56.95800383</text:p>
          </table:table-cell>
          <table:table-cell office:value-type="float" office:value="57.061738435161473" table:formula="of:=[.L241]*[.L$2]+[.$A242]*(1-[.L$2])" table:style-name="ce1">
            <text:p>57.06173844</text:p>
          </table:table-cell>
          <table:table-cell office:value-type="float" office:value="57.192688647316544" table:formula="of:=[.M241]*[.M$2]+[.$A242]*(1-[.M$2])" table:style-name="ce1">
            <text:p>57.19268865</text:p>
          </table:table-cell>
          <table:table-cell office:value-type="float" office:value="57.351505124768835" table:formula="of:=[.N241]*[.N$2]+[.$A242]*(1-[.N$2])" table:style-name="ce1">
            <text:p>57.35150512</text:p>
          </table:table-cell>
          <table:table-cell office:value-type="float" office:value="57.553686399854904" table:formula="of:=[.O241]*[.O$2]+[.$A242]*(1-[.O$2])" table:style-name="ce1">
            <text:p>57.5536864</text:p>
          </table:table-cell>
          <table:table-cell office:value-type="float" office:value="57.853679386546489" table:formula="of:=[.P241]*[.P$2]+[.$A242]*(1-[.P$2])" table:style-name="ce1">
            <text:p>57.85367939</text:p>
          </table:table-cell>
          <table:table-cell office:value-type="float" office:value="58.397329443523006" table:formula="of:=[.Q241]*[.Q$2]+[.$A242]*(1-[.Q$2])" table:style-name="ce1">
            <text:p>58.39732944</text:p>
          </table:table-cell>
          <table:table-cell office:value-type="float" office:value="59.527763350547474" table:formula="of:=[.R241]*[.R$2]+[.$A242]*(1-[.R$2])" table:style-name="ce1">
            <text:p>59.52776335</text:p>
          </table:table-cell>
          <table:table-cell office:value-type="float" office:value="61.966286017974895" table:formula="of:=[.S241]*[.S$2]+[.$A242]*(1-[.S$2])" table:style-name="ce1">
            <text:p>61.96628602</text:p>
          </table:table-cell>
          <table:table-cell office:value-type="float" office:value="66.934541922683778" table:formula="of:=[.T241]*[.T$2]+[.$A242]*(1-[.T$2])" table:style-name="ce1">
            <text:p>66.93454192</text:p>
          </table:table-cell>
          <table:table-cell office:value-type="float" office:value="75.05656607281631" table:formula="of:=[.U241]*[.U$2]+[.$A242]*(1-[.U$2])" table:style-name="ce1">
            <text:p>75.05656607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42]*[.B$2]+[.$A243]*(1-[.B$2])" table:style-name="ce1">
            <text:p>60.49</text:p>
          </table:table-cell>
          <table:table-cell office:value-type="float" office:value="60.331288360877146" table:formula="of:=[.C242]*[.C$2]+[.$A243]*(1-[.C$2])" table:style-name="ce1">
            <text:p>60.33128836</text:p>
          </table:table-cell>
          <table:table-cell office:value-type="float" office:value="60.158480384789115" table:formula="of:=[.D242]*[.D$2]+[.$A243]*(1-[.D$2])" table:style-name="ce1">
            <text:p>60.15848038</text:p>
          </table:table-cell>
          <table:table-cell office:value-type="float" office:value="59.974115266837693" table:formula="of:=[.E242]*[.E$2]+[.$A243]*(1-[.E$2])" table:style-name="ce1">
            <text:p>59.97411527</text:p>
          </table:table-cell>
          <table:table-cell office:value-type="float" office:value="59.782178128607853" table:formula="of:=[.F242]*[.F$2]+[.$A243]*(1-[.F$2])" table:style-name="ce1">
            <text:p>59.78217813</text:p>
          </table:table-cell>
          <table:table-cell office:value-type="float" office:value="59.587780022276363" table:formula="of:=[.G242]*[.G$2]+[.$A243]*(1-[.G$2])" table:style-name="ce1">
            <text:p>59.58778002</text:p>
          </table:table-cell>
          <table:table-cell office:value-type="float" office:value="59.396725326490198" table:formula="of:=[.H242]*[.H$2]+[.$A243]*(1-[.H$2])" table:style-name="ce1">
            <text:p>59.39672533</text:p>
          </table:table-cell>
          <table:table-cell office:value-type="float" office:value="59.214979245340956" table:formula="of:=[.I242]*[.I$2]+[.$A243]*(1-[.I$2])" table:style-name="ce1">
            <text:p>59.21497925</text:p>
          </table:table-cell>
          <table:table-cell office:value-type="float" office:value="59.048080859126337" table:formula="of:=[.J242]*[.J$2]+[.$A243]*(1-[.J$2])" table:style-name="ce1">
            <text:p>59.04808086</text:p>
          </table:table-cell>
          <table:table-cell office:value-type="float" office:value="58.900601723445462" table:formula="of:=[.K242]*[.K$2]+[.$A243]*(1-[.K$2])" table:style-name="ce1">
            <text:p>58.90060172</text:p>
          </table:table-cell>
          <table:table-cell office:value-type="float" office:value="58.775869217580734" table:formula="of:=[.L242]*[.L$2]+[.$A243]*(1-[.L$2])" table:style-name="ce1">
            <text:p>58.77586922</text:p>
          </table:table-cell>
          <table:table-cell office:value-type="float" office:value="58.676478756024096" table:formula="of:=[.M242]*[.M$2]+[.$A243]*(1-[.M$2])" table:style-name="ce1">
            <text:p>58.67647876</text:p>
          </table:table-cell>
          <table:table-cell office:value-type="float" office:value="58.606903074861307" table:formula="of:=[.N242]*[.N$2]+[.$A243]*(1-[.N$2])" table:style-name="ce1">
            <text:p>58.60690307</text:p>
          </table:table-cell>
          <table:table-cell office:value-type="float" office:value="58.581396159905694" table:formula="of:=[.O242]*[.O$2]+[.$A243]*(1-[.O$2])" table:style-name="ce1">
            <text:p>58.58139616</text:p>
          </table:table-cell>
          <table:table-cell office:value-type="float" office:value="58.644575570582546" table:formula="of:=[.P242]*[.P$2]+[.$A243]*(1-[.P$2])" table:style-name="ce1">
            <text:p>58.64457557</text:p>
          </table:table-cell>
          <table:table-cell office:value-type="float" office:value="58.920497082642257" table:formula="of:=[.Q242]*[.Q$2]+[.$A243]*(1-[.Q$2])" table:style-name="ce1">
            <text:p>58.92049708</text:p>
          </table:table-cell>
          <table:table-cell office:value-type="float" office:value="59.72021068043798" table:formula="of:=[.R242]*[.R$2]+[.$A243]*(1-[.R$2])" table:style-name="ce1">
            <text:p>59.72021068</text:p>
          </table:table-cell>
          <table:table-cell office:value-type="float" office:value="61.744843115278663" table:formula="of:=[.S242]*[.S$2]+[.$A243]*(1-[.S$2])" table:style-name="ce1">
            <text:p>61.74484312</text:p>
          </table:table-cell>
          <table:table-cell office:value-type="float" office:value="66.290087730415394" table:formula="of:=[.T242]*[.T$2]+[.$A243]*(1-[.T$2])" table:style-name="ce1">
            <text:p>66.29008773</text:p>
          </table:table-cell>
          <table:table-cell office:value-type="float" office:value="74.328237769175487" table:formula="of:=[.U242]*[.U$2]+[.$A243]*(1-[.U$2])" table:style-name="ce1">
            <text:p>74.32823777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243]*[.B$2]+[.$A244]*(1-[.B$2])" table:style-name="ce1">
            <text:p>63.5145</text:p>
          </table:table-cell>
          <table:table-cell office:value-type="float" office:value="63.355339418043854" table:formula="of:=[.C243]*[.C$2]+[.$A244]*(1-[.C$2])" table:style-name="ce1">
            <text:p>63.35533942</text:p>
          </table:table-cell>
          <table:table-cell office:value-type="float" office:value="63.178898038478913" table:formula="of:=[.D243]*[.D$2]+[.$A244]*(1-[.D$2])" table:style-name="ce1">
            <text:p>63.17889804</text:p>
          </table:table-cell>
          <table:table-cell office:value-type="float" office:value="62.98344229002565" table:formula="of:=[.E243]*[.E$2]+[.$A244]*(1-[.E$2])" table:style-name="ce1">
            <text:p>62.98344229</text:p>
          </table:table-cell>
          <table:table-cell office:value-type="float" office:value="62.768035625721566" table:formula="of:=[.F243]*[.F$2]+[.$A244]*(1-[.F$2])" table:style-name="ce1">
            <text:p>62.76803563</text:p>
          </table:table-cell>
          <table:table-cell office:value-type="float" office:value="62.532820005569093" table:formula="of:=[.G243]*[.G$2]+[.$A244]*(1-[.G$2])" table:style-name="ce1">
            <text:p>62.53282001</text:p>
          </table:table-cell>
          <table:table-cell office:value-type="float" office:value="62.279167597947058" table:formula="of:=[.H243]*[.H$2]+[.$A244]*(1-[.H$2])" table:style-name="ce1">
            <text:p>62.2791676</text:p>
          </table:table-cell>
          <table:table-cell office:value-type="float" office:value="62.009667735869328" table:formula="of:=[.I243]*[.I$2]+[.$A244]*(1-[.I$2])" table:style-name="ce1">
            <text:p>62.00966774</text:p>
          </table:table-cell>
          <table:table-cell office:value-type="float" office:value="61.727932343650536" table:formula="of:=[.J243]*[.J$2]+[.$A244]*(1-[.J$2])" table:style-name="ce1">
            <text:p>61.72793234</text:p>
          </table:table-cell>
          <table:table-cell office:value-type="float" office:value="61.438245775550456" table:formula="of:=[.K243]*[.K$2]+[.$A244]*(1-[.K$2])" table:style-name="ce1">
            <text:p>61.43824578</text:p>
          </table:table-cell>
          <table:table-cell office:value-type="float" office:value="61.145184608790366" table:formula="of:=[.L243]*[.L$2]+[.$A244]*(1-[.L$2])" table:style-name="ce1">
            <text:p>61.14518461</text:p>
          </table:table-cell>
          <table:table-cell office:value-type="float" office:value="60.853588315813255" table:formula="of:=[.M243]*[.M$2]+[.$A244]*(1-[.M$2])" table:style-name="ce1">
            <text:p>60.85358832</text:p>
          </table:table-cell>
          <table:table-cell office:value-type="float" office:value="60.569941844916784" table:formula="of:=[.N243]*[.N$2]+[.$A244]*(1-[.N$2])" table:style-name="ce1">
            <text:p>60.56994184</text:p>
          </table:table-cell>
          <table:table-cell office:value-type="float" office:value="60.307982503938703" table:formula="of:=[.O243]*[.O$2]+[.$A244]*(1-[.O$2])" table:style-name="ce1">
            <text:p>60.3079825</text:p>
          </table:table-cell>
          <table:table-cell office:value-type="float" office:value="60.105552899407783" table:formula="of:=[.P243]*[.P$2]+[.$A244]*(1-[.P$2])" table:style-name="ce1">
            <text:p>60.1055529</text:p>
          </table:table-cell>
          <table:table-cell office:value-type="float" office:value="60.068997811981689" table:formula="of:=[.Q243]*[.Q$2]+[.$A244]*(1-[.Q$2])" table:style-name="ce1">
            <text:p>60.06899781</text:p>
          </table:table-cell>
          <table:table-cell office:value-type="float" office:value="60.479068544350383" table:formula="of:=[.R243]*[.R$2]+[.$A244]*(1-[.R$2])" table:style-name="ce1">
            <text:p>60.47906854</text:p>
          </table:table-cell>
          <table:table-cell office:value-type="float" office:value="62.010291647986861" table:formula="of:=[.S243]*[.S$2]+[.$A244]*(1-[.S$2])" table:style-name="ce1">
            <text:p>62.01029165</text:p>
          </table:table-cell>
          <table:table-cell office:value-type="float" office:value="66.012528957373846" table:formula="of:=[.T243]*[.T$2]+[.$A244]*(1-[.T$2])" table:style-name="ce1">
            <text:p>66.01252896</text:p>
          </table:table-cell>
          <table:table-cell office:value-type="float" office:value="73.787550880716708" table:formula="of:=[.U243]*[.U$2]+[.$A244]*(1-[.U$2])" table:style-name="ce1">
            <text:p>73.78755088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244]*[.B$2]+[.$A245]*(1-[.B$2])" table:style-name="ce1">
            <text:p>69.5635</text:p>
          </table:table-cell>
          <table:table-cell office:value-type="float" office:value="69.25309197090219" table:formula="of:=[.C244]*[.C$2]+[.$A245]*(1-[.C$2])" table:style-name="ce1">
            <text:p>69.25309197</text:p>
          </table:table-cell>
          <table:table-cell office:value-type="float" office:value="68.925039803847895" table:formula="of:=[.D244]*[.D$2]+[.$A245]*(1-[.D$2])" table:style-name="ce1">
            <text:p>68.9250398</text:p>
          </table:table-cell>
          <table:table-cell office:value-type="float" office:value="68.576491343503847" table:formula="of:=[.E244]*[.E$2]+[.$A245]*(1-[.E$2])" table:style-name="ce1">
            <text:p>68.57649134</text:p>
          </table:table-cell>
          <table:table-cell office:value-type="float" office:value="68.204407125144314" table:formula="of:=[.F244]*[.F$2]+[.$A245]*(1-[.F$2])" table:style-name="ce1">
            <text:p>68.20440713</text:p>
          </table:table-cell>
          <table:table-cell office:value-type="float" office:value="67.80583000139228" table:formula="of:=[.G244]*[.G$2]+[.$A245]*(1-[.G$2])" table:style-name="ce1">
            <text:p>67.80583</text:p>
          </table:table-cell>
          <table:table-cell office:value-type="float" office:value="67.378200279384117" table:formula="of:=[.H244]*[.H$2]+[.$A245]*(1-[.H$2])" table:style-name="ce1">
            <text:p>67.37820028</text:p>
          </table:table-cell>
          <table:table-cell office:value-type="float" office:value="66.919658707554262" table:formula="of:=[.I244]*[.I$2]+[.$A245]*(1-[.I$2])" table:style-name="ce1">
            <text:p>66.91965871</text:p>
          </table:table-cell>
          <table:table-cell office:value-type="float" office:value="66.429272937460212" table:formula="of:=[.J244]*[.J$2]+[.$A245]*(1-[.J$2])" table:style-name="ce1">
            <text:p>66.42927294</text:p>
          </table:table-cell>
          <table:table-cell office:value-type="float" office:value="65.907135598997712" table:formula="of:=[.K244]*[.K$2]+[.$A245]*(1-[.K$2])" table:style-name="ce1">
            <text:p>65.9071356</text:p>
          </table:table-cell>
          <table:table-cell office:value-type="float" office:value="65.354342304395189" table:formula="of:=[.L244]*[.L$2]+[.$A245]*(1-[.L$2])" table:style-name="ce1">
            <text:p>65.3543423</text:p>
          </table:table-cell>
          <table:table-cell office:value-type="float" office:value="64.773048573697295" table:formula="of:=[.M244]*[.M$2]+[.$A245]*(1-[.M$2])" table:style-name="ce1">
            <text:p>64.77304857</text:p>
          </table:table-cell>
          <table:table-cell office:value-type="float" office:value="64.167365106950072" table:formula="of:=[.N244]*[.N$2]+[.$A245]*(1-[.N$2])" table:style-name="ce1">
            <text:p>64.16736511</text:p>
          </table:table-cell>
          <table:table-cell office:value-type="float" office:value="63.547413627560161" table:formula="of:=[.O244]*[.O$2]+[.$A245]*(1-[.O$2])" table:style-name="ce1">
            <text:p>63.54741363</text:p>
          </table:table-cell>
          <table:table-cell office:value-type="float" office:value="62.942937029585451" table:formula="of:=[.P244]*[.P$2]+[.$A245]*(1-[.P$2])" table:style-name="ce1">
            <text:p>62.94293703</text:p>
          </table:table-cell>
          <table:table-cell office:value-type="float" office:value="62.442623358986268" table:formula="of:=[.Q244]*[.Q$2]+[.$A245]*(1-[.Q$2])" table:style-name="ce1">
            <text:p>62.44262336</text:p>
          </table:table-cell>
          <table:table-cell office:value-type="float" office:value="62.295954835480302" table:formula="of:=[.R244]*[.R$2]+[.$A245]*(1-[.R$2])" table:style-name="ce1">
            <text:p>62.29595484</text:p>
          </table:table-cell>
          <table:table-cell office:value-type="float" office:value="63.14327290078883" table:formula="of:=[.S244]*[.S$2]+[.$A245]*(1-[.S$2])" table:style-name="ce1">
            <text:p>63.1432729</text:p>
          </table:table-cell>
          <table:table-cell office:value-type="float" office:value="66.367626061636457" table:formula="of:=[.T244]*[.T$2]+[.$A245]*(1-[.T$2])" table:style-name="ce1">
            <text:p>66.36762606</text:p>
          </table:table-cell>
          <table:table-cell office:value-type="float" office:value="73.57634833668088" table:formula="of:=[.U244]*[.U$2]+[.$A245]*(1-[.U$2])" table:style-name="ce1">
            <text:p>73.57634834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245]*[.B$2]+[.$A246]*(1-[.B$2])" table:style-name="ce1">
            <text:p>57.4655</text:p>
          </table:table-cell>
          <table:table-cell office:value-type="float" office:value="58.054879598545106" table:formula="of:=[.C245]*[.C$2]+[.$A246]*(1-[.C$2])" table:style-name="ce1">
            <text:p>58.0548796</text:p>
          </table:table-cell>
          <table:table-cell office:value-type="float" office:value="58.611453980384788" table:formula="of:=[.D245]*[.D$2]+[.$A246]*(1-[.D$2])" table:style-name="ce1">
            <text:p>58.61145398</text:p>
          </table:table-cell>
          <table:table-cell office:value-type="float" office:value="59.13214870152558" table:formula="of:=[.E245]*[.E$2]+[.$A246]*(1-[.E$2])" table:style-name="ce1">
            <text:p>59.1321487</text:p>
          </table:table-cell>
          <table:table-cell office:value-type="float" office:value="59.613281425028866" table:formula="of:=[.F245]*[.F$2]+[.$A246]*(1-[.F$2])" table:style-name="ce1">
            <text:p>59.61328143</text:p>
          </table:table-cell>
          <table:table-cell office:value-type="float" office:value="60.050582500348071" table:formula="of:=[.G245]*[.G$2]+[.$A246]*(1-[.G$2])" table:style-name="ce1">
            <text:p>60.0505825</text:p>
          </table:table-cell>
          <table:table-cell office:value-type="float" office:value="60.439310083815229" table:formula="of:=[.H245]*[.H$2]+[.$A246]*(1-[.H$2])" table:style-name="ce1">
            <text:p>60.43931008</text:p>
          </table:table-cell>
          <table:table-cell office:value-type="float" office:value="60.774455547643996" table:formula="of:=[.I245]*[.I$2]+[.$A246]*(1-[.I$2])" table:style-name="ce1">
            <text:p>60.77445555</text:p>
          </table:table-cell>
          <table:table-cell office:value-type="float" office:value="61.051009174984081" table:formula="of:=[.J245]*[.J$2]+[.$A246]*(1-[.J$2])" table:style-name="ce1">
            <text:p>61.05100917</text:p>
          </table:table-cell>
          <table:table-cell office:value-type="float" office:value="61.264236019548974" table:formula="of:=[.K245]*[.K$2]+[.$A246]*(1-[.K$2])" table:style-name="ce1">
            <text:p>61.26423602</text:p>
          </table:table-cell>
          <table:table-cell office:value-type="float" office:value="61.409921152197597" table:formula="of:=[.L245]*[.L$2]+[.$A246]*(1-[.L$2])" table:style-name="ce1">
            <text:p>61.40992115</text:p>
          </table:table-cell>
          <table:table-cell office:value-type="float" office:value="61.484651715533509" table:formula="of:=[.M245]*[.M$2]+[.$A246]*(1-[.M$2])" table:style-name="ce1">
            <text:p>61.48465172</text:p>
          </table:table-cell>
          <table:table-cell office:value-type="float" office:value="61.486619064170043" table:formula="of:=[.N245]*[.N$2]+[.$A246]*(1-[.N$2])" table:style-name="ce1">
            <text:p>61.48661906</text:p>
          </table:table-cell>
          <table:table-cell office:value-type="float" office:value="61.418743857914102" table:formula="of:=[.O245]*[.O$2]+[.$A246]*(1-[.O$2])" table:style-name="ce1">
            <text:p>61.41874386</text:p>
          </table:table-cell>
          <table:table-cell office:value-type="float" office:value="61.299705920709812" table:formula="of:=[.P245]*[.P$2]+[.$A246]*(1-[.P$2])" table:style-name="ce1">
            <text:p>61.29970592</text:p>
          </table:table-cell>
          <table:table-cell office:value-type="float" office:value="61.198342519239695" table:formula="of:=[.Q245]*[.Q$2]+[.$A246]*(1-[.Q$2])" table:style-name="ce1">
            <text:p>61.19834252</text:p>
          </table:table-cell>
          <table:table-cell office:value-type="float" office:value="61.329863868384244" table:formula="of:=[.R245]*[.R$2]+[.$A246]*(1-[.R$2])" table:style-name="ce1">
            <text:p>61.32986387</text:p>
          </table:table-cell>
          <table:table-cell office:value-type="float" office:value="62.291606965670503" table:formula="of:=[.S245]*[.S$2]+[.$A246]*(1-[.S$2])" table:style-name="ce1">
            <text:p>62.29160697</text:p>
          </table:table-cell>
          <table:table-cell office:value-type="float" office:value="65.477413455472814" table:formula="of:=[.T245]*[.T$2]+[.$A246]*(1-[.T$2])" table:style-name="ce1">
            <text:p>65.47741346</text:p>
          </table:table-cell>
          <table:table-cell office:value-type="float" office:value="72.770805919846836" table:formula="of:=[.U245]*[.U$2]+[.$A246]*(1-[.U$2])" table:style-name="ce1">
            <text:p>72.77080592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246]*[.B$2]+[.$A247]*(1-[.B$2])" table:style-name="ce1">
            <text:p>54.441</text:p>
          </table:table-cell>
          <table:table-cell office:value-type="float" office:value="54.621693979927258" table:formula="of:=[.C246]*[.C$2]+[.$A247]*(1-[.C$2])" table:style-name="ce1">
            <text:p>54.62169398</text:p>
          </table:table-cell>
          <table:table-cell office:value-type="float" office:value="54.858045398038485" table:formula="of:=[.D246]*[.D$2]+[.$A247]*(1-[.D$2])" table:style-name="ce1">
            <text:p>54.8580454</text:p>
          </table:table-cell>
          <table:table-cell office:value-type="float" office:value="55.144672305228838" table:formula="of:=[.E246]*[.E$2]+[.$A247]*(1-[.E$2])" table:style-name="ce1">
            <text:p>55.14467231</text:p>
          </table:table-cell>
          <table:table-cell office:value-type="float" office:value="55.475456285005777" table:formula="of:=[.F246]*[.F$2]+[.$A247]*(1-[.F$2])" table:style-name="ce1">
            <text:p>55.47545629</text:p>
          </table:table-cell>
          <table:table-cell office:value-type="float" office:value="55.84339562508702" table:formula="of:=[.G246]*[.G$2]+[.$A247]*(1-[.G$2])" table:style-name="ce1">
            <text:p>55.84339563</text:p>
          </table:table-cell>
          <table:table-cell office:value-type="float" office:value="56.240493025144566" table:formula="of:=[.H246]*[.H$2]+[.$A247]*(1-[.H$2])" table:style-name="ce1">
            <text:p>56.24049303</text:p>
          </table:table-cell>
          <table:table-cell office:value-type="float" office:value="56.657709441675401" table:formula="of:=[.I246]*[.I$2]+[.$A247]*(1-[.I$2])" table:style-name="ce1">
            <text:p>56.65770944</text:p>
          </table:table-cell>
          <table:table-cell office:value-type="float" office:value="57.085003669993633" table:formula="of:=[.J246]*[.J$2]+[.$A247]*(1-[.J$2])" table:style-name="ce1">
            <text:p>57.08500367</text:p>
          </table:table-cell>
          <table:table-cell office:value-type="float" office:value="57.511456208797043" table:formula="of:=[.K246]*[.K$2]+[.$A247]*(1-[.K$2])" table:style-name="ce1">
            <text:p>57.51145621</text:p>
          </table:table-cell>
          <table:table-cell office:value-type="float" office:value="57.9254605760988" table:formula="of:=[.L246]*[.L$2]+[.$A247]*(1-[.L$2])" table:style-name="ce1">
            <text:p>57.92546058</text:p>
          </table:table-cell>
          <table:table-cell office:value-type="float" office:value="58.315008443543434" table:formula="of:=[.M246]*[.M$2]+[.$A247]*(1-[.M$2])" table:style-name="ce1">
            <text:p>58.31500844</text:p>
          </table:table-cell>
          <table:table-cell office:value-type="float" office:value="58.668371438502028" table:formula="of:=[.N246]*[.N$2]+[.$A247]*(1-[.N$2])" table:style-name="ce1">
            <text:p>58.66837144</text:p>
          </table:table-cell>
          <table:table-cell office:value-type="float" office:value="58.97653350764417" table:formula="of:=[.O246]*[.O$2]+[.$A247]*(1-[.O$2])" table:style-name="ce1">
            <text:p>58.97653351</text:p>
          </table:table-cell>
          <table:table-cell office:value-type="float" office:value="59.242094144496868" table:formula="of:=[.P246]*[.P$2]+[.$A247]*(1-[.P$2])" table:style-name="ce1">
            <text:p>59.24209414</text:p>
          </table:table-cell>
          <table:table-cell office:value-type="float" office:value="59.50900688942977" table:formula="of:=[.Q246]*[.Q$2]+[.$A247]*(1-[.Q$2])" table:style-name="ce1">
            <text:p>59.50900689</text:p>
          </table:table-cell>
          <table:table-cell office:value-type="float" office:value="59.952091094707399" table:formula="of:=[.R246]*[.R$2]+[.$A247]*(1-[.R$2])" table:style-name="ce1">
            <text:p>59.95209109</text:p>
          </table:table-cell>
          <table:table-cell office:value-type="float" office:value="61.114015920819931" table:formula="of:=[.S246]*[.S$2]+[.$A247]*(1-[.S$2])" table:style-name="ce1">
            <text:p>61.11401592</text:p>
          </table:table-cell>
          <table:table-cell office:value-type="float" office:value="64.37377210992554" table:formula="of:=[.T246]*[.T$2]+[.$A247]*(1-[.T$2])" table:style-name="ce1">
            <text:p>64.37377211</text:p>
          </table:table-cell>
          <table:table-cell office:value-type="float" office:value="71.85431562385449" table:formula="of:=[.U246]*[.U$2]+[.$A247]*(1-[.U$2])" table:style-name="ce1">
            <text:p>71.85431562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47]*[.B$2]+[.$A248]*(1-[.B$2])" table:style-name="ce1">
            <text:p>60.49</text:p>
          </table:table-cell>
          <table:table-cell office:value-type="float" office:value="60.196584698996361" table:formula="of:=[.C247]*[.C$2]+[.$A248]*(1-[.C$2])" table:style-name="ce1">
            <text:p>60.1965847</text:p>
          </table:table-cell>
          <table:table-cell office:value-type="float" office:value="59.926804539803854" table:formula="of:=[.D247]*[.D$2]+[.$A248]*(1-[.D$2])" table:style-name="ce1">
            <text:p>59.92680454</text:p>
          </table:table-cell>
          <table:table-cell office:value-type="float" office:value="59.688200845784323" table:formula="of:=[.E247]*[.E$2]+[.$A248]*(1-[.E$2])" table:style-name="ce1">
            <text:p>59.68820085</text:p>
          </table:table-cell>
          <table:table-cell office:value-type="float" office:value="59.487091257001161" table:formula="of:=[.F247]*[.F$2]+[.$A248]*(1-[.F$2])" table:style-name="ce1">
            <text:p>59.48709126</text:p>
          </table:table-cell>
          <table:table-cell office:value-type="float" office:value="59.328348906271756" table:formula="of:=[.G247]*[.G$2]+[.$A248]*(1-[.G$2])" table:style-name="ce1">
            <text:p>59.32834891</text:p>
          </table:table-cell>
          <table:table-cell office:value-type="float" office:value="59.215147907543368" table:formula="of:=[.H247]*[.H$2]+[.$A248]*(1-[.H$2])" table:style-name="ce1">
            <text:p>59.21514791</text:p>
          </table:table-cell>
          <table:table-cell office:value-type="float" office:value="59.148698304586389" table:formula="of:=[.I247]*[.I$2]+[.$A248]*(1-[.I$2])" table:style-name="ce1">
            <text:p>59.1486983</text:p>
          </table:table-cell>
          <table:table-cell office:value-type="float" office:value="59.12800146799745" table:formula="of:=[.J247]*[.J$2]+[.$A248]*(1-[.J$2])" table:style-name="ce1">
            <text:p>59.12800147</text:p>
          </table:table-cell>
          <table:table-cell office:value-type="float" office:value="59.149655293958673" table:formula="of:=[.K247]*[.K$2]+[.$A248]*(1-[.K$2])" table:style-name="ce1">
            <text:p>59.14965529</text:p>
          </table:table-cell>
          <table:table-cell office:value-type="float" office:value="59.207730288049405" table:formula="of:=[.L247]*[.L$2]+[.$A248]*(1-[.L$2])" table:style-name="ce1">
            <text:p>59.20773029</text:p>
          </table:table-cell>
          <table:table-cell office:value-type="float" office:value="59.293754643948887" table:formula="of:=[.M247]*[.M$2]+[.$A248]*(1-[.M$2])" table:style-name="ce1">
            <text:p>59.29375464</text:p>
          </table:table-cell>
          <table:table-cell office:value-type="float" office:value="59.397022863101213" table:formula="of:=[.N247]*[.N$2]+[.$A248]*(1-[.N$2])" table:style-name="ce1">
            <text:p>59.39702286</text:p>
          </table:table-cell>
          <table:table-cell office:value-type="float" office:value="59.506246779968706" table:formula="of:=[.O247]*[.O$2]+[.$A248]*(1-[.O$2])" table:style-name="ce1">
            <text:p>59.50624678</text:p>
          </table:table-cell>
          <table:table-cell office:value-type="float" office:value="59.616465901147805" table:formula="of:=[.P247]*[.P$2]+[.$A248]*(1-[.P$2])" table:style-name="ce1">
            <text:p>59.6164659</text:p>
          </table:table-cell>
          <table:table-cell office:value-type="float" office:value="59.75425516707233" table:formula="of:=[.Q247]*[.Q$2]+[.$A248]*(1-[.Q$2])" table:style-name="ce1">
            <text:p>59.75425517</text:p>
          </table:table-cell>
          <table:table-cell office:value-type="float" office:value="60.059672875765919" table:formula="of:=[.R247]*[.R$2]+[.$A248]*(1-[.R$2])" table:style-name="ce1">
            <text:p>60.05967288</text:p>
          </table:table-cell>
          <table:table-cell office:value-type="float" office:value="61.020413532696942" table:formula="of:=[.S247]*[.S$2]+[.$A248]*(1-[.S$2])" table:style-name="ce1">
            <text:p>61.02041353</text:p>
          </table:table-cell>
          <table:table-cell office:value-type="float" office:value="63.985394898932988" table:formula="of:=[.T247]*[.T$2]+[.$A248]*(1-[.T$2])" table:style-name="ce1">
            <text:p>63.9853949</text:p>
          </table:table-cell>
          <table:table-cell office:value-type="float" office:value="71.28609984266177" table:formula="of:=[.U247]*[.U$2]+[.$A248]*(1-[.U$2])" table:style-name="ce1">
            <text:p>71.28609984</text:p>
          </table:table-cell>
          <table:table-cell table:number-columns-repeated="1636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[.B248]*[.B$2]+[.$A249]*(1-[.B$2])" table:style-name="ce1">
            <text:p>0</text:p>
          </table:table-cell>
          <table:table-cell office:value-type="float" office:value="3.0098292349498181" table:formula="of:=[.C248]*[.C$2]+[.$A249]*(1-[.C$2])" table:style-name="ce1">
            <text:p>3.009829235</text:p>
          </table:table-cell>
          <table:table-cell office:value-type="float" office:value="5.9926804539803857" table:formula="of:=[.D248]*[.D$2]+[.$A249]*(1-[.D$2])" table:style-name="ce1">
            <text:p>5.992680454</text:p>
          </table:table-cell>
          <table:table-cell office:value-type="float" office:value="8.9532301268676484" table:formula="of:=[.E248]*[.E$2]+[.$A249]*(1-[.E$2])" table:style-name="ce1">
            <text:p>8.953230127</text:p>
          </table:table-cell>
          <table:table-cell office:value-type="float" office:value="11.897418251400232" table:formula="of:=[.F248]*[.F$2]+[.$A249]*(1-[.F$2])" table:style-name="ce1">
            <text:p>11.89741825</text:p>
          </table:table-cell>
          <table:table-cell office:value-type="float" office:value="14.832087226567939" table:formula="of:=[.G248]*[.G$2]+[.$A249]*(1-[.G$2])" table:style-name="ce1">
            <text:p>14.83208723</text:p>
          </table:table-cell>
          <table:table-cell office:value-type="float" office:value="17.764544372263011" table:formula="of:=[.H248]*[.H$2]+[.$A249]*(1-[.H$2])" table:style-name="ce1">
            <text:p>17.76454437</text:p>
          </table:table-cell>
          <table:table-cell office:value-type="float" office:value="20.702044406605236" table:formula="of:=[.I248]*[.I$2]+[.$A249]*(1-[.I$2])" table:style-name="ce1">
            <text:p>20.70204441</text:p>
          </table:table-cell>
          <table:table-cell office:value-type="float" office:value="23.651200587198982" table:formula="of:=[.J248]*[.J$2]+[.$A249]*(1-[.J$2])" table:style-name="ce1">
            <text:p>23.65120059</text:p>
          </table:table-cell>
          <table:table-cell office:value-type="float" office:value="26.617344882281404" table:formula="of:=[.K248]*[.K$2]+[.$A249]*(1-[.K$2])" table:style-name="ce1">
            <text:p>26.61734488</text:p>
          </table:table-cell>
          <table:table-cell office:value-type="float" office:value="29.603865144024702" table:formula="of:=[.L248]*[.L$2]+[.$A249]*(1-[.L$2])" table:style-name="ce1">
            <text:p>29.60386514</text:p>
          </table:table-cell>
          <table:table-cell office:value-type="float" office:value="32.611565054171891" table:formula="of:=[.M248]*[.M$2]+[.$A249]*(1-[.M$2])" table:style-name="ce1">
            <text:p>32.61156505</text:p>
          </table:table-cell>
          <table:table-cell office:value-type="float" office:value="35.638213717860729" table:formula="of:=[.N248]*[.N$2]+[.$A249]*(1-[.N$2])" table:style-name="ce1">
            <text:p>35.63821372</text:p>
          </table:table-cell>
          <table:table-cell office:value-type="float" office:value="38.679060406979659" table:formula="of:=[.O248]*[.O$2]+[.$A249]*(1-[.O$2])" table:style-name="ce1">
            <text:p>38.67906041</text:p>
          </table:table-cell>
          <table:table-cell office:value-type="float" office:value="41.731526130803459" table:formula="of:=[.P248]*[.P$2]+[.$A249]*(1-[.P$2])" table:style-name="ce1">
            <text:p>41.73152613</text:p>
          </table:table-cell>
          <table:table-cell office:value-type="float" office:value="44.815691375304247" table:formula="of:=[.Q248]*[.Q$2]+[.$A249]*(1-[.Q$2])" table:style-name="ce1">
            <text:p>44.81569138</text:p>
          </table:table-cell>
          <table:table-cell office:value-type="float" office:value="48.047738300612735" table:formula="of:=[.R248]*[.R$2]+[.$A249]*(1-[.R$2])" table:style-name="ce1">
            <text:p>48.0477383</text:p>
          </table:table-cell>
          <table:table-cell office:value-type="float" office:value="51.867351502792403" table:formula="of:=[.S248]*[.S$2]+[.$A249]*(1-[.S$2])" table:style-name="ce1">
            <text:p>51.8673515</text:p>
          </table:table-cell>
          <table:table-cell office:value-type="float" office:value="57.586855409039693" table:formula="of:=[.T248]*[.T$2]+[.$A249]*(1-[.T$2])" table:style-name="ce1">
            <text:p>57.58685541</text:p>
          </table:table-cell>
          <table:table-cell office:value-type="float" office:value="67.721794850528681" table:formula="of:=[.U248]*[.U$2]+[.$A249]*(1-[.U$2])" table:style-name="ce1">
            <text:p>67.72179485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249]*[.B$2]+[.$A250]*(1-[.B$2])" table:style-name="ce1">
            <text:p>72.588</text:p>
          </table:table-cell>
          <table:table-cell office:value-type="float" office:value="69.109091461747482" table:formula="of:=[.C249]*[.C$2]+[.$A250]*(1-[.C$2])" table:style-name="ce1">
            <text:p>69.10909146</text:p>
          </table:table-cell>
          <table:table-cell office:value-type="float" office:value="65.928468045398034" table:formula="of:=[.D249]*[.D$2]+[.$A250]*(1-[.D$2])" table:style-name="ce1">
            <text:p>65.92846805</text:p>
          </table:table-cell>
          <table:table-cell office:value-type="float" office:value="63.042784519030143" table:formula="of:=[.E249]*[.E$2]+[.$A250]*(1-[.E$2])" table:style-name="ce1">
            <text:p>63.04278452</text:p>
          </table:table-cell>
          <table:table-cell office:value-type="float" office:value="60.449883650280043" table:formula="of:=[.F249]*[.F$2]+[.$A250]*(1-[.F$2])" table:style-name="ce1">
            <text:p>60.44988365</text:p>
          </table:table-cell>
          <table:table-cell office:value-type="float" office:value="58.149021806641983" table:formula="of:=[.G249]*[.G$2]+[.$A250]*(1-[.G$2])" table:style-name="ce1">
            <text:p>58.14902181</text:p>
          </table:table-cell>
          <table:table-cell office:value-type="float" office:value="56.140963311678895" table:formula="of:=[.H249]*[.H$2]+[.$A250]*(1-[.H$2])" table:style-name="ce1">
            <text:p>56.14096331</text:p>
          </table:table-cell>
          <table:table-cell office:value-type="float" office:value="54.427915542311823" table:formula="of:=[.I249]*[.I$2]+[.$A250]*(1-[.I$2])" table:style-name="ce1">
            <text:p>54.42791554</text:p>
          </table:table-cell>
          <table:table-cell office:value-type="float" office:value="53.013280234879588" table:formula="of:=[.J249]*[.J$2]+[.$A250]*(1-[.J$2])" table:style-name="ce1">
            <text:p>53.01328023</text:p>
          </table:table-cell>
          <table:table-cell office:value-type="float" office:value="51.901205197026634" table:formula="of:=[.K249]*[.K$2]+[.$A250]*(1-[.K$2])" table:style-name="ce1">
            <text:p>51.9012052</text:p>
          </table:table-cell>
          <table:table-cell office:value-type="float" office:value="51.095932572012345" table:formula="of:=[.L249]*[.L$2]+[.$A250]*(1-[.L$2])" table:style-name="ce1">
            <text:p>51.09593257</text:p>
          </table:table-cell>
          <table:table-cell office:value-type="float" office:value="50.600960779794534" table:formula="of:=[.M249]*[.M$2]+[.$A250]*(1-[.M$2])" table:style-name="ce1">
            <text:p>50.60096078</text:p>
          </table:table-cell>
          <table:table-cell office:value-type="float" office:value="50.418128230716434" table:formula="of:=[.N249]*[.N$2]+[.$A250]*(1-[.N$2])" table:style-name="ce1">
            <text:p>50.41812823</text:p>
          </table:table-cell>
          <table:table-cell office:value-type="float" office:value="50.547189264536776" table:formula="of:=[.O249]*[.O$2]+[.$A250]*(1-[.O$2])" table:style-name="ce1">
            <text:p>50.54718926</text:p>
          </table:table-cell>
          <table:table-cell office:value-type="float" office:value="50.988468291562427" table:formula="of:=[.P249]*[.P$2]+[.$A250]*(1-[.P$2])" table:style-name="ce1">
            <text:p>50.98846829</text:p>
          </table:table-cell>
          <table:table-cell office:value-type="float" office:value="51.758768531478182" table:formula="of:=[.Q249]*[.Q$2]+[.$A250]*(1-[.Q$2])" table:style-name="ce1">
            <text:p>51.75876853</text:p>
          </table:table-cell>
          <table:table-cell office:value-type="float" office:value="52.955790640490186" table:formula="of:=[.R249]*[.R$2]+[.$A250]*(1-[.R$2])" table:style-name="ce1">
            <text:p>52.95579064</text:p>
          </table:table-cell>
          <table:table-cell office:value-type="float" office:value="54.975448777373543" table:formula="of:=[.S249]*[.S$2]+[.$A250]*(1-[.S$2])" table:style-name="ce1">
            <text:p>54.97544878</text:p>
          </table:table-cell>
          <table:table-cell office:value-type="float" office:value="59.086969868135725" table:formula="of:=[.T249]*[.T$2]+[.$A250]*(1-[.T$2])" table:style-name="ce1">
            <text:p>59.08696987</text:p>
          </table:table-cell>
          <table:table-cell office:value-type="float" office:value="67.965105108002248" table:formula="of:=[.U249]*[.U$2]+[.$A250]*(1-[.U$2])" table:style-name="ce1">
            <text:p>67.96510511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250]*[.B$2]+[.$A251]*(1-[.B$2])" table:style-name="ce1">
            <text:p>87.7105</text:p>
          </table:table-cell>
          <table:table-cell office:value-type="float" office:value="86.780429573087375" table:formula="of:=[.C250]*[.C$2]+[.$A251]*(1-[.C$2])" table:style-name="ce1">
            <text:p>86.78042957</text:p>
          </table:table-cell>
          <table:table-cell office:value-type="float" office:value="85.532296804539797" table:formula="of:=[.D250]*[.D$2]+[.$A251]*(1-[.D$2])" table:style-name="ce1">
            <text:p>85.5322968</text:p>
          </table:table-cell>
          <table:table-cell office:value-type="float" office:value="84.01034267785451" table:formula="of:=[.E250]*[.E$2]+[.$A251]*(1-[.E$2])" table:style-name="ce1">
            <text:p>84.01034268</text:p>
          </table:table-cell>
          <table:table-cell office:value-type="float" office:value="82.258376730056014" table:formula="of:=[.F250]*[.F$2]+[.$A251]*(1-[.F$2])" table:style-name="ce1">
            <text:p>82.25837673</text:p>
          </table:table-cell>
          <table:table-cell office:value-type="float" office:value="80.320130451660489" table:formula="of:=[.G250]*[.G$2]+[.$A251]*(1-[.G$2])" table:style-name="ce1">
            <text:p>80.32013045</text:p>
          </table:table-cell>
          <table:table-cell office:value-type="float" office:value="78.239638993503661" table:formula="of:=[.H250]*[.H$2]+[.$A251]*(1-[.H$2])" table:style-name="ce1">
            <text:p>78.23963899</text:p>
          </table:table-cell>
          <table:table-cell office:value-type="float" office:value="76.061595439809139" table:formula="of:=[.I250]*[.I$2]+[.$A251]*(1-[.I$2])" table:style-name="ce1">
            <text:p>76.06159544</text:p>
          </table:table-cell>
          <table:table-cell office:value-type="float" office:value="73.831612093951833" table:formula="of:=[.J250]*[.J$2]+[.$A251]*(1-[.J$2])" table:style-name="ce1">
            <text:p>73.83161209</text:p>
          </table:table-cell>
          <table:table-cell office:value-type="float" office:value="71.59631733866199" table:formula="of:=[.K250]*[.K$2]+[.$A251]*(1-[.K$2])" table:style-name="ce1">
            <text:p>71.59631734</text:p>
          </table:table-cell>
          <table:table-cell office:value-type="float" office:value="69.40321628600617" table:formula="of:=[.L250]*[.L$2]+[.$A251]*(1-[.L$2])" table:style-name="ce1">
            <text:p>69.40321629</text:p>
          </table:table-cell>
          <table:table-cell office:value-type="float" office:value="67.30025342888699" table:formula="of:=[.M250]*[.M$2]+[.$A251]*(1-[.M$2])" table:style-name="ce1">
            <text:p>67.30025343</text:p>
          </table:table-cell>
          <table:table-cell office:value-type="float" office:value="65.335076938429864" table:formula="of:=[.N250]*[.N$2]+[.$A251]*(1-[.N$2])" table:style-name="ce1">
            <text:p>65.33507694</text:p>
          </table:table-cell>
          <table:table-cell office:value-type="float" office:value="63.554348021948897" table:formula="of:=[.O250]*[.O$2]+[.$A251]*(1-[.O$2])" table:style-name="ce1">
            <text:p>63.55434802</text:p>
          </table:table-cell>
          <table:table-cell office:value-type="float" office:value="62.005077804093702" table:formula="of:=[.P250]*[.P$2]+[.$A251]*(1-[.P$2])" table:style-name="ce1">
            <text:p>62.0050778</text:p>
          </table:table-cell>
          <table:table-cell office:value-type="float" office:value="60.746701398608636" table:formula="of:=[.Q250]*[.Q$2]+[.$A251]*(1-[.Q$2])" table:style-name="ce1">
            <text:p>60.7467014</text:p>
          </table:table-cell>
          <table:table-cell office:value-type="float" office:value="59.906732512392139" table:formula="of:=[.R250]*[.R$2]+[.$A251]*(1-[.R$2])" table:style-name="ce1">
            <text:p>59.90673251</text:p>
          </table:table-cell>
          <table:table-cell office:value-type="float" office:value="59.885706460767516" table:formula="of:=[.S250]*[.S$2]+[.$A251]*(1-[.S$2])" table:style-name="ce1">
            <text:p>59.88570646</text:p>
          </table:table-cell>
          <table:table-cell office:value-type="float" office:value="61.949322881322146" table:formula="of:=[.T250]*[.T$2]+[.$A251]*(1-[.T$2])" table:style-name="ce1">
            <text:p>61.94932288</text:p>
          </table:table-cell>
          <table:table-cell office:value-type="float" office:value="68.952374852602134" table:formula="of:=[.U250]*[.U$2]+[.$A251]*(1-[.U$2])" table:style-name="ce1">
            <text:p>68.95237485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251]*[.B$2]+[.$A252]*(1-[.B$2])" table:style-name="ce1">
            <text:p>90.735</text:p>
          </table:table-cell>
          <table:table-cell office:value-type="float" office:value="90.537271478654375" table:formula="of:=[.C251]*[.C$2]+[.$A252]*(1-[.C$2])" table:style-name="ce1">
            <text:p>90.53727148</text:p>
          </table:table-cell>
          <table:table-cell office:value-type="float" office:value="90.214729680453985" table:formula="of:=[.D251]*[.D$2]+[.$A252]*(1-[.D$2])" table:style-name="ce1">
            <text:p>90.21472968</text:p>
          </table:table-cell>
          <table:table-cell office:value-type="float" office:value="89.726301401678171" table:formula="of:=[.E251]*[.E$2]+[.$A252]*(1-[.E$2])" table:style-name="ce1">
            <text:p>89.7263014</text:p>
          </table:table-cell>
          <table:table-cell office:value-type="float" office:value="89.039675346011208" table:formula="of:=[.F251]*[.F$2]+[.$A252]*(1-[.F$2])" table:style-name="ce1">
            <text:p>89.03967535</text:p>
          </table:table-cell>
          <table:table-cell office:value-type="float" office:value="88.131282612915115" table:formula="of:=[.G251]*[.G$2]+[.$A252]*(1-[.G$2])" table:style-name="ce1">
            <text:p>88.13128261</text:p>
          </table:table-cell>
          <table:table-cell office:value-type="float" office:value="86.986391698051094" table:formula="of:=[.H251]*[.H$2]+[.$A252]*(1-[.H$2])" table:style-name="ce1">
            <text:p>86.9863917</text:p>
          </table:table-cell>
          <table:table-cell office:value-type="float" office:value="85.599308403933193" table:formula="of:=[.I251]*[.I$2]+[.$A252]*(1-[.I$2])" table:style-name="ce1">
            <text:p>85.5993084</text:p>
          </table:table-cell>
          <table:table-cell office:value-type="float" office:value="83.973644837580736" table:formula="of:=[.J251]*[.J$2]+[.$A252]*(1-[.J$2])" table:style-name="ce1">
            <text:p>83.97364484</text:p>
          </table:table-cell>
          <table:table-cell office:value-type="float" office:value="82.122592802397904" table:formula="of:=[.K251]*[.K$2]+[.$A252]*(1-[.K$2])" table:style-name="ce1">
            <text:p>82.1225928</text:p>
          </table:table-cell>
          <table:table-cell office:value-type="float" office:value="80.069108143003092" table:formula="of:=[.L251]*[.L$2]+[.$A252]*(1-[.L$2])" table:style-name="ce1">
            <text:p>80.06910814</text:p>
          </table:table-cell>
          <table:table-cell office:value-type="float" office:value="77.845889385887844" table:formula="of:=[.M251]*[.M$2]+[.$A252]*(1-[.M$2])" table:style-name="ce1">
            <text:p>77.84588939</text:p>
          </table:table-cell>
          <table:table-cell office:value-type="float" office:value="75.495046163057921" table:formula="of:=[.N251]*[.N$2]+[.$A252]*(1-[.N$2])" table:style-name="ce1">
            <text:p>75.49504616</text:p>
          </table:table-cell>
          <table:table-cell office:value-type="float" office:value="73.067576214266779" table:formula="of:=[.O251]*[.O$2]+[.$A252]*(1-[.O$2])" table:style-name="ce1">
            <text:p>73.06757621</text:p>
          </table:table-cell>
          <table:table-cell office:value-type="float" office:value="70.624054462865587" table:formula="of:=[.P251]*[.P$2]+[.$A252]*(1-[.P$2])" table:style-name="ce1">
            <text:p>70.62405446</text:p>
          </table:table-cell>
          <table:table-cell office:value-type="float" office:value="68.243776048956477" table:formula="of:=[.Q251]*[.Q$2]+[.$A252]*(1-[.Q$2])" table:style-name="ce1">
            <text:p>68.24377605</text:p>
          </table:table-cell>
          <table:table-cell office:value-type="float" office:value="66.072386009913714" table:formula="of:=[.R251]*[.R$2]+[.$A252]*(1-[.R$2])" table:style-name="ce1">
            <text:p>66.07238601</text:p>
          </table:table-cell>
          <table:table-cell office:value-type="float" office:value="64.513100491652395" table:formula="of:=[.S251]*[.S$2]+[.$A252]*(1-[.S$2])" table:style-name="ce1">
            <text:p>64.51310049</text:p>
          </table:table-cell>
          <table:table-cell office:value-type="float" office:value="64.827890593189935" table:formula="of:=[.T251]*[.T$2]+[.$A252]*(1-[.T$2])" table:style-name="ce1">
            <text:p>64.82789059</text:p>
          </table:table-cell>
          <table:table-cell office:value-type="float" office:value="70.041506109972019" table:formula="of:=[.U251]*[.U$2]+[.$A252]*(1-[.U$2])" table:style-name="ce1">
            <text:p>70.04150611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252]*[.B$2]+[.$A253]*(1-[.B$2])" table:style-name="ce1">
            <text:p>84.686</text:p>
          </table:table-cell>
          <table:table-cell office:value-type="float" office:value="84.978563573932718" table:formula="of:=[.C252]*[.C$2]+[.$A253]*(1-[.C$2])" table:style-name="ce1">
            <text:p>84.97856357</text:p>
          </table:table-cell>
          <table:table-cell office:value-type="float" office:value="85.238872968045413" table:formula="of:=[.D252]*[.D$2]+[.$A253]*(1-[.D$2])" table:style-name="ce1">
            <text:p>85.23887297</text:p>
          </table:table-cell>
          <table:table-cell office:value-type="float" office:value="85.442045210251734" table:formula="of:=[.E252]*[.E$2]+[.$A253]*(1-[.E$2])" table:style-name="ce1">
            <text:p>85.44204521</text:p>
          </table:table-cell>
          <table:table-cell office:value-type="float" office:value="85.556735069202247" table:formula="of:=[.F252]*[.F$2]+[.$A253]*(1-[.F$2])" table:style-name="ce1">
            <text:p>85.55673507</text:p>
          </table:table-cell>
          <table:table-cell office:value-type="float" office:value="85.54732065322878" table:formula="of:=[.G252]*[.G$2]+[.$A253]*(1-[.G$2])" table:style-name="ce1">
            <text:p>85.54732065</text:p>
          </table:table-cell>
          <table:table-cell office:value-type="float" office:value="85.376117509415323" table:formula="of:=[.H252]*[.H$2]+[.$A253]*(1-[.H$2])" table:style-name="ce1">
            <text:p>85.37611751</text:p>
          </table:table-cell>
          <table:table-cell office:value-type="float" office:value="85.005657941376626" table:formula="of:=[.I252]*[.I$2]+[.$A253]*(1-[.I$2])" table:style-name="ce1">
            <text:p>85.00565794</text:p>
          </table:table-cell>
          <table:table-cell office:value-type="float" office:value="84.401057935032298" table:formula="of:=[.J252]*[.J$2]+[.$A253]*(1-[.J$2])" table:style-name="ce1">
            <text:p>84.40105794</text:p>
          </table:table-cell>
          <table:table-cell office:value-type="float" office:value="83.532466761079064" table:formula="of:=[.K252]*[.K$2]+[.$A253]*(1-[.K$2])" table:style-name="ce1">
            <text:p>83.53246676</text:p>
          </table:table-cell>
          <table:table-cell office:value-type="float" office:value="82.37755407150155" table:formula="of:=[.L252]*[.L$2]+[.$A253]*(1-[.L$2])" table:style-name="ce1">
            <text:p>82.37755407</text:p>
          </table:table-cell>
          <table:table-cell office:value-type="float" office:value="80.923939162238327" table:formula="of:=[.M252]*[.M$2]+[.$A253]*(1-[.M$2])" table:style-name="ce1">
            <text:p>80.92393916</text:p>
          </table:table-cell>
          <table:table-cell office:value-type="float" office:value="79.171427697834758" table:formula="of:=[.N252]*[.N$2]+[.$A253]*(1-[.N$2])" table:style-name="ce1">
            <text:p>79.1714277</text:p>
          </table:table-cell>
          <table:table-cell office:value-type="float" office:value="77.134024539273412" table:formula="of:=[.O252]*[.O$2]+[.$A253]*(1-[.O$2])" table:style-name="ce1">
            <text:p>77.13402454</text:p>
          </table:table-cell>
          <table:table-cell office:value-type="float" office:value="74.842638124005916" table:formula="of:=[.P252]*[.P$2]+[.$A253]*(1-[.P$2])" table:style-name="ce1">
            <text:p>74.84263812</text:p>
          </table:table-cell>
          <table:table-cell office:value-type="float" office:value="72.354332036717352" table:formula="of:=[.Q252]*[.Q$2]+[.$A253]*(1-[.Q$2])" table:style-name="ce1">
            <text:p>72.35433204</text:p>
          </table:table-cell>
          <table:table-cell office:value-type="float" office:value="69.795108807930973" table:formula="of:=[.R252]*[.R$2]+[.$A253]*(1-[.R$2])" table:style-name="ce1">
            <text:p>69.79510881</text:p>
          </table:table-cell>
          <table:table-cell office:value-type="float" office:value="67.539035417904543" table:formula="of:=[.S252]*[.S$2]+[.$A253]*(1-[.S$2])" table:style-name="ce1">
            <text:p>67.53903542</text:p>
          </table:table-cell>
          <table:table-cell office:value-type="float" office:value="66.81370153387094" table:formula="of:=[.T252]*[.T$2]+[.$A253]*(1-[.T$2])" table:style-name="ce1">
            <text:p>66.81370153</text:p>
          </table:table-cell>
          <table:table-cell office:value-type="float" office:value="70.773730804473416" table:formula="of:=[.U252]*[.U$2]+[.$A253]*(1-[.U$2])" table:style-name="ce1">
            <text:p>70.7737308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253]*[.B$2]+[.$A254]*(1-[.B$2])" table:style-name="ce1">
            <text:p>63.5145</text:p>
          </table:table-cell>
          <table:table-cell office:value-type="float" office:value="64.587703178696628" table:formula="of:=[.C253]*[.C$2]+[.$A254]*(1-[.C$2])" table:style-name="ce1">
            <text:p>64.58770318</text:p>
          </table:table-cell>
          <table:table-cell office:value-type="float" office:value="65.686937296804544" table:formula="of:=[.D253]*[.D$2]+[.$A254]*(1-[.D$2])" table:style-name="ce1">
            <text:p>65.6869373</text:p>
          </table:table-cell>
          <table:table-cell office:value-type="float" office:value="66.80363178153776" table:formula="of:=[.E253]*[.E$2]+[.$A254]*(1-[.E$2])" table:style-name="ce1">
            <text:p>66.80363178</text:p>
          </table:table-cell>
          <table:table-cell office:value-type="float" office:value="67.922947013840457" table:formula="of:=[.F253]*[.F$2]+[.$A254]*(1-[.F$2])" table:style-name="ce1">
            <text:p>67.92294701</text:p>
          </table:table-cell>
          <table:table-cell office:value-type="float" office:value="69.022705163307194" table:formula="of:=[.G253]*[.G$2]+[.$A254]*(1-[.G$2])" table:style-name="ce1">
            <text:p>69.02270516</text:p>
          </table:table-cell>
          <table:table-cell office:value-type="float" office:value="70.072985252824594" table:formula="of:=[.H253]*[.H$2]+[.$A254]*(1-[.H$2])" table:style-name="ce1">
            <text:p>70.07298525</text:p>
          </table:table-cell>
          <table:table-cell office:value-type="float" office:value="71.036405279481812" table:formula="of:=[.I253]*[.I$2]+[.$A254]*(1-[.I$2])" table:style-name="ce1">
            <text:p>71.03640528</text:p>
          </table:table-cell>
          <table:table-cell office:value-type="float" office:value="71.869123174012913" table:formula="of:=[.J253]*[.J$2]+[.$A254]*(1-[.J$2])" table:style-name="ce1">
            <text:p>71.86912317</text:p>
          </table:table-cell>
          <table:table-cell office:value-type="float" office:value="72.522585042485588" table:formula="of:=[.K253]*[.K$2]+[.$A254]*(1-[.K$2])" table:style-name="ce1">
            <text:p>72.52258504</text:p>
          </table:table-cell>
          <table:table-cell office:value-type="float" office:value="72.946027035750774" table:formula="of:=[.L253]*[.L$2]+[.$A254]*(1-[.L$2])" table:style-name="ce1">
            <text:p>72.94602704</text:p>
          </table:table-cell>
          <table:table-cell office:value-type="float" office:value="73.089691539231083" table:formula="of:=[.M253]*[.M$2]+[.$A254]*(1-[.M$2])" table:style-name="ce1">
            <text:p>73.08969154</text:p>
          </table:table-cell>
          <table:table-cell office:value-type="float" office:value="72.90865661870086" table:formula="of:=[.N253]*[.N$2]+[.$A254]*(1-[.N$2])" table:style-name="ce1">
            <text:p>72.90865662</text:p>
          </table:table-cell>
          <table:table-cell office:value-type="float" office:value="72.367190950527714" table:formula="of:=[.O253]*[.O$2]+[.$A254]*(1-[.O$2])" table:style-name="ce1">
            <text:p>72.36719095</text:p>
          </table:table-cell>
          <table:table-cell office:value-type="float" office:value="71.444196686804148" table:formula="of:=[.P253]*[.P$2]+[.$A254]*(1-[.P$2])" table:style-name="ce1">
            <text:p>71.44419669</text:p>
          </table:table-cell>
          <table:table-cell office:value-type="float" office:value="70.144374027538021" table:formula="of:=[.Q253]*[.Q$2]+[.$A254]*(1-[.Q$2])" table:style-name="ce1">
            <text:p>70.14437403</text:p>
          </table:table-cell>
          <table:table-cell office:value-type="float" office:value="68.538987046344772" table:formula="of:=[.R253]*[.R$2]+[.$A254]*(1-[.R$2])" table:style-name="ce1">
            <text:p>68.53898705</text:p>
          </table:table-cell>
          <table:table-cell office:value-type="float" office:value="66.935355105218861" table:formula="of:=[.S253]*[.S$2]+[.$A254]*(1-[.S$2])" table:style-name="ce1">
            <text:p>66.93535511</text:p>
          </table:table-cell>
          <table:table-cell office:value-type="float" office:value="66.483781380483848" table:formula="of:=[.T253]*[.T$2]+[.$A254]*(1-[.T$2])" table:style-name="ce1">
            <text:p>66.48378138</text:p>
          </table:table-cell>
          <table:table-cell office:value-type="float" office:value="70.410769264249737" table:formula="of:=[.U253]*[.U$2]+[.$A254]*(1-[.U$2])" table:style-name="ce1">
            <text:p>70.41076926</text:p>
          </table:table-cell>
          <table:table-cell table:number-columns-repeated="16363"/>
        </table:table-row>
        <table:table-row table:style-name="ro1">
          <table:table-cell office:value-type="float" office:value="48.392000000000003" table:style-name="ce1">
            <text:p>48.392</text:p>
          </table:table-cell>
          <table:table-cell office:value-type="float" office:value="48.392000000000003" table:formula="of:=[.B254]*[.B$2]+[.$A255]*(1-[.B$2])" table:style-name="ce1">
            <text:p>48.392</text:p>
          </table:table-cell>
          <table:table-cell office:value-type="float" office:value="49.201785158934833" table:formula="of:=[.C254]*[.C$2]+[.$A255]*(1-[.C$2])" table:style-name="ce1">
            <text:p>49.20178516</text:p>
          </table:table-cell>
          <table:table-cell office:value-type="float" office:value="50.121493729680459" table:formula="of:=[.D254]*[.D$2]+[.$A255]*(1-[.D$2])" table:style-name="ce1">
            <text:p>50.12149373</text:p>
          </table:table-cell>
          <table:table-cell office:value-type="float" office:value="51.153744767230663" table:formula="of:=[.E254]*[.E$2]+[.$A255]*(1-[.E$2])" table:style-name="ce1">
            <text:p>51.15374477</text:p>
          </table:table-cell>
          <table:table-cell office:value-type="float" office:value="52.298189402768102" table:formula="of:=[.F254]*[.F$2]+[.$A255]*(1-[.F$2])" table:style-name="ce1">
            <text:p>52.2981894</text:p>
          </table:table-cell>
          <table:table-cell office:value-type="float" office:value="53.549676290826802" table:formula="of:=[.G254]*[.G$2]+[.$A255]*(1-[.G$2])" table:style-name="ce1">
            <text:p>53.54967629</text:p>
          </table:table-cell>
          <table:table-cell office:value-type="float" office:value="54.896295575847375" table:formula="of:=[.H254]*[.H$2]+[.$A255]*(1-[.H$2])" table:style-name="ce1">
            <text:p>54.89629558</text:p>
          </table:table-cell>
          <table:table-cell office:value-type="float" office:value="56.317541847818632" table:formula="of:=[.I254]*[.I$2]+[.$A255]*(1-[.I$2])" table:style-name="ce1">
            <text:p>56.31754185</text:p>
          </table:table-cell>
          <table:table-cell office:value-type="float" office:value="57.782849269605165" table:formula="of:=[.J254]*[.J$2]+[.$A255]*(1-[.J$2])" table:style-name="ce1">
            <text:p>57.78284927</text:p>
          </table:table-cell>
          <table:table-cell office:value-type="float" office:value="59.250763269118522" table:formula="of:=[.K254]*[.K$2]+[.$A255]*(1-[.K$2])" table:style-name="ce1">
            <text:p>59.25076327</text:p>
          </table:table-cell>
          <table:table-cell office:value-type="float" office:value="60.669013517875385" table:formula="of:=[.L254]*[.L$2]+[.$A255]*(1-[.L$2])" table:style-name="ce1">
            <text:p>60.66901352</text:p>
          </table:table-cell>
          <table:table-cell office:value-type="float" office:value="61.975730346577095" table:formula="of:=[.M254]*[.M$2]+[.$A255]*(1-[.M$2])" table:style-name="ce1">
            <text:p>61.97573035</text:p>
          </table:table-cell>
          <table:table-cell office:value-type="float" office:value="63.101993971220523" table:formula="of:=[.N254]*[.N$2]+[.$A255]*(1-[.N$2])" table:style-name="ce1">
            <text:p>63.10199397</text:p>
          </table:table-cell>
          <table:table-cell office:value-type="float" office:value="63.97587411784302" table:formula="of:=[.O254]*[.O$2]+[.$A255]*(1-[.O$2])" table:style-name="ce1">
            <text:p>63.97587412</text:p>
          </table:table-cell>
          <table:table-cell office:value-type="float" office:value="64.528537680762909" table:formula="of:=[.P254]*[.P$2]+[.$A255]*(1-[.P$2])" table:style-name="ce1">
            <text:p>64.52853768</text:p>
          </table:table-cell>
          <table:table-cell office:value-type="float" office:value="64.706280520653522" table:formula="of:=[.Q254]*[.Q$2]+[.$A255]*(1-[.Q$2])" table:style-name="ce1">
            <text:p>64.70628052</text:p>
          </table:table-cell>
          <table:table-cell office:value-type="float" office:value="64.50958963707582" table:formula="of:=[.R254]*[.R$2]+[.$A255]*(1-[.R$2])" table:style-name="ce1">
            <text:p>64.50958964</text:p>
          </table:table-cell>
          <table:table-cell office:value-type="float" office:value="64.15385183943603" table:formula="of:=[.S254]*[.S$2]+[.$A255]*(1-[.S$2])" table:style-name="ce1">
            <text:p>64.15385184</text:p>
          </table:table-cell>
          <table:table-cell office:value-type="float" office:value="64.674603242435467" table:formula="of:=[.T254]*[.T$2]+[.$A255]*(1-[.T$2])" table:style-name="ce1">
            <text:p>64.67460324</text:p>
          </table:table-cell>
          <table:table-cell office:value-type="float" office:value="69.309830801037251" table:formula="of:=[.U254]*[.U$2]+[.$A255]*(1-[.U$2])" table:style-name="ce1">
            <text:p>69.3098308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55]*[.B$2]+[.$A256]*(1-[.B$2])" table:style-name="ce1">
            <text:p>60.49</text:p>
          </table:table-cell>
          <table:table-cell office:value-type="float" office:value="59.92558925794674" table:formula="of:=[.C255]*[.C$2]+[.$A256]*(1-[.C$2])" table:style-name="ce1">
            <text:p>59.92558926</text:p>
          </table:table-cell>
          <table:table-cell office:value-type="float" office:value="59.453149372968049" table:formula="of:=[.D255]*[.D$2]+[.$A256]*(1-[.D$2])" table:style-name="ce1">
            <text:p>59.45314937</text:p>
          </table:table-cell>
          <table:table-cell office:value-type="float" office:value="59.089561715084599" table:formula="of:=[.E255]*[.E$2]+[.$A256]*(1-[.E$2])" table:style-name="ce1">
            <text:p>59.08956172</text:p>
          </table:table-cell>
          <table:table-cell office:value-type="float" office:value="58.851637880553625" table:formula="of:=[.F255]*[.F$2]+[.$A256]*(1-[.F$2])" table:style-name="ce1">
            <text:p>58.85163788</text:p>
          </table:table-cell>
          <table:table-cell office:value-type="float" office:value="58.754919072706699" table:formula="of:=[.G255]*[.G$2]+[.$A256]*(1-[.G$2])" table:style-name="ce1">
            <text:p>58.75491907</text:p>
          </table:table-cell>
          <table:table-cell office:value-type="float" office:value="58.811888672754208" table:formula="of:=[.H255]*[.H$2]+[.$A256]*(1-[.H$2])" table:style-name="ce1">
            <text:p>58.81188867</text:p>
          </table:table-cell>
          <table:table-cell office:value-type="float" office:value="59.02963964673652" table:formula="of:=[.I255]*[.I$2]+[.$A256]*(1-[.I$2])" table:style-name="ce1">
            <text:p>59.02963965</text:p>
          </table:table-cell>
          <table:table-cell office:value-type="float" office:value="59.407139707842063" table:formula="of:=[.J255]*[.J$2]+[.$A256]*(1-[.J$2])" table:style-name="ce1">
            <text:p>59.40713971</text:p>
          </table:table-cell>
          <table:table-cell office:value-type="float" office:value="59.932343471103337" table:formula="of:=[.K255]*[.K$2]+[.$A256]*(1-[.K$2])" table:style-name="ce1">
            <text:p>59.93234347</text:p>
          </table:table-cell>
          <table:table-cell office:value-type="float" office:value="60.579506758937697" table:formula="of:=[.L255]*[.L$2]+[.$A256]*(1-[.L$2])" table:style-name="ce1">
            <text:p>60.57950676</text:p>
          </table:table-cell>
          <table:table-cell office:value-type="float" office:value="61.307151690617403" table:formula="of:=[.M255]*[.M$2]+[.$A256]*(1-[.M$2])" table:style-name="ce1">
            <text:p>61.30715169</text:p>
          </table:table-cell>
          <table:table-cell office:value-type="float" office:value="62.057196382732315" table:formula="of:=[.N255]*[.N$2]+[.$A256]*(1-[.N$2])" table:style-name="ce1">
            <text:p>62.05719638</text:p>
          </table:table-cell>
          <table:table-cell office:value-type="float" office:value="62.755818176597955" table:formula="of:=[.O255]*[.O$2]+[.$A256]*(1-[.O$2])" table:style-name="ce1">
            <text:p>62.75581818</text:p>
          </table:table-cell>
          <table:table-cell office:value-type="float" office:value="63.316976376534029" table:formula="of:=[.P255]*[.P$2]+[.$A256]*(1-[.P$2])" table:style-name="ce1">
            <text:p>63.31697638</text:p>
          </table:table-cell>
          <table:table-cell office:value-type="float" office:value="63.65221039049014" table:formula="of:=[.Q255]*[.Q$2]+[.$A256]*(1-[.Q$2])" table:style-name="ce1">
            <text:p>63.65221039</text:p>
          </table:table-cell>
          <table:table-cell office:value-type="float" office:value="63.705671709660656" table:formula="of:=[.R255]*[.R$2]+[.$A256]*(1-[.R$2])" table:style-name="ce1">
            <text:p>63.70567171</text:p>
          </table:table-cell>
          <table:table-cell office:value-type="float" office:value="63.604274063520627" table:formula="of:=[.S255]*[.S$2]+[.$A256]*(1-[.S$2])" table:style-name="ce1">
            <text:p>63.60427406</text:p>
          </table:table-cell>
          <table:table-cell office:value-type="float" office:value="64.256142918191912" table:formula="of:=[.T255]*[.T$2]+[.$A256]*(1-[.T$2])" table:style-name="ce1">
            <text:p>64.25614292</text:p>
          </table:table-cell>
          <table:table-cell office:value-type="float" office:value="68.868839260985382" table:formula="of:=[.U255]*[.U$2]+[.$A256]*(1-[.U$2])" table:style-name="ce1">
            <text:p>68.86883926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256]*[.B$2]+[.$A257]*(1-[.B$2])" table:style-name="ce1">
            <text:p>75.6125</text:p>
          </table:table-cell>
          <table:table-cell office:value-type="float" office:value="74.828154462897331" table:formula="of:=[.C256]*[.C$2]+[.$A257]*(1-[.C$2])" table:style-name="ce1">
            <text:p>74.82815446</text:p>
          </table:table-cell>
          <table:table-cell office:value-type="float" office:value="73.996564937296796" table:formula="of:=[.D256]*[.D$2]+[.$A257]*(1-[.D$2])" table:style-name="ce1">
            <text:p>73.99656494</text:p>
          </table:table-cell>
          <table:table-cell office:value-type="float" office:value="73.134059257262692" table:formula="of:=[.E256]*[.E$2]+[.$A257]*(1-[.E$2])" table:style-name="ce1">
            <text:p>73.13405926</text:p>
          </table:table-cell>
          <table:table-cell office:value-type="float" office:value="72.260327576110726" table:formula="of:=[.F256]*[.F$2]+[.$A257]*(1-[.F$2])" table:style-name="ce1">
            <text:p>72.26032758</text:p>
          </table:table-cell>
          <table:table-cell office:value-type="float" office:value="71.398104768176665" table:formula="of:=[.G256]*[.G$2]+[.$A257]*(1-[.G$2])" table:style-name="ce1">
            <text:p>71.39810477</text:p>
          </table:table-cell>
          <table:table-cell office:value-type="float" office:value="70.572316601826259" table:formula="of:=[.H256]*[.H$2]+[.$A257]*(1-[.H$2])" table:style-name="ce1">
            <text:p>70.5723166</text:p>
          </table:table-cell>
          <table:table-cell office:value-type="float" office:value="69.808498876357788" table:formula="of:=[.I256]*[.I$2]+[.$A257]*(1-[.I$2])" table:style-name="ce1">
            <text:p>69.80849888</text:p>
          </table:table-cell>
          <table:table-cell office:value-type="float" office:value="69.130355883136829" table:formula="of:=[.J256]*[.J$2]+[.$A257]*(1-[.J$2])" table:style-name="ce1">
            <text:p>69.13035588</text:p>
          </table:table-cell>
          <table:table-cell office:value-type="float" office:value="68.556429561996509" table:formula="of:=[.K256]*[.K$2]+[.$A257]*(1-[.K$2])" table:style-name="ce1">
            <text:p>68.55642956</text:p>
          </table:table-cell>
          <table:table-cell office:value-type="float" office:value="68.09600337946884" table:formula="of:=[.L256]*[.L$2]+[.$A257]*(1-[.L$2])" table:style-name="ce1">
            <text:p>68.09600338</text:p>
          </table:table-cell>
          <table:table-cell office:value-type="float" office:value="67.744558429839572" table:formula="of:=[.M256]*[.M$2]+[.$A257]*(1-[.M$2])" table:style-name="ce1">
            <text:p>67.74455843</text:p>
          </table:table-cell>
          <table:table-cell office:value-type="float" office:value="67.479317829639385" table:formula="of:=[.N256]*[.N$2]+[.$A257]*(1-[.N$2])" table:style-name="ce1">
            <text:p>67.47931783</text:p>
          </table:table-cell>
          <table:table-cell office:value-type="float" office:value="67.255656814788665" table:formula="of:=[.O256]*[.O$2]+[.$A257]*(1-[.O$2])" table:style-name="ce1">
            <text:p>67.25565681</text:p>
          </table:table-cell>
          <table:table-cell office:value-type="float" office:value="67.005633463573815" table:formula="of:=[.P256]*[.P$2]+[.$A257]*(1-[.P$2])" table:style-name="ce1">
            <text:p>67.00563346</text:p>
          </table:table-cell>
          <table:table-cell office:value-type="float" office:value="66.642282792867604" table:formula="of:=[.Q256]*[.Q$2]+[.$A257]*(1-[.Q$2])" table:style-name="ce1">
            <text:p>66.64228279</text:p>
          </table:table-cell>
          <table:table-cell office:value-type="float" office:value="66.087037367728527" table:formula="of:=[.R256]*[.R$2]+[.$A257]*(1-[.R$2])" table:style-name="ce1">
            <text:p>66.08703737</text:p>
          </table:table-cell>
          <table:table-cell office:value-type="float" office:value="65.405507953992526" table:formula="of:=[.S256]*[.S$2]+[.$A257]*(1-[.S$2])" table:style-name="ce1">
            <text:p>65.40550795</text:p>
          </table:table-cell>
          <table:table-cell office:value-type="float" office:value="65.391778626372727" table:formula="of:=[.T256]*[.T$2]+[.$A257]*(1-[.T$2])" table:style-name="ce1">
            <text:p>65.39177863</text:p>
          </table:table-cell>
          <table:table-cell office:value-type="float" office:value="69.206022297936116" table:formula="of:=[.U256]*[.U$2]+[.$A257]*(1-[.U$2])" table:style-name="ce1">
            <text:p>69.2060223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257]*[.B$2]+[.$A258]*(1-[.B$2])" table:style-name="ce1">
            <text:p>81.6615</text:p>
          </table:table-cell>
          <table:table-cell office:value-type="float" office:value="81.319832723144856" table:formula="of:=[.C257]*[.C$2]+[.$A258]*(1-[.C$2])" table:style-name="ce1">
            <text:p>81.31983272</text:p>
          </table:table-cell>
          <table:table-cell office:value-type="float" office:value="80.895006493729682" table:formula="of:=[.D257]*[.D$2]+[.$A258]*(1-[.D$2])" table:style-name="ce1">
            <text:p>80.89500649</text:p>
          </table:table-cell>
          <table:table-cell office:value-type="float" office:value="80.382383888589416" table:formula="of:=[.E257]*[.E$2]+[.$A258]*(1-[.E$2])" table:style-name="ce1">
            <text:p>80.38238389</text:p>
          </table:table-cell>
          <table:table-cell office:value-type="float" office:value="79.781265515222145" table:formula="of:=[.F257]*[.F$2]+[.$A258]*(1-[.F$2])" table:style-name="ce1">
            <text:p>79.78126552</text:p>
          </table:table-cell>
          <table:table-cell office:value-type="float" office:value="79.095651192044173" table:formula="of:=[.G257]*[.G$2]+[.$A258]*(1-[.G$2])" table:style-name="ce1">
            <text:p>79.09565119</text:p>
          </table:table-cell>
          <table:table-cell office:value-type="float" office:value="78.334744980547867" table:formula="of:=[.H257]*[.H$2]+[.$A258]*(1-[.H$2])" table:style-name="ce1">
            <text:p>78.33474498</text:p>
          </table:table-cell>
          <table:table-cell office:value-type="float" office:value="77.512949606725229" table:formula="of:=[.I257]*[.I$2]+[.$A258]*(1-[.I$2])" table:style-name="ce1">
            <text:p>77.51294961</text:p>
          </table:table-cell>
          <table:table-cell office:value-type="float" office:value="76.649042353254742" table:formula="of:=[.J257]*[.J$2]+[.$A258]*(1-[.J$2])" table:style-name="ce1">
            <text:p>76.64904235</text:p>
          </table:table-cell>
          <table:table-cell office:value-type="float" office:value="75.764218302898428" table:formula="of:=[.K257]*[.K$2]+[.$A258]*(1-[.K$2])" table:style-name="ce1">
            <text:p>75.7642183</text:p>
          </table:table-cell>
          <table:table-cell office:value-type="float" office:value="74.878751689734429" table:formula="of:=[.L257]*[.L$2]+[.$A258]*(1-[.L$2])" table:style-name="ce1">
            <text:p>74.87875169</text:p>
          </table:table-cell>
          <table:table-cell office:value-type="float" office:value="74.007182136411771" table:formula="of:=[.M257]*[.M$2]+[.$A258]*(1-[.M$2])" table:style-name="ce1">
            <text:p>74.00718214</text:p>
          </table:table-cell>
          <table:table-cell office:value-type="float" office:value="73.152190697783624" table:formula="of:=[.N257]*[.N$2]+[.$A258]*(1-[.N$2])" table:style-name="ce1">
            <text:p>73.1521907</text:p>
          </table:table-cell>
          <table:table-cell office:value-type="float" office:value="72.297701929612629" table:formula="of:=[.O257]*[.O$2]+[.$A258]*(1-[.O$2])" table:style-name="ce1">
            <text:p>72.29770193</text:p>
          </table:table-cell>
          <table:table-cell office:value-type="float" office:value="71.402393424501668" table:formula="of:=[.P257]*[.P$2]+[.$A258]*(1-[.P$2])" table:style-name="ce1">
            <text:p>71.40239342</text:p>
          </table:table-cell>
          <table:table-cell office:value-type="float" office:value="70.397087094650701" table:formula="of:=[.Q257]*[.Q$2]+[.$A258]*(1-[.Q$2])" table:style-name="ce1">
            <text:p>70.39708709</text:p>
          </table:table-cell>
          <table:table-cell office:value-type="float" office:value="69.201929894182825" table:formula="of:=[.R257]*[.R$2]+[.$A258]*(1-[.R$2])" table:style-name="ce1">
            <text:p>69.20192989</text:p>
          </table:table-cell>
          <table:table-cell office:value-type="float" office:value="67.843906760893645" table:formula="of:=[.S257]*[.S$2]+[.$A258]*(1-[.S$2])" table:style-name="ce1">
            <text:p>67.84390676</text:p>
          </table:table-cell>
          <table:table-cell office:value-type="float" office:value="67.018750763735454" table:formula="of:=[.T257]*[.T$2]+[.$A258]*(1-[.T$2])" table:style-name="ce1">
            <text:p>67.01875076</text:p>
          </table:table-cell>
          <table:table-cell office:value-type="float" office:value="69.828796183039316" table:formula="of:=[.U257]*[.U$2]+[.$A258]*(1-[.U$2])" table:style-name="ce1">
            <text:p>69.82879618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258]*[.B$2]+[.$A259]*(1-[.B$2])" table:style-name="ce1">
            <text:p>84.686</text:p>
          </table:table-cell>
          <table:table-cell office:value-type="float" office:value="84.517691636157252" table:formula="of:=[.C258]*[.C$2]+[.$A259]*(1-[.C$2])" table:style-name="ce1">
            <text:p>84.51769164</text:p>
          </table:table-cell>
          <table:table-cell office:value-type="float" office:value="84.306900649372977" table:formula="of:=[.D258]*[.D$2]+[.$A259]*(1-[.D$2])" table:style-name="ce1">
            <text:p>84.30690065</text:p>
          </table:table-cell>
          <table:table-cell office:value-type="float" office:value="84.040457583288415" table:formula="of:=[.E258]*[.E$2]+[.$A259]*(1-[.E$2])" table:style-name="ce1">
            <text:p>84.04045758</text:p>
          </table:table-cell>
          <table:table-cell office:value-type="float" office:value="83.705053103044435" table:formula="of:=[.F258]*[.F$2]+[.$A259]*(1-[.F$2])" table:style-name="ce1">
            <text:p>83.7050531</text:p>
          </table:table-cell>
          <table:table-cell office:value-type="float" office:value="83.288412798011052" table:formula="of:=[.G258]*[.G$2]+[.$A259]*(1-[.G$2])" table:style-name="ce1">
            <text:p>83.2884128</text:p>
          </table:table-cell>
          <table:table-cell office:value-type="float" office:value="82.780623494164359" table:formula="of:=[.H258]*[.H$2]+[.$A259]*(1-[.H$2])" table:style-name="ce1">
            <text:p>82.78062349</text:p>
          </table:table-cell>
          <table:table-cell office:value-type="float" office:value="82.175432362353831" table:formula="of:=[.I258]*[.I$2]+[.$A259]*(1-[.I$2])" table:style-name="ce1">
            <text:p>82.17543236</text:p>
          </table:table-cell>
          <table:table-cell office:value-type="float" office:value="81.471216941301904" table:formula="of:=[.J258]*[.J$2]+[.$A259]*(1-[.J$2])" table:style-name="ce1">
            <text:p>81.47121694</text:p>
          </table:table-cell>
          <table:table-cell office:value-type="float" office:value="80.671198236304292" table:formula="of:=[.K258]*[.K$2]+[.$A259]*(1-[.K$2])" table:style-name="ce1">
            <text:p>80.67119824</text:p>
          </table:table-cell>
          <table:table-cell office:value-type="float" office:value="79.782375844867218" table:formula="of:=[.L258]*[.L$2]+[.$A259]*(1-[.L$2])" table:style-name="ce1">
            <text:p>79.78237584</text:p>
          </table:table-cell>
          <table:table-cell office:value-type="float" office:value="78.812650175026477" table:formula="of:=[.M258]*[.M$2]+[.$A259]*(1-[.M$2])" table:style-name="ce1">
            <text:p>78.81265018</text:p>
          </table:table-cell>
          <table:table-cell office:value-type="float" office:value="77.765714418670171" table:formula="of:=[.N258]*[.N$2]+[.$A259]*(1-[.N$2])" table:style-name="ce1">
            <text:p>77.76571442</text:p>
          </table:table-cell>
          <table:table-cell office:value-type="float" office:value="76.633606254248207" table:formula="of:=[.O258]*[.O$2]+[.$A259]*(1-[.O$2])" table:style-name="ce1">
            <text:p>76.63360625</text:p>
          </table:table-cell>
          <table:table-cell office:value-type="float" office:value="75.387475397151178" table:formula="of:=[.P258]*[.P$2]+[.$A259]*(1-[.P$2])" table:style-name="ce1">
            <text:p>75.3874754</text:p>
          </table:table-cell>
          <table:table-cell office:value-type="float" office:value="73.969315320988017" table:formula="of:=[.Q258]*[.Q$2]+[.$A259]*(1-[.Q$2])" table:style-name="ce1">
            <text:p>73.96931532</text:p>
          </table:table-cell>
          <table:table-cell office:value-type="float" office:value="72.29874391534625" table:formula="of:=[.R258]*[.R$2]+[.$A259]*(1-[.R$2])" table:style-name="ce1">
            <text:p>72.29874392</text:p>
          </table:table-cell>
          <table:table-cell office:value-type="float" office:value="70.3702207467596" table:formula="of:=[.S258]*[.S$2]+[.$A259]*(1-[.S$2])" table:style-name="ce1">
            <text:p>70.37022075</text:p>
          </table:table-cell>
          <table:table-cell office:value-type="float" office:value="68.78547568736191" table:formula="of:=[.T258]*[.T$2]+[.$A259]*(1-[.T$2])" table:style-name="ce1">
            <text:p>68.78547569</text:p>
          </table:table-cell>
          <table:table-cell office:value-type="float" office:value="70.57165637388735" table:formula="of:=[.U258]*[.U$2]+[.$A259]*(1-[.U$2])" table:style-name="ce1">
            <text:p>70.57165637</text:p>
          </table:table-cell>
          <table:table-cell table:number-columns-repeated="16363"/>
        </table:table-row>
        <table:table-row table:style-name="ro1">
          <table:table-cell office:value-type="float" office:value="69.563500000000005" table:style-name="ce1">
            <text:p>69.5635</text:p>
          </table:table-cell>
          <table:table-cell office:value-type="float" office:value="69.563500000000005" table:formula="of:=[.B259]*[.B$2]+[.$A260]*(1-[.B$2])" table:style-name="ce1">
            <text:p>69.5635</text:p>
          </table:table-cell>
          <table:table-cell office:value-type="float" office:value="70.311209581807859" table:formula="of:=[.C259]*[.C$2]+[.$A260]*(1-[.C$2])" table:style-name="ce1">
            <text:p>70.31120958</text:p>
          </table:table-cell>
          <table:table-cell office:value-type="float" office:value="71.037840064937299" table:formula="of:=[.D259]*[.D$2]+[.$A260]*(1-[.D$2])" table:style-name="ce1">
            <text:p>71.03784006</text:p>
          </table:table-cell>
          <table:table-cell office:value-type="float" office:value="71.735043637493263" table:formula="of:=[.E259]*[.E$2]+[.$A260]*(1-[.E$2])" table:style-name="ce1">
            <text:p>71.73504364</text:p>
          </table:table-cell>
          <table:table-cell office:value-type="float" office:value="72.391810620608894" table:formula="of:=[.F259]*[.F$2]+[.$A260]*(1-[.F$2])" table:style-name="ce1">
            <text:p>72.39181062</text:p>
          </table:table-cell>
          <table:table-cell office:value-type="float" office:value="72.994728199502759" table:formula="of:=[.G259]*[.G$2]+[.$A260]*(1-[.G$2])" table:style-name="ce1">
            <text:p>72.9947282</text:p>
          </table:table-cell>
          <table:table-cell office:value-type="float" office:value="73.528637048249308" table:formula="of:=[.H259]*[.H$2]+[.$A260]*(1-[.H$2])" table:style-name="ce1">
            <text:p>73.52863705</text:p>
          </table:table-cell>
          <table:table-cell office:value-type="float" office:value="73.97767632682384" table:formula="of:=[.I259]*[.I$2]+[.$A260]*(1-[.I$2])" table:style-name="ce1">
            <text:p>73.97767633</text:p>
          </table:table-cell>
          <table:table-cell office:value-type="float" office:value="74.32658677652077" table:formula="of:=[.J259]*[.J$2]+[.$A260]*(1-[.J$2])" table:style-name="ce1">
            <text:p>74.32658678</text:p>
          </table:table-cell>
          <table:table-cell office:value-type="float" office:value="74.561964206336938" table:formula="of:=[.K259]*[.K$2]+[.$A260]*(1-[.K$2])" table:style-name="ce1">
            <text:p>74.56196421</text:p>
          </table:table-cell>
          <table:table-cell office:value-type="float" office:value="74.672937922433618" table:formula="of:=[.L259]*[.L$2]+[.$A260]*(1-[.L$2])" table:style-name="ce1">
            <text:p>74.67293792</text:p>
          </table:table-cell>
          <table:table-cell office:value-type="float" office:value="74.650532596264568" table:formula="of:=[.M259]*[.M$2]+[.$A260]*(1-[.M$2])" table:style-name="ce1">
            <text:p>74.6505326</text:p>
          </table:table-cell>
          <table:table-cell office:value-type="float" office:value="74.484828651202093" table:formula="of:=[.N259]*[.N$2]+[.$A260]*(1-[.N$2])" table:style-name="ce1">
            <text:p>74.48482865</text:p>
          </table:table-cell>
          <table:table-cell office:value-type="float" office:value="74.159069065261335" table:formula="of:=[.O259]*[.O$2]+[.$A260]*(1-[.O$2])" table:style-name="ce1">
            <text:p>74.15906907</text:p>
          </table:table-cell>
          <table:table-cell office:value-type="float" office:value="73.640282778005826" table:formula="of:=[.P259]*[.P$2]+[.$A260]*(1-[.P$2])" table:style-name="ce1">
            <text:p>73.64028278</text:p>
          </table:table-cell>
          <table:table-cell office:value-type="float" office:value="72.867861490741006" table:formula="of:=[.Q259]*[.Q$2]+[.$A260]*(1-[.Q$2])" table:style-name="ce1">
            <text:p>72.86786149</text:p>
          </table:table-cell>
          <table:table-cell office:value-type="float" office:value="71.751695132277007" table:formula="of:=[.R259]*[.R$2]+[.$A260]*(1-[.R$2])" table:style-name="ce1">
            <text:p>71.75169513</text:p>
          </table:table-cell>
          <table:table-cell office:value-type="float" office:value="70.24921263474566" table:formula="of:=[.S259]*[.S$2]+[.$A260]*(1-[.S$2])" table:style-name="ce1">
            <text:p>70.24921263</text:p>
          </table:table-cell>
          <table:table-cell office:value-type="float" office:value="68.863278118625715" table:formula="of:=[.T259]*[.T$2]+[.$A260]*(1-[.T$2])" table:style-name="ce1">
            <text:p>68.86327812</text:p>
          </table:table-cell>
          <table:table-cell office:value-type="float" office:value="70.521248555192983" table:formula="of:=[.U259]*[.U$2]+[.$A260]*(1-[.U$2])" table:style-name="ce1">
            <text:p>70.52124856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260]*[.B$2]+[.$A261]*(1-[.B$2])" table:style-name="ce1">
            <text:p>78.637</text:p>
          </table:table-cell>
          <table:table-cell office:value-type="float" office:value="78.2207104790904" table:formula="of:=[.C260]*[.C$2]+[.$A261]*(1-[.C$2])" table:style-name="ce1">
            <text:p>78.22071048</text:p>
          </table:table-cell>
          <table:table-cell office:value-type="float" office:value="77.877084006493732" table:formula="of:=[.D260]*[.D$2]+[.$A261]*(1-[.D$2])" table:style-name="ce1">
            <text:p>77.87708401</text:p>
          </table:table-cell>
          <table:table-cell office:value-type="float" office:value="77.601706545623983" table:formula="of:=[.E260]*[.E$2]+[.$A261]*(1-[.E$2])" table:style-name="ce1">
            <text:p>77.60170655</text:p>
          </table:table-cell>
          <table:table-cell office:value-type="float" office:value="77.387962124121785" table:formula="of:=[.F260]*[.F$2]+[.$A261]*(1-[.F$2])" table:style-name="ce1">
            <text:p>77.38796212</text:p>
          </table:table-cell>
          <table:table-cell office:value-type="float" office:value="77.226432049875683" table:formula="of:=[.G260]*[.G$2]+[.$A261]*(1-[.G$2])" table:style-name="ce1">
            <text:p>77.22643205</text:p>
          </table:table-cell>
          <table:table-cell office:value-type="float" office:value="77.104491114474783" table:formula="of:=[.H260]*[.H$2]+[.$A261]*(1-[.H$2])" table:style-name="ce1">
            <text:p>77.10449111</text:p>
          </table:table-cell>
          <table:table-cell office:value-type="float" office:value="77.006236714388336" table:formula="of:=[.I260]*[.I$2]+[.$A261]*(1-[.I$2])" table:style-name="ce1">
            <text:p>77.00623671</text:p>
          </table:table-cell>
          <table:table-cell office:value-type="float" office:value="76.912834710608308" table:formula="of:=[.J260]*[.J$2]+[.$A261]*(1-[.J$2])" table:style-name="ce1">
            <text:p>76.91283471</text:p>
          </table:table-cell>
          <table:table-cell office:value-type="float" office:value="76.803233892851637" table:formula="of:=[.K260]*[.K$2]+[.$A261]*(1-[.K$2])" table:style-name="ce1">
            <text:p>76.80323389</text:p>
          </table:table-cell>
          <table:table-cell office:value-type="float" office:value="76.654968961216809" table:formula="of:=[.L260]*[.L$2]+[.$A261]*(1-[.L$2])" table:style-name="ce1">
            <text:p>76.65496896</text:p>
          </table:table-cell>
          <table:table-cell office:value-type="float" office:value="76.444442927945516" table:formula="of:=[.M260]*[.M$2]+[.$A261]*(1-[.M$2])" table:style-name="ce1">
            <text:p>76.44444293</text:p>
          </table:table-cell>
          <table:table-cell office:value-type="float" office:value="76.145697190721251" table:formula="of:=[.N260]*[.N$2]+[.$A261]*(1-[.N$2])" table:style-name="ce1">
            <text:p>76.14569719</text:p>
          </table:table-cell>
          <table:table-cell office:value-type="float" office:value="75.726344892419874" table:formula="of:=[.O260]*[.O$2]+[.$A261]*(1-[.O$2])" table:style-name="ce1">
            <text:p>75.72634489</text:p>
          </table:table-cell>
          <table:table-cell office:value-type="float" office:value="75.139297944604081" table:formula="of:=[.P260]*[.P$2]+[.$A261]*(1-[.P$2])" table:style-name="ce1">
            <text:p>75.13929794</text:p>
          </table:table-cell>
          <table:table-cell office:value-type="float" office:value="74.310146118055755" table:formula="of:=[.Q260]*[.Q$2]+[.$A261]*(1-[.Q$2])" table:style-name="ce1">
            <text:p>74.31014612</text:p>
          </table:table-cell>
          <table:table-cell office:value-type="float" office:value="73.128756105821594" table:formula="of:=[.R260]*[.R$2]+[.$A261]*(1-[.R$2])" table:style-name="ce1">
            <text:p>73.12875611</text:p>
          </table:table-cell>
          <table:table-cell office:value-type="float" office:value="71.507380739533815" table:formula="of:=[.S260]*[.S$2]+[.$A261]*(1-[.S$2])" table:style-name="ce1">
            <text:p>71.50738074</text:p>
          </table:table-cell>
          <table:table-cell office:value-type="float" office:value="69.840650306763138" table:formula="of:=[.T260]*[.T$2]+[.$A261]*(1-[.T$2])" table:style-name="ce1">
            <text:p>69.84065031</text:p>
          </table:table-cell>
          <table:table-cell office:value-type="float" office:value="70.927036127433325" table:formula="of:=[.U260]*[.U$2]+[.$A261]*(1-[.U$2])" table:style-name="ce1">
            <text:p>70.92703613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261]*[.B$2]+[.$A262]*(1-[.B$2])" table:style-name="ce1">
            <text:p>84.686</text:p>
          </table:table-cell>
          <table:table-cell office:value-type="float" office:value="84.362735523954527" table:formula="of:=[.C261]*[.C$2]+[.$A262]*(1-[.C$2])" table:style-name="ce1">
            <text:p>84.36273552</text:p>
          </table:table-cell>
          <table:table-cell office:value-type="float" office:value="84.005108400649391" table:formula="of:=[.D261]*[.D$2]+[.$A262]*(1-[.D$2])" table:style-name="ce1">
            <text:p>84.0051084</text:p>
          </table:table-cell>
          <table:table-cell office:value-type="float" office:value="83.623355981843602" table:formula="of:=[.E261]*[.E$2]+[.$A262]*(1-[.E$2])" table:style-name="ce1">
            <text:p>83.62335598</text:p>
          </table:table-cell>
          <table:table-cell office:value-type="float" office:value="83.226392424824354" table:formula="of:=[.F261]*[.F$2]+[.$A262]*(1-[.F$2])" table:style-name="ce1">
            <text:p>83.22639242</text:p>
          </table:table-cell>
          <table:table-cell office:value-type="float" office:value="82.821108012468926" table:formula="of:=[.G261]*[.G$2]+[.$A262]*(1-[.G$2])" table:style-name="ce1">
            <text:p>82.82110801</text:p>
          </table:table-cell>
          <table:table-cell office:value-type="float" office:value="82.41154733434243" table:formula="of:=[.H261]*[.H$2]+[.$A262]*(1-[.H$2])" table:style-name="ce1">
            <text:p>82.41154733</text:p>
          </table:table-cell>
          <table:table-cell office:value-type="float" office:value="81.998082850035928" table:formula="of:=[.I261]*[.I$2]+[.$A262]*(1-[.I$2])" table:style-name="ce1">
            <text:p>81.99808285</text:p>
          </table:table-cell>
          <table:table-cell office:value-type="float" office:value="81.576733884243339" table:formula="of:=[.J261]*[.J$2]+[.$A262]*(1-[.J$2])" table:style-name="ce1">
            <text:p>81.57673388</text:p>
          </table:table-cell>
          <table:table-cell office:value-type="float" office:value="81.138755251783238" table:formula="of:=[.K261]*[.K$2]+[.$A262]*(1-[.K$2])" table:style-name="ce1">
            <text:p>81.13875525</text:p>
          </table:table-cell>
          <table:table-cell office:value-type="float" office:value="80.670484480608408" table:formula="of:=[.L261]*[.L$2]+[.$A262]*(1-[.L$2])" table:style-name="ce1">
            <text:p>80.67048448</text:p>
          </table:table-cell>
          <table:table-cell office:value-type="float" office:value="80.153143610370037" table:formula="of:=[.M261]*[.M$2]+[.$A262]*(1-[.M$2])" table:style-name="ce1">
            <text:p>80.15314361</text:p>
          </table:table-cell>
          <table:table-cell office:value-type="float" office:value="79.561818314432742" table:formula="of:=[.N261]*[.N$2]+[.$A262]*(1-[.N$2])" table:style-name="ce1">
            <text:p>79.56181831</text:p>
          </table:table-cell>
          <table:table-cell office:value-type="float" office:value="78.862224180072914" table:formula="of:=[.O261]*[.O$2]+[.$A262]*(1-[.O$2])" table:style-name="ce1">
            <text:p>78.86222418</text:p>
          </table:table-cell>
          <table:table-cell office:value-type="float" office:value="78.003308561222866" table:formula="of:=[.P261]*[.P$2]+[.$A262]*(1-[.P$2])" table:style-name="ce1">
            <text:p>78.00330856</text:p>
          </table:table-cell>
          <table:table-cell office:value-type="float" office:value="76.904109588541814" table:formula="of:=[.Q261]*[.Q$2]+[.$A262]*(1-[.Q$2])" table:style-name="ce1">
            <text:p>76.90410959</text:p>
          </table:table-cell>
          <table:table-cell office:value-type="float" office:value="75.440204884657277" table:formula="of:=[.R261]*[.R$2]+[.$A262]*(1-[.R$2])" table:style-name="ce1">
            <text:p>75.44020488</text:p>
          </table:table-cell>
          <table:table-cell office:value-type="float" office:value="73.484173628603742" table:formula="of:=[.S261]*[.S$2]+[.$A262]*(1-[.S$2])" table:style-name="ce1">
            <text:p>73.48417363</text:p>
          </table:table-cell>
          <table:table-cell office:value-type="float" office:value="71.325185276086827" table:formula="of:=[.T261]*[.T$2]+[.$A262]*(1-[.T$2])" table:style-name="ce1">
            <text:p>71.32518528</text:p>
          </table:table-cell>
          <table:table-cell office:value-type="float" office:value="71.614984321061655" table:formula="of:=[.U261]*[.U$2]+[.$A262]*(1-[.U$2])" table:style-name="ce1">
            <text:p>71.61498432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262]*[.B$2]+[.$A263]*(1-[.B$2])" table:style-name="ce1">
            <text:p>93.7595</text:p>
          </table:table-cell>
          <table:table-cell office:value-type="float" office:value="93.289661776197718" table:formula="of:=[.C262]*[.C$2]+[.$A263]*(1-[.C$2])" table:style-name="ce1">
            <text:p>93.28966178</text:p>
          </table:table-cell>
          <table:table-cell office:value-type="float" office:value="92.784060840064939" table:formula="of:=[.D262]*[.D$2]+[.$A263]*(1-[.D$2])" table:style-name="ce1">
            <text:p>92.78406084</text:p>
          </table:table-cell>
          <table:table-cell office:value-type="float" office:value="92.239078397276543" table:formula="of:=[.E262]*[.E$2]+[.$A263]*(1-[.E$2])" table:style-name="ce1">
            <text:p>92.2390784</text:p>
          </table:table-cell>
          <table:table-cell office:value-type="float" office:value="91.652878484964887" table:formula="of:=[.F262]*[.F$2]+[.$A263]*(1-[.F$2])" table:style-name="ce1">
            <text:p>91.65287848</text:p>
          </table:table-cell>
          <table:table-cell office:value-type="float" office:value="91.024902003117234" table:formula="of:=[.G262]*[.G$2]+[.$A263]*(1-[.G$2])" table:style-name="ce1">
            <text:p>91.024902</text:p>
          </table:table-cell>
          <table:table-cell office:value-type="float" office:value="90.355114200302722" table:formula="of:=[.H262]*[.H$2]+[.$A263]*(1-[.H$2])" table:style-name="ce1">
            <text:p>90.3551142</text:p>
          </table:table-cell>
          <table:table-cell office:value-type="float" office:value="89.643003997512579" table:formula="of:=[.I262]*[.I$2]+[.$A263]*(1-[.I$2])" table:style-name="ce1">
            <text:p>89.643004</text:p>
          </table:table-cell>
          <table:table-cell office:value-type="float" office:value="88.886393553697332" table:formula="of:=[.J262]*[.J$2]+[.$A263]*(1-[.J$2])" table:style-name="ce1">
            <text:p>88.88639355</text:p>
          </table:table-cell>
          <table:table-cell office:value-type="float" office:value="88.080164863302457" table:formula="of:=[.K262]*[.K$2]+[.$A263]*(1-[.K$2])" table:style-name="ce1">
            <text:p>88.08016486</text:p>
          </table:table-cell>
          <table:table-cell office:value-type="float" office:value="87.214992240304213" table:formula="of:=[.L262]*[.L$2]+[.$A263]*(1-[.L$2])" table:style-name="ce1">
            <text:p>87.21499224</text:p>
          </table:table-cell>
          <table:table-cell office:value-type="float" office:value="86.276003985703525" table:formula="of:=[.M262]*[.M$2]+[.$A263]*(1-[.M$2])" table:style-name="ce1">
            <text:p>86.27600399</text:p>
          </table:table-cell>
          <table:table-cell office:value-type="float" office:value="85.240890988659658" table:formula="of:=[.N262]*[.N$2]+[.$A263]*(1-[.N$2])" table:style-name="ce1">
            <text:p>85.24089099</text:p>
          </table:table-cell>
          <table:table-cell office:value-type="float" office:value="84.076270717047393" table:formula="of:=[.O262]*[.O$2]+[.$A263]*(1-[.O$2])" table:style-name="ce1">
            <text:p>84.07627072</text:p>
          </table:table-cell>
          <table:table-cell office:value-type="float" office:value="82.730165992856016" table:formula="of:=[.P262]*[.P$2]+[.$A263]*(1-[.P$2])" table:style-name="ce1">
            <text:p>82.73016599</text:p>
          </table:table-cell>
          <table:table-cell office:value-type="float" office:value="81.117957191406362" table:formula="of:=[.Q262]*[.Q$2]+[.$A263]*(1-[.Q$2])" table:style-name="ce1">
            <text:p>81.11795719</text:p>
          </table:table-cell>
          <table:table-cell office:value-type="float" office:value="79.104063907725816" table:formula="of:=[.R262]*[.R$2]+[.$A263]*(1-[.R$2])" table:style-name="ce1">
            <text:p>79.10406391</text:p>
          </table:table-cell>
          <table:table-cell office:value-type="float" office:value="76.525472584313178" table:formula="of:=[.S262]*[.S$2]+[.$A263]*(1-[.S$2])" table:style-name="ce1">
            <text:p>76.52547258</text:p>
          </table:table-cell>
          <table:table-cell office:value-type="float" office:value="73.568616748478149" table:formula="of:=[.T262]*[.T$2]+[.$A263]*(1-[.T$2])" table:style-name="ce1">
            <text:p>73.56861675</text:p>
          </table:table-cell>
          <table:table-cell office:value-type="float" office:value="72.722210105008571" table:formula="of:=[.U262]*[.U$2]+[.$A263]*(1-[.U$2])" table:style-name="ce1">
            <text:p>72.72221011</text:p>
          </table:table-cell>
          <table:table-cell table:number-columns-repeated="16363"/>
        </table:table-row>
        <table:table-row table:style-name="ro1">
          <table:table-cell office:value-type="float" office:value="105.857" table:style-name="ce1">
            <text:p>105.857</text:p>
          </table:table-cell>
          <table:table-cell office:value-type="float" office:value="105.857" table:formula="of:=[.B263]*[.B$2]+[.$A264]*(1-[.B$2])" table:style-name="ce1">
            <text:p>105.857</text:p>
          </table:table-cell>
          <table:table-cell office:value-type="float" office:value="105.22863308880989" table:formula="of:=[.C263]*[.C$2]+[.$A264]*(1-[.C$2])" table:style-name="ce1">
            <text:p>105.2286331</text:p>
          </table:table-cell>
          <table:table-cell office:value-type="float" office:value="104.54970608400649" table:formula="of:=[.D263]*[.D$2]+[.$A264]*(1-[.D$2])" table:style-name="ce1">
            <text:p>104.5497061</text:p>
          </table:table-cell>
          <table:table-cell office:value-type="float" office:value="103.81431175959148" table:formula="of:=[.E263]*[.E$2]+[.$A264]*(1-[.E$2])" table:style-name="ce1">
            <text:p>103.8143118</text:p>
          </table:table-cell>
          <table:table-cell office:value-type="float" office:value="103.01617569699299" table:formula="of:=[.F263]*[.F$2]+[.$A264]*(1-[.F$2])" table:style-name="ce1">
            <text:p>103.0161757</text:p>
          </table:table-cell>
          <table:table-cell office:value-type="float" office:value="102.14897550077931" table:formula="of:=[.G263]*[.G$2]+[.$A264]*(1-[.G$2])" table:style-name="ce1">
            <text:p>102.1489755</text:p>
          </table:table-cell>
          <table:table-cell office:value-type="float" office:value="101.2064342600908" table:formula="of:=[.H263]*[.H$2]+[.$A264]*(1-[.H$2])" table:style-name="ce1">
            <text:p>101.2064343</text:p>
          </table:table-cell>
          <table:table-cell office:value-type="float" office:value="100.18210139912941" table:formula="of:=[.I263]*[.I$2]+[.$A264]*(1-[.I$2])" table:style-name="ce1">
            <text:p>100.1821014</text:p>
          </table:table-cell>
          <table:table-cell office:value-type="float" office:value="99.068757421478921" table:formula="of:=[.J263]*[.J$2]+[.$A264]*(1-[.J$2])" table:style-name="ce1">
            <text:p>99.06875742</text:p>
          </table:table-cell>
          <table:table-cell office:value-type="float" office:value="97.857424188486107" table:formula="of:=[.K263]*[.K$2]+[.$A264]*(1-[.K$2])" table:style-name="ce1">
            <text:p>97.85742419</text:p>
          </table:table-cell>
          <table:table-cell office:value-type="float" office:value="96.535996120152106" table:formula="of:=[.L263]*[.L$2]+[.$A264]*(1-[.L$2])" table:style-name="ce1">
            <text:p>96.53599612</text:p>
          </table:table-cell>
          <table:table-cell office:value-type="float" office:value="95.087452192136936" table:formula="of:=[.M263]*[.M$2]+[.$A264]*(1-[.M$2])" table:style-name="ce1">
            <text:p>95.08745219</text:p>
          </table:table-cell>
          <table:table-cell office:value-type="float" office:value="93.487334593195797" table:formula="of:=[.N263]*[.N$2]+[.$A264]*(1-[.N$2])" table:style-name="ce1">
            <text:p>93.48733459</text:p>
          </table:table-cell>
          <table:table-cell office:value-type="float" office:value="91.699525966080813" table:formula="of:=[.O263]*[.O$2]+[.$A264]*(1-[.O$2])" table:style-name="ce1">
            <text:p>91.69952597</text:p>
          </table:table-cell>
          <table:table-cell office:value-type="float" office:value="89.668216194999218" table:formula="of:=[.P263]*[.P$2]+[.$A264]*(1-[.P$2])" table:style-name="ce1">
            <text:p>89.66821619</text:p>
          </table:table-cell>
          <table:table-cell office:value-type="float" office:value="87.302717893554771" table:formula="of:=[.Q263]*[.Q$2]+[.$A264]*(1-[.Q$2])" table:style-name="ce1">
            <text:p>87.30271789</text:p>
          </table:table-cell>
          <table:table-cell office:value-type="float" office:value="84.45465112618065" table:formula="of:=[.R263]*[.R$2]+[.$A264]*(1-[.R$2])" table:style-name="ce1">
            <text:p>84.45465113</text:p>
          </table:table-cell>
          <table:table-cell office:value-type="float" office:value="80.925201696666207" table:formula="of:=[.S263]*[.S$2]+[.$A264]*(1-[.S$2])" table:style-name="ce1">
            <text:p>80.9252017</text:p>
          </table:table-cell>
          <table:table-cell office:value-type="float" office:value="76.797455073630346" table:formula="of:=[.T263]*[.T$2]+[.$A264]*(1-[.T$2])" table:style-name="ce1">
            <text:p>76.79745507</text:p>
          </table:table-cell>
          <table:table-cell office:value-type="float" office:value="74.378949599758144" table:formula="of:=[.U263]*[.U$2]+[.$A264]*(1-[.U$2])" table:style-name="ce1">
            <text:p>74.3789496</text:p>
          </table:table-cell>
          <table:table-cell table:number-columns-repeated="16363"/>
        </table:table-row>
        <table:table-row table:style-name="ro1">
          <table:table-cell office:value-type="float" office:value="117.955" table:style-name="ce1">
            <text:p>117.955</text:p>
          </table:table-cell>
          <table:table-cell office:value-type="float" office:value="117.955" table:formula="of:=[.B264]*[.B$2]+[.$A265]*(1-[.B$2])" table:style-name="ce1">
            <text:p>117.955</text:p>
          </table:table-cell>
          <table:table-cell office:value-type="float" office:value="117.3186816544405" table:formula="of:=[.C264]*[.C$2]+[.$A265]*(1-[.C$2])" table:style-name="ce1">
            <text:p>117.3186817</text:p>
          </table:table-cell>
          <table:table-cell office:value-type="float" office:value="116.61447060840064" table:formula="of:=[.D264]*[.D$2]+[.$A265]*(1-[.D$2])" table:style-name="ce1">
            <text:p>116.6144706</text:p>
          </table:table-cell>
          <table:table-cell office:value-type="float" office:value="115.83389676393871" table:formula="of:=[.E264]*[.E$2]+[.$A265]*(1-[.E$2])" table:style-name="ce1">
            <text:p>115.8338968</text:p>
          </table:table-cell>
          <table:table-cell office:value-type="float" office:value="114.96723513939861" table:formula="of:=[.F264]*[.F$2]+[.$A265]*(1-[.F$2])" table:style-name="ce1">
            <text:p>114.9672351</text:p>
          </table:table-cell>
          <table:table-cell office:value-type="float" office:value="114.00349387519483" table:formula="of:=[.G264]*[.G$2]+[.$A265]*(1-[.G$2])" table:style-name="ce1">
            <text:p>114.0034939</text:p>
          </table:table-cell>
          <table:table-cell office:value-type="float" office:value="112.93043027802725" table:formula="of:=[.H264]*[.H$2]+[.$A265]*(1-[.H$2])" table:style-name="ce1">
            <text:p>112.9304303</text:p>
          </table:table-cell>
          <table:table-cell office:value-type="float" office:value="111.73448548969529" table:formula="of:=[.I264]*[.I$2]+[.$A265]*(1-[.I$2])" table:style-name="ce1">
            <text:p>111.7344855</text:p>
          </table:table-cell>
          <table:table-cell office:value-type="float" office:value="110.40050296859157" table:formula="of:=[.J264]*[.J$2]+[.$A265]*(1-[.J$2])" table:style-name="ce1">
            <text:p>110.400503</text:p>
          </table:table-cell>
          <table:table-cell office:value-type="float" office:value="108.91109088481875" table:formula="of:=[.K264]*[.K$2]+[.$A265]*(1-[.K$2])" table:style-name="ce1">
            <text:p>108.9110909</text:p>
          </table:table-cell>
          <table:table-cell office:value-type="float" office:value="107.24549806007605" table:formula="of:=[.L264]*[.L$2]+[.$A265]*(1-[.L$2])" table:style-name="ce1">
            <text:p>107.2454981</text:p>
          </table:table-cell>
          <table:table-cell office:value-type="float" office:value="105.37784870567532" table:formula="of:=[.M264]*[.M$2]+[.$A265]*(1-[.M$2])" table:style-name="ce1">
            <text:p>105.3778487</text:p>
          </table:table-cell>
          <table:table-cell office:value-type="float" office:value="103.27440075591747" table:formula="of:=[.N264]*[.N$2]+[.$A265]*(1-[.N$2])" table:style-name="ce1">
            <text:p>103.2744008</text:p>
          </table:table-cell>
          <table:table-cell office:value-type="float" office:value="100.88894187795253" table:formula="of:=[.O264]*[.O$2]+[.$A265]*(1-[.O$2])" table:style-name="ce1">
            <text:p>100.8889419</text:p>
          </table:table-cell>
          <table:table-cell office:value-type="float" office:value="98.154251336499456" table:formula="of:=[.P264]*[.P$2]+[.$A265]*(1-[.P$2])" table:style-name="ce1">
            <text:p>98.15425134</text:p>
          </table:table-cell>
          <table:table-cell office:value-type="float" office:value="94.965788420166078" table:formula="of:=[.Q264]*[.Q$2]+[.$A265]*(1-[.Q$2])" table:style-name="ce1">
            <text:p>94.96578842</text:p>
          </table:table-cell>
          <table:table-cell office:value-type="float" office:value="91.154720900944511" table:formula="of:=[.R264]*[.R$2]+[.$A265]*(1-[.R$2])" table:style-name="ce1">
            <text:p>91.1547209</text:p>
          </table:table-cell>
          <table:table-cell office:value-type="float" office:value="86.479671442166278" table:formula="of:=[.S264]*[.S$2]+[.$A265]*(1-[.S$2])" table:style-name="ce1">
            <text:p>86.47967144</text:p>
          </table:table-cell>
          <table:table-cell office:value-type="float" office:value="80.913209566267312" table:formula="of:=[.T264]*[.T$2]+[.$A265]*(1-[.T$2])" table:style-name="ce1">
            <text:p>80.91320957</text:p>
          </table:table-cell>
          <table:table-cell office:value-type="float" office:value="76.557752119770242" table:formula="of:=[.U264]*[.U$2]+[.$A265]*(1-[.U$2])" table:style-name="ce1">
            <text:p>76.55775212</text:p>
          </table:table-cell>
          <table:table-cell table:number-columns-repeated="16363"/>
        </table:table-row>
        <table:table-row table:style-name="ro1">
          <table:table-cell office:value-type="float" office:value="117.955" table:style-name="ce1">
            <text:p>117.955</text:p>
          </table:table-cell>
          <table:table-cell office:value-type="float" office:value="117.955" table:formula="of:=[.B265]*[.B$2]+[.$A266]*(1-[.B$2])" table:style-name="ce1">
            <text:p>117.955</text:p>
          </table:table-cell>
          <table:table-cell office:value-type="float" office:value="117.92318408272202" table:formula="of:=[.C265]*[.C$2]+[.$A266]*(1-[.C$2])" table:style-name="ce1">
            <text:p>117.9231841</text:p>
          </table:table-cell>
          <table:table-cell office:value-type="float" office:value="117.82094706084006" table:formula="of:=[.D265]*[.D$2]+[.$A266]*(1-[.D$2])" table:style-name="ce1">
            <text:p>117.8209471</text:p>
          </table:table-cell>
          <table:table-cell office:value-type="float" office:value="117.6368345145908" table:formula="of:=[.E265]*[.E$2]+[.$A266]*(1-[.E$2])" table:style-name="ce1">
            <text:p>117.6368345</text:p>
          </table:table-cell>
          <table:table-cell office:value-type="float" office:value="117.35744702787973" table:formula="of:=[.F265]*[.F$2]+[.$A266]*(1-[.F$2])" table:style-name="ce1">
            <text:p>117.357447</text:p>
          </table:table-cell>
          <table:table-cell office:value-type="float" office:value="116.96712346879872" table:formula="of:=[.G265]*[.G$2]+[.$A266]*(1-[.G$2])" table:style-name="ce1">
            <text:p>116.9671235</text:p>
          </table:table-cell>
          <table:table-cell office:value-type="float" office:value="116.44762908340817" table:formula="of:=[.H265]*[.H$2]+[.$A266]*(1-[.H$2])" table:style-name="ce1">
            <text:p>116.4476291</text:p>
          </table:table-cell>
          <table:table-cell office:value-type="float" office:value="115.77781992139334" table:formula="of:=[.I265]*[.I$2]+[.$A266]*(1-[.I$2])" table:style-name="ce1">
            <text:p>115.7778199</text:p>
          </table:table-cell>
          <table:table-cell office:value-type="float" office:value="114.93320118743662" table:formula="of:=[.J265]*[.J$2]+[.$A266]*(1-[.J$2])" table:style-name="ce1">
            <text:p>114.9332012</text:p>
          </table:table-cell>
          <table:table-cell office:value-type="float" office:value="113.88524089816845" table:formula="of:=[.K265]*[.K$2]+[.$A266]*(1-[.K$2])" table:style-name="ce1">
            <text:p>113.8852409</text:p>
          </table:table-cell>
          <table:table-cell office:value-type="float" office:value="112.60024903003801" table:formula="of:=[.L265]*[.L$2]+[.$A266]*(1-[.L$2])" table:style-name="ce1">
            <text:p>112.600249</text:p>
          </table:table-cell>
          <table:table-cell office:value-type="float" office:value="111.03756678812142" table:formula="of:=[.M265]*[.M$2]+[.$A266]*(1-[.M$2])" table:style-name="ce1">
            <text:p>111.0375668</text:p>
          </table:table-cell>
          <table:table-cell office:value-type="float" office:value="109.14664045355048" table:formula="of:=[.N265]*[.N$2]+[.$A266]*(1-[.N$2])" table:style-name="ce1">
            <text:p>109.1466405</text:p>
          </table:table-cell>
          <table:table-cell office:value-type="float" office:value="106.86206222066915" table:formula="of:=[.O265]*[.O$2]+[.$A266]*(1-[.O$2])" table:style-name="ce1">
            <text:p>106.8620622</text:p>
          </table:table-cell>
          <table:table-cell office:value-type="float" office:value="104.09447593554961" table:formula="of:=[.P265]*[.P$2]+[.$A266]*(1-[.P$2])" table:style-name="ce1">
            <text:p>104.0944759</text:p>
          </table:table-cell>
          <table:table-cell office:value-type="float" office:value="100.71309131512456" table:formula="of:=[.Q265]*[.Q$2]+[.$A266]*(1-[.Q$2])" table:style-name="ce1">
            <text:p>100.7130913</text:p>
          </table:table-cell>
          <table:table-cell office:value-type="float" office:value="96.514776720755606" table:formula="of:=[.R265]*[.R$2]+[.$A266]*(1-[.R$2])" table:style-name="ce1">
            <text:p>96.51477672</text:p>
          </table:table-cell>
          <table:table-cell office:value-type="float" office:value="91.200970725841344" table:formula="of:=[.S265]*[.S$2]+[.$A266]*(1-[.S$2])" table:style-name="ce1">
            <text:p>91.20097073</text:p>
          </table:table-cell>
          <table:table-cell office:value-type="float" office:value="84.617388609640585" table:formula="of:=[.T265]*[.T$2]+[.$A266]*(1-[.T$2])" table:style-name="ce1">
            <text:p>84.61738861</text:p>
          </table:table-cell>
          <table:table-cell office:value-type="float" office:value="78.627614513781722" table:formula="of:=[.U265]*[.U$2]+[.$A266]*(1-[.U$2])" table:style-name="ce1">
            <text:p>78.62761451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266]*[.B$2]+[.$A267]*(1-[.B$2])" table:style-name="ce1">
            <text:p>96.784</text:p>
          </table:table-cell>
          <table:table-cell office:value-type="float" office:value="97.840959204136098" table:formula="of:=[.C266]*[.C$2]+[.$A267]*(1-[.C$2])" table:style-name="ce1">
            <text:p>97.8409592</text:p>
          </table:table-cell>
          <table:table-cell office:value-type="float" office:value="98.887694706084019" table:formula="of:=[.D266]*[.D$2]+[.$A267]*(1-[.D$2])" table:style-name="ce1">
            <text:p>98.88769471</text:p>
          </table:table-cell>
          <table:table-cell office:value-type="float" office:value="99.911925177188621" table:formula="of:=[.E266]*[.E$2]+[.$A267]*(1-[.E$2])" table:style-name="ce1">
            <text:p>99.91192518</text:p>
          </table:table-cell>
          <table:table-cell office:value-type="float" office:value="100.89868940557596" table:formula="of:=[.F266]*[.F$2]+[.$A267]*(1-[.F$2])" table:style-name="ce1">
            <text:p>100.8986894</text:p>
          </table:table-cell>
          <table:table-cell office:value-type="float" office:value="101.82978086719969" table:formula="of:=[.G266]*[.G$2]+[.$A267]*(1-[.G$2])" table:style-name="ce1">
            <text:p>101.8297809</text:p>
          </table:table-cell>
          <table:table-cell office:value-type="float" office:value="102.68308872502246" table:formula="of:=[.H266]*[.H$2]+[.$A267]*(1-[.H$2])" table:style-name="ce1">
            <text:p>102.6830887</text:p>
          </table:table-cell>
          <table:table-cell office:value-type="float" office:value="103.43183697248767" table:formula="of:=[.I266]*[.I$2]+[.$A267]*(1-[.I$2])" table:style-name="ce1">
            <text:p>103.431837</text:p>
          </table:table-cell>
          <table:table-cell office:value-type="float" office:value="104.04368047497465" table:formula="of:=[.J266]*[.J$2]+[.$A267]*(1-[.J$2])" table:style-name="ce1">
            <text:p>104.0436805</text:p>
          </table:table-cell>
          <table:table-cell office:value-type="float" office:value="104.4795584041758" table:formula="of:=[.K266]*[.K$2]+[.$A267]*(1-[.K$2])" table:style-name="ce1">
            <text:p>104.4795584</text:p>
          </table:table-cell>
          <table:table-cell office:value-type="float" office:value="104.692124515019" table:formula="of:=[.L266]*[.L$2]+[.$A267]*(1-[.L$2])" table:style-name="ce1">
            <text:p>104.6921245</text:p>
          </table:table-cell>
          <table:table-cell office:value-type="float" office:value="104.62346173346678" table:formula="of:=[.M266]*[.M$2]+[.$A267]*(1-[.M$2])" table:style-name="ce1">
            <text:p>104.6234617</text:p>
          </table:table-cell>
          <table:table-cell office:value-type="float" office:value="104.20158427213028" table:formula="of:=[.N266]*[.N$2]+[.$A267]*(1-[.N$2])" table:style-name="ce1">
            <text:p>104.2015843</text:p>
          </table:table-cell>
          <table:table-cell office:value-type="float" office:value="103.33474044343495" table:formula="of:=[.O266]*[.O$2]+[.$A267]*(1-[.O$2])" table:style-name="ce1">
            <text:p>103.3347404</text:p>
          </table:table-cell>
          <table:table-cell office:value-type="float" office:value="101.90133315488472" table:formula="of:=[.P266]*[.P$2]+[.$A267]*(1-[.P$2])" table:style-name="ce1">
            <text:p>101.9013332</text:p>
          </table:table-cell>
          <table:table-cell office:value-type="float" office:value="99.730818486343424" table:formula="of:=[.Q266]*[.Q$2]+[.$A267]*(1-[.Q$2])" table:style-name="ce1">
            <text:p>99.73081849</text:p>
          </table:table-cell>
          <table:table-cell office:value-type="float" office:value="96.568621376604483" table:formula="of:=[.R266]*[.R$2]+[.$A267]*(1-[.R$2])" table:style-name="ce1">
            <text:p>96.56862138</text:p>
          </table:table-cell>
          <table:table-cell office:value-type="float" office:value="92.038425116965144" table:formula="of:=[.S266]*[.S$2]+[.$A267]*(1-[.S$2])" table:style-name="ce1">
            <text:p>92.03842512</text:p>
          </table:table-cell>
          <table:table-cell office:value-type="float" office:value="85.83404974867652" table:formula="of:=[.T266]*[.T$2]+[.$A267]*(1-[.T$2])" table:style-name="ce1">
            <text:p>85.83404975</text:p>
          </table:table-cell>
          <table:table-cell office:value-type="float" office:value="79.535433788092632" table:formula="of:=[.U266]*[.U$2]+[.$A267]*(1-[.U$2])" table:style-name="ce1">
            <text:p>79.53543379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267]*[.B$2]+[.$A268]*(1-[.B$2])" table:style-name="ce1">
            <text:p>87.7105</text:p>
          </table:table-cell>
          <table:table-cell office:value-type="float" office:value="88.217022960206805" table:formula="of:=[.C267]*[.C$2]+[.$A268]*(1-[.C$2])" table:style-name="ce1">
            <text:p>88.21702296</text:p>
          </table:table-cell>
          <table:table-cell office:value-type="float" office:value="88.828219470608389" table:formula="of:=[.D267]*[.D$2]+[.$A268]*(1-[.D$2])" table:style-name="ce1">
            <text:p>88.82821947</text:p>
          </table:table-cell>
          <table:table-cell office:value-type="float" office:value="89.540713776578286" table:formula="of:=[.E267]*[.E$2]+[.$A268]*(1-[.E$2])" table:style-name="ce1">
            <text:p>89.54071378</text:p>
          </table:table-cell>
          <table:table-cell office:value-type="float" office:value="90.348137881115207" table:formula="of:=[.F267]*[.F$2]+[.$A268]*(1-[.F$2])" table:style-name="ce1">
            <text:p>90.34813788</text:p>
          </table:table-cell>
          <table:table-cell office:value-type="float" office:value="91.240320216799915" table:formula="of:=[.G267]*[.G$2]+[.$A268]*(1-[.G$2])" table:style-name="ce1">
            <text:p>91.24032022</text:p>
          </table:table-cell>
          <table:table-cell office:value-type="float" office:value="92.202276617506726" table:formula="of:=[.H267]*[.H$2]+[.$A268]*(1-[.H$2])" table:style-name="ce1">
            <text:p>92.20227662</text:p>
          </table:table-cell>
          <table:table-cell office:value-type="float" office:value="93.212967940370675" table:formula="of:=[.I267]*[.I$2]+[.$A268]*(1-[.I$2])" table:style-name="ce1">
            <text:p>93.21296794</text:p>
          </table:table-cell>
          <table:table-cell office:value-type="float" office:value="94.243772189989855" table:formula="of:=[.J267]*[.J$2]+[.$A268]*(1-[.J$2])" table:style-name="ce1">
            <text:p>94.24377219</text:p>
          </table:table-cell>
          <table:table-cell office:value-type="float" office:value="95.25657628187912" table:formula="of:=[.K267]*[.K$2]+[.$A268]*(1-[.K$2])" table:style-name="ce1">
            <text:p>95.25657628</text:p>
          </table:table-cell>
          <table:table-cell office:value-type="float" office:value="96.2013122575095" table:formula="of:=[.L267]*[.L$2]+[.$A268]*(1-[.L$2])" table:style-name="ce1">
            <text:p>96.20131226</text:p>
          </table:table-cell>
          <table:table-cell office:value-type="float" office:value="97.012628953406733" table:formula="of:=[.M267]*[.M$2]+[.$A268]*(1-[.M$2])" table:style-name="ce1">
            <text:p>97.01262895</text:p>
          </table:table-cell>
          <table:table-cell office:value-type="float" office:value="97.605150563278158" table:formula="of:=[.N267]*[.N$2]+[.$A268]*(1-[.N$2])" table:style-name="ce1">
            <text:p>97.60515056</text:p>
          </table:table-cell>
          <table:table-cell office:value-type="float" office:value="97.866256288232719" table:formula="of:=[.O267]*[.O$2]+[.$A268]*(1-[.O$2])" table:style-name="ce1">
            <text:p>97.86625629</text:p>
          </table:table-cell>
          <table:table-cell office:value-type="float" office:value="97.644083208419303" table:formula="of:=[.P267]*[.P$2]+[.$A268]*(1-[.P$2])" table:style-name="ce1">
            <text:p>97.64408321</text:p>
          </table:table-cell>
          <table:table-cell office:value-type="float" office:value="96.725738864757574" table:formula="of:=[.Q267]*[.Q$2]+[.$A268]*(1-[.Q$2])" table:style-name="ce1">
            <text:p>96.72573886</text:p>
          </table:table-cell>
          <table:table-cell office:value-type="float" office:value="94.79699710128358" table:formula="of:=[.R267]*[.R$2]+[.$A268]*(1-[.R$2])" table:style-name="ce1">
            <text:p>94.7969971</text:p>
          </table:table-cell>
          <table:table-cell office:value-type="float" office:value="91.389236349420372" table:formula="of:=[.S267]*[.S$2]+[.$A268]*(1-[.S$2])" table:style-name="ce1">
            <text:p>91.38923635</text:p>
          </table:table-cell>
          <table:table-cell office:value-type="float" office:value="86.021694773808875" table:formula="of:=[.T267]*[.T$2]+[.$A268]*(1-[.T$2])" table:style-name="ce1">
            <text:p>86.02169477</text:p>
          </table:table-cell>
          <table:table-cell office:value-type="float" office:value="79.944187098688005" table:formula="of:=[.U267]*[.U$2]+[.$A268]*(1-[.U$2])" table:style-name="ce1">
            <text:p>79.9441871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268]*[.B$2]+[.$A269]*(1-[.B$2])" table:style-name="ce1">
            <text:p>84.686</text:p>
          </table:table-cell>
          <table:table-cell office:value-type="float" office:value="84.86255114801034" table:formula="of:=[.C268]*[.C$2]+[.$A269]*(1-[.C$2])" table:style-name="ce1">
            <text:p>84.86255115</text:p>
          </table:table-cell>
          <table:table-cell office:value-type="float" office:value="85.100221947060845" table:formula="of:=[.D268]*[.D$2]+[.$A269]*(1-[.D$2])" table:style-name="ce1">
            <text:p>85.10022195</text:p>
          </table:table-cell>
          <table:table-cell office:value-type="float" office:value="85.414207066486753" table:formula="of:=[.E268]*[.E$2]+[.$A269]*(1-[.E$2])" table:style-name="ce1">
            <text:p>85.41420707</text:p>
          </table:table-cell>
          <table:table-cell office:value-type="float" office:value="85.818427576223044" table:formula="of:=[.F268]*[.F$2]+[.$A269]*(1-[.F$2])" table:style-name="ce1">
            <text:p>85.81842758</text:p>
          </table:table-cell>
          <table:table-cell office:value-type="float" office:value="86.324580054199984" table:formula="of:=[.G268]*[.G$2]+[.$A269]*(1-[.G$2])" table:style-name="ce1">
            <text:p>86.32458005</text:p>
          </table:table-cell>
          <table:table-cell office:value-type="float" office:value="86.940882985252017" table:formula="of:=[.H268]*[.H$2]+[.$A269]*(1-[.H$2])" table:style-name="ce1">
            <text:p>86.94088299</text:p>
          </table:table-cell>
          <table:table-cell office:value-type="float" office:value="87.670438779129739" table:formula="of:=[.I268]*[.I$2]+[.$A269]*(1-[.I$2])" table:style-name="ce1">
            <text:p>87.67043878</text:p>
          </table:table-cell>
          <table:table-cell office:value-type="float" office:value="88.509108875995949" table:formula="of:=[.J268]*[.J$2]+[.$A269]*(1-[.J$2])" table:style-name="ce1">
            <text:p>88.50910888</text:p>
          </table:table-cell>
          <table:table-cell office:value-type="float" office:value="89.442759326845618" table:formula="of:=[.K268]*[.K$2]+[.$A269]*(1-[.K$2])" table:style-name="ce1">
            <text:p>89.44275933</text:p>
          </table:table-cell>
          <table:table-cell office:value-type="float" office:value="90.443656128754753" table:formula="of:=[.L268]*[.L$2]+[.$A269]*(1-[.L$2])" table:style-name="ce1">
            <text:p>90.44365613</text:p>
          </table:table-cell>
          <table:table-cell office:value-type="float" office:value="91.465645924373703" table:formula="of:=[.M268]*[.M$2]+[.$A269]*(1-[.M$2])" table:style-name="ce1">
            <text:p>91.46564592</text:p>
          </table:table-cell>
          <table:table-cell office:value-type="float" office:value="92.437490337966892" table:formula="of:=[.N268]*[.N$2]+[.$A269]*(1-[.N$2])" table:style-name="ce1">
            <text:p>92.43749034</text:p>
          </table:table-cell>
          <table:table-cell office:value-type="float" office:value="93.253166587351274" table:formula="of:=[.O268]*[.O$2]+[.$A269]*(1-[.O$2])" table:style-name="ce1">
            <text:p>93.25316659</text:p>
          </table:table-cell>
          <table:table-cell office:value-type="float" office:value="93.756658245893504" table:formula="of:=[.P268]*[.P$2]+[.$A269]*(1-[.P$2])" table:style-name="ce1">
            <text:p>93.75665825</text:p>
          </table:table-cell>
          <table:table-cell office:value-type="float" office:value="93.715804148568196" table:formula="of:=[.Q268]*[.Q$2]+[.$A269]*(1-[.Q$2])" table:style-name="ce1">
            <text:p>93.71580415</text:p>
          </table:table-cell>
          <table:table-cell office:value-type="float" office:value="92.774797681026854" table:formula="of:=[.R268]*[.R$2]+[.$A269]*(1-[.R$2])" table:style-name="ce1">
            <text:p>92.77479768</text:p>
          </table:table-cell>
          <table:table-cell office:value-type="float" office:value="90.383750897007317" table:formula="of:=[.S268]*[.S$2]+[.$A269]*(1-[.S$2])" table:style-name="ce1">
            <text:p>90.3837509</text:p>
          </table:table-cell>
          <table:table-cell office:value-type="float" office:value="85.888125296427987" table:formula="of:=[.T268]*[.T$2]+[.$A269]*(1-[.T$2])" table:style-name="ce1">
            <text:p>85.8881253</text:p>
          </table:table-cell>
          <table:table-cell office:value-type="float" office:value="80.181277743753611" table:formula="of:=[.U268]*[.U$2]+[.$A269]*(1-[.U$2])" table:style-name="ce1">
            <text:p>80.18127774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269]*[.B$2]+[.$A270]*(1-[.B$2])" table:style-name="ce1">
            <text:p>87.7105</text:p>
          </table:table-cell>
          <table:table-cell office:value-type="float" office:value="87.568102557400508" table:formula="of:=[.C269]*[.C$2]+[.$A270]*(1-[.C$2])" table:style-name="ce1">
            <text:p>87.56810256</text:p>
          </table:table-cell>
          <table:table-cell office:value-type="float" office:value="87.449472194706075" table:formula="of:=[.D269]*[.D$2]+[.$A270]*(1-[.D$2])" table:style-name="ce1">
            <text:p>87.44947219</text:p>
          </table:table-cell>
          <table:table-cell office:value-type="float" office:value="87.366056059973005" table:formula="of:=[.E269]*[.E$2]+[.$A270]*(1-[.E$2])" table:style-name="ce1">
            <text:p>87.36605606</text:p>
          </table:table-cell>
          <table:table-cell office:value-type="float" office:value="87.332085515244614" table:formula="of:=[.F269]*[.F$2]+[.$A270]*(1-[.F$2])" table:style-name="ce1">
            <text:p>87.33208552</text:p>
          </table:table-cell>
          <table:table-cell office:value-type="float" office:value="87.36402001354999" table:formula="of:=[.G269]*[.G$2]+[.$A270]*(1-[.G$2])" table:style-name="ce1">
            <text:p>87.36402001</text:p>
          </table:table-cell>
          <table:table-cell office:value-type="float" office:value="87.479614895575594" table:formula="of:=[.H269]*[.H$2]+[.$A270]*(1-[.H$2])" table:style-name="ce1">
            <text:p>87.4796149</text:p>
          </table:table-cell>
          <table:table-cell office:value-type="float" office:value="87.696478572695412" table:formula="of:=[.I269]*[.I$2]+[.$A270]*(1-[.I$2])" table:style-name="ce1">
            <text:p>87.69647857</text:p>
          </table:table-cell>
          <table:table-cell office:value-type="float" office:value="88.029943550398372" table:formula="of:=[.J269]*[.J$2]+[.$A270]*(1-[.J$2])" table:style-name="ce1">
            <text:p>88.02994355</text:p>
          </table:table-cell>
          <table:table-cell office:value-type="float" office:value="88.490016697080534" table:formula="of:=[.K269]*[.K$2]+[.$A270]*(1-[.K$2])" table:style-name="ce1">
            <text:p>88.4900167</text:p>
          </table:table-cell>
          <table:table-cell office:value-type="float" office:value="89.077078064377375" table:formula="of:=[.L269]*[.L$2]+[.$A270]*(1-[.L$2])" table:style-name="ce1">
            <text:p>89.07707806</text:p>
          </table:table-cell>
          <table:table-cell office:value-type="float" office:value="89.775830258405534" table:formula="of:=[.M269]*[.M$2]+[.$A270]*(1-[.M$2])" table:style-name="ce1">
            <text:p>89.77583026</text:p>
          </table:table-cell>
          <table:table-cell office:value-type="float" office:value="90.546694202780145" table:formula="of:=[.N269]*[.N$2]+[.$A270]*(1-[.N$2])" table:style-name="ce1">
            <text:p>90.5466942</text:p>
          </table:table-cell>
          <table:table-cell office:value-type="float" office:value="91.313233281778324" table:formula="of:=[.O269]*[.O$2]+[.$A270]*(1-[.O$2])" table:style-name="ce1">
            <text:p>91.31323328</text:p>
          </table:table-cell>
          <table:table-cell office:value-type="float" office:value="91.942810772125455" table:formula="of:=[.P269]*[.P$2]+[.$A270]*(1-[.P$2])" table:style-name="ce1">
            <text:p>91.94281077</text:p>
          </table:table-cell>
          <table:table-cell office:value-type="float" office:value="92.21447811142616" table:formula="of:=[.Q269]*[.Q$2]+[.$A270]*(1-[.Q$2])" table:style-name="ce1">
            <text:p>92.21447811</text:p>
          </table:table-cell>
          <table:table-cell office:value-type="float" office:value="91.761938144821471" table:formula="of:=[.R269]*[.R$2]+[.$A270]*(1-[.R$2])" table:style-name="ce1">
            <text:p>91.76193814</text:p>
          </table:table-cell>
          <table:table-cell office:value-type="float" office:value="89.982763262456217" table:formula="of:=[.S269]*[.S$2]+[.$A270]*(1-[.S$2])" table:style-name="ce1">
            <text:p>89.98276326</text:p>
          </table:table-cell>
          <table:table-cell office:value-type="float" office:value="86.070362766785195" table:formula="of:=[.T269]*[.T$2]+[.$A270]*(1-[.T$2])" table:style-name="ce1">
            <text:p>86.07036277</text:p>
          </table:table-cell>
          <table:table-cell office:value-type="float" office:value="80.557738856565933" table:formula="of:=[.U269]*[.U$2]+[.$A270]*(1-[.U$2])" table:style-name="ce1">
            <text:p>80.55773886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270]*[.B$2]+[.$A271]*(1-[.B$2])" table:style-name="ce1">
            <text:p>72.588</text:p>
          </table:table-cell>
          <table:table-cell office:value-type="float" office:value="73.337005127870015" table:formula="of:=[.C270]*[.C$2]+[.$A271]*(1-[.C$2])" table:style-name="ce1">
            <text:p>73.33700513</text:p>
          </table:table-cell>
          <table:table-cell office:value-type="float" office:value="74.074147219470603" table:formula="of:=[.D270]*[.D$2]+[.$A271]*(1-[.D$2])" table:style-name="ce1">
            <text:p>74.07414722</text:p>
          </table:table-cell>
          <table:table-cell office:value-type="float" office:value="74.80470840899595" table:formula="of:=[.E270]*[.E$2]+[.$A271]*(1-[.E$2])" table:style-name="ce1">
            <text:p>74.80470841</text:p>
          </table:table-cell>
          <table:table-cell office:value-type="float" office:value="75.536817103048918" table:formula="of:=[.F270]*[.F$2]+[.$A271]*(1-[.F$2])" table:style-name="ce1">
            <text:p>75.5368171</text:p>
          </table:table-cell>
          <table:table-cell office:value-type="float" office:value="76.282005003387496" table:formula="of:=[.G270]*[.G$2]+[.$A271]*(1-[.G$2])" table:style-name="ce1">
            <text:p>76.282005</text:p>
          </table:table-cell>
          <table:table-cell office:value-type="float" office:value="77.055484468672674" table:formula="of:=[.H270]*[.H$2]+[.$A271]*(1-[.H$2])" table:style-name="ce1">
            <text:p>77.05548447</text:p>
          </table:table-cell>
          <table:table-cell office:value-type="float" office:value="77.87596750044338" table:formula="of:=[.I270]*[.I$2]+[.$A271]*(1-[.I$2])" table:style-name="ce1">
            <text:p>77.8759675</text:p>
          </table:table-cell>
          <table:table-cell office:value-type="float" office:value="78.764777420159348" table:formula="of:=[.J270]*[.J$2]+[.$A271]*(1-[.J$2])" table:style-name="ce1">
            <text:p>78.76477742</text:p>
          </table:table-cell>
          <table:table-cell office:value-type="float" office:value="79.743907513686253" table:formula="of:=[.K270]*[.K$2]+[.$A271]*(1-[.K$2])" table:style-name="ce1">
            <text:p>79.74390751</text:p>
          </table:table-cell>
          <table:table-cell office:value-type="float" office:value="80.832539032188691" table:formula="of:=[.L270]*[.L$2]+[.$A271]*(1-[.L$2])" table:style-name="ce1">
            <text:p>80.83253903</text:p>
          </table:table-cell>
          <table:table-cell office:value-type="float" office:value="82.041306642123033" table:formula="of:=[.M270]*[.M$2]+[.$A271]*(1-[.M$2])" table:style-name="ce1">
            <text:p>82.04130664</text:p>
          </table:table-cell>
          <table:table-cell office:value-type="float" office:value="83.363216521668079" table:formula="of:=[.N270]*[.N$2]+[.$A271]*(1-[.N$2])" table:style-name="ce1">
            <text:p>83.36321652</text:p>
          </table:table-cell>
          <table:table-cell office:value-type="float" office:value="84.759401633155903" table:formula="of:=[.O270]*[.O$2]+[.$A271]*(1-[.O$2])" table:style-name="ce1">
            <text:p>84.75940163</text:p>
          </table:table-cell>
          <table:table-cell office:value-type="float" office:value="86.136367540487811" table:formula="of:=[.P270]*[.P$2]+[.$A271]*(1-[.P$2])" table:style-name="ce1">
            <text:p>86.13636754</text:p>
          </table:table-cell>
          <table:table-cell office:value-type="float" office:value="87.307858583569612" table:formula="of:=[.Q270]*[.Q$2]+[.$A271]*(1-[.Q$2])" table:style-name="ce1">
            <text:p>87.30785858</text:p>
          </table:table-cell>
          <table:table-cell office:value-type="float" office:value="87.927150515857178" table:formula="of:=[.R270]*[.R$2]+[.$A271]*(1-[.R$2])" table:style-name="ce1">
            <text:p>87.92715052</text:p>
          </table:table-cell>
          <table:table-cell office:value-type="float" office:value="87.373548773087776" table:formula="of:=[.S270]*[.S$2]+[.$A271]*(1-[.S$2])" table:style-name="ce1">
            <text:p>87.37354877</text:p>
          </table:table-cell>
          <table:table-cell office:value-type="float" office:value="84.722126490106675" table:formula="of:=[.T270]*[.T$2]+[.$A271]*(1-[.T$2])" table:style-name="ce1">
            <text:p>84.72212649</text:p>
          </table:table-cell>
          <table:table-cell office:value-type="float" office:value="80.159251913737634" table:formula="of:=[.U270]*[.U$2]+[.$A271]*(1-[.U$2])" table:style-name="ce1">
            <text:p>80.15925191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271]*[.B$2]+[.$A272]*(1-[.B$2])" table:style-name="ce1">
            <text:p>72.588</text:p>
          </table:table-cell>
          <table:table-cell office:value-type="float" office:value="72.625450256393492" table:formula="of:=[.C271]*[.C$2]+[.$A272]*(1-[.C$2])" table:style-name="ce1">
            <text:p>72.62545026</text:p>
          </table:table-cell>
          <table:table-cell office:value-type="float" office:value="72.736614721947063" table:formula="of:=[.D271]*[.D$2]+[.$A272]*(1-[.D$2])" table:style-name="ce1">
            <text:p>72.73661472</text:p>
          </table:table-cell>
          <table:table-cell office:value-type="float" office:value="72.920506261349388" table:formula="of:=[.E271]*[.E$2]+[.$A272]*(1-[.E$2])" table:style-name="ce1">
            <text:p>72.92050626</text:p>
          </table:table-cell>
          <table:table-cell office:value-type="float" office:value="73.177763420609779" table:formula="of:=[.F271]*[.F$2]+[.$A272]*(1-[.F$2])" table:style-name="ce1">
            <text:p>73.17776342</text:p>
          </table:table-cell>
          <table:table-cell office:value-type="float" office:value="73.511501250846862" table:formula="of:=[.G271]*[.G$2]+[.$A272]*(1-[.G$2])" table:style-name="ce1">
            <text:p>73.51150125</text:p>
          </table:table-cell>
          <table:table-cell office:value-type="float" office:value="73.928245340601791" table:formula="of:=[.H271]*[.H$2]+[.$A272]*(1-[.H$2])" table:style-name="ce1">
            <text:p>73.92824534</text:p>
          </table:table-cell>
          <table:table-cell office:value-type="float" office:value="74.438788625155183" table:formula="of:=[.I271]*[.I$2]+[.$A272]*(1-[.I$2])" table:style-name="ce1">
            <text:p>74.43878863</text:p>
          </table:table-cell>
          <table:table-cell office:value-type="float" office:value="75.058710968063735" table:formula="of:=[.J271]*[.J$2]+[.$A272]*(1-[.J$2])" table:style-name="ce1">
            <text:p>75.05871097</text:p>
          </table:table-cell>
          <table:table-cell office:value-type="float" office:value="75.808158381158819" table:formula="of:=[.K271]*[.K$2]+[.$A272]*(1-[.K$2])" table:style-name="ce1">
            <text:p>75.80815838</text:p>
          </table:table-cell>
          <table:table-cell office:value-type="float" office:value="76.710269516094343" table:formula="of:=[.L271]*[.L$2]+[.$A272]*(1-[.L$2])" table:style-name="ce1">
            <text:p>76.71026952</text:p>
          </table:table-cell>
          <table:table-cell office:value-type="float" office:value="77.787318653167659" table:formula="of:=[.M271]*[.M$2]+[.$A272]*(1-[.M$2])" table:style-name="ce1">
            <text:p>77.78731865</text:p>
          </table:table-cell>
          <table:table-cell office:value-type="float" office:value="79.053129913000845" table:formula="of:=[.N271]*[.N$2]+[.$A272]*(1-[.N$2])" table:style-name="ce1">
            <text:p>79.05312991</text:p>
          </table:table-cell>
          <table:table-cell office:value-type="float" office:value="80.499411061551328" table:formula="of:=[.O271]*[.O$2]+[.$A272]*(1-[.O$2])" table:style-name="ce1">
            <text:p>80.49941106</text:p>
          </table:table-cell>
          <table:table-cell office:value-type="float" office:value="82.071857278341469" table:formula="of:=[.P271]*[.P$2]+[.$A272]*(1-[.P$2])" table:style-name="ce1">
            <text:p>82.07185728</text:p>
          </table:table-cell>
          <table:table-cell office:value-type="float" office:value="83.627893937677214" table:formula="of:=[.Q271]*[.Q$2]+[.$A272]*(1-[.Q$2])" table:style-name="ce1">
            <text:p>83.62789394</text:p>
          </table:table-cell>
          <table:table-cell office:value-type="float" office:value="84.859320412685747" table:formula="of:=[.R271]*[.R$2]+[.$A272]*(1-[.R$2])" table:style-name="ce1">
            <text:p>84.85932041</text:p>
          </table:table-cell>
          <table:table-cell office:value-type="float" office:value="85.155716457124612" table:formula="of:=[.S271]*[.S$2]+[.$A272]*(1-[.S$2])" table:style-name="ce1">
            <text:p>85.15571646</text:p>
          </table:table-cell>
          <table:table-cell office:value-type="float" office:value="83.508713841095997" table:formula="of:=[.T271]*[.T$2]+[.$A272]*(1-[.T$2])" table:style-name="ce1">
            <text:p>83.50871384</text:p>
          </table:table-cell>
          <table:table-cell office:value-type="float" office:value="79.780689318050747" table:formula="of:=[.U271]*[.U$2]+[.$A272]*(1-[.U$2])" table:style-name="ce1">
            <text:p>79.78068932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272]*[.B$2]+[.$A273]*(1-[.B$2])" table:style-name="ce1">
            <text:p>75.6125</text:p>
          </table:table-cell>
          <table:table-cell office:value-type="float" office:value="75.463147512819674" table:formula="of:=[.C272]*[.C$2]+[.$A273]*(1-[.C$2])" table:style-name="ce1">
            <text:p>75.46314751</text:p>
          </table:table-cell>
          <table:table-cell office:value-type="float" office:value="75.3249114721947" table:formula="of:=[.D272]*[.D$2]+[.$A273]*(1-[.D$2])" table:style-name="ce1">
            <text:p>75.32491147</text:p>
          </table:table-cell>
          <table:table-cell office:value-type="float" office:value="75.208700939202402" table:formula="of:=[.E272]*[.E$2]+[.$A273]*(1-[.E$2])" table:style-name="ce1">
            <text:p>75.20870094</text:p>
          </table:table-cell>
          <table:table-cell office:value-type="float" office:value="75.125552684121956" table:formula="of:=[.F272]*[.F$2]+[.$A273]*(1-[.F$2])" table:style-name="ce1">
            <text:p>75.12555268</text:p>
          </table:table-cell>
          <table:table-cell office:value-type="float" office:value="75.087250312711717" table:formula="of:=[.G272]*[.G$2]+[.$A273]*(1-[.G$2])" table:style-name="ce1">
            <text:p>75.08725031</text:p>
          </table:table-cell>
          <table:table-cell office:value-type="float" office:value="75.107223602180525" table:formula="of:=[.H272]*[.H$2]+[.$A273]*(1-[.H$2])" table:style-name="ce1">
            <text:p>75.1072236</text:p>
          </table:table-cell>
          <table:table-cell office:value-type="float" office:value="75.201701018804314" table:formula="of:=[.I272]*[.I$2]+[.$A273]*(1-[.I$2])" table:style-name="ce1">
            <text:p>75.20170102</text:p>
          </table:table-cell>
          <table:table-cell office:value-type="float" office:value="75.390984387225501" table:formula="of:=[.J272]*[.J$2]+[.$A273]*(1-[.J$2])" table:style-name="ce1">
            <text:p>75.39098439</text:p>
          </table:table-cell>
          <table:table-cell office:value-type="float" office:value="75.700546271521461" table:formula="of:=[.K272]*[.K$2]+[.$A273]*(1-[.K$2])" table:style-name="ce1">
            <text:p>75.70054627</text:p>
          </table:table-cell>
          <table:table-cell office:value-type="float" office:value="76.161384758047177" table:formula="of:=[.L272]*[.L$2]+[.$A273]*(1-[.L$2])" table:style-name="ce1">
            <text:p>76.16138476</text:p>
          </table:table-cell>
          <table:table-cell office:value-type="float" office:value="76.808650259242214" table:formula="of:=[.M272]*[.M$2]+[.$A273]*(1-[.M$2])" table:style-name="ce1">
            <text:p>76.80865026</text:p>
          </table:table-cell>
          <table:table-cell office:value-type="float" office:value="77.676877947800506" table:formula="of:=[.N272]*[.N$2]+[.$A273]*(1-[.N$2])" table:style-name="ce1">
            <text:p>77.67687795</text:p>
          </table:table-cell>
          <table:table-cell office:value-type="float" office:value="78.788992190008372" table:formula="of:=[.O272]*[.O$2]+[.$A273]*(1-[.O$2])" table:style-name="ce1">
            <text:p>78.78899219</text:p>
          </table:table-cell>
          <table:table-cell office:value-type="float" office:value="80.134050094839026" table:formula="of:=[.P272]*[.P$2]+[.$A273]*(1-[.P$2])" table:style-name="ce1">
            <text:p>80.13405009</text:p>
          </table:table-cell>
          <table:table-cell office:value-type="float" office:value="81.624045453257907" table:formula="of:=[.Q272]*[.Q$2]+[.$A273]*(1-[.Q$2])" table:style-name="ce1">
            <text:p>81.62404545</text:p>
          </table:table-cell>
          <table:table-cell office:value-type="float" office:value="83.009956330148597" table:formula="of:=[.R272]*[.R$2]+[.$A273]*(1-[.R$2])" table:style-name="ce1">
            <text:p>83.00995633</text:p>
          </table:table-cell>
          <table:table-cell office:value-type="float" office:value="83.724233988555923" table:formula="of:=[.S272]*[.S$2]+[.$A273]*(1-[.S$2])" table:style-name="ce1">
            <text:p>83.72423399</text:p>
          </table:table-cell>
          <table:table-cell office:value-type="float" office:value="82.719092456986402" table:formula="of:=[.T272]*[.T$2]+[.$A273]*(1-[.T$2])" table:style-name="ce1">
            <text:p>82.71909246</text:p>
          </table:table-cell>
          <table:table-cell office:value-type="float" office:value="79.572279852148213" table:formula="of:=[.U272]*[.U$2]+[.$A273]*(1-[.U$2])" table:style-name="ce1">
            <text:p>79.57227985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273]*[.B$2]+[.$A274]*(1-[.B$2])" table:style-name="ce1">
            <text:p>75.6125</text:p>
          </table:table-cell>
          <table:table-cell office:value-type="float" office:value="75.605032375640974" table:formula="of:=[.C273]*[.C$2]+[.$A274]*(1-[.C$2])" table:style-name="ce1">
            <text:p>75.60503238</text:p>
          </table:table-cell>
          <table:table-cell office:value-type="float" office:value="75.58374114721947" table:formula="of:=[.D273]*[.D$2]+[.$A274]*(1-[.D$2])" table:style-name="ce1">
            <text:p>75.58374115</text:p>
          </table:table-cell>
          <table:table-cell office:value-type="float" office:value="75.551930140880359" table:formula="of:=[.E273]*[.E$2]+[.$A274]*(1-[.E$2])" table:style-name="ce1">
            <text:p>75.55193014</text:p>
          </table:table-cell>
          <table:table-cell office:value-type="float" office:value="75.515110536824395" table:formula="of:=[.F273]*[.F$2]+[.$A274]*(1-[.F$2])" table:style-name="ce1">
            <text:p>75.51511054</text:p>
          </table:table-cell>
          <table:table-cell office:value-type="float" office:value="75.481187578177924" table:formula="of:=[.G273]*[.G$2]+[.$A274]*(1-[.G$2])" table:style-name="ce1">
            <text:p>75.48118758</text:p>
          </table:table-cell>
          <table:table-cell office:value-type="float" office:value="75.460917080654156" table:formula="of:=[.H273]*[.H$2]+[.$A274]*(1-[.H$2])" table:style-name="ce1">
            <text:p>75.46091708</text:p>
          </table:table-cell>
          <table:table-cell office:value-type="float" office:value="75.468720356581514" table:formula="of:=[.I273]*[.I$2]+[.$A274]*(1-[.I$2])" table:style-name="ce1">
            <text:p>75.46872036</text:p>
          </table:table-cell>
          <table:table-cell office:value-type="float" office:value="75.523893754890196" table:formula="of:=[.J273]*[.J$2]+[.$A274]*(1-[.J$2])" table:style-name="ce1">
            <text:p>75.52389375</text:p>
          </table:table-cell>
          <table:table-cell office:value-type="float" office:value="75.652120822184656" table:formula="of:=[.K273]*[.K$2]+[.$A274]*(1-[.K$2])" table:style-name="ce1">
            <text:p>75.65212082</text:p>
          </table:table-cell>
          <table:table-cell office:value-type="float" office:value="75.886942379023594" table:formula="of:=[.L273]*[.L$2]+[.$A274]*(1-[.L$2])" table:style-name="ce1">
            <text:p>75.88694238</text:p>
          </table:table-cell>
          <table:table-cell office:value-type="float" office:value="76.270382642583229" table:formula="of:=[.M273]*[.M$2]+[.$A274]*(1-[.M$2])" table:style-name="ce1">
            <text:p>76.27038264</text:p>
          </table:table-cell>
          <table:table-cell office:value-type="float" office:value="76.851126768680302" table:formula="of:=[.N273]*[.N$2]+[.$A274]*(1-[.N$2])" table:style-name="ce1">
            <text:p>76.85112677</text:p>
          </table:table-cell>
          <table:table-cell office:value-type="float" office:value="77.677219923505447" table:formula="of:=[.O273]*[.O$2]+[.$A274]*(1-[.O$2])" table:style-name="ce1">
            <text:p>77.67721992</text:p>
          </table:table-cell>
          <table:table-cell office:value-type="float" office:value="78.777585066387317" table:formula="of:=[.P273]*[.P$2]+[.$A274]*(1-[.P$2])" table:style-name="ce1">
            <text:p>78.77758507</text:p>
          </table:table-cell>
          <table:table-cell office:value-type="float" office:value="80.121159089943433" table:formula="of:=[.Q273]*[.Q$2]+[.$A274]*(1-[.Q$2])" table:style-name="ce1">
            <text:p>80.12115909</text:p>
          </table:table-cell>
          <table:table-cell office:value-type="float" office:value="81.530465064118886" table:formula="of:=[.R273]*[.R$2]+[.$A274]*(1-[.R$2])" table:style-name="ce1">
            <text:p>81.53046506</text:p>
          </table:table-cell>
          <table:table-cell office:value-type="float" office:value="82.507473890272536" table:formula="of:=[.S273]*[.S$2]+[.$A274]*(1-[.S$2])" table:style-name="ce1">
            <text:p>82.50747389</text:p>
          </table:table-cell>
          <table:table-cell office:value-type="float" office:value="82.008433211287766" table:formula="of:=[.T273]*[.T$2]+[.$A274]*(1-[.T$2])" table:style-name="ce1">
            <text:p>82.00843321</text:p>
          </table:table-cell>
          <table:table-cell office:value-type="float" office:value="79.374290859540807" table:formula="of:=[.U273]*[.U$2]+[.$A274]*(1-[.U$2])" table:style-name="ce1">
            <text:p>79.37429086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274]*[.B$2]+[.$A275]*(1-[.B$2])" table:style-name="ce1">
            <text:p>93.7595</text:p>
          </table:table-cell>
          <table:table-cell office:value-type="float" office:value="92.85177661878204" table:formula="of:=[.C274]*[.C$2]+[.$A275]*(1-[.C$2])" table:style-name="ce1">
            <text:p>92.85177662</text:p>
          </table:table-cell>
          <table:table-cell office:value-type="float" office:value="91.941924114721942" table:formula="of:=[.D274]*[.D$2]+[.$A275]*(1-[.D$2])" table:style-name="ce1">
            <text:p>91.94192411</text:p>
          </table:table-cell>
          <table:table-cell office:value-type="float" office:value="91.028364521132062" table:formula="of:=[.E274]*[.E$2]+[.$A275]*(1-[.E$2])" table:style-name="ce1">
            <text:p>91.02836452</text:p>
          </table:table-cell>
          <table:table-cell office:value-type="float" office:value="90.11062210736489" table:formula="of:=[.F274]*[.F$2]+[.$A275]*(1-[.F$2])" table:style-name="ce1">
            <text:p>90.11062211</text:p>
          </table:table-cell>
          <table:table-cell office:value-type="float" office:value="89.189921894544483" table:formula="of:=[.G274]*[.G$2]+[.$A275]*(1-[.G$2])" table:style-name="ce1">
            <text:p>89.18992189</text:p>
          </table:table-cell>
          <table:table-cell office:value-type="float" office:value="88.269925124196234" table:formula="of:=[.H274]*[.H$2]+[.$A275]*(1-[.H$2])" table:style-name="ce1">
            <text:p>88.26992512</text:p>
          </table:table-cell>
          <table:table-cell office:value-type="float" office:value="87.357727124803532" table:formula="of:=[.I274]*[.I$2]+[.$A275]*(1-[.I$2])" table:style-name="ce1">
            <text:p>87.35772712</text:p>
          </table:table-cell>
          <table:table-cell office:value-type="float" office:value="86.465257501956074" table:formula="of:=[.J274]*[.J$2]+[.$A275]*(1-[.J$2])" table:style-name="ce1">
            <text:p>86.4652575</text:p>
          </table:table-cell>
          <table:table-cell office:value-type="float" office:value="85.611179369983091" table:formula="of:=[.K274]*[.K$2]+[.$A275]*(1-[.K$2])" table:style-name="ce1">
            <text:p>85.61117937</text:p>
          </table:table-cell>
          <table:table-cell office:value-type="float" office:value="84.823221189511798" table:formula="of:=[.L274]*[.L$2]+[.$A275]*(1-[.L$2])" table:style-name="ce1">
            <text:p>84.82322119</text:p>
          </table:table-cell>
          <table:table-cell office:value-type="float" office:value="84.14048545342078" table:formula="of:=[.M274]*[.M$2]+[.$A275]*(1-[.M$2])" table:style-name="ce1">
            <text:p>84.14048545</text:p>
          </table:table-cell>
          <table:table-cell office:value-type="float" office:value="83.614476061208194" table:formula="of:=[.N274]*[.N$2]+[.$A275]*(1-[.N$2])" table:style-name="ce1">
            <text:p>83.61447606</text:p>
          </table:table-cell>
          <table:table-cell office:value-type="float" office:value="83.306017950278545" table:formula="of:=[.O274]*[.O$2]+[.$A275]*(1-[.O$2])" table:style-name="ce1">
            <text:p>83.30601795</text:p>
          </table:table-cell>
          <table:table-cell office:value-type="float" office:value="83.27215954647113" table:formula="of:=[.P274]*[.P$2]+[.$A275]*(1-[.P$2])" table:style-name="ce1">
            <text:p>83.27215955</text:p>
          </table:table-cell>
          <table:table-cell office:value-type="float" office:value="83.530744317457575" table:formula="of:=[.Q274]*[.Q$2]+[.$A275]*(1-[.Q$2])" table:style-name="ce1">
            <text:p>83.53074432</text:p>
          </table:table-cell>
          <table:table-cell office:value-type="float" office:value="83.976272051295098" table:formula="of:=[.R274]*[.R$2]+[.$A275]*(1-[.R$2])" table:style-name="ce1">
            <text:p>83.97627205</text:p>
          </table:table-cell>
          <table:table-cell office:value-type="float" office:value="84.195277806731653" table:formula="of:=[.S274]*[.S$2]+[.$A275]*(1-[.S$2])" table:style-name="ce1">
            <text:p>84.19527781</text:p>
          </table:table-cell>
          <table:table-cell office:value-type="float" office:value="83.183539890158997" table:formula="of:=[.T274]*[.T$2]+[.$A275]*(1-[.T$2])" table:style-name="ce1">
            <text:p>83.18353989</text:p>
          </table:table-cell>
          <table:table-cell office:value-type="float" office:value="80.093551316563776" table:formula="of:=[.U274]*[.U$2]+[.$A275]*(1-[.U$2])" table:style-name="ce1">
            <text:p>80.09355132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275]*[.B$2]+[.$A276]*(1-[.B$2])" table:style-name="ce1">
            <text:p>87.7105</text:p>
          </table:table-cell>
          <table:table-cell office:value-type="float" office:value="87.967563830939099" table:formula="of:=[.C275]*[.C$2]+[.$A276]*(1-[.C$2])" table:style-name="ce1">
            <text:p>87.96756383</text:p>
          </table:table-cell>
          <table:table-cell office:value-type="float" office:value="88.133642411472181" table:formula="of:=[.D275]*[.D$2]+[.$A276]*(1-[.D$2])" table:style-name="ce1">
            <text:p>88.13364241</text:p>
          </table:table-cell>
          <table:table-cell office:value-type="float" office:value="88.208179678169799" table:formula="of:=[.E275]*[.E$2]+[.$A276]*(1-[.E$2])" table:style-name="ce1">
            <text:p>88.20817968</text:p>
          </table:table-cell>
          <table:table-cell office:value-type="float" office:value="88.190524421472986" table:formula="of:=[.F275]*[.F$2]+[.$A276]*(1-[.F$2])" table:style-name="ce1">
            <text:p>88.19052442</text:p>
          </table:table-cell>
          <table:table-cell office:value-type="float" office:value="88.080355473636104" table:formula="of:=[.G275]*[.G$2]+[.$A276]*(1-[.G$2])" table:style-name="ce1">
            <text:p>88.08035547</text:p>
          </table:table-cell>
          <table:table-cell office:value-type="float" office:value="87.878327537258869" table:formula="of:=[.H275]*[.H$2]+[.$A276]*(1-[.H$2])" table:style-name="ce1">
            <text:p>87.87832754</text:p>
          </table:table-cell>
          <table:table-cell office:value-type="float" office:value="87.587029493681229" table:formula="of:=[.I275]*[.I$2]+[.$A276]*(1-[.I$2])" table:style-name="ce1">
            <text:p>87.58702949</text:p>
          </table:table-cell>
          <table:table-cell office:value-type="float" office:value="87.212403000782416" table:formula="of:=[.J275]*[.J$2]+[.$A276]*(1-[.J$2])" table:style-name="ce1">
            <text:p>87.212403</text:p>
          </table:table-cell>
          <table:table-cell office:value-type="float" office:value="86.765805716492395" table:formula="of:=[.K275]*[.K$2]+[.$A276]*(1-[.K$2])" table:style-name="ce1">
            <text:p>86.76580572</text:p>
          </table:table-cell>
          <table:table-cell office:value-type="float" office:value="86.266860594755897" table:formula="of:=[.L275]*[.L$2]+[.$A276]*(1-[.L$2])" table:style-name="ce1">
            <text:p>86.26686059</text:p>
          </table:table-cell>
          <table:table-cell office:value-type="float" office:value="85.746991999381436" table:formula="of:=[.M275]*[.M$2]+[.$A276]*(1-[.M$2])" table:style-name="ce1">
            <text:p>85.746992</text:p>
          </table:table-cell>
          <table:table-cell office:value-type="float" office:value="85.252885636724926" table:formula="of:=[.N275]*[.N$2]+[.$A276]*(1-[.N$2])" table:style-name="ce1">
            <text:p>85.25288564</text:p>
          </table:table-cell>
          <table:table-cell office:value-type="float" office:value="84.847586667681057" table:formula="of:=[.O275]*[.O$2]+[.$A276]*(1-[.O$2])" table:style-name="ce1">
            <text:p>84.84758667</text:p>
          </table:table-cell>
          <table:table-cell office:value-type="float" office:value="84.60366168252979" table:formula="of:=[.P275]*[.P$2]+[.$A276]*(1-[.P$2])" table:style-name="ce1">
            <text:p>84.60366168</text:p>
          </table:table-cell>
          <table:table-cell office:value-type="float" office:value="84.575683238093177" table:formula="of:=[.Q275]*[.Q$2]+[.$A276]*(1-[.Q$2])" table:style-name="ce1">
            <text:p>84.57568324</text:p>
          </table:table-cell>
          <table:table-cell office:value-type="float" office:value="84.723117641036069" table:formula="of:=[.R275]*[.R$2]+[.$A276]*(1-[.R$2])" table:style-name="ce1">
            <text:p>84.72311764</text:p>
          </table:table-cell>
          <table:table-cell office:value-type="float" office:value="84.722561135721904" table:formula="of:=[.S275]*[.S$2]+[.$A276]*(1-[.S$2])" table:style-name="ce1">
            <text:p>84.72256114</text:p>
          </table:table-cell>
          <table:table-cell office:value-type="float" office:value="83.636235901143095" table:formula="of:=[.T275]*[.T$2]+[.$A276]*(1-[.T$2])" table:style-name="ce1">
            <text:p>83.6362359</text:p>
          </table:table-cell>
          <table:table-cell office:value-type="float" office:value="80.474398750735588" table:formula="of:=[.U275]*[.U$2]+[.$A276]*(1-[.U$2])" table:style-name="ce1">
            <text:p>80.47439875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276]*[.B$2]+[.$A277]*(1-[.B$2])" table:style-name="ce1">
            <text:p>87.7105</text:p>
          </table:table-cell>
          <table:table-cell office:value-type="float" office:value="87.723353191546948" table:formula="of:=[.C276]*[.C$2]+[.$A277]*(1-[.C$2])" table:style-name="ce1">
            <text:p>87.72335319</text:p>
          </table:table-cell>
          <table:table-cell office:value-type="float" office:value="87.752814241147206" table:formula="of:=[.D276]*[.D$2]+[.$A277]*(1-[.D$2])" table:style-name="ce1">
            <text:p>87.75281424</text:p>
          </table:table-cell>
          <table:table-cell office:value-type="float" office:value="87.785151951725467" table:formula="of:=[.E276]*[.E$2]+[.$A277]*(1-[.E$2])" table:style-name="ce1">
            <text:p>87.78515195</text:p>
          </table:table-cell>
          <table:table-cell office:value-type="float" office:value="87.806504884294611" table:formula="of:=[.F276]*[.F$2]+[.$A277]*(1-[.F$2])" table:style-name="ce1">
            <text:p>87.80650488</text:p>
          </table:table-cell>
          <table:table-cell office:value-type="float" office:value="87.802963868409023" table:formula="of:=[.G276]*[.G$2]+[.$A277]*(1-[.G$2])" table:style-name="ce1">
            <text:p>87.80296387</text:p>
          </table:table-cell>
          <table:table-cell office:value-type="float" office:value="87.760848261177657" table:formula="of:=[.H276]*[.H$2]+[.$A277]*(1-[.H$2])" table:style-name="ce1">
            <text:p>87.76084826</text:p>
          </table:table-cell>
          <table:table-cell office:value-type="float" office:value="87.66728532278843" table:formula="of:=[.I276]*[.I$2]+[.$A277]*(1-[.I$2])" table:style-name="ce1">
            <text:p>87.66728532</text:p>
          </table:table-cell>
          <table:table-cell office:value-type="float" office:value="87.511261200312958" table:formula="of:=[.J276]*[.J$2]+[.$A277]*(1-[.J$2])" table:style-name="ce1">
            <text:p>87.5112612</text:p>
          </table:table-cell>
          <table:table-cell office:value-type="float" office:value="87.28538757242157" table:formula="of:=[.K276]*[.K$2]+[.$A277]*(1-[.K$2])" table:style-name="ce1">
            <text:p>87.28538757</text:p>
          </table:table-cell>
          <table:table-cell office:value-type="float" office:value="86.988680297377954" table:formula="of:=[.L276]*[.L$2]+[.$A277]*(1-[.L$2])" table:style-name="ce1">
            <text:p>86.9886803</text:p>
          </table:table-cell>
          <table:table-cell office:value-type="float" office:value="86.630570599659791" table:formula="of:=[.M276]*[.M$2]+[.$A277]*(1-[.M$2])" table:style-name="ce1">
            <text:p>86.6305706</text:p>
          </table:table-cell>
          <table:table-cell office:value-type="float" office:value="86.235931382034948" table:formula="of:=[.N276]*[.N$2]+[.$A277]*(1-[.N$2])" table:style-name="ce1">
            <text:p>86.23593138</text:p>
          </table:table-cell>
          <table:table-cell office:value-type="float" office:value="85.849606333992682" table:formula="of:=[.O276]*[.O$2]+[.$A277]*(1-[.O$2])" table:style-name="ce1">
            <text:p>85.84960633</text:p>
          </table:table-cell>
          <table:table-cell office:value-type="float" office:value="85.535713177770859" table:formula="of:=[.P276]*[.P$2]+[.$A277]*(1-[.P$2])" table:style-name="ce1">
            <text:p>85.53571318</text:p>
          </table:table-cell>
          <table:table-cell office:value-type="float" office:value="85.359387428569875" table:formula="of:=[.Q276]*[.Q$2]+[.$A277]*(1-[.Q$2])" table:style-name="ce1">
            <text:p>85.35938743</text:p>
          </table:table-cell>
          <table:table-cell office:value-type="float" office:value="85.320594112828843" table:formula="of:=[.R276]*[.R$2]+[.$A277]*(1-[.R$2])" table:style-name="ce1">
            <text:p>85.32059411</text:p>
          </table:table-cell>
          <table:table-cell office:value-type="float" office:value="85.170751965363621" table:formula="of:=[.S276]*[.S$2]+[.$A277]*(1-[.S$2])" table:style-name="ce1">
            <text:p>85.17075197</text:p>
          </table:table-cell>
          <table:table-cell office:value-type="float" office:value="84.043662311028797" table:formula="of:=[.T276]*[.T$2]+[.$A277]*(1-[.T$2])" table:style-name="ce1">
            <text:p>84.04366231</text:p>
          </table:table-cell>
          <table:table-cell office:value-type="float" office:value="80.836203813198807" table:formula="of:=[.U276]*[.U$2]+[.$A277]*(1-[.U$2])" table:style-name="ce1">
            <text:p>80.83620381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277]*[.B$2]+[.$A278]*(1-[.B$2])" table:style-name="ce1">
            <text:p>90.735</text:p>
          </table:table-cell>
          <table:table-cell office:value-type="float" office:value="90.584417659577355" table:formula="of:=[.C277]*[.C$2]+[.$A278]*(1-[.C$2])" table:style-name="ce1">
            <text:p>90.58441766</text:p>
          </table:table-cell>
          <table:table-cell office:value-type="float" office:value="90.436781424114727" table:formula="of:=[.D277]*[.D$2]+[.$A278]*(1-[.D$2])" table:style-name="ce1">
            <text:p>90.43678142</text:p>
          </table:table-cell>
          <table:table-cell office:value-type="float" office:value="90.292522792758817" table:formula="of:=[.E277]*[.E$2]+[.$A278]*(1-[.E$2])" table:style-name="ce1">
            <text:p>90.29252279</text:p>
          </table:table-cell>
          <table:table-cell office:value-type="float" office:value="90.149300976858939" table:formula="of:=[.F277]*[.F$2]+[.$A278]*(1-[.F$2])" table:style-name="ce1">
            <text:p>90.14930098</text:p>
          </table:table-cell>
          <table:table-cell office:value-type="float" office:value="90.001990967102245" table:formula="of:=[.G277]*[.G$2]+[.$A278]*(1-[.G$2])" table:style-name="ce1">
            <text:p>90.00199097</text:p>
          </table:table-cell>
          <table:table-cell office:value-type="float" office:value="89.842754478353299" table:formula="of:=[.H277]*[.H$2]+[.$A278]*(1-[.H$2])" table:style-name="ce1">
            <text:p>89.84275448</text:p>
          </table:table-cell>
          <table:table-cell office:value-type="float" office:value="89.661299862975952" table:formula="of:=[.I277]*[.I$2]+[.$A278]*(1-[.I$2])" table:style-name="ce1">
            <text:p>89.66129986</text:p>
          </table:table-cell>
          <table:table-cell office:value-type="float" office:value="89.44550448012518" table:formula="of:=[.J277]*[.J$2]+[.$A278]*(1-[.J$2])" table:style-name="ce1">
            <text:p>89.44550448</text:p>
          </table:table-cell>
          <table:table-cell office:value-type="float" office:value="89.182674407589715" table:formula="of:=[.K277]*[.K$2]+[.$A278]*(1-[.K$2])" table:style-name="ce1">
            <text:p>89.18267441</text:p>
          </table:table-cell>
          <table:table-cell office:value-type="float" office:value="88.86184014868897" table:formula="of:=[.L277]*[.L$2]+[.$A278]*(1-[.L$2])" table:style-name="ce1">
            <text:p>88.86184015</text:p>
          </table:table-cell>
          <table:table-cell office:value-type="float" office:value="88.47756382981288" table:formula="of:=[.M277]*[.M$2]+[.$A278]*(1-[.M$2])" table:style-name="ce1">
            <text:p>88.47756383</text:p>
          </table:table-cell>
          <table:table-cell office:value-type="float" office:value="88.035558829220975" table:formula="of:=[.N277]*[.N$2]+[.$A278]*(1-[.N$2])" table:style-name="ce1">
            <text:p>88.03555883</text:p>
          </table:table-cell>
          <table:table-cell office:value-type="float" office:value="87.559494117095241" table:formula="of:=[.O277]*[.O$2]+[.$A278]*(1-[.O$2])" table:style-name="ce1">
            <text:p>87.55949412</text:p>
          </table:table-cell>
          <table:table-cell office:value-type="float" office:value="87.095499224439607" table:formula="of:=[.P277]*[.P$2]+[.$A278]*(1-[.P$2])" table:style-name="ce1">
            <text:p>87.09549922</text:p>
          </table:table-cell>
          <table:table-cell office:value-type="float" office:value="86.703290571427402" table:formula="of:=[.Q277]*[.Q$2]+[.$A278]*(1-[.Q$2])" table:style-name="ce1">
            <text:p>86.70329057</text:p>
          </table:table-cell>
          <table:table-cell office:value-type="float" office:value="86.403475290263074" table:formula="of:=[.R277]*[.R$2]+[.$A278]*(1-[.R$2])" table:style-name="ce1">
            <text:p>86.40347529</text:p>
          </table:table-cell>
          <table:table-cell office:value-type="float" office:value="86.005389170559084" table:formula="of:=[.S277]*[.S$2]+[.$A278]*(1-[.S$2])" table:style-name="ce1">
            <text:p>86.00538917</text:p>
          </table:table-cell>
          <table:table-cell office:value-type="float" office:value="84.712796079925909" table:formula="of:=[.T277]*[.T$2]+[.$A278]*(1-[.T$2])" table:style-name="ce1">
            <text:p>84.71279608</text:p>
          </table:table-cell>
          <table:table-cell office:value-type="float" office:value="81.33114362253886" table:formula="of:=[.U277]*[.U$2]+[.$A278]*(1-[.U$2])" table:style-name="ce1">
            <text:p>81.33114362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278]*[.B$2]+[.$A279]*(1-[.B$2])" table:style-name="ce1">
            <text:p>102.833</text:p>
          </table:table-cell>
          <table:table-cell office:value-type="float" office:value="102.22057088297886" table:formula="of:=[.C278]*[.C$2]+[.$A279]*(1-[.C$2])" table:style-name="ce1">
            <text:p>102.2205709</text:p>
          </table:table-cell>
          <table:table-cell office:value-type="float" office:value="101.59337814241147" table:formula="of:=[.D278]*[.D$2]+[.$A279]*(1-[.D$2])" table:style-name="ce1">
            <text:p>101.5933781</text:p>
          </table:table-cell>
          <table:table-cell office:value-type="float" office:value="100.95192841891382" table:formula="of:=[.E278]*[.E$2]+[.$A279]*(1-[.E$2])" table:style-name="ce1">
            <text:p>100.9519284</text:p>
          </table:table-cell>
          <table:table-cell office:value-type="float" office:value="100.29626019537179" table:formula="of:=[.F278]*[.F$2]+[.$A279]*(1-[.F$2])" table:style-name="ce1">
            <text:p>100.2962602</text:p>
          </table:table-cell>
          <table:table-cell office:value-type="float" office:value="99.625247741775567" table:formula="of:=[.G278]*[.G$2]+[.$A279]*(1-[.G$2])" table:style-name="ce1">
            <text:p>99.62524774</text:p>
          </table:table-cell>
          <table:table-cell office:value-type="float" office:value="98.935926343505983" table:formula="of:=[.H278]*[.H$2]+[.$A279]*(1-[.H$2])" table:style-name="ce1">
            <text:p>98.93592634</text:p>
          </table:table-cell>
          <table:table-cell office:value-type="float" office:value="98.222904952041574" table:formula="of:=[.I278]*[.I$2]+[.$A279]*(1-[.I$2])" table:style-name="ce1">
            <text:p>98.22290495</text:p>
          </table:table-cell>
          <table:table-cell office:value-type="float" office:value="97.478001792050065" table:formula="of:=[.J278]*[.J$2]+[.$A279]*(1-[.J$2])" table:style-name="ce1">
            <text:p>97.47800179</text:p>
          </table:table-cell>
          <table:table-cell office:value-type="float" office:value="96.690353483415379" table:formula="of:=[.K278]*[.K$2]+[.$A279]*(1-[.K$2])" table:style-name="ce1">
            <text:p>96.69035348</text:p>
          </table:table-cell>
          <table:table-cell office:value-type="float" office:value="95.847420074344484" table:formula="of:=[.L278]*[.L$2]+[.$A279]*(1-[.L$2])" table:style-name="ce1">
            <text:p>95.84742007</text:p>
          </table:table-cell>
          <table:table-cell office:value-type="float" office:value="94.937510106397085" table:formula="of:=[.M278]*[.M$2]+[.$A279]*(1-[.M$2])" table:style-name="ce1">
            <text:p>94.93751011</text:p>
          </table:table-cell>
          <table:table-cell office:value-type="float" office:value="93.954535297532587" table:formula="of:=[.N278]*[.N$2]+[.$A279]*(1-[.N$2])" table:style-name="ce1">
            <text:p>93.9545353</text:p>
          </table:table-cell>
          <table:table-cell office:value-type="float" office:value="92.905221176111908" table:formula="of:=[.O278]*[.O$2]+[.$A279]*(1-[.O$2])" table:style-name="ce1">
            <text:p>92.90522118</text:p>
          </table:table-cell>
          <table:table-cell office:value-type="float" office:value="91.816749457107733" table:formula="of:=[.P278]*[.P$2]+[.$A279]*(1-[.P$2])" table:style-name="ce1">
            <text:p>91.81674946</text:p>
          </table:table-cell>
          <table:table-cell office:value-type="float" office:value="90.735717928570551" table:formula="of:=[.Q278]*[.Q$2]+[.$A279]*(1-[.Q$2])" table:style-name="ce1">
            <text:p>90.73571793</text:p>
          </table:table-cell>
          <table:table-cell office:value-type="float" office:value="89.689380232210453" table:formula="of:=[.R278]*[.R$2]+[.$A279]*(1-[.R$2])" table:style-name="ce1">
            <text:p>89.68938023</text:p>
          </table:table-cell>
          <table:table-cell office:value-type="float" office:value="88.529530794975216" table:formula="of:=[.S278]*[.S$2]+[.$A279]*(1-[.S$2])" table:style-name="ce1">
            <text:p>88.52953079</text:p>
          </table:table-cell>
          <table:table-cell office:value-type="float" office:value="86.52481647193332" table:formula="of:=[.T278]*[.T$2]+[.$A279]*(1-[.T$2])" table:style-name="ce1">
            <text:p>86.52481647</text:p>
          </table:table-cell>
          <table:table-cell office:value-type="float" office:value="82.406236441411906" table:formula="of:=[.U278]*[.U$2]+[.$A279]*(1-[.U$2])" table:style-name="ce1">
            <text:p>82.40623644</text:p>
          </table:table-cell>
          <table:table-cell table:number-columns-repeated="16363"/>
        </table:table-row>
        <table:table-row table:style-name="ro1">
          <table:table-cell office:value-type="float" office:value="105.857" table:style-name="ce1">
            <text:p>105.857</text:p>
          </table:table-cell>
          <table:table-cell office:value-type="float" office:value="105.857" table:formula="of:=[.B279]*[.B$2]+[.$A280]*(1-[.B$2])" table:style-name="ce1">
            <text:p>105.857</text:p>
          </table:table-cell>
          <table:table-cell office:value-type="float" office:value="105.67517854414893" table:formula="of:=[.C279]*[.C$2]+[.$A280]*(1-[.C$2])" table:style-name="ce1">
            <text:p>105.6751785</text:p>
          </table:table-cell>
          <table:table-cell office:value-type="float" office:value="105.43063781424115" table:formula="of:=[.D279]*[.D$2]+[.$A280]*(1-[.D$2])" table:style-name="ce1">
            <text:p>105.4306378</text:p>
          </table:table-cell>
          <table:table-cell office:value-type="float" office:value="105.12123926283707" table:formula="of:=[.E279]*[.E$2]+[.$A280]*(1-[.E$2])" table:style-name="ce1">
            <text:p>105.1212393</text:p>
          </table:table-cell>
          <table:table-cell office:value-type="float" office:value="104.74485203907437" table:formula="of:=[.F279]*[.F$2]+[.$A280]*(1-[.F$2])" table:style-name="ce1">
            <text:p>104.744852</text:p>
          </table:table-cell>
          <table:table-cell office:value-type="float" office:value="104.2990619354439" table:formula="of:=[.G279]*[.G$2]+[.$A280]*(1-[.G$2])" table:style-name="ce1">
            <text:p>104.2990619</text:p>
          </table:table-cell>
          <table:table-cell office:value-type="float" office:value="103.78067790305178" table:formula="of:=[.H279]*[.H$2]+[.$A280]*(1-[.H$2])" table:style-name="ce1">
            <text:p>103.7806779</text:p>
          </table:table-cell>
          <table:table-cell office:value-type="float" office:value="103.18506673321455" table:formula="of:=[.I279]*[.I$2]+[.$A280]*(1-[.I$2])" table:style-name="ce1">
            <text:p>103.1850667</text:p>
          </table:table-cell>
          <table:table-cell office:value-type="float" office:value="102.50540071682002" table:formula="of:=[.J279]*[.J$2]+[.$A280]*(1-[.J$2])" table:style-name="ce1">
            <text:p>102.5054007</text:p>
          </table:table-cell>
          <table:table-cell office:value-type="float" office:value="101.73200906753692" table:formula="of:=[.K279]*[.K$2]+[.$A280]*(1-[.K$2])" table:style-name="ce1">
            <text:p>101.7320091</text:p>
          </table:table-cell>
          <table:table-cell office:value-type="float" office:value="100.85221003717224" table:formula="of:=[.L279]*[.L$2]+[.$A280]*(1-[.L$2])" table:style-name="ce1">
            <text:p>100.85221</text:p>
          </table:table-cell>
          <table:table-cell office:value-type="float" office:value="99.851280558518397" table:formula="of:=[.M279]*[.M$2]+[.$A280]*(1-[.M$2])" table:style-name="ce1">
            <text:p>99.85128056</text:p>
          </table:table-cell>
          <table:table-cell office:value-type="float" office:value="98.715521178519552" table:formula="of:=[.N279]*[.N$2]+[.$A280]*(1-[.N$2])" table:style-name="ce1">
            <text:p>98.71552118</text:p>
          </table:table-cell>
          <table:table-cell office:value-type="float" office:value="97.438343764472734" table:formula="of:=[.O279]*[.O$2]+[.$A280]*(1-[.O$2])" table:style-name="ce1">
            <text:p>97.43834376</text:p>
          </table:table-cell>
          <table:table-cell office:value-type="float" office:value="96.028824619975424" table:formula="of:=[.P279]*[.P$2]+[.$A280]*(1-[.P$2])" table:style-name="ce1">
            <text:p>96.02882462</text:p>
          </table:table-cell>
          <table:table-cell office:value-type="float" office:value="94.516038446427899" table:formula="of:=[.Q279]*[.Q$2]+[.$A280]*(1-[.Q$2])" table:style-name="ce1">
            <text:p>94.51603845</text:p>
          </table:table-cell>
          <table:table-cell office:value-type="float" office:value="92.92290418576836" table:formula="of:=[.R279]*[.R$2]+[.$A280]*(1-[.R$2])" table:style-name="ce1">
            <text:p>92.92290419</text:p>
          </table:table-cell>
          <table:table-cell office:value-type="float" office:value="91.128651175728933" table:formula="of:=[.S279]*[.S$2]+[.$A280]*(1-[.S$2])" table:style-name="ce1">
            <text:p>91.12865118</text:p>
          </table:table-cell>
          <table:table-cell office:value-type="float" office:value="88.458034824739997" table:formula="of:=[.T279]*[.T$2]+[.$A280]*(1-[.T$2])" table:style-name="ce1">
            <text:p>88.45803482</text:p>
          </table:table-cell>
          <table:table-cell office:value-type="float" office:value="83.578774619341303" table:formula="of:=[.U279]*[.U$2]+[.$A280]*(1-[.U$2])" table:style-name="ce1">
            <text:p>83.57877462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280]*[.B$2]+[.$A281]*(1-[.B$2])" table:style-name="ce1">
            <text:p>111.906</text:p>
          </table:table-cell>
          <table:table-cell office:value-type="float" office:value="111.59445892720744" table:formula="of:=[.C280]*[.C$2]+[.$A281]*(1-[.C$2])" table:style-name="ce1">
            <text:p>111.5944589</text:p>
          </table:table-cell>
          <table:table-cell office:value-type="float" office:value="111.25846378142413" table:formula="of:=[.D280]*[.D$2]+[.$A281]*(1-[.D$2])" table:style-name="ce1">
            <text:p>111.2584638</text:p>
          </table:table-cell>
          <table:table-cell office:value-type="float" office:value="110.88828588942556" table:formula="of:=[.E280]*[.E$2]+[.$A281]*(1-[.E$2])" table:style-name="ce1">
            <text:p>110.8882859</text:p>
          </table:table-cell>
          <table:table-cell office:value-type="float" office:value="110.4737704078149" table:formula="of:=[.F280]*[.F$2]+[.$A281]*(1-[.F$2])" table:style-name="ce1">
            <text:p>110.4737704</text:p>
          </table:table-cell>
          <table:table-cell office:value-type="float" office:value="110.00426548386098" table:formula="of:=[.G280]*[.G$2]+[.$A281]*(1-[.G$2])" table:style-name="ce1">
            <text:p>110.0042655</text:p>
          </table:table-cell>
          <table:table-cell office:value-type="float" office:value="109.46840337091552" table:formula="of:=[.H280]*[.H$2]+[.$A281]*(1-[.H$2])" table:style-name="ce1">
            <text:p>109.4684034</text:p>
          </table:table-cell>
          <table:table-cell office:value-type="float" office:value="108.85367335662509" table:formula="of:=[.I280]*[.I$2]+[.$A281]*(1-[.I$2])" table:style-name="ce1">
            <text:p>108.8536734</text:p>
          </table:table-cell>
          <table:table-cell office:value-type="float" office:value="108.14576028672802" table:formula="of:=[.J280]*[.J$2]+[.$A281]*(1-[.J$2])" table:style-name="ce1">
            <text:p>108.1457603</text:p>
          </table:table-cell>
          <table:table-cell office:value-type="float" office:value="107.32770408039161" table:formula="of:=[.K280]*[.K$2]+[.$A281]*(1-[.K$2])" table:style-name="ce1">
            <text:p>107.3277041</text:p>
          </table:table-cell>
          <table:table-cell office:value-type="float" office:value="106.37910501858613" table:formula="of:=[.L280]*[.L$2]+[.$A281]*(1-[.L$2])" table:style-name="ce1">
            <text:p>106.379105</text:p>
          </table:table-cell>
          <table:table-cell office:value-type="float" office:value="105.27590430718513" table:formula="of:=[.M280]*[.M$2]+[.$A281]*(1-[.M$2])" table:style-name="ce1">
            <text:p>105.2759043</text:p>
          </table:table-cell>
          <table:table-cell office:value-type="float" office:value="103.99171270711173" table:formula="of:=[.N280]*[.N$2]+[.$A281]*(1-[.N$2])" table:style-name="ce1">
            <text:p>103.9917127</text:p>
          </table:table-cell>
          <table:table-cell office:value-type="float" office:value="102.50202344690729" table:formula="of:=[.O280]*[.O$2]+[.$A281]*(1-[.O$2])" table:style-name="ce1">
            <text:p>102.5020234</text:p>
          </table:table-cell>
          <table:table-cell office:value-type="float" office:value="100.79197723398281" table:formula="of:=[.P280]*[.P$2]+[.$A281]*(1-[.P$2])" table:style-name="ce1">
            <text:p>100.7919772</text:p>
          </table:table-cell>
          <table:table-cell office:value-type="float" office:value="98.863528834820926" table:formula="of:=[.Q280]*[.Q$2]+[.$A281]*(1-[.Q$2])" table:style-name="ce1">
            <text:p>98.86352883</text:p>
          </table:table-cell>
          <table:table-cell office:value-type="float" office:value="96.719523348614686" table:formula="of:=[.R280]*[.R$2]+[.$A281]*(1-[.R$2])" table:style-name="ce1">
            <text:p>96.71952335</text:p>
          </table:table-cell>
          <table:table-cell office:value-type="float" office:value="94.245253499369596" table:formula="of:=[.S280]*[.S$2]+[.$A281]*(1-[.S$2])" table:style-name="ce1">
            <text:p>94.2452535</text:p>
          </table:table-cell>
          <table:table-cell office:value-type="float" office:value="90.802831342266003" table:formula="of:=[.T280]*[.T$2]+[.$A281]*(1-[.T$2])" table:style-name="ce1">
            <text:p>90.80283134</text:p>
          </table:table-cell>
          <table:table-cell office:value-type="float" office:value="84.995135888374236" table:formula="of:=[.U280]*[.U$2]+[.$A281]*(1-[.U$2])" table:style-name="ce1">
            <text:p>84.99513589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281]*[.B$2]+[.$A282]*(1-[.B$2])" table:style-name="ce1">
            <text:p>102.833</text:p>
          </table:table-cell>
          <table:table-cell office:value-type="float" office:value="103.27107294636038" table:formula="of:=[.C281]*[.C$2]+[.$A282]*(1-[.C$2])" table:style-name="ce1">
            <text:p>103.2710729</text:p>
          </table:table-cell>
          <table:table-cell office:value-type="float" office:value="103.67554637814241" table:formula="of:=[.D281]*[.D$2]+[.$A282]*(1-[.D$2])" table:style-name="ce1">
            <text:p>103.6755464</text:p>
          </table:table-cell>
          <table:table-cell office:value-type="float" office:value="104.04129288341383" table:formula="of:=[.E281]*[.E$2]+[.$A282]*(1-[.E$2])" table:style-name="ce1">
            <text:p>104.0412929</text:p>
          </table:table-cell>
          <table:table-cell office:value-type="float" office:value="104.36115408156299" table:formula="of:=[.F281]*[.F$2]+[.$A282]*(1-[.F$2])" table:style-name="ce1">
            <text:p>104.3611541</text:p>
          </table:table-cell>
          <table:table-cell office:value-type="float" office:value="104.62581637096525" table:formula="of:=[.G281]*[.G$2]+[.$A282]*(1-[.G$2])" table:style-name="ce1">
            <text:p>104.6258164</text:p>
          </table:table-cell>
          <table:table-cell office:value-type="float" office:value="104.82362101127464" table:formula="of:=[.H281]*[.H$2]+[.$A282]*(1-[.H$2])" table:style-name="ce1">
            <text:p>104.823621</text:p>
          </table:table-cell>
          <table:table-cell office:value-type="float" office:value="104.94023567481878" table:formula="of:=[.I281]*[.I$2]+[.$A282]*(1-[.I$2])" table:style-name="ce1">
            <text:p>104.9402357</text:p>
          </table:table-cell>
          <table:table-cell office:value-type="float" office:value="104.95810411469121" table:formula="of:=[.J281]*[.J$2]+[.$A282]*(1-[.J$2])" table:style-name="ce1">
            <text:p>104.9581041</text:p>
          </table:table-cell>
          <table:table-cell office:value-type="float" office:value="104.85561683617624" table:formula="of:=[.K281]*[.K$2]+[.$A282]*(1-[.K$2])" table:style-name="ce1">
            <text:p>104.8556168</text:p>
          </table:table-cell>
          <table:table-cell office:value-type="float" office:value="104.60605250929306" table:formula="of:=[.L281]*[.L$2]+[.$A282]*(1-[.L$2])" table:style-name="ce1">
            <text:p>104.6060525</text:p>
          </table:table-cell>
          <table:table-cell office:value-type="float" office:value="104.17659736895182" table:formula="of:=[.M281]*[.M$2]+[.$A282]*(1-[.M$2])" table:style-name="ce1">
            <text:p>104.1765974</text:p>
          </table:table-cell>
          <table:table-cell office:value-type="float" office:value="103.52822762426703" table:formula="of:=[.N281]*[.N$2]+[.$A282]*(1-[.N$2])" table:style-name="ce1">
            <text:p>103.5282276</text:p>
          </table:table-cell>
          <table:table-cell office:value-type="float" office:value="102.61786524048975" table:formula="of:=[.O281]*[.O$2]+[.$A282]*(1-[.O$2])" table:style-name="ce1">
            <text:p>102.6178652</text:p>
          </table:table-cell>
          <table:table-cell office:value-type="float" office:value="101.40428406378797" table:formula="of:=[.P281]*[.P$2]+[.$A282]*(1-[.P$2])" table:style-name="ce1">
            <text:p>101.4042841</text:p>
          </table:table-cell>
          <table:table-cell office:value-type="float" office:value="99.85589662611568" table:formula="of:=[.Q281]*[.Q$2]+[.$A282]*(1-[.Q$2])" table:style-name="ce1">
            <text:p>99.85589663</text:p>
          </table:table-cell>
          <table:table-cell office:value-type="float" office:value="97.942218678891749" table:formula="of:=[.R281]*[.R$2]+[.$A282]*(1-[.R$2])" table:style-name="ce1">
            <text:p>97.94221868</text:p>
          </table:table-cell>
          <table:table-cell office:value-type="float" office:value="95.533415474464164" table:formula="of:=[.S281]*[.S$2]+[.$A282]*(1-[.S$2])" table:style-name="ce1">
            <text:p>95.53341547</text:p>
          </table:table-cell>
          <table:table-cell office:value-type="float" office:value="92.005848208039396" table:formula="of:=[.T281]*[.T$2]+[.$A282]*(1-[.T$2])" table:style-name="ce1">
            <text:p>92.00584821</text:p>
          </table:table-cell>
          <table:table-cell office:value-type="float" office:value="85.887029093955519" table:formula="of:=[.U281]*[.U$2]+[.$A282]*(1-[.U$2])" table:style-name="ce1">
            <text:p>85.88702909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282]*[.B$2]+[.$A283]*(1-[.B$2])" table:style-name="ce1">
            <text:p>78.637</text:p>
          </table:table-cell>
          <table:table-cell office:value-type="float" office:value="79.868703647318029" table:formula="of:=[.C282]*[.C$2]+[.$A283]*(1-[.C$2])" table:style-name="ce1">
            <text:p>79.86870365</text:p>
          </table:table-cell>
          <table:table-cell office:value-type="float" office:value="81.140854637814243" table:formula="of:=[.D282]*[.D$2]+[.$A283]*(1-[.D$2])" table:style-name="ce1">
            <text:p>81.14085464</text:p>
          </table:table-cell>
          <table:table-cell office:value-type="float" office:value="82.447643932512065" table:formula="of:=[.E282]*[.E$2]+[.$A283]*(1-[.E$2])" table:style-name="ce1">
            <text:p>82.44764393</text:p>
          </table:table-cell>
          <table:table-cell office:value-type="float" office:value="83.781830816312606" table:formula="of:=[.F282]*[.F$2]+[.$A283]*(1-[.F$2])" table:style-name="ce1">
            <text:p>83.78183082</text:p>
          </table:table-cell>
          <table:table-cell office:value-type="float" office:value="85.134204092741314" table:formula="of:=[.G282]*[.G$2]+[.$A283]*(1-[.G$2])" table:style-name="ce1">
            <text:p>85.13420409</text:p>
          </table:table-cell>
          <table:table-cell office:value-type="float" office:value="86.492986303382395" table:formula="of:=[.H282]*[.H$2]+[.$A283]*(1-[.H$2])" table:style-name="ce1">
            <text:p>86.4929863</text:p>
          </table:table-cell>
          <table:table-cell office:value-type="float" office:value="87.843132486186562" table:formula="of:=[.I282]*[.I$2]+[.$A283]*(1-[.I$2])" table:style-name="ce1">
            <text:p>87.84313249</text:p>
          </table:table-cell>
          <table:table-cell office:value-type="float" office:value="89.165441645876484" table:formula="of:=[.J282]*[.J$2]+[.$A283]*(1-[.J$2])" table:style-name="ce1">
            <text:p>89.16544165</text:p>
          </table:table-cell>
          <table:table-cell office:value-type="float" office:value="90.435377576279308" table:formula="of:=[.K282]*[.K$2]+[.$A283]*(1-[.K$2])" table:style-name="ce1">
            <text:p>90.43537758</text:p>
          </table:table-cell>
          <table:table-cell office:value-type="float" office:value="91.62152625464654" table:formula="of:=[.L282]*[.L$2]+[.$A283]*(1-[.L$2])" table:style-name="ce1">
            <text:p>91.62152625</text:p>
          </table:table-cell>
          <table:table-cell office:value-type="float" office:value="92.683778552923499" table:formula="of:=[.M282]*[.M$2]+[.$A283]*(1-[.M$2])" table:style-name="ce1">
            <text:p>92.68377855</text:p>
          </table:table-cell>
          <table:table-cell office:value-type="float" office:value="93.571736574560219" table:formula="of:=[.N282]*[.N$2]+[.$A283]*(1-[.N$2])" table:style-name="ce1">
            <text:p>93.57173657</text:p>
          </table:table-cell>
          <table:table-cell office:value-type="float" office:value="94.224562406318327" table:formula="of:=[.O282]*[.O$2]+[.$A283]*(1-[.O$2])" table:style-name="ce1">
            <text:p>94.22456241</text:p>
          </table:table-cell>
          <table:table-cell office:value-type="float" office:value="94.574098844651587" table:formula="of:=[.P282]*[.P$2]+[.$A283]*(1-[.P$2])" table:style-name="ce1">
            <text:p>94.57409884</text:p>
          </table:table-cell>
          <table:table-cell office:value-type="float" office:value="94.55117246958676" table:formula="of:=[.Q282]*[.Q$2]+[.$A283]*(1-[.Q$2])" table:style-name="ce1">
            <text:p>94.55117247</text:p>
          </table:table-cell>
          <table:table-cell office:value-type="float" office:value="94.08117494311341" table:formula="of:=[.R282]*[.R$2]+[.$A283]*(1-[.R$2])" table:style-name="ce1">
            <text:p>94.08117494</text:p>
          </table:table-cell>
          <table:table-cell office:value-type="float" office:value="92.998953153294536" table:formula="of:=[.S282]*[.S$2]+[.$A283]*(1-[.S$2])" table:style-name="ce1">
            <text:p>92.99895315</text:p>
          </table:table-cell>
          <table:table-cell office:value-type="float" office:value="90.668963387235451" table:formula="of:=[.T282]*[.T$2]+[.$A283]*(1-[.T$2])" table:style-name="ce1">
            <text:p>90.66896339</text:p>
          </table:table-cell>
          <table:table-cell office:value-type="float" office:value="85.524527639257741" table:formula="of:=[.U282]*[.U$2]+[.$A283]*(1-[.U$2])" table:style-name="ce1">
            <text:p>85.52452764</text:p>
          </table:table-cell>
          <table:table-cell table:number-columns-repeated="1636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[.B283]*[.B$2]+[.$A284]*(1-[.B$2])" table:style-name="ce1">
            <text:p>0</text:p>
          </table:table-cell>
          <table:table-cell office:value-type="float" office:value="3.9934351823659018" table:formula="of:=[.C283]*[.C$2]+[.$A284]*(1-[.C$2])" table:style-name="ce1">
            <text:p>3.993435182</text:p>
          </table:table-cell>
          <table:table-cell office:value-type="float" office:value="8.114085463781425" table:formula="of:=[.D283]*[.D$2]+[.$A284]*(1-[.D$2])" table:style-name="ce1">
            <text:p>8.114085464</text:p>
          </table:table-cell>
          <table:table-cell office:value-type="float" office:value="12.367146589876809" table:formula="of:=[.E283]*[.E$2]+[.$A284]*(1-[.E$2])" table:style-name="ce1">
            <text:p>12.36714659</text:p>
          </table:table-cell>
          <table:table-cell office:value-type="float" office:value="16.756366163262523" table:formula="of:=[.F283]*[.F$2]+[.$A284]*(1-[.F$2])" table:style-name="ce1">
            <text:p>16.75636616</text:p>
          </table:table-cell>
          <table:table-cell office:value-type="float" office:value="21.283551023185328" table:formula="of:=[.G283]*[.G$2]+[.$A284]*(1-[.G$2])" table:style-name="ce1">
            <text:p>21.28355102</text:p>
          </table:table-cell>
          <table:table-cell office:value-type="float" office:value="25.947895891014717" table:formula="of:=[.H283]*[.H$2]+[.$A284]*(1-[.H$2])" table:style-name="ce1">
            <text:p>25.94789589</text:p>
          </table:table-cell>
          <table:table-cell office:value-type="float" office:value="30.745096370165296" table:formula="of:=[.I283]*[.I$2]+[.$A284]*(1-[.I$2])" table:style-name="ce1">
            <text:p>30.74509637</text:p>
          </table:table-cell>
          <table:table-cell office:value-type="float" office:value="35.666176658350594" table:formula="of:=[.J283]*[.J$2]+[.$A284]*(1-[.J$2])" table:style-name="ce1">
            <text:p>35.66617666</text:p>
          </table:table-cell>
          <table:table-cell office:value-type="float" office:value="40.695919909325688" table:formula="of:=[.K283]*[.K$2]+[.$A284]*(1-[.K$2])" table:style-name="ce1">
            <text:p>40.69591991</text:p>
          </table:table-cell>
          <table:table-cell office:value-type="float" office:value="45.81076312732327" table:formula="of:=[.L283]*[.L$2]+[.$A284]*(1-[.L$2])" table:style-name="ce1">
            <text:p>45.81076313</text:p>
          </table:table-cell>
          <table:table-cell office:value-type="float" office:value="50.976078204107928" table:formula="of:=[.M283]*[.M$2]+[.$A284]*(1-[.M$2])" table:style-name="ce1">
            <text:p>50.9760782</text:p>
          </table:table-cell>
          <table:table-cell office:value-type="float" office:value="56.143041944736133" table:formula="of:=[.N283]*[.N$2]+[.$A284]*(1-[.N$2])" table:style-name="ce1">
            <text:p>56.14304194</text:p>
          </table:table-cell>
          <table:table-cell office:value-type="float" office:value="61.245965564106918" table:formula="of:=[.O283]*[.O$2]+[.$A284]*(1-[.O$2])" table:style-name="ce1">
            <text:p>61.24596556</text:p>
          </table:table-cell>
          <table:table-cell office:value-type="float" office:value="66.201869191256108" table:formula="of:=[.P283]*[.P$2]+[.$A284]*(1-[.P$2])" table:style-name="ce1">
            <text:p>66.20186919</text:p>
          </table:table-cell>
          <table:table-cell office:value-type="float" office:value="70.913379352190077" table:formula="of:=[.Q283]*[.Q$2]+[.$A284]*(1-[.Q$2])" table:style-name="ce1">
            <text:p>70.91337935</text:p>
          </table:table-cell>
          <table:table-cell office:value-type="float" office:value="75.264939954490728" table:formula="of:=[.R283]*[.R$2]+[.$A284]*(1-[.R$2])" table:style-name="ce1">
            <text:p>75.26493995</text:p>
          </table:table-cell>
          <table:table-cell office:value-type="float" office:value="79.04911018030036" table:formula="of:=[.S283]*[.S$2]+[.$A284]*(1-[.S$2])" table:style-name="ce1">
            <text:p>79.04911018</text:p>
          </table:table-cell>
          <table:table-cell office:value-type="float" office:value="81.602067048511913" table:formula="of:=[.T283]*[.T$2]+[.$A284]*(1-[.T$2])" table:style-name="ce1">
            <text:p>81.60206705</text:p>
          </table:table-cell>
          <table:table-cell office:value-type="float" office:value="81.248301257294855" table:formula="of:=[.U283]*[.U$2]+[.$A284]*(1-[.U$2])" table:style-name="ce1">
            <text:p>81.24830126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284]*[.B$2]+[.$A285]*(1-[.B$2])" table:style-name="ce1">
            <text:p>63.5145</text:p>
          </table:table-cell>
          <table:table-cell office:value-type="float" office:value="60.538446759118294" table:formula="of:=[.C284]*[.C$2]+[.$A285]*(1-[.C$2])" table:style-name="ce1">
            <text:p>60.53844676</text:p>
          </table:table-cell>
          <table:table-cell office:value-type="float" office:value="57.974458546378138" table:formula="of:=[.D284]*[.D$2]+[.$A285]*(1-[.D$2])" table:style-name="ce1">
            <text:p>57.97445855</text:p>
          </table:table-cell>
          <table:table-cell office:value-type="float" office:value="55.842396988481518" table:formula="of:=[.E284]*[.E$2]+[.$A285]*(1-[.E$2])" table:style-name="ce1">
            <text:p>55.84239699</text:p>
          </table:table-cell>
          <table:table-cell office:value-type="float" office:value="54.162873232652501" table:formula="of:=[.F284]*[.F$2]+[.$A285]*(1-[.F$2])" table:style-name="ce1">
            <text:p>54.16287323</text:p>
          </table:table-cell>
          <table:table-cell office:value-type="float" office:value="52.956762755796333" table:formula="of:=[.G284]*[.G$2]+[.$A285]*(1-[.G$2])" table:style-name="ce1">
            <text:p>52.95676276</text:p>
          </table:table-cell>
          <table:table-cell office:value-type="float" office:value="52.244518767304413" table:formula="of:=[.H284]*[.H$2]+[.$A285]*(1-[.H$2])" table:style-name="ce1">
            <text:p>52.24451877</text:p>
          </table:table-cell>
          <table:table-cell office:value-type="float" office:value="52.045208729557849" table:formula="of:=[.I284]*[.I$2]+[.$A285]*(1-[.I$2])" table:style-name="ce1">
            <text:p>52.04520873</text:p>
          </table:table-cell>
          <table:table-cell office:value-type="float" office:value="52.375170663340235" table:formula="of:=[.J284]*[.J$2]+[.$A285]*(1-[.J$2])" table:style-name="ce1">
            <text:p>52.37517066</text:p>
          </table:table-cell>
          <table:table-cell office:value-type="float" office:value="53.246138959196557" table:formula="of:=[.K284]*[.K$2]+[.$A285]*(1-[.K$2])" table:style-name="ce1">
            <text:p>53.24613896</text:p>
          </table:table-cell>
          <table:table-cell office:value-type="float" office:value="54.662631563661634" table:formula="of:=[.L284]*[.L$2]+[.$A285]*(1-[.L$2])" table:style-name="ce1">
            <text:p>54.66263156</text:p>
          </table:table-cell>
          <table:table-cell office:value-type="float" office:value="56.61836801225936" table:formula="of:=[.M284]*[.M$2]+[.$A285]*(1-[.M$2])" table:style-name="ce1">
            <text:p>56.61836801</text:p>
          </table:table-cell>
          <table:table-cell office:value-type="float" office:value="59.091625166841681" table:formula="of:=[.N284]*[.N$2]+[.$A285]*(1-[.N$2])" table:style-name="ce1">
            <text:p>59.09162517</text:p>
          </table:table-cell>
          <table:table-cell office:value-type="float" office:value="62.039952616669495" table:formula="of:=[.O284]*[.O$2]+[.$A285]*(1-[.O$2])" table:style-name="ce1">
            <text:p>62.03995262</text:p>
          </table:table-cell>
          <table:table-cell office:value-type="float" office:value="65.395658433879277" table:formula="of:=[.P284]*[.P$2]+[.$A285]*(1-[.P$2])" table:style-name="ce1">
            <text:p>65.39565843</text:p>
          </table:table-cell>
          <table:table-cell office:value-type="float" office:value="69.063659514142557" table:formula="of:=[.Q284]*[.Q$2]+[.$A285]*(1-[.Q$2])" table:style-name="ce1">
            <text:p>69.06365951</text:p>
          </table:table-cell>
          <table:table-cell office:value-type="float" office:value="72.914851963592582" table:formula="of:=[.R284]*[.R$2]+[.$A285]*(1-[.R$2])" table:style-name="ce1">
            <text:p>72.91485196</text:p>
          </table:table-cell>
          <table:table-cell office:value-type="float" office:value="76.718918653255301" table:formula="of:=[.S284]*[.S$2]+[.$A285]*(1-[.S$2])" table:style-name="ce1">
            <text:p>76.71891865</text:p>
          </table:table-cell>
          <table:table-cell office:value-type="float" office:value="79.793310343660721" table:formula="of:=[.T284]*[.T$2]+[.$A285]*(1-[.T$2])" table:style-name="ce1">
            <text:p>79.79331034</text:p>
          </table:table-cell>
          <table:table-cell office:value-type="float" office:value="80.361611194430111" table:formula="of:=[.U284]*[.U$2]+[.$A285]*(1-[.U$2])" table:style-name="ce1">
            <text:p>80.36161119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285]*[.B$2]+[.$A286]*(1-[.B$2])" table:style-name="ce1">
            <text:p>81.6615</text:p>
          </table:table-cell>
          <table:table-cell office:value-type="float" office:value="80.605347337955905" table:formula="of:=[.C285]*[.C$2]+[.$A286]*(1-[.C$2])" table:style-name="ce1">
            <text:p>80.60534734</text:p>
          </table:table-cell>
          <table:table-cell office:value-type="float" office:value="79.292795854637816" table:formula="of:=[.D285]*[.D$2]+[.$A286]*(1-[.D$2])" table:style-name="ce1">
            <text:p>79.29279585</text:p>
          </table:table-cell>
          <table:table-cell office:value-type="float" office:value="77.788634548272228" table:formula="of:=[.E285]*[.E$2]+[.$A286]*(1-[.E$2])" table:style-name="ce1">
            <text:p>77.78863455</text:p>
          </table:table-cell>
          <table:table-cell office:value-type="float" office:value="76.161774646530503" table:formula="of:=[.F285]*[.F$2]+[.$A286]*(1-[.F$2])" table:style-name="ce1">
            <text:p>76.16177465</text:p>
          </table:table-cell>
          <table:table-cell office:value-type="float" office:value="74.485315688949086" table:formula="of:=[.G285]*[.G$2]+[.$A286]*(1-[.G$2])" table:style-name="ce1">
            <text:p>74.48531569</text:p>
          </table:table-cell>
          <table:table-cell office:value-type="float" office:value="72.836405630191322" table:formula="of:=[.H285]*[.H$2]+[.$A286]*(1-[.H$2])" table:style-name="ce1">
            <text:p>72.83640563</text:p>
          </table:table-cell>
          <table:table-cell office:value-type="float" office:value="71.295798055345244" table:formula="of:=[.I285]*[.I$2]+[.$A286]*(1-[.I$2])" table:style-name="ce1">
            <text:p>71.29579806</text:p>
          </table:table-cell>
          <table:table-cell office:value-type="float" office:value="69.946968265336096" table:formula="of:=[.J285]*[.J$2]+[.$A286]*(1-[.J$2])" table:style-name="ce1">
            <text:p>69.94696827</text:p>
          </table:table-cell>
          <table:table-cell office:value-type="float" office:value="68.874587531638454" table:formula="of:=[.K285]*[.K$2]+[.$A286]*(1-[.K$2])" table:style-name="ce1">
            <text:p>68.87458753</text:p>
          </table:table-cell>
          <table:table-cell office:value-type="float" office:value="68.162065781830819" table:formula="of:=[.L285]*[.L$2]+[.$A286]*(1-[.L$2])" table:style-name="ce1">
            <text:p>68.16206578</text:p>
          </table:table-cell>
          <table:table-cell office:value-type="float" office:value="67.887777406742657" table:formula="of:=[.M285]*[.M$2]+[.$A286]*(1-[.M$2])" table:style-name="ce1">
            <text:p>67.88777741</text:p>
          </table:table-cell>
          <table:table-cell office:value-type="float" office:value="68.11957510010501" table:formula="of:=[.N285]*[.N$2]+[.$A286]*(1-[.N$2])" table:style-name="ce1">
            <text:p>68.1195751</text:p>
          </table:table-cell>
          <table:table-cell office:value-type="float" office:value="68.907494200835174" table:formula="of:=[.O285]*[.O$2]+[.$A286]*(1-[.O$2])" table:style-name="ce1">
            <text:p>68.9074942</text:p>
          </table:table-cell>
          <table:table-cell office:value-type="float" office:value="70.275410903715496" table:formula="of:=[.P285]*[.P$2]+[.$A286]*(1-[.P$2])" table:style-name="ce1">
            <text:p>70.2754109</text:p>
          </table:table-cell>
          <table:table-cell office:value-type="float" office:value="72.213119635606915" table:formula="of:=[.Q285]*[.Q$2]+[.$A286]*(1-[.Q$2])" table:style-name="ce1">
            <text:p>72.21311964</text:p>
          </table:table-cell>
          <table:table-cell office:value-type="float" office:value="74.664181570874064" table:formula="of:=[.R285]*[.R$2]+[.$A286]*(1-[.R$2])" table:style-name="ce1">
            <text:p>74.66418157</text:p>
          </table:table-cell>
          <table:table-cell office:value-type="float" office:value="77.460305855266995" table:formula="of:=[.S285]*[.S$2]+[.$A286]*(1-[.S$2])" table:style-name="ce1">
            <text:p>77.46030586</text:p>
          </table:table-cell>
          <table:table-cell office:value-type="float" office:value="79.980129309294654" table:formula="of:=[.T285]*[.T$2]+[.$A286]*(1-[.T$2])" table:style-name="ce1">
            <text:p>79.98012931</text:p>
          </table:table-cell>
          <table:table-cell office:value-type="float" office:value="80.426605634708608" table:formula="of:=[.U285]*[.U$2]+[.$A286]*(1-[.U$2])" table:style-name="ce1">
            <text:p>80.42660563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286]*[.B$2]+[.$A287]*(1-[.B$2])" table:style-name="ce1">
            <text:p>90.735</text:p>
          </table:table-cell>
          <table:table-cell office:value-type="float" office:value="90.22851736689779" table:formula="of:=[.C286]*[.C$2]+[.$A287]*(1-[.C$2])" table:style-name="ce1">
            <text:p>90.22851737</text:p>
          </table:table-cell>
          <table:table-cell office:value-type="float" office:value="89.590779585463793" table:formula="of:=[.D286]*[.D$2]+[.$A287]*(1-[.D$2])" table:style-name="ce1">
            <text:p>89.59077959</text:p>
          </table:table-cell>
          <table:table-cell office:value-type="float" office:value="88.793045182240832" table:formula="of:=[.E286]*[.E$2]+[.$A287]*(1-[.E$2])" table:style-name="ce1">
            <text:p>88.79304518</text:p>
          </table:table-cell>
          <table:table-cell office:value-type="float" office:value="87.820354929306106" table:formula="of:=[.F286]*[.F$2]+[.$A287]*(1-[.F$2])" table:style-name="ce1">
            <text:p>87.82035493</text:p>
          </table:table-cell>
          <table:table-cell office:value-type="float" office:value="86.672578922237264" table:formula="of:=[.G286]*[.G$2]+[.$A287]*(1-[.G$2])" table:style-name="ce1">
            <text:p>86.67257892</text:p>
          </table:table-cell>
          <table:table-cell office:value-type="float" office:value="85.365421689057399" table:formula="of:=[.H286]*[.H$2]+[.$A287]*(1-[.H$2])" table:style-name="ce1">
            <text:p>85.36542169</text:p>
          </table:table-cell>
          <table:table-cell office:value-type="float" office:value="83.93127931937083" table:formula="of:=[.I286]*[.I$2]+[.$A287]*(1-[.I$2])" table:style-name="ce1">
            <text:p>83.93127932</text:p>
          </table:table-cell>
          <table:table-cell office:value-type="float" office:value="82.419787306134438" table:formula="of:=[.J286]*[.J$2]+[.$A287]*(1-[.J$2])" table:style-name="ce1">
            <text:p>82.41978731</text:p>
          </table:table-cell>
          <table:table-cell office:value-type="float" office:value="80.897814389237311" table:formula="of:=[.K286]*[.K$2]+[.$A287]*(1-[.K$2])" table:style-name="ce1">
            <text:p>80.89781439</text:p>
          </table:table-cell>
          <table:table-cell office:value-type="float" office:value="79.448532890915402" table:formula="of:=[.L286]*[.L$2]+[.$A287]*(1-[.L$2])" table:style-name="ce1">
            <text:p>79.44853289</text:p>
          </table:table-cell>
          <table:table-cell office:value-type="float" office:value="78.169027573708462" table:formula="of:=[.M286]*[.M$2]+[.$A287]*(1-[.M$2])" table:style-name="ce1">
            <text:p>78.16902757</text:p>
          </table:table-cell>
          <table:table-cell office:value-type="float" office:value="77.165745060063017" table:formula="of:=[.N286]*[.N$2]+[.$A287]*(1-[.N$2])" table:style-name="ce1">
            <text:p>77.16574506</text:p>
          </table:table-cell>
          <table:table-cell office:value-type="float" office:value="76.547121230542871" table:formula="of:=[.O286]*[.O$2]+[.$A287]*(1-[.O$2])" table:style-name="ce1">
            <text:p>76.54712123</text:p>
          </table:table-cell>
          <table:table-cell office:value-type="float" office:value="76.413287632600856" table:formula="of:=[.P286]*[.P$2]+[.$A287]*(1-[.P$2])" table:style-name="ce1">
            <text:p>76.41328763</text:p>
          </table:table-cell>
          <table:table-cell office:value-type="float" office:value="76.84358972670519" table:formula="of:=[.Q286]*[.Q$2]+[.$A287]*(1-[.Q$2])" table:style-name="ce1">
            <text:p>76.84358973</text:p>
          </table:table-cell>
          <table:table-cell office:value-type="float" office:value="77.878345256699248" table:formula="of:=[.R286]*[.R$2]+[.$A287]*(1-[.R$2])" table:style-name="ce1">
            <text:p>77.87834526</text:p>
          </table:table-cell>
          <table:table-cell office:value-type="float" office:value="79.451509976976951" table:formula="of:=[.S286]*[.S$2]+[.$A287]*(1-[.S$2])" table:style-name="ce1">
            <text:p>79.45150998</text:p>
          </table:table-cell>
          <table:table-cell office:value-type="float" office:value="81.055616378365187" table:formula="of:=[.T286]*[.T$2]+[.$A287]*(1-[.T$2])" table:style-name="ce1">
            <text:p>81.05561638</text:p>
          </table:table-cell>
          <table:table-cell office:value-type="float" office:value="80.942025352973175" table:formula="of:=[.U286]*[.U$2]+[.$A287]*(1-[.U$2])" table:style-name="ce1">
            <text:p>80.94202535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287]*[.B$2]+[.$A288]*(1-[.B$2])" table:style-name="ce1">
            <text:p>78.637</text:p>
          </table:table-cell>
          <table:table-cell office:value-type="float" office:value="79.21657586834489" table:formula="of:=[.C287]*[.C$2]+[.$A288]*(1-[.C$2])" table:style-name="ce1">
            <text:p>79.21657587</text:p>
          </table:table-cell>
          <table:table-cell office:value-type="float" office:value="79.73237795854638" table:formula="of:=[.D287]*[.D$2]+[.$A288]*(1-[.D$2])" table:style-name="ce1">
            <text:p>79.73237796</text:p>
          </table:table-cell>
          <table:table-cell office:value-type="float" office:value="80.160406777336121" table:formula="of:=[.E287]*[.E$2]+[.$A288]*(1-[.E$2])" table:style-name="ce1">
            <text:p>80.16040678</text:p>
          </table:table-cell>
          <table:table-cell office:value-type="float" office:value="80.473670985861219" table:formula="of:=[.F287]*[.F$2]+[.$A288]*(1-[.F$2])" table:style-name="ce1">
            <text:p>80.47367099</text:p>
          </table:table-cell>
          <table:table-cell office:value-type="float" office:value="80.64589473055932" table:formula="of:=[.G287]*[.G$2]+[.$A288]*(1-[.G$2])" table:style-name="ce1">
            <text:p>80.64589473</text:p>
          </table:table-cell>
          <table:table-cell office:value-type="float" office:value="80.655526506717223" table:formula="of:=[.H287]*[.H$2]+[.$A288]*(1-[.H$2])" table:style-name="ce1">
            <text:p>80.65552651</text:p>
          </table:table-cell>
          <table:table-cell office:value-type="float" office:value="80.48999776177979" table:formula="of:=[.I287]*[.I$2]+[.$A288]*(1-[.I$2])" table:style-name="ce1">
            <text:p>80.48999776</text:p>
          </table:table-cell>
          <table:table-cell office:value-type="float" office:value="80.150114922453781" table:formula="of:=[.J287]*[.J$2]+[.$A288]*(1-[.J$2])" table:style-name="ce1">
            <text:p>80.15011492</text:p>
          </table:table-cell>
          <table:table-cell office:value-type="float" office:value="79.654366475156792" table:formula="of:=[.K287]*[.K$2]+[.$A288]*(1-[.K$2])" table:style-name="ce1">
            <text:p>79.65436648</text:p>
          </table:table-cell>
          <table:table-cell office:value-type="float" office:value="79.042766445457701" table:formula="of:=[.L287]*[.L$2]+[.$A288]*(1-[.L$2])" table:style-name="ce1">
            <text:p>79.04276645</text:p>
          </table:table-cell>
          <table:table-cell office:value-type="float" office:value="78.379615165539661" table:formula="of:=[.M287]*[.M$2]+[.$A288]*(1-[.M$2])" table:style-name="ce1">
            <text:p>78.37961517</text:p>
          </table:table-cell>
          <table:table-cell office:value-type="float" office:value="77.75424703603781" table:formula="of:=[.N287]*[.N$2]+[.$A288]*(1-[.N$2])" table:style-name="ce1">
            <text:p>77.75424704</text:p>
          </table:table-cell>
          <table:table-cell office:value-type="float" office:value="77.278578799852866" table:formula="of:=[.O287]*[.O$2]+[.$A288]*(1-[.O$2])" table:style-name="ce1">
            <text:p>77.2785788</text:p>
          </table:table-cell>
          <table:table-cell office:value-type="float" office:value="77.080401342820608" table:formula="of:=[.P287]*[.P$2]+[.$A288]*(1-[.P$2])" table:style-name="ce1">
            <text:p>77.08040134</text:p>
          </table:table-cell>
          <table:table-cell office:value-type="float" office:value="77.291942295028889" table:formula="of:=[.Q287]*[.Q$2]+[.$A288]*(1-[.Q$2])" table:style-name="ce1">
            <text:p>77.2919423</text:p>
          </table:table-cell>
          <table:table-cell office:value-type="float" office:value="78.030076205359393" table:formula="of:=[.R287]*[.R$2]+[.$A288]*(1-[.R$2])" table:style-name="ce1">
            <text:p>78.03007621</text:p>
          </table:table-cell>
          <table:table-cell office:value-type="float" office:value="79.329333480430407" table:formula="of:=[.S287]*[.S$2]+[.$A288]*(1-[.S$2])" table:style-name="ce1">
            <text:p>79.32933348</text:p>
          </table:table-cell>
          <table:table-cell office:value-type="float" office:value="80.813754740528665" table:formula="of:=[.T287]*[.T$2]+[.$A288]*(1-[.T$2])" table:style-name="ce1">
            <text:p>80.81375474</text:p>
          </table:table-cell>
          <table:table-cell office:value-type="float" office:value="80.826774085324516" table:formula="of:=[.U287]*[.U$2]+[.$A288]*(1-[.U$2])" table:style-name="ce1">
            <text:p>80.82677409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288]*[.B$2]+[.$A289]*(1-[.B$2])" table:style-name="ce1">
            <text:p>57.4655</text:p>
          </table:table-cell>
          <table:table-cell office:value-type="float" office:value="58.553053793417241" table:formula="of:=[.C288]*[.C$2]+[.$A289]*(1-[.C$2])" table:style-name="ce1">
            <text:p>58.55305379</text:p>
          </table:table-cell>
          <table:table-cell office:value-type="float" office:value="59.692187795854636" table:formula="of:=[.D288]*[.D$2]+[.$A289]*(1-[.D$2])" table:style-name="ce1">
            <text:p>59.6921878</text:p>
          </table:table-cell>
          <table:table-cell office:value-type="float" office:value="60.86973601660042" table:formula="of:=[.E288]*[.E$2]+[.$A289]*(1-[.E$2])" table:style-name="ce1">
            <text:p>60.86973602</text:p>
          </table:table-cell>
          <table:table-cell office:value-type="float" office:value="62.067134197172244" table:formula="of:=[.F288]*[.F$2]+[.$A289]*(1-[.F$2])" table:style-name="ce1">
            <text:p>62.0671342</text:p>
          </table:table-cell>
          <table:table-cell office:value-type="float" office:value="63.260598682639831" table:formula="of:=[.G288]*[.G$2]+[.$A289]*(1-[.G$2])" table:style-name="ce1">
            <text:p>63.26059868</text:p>
          </table:table-cell>
          <table:table-cell office:value-type="float" office:value="64.422507952015167" table:formula="of:=[.H288]*[.H$2]+[.$A289]*(1-[.H$2])" table:style-name="ce1">
            <text:p>64.42250795</text:p>
          </table:table-cell>
          <table:table-cell office:value-type="float" office:value="65.524074216622921" table:formula="of:=[.I288]*[.I$2]+[.$A289]*(1-[.I$2])" table:style-name="ce1">
            <text:p>65.52407422</text:p>
          </table:table-cell>
          <table:table-cell office:value-type="float" office:value="66.539345968981507" table:formula="of:=[.J288]*[.J$2]+[.$A289]*(1-[.J$2])" table:style-name="ce1">
            <text:p>66.53934597</text:p>
          </table:table-cell>
          <table:table-cell office:value-type="float" office:value="67.450489913820562" table:formula="of:=[.K288]*[.K$2]+[.$A289]*(1-[.K$2])" table:style-name="ce1">
            <text:p>67.45048991</text:p>
          </table:table-cell>
          <table:table-cell office:value-type="float" office:value="68.254133222728854" table:formula="of:=[.L288]*[.L$2]+[.$A289]*(1-[.L$2])" table:style-name="ce1">
            <text:p>68.25413322</text:p>
          </table:table-cell>
          <table:table-cell office:value-type="float" office:value="68.968263341046821" table:formula="of:=[.M288]*[.M$2]+[.$A289]*(1-[.M$2])" table:style-name="ce1">
            <text:p>68.96826334</text:p>
          </table:table-cell>
          <table:table-cell office:value-type="float" office:value="69.638748221622691" table:formula="of:=[.N288]*[.N$2]+[.$A289]*(1-[.N$2])" table:style-name="ce1">
            <text:p>69.63874822</text:p>
          </table:table-cell>
          <table:table-cell office:value-type="float" office:value="70.344001219904357" table:formula="of:=[.O288]*[.O$2]+[.$A289]*(1-[.O$2])" table:style-name="ce1">
            <text:p>70.34400122</text:p>
          </table:table-cell>
          <table:table-cell office:value-type="float" office:value="71.195930939974417" table:formula="of:=[.P288]*[.P$2]+[.$A289]*(1-[.P$2])" table:style-name="ce1">
            <text:p>71.19593094</text:p>
          </table:table-cell>
          <table:table-cell office:value-type="float" office:value="72.335331721271672" table:formula="of:=[.Q288]*[.Q$2]+[.$A289]*(1-[.Q$2])" table:style-name="ce1">
            <text:p>72.33533172</text:p>
          </table:table-cell>
          <table:table-cell office:value-type="float" office:value="73.917160964287518" table:formula="of:=[.R288]*[.R$2]+[.$A289]*(1-[.R$2])" table:style-name="ce1">
            <text:p>73.91716096</text:p>
          </table:table-cell>
          <table:table-cell office:value-type="float" office:value="76.049758458365844" table:formula="of:=[.S288]*[.S$2]+[.$A289]*(1-[.S$2])" table:style-name="ce1">
            <text:p>76.04975846</text:p>
          </table:table-cell>
          <table:table-cell office:value-type="float" office:value="78.478929266475802" table:formula="of:=[.T288]*[.T$2]+[.$A289]*(1-[.T$2])" table:style-name="ce1">
            <text:p>78.47892927</text:p>
          </table:table-cell>
          <table:table-cell office:value-type="float" office:value="79.658710381058299" table:formula="of:=[.U288]*[.U$2]+[.$A289]*(1-[.U$2])" table:style-name="ce1">
            <text:p>79.65871038</text:p>
          </table:table-cell>
          <table:table-cell table:number-columns-repeated="16363"/>
        </table:table-row>
        <table:table-row table:style-name="ro1">
          <table:table-cell office:value-type="float" office:value="60.49" table:style-name="ce1">
            <text:p>60.49</text:p>
          </table:table-cell>
          <table:table-cell office:value-type="float" office:value="60.49" table:formula="of:=[.B289]*[.B$2]+[.$A290]*(1-[.B$2])" table:style-name="ce1">
            <text:p>60.49</text:p>
          </table:table-cell>
          <table:table-cell office:value-type="float" office:value="60.393152689670863" table:formula="of:=[.C289]*[.C$2]+[.$A290]*(1-[.C$2])" table:style-name="ce1">
            <text:p>60.39315269</text:p>
          </table:table-cell>
          <table:table-cell office:value-type="float" office:value="60.410218779585463" table:formula="of:=[.D289]*[.D$2]+[.$A290]*(1-[.D$2])" table:style-name="ce1">
            <text:p>60.41021878</text:p>
          </table:table-cell>
          <table:table-cell office:value-type="float" office:value="60.546960402490058" table:formula="of:=[.E289]*[.E$2]+[.$A290]*(1-[.E$2])" table:style-name="ce1">
            <text:p>60.5469604</text:p>
          </table:table-cell>
          <table:table-cell office:value-type="float" office:value="60.805426839434453" table:formula="of:=[.F289]*[.F$2]+[.$A290]*(1-[.F$2])" table:style-name="ce1">
            <text:p>60.80542684</text:p>
          </table:table-cell>
          <table:table-cell office:value-type="float" office:value="61.182649670659956" table:formula="of:=[.G289]*[.G$2]+[.$A290]*(1-[.G$2])" table:style-name="ce1">
            <text:p>61.18264967</text:p>
          </table:table-cell>
          <table:table-cell office:value-type="float" office:value="61.669752385604546" table:formula="of:=[.H289]*[.H$2]+[.$A290]*(1-[.H$2])" table:style-name="ce1">
            <text:p>61.66975239</text:p>
          </table:table-cell>
          <table:table-cell office:value-type="float" office:value="62.251925975818025" table:formula="of:=[.I289]*[.I$2]+[.$A290]*(1-[.I$2])" table:style-name="ce1">
            <text:p>62.25192598</text:p>
          </table:table-cell>
          <table:table-cell office:value-type="float" office:value="62.909738387592597" table:formula="of:=[.J289]*[.J$2]+[.$A290]*(1-[.J$2])" table:style-name="ce1">
            <text:p>62.90973839</text:p>
          </table:table-cell>
          <table:table-cell office:value-type="float" office:value="63.622220461219257" table:formula="of:=[.K289]*[.K$2]+[.$A290]*(1-[.K$2])" table:style-name="ce1">
            <text:p>63.62222046</text:p>
          </table:table-cell>
          <table:table-cell office:value-type="float" office:value="64.372066611364431" table:formula="of:=[.L289]*[.L$2]+[.$A290]*(1-[.L$2])" table:style-name="ce1">
            <text:p>64.37206661</text:p>
          </table:table-cell>
          <table:table-cell office:value-type="float" office:value="65.153044837575749" table:formula="of:=[.M289]*[.M$2]+[.$A290]*(1-[.M$2])" table:style-name="ce1">
            <text:p>65.15304484</text:p>
          </table:table-cell>
          <table:table-cell office:value-type="float" office:value="65.979248932973618" table:formula="of:=[.N289]*[.N$2]+[.$A290]*(1-[.N$2])" table:style-name="ce1">
            <text:p>65.97924893</text:p>
          </table:table-cell>
          <table:table-cell office:value-type="float" office:value="66.895100792937825" table:formula="of:=[.O289]*[.O$2]+[.$A290]*(1-[.O$2])" table:style-name="ce1">
            <text:p>66.89510079</text:p>
          </table:table-cell>
          <table:table-cell office:value-type="float" office:value="67.984151657982096" table:formula="of:=[.P289]*[.P$2]+[.$A290]*(1-[.P$2])" table:style-name="ce1">
            <text:p>67.98415166</text:p>
          </table:table-cell>
          <table:table-cell office:value-type="float" office:value="69.373998790953749" table:formula="of:=[.Q289]*[.Q$2]+[.$A290]*(1-[.Q$2])" table:style-name="ce1">
            <text:p>69.37399879</text:p>
          </table:table-cell>
          <table:table-cell office:value-type="float" office:value="71.231728771430014" table:formula="of:=[.R289]*[.R$2]+[.$A290]*(1-[.R$2])" table:style-name="ce1">
            <text:p>71.23172877</text:p>
          </table:table-cell>
          <table:table-cell office:value-type="float" office:value="73.715794689610959" table:formula="of:=[.S289]*[.S$2]+[.$A290]*(1-[.S$2])" table:style-name="ce1">
            <text:p>73.71579469</text:p>
          </table:table-cell>
          <table:table-cell office:value-type="float" office:value="76.68003633982822" table:formula="of:=[.T289]*[.T$2]+[.$A290]*(1-[.T$2])" table:style-name="ce1">
            <text:p>76.68003634</text:p>
          </table:table-cell>
          <table:table-cell office:value-type="float" office:value="78.700274862005386" table:formula="of:=[.U289]*[.U$2]+[.$A290]*(1-[.U$2])" table:style-name="ce1">
            <text:p>78.70027486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290]*[.B$2]+[.$A291]*(1-[.B$2])" table:style-name="ce1">
            <text:p>72.588</text:p>
          </table:table-cell>
          <table:table-cell office:value-type="float" office:value="71.978257634483526" table:formula="of:=[.C290]*[.C$2]+[.$A291]*(1-[.C$2])" table:style-name="ce1">
            <text:p>71.97825763</text:p>
          </table:table-cell>
          <table:table-cell office:value-type="float" office:value="71.370221877958542" table:formula="of:=[.D290]*[.D$2]+[.$A291]*(1-[.D$2])" table:style-name="ce1">
            <text:p>71.37022188</text:p>
          </table:table-cell>
          <table:table-cell office:value-type="float" office:value="70.781844060373501" table:formula="of:=[.E290]*[.E$2]+[.$A291]*(1-[.E$2])" table:style-name="ce1">
            <text:p>70.78184406</text:p>
          </table:table-cell>
          <table:table-cell office:value-type="float" office:value="70.23148536788689" table:formula="of:=[.F290]*[.F$2]+[.$A291]*(1-[.F$2])" table:style-name="ce1">
            <text:p>70.23148537</text:p>
          </table:table-cell>
          <table:table-cell office:value-type="float" office:value="69.736662417664988" table:formula="of:=[.G290]*[.G$2]+[.$A291]*(1-[.G$2])" table:style-name="ce1">
            <text:p>69.73666242</text:p>
          </table:table-cell>
          <table:table-cell office:value-type="float" office:value="69.312525715681346" table:formula="of:=[.H290]*[.H$2]+[.$A291]*(1-[.H$2])" table:style-name="ce1">
            <text:p>69.31252572</text:p>
          </table:table-cell>
          <table:table-cell office:value-type="float" office:value="68.9703740915363" table:formula="of:=[.I290]*[.I$2]+[.$A291]*(1-[.I$2])" table:style-name="ce1">
            <text:p>68.97037409</text:p>
          </table:table-cell>
          <table:table-cell office:value-type="float" office:value="68.716695355037047" table:formula="of:=[.J290]*[.J$2]+[.$A291]*(1-[.J$2])" table:style-name="ce1">
            <text:p>68.71669536</text:p>
          </table:table-cell>
          <table:table-cell office:value-type="float" office:value="68.553399207548665" table:formula="of:=[.K290]*[.K$2]+[.$A291]*(1-[.K$2])" table:style-name="ce1">
            <text:p>68.55339921</text:p>
          </table:table-cell>
          <table:table-cell office:value-type="float" office:value="68.480033305682213" table:formula="of:=[.L290]*[.L$2]+[.$A291]*(1-[.L$2])" table:style-name="ce1">
            <text:p>68.48003331</text:p>
          </table:table-cell>
          <table:table-cell office:value-type="float" office:value="68.498774660666655" table:formula="of:=[.M290]*[.M$2]+[.$A291]*(1-[.M$2])" table:style-name="ce1">
            <text:p>68.49877466</text:p>
          </table:table-cell>
          <table:table-cell office:value-type="float" office:value="68.622749359784166" table:formula="of:=[.N290]*[.N$2]+[.$A291]*(1-[.N$2])" table:style-name="ce1">
            <text:p>68.62274936</text:p>
          </table:table-cell>
          <table:table-cell office:value-type="float" office:value="68.887615515409578" table:formula="of:=[.O290]*[.O$2]+[.$A291]*(1-[.O$2])" table:style-name="ce1">
            <text:p>68.88761552</text:p>
          </table:table-cell>
          <table:table-cell office:value-type="float" office:value="69.365306160587465" table:formula="of:=[.P290]*[.P$2]+[.$A291]*(1-[.P$2])" table:style-name="ce1">
            <text:p>69.36530616</text:p>
          </table:table-cell>
          <table:table-cell office:value-type="float" office:value="70.177499093215317" table:formula="of:=[.Q290]*[.Q$2]+[.$A291]*(1-[.Q$2])" table:style-name="ce1">
            <text:p>70.17749909</text:p>
          </table:table-cell>
          <table:table-cell office:value-type="float" office:value="71.502983017144018" table:formula="of:=[.R290]*[.R$2]+[.$A291]*(1-[.R$2])" table:style-name="ce1">
            <text:p>71.50298302</text:p>
          </table:table-cell>
          <table:table-cell office:value-type="float" office:value="73.546625486169319" table:formula="of:=[.S290]*[.S$2]+[.$A291]*(1-[.S$2])" table:style-name="ce1">
            <text:p>73.54662549</text:p>
          </table:table-cell>
          <table:table-cell office:value-type="float" office:value="76.270832705845393" table:formula="of:=[.T290]*[.T$2]+[.$A291]*(1-[.T$2])" table:style-name="ce1">
            <text:p>76.27083271</text:p>
          </table:table-cell>
          <table:table-cell office:value-type="float" office:value="78.39466111890512" table:formula="of:=[.U290]*[.U$2]+[.$A291]*(1-[.U$2])" table:style-name="ce1">
            <text:p>78.39466112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291]*[.B$2]+[.$A292]*(1-[.B$2])" table:style-name="ce1">
            <text:p>78.637</text:p>
          </table:table-cell>
          <table:table-cell office:value-type="float" office:value="78.304062881724178" table:formula="of:=[.C291]*[.C$2]+[.$A292]*(1-[.C$2])" table:style-name="ce1">
            <text:p>78.30406288</text:p>
          </table:table-cell>
          <table:table-cell office:value-type="float" office:value="77.910322187795856" table:formula="of:=[.D291]*[.D$2]+[.$A292]*(1-[.D$2])" table:style-name="ce1">
            <text:p>77.91032219</text:p>
          </table:table-cell>
          <table:table-cell office:value-type="float" office:value="77.458726609056015" table:formula="of:=[.E291]*[.E$2]+[.$A292]*(1-[.E$2])" table:style-name="ce1">
            <text:p>77.45872661</text:p>
          </table:table-cell>
          <table:table-cell office:value-type="float" office:value="76.955897073577376" table:formula="of:=[.F291]*[.F$2]+[.$A292]*(1-[.F$2])" table:style-name="ce1">
            <text:p>76.95589707</text:p>
          </table:table-cell>
          <table:table-cell office:value-type="float" office:value="76.411915604416251" table:formula="of:=[.G291]*[.G$2]+[.$A292]*(1-[.G$2])" table:style-name="ce1">
            <text:p>76.4119156</text:p>
          </table:table-cell>
          <table:table-cell office:value-type="float" office:value="75.839657714704401" table:formula="of:=[.H291]*[.H$2]+[.$A292]*(1-[.H$2])" table:style-name="ce1">
            <text:p>75.83965771</text:p>
          </table:table-cell>
          <table:table-cell office:value-type="float" office:value="75.253680932037696" table:formula="of:=[.I291]*[.I$2]+[.$A292]*(1-[.I$2])" table:style-name="ce1">
            <text:p>75.25368093</text:p>
          </table:table-cell>
          <table:table-cell office:value-type="float" office:value="74.668878142014819" table:formula="of:=[.J291]*[.J$2]+[.$A292]*(1-[.J$2])" table:style-name="ce1">
            <text:p>74.66887814</text:p>
          </table:table-cell>
          <table:table-cell office:value-type="float" office:value="74.099379643396901" table:formula="of:=[.K291]*[.K$2]+[.$A292]*(1-[.K$2])" table:style-name="ce1">
            <text:p>74.09937964</text:p>
          </table:table-cell>
          <table:table-cell office:value-type="float" office:value="73.558516652841107" table:formula="of:=[.L291]*[.L$2]+[.$A292]*(1-[.L$2])" table:style-name="ce1">
            <text:p>73.55851665</text:p>
          </table:table-cell>
          <table:table-cell office:value-type="float" office:value="73.060976063366667" table:formula="of:=[.M291]*[.M$2]+[.$A292]*(1-[.M$2])" table:style-name="ce1">
            <text:p>73.06097606</text:p>
          </table:table-cell>
          <table:table-cell office:value-type="float" office:value="72.628449615870494" table:formula="of:=[.N291]*[.N$2]+[.$A292]*(1-[.N$2])" table:style-name="ce1">
            <text:p>72.62844962</text:p>
          </table:table-cell>
          <table:table-cell office:value-type="float" office:value="72.299900085016219" table:formula="of:=[.O291]*[.O$2]+[.$A292]*(1-[.O$2])" table:style-name="ce1">
            <text:p>72.29990009</text:p>
          </table:table-cell>
          <table:table-cell office:value-type="float" office:value="72.146814312411237" table:formula="of:=[.P291]*[.P$2]+[.$A292]*(1-[.P$2])" table:style-name="ce1">
            <text:p>72.14681431</text:p>
          </table:table-cell>
          <table:table-cell office:value-type="float" office:value="72.292374319911488" table:formula="of:=[.Q291]*[.Q$2]+[.$A292]*(1-[.Q$2])" table:style-name="ce1">
            <text:p>72.29237432</text:p>
          </table:table-cell>
          <table:table-cell office:value-type="float" office:value="72.92978641371522" table:formula="of:=[.R291]*[.R$2]+[.$A292]*(1-[.R$2])" table:style-name="ce1">
            <text:p>72.92978641</text:p>
          </table:table-cell>
          <table:table-cell office:value-type="float" office:value="74.310181663243924" table:formula="of:=[.S291]*[.S$2]+[.$A292]*(1-[.S$2])" table:style-name="ce1">
            <text:p>74.31018166</text:p>
          </table:table-cell>
          <table:table-cell office:value-type="float" office:value="76.507449435260853" table:formula="of:=[.T291]*[.T$2]+[.$A292]*(1-[.T$2])" table:style-name="ce1">
            <text:p>76.50744944</text:p>
          </table:table-cell>
          <table:table-cell office:value-type="float" office:value="78.406778062959859" table:formula="of:=[.U291]*[.U$2]+[.$A292]*(1-[.U$2])" table:style-name="ce1">
            <text:p>78.40677806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292]*[.B$2]+[.$A293]*(1-[.B$2])" table:style-name="ce1">
            <text:p>75.6125</text:p>
          </table:table-cell>
          <table:table-cell office:value-type="float" office:value="75.747078144086203" table:formula="of:=[.C292]*[.C$2]+[.$A293]*(1-[.C$2])" table:style-name="ce1">
            <text:p>75.74707814</text:p>
          </table:table-cell>
          <table:table-cell office:value-type="float" office:value="75.842282218779587" table:formula="of:=[.D292]*[.D$2]+[.$A293]*(1-[.D$2])" table:style-name="ce1">
            <text:p>75.84228222</text:p>
          </table:table-cell>
          <table:table-cell office:value-type="float" office:value="75.889433991358402" table:formula="of:=[.E292]*[.E$2]+[.$A293]*(1-[.E$2])" table:style-name="ce1">
            <text:p>75.88943399</text:p>
          </table:table-cell>
          <table:table-cell office:value-type="float" office:value="75.881179414715476" table:formula="of:=[.F292]*[.F$2]+[.$A293]*(1-[.F$2])" table:style-name="ce1">
            <text:p>75.88117941</text:p>
          </table:table-cell>
          <table:table-cell office:value-type="float" office:value="75.812353901104061" table:formula="of:=[.G292]*[.G$2]+[.$A293]*(1-[.G$2])" table:style-name="ce1">
            <text:p>75.8123539</text:p>
          </table:table-cell>
          <table:table-cell office:value-type="float" office:value="75.680647314411317" table:formula="of:=[.H292]*[.H$2]+[.$A293]*(1-[.H$2])" table:style-name="ce1">
            <text:p>75.68064731</text:p>
          </table:table-cell>
          <table:table-cell office:value-type="float" office:value="75.486913326213198" table:formula="of:=[.I292]*[.I$2]+[.$A293]*(1-[.I$2])" table:style-name="ce1">
            <text:p>75.48691333</text:p>
          </table:table-cell>
          <table:table-cell office:value-type="float" office:value="75.235051256805932" table:formula="of:=[.J292]*[.J$2]+[.$A293]*(1-[.J$2])" table:style-name="ce1">
            <text:p>75.23505126</text:p>
          </table:table-cell>
          <table:table-cell office:value-type="float" office:value="74.931595839528597" table:formula="of:=[.K292]*[.K$2]+[.$A293]*(1-[.K$2])" table:style-name="ce1">
            <text:p>74.93159584</text:p>
          </table:table-cell>
          <table:table-cell office:value-type="float" office:value="74.585508326420552" table:formula="of:=[.L292]*[.L$2]+[.$A293]*(1-[.L$2])" table:style-name="ce1">
            <text:p>74.58550833</text:p>
          </table:table-cell>
          <table:table-cell office:value-type="float" office:value="74.20916183485167" table:formula="of:=[.M292]*[.M$2]+[.$A293]*(1-[.M$2])" table:style-name="ce1">
            <text:p>74.20916183</text:p>
          </table:table-cell>
          <table:table-cell office:value-type="float" office:value="73.822069769522301" table:formula="of:=[.N292]*[.N$2]+[.$A293]*(1-[.N$2])" table:style-name="ce1">
            <text:p>73.82206977</text:p>
          </table:table-cell>
          <table:table-cell office:value-type="float" office:value="73.459310055260545" table:formula="of:=[.O292]*[.O$2]+[.$A293]*(1-[.O$2])" table:style-name="ce1">
            <text:p>73.45931006</text:p>
          </table:table-cell>
          <table:table-cell office:value-type="float" office:value="73.186520018687872" table:formula="of:=[.P292]*[.P$2]+[.$A293]*(1-[.P$2])" table:style-name="ce1">
            <text:p>73.18652002</text:p>
          </table:table-cell>
          <table:table-cell office:value-type="float" office:value="73.122405739933612" table:formula="of:=[.Q292]*[.Q$2]+[.$A293]*(1-[.Q$2])" table:style-name="ce1">
            <text:p>73.12240574</text:p>
          </table:table-cell>
          <table:table-cell office:value-type="float" office:value="73.466329130972184" table:formula="of:=[.R292]*[.R$2]+[.$A293]*(1-[.R$2])" table:style-name="ce1">
            <text:p>73.46632913</text:p>
          </table:table-cell>
          <table:table-cell office:value-type="float" office:value="74.50552941375733" table:formula="of:=[.S292]*[.S$2]+[.$A293]*(1-[.S$2])" table:style-name="ce1">
            <text:p>74.50552941</text:p>
          </table:table-cell>
          <table:table-cell office:value-type="float" office:value="76.417954491734776" table:formula="of:=[.T292]*[.T$2]+[.$A293]*(1-[.T$2])" table:style-name="ce1">
            <text:p>76.41795449</text:p>
          </table:table-cell>
          <table:table-cell office:value-type="float" office:value="78.267064159811866" table:formula="of:=[.U292]*[.U$2]+[.$A293]*(1-[.U$2])" table:style-name="ce1">
            <text:p>78.26706416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293]*[.B$2]+[.$A294]*(1-[.B$2])" table:style-name="ce1">
            <text:p>54.441</text:p>
          </table:table-cell>
          <table:table-cell office:value-type="float" office:value="55.506303907204313" table:formula="of:=[.C293]*[.C$2]+[.$A294]*(1-[.C$2])" table:style-name="ce1">
            <text:p>55.50630391</text:p>
          </table:table-cell>
          <table:table-cell office:value-type="float" office:value="56.581128221877961" table:formula="of:=[.D293]*[.D$2]+[.$A294]*(1-[.D$2])" table:style-name="ce1">
            <text:p>56.58112822</text:p>
          </table:table-cell>
          <table:table-cell office:value-type="float" office:value="57.658265098703758" table:formula="of:=[.E293]*[.E$2]+[.$A294]*(1-[.E$2])" table:style-name="ce1">
            <text:p>57.6582651</text:p>
          </table:table-cell>
          <table:table-cell office:value-type="float" office:value="58.729035882943101" table:formula="of:=[.F293]*[.F$2]+[.$A294]*(1-[.F$2])" table:style-name="ce1">
            <text:p>58.72903588</text:p>
          </table:table-cell>
          <table:table-cell office:value-type="float" office:value="59.783838475276013" table:formula="of:=[.G293]*[.G$2]+[.$A294]*(1-[.G$2])" table:style-name="ce1">
            <text:p>59.78383848</text:p>
          </table:table-cell>
          <table:table-cell office:value-type="float" office:value="60.812894194323391" table:formula="of:=[.H293]*[.H$2]+[.$A294]*(1-[.H$2])" table:style-name="ce1">
            <text:p>60.81289419</text:p>
          </table:table-cell>
          <table:table-cell office:value-type="float" office:value="61.80706966417462" table:formula="of:=[.I293]*[.I$2]+[.$A294]*(1-[.I$2])" table:style-name="ce1">
            <text:p>61.80706966</text:p>
          </table:table-cell>
          <table:table-cell office:value-type="float" office:value="62.758620502722373" table:formula="of:=[.J293]*[.J$2]+[.$A294]*(1-[.J$2])" table:style-name="ce1">
            <text:p>62.7586205</text:p>
          </table:table-cell>
          <table:table-cell office:value-type="float" office:value="63.661768127787873" table:formula="of:=[.K293]*[.K$2]+[.$A294]*(1-[.K$2])" table:style-name="ce1">
            <text:p>63.66176813</text:p>
          </table:table-cell>
          <table:table-cell office:value-type="float" office:value="64.513254163210277" table:formula="of:=[.L293]*[.L$2]+[.$A294]*(1-[.L$2])" table:style-name="ce1">
            <text:p>64.51325416</text:p>
          </table:table-cell>
          <table:table-cell office:value-type="float" office:value="65.313489009168421" table:formula="of:=[.M293]*[.M$2]+[.$A294]*(1-[.M$2])" table:style-name="ce1">
            <text:p>65.31348901</text:p>
          </table:table-cell>
          <table:table-cell office:value-type="float" office:value="66.069641861713379" table:formula="of:=[.N293]*[.N$2]+[.$A294]*(1-[.N$2])" table:style-name="ce1">
            <text:p>66.06964186</text:p>
          </table:table-cell>
          <table:table-cell office:value-type="float" office:value="66.802901535919347" table:formula="of:=[.O293]*[.O$2]+[.$A294]*(1-[.O$2])" table:style-name="ce1">
            <text:p>66.80290154</text:p>
          </table:table-cell>
          <table:table-cell office:value-type="float" office:value="67.562864013081509" table:formula="of:=[.P293]*[.P$2]+[.$A294]*(1-[.P$2])" table:style-name="ce1">
            <text:p>67.56286401</text:p>
          </table:table-cell>
          <table:table-cell office:value-type="float" office:value="68.452054304950209" table:formula="of:=[.Q293]*[.Q$2]+[.$A294]*(1-[.Q$2])" table:style-name="ce1">
            <text:p>68.4520543</text:p>
          </table:table-cell>
          <table:table-cell office:value-type="float" office:value="69.661263304777748" table:formula="of:=[.R293]*[.R$2]+[.$A294]*(1-[.R$2])" table:style-name="ce1">
            <text:p>69.6612633</text:p>
          </table:table-cell>
          <table:table-cell office:value-type="float" office:value="71.495850001693725" table:formula="of:=[.S293]*[.S$2]+[.$A294]*(1-[.S$2])" table:style-name="ce1">
            <text:p>71.49585</text:p>
          </table:table-cell>
          <table:table-cell office:value-type="float" office:value="74.22025904256131" table:formula="of:=[.T293]*[.T$2]+[.$A294]*(1-[.T$2])" table:style-name="ce1">
            <text:p>74.22025904</text:p>
          </table:table-cell>
          <table:table-cell office:value-type="float" office:value="77.075760951821266" table:formula="of:=[.U293]*[.U$2]+[.$A294]*(1-[.U$2])" table:style-name="ce1">
            <text:p>77.07576095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294]*[.B$2]+[.$A295]*(1-[.B$2])" table:style-name="ce1">
            <text:p>57.4655</text:p>
          </table:table-cell>
          <table:table-cell office:value-type="float" office:value="57.367540195360213" table:formula="of:=[.C294]*[.C$2]+[.$A295]*(1-[.C$2])" table:style-name="ce1">
            <text:p>57.3675402</text:p>
          </table:table-cell>
          <table:table-cell office:value-type="float" office:value="57.377062822187796" table:formula="of:=[.D294]*[.D$2]+[.$A295]*(1-[.D$2])" table:style-name="ce1">
            <text:p>57.37706282</text:p>
          </table:table-cell>
          <table:table-cell office:value-type="float" office:value="57.494414764805562" table:formula="of:=[.E294]*[.E$2]+[.$A295]*(1-[.E$2])" table:style-name="ce1">
            <text:p>57.49441476</text:p>
          </table:table-cell>
          <table:table-cell office:value-type="float" office:value="57.718207176588621" table:formula="of:=[.F294]*[.F$2]+[.$A295]*(1-[.F$2])" table:style-name="ce1">
            <text:p>57.71820718</text:p>
          </table:table-cell>
          <table:table-cell office:value-type="float" office:value="58.045084618819004" table:formula="of:=[.G294]*[.G$2]+[.$A295]*(1-[.G$2])" table:style-name="ce1">
            <text:p>58.04508462</text:p>
          </table:table-cell>
          <table:table-cell office:value-type="float" office:value="58.469718258297007" table:formula="of:=[.H294]*[.H$2]+[.$A295]*(1-[.H$2])" table:style-name="ce1">
            <text:p>58.46971826</text:p>
          </table:table-cell>
          <table:table-cell office:value-type="float" office:value="58.985049382461114" table:formula="of:=[.I294]*[.I$2]+[.$A295]*(1-[.I$2])" table:style-name="ce1">
            <text:p>58.98504938</text:p>
          </table:table-cell>
          <table:table-cell office:value-type="float" office:value="59.582748201088947" table:formula="of:=[.J294]*[.J$2]+[.$A295]*(1-[.J$2])" table:style-name="ce1">
            <text:p>59.5827482</text:p>
          </table:table-cell>
          <table:table-cell office:value-type="float" office:value="60.253820657504548" table:formula="of:=[.K294]*[.K$2]+[.$A295]*(1-[.K$2])" table:style-name="ce1">
            <text:p>60.25382066</text:p>
          </table:table-cell>
          <table:table-cell office:value-type="float" office:value="60.989377081605141" table:formula="of:=[.L294]*[.L$2]+[.$A295]*(1-[.L$2])" table:style-name="ce1">
            <text:p>60.98937708</text:p>
          </table:table-cell>
          <table:table-cell office:value-type="float" office:value="61.781893955042634" table:formula="of:=[.M294]*[.M$2]+[.$A295]*(1-[.M$2])" table:style-name="ce1">
            <text:p>61.78189396</text:p>
          </table:table-cell>
          <table:table-cell office:value-type="float" office:value="62.627985117028032" table:formula="of:=[.N294]*[.N$2]+[.$A295]*(1-[.N$2])" table:style-name="ce1">
            <text:p>62.62798512</text:p>
          </table:table-cell>
          <table:table-cell office:value-type="float" office:value="63.534810998347574" table:formula="of:=[.O294]*[.O$2]+[.$A295]*(1-[.O$2])" table:style-name="ce1">
            <text:p>63.534811</text:p>
          </table:table-cell>
          <table:table-cell office:value-type="float" office:value="64.533654809157056" table:formula="of:=[.P294]*[.P$2]+[.$A295]*(1-[.P$2])" table:style-name="ce1">
            <text:p>64.53365481</text:p>
          </table:table-cell>
          <table:table-cell office:value-type="float" office:value="65.705415728712666" table:formula="of:=[.Q294]*[.Q$2]+[.$A295]*(1-[.Q$2])" table:style-name="ce1">
            <text:p>65.70541573</text:p>
          </table:table-cell>
          <table:table-cell office:value-type="float" office:value="67.222110643822191" table:formula="of:=[.R294]*[.R$2]+[.$A295]*(1-[.R$2])" table:style-name="ce1">
            <text:p>67.22211064</text:p>
          </table:table-cell>
          <table:table-cell office:value-type="float" office:value="69.391297501439666" table:formula="of:=[.S294]*[.S$2]+[.$A295]*(1-[.S$2])" table:style-name="ce1">
            <text:p>69.3912975</text:p>
          </table:table-cell>
          <table:table-cell office:value-type="float" office:value="72.544783138305178" table:formula="of:=[.T294]*[.T$2]+[.$A295]*(1-[.T$2])" table:style-name="ce1">
            <text:p>72.54478314</text:p>
          </table:table-cell>
          <table:table-cell office:value-type="float" office:value="76.095247904230206" table:formula="of:=[.U294]*[.U$2]+[.$A295]*(1-[.U$2])" table:style-name="ce1">
            <text:p>76.0952479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295]*[.B$2]+[.$A296]*(1-[.B$2])" table:style-name="ce1">
            <text:p>66.539</text:p>
          </table:table-cell>
          <table:table-cell office:value-type="float" office:value="66.080427009768016" table:formula="of:=[.C295]*[.C$2]+[.$A296]*(1-[.C$2])" table:style-name="ce1">
            <text:p>66.08042701</text:p>
          </table:table-cell>
          <table:table-cell office:value-type="float" office:value="65.622806282218775" table:formula="of:=[.D295]*[.D$2]+[.$A296]*(1-[.D$2])" table:style-name="ce1">
            <text:p>65.62280628</text:p>
          </table:table-cell>
          <table:table-cell office:value-type="float" office:value="65.182312214720838" table:formula="of:=[.E295]*[.E$2]+[.$A296]*(1-[.E$2])" table:style-name="ce1">
            <text:p>65.18231221</text:p>
          </table:table-cell>
          <table:table-cell office:value-type="float" office:value="64.774841435317725" table:formula="of:=[.F295]*[.F$2]+[.$A296]*(1-[.F$2])" table:style-name="ce1">
            <text:p>64.77484144</text:p>
          </table:table-cell>
          <table:table-cell office:value-type="float" office:value="64.415521154704749" table:formula="of:=[.G295]*[.G$2]+[.$A296]*(1-[.G$2])" table:style-name="ce1">
            <text:p>64.41552115</text:p>
          </table:table-cell>
          <table:table-cell office:value-type="float" office:value="64.118215477489102" table:formula="of:=[.H295]*[.H$2]+[.$A296]*(1-[.H$2])" table:style-name="ce1">
            <text:p>64.11821548</text:p>
          </table:table-cell>
          <table:table-cell office:value-type="float" office:value="63.895117283861396" table:formula="of:=[.I295]*[.I$2]+[.$A296]*(1-[.I$2])" table:style-name="ce1">
            <text:p>63.89511728</text:p>
          </table:table-cell>
          <table:table-cell office:value-type="float" office:value="63.756499280435577" table:formula="of:=[.J295]*[.J$2]+[.$A296]*(1-[.J$2])" table:style-name="ce1">
            <text:p>63.75649928</text:p>
          </table:table-cell>
          <table:table-cell office:value-type="float" office:value="63.710669295877054" table:formula="of:=[.K295]*[.K$2]+[.$A296]*(1-[.K$2])" table:style-name="ce1">
            <text:p>63.7106693</text:p>
          </table:table-cell>
          <table:table-cell office:value-type="float" office:value="63.764188540802571" table:formula="of:=[.L295]*[.L$2]+[.$A296]*(1-[.L$2])" table:style-name="ce1">
            <text:p>63.76418854</text:p>
          </table:table-cell>
          <table:table-cell office:value-type="float" office:value="63.922591675273445" table:formula="of:=[.M295]*[.M$2]+[.$A296]*(1-[.M$2])" table:style-name="ce1">
            <text:p>63.92259168</text:p>
          </table:table-cell>
          <table:table-cell office:value-type="float" office:value="64.192391070216814" table:formula="of:=[.N295]*[.N$2]+[.$A296]*(1-[.N$2])" table:style-name="ce1">
            <text:p>64.19239107</text:p>
          </table:table-cell>
          <table:table-cell office:value-type="float" office:value="64.58627714892593" table:formula="of:=[.O295]*[.O$2]+[.$A296]*(1-[.O$2])" table:style-name="ce1">
            <text:p>64.58627715</text:p>
          </table:table-cell>
          <table:table-cell office:value-type="float" office:value="65.135258366409943" table:formula="of:=[.P295]*[.P$2]+[.$A296]*(1-[.P$2])" table:style-name="ce1">
            <text:p>65.13525837</text:p>
          </table:table-cell>
          <table:table-cell office:value-type="float" office:value="65.913811796534503" table:formula="of:=[.Q295]*[.Q$2]+[.$A296]*(1-[.Q$2])" table:style-name="ce1">
            <text:p>65.9138118</text:p>
          </table:table-cell>
          <table:table-cell office:value-type="float" office:value="67.085488515057747" table:formula="of:=[.R295]*[.R$2]+[.$A296]*(1-[.R$2])" table:style-name="ce1">
            <text:p>67.08548852</text:p>
          </table:table-cell>
          <table:table-cell office:value-type="float" office:value="68.963452876223712" table:formula="of:=[.S295]*[.S$2]+[.$A296]*(1-[.S$2])" table:style-name="ce1">
            <text:p>68.96345288</text:p>
          </table:table-cell>
          <table:table-cell office:value-type="float" office:value="71.944204824474653" table:formula="of:=[.T295]*[.T$2]+[.$A296]*(1-[.T$2])" table:style-name="ce1">
            <text:p>71.94420482</text:p>
          </table:table-cell>
          <table:table-cell office:value-type="float" office:value="75.617435509018691" table:formula="of:=[.U295]*[.U$2]+[.$A296]*(1-[.U$2])" table:style-name="ce1">
            <text:p>75.61743551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296]*[.B$2]+[.$A297]*(1-[.B$2])" table:style-name="ce1">
            <text:p>75.6125</text:p>
          </table:table-cell>
          <table:table-cell office:value-type="float" office:value="75.135896350488395" table:formula="of:=[.C296]*[.C$2]+[.$A297]*(1-[.C$2])" table:style-name="ce1">
            <text:p>75.13589635</text:p>
          </table:table-cell>
          <table:table-cell office:value-type="float" office:value="74.613530628221866" table:formula="of:=[.D296]*[.D$2]+[.$A297]*(1-[.D$2])" table:style-name="ce1">
            <text:p>74.61353063</text:p>
          </table:table-cell>
          <table:table-cell office:value-type="float" office:value="74.04797183220812" table:formula="of:=[.E296]*[.E$2]+[.$A297]*(1-[.E$2])" table:style-name="ce1">
            <text:p>74.04797183</text:p>
          </table:table-cell>
          <table:table-cell office:value-type="float" office:value="73.444968287063546" table:formula="of:=[.F296]*[.F$2]+[.$A297]*(1-[.F$2])" table:style-name="ce1">
            <text:p>73.44496829</text:p>
          </table:table-cell>
          <table:table-cell office:value-type="float" office:value="72.813255288676174" table:formula="of:=[.G296]*[.G$2]+[.$A297]*(1-[.G$2])" table:style-name="ce1">
            <text:p>72.81325529</text:p>
          </table:table-cell>
          <table:table-cell office:value-type="float" office:value="72.164214643246723" table:formula="of:=[.H296]*[.H$2]+[.$A297]*(1-[.H$2])" table:style-name="ce1">
            <text:p>72.16421464</text:p>
          </table:table-cell>
          <table:table-cell office:value-type="float" office:value="71.511416049351482" table:formula="of:=[.I296]*[.I$2]+[.$A297]*(1-[.I$2])" table:style-name="ce1">
            <text:p>71.51141605</text:p>
          </table:table-cell>
          <table:table-cell office:value-type="float" office:value="70.870099712174238" table:formula="of:=[.J296]*[.J$2]+[.$A297]*(1-[.J$2])" table:style-name="ce1">
            <text:p>70.87009971</text:p>
          </table:table-cell>
          <table:table-cell office:value-type="float" office:value="70.256676183144677" table:formula="of:=[.K296]*[.K$2]+[.$A297]*(1-[.K$2])" table:style-name="ce1">
            <text:p>70.25667618</text:p>
          </table:table-cell>
          <table:table-cell office:value-type="float" office:value="69.688344270401288" table:formula="of:=[.L296]*[.L$2]+[.$A297]*(1-[.L$2])" table:style-name="ce1">
            <text:p>69.68834427</text:p>
          </table:table-cell>
          <table:table-cell office:value-type="float" office:value="69.183050421400395" table:formula="of:=[.M296]*[.M$2]+[.$A297]*(1-[.M$2])" table:style-name="ce1">
            <text:p>69.18305042</text:p>
          </table:table-cell>
          <table:table-cell office:value-type="float" office:value="68.760434642130093" table:formula="of:=[.N296]*[.N$2]+[.$A297]*(1-[.N$2])" table:style-name="ce1">
            <text:p>68.76043464</text:p>
          </table:table-cell>
          <table:table-cell office:value-type="float" office:value="68.445455146801862" table:formula="of:=[.O296]*[.O$2]+[.$A297]*(1-[.O$2])" table:style-name="ce1">
            <text:p>68.44545515</text:p>
          </table:table-cell>
          <table:table-cell office:value-type="float" office:value="68.278430856486963" table:formula="of:=[.P296]*[.P$2]+[.$A297]*(1-[.P$2])" table:style-name="ce1">
            <text:p>68.27843086</text:p>
          </table:table-cell>
          <table:table-cell office:value-type="float" office:value="68.33848384740088" table:formula="of:=[.Q296]*[.Q$2]+[.$A297]*(1-[.Q$2])" table:style-name="ce1">
            <text:p>68.33848385</text:p>
          </table:table-cell>
          <table:table-cell office:value-type="float" office:value="68.7908908120462" table:formula="of:=[.R296]*[.R$2]+[.$A297]*(1-[.R$2])" table:style-name="ce1">
            <text:p>68.79089081</text:p>
          </table:table-cell>
          <table:table-cell office:value-type="float" office:value="69.960809944790157" table:formula="of:=[.S296]*[.S$2]+[.$A297]*(1-[.S$2])" table:style-name="ce1">
            <text:p>69.96080994</text:p>
          </table:table-cell>
          <table:table-cell office:value-type="float" office:value="72.311034342027185" table:formula="of:=[.T296]*[.T$2]+[.$A297]*(1-[.T$2])" table:style-name="ce1">
            <text:p>72.31103434</text:p>
          </table:table-cell>
          <table:table-cell office:value-type="float" office:value="75.617188733567758" table:formula="of:=[.U296]*[.U$2]+[.$A297]*(1-[.U$2])" table:style-name="ce1">
            <text:p>75.61718873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297]*[.B$2]+[.$A298]*(1-[.B$2])" table:style-name="ce1">
            <text:p>63.5145</text:p>
          </table:table-cell>
          <table:table-cell office:value-type="float" office:value="64.095569817524421" table:formula="of:=[.C297]*[.C$2]+[.$A298]*(1-[.C$2])" table:style-name="ce1">
            <text:p>64.09556982</text:p>
          </table:table-cell>
          <table:table-cell office:value-type="float" office:value="64.624403062822182" table:formula="of:=[.D297]*[.D$2]+[.$A298]*(1-[.D$2])" table:style-name="ce1">
            <text:p>64.62440306</text:p>
          </table:table-cell>
          <table:table-cell office:value-type="float" office:value="65.09452077483121" table:formula="of:=[.E297]*[.E$2]+[.$A298]*(1-[.E$2])" table:style-name="ce1">
            <text:p>65.09452077</text:p>
          </table:table-cell>
          <table:table-cell office:value-type="float" office:value="65.500593657412708" table:formula="of:=[.F297]*[.F$2]+[.$A298]*(1-[.F$2])" table:style-name="ce1">
            <text:p>65.50059366</text:p>
          </table:table-cell>
          <table:table-cell office:value-type="float" office:value="65.839188822169035" table:formula="of:=[.G297]*[.G$2]+[.$A298]*(1-[.G$2])" table:style-name="ce1">
            <text:p>65.83918882</text:p>
          </table:table-cell>
          <table:table-cell office:value-type="float" office:value="66.109414392974017" table:formula="of:=[.H297]*[.H$2]+[.$A298]*(1-[.H$2])" table:style-name="ce1">
            <text:p>66.10941439</text:p>
          </table:table-cell>
          <table:table-cell office:value-type="float" office:value="66.31342061727301" table:formula="of:=[.I297]*[.I$2]+[.$A298]*(1-[.I$2])" table:style-name="ce1">
            <text:p>66.31342062</text:p>
          </table:table-cell>
          <table:table-cell office:value-type="float" office:value="66.456739884869691" table:formula="of:=[.J297]*[.J$2]+[.$A298]*(1-[.J$2])" table:style-name="ce1">
            <text:p>66.45673988</text:p>
          </table:table-cell>
          <table:table-cell office:value-type="float" office:value="66.548479282415101" table:formula="of:=[.K297]*[.K$2]+[.$A298]*(1-[.K$2])" table:style-name="ce1">
            <text:p>66.54847928</text:p>
          </table:table-cell>
          <table:table-cell office:value-type="float" office:value="66.601422135200636" table:formula="of:=[.L297]*[.L$2]+[.$A298]*(1-[.L$2])" table:style-name="ce1">
            <text:p>66.60142214</text:p>
          </table:table-cell>
          <table:table-cell office:value-type="float" office:value="66.632202731770221" table:formula="of:=[.M297]*[.M$2]+[.$A298]*(1-[.M$2])" table:style-name="ce1">
            <text:p>66.63220273</text:p>
          </table:table-cell>
          <table:table-cell office:value-type="float" office:value="66.662060785278044" table:formula="of:=[.N297]*[.N$2]+[.$A298]*(1-[.N$2])" table:style-name="ce1">
            <text:p>66.66206079</text:p>
          </table:table-cell>
          <table:table-cell office:value-type="float" office:value="66.719620845421218" table:formula="of:=[.O297]*[.O$2]+[.$A298]*(1-[.O$2])" table:style-name="ce1">
            <text:p>66.71962085</text:p>
          </table:table-cell>
          <table:table-cell office:value-type="float" office:value="66.849251599540878" table:formula="of:=[.P297]*[.P$2]+[.$A298]*(1-[.P$2])" table:style-name="ce1">
            <text:p>66.8492516</text:p>
          </table:table-cell>
          <table:table-cell office:value-type="float" office:value="67.13248788555066" table:formula="of:=[.Q297]*[.Q$2]+[.$A298]*(1-[.Q$2])" table:style-name="ce1">
            <text:p>67.13248789</text:p>
          </table:table-cell>
          <table:table-cell office:value-type="float" office:value="67.735612649636963" table:formula="of:=[.R297]*[.R$2]+[.$A298]*(1-[.R$2])" table:style-name="ce1">
            <text:p>67.73561265</text:p>
          </table:table-cell>
          <table:table-cell office:value-type="float" office:value="68.99386345307164" table:formula="of:=[.S297]*[.S$2]+[.$A298]*(1-[.S$2])" table:style-name="ce1">
            <text:p>68.99386345</text:p>
          </table:table-cell>
          <table:table-cell office:value-type="float" office:value="71.431380907824462" table:formula="of:=[.T297]*[.T$2]+[.$A298]*(1-[.T$2])" table:style-name="ce1">
            <text:p>71.43138091</text:p>
          </table:table-cell>
          <table:table-cell office:value-type="float" office:value="75.01205429688936" table:formula="of:=[.U297]*[.U$2]+[.$A298]*(1-[.U$2])" table:style-name="ce1">
            <text:p>75.0120543</text:p>
          </table:table-cell>
          <table:table-cell table:number-columns-repeated="16363"/>
        </table:table-row>
        <table:table-row table:style-name="ro1">
          <table:table-cell office:value-type="float" office:value="51.416499999999999" table:style-name="ce1">
            <text:p>51.4165</text:p>
          </table:table-cell>
          <table:table-cell office:value-type="float" office:value="51.416499999999999" table:formula="of:=[.B298]*[.B$2]+[.$A299]*(1-[.B$2])" table:style-name="ce1">
            <text:p>51.4165</text:p>
          </table:table-cell>
          <table:table-cell office:value-type="float" office:value="52.050453490876222" table:formula="of:=[.C298]*[.C$2]+[.$A299]*(1-[.C$2])" table:style-name="ce1">
            <text:p>52.05045349</text:p>
          </table:table-cell>
          <table:table-cell office:value-type="float" office:value="52.737290306282219" table:formula="of:=[.D298]*[.D$2]+[.$A299]*(1-[.D$2])" table:style-name="ce1">
            <text:p>52.73729031</text:p>
          </table:table-cell>
          <table:table-cell office:value-type="float" office:value="53.468203116224686" table:formula="of:=[.E298]*[.E$2]+[.$A299]*(1-[.E$2])" table:style-name="ce1">
            <text:p>53.46820312</text:p>
          </table:table-cell>
          <table:table-cell office:value-type="float" office:value="54.233318731482541" table:formula="of:=[.F298]*[.F$2]+[.$A299]*(1-[.F$2])" table:style-name="ce1">
            <text:p>54.23331873</text:p>
          </table:table-cell>
          <table:table-cell office:value-type="float" office:value="55.022172205542262" table:formula="of:=[.G298]*[.G$2]+[.$A299]*(1-[.G$2])" table:style-name="ce1">
            <text:p>55.02217221</text:p>
          </table:table-cell>
          <table:table-cell office:value-type="float" office:value="55.8243743178922" table:formula="of:=[.H298]*[.H$2]+[.$A299]*(1-[.H$2])" table:style-name="ce1">
            <text:p>55.82437432</text:p>
          </table:table-cell>
          <table:table-cell office:value-type="float" office:value="56.630422216045545" table:formula="of:=[.I298]*[.I$2]+[.$A299]*(1-[.I$2])" table:style-name="ce1">
            <text:p>56.63042222</text:p>
          </table:table-cell>
          <table:table-cell office:value-type="float" office:value="57.432595953947875" table:formula="of:=[.J298]*[.J$2]+[.$A299]*(1-[.J$2])" table:style-name="ce1">
            <text:p>57.43259595</text:p>
          </table:table-cell>
          <table:table-cell office:value-type="float" office:value="58.225890677086795" table:formula="of:=[.K298]*[.K$2]+[.$A299]*(1-[.K$2])" table:style-name="ce1">
            <text:p>58.22589068</text:p>
          </table:table-cell>
          <table:table-cell office:value-type="float" office:value="59.008961067600318" table:formula="of:=[.L298]*[.L$2]+[.$A299]*(1-[.L$2])" table:style-name="ce1">
            <text:p>59.00896107</text:p>
          </table:table-cell>
          <table:table-cell office:value-type="float" office:value="59.78513650247362" table:formula="of:=[.M298]*[.M$2]+[.$A299]*(1-[.M$2])" table:style-name="ce1">
            <text:p>59.7851365</text:p>
          </table:table-cell>
          <table:table-cell office:value-type="float" office:value="60.563836471166823" table:formula="of:=[.N298]*[.N$2]+[.$A299]*(1-[.N$2])" table:style-name="ce1">
            <text:p>60.56383647</text:p>
          </table:table-cell>
          <table:table-cell office:value-type="float" office:value="61.363528549523792" table:formula="of:=[.O298]*[.O$2]+[.$A299]*(1-[.O$2])" table:style-name="ce1">
            <text:p>61.36352855</text:p>
          </table:table-cell>
          <table:table-cell office:value-type="float" office:value="62.219426119678616" table:formula="of:=[.P298]*[.P$2]+[.$A299]*(1-[.P$2])" table:style-name="ce1">
            <text:p>62.21942612</text:p>
          </table:table-cell>
          <table:table-cell office:value-type="float" office:value="63.203490914162998" table:formula="of:=[.Q298]*[.Q$2]+[.$A299]*(1-[.Q$2])" table:style-name="ce1">
            <text:p>63.20349091</text:p>
          </table:table-cell>
          <table:table-cell office:value-type="float" office:value="64.471790119709567" table:formula="of:=[.R298]*[.R$2]+[.$A299]*(1-[.R$2])" table:style-name="ce1">
            <text:p>64.47179012</text:p>
          </table:table-cell>
          <table:table-cell office:value-type="float" office:value="66.357258935110892" table:formula="of:=[.S298]*[.S$2]+[.$A299]*(1-[.S$2])" table:style-name="ce1">
            <text:p>66.35725894</text:p>
          </table:table-cell>
          <table:table-cell office:value-type="float" office:value="69.429892817042017" table:formula="of:=[.T298]*[.T$2]+[.$A299]*(1-[.T$2])" table:style-name="ce1">
            <text:p>69.42989282</text:p>
          </table:table-cell>
          <table:table-cell office:value-type="float" office:value="73.832276582044884" table:formula="of:=[.U298]*[.U$2]+[.$A299]*(1-[.U$2])" table:style-name="ce1">
            <text:p>73.83227658</text:p>
          </table:table-cell>
          <table:table-cell table:number-columns-repeated="16363"/>
        </table:table-row>
        <table:table-row table:style-name="ro1">
          <table:table-cell office:value-type="float" office:value="54.441000000000003" table:style-name="ce1">
            <text:p>54.441</text:p>
          </table:table-cell>
          <table:table-cell office:value-type="float" office:value="54.441000000000003" table:formula="of:=[.B299]*[.B$2]+[.$A300]*(1-[.B$2])" table:style-name="ce1">
            <text:p>54.441</text:p>
          </table:table-cell>
          <table:table-cell office:value-type="float" office:value="54.321472674543813" table:formula="of:=[.C299]*[.C$2]+[.$A300]*(1-[.C$2])" table:style-name="ce1">
            <text:p>54.32147267</text:p>
          </table:table-cell>
          <table:table-cell office:value-type="float" office:value="54.270629030628228" table:formula="of:=[.D299]*[.D$2]+[.$A300]*(1-[.D$2])" table:style-name="ce1">
            <text:p>54.27062903</text:p>
          </table:table-cell>
          <table:table-cell office:value-type="float" office:value="54.295080467433706" table:formula="of:=[.E299]*[.E$2]+[.$A300]*(1-[.E$2])" table:style-name="ce1">
            <text:p>54.29508047</text:p>
          </table:table-cell>
          <table:table-cell office:value-type="float" office:value="54.399463746296512" table:formula="of:=[.F299]*[.F$2]+[.$A300]*(1-[.F$2])" table:style-name="ce1">
            <text:p>54.39946375</text:p>
          </table:table-cell>
          <table:table-cell office:value-type="float" office:value="54.586293051385567" table:formula="of:=[.G299]*[.G$2]+[.$A300]*(1-[.G$2])" table:style-name="ce1">
            <text:p>54.58629305</text:p>
          </table:table-cell>
          <table:table-cell office:value-type="float" office:value="54.856012295367663" table:formula="of:=[.H299]*[.H$2]+[.$A300]*(1-[.H$2])" table:style-name="ce1">
            <text:p>54.8560123</text:p>
          </table:table-cell>
          <table:table-cell office:value-type="float" office:value="55.207297775615942" table:formula="of:=[.I299]*[.I$2]+[.$A300]*(1-[.I$2])" table:style-name="ce1">
            <text:p>55.20729778</text:p>
          </table:table-cell>
          <table:table-cell office:value-type="float" office:value="55.637638381579151" table:formula="of:=[.J299]*[.J$2]+[.$A300]*(1-[.J$2])" table:style-name="ce1">
            <text:p>55.63763838</text:p>
          </table:table-cell>
          <table:table-cell office:value-type="float" office:value="56.144200804689063" table:formula="of:=[.K299]*[.K$2]+[.$A300]*(1-[.K$2])" table:style-name="ce1">
            <text:p>56.1442008</text:p>
          </table:table-cell>
          <table:table-cell office:value-type="float" office:value="56.724980533800164" table:formula="of:=[.L299]*[.L$2]+[.$A300]*(1-[.L$2])" table:style-name="ce1">
            <text:p>56.72498053</text:p>
          </table:table-cell>
          <table:table-cell office:value-type="float" office:value="57.380275076360491" table:formula="of:=[.M299]*[.M$2]+[.$A300]*(1-[.M$2])" table:style-name="ce1">
            <text:p>57.38027508</text:p>
          </table:table-cell>
          <table:table-cell office:value-type="float" office:value="58.114701882700096" table:formula="of:=[.N299]*[.N$2]+[.$A300]*(1-[.N$2])" table:style-name="ce1">
            <text:p>58.11470188</text:p>
          </table:table-cell>
          <table:table-cell office:value-type="float" office:value="58.940643557190462" table:formula="of:=[.O299]*[.O$2]+[.$A300]*(1-[.O$2])" table:style-name="ce1">
            <text:p>58.94064356</text:p>
          </table:table-cell>
          <table:table-cell office:value-type="float" office:value="59.885898283775035" table:formula="of:=[.P299]*[.P$2]+[.$A300]*(1-[.P$2])" table:style-name="ce1">
            <text:p>59.88589828</text:p>
          </table:table-cell>
          <table:table-cell office:value-type="float" office:value="61.012868185622246" table:formula="of:=[.Q299]*[.Q$2]+[.$A300]*(1-[.Q$2])" table:style-name="ce1">
            <text:p>61.01286819</text:p>
          </table:table-cell>
          <table:table-cell office:value-type="float" office:value="62.465632095767653" table:formula="of:=[.R299]*[.R$2]+[.$A300]*(1-[.R$2])" table:style-name="ce1">
            <text:p>62.4656321</text:p>
          </table:table-cell>
          <table:table-cell office:value-type="float" office:value="64.56982009484426" table:formula="of:=[.S299]*[.S$2]+[.$A300]*(1-[.S$2])" table:style-name="ce1">
            <text:p>64.56982009</text:p>
          </table:table-cell>
          <table:table-cell office:value-type="float" office:value="67.931003535337823" table:formula="of:=[.T299]*[.T$2]+[.$A300]*(1-[.T$2])" table:style-name="ce1">
            <text:p>67.93100354</text:p>
          </table:table-cell>
          <table:table-cell office:value-type="float" office:value="72.862712752942628" table:formula="of:=[.U299]*[.U$2]+[.$A300]*(1-[.U$2])" table:style-name="ce1">
            <text:p>72.86271275</text:p>
          </table:table-cell>
          <table:table-cell table:number-columns-repeated="16363"/>
        </table:table-row>
        <table:table-row table:style-name="ro1">
          <table:table-cell office:value-type="float" office:value="57.465499999999999" table:style-name="ce1">
            <text:p>57.4655</text:p>
          </table:table-cell>
          <table:table-cell office:value-type="float" office:value="57.465499999999999" table:formula="of:=[.B300]*[.B$2]+[.$A301]*(1-[.B$2])" table:style-name="ce1">
            <text:p>57.4655</text:p>
          </table:table-cell>
          <table:table-cell office:value-type="float" office:value="57.30829863372719" table:formula="of:=[.C300]*[.C$2]+[.$A301]*(1-[.C$2])" table:style-name="ce1">
            <text:p>57.30829863</text:p>
          </table:table-cell>
          <table:table-cell office:value-type="float" office:value="57.146012903062825" table:formula="of:=[.D300]*[.D$2]+[.$A301]*(1-[.D$2])" table:style-name="ce1">
            <text:p>57.1460129</text:p>
          </table:table-cell>
          <table:table-cell office:value-type="float" office:value="56.989937070115054" table:formula="of:=[.E300]*[.E$2]+[.$A301]*(1-[.E$2])" table:style-name="ce1">
            <text:p>56.98993707</text:p>
          </table:table-cell>
          <table:table-cell office:value-type="float" office:value="56.852292749259306" table:formula="of:=[.F300]*[.F$2]+[.$A301]*(1-[.F$2])" table:style-name="ce1">
            <text:p>56.85229275</text:p>
          </table:table-cell>
          <table:table-cell office:value-type="float" office:value="56.745698262846389" table:formula="of:=[.G300]*[.G$2]+[.$A301]*(1-[.G$2])" table:style-name="ce1">
            <text:p>56.74569826</text:p>
          </table:table-cell>
          <table:table-cell office:value-type="float" office:value="56.682653688610287" table:formula="of:=[.H300]*[.H$2]+[.$A301]*(1-[.H$2])" table:style-name="ce1">
            <text:p>56.68265369</text:p>
          </table:table-cell>
          <table:table-cell office:value-type="float" office:value="56.675129221465582" table:formula="of:=[.I300]*[.I$2]+[.$A301]*(1-[.I$2])" table:style-name="ce1">
            <text:p>56.67512922</text:p>
          </table:table-cell>
          <table:table-cell office:value-type="float" office:value="56.734355352631653" table:formula="of:=[.J300]*[.J$2]+[.$A301]*(1-[.J$2])" table:style-name="ce1">
            <text:p>56.73435535</text:p>
          </table:table-cell>
          <table:table-cell office:value-type="float" office:value="56.870915362110082" table:formula="of:=[.K300]*[.K$2]+[.$A301]*(1-[.K$2])" table:style-name="ce1">
            <text:p>56.87091536</text:p>
          </table:table-cell>
          <table:table-cell office:value-type="float" office:value="57.095240266900078" table:formula="of:=[.L300]*[.L$2]+[.$A301]*(1-[.L$2])" table:style-name="ce1">
            <text:p>57.09524027</text:p>
          </table:table-cell>
          <table:table-cell office:value-type="float" office:value="57.418626291998265" table:formula="of:=[.M300]*[.M$2]+[.$A301]*(1-[.M$2])" table:style-name="ce1">
            <text:p>57.41862629</text:p>
          </table:table-cell>
          <table:table-cell office:value-type="float" office:value="57.855021129620056" table:formula="of:=[.N300]*[.N$2]+[.$A301]*(1-[.N$2])" table:style-name="ce1">
            <text:p>57.85502113</text:p>
          </table:table-cell>
          <table:table-cell office:value-type="float" office:value="58.424343312173797" table:formula="of:=[.O300]*[.O$2]+[.$A301]*(1-[.O$2])" table:style-name="ce1">
            <text:p>58.42434331</text:p>
          </table:table-cell>
          <table:table-cell office:value-type="float" office:value="59.15977879864252" table:formula="of:=[.P300]*[.P$2]+[.$A301]*(1-[.P$2])" table:style-name="ce1">
            <text:p>59.1597788</text:p>
          </table:table-cell>
          <table:table-cell office:value-type="float" office:value="60.126026139216684" table:formula="of:=[.Q300]*[.Q$2]+[.$A301]*(1-[.Q$2])" table:style-name="ce1">
            <text:p>60.12602614</text:p>
          </table:table-cell>
          <table:table-cell office:value-type="float" office:value="61.465605676614125" table:formula="of:=[.R300]*[.R$2]+[.$A301]*(1-[.R$2])" table:style-name="ce1">
            <text:p>61.46560568</text:p>
          </table:table-cell>
          <table:table-cell office:value-type="float" office:value="63.504172080617622" table:formula="of:=[.S300]*[.S$2]+[.$A301]*(1-[.S$2])" table:style-name="ce1">
            <text:p>63.50417208</text:p>
          </table:table-cell>
          <table:table-cell office:value-type="float" office:value="66.884453181804034" table:formula="of:=[.T300]*[.T$2]+[.$A301]*(1-[.T$2])" table:style-name="ce1">
            <text:p>66.88445318</text:p>
          </table:table-cell>
          <table:table-cell office:value-type="float" office:value="72.0928521152955" table:formula="of:=[.U300]*[.U$2]+[.$A301]*(1-[.U$2])" table:style-name="ce1">
            <text:p>72.09285212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301]*[.B$2]+[.$A302]*(1-[.B$2])" table:style-name="ce1">
            <text:p>75.6125</text:p>
          </table:table-cell>
          <table:table-cell office:value-type="float" office:value="74.697289931686356" table:formula="of:=[.C301]*[.C$2]+[.$A302]*(1-[.C$2])" table:style-name="ce1">
            <text:p>74.69728993</text:p>
          </table:table-cell>
          <table:table-cell office:value-type="float" office:value="73.765851290306273" table:formula="of:=[.D301]*[.D$2]+[.$A302]*(1-[.D$2])" table:style-name="ce1">
            <text:p>73.76585129</text:p>
          </table:table-cell>
          <table:table-cell office:value-type="float" office:value="72.819115560517247" table:formula="of:=[.E301]*[.E$2]+[.$A302]*(1-[.E$2])" table:style-name="ce1">
            <text:p>72.81911556</text:p>
          </table:table-cell>
          <table:table-cell office:value-type="float" office:value="71.86045854985187" table:formula="of:=[.F301]*[.F$2]+[.$A302]*(1-[.F$2])" table:style-name="ce1">
            <text:p>71.86045855</text:p>
          </table:table-cell>
          <table:table-cell office:value-type="float" office:value="70.895799565711599" table:formula="of:=[.G301]*[.G$2]+[.$A302]*(1-[.G$2])" table:style-name="ce1">
            <text:p>70.89579957</text:p>
          </table:table-cell>
          <table:table-cell office:value-type="float" office:value="69.93354610658308" table:formula="of:=[.H301]*[.H$2]+[.$A302]*(1-[.H$2])" table:style-name="ce1">
            <text:p>69.93354611</text:p>
          </table:table-cell>
          <table:table-cell office:value-type="float" office:value="68.984420227512956" table:formula="of:=[.I301]*[.I$2]+[.$A302]*(1-[.I$2])" table:style-name="ce1">
            <text:p>68.98442023</text:p>
          </table:table-cell>
          <table:table-cell office:value-type="float" office:value="68.061242141052659" table:formula="of:=[.J301]*[.J$2]+[.$A302]*(1-[.J$2])" table:style-name="ce1">
            <text:p>68.06124214</text:p>
          </table:table-cell>
          <table:table-cell office:value-type="float" office:value="67.178786912949533" table:formula="of:=[.K301]*[.K$2]+[.$A302]*(1-[.K$2])" table:style-name="ce1">
            <text:p>67.17878691</text:p>
          </table:table-cell>
          <table:table-cell office:value-type="float" office:value="66.353870133450044" table:formula="of:=[.L301]*[.L$2]+[.$A302]*(1-[.L$2])" table:style-name="ce1">
            <text:p>66.35387013</text:p>
          </table:table-cell>
          <table:table-cell office:value-type="float" office:value="65.605869460599052" table:formula="of:=[.M301]*[.M$2]+[.$A302]*(1-[.M$2])" table:style-name="ce1">
            <text:p>65.60586946</text:p>
          </table:table-cell>
          <table:table-cell office:value-type="float" office:value="64.958012677772032" table:formula="of:=[.N301]*[.N$2]+[.$A302]*(1-[.N$2])" table:style-name="ce1">
            <text:p>64.95801268</text:p>
          </table:table-cell>
          <table:table-cell office:value-type="float" office:value="64.440198152912956" table:formula="of:=[.O301]*[.O$2]+[.$A302]*(1-[.O$2])" table:style-name="ce1">
            <text:p>64.44019815</text:p>
          </table:table-cell>
          <table:table-cell office:value-type="float" office:value="64.095595159049765" table:formula="of:=[.P301]*[.P$2]+[.$A302]*(1-[.P$2])" table:style-name="ce1">
            <text:p>64.09559516</text:p>
          </table:table-cell>
          <table:table-cell office:value-type="float" office:value="63.997644604412514" table:formula="of:=[.Q301]*[.Q$2]+[.$A302]*(1-[.Q$2])" table:style-name="ce1">
            <text:p>63.9976446</text:p>
          </table:table-cell>
          <table:table-cell office:value-type="float" office:value="64.294984541291299" table:formula="of:=[.R301]*[.R$2]+[.$A302]*(1-[.R$2])" table:style-name="ce1">
            <text:p>64.29498454</text:p>
          </table:table-cell>
          <table:table-cell office:value-type="float" office:value="65.320421268524981" table:formula="of:=[.S301]*[.S$2]+[.$A302]*(1-[.S$2])" table:style-name="ce1">
            <text:p>65.32042127</text:p>
          </table:table-cell>
          <table:table-cell office:value-type="float" office:value="67.757257863623636" table:formula="of:=[.T301]*[.T$2]+[.$A302]*(1-[.T$2])" table:style-name="ce1">
            <text:p>67.75725786</text:p>
          </table:table-cell>
          <table:table-cell office:value-type="float" office:value="72.26883450953072" table:formula="of:=[.U301]*[.U$2]+[.$A302]*(1-[.U$2])" table:style-name="ce1">
            <text:p>72.26883451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302]*[.B$2]+[.$A303]*(1-[.B$2])" table:style-name="ce1">
            <text:p>66.539</text:p>
          </table:table-cell>
          <table:table-cell office:value-type="float" office:value="66.946914496584313" table:formula="of:=[.C302]*[.C$2]+[.$A303]*(1-[.C$2])" table:style-name="ce1">
            <text:p>66.9469145</text:p>
          </table:table-cell>
          <table:table-cell office:value-type="float" office:value="67.261685129030624" table:formula="of:=[.D302]*[.D$2]+[.$A303]*(1-[.D$2])" table:style-name="ce1">
            <text:p>67.26168513</text:p>
          </table:table-cell>
          <table:table-cell office:value-type="float" office:value="67.481017334077592" table:formula="of:=[.E302]*[.E$2]+[.$A303]*(1-[.E$2])" table:style-name="ce1">
            <text:p>67.48101733</text:p>
          </table:table-cell>
          <table:table-cell office:value-type="float" office:value="67.603291709970378" table:formula="of:=[.F302]*[.F$2]+[.$A303]*(1-[.F$2])" table:style-name="ce1">
            <text:p>67.60329171</text:p>
          </table:table-cell>
          <table:table-cell office:value-type="float" office:value="67.628199891427897" table:formula="of:=[.G302]*[.G$2]+[.$A303]*(1-[.G$2])" table:style-name="ce1">
            <text:p>67.62819989</text:p>
          </table:table-cell>
          <table:table-cell office:value-type="float" office:value="67.557363831974925" table:formula="of:=[.H302]*[.H$2]+[.$A303]*(1-[.H$2])" table:style-name="ce1">
            <text:p>67.55736383</text:p>
          </table:table-cell>
          <table:table-cell office:value-type="float" office:value="67.394897079629544" table:formula="of:=[.I302]*[.I$2]+[.$A303]*(1-[.I$2])" table:style-name="ce1">
            <text:p>67.39489708</text:p>
          </table:table-cell>
          <table:table-cell office:value-type="float" office:value="67.14789685642107" table:formula="of:=[.J302]*[.J$2]+[.$A303]*(1-[.J$2])" table:style-name="ce1">
            <text:p>67.14789686</text:p>
          </table:table-cell>
          <table:table-cell office:value-type="float" office:value="66.8269041108273" table:formula="of:=[.K302]*[.K$2]+[.$A303]*(1-[.K$2])" table:style-name="ce1">
            <text:p>66.82690411</text:p>
          </table:table-cell>
          <table:table-cell office:value-type="float" office:value="66.44643506672503" table:formula="of:=[.L302]*[.L$2]+[.$A303]*(1-[.L$2])" table:style-name="ce1">
            <text:p>66.44643507</text:p>
          </table:table-cell>
          <table:table-cell office:value-type="float" office:value="66.02577820332948" table:formula="of:=[.M302]*[.M$2]+[.$A303]*(1-[.M$2])" table:style-name="ce1">
            <text:p>66.0257782</text:p>
          </table:table-cell>
          <table:table-cell office:value-type="float" office:value="65.59040760666322" table:formula="of:=[.N302]*[.N$2]+[.$A303]*(1-[.N$2])" table:style-name="ce1">
            <text:p>65.59040761</text:p>
          </table:table-cell>
          <table:table-cell office:value-type="float" office:value="65.174778799393422" table:formula="of:=[.O302]*[.O$2]+[.$A303]*(1-[.O$2])" table:style-name="ce1">
            <text:p>65.1747788</text:p>
          </table:table-cell>
          <table:table-cell office:value-type="float" office:value="64.828616611334837" table:formula="of:=[.P302]*[.P$2]+[.$A303]*(1-[.P$2])" table:style-name="ce1">
            <text:p>64.82861661</text:p>
          </table:table-cell>
          <table:table-cell office:value-type="float" office:value="64.632983453309379" table:formula="of:=[.Q302]*[.Q$2]+[.$A303]*(1-[.Q$2])" table:style-name="ce1">
            <text:p>64.63298345</text:p>
          </table:table-cell>
          <table:table-cell office:value-type="float" office:value="64.743787633033037" table:formula="of:=[.R302]*[.R$2]+[.$A303]*(1-[.R$2])" table:style-name="ce1">
            <text:p>64.74378763</text:p>
          </table:table-cell>
          <table:table-cell office:value-type="float" office:value="65.503208078246232" table:formula="of:=[.S302]*[.S$2]+[.$A303]*(1-[.S$2])" table:style-name="ce1">
            <text:p>65.50320808</text:p>
          </table:table-cell>
          <table:table-cell office:value-type="float" office:value="67.635432077261271" table:formula="of:=[.T302]*[.T$2]+[.$A303]*(1-[.T$2])" table:style-name="ce1">
            <text:p>67.63543208</text:p>
          </table:table-cell>
          <table:table-cell office:value-type="float" office:value="71.982342784054183" table:formula="of:=[.U302]*[.U$2]+[.$A303]*(1-[.U$2])" table:style-name="ce1">
            <text:p>71.98234278</text:p>
          </table:table-cell>
          <table:table-cell table:number-columns-repeated="16363"/>
        </table:table-row>
        <table:table-row table:style-name="ro1">
          <table:table-cell office:value-type="float" office:value="66.539000000000001" table:style-name="ce1">
            <text:p>66.539</text:p>
          </table:table-cell>
          <table:table-cell office:value-type="float" office:value="66.539000000000001" table:formula="of:=[.B303]*[.B$2]+[.$A304]*(1-[.B$2])" table:style-name="ce1">
            <text:p>66.539</text:p>
          </table:table-cell>
          <table:table-cell office:value-type="float" office:value="66.559395724829216" table:formula="of:=[.C303]*[.C$2]+[.$A304]*(1-[.C$2])" table:style-name="ce1">
            <text:p>66.55939572</text:p>
          </table:table-cell>
          <table:table-cell office:value-type="float" office:value="66.611268512903067" table:formula="of:=[.D303]*[.D$2]+[.$A304]*(1-[.D$2])" table:style-name="ce1">
            <text:p>66.61126851</text:p>
          </table:table-cell>
          <table:table-cell office:value-type="float" office:value="66.680302600111631" table:formula="of:=[.E303]*[.E$2]+[.$A304]*(1-[.E$2])" table:style-name="ce1">
            <text:p>66.6803026</text:p>
          </table:table-cell>
          <table:table-cell office:value-type="float" office:value="66.75185834199408" table:formula="of:=[.F303]*[.F$2]+[.$A304]*(1-[.F$2])" table:style-name="ce1">
            <text:p>66.75185834</text:p>
          </table:table-cell>
          <table:table-cell office:value-type="float" office:value="66.811299972856972" table:formula="of:=[.G303]*[.G$2]+[.$A304]*(1-[.G$2])" table:style-name="ce1">
            <text:p>66.81129997</text:p>
          </table:table-cell>
          <table:table-cell office:value-type="float" office:value="66.844509149592483" table:formula="of:=[.H303]*[.H$2]+[.$A304]*(1-[.H$2])" table:style-name="ce1">
            <text:p>66.84450915</text:p>
          </table:table-cell>
          <table:table-cell office:value-type="float" office:value="66.838563977870336" table:formula="of:=[.I303]*[.I$2]+[.$A304]*(1-[.I$2])" table:style-name="ce1">
            <text:p>66.83856398</text:p>
          </table:table-cell>
          <table:table-cell office:value-type="float" office:value="66.782558742568426" table:formula="of:=[.J303]*[.J$2]+[.$A304]*(1-[.J$2])" table:style-name="ce1">
            <text:p>66.78255874</text:p>
          </table:table-cell>
          <table:table-cell office:value-type="float" office:value="66.668556849872289" table:formula="of:=[.K303]*[.K$2]+[.$A304]*(1-[.K$2])" table:style-name="ce1">
            <text:p>66.66855685</text:p>
          </table:table-cell>
          <table:table-cell office:value-type="float" office:value="66.492717533362509" table:formula="of:=[.L303]*[.L$2]+[.$A304]*(1-[.L$2])" table:style-name="ce1">
            <text:p>66.49271753</text:p>
          </table:table-cell>
          <table:table-cell office:value-type="float" office:value="66.256728011831214" table:formula="of:=[.M303]*[.M$2]+[.$A304]*(1-[.M$2])" table:style-name="ce1">
            <text:p>66.25672801</text:p>
          </table:table-cell>
          <table:table-cell office:value-type="float" office:value="65.969844563997924" table:formula="of:=[.N303]*[.N$2]+[.$A304]*(1-[.N$2])" table:style-name="ce1">
            <text:p>65.96984456</text:p>
          </table:table-cell>
          <table:table-cell office:value-type="float" office:value="65.652256219605732" table:formula="of:=[.O303]*[.O$2]+[.$A304]*(1-[.O$2])" table:style-name="ce1">
            <text:p>65.65225622</text:p>
          </table:table-cell>
          <table:table-cell office:value-type="float" office:value="65.341731627934394" table:formula="of:=[.P303]*[.P$2]+[.$A304]*(1-[.P$2])" table:style-name="ce1">
            <text:p>65.34173163</text:p>
          </table:table-cell>
          <table:table-cell office:value-type="float" office:value="65.109487589982038" table:formula="of:=[.Q303]*[.Q$2]+[.$A304]*(1-[.Q$2])" table:style-name="ce1">
            <text:p>65.10948759</text:p>
          </table:table-cell>
          <table:table-cell office:value-type="float" office:value="65.102830106426424" table:formula="of:=[.R303]*[.R$2]+[.$A304]*(1-[.R$2])" table:style-name="ce1">
            <text:p>65.10283011</text:p>
          </table:table-cell>
          <table:table-cell office:value-type="float" office:value="65.658576866509293" table:formula="of:=[.S303]*[.S$2]+[.$A304]*(1-[.S$2])" table:style-name="ce1">
            <text:p>65.65857687</text:p>
          </table:table-cell>
          <table:table-cell office:value-type="float" office:value="67.525788869535148" table:formula="of:=[.T303]*[.T$2]+[.$A304]*(1-[.T$2])" table:style-name="ce1">
            <text:p>67.52578887</text:p>
          </table:table-cell>
          <table:table-cell office:value-type="float" office:value="71.710175644851461" table:formula="of:=[.U303]*[.U$2]+[.$A304]*(1-[.U$2])" table:style-name="ce1">
            <text:p>71.71017564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304]*[.B$2]+[.$A305]*(1-[.B$2])" table:style-name="ce1">
            <text:p>75.6125</text:p>
          </table:table-cell>
          <table:table-cell office:value-type="float" office:value="75.15984478624145" table:formula="of:=[.C304]*[.C$2]+[.$A305]*(1-[.C$2])" table:style-name="ce1">
            <text:p>75.15984479</text:p>
          </table:table-cell>
          <table:table-cell office:value-type="float" office:value="74.712376851290301" table:formula="of:=[.D304]*[.D$2]+[.$A305]*(1-[.D$2])" table:style-name="ce1">
            <text:p>74.71237685</text:p>
          </table:table-cell>
          <table:table-cell office:value-type="float" office:value="74.272670390016742" table:formula="of:=[.E304]*[.E$2]+[.$A305]*(1-[.E$2])" table:style-name="ce1">
            <text:p>74.27267039</text:p>
          </table:table-cell>
          <table:table-cell office:value-type="float" office:value="73.840371668398816" table:formula="of:=[.F304]*[.F$2]+[.$A305]*(1-[.F$2])" table:style-name="ce1">
            <text:p>73.84037167</text:p>
          </table:table-cell>
          <table:table-cell office:value-type="float" office:value="73.412199993214244" table:formula="of:=[.G304]*[.G$2]+[.$A305]*(1-[.G$2])" table:style-name="ce1">
            <text:p>73.41219999</text:p>
          </table:table-cell>
          <table:table-cell office:value-type="float" office:value="72.982102744877736" table:formula="of:=[.H304]*[.H$2]+[.$A305]*(1-[.H$2])" table:style-name="ce1">
            <text:p>72.98210274</text:p>
          </table:table-cell>
          <table:table-cell office:value-type="float" office:value="72.541622392254624" table:formula="of:=[.I304]*[.I$2]+[.$A305]*(1-[.I$2])" table:style-name="ce1">
            <text:p>72.54162239</text:p>
          </table:table-cell>
          <table:table-cell office:value-type="float" office:value="72.080523497027372" table:formula="of:=[.J304]*[.J$2]+[.$A305]*(1-[.J$2])" table:style-name="ce1">
            <text:p>72.0805235</text:p>
          </table:table-cell>
          <table:table-cell office:value-type="float" office:value="71.58772558244253" table:formula="of:=[.K304]*[.K$2]+[.$A305]*(1-[.K$2])" table:style-name="ce1">
            <text:p>71.58772558</text:p>
          </table:table-cell>
          <table:table-cell office:value-type="float" office:value="71.05260876668126" table:formula="of:=[.L304]*[.L$2]+[.$A305]*(1-[.L$2])" table:style-name="ce1">
            <text:p>71.05260877</text:p>
          </table:table-cell>
          <table:table-cell office:value-type="float" office:value="70.466825406507169" table:formula="of:=[.M304]*[.M$2]+[.$A305]*(1-[.M$2])" table:style-name="ce1">
            <text:p>70.46682541</text:p>
          </table:table-cell>
          <table:table-cell office:value-type="float" office:value="69.826906738398748" table:formula="of:=[.N304]*[.N$2]+[.$A305]*(1-[.N$2])" table:style-name="ce1">
            <text:p>69.82690674</text:p>
          </table:table-cell>
          <table:table-cell office:value-type="float" office:value="69.138341542743717" table:formula="of:=[.O304]*[.O$2]+[.$A305]*(1-[.O$2])" table:style-name="ce1">
            <text:p>69.13834154</text:p>
          </table:table-cell>
          <table:table-cell office:value-type="float" office:value="68.422962139554073" table:formula="of:=[.P304]*[.P$2]+[.$A305]*(1-[.P$2])" table:style-name="ce1">
            <text:p>68.42296214</text:p>
          </table:table-cell>
          <table:table-cell office:value-type="float" office:value="67.735240692486528" table:formula="of:=[.Q304]*[.Q$2]+[.$A305]*(1-[.Q$2])" table:style-name="ce1">
            <text:p>67.73524069</text:p>
          </table:table-cell>
          <table:table-cell office:value-type="float" office:value="67.204764085141136" table:formula="of:=[.R304]*[.R$2]+[.$A305]*(1-[.R$2])" table:style-name="ce1">
            <text:p>67.20476409</text:p>
          </table:table-cell>
          <table:table-cell office:value-type="float" office:value="67.151665336532901" table:formula="of:=[.S304]*[.S$2]+[.$A305]*(1-[.S$2])" table:style-name="ce1">
            <text:p>67.15166534</text:p>
          </table:table-cell>
          <table:table-cell office:value-type="float" office:value="68.334459982581635" table:formula="of:=[.T304]*[.T$2]+[.$A305]*(1-[.T$2])" table:style-name="ce1">
            <text:p>68.33445998</text:p>
          </table:table-cell>
          <table:table-cell office:value-type="float" office:value="71.905291862608891" table:formula="of:=[.U304]*[.U$2]+[.$A305]*(1-[.U$2])" table:style-name="ce1">
            <text:p>71.90529186</text:p>
          </table:table-cell>
          <table:table-cell table:number-columns-repeated="16363"/>
        </table:table-row>
        <table:table-row table:style-name="ro1">
          <table:table-cell office:value-type="float" office:value="75.612499999999997" table:style-name="ce1">
            <text:p>75.6125</text:p>
          </table:table-cell>
          <table:table-cell office:value-type="float" office:value="75.612499999999997" table:formula="of:=[.B305]*[.B$2]+[.$A306]*(1-[.B$2])" table:style-name="ce1">
            <text:p>75.6125</text:p>
          </table:table-cell>
          <table:table-cell office:value-type="float" office:value="75.589867239312071" table:formula="of:=[.C305]*[.C$2]+[.$A306]*(1-[.C$2])" table:style-name="ce1">
            <text:p>75.58986724</text:p>
          </table:table-cell>
          <table:table-cell office:value-type="float" office:value="75.522487685129022" table:formula="of:=[.D305]*[.D$2]+[.$A306]*(1-[.D$2])" table:style-name="ce1">
            <text:p>75.52248769</text:p>
          </table:table-cell>
          <table:table-cell office:value-type="float" office:value="75.411525558502504" table:formula="of:=[.E305]*[.E$2]+[.$A306]*(1-[.E$2])" table:style-name="ce1">
            <text:p>75.41152556</text:p>
          </table:table-cell>
          <table:table-cell office:value-type="float" office:value="75.258074333679758" table:formula="of:=[.F305]*[.F$2]+[.$A306]*(1-[.F$2])" table:style-name="ce1">
            <text:p>75.25807433</text:p>
          </table:table-cell>
          <table:table-cell office:value-type="float" office:value="75.062424998303555" table:formula="of:=[.G305]*[.G$2]+[.$A306]*(1-[.G$2])" table:style-name="ce1">
            <text:p>75.062425</text:p>
          </table:table-cell>
          <table:table-cell office:value-type="float" office:value="74.82338082346331" table:formula="of:=[.H305]*[.H$2]+[.$A306]*(1-[.H$2])" table:style-name="ce1">
            <text:p>74.82338082</text:p>
          </table:table-cell>
          <table:table-cell office:value-type="float" office:value="74.537692837289114" table:formula="of:=[.I305]*[.I$2]+[.$A306]*(1-[.I$2])" table:style-name="ce1">
            <text:p>74.53769284</text:p>
          </table:table-cell>
          <table:table-cell office:value-type="float" office:value="74.199709398810953" table:formula="of:=[.J305]*[.J$2]+[.$A306]*(1-[.J$2])" table:style-name="ce1">
            <text:p>74.1997094</text:p>
          </table:table-cell>
          <table:table-cell office:value-type="float" office:value="73.801351512099131" table:formula="of:=[.K305]*[.K$2]+[.$A306]*(1-[.K$2])" table:style-name="ce1">
            <text:p>73.80135151</text:p>
          </table:table-cell>
          <table:table-cell office:value-type="float" office:value="73.332554383340636" table:formula="of:=[.L305]*[.L$2]+[.$A306]*(1-[.L$2])" table:style-name="ce1">
            <text:p>73.33255438</text:p>
          </table:table-cell>
          <table:table-cell office:value-type="float" office:value="72.782378973578943" table:formula="of:=[.M305]*[.M$2]+[.$A306]*(1-[.M$2])" table:style-name="ce1">
            <text:p>72.78237897</text:p>
          </table:table-cell>
          <table:table-cell office:value-type="float" office:value="72.141144043039247" table:formula="of:=[.N305]*[.N$2]+[.$A306]*(1-[.N$2])" table:style-name="ce1">
            <text:p>72.14114404</text:p>
          </table:table-cell>
          <table:table-cell office:value-type="float" office:value="71.404297002783409" table:formula="of:=[.O305]*[.O$2]+[.$A306]*(1-[.O$2])" table:style-name="ce1">
            <text:p>71.404297</text:p>
          </table:table-cell>
          <table:table-cell office:value-type="float" office:value="70.579823497687855" table:formula="of:=[.P305]*[.P$2]+[.$A306]*(1-[.P$2])" table:style-name="ce1">
            <text:p>70.5798235</text:p>
          </table:table-cell>
          <table:table-cell office:value-type="float" office:value="69.704555519364902" table:formula="of:=[.Q305]*[.Q$2]+[.$A306]*(1-[.Q$2])" table:style-name="ce1">
            <text:p>69.70455552</text:p>
          </table:table-cell>
          <table:table-cell office:value-type="float" office:value="68.886311268112905" table:formula="of:=[.R305]*[.R$2]+[.$A306]*(1-[.R$2])" table:style-name="ce1">
            <text:p>68.88631127</text:p>
          </table:table-cell>
          <table:table-cell office:value-type="float" office:value="68.420790536052962" table:formula="of:=[.S305]*[.S$2]+[.$A306]*(1-[.S$2])" table:style-name="ce1">
            <text:p>68.42079054</text:p>
          </table:table-cell>
          <table:table-cell office:value-type="float" office:value="69.062263984323465" table:formula="of:=[.T305]*[.T$2]+[.$A306]*(1-[.T$2])" table:style-name="ce1">
            <text:p>69.06226398</text:p>
          </table:table-cell>
          <table:table-cell office:value-type="float" office:value="72.09065226947844" table:formula="of:=[.U305]*[.U$2]+[.$A306]*(1-[.U$2])" table:style-name="ce1">
            <text:p>72.09065227</text:p>
          </table:table-cell>
          <table:table-cell table:number-columns-repeated="16363"/>
        </table:table-row>
        <table:table-row table:style-name="ro1">
          <table:table-cell office:value-type="float" office:value="63.514499999999998" table:style-name="ce1">
            <text:p>63.5145</text:p>
          </table:table-cell>
          <table:table-cell office:value-type="float" office:value="63.514499999999998" table:formula="of:=[.B306]*[.B$2]+[.$A307]*(1-[.B$2])" table:style-name="ce1">
            <text:p>63.5145</text:p>
          </table:table-cell>
          <table:table-cell office:value-type="float" office:value="64.118268361965605" table:formula="of:=[.C306]*[.C$2]+[.$A307]*(1-[.C$2])" table:style-name="ce1">
            <text:p>64.11826836</text:p>
          </table:table-cell>
          <table:table-cell office:value-type="float" office:value="64.715298768512895" table:formula="of:=[.D306]*[.D$2]+[.$A307]*(1-[.D$2])" table:style-name="ce1">
            <text:p>64.71529877</text:p>
          </table:table-cell>
          <table:table-cell office:value-type="float" office:value="65.299053833775375" table:formula="of:=[.E306]*[.E$2]+[.$A307]*(1-[.E$2])" table:style-name="ce1">
            <text:p>65.29905383</text:p>
          </table:table-cell>
          <table:table-cell office:value-type="float" office:value="65.863214866735944" table:formula="of:=[.F306]*[.F$2]+[.$A307]*(1-[.F$2])" table:style-name="ce1">
            <text:p>65.86321487</text:p>
          </table:table-cell>
          <table:table-cell office:value-type="float" office:value="66.40148124957588" table:formula="of:=[.G306]*[.G$2]+[.$A307]*(1-[.G$2])" table:style-name="ce1">
            <text:p>66.40148125</text:p>
          </table:table-cell>
          <table:table-cell office:value-type="float" office:value="66.907164247038992" table:formula="of:=[.H306]*[.H$2]+[.$A307]*(1-[.H$2])" table:style-name="ce1">
            <text:p>66.90716425</text:p>
          </table:table-cell>
          <table:table-cell office:value-type="float" office:value="67.372617493051195" table:formula="of:=[.I306]*[.I$2]+[.$A307]*(1-[.I$2])" table:style-name="ce1">
            <text:p>67.37261749</text:p>
          </table:table-cell>
          <table:table-cell office:value-type="float" office:value="67.788583759524386" table:formula="of:=[.J306]*[.J$2]+[.$A307]*(1-[.J$2])" table:style-name="ce1">
            <text:p>67.78858376</text:p>
          </table:table-cell>
          <table:table-cell office:value-type="float" office:value="68.143583180444608" table:formula="of:=[.K306]*[.K$2]+[.$A307]*(1-[.K$2])" table:style-name="ce1">
            <text:p>68.14358318</text:p>
          </table:table-cell>
          <table:table-cell office:value-type="float" office:value="68.423527191670317" table:formula="of:=[.L306]*[.L$2]+[.$A307]*(1-[.L$2])" table:style-name="ce1">
            <text:p>68.42352719</text:p>
          </table:table-cell>
          <table:table-cell office:value-type="float" office:value="68.611833435468412" table:formula="of:=[.M306]*[.M$2]+[.$A307]*(1-[.M$2])" table:style-name="ce1">
            <text:p>68.61183344</text:p>
          </table:table-cell>
          <table:table-cell office:value-type="float" office:value="68.690486425823536" table:formula="of:=[.N306]*[.N$2]+[.$A307]*(1-[.N$2])" table:style-name="ce1">
            <text:p>68.69048643</text:p>
          </table:table-cell>
          <table:table-cell office:value-type="float" office:value="68.642868051809216" table:formula="of:=[.O306]*[.O$2]+[.$A307]*(1-[.O$2])" table:style-name="ce1">
            <text:p>68.64286805</text:p>
          </table:table-cell>
          <table:table-cell office:value-type="float" office:value="68.460226448381505" table:formula="of:=[.P306]*[.P$2]+[.$A307]*(1-[.P$2])" table:style-name="ce1">
            <text:p>68.46022645</text:p>
          </table:table-cell>
          <table:table-cell office:value-type="float" office:value="68.157041639523669" table:formula="of:=[.Q306]*[.Q$2]+[.$A307]*(1-[.Q$2])" table:style-name="ce1">
            <text:p>68.15704164</text:p>
          </table:table-cell>
          <table:table-cell office:value-type="float" office:value="67.811949014490324" table:formula="of:=[.R306]*[.R$2]+[.$A307]*(1-[.R$2])" table:style-name="ce1">
            <text:p>67.81194901</text:p>
          </table:table-cell>
          <table:table-cell office:value-type="float" office:value="67.684846955645014" table:formula="of:=[.S306]*[.S$2]+[.$A307]*(1-[.S$2])" table:style-name="ce1">
            <text:p>67.68484696</text:p>
          </table:table-cell>
          <table:table-cell office:value-type="float" office:value="68.507487585891113" table:formula="of:=[.T306]*[.T$2]+[.$A307]*(1-[.T$2])" table:style-name="ce1">
            <text:p>68.50748759</text:p>
          </table:table-cell>
          <table:table-cell office:value-type="float" office:value="71.661844656004519" table:formula="of:=[.U306]*[.U$2]+[.$A307]*(1-[.U$2])" table:style-name="ce1">
            <text:p>71.66184466</text:p>
          </table:table-cell>
          <table:table-cell table:number-columns-repeated="16363"/>
        </table:table-row>
        <table:table-row table:style-name="ro1">
          <table:table-cell office:value-type="float" office:value="72.587999999999994" table:style-name="ce1">
            <text:p>72.588</text:p>
          </table:table-cell>
          <table:table-cell office:value-type="float" office:value="72.587999999999994" table:formula="of:=[.B307]*[.B$2]+[.$A308]*(1-[.B$2])" table:style-name="ce1">
            <text:p>72.588</text:p>
          </table:table-cell>
          <table:table-cell office:value-type="float" office:value="72.164513418098267" table:formula="of:=[.C307]*[.C$2]+[.$A308]*(1-[.C$2])" table:style-name="ce1">
            <text:p>72.16451342</text:p>
          </table:table-cell>
          <table:table-cell office:value-type="float" office:value="71.800729876851292" table:formula="of:=[.D307]*[.D$2]+[.$A308]*(1-[.D$2])" table:style-name="ce1">
            <text:p>71.80072988</text:p>
          </table:table-cell>
          <table:table-cell office:value-type="float" office:value="71.494658075066297" table:formula="of:=[.E307]*[.E$2]+[.$A308]*(1-[.E$2])" table:style-name="ce1">
            <text:p>71.49465808</text:p>
          </table:table-cell>
          <table:table-cell office:value-type="float" office:value="71.243042973347187" table:formula="of:=[.F307]*[.F$2]+[.$A308]*(1-[.F$2])" table:style-name="ce1">
            <text:p>71.24304297</text:p>
          </table:table-cell>
          <table:table-cell office:value-type="float" office:value="71.041370312393965" table:formula="of:=[.G307]*[.G$2]+[.$A308]*(1-[.G$2])" table:style-name="ce1">
            <text:p>71.04137031</text:p>
          </table:table-cell>
          <table:table-cell office:value-type="float" office:value="70.883749274111693" table:formula="of:=[.H307]*[.H$2]+[.$A308]*(1-[.H$2])" table:style-name="ce1">
            <text:p>70.88374927</text:p>
          </table:table-cell>
          <table:table-cell office:value-type="float" office:value="70.76261612256792" table:formula="of:=[.I307]*[.I$2]+[.$A308]*(1-[.I$2])" table:style-name="ce1">
            <text:p>70.76261612</text:p>
          </table:table-cell>
          <table:table-cell office:value-type="float" office:value="70.668233503809745" table:formula="of:=[.J307]*[.J$2]+[.$A308]*(1-[.J$2])" table:style-name="ce1">
            <text:p>70.6682335</text:p>
          </table:table-cell>
          <table:table-cell office:value-type="float" office:value="70.58801243120007" table:formula="of:=[.K307]*[.K$2]+[.$A308]*(1-[.K$2])" table:style-name="ce1">
            <text:p>70.58801243</text:p>
          </table:table-cell>
          <table:table-cell office:value-type="float" office:value="70.505763595835163" table:formula="of:=[.L307]*[.L$2]+[.$A308]*(1-[.L$2])" table:style-name="ce1">
            <text:p>70.5057636</text:p>
          </table:table-cell>
          <table:table-cell office:value-type="float" office:value="70.401108389507613" table:formula="of:=[.M307]*[.M$2]+[.$A308]*(1-[.M$2])" table:style-name="ce1">
            <text:p>70.40110839</text:p>
          </table:table-cell>
          <table:table-cell office:value-type="float" office:value="70.249491855494114" table:formula="of:=[.N307]*[.N$2]+[.$A308]*(1-[.N$2])" table:style-name="ce1">
            <text:p>70.24949186</text:p>
          </table:table-cell>
          <table:table-cell office:value-type="float" office:value="70.023664233675987" table:formula="of:=[.O307]*[.O$2]+[.$A308]*(1-[.O$2])" table:style-name="ce1">
            <text:p>70.02366423</text:p>
          </table:table-cell>
          <table:table-cell office:value-type="float" office:value="69.698558513867056" table:formula="of:=[.P307]*[.P$2]+[.$A308]*(1-[.P$2])" table:style-name="ce1">
            <text:p>69.69855851</text:p>
          </table:table-cell>
          <table:table-cell office:value-type="float" office:value="69.26478122964275" table:formula="of:=[.Q307]*[.Q$2]+[.$A308]*(1-[.Q$2])" table:style-name="ce1">
            <text:p>69.26478123</text:p>
          </table:table-cell>
          <table:table-cell office:value-type="float" office:value="68.767159211592258" table:formula="of:=[.R307]*[.R$2]+[.$A308]*(1-[.R$2])" table:style-name="ce1">
            <text:p>68.76715921</text:p>
          </table:table-cell>
          <table:table-cell office:value-type="float" office:value="68.420319912298268" table:formula="of:=[.S307]*[.S$2]+[.$A308]*(1-[.S$2])" table:style-name="ce1">
            <text:p>68.42031991</text:p>
          </table:table-cell>
          <table:table-cell office:value-type="float" office:value="68.915538827302001" table:formula="of:=[.T307]*[.T$2]+[.$A308]*(1-[.T$2])" table:style-name="ce1">
            <text:p>68.91553883</text:p>
          </table:table-cell>
          <table:table-cell office:value-type="float" office:value="71.708152423204297" table:formula="of:=[.U307]*[.U$2]+[.$A308]*(1-[.U$2])" table:style-name="ce1">
            <text:p>71.70815242</text:p>
          </table:table-cell>
          <table:table-cell table:number-columns-repeated="16363"/>
        </table:table-row>
        <table:table-row table:style-name="ro1">
          <table:table-cell office:value-type="float" office:value="78.637" table:style-name="ce1">
            <text:p>78.637</text:p>
          </table:table-cell>
          <table:table-cell office:value-type="float" office:value="78.637" table:formula="of:=[.B308]*[.B$2]+[.$A309]*(1-[.B$2])" table:style-name="ce1">
            <text:p>78.637</text:p>
          </table:table-cell>
          <table:table-cell office:value-type="float" office:value="78.313375670904918" table:formula="of:=[.C308]*[.C$2]+[.$A309]*(1-[.C$2])" table:style-name="ce1">
            <text:p>78.31337567</text:p>
          </table:table-cell>
          <table:table-cell office:value-type="float" office:value="77.953372987685128" table:formula="of:=[.D308]*[.D$2]+[.$A309]*(1-[.D$2])" table:style-name="ce1">
            <text:p>77.95337299</text:p>
          </table:table-cell>
          <table:table-cell office:value-type="float" office:value="77.565648711259939" table:formula="of:=[.E308]*[.E$2]+[.$A309]*(1-[.E$2])" table:style-name="ce1">
            <text:p>77.56564871</text:p>
          </table:table-cell>
          <table:table-cell office:value-type="float" office:value="77.158208594669446" table:formula="of:=[.F308]*[.F$2]+[.$A309]*(1-[.F$2])" table:style-name="ce1">
            <text:p>77.15820859</text:p>
          </table:table-cell>
          <table:table-cell office:value-type="float" office:value="76.738092578098488" table:formula="of:=[.G308]*[.G$2]+[.$A309]*(1-[.G$2])" table:style-name="ce1">
            <text:p>76.73809258</text:p>
          </table:table-cell>
          <table:table-cell office:value-type="float" office:value="76.311024782233503" table:formula="of:=[.H308]*[.H$2]+[.$A309]*(1-[.H$2])" table:style-name="ce1">
            <text:p>76.31102478</text:p>
          </table:table-cell>
          <table:table-cell office:value-type="float" office:value="75.880965642898772" table:formula="of:=[.I308]*[.I$2]+[.$A309]*(1-[.I$2])" table:style-name="ce1">
            <text:p>75.88096564</text:p>
          </table:table-cell>
          <table:table-cell office:value-type="float" office:value="75.44949340152391" table:formula="of:=[.J308]*[.J$2]+[.$A309]*(1-[.J$2])" table:style-name="ce1">
            <text:p>75.4494934</text:p>
          </table:table-cell>
          <table:table-cell office:value-type="float" office:value="75.014955594040032" table:formula="of:=[.K308]*[.K$2]+[.$A309]*(1-[.K$2])" table:style-name="ce1">
            <text:p>75.01495559</text:p>
          </table:table-cell>
          <table:table-cell office:value-type="float" office:value="74.571381797917581" table:formula="of:=[.L308]*[.L$2]+[.$A309]*(1-[.L$2])" table:style-name="ce1">
            <text:p>74.5713818</text:p>
          </table:table-cell>
          <table:table-cell office:value-type="float" office:value="74.107259614229179" table:formula="of:=[.M308]*[.M$2]+[.$A309]*(1-[.M$2])" table:style-name="ce1">
            <text:p>74.10725961</text:p>
          </table:table-cell>
          <table:table-cell office:value-type="float" office:value="73.604495113296466" table:formula="of:=[.N308]*[.N$2]+[.$A309]*(1-[.N$2])" table:style-name="ce1">
            <text:p>73.60449511</text:p>
          </table:table-cell>
          <table:table-cell office:value-type="float" office:value="73.038331751889388" table:formula="of:=[.O308]*[.O$2]+[.$A309]*(1-[.O$2])" table:style-name="ce1">
            <text:p>73.03833175</text:p>
          </table:table-cell>
          <table:table-cell office:value-type="float" office:value="72.380090959706934" table:formula="of:=[.P308]*[.P$2]+[.$A309]*(1-[.P$2])" table:style-name="ce1">
            <text:p>72.38009096</text:p>
          </table:table-cell>
          <table:table-cell office:value-type="float" office:value="71.607835922232056" table:formula="of:=[.Q308]*[.Q$2]+[.$A309]*(1-[.Q$2])" table:style-name="ce1">
            <text:p>71.60783592</text:p>
          </table:table-cell>
          <table:table-cell office:value-type="float" office:value="70.741127369273812" table:formula="of:=[.R308]*[.R$2]+[.$A309]*(1-[.R$2])" table:style-name="ce1">
            <text:p>70.74112737</text:p>
          </table:table-cell>
          <table:table-cell office:value-type="float" office:value="69.952821925453534" table:formula="of:=[.S308]*[.S$2]+[.$A309]*(1-[.S$2])" table:style-name="ce1">
            <text:p>69.95282193</text:p>
          </table:table-cell>
          <table:table-cell office:value-type="float" office:value="69.887684944571802" table:formula="of:=[.T308]*[.T$2]+[.$A309]*(1-[.T$2])" table:style-name="ce1">
            <text:p>69.88768494</text:p>
          </table:table-cell>
          <table:table-cell office:value-type="float" office:value="72.054594802044079" table:formula="of:=[.U308]*[.U$2]+[.$A309]*(1-[.U$2])" table:style-name="ce1">
            <text:p>72.0545948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309]*[.B$2]+[.$A310]*(1-[.B$2])" table:style-name="ce1">
            <text:p>90.735</text:p>
          </table:table-cell>
          <table:table-cell office:value-type="float" office:value="90.113918783545245" table:formula="of:=[.C309]*[.C$2]+[.$A310]*(1-[.C$2])" table:style-name="ce1">
            <text:p>90.11391878</text:p>
          </table:table-cell>
          <table:table-cell office:value-type="float" office:value="89.456837298768519" table:formula="of:=[.D309]*[.D$2]+[.$A310]*(1-[.D$2])" table:style-name="ce1">
            <text:p>89.4568373</text:p>
          </table:table-cell>
          <table:table-cell office:value-type="float" office:value="88.759597306688988" table:formula="of:=[.E309]*[.E$2]+[.$A310]*(1-[.E$2])" table:style-name="ce1">
            <text:p>88.75959731</text:p>
          </table:table-cell>
          <table:table-cell office:value-type="float" office:value="88.019641718933897" table:formula="of:=[.F309]*[.F$2]+[.$A310]*(1-[.F$2])" table:style-name="ce1">
            <text:p>88.01964172</text:p>
          </table:table-cell>
          <table:table-cell office:value-type="float" office:value="87.235773144524615" table:formula="of:=[.G309]*[.G$2]+[.$A310]*(1-[.G$2])" table:style-name="ce1">
            <text:p>87.23577314</text:p>
          </table:table-cell>
          <table:table-cell office:value-type="float" office:value="86.407807434670048" table:formula="of:=[.H309]*[.H$2]+[.$A310]*(1-[.H$2])" table:style-name="ce1">
            <text:p>86.40780743</text:p>
          </table:table-cell>
          <table:table-cell office:value-type="float" office:value="85.536087975014567" table:formula="of:=[.I309]*[.I$2]+[.$A310]*(1-[.I$2])" table:style-name="ce1">
            <text:p>85.53608798</text:p>
          </table:table-cell>
          <table:table-cell office:value-type="float" office:value="84.620797360609558" table:formula="of:=[.J309]*[.J$2]+[.$A310]*(1-[.J$2])" table:style-name="ce1">
            <text:p>84.62079736</text:p>
          </table:table-cell>
          <table:table-cell office:value-type="float" office:value="83.660980017318025" table:formula="of:=[.K309]*[.K$2]+[.$A310]*(1-[.K$2])" table:style-name="ce1">
            <text:p>83.66098002</text:p>
          </table:table-cell>
          <table:table-cell office:value-type="float" office:value="82.653190898958798" table:formula="of:=[.L309]*[.L$2]+[.$A310]*(1-[.L$2])" table:style-name="ce1">
            <text:p>82.6531909</text:p>
          </table:table-cell>
          <table:table-cell office:value-type="float" office:value="81.589742787826054" table:formula="of:=[.M309]*[.M$2]+[.$A310]*(1-[.M$2])" table:style-name="ce1">
            <text:p>81.58974279</text:p>
          </table:table-cell>
          <table:table-cell office:value-type="float" office:value="80.456697067977885" table:formula="of:=[.N309]*[.N$2]+[.$A310]*(1-[.N$2])" table:style-name="ce1">
            <text:p>80.45669707</text:p>
          </table:table-cell>
          <table:table-cell office:value-type="float" office:value="79.232165638728105" table:formula="of:=[.O309]*[.O$2]+[.$A310]*(1-[.O$2])" table:style-name="ce1">
            <text:p>79.23216564</text:p>
          </table:table-cell>
          <table:table-cell office:value-type="float" office:value="77.88656367179486" table:formula="of:=[.P309]*[.P$2]+[.$A310]*(1-[.P$2])" table:style-name="ce1">
            <text:p>77.88656367</text:p>
          </table:table-cell>
          <table:table-cell office:value-type="float" office:value="76.389626941674038" table:formula="of:=[.Q309]*[.Q$2]+[.$A310]*(1-[.Q$2])" table:style-name="ce1">
            <text:p>76.38962694</text:p>
          </table:table-cell>
          <table:table-cell office:value-type="float" office:value="74.739901895419052" table:formula="of:=[.R309]*[.R$2]+[.$A310]*(1-[.R$2])" table:style-name="ce1">
            <text:p>74.7399019</text:p>
          </table:table-cell>
          <table:table-cell office:value-type="float" office:value="73.070148636635508" table:formula="of:=[.S309]*[.S$2]+[.$A310]*(1-[.S$2])" table:style-name="ce1">
            <text:p>73.07014864</text:p>
          </table:table-cell>
          <table:table-cell office:value-type="float" office:value="71.972416450114622" table:formula="of:=[.T309]*[.T$2]+[.$A310]*(1-[.T$2])" table:style-name="ce1">
            <text:p>71.97241645</text:p>
          </table:table-cell>
          <table:table-cell office:value-type="float" office:value="72.988615061941871" table:formula="of:=[.U309]*[.U$2]+[.$A310]*(1-[.U$2])" table:style-name="ce1">
            <text:p>72.98861506</text:p>
          </table:table-cell>
          <table:table-cell table:number-columns-repeated="16363"/>
        </table:table-row>
        <table:table-row table:style-name="ro1">
          <table:table-cell office:value-type="float" office:value="105.858" table:style-name="ce1">
            <text:p>105.858</text:p>
          </table:table-cell>
          <table:table-cell office:value-type="float" office:value="105.858" table:formula="of:=[.B310]*[.B$2]+[.$A311]*(1-[.B$2])" table:style-name="ce1">
            <text:p>105.858</text:p>
          </table:table-cell>
          <table:table-cell office:value-type="float" office:value="105.07079593917726" table:formula="of:=[.C310]*[.C$2]+[.$A311]*(1-[.C$2])" table:style-name="ce1">
            <text:p>105.0707959</text:p>
          </table:table-cell>
          <table:table-cell office:value-type="float" office:value="104.21788372987686" table:formula="of:=[.D310]*[.D$2]+[.$A311]*(1-[.D$2])" table:style-name="ce1">
            <text:p>104.2178837</text:p>
          </table:table-cell>
          <table:table-cell office:value-type="float" office:value="103.29323959600335" table:formula="of:=[.E310]*[.E$2]+[.$A311]*(1-[.E$2])" table:style-name="ce1">
            <text:p>103.2932396</text:p>
          </table:table-cell>
          <table:table-cell office:value-type="float" office:value="102.29032834378678" table:formula="of:=[.F310]*[.F$2]+[.$A311]*(1-[.F$2])" table:style-name="ce1">
            <text:p>102.2903283</text:p>
          </table:table-cell>
          <table:table-cell office:value-type="float" office:value="101.20244328613116" table:formula="of:=[.G310]*[.G$2]+[.$A311]*(1-[.G$2])" table:style-name="ce1">
            <text:p>101.2024433</text:p>
          </table:table-cell>
          <table:table-cell office:value-type="float" office:value="100.02294223040101" table:formula="of:=[.H310]*[.H$2]+[.$A311]*(1-[.H$2])" table:style-name="ce1">
            <text:p>100.0229422</text:p>
          </table:table-cell>
          <table:table-cell office:value-type="float" office:value="98.7453307912551" table:formula="of:=[.I310]*[.I$2]+[.$A311]*(1-[.I$2])" table:style-name="ce1">
            <text:p>98.74533079</text:p>
          </table:table-cell>
          <table:table-cell office:value-type="float" office:value="97.363118944243823" table:formula="of:=[.J310]*[.J$2]+[.$A311]*(1-[.J$2])" table:style-name="ce1">
            <text:p>97.36311894</text:p>
          </table:table-cell>
          <table:table-cell office:value-type="float" office:value="95.869341007793111" table:formula="of:=[.K310]*[.K$2]+[.$A311]*(1-[.K$2])" table:style-name="ce1">
            <text:p>95.86934101</text:p>
          </table:table-cell>
          <table:table-cell office:value-type="float" office:value="94.255595449479401" table:formula="of:=[.L310]*[.L$2]+[.$A311]*(1-[.L$2])" table:style-name="ce1">
            <text:p>94.25559545</text:p>
          </table:table-cell>
          <table:table-cell office:value-type="float" office:value="92.51045853330433" table:formula="of:=[.M310]*[.M$2]+[.$A311]*(1-[.M$2])" table:style-name="ce1">
            <text:p>92.51045853</text:p>
          </table:table-cell>
          <table:table-cell office:value-type="float" office:value="90.617218240786741" table:formula="of:=[.N310]*[.N$2]+[.$A311]*(1-[.N$2])" table:style-name="ce1">
            <text:p>90.61721824</text:p>
          </table:table-cell>
          <table:table-cell office:value-type="float" office:value="88.55120766517328" table:formula="of:=[.O310]*[.O$2]+[.$A311]*(1-[.O$2])" table:style-name="ce1">
            <text:p>88.55120767</text:p>
          </table:table-cell>
          <table:table-cell office:value-type="float" office:value="86.277994570256411" table:formula="of:=[.P310]*[.P$2]+[.$A311]*(1-[.P$2])" table:style-name="ce1">
            <text:p>86.27799457</text:p>
          </table:table-cell>
          <table:table-cell office:value-type="float" office:value="83.756720206255522" table:formula="of:=[.Q310]*[.Q$2]+[.$A311]*(1-[.Q$2])" table:style-name="ce1">
            <text:p>83.75672021</text:p>
          </table:table-cell>
          <table:table-cell office:value-type="float" office:value="80.963521516335234" table:formula="of:=[.R310]*[.R$2]+[.$A311]*(1-[.R$2])" table:style-name="ce1">
            <text:p>80.96352152</text:p>
          </table:table-cell>
          <table:table-cell office:value-type="float" office:value="77.98832634114018" table:formula="of:=[.S310]*[.S$2]+[.$A311]*(1-[.S$2])" table:style-name="ce1">
            <text:p>77.98832634</text:p>
          </table:table-cell>
          <table:table-cell office:value-type="float" office:value="75.360974805103154" table:formula="of:=[.T310]*[.T$2]+[.$A311]*(1-[.T$2])" table:style-name="ce1">
            <text:p>75.36097481</text:p>
          </table:table-cell>
          <table:table-cell office:value-type="float" office:value="74.632084308844782" table:formula="of:=[.U310]*[.U$2]+[.$A311]*(1-[.U$2])" table:style-name="ce1">
            <text:p>74.63208431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311]*[.B$2]+[.$A312]*(1-[.B$2])" table:style-name="ce1">
            <text:p>99.8085</text:p>
          </table:table-cell>
          <table:table-cell office:value-type="float" office:value="100.07161479695885" table:formula="of:=[.C311]*[.C$2]+[.$A312]*(1-[.C$2])" table:style-name="ce1">
            <text:p>100.0716148</text:p>
          </table:table-cell>
          <table:table-cell office:value-type="float" office:value="100.24943837298768" table:formula="of:=[.D311]*[.D$2]+[.$A312]*(1-[.D$2])" table:style-name="ce1">
            <text:p>100.2494384</text:p>
          </table:table-cell>
          <table:table-cell office:value-type="float" office:value="100.33121093940049" table:formula="of:=[.E311]*[.E$2]+[.$A312]*(1-[.E$2])" table:style-name="ce1">
            <text:p>100.3312109</text:p>
          </table:table-cell>
          <table:table-cell office:value-type="float" office:value="100.30486566875736" table:formula="of:=[.F311]*[.F$2]+[.$A312]*(1-[.F$2])" table:style-name="ce1">
            <text:p>100.3048657</text:p>
          </table:table-cell>
          <table:table-cell office:value-type="float" office:value="100.15698582153279" table:formula="of:=[.G311]*[.G$2]+[.$A312]*(1-[.G$2])" table:style-name="ce1">
            <text:p>100.1569858</text:p>
          </table:table-cell>
          <table:table-cell office:value-type="float" office:value="99.872832669120299" table:formula="of:=[.H311]*[.H$2]+[.$A312]*(1-[.H$2])" table:style-name="ce1">
            <text:p>99.87283267</text:p>
          </table:table-cell>
          <table:table-cell office:value-type="float" office:value="99.436390776939277" table:formula="of:=[.I311]*[.I$2]+[.$A312]*(1-[.I$2])" table:style-name="ce1">
            <text:p>99.43639078</text:p>
          </table:table-cell>
          <table:table-cell office:value-type="float" office:value="98.830347577697523" table:formula="of:=[.J311]*[.J$2]+[.$A312]*(1-[.J$2])" table:style-name="ce1">
            <text:p>98.83034758</text:p>
          </table:table-cell>
          <table:table-cell office:value-type="float" office:value="98.035878453506911" table:formula="of:=[.K311]*[.K$2]+[.$A312]*(1-[.K$2])" table:style-name="ce1">
            <text:p>98.03587845</text:p>
          </table:table-cell>
          <table:table-cell office:value-type="float" office:value="97.032047724739698" table:formula="of:=[.L311]*[.L$2]+[.$A312]*(1-[.L$2])" table:style-name="ce1">
            <text:p>97.03204772</text:p>
          </table:table-cell>
          <table:table-cell office:value-type="float" office:value="95.79457719331738" table:formula="of:=[.M311]*[.M$2]+[.$A312]*(1-[.M$2])" table:style-name="ce1">
            <text:p>95.79457719</text:p>
          </table:table-cell>
          <table:table-cell office:value-type="float" office:value="94.293730944472046" table:formula="of:=[.N311]*[.N$2]+[.$A312]*(1-[.N$2])" table:style-name="ce1">
            <text:p>94.29373094</text:p>
          </table:table-cell>
          <table:table-cell office:value-type="float" office:value="92.491259982362635" table:formula="of:=[.O311]*[.O$2]+[.$A312]*(1-[.O$2])" table:style-name="ce1">
            <text:p>92.49125998</text:p>
          </table:table-cell>
          <table:table-cell office:value-type="float" office:value="90.337146199179486" table:formula="of:=[.P311]*[.P$2]+[.$A312]*(1-[.P$2])" table:style-name="ce1">
            <text:p>90.3371462</text:p>
          </table:table-cell>
          <table:table-cell office:value-type="float" office:value="87.769665154691637" table:formula="of:=[.Q311]*[.Q$2]+[.$A312]*(1-[.Q$2])" table:style-name="ce1">
            <text:p>87.76966515</text:p>
          </table:table-cell>
          <table:table-cell office:value-type="float" office:value="84.732517213068178" table:formula="of:=[.R311]*[.R$2]+[.$A312]*(1-[.R$2])" table:style-name="ce1">
            <text:p>84.73251721</text:p>
          </table:table-cell>
          <table:table-cell office:value-type="float" office:value="81.261352389969161" table:formula="of:=[.S311]*[.S$2]+[.$A312]*(1-[.S$2])" table:style-name="ce1">
            <text:p>81.26135239</text:p>
          </table:table-cell>
          <table:table-cell office:value-type="float" office:value="77.805727324592851" table:formula="of:=[.T311]*[.T$2]+[.$A312]*(1-[.T$2])" table:style-name="ce1">
            <text:p>77.80572732</text:p>
          </table:table-cell>
          <table:table-cell office:value-type="float" office:value="75.890905093402537" table:formula="of:=[.U311]*[.U$2]+[.$A312]*(1-[.U$2])" table:style-name="ce1">
            <text:p>75.89090509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312]*[.B$2]+[.$A313]*(1-[.B$2])" table:style-name="ce1">
            <text:p>114.931</text:p>
          </table:table-cell>
          <table:table-cell office:value-type="float" office:value="114.18803073984795" table:formula="of:=[.C312]*[.C$2]+[.$A313]*(1-[.C$2])" table:style-name="ce1">
            <text:p>114.1880307</text:p>
          </table:table-cell>
          <table:table-cell office:value-type="float" office:value="113.46284383729876" table:formula="of:=[.D312]*[.D$2]+[.$A313]*(1-[.D$2])" table:style-name="ce1">
            <text:p>113.4628438</text:p>
          </table:table-cell>
          <table:table-cell office:value-type="float" office:value="112.74103164091008" table:formula="of:=[.E312]*[.E$2]+[.$A313]*(1-[.E$2])" table:style-name="ce1">
            <text:p>112.7410316</text:p>
          </table:table-cell>
          <table:table-cell office:value-type="float" office:value="112.00577313375148" table:formula="of:=[.F312]*[.F$2]+[.$A313]*(1-[.F$2])" table:style-name="ce1">
            <text:p>112.0057731</text:p>
          </table:table-cell>
          <table:table-cell office:value-type="float" office:value="111.23749645538319" table:formula="of:=[.G312]*[.G$2]+[.$A313]*(1-[.G$2])" table:style-name="ce1">
            <text:p>111.2374965</text:p>
          </table:table-cell>
          <table:table-cell office:value-type="float" office:value="110.41354980073608" table:formula="of:=[.H312]*[.H$2]+[.$A313]*(1-[.H$2])" table:style-name="ce1">
            <text:p>110.4135498</text:p>
          </table:table-cell>
          <table:table-cell office:value-type="float" office:value="109.50788677192875" table:formula="of:=[.I312]*[.I$2]+[.$A313]*(1-[.I$2])" table:style-name="ce1">
            <text:p>109.5078868</text:p>
          </table:table-cell>
          <table:table-cell office:value-type="float" office:value="108.490739031079" table:formula="of:=[.J312]*[.J$2]+[.$A313]*(1-[.J$2])" table:style-name="ce1">
            <text:p>108.490739</text:p>
          </table:table-cell>
          <table:table-cell office:value-type="float" office:value="107.32819530407812" table:formula="of:=[.K312]*[.K$2]+[.$A313]*(1-[.K$2])" table:style-name="ce1">
            <text:p>107.3281953</text:p>
          </table:table-cell>
          <table:table-cell office:value-type="float" office:value="105.98152386236984" table:formula="of:=[.L312]*[.L$2]+[.$A313]*(1-[.L$2])" table:style-name="ce1">
            <text:p>105.9815239</text:p>
          </table:table-cell>
          <table:table-cell office:value-type="float" office:value="104.40596745632456" table:formula="of:=[.M312]*[.M$2]+[.$A313]*(1-[.M$2])" table:style-name="ce1">
            <text:p>104.4059675</text:p>
          </table:table-cell>
          <table:table-cell office:value-type="float" office:value="102.54863856668322" table:formula="of:=[.N312]*[.N$2]+[.$A313]*(1-[.N$2])" table:style-name="ce1">
            <text:p>102.5486386</text:p>
          </table:table-cell>
          <table:table-cell office:value-type="float" office:value="100.3451689885357" table:formula="of:=[.O312]*[.O$2]+[.$A313]*(1-[.O$2])" table:style-name="ce1">
            <text:p>100.345169</text:p>
          </table:table-cell>
          <table:table-cell office:value-type="float" office:value="97.715302339425648" table:formula="of:=[.P312]*[.P$2]+[.$A313]*(1-[.P$2])" table:style-name="ce1">
            <text:p>97.71530234</text:p>
          </table:table-cell>
          <table:table-cell office:value-type="float" office:value="94.559998866018717" table:formula="of:=[.Q312]*[.Q$2]+[.$A313]*(1-[.Q$2])" table:style-name="ce1">
            <text:p>94.55999887</text:p>
          </table:table-cell>
          <table:table-cell office:value-type="float" office:value="90.772213770454542" table:formula="of:=[.R312]*[.R$2]+[.$A313]*(1-[.R$2])" table:style-name="ce1">
            <text:p>90.77221377</text:p>
          </table:table-cell>
          <table:table-cell office:value-type="float" office:value="86.311799531473781" table:formula="of:=[.S312]*[.S$2]+[.$A313]*(1-[.S$2])" table:style-name="ce1">
            <text:p>86.31179953</text:p>
          </table:table-cell>
          <table:table-cell office:value-type="float" office:value="81.518254592133573" table:formula="of:=[.T312]*[.T$2]+[.$A313]*(1-[.T$2])" table:style-name="ce1">
            <text:p>81.51825459</text:p>
          </table:table-cell>
          <table:table-cell office:value-type="float" office:value="77.84290983873241" table:formula="of:=[.U312]*[.U$2]+[.$A313]*(1-[.U$2])" table:style-name="ce1">
            <text:p>77.84290984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313]*[.B$2]+[.$A314]*(1-[.B$2])" table:style-name="ce1">
            <text:p>108.882</text:p>
          </table:table-cell>
          <table:table-cell office:value-type="float" office:value="109.1473015369924" table:formula="of:=[.C313]*[.C$2]+[.$A314]*(1-[.C$2])" table:style-name="ce1">
            <text:p>109.1473015</text:p>
          </table:table-cell>
          <table:table-cell office:value-type="float" office:value="109.34008438372989" table:formula="of:=[.D313]*[.D$2]+[.$A314]*(1-[.D$2])" table:style-name="ce1">
            <text:p>109.3400844</text:p>
          </table:table-cell>
          <table:table-cell office:value-type="float" office:value="109.4608547461365" table:formula="of:=[.E313]*[.E$2]+[.$A314]*(1-[.E$2])" table:style-name="ce1">
            <text:p>109.4608547</text:p>
          </table:table-cell>
          <table:table-cell office:value-type="float" office:value="109.50675462675031" table:formula="of:=[.F313]*[.F$2]+[.$A314]*(1-[.F$2])" table:style-name="ce1">
            <text:p>109.5067546</text:p>
          </table:table-cell>
          <table:table-cell office:value-type="float" office:value="109.47087411384581" table:formula="of:=[.G313]*[.G$2]+[.$A314]*(1-[.G$2])" table:style-name="ce1">
            <text:p>109.4708741</text:p>
          </table:table-cell>
          <table:table-cell office:value-type="float" office:value="109.34146494022082" table:formula="of:=[.H313]*[.H$2]+[.$A314]*(1-[.H$2])" table:style-name="ce1">
            <text:p>109.3414649</text:p>
          </table:table-cell>
          <table:table-cell office:value-type="float" office:value="109.10106037017508" table:formula="of:=[.I313]*[.I$2]+[.$A314]*(1-[.I$2])" table:style-name="ce1">
            <text:p>109.1010604</text:p>
          </table:table-cell>
          <table:table-cell office:value-type="float" office:value="108.7254956124316" table:formula="of:=[.J313]*[.J$2]+[.$A314]*(1-[.J$2])" table:style-name="ce1">
            <text:p>108.7254956</text:p>
          </table:table-cell>
          <table:table-cell office:value-type="float" office:value="108.18278788683517" table:formula="of:=[.K313]*[.K$2]+[.$A314]*(1-[.K$2])" table:style-name="ce1">
            <text:p>108.1827879</text:p>
          </table:table-cell>
          <table:table-cell office:value-type="float" office:value="107.43176193118492" table:formula="of:=[.L313]*[.L$2]+[.$A314]*(1-[.L$2])" table:style-name="ce1">
            <text:p>107.4317619</text:p>
          </table:table-cell>
          <table:table-cell office:value-type="float" office:value="106.42018210097851" table:formula="of:=[.M313]*[.M$2]+[.$A314]*(1-[.M$2])" table:style-name="ce1">
            <text:p>106.4201821</text:p>
          </table:table-cell>
          <table:table-cell office:value-type="float" office:value="105.08198314000994" table:formula="of:=[.N313]*[.N$2]+[.$A314]*(1-[.N$2])" table:style-name="ce1">
            <text:p>105.0819831</text:p>
          </table:table-cell>
          <table:table-cell office:value-type="float" office:value="103.33305984254821" table:formula="of:=[.O313]*[.O$2]+[.$A314]*(1-[.O$2])" table:style-name="ce1">
            <text:p>103.3330598</text:p>
          </table:table-cell>
          <table:table-cell office:value-type="float" office:value="101.06531163759796" table:formula="of:=[.P313]*[.P$2]+[.$A314]*(1-[.P$2])" table:style-name="ce1">
            <text:p>101.0653116</text:p>
          </table:table-cell>
          <table:table-cell office:value-type="float" office:value="98.140499149514042" table:formula="of:=[.Q313]*[.Q$2]+[.$A314]*(1-[.Q$2])" table:style-name="ce1">
            <text:p>98.14049915</text:p>
          </table:table-cell>
          <table:table-cell office:value-type="float" office:value="94.394171016363629" table:formula="of:=[.R313]*[.R$2]+[.$A314]*(1-[.R$2])" table:style-name="ce1">
            <text:p>94.39417102</text:p>
          </table:table-cell>
          <table:table-cell office:value-type="float" office:value="89.697329601752713" table:formula="of:=[.S313]*[.S$2]+[.$A314]*(1-[.S$2])" table:style-name="ce1">
            <text:p>89.6973296</text:p>
          </table:table-cell>
          <table:table-cell office:value-type="float" office:value="84.254629132920215" table:formula="of:=[.T313]*[.T$2]+[.$A314]*(1-[.T$2])" table:style-name="ce1">
            <text:p>84.25462913</text:p>
          </table:table-cell>
          <table:table-cell office:value-type="float" office:value="79.394864346795799" table:formula="of:=[.U313]*[.U$2]+[.$A314]*(1-[.U$2])" table:style-name="ce1">
            <text:p>79.39486435</text:p>
          </table:table-cell>
          <table:table-cell table:number-columns-repeated="16363"/>
        </table:table-row>
        <table:table-row table:style-name="ro1">
          <table:table-cell office:value-type="float" office:value="108.88200000000001" table:style-name="ce1">
            <text:p>108.882</text:p>
          </table:table-cell>
          <table:table-cell office:value-type="float" office:value="108.88200000000001" table:formula="of:=[.B314]*[.B$2]+[.$A315]*(1-[.B$2])" table:style-name="ce1">
            <text:p>108.882</text:p>
          </table:table-cell>
          <table:table-cell office:value-type="float" office:value="108.89526507684963" table:formula="of:=[.C314]*[.C$2]+[.$A315]*(1-[.C$2])" table:style-name="ce1">
            <text:p>108.8952651</text:p>
          </table:table-cell>
          <table:table-cell office:value-type="float" office:value="108.92780843837299" table:formula="of:=[.D314]*[.D$2]+[.$A315]*(1-[.D$2])" table:style-name="ce1">
            <text:p>108.9278084</text:p>
          </table:table-cell>
          <table:table-cell office:value-type="float" office:value="108.96882821192048" table:formula="of:=[.E314]*[.E$2]+[.$A315]*(1-[.E$2])" table:style-name="ce1">
            <text:p>108.9688282</text:p>
          </table:table-cell>
          <table:table-cell office:value-type="float" office:value="109.00695092535007" table:formula="of:=[.F314]*[.F$2]+[.$A315]*(1-[.F$2])" table:style-name="ce1">
            <text:p>109.0069509</text:p>
          </table:table-cell>
          <table:table-cell office:value-type="float" office:value="109.02921852846146" table:formula="of:=[.G314]*[.G$2]+[.$A315]*(1-[.G$2])" table:style-name="ce1">
            <text:p>109.0292185</text:p>
          </table:table-cell>
          <table:table-cell office:value-type="float" office:value="109.01983948206623" table:formula="of:=[.H314]*[.H$2]+[.$A315]*(1-[.H$2])" table:style-name="ce1">
            <text:p>109.0198395</text:p>
          </table:table-cell>
          <table:table-cell office:value-type="float" office:value="108.95867112956128" table:formula="of:=[.I314]*[.I$2]+[.$A315]*(1-[.I$2])" table:style-name="ce1">
            <text:p>108.9586711</text:p>
          </table:table-cell>
          <table:table-cell office:value-type="float" office:value="108.81939824497265" table:formula="of:=[.J314]*[.J$2]+[.$A315]*(1-[.J$2])" table:style-name="ce1">
            <text:p>108.8193982</text:p>
          </table:table-cell>
          <table:table-cell office:value-type="float" office:value="108.56735454907584" table:formula="of:=[.K314]*[.K$2]+[.$A315]*(1-[.K$2])" table:style-name="ce1">
            <text:p>108.5673545</text:p>
          </table:table-cell>
          <table:table-cell office:value-type="float" office:value="108.15688096559246" table:formula="of:=[.L314]*[.L$2]+[.$A315]*(1-[.L$2])" table:style-name="ce1">
            <text:p>108.156881</text:p>
          </table:table-cell>
          <table:table-cell office:value-type="float" office:value="107.52800015553818" table:formula="of:=[.M314]*[.M$2]+[.$A315]*(1-[.M$2])" table:style-name="ce1">
            <text:p>107.5280002</text:p>
          </table:table-cell>
          <table:table-cell office:value-type="float" office:value="106.60198988400597" table:formula="of:=[.N314]*[.N$2]+[.$A315]*(1-[.N$2])" table:style-name="ce1">
            <text:p>106.6019899</text:p>
          </table:table-cell>
          <table:table-cell office:value-type="float" office:value="105.27518889765634" table:formula="of:=[.O314]*[.O$2]+[.$A315]*(1-[.O$2])" table:style-name="ce1">
            <text:p>105.2751889</text:p>
          </table:table-cell>
          <table:table-cell office:value-type="float" office:value="103.41031814631857" table:formula="of:=[.P314]*[.P$2]+[.$A315]*(1-[.P$2])" table:style-name="ce1">
            <text:p>103.4103181</text:p>
          </table:table-cell>
          <table:table-cell office:value-type="float" office:value="100.82587436213554" table:formula="of:=[.Q314]*[.Q$2]+[.$A315]*(1-[.Q$2])" table:style-name="ce1">
            <text:p>100.8258744</text:p>
          </table:table-cell>
          <table:table-cell office:value-type="float" office:value="97.291736813090907" table:formula="of:=[.R314]*[.R$2]+[.$A315]*(1-[.R$2])" table:style-name="ce1">
            <text:p>97.29173681</text:p>
          </table:table-cell>
          <table:table-cell office:value-type="float" office:value="92.575030161489806" table:formula="of:=[.S314]*[.S$2]+[.$A315]*(1-[.S$2])" table:style-name="ce1">
            <text:p>92.57503016</text:p>
          </table:table-cell>
          <table:table-cell office:value-type="float" office:value="86.71736621962819" table:formula="of:=[.T314]*[.T$2]+[.$A315]*(1-[.T$2])" table:style-name="ce1">
            <text:p>86.71736622</text:p>
          </table:table-cell>
          <table:table-cell office:value-type="float" office:value="80.869221129456008" table:formula="of:=[.U314]*[.U$2]+[.$A315]*(1-[.U$2])" table:style-name="ce1">
            <text:p>80.86922113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315]*[.B$2]+[.$A316]*(1-[.B$2])" table:style-name="ce1">
            <text:p>99.8085</text:p>
          </table:table-cell>
          <table:table-cell office:value-type="float" office:value="100.26283825384247" table:formula="of:=[.C315]*[.C$2]+[.$A316]*(1-[.C$2])" table:style-name="ce1">
            <text:p>100.2628383</text:p>
          </table:table-cell>
          <table:table-cell office:value-type="float" office:value="100.72043084383729" table:formula="of:=[.D315]*[.D$2]+[.$A316]*(1-[.D$2])" table:style-name="ce1">
            <text:p>100.7204308</text:p>
          </table:table-cell>
          <table:table-cell office:value-type="float" office:value="101.18254923178806" table:formula="of:=[.E315]*[.E$2]+[.$A316]*(1-[.E$2])" table:style-name="ce1">
            <text:p>101.1825492</text:p>
          </table:table-cell>
          <table:table-cell office:value-type="float" office:value="101.64819018507002" table:formula="of:=[.F315]*[.F$2]+[.$A316]*(1-[.F$2])" table:style-name="ce1">
            <text:p>101.6481902</text:p>
          </table:table-cell>
          <table:table-cell office:value-type="float" office:value="102.11367963211536" table:formula="of:=[.G315]*[.G$2]+[.$A316]*(1-[.G$2])" table:style-name="ce1">
            <text:p>102.1136796</text:p>
          </table:table-cell>
          <table:table-cell office:value-type="float" office:value="102.57190184461987" table:formula="of:=[.H315]*[.H$2]+[.$A316]*(1-[.H$2])" table:style-name="ce1">
            <text:p>102.5719018</text:p>
          </table:table-cell>
          <table:table-cell office:value-type="float" office:value="103.01105989534645" table:formula="of:=[.I315]*[.I$2]+[.$A316]*(1-[.I$2])" table:style-name="ce1">
            <text:p>103.0110599</text:p>
          </table:table-cell>
          <table:table-cell office:value-type="float" office:value="103.41285929798906" table:formula="of:=[.J315]*[.J$2]+[.$A316]*(1-[.J$2])" table:style-name="ce1">
            <text:p>103.4128593</text:p>
          </table:table-cell>
          <table:table-cell office:value-type="float" office:value="103.74998454708413" table:formula="of:=[.K315]*[.K$2]+[.$A316]*(1-[.K$2])" table:style-name="ce1">
            <text:p>103.7499845</text:p>
          </table:table-cell>
          <table:table-cell office:value-type="float" office:value="103.98269048279623" table:formula="of:=[.L315]*[.L$2]+[.$A316]*(1-[.L$2])" table:style-name="ce1">
            <text:p>103.9826905</text:p>
          </table:table-cell>
          <table:table-cell office:value-type="float" office:value="104.05422508554599" table:formula="of:=[.M315]*[.M$2]+[.$A316]*(1-[.M$2])" table:style-name="ce1">
            <text:p>104.0542251</text:p>
          </table:table-cell>
          <table:table-cell office:value-type="float" office:value="103.88459393040358" table:formula="of:=[.N315]*[.N$2]+[.$A316]*(1-[.N$2])" table:style-name="ce1">
            <text:p>103.8845939</text:p>
          </table:table-cell>
          <table:table-cell office:value-type="float" office:value="103.36184778347662" table:formula="of:=[.O315]*[.O$2]+[.$A316]*(1-[.O$2])" table:style-name="ce1">
            <text:p>103.3618478</text:p>
          </table:table-cell>
          <table:table-cell office:value-type="float" office:value="102.32977270242301" table:formula="of:=[.P315]*[.P$2]+[.$A316]*(1-[.P$2])" table:style-name="ce1">
            <text:p>102.3297727</text:p>
          </table:table-cell>
          <table:table-cell office:value-type="float" office:value="100.57153077160164" table:formula="of:=[.Q315]*[.Q$2]+[.$A316]*(1-[.Q$2])" table:style-name="ce1">
            <text:p>100.5715308</text:p>
          </table:table-cell>
          <table:table-cell office:value-type="float" office:value="97.79508945047273" table:formula="of:=[.R315]*[.R$2]+[.$A316]*(1-[.R$2])" table:style-name="ce1">
            <text:p>97.79508945</text:p>
          </table:table-cell>
          <table:table-cell office:value-type="float" office:value="93.660050637266338" table:formula="of:=[.S315]*[.S$2]+[.$A316]*(1-[.S$2])" table:style-name="ce1">
            <text:p>93.66005064</text:p>
          </table:table-cell>
          <table:table-cell office:value-type="float" office:value="88.026479597665372" table:formula="of:=[.T315]*[.T$2]+[.$A316]*(1-[.T$2])" table:style-name="ce1">
            <text:p>88.0264796</text:p>
          </table:table-cell>
          <table:table-cell office:value-type="float" office:value="81.816185072983203" table:formula="of:=[.U315]*[.U$2]+[.$A316]*(1-[.U$2])" table:style-name="ce1">
            <text:p>81.81618507</text:p>
          </table:table-cell>
          <table:table-cell table:number-columns-repeated="16363"/>
        </table:table-row>
        <table:table-row table:style-name="ro1">
          <table:table-cell office:value-type="float" office:value="96.784000000000006" table:style-name="ce1">
            <text:p>96.784</text:p>
          </table:table-cell>
          <table:table-cell office:value-type="float" office:value="96.784000000000006" table:formula="of:=[.B316]*[.B$2]+[.$A317]*(1-[.B$2])" table:style-name="ce1">
            <text:p>96.784</text:p>
          </table:table-cell>
          <table:table-cell office:value-type="float" office:value="96.957941912692121" table:formula="of:=[.C316]*[.C$2]+[.$A317]*(1-[.C$2])" table:style-name="ce1">
            <text:p>96.95794191</text:p>
          </table:table-cell>
          <table:table-cell office:value-type="float" office:value="97.177643084383732" table:formula="of:=[.D316]*[.D$2]+[.$A317]*(1-[.D$2])" table:style-name="ce1">
            <text:p>97.17764308</text:p>
          </table:table-cell>
          <table:table-cell office:value-type="float" office:value="97.443782384768213" table:formula="of:=[.E316]*[.E$2]+[.$A317]*(1-[.E$2])" table:style-name="ce1">
            <text:p>97.44378238</text:p>
          </table:table-cell>
          <table:table-cell office:value-type="float" office:value="97.75683803701402" table:formula="of:=[.F316]*[.F$2]+[.$A317]*(1-[.F$2])" table:style-name="ce1">
            <text:p>97.75683804</text:p>
          </table:table-cell>
          <table:table-cell office:value-type="float" office:value="98.116419908028845" table:formula="of:=[.G316]*[.G$2]+[.$A317]*(1-[.G$2])" table:style-name="ce1">
            <text:p>98.11641991</text:p>
          </table:table-cell>
          <table:table-cell office:value-type="float" office:value="98.520370553385959" table:formula="of:=[.H316]*[.H$2]+[.$A317]*(1-[.H$2])" table:style-name="ce1">
            <text:p>98.52037055</text:p>
          </table:table-cell>
          <table:table-cell office:value-type="float" office:value="98.963470963371265" table:formula="of:=[.I316]*[.I$2]+[.$A317]*(1-[.I$2])" table:style-name="ce1">
            <text:p>98.96347096</text:p>
          </table:table-cell>
          <table:table-cell office:value-type="float" office:value="99.435543719195636" table:formula="of:=[.J316]*[.J$2]+[.$A317]*(1-[.J$2])" table:style-name="ce1">
            <text:p>99.43554372</text:p>
          </table:table-cell>
          <table:table-cell office:value-type="float" office:value="99.918693046187869" table:formula="of:=[.K316]*[.K$2]+[.$A317]*(1-[.K$2])" table:style-name="ce1">
            <text:p>99.91869305</text:p>
          </table:table-cell>
          <table:table-cell office:value-type="float" office:value="100.38334524139812" table:formula="of:=[.L316]*[.L$2]+[.$A317]*(1-[.L$2])" table:style-name="ce1">
            <text:p>100.3833452</text:p>
          </table:table-cell>
          <table:table-cell office:value-type="float" office:value="100.78262379705029" table:formula="of:=[.M316]*[.M$2]+[.$A317]*(1-[.M$2])" table:style-name="ce1">
            <text:p>100.7826238</text:p>
          </table:table-cell>
          <table:table-cell office:value-type="float" office:value="101.04435635824215" table:formula="of:=[.N316]*[.N$2]+[.$A317]*(1-[.N$2])" table:style-name="ce1">
            <text:p>101.0443564</text:p>
          </table:table-cell>
          <table:table-cell office:value-type="float" office:value="101.05960105925982" table:formula="of:=[.O316]*[.O$2]+[.$A317]*(1-[.O$2])" table:style-name="ce1">
            <text:p>101.0596011</text:p>
          </table:table-cell>
          <table:table-cell office:value-type="float" office:value="100.66604089169611" table:formula="of:=[.P316]*[.P$2]+[.$A317]*(1-[.P$2])" table:style-name="ce1">
            <text:p>100.6660409</text:p>
          </table:table-cell>
          <table:table-cell office:value-type="float" office:value="99.624648078701227" table:formula="of:=[.Q316]*[.Q$2]+[.$A317]*(1-[.Q$2])" table:style-name="ce1">
            <text:p>99.62464808</text:p>
          </table:table-cell>
          <table:table-cell office:value-type="float" office:value="97.592871560378185" table:formula="of:=[.R316]*[.R$2]+[.$A317]*(1-[.R$2])" table:style-name="ce1">
            <text:p>97.59287156</text:p>
          </table:table-cell>
          <table:table-cell office:value-type="float" office:value="94.128643041676384" table:formula="of:=[.S316]*[.S$2]+[.$A317]*(1-[.S$2])" table:style-name="ce1">
            <text:p>94.12864304</text:p>
          </table:table-cell>
          <table:table-cell office:value-type="float" office:value="88.902231637898836" table:formula="of:=[.T316]*[.T$2]+[.$A317]*(1-[.T$2])" table:style-name="ce1">
            <text:p>88.90223164</text:p>
          </table:table-cell>
          <table:table-cell office:value-type="float" office:value="82.564575819334038" table:formula="of:=[.U316]*[.U$2]+[.$A317]*(1-[.U$2])" table:style-name="ce1">
            <text:p>82.56457582</text:p>
          </table:table-cell>
          <table:table-cell table:number-columns-repeated="16363"/>
        </table:table-row>
        <table:table-row table:style-name="ro1">
          <table:table-cell office:value-type="float" office:value="87.710499999999996" table:style-name="ce1">
            <text:p>87.7105</text:p>
          </table:table-cell>
          <table:table-cell office:value-type="float" office:value="87.710499999999996" table:formula="of:=[.B317]*[.B$2]+[.$A318]*(1-[.B$2])" table:style-name="ce1">
            <text:p>87.7105</text:p>
          </table:table-cell>
          <table:table-cell office:value-type="float" office:value="88.172872095634602" table:formula="of:=[.C317]*[.C$2]+[.$A318]*(1-[.C$2])" table:style-name="ce1">
            <text:p>88.1728721</text:p>
          </table:table-cell>
          <table:table-cell office:value-type="float" office:value="88.65721430843837" table:formula="of:=[.D317]*[.D$2]+[.$A318]*(1-[.D$2])" table:style-name="ce1">
            <text:p>88.65721431</text:p>
          </table:table-cell>
          <table:table-cell office:value-type="float" office:value="89.170492357715219" table:formula="of:=[.E317]*[.E$2]+[.$A318]*(1-[.E$2])" table:style-name="ce1">
            <text:p>89.17049236</text:p>
          </table:table-cell>
          <table:table-cell office:value-type="float" office:value="89.719767607402815" table:formula="of:=[.F317]*[.F$2]+[.$A318]*(1-[.F$2])" table:style-name="ce1">
            <text:p>89.71976761</text:p>
          </table:table-cell>
          <table:table-cell office:value-type="float" office:value="90.311979977007198" table:formula="of:=[.G317]*[.G$2]+[.$A318]*(1-[.G$2])" table:style-name="ce1">
            <text:p>90.31197998</text:p>
          </table:table-cell>
          <table:table-cell office:value-type="float" office:value="90.953461166015785" table:formula="of:=[.H317]*[.H$2]+[.$A318]*(1-[.H$2])" table:style-name="ce1">
            <text:p>90.95346117</text:p>
          </table:table-cell>
          <table:table-cell office:value-type="float" office:value="91.649039837179942" table:formula="of:=[.I317]*[.I$2]+[.$A318]*(1-[.I$2])" table:style-name="ce1">
            <text:p>91.64903984</text:p>
          </table:table-cell>
          <table:table-cell office:value-type="float" office:value="92.400517487678258" table:formula="of:=[.J317]*[.J$2]+[.$A318]*(1-[.J$2])" table:style-name="ce1">
            <text:p>92.40051749</text:p>
          </table:table-cell>
          <table:table-cell office:value-type="float" office:value="93.20418687078454" table:formula="of:=[.K317]*[.K$2]+[.$A318]*(1-[.K$2])" table:style-name="ce1">
            <text:p>93.20418687</text:p>
          </table:table-cell>
          <table:table-cell office:value-type="float" office:value="94.046922620699064" table:formula="of:=[.L317]*[.L$2]+[.$A318]*(1-[.L$2])" table:style-name="ce1">
            <text:p>94.04692262</text:p>
          </table:table-cell>
          <table:table-cell office:value-type="float" office:value="94.900168088377654" table:formula="of:=[.M317]*[.M$2]+[.$A318]*(1-[.M$2])" table:style-name="ce1">
            <text:p>94.90016809</text:p>
          </table:table-cell>
          <table:table-cell office:value-type="float" office:value="95.710813814945283" table:formula="of:=[.N317]*[.N$2]+[.$A318]*(1-[.N$2])" table:style-name="ce1">
            <text:p>95.71081381</text:p>
          </table:table-cell>
          <table:table-cell office:value-type="float" office:value="96.387415688518885" table:formula="of:=[.O317]*[.O$2]+[.$A318]*(1-[.O$2])" table:style-name="ce1">
            <text:p>96.38741569</text:p>
          </table:table-cell>
          <table:table-cell office:value-type="float" office:value="96.779378624187288" table:formula="of:=[.P317]*[.P$2]+[.$A318]*(1-[.P$2])" table:style-name="ce1">
            <text:p>96.77937862</text:p>
          </table:table-cell>
          <table:table-cell office:value-type="float" office:value="96.646111059025912" table:formula="of:=[.Q317]*[.Q$2]+[.$A318]*(1-[.Q$2])" table:style-name="ce1">
            <text:p>96.64611106</text:p>
          </table:table-cell>
          <table:table-cell office:value-type="float" office:value="95.616397248302547" table:formula="of:=[.R317]*[.R$2]+[.$A318]*(1-[.R$2])" table:style-name="ce1">
            <text:p>95.61639725</text:p>
          </table:table-cell>
          <table:table-cell office:value-type="float" office:value="93.165921585424925" table:formula="of:=[.S317]*[.S$2]+[.$A318]*(1-[.S$2])" table:style-name="ce1">
            <text:p>93.16592159</text:p>
          </table:table-cell>
          <table:table-cell office:value-type="float" office:value="88.783058474108955" table:formula="of:=[.T317]*[.T$2]+[.$A318]*(1-[.T$2])" table:style-name="ce1">
            <text:p>88.78305847</text:p>
          </table:table-cell>
          <table:table-cell office:value-type="float" office:value="82.821872028367338" table:formula="of:=[.U317]*[.U$2]+[.$A318]*(1-[.U$2])" table:style-name="ce1">
            <text:p>82.82187203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318]*[.B$2]+[.$A319]*(1-[.B$2])" table:style-name="ce1">
            <text:p>93.7595</text:p>
          </table:table-cell>
          <table:table-cell office:value-type="float" office:value="93.480168604781724" table:formula="of:=[.C318]*[.C$2]+[.$A319]*(1-[.C$2])" table:style-name="ce1">
            <text:p>93.4801686</text:p>
          </table:table-cell>
          <table:table-cell office:value-type="float" office:value="93.249271430843834" table:formula="of:=[.D318]*[.D$2]+[.$A319]*(1-[.D$2])" table:style-name="ce1">
            <text:p>93.24927143</text:p>
          </table:table-cell>
          <table:table-cell office:value-type="float" office:value="93.071148853657292" table:formula="of:=[.E318]*[.E$2]+[.$A319]*(1-[.E$2])" table:style-name="ce1">
            <text:p>93.07114885</text:p>
          </table:table-cell>
          <table:table-cell office:value-type="float" office:value="92.951553521480577" table:formula="of:=[.F318]*[.F$2]+[.$A319]*(1-[.F$2])" table:style-name="ce1">
            <text:p>92.95155352</text:p>
          </table:table-cell>
          <table:table-cell office:value-type="float" office:value="92.897619994251798" table:formula="of:=[.G318]*[.G$2]+[.$A319]*(1-[.G$2])" table:style-name="ce1">
            <text:p>92.89761999</text:p>
          </table:table-cell>
          <table:table-cell office:value-type="float" office:value="92.917688349804735" table:formula="of:=[.H318]*[.H$2]+[.$A319]*(1-[.H$2])" table:style-name="ce1">
            <text:p>92.91768835</text:p>
          </table:table-cell>
          <table:table-cell office:value-type="float" office:value="93.02083894301299" table:formula="of:=[.I318]*[.I$2]+[.$A319]*(1-[.I$2])" table:style-name="ce1">
            <text:p>93.02083894</text:p>
          </table:table-cell>
          <table:table-cell office:value-type="float" office:value="93.215906995071293" table:formula="of:=[.J318]*[.J$2]+[.$A319]*(1-[.J$2])" table:style-name="ce1">
            <text:p>93.215907</text:p>
          </table:table-cell>
          <table:table-cell office:value-type="float" office:value="93.509609091853036" table:formula="of:=[.K318]*[.K$2]+[.$A319]*(1-[.K$2])" table:style-name="ce1">
            <text:p>93.50960909</text:p>
          </table:table-cell>
          <table:table-cell office:value-type="float" office:value="93.903211310349533" table:formula="of:=[.L318]*[.L$2]+[.$A319]*(1-[.L$2])" table:style-name="ce1">
            <text:p>93.90321131</text:p>
          </table:table-cell>
          <table:table-cell office:value-type="float" office:value="94.386867448607717" table:formula="of:=[.M318]*[.M$2]+[.$A319]*(1-[.M$2])" table:style-name="ce1">
            <text:p>94.38686745</text:p>
          </table:table-cell>
          <table:table-cell office:value-type="float" office:value="94.930288288967176" table:formula="of:=[.N318]*[.N$2]+[.$A319]*(1-[.N$2])" table:style-name="ce1">
            <text:p>94.93028829</text:p>
          </table:table-cell>
          <table:table-cell office:value-type="float" office:value="95.46764519753728" table:formula="of:=[.O318]*[.O$2]+[.$A319]*(1-[.O$2])" table:style-name="ce1">
            <text:p>95.4676452</text:p>
          </table:table-cell>
          <table:table-cell office:value-type="float" office:value="95.873415036931107" table:formula="of:=[.P318]*[.P$2]+[.$A319]*(1-[.P$2])" table:style-name="ce1">
            <text:p>95.87341504</text:p>
          </table:table-cell>
          <table:table-cell office:value-type="float" office:value="95.924458294269442" table:formula="of:=[.Q318]*[.Q$2]+[.$A319]*(1-[.Q$2])" table:style-name="ce1">
            <text:p>95.92445829</text:p>
          </table:table-cell>
          <table:table-cell office:value-type="float" office:value="95.245017798642039" table:formula="of:=[.R318]*[.R$2]+[.$A319]*(1-[.R$2])" table:style-name="ce1">
            <text:p>95.2450178</text:p>
          </table:table-cell>
          <table:table-cell office:value-type="float" office:value="93.254958347611179" table:formula="of:=[.S318]*[.S$2]+[.$A319]*(1-[.S$2])" table:style-name="ce1">
            <text:p>93.25495835</text:p>
          </table:table-cell>
          <table:table-cell office:value-type="float" office:value="89.280702626698059" table:formula="of:=[.T318]*[.T$2]+[.$A319]*(1-[.T$2])" table:style-name="ce1">
            <text:p>89.28070263</text:p>
          </table:table-cell>
          <table:table-cell office:value-type="float" office:value="83.36875342694897" table:formula="of:=[.U318]*[.U$2]+[.$A319]*(1-[.U$2])" table:style-name="ce1">
            <text:p>83.36875343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319]*[.B$2]+[.$A320]*(1-[.B$2])" table:style-name="ce1">
            <text:p>84.686</text:p>
          </table:table-cell>
          <table:table-cell office:value-type="float" office:value="85.125708430239087" table:formula="of:=[.C319]*[.C$2]+[.$A320]*(1-[.C$2])" table:style-name="ce1">
            <text:p>85.12570843</text:p>
          </table:table-cell>
          <table:table-cell office:value-type="float" office:value="85.542327143084393" table:formula="of:=[.D319]*[.D$2]+[.$A320]*(1-[.D$2])" table:style-name="ce1">
            <text:p>85.54232714</text:p>
          </table:table-cell>
          <table:table-cell office:value-type="float" office:value="85.943772328048595" table:formula="of:=[.E319]*[.E$2]+[.$A320]*(1-[.E$2])" table:style-name="ce1">
            <text:p>85.94377233</text:p>
          </table:table-cell>
          <table:table-cell office:value-type="float" office:value="86.339110704296118" table:formula="of:=[.F319]*[.F$2]+[.$A320]*(1-[.F$2])" table:style-name="ce1">
            <text:p>86.3391107</text:p>
          </table:table-cell>
          <table:table-cell office:value-type="float" office:value="86.738904998562958" table:formula="of:=[.G319]*[.G$2]+[.$A320]*(1-[.G$2])" table:style-name="ce1">
            <text:p>86.738905</text:p>
          </table:table-cell>
          <table:table-cell office:value-type="float" office:value="87.155506504941428" table:formula="of:=[.H319]*[.H$2]+[.$A320]*(1-[.H$2])" table:style-name="ce1">
            <text:p>87.1555065</text:p>
          </table:table-cell>
          <table:table-cell office:value-type="float" office:value="87.603193630054548" table:formula="of:=[.I319]*[.I$2]+[.$A320]*(1-[.I$2])" table:style-name="ce1">
            <text:p>87.60319363</text:p>
          </table:table-cell>
          <table:table-cell office:value-type="float" office:value="88.097962798028533" table:formula="of:=[.J319]*[.J$2]+[.$A320]*(1-[.J$2])" table:style-name="ce1">
            <text:p>88.0979628</text:p>
          </table:table-cell>
          <table:table-cell office:value-type="float" office:value="88.656624091333867" table:formula="of:=[.K319]*[.K$2]+[.$A320]*(1-[.K$2])" table:style-name="ce1">
            <text:p>88.65662409</text:p>
          </table:table-cell>
          <table:table-cell office:value-type="float" office:value="89.294605655174763" table:formula="of:=[.L319]*[.L$2]+[.$A320]*(1-[.L$2])" table:style-name="ce1">
            <text:p>89.29460566</text:p>
          </table:table-cell>
          <table:table-cell office:value-type="float" office:value="90.021477096734245" table:formula="of:=[.M319]*[.M$2]+[.$A320]*(1-[.M$2])" table:style-name="ce1">
            <text:p>90.0214771</text:p>
          </table:table-cell>
          <table:table-cell office:value-type="float" office:value="90.832572973380309" table:formula="of:=[.N319]*[.N$2]+[.$A320]*(1-[.N$2])" table:style-name="ce1">
            <text:p>90.83257297</text:p>
          </table:table-cell>
          <table:table-cell office:value-type="float" office:value="91.694069378399234" table:formula="of:=[.O319]*[.O$2]+[.$A320]*(1-[.O$2])" table:style-name="ce1">
            <text:p>91.69406938</text:p>
          </table:table-cell>
          <table:table-cell office:value-type="float" office:value="92.517190525851788" table:formula="of:=[.P319]*[.P$2]+[.$A320]*(1-[.P$2])" table:style-name="ce1">
            <text:p>92.51719053</text:p>
          </table:table-cell>
          <table:table-cell office:value-type="float" office:value="93.114843720702083" table:formula="of:=[.Q319]*[.Q$2]+[.$A320]*(1-[.Q$2])" table:style-name="ce1">
            <text:p>93.11484372</text:p>
          </table:table-cell>
          <table:table-cell office:value-type="float" office:value="93.133214238913638" table:formula="of:=[.R319]*[.R$2]+[.$A320]*(1-[.R$2])" table:style-name="ce1">
            <text:p>93.13321424</text:p>
          </table:table-cell>
          <table:table-cell office:value-type="float" office:value="91.969614595469494" table:formula="of:=[.S319]*[.S$2]+[.$A320]*(1-[.S$2])" table:style-name="ce1">
            <text:p>91.9696146</text:p>
          </table:table-cell>
          <table:table-cell office:value-type="float" office:value="88.821232364028248" table:formula="of:=[.T319]*[.T$2]+[.$A320]*(1-[.T$2])" table:style-name="ce1">
            <text:p>88.82123236</text:p>
          </table:table-cell>
          <table:table-cell office:value-type="float" office:value="83.434615755601527" table:formula="of:=[.U319]*[.U$2]+[.$A320]*(1-[.U$2])" table:style-name="ce1">
            <text:p>83.43461576</text:p>
          </table:table-cell>
          <table:table-cell table:number-columns-repeated="16363"/>
        </table:table-row>
        <table:table-row table:style-name="ro1">
          <table:table-cell office:value-type="float" office:value="81.661500000000004" table:style-name="ce1">
            <text:p>81.6615</text:p>
          </table:table-cell>
          <table:table-cell office:value-type="float" office:value="81.661500000000004" table:formula="of:=[.B320]*[.B$2]+[.$A321]*(1-[.B$2])" table:style-name="ce1">
            <text:p>81.6615</text:p>
          </table:table-cell>
          <table:table-cell office:value-type="float" office:value="81.834710421511943" table:formula="of:=[.C320]*[.C$2]+[.$A321]*(1-[.C$2])" table:style-name="ce1">
            <text:p>81.83471042</text:p>
          </table:table-cell>
          <table:table-cell office:value-type="float" office:value="82.049582714308443" table:formula="of:=[.D320]*[.D$2]+[.$A321]*(1-[.D$2])" table:style-name="ce1">
            <text:p>82.04958271</text:p>
          </table:table-cell>
          <table:table-cell office:value-type="float" office:value="82.30384084920729" table:formula="of:=[.E320]*[.E$2]+[.$A321]*(1-[.E$2])" table:style-name="ce1">
            <text:p>82.30384085</text:p>
          </table:table-cell>
          <table:table-cell office:value-type="float" office:value="82.597022140859224" table:formula="of:=[.F320]*[.F$2]+[.$A321]*(1-[.F$2])" table:style-name="ce1">
            <text:p>82.59702214</text:p>
          </table:table-cell>
          <table:table-cell office:value-type="float" office:value="82.930851249640739" table:formula="of:=[.G320]*[.G$2]+[.$A321]*(1-[.G$2])" table:style-name="ce1">
            <text:p>82.93085125</text:p>
          </table:table-cell>
          <table:table-cell office:value-type="float" office:value="83.309701951482424" table:formula="of:=[.H320]*[.H$2]+[.$A321]*(1-[.H$2])" table:style-name="ce1">
            <text:p>83.30970195</text:p>
          </table:table-cell>
          <table:table-cell office:value-type="float" office:value="83.741092770519089" table:formula="of:=[.I320]*[.I$2]+[.$A321]*(1-[.I$2])" table:style-name="ce1">
            <text:p>83.74109277</text:p>
          </table:table-cell>
          <table:table-cell office:value-type="float" office:value="84.236085119211424" table:formula="of:=[.J320]*[.J$2]+[.$A321]*(1-[.J$2])" table:style-name="ce1">
            <text:p>84.23608512</text:p>
          </table:table-cell>
          <table:table-cell office:value-type="float" office:value="84.80930584110024" table:formula="of:=[.K320]*[.K$2]+[.$A321]*(1-[.K$2])" table:style-name="ce1">
            <text:p>84.80930584</text:p>
          </table:table-cell>
          <table:table-cell office:value-type="float" office:value="85.478052827587391" table:formula="of:=[.L320]*[.L$2]+[.$A321]*(1-[.L$2])" table:style-name="ce1">
            <text:p>85.47805283</text:p>
          </table:table-cell>
          <table:table-cell office:value-type="float" office:value="86.259487403203849" table:formula="of:=[.M320]*[.M$2]+[.$A321]*(1-[.M$2])" table:style-name="ce1">
            <text:p>86.2594874</text:p>
          </table:table-cell>
          <table:table-cell office:value-type="float" office:value="87.164143784028184" table:formula="of:=[.N320]*[.N$2]+[.$A321]*(1-[.N$2])" table:style-name="ce1">
            <text:p>87.16414378</text:p>
          </table:table-cell>
          <table:table-cell office:value-type="float" office:value="88.182670095959509" table:formula="of:=[.O320]*[.O$2]+[.$A321]*(1-[.O$2])" table:style-name="ce1">
            <text:p>88.1826701</text:p>
          </table:table-cell>
          <table:table-cell office:value-type="float" office:value="89.26048336809626" table:formula="of:=[.P320]*[.P$2]+[.$A321]*(1-[.P$2])" table:style-name="ce1">
            <text:p>89.26048337</text:p>
          </table:table-cell>
          <table:table-cell office:value-type="float" office:value="90.25150779052656" table:formula="of:=[.Q320]*[.Q$2]+[.$A321]*(1-[.Q$2])" table:style-name="ce1">
            <text:p>90.25150779</text:p>
          </table:table-cell>
          <table:table-cell office:value-type="float" office:value="90.838871391130908" table:formula="of:=[.R320]*[.R$2]+[.$A321]*(1-[.R$2])" table:style-name="ce1">
            <text:p>90.83887139</text:p>
          </table:table-cell>
          <table:table-cell office:value-type="float" office:value="90.423397406149064" table:formula="of:=[.S320]*[.S$2]+[.$A321]*(1-[.S$2])" table:style-name="ce1">
            <text:p>90.42339741</text:p>
          </table:table-cell>
          <table:table-cell office:value-type="float" office:value="88.10525912762543" table:formula="of:=[.T320]*[.T$2]+[.$A321]*(1-[.T$2])" table:style-name="ce1">
            <text:p>88.10525913</text:p>
          </table:table-cell>
          <table:table-cell office:value-type="float" office:value="83.345959967821457" table:formula="of:=[.U320]*[.U$2]+[.$A321]*(1-[.U$2])" table:style-name="ce1">
            <text:p>83.34595997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321]*[.B$2]+[.$A322]*(1-[.B$2])" table:style-name="ce1">
            <text:p>93.7595</text:p>
          </table:table-cell>
          <table:table-cell office:value-type="float" office:value="93.163260521075586" table:formula="of:=[.C321]*[.C$2]+[.$A322]*(1-[.C$2])" table:style-name="ce1">
            <text:p>93.16326052</text:p>
          </table:table-cell>
          <table:table-cell office:value-type="float" office:value="92.58850827143084" table:formula="of:=[.D321]*[.D$2]+[.$A322]*(1-[.D$2])" table:style-name="ce1">
            <text:p>92.58850827</text:p>
          </table:table-cell>
          <table:table-cell office:value-type="float" office:value="92.041151127381099" table:formula="of:=[.E321]*[.E$2]+[.$A322]*(1-[.E$2])" table:style-name="ce1">
            <text:p>92.04115113</text:p>
          </table:table-cell>
          <table:table-cell office:value-type="float" office:value="91.527004428171864" table:formula="of:=[.F321]*[.F$2]+[.$A322]*(1-[.F$2])" table:style-name="ce1">
            <text:p>91.52700443</text:p>
          </table:table-cell>
          <table:table-cell office:value-type="float" office:value="91.052337812410187" table:formula="of:=[.G321]*[.G$2]+[.$A322]*(1-[.G$2])" table:style-name="ce1">
            <text:p>91.05233781</text:p>
          </table:table-cell>
          <table:table-cell office:value-type="float" office:value="90.624560585444726" table:formula="of:=[.H321]*[.H$2]+[.$A322]*(1-[.H$2])" table:style-name="ce1">
            <text:p>90.62456059</text:p>
          </table:table-cell>
          <table:table-cell office:value-type="float" office:value="90.253057469681693" table:formula="of:=[.I321]*[.I$2]+[.$A322]*(1-[.I$2])" table:style-name="ce1">
            <text:p>90.25305747</text:p>
          </table:table-cell>
          <table:table-cell office:value-type="float" office:value="89.950134047684571" table:formula="of:=[.J321]*[.J$2]+[.$A322]*(1-[.J$2])" table:style-name="ce1">
            <text:p>89.95013405</text:p>
          </table:table-cell>
          <table:table-cell office:value-type="float" office:value="89.73191262849511" table:formula="of:=[.K321]*[.K$2]+[.$A322]*(1-[.K$2])" table:style-name="ce1">
            <text:p>89.73191263</text:p>
          </table:table-cell>
          <table:table-cell office:value-type="float" office:value="89.618776413793697" table:formula="of:=[.L321]*[.L$2]+[.$A322]*(1-[.L$2])" table:style-name="ce1">
            <text:p>89.61877641</text:p>
          </table:table-cell>
          <table:table-cell office:value-type="float" office:value="89.634493071762122" table:formula="of:=[.M321]*[.M$2]+[.$A322]*(1-[.M$2])" table:style-name="ce1">
            <text:p>89.63449307</text:p>
          </table:table-cell>
          <table:table-cell office:value-type="float" office:value="89.802286270416914" table:formula="of:=[.N321]*[.N$2]+[.$A322]*(1-[.N$2])" table:style-name="ce1">
            <text:p>89.80228627</text:p>
          </table:table-cell>
          <table:table-cell office:value-type="float" office:value="90.134560562373679" table:formula="of:=[.O321]*[.O$2]+[.$A322]*(1-[.O$2])" table:style-name="ce1">
            <text:p>90.13456056</text:p>
          </table:table-cell>
          <table:table-cell office:value-type="float" office:value="90.610188357667383" table:formula="of:=[.P321]*[.P$2]+[.$A322]*(1-[.P$2])" table:style-name="ce1">
            <text:p>90.61018836</text:p>
          </table:table-cell>
          <table:table-cell office:value-type="float" office:value="91.128505842894924" table:formula="of:=[.Q321]*[.Q$2]+[.$A322]*(1-[.Q$2])" table:style-name="ce1">
            <text:p>91.12850584</text:p>
          </table:table-cell>
          <table:table-cell office:value-type="float" office:value="91.422997112904724" table:formula="of:=[.R321]*[.R$2]+[.$A322]*(1-[.R$2])" table:style-name="ce1">
            <text:p>91.42299711</text:p>
          </table:table-cell>
          <table:table-cell office:value-type="float" office:value="90.923812795226695" table:formula="of:=[.S321]*[.S$2]+[.$A322]*(1-[.S$2])" table:style-name="ce1">
            <text:p>90.9238128</text:p>
          </table:table-cell>
          <table:table-cell office:value-type="float" office:value="88.670683214862891" table:formula="of:=[.T321]*[.T$2]+[.$A322]*(1-[.T$2])" table:style-name="ce1">
            <text:p>88.67068321</text:p>
          </table:table-cell>
          <table:table-cell office:value-type="float" office:value="83.866636969430388" table:formula="of:=[.U321]*[.U$2]+[.$A322]*(1-[.U$2])" table:style-name="ce1">
            <text:p>83.86663697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322]*[.B$2]+[.$A323]*(1-[.B$2])" table:style-name="ce1">
            <text:p>102.833</text:p>
          </table:table-cell>
          <table:table-cell office:value-type="float" office:value="102.34951302605378" table:formula="of:=[.C322]*[.C$2]+[.$A323]*(1-[.C$2])" table:style-name="ce1">
            <text:p>102.349513</text:p>
          </table:table-cell>
          <table:table-cell office:value-type="float" office:value="101.80855082714308" table:formula="of:=[.D322]*[.D$2]+[.$A323]*(1-[.D$2])" table:style-name="ce1">
            <text:p>101.8085508</text:p>
          </table:table-cell>
          <table:table-cell office:value-type="float" office:value="101.21422266910717" table:formula="of:=[.E322]*[.E$2]+[.$A323]*(1-[.E$2])" table:style-name="ce1">
            <text:p>101.2142227</text:p>
          </table:table-cell>
          <table:table-cell office:value-type="float" office:value="100.57180088563437" table:formula="of:=[.F322]*[.F$2]+[.$A323]*(1-[.F$2])" table:style-name="ce1">
            <text:p>100.5718009</text:p>
          </table:table-cell>
          <table:table-cell office:value-type="float" office:value="99.887834453102556" table:formula="of:=[.G322]*[.G$2]+[.$A323]*(1-[.G$2])" table:style-name="ce1">
            <text:p>99.88783445</text:p>
          </table:table-cell>
          <table:table-cell office:value-type="float" office:value="99.170468175633403" table:formula="of:=[.H322]*[.H$2]+[.$A323]*(1-[.H$2])" table:style-name="ce1">
            <text:p>99.17046818</text:p>
          </table:table-cell>
          <table:table-cell office:value-type="float" office:value="98.430020114388583" table:formula="of:=[.I322]*[.I$2]+[.$A323]*(1-[.I$2])" table:style-name="ce1">
            <text:p>98.43002011</text:p>
          </table:table-cell>
          <table:table-cell office:value-type="float" office:value="97.679853619073825" table:formula="of:=[.J322]*[.J$2]+[.$A323]*(1-[.J$2])" table:style-name="ce1">
            <text:p>97.67985362</text:p>
          </table:table-cell>
          <table:table-cell office:value-type="float" office:value="96.937510682822804" table:formula="of:=[.K322]*[.K$2]+[.$A323]*(1-[.K$2])" table:style-name="ce1">
            <text:p>96.93751068</text:p>
          </table:table-cell>
          <table:table-cell office:value-type="float" office:value="96.225888206896855" table:formula="of:=[.L322]*[.L$2]+[.$A323]*(1-[.L$2])" table:style-name="ce1">
            <text:p>96.22588821</text:p>
          </table:table-cell>
          <table:table-cell office:value-type="float" office:value="95.573821189469157" table:formula="of:=[.M322]*[.M$2]+[.$A323]*(1-[.M$2])" table:style-name="ce1">
            <text:p>95.57382119</text:p>
          </table:table-cell>
          <table:table-cell office:value-type="float" office:value="95.014571762250142" table:formula="of:=[.N322]*[.N$2]+[.$A323]*(1-[.N$2])" table:style-name="ce1">
            <text:p>95.01457176</text:p>
          </table:table-cell>
          <table:table-cell office:value-type="float" office:value="94.579014365542889" table:formula="of:=[.O322]*[.O$2]+[.$A323]*(1-[.O$2])" table:style-name="ce1">
            <text:p>94.57901437</text:p>
          </table:table-cell>
          <table:table-cell office:value-type="float" office:value="94.277031850367166" table:formula="of:=[.P322]*[.P$2]+[.$A323]*(1-[.P$2])" table:style-name="ce1">
            <text:p>94.27703185</text:p>
          </table:table-cell>
          <table:table-cell office:value-type="float" office:value="94.054629382171186" table:formula="of:=[.Q322]*[.Q$2]+[.$A323]*(1-[.Q$2])" table:style-name="ce1">
            <text:p>94.05462938</text:p>
          </table:table-cell>
          <table:table-cell office:value-type="float" office:value="93.704997690323779" table:formula="of:=[.R322]*[.R$2]+[.$A323]*(1-[.R$2])" table:style-name="ce1">
            <text:p>93.70499769</text:p>
          </table:table-cell>
          <table:table-cell office:value-type="float" office:value="92.710190875942686" table:formula="of:=[.S322]*[.S$2]+[.$A323]*(1-[.S$2])" table:style-name="ce1">
            <text:p>92.71019088</text:p>
          </table:table-cell>
          <table:table-cell office:value-type="float" office:value="90.086914893376601" table:formula="of:=[.T322]*[.T$2]+[.$A323]*(1-[.T$2])" table:style-name="ce1">
            <text:p>90.08691489</text:p>
          </table:table-cell>
          <table:table-cell office:value-type="float" office:value="84.814955120958857" table:formula="of:=[.U322]*[.U$2]+[.$A323]*(1-[.U$2])" table:style-name="ce1">
            <text:p>84.81495512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323]*[.B$2]+[.$A324]*(1-[.B$2])" table:style-name="ce1">
            <text:p>102.833</text:p>
          </table:table-cell>
          <table:table-cell office:value-type="float" office:value="102.80882565130268" table:formula="of:=[.C323]*[.C$2]+[.$A324]*(1-[.C$2])" table:style-name="ce1">
            <text:p>102.8088257</text:p>
          </table:table-cell>
          <table:table-cell office:value-type="float" office:value="102.73055508271432" table:formula="of:=[.D323]*[.D$2]+[.$A324]*(1-[.D$2])" table:style-name="ce1">
            <text:p>102.7305551</text:p>
          </table:table-cell>
          <table:table-cell office:value-type="float" office:value="102.59018340036607" table:formula="of:=[.E323]*[.E$2]+[.$A324]*(1-[.E$2])" table:style-name="ce1">
            <text:p>102.5901834</text:p>
          </table:table-cell>
          <table:table-cell office:value-type="float" office:value="102.38076017712689" table:formula="of:=[.F323]*[.F$2]+[.$A324]*(1-[.F$2])" table:style-name="ce1">
            <text:p>102.3807602</text:p>
          </table:table-cell>
          <table:table-cell office:value-type="float" office:value="102.09670861327564" table:formula="of:=[.G323]*[.G$2]+[.$A324]*(1-[.G$2])" table:style-name="ce1">
            <text:p>102.0967086</text:p>
          </table:table-cell>
          <table:table-cell office:value-type="float" office:value="101.73424045269002" table:formula="of:=[.H323]*[.H$2]+[.$A324]*(1-[.H$2])" table:style-name="ce1">
            <text:p>101.7342405</text:p>
          </table:table-cell>
          <table:table-cell office:value-type="float" office:value="101.291957040036" table:formula="of:=[.I323]*[.I$2]+[.$A324]*(1-[.I$2])" table:style-name="ce1">
            <text:p>101.291957</text:p>
          </table:table-cell>
          <table:table-cell office:value-type="float" office:value="100.77174144762952" table:formula="of:=[.J323]*[.J$2]+[.$A324]*(1-[.J$2])" table:style-name="ce1">
            <text:p>100.7717414</text:p>
          </table:table-cell>
          <table:table-cell office:value-type="float" office:value="100.18002980727027" table:formula="of:=[.K323]*[.K$2]+[.$A324]*(1-[.K$2])" table:style-name="ce1">
            <text:p>100.1800298</text:p>
          </table:table-cell>
          <table:table-cell office:value-type="float" office:value="99.529444103448427" table:formula="of:=[.L323]*[.L$2]+[.$A324]*(1-[.L$2])" table:style-name="ce1">
            <text:p>99.5294441</text:p>
          </table:table-cell>
          <table:table-cell office:value-type="float" office:value="98.840451654208039" table:formula="of:=[.M323]*[.M$2]+[.$A324]*(1-[.M$2])" table:style-name="ce1">
            <text:p>98.84045165</text:p>
          </table:table-cell>
          <table:table-cell office:value-type="float" office:value="98.14194305735009" table:formula="of:=[.N323]*[.N$2]+[.$A324]*(1-[.N$2])" table:style-name="ce1">
            <text:p>98.14194306</text:p>
          </table:table-cell>
          <table:table-cell office:value-type="float" office:value="97.467909337602876" table:formula="of:=[.O323]*[.O$2]+[.$A324]*(1-[.O$2])" table:style-name="ce1">
            <text:p>97.46790934</text:p>
          </table:table-cell>
          <table:table-cell office:value-type="float" office:value="96.843822295257013" table:formula="of:=[.P323]*[.P$2]+[.$A324]*(1-[.P$2])" table:style-name="ce1">
            <text:p>96.8438223</text:p>
          </table:table-cell>
          <table:table-cell office:value-type="float" office:value="96.249222036628396" table:formula="of:=[.Q323]*[.Q$2]+[.$A324]*(1-[.Q$2])" table:style-name="ce1">
            <text:p>96.24922204</text:p>
          </table:table-cell>
          <table:table-cell office:value-type="float" office:value="95.530598152259017" table:formula="of:=[.R323]*[.R$2]+[.$A324]*(1-[.R$2])" table:style-name="ce1">
            <text:p>95.53059815</text:p>
          </table:table-cell>
          <table:table-cell office:value-type="float" office:value="94.228612244551272" table:formula="of:=[.S323]*[.S$2]+[.$A324]*(1-[.S$2])" table:style-name="ce1">
            <text:p>94.22861224</text:p>
          </table:table-cell>
          <table:table-cell office:value-type="float" office:value="91.361523404038934" table:formula="of:=[.T323]*[.T$2]+[.$A324]*(1-[.T$2])" table:style-name="ce1">
            <text:p>91.3615234</text:p>
          </table:table-cell>
          <table:table-cell office:value-type="float" office:value="85.715857364910903" table:formula="of:=[.U323]*[.U$2]+[.$A324]*(1-[.U$2])" table:style-name="ce1">
            <text:p>85.71585736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324]*[.B$2]+[.$A325]*(1-[.B$2])" table:style-name="ce1">
            <text:p>111.906</text:p>
          </table:table-cell>
          <table:table-cell office:value-type="float" office:value="111.45114128256513" table:formula="of:=[.C324]*[.C$2]+[.$A325]*(1-[.C$2])" table:style-name="ce1">
            <text:p>111.4511413</text:p>
          </table:table-cell>
          <table:table-cell office:value-type="float" office:value="110.98845550827144" table:formula="of:=[.D324]*[.D$2]+[.$A325]*(1-[.D$2])" table:style-name="ce1">
            <text:p>110.9884555</text:p>
          </table:table-cell>
          <table:table-cell office:value-type="float" office:value="110.50862751005492" table:formula="of:=[.E324]*[.E$2]+[.$A325]*(1-[.E$2])" table:style-name="ce1">
            <text:p>110.5086275</text:p>
          </table:table-cell>
          <table:table-cell office:value-type="float" office:value="110.0009520354254" table:formula="of:=[.F324]*[.F$2]+[.$A325]*(1-[.F$2])" table:style-name="ce1">
            <text:p>110.000952</text:p>
          </table:table-cell>
          <table:table-cell office:value-type="float" office:value="109.45367715331892" table:formula="of:=[.G324]*[.G$2]+[.$A325]*(1-[.G$2])" table:style-name="ce1">
            <text:p>109.4536772</text:p>
          </table:table-cell>
          <table:table-cell office:value-type="float" office:value="108.854472135807" table:formula="of:=[.H324]*[.H$2]+[.$A325]*(1-[.H$2])" table:style-name="ce1">
            <text:p>108.8544721</text:p>
          </table:table-cell>
          <table:table-cell office:value-type="float" office:value="108.19108496401259" table:formula="of:=[.I324]*[.I$2]+[.$A325]*(1-[.I$2])" table:style-name="ce1">
            <text:p>108.191085</text:p>
          </table:table-cell>
          <table:table-cell office:value-type="float" office:value="107.45229657905182" table:formula="of:=[.J324]*[.J$2]+[.$A325]*(1-[.J$2])" table:style-name="ce1">
            <text:p>107.4522966</text:p>
          </table:table-cell>
          <table:table-cell office:value-type="float" office:value="106.62931341327163" table:formula="of:=[.K324]*[.K$2]+[.$A325]*(1-[.K$2])" table:style-name="ce1">
            <text:p>106.6293134</text:p>
          </table:table-cell>
          <table:table-cell office:value-type="float" office:value="105.71772205172422" table:formula="of:=[.L324]*[.L$2]+[.$A325]*(1-[.L$2])" table:style-name="ce1">
            <text:p>105.7177221</text:p>
          </table:table-cell>
          <table:table-cell office:value-type="float" office:value="104.71994840981444" table:formula="of:=[.M324]*[.M$2]+[.$A325]*(1-[.M$2])" table:style-name="ce1">
            <text:p>104.7199484</text:p>
          </table:table-cell>
          <table:table-cell office:value-type="float" office:value="103.64756583441006" table:formula="of:=[.N324]*[.N$2]+[.$A325]*(1-[.N$2])" table:style-name="ce1">
            <text:p>103.6475658</text:p>
          </table:table-cell>
          <table:table-cell office:value-type="float" office:value="102.52124106944187" table:formula="of:=[.O324]*[.O$2]+[.$A325]*(1-[.O$2])" table:style-name="ce1">
            <text:p>102.5212411</text:p>
          </table:table-cell>
          <table:table-cell office:value-type="float" office:value="101.36247560667991" table:formula="of:=[.P324]*[.P$2]+[.$A325]*(1-[.P$2])" table:style-name="ce1">
            <text:p>101.3624756</text:p>
          </table:table-cell>
          <table:table-cell office:value-type="float" office:value="100.1634165274713" table:formula="of:=[.Q324]*[.Q$2]+[.$A325]*(1-[.Q$2])" table:style-name="ce1">
            <text:p>100.1634165</text:p>
          </table:table-cell>
          <table:table-cell office:value-type="float" office:value="98.805678521807209" table:formula="of:=[.R324]*[.R$2]+[.$A325]*(1-[.R$2])" table:style-name="ce1">
            <text:p>98.80567852</text:p>
          </table:table-cell>
          <table:table-cell office:value-type="float" office:value="96.880220407868578" table:formula="of:=[.S324]*[.S$2]+[.$A325]*(1-[.S$2])" table:style-name="ce1">
            <text:p>96.88022041</text:p>
          </table:table-cell>
          <table:table-cell office:value-type="float" office:value="93.415971063635041" table:formula="of:=[.T324]*[.T$2]+[.$A325]*(1-[.T$2])" table:style-name="ce1">
            <text:p>93.41597106</text:p>
          </table:table-cell>
          <table:table-cell office:value-type="float" office:value="87.025364496665361" table:formula="of:=[.U324]*[.U$2]+[.$A325]*(1-[.U$2])" table:style-name="ce1">
            <text:p>87.0253645</text:p>
          </table:table-cell>
          <table:table-cell table:number-columns-repeated="16363"/>
        </table:table-row>
        <table:table-row table:style-name="ro1">
          <table:table-cell office:value-type="float" office:value="114.931" table:style-name="ce1">
            <text:p>114.931</text:p>
          </table:table-cell>
          <table:table-cell office:value-type="float" office:value="114.931" table:formula="of:=[.B325]*[.B$2]+[.$A326]*(1-[.B$2])" table:style-name="ce1">
            <text:p>114.931</text:p>
          </table:table-cell>
          <table:table-cell office:value-type="float" office:value="114.75700706412826" table:formula="of:=[.C325]*[.C$2]+[.$A326]*(1-[.C$2])" table:style-name="ce1">
            <text:p>114.7570071</text:p>
          </table:table-cell>
          <table:table-cell office:value-type="float" office:value="114.53674555082715" table:formula="of:=[.D325]*[.D$2]+[.$A326]*(1-[.D$2])" table:style-name="ce1">
            <text:p>114.5367456</text:p>
          </table:table-cell>
          <table:table-cell office:value-type="float" office:value="114.26764412650823" table:formula="of:=[.E325]*[.E$2]+[.$A326]*(1-[.E$2])" table:style-name="ce1">
            <text:p>114.2676441</text:p>
          </table:table-cell>
          <table:table-cell office:value-type="float" office:value="113.94499040708509" table:formula="of:=[.F325]*[.F$2]+[.$A326]*(1-[.F$2])" table:style-name="ce1">
            <text:p>113.9449904</text:p>
          </table:table-cell>
          <table:table-cell office:value-type="float" office:value="113.56166928832974" table:formula="of:=[.G325]*[.G$2]+[.$A326]*(1-[.G$2])" table:style-name="ce1">
            <text:p>113.5616693</text:p>
          </table:table-cell>
          <table:table-cell office:value-type="float" office:value="113.10804164074209" table:formula="of:=[.H325]*[.H$2]+[.$A326]*(1-[.H$2])" table:style-name="ce1">
            <text:p>113.1080416</text:p>
          </table:table-cell>
          <table:table-cell office:value-type="float" office:value="112.57202973740441" table:formula="of:=[.I325]*[.I$2]+[.$A326]*(1-[.I$2])" table:style-name="ce1">
            <text:p>112.5720297</text:p>
          </table:table-cell>
          <table:table-cell office:value-type="float" office:value="111.93951863162073" table:formula="of:=[.J325]*[.J$2]+[.$A326]*(1-[.J$2])" table:style-name="ce1">
            <text:p>111.9395186</text:p>
          </table:table-cell>
          <table:table-cell office:value-type="float" office:value="111.19524103597223" table:formula="of:=[.K325]*[.K$2]+[.$A326]*(1-[.K$2])" table:style-name="ce1">
            <text:p>111.195241</text:p>
          </table:table-cell>
          <table:table-cell office:value-type="float" office:value="110.32436102586212" table:formula="of:=[.L325]*[.L$2]+[.$A326]*(1-[.L$2])" table:style-name="ce1">
            <text:p>110.324361</text:p>
          </table:table-cell>
          <table:table-cell office:value-type="float" office:value="109.31492162539794" table:formula="of:=[.M325]*[.M$2]+[.$A326]*(1-[.M$2])" table:style-name="ce1">
            <text:p>109.3149216</text:p>
          </table:table-cell>
          <table:table-cell office:value-type="float" office:value="108.16093950064604" table:formula="of:=[.N325]*[.N$2]+[.$A326]*(1-[.N$2])" table:style-name="ce1">
            <text:p>108.1609395</text:p>
          </table:table-cell>
          <table:table-cell office:value-type="float" office:value="106.86465669513721" table:formula="of:=[.O325]*[.O$2]+[.$A326]*(1-[.O$2])" table:style-name="ce1">
            <text:p>106.8646567</text:p>
          </table:table-cell>
          <table:table-cell office:value-type="float" office:value="105.43303292467593" table:formula="of:=[.P325]*[.P$2]+[.$A326]*(1-[.P$2])" table:style-name="ce1">
            <text:p>105.4330329</text:p>
          </table:table-cell>
          <table:table-cell office:value-type="float" office:value="103.85531239560346" table:formula="of:=[.Q325]*[.Q$2]+[.$A326]*(1-[.Q$2])" table:style-name="ce1">
            <text:p>103.8553124</text:p>
          </table:table-cell>
          <table:table-cell office:value-type="float" office:value="102.03074281744577" table:formula="of:=[.R325]*[.R$2]+[.$A326]*(1-[.R$2])" table:style-name="ce1">
            <text:p>102.0307428</text:p>
          </table:table-cell>
          <table:table-cell office:value-type="float" office:value="99.587837346688289" table:formula="of:=[.S325]*[.S$2]+[.$A326]*(1-[.S$2])" table:style-name="ce1">
            <text:p>99.58783735</text:p>
          </table:table-cell>
          <table:table-cell office:value-type="float" office:value="95.567473957271531" table:formula="of:=[.T325]*[.T$2]+[.$A326]*(1-[.T$2])" table:style-name="ce1">
            <text:p>95.56747396</text:p>
          </table:table-cell>
          <table:table-cell office:value-type="float" office:value="88.420646271832084" table:formula="of:=[.U325]*[.U$2]+[.$A326]*(1-[.U$2])" table:style-name="ce1">
            <text:p>88.42064627</text:p>
          </table:table-cell>
          <table:table-cell table:number-columns-repeated="16363"/>
        </table:table-row>
        <table:table-row table:style-name="ro1">
          <table:table-cell office:value-type="float" office:value="111.907" table:style-name="ce1">
            <text:p>111.907</text:p>
          </table:table-cell>
          <table:table-cell office:value-type="float" office:value="111.907" table:formula="of:=[.B326]*[.B$2]+[.$A327]*(1-[.B$2])" table:style-name="ce1">
            <text:p>111.907</text:p>
          </table:table-cell>
          <table:table-cell office:value-type="float" office:value="112.0495003532064" table:formula="of:=[.C326]*[.C$2]+[.$A327]*(1-[.C$2])" table:style-name="ce1">
            <text:p>112.0495004</text:p>
          </table:table-cell>
          <table:table-cell office:value-type="float" office:value="112.16997455508272" table:formula="of:=[.D326]*[.D$2]+[.$A327]*(1-[.D$2])" table:style-name="ce1">
            <text:p>112.1699746</text:p>
          </table:table-cell>
          <table:table-cell office:value-type="float" office:value="112.26109661897623" table:formula="of:=[.E326]*[.E$2]+[.$A327]*(1-[.E$2])" table:style-name="ce1">
            <text:p>112.2610966</text:p>
          </table:table-cell>
          <table:table-cell office:value-type="float" office:value="112.31459808141702" table:formula="of:=[.F326]*[.F$2]+[.$A327]*(1-[.F$2])" table:style-name="ce1">
            <text:p>112.3145981</text:p>
          </table:table-cell>
          <table:table-cell office:value-type="float" office:value="112.32066732208244" table:formula="of:=[.G326]*[.G$2]+[.$A327]*(1-[.G$2])" table:style-name="ce1">
            <text:p>112.3206673</text:p>
          </table:table-cell>
          <table:table-cell office:value-type="float" office:value="112.26731249222262" table:formula="of:=[.H326]*[.H$2]+[.$A327]*(1-[.H$2])" table:style-name="ce1">
            <text:p>112.2673125</text:p>
          </table:table-cell>
          <table:table-cell office:value-type="float" office:value="112.13976040809153" table:formula="of:=[.I326]*[.I$2]+[.$A327]*(1-[.I$2])" table:style-name="ce1">
            <text:p>112.1397604</text:p>
          </table:table-cell>
          <table:table-cell office:value-type="float" office:value="111.92000745264829" table:formula="of:=[.J326]*[.J$2]+[.$A327]*(1-[.J$2])" table:style-name="ce1">
            <text:p>111.9200075</text:p>
          </table:table-cell>
          <table:table-cell office:value-type="float" office:value="111.5867084661875" table:formula="of:=[.K326]*[.K$2]+[.$A327]*(1-[.K$2])" table:style-name="ce1">
            <text:p>111.5867085</text:p>
          </table:table-cell>
          <table:table-cell office:value-type="float" office:value="111.11568051293105" table:formula="of:=[.L326]*[.L$2]+[.$A327]*(1-[.L$2])" table:style-name="ce1">
            <text:p>111.1156805</text:p>
          </table:table-cell>
          <table:table-cell office:value-type="float" office:value="110.48135689396887" table:formula="of:=[.M326]*[.M$2]+[.$A327]*(1-[.M$2])" table:style-name="ce1">
            <text:p>110.4813569</text:p>
          </table:table-cell>
          <table:table-cell office:value-type="float" office:value="109.65936370038762" table:formula="of:=[.N326]*[.N$2]+[.$A327]*(1-[.N$2])" table:style-name="ce1">
            <text:p>109.6593637</text:p>
          </table:table-cell>
          <table:table-cell office:value-type="float" office:value="108.6294768518392" table:formula="of:=[.O326]*[.O$2]+[.$A327]*(1-[.O$2])" table:style-name="ce1">
            <text:p>108.6294769</text:p>
          </table:table-cell>
          <table:table-cell office:value-type="float" office:value="107.37522304727315" table:formula="of:=[.P326]*[.P$2]+[.$A327]*(1-[.P$2])" table:style-name="ce1">
            <text:p>107.375223</text:p>
          </table:table-cell>
          <table:table-cell office:value-type="float" office:value="105.8682342967026" table:formula="of:=[.Q326]*[.Q$2]+[.$A327]*(1-[.Q$2])" table:style-name="ce1">
            <text:p>105.8682343</text:p>
          </table:table-cell>
          <table:table-cell office:value-type="float" office:value="104.00599425395662" table:formula="of:=[.R326]*[.R$2]+[.$A327]*(1-[.R$2])" table:style-name="ce1">
            <text:p>104.0059943</text:p>
          </table:table-cell>
          <table:table-cell office:value-type="float" office:value="101.43571174468505" table:formula="of:=[.S326]*[.S$2]+[.$A327]*(1-[.S$2])" table:style-name="ce1">
            <text:p>101.4357117</text:p>
          </table:table-cell>
          <table:table-cell office:value-type="float" office:value="97.201426561544366" table:formula="of:=[.T326]*[.T$2]+[.$A327]*(1-[.T$2])" table:style-name="ce1">
            <text:p>97.20142656</text:p>
          </table:table-cell>
          <table:table-cell office:value-type="float" office:value="89.594963958240484" table:formula="of:=[.U326]*[.U$2]+[.$A327]*(1-[.U$2])" table:style-name="ce1">
            <text:p>89.59496396</text:p>
          </table:table-cell>
          <table:table-cell table:number-columns-repeated="16363"/>
        </table:table-row>
        <table:table-row table:style-name="ro1">
          <table:table-cell office:value-type="float" office:value="111.907" table:style-name="ce1">
            <text:p>111.907</text:p>
          </table:table-cell>
          <table:table-cell office:value-type="float" office:value="111.907" table:formula="of:=[.B327]*[.B$2]+[.$A328]*(1-[.B$2])" table:style-name="ce1">
            <text:p>111.907</text:p>
          </table:table-cell>
          <table:table-cell office:value-type="float" office:value="111.91412501766031" table:formula="of:=[.C327]*[.C$2]+[.$A328]*(1-[.C$2])" table:style-name="ce1">
            <text:p>111.914125</text:p>
          </table:table-cell>
          <table:table-cell office:value-type="float" office:value="111.93329745550828" table:formula="of:=[.D327]*[.D$2]+[.$A328]*(1-[.D$2])" table:style-name="ce1">
            <text:p>111.9332975</text:p>
          </table:table-cell>
          <table:table-cell office:value-type="float" office:value="111.96011449284643" table:formula="of:=[.E327]*[.E$2]+[.$A328]*(1-[.E$2])" table:style-name="ce1">
            <text:p>111.9601145</text:p>
          </table:table-cell>
          <table:table-cell office:value-type="float" office:value="111.9885196162834" table:formula="of:=[.F327]*[.F$2]+[.$A328]*(1-[.F$2])" table:style-name="ce1">
            <text:p>111.9885196</text:p>
          </table:table-cell>
          <table:table-cell office:value-type="float" office:value="112.01041683052061" table:formula="of:=[.G327]*[.G$2]+[.$A328]*(1-[.G$2])" table:style-name="ce1">
            <text:p>112.0104168</text:p>
          </table:table-cell>
          <table:table-cell office:value-type="float" office:value="112.01509374766678" table:formula="of:=[.H327]*[.H$2]+[.$A328]*(1-[.H$2])" table:style-name="ce1">
            <text:p>112.0150937</text:p>
          </table:table-cell>
          <table:table-cell office:value-type="float" office:value="111.98846614283204" table:formula="of:=[.I327]*[.I$2]+[.$A328]*(1-[.I$2])" table:style-name="ce1">
            <text:p>111.9884661</text:p>
          </table:table-cell>
          <table:table-cell office:value-type="float" office:value="111.91220298105932" table:formula="of:=[.J327]*[.J$2]+[.$A328]*(1-[.J$2])" table:style-name="ce1">
            <text:p>111.912203</text:p>
          </table:table-cell>
          <table:table-cell office:value-type="float" office:value="111.76286880978438" table:formula="of:=[.K327]*[.K$2]+[.$A328]*(1-[.K$2])" table:style-name="ce1">
            <text:p>111.7628688</text:p>
          </table:table-cell>
          <table:table-cell office:value-type="float" office:value="111.51134025646553" table:formula="of:=[.L327]*[.L$2]+[.$A328]*(1-[.L$2])" table:style-name="ce1">
            <text:p>111.5113403</text:p>
          </table:table-cell>
          <table:table-cell office:value-type="float" office:value="111.12289629168288" table:formula="of:=[.M327]*[.M$2]+[.$A328]*(1-[.M$2])" table:style-name="ce1">
            <text:p>111.1228963</text:p>
          </table:table-cell>
          <table:table-cell office:value-type="float" office:value="110.55841822023257" table:formula="of:=[.N327]*[.N$2]+[.$A328]*(1-[.N$2])" table:style-name="ce1">
            <text:p>110.5584182</text:p>
          </table:table-cell>
          <table:table-cell office:value-type="float" office:value="109.77660995369547" table:formula="of:=[.O327]*[.O$2]+[.$A328]*(1-[.O$2])" table:style-name="ce1">
            <text:p>109.77661</text:p>
          </table:table-cell>
          <table:table-cell office:value-type="float" office:value="108.73475613309121" table:formula="of:=[.P327]*[.P$2]+[.$A328]*(1-[.P$2])" table:style-name="ce1">
            <text:p>108.7347561</text:p>
          </table:table-cell>
          <table:table-cell office:value-type="float" office:value="107.37792572252694" table:formula="of:=[.Q327]*[.Q$2]+[.$A328]*(1-[.Q$2])" table:style-name="ce1">
            <text:p>107.3779257</text:p>
          </table:table-cell>
          <table:table-cell office:value-type="float" office:value="105.58619540316529" table:formula="of:=[.R327]*[.R$2]+[.$A328]*(1-[.R$2])" table:style-name="ce1">
            <text:p>105.5861954</text:p>
          </table:table-cell>
          <table:table-cell office:value-type="float" office:value="103.00640498298229" table:formula="of:=[.S327]*[.S$2]+[.$A328]*(1-[.S$2])" table:style-name="ce1">
            <text:p>103.006405</text:p>
          </table:table-cell>
          <table:table-cell office:value-type="float" office:value="98.671983905389922" table:formula="of:=[.T327]*[.T$2]+[.$A328]*(1-[.T$2])" table:style-name="ce1">
            <text:p>98.67198391</text:p>
          </table:table-cell>
          <table:table-cell office:value-type="float" office:value="90.710565760328464" table:formula="of:=[.U327]*[.U$2]+[.$A328]*(1-[.U$2])" table:style-name="ce1">
            <text:p>90.71056576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328]*[.B$2]+[.$A329]*(1-[.B$2])" table:style-name="ce1">
            <text:p>99.8085</text:p>
          </table:table-cell>
          <table:table-cell office:value-type="float" office:value="100.41378125088301" table:formula="of:=[.C328]*[.C$2]+[.$A329]*(1-[.C$2])" table:style-name="ce1">
            <text:p>100.4137813</text:p>
          </table:table-cell>
          <table:table-cell office:value-type="float" office:value="101.02097974555082" table:formula="of:=[.D328]*[.D$2]+[.$A329]*(1-[.D$2])" table:style-name="ce1">
            <text:p>101.0209797</text:p>
          </table:table-cell>
          <table:table-cell office:value-type="float" office:value="101.63124217392695" table:formula="of:=[.E328]*[.E$2]+[.$A329]*(1-[.E$2])" table:style-name="ce1">
            <text:p>101.6312422</text:p>
          </table:table-cell>
          <table:table-cell office:value-type="float" office:value="102.24450392325669" table:formula="of:=[.F328]*[.F$2]+[.$A329]*(1-[.F$2])" table:style-name="ce1">
            <text:p>102.2445039</text:p>
          </table:table-cell>
          <table:table-cell office:value-type="float" office:value="102.85897920763016" table:formula="of:=[.G328]*[.G$2]+[.$A329]*(1-[.G$2])" table:style-name="ce1">
            <text:p>102.8589792</text:p>
          </table:table-cell>
          <table:table-cell office:value-type="float" office:value="103.47047812430003" table:formula="of:=[.H328]*[.H$2]+[.$A329]*(1-[.H$2])" table:style-name="ce1">
            <text:p>103.4704781</text:p>
          </table:table-cell>
          <table:table-cell office:value-type="float" office:value="104.07148814999121" table:formula="of:=[.I328]*[.I$2]+[.$A329]*(1-[.I$2])" table:style-name="ce1">
            <text:p>104.0714881</text:p>
          </table:table-cell>
          <table:table-cell office:value-type="float" office:value="104.64998119242372" table:formula="of:=[.J328]*[.J$2]+[.$A329]*(1-[.J$2])" table:style-name="ce1">
            <text:p>104.6499812</text:p>
          </table:table-cell>
          <table:table-cell office:value-type="float" office:value="105.18796596440296" table:formula="of:=[.K328]*[.K$2]+[.$A329]*(1-[.K$2])" table:style-name="ce1">
            <text:p>105.187966</text:p>
          </table:table-cell>
          <table:table-cell office:value-type="float" office:value="105.65992012823276" table:formula="of:=[.L328]*[.L$2]+[.$A329]*(1-[.L$2])" table:style-name="ce1">
            <text:p>105.6599201</text:p>
          </table:table-cell>
          <table:table-cell office:value-type="float" office:value="106.03141796042559" table:formula="of:=[.M328]*[.M$2]+[.$A329]*(1-[.M$2])" table:style-name="ce1">
            <text:p>106.031418</text:p>
          </table:table-cell>
          <table:table-cell office:value-type="float" office:value="106.25845093213954" table:formula="of:=[.N328]*[.N$2]+[.$A329]*(1-[.N$2])" table:style-name="ce1">
            <text:p>106.2584509</text:p>
          </table:table-cell>
          <table:table-cell office:value-type="float" office:value="106.28777146990205" table:formula="of:=[.O328]*[.O$2]+[.$A329]*(1-[.O$2])" table:style-name="ce1">
            <text:p>106.2877715</text:p>
          </table:table-cell>
          <table:table-cell office:value-type="float" office:value="106.05687929316386" table:formula="of:=[.P328]*[.P$2]+[.$A329]*(1-[.P$2])" table:style-name="ce1">
            <text:p>106.0568793</text:p>
          </table:table-cell>
          <table:table-cell office:value-type="float" office:value="105.4855692918952" table:formula="of:=[.Q328]*[.Q$2]+[.$A329]*(1-[.Q$2])" table:style-name="ce1">
            <text:p>105.4855693</text:p>
          </table:table-cell>
          <table:table-cell office:value-type="float" office:value="104.43065632253223" table:formula="of:=[.R328]*[.R$2]+[.$A329]*(1-[.R$2])" table:style-name="ce1">
            <text:p>104.4306563</text:p>
          </table:table-cell>
          <table:table-cell office:value-type="float" office:value="102.52671923553496" table:formula="of:=[.S328]*[.S$2]+[.$A329]*(1-[.S$2])" table:style-name="ce1">
            <text:p>102.5267192</text:p>
          </table:table-cell>
          <table:table-cell office:value-type="float" office:value="98.785635514850924" table:formula="of:=[.T328]*[.T$2]+[.$A329]*(1-[.T$2])" table:style-name="ce1">
            <text:p>98.78563551</text:p>
          </table:table-cell>
          <table:table-cell office:value-type="float" office:value="91.165462472312043" table:formula="of:=[.U328]*[.U$2]+[.$A329]*(1-[.U$2])" table:style-name="ce1">
            <text:p>91.16546247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329]*[.B$2]+[.$A330]*(1-[.B$2])" table:style-name="ce1">
            <text:p>90.735</text:p>
          </table:table-cell>
          <table:table-cell office:value-type="float" office:value="91.218939062544152" table:formula="of:=[.C329]*[.C$2]+[.$A330]*(1-[.C$2])" table:style-name="ce1">
            <text:p>91.21893906</text:p>
          </table:table-cell>
          <table:table-cell office:value-type="float" office:value="91.763597974555083" table:formula="of:=[.D329]*[.D$2]+[.$A330]*(1-[.D$2])" table:style-name="ce1">
            <text:p>91.76359797</text:p>
          </table:table-cell>
          <table:table-cell office:value-type="float" office:value="92.36943632608903" table:formula="of:=[.E329]*[.E$2]+[.$A330]*(1-[.E$2])" table:style-name="ce1">
            <text:p>92.36943633</text:p>
          </table:table-cell>
          <table:table-cell office:value-type="float" office:value="93.036900784651351" table:formula="of:=[.F329]*[.F$2]+[.$A330]*(1-[.F$2])" table:style-name="ce1">
            <text:p>93.03690078</text:p>
          </table:table-cell>
          <table:table-cell office:value-type="float" office:value="93.765994801907539" table:formula="of:=[.G329]*[.G$2]+[.$A330]*(1-[.G$2])" table:style-name="ce1">
            <text:p>93.7659948</text:p>
          </table:table-cell>
          <table:table-cell office:value-type="float" office:value="94.555643437290001" table:formula="of:=[.H329]*[.H$2]+[.$A330]*(1-[.H$2])" table:style-name="ce1">
            <text:p>94.55564344</text:p>
          </table:table-cell>
          <table:table-cell office:value-type="float" office:value="95.402770852496928" table:formula="of:=[.I329]*[.I$2]+[.$A330]*(1-[.I$2])" table:style-name="ce1">
            <text:p>95.40277085</text:p>
          </table:table-cell>
          <table:table-cell office:value-type="float" office:value="96.300992476969498" table:formula="of:=[.J329]*[.J$2]+[.$A330]*(1-[.J$2])" table:style-name="ce1">
            <text:p>96.30099248</text:p>
          </table:table-cell>
          <table:table-cell office:value-type="float" office:value="97.238834683981338" table:formula="of:=[.K329]*[.K$2]+[.$A330]*(1-[.K$2])" table:style-name="ce1">
            <text:p>97.23883468</text:p>
          </table:table-cell>
          <table:table-cell office:value-type="float" office:value="98.19746006411637" table:formula="of:=[.L329]*[.L$2]+[.$A330]*(1-[.L$2])" table:style-name="ce1">
            <text:p>98.19746006</text:p>
          </table:table-cell>
          <table:table-cell office:value-type="float" office:value="99.14802987823407" table:formula="of:=[.M329]*[.M$2]+[.$A330]*(1-[.M$2])" table:style-name="ce1">
            <text:p>99.14802988</text:p>
          </table:table-cell>
          <table:table-cell office:value-type="float" office:value="100.04907055928373" table:formula="of:=[.N329]*[.N$2]+[.$A330]*(1-[.N$2])" table:style-name="ce1">
            <text:p>100.0490706</text:p>
          </table:table-cell>
          <table:table-cell office:value-type="float" office:value="100.84430145543634" table:formula="of:=[.O329]*[.O$2]+[.$A330]*(1-[.O$2])" table:style-name="ce1">
            <text:p>100.8443015</text:p>
          </table:table-cell>
          <table:table-cell office:value-type="float" office:value="101.46031550521469" table:formula="of:=[.P329]*[.P$2]+[.$A330]*(1-[.P$2])" table:style-name="ce1">
            <text:p>101.4603155</text:p>
          </table:table-cell>
          <table:table-cell office:value-type="float" office:value="101.7979269689214" table:formula="of:=[.Q329]*[.Q$2]+[.$A330]*(1-[.Q$2])" table:style-name="ce1">
            <text:p>101.797927</text:p>
          </table:table-cell>
          <table:table-cell office:value-type="float" office:value="101.69152505802577" table:formula="of:=[.R329]*[.R$2]+[.$A330]*(1-[.R$2])" table:style-name="ce1">
            <text:p>101.6915251</text:p>
          </table:table-cell>
          <table:table-cell office:value-type="float" office:value="100.75796135020472" table:formula="of:=[.S329]*[.S$2]+[.$A330]*(1-[.S$2])" table:style-name="ce1">
            <text:p>100.7579614</text:p>
          </table:table-cell>
          <table:table-cell office:value-type="float" office:value="97.980571963365833" table:formula="of:=[.T329]*[.T$2]+[.$A330]*(1-[.T$2])" table:style-name="ce1">
            <text:p>97.98057196</text:p>
          </table:table-cell>
          <table:table-cell office:value-type="float" office:value="91.143939348696435" table:formula="of:=[.U329]*[.U$2]+[.$A330]*(1-[.U$2])" table:style-name="ce1">
            <text:p>91.14393935</text:p>
          </table:table-cell>
          <table:table-cell table:number-columns-repeated="16363"/>
        </table:table-row>
        <table:table-row table:style-name="ro1">
          <table:table-cell office:value-type="float" office:value="90.734999999999999" table:style-name="ce1">
            <text:p>90.735</text:p>
          </table:table-cell>
          <table:table-cell office:value-type="float" office:value="90.734999999999999" table:formula="of:=[.B330]*[.B$2]+[.$A331]*(1-[.B$2])" table:style-name="ce1">
            <text:p>90.735</text:p>
          </table:table-cell>
          <table:table-cell office:value-type="float" office:value="90.759196953127216" table:formula="of:=[.C330]*[.C$2]+[.$A331]*(1-[.C$2])" table:style-name="ce1">
            <text:p>90.75919695</text:p>
          </table:table-cell>
          <table:table-cell office:value-type="float" office:value="90.837859797455508" table:formula="of:=[.D330]*[.D$2]+[.$A331]*(1-[.D$2])" table:style-name="ce1">
            <text:p>90.8378598</text:p>
          </table:table-cell>
          <table:table-cell office:value-type="float" office:value="90.98016544891334" table:formula="of:=[.E330]*[.E$2]+[.$A331]*(1-[.E$2])" table:style-name="ce1">
            <text:p>90.98016545</text:p>
          </table:table-cell>
          <table:table-cell office:value-type="float" office:value="91.195380156930284" table:formula="of:=[.F330]*[.F$2]+[.$A331]*(1-[.F$2])" table:style-name="ce1">
            <text:p>91.19538016</text:p>
          </table:table-cell>
          <table:table-cell office:value-type="float" office:value="91.492748700476881" table:formula="of:=[.G330]*[.G$2]+[.$A331]*(1-[.G$2])" table:style-name="ce1">
            <text:p>91.4927487</text:p>
          </table:table-cell>
          <table:table-cell office:value-type="float" office:value="91.881193031186996" table:formula="of:=[.H330]*[.H$2]+[.$A331]*(1-[.H$2])" table:style-name="ce1">
            <text:p>91.88119303</text:p>
          </table:table-cell>
          <table:table-cell office:value-type="float" office:value="92.368719798373917" table:formula="of:=[.I330]*[.I$2]+[.$A331]*(1-[.I$2])" table:style-name="ce1">
            <text:p>92.3687198</text:p>
          </table:table-cell>
          <table:table-cell office:value-type="float" office:value="92.96139699078779" table:formula="of:=[.J330]*[.J$2]+[.$A331]*(1-[.J$2])" table:style-name="ce1">
            <text:p>92.96139699</text:p>
          </table:table-cell>
          <table:table-cell office:value-type="float" office:value="93.66172560779161" table:formula="of:=[.K330]*[.K$2]+[.$A331]*(1-[.K$2])" table:style-name="ce1">
            <text:p>93.66172561</text:p>
          </table:table-cell>
          <table:table-cell office:value-type="float" office:value="94.466230032058178" table:formula="of:=[.L330]*[.L$2]+[.$A331]*(1-[.L$2])" table:style-name="ce1">
            <text:p>94.46623003</text:p>
          </table:table-cell>
          <table:table-cell office:value-type="float" office:value="95.362166433028733" table:formula="of:=[.M330]*[.M$2]+[.$A331]*(1-[.M$2])" table:style-name="ce1">
            <text:p>95.36216643</text:p>
          </table:table-cell>
          <table:table-cell office:value-type="float" office:value="96.323442335570235" table:formula="of:=[.N330]*[.N$2]+[.$A331]*(1-[.N$2])" table:style-name="ce1">
            <text:p>96.32344234</text:p>
          </table:table-cell>
          <table:table-cell office:value-type="float" office:value="97.30604594603362" table:formula="of:=[.O330]*[.O$2]+[.$A331]*(1-[.O$2])" table:style-name="ce1">
            <text:p>97.30604595</text:p>
          </table:table-cell>
          <table:table-cell office:value-type="float" office:value="98.242720853650283" table:formula="of:=[.P330]*[.P$2]+[.$A331]*(1-[.P$2])" table:style-name="ce1">
            <text:p>98.24272085</text:p>
          </table:table-cell>
          <table:table-cell office:value-type="float" office:value="99.032195226691059" table:formula="of:=[.Q330]*[.Q$2]+[.$A331]*(1-[.Q$2])" table:style-name="ce1">
            <text:p>99.03219523</text:p>
          </table:table-cell>
          <table:table-cell office:value-type="float" office:value="99.500220046420623" table:formula="of:=[.R330]*[.R$2]+[.$A331]*(1-[.R$2])" table:style-name="ce1">
            <text:p>99.50022005</text:p>
          </table:table-cell>
          <table:table-cell office:value-type="float" office:value="99.254517147674022" table:formula="of:=[.S330]*[.S$2]+[.$A331]*(1-[.S$2])" table:style-name="ce1">
            <text:p>99.25451715</text:p>
          </table:table-cell>
          <table:table-cell office:value-type="float" office:value="97.256014767029242" table:formula="of:=[.T330]*[.T$2]+[.$A331]*(1-[.T$2])" table:style-name="ce1">
            <text:p>97.25601477</text:p>
          </table:table-cell>
          <table:table-cell office:value-type="float" office:value="91.123492381261613" table:formula="of:=[.U330]*[.U$2]+[.$A331]*(1-[.U$2])" table:style-name="ce1">
            <text:p>91.12349238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331]*[.B$2]+[.$A332]*(1-[.B$2])" table:style-name="ce1">
            <text:p>93.7595</text:p>
          </table:table-cell>
          <table:table-cell office:value-type="float" office:value="93.609484847656361" table:formula="of:=[.C331]*[.C$2]+[.$A332]*(1-[.C$2])" table:style-name="ce1">
            <text:p>93.60948485</text:p>
          </table:table-cell>
          <table:table-cell office:value-type="float" office:value="93.467335979745556" table:formula="of:=[.D331]*[.D$2]+[.$A332]*(1-[.D$2])" table:style-name="ce1">
            <text:p>93.46733598</text:p>
          </table:table-cell>
          <table:table-cell office:value-type="float" office:value="93.342599817337003" table:formula="of:=[.E331]*[.E$2]+[.$A332]*(1-[.E$2])" table:style-name="ce1">
            <text:p>93.34259982</text:p>
          </table:table-cell>
          <table:table-cell office:value-type="float" office:value="93.246676031386073" table:formula="of:=[.F331]*[.F$2]+[.$A332]*(1-[.F$2])" table:style-name="ce1">
            <text:p>93.24667603</text:p>
          </table:table-cell>
          <table:table-cell office:value-type="float" office:value="93.192812175119229" table:formula="of:=[.G331]*[.G$2]+[.$A332]*(1-[.G$2])" table:style-name="ce1">
            <text:p>93.19281218</text:p>
          </table:table-cell>
          <table:table-cell office:value-type="float" office:value="93.196007909356098" table:formula="of:=[.H331]*[.H$2]+[.$A332]*(1-[.H$2])" table:style-name="ce1">
            <text:p>93.19600791</text:p>
          </table:table-cell>
          <table:table-cell office:value-type="float" office:value="93.272726929430874" table:formula="of:=[.I331]*[.I$2]+[.$A332]*(1-[.I$2])" table:style-name="ce1">
            <text:p>93.27272693</text:p>
          </table:table-cell>
          <table:table-cell office:value-type="float" office:value="93.440258796315106" table:formula="of:=[.J331]*[.J$2]+[.$A332]*(1-[.J$2])" table:style-name="ce1">
            <text:p>93.4402588</text:p>
          </table:table-cell>
          <table:table-cell office:value-type="float" office:value="93.715501523506219" table:formula="of:=[.K331]*[.K$2]+[.$A332]*(1-[.K$2])" table:style-name="ce1">
            <text:p>93.71550152</text:p>
          </table:table-cell>
          <table:table-cell office:value-type="float" office:value="94.11286501602909" table:formula="of:=[.L331]*[.L$2]+[.$A332]*(1-[.L$2])" table:style-name="ce1">
            <text:p>94.11286502</text:p>
          </table:table-cell>
          <table:table-cell office:value-type="float" office:value="94.640966538165799" table:formula="of:=[.M331]*[.M$2]+[.$A332]*(1-[.M$2])" table:style-name="ce1">
            <text:p>94.64096654</text:p>
          </table:table-cell>
          <table:table-cell office:value-type="float" office:value="95.297865401342136" table:formula="of:=[.N331]*[.N$2]+[.$A332]*(1-[.N$2])" table:style-name="ce1">
            <text:p>95.2978654</text:p>
          </table:table-cell>
          <table:table-cell office:value-type="float" office:value="96.064754864921852" table:formula="of:=[.O331]*[.O$2]+[.$A332]*(1-[.O$2])" table:style-name="ce1">
            <text:p>96.06475486</text:p>
          </table:table-cell>
          <table:table-cell office:value-type="float" office:value="96.897754597555206" table:formula="of:=[.P331]*[.P$2]+[.$A332]*(1-[.P$2])" table:style-name="ce1">
            <text:p>96.8977546</text:p>
          </table:table-cell>
          <table:table-cell office:value-type="float" office:value="97.714021420018298" table:formula="of:=[.Q331]*[.Q$2]+[.$A332]*(1-[.Q$2])" table:style-name="ce1">
            <text:p>97.71402142</text:p>
          </table:table-cell>
          <table:table-cell office:value-type="float" office:value="98.352076037136499" table:formula="of:=[.R331]*[.R$2]+[.$A332]*(1-[.R$2])" table:style-name="ce1">
            <text:p>98.35207604</text:p>
          </table:table-cell>
          <table:table-cell office:value-type="float" office:value="98.430264575522912" table:formula="of:=[.S331]*[.S$2]+[.$A332]*(1-[.S$2])" table:style-name="ce1">
            <text:p>98.43026458</text:p>
          </table:table-cell>
          <table:table-cell office:value-type="float" office:value="96.906363290326325" table:formula="of:=[.T331]*[.T$2]+[.$A332]*(1-[.T$2])" table:style-name="ce1">
            <text:p>96.90636329</text:p>
          </table:table-cell>
          <table:table-cell office:value-type="float" office:value="91.255292762198536" table:formula="of:=[.U331]*[.U$2]+[.$A332]*(1-[.U$2])" table:style-name="ce1">
            <text:p>91.25529276</text:p>
          </table:table-cell>
          <table:table-cell table:number-columns-repeated="16363"/>
        </table:table-row>
        <table:table-row table:style-name="ro1">
          <table:table-cell office:value-type="float" office:value="93.759500000000003" table:style-name="ce1">
            <text:p>93.7595</text:p>
          </table:table-cell>
          <table:table-cell office:value-type="float" office:value="93.759500000000003" table:formula="of:=[.B332]*[.B$2]+[.$A333]*(1-[.B$2])" table:style-name="ce1">
            <text:p>93.7595</text:p>
          </table:table-cell>
          <table:table-cell office:value-type="float" office:value="93.751999242382809" table:formula="of:=[.C332]*[.C$2]+[.$A333]*(1-[.C$2])" table:style-name="ce1">
            <text:p>93.75199924</text:p>
          </table:table-cell>
          <table:table-cell office:value-type="float" office:value="93.730283597974562" table:formula="of:=[.D332]*[.D$2]+[.$A333]*(1-[.D$2])" table:style-name="ce1">
            <text:p>93.7302836</text:p>
          </table:table-cell>
          <table:table-cell office:value-type="float" office:value="93.696964972600554" table:formula="of:=[.E332]*[.E$2]+[.$A333]*(1-[.E$2])" table:style-name="ce1">
            <text:p>93.69696497</text:p>
          </table:table-cell>
          <table:table-cell office:value-type="float" office:value="93.656935206277225" table:formula="of:=[.F332]*[.F$2]+[.$A333]*(1-[.F$2])" table:style-name="ce1">
            <text:p>93.65693521</text:p>
          </table:table-cell>
          <table:table-cell office:value-type="float" office:value="93.617828043779809" table:formula="of:=[.G332]*[.G$2]+[.$A333]*(1-[.G$2])" table:style-name="ce1">
            <text:p>93.61782804</text:p>
          </table:table-cell>
          <table:table-cell office:value-type="float" office:value="93.590452372806823" table:formula="of:=[.H332]*[.H$2]+[.$A333]*(1-[.H$2])" table:style-name="ce1">
            <text:p>93.59045237</text:p>
          </table:table-cell>
          <table:table-cell office:value-type="float" office:value="93.589129425300811" table:formula="of:=[.I332]*[.I$2]+[.$A333]*(1-[.I$2])" table:style-name="ce1">
            <text:p>93.58912943</text:p>
          </table:table-cell>
          <table:table-cell office:value-type="float" office:value="93.631803518526041" table:formula="of:=[.J332]*[.J$2]+[.$A333]*(1-[.J$2])" table:style-name="ce1">
            <text:p>93.63180352</text:p>
          </table:table-cell>
          <table:table-cell office:value-type="float" office:value="93.739700685577802" table:formula="of:=[.K332]*[.K$2]+[.$A333]*(1-[.K$2])" table:style-name="ce1">
            <text:p>93.73970069</text:p>
          </table:table-cell>
          <table:table-cell office:value-type="float" office:value="93.936182508014554" table:formula="of:=[.L332]*[.L$2]+[.$A333]*(1-[.L$2])" table:style-name="ce1">
            <text:p>93.93618251</text:p>
          </table:table-cell>
          <table:table-cell office:value-type="float" office:value="94.244306595991191" table:formula="of:=[.M332]*[.M$2]+[.$A333]*(1-[.M$2])" table:style-name="ce1">
            <text:p>94.2443066</text:p>
          </table:table-cell>
          <table:table-cell office:value-type="float" office:value="94.682519240805277" table:formula="of:=[.N332]*[.N$2]+[.$A333]*(1-[.N$2])" table:style-name="ce1">
            <text:p>94.68251924</text:p>
          </table:table-cell>
          <table:table-cell office:value-type="float" office:value="95.257915662199196" table:formula="of:=[.O332]*[.O$2]+[.$A333]*(1-[.O$2])" table:style-name="ce1">
            <text:p>95.25791566</text:p>
          </table:table-cell>
          <table:table-cell office:value-type="float" office:value="95.956278218288645" table:formula="of:=[.P332]*[.P$2]+[.$A333]*(1-[.P$2])" table:style-name="ce1">
            <text:p>95.95627822</text:p>
          </table:table-cell>
          <table:table-cell office:value-type="float" office:value="96.725391065013724" table:formula="of:=[.Q332]*[.Q$2]+[.$A333]*(1-[.Q$2])" table:style-name="ce1">
            <text:p>96.72539107</text:p>
          </table:table-cell>
          <table:table-cell office:value-type="float" office:value="97.433560829709194" table:formula="of:=[.R332]*[.R$2]+[.$A333]*(1-[.R$2])" table:style-name="ce1">
            <text:p>97.43356083</text:p>
          </table:table-cell>
          <table:table-cell office:value-type="float" office:value="97.729649889194476" table:formula="of:=[.S332]*[.S$2]+[.$A333]*(1-[.S$2])" table:style-name="ce1">
            <text:p>97.72964989</text:p>
          </table:table-cell>
          <table:table-cell office:value-type="float" office:value="96.5916769612937" table:formula="of:=[.T332]*[.T$2]+[.$A333]*(1-[.T$2])" table:style-name="ce1">
            <text:p>96.59167696</text:p>
          </table:table-cell>
          <table:table-cell office:value-type="float" office:value="91.380503124088619" table:formula="of:=[.U332]*[.U$2]+[.$A333]*(1-[.U$2])" table:style-name="ce1">
            <text:p>91.38050312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333]*[.B$2]+[.$A334]*(1-[.B$2])" table:style-name="ce1">
            <text:p>84.686</text:p>
          </table:table-cell>
          <table:table-cell office:value-type="float" office:value="85.139299962119139" table:formula="of:=[.C333]*[.C$2]+[.$A334]*(1-[.C$2])" table:style-name="ce1">
            <text:p>85.13929996</text:p>
          </table:table-cell>
          <table:table-cell office:value-type="float" office:value="85.590428359797471" table:formula="of:=[.D333]*[.D$2]+[.$A334]*(1-[.D$2])" table:style-name="ce1">
            <text:p>85.59042836</text:p>
          </table:table-cell>
          <table:table-cell office:value-type="float" office:value="86.037644745890091" table:formula="of:=[.E333]*[.E$2]+[.$A334]*(1-[.E$2])" table:style-name="ce1">
            <text:p>86.03764475</text:p>
          </table:table-cell>
          <table:table-cell office:value-type="float" office:value="86.480187041255448" table:formula="of:=[.F333]*[.F$2]+[.$A334]*(1-[.F$2])" table:style-name="ce1">
            <text:p>86.48018704</text:p>
          </table:table-cell>
          <table:table-cell office:value-type="float" office:value="86.918957010944951" table:formula="of:=[.G333]*[.G$2]+[.$A334]*(1-[.G$2])" table:style-name="ce1">
            <text:p>86.91895701</text:p>
          </table:table-cell>
          <table:table-cell office:value-type="float" office:value="87.35733571184204" table:formula="of:=[.H333]*[.H$2]+[.$A334]*(1-[.H$2])" table:style-name="ce1">
            <text:p>87.35733571</text:p>
          </table:table-cell>
          <table:table-cell office:value-type="float" office:value="87.802095298855278" table:formula="of:=[.I333]*[.I$2]+[.$A334]*(1-[.I$2])" table:style-name="ce1">
            <text:p>87.8020953</text:p>
          </table:table-cell>
          <table:table-cell office:value-type="float" office:value="88.264321407410421" table:formula="of:=[.J333]*[.J$2]+[.$A334]*(1-[.J$2])" table:style-name="ce1">
            <text:p>88.26432141</text:p>
          </table:table-cell>
          <table:table-cell office:value-type="float" office:value="88.760165308510011" table:formula="of:=[.K333]*[.K$2]+[.$A334]*(1-[.K$2])" table:style-name="ce1">
            <text:p>88.76016531</text:p>
          </table:table-cell>
          <table:table-cell office:value-type="float" office:value="89.31109125400728" table:formula="of:=[.L333]*[.L$2]+[.$A334]*(1-[.L$2])" table:style-name="ce1">
            <text:p>89.31109125</text:p>
          </table:table-cell>
          <table:table-cell office:value-type="float" office:value="89.943068627795157" table:formula="of:=[.M333]*[.M$2]+[.$A334]*(1-[.M$2])" table:style-name="ce1">
            <text:p>89.94306863</text:p>
          </table:table-cell>
          <table:table-cell office:value-type="float" office:value="90.683911544483166" table:formula="of:=[.N333]*[.N$2]+[.$A334]*(1-[.N$2])" table:style-name="ce1">
            <text:p>90.68391154</text:p>
          </table:table-cell>
          <table:table-cell office:value-type="float" office:value="91.557745180429478" table:formula="of:=[.O333]*[.O$2]+[.$A334]*(1-[.O$2])" table:style-name="ce1">
            <text:p>91.55774518</text:p>
          </table:table-cell>
          <table:table-cell office:value-type="float" office:value="92.575194752802048" table:formula="of:=[.P333]*[.P$2]+[.$A334]*(1-[.P$2])" table:style-name="ce1">
            <text:p>92.57519475</text:p>
          </table:table-cell>
          <table:table-cell office:value-type="float" office:value="93.715543298760309" table:formula="of:=[.Q333]*[.Q$2]+[.$A334]*(1-[.Q$2])" table:style-name="ce1">
            <text:p>93.7155433</text:p>
          </table:table-cell>
          <table:table-cell office:value-type="float" office:value="94.884048663767345" table:formula="of:=[.R333]*[.R$2]+[.$A334]*(1-[.R$2])" table:style-name="ce1">
            <text:p>94.88404866</text:p>
          </table:table-cell>
          <table:table-cell office:value-type="float" office:value="95.773102405815308" table:formula="of:=[.S333]*[.S$2]+[.$A334]*(1-[.S$2])" table:style-name="ce1">
            <text:p>95.77310241</text:p>
          </table:table-cell>
          <table:table-cell office:value-type="float" office:value="95.401109265164322" table:formula="of:=[.T333]*[.T$2]+[.$A334]*(1-[.T$2])" table:style-name="ce1">
            <text:p>95.40110927</text:p>
          </table:table-cell>
          <table:table-cell office:value-type="float" office:value="91.045777967884192" table:formula="of:=[.U333]*[.U$2]+[.$A334]*(1-[.U$2])" table:style-name="ce1">
            <text:p>91.04577797</text:p>
          </table:table-cell>
          <table:table-cell table:number-columns-repeated="16363"/>
        </table:table-row>
        <table:table-row table:style-name="ro1">
          <table:table-cell office:value-type="float" office:value="84.686000000000007" table:style-name="ce1">
            <text:p>84.686</text:p>
          </table:table-cell>
          <table:table-cell office:value-type="float" office:value="84.686000000000007" table:formula="of:=[.B334]*[.B$2]+[.$A335]*(1-[.B$2])" table:style-name="ce1">
            <text:p>84.686</text:p>
          </table:table-cell>
          <table:table-cell office:value-type="float" office:value="84.708664998105959" table:formula="of:=[.C334]*[.C$2]+[.$A335]*(1-[.C$2])" table:style-name="ce1">
            <text:p>84.708665</text:p>
          </table:table-cell>
          <table:table-cell office:value-type="float" office:value="84.776442835979765" table:formula="of:=[.D334]*[.D$2]+[.$A335]*(1-[.D$2])" table:style-name="ce1">
            <text:p>84.77644284</text:p>
          </table:table-cell>
          <table:table-cell office:value-type="float" office:value="84.888746711883527" table:formula="of:=[.E334]*[.E$2]+[.$A335]*(1-[.E$2])" table:style-name="ce1">
            <text:p>84.88874671</text:p>
          </table:table-cell>
          <table:table-cell office:value-type="float" office:value="85.044837408251098" table:formula="of:=[.F334]*[.F$2]+[.$A335]*(1-[.F$2])" table:style-name="ce1">
            <text:p>85.04483741</text:p>
          </table:table-cell>
          <table:table-cell office:value-type="float" office:value="85.244239252736236" table:formula="of:=[.G334]*[.G$2]+[.$A335]*(1-[.G$2])" table:style-name="ce1">
            <text:p>85.24423925</text:p>
          </table:table-cell>
          <table:table-cell office:value-type="float" office:value="85.487400713552617" table:formula="of:=[.H334]*[.H$2]+[.$A335]*(1-[.H$2])" table:style-name="ce1">
            <text:p>85.48740071</text:p>
          </table:table-cell>
          <table:table-cell office:value-type="float" office:value="85.77663335459934" table:formula="of:=[.I334]*[.I$2]+[.$A335]*(1-[.I$2])" table:style-name="ce1">
            <text:p>85.77663335</text:p>
          </table:table-cell>
          <table:table-cell office:value-type="float" office:value="86.117328562964175" table:formula="of:=[.J334]*[.J$2]+[.$A335]*(1-[.J$2])" table:style-name="ce1">
            <text:p>86.11732856</text:p>
          </table:table-cell>
          <table:table-cell office:value-type="float" office:value="86.519374388829505" table:formula="of:=[.K334]*[.K$2]+[.$A335]*(1-[.K$2])" table:style-name="ce1">
            <text:p>86.51937439</text:p>
          </table:table-cell>
          <table:table-cell office:value-type="float" office:value="86.998545627003637" table:formula="of:=[.L334]*[.L$2]+[.$A335]*(1-[.L$2])" table:style-name="ce1">
            <text:p>86.99854563</text:p>
          </table:table-cell>
          <table:table-cell office:value-type="float" office:value="87.577387745287339" table:formula="of:=[.M334]*[.M$2]+[.$A335]*(1-[.M$2])" table:style-name="ce1">
            <text:p>87.57738775</text:p>
          </table:table-cell>
          <table:table-cell office:value-type="float" office:value="88.284746926689905" table:formula="of:=[.N334]*[.N$2]+[.$A335]*(1-[.N$2])" table:style-name="ce1">
            <text:p>88.28474693</text:p>
          </table:table-cell>
          <table:table-cell office:value-type="float" office:value="89.152634367279163" table:formula="of:=[.O334]*[.O$2]+[.$A335]*(1-[.O$2])" table:style-name="ce1">
            <text:p>89.15263437</text:p>
          </table:table-cell>
          <table:table-cell office:value-type="float" office:value="90.208436326961447" table:formula="of:=[.P334]*[.P$2]+[.$A335]*(1-[.P$2])" table:style-name="ce1">
            <text:p>90.20843633</text:p>
          </table:table-cell>
          <table:table-cell office:value-type="float" office:value="91.458157474070248" table:formula="of:=[.Q334]*[.Q$2]+[.$A335]*(1-[.Q$2])" table:style-name="ce1">
            <text:p>91.45815747</text:p>
          </table:table-cell>
          <table:table-cell office:value-type="float" office:value="92.844438931013883" table:formula="of:=[.R334]*[.R$2]+[.$A335]*(1-[.R$2])" table:style-name="ce1">
            <text:p>92.84443893</text:p>
          </table:table-cell>
          <table:table-cell office:value-type="float" office:value="94.110037044943013" table:formula="of:=[.S334]*[.S$2]+[.$A335]*(1-[.S$2])" table:style-name="ce1">
            <text:p>94.11003704</text:p>
          </table:table-cell>
          <table:table-cell office:value-type="float" office:value="94.329598338647884" table:formula="of:=[.T334]*[.T$2]+[.$A335]*(1-[.T$2])" table:style-name="ce1">
            <text:p>94.32959834</text:p>
          </table:table-cell>
          <table:table-cell office:value-type="float" office:value="90.727789069489987" table:formula="of:=[.U334]*[.U$2]+[.$A335]*(1-[.U$2])" table:style-name="ce1">
            <text:p>90.72778907</text:p>
          </table:table-cell>
          <table:table-cell table:number-columns-repeated="16363"/>
        </table:table-row>
        <table:table-row table:style-name="ro1">
          <table:table-cell office:value-type="float" office:value="99.808499999999995" table:style-name="ce1">
            <text:p>99.8085</text:p>
          </table:table-cell>
          <table:table-cell office:value-type="float" office:value="99.808499999999995" table:formula="of:=[.B335]*[.B$2]+[.$A336]*(1-[.B$2])" table:style-name="ce1">
            <text:p>99.8085</text:p>
          </table:table-cell>
          <table:table-cell office:value-type="float" office:value="99.053508249905292" table:formula="of:=[.C335]*[.C$2]+[.$A336]*(1-[.C$2])" table:style-name="ce1">
            <text:p>99.05350825</text:p>
          </table:table-cell>
          <table:table-cell office:value-type="float" office:value="98.305294283597974" table:formula="of:=[.D335]*[.D$2]+[.$A336]*(1-[.D$2])" table:style-name="ce1">
            <text:p>98.30529428</text:p>
          </table:table-cell>
          <table:table-cell office:value-type="float" office:value="97.570537006782516" table:formula="of:=[.E335]*[.E$2]+[.$A336]*(1-[.E$2])" table:style-name="ce1">
            <text:p>97.57053701</text:p>
          </table:table-cell>
          <table:table-cell office:value-type="float" office:value="96.855767481650219" table:formula="of:=[.F335]*[.F$2]+[.$A336]*(1-[.F$2])" table:style-name="ce1">
            <text:p>96.85576748</text:p>
          </table:table-cell>
          <table:table-cell office:value-type="float" office:value="96.167434813184059" table:formula="of:=[.G335]*[.G$2]+[.$A336]*(1-[.G$2])" table:style-name="ce1">
            <text:p>96.16743481</text:p>
          </table:table-cell>
          <table:table-cell office:value-type="float" office:value="95.512170214065776" table:formula="of:=[.H335]*[.H$2]+[.$A336]*(1-[.H$2])" table:style-name="ce1">
            <text:p>95.51217021</text:p>
          </table:table-cell>
          <table:table-cell office:value-type="float" office:value="94.89734667410977" table:formula="of:=[.I335]*[.I$2]+[.$A336]*(1-[.I$2])" table:style-name="ce1">
            <text:p>94.89734667</text:p>
          </table:table-cell>
          <table:table-cell office:value-type="float" office:value="94.332031425185676" table:formula="of:=[.J335]*[.J$2]+[.$A336]*(1-[.J$2])" table:style-name="ce1">
            <text:p>94.33203143</text:p>
          </table:table-cell>
          <table:table-cell office:value-type="float" office:value="93.828393474973268" table:formula="of:=[.K335]*[.K$2]+[.$A336]*(1-[.K$2])" table:style-name="ce1">
            <text:p>93.82839347</text:p>
          </table:table-cell>
          <table:table-cell office:value-type="float" office:value="93.403522813501809" table:formula="of:=[.L335]*[.L$2]+[.$A336]*(1-[.L$2])" table:style-name="ce1">
            <text:p>93.40352281</text:p>
          </table:table-cell>
          <table:table-cell office:value-type="float" office:value="93.081388259908039" table:formula="of:=[.M335]*[.M$2]+[.$A336]*(1-[.M$2])" table:style-name="ce1">
            <text:p>93.08138826</text:p>
          </table:table-cell>
          <table:table-cell office:value-type="float" office:value="92.894248156013944" table:formula="of:=[.N335]*[.N$2]+[.$A336]*(1-[.N$2])" table:style-name="ce1">
            <text:p>92.89424816</text:p>
          </table:table-cell>
          <table:table-cell office:value-type="float" office:value="92.882187338731455" table:formula="of:=[.O335]*[.O$2]+[.$A336]*(1-[.O$2])" table:style-name="ce1">
            <text:p>92.88218734</text:p>
          </table:table-cell>
          <table:table-cell office:value-type="float" office:value="93.088455428873004" table:formula="of:=[.P335]*[.P$2]+[.$A336]*(1-[.P$2])" table:style-name="ce1">
            <text:p>93.08845543</text:p>
          </table:table-cell>
          <table:table-cell office:value-type="float" office:value="93.545743105552674" table:formula="of:=[.Q335]*[.Q$2]+[.$A336]*(1-[.Q$2])" table:style-name="ce1">
            <text:p>93.54574311</text:p>
          </table:table-cell>
          <table:table-cell office:value-type="float" office:value="94.237251144811097" table:formula="of:=[.R335]*[.R$2]+[.$A336]*(1-[.R$2])" table:style-name="ce1">
            <text:p>94.23725114</text:p>
          </table:table-cell>
          <table:table-cell office:value-type="float" office:value="94.96480648820156" table:formula="of:=[.S335]*[.S$2]+[.$A336]*(1-[.S$2])" table:style-name="ce1">
            <text:p>94.96480649</text:p>
          </table:table-cell>
          <table:table-cell office:value-type="float" office:value="94.877488504783088" table:formula="of:=[.T335]*[.T$2]+[.$A336]*(1-[.T$2])" table:style-name="ce1">
            <text:p>94.8774885</text:p>
          </table:table-cell>
          <table:table-cell office:value-type="float" office:value="91.18182461601549" table:formula="of:=[.U335]*[.U$2]+[.$A336]*(1-[.U$2])" table:style-name="ce1">
            <text:p>91.18182462</text:p>
          </table:table-cell>
          <table:table-cell table:number-columns-repeated="16363"/>
        </table:table-row>
        <table:table-row table:style-name="ro1">
          <table:table-cell office:value-type="float" office:value="105.858" table:style-name="ce1">
            <text:p>105.858</text:p>
          </table:table-cell>
          <table:table-cell office:value-type="float" office:value="105.858" table:formula="of:=[.B336]*[.B$2]+[.$A337]*(1-[.B$2])" table:style-name="ce1">
            <text:p>105.858</text:p>
          </table:table-cell>
          <table:table-cell office:value-type="float" office:value="105.51777541249527" table:formula="of:=[.C336]*[.C$2]+[.$A337]*(1-[.C$2])" table:style-name="ce1">
            <text:p>105.5177754</text:p>
          </table:table-cell>
          <table:table-cell office:value-type="float" office:value="105.10272942835981" table:formula="of:=[.D336]*[.D$2]+[.$A337]*(1-[.D$2])" table:style-name="ce1">
            <text:p>105.1027294</text:p>
          </table:table-cell>
          <table:table-cell office:value-type="float" office:value="104.61488055101736" table:formula="of:=[.E336]*[.E$2]+[.$A337]*(1-[.E$2])" table:style-name="ce1">
            <text:p>104.6148806</text:p>
          </table:table-cell>
          <table:table-cell office:value-type="float" office:value="104.05755349633006" table:formula="of:=[.F336]*[.F$2]+[.$A337]*(1-[.F$2])" table:style-name="ce1">
            <text:p>104.0575535</text:p>
          </table:table-cell>
          <table:table-cell office:value-type="float" office:value="103.43535870329602" table:formula="of:=[.G336]*[.G$2]+[.$A337]*(1-[.G$2])" table:style-name="ce1">
            <text:p>103.4353587</text:p>
          </table:table-cell>
          <table:table-cell office:value-type="float" office:value="102.75425106421973" table:formula="of:=[.H336]*[.H$2]+[.$A337]*(1-[.H$2])" table:style-name="ce1">
            <text:p>102.7542511</text:p>
          </table:table-cell>
          <table:table-cell office:value-type="float" office:value="102.02177133593844" table:formula="of:=[.I336]*[.I$2]+[.$A337]*(1-[.I$2])" table:style-name="ce1">
            <text:p>102.0217713</text:p>
          </table:table-cell>
          <table:table-cell office:value-type="float" office:value="101.24761257007427" table:formula="of:=[.J336]*[.J$2]+[.$A337]*(1-[.J$2])" table:style-name="ce1">
            <text:p>101.2476126</text:p>
          </table:table-cell>
          <table:table-cell office:value-type="float" office:value="100.44467706373797" table:formula="of:=[.K336]*[.K$2]+[.$A337]*(1-[.K$2])" table:style-name="ce1">
            <text:p>100.4446771</text:p>
          </table:table-cell>
          <table:table-cell office:value-type="float" office:value="99.630761406750906" table:formula="of:=[.L336]*[.L$2]+[.$A337]*(1-[.L$2])" table:style-name="ce1">
            <text:p>99.63076141</text:p>
          </table:table-cell>
          <table:table-cell office:value-type="float" office:value="98.83086354294943" table:formula="of:=[.M336]*[.M$2]+[.$A337]*(1-[.M$2])" table:style-name="ce1">
            <text:p>98.83086354</text:p>
          </table:table-cell>
          <table:table-cell office:value-type="float" office:value="98.079748893608368" table:formula="of:=[.N336]*[.N$2]+[.$A337]*(1-[.N$2])" table:style-name="ce1">
            <text:p>98.07974889</text:p>
          </table:table-cell>
          <table:table-cell office:value-type="float" office:value="97.423721770175447" table:formula="of:=[.O336]*[.O$2]+[.$A337]*(1-[.O$2])" table:style-name="ce1">
            <text:p>97.42372177</text:p>
          </table:table-cell>
          <table:table-cell office:value-type="float" office:value="96.919318800211101" table:formula="of:=[.P336]*[.P$2]+[.$A337]*(1-[.P$2])" table:style-name="ce1">
            <text:p>96.9193188</text:p>
          </table:table-cell>
          <table:table-cell office:value-type="float" office:value="96.623807329164507" table:formula="of:=[.Q336]*[.Q$2]+[.$A337]*(1-[.Q$2])" table:style-name="ce1">
            <text:p>96.62380733</text:p>
          </table:table-cell>
          <table:table-cell office:value-type="float" office:value="96.561400915848878" table:formula="of:=[.R336]*[.R$2]+[.$A337]*(1-[.R$2])" table:style-name="ce1">
            <text:p>96.56140092</text:p>
          </table:table-cell>
          <table:table-cell office:value-type="float" office:value="96.59878551497134" table:formula="of:=[.S336]*[.S$2]+[.$A337]*(1-[.S$2])" table:style-name="ce1">
            <text:p>96.59878551</text:p>
          </table:table-cell>
          <table:table-cell office:value-type="float" office:value="95.975539654304768" table:formula="of:=[.T336]*[.T$2]+[.$A337]*(1-[.T$2])" table:style-name="ce1">
            <text:p>95.97553965</text:p>
          </table:table-cell>
          <table:table-cell office:value-type="float" office:value="91.915633385214718" table:formula="of:=[.U336]*[.U$2]+[.$A337]*(1-[.U$2])" table:style-name="ce1">
            <text:p>91.91563339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337]*[.B$2]+[.$A338]*(1-[.B$2])" table:style-name="ce1">
            <text:p>111.906</text:p>
          </table:table-cell>
          <table:table-cell office:value-type="float" office:value="111.58658877062476" table:formula="of:=[.C337]*[.C$2]+[.$A338]*(1-[.C$2])" table:style-name="ce1">
            <text:p>111.5865888</text:p>
          </table:table-cell>
          <table:table-cell office:value-type="float" office:value="111.22567294283598" table:formula="of:=[.D337]*[.D$2]+[.$A338]*(1-[.D$2])" table:style-name="ce1">
            <text:p>111.2256729</text:p>
          </table:table-cell>
          <table:table-cell office:value-type="float" office:value="110.81233208265262" table:formula="of:=[.E337]*[.E$2]+[.$A338]*(1-[.E$2])" table:style-name="ce1">
            <text:p>110.8123321</text:p>
          </table:table-cell>
          <table:table-cell office:value-type="float" office:value="110.33631069926602" table:formula="of:=[.F337]*[.F$2]+[.$A338]*(1-[.F$2])" table:style-name="ce1">
            <text:p>110.3363107</text:p>
          </table:table-cell>
          <table:table-cell office:value-type="float" office:value="109.78833967582401" table:formula="of:=[.G337]*[.G$2]+[.$A338]*(1-[.G$2])" table:style-name="ce1">
            <text:p>109.7883397</text:p>
          </table:table-cell>
          <table:table-cell office:value-type="float" office:value="109.16047531926591" table:formula="of:=[.H337]*[.H$2]+[.$A338]*(1-[.H$2])" table:style-name="ce1">
            <text:p>109.1604753</text:p>
          </table:table-cell>
          <table:table-cell office:value-type="float" office:value="108.44651996757845" table:formula="of:=[.I337]*[.I$2]+[.$A338]*(1-[.I$2])" table:style-name="ce1">
            <text:p>108.44652</text:p>
          </table:table-cell>
          <table:table-cell office:value-type="float" office:value="107.64264502802972" table:formula="of:=[.J337]*[.J$2]+[.$A338]*(1-[.J$2])" table:style-name="ce1">
            <text:p>107.642645</text:p>
          </table:table-cell>
          <table:table-cell office:value-type="float" office:value="106.74840467868209" table:formula="of:=[.K337]*[.K$2]+[.$A338]*(1-[.K$2])" table:style-name="ce1">
            <text:p>106.7484047</text:p>
          </table:table-cell>
          <table:table-cell office:value-type="float" office:value="105.76838070337546" table:formula="of:=[.L337]*[.L$2]+[.$A338]*(1-[.L$2])" table:style-name="ce1">
            <text:p>105.7683807</text:p>
          </table:table-cell>
          <table:table-cell office:value-type="float" office:value="104.71467494862219" table:formula="of:=[.M337]*[.M$2]+[.$A338]*(1-[.M$2])" table:style-name="ce1">
            <text:p>104.7146749</text:p>
          </table:table-cell>
          <table:table-cell office:value-type="float" office:value="103.61024933616503" table:formula="of:=[.N337]*[.N$2]+[.$A338]*(1-[.N$2])" table:style-name="ce1">
            <text:p>103.6102493</text:p>
          </table:table-cell>
          <table:table-cell office:value-type="float" office:value="102.49251915061404" table:formula="of:=[.O337]*[.O$2]+[.$A338]*(1-[.O$2])" table:style-name="ce1">
            <text:p>102.4925192</text:p>
          </table:table-cell>
          <table:table-cell office:value-type="float" office:value="101.41532316014778" table:formula="of:=[.P337]*[.P$2]+[.$A338]*(1-[.P$2])" table:style-name="ce1">
            <text:p>101.4153232</text:p>
          </table:table-cell>
          <table:table-cell office:value-type="float" office:value="100.44435549687338" table:formula="of:=[.Q337]*[.Q$2]+[.$A338]*(1-[.Q$2])" table:style-name="ce1">
            <text:p>100.4443555</text:p>
          </table:table-cell>
          <table:table-cell office:value-type="float" office:value="99.630320732679095" table:formula="of:=[.R337]*[.R$2]+[.$A338]*(1-[.R$2])" table:style-name="ce1">
            <text:p>99.63032073</text:p>
          </table:table-cell>
          <table:table-cell office:value-type="float" office:value="98.894867687725636" table:formula="of:=[.S337]*[.S$2]+[.$A338]*(1-[.S$2])" table:style-name="ce1">
            <text:p>98.89486769</text:p>
          </table:table-cell>
          <table:table-cell office:value-type="float" office:value="97.568585688874293" table:formula="of:=[.T337]*[.T$2]+[.$A338]*(1-[.T$2])" table:style-name="ce1">
            <text:p>97.56858569</text:p>
          </table:table-cell>
          <table:table-cell office:value-type="float" office:value="92.915151715953982" table:formula="of:=[.U337]*[.U$2]+[.$A338]*(1-[.U$2])" table:style-name="ce1">
            <text:p>92.91515172</text:p>
          </table:table-cell>
          <table:table-cell table:number-columns-repeated="16363"/>
        </table:table-row>
        <table:table-row table:style-name="ro1">
          <table:table-cell office:value-type="float" office:value="102.833" table:style-name="ce1">
            <text:p>102.833</text:p>
          </table:table-cell>
          <table:table-cell office:value-type="float" office:value="102.833" table:formula="of:=[.B338]*[.B$2]+[.$A339]*(1-[.B$2])" table:style-name="ce1">
            <text:p>102.833</text:p>
          </table:table-cell>
          <table:table-cell office:value-type="float" office:value="103.27067943853123" table:formula="of:=[.C338]*[.C$2]+[.$A339]*(1-[.C$2])" table:style-name="ce1">
            <text:p>103.2706794</text:p>
          </table:table-cell>
          <table:table-cell office:value-type="float" office:value="103.6722672942836" table:formula="of:=[.D338]*[.D$2]+[.$A339]*(1-[.D$2])" table:style-name="ce1">
            <text:p>103.6722673</text:p>
          </table:table-cell>
          <table:table-cell office:value-type="float" office:value="104.0298998123979" table:formula="of:=[.E338]*[.E$2]+[.$A339]*(1-[.E$2])" table:style-name="ce1">
            <text:p>104.0298998</text:p>
          </table:table-cell>
          <table:table-cell office:value-type="float" office:value="104.3336621398532" table:formula="of:=[.F338]*[.F$2]+[.$A339]*(1-[.F$2])" table:style-name="ce1">
            <text:p>104.3336621</text:p>
          </table:table-cell>
          <table:table-cell office:value-type="float" office:value="104.571834918956" table:formula="of:=[.G338]*[.G$2]+[.$A339]*(1-[.G$2])" table:style-name="ce1">
            <text:p>104.5718349</text:p>
          </table:table-cell>
          <table:table-cell office:value-type="float" office:value="104.73124259577978" table:formula="of:=[.H338]*[.H$2]+[.$A339]*(1-[.H$2])" table:style-name="ce1">
            <text:p>104.7312426</text:p>
          </table:table-cell>
          <table:table-cell office:value-type="float" office:value="104.79773198865246" table:formula="of:=[.I338]*[.I$2]+[.$A339]*(1-[.I$2])" table:style-name="ce1">
            <text:p>104.797732</text:p>
          </table:table-cell>
          <table:table-cell office:value-type="float" office:value="104.75685801121189" table:formula="of:=[.J338]*[.J$2]+[.$A339]*(1-[.J$2])" table:style-name="ce1">
            <text:p>104.756858</text:p>
          </table:table-cell>
          <table:table-cell office:value-type="float" office:value="104.59493210540694" table:formula="of:=[.K338]*[.K$2]+[.$A339]*(1-[.K$2])" table:style-name="ce1">
            <text:p>104.5949321</text:p>
          </table:table-cell>
          <table:table-cell office:value-type="float" office:value="104.30069035168773" table:formula="of:=[.L338]*[.L$2]+[.$A339]*(1-[.L$2])" table:style-name="ce1">
            <text:p>104.3006904</text:p>
          </table:table-cell>
          <table:table-cell office:value-type="float" office:value="103.86792122174219" table:formula="of:=[.M338]*[.M$2]+[.$A339]*(1-[.M$2])" table:style-name="ce1">
            <text:p>103.8679212</text:p>
          </table:table-cell>
          <table:table-cell office:value-type="float" office:value="103.29934960169902" table:formula="of:=[.N338]*[.N$2]+[.$A339]*(1-[.N$2])" table:style-name="ce1">
            <text:p>103.2993496</text:p>
          </table:table-cell>
          <table:table-cell office:value-type="float" office:value="102.61168744789913" table:formula="of:=[.O338]*[.O$2]+[.$A339]*(1-[.O$2])" table:style-name="ce1">
            <text:p>102.6116874</text:p>
          </table:table-cell>
          <table:table-cell office:value-type="float" office:value="101.84062621210344" table:formula="of:=[.P338]*[.P$2]+[.$A339]*(1-[.P$2])" table:style-name="ce1">
            <text:p>101.8406262</text:p>
          </table:table-cell>
          <table:table-cell office:value-type="float" office:value="101.04151662265502" table:formula="of:=[.Q338]*[.Q$2]+[.$A339]*(1-[.Q$2])" table:style-name="ce1">
            <text:p>101.0415166</text:p>
          </table:table-cell>
          <table:table-cell office:value-type="float" office:value="100.27085658614328" table:formula="of:=[.R338]*[.R$2]+[.$A339]*(1-[.R$2])" table:style-name="ce1">
            <text:p>100.2708566</text:p>
          </table:table-cell>
          <table:table-cell office:value-type="float" office:value="99.485587534566804" table:formula="of:=[.S338]*[.S$2]+[.$A339]*(1-[.S$2])" table:style-name="ce1">
            <text:p>99.48558753</text:p>
          </table:table-cell>
          <table:table-cell office:value-type="float" office:value="98.095027119986867" table:formula="of:=[.T338]*[.T$2]+[.$A339]*(1-[.T$2])" table:style-name="ce1">
            <text:p>98.09502712</text:p>
          </table:table-cell>
          <table:table-cell office:value-type="float" office:value="93.411044130156284" table:formula="of:=[.U338]*[.U$2]+[.$A339]*(1-[.U$2])" table:style-name="ce1">
            <text:p>93.41104413</text:p>
          </table:table-cell>
          <table:table-cell table:number-columns-repeated="16363"/>
        </table:table-row>
        <table:table-row table:style-name="ro1">
          <table:table-cell office:value-type="float" office:value="111.90600000000001" table:style-name="ce1">
            <text:p>111.906</text:p>
          </table:table-cell>
          <table:table-cell office:value-type="float" office:value="111.90600000000001" table:formula="of:=[.B339]*[.B$2]+[.$A340]*(1-[.B$2])" table:style-name="ce1">
            <text:p>111.906</text:p>
          </table:table-cell>
          <table:table-cell office:value-type="float" office:value="111.47423397192657" table:formula="of:=[.C339]*[.C$2]+[.$A340]*(1-[.C$2])" table:style-name="ce1">
            <text:p>111.474234</text:p>
          </table:table-cell>
          <table:table-cell office:value-type="float" office:value="111.08262672942837" table:formula="of:=[.D339]*[.D$2]+[.$A340]*(1-[.D$2])" table:style-name="ce1">
            <text:p>111.0826267</text:p>
          </table:table-cell>
          <table:table-cell office:value-type="float" office:value="110.72458497185968" table:formula="of:=[.E339]*[.E$2]+[.$A340]*(1-[.E$2])" table:style-name="ce1">
            <text:p>110.724585</text:p>
          </table:table-cell>
          <table:table-cell office:value-type="float" office:value="110.39153242797066" table:formula="of:=[.F339]*[.F$2]+[.$A340]*(1-[.F$2])" table:style-name="ce1">
            <text:p>110.3915324</text:p>
          </table:table-cell>
          <table:table-cell office:value-type="float" office:value="110.072458729739" table:formula="of:=[.G339]*[.G$2]+[.$A340]*(1-[.G$2])" table:style-name="ce1">
            <text:p>110.0724587</text:p>
          </table:table-cell>
          <table:table-cell office:value-type="float" office:value="109.75357277873393" table:formula="of:=[.H339]*[.H$2]+[.$A340]*(1-[.H$2])" table:style-name="ce1">
            <text:p>109.7535728</text:p>
          </table:table-cell>
          <table:table-cell office:value-type="float" office:value="109.41810619602836" table:formula="of:=[.I339]*[.I$2]+[.$A340]*(1-[.I$2])" table:style-name="ce1">
            <text:p>109.4181062</text:p>
          </table:table-cell>
          <table:table-cell office:value-type="float" office:value="109.04634320448477" table:formula="of:=[.J339]*[.J$2]+[.$A340]*(1-[.J$2])" table:style-name="ce1">
            <text:p>109.0463432</text:p>
          </table:table-cell>
          <table:table-cell office:value-type="float" office:value="108.61601944743313" table:formula="of:=[.K339]*[.K$2]+[.$A340]*(1-[.K$2])" table:style-name="ce1">
            <text:p>108.6160194</text:p>
          </table:table-cell>
          <table:table-cell office:value-type="float" office:value="108.10334517584387" table:formula="of:=[.L339]*[.L$2]+[.$A340]*(1-[.L$2])" table:style-name="ce1">
            <text:p>108.1033452</text:p>
          </table:table-cell>
          <table:table-cell office:value-type="float" office:value="107.4850566719582" table:formula="of:=[.M339]*[.M$2]+[.$A340]*(1-[.M$2])" table:style-name="ce1">
            <text:p>107.4850567</text:p>
          </table:table-cell>
          <table:table-cell office:value-type="float" office:value="106.74200976101942" table:formula="of:=[.N339]*[.N$2]+[.$A340]*(1-[.N$2])" table:style-name="ce1">
            <text:p>106.7420098</text:p>
          </table:table-cell>
          <table:table-cell office:value-type="float" office:value="105.86469684113445" table:formula="of:=[.O339]*[.O$2]+[.$A340]*(1-[.O$2])" table:style-name="ce1">
            <text:p>105.8646968</text:p>
          </table:table-cell>
          <table:table-cell office:value-type="float" office:value="104.86023834847242" table:formula="of:=[.P339]*[.P$2]+[.$A340]*(1-[.P$2])" table:style-name="ce1">
            <text:p>104.8602383</text:p>
          </table:table-cell>
          <table:table-cell office:value-type="float" office:value="103.75763746699127" table:formula="of:=[.Q339]*[.Q$2]+[.$A340]*(1-[.Q$2])" table:style-name="ce1">
            <text:p>103.7576375</text:p>
          </table:table-cell>
          <table:table-cell office:value-type="float" office:value="102.59788526891462" table:formula="of:=[.R339]*[.R$2]+[.$A340]*(1-[.R$2])" table:style-name="ce1">
            <text:p>102.5978853</text:p>
          </table:table-cell>
          <table:table-cell office:value-type="float" office:value="101.34864940438177" table:formula="of:=[.S339]*[.S$2]+[.$A340]*(1-[.S$2])" table:style-name="ce1">
            <text:p>101.3486494</text:p>
          </table:table-cell>
          <table:table-cell office:value-type="float" office:value="99.476124407988181" table:formula="of:=[.T339]*[.T$2]+[.$A340]*(1-[.T$2])" table:style-name="ce1">
            <text:p>99.47612441</text:p>
          </table:table-cell>
          <table:table-cell office:value-type="float" office:value="94.335791923648472" table:formula="of:=[.U339]*[.U$2]+[.$A340]*(1-[.U$2])" table:style-name="ce1">
            <text:p>94.33579192</text:p>
          </table:table-cell>
          <table:table-cell table:number-columns-repeated="16363"/>
        </table:table-row>
        <table:table-row table:style-name="ro1">
          <table:table-cell office:value-type="float" office:value="117.956" table:style-name="ce1">
            <text:p>117.956</text:p>
          </table:table-cell>
          <table:table-cell office:value-type="float" office:value="117.956" table:formula="of:=[.B340]*[.B$2]+[.$A341]*(1-[.B$2])" table:style-name="ce1">
            <text:p>117.956</text:p>
          </table:table-cell>
          <table:table-cell office:value-type="float" office:value="117.63191169859633" table:formula="of:=[.C340]*[.C$2]+[.$A341]*(1-[.C$2])" table:style-name="ce1">
            <text:p>117.6319117</text:p>
          </table:table-cell>
          <table:table-cell office:value-type="float" office:value="117.26866267294285" table:formula="of:=[.D340]*[.D$2]+[.$A341]*(1-[.D$2])" table:style-name="ce1">
            <text:p>117.2686627</text:p>
          </table:table-cell>
          <table:table-cell office:value-type="float" office:value="116.87128774577896" table:formula="of:=[.E340]*[.E$2]+[.$A341]*(1-[.E$2])" table:style-name="ce1">
            <text:p>116.8712877</text:p>
          </table:table-cell>
          <table:table-cell office:value-type="float" office:value="116.44310648559414" table:formula="of:=[.F340]*[.F$2]+[.$A341]*(1-[.F$2])" table:style-name="ce1">
            <text:p>116.4431065</text:p>
          </table:table-cell>
          <table:table-cell office:value-type="float" office:value="115.98511468243476" table:formula="of:=[.G340]*[.G$2]+[.$A341]*(1-[.G$2])" table:style-name="ce1">
            <text:p>115.9851147</text:p>
          </table:table-cell>
          <table:table-cell office:value-type="float" office:value="115.49527183362017" table:formula="of:=[.H340]*[.H$2]+[.$A341]*(1-[.H$2])" table:style-name="ce1">
            <text:p>115.4952718</text:p>
          </table:table-cell>
          <table:table-cell office:value-type="float" office:value="114.96773716860993" table:formula="of:=[.I340]*[.I$2]+[.$A341]*(1-[.I$2])" table:style-name="ce1">
            <text:p>114.9677372</text:p>
          </table:table-cell>
          <table:table-cell office:value-type="float" office:value="114.39213728179391" table:formula="of:=[.J340]*[.J$2]+[.$A341]*(1-[.J$2])" table:style-name="ce1">
            <text:p>114.3921373</text:p>
          </table:table-cell>
          <table:table-cell office:value-type="float" office:value="113.75300875134492" table:formula="of:=[.K340]*[.K$2]+[.$A341]*(1-[.K$2])" table:style-name="ce1">
            <text:p>113.7530088</text:p>
          </table:table-cell>
          <table:table-cell office:value-type="float" office:value="113.02967258792194" table:formula="of:=[.L340]*[.L$2]+[.$A341]*(1-[.L$2])" table:style-name="ce1">
            <text:p>113.0296726</text:p>
          </table:table-cell>
          <table:table-cell office:value-type="float" office:value="112.19698116957701" table:formula="of:=[.M340]*[.M$2]+[.$A341]*(1-[.M$2])" table:style-name="ce1">
            <text:p>112.1969812</text:p>
          </table:table-cell>
          <table:table-cell office:value-type="float" office:value="111.22760585661165" table:formula="of:=[.N340]*[.N$2]+[.$A341]*(1-[.N$2])" table:style-name="ce1">
            <text:p>111.2276059</text:p>
          </table:table-cell>
          <table:table-cell office:value-type="float" office:value="110.09665294673739" table:formula="of:=[.O340]*[.O$2]+[.$A341]*(1-[.O$2])" table:style-name="ce1">
            <text:p>110.0966529</text:p>
          </table:table-cell>
          <table:table-cell office:value-type="float" office:value="108.78896684393069" table:formula="of:=[.P340]*[.P$2]+[.$A341]*(1-[.P$2])" table:style-name="ce1">
            <text:p>108.7889668</text:p>
          </table:table-cell>
          <table:table-cell office:value-type="float" office:value="107.30722810024346" table:formula="of:=[.Q340]*[.Q$2]+[.$A341]*(1-[.Q$2])" table:style-name="ce1">
            <text:p>107.3072281</text:p>
          </table:table-cell>
          <table:table-cell office:value-type="float" office:value="105.6695082151317" table:formula="of:=[.R340]*[.R$2]+[.$A341]*(1-[.R$2])" table:style-name="ce1">
            <text:p>105.6695082</text:p>
          </table:table-cell>
          <table:table-cell office:value-type="float" office:value="103.83975199372452" table:formula="of:=[.S340]*[.S$2]+[.$A341]*(1-[.S$2])" table:style-name="ce1">
            <text:p>103.839752</text:p>
          </table:table-cell>
          <table:table-cell office:value-type="float" office:value="101.32411196718935" table:formula="of:=[.T340]*[.T$2]+[.$A341]*(1-[.T$2])" table:style-name="ce1">
            <text:p>101.324112</text:p>
          </table:table-cell>
          <table:table-cell office:value-type="float" office:value="95.516802327466053" table:formula="of:=[.U340]*[.U$2]+[.$A341]*(1-[.U$2])" table:style-name="ce1">
            <text:p>95.51680233</text:p>
          </table:table-cell>
          <table:table-cell table:number-columns-repeated="16363"/>
        </table:table-row>
        <table:table-row table:number-rows-repeated="10482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seph Spencer</meta:initial-creator>
    <dc:creator>Joseph Spencer</dc:creator>
    <meta:creation-date>2020-12-19T21:59:39Z</meta:creation-date>
    <dc:date>2020-12-19T22:21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16">
      <style:chart-properties chart:symbol-type="none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G0S17">
      <style:chart-properties chart:symbol-type="none" chart:connect-bars="false" chart:solid-type="cuboid" chart:stacked="false" chart:percentage="false"/>
      <style:graphic-properties draw:fill="none" draw:stroke="solid" svg:stroke-width="0.03125in" svg:stroke-color="#8cc168" svg:stroke-opacity="100%" draw:stroke-linejoin="round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</office:automatic-styles>
  <office:body>
    <office:chart>
      <chart:chart chart:class="chart:line" svg:height="679.1251181102363pt" svg:width="1003.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F$2" chart:values-cell-range-address="Sheet1.$F$3:.$F$341" chart:class="chart:line" chart:attached-axis="primary-y" chart:style-name="G0S4">
            <chart:data-point chart:repeated="339"/>
          </chart:series>
          <chart:series chart:label-cell-address="Sheet1.$G$2" chart:values-cell-range-address="Sheet1.$G$3:.$G$341" chart:class="chart:line" chart:attached-axis="primary-y" chart:style-name="G0S5">
            <chart:data-point chart:repeated="339"/>
          </chart:series>
          <chart:series chart:label-cell-address="Sheet1.$H$2" chart:values-cell-range-address="Sheet1.$H$3:.$H$341" chart:class="chart:line" chart:attached-axis="primary-y" chart:style-name="G0S6">
            <chart:data-point chart:repeated="339"/>
          </chart:series>
          <chart:series chart:label-cell-address="Sheet1.$I$2" chart:values-cell-range-address="Sheet1.$I$3:.$I$341" chart:class="chart:line" chart:attached-axis="primary-y" chart:style-name="G0S7">
            <chart:data-point chart:repeated="339"/>
          </chart:series>
          <chart:series chart:label-cell-address="Sheet1.$J$2" chart:values-cell-range-address="Sheet1.$J$3:.$J$341" chart:class="chart:line" chart:attached-axis="primary-y" chart:style-name="G0S8">
            <chart:data-point chart:repeated="339"/>
          </chart:series>
          <chart:series chart:label-cell-address="Sheet1.$K$2" chart:values-cell-range-address="Sheet1.$K$3:.$K$341" chart:class="chart:line" chart:attached-axis="primary-y" chart:style-name="G0S9">
            <chart:data-point chart:repeated="339"/>
          </chart:series>
          <chart:series chart:label-cell-address="Sheet1.$L$2" chart:values-cell-range-address="Sheet1.$L$3:.$L$341" chart:class="chart:line" chart:attached-axis="primary-y" chart:style-name="G0S10">
            <chart:data-point chart:repeated="339"/>
          </chart:series>
          <chart:series chart:label-cell-address="Sheet1.$M$2" chart:values-cell-range-address="Sheet1.$M$3:.$M$341" chart:class="chart:line" chart:attached-axis="primary-y" chart:style-name="G0S11">
            <chart:data-point chart:repeated="339"/>
          </chart:series>
          <chart:series chart:label-cell-address="Sheet1.$N$2" chart:values-cell-range-address="Sheet1.$N$3:.$N$341" chart:class="chart:line" chart:attached-axis="primary-y" chart:style-name="G0S12">
            <chart:data-point chart:repeated="339"/>
          </chart:series>
          <chart:series chart:label-cell-address="Sheet1.$O$2" chart:values-cell-range-address="Sheet1.$O$3:.$O$341" chart:class="chart:line" chart:attached-axis="primary-y" chart:style-name="G0S13">
            <chart:data-point chart:repeated="339"/>
          </chart:series>
          <chart:series chart:label-cell-address="Sheet1.$P$2" chart:values-cell-range-address="Sheet1.$P$3:.$P$341" chart:class="chart:line" chart:attached-axis="primary-y" chart:style-name="G0S14">
            <chart:data-point chart:repeated="339"/>
          </chart:series>
          <chart:series chart:label-cell-address="Sheet1.$Q$2" chart:values-cell-range-address="Sheet1.$Q$3:.$Q$341" chart:class="chart:line" chart:attached-axis="primary-y" chart:style-name="G0S15">
            <chart:data-point chart:repeated="339"/>
          </chart:series>
          <chart:series chart:label-cell-address="Sheet1.$R$2" chart:values-cell-range-address="Sheet1.$R$3:.$R$341" chart:class="chart:line" chart:attached-axis="primary-y" chart:style-name="G0S16">
            <chart:data-point chart:repeated="339"/>
          </chart:series>
          <chart:series chart:label-cell-address="Sheet1.$S$2" chart:values-cell-range-address="Sheet1.$S$3:.$S$341" chart:class="chart:line" chart:attached-axis="primary-y" chart:style-name="G0S17">
            <chart:data-point chart:repeated="33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